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85cm"/>
    </style:style>
    <style:style style:name="co2" style:family="table-column">
      <style:table-column-properties fo:break-before="auto" style:column-width="15.767cm"/>
    </style:style>
    <style:style style:name="co3"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5.976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9.135cm" fo:break-before="auto" style:use-optimal-row-height="true"/>
    </style:style>
    <style:style style:name="ro17" style:family="table-row">
      <style:table-row-properties style:row-height="6.765cm" fo:break-before="auto" style:use-optimal-row-height="true"/>
    </style:style>
    <style:style style:name="ro18" style:family="table-row">
      <style:table-row-properties style:row-height="5.186cm" fo:break-before="auto" style:use-optimal-row-height="true"/>
    </style:style>
    <style:style style:name="ro19" style:family="table-row">
      <style:table-row-properties style:row-height="7.95cm" fo:break-before="auto" style:use-optimal-row-height="true"/>
    </style:style>
    <style:style style:name="ro20" style:family="table-row">
      <style:table-row-properties style:row-height="7.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3"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row table:style-name="ro1">
          <table:table-cell table:style-name="ce1" office:value-type="string" calcext:value-type="string">
            <text:p>COMP_CON</text:p>
          </table:table-cell>
          <table:table-cell table:style-name="ce2" office:value-type="string" calcext:value-type="string">
            <text:p>Advisor, Growth Buyout Team, Frazier Healthcare Key: <text:s/>AC: Audit Committee; CC: Compensation Committee; NCG: Nominating/Corporate Governance Committee; EC: Executive Committee; C: Chairperson; M: Member 2 I <text:s text:c="2"/>I <text:s/>I <text:s text:c="2"/>I <text:s/>I <text:s text:c="2"/>I</text:p>
          </table:table-cell>
          <table:table-cell table:style-name="ce1" office:value-type="float" office:value="0.1542" calcext:value-type="float">
            <text:p>0.1542</text:p>
          </table:table-cell>
        </table:table-row>
        <table:table-row table:style-name="ro1">
          <table:table-cell table:style-name="ce1" office:value-type="string" calcext:value-type="string">
            <text:p>SOCENV_INC</text:p>
          </table:table-cell>
          <table:table-cell table:style-name="ce2" office:value-type="string" calcext:value-type="string">
            <text:p>Advisor, Growth Buyout Team, Frazier Healthcare Key: <text:s/>AC: Audit Committee; CC: Compensation Committee; NCG: Nominating/Corporate Governance Committee; EC: Executive Committee; C: Chairperson; M: Member 2 I <text:s text:c="2"/>I <text:s/>I <text:s text:c="2"/>I <text:s/>I <text:s text:c="2"/>I</text:p>
          </table:table-cell>
          <table:table-cell table:style-name="ce1" office:value-type="float" office:value="0.1178" calcext:value-type="float">
            <text:p>0.1178</text:p>
          </table:table-cell>
        </table:table-row>
        <table:table-row table:style-name="ro2">
          <table:table-cell table:style-name="ce1" office:value-type="string" calcext:value-type="string">
            <text:p>COMP_CON</text:p>
          </table:table-cell>
          <table:table-cell table:style-name="ce2" office:value-type="string" calcext:value-type="string">
            <text:p>Cook, concluded that the current non-employee director compensation is competitive with Agilent’s peer group and would remain unchanged for the 2016 Plan Year, except that the annual Committee Chair Premium for the chair of the Compensation Committee was increased from $15,000 to $20,000, effective September 2015</text:p>
          </table:table-cell>
          <table:table-cell table:style-name="ce1" office:value-type="float" office:value="0.9628" calcext:value-type="float">
            <text:p>0.9628</text:p>
          </table:table-cell>
        </table:table-row>
        <table:table-row table:style-name="ro3">
          <table:table-cell table:style-name="ce1" office:value-type="string" calcext:value-type="string">
            <text:p>COMP_CON</text:p>
          </table:table-cell>
          <table:table-cell table:style-name="ce2" office:value-type="string" calcext:value-type="string">
            <text:p>In September 2015, the Compensation Committee and the Board, based on the recommendation of the Compensation Committee’s independent compensation consultant, F.W</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The role of the independent consultant is to measure and benchmark our non-employee director compensation against a certain peer group of companies with respect to appropriate compensation levels for positions comparable in the market</text:p>
          </table:table-cell>
          <table:table-cell table:style-name="ce1" office:value-type="float" office:value="0.9919" calcext:value-type="float">
            <text:p>0.9919</text:p>
          </table:table-cell>
        </table:table-row>
        <table:table-row table:style-name="ro3">
          <table:table-cell table:style-name="ce1" office:value-type="string" calcext:value-type="string">
            <text:p>COMP_CON</text:p>
          </table:table-cell>
          <table:table-cell table:style-name="ce2" office:value-type="string" calcext:value-type="string">
            <text:p>The independent consultant recommends appropriate retainers, committee chair retainers, grant values and stock ownership guidelines to the Compensation Committee</text:p>
          </table:table-cell>
          <table:table-cell table:style-name="ce1" office:value-type="float" office:value="0.9936" calcext:value-type="float">
            <text:p>0.9936</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is aided by an independent consultant, currently Frederic W. Cook &amp; Co., Inc.</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Cook advised the Compensation Committee on a number of compensation matters, including but not limited to:</text:p>
          </table:table-cell>
          <table:table-cell table:style-name="ce1" office:value-type="float" office:value="0.9959" calcext:value-type="float">
            <text:p>0.9959</text:p>
          </table:table-cell>
        </table:table-row>
        <table:table-row table:style-name="ro1">
          <table:table-cell table:style-name="ce1" office:value-type="string" calcext:value-type="string">
            <text:p>COMP_CON</text:p>
          </table:table-cell>
          <table:table-cell table:style-name="ce2" office:value-type="string" calcext:value-type="string">
            <text:p>Cook presents and analyzes market data for benchmarking each individual position and provides insight to market practices for the Compensation Committee’s actions, but it does not make any specific compensation recommendations on the individual NEOs</text:p>
          </table:table-cell>
          <table:table-cell table:style-name="ce1" office:value-type="float" office:value="0.9903" calcext:value-type="float">
            <text:p>0.9903</text:p>
          </table:table-cell>
        </table:table-row>
        <table:table-row table:style-name="ro3">
          <table:table-cell table:style-name="ce1" office:value-type="string" calcext:value-type="string">
            <text:p>COMP_CON</text:p>
          </table:table-cell>
          <table:table-cell table:style-name="ce2" office:value-type="string" calcext:value-type="string">
            <text:p>Cook performs no other work for Agilent, does not trade Agilent stock, has an Independence Policy that is reviewed annually by F.W</text:p>
          </table:table-cell>
          <table:table-cell table:style-name="ce1" office:value-type="float" office:value="0.9651" calcext:value-type="float">
            <text:p>0.9651</text:p>
          </table:table-cell>
        </table:table-row>
        <table:table-row table:style-name="ro4">
          <table:table-cell table:style-name="ce1" office:value-type="string" calcext:value-type="string">
            <text:p>COMP_CON</text:p>
          </table:table-cell>
          <table:table-cell table:style-name="ce2" office:value-type="string" calcext:value-type="string">
            <text:p>The Compensation Committee found no conflict of interest with F.W</text:p>
          </table:table-cell>
          <table:table-cell table:style-name="ce1" office:value-type="float" office:value="0.9673" calcext:value-type="float">
            <text:p>0.9673</text:p>
          </table:table-cell>
        </table:table-row>
        <table:table-row table:style-name="ro4">
          <table:table-cell table:style-name="ce1" office:value-type="string" calcext:value-type="string">
            <text:p>COMP_CON</text:p>
          </table:table-cell>
          <table:table-cell table:style-name="ce2" office:value-type="string" calcext:value-type="string">
            <text:p>Cook as its compensation consultant</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In addition, Mr. Clark brings considerable public company director experience and perspective on company management and governance issues and practices</text:p>
          </table:table-cell>
          <table:table-cell table:style-name="ce1" office:value-type="float" office:value="0.2348" calcext:value-type="float">
            <text:p>0.2348</text:p>
          </table:table-cell>
        </table:table-row>
        <table:table-row table:style-name="ro1">
          <table:table-cell table:style-name="ce1" office:value-type="string" calcext:value-type="string">
            <text:p>COMP_CON</text:p>
          </table:table-cell>
          <table:table-cell table:style-name="ce2" office:value-type="string" calcext:value-type="string">
            <text:p>Genstar Capital LLC is a middle market private equity firm that focuses on investments in selected segments of life sciences and healthcare services, industrial technology, business services and software</text:p>
          </table:table-cell>
          <table:table-cell table:style-name="ce1" office:value-type="float" office:value="0.2298" calcext:value-type="float">
            <text:p>0.2298</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text:p>
          </table:table-cell>
          <table:table-cell table:style-name="ce1" office:value-type="float" office:value="0.0719" calcext:value-type="float">
            <text:p>0.0719</text:p>
          </table:table-cell>
        </table:table-row>
        <table:table-row table:style-name="ro1">
          <table:table-cell table:style-name="ce1" office:value-type="string" calcext:value-type="string">
            <text:p>COMP_CON</text:p>
          </table:table-cell>
          <table:table-cell table:style-name="ce2" office:value-type="string" calcext:value-type="string">
            <text:p>Prior to joining SmithKline Beecham, Dr. Yamada was Chairman of the Department of Internal Medicine at the University of Michigan Medical School and Physician-in-Chief of the University of Michigan Medical Center</text:p>
          </table:table-cell>
          <table:table-cell table:style-name="ce1" office:value-type="float" office:value="0.5329" calcext:value-type="float">
            <text:p>0.5329</text:p>
          </table:table-cell>
        </table:table-row>
        <table:table-row table:style-name="ro3">
          <table:table-cell table:style-name="ce1" office:value-type="string" calcext:value-type="string">
            <text:p>COMP_CON</text:p>
          </table:table-cell>
          <table:table-cell table:style-name="ce2" office:value-type="string" calcext:value-type="string">
            <text:p>From 2000 to 2006, Dr. Yamada was Chairman of Research and Development for GlaxoSmithKline Inc. and prior to that, he held research and development positions at SmithKline Beecham</text:p>
          </table:table-cell>
          <table:table-cell table:style-name="ce1" office:value-type="float" office:value="0.1291" calcext:value-type="float">
            <text:p>0.1291</text:p>
          </table:table-cell>
        </table:table-row>
        <table:table-row table:style-name="ro1">
          <table:table-cell table:style-name="ce1" office:value-type="string" calcext:value-type="string">
            <text:p>SOCENV_INC</text:p>
          </table:table-cell>
          <table:table-cell table:style-name="ce2" office:value-type="string" calcext:value-type="string">
            <text:p>Prior to joining SmithKline Beecham, Dr. Yamada was Chairman of the Department of Internal Medicine at the University of Michigan Medical School and Physician-in-Chief of the University of Michigan Medical Center</text:p>
          </table:table-cell>
          <table:table-cell table:style-name="ce1" office:value-type="float" office:value="0.0781" calcext:value-type="float">
            <text:p>0.0781</text:p>
          </table:table-cell>
        </table:table-row>
        <table:table-row table:style-name="ro3">
          <table:table-cell table:style-name="ce1" office:value-type="string" calcext:value-type="string">
            <text:p>SOCENV_INC</text:p>
          </table:table-cell>
          <table:table-cell table:style-name="ce2" office:value-type="string" calcext:value-type="string">
            <text:p>From 2000 to 2006, Dr. Yamada was Chairman of Research and Development for GlaxoSmithKline Inc. and prior to that, he held research and development positions at SmithKline Beecham</text:p>
          </table:table-cell>
          <table:table-cell table:style-name="ce1" office:value-type="float" office:value="0.0731" calcext:value-type="float">
            <text:p>0.0731</text:p>
          </table:table-cell>
        </table:table-row>
        <table:table-row table:style-name="ro3">
          <table:table-cell table:style-name="ce1" office:value-type="string" calcext:value-type="string">
            <text:p>COMP_CON</text:p>
          </table:table-cell>
          <table:table-cell table:style-name="ce2" office:value-type="string" calcext:value-type="string">
            <text:p>Dr. Yamada is currently a Venture Partner on the Life Sciences team of Frazier Healthcare Partners, a healthcare-focused investment firm</text:p>
          </table:table-cell>
          <table:table-cell table:style-name="ce1" office:value-type="float" office:value="0.3763" calcext:value-type="float">
            <text:p>0.3763</text:p>
          </table:table-cell>
        </table:table-row>
        <table:table-row table:style-name="ro3">
          <table:table-cell table:style-name="ce1" office:value-type="string" calcext:value-type="string">
            <text:p>SOCENV_INC</text:p>
          </table:table-cell>
          <table:table-cell table:style-name="ce2" office:value-type="string" calcext:value-type="string">
            <text:p>Dr. Yamada is currently a Venture Partner on the Life Sciences team of Frazier Healthcare Partners, a healthcare-focused investment firm</text:p>
          </table:table-cell>
          <table:table-cell table:style-name="ce1" office:value-type="float" office:value="0.0616" calcext:value-type="float">
            <text:p>0.0616</text:p>
          </table:table-cell>
        </table:table-row>
        <table:table-row table:style-name="ro3">
          <table:table-cell table:style-name="ce1" office:value-type="string" calcext:value-type="string">
            <text:p>SOCENV_INC</text:p>
          </table:table-cell>
          <table:table-cell table:style-name="ce2" office:value-type="string" calcext:value-type="string">
            <text:p>Nominating/Corporate Governance Public <text:s/>Directorships: None Former Public Directorships Held During the Past Five Years:</text:p>
          </table:table-cell>
          <table:table-cell table:style-name="ce1" office:value-type="float" office:value="0.4069" calcext:value-type="float">
            <text:p>0.4069</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Chair)</text:p>
          </table:table-cell>
          <table:table-cell table:style-name="ce1" office:value-type="float" office:value="0.0851" calcext:value-type="float">
            <text:p>0.0851</text:p>
          </table:table-cell>
        </table:table-row>
        <table:table-row table:style-name="ro3">
          <table:table-cell table:style-name="ce1" office:value-type="string" calcext:value-type="string">
            <text:p>SOCENV_INC</text:p>
          </table:table-cell>
          <table:table-cell table:style-name="ce2" office:value-type="string" calcext:value-type="string">
            <text:p>Former Public Directorships Held During the Past Five Years: None Ms. Rataj was Chief Executive, Petrochemicals for BP, a global energy company until she retired in April 2011</text:p>
          </table:table-cell>
          <table:table-cell table:style-name="ce1" office:value-type="float" office:value="0.2787" calcext:value-type="float">
            <text:p>0.2787</text:p>
          </table:table-cell>
        </table:table-row>
        <table:table-row table:style-name="ro1">
          <table:table-cell table:style-name="ce1" office:value-type="string" calcext:value-type="string">
            <text:p>SOCENV_INC</text:p>
          </table:table-cell>
          <table:table-cell table:style-name="ce2" office:value-type="string" calcext:value-type="string">
            <text:p>Prior to that, Ms. Rataj held a variety of senior management positions with BP, most recently serving as Group Vice President, Health, Safety, Operations and Technology for the Refining and Marketing Segment</text:p>
          </table:table-cell>
          <table:table-cell table:style-name="ce1" office:value-type="float" office:value="0.8986" calcext:value-type="float">
            <text:p>0.8986</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3">
          <table:table-cell table:style-name="ce1" office:value-type="string" calcext:value-type="string">
            <text:p>COMP_CON</text:p>
          </table:table-cell>
          <table:table-cell table:style-name="ce2" office:value-type="string" calcext:value-type="string">
            <text:p>In addition, Ms. Fields has considerable experience and expertise with Agilent having been a member of Agilent’s board of directors for over 10 years</text:p>
          </table:table-cell>
          <table:table-cell table:style-name="ce1" office:value-type="float" office:value="0.2043" calcext:value-type="float">
            <text:p>0.2043</text:p>
          </table:table-cell>
        </table:table-row>
        <table:table-row table:style-name="ro3">
          <table:table-cell table:style-name="ce1" office:value-type="string" calcext:value-type="string">
            <text:p>COMP_CON</text:p>
          </table:table-cell>
          <table:table-cell table:style-name="ce2" office:value-type="string" calcext:value-type="string">
            <text:p>In addition, Ms. Rataj brings public company director experience and knowledge of public company management and governance practices</text:p>
          </table:table-cell>
          <table:table-cell table:style-name="ce1" office:value-type="float" office:value="0.1861" calcext:value-type="float">
            <text:p>0.1861</text:p>
          </table:table-cell>
        </table:table-row>
        <table:table-row table:style-name="ro3">
          <table:table-cell table:style-name="ce1" office:value-type="string" calcext:value-type="string">
            <text:p>SOCENV_INC</text:p>
          </table:table-cell>
          <table:table-cell table:style-name="ce2" office:value-type="string" calcext:value-type="string">
            <text:p>Ms. Fields is the chairperson of our Audit and Finance Committee and is qualified as a financial expert under SEC guidelines</text:p>
          </table:table-cell>
          <table:table-cell table:style-name="ce1" office:value-type="float" office:value="0.5135" calcext:value-type="float">
            <text:p>0.5135</text:p>
          </table:table-cell>
        </table:table-row>
        <table:table-row table:style-name="ro3">
          <table:table-cell table:style-name="ce1" office:value-type="string" calcext:value-type="string">
            <text:p>COMP_CON</text:p>
          </table:table-cell>
          <table:table-cell table:style-name="ce2" office:value-type="string" calcext:value-type="string">
            <text:p>Ms. Fields is the chairperson of our Audit and Finance Committee and is qualified as a financial expert under SEC guidelines</text:p>
          </table:table-cell>
          <table:table-cell table:style-name="ce1" office:value-type="float" office:value="0.0624" calcext:value-type="float">
            <text:p>0.0624</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3">
          <table:table-cell table:style-name="ce1" office:value-type="string" calcext:value-type="string">
            <text:p>COMP_CON</text:p>
          </table:table-cell>
          <table:table-cell table:style-name="ce2" office:value-type="string" calcext:value-type="string">
            <text:p>In addition, Mr. Herbold brings considerable public and private company director experience and perspective on public company management and governance issues and practices</text:p>
          </table:table-cell>
          <table:table-cell table:style-name="ce1" office:value-type="float" office:value="0.1421" calcext:value-type="float">
            <text:p>0.1421</text:p>
          </table:table-cell>
        </table:table-row>
        <table:table-row table:style-name="ro1">
          <table:table-cell table:style-name="ce1" office:value-type="string" calcext:value-type="string">
            <text:p>COMP_CON</text:p>
          </table:table-cell>
          <table:table-cell table:style-name="ce2" office:value-type="string" calcext:value-type="string">
            <text:p>Neptune Orient Lines Limited <text:s text:c="2"/>Former Public Directorships Held During the Past Five Years: None Mr. Herbold has served as the Managing Director of the consulting firm The Herbold Group, LLC since 2003</text:p>
          </table:table-cell>
          <table:table-cell table:style-name="ce1" office:value-type="float" office:value="0.7881" calcext:value-type="float">
            <text:p>0.7881</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3">
          <table:table-cell table:style-name="ce1" office:value-type="string" calcext:value-type="string">
            <text:p>COMP_CON</text:p>
          </table:table-cell>
          <table:table-cell table:style-name="ce2" office:value-type="string" calcext:value-type="string">
            <text:p>He is also a member of the National Board of Visitors of the University of California, Davis School of Medicine and is currently an Adjunct Professor of Biology at Johns Hopkins University</text:p>
          </table:table-cell>
          <table:table-cell table:style-name="ce1" office:value-type="float" office:value="0.1506" calcext:value-type="float">
            <text:p>0.1506</text:p>
          </table:table-cell>
        </table:table-row>
        <table:table-row table:style-name="ro3">
          <table:table-cell table:style-name="ce1" office:value-type="string" calcext:value-type="string">
            <text:p>SOCENV_INC</text:p>
          </table:table-cell>
          <table:table-cell table:style-name="ce2" office:value-type="string" calcext:value-type="string">
            <text:p>He is also a member of the National Board of Visitors of the University of California, Davis School of Medicine and is currently an Adjunct Professor of Biology at Johns Hopkins University</text:p>
          </table:table-cell>
          <table:table-cell table:style-name="ce1" office:value-type="float" office:value="0.3736" calcext:value-type="float">
            <text:p>0.3736</text:p>
          </table:table-cell>
        </table:table-row>
        <table:table-row table:style-name="ro2">
          <table:table-cell table:style-name="ce1" office:value-type="string" calcext:value-type="string">
            <text:p>SOCENV_INC</text:p>
          </table:table-cell>
          <table:table-cell table:style-name="ce2" office:value-type="string" calcext:value-type="string">
            <text:p>Dr. Scangos has extensive training as a scientist, significant knowledge and experience with respect to the biotechnology, healthcare and pharmaceutical industries, and a comprehensive leadership background resulting from service on various boards of directors and as an executive in the pharmaceutical industry</text:p>
          </table:table-cell>
          <table:table-cell table:style-name="ce1" office:value-type="float" office:value="0.5157" calcext:value-type="float">
            <text:p>0.5157</text:p>
          </table:table-cell>
        </table:table-row>
        <table:table-row table:style-name="ro3">
          <table:table-cell table:style-name="ce1" office:value-type="string" calcext:value-type="string">
            <text:p>COMP_CON</text:p>
          </table:table-cell>
          <table:table-cell table:style-name="ce2" office:value-type="string" calcext:value-type="string">
            <text:p>Before joining Bayer in 1987, Dr. Scangos was a Professor of Biology at Johns Hopkins University for six years</text:p>
          </table:table-cell>
          <table:table-cell table:style-name="ce1" office:value-type="float" office:value="0.4127" calcext:value-type="float">
            <text:p>0.4127</text:p>
          </table:table-cell>
        </table:table-row>
        <table:table-row table:style-name="ro3">
          <table:table-cell table:style-name="ce1" office:value-type="string" calcext:value-type="string">
            <text:p>SOCENV_INC</text:p>
          </table:table-cell>
          <table:table-cell table:style-name="ce2" office:value-type="string" calcext:value-type="string">
            <text:p>Dr. Scangos served as the Chair of the California Healthcare Institute in 2010 and was a member of the Board of the Global Alliance for TB Drug Development from 2006 until 2010</text:p>
          </table:table-cell>
          <table:table-cell table:style-name="ce1" office:value-type="float" office:value="0.1544" calcext:value-type="float">
            <text:p>0.1544</text:p>
          </table:table-cell>
        </table:table-row>
        <table:table-row table:style-name="ro3">
          <table:table-cell table:style-name="ce1" office:value-type="string" calcext:value-type="string">
            <text:p>SOCENV_INC</text:p>
          </table:table-cell>
          <table:table-cell table:style-name="ce2" office:value-type="string" calcext:value-type="string">
            <text:p>Before joining Bayer in 1987, Dr. Scangos was a Professor of Biology at Johns Hopkins University for six years</text:p>
          </table:table-cell>
          <table:table-cell table:style-name="ce1" office:value-type="float" office:value="0.2424" calcext:value-type="float">
            <text:p>0.2424</text:p>
          </table:table-cell>
        </table:table-row>
        <table:table-row table:style-name="ro1">
          <table:table-cell table:style-name="ce1" office:value-type="string" calcext:value-type="string">
            <text:p>SOCENV_INC</text:p>
          </table:table-cell>
          <table:table-cell table:style-name="ce2" office:value-type="string" calcext:value-type="string">
            <text:p>From 1993 to 1996, Dr. Scangos served as President of Bayer Biotechnology, where he was responsible for research, business development, process development, manufacturing, engineering and quality assurance of Bayer’s biological products</text:p>
          </table:table-cell>
          <table:table-cell table:style-name="ce1" office:value-type="float" office:value="0.4824" calcext:value-type="float">
            <text:p>0.4824</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1">
          <table:table-cell table:style-name="ce1" office:value-type="string" calcext:value-type="string">
            <text:p>SOCENV_INC</text:p>
          </table:table-cell>
          <table:table-cell table:style-name="ce2" office:value-type="string" calcext:value-type="string">
            <text:p>During the course of his career, he has developed considerable expertise in, and in- depth knowledge of, Agilent’s businesses, having seen them as an individual contributor and at numerous levels of management</text:p>
          </table:table-cell>
          <table:table-cell table:style-name="ce1" office:value-type="float" office:value="0.2151" calcext:value-type="float">
            <text:p>0.2151</text:p>
          </table:table-cell>
        </table:table-row>
        <table:table-row table:style-name="ro3">
          <table:table-cell table:style-name="ce1" office:value-type="string" calcext:value-type="string">
            <text:p>SOCENV_INC</text:p>
          </table:table-cell>
          <table:table-cell table:style-name="ce2" office:value-type="string" calcext:value-type="string">
            <text:p>Prior to assuming this position, from March 1999 to December 2001, Mr. McMullen served as Country Manager for Agilent’s China, Japan and Korea Life Sciences and Chemical Analysis Group</text:p>
          </table:table-cell>
          <table:table-cell table:style-name="ce1" office:value-type="float" office:value="0.0956" calcext:value-type="float">
            <text:p>0.0956</text:p>
          </table:table-cell>
        </table:table-row>
        <table:table-row table:style-name="ro3">
          <table:table-cell table:style-name="ce1" office:value-type="string" calcext:value-type="string">
            <text:p>SOCENV_INC</text:p>
          </table:table-cell>
          <table:table-cell table:style-name="ce2" office:value-type="string" calcext:value-type="string">
            <text:p>From January 2002 to September 2009, he served as our Vice President and General Manager of the Chemical Analysis Solutions Unit of the Life Sciences and Chemical Analysis Group</text:p>
          </table:table-cell>
          <table:table-cell table:style-name="ce1" office:value-type="float" office:value="0.1268" calcext:value-type="float">
            <text:p>0.1268</text:p>
          </table:table-cell>
        </table:table-row>
        <table:table-row table:style-name="ro3">
          <table:table-cell table:style-name="ce1" office:value-type="string" calcext:value-type="string">
            <text:p>SOCENV_INC</text:p>
          </table:table-cell>
          <table:table-cell table:style-name="ce2" office:value-type="string" calcext:value-type="string">
            <text:p>Mr. McMullen has broad and deep experience with Agilent and its businesses having been an employee of Agilent and its predecessor, Hewlett-Packard, for over 20 years</text:p>
          </table:table-cell>
          <table:table-cell table:style-name="ce1" office:value-type="float" office:value="0.072" calcext:value-type="float">
            <text:p>0.072</text:p>
          </table:table-cell>
        </table:table-row>
        <table:table-row table:style-name="ro3">
          <table:table-cell table:style-name="ce1" office:value-type="string" calcext:value-type="string">
            <text:p>COMP_CON</text:p>
          </table:table-cell>
          <table:table-cell table:style-name="ce2" office:value-type="string" calcext:value-type="string">
            <text:p>Mr. Koh has extensive experience with Agilent and its predecessor, Hewlett-Packard, having served on the Agilent board for over 10 years and having spent 14 years with Hewlett-Packard</text:p>
          </table:table-cell>
          <table:table-cell table:style-name="ce1" office:value-type="float" office:value="0.1948" calcext:value-type="float">
            <text:p>0.1948</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2">
          <table:table-cell table:style-name="ce1" office:value-type="string" calcext:value-type="string">
            <text:p>SOCENV_INC</text:p>
          </table:table-cell>
          <table:table-cell table:style-name="ce2" office:value-type="string" calcext:value-type="string">
            <text:p>He is a member of the Institute of Medicine of the US National Academy of Sciences, member of the Board of the Southwestern Medical Foundation and is a member of the Scientific Advisory Board of Antibe Therapeutics, Inc., a company focused on the treatment of diseases characterized by inflammation, pain and/or vascular dysfunction</text:p>
          </table:table-cell>
          <table:table-cell table:style-name="ce1" office:value-type="float" office:value="0.4205" calcext:value-type="float">
            <text:p>0.4205</text:p>
          </table:table-cell>
        </table:table-row>
        <table:table-row table:style-name="ro3">
          <table:table-cell table:style-name="ce1" office:value-type="string" calcext:value-type="string">
            <text:p>SOCENV_INC</text:p>
          </table:table-cell>
          <table:table-cell table:style-name="ce2" office:value-type="string" calcext:value-type="string">
            <text:p>Dr. Podolsky is also a member of the National Academies of Sciences Board on Army Science and Technology</text:p>
          </table:table-cell>
          <table:table-cell table:style-name="ce1" office:value-type="float" office:value="0.2575" calcext:value-type="float">
            <text:p>0.2575</text:p>
          </table:table-cell>
        </table:table-row>
        <table:table-row table:style-name="ro2">
          <table:table-cell table:style-name="ce1" office:value-type="string" calcext:value-type="string">
            <text:p>COMP_CON</text:p>
          </table:table-cell>
          <table:table-cell table:style-name="ce2" office:value-type="string" calcext:value-type="string">
            <text:p>He is a member of the Institute of Medicine of the US National Academy of Sciences, member of the Board of the Southwestern Medical Foundation and is a member of the Scientific Advisory Board of Antibe Therapeutics, Inc., a company focused on the treatment of diseases characterized by inflammation, pain and/or vascular dysfunction</text:p>
          </table:table-cell>
          <table:table-cell table:style-name="ce1" office:value-type="float" office:value="0.1162" calcext:value-type="float">
            <text:p>0.1162</text:p>
          </table:table-cell>
        </table:table-row>
        <table:table-row table:style-name="ro2">
          <table:table-cell table:style-name="ce1" office:value-type="string" calcext:value-type="string">
            <text:p>COMP_CON</text:p>
          </table:table-cell>
          <table:table-cell table:style-name="ce2" office:value-type="string" calcext:value-type="string">
            <text:p>GlaxoSmithKline PLC <text:s text:c="2"/>Former Public Directorships Held During the Past Five Years: None Dr. Podolsky has served as President of the University of Texas Southwestern Medical Center, a leading academic medical center, patient care provider and research institution, since September 2008</text:p>
          </table:table-cell>
          <table:table-cell table:style-name="ce1" office:value-type="float" office:value="0.1525" calcext:value-type="float">
            <text:p>0.1525</text:p>
          </table:table-cell>
        </table:table-row>
        <table:table-row table:style-name="ro2">
          <table:table-cell table:style-name="ce1" office:value-type="string" calcext:value-type="string">
            <text:p>SOCENV_INC</text:p>
          </table:table-cell>
          <table:table-cell table:style-name="ce2" office:value-type="string" calcext:value-type="string">
            <text:p>GlaxoSmithKline PLC <text:s text:c="2"/>Former Public Directorships Held During the Past Five Years: None Dr. Podolsky has served as President of the University of Texas Southwestern Medical Center, a leading academic medical center, patient care provider and research institution, since September 2008</text:p>
          </table:table-cell>
          <table:table-cell table:style-name="ce1" office:value-type="float" office:value="0.2498" calcext:value-type="float">
            <text:p>0.2498</text:p>
          </table:table-cell>
        </table:table-row>
        <table:table-row table:style-name="ro1">
          <table:table-cell table:style-name="ce1" office:value-type="string" calcext:value-type="string">
            <text:p>COMP_CON</text:p>
          </table:table-cell>
          <table:table-cell table:style-name="ce2" office:value-type="string" calcext:value-type="string">
            <text:p>From 2005 to 2008, Dr. Podolsky served as Chief Academic Officer and Faculty Dean, Academic Programs of Partners Healthcare System, Inc., a non-profit health care system committed to patient care, research, teaching and service</text:p>
          </table:table-cell>
          <table:table-cell table:style-name="ce1" office:value-type="float" office:value="0.0983" calcext:value-type="float">
            <text:p>0.0983</text:p>
          </table:table-cell>
        </table:table-row>
        <table:table-row table:style-name="ro3">
          <table:table-cell table:style-name="ce1" office:value-type="string" calcext:value-type="string">
            <text:p>SOCENV_INC</text:p>
          </table:table-cell>
          <table:table-cell table:style-name="ce2" office:value-type="string" calcext:value-type="string">
            <text:p>Distinguished Presidential Chair in Academic Administration, and the Doris and Bryan Wildenthal Distinguished Chair in Medical Science</text:p>
          </table:table-cell>
          <table:table-cell table:style-name="ce1" office:value-type="float" office:value="0.1427" calcext:value-type="float">
            <text:p>0.1427</text:p>
          </table:table-cell>
        </table:table-row>
        <table:table-row table:style-name="ro3">
          <table:table-cell table:style-name="ce1" office:value-type="string" calcext:value-type="string">
            <text:p>COMP_CON</text:p>
          </table:table-cell>
          <table:table-cell table:style-name="ce2" office:value-type="string" calcext:value-type="string">
            <text:p>Previously Dr. Podolsky also served concurrently as Mallinckrodt Professor of Medicine at Harvard Medical School, the Chief of Gastroenterology at Massachusetts General Hospital</text:p>
          </table:table-cell>
          <table:table-cell table:style-name="ce1" office:value-type="float" office:value="0.1043" calcext:value-type="float">
            <text:p>0.1043</text:p>
          </table:table-cell>
        </table:table-row>
        <table:table-row table:style-name="ro1">
          <table:table-cell table:style-name="ce1" office:value-type="string" calcext:value-type="string">
            <text:p>SOCENV_INC</text:p>
          </table:table-cell>
          <table:table-cell table:style-name="ce2" office:value-type="string" calcext:value-type="string">
            <text:p>From 2005 to 2008, Dr. Podolsky served as Chief Academic Officer and Faculty Dean, Academic Programs of Partners Healthcare System, Inc., a non-profit health care system committed to patient care, research, teaching and service</text:p>
          </table:table-cell>
          <table:table-cell table:style-name="ce1" office:value-type="float" office:value="0.394" calcext:value-type="float">
            <text:p>0.394</text:p>
          </table:table-cell>
        </table:table-row>
        <table:table-row table:style-name="ro4">
          <table:table-cell table:style-name="ce1" office:value-type="string" calcext:value-type="string">
            <text:p>COMP_CON</text:p>
          </table:table-cell>
          <table:table-cell table:style-name="ce2" office:value-type="string" calcext:value-type="string">
            <text:p>Nominating/Corporate Governance Public <text:s/>Directorships:</text:p>
          </table:table-cell>
          <table:table-cell table:style-name="ce1" office:value-type="float" office:value="0.0551" calcext:value-type="float">
            <text:p>0.0551</text:p>
          </table:table-cell>
        </table:table-row>
        <table:table-row table:style-name="ro4">
          <table:table-cell table:style-name="ce1" office:value-type="string" calcext:value-type="string">
            <text:p>SOCENV_INC</text:p>
          </table:table-cell>
          <table:table-cell table:style-name="ce2" office:value-type="string" calcext:value-type="string">
            <text:p>Nominating/Corporate Governance Public <text:s/>Directorships:</text:p>
          </table:table-cell>
          <table:table-cell table:style-name="ce1" office:value-type="float" office:value="0.2445" calcext:value-type="float">
            <text:p>0.2445</text:p>
          </table:table-cell>
        </table:table-row>
        <table:table-row table:style-name="ro1">
          <table:table-cell table:style-name="ce1" office:value-type="string" calcext:value-type="string">
            <text:p>SOCENV_INC</text:p>
          </table:table-cell>
          <table:table-cell table:style-name="ce2" office:value-type="string" calcext:value-type="string">
            <text:p>The chair of the Audit Committee and Nominating/Corporate Governance Committee receive a premium of $15,000 and the chair of the Compensation Committee receives a premium of $20,000, payable in cash, at the beginning of each Plan Year</text:p>
          </table:table-cell>
          <table:table-cell table:style-name="ce1" office:value-type="float" office:value="0.0779" calcext:value-type="float">
            <text:p>0.0779</text:p>
          </table:table-cell>
        </table:table-row>
        <table:table-row table:style-name="ro1">
          <table:table-cell table:style-name="ce1" office:value-type="string" calcext:value-type="string">
            <text:p>COMP_CON</text:p>
          </table:table-cell>
          <table:table-cell table:style-name="ce2" office:value-type="string" calcext:value-type="string">
            <text:p>The chair of the Audit Committee and Nominating/Corporate Governance Committee receive a premium of $15,000 and the chair of the Compensation Committee receives a premium of $20,000, payable in cash, at the beginning of each Plan Year</text:p>
          </table:table-cell>
          <table:table-cell table:style-name="ce1" office:value-type="float" office:value="0.157" calcext:value-type="float">
            <text:p>0.157</text:p>
          </table:table-cell>
        </table:table-row>
        <table:table-row table:style-name="ro5">
          <table:table-cell table:style-name="ce1" office:value-type="string" calcext:value-type="string">
            <text:p>SOCENV_INC</text:p>
          </table:table-cell>
          <table:table-cell table:style-name="ce2" office:value-type="string" calcext:value-type="string">
            <text:p>The table below sets forth the annual retainer, equity grants and committee premiums for the non-employee directors and the Non- Executive Chairman for the 2015 Plan Year: Summary of Non-Employee Director Annual Compensation for the 2015 Plan Year Committee Chair Audit Committee Cash Retainer <text:s/>(1) Equity Grant <text:s/>(2) Premium <text:s/>(3) Member Premium <text:s/>(4) Non-employee director $90,000 Stock Grant with a value equivalent to $180,000 $15,000 - Audit and Finance <text:s/>Committee and Nominating/ Corporate Governance Committee Chair $20,000 - Compensation <text:s/>Committee Chair $10,000 Non-Executive Chairman $245,000 Stock Grant with a value equivalent to $180,000 Not eligible $10,000 (1) Each non-employee director may elect to defer all or part of the cash compensation to the 2005 Deferred Compensation Plan for Non-Employee Directors</text:p>
          </table:table-cell>
          <table:table-cell table:style-name="ce1" office:value-type="float" office:value="0.3853" calcext:value-type="float">
            <text:p>0.3853</text:p>
          </table:table-cell>
        </table:table-row>
        <table:table-row table:style-name="ro3">
          <table:table-cell table:style-name="ce1" office:value-type="string" calcext:value-type="string">
            <text:p>COMP_CON</text:p>
          </table:table-cell>
          <table:table-cell table:style-name="ce2" office:value-type="string" calcext:value-type="string">
            <text:p>meet independently with Agilent’s internal auditing staff, independent registered public accounting firm and senior management;</text:p>
          </table:table-cell>
          <table:table-cell table:style-name="ce1" office:value-type="float" office:value="0.8712" calcext:value-type="float">
            <text:p>0.8712</text:p>
          </table:table-cell>
        </table:table-row>
        <table:table-row table:style-name="ro4">
          <table:table-cell table:style-name="ce1" office:value-type="string" calcext:value-type="string">
            <text:p>COMP_CON</text:p>
          </table:table-cell>
          <table:table-cell table:style-name="ce2" office:value-type="string" calcext:value-type="string">
            <text:p>review and approve the scope of the annual internal and external audit;</text:p>
          </table:table-cell>
          <table:table-cell table:style-name="ce1" office:value-type="float" office:value="0.0563" calcext:value-type="float">
            <text:p>0.0563</text:p>
          </table:table-cell>
        </table:table-row>
        <table:table-row table:style-name="ro3">
          <table:table-cell table:style-name="ce1" office:value-type="string" calcext:value-type="string">
            <text:p>COMP_CON</text:p>
          </table:table-cell>
          <table:table-cell table:style-name="ce2" office:value-type="string" calcext:value-type="string">
            <text:p>review and pre-approve the engagement of Agilent’s independent registered public accounting firm to perform audit and non- audit services and the related fees;</text:p>
          </table:table-cell>
          <table:table-cell table:style-name="ce1" office:value-type="float" office:value="0.837" calcext:value-type="float">
            <text:p>0.837</text:p>
          </table:table-cell>
        </table:table-row>
        <table:table-row table:style-name="ro4">
          <table:table-cell table:style-name="ce1" office:value-type="string" calcext:value-type="string">
            <text:p>COMP_CON</text:p>
          </table:table-cell>
          <table:table-cell table:style-name="ce2" office:value-type="string" calcext:value-type="string">
            <text:p>In discharging its duties, the Audit and Finance Committee is expected to:</text:p>
          </table:table-cell>
          <table:table-cell table:style-name="ce1" office:value-type="float" office:value="0.0657" calcext:value-type="float">
            <text:p>0.0657</text:p>
          </table:table-cell>
        </table:table-row>
        <table:table-row table:style-name="ro3">
          <table:table-cell table:style-name="ce1" office:value-type="string" calcext:value-type="string">
            <text:p>COMP_CON</text:p>
          </table:table-cell>
          <table:table-cell table:style-name="ce2" office:value-type="string" calcext:value-type="string">
            <text:p>have the sole authority to appoint, retain, compensate, oversee, evaluate and replace the independent registered public accounting firm;</text:p>
          </table:table-cell>
          <table:table-cell table:style-name="ce1" office:value-type="float" office:value="0.8687" calcext:value-type="float">
            <text:p>0.8687</text:p>
          </table:table-cell>
        </table:table-row>
        <table:table-row table:style-name="ro6">
          <table:table-cell table:style-name="ce1" office:value-type="string" calcext:value-type="string">
            <text:p>COMP_CON</text:p>
          </table:table-cell>
          <table:table-cell table:style-name="ce2" office:value-type="string" calcext:value-type="string">
            <text:p>Audit and Finance Committee The Audit and Finance Committee is responsible for the oversight of the quality and integrity of Agilent’s consolidated financial statements, its compliance with legal and regulatory requirements, the qualifications and independence of its independent registered public accounting firm, the performance of its internal audit function and independent registered public accounting firm and other significant financial matters</text:p>
          </table:table-cell>
          <table:table-cell table:style-name="ce1" office:value-type="float" office:value="0.3678" calcext:value-type="float">
            <text:p>0.3678</text:p>
          </table:table-cell>
        </table:table-row>
        <table:table-row table:style-name="ro6">
          <table:table-cell table:style-name="ce1" office:value-type="string" calcext:value-type="string">
            <text:p>SOCENV_INC</text:p>
          </table:table-cell>
          <table:table-cell table:style-name="ce2" office:value-type="string" calcext:value-type="string">
            <text:p>Audit and Finance Committee The Audit and Finance Committee is responsible for the oversight of the quality and integrity of Agilent’s consolidated financial statements, its compliance with legal and regulatory requirements, the qualifications and independence of its independent registered public accounting firm, the performance of its internal audit function and independent registered public accounting firm and other significant financial matters</text:p>
          </table:table-cell>
          <table:table-cell table:style-name="ce1" office:value-type="float" office:value="0.1325" calcext:value-type="float">
            <text:p>0.1325</text:p>
          </table:table-cell>
        </table:table-row>
        <table:table-row table:style-name="ro3">
          <table:table-cell table:style-name="ce1" office:value-type="string" calcext:value-type="string">
            <text:p>SOCENV_INC</text:p>
          </table:table-cell>
          <table:table-cell table:style-name="ce2" office:value-type="string" calcext:value-type="string">
            <text:p>✓ ✓ ✓ No. of Meetings in FY2015 12 12 7 6 0 (1) <text:s text:c="5"/>Dr. Podolsky joined our Board on July 21, 2015</text:p>
          </table:table-cell>
          <table:table-cell table:style-name="ce1" office:value-type="float" office:value="0.0506" calcext:value-type="float">
            <text:p>0.0506</text:p>
          </table:table-cell>
        </table:table-row>
        <table:table-row table:style-name="ro2">
          <table:table-cell table:style-name="ce1" office:value-type="string" calcext:value-type="string">
            <text:p>SOCENV_INC</text:p>
          </table:table-cell>
          <table:table-cell table:style-name="ce2" office:value-type="string" calcext:value-type="string">
            <text:p>Nominating/ Audit and Corporate Director Board Finance Compensation Governance Executive Paul N. Clark ✓ ✓ ✓ James G. Cullen CHAIR CHAIR CHAIR Heidi Fields ✓ CHAIR ✓ Robert J. Herbold ✓ ✓ ✓ <text:s text:c="2"/>Koh Boon Hwee ✓ <text:s text:c="2"/>CHAIR ✓ Michael R. McMullen ✓ ✓ Daniel K. Podolsky, M.D</text:p>
          </table:table-cell>
          <table:table-cell table:style-name="ce1" office:value-type="float" office:value="0.0956" calcext:value-type="float">
            <text:p>0.0956</text:p>
          </table:table-cell>
        </table:table-row>
        <table:table-row table:style-name="ro3">
          <table:table-cell table:style-name="ce1" office:value-type="string" calcext:value-type="string">
            <text:p>COMP_CON</text:p>
          </table:table-cell>
          <table:table-cell table:style-name="ce2" office:value-type="string" calcext:value-type="string">
            <text:p>The process the Compensation Committee undertakes for setting non-employee director compensation is similar to that of setting executive officer compensation</text:p>
          </table:table-cell>
          <table:table-cell table:style-name="ce1" office:value-type="float" office:value="0.0664" calcext:value-type="float">
            <text:p>0.0664</text:p>
          </table:table-cell>
        </table:table-row>
        <table:table-row table:style-name="ro4">
          <table:table-cell table:style-name="ce1" office:value-type="string" calcext:value-type="string">
            <text:p>COMP_CON</text:p>
          </table:table-cell>
          <table:table-cell table:style-name="ce2" office:value-type="string" calcext:value-type="string">
            <text:p>has sole authority to retain and terminate executive compensation consultants</text:p>
          </table:table-cell>
          <table:table-cell table:style-name="ce1" office:value-type="float" office:value="0.9278" calcext:value-type="float">
            <text:p>0.9278</text:p>
          </table:table-cell>
        </table:table-row>
        <table:table-row table:style-name="ro2">
          <table:table-cell table:style-name="ce1" office:value-type="string" calcext:value-type="string">
            <text:p>COMP_CON</text:p>
          </table:table-cell>
          <table:table-cell table:style-name="ce2" office:value-type="string" calcext:value-type="string">
            <text:p>For more information on the responsibilities and activities of the Compensation Committee, including the committee’s processes for determining executive compensation, see “Compensation Discussion and Analysis,” “Compensation Committee Report,” “Executive Compensation” and the Compensation Committee’s charter</text:p>
          </table:table-cell>
          <table:table-cell table:style-name="ce1" office:value-type="float" office:value="0.0677" calcext:value-type="float">
            <text:p>0.0677</text:p>
          </table:table-cell>
        </table:table-row>
        <table:table-row table:style-name="ro1">
          <table:table-cell table:style-name="ce1" office:value-type="string" calcext:value-type="string">
            <text:p>COMP_CON</text:p>
          </table:table-cell>
          <table:table-cell table:style-name="ce2" office:value-type="string" calcext:value-type="string">
            <text:p>review disclosures from Agilent’s independent registered public accounting firm required by the applicable requirements of the Public Company Accounting Oversight Board regarding the independence of accountant’s communications with the audit committee</text:p>
          </table:table-cell>
          <table:table-cell table:style-name="ce1" office:value-type="float" office:value="0.9335" calcext:value-type="float">
            <text:p>0.9335</text:p>
          </table:table-cell>
        </table:table-row>
        <table:table-row table:style-name="ro3">
          <table:table-cell table:style-name="ce1" office:value-type="string" calcext:value-type="string">
            <text:p>SOCENV_INC</text:p>
          </table:table-cell>
          <table:table-cell table:style-name="ce2" office:value-type="string" calcext:value-type="string">
            <text:p>The Nominating/Corporate Governance Committee also administers Agilent’s Related Person Transactions Policy and Procedures</text:p>
          </table:table-cell>
          <table:table-cell table:style-name="ce1" office:value-type="float" office:value="0.0937" calcext:value-type="float">
            <text:p>0.0937</text:p>
          </table:table-cell>
        </table:table-row>
        <table:table-row table:style-name="ro1">
          <table:table-cell table:style-name="ce1" office:value-type="string" calcext:value-type="string">
            <text:p>COMP_CON</text:p>
          </table:table-cell>
          <table:table-cell table:style-name="ce2" office:value-type="string" calcext:value-type="string">
            <text:p>In evaluating potential candidates for the Board of Directors, the Nominating/Corporate Governance Committee considers these factors in the light of the specific needs of the Board of Directors at that time</text:p>
          </table:table-cell>
          <table:table-cell table:style-name="ce1" office:value-type="float" office:value="0.262" calcext:value-type="float">
            <text:p>0.262</text:p>
          </table:table-cell>
        </table:table-row>
        <table:table-row table:style-name="ro1">
          <table:table-cell table:style-name="ce1" office:value-type="string" calcext:value-type="string">
            <text:p>COMP_CON</text:p>
          </table:table-cell>
          <table:table-cell table:style-name="ce2" office:value-type="string" calcext:value-type="string">
            <text:p>The search firm screens the candidates, does reference checks, prepares a biography for each candidate for the Nominating/Corporate Governance Committee to review and helps set up interviews</text:p>
          </table:table-cell>
          <table:table-cell table:style-name="ce1" office:value-type="float" office:value="0.4755" calcext:value-type="float">
            <text:p>0.4755</text:p>
          </table:table-cell>
        </table:table-row>
        <table:table-row table:style-name="ro1">
          <table:table-cell table:style-name="ce1" office:value-type="string" calcext:value-type="string">
            <text:p>SOCENV_INC</text:p>
          </table:table-cell>
          <table:table-cell table:style-name="ce2" office:value-type="string" calcext:value-type="string">
            <text:p>The Nominating/Corporate Governance Committee and Agilent’s Chief Executive Officer interview candidates that meet the criteria, and the Nominating/Corporate Governance Committee selects candidates that best suit the Board’s needs</text:p>
          </table:table-cell>
          <table:table-cell table:style-name="ce1" office:value-type="float" office:value="0.0764" calcext:value-type="float">
            <text:p>0.0764</text:p>
          </table:table-cell>
        </table:table-row>
        <table:table-row table:style-name="ro6">
          <table:table-cell table:style-name="ce1" office:value-type="string" calcext:value-type="string">
            <text:p>SOCENV_INC</text:p>
          </table:table-cell>
          <table:table-cell table:style-name="ce2" office:value-type="string" calcext:value-type="string">
            <text:p>The Nominating/Corporate Governance Committee from time to time reviews the appropriate skills and characteristics required of board members, including factors that it seeks in board members such as diversity of business experience, viewpoints and, personal background, and diversity of skills in technology, finance, marketing, international business, financial reporting and other areas that are expected to contribute to an effective Board of Directors</text:p>
          </table:table-cell>
          <table:table-cell table:style-name="ce1" office:value-type="float" office:value="0.945" calcext:value-type="float">
            <text:p>0.945</text:p>
          </table:table-cell>
        </table:table-row>
        <table:table-row table:style-name="ro4">
          <table:table-cell table:style-name="ce1" office:value-type="string" calcext:value-type="string">
            <text:p>SOCENV_INC</text:p>
          </table:table-cell>
          <table:table-cell table:style-name="ce2" office:value-type="string" calcext:value-type="string">
            <text:p>a reputation for personal and professional integrity and ethics;</text:p>
          </table:table-cell>
          <table:table-cell table:style-name="ce1" office:value-type="float" office:value="0.4266" calcext:value-type="float">
            <text:p>0.4266</text:p>
          </table:table-cell>
        </table:table-row>
        <table:table-row table:style-name="ro4">
          <table:table-cell table:style-name="ce1" office:value-type="string" calcext:value-type="string">
            <text:p>COMP_CON</text:p>
          </table:table-cell>
          <table:table-cell table:style-name="ce2" office:value-type="string" calcext:value-type="string">
            <text:p>the ability to make independent, analytical inquiries;</text:p>
          </table:table-cell>
          <table:table-cell table:style-name="ce1" office:value-type="float" office:value="0.6521" calcext:value-type="float">
            <text:p>0.6521</text:p>
          </table:table-cell>
        </table:table-row>
        <table:table-row table:style-name="ro6">
          <table:table-cell table:style-name="ce1" office:value-type="string" calcext:value-type="string">
            <text:p>SOCENV_INC</text:p>
          </table:table-cell>
          <table:table-cell table:style-name="ce2" office:value-type="string" calcext:value-type="string">
            <text:p>In addition to these minimum requirements, the Nominating/Corporate Governance Committee will also consider whether the candidate’s skills are complementary to the existing Board members’ skills; the diversity of the Board in factors such as age, experience in technology, manufacturing, finance and marketing, international experience and culture; and the Board’s needs for specific operational, management or other expertise</text:p>
          </table:table-cell>
          <table:table-cell table:style-name="ce1" office:value-type="float" office:value="0.9375" calcext:value-type="float">
            <text:p>0.9375</text:p>
          </table:table-cell>
        </table:table-row>
        <table:table-row table:style-name="ro2">
          <table:table-cell table:style-name="ce1" office:value-type="string" calcext:value-type="string">
            <text:p>COMP_CON</text:p>
          </table:table-cell>
          <table:table-cell table:style-name="ce2" office:value-type="string" calcext:value-type="string">
            <text:p>The Nominating/Corporate Governance Committee will consider director candidates recommended for nomination by stockholders, provided that the recommendations are made in accordance with the procedures described in the section entitled “General Information about the Meeting” located at the end of this Proxy Statement</text:p>
          </table:table-cell>
          <table:table-cell table:style-name="ce1" office:value-type="float" office:value="0.7716" calcext:value-type="float">
            <text:p>0.7716</text:p>
          </table:table-cell>
        </table:table-row>
        <table:table-row table:style-name="ro3">
          <table:table-cell table:style-name="ce1" office:value-type="string" calcext:value-type="string">
            <text:p>SOCENV_INC</text:p>
          </table:table-cell>
          <table:table-cell table:style-name="ce2" office:value-type="string" calcext:value-type="string">
            <text:p>To be considered by the Nominating/Corporate Governance Committee, a director nominee must have:</text:p>
          </table:table-cell>
          <table:table-cell table:style-name="ce1" office:value-type="float" office:value="0.0983" calcext:value-type="float">
            <text:p>0.0983</text:p>
          </table:table-cell>
        </table:table-row>
        <table:table-row table:style-name="ro3">
          <table:table-cell table:style-name="ce1" office:value-type="string" calcext:value-type="string">
            <text:p>COMP_CON</text:p>
          </table:table-cell>
          <table:table-cell table:style-name="ce2" office:value-type="string" calcext:value-type="string">
            <text:p>To be considered by the Nominating/Corporate Governance Committee, a director nominee must have:</text:p>
          </table:table-cell>
          <table:table-cell table:style-name="ce1" office:value-type="float" office:value="0.149" calcext:value-type="float">
            <text:p>0.149</text:p>
          </table:table-cell>
        </table:table-row>
        <table:table-row table:style-name="ro3">
          <table:table-cell table:style-name="ce1" office:value-type="string" calcext:value-type="string">
            <text:p>COMP_CON</text:p>
          </table:table-cell>
          <table:table-cell table:style-name="ce2" office:value-type="string" calcext:value-type="string">
            <text:p>Agilent typically hires a third party search firm to help identify and facilitate the screening and interview process of candidates for director</text:p>
          </table:table-cell>
          <table:table-cell table:style-name="ce1" office:value-type="float" office:value="0.0945" calcext:value-type="float">
            <text:p>0.0945</text:p>
          </table:table-cell>
        </table:table-row>
        <table:table-row table:style-name="ro3">
          <table:table-cell table:style-name="ce1" office:value-type="string" calcext:value-type="string">
            <text:p>SOCENV_INC</text:p>
          </table:table-cell>
          <table:table-cell table:style-name="ce2" office:value-type="string" calcext:value-type="string">
            <text:p>Agilent typically hires a third party search firm to help identify and facilitate the screening and interview process of candidates for director</text:p>
          </table:table-cell>
          <table:table-cell table:style-name="ce1" office:value-type="float" office:value="0.3397" calcext:value-type="float">
            <text:p>0.3397</text:p>
          </table:table-cell>
        </table:table-row>
        <table:table-row table:style-name="ro1">
          <table:table-cell table:style-name="ce1" office:value-type="string" calcext:value-type="string">
            <text:p>COMP_CON</text:p>
          </table:table-cell>
          <table:table-cell table:style-name="ce2" office:value-type="string" calcext:value-type="string">
            <text:p>Candidates recommended for nomination by stockholders that comply with these procedures will receive the same consideration as other candidates recommended by the Nominating/Corporate Governance Committee</text:p>
          </table:table-cell>
          <table:table-cell table:style-name="ce1" office:value-type="float" office:value="0.3662" calcext:value-type="float">
            <text:p>0.3662</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CORPORATE GOVERNANCE Nominating/Corporate Governance Committee The Nominating/Corporate Governance Committee proposes a slate of directors for election by Agilent’s stockholders at each annual meeting and recommends to the Board candidates to fill any vacancies on the Board</text:p>
          </table:table-cell>
          <table:table-cell table:style-name="ce1" office:value-type="float" office:value="0.1807" calcext:value-type="float">
            <text:p>0.1807</text:p>
          </table:table-cell>
        </table:table-row>
        <table:table-row table:style-name="ro1">
          <table:table-cell table:style-name="ce1" office:value-type="string" calcext:value-type="string">
            <text:p>COMP_CON</text:p>
          </table:table-cell>
          <table:table-cell table:style-name="ce2" office:value-type="string" calcext:value-type="string">
            <text:p>To determine total compensation for the upcoming fiscal year, the Compensation Committee considers 1) the performance of each individual executive for the last fiscal year, 2) the most recent peer group data from F.W</text:p>
          </table:table-cell>
          <table:table-cell table:style-name="ce1" office:value-type="float" office:value="0.0775" calcext:value-type="float">
            <text:p>0.0775</text:p>
          </table:table-cell>
        </table:table-row>
        <table:table-row table:style-name="ro3">
          <table:table-cell table:style-name="ce1" office:value-type="string" calcext:value-type="string">
            <text:p>COMP_CON</text:p>
          </table:table-cell>
          <table:table-cell table:style-name="ce2" office:value-type="string" calcext:value-type="string">
            <text:p>Cook, 3) our business and strategic goals for the coming fiscal year and 4) detailed tally sheets for the CEO and each NEO</text:p>
          </table:table-cell>
          <table:table-cell table:style-name="ce1" office:value-type="float" office:value="0.0922" calcext:value-type="float">
            <text:p>0.0922</text:p>
          </table:table-cell>
        </table:table-row>
        <table:table-row table:style-name="ro4">
          <table:table-cell table:style-name="ce1" office:value-type="string" calcext:value-type="string">
            <text:p>COMP_CON</text:p>
          </table:table-cell>
          <table:table-cell table:style-name="ce2" office:value-type="string" calcext:value-type="string">
            <text:p>Cook during fiscal year 2015</text:p>
          </table:table-cell>
          <table:table-cell table:style-name="ce1" office:value-type="float" office:value="0.929" calcext:value-type="float">
            <text:p>0.929</text:p>
          </table:table-cell>
        </table:table-row>
        <table:table-row table:style-name="ro3">
          <table:table-cell table:style-name="ce1" office:value-type="string" calcext:value-type="string">
            <text:p>SOCENV_INC</text:p>
          </table:table-cell>
          <table:table-cell table:style-name="ce2" office:value-type="string" calcext:value-type="string">
            <text:p>Cook, 3) our business and strategic goals for the coming fiscal year and 4) detailed tally sheets for the CEO and each NEO</text:p>
          </table:table-cell>
          <table:table-cell table:style-name="ce1" office:value-type="float" office:value="0.4805" calcext:value-type="float">
            <text:p>0.4805</text:p>
          </table:table-cell>
        </table:table-row>
        <table:table-row table:style-name="ro3">
          <table:table-cell table:style-name="ce1" office:value-type="string" calcext:value-type="string">
            <text:p>COMP_CON</text:p>
          </table:table-cell>
          <table:table-cell table:style-name="ce2" office:value-type="string" calcext:value-type="string">
            <text:p>Cook’s Board of Directors, and proactively notifies the Compensation Committee chair of any potential or perceived conflicts of interest</text:p>
          </table:table-cell>
          <table:table-cell table:style-name="ce1" office:value-type="float" office:value="0.062" calcext:value-type="float">
            <text:p>0.062</text:p>
          </table:table-cell>
        </table:table-row>
        <table:table-row table:style-name="ro3">
          <table:table-cell table:style-name="ce1" office:value-type="string" calcext:value-type="string">
            <text:p>COMP_CON</text:p>
          </table:table-cell>
          <table:table-cell table:style-name="ce2" office:value-type="string" calcext:value-type="string">
            <text:p>Determining Executive Pay Process for Determining Compensation For fiscal year 2015, the Compensation Committee retained F.W</text:p>
          </table:table-cell>
          <table:table-cell table:style-name="ce1" office:value-type="float" office:value="0.4711" calcext:value-type="float">
            <text:p>0.4711</text:p>
          </table:table-cell>
        </table:table-row>
        <table:table-row table:style-name="ro1">
          <table:table-cell table:style-name="ce1" office:value-type="string" calcext:value-type="string">
            <text:p>COMP_CON</text:p>
          </table:table-cell>
          <table:table-cell table:style-name="ce2" office:value-type="string" calcext:value-type="string">
            <text:p>Therefore, the Compensation Committee uses the companies in the S&amp;P 500, Health Care, Materials and Industrials Sectors Indexes (approximately 150 companies) for determining TSR under the LTPP</text:p>
          </table:table-cell>
          <table:table-cell table:style-name="ce1" office:value-type="float" office:value="0.3665" calcext:value-type="float">
            <text:p>0.3665</text:p>
          </table:table-cell>
        </table:table-row>
        <table:table-row table:style-name="ro7">
          <table:table-cell table:style-name="ce1" office:value-type="string" calcext:value-type="string">
            <text:p>COMP_CON</text:p>
          </table:table-cell>
          <table:table-cell table:style-name="ce2" office:value-type="string" calcext:value-type="string">
            <text:p>Danaher PerkinElmer Vertex Pharmaceutical Becton, Dickinson DENTSPLY Intl Perrigo Waters Biogen Idec Edwards Lifesciences Quest Diagnostics Zimmer Holdings Boston Scientific Forest Labs Regeneron Pharma Zoetis CareFusion Hospira St. Jude Medical Peer Group for the Long-Term Performance Program The Compensation Committee believes that an expanded peer group is more appropriate for determining relative TSR under the Company’s LTPP, as an expanded peer group provides a broader index for comparison and better alignment with shareholder investment choices</text:p>
          </table:table-cell>
          <table:table-cell table:style-name="ce1" office:value-type="float" office:value="0.066" calcext:value-type="float">
            <text:p>0.066</text:p>
          </table:table-cell>
        </table:table-row>
        <table:table-row table:style-name="ro3">
          <table:table-cell table:style-name="ce1" office:value-type="string" calcext:value-type="string">
            <text:p>COMP_CON</text:p>
          </table:table-cell>
          <table:table-cell table:style-name="ce2" office:value-type="string" calcext:value-type="string">
            <text:p>Benchmarking NEO Compensation Peer Group At the beginning of each fiscal year, the Compensation Committee meets with F.W</text:p>
          </table:table-cell>
          <table:table-cell table:style-name="ce1" office:value-type="float" office:value="0.7222" calcext:value-type="float">
            <text:p>0.7222</text:p>
          </table:table-cell>
        </table:table-row>
        <table:table-row table:style-name="ro3">
          <table:table-cell table:style-name="ce1" office:value-type="string" calcext:value-type="string">
            <text:p>COMP_CON</text:p>
          </table:table-cell>
          <table:table-cell table:style-name="ce2" office:value-type="string" calcext:value-type="string">
            <text:p>A comprehensive analysis is conducted using a combination of the market data based on our peer group and survey data, performance against targets, and overall performance assessment</text:p>
          </table:table-cell>
          <table:table-cell table:style-name="ce1" office:value-type="float" office:value="0.0758" calcext:value-type="float">
            <text:p>0.0758</text:p>
          </table:table-cell>
        </table:table-row>
        <table:table-row table:style-name="ro4">
          <table:table-cell table:style-name="ce1" office:value-type="string" calcext:value-type="string">
            <text:p>COMP_CON</text:p>
          </table:table-cell>
          <table:table-cell table:style-name="ce2" office:value-type="string" calcext:value-type="string">
            <text:p>Cook to review and approve the peer group companies that satisfy our selection criteria</text:p>
          </table:table-cell>
          <table:table-cell table:style-name="ce1" office:value-type="float" office:value="0.9839" calcext:value-type="float">
            <text:p>0.9839</text:p>
          </table:table-cell>
        </table:table-row>
        <table:table-row table:style-name="ro3">
          <table:table-cell table:style-name="ce1" office:value-type="string" calcext:value-type="string">
            <text:p>COMP_CON</text:p>
          </table:table-cell>
          <table:table-cell table:style-name="ce2" office:value-type="string" calcext:value-type="string">
            <text:p>The Senior Vice President, Human Resources does not provide input on setting his own compensation</text:p>
          </table:table-cell>
          <table:table-cell table:style-name="ce1" office:value-type="float" office:value="0.0582" calcext:value-type="float">
            <text:p>0.0582</text:p>
          </table:table-cell>
        </table:table-row>
        <table:table-row table:style-name="ro1">
          <table:table-cell table:style-name="ce1" office:value-type="string" calcext:value-type="string">
            <text:p>COMP_CON</text:p>
          </table:table-cell>
          <table:table-cell table:style-name="ce2" office:value-type="string" calcext:value-type="string">
            <text:p>Cook used the compensation information reported in the public filings of our peer group companies and survey data to make our comparisons and adjusted the data to reflect the age of the reported information</text:p>
          </table:table-cell>
          <table:table-cell table:style-name="ce1" office:value-type="float" office:value="0.9869" calcext:value-type="float">
            <text:p>0.9869</text:p>
          </table:table-cell>
        </table:table-row>
        <table:table-row table:style-name="ro1">
          <table:table-cell table:style-name="ce1" office:value-type="string" calcext:value-type="string">
            <text:p>COMP_CON</text:p>
          </table:table-cell>
          <table:table-cell table:style-name="ce2" office:value-type="string" calcext:value-type="string">
            <text:p>After consulting with the Senior Vice President, Human Resources, the CEO makes compensation recommendations, other than for his own compensation, to the Compensation Committee at the first Compensation Committee meeting of the fiscal year</text:p>
          </table:table-cell>
          <table:table-cell table:style-name="ce1" office:value-type="float" office:value="0.9443" calcext:value-type="float">
            <text:p>0.9443</text:p>
          </table:table-cell>
        </table:table-row>
        <table:table-row table:style-name="ro8">
          <table:table-cell table:style-name="ce1" office:value-type="string" calcext:value-type="string">
            <text:p>SOCENV_INC</text:p>
          </table:table-cell>
          <table:table-cell table:style-name="ce2" office:value-type="string" calcext:value-type="string">
            <text:p>Annual FY15 Target Short- First Half FY15 Second Half FY15 Strategic Objectives Term Incentive Actual Short-Term Target Actual Target Actual Target Actual for the Fiscal Incentives Paid for Incentive Award Incentive Award Incentive Award Year the Fiscal Year Name <text:s text:c="4"/>($) <text:s text:c="4"/>($) <text:s text:c="4"/>($) <text:s text:c="4"/>($) <text:s text:c="4"/>($) <text:s text:c="4"/>($) <text:s text:c="4"/>($) <text:s text:c="4"/>($) Michael R. McMullen $368,078 $344,373 <text:s text:c="2"/>$427,500 $427,500 $265,349 $339,090 $1,060,927 <text:s text:c="2"/>$1,110,963 Didier Hirsch <text:s text:c="2"/>$180,000 $168,408 $180,000 <text:s text:c="2"/>$180,000 $120,000 <text:s text:c="2"/>$168,000 <text:s text:c="2"/>$480,000 $516,408 Mark Doak $127,500 <text:s text:c="2"/>$131,719 $127,500 $132,728 $85,000 $157,250 $340,000 $421,697 <text:s text:c="2"/>Henrik Ancher-Jensen $120,000 $126,396 $120,000 $112,122 <text:s text:c="2"/>$80,000 <text:s text:c="2"/>$120,000 $320,000 $358,518 Patrick Kaltenbach $121,534 $120,112 $125,439 $115,459 $82,337 $76,161 $329,310 $311,732 William P. Sullivan $787,500 $736,785 $157,500 $157,500 $0 $0 $945,000 $894,285 Mr. McMullen’s fiscal year 2015 bonus of $1,110,963 reflects our slightly below target fiscal year 2015 financial results and above target performance for Mr. McMullen’s strategic objectives for the fiscal year</text:p>
          </table:table-cell>
          <table:table-cell table:style-name="ce1" office:value-type="float" office:value="0.0892" calcext:value-type="float">
            <text:p>0.0892</text:p>
          </table:table-cell>
        </table:table-row>
        <table:table-row table:style-name="ro2">
          <table:table-cell table:style-name="ce1" office:value-type="string" calcext:value-type="string">
            <text:p>COMP_CON</text:p>
          </table:table-cell>
          <table:table-cell table:style-name="ce2" office:value-type="string" calcext:value-type="string">
            <text:p>FDA** First FDA Dako Denmark Dako Denmark Warning Ancher-Jensen warning letter does not receives letter lifted not lifted but receive a 2 nd confirmation on April 15, Dako Denmark FDA warning from the FDA 2015 200% can continue letter in FY15 of the lifting to export and also meets of the warning products to the remediation letter by US in FY15</text:p>
          </table:table-cell>
          <table:table-cell table:style-name="ce1" office:value-type="float" office:value="0.6553" calcext:value-type="float">
            <text:p>0.6553</text:p>
          </table:table-cell>
        </table:table-row>
        <table:table-row table:style-name="ro4">
          <table:table-cell table:style-name="ce1" office:value-type="string" calcext:value-type="string">
            <text:p>COMP_CON</text:p>
          </table:table-cell>
          <table:table-cell table:style-name="ce2" office:value-type="string" calcext:value-type="string">
            <text:p>In January 2016, Towers Watson &amp; Co.</text:p>
          </table:table-cell>
          <table:table-cell table:style-name="ce1" office:value-type="float" office:value="0.9937" calcext:value-type="float">
            <text:p>0.993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has sole authority to retain and terminate any outside advisors, such as compensation consultants and legal counsel, and to determine executive compensation</text:p>
          </table:table-cell>
          <table:table-cell table:style-name="ce1" office:value-type="float" office:value="0.9755" calcext:value-type="float">
            <text:p>0.9755</text:p>
          </table:table-cell>
        </table:table-row>
        <table:table-row table:style-name="ro2">
          <table:table-cell table:style-name="ce1" office:value-type="string" calcext:value-type="string">
            <text:p>COMP_CON</text:p>
          </table:table-cell>
          <table:table-cell table:style-name="ce2" office:value-type="string" calcext:value-type="string">
            <text:p>Also during 2015, specialized teams at Willis Towers Watson, including its predecessor entities, Willis and Towers Watson, assisted us with general industry compensation benchmarking and provided actuarial valuation and consulting services relating to health, welfare and retirement benefit plans and workers compensation plans as well as <text:s text:c="2"/>38</text:p>
          </table:table-cell>
          <table:table-cell table:style-name="ce1" office:value-type="float" office:value="0.9848" calcext:value-type="float">
            <text:p>0.9848</text:p>
          </table:table-cell>
        </table:table-row>
        <table:table-row table:style-name="ro1">
          <table:table-cell table:style-name="ce1" office:value-type="string" calcext:value-type="string">
            <text:p>COMP_CON</text:p>
          </table:table-cell>
          <table:table-cell table:style-name="ce2" office:value-type="string" calcext:value-type="string">
            <text:p>The total annual expense for the executive compensation advising services provided to us by Willis Towers Watson, including its predecessor entities, Willis and Towers Watson, during 2015 was approximately $139,250</text:p>
          </table:table-cell>
          <table:table-cell table:style-name="ce1" office:value-type="float" office:value="0.9832" calcext:value-type="float">
            <text:p>0.9832</text:p>
          </table:table-cell>
        </table:table-row>
        <table:table-row table:style-name="ro4">
          <table:table-cell table:style-name="ce1" office:value-type="string" calcext:value-type="string">
            <text:p>COMP_CON</text:p>
          </table:table-cell>
          <table:table-cell table:style-name="ce2" office:value-type="string" calcext:value-type="string">
            <text:p>(“Towers Watson”) merged with Willis Group Holdings plc (“Willis”) to form Willis Towers Watson</text:p>
          </table:table-cell>
          <table:table-cell table:style-name="ce1" office:value-type="float" office:value="0.9713" calcext:value-type="float">
            <text:p>0.9713</text:p>
          </table:table-cell>
        </table:table-row>
        <table:table-row table:style-name="ro1">
          <table:table-cell table:style-name="ce1" office:value-type="string" calcext:value-type="string">
            <text:p>COMP_CON</text:p>
          </table:table-cell>
          <table:table-cell table:style-name="ce2" office:value-type="string" calcext:value-type="string">
            <text:p>During 2015, its predecessor entity Towers Watson assisted the Compensation Committee in determining our executive compensation and reviewing and analyzing proposed compensation programs for our executive officers</text:p>
          </table:table-cell>
          <table:table-cell table:style-name="ce1" office:value-type="float" office:value="0.9624" calcext:value-type="float">
            <text:p>0.9624</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generally receives proposals and information from outside consultants and publications in connection with its review of director compensation</text:p>
          </table:table-cell>
          <table:table-cell table:style-name="ce1" office:value-type="float" office:value="0.9935" calcext:value-type="float">
            <text:p>0.9935</text:p>
          </table:table-cell>
        </table:table-row>
        <table:table-row table:style-name="ro4">
          <table:table-cell table:style-name="ce1" office:value-type="string" calcext:value-type="string">
            <text:p>COMP_CON</text:p>
          </table:table-cell>
          <table:table-cell table:style-name="ce2" office:value-type="string" calcext:value-type="string">
            <text:p>In January 2016, Willis Towers Watson assisted the <text:s text:c="2"/>39</text:p>
          </table:table-cell>
          <table:table-cell table:style-name="ce1" office:value-type="float" office:value="0.9707" calcext:value-type="float">
            <text:p>0.9707</text:p>
          </table:table-cell>
        </table:table-row>
        <table:table-row table:style-name="ro1">
          <table:table-cell table:style-name="ce1" office:value-type="string" calcext:value-type="string">
            <text:p>COMP_CON</text:p>
          </table:table-cell>
          <table:table-cell table:style-name="ce2" office:value-type="string" calcext:value-type="string">
            <text:p>The Willis Towers Watson personnel who performed actuarial valuation and consulting services for us operated separately and independently of the Willis Towers Watson personnel who performed executive compensation-related services for us</text:p>
          </table:table-cell>
          <table:table-cell table:style-name="ce1" office:value-type="float" office:value="0.9914" calcext:value-type="float">
            <text:p>0.9914</text:p>
          </table:table-cell>
        </table:table-row>
        <table:table-row table:style-name="ro2">
          <table:table-cell table:style-name="ce1" office:value-type="string" calcext:value-type="string">
            <text:p>COMP_CON</text:p>
          </table:table-cell>
          <table:table-cell table:style-name="ce2" office:value-type="string" calcext:value-type="string">
            <text:p>While the decision to engage Willis Towers Watson for such other services was made by management, the Compensation Committee assessed whether the services provided by Willis Towers Watson raised any conflicts of interest pursuant to applicable SEC and NASDAQ rules and concluded that no such conflicts of interest existed</text:p>
          </table:table-cell>
          <table:table-cell table:style-name="ce1" office:value-type="float" office:value="0.9963" calcext:value-type="float">
            <text:p>0.9963</text:p>
          </table:table-cell>
        </table:table-row>
        <table:table-row table:style-name="ro2">
          <table:table-cell table:style-name="ce1" office:value-type="string" calcext:value-type="string">
            <text:p>COMP_CON</text:p>
          </table:table-cell>
          <table:table-cell table:style-name="ce2" office:value-type="string" calcext:value-type="string">
            <text:p>Director Compensation The Corporate Governance and Nominating Committee periodically reviews the overall compensation of our directors in consultation with the Board of Directors and with the assistance of our management and, from time to time, the committee’s compensation consultant, Willis Towers Watson</text:p>
          </table:table-cell>
          <table:table-cell table:style-name="ce1" office:value-type="float" office:value="0.9992" calcext:value-type="float">
            <text:p>0.9992</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considers management input on executive compensation programs but relies on its outside consultant, Willis Towers Watson, formerly Towers Watson, for perspective and leading practice guidance</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has assessed whether the services provided by Willis Towers Watson raised any conflicts of interest pursuant to SEC and NASDAQ rules, and has concluded that no such conflicts of interest exist</text:p>
          </table:table-cell>
          <table:table-cell table:style-name="ce1" office:value-type="float" office:value="0.9951" calcext:value-type="float">
            <text:p>0.9951</text:p>
          </table:table-cell>
        </table:table-row>
        <table:table-row table:style-name="ro2">
          <table:table-cell table:style-name="ce1" office:value-type="string" calcext:value-type="string">
            <text:p>COMP_CON</text:p>
          </table:table-cell>
          <table:table-cell table:style-name="ce2" office:value-type="string" calcext:value-type="string">
            <text:p>Management also in 2015 engaged Willis Towers Watson, including its predecessor entities, Willis and Towers Watson, to perform other services for the Company that are not part of the executive compensation services provided to the Compensation Committee or the director compensation services provided to the Corporate Governance and Nominating Committee</text:p>
          </table:table-cell>
          <table:table-cell table:style-name="ce1" office:value-type="float" office:value="0.9986" calcext:value-type="float">
            <text:p>0.9986</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text:s text:c="2"/>Use of Compensation Consultants <text:s text:c="4"/>The Compensation Committee retained Willis Towers Watson as its independent compensation consultant beginning in 2014</text:p>
          </table:table-cell>
          <table:table-cell table:style-name="ce1" office:value-type="float" office:value="0.9999" calcext:value-type="float">
            <text:p>0.9999</text:p>
          </table:table-cell>
        </table:table-row>
        <table:table-row table:style-name="ro6">
          <table:table-cell table:style-name="ce1" office:value-type="string" calcext:value-type="string">
            <text:p>COMP_CON</text:p>
          </table:table-cell>
          <table:table-cell table:style-name="ce2" office:value-type="string" calcext:value-type="string">
            <text:p>The Compensation Committee has sole authority with regard to the decision to retain Willis Towers Watson and, while Willis Towers Watson interacts with management from time to time in order to best coordinate with and deliver services to the Compensation Committee, it ultimately reports directly to the Compensation Committee with respect to its executive compensation consulting advice</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Upon the recommendation of the Corporate Governance and Nominating Committee, the Board of Directors has nominated the 13 director candidates listed below under the section “Directors and Director Nominees.”</text:p>
          </table:table-cell>
          <table:table-cell table:style-name="ce1" office:value-type="float" office:value="0.3858" calcext:value-type="float">
            <text:p>0.3858</text:p>
          </table:table-cell>
        </table:table-row>
        <table:table-row table:style-name="ro3">
          <table:table-cell table:style-name="ce1" office:value-type="string" calcext:value-type="string">
            <text:p>SOCENV_INC</text:p>
          </table:table-cell>
          <table:table-cell table:style-name="ce2" office:value-type="string" calcext:value-type="string">
            <text:p>Douglas Parker serves as Chairman of the Board of Directors, and John T. Cahill serves as our Lead Independent Director</text:p>
          </table:table-cell>
          <table:table-cell table:style-name="ce1" office:value-type="float" office:value="0.0685" calcext:value-type="float">
            <text:p>0.0685</text:p>
          </table:table-cell>
        </table:table-row>
        <table:table-row table:style-name="ro1">
          <table:table-cell table:style-name="ce1" office:value-type="string" calcext:value-type="string">
            <text:p>SOCENV_INC</text:p>
          </table:table-cell>
          <table:table-cell table:style-name="ce2" office:value-type="string" calcext:value-type="string">
            <text:p>Upon the recommendation of the Corporate Governance and Nominating Committee, the Board of Directors has nominated the 13 director candidates listed below under the section “Directors and Director Nominees.”</text:p>
          </table:table-cell>
          <table:table-cell table:style-name="ce1" office:value-type="float" office:value="0.1381" calcext:value-type="float">
            <text:p>0.1381</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Directors and Director Nominees <text:s text:c="2"/>Name <text:s text:c="2"/>Age <text:s text:c="5"/>Director Since <text:s text:c="4"/>Principal Occupation <text:s text:c="2"/>Independent <text:s text:c="2"/>AC <text:s text:c="2"/>CC <text:s text:c="2"/>CGNC <text:s text:c="2"/>FC James F. Albaugh <text:s text:c="4"/>65 <text:s text:c="8"/>2013 <text:s text:c="5"/>Senior Advisor to The Blackstone Group L.P.; former President and Chief Executive Officer of The Boeing Company’s Commercial Airplanes <text:s text:c="2"/>ü <text:s text:c="4"/>M <text:s text:c="2"/>M <text:s text:c="2"/>Jeffrey D. Benjamin <text:s text:c="4"/>54 <text:s text:c="7"/>2013 <text:s text:c="3"/>Senior advisor to Cyrus Capital Partners, L.P</text:p>
          </table:table-cell>
          <table:table-cell table:style-name="ce1" office:value-type="float" office:value="0.0785" calcext:value-type="float">
            <text:p>0.0785</text:p>
          </table:table-cell>
        </table:table-row>
        <table:table-row table:style-name="ro3">
          <table:table-cell table:style-name="ce1" office:value-type="string" calcext:value-type="string">
            <text:p>SOCENV_INC</text:p>
          </table:table-cell>
          <table:table-cell table:style-name="ce2" office:value-type="string" calcext:value-type="string">
            <text:p>Accordingly, our Board is diverse in many ways, with differing geographic, business and racial backgrounds</text:p>
          </table:table-cell>
          <table:table-cell table:style-name="ce1" office:value-type="float" office:value="0.1241" calcext:value-type="float">
            <text:p>0.1241</text:p>
          </table:table-cell>
        </table:table-row>
        <table:table-row table:style-name="ro9">
          <table:table-cell table:style-name="ce1" office:value-type="string" calcext:value-type="string">
            <text:p>COMP_CON</text:p>
          </table:table-cell>
          <table:table-cell table:style-name="ce2" office:value-type="string" calcext:value-type="string">
            <text:p>No <text:s text:c="8"/>Ray M. Robinson <text:s text:c="4"/>68 <text:s text:c="7"/>2013 <text:s text:c="4"/>Non-Executive Chairman of Citizens Trust Bank; former President of the Southern Region at AT&amp;T <text:s text:c="2"/>ü <text:s text:c="6"/>C <text:s text:c="2"/>Richard P. Schifter <text:s text:c="4"/>63 <text:s text:c="7"/>2013 <text:s text:c="4"/>Senior Advisor at TPG Capital, L.P.; former Partner at TPG and Arnold &amp; Porter LLP <text:s text:c="2"/>ü <text:s text:c="8"/>C AC = Audit Committee <text:s text:c="3"/>CC = Compensation Committee <text:s text:c="3"/>CGNC = Corporate Governance and Nominating Committee <text:s text:c="3"/>FN = Finance Committee M = Member <text:s text:c="3"/>C = Chairman <text:s text:c="4"/>The Corporate Governance and Nominating Committee seeks to recommend individuals to the Board of Directors with, among other things, a diversity of skills, expertise and perspective appropriate for the business and operation of the Company</text:p>
          </table:table-cell>
          <table:table-cell table:style-name="ce1" office:value-type="float" office:value="0.1148" calcext:value-type="float">
            <text:p>0.1148</text:p>
          </table:table-cell>
        </table:table-row>
        <table:table-row table:style-name="ro1">
          <table:table-cell table:style-name="ce1" office:value-type="string" calcext:value-type="string">
            <text:p>SOCENV_INC</text:p>
          </table:table-cell>
          <table:table-cell table:style-name="ce2" office:value-type="string" calcext:value-type="string">
            <text:p>The Committee also recognizes the benefits of racial and gender diversity in the boardroom, including better reflecting our global customer base and the healthy debate that stems from different viewpoints that may result from diverse backgrounds</text:p>
          </table:table-cell>
          <table:table-cell table:style-name="ce1" office:value-type="float" office:value="0.9694" calcext:value-type="float">
            <text:p>0.9694</text:p>
          </table:table-cell>
        </table:table-row>
        <table:table-row table:style-name="ro9">
          <table:table-cell table:style-name="ce1" office:value-type="string" calcext:value-type="string">
            <text:p>SOCENV_INC</text:p>
          </table:table-cell>
          <table:table-cell table:style-name="ce2" office:value-type="string" calcext:value-type="string">
            <text:p>No <text:s text:c="8"/>Ray M. Robinson <text:s text:c="4"/>68 <text:s text:c="7"/>2013 <text:s text:c="4"/>Non-Executive Chairman of Citizens Trust Bank; former President of the Southern Region at AT&amp;T <text:s text:c="2"/>ü <text:s text:c="6"/>C <text:s text:c="2"/>Richard P. Schifter <text:s text:c="4"/>63 <text:s text:c="7"/>2013 <text:s text:c="4"/>Senior Advisor at TPG Capital, L.P.; former Partner at TPG and Arnold &amp; Porter LLP <text:s text:c="2"/>ü <text:s text:c="8"/>C AC = Audit Committee <text:s text:c="3"/>CC = Compensation Committee <text:s text:c="3"/>CGNC = Corporate Governance and Nominating Committee <text:s text:c="3"/>FN = Finance Committee M = Member <text:s text:c="3"/>C = Chairman <text:s text:c="4"/>The Corporate Governance and Nominating Committee seeks to recommend individuals to the Board of Directors with, among other things, a diversity of skills, expertise and perspective appropriate for the business and operation of the Company</text:p>
          </table:table-cell>
          <table:table-cell table:style-name="ce1" office:value-type="float" office:value="0.5548" calcext:value-type="float">
            <text:p>0.5548</text:p>
          </table:table-cell>
        </table:table-row>
        <table:table-row table:style-name="ro3">
          <table:table-cell table:style-name="ce1" office:value-type="string" calcext:value-type="string">
            <text:p>COMP_CON</text:p>
          </table:table-cell>
          <table:table-cell table:style-name="ce2" office:value-type="string" calcext:value-type="string">
            <text:p>He has been a senior advisor to Cyrus Capital Partners, L.P., a registered investment advisor, since 2008</text:p>
          </table:table-cell>
          <table:table-cell table:style-name="ce1" office:value-type="float" office:value="0.4469" calcext:value-type="float">
            <text:p>0.4469</text:p>
          </table:table-cell>
        </table:table-row>
        <table:table-row table:style-name="ro3">
          <table:table-cell table:style-name="ce1" office:value-type="string" calcext:value-type="string">
            <text:p>SOCENV_INC</text:p>
          </table:table-cell>
          <table:table-cell table:style-name="ce2" office:value-type="string" calcext:value-type="string">
            <text:p>He has been a senior advisor to Cyrus Capital Partners, L.P., a registered investment advisor, since 2008</text:p>
          </table:table-cell>
          <table:table-cell table:style-name="ce1" office:value-type="float" office:value="0.1021" calcext:value-type="float">
            <text:p>0.1021</text:p>
          </table:table-cell>
        </table:table-row>
        <table:table-row table:style-name="ro4">
          <table:table-cell table:style-name="ce1" office:value-type="string" calcext:value-type="string">
            <text:p>COMP_CON</text:p>
          </table:table-cell>
          <table:table-cell table:style-name="ce2" office:value-type="string" calcext:value-type="string">
            <text:p>He also serves as a consultant to Apollo Management, L.P</text:p>
          </table:table-cell>
          <table:table-cell table:style-name="ce1" office:value-type="float" office:value="0.9406" calcext:value-type="float">
            <text:p>0.9406</text:p>
          </table:table-cell>
        </table:table-row>
        <table:table-row table:style-name="ro1">
          <table:table-cell table:style-name="ce1" office:value-type="string" calcext:value-type="string">
            <text:p>SOCENV_INC</text:p>
          </table:table-cell>
          <table:table-cell table:style-name="ce2" office:value-type="string" calcext:value-type="string">
            <text:p>He is also on the board of directors of Exco Resources, Inc., an oil and natural gas company, and Chairman of the Board of A-Mark Precious Metals, Inc., a full-service precious metals trading company and official distributor for many government mints throughout the world</text:p>
          </table:table-cell>
          <table:table-cell table:style-name="ce1" office:value-type="float" office:value="0.0595" calcext:value-type="float">
            <text:p>0.0595</text:p>
          </table:table-cell>
        </table:table-row>
        <table:table-row table:style-name="ro1">
          <table:table-cell table:style-name="ce1" office:value-type="string" calcext:value-type="string">
            <text:p>SOCENV_INC</text:p>
          </table:table-cell>
          <table:table-cell table:style-name="ce2" office:value-type="string" calcext:value-type="string">
            <text:p>John T. Cahill <text:s text:c="2"/>(Lead Independent Director; Audit and Corporate Governance and Nominating Committees) <text:s text:c="3"/>Mr. Cahill has been a member and the Lead Independent Director of the Board of Directors since December 2013</text:p>
          </table:table-cell>
          <table:table-cell table:style-name="ce1" office:value-type="float" office:value="0.4433" calcext:value-type="float">
            <text:p>0.4433</text:p>
          </table:table-cell>
        </table:table-row>
        <table:table-row table:style-name="ro1">
          <table:table-cell table:style-name="ce1" office:value-type="string" calcext:value-type="string">
            <text:p>COMP_CON</text:p>
          </table:table-cell>
          <table:table-cell table:style-name="ce2" office:value-type="string" calcext:value-type="string">
            <text:p>John T. Cahill <text:s text:c="2"/>(Lead Independent Director; Audit and Corporate Governance and Nominating Committees) <text:s text:c="3"/>Mr. Cahill has been a member and the Lead Independent Director of the Board of Directors since December 2013</text:p>
          </table:table-cell>
          <table:table-cell table:style-name="ce1" office:value-type="float" office:value="0.1187" calcext:value-type="float">
            <text:p>0.1187</text:p>
          </table:table-cell>
        </table:table-row>
        <table:table-row table:style-name="ro1">
          <table:table-cell table:style-name="ce1" office:value-type="string" calcext:value-type="string">
            <text:p>SOCENV_INC</text:p>
          </table:table-cell>
          <table:table-cell table:style-name="ce2" office:value-type="string" calcext:value-type="string">
            <text:p>Mr. Albaugh is also a member of the boards of directors of Aloft Aeroarchitects (formerly PATS Aerospace) and the Fred Hutchinson Cancer Research Center; a member of the board of governors of the Wings Club; and a member of the board of trustees of Willamette University</text:p>
          </table:table-cell>
          <table:table-cell table:style-name="ce1" office:value-type="float" office:value="0.1927" calcext:value-type="float">
            <text:p>0.1927</text:p>
          </table:table-cell>
        </table:table-row>
        <table:table-row table:style-name="ro1">
          <table:table-cell table:style-name="ce1" office:value-type="string" calcext:value-type="string">
            <text:p>COMP_CON</text:p>
          </table:table-cell>
          <table:table-cell table:style-name="ce2" office:value-type="string" calcext:value-type="string">
            <text:p>Mr. Albaugh is also a member of the boards of directors of Aloft Aeroarchitects (formerly PATS Aerospace) and the Fred Hutchinson Cancer Research Center; a member of the board of governors of the Wings Club; and a member of the board of trustees of Willamette University</text:p>
          </table:table-cell>
          <table:table-cell table:style-name="ce1" office:value-type="float" office:value="0.0574" calcext:value-type="float">
            <text:p>0.0574</text:p>
          </table:table-cell>
        </table:table-row>
        <table:table-row table:style-name="ro1">
          <table:table-cell table:style-name="ce1" office:value-type="string" calcext:value-type="string">
            <text:p>SOCENV_INC</text:p>
          </table:table-cell>
          <table:table-cell table:style-name="ce2" office:value-type="string" calcext:value-type="string">
            <text:p>He is also Chairman of the National Aeronautic Association; President of the American Institute of Aeronautics and Astronautics; and an elected member of the International Academy of Aeronautics and the National Academy of Engineering</text:p>
          </table:table-cell>
          <table:table-cell table:style-name="ce1" office:value-type="float" office:value="0.1524" calcext:value-type="float">
            <text:p>0.1524</text:p>
          </table:table-cell>
        </table:table-row>
        <table:table-row table:style-name="ro4">
          <table:table-cell table:style-name="ce1" office:value-type="string" calcext:value-type="string">
            <text:p>COMP_CON</text:p>
          </table:table-cell>
          <table:table-cell table:style-name="ce2" office:value-type="string" calcext:value-type="string">
            <text:p>He has been a senior advisor to The Blackstone Group L.P</text:p>
          </table:table-cell>
          <table:table-cell table:style-name="ce1" office:value-type="float" office:value="0.2394" calcext:value-type="float">
            <text:p>0.2394</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Director Nominees (Committee Service) <text:s text:c="3"/>Principal Occupation, Business Experience, <text:s text:c="4"/>Other Directorships Held and Age <text:s text:c="4"/>James F. Albaugh <text:s text:c="2"/>(Compensation and Corporate Governance and Nominating Committees) <text:s text:c="3"/>Mr. Albaugh has been a member of the Board of Directors since December 2013</text:p>
          </table:table-cell>
          <table:table-cell table:style-name="ce1" office:value-type="float" office:value="0.3968" calcext:value-type="float">
            <text:p>0.3968</text:p>
          </table:table-cell>
        </table:table-row>
        <table:table-row table:style-name="ro3">
          <table:table-cell table:style-name="ce1" office:value-type="string" calcext:value-type="string">
            <text:p>SOCENV_INC</text:p>
          </table:table-cell>
          <table:table-cell table:style-name="ce2" office:value-type="string" calcext:value-type="string">
            <text:p>Michael J. Embler <text:s text:c="2"/>(Audit and Finance Committees) <text:s text:c="3"/>Mr. Embler has been a member of the Board of Directors since December 2013</text:p>
          </table:table-cell>
          <table:table-cell table:style-name="ce1" office:value-type="float" office:value="0.0507" calcext:value-type="float">
            <text:p>0.0507</text:p>
          </table:table-cell>
        </table:table-row>
        <table:table-row table:style-name="ro2">
          <table:table-cell table:style-name="ce1" office:value-type="string" calcext:value-type="string">
            <text:p>COMP_CON</text:p>
          </table:table-cell>
          <table:table-cell table:style-name="ce2" office:value-type="string" calcext:value-type="string">
            <text:p>In addition to serving on the board of The Kraft Heinz Company, Mr. Cahill also currently serves as a member of the board of directors of Colgate-Palmolive Company, a consumer products company, and he was a member of the board of directors of Legg Mason, Inc., an investment management firm, from 2009 to June 2014</text:p>
          </table:table-cell>
          <table:table-cell table:style-name="ce1" office:value-type="float" office:value="0.3655" calcext:value-type="float">
            <text:p>0.3655</text:p>
          </table:table-cell>
        </table:table-row>
        <table:table-row table:style-name="ro3">
          <table:table-cell table:style-name="ce1" office:value-type="string" calcext:value-type="string">
            <text:p>COMP_CON</text:p>
          </table:table-cell>
          <table:table-cell table:style-name="ce2" office:value-type="string" calcext:value-type="string">
            <text:p>Prior to that, he served as an industrial partner at Ripplewood Holdings LLC, a private equity firm, from 2008 to 2011</text:p>
          </table:table-cell>
          <table:table-cell table:style-name="ce1" office:value-type="float" office:value="0.1024" calcext:value-type="float">
            <text:p>0.1024</text:p>
          </table:table-cell>
        </table:table-row>
        <table:table-row table:style-name="ro3">
          <table:table-cell table:style-name="ce1" office:value-type="string" calcext:value-type="string">
            <text:p>SOCENV_INC</text:p>
          </table:table-cell>
          <table:table-cell table:style-name="ce2" office:value-type="string" calcext:value-type="string">
            <text:p>Susan D. Kronick <text:s text:c="2"/>(Corporate Governance and Nominating and Finance Committees) <text:s text:c="3"/>Susan D. Kronick has been a member of the Board of Directors since November 2015</text:p>
          </table:table-cell>
          <table:table-cell table:style-name="ce1" office:value-type="float" office:value="0.4057" calcext:value-type="float">
            <text:p>0.4057</text:p>
          </table:table-cell>
        </table:table-row>
        <table:table-row table:style-name="ro3">
          <table:table-cell table:style-name="ce1" office:value-type="string" calcext:value-type="string">
            <text:p>COMP_CON</text:p>
          </table:table-cell>
          <table:table-cell table:style-name="ce2" office:value-type="string" calcext:value-type="string">
            <text:p>Susan D. Kronick <text:s text:c="2"/>(Corporate Governance and Nominating and Finance Committees) <text:s text:c="3"/>Susan D. Kronick has been a member of the Board of Directors since November 2015</text:p>
          </table:table-cell>
          <table:table-cell table:style-name="ce1" office:value-type="float" office:value="0.0655" calcext:value-type="float">
            <text:p>0.0655</text:p>
          </table:table-cell>
        </table:table-row>
        <table:table-row table:style-name="ro3">
          <table:table-cell table:style-name="ce1" office:value-type="string" calcext:value-type="string">
            <text:p>SOCENV_INC</text:p>
          </table:table-cell>
          <table:table-cell table:style-name="ce2" office:value-type="string" calcext:value-type="string">
            <text:p>Mr. Kraemer also serves as a member of the board of directors of Knight Transportation, Inc., a provider of full truckload transportation and logistics services</text:p>
          </table:table-cell>
          <table:table-cell table:style-name="ce1" office:value-type="float" office:value="0.2438" calcext:value-type="float">
            <text:p>0.2438</text:p>
          </table:table-cell>
        </table:table-row>
        <table:table-row table:style-name="ro2">
          <table:table-cell table:style-name="ce1" office:value-type="string" calcext:value-type="string">
            <text:p>SOCENV_INC</text:p>
          </table:table-cell>
          <table:table-cell table:style-name="ce2" office:value-type="string" calcext:value-type="string">
            <text:p>Mr. Kraemer’s financial expertise, corporate governance, human resources and labor relations expertise, experience in developing strategy for and managing a large public company, success as an investor and airline experience make him qualified to serve as a member of our Board of Directors</text:p>
          </table:table-cell>
          <table:table-cell table:style-name="ce1" office:value-type="float" office:value="0.1047" calcext:value-type="float">
            <text:p>0.1047</text:p>
          </table:table-cell>
        </table:table-row>
        <table:table-row table:style-name="ro3">
          <table:table-cell table:style-name="ce1" office:value-type="string" calcext:value-type="string">
            <text:p>COMP_CON</text:p>
          </table:table-cell>
          <table:table-cell table:style-name="ce2" office:value-type="string" calcext:value-type="string">
            <text:p>Since 2012, Ms. Kronick has served as an Operating Partner at Marvin Traub Associates, a New York based, retail business development consulting <text:s text:c="2"/>13</text:p>
          </table:table-cell>
          <table:table-cell table:style-name="ce1" office:value-type="float" office:value="0.3049" calcext:value-type="float">
            <text:p>0.3049</text:p>
          </table:table-cell>
        </table:table-row>
        <table:table-row table:style-name="ro1">
          <table:table-cell table:style-name="ce1" office:value-type="string" calcext:value-type="string">
            <text:p>SOCENV_INC</text:p>
          </table:table-cell>
          <table:table-cell table:style-name="ce2" office:value-type="string" calcext:value-type="string">
            <text:p>He is also a former Chairman of the board of directors of several major non-profit organizations, including the Public Broadcasting Service (PBS), Newseum in Washington, D.C., and the World Wide Web Foundation</text:p>
          </table:table-cell>
          <table:table-cell table:style-name="ce1" office:value-type="float" office:value="0.3274" calcext:value-type="float">
            <text:p>0.3274</text:p>
          </table:table-cell>
        </table:table-row>
        <table:table-row table:style-name="ro3">
          <table:table-cell table:style-name="ce1" office:value-type="string" calcext:value-type="string">
            <text:p>SOCENV_INC</text:p>
          </table:table-cell>
          <table:table-cell table:style-name="ce2" office:value-type="string" calcext:value-type="string">
            <text:p>Alberto Ibargüen <text:s text:c="2"/>(Audit and Compensation Committees) <text:s text:c="3"/>Mr. Ibargüen has been a member of the Board of Directors since December 2013</text:p>
          </table:table-cell>
          <table:table-cell table:style-name="ce1" office:value-type="float" office:value="0.1716" calcext:value-type="float">
            <text:p>0.1716</text:p>
          </table:table-cell>
        </table:table-row>
        <table:table-row table:style-name="ro3">
          <table:table-cell table:style-name="ce1" office:value-type="string" calcext:value-type="string">
            <text:p>COMP_CON</text:p>
          </table:table-cell>
          <table:table-cell table:style-name="ce2" office:value-type="string" calcext:value-type="string">
            <text:p>Alberto Ibargüen <text:s text:c="2"/>(Audit and Compensation Committees) <text:s text:c="3"/>Mr. Ibargüen has been a member of the Board of Directors since December 2013</text:p>
          </table:table-cell>
          <table:table-cell table:style-name="ce1" office:value-type="float" office:value="0.0584" calcext:value-type="float">
            <text:p>0.0584</text:p>
          </table:table-cell>
        </table:table-row>
        <table:table-row table:style-name="ro2">
          <table:table-cell table:style-name="ce1" office:value-type="string" calcext:value-type="string">
            <text:p>COMP_CON</text:p>
          </table:table-cell>
          <table:table-cell table:style-name="ce2" office:value-type="string" calcext:value-type="string">
            <text:p>Ms. O’Leary served as a director of America West and AWA from 1998 to 2005, US Airways Group and US Airways from 2005 until the Merger in December 2013, the Lucile Packard Children’s Hospital from 1997 to 2012, Stanford Hospital &amp; Clinics from 1994 to 2012, the Denver Foundation from 2013 to 2015 and the University of Colorado Hospital Authority from 2014 to 2015</text:p>
          </table:table-cell>
          <table:table-cell table:style-name="ce1" office:value-type="float" office:value="0.1646" calcext:value-type="float">
            <text:p>0.1646</text:p>
          </table:table-cell>
        </table:table-row>
        <table:table-row table:style-name="ro2">
          <table:table-cell table:style-name="ce1" office:value-type="string" calcext:value-type="string">
            <text:p>SOCENV_INC</text:p>
          </table:table-cell>
          <table:table-cell table:style-name="ce2" office:value-type="string" calcext:value-type="string">
            <text:p>Ms. O’Leary served as a director of America West and AWA from 1998 to 2005, US Airways Group and US Airways from 2005 until the Merger in December 2013, the Lucile Packard Children’s Hospital from 1997 to 2012, Stanford Hospital &amp; Clinics from 1994 to 2012, the Denver Foundation from 2013 to 2015 and the University of Colorado Hospital Authority from 2014 to 2015</text:p>
          </table:table-cell>
          <table:table-cell table:style-name="ce1" office:value-type="float" office:value="0.1188" calcext:value-type="float">
            <text:p>0.1188</text:p>
          </table:table-cell>
        </table:table-row>
        <table:table-row table:style-name="ro1">
          <table:table-cell table:style-name="ce1" office:value-type="string" calcext:value-type="string">
            <text:p>SOCENV_INC</text:p>
          </table:table-cell>
          <table:table-cell table:style-name="ce2" office:value-type="string" calcext:value-type="string">
            <text:p>Ms. O’Leary’s financial expertise, her experience in the oversight of risk management, human resources expertise, extensive service as a public company director, success as an investor and airline industry expertise make her qualified to serve as a member of our Board of Directors</text:p>
          </table:table-cell>
          <table:table-cell table:style-name="ce1" office:value-type="float" office:value="0.1325" calcext:value-type="float">
            <text:p>0.1325</text:p>
          </table:table-cell>
        </table:table-row>
        <table:table-row table:style-name="ro3">
          <table:table-cell table:style-name="ce1" office:value-type="string" calcext:value-type="string">
            <text:p>SOCENV_INC</text:p>
          </table:table-cell>
          <table:table-cell table:style-name="ce2" office:value-type="string" calcext:value-type="string">
            <text:p>Denise M. O’Leary <text:s text:c="2"/>(Corporate Governance and Nominating, and Compensation Committees) <text:s text:c="3"/>Ms. O’Leary has been a member of the Board of Directors since December 2013</text:p>
          </table:table-cell>
          <table:table-cell table:style-name="ce1" office:value-type="float" office:value="0.3365" calcext:value-type="float">
            <text:p>0.3365</text:p>
          </table:table-cell>
        </table:table-row>
        <table:table-row table:style-name="ro3">
          <table:table-cell table:style-name="ce1" office:value-type="string" calcext:value-type="string">
            <text:p>COMP_CON</text:p>
          </table:table-cell>
          <table:table-cell table:style-name="ce2" office:value-type="string" calcext:value-type="string">
            <text:p>Mr. Nesbitt currently serves on the board of directors of Jones Lang LaSalle Incorporated, a real estate services firm, and Norfolk Southern Corporation, a rail transportation company</text:p>
          </table:table-cell>
          <table:table-cell table:style-name="ce1" office:value-type="float" office:value="0.1515" calcext:value-type="float">
            <text:p>0.1515</text:p>
          </table:table-cell>
        </table:table-row>
        <table:table-row table:style-name="ro3">
          <table:table-cell table:style-name="ce1" office:value-type="string" calcext:value-type="string">
            <text:p>COMP_CON</text:p>
          </table:table-cell>
          <table:table-cell table:style-name="ce2" office:value-type="string" calcext:value-type="string">
            <text:p>Denise M. O’Leary <text:s text:c="2"/>(Corporate Governance and Nominating, and Compensation Committees) <text:s text:c="3"/>Ms. O’Leary has been a member of the Board of Directors since December 2013</text:p>
          </table:table-cell>
          <table:table-cell table:style-name="ce1" office:value-type="float" office:value="0.1482" calcext:value-type="float">
            <text:p>0.1482</text:p>
          </table:table-cell>
        </table:table-row>
        <table:table-row table:style-name="ro1">
          <table:table-cell table:style-name="ce1" office:value-type="string" calcext:value-type="string">
            <text:p>SOCENV_INC</text:p>
          </table:table-cell>
          <table:table-cell table:style-name="ce2" office:value-type="string" calcext:value-type="string">
            <text:p>Additionally, she serves on the boards of directors of Connect for Health Colorado, the state health exchange, and is a member of the boards of trustees of the Bonfils-Stanton Foundation and the University of Denver</text:p>
          </table:table-cell>
          <table:table-cell table:style-name="ce1" office:value-type="float" office:value="0.1995" calcext:value-type="float">
            <text:p>0.1995</text:p>
          </table:table-cell>
        </table:table-row>
        <table:table-row table:style-name="ro3">
          <table:table-cell table:style-name="ce1" office:value-type="string" calcext:value-type="string">
            <text:p>SOCENV_INC</text:p>
          </table:table-cell>
          <table:table-cell table:style-name="ce2" office:value-type="string" calcext:value-type="string">
            <text:p>Martin H. Nesbitt <text:s text:c="2"/>(Audit and Finance Committees) <text:s text:c="3"/>Martin H. Nesbitt has been a member of the Board of Directors since November 2015</text:p>
          </table:table-cell>
          <table:table-cell table:style-name="ce1" office:value-type="float" office:value="0.3364" calcext:value-type="float">
            <text:p>0.3364</text:p>
          </table:table-cell>
        </table:table-row>
        <table:table-row table:style-name="ro1">
          <table:table-cell table:style-name="ce1" office:value-type="string" calcext:value-type="string">
            <text:p>COMP_CON</text:p>
          </table:table-cell>
          <table:table-cell table:style-name="ce2" office:value-type="string" calcext:value-type="string">
            <text:p>Prior to that, he was an officer of the Pritzker Realty Group, L.P., the real estate group for Pritzker family interests and before that he was an Investment Manager at LaSalle Partners, one of the predecessor corporations of Jones Lang LaSalle Incorporated, a commercial real estate company</text:p>
          </table:table-cell>
          <table:table-cell table:style-name="ce1" office:value-type="float" office:value="0.4293" calcext:value-type="float">
            <text:p>0.4293</text:p>
          </table:table-cell>
        </table:table-row>
        <table:table-row table:style-name="ro3">
          <table:table-cell table:style-name="ce1" office:value-type="string" calcext:value-type="string">
            <text:p>COMP_CON</text:p>
          </table:table-cell>
          <table:table-cell table:style-name="ce2" office:value-type="string" calcext:value-type="string">
            <text:p>Martin H. Nesbitt <text:s text:c="2"/>(Audit and Finance Committees) <text:s text:c="3"/>Martin H. Nesbitt has been a member of the Board of Directors since November 2015</text:p>
          </table:table-cell>
          <table:table-cell table:style-name="ce1" office:value-type="float" office:value="0.0875" calcext:value-type="float">
            <text:p>0.0875</text:p>
          </table:table-cell>
        </table:table-row>
        <table:table-row table:style-name="ro1">
          <table:table-cell table:style-name="ce1" office:value-type="string" calcext:value-type="string">
            <text:p>COMP_CON</text:p>
          </table:table-cell>
          <table:table-cell table:style-name="ce2" office:value-type="string" calcext:value-type="string">
            <text:p>Mr. Schifter also served on the boards of directors of US Airways Group from 2005 to 2006, America West from 1994 to 2005, Ryanair, PLC, from 1996 to 2003, Midwest Airlines, Inc. from 2007 to 2009 and Republic Airways Holdings Inc. from 2009 to 2013</text:p>
          </table:table-cell>
          <table:table-cell table:style-name="ce1" office:value-type="float" office:value="0.0569" calcext:value-type="float">
            <text:p>0.0569</text:p>
          </table:table-cell>
        </table:table-row>
        <table:table-row table:style-name="ro2">
          <table:table-cell table:style-name="ce1" office:value-type="string" calcext:value-type="string">
            <text:p>COMP_CON</text:p>
          </table:table-cell>
          <table:table-cell table:style-name="ce2" office:value-type="string" calcext:value-type="string">
            <text:p>Mr. Schifter is a member of the boards of directors of EverBank Financial Corp., a bank holding company, Direct Genera Corporation, a non-standard auto insurance company, and LPL Financial Holdings, Inc., a broker-dealer, custodian for registered investment advisors and consultant to retirement plans</text:p>
          </table:table-cell>
          <table:table-cell table:style-name="ce1" office:value-type="float" office:value="0.8259" calcext:value-type="float">
            <text:p>0.8259</text:p>
          </table:table-cell>
        </table:table-row>
        <table:table-row table:style-name="ro3">
          <table:table-cell table:style-name="ce1" office:value-type="string" calcext:value-type="string">
            <text:p>COMP_CON</text:p>
          </table:table-cell>
          <table:table-cell table:style-name="ce2" office:value-type="string" calcext:value-type="string">
            <text:p>He has been Vice Chairman of the East Lake Community Foundation in Atlanta, Georgia since May 2003 and a member of the board of directors of the Georgia Aquarium since 2005</text:p>
          </table:table-cell>
          <table:table-cell table:style-name="ce1" office:value-type="float" office:value="0.1423" calcext:value-type="float">
            <text:p>0.1423</text:p>
          </table:table-cell>
        </table:table-row>
        <table:table-row table:style-name="ro3">
          <table:table-cell table:style-name="ce1" office:value-type="string" calcext:value-type="string">
            <text:p>SOCENV_INC</text:p>
          </table:table-cell>
          <table:table-cell table:style-name="ce2" office:value-type="string" calcext:value-type="string">
            <text:p>He has been Vice Chairman of the East Lake Community Foundation in Atlanta, Georgia since May 2003 and a member of the board of directors of the Georgia Aquarium since 2005</text:p>
          </table:table-cell>
          <table:table-cell table:style-name="ce1" office:value-type="float" office:value="0.1776" calcext:value-type="float">
            <text:p>0.1776</text:p>
          </table:table-cell>
        </table:table-row>
        <table:table-row table:style-name="ro4">
          <table:table-cell table:style-name="ce1" office:value-type="string" calcext:value-type="string">
            <text:p>COMP_CON</text:p>
          </table:table-cell>
          <table:table-cell table:style-name="ce2" office:value-type="string" calcext:value-type="string">
            <text:p>He has been a senior advisor at TPG, a private equity firm, since 2013</text:p>
          </table:table-cell>
          <table:table-cell table:style-name="ce1" office:value-type="float" office:value="0.444" calcext:value-type="float">
            <text:p>0.444</text:p>
          </table:table-cell>
        </table:table-row>
        <table:table-row table:style-name="ro1">
          <table:table-cell table:style-name="ce1" office:value-type="string" calcext:value-type="string">
            <text:p>COMP_CON</text:p>
          </table:table-cell>
          <table:table-cell table:style-name="ce2" office:value-type="string" calcext:value-type="string">
            <text:p>Prior to joining TPG, Mr. Schifter was a partner at the law firm of Arnold &amp; Porter LLP in Washington, D.C., where he specialized in bankruptcy law and corporate restructuring and represented Air Partners in connection with the acquisition of Continental Airlines in 1993</text:p>
          </table:table-cell>
          <table:table-cell table:style-name="ce1" office:value-type="float" office:value="0.5476" calcext:value-type="float">
            <text:p>0.5476</text:p>
          </table:table-cell>
        </table:table-row>
        <table:table-row table:style-name="ro2">
          <table:table-cell table:style-name="ce1" office:value-type="string" calcext:value-type="string">
            <text:p>SOCENV_INC</text:p>
          </table:table-cell>
          <table:table-cell table:style-name="ce2" office:value-type="string" calcext:value-type="string">
            <text:p>Since 2003, Mr. Robinson has also served as a director and non-executive Chairman of Citizens Trust Bank of Atlanta, Georgia, the nation’s second largest African American-owned bank and the largest such bank in the Southeastern U.S. He previously served as a director of RailAmerica Inc. from 2009 to 2011</text:p>
          </table:table-cell>
          <table:table-cell table:style-name="ce1" office:value-type="float" office:value="0.1373" calcext:value-type="float">
            <text:p>0.1373</text:p>
          </table:table-cell>
        </table:table-row>
        <table:table-row table:style-name="ro9">
          <table:table-cell table:style-name="ce1" office:value-type="string" calcext:value-type="string">
            <text:p>SOCENV_INC</text:p>
          </table:table-cell>
          <table:table-cell table:style-name="ce2" office:value-type="string" calcext:value-type="string">
            <text:p>Mr. Robinson is nonexecutive Chairman of the board of directors of Aaron’s, Inc., a specialty retailer of consumer electronics, computers, residential furniture, household appliances and accessories, a member of the board of directors of Acuity Brands, Inc., a lighting solutions company, a member of the board of directors of Avnet, Inc., a distributor of electronic components, enterprise computer and storage products, information technology services and embedded subsystems, and a member of the board of directors of Fortress Transportation and Infrastructure, a company that invests in high quality infrastructure and equipment that is essential for the transportation of goods and people globally</text:p>
          </table:table-cell>
          <table:table-cell table:style-name="ce1" office:value-type="float" office:value="0.7119" calcext:value-type="float">
            <text:p>0.7119</text:p>
          </table:table-cell>
        </table:table-row>
        <table:table-row table:style-name="ro2">
          <table:table-cell table:style-name="ce1" office:value-type="string" calcext:value-type="string">
            <text:p>COMP_CON</text:p>
          </table:table-cell>
          <table:table-cell table:style-name="ce2" office:value-type="string" calcext:value-type="string">
            <text:p>Since 2003, Mr. Robinson has also served as a director and non-executive Chairman of Citizens Trust Bank of Atlanta, Georgia, the nation’s second largest African American-owned bank and the largest such bank in the Southeastern U.S. He previously served as a director of RailAmerica Inc. from 2009 to 2011</text:p>
          </table:table-cell>
          <table:table-cell table:style-name="ce1" office:value-type="float" office:value="0.0895" calcext:value-type="float">
            <text:p>0.0895</text:p>
          </table:table-cell>
        </table:table-row>
        <table:table-row table:style-name="ro3">
          <table:table-cell table:style-name="ce1" office:value-type="string" calcext:value-type="string">
            <text:p>COMP_CON</text:p>
          </table:table-cell>
          <table:table-cell table:style-name="ce2" office:value-type="string" calcext:value-type="string">
            <text:p>Ray M. Robinson <text:s text:c="2"/>(Chair of the Corporate Governance and Nominating Committee) <text:s text:c="3"/>Mr. Robinson has been a member of the Board of Directors since December 2013</text:p>
          </table:table-cell>
          <table:table-cell table:style-name="ce1" office:value-type="float" office:value="0.0951" calcext:value-type="float">
            <text:p>0.0951</text:p>
          </table:table-cell>
        </table:table-row>
        <table:table-row table:style-name="ro3">
          <table:table-cell table:style-name="ce1" office:value-type="string" calcext:value-type="string">
            <text:p>SOCENV_INC</text:p>
          </table:table-cell>
          <table:table-cell table:style-name="ce2" office:value-type="string" calcext:value-type="string">
            <text:p>Ray M. Robinson <text:s text:c="2"/>(Chair of the Corporate Governance and Nominating Committee) <text:s text:c="3"/>Mr. Robinson has been a member of the Board of Directors since December 2013</text:p>
          </table:table-cell>
          <table:table-cell table:style-name="ce1" office:value-type="float" office:value="0.3226" calcext:value-type="float">
            <text:p>0.3226</text:p>
          </table:table-cell>
        </table:table-row>
        <table:table-row table:style-name="ro3">
          <table:table-cell table:style-name="ce1" office:value-type="string" calcext:value-type="string">
            <text:p>COMP_CON</text:p>
          </table:table-cell>
          <table:table-cell table:style-name="ce2" office:value-type="string" calcext:value-type="string">
            <text:p>A copy of the charter of the Compensation Committee is available on our website at <text:s/>www.aa.com <text:s/>under the links “Investor Relations”— “Corporate Governance.”</text:p>
          </table:table-cell>
          <table:table-cell table:style-name="ce1" office:value-type="float" office:value="0.7677" calcext:value-type="float">
            <text:p>0.7677</text:p>
          </table:table-cell>
        </table:table-row>
        <table:table-row table:style-name="ro1">
          <table:table-cell table:style-name="ce1" office:value-type="string" calcext:value-type="string">
            <text:p>SOCENV_INC</text:p>
          </table:table-cell>
          <table:table-cell table:style-name="ce2" office:value-type="string" calcext:value-type="string">
            <text:p>Each Audit Committee member is considered independent under the rules and regulations of the SEC and NASDAQ, and the Governance Guidelines, and has been determined to be financially literate</text:p>
          </table:table-cell>
          <table:table-cell table:style-name="ce1" office:value-type="float" office:value="0.1376" calcext:value-type="float">
            <text:p>0.1376</text:p>
          </table:table-cell>
        </table:table-row>
        <table:table-row table:style-name="ro1">
          <table:table-cell table:style-name="ce1" office:value-type="string" calcext:value-type="string">
            <text:p>COMP_CON</text:p>
          </table:table-cell>
          <table:table-cell table:style-name="ce2" office:value-type="string" calcext:value-type="string">
            <text:p>Each Audit Committee member is considered independent under the rules and regulations of the SEC and NASDAQ, and the Governance Guidelines, and has been determined to be financially literate</text:p>
          </table:table-cell>
          <table:table-cell table:style-name="ce1" office:value-type="float" office:value="0.1958" calcext:value-type="float">
            <text:p>0.1958</text:p>
          </table:table-cell>
        </table:table-row>
        <table:table-row table:style-name="ro2">
          <table:table-cell table:style-name="ce1" office:value-type="string" calcext:value-type="string">
            <text:p>SOCENV_INC</text:p>
          </table:table-cell>
          <table:table-cell table:style-name="ce2" office:value-type="string" calcext:value-type="string">
            <text:p>Our Board of Directors has determined that all members of the Compensation Committee are independent within the meaning of applicable NASDAQ listing standards and the Governance Guidelines, are “non-employee directors” as defined by Rule 16b-3 under the Exchange Act, and are “outside directors” within the meaning of Section 162(m) of the U.S</text:p>
          </table:table-cell>
          <table:table-cell table:style-name="ce1" office:value-type="float" office:value="0.2303" calcext:value-type="float">
            <text:p>0.2303</text:p>
          </table:table-cell>
        </table:table-row>
        <table:table-row table:style-name="ro3">
          <table:table-cell table:style-name="ce1" office:value-type="string" calcext:value-type="string">
            <text:p>COMP_CON</text:p>
          </table:table-cell>
          <table:table-cell table:style-name="ce2" office:value-type="string" calcext:value-type="string">
            <text:p>A copy of the charter of the Audit Committee is available on our website at <text:s/>www.aa.com <text:s/>under the links “Investor Relations”— “Corporate Governance.”</text:p>
          </table:table-cell>
          <table:table-cell table:style-name="ce1" office:value-type="float" office:value="0.7783" calcext:value-type="float">
            <text:p>0.7783</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oversees our internal accounting function and oversees and reports to the Board of Directors with respect to other auditing and accounting matters, including the selection of our independent auditors, the scope of annual audits, fees to be paid to our independent auditors and the performance of our independent auditors</text:p>
          </table:table-cell>
          <table:table-cell table:style-name="ce1" office:value-type="float" office:value="0.6568" calcext:value-type="float">
            <text:p>0.6568</text:p>
          </table:table-cell>
        </table:table-row>
        <table:table-row table:style-name="ro1">
          <table:table-cell table:style-name="ce1" office:value-type="string" calcext:value-type="string">
            <text:p>SOCENV_INC</text:p>
          </table:table-cell>
          <table:table-cell table:style-name="ce2" office:value-type="string" calcext:value-type="string">
            <text:p>The Compensation Committee is also responsible for, among other things, oversight of the Company’s compensation risk management, succession planning and workforce diversity, and may review compensation-related stockholder proposals</text:p>
          </table:table-cell>
          <table:table-cell table:style-name="ce1" office:value-type="float" office:value="0.9018" calcext:value-type="float">
            <text:p>0.901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mmittees The Board of Directors currently has four standing committees: the Audit Committee, the Compensation Committee, the Corporate Governance and Nominating Committee and the Finance Committee</text:p>
          </table:table-cell>
          <table:table-cell table:style-name="ce1" office:value-type="float" office:value="0.1219" calcext:value-type="float">
            <text:p>0.1219</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mmittees The Board of Directors currently has four standing committees: the Audit Committee, the Compensation Committee, the Corporate Governance and Nominating Committee and the Finance Committee</text:p>
          </table:table-cell>
          <table:table-cell table:style-name="ce1" office:value-type="float" office:value="0.4908" calcext:value-type="float">
            <text:p>0.4908</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generally receives information from the Chief Executive Officer, the Executive Vice President—People and Communications and compensation consultants engaged by the Compensation Committee in connection with its determinations regarding executive compensation</text:p>
          </table:table-cell>
          <table:table-cell table:style-name="ce1" office:value-type="float" office:value="0.8996" calcext:value-type="float">
            <text:p>0.8996</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may delegate all or a portion of its authority to administer our compensation and benefits plans to a subcommittee, to another committee of the Board of Directors or to one or more executive officers, provided that any such delegation does not include the authority to make stock incentive grants to any executive officer</text:p>
          </table:table-cell>
          <table:table-cell table:style-name="ce1" office:value-type="float" office:value="0.098" calcext:value-type="float">
            <text:p>0.098</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s role includes oversight of the procedures for compliance with significant applicable legal, ethical, and regulatory requirements that impact corporate governance</text:p>
          </table:table-cell>
          <table:table-cell table:style-name="ce1" office:value-type="float" office:value="0.8757" calcext:value-type="float">
            <text:p>0.8757</text:p>
          </table:table-cell>
        </table:table-row>
        <table:table-row table:style-name="ro2">
          <table:table-cell table:style-name="ce1" office:value-type="string" calcext:value-type="string">
            <text:p>COMP_CON</text:p>
          </table:table-cell>
          <table:table-cell table:style-name="ce2" office:value-type="string" calcext:value-type="string">
            <text:p>The Corporate Governance and Nominating Committee’s charter gives the Corporate Governance and Nominating Committee the authority and responsibility for reviewing the compensation of the non-employee members of the Board of Directors and making recommendations regarding changes to the full Board of Directors</text:p>
          </table:table-cell>
          <table:table-cell table:style-name="ce1" office:value-type="float" office:value="0.3849" calcext:value-type="float">
            <text:p>0.3849</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also periodically reviews the compensation paid to non-employee directors for their service on the Board of Directors and its committees, and recommends any changes to the full Board of Directors for its approval</text:p>
          </table:table-cell>
          <table:table-cell table:style-name="ce1" office:value-type="float" office:value="0.8489" calcext:value-type="float">
            <text:p>0.8489</text:p>
          </table:table-cell>
        </table:table-row>
        <table:table-row table:style-name="ro4">
          <table:table-cell table:style-name="ce1" office:value-type="string" calcext:value-type="string">
            <text:p>SOCENV_INC</text:p>
          </table:table-cell>
          <table:table-cell table:style-name="ce2" office:value-type="string" calcext:value-type="string">
            <text:p>Corporate Governance and Nominating Committee Process for Director Compensation</text:p>
          </table:table-cell>
          <table:table-cell table:style-name="ce1" office:value-type="float" office:value="0.2047" calcext:value-type="float">
            <text:p>0.2047</text:p>
          </table:table-cell>
        </table:table-row>
        <table:table-row table:style-name="ro2">
          <table:table-cell table:style-name="ce1" office:value-type="string" calcext:value-type="string">
            <text:p>SOCENV_INC</text:p>
          </table:table-cell>
          <table:table-cell table:style-name="ce2" office:value-type="string" calcext:value-type="string">
            <text:p>The Corporate Governance and Nominating Committee’s charter gives the Corporate Governance and Nominating Committee the authority and responsibility for reviewing the compensation of the non-employee members of the Board of Directors and making recommendations regarding changes to the full Board of Directors</text:p>
          </table:table-cell>
          <table:table-cell table:style-name="ce1" office:value-type="float" office:value="0.1391" calcext:value-type="float">
            <text:p>0.1391</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has determined that all members of the Corporate Governance and Nominating Committee are independent within the meaning of applicable NASDAQ listing standards and our Governance Guidelines</text:p>
          </table:table-cell>
          <table:table-cell table:style-name="ce1" office:value-type="float" office:value="0.2373" calcext:value-type="float">
            <text:p>0.2373</text:p>
          </table:table-cell>
        </table:table-row>
        <table:table-row table:style-name="ro3">
          <table:table-cell table:style-name="ce1" office:value-type="string" calcext:value-type="string">
            <text:p>COMP_CON</text:p>
          </table:table-cell>
          <table:table-cell table:style-name="ce2" office:value-type="string" calcext:value-type="string">
            <text:p>A copy of the Corporate Governance and Nominating Committee charter is available on our website at <text:s/>www.aa.com <text:s/>under the links “Investor Relations”— “Corporate Governance.”</text:p>
          </table:table-cell>
          <table:table-cell table:style-name="ce1" office:value-type="float" office:value="0.7442" calcext:value-type="float">
            <text:p>0.7442</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has determined that all members of the Corporate Governance and Nominating Committee are independent within the meaning of applicable NASDAQ listing standards and our Governance Guidelines</text:p>
          </table:table-cell>
          <table:table-cell table:style-name="ce1" office:value-type="float" office:value="0.059" calcext:value-type="float">
            <text:p>0.059</text:p>
          </table:table-cell>
        </table:table-row>
        <table:table-row table:style-name="ro10">
          <table:table-cell table:style-name="ce1" office:value-type="string" calcext:value-type="string">
            <text:p>COMP_CON</text:p>
          </table:table-cell>
          <table:table-cell table:style-name="ce2" office:value-type="string" calcext:value-type="string">
            <text:p>The Corporate Governance and Nominating Committee oversees all aspects of our corporate governance functions on behalf of the Board of Directors, including (i) identifying individuals qualified to become members of the Board of Directors; (ii) recommending to the Board of Directors the selection of director nominees; (iii) reviewing and assessing the Governance Guidelines; (iv) taking actions with respect to incumbent directors who fail to receive the required vote for reelection in uncontested elections, including accepting or not accepting previously tendered resignations or requesting that such directors submit resignations; and (v) periodically reviewing and assessing the adequacy and application of the Governance Guidelines, and recommending any changes deemed appropriate to the Board of Directors for its consideration; and (vi) periodically reviewing and evaluating, with the Company’s management, the Company’s governance-related risks and risk management practices</text:p>
          </table:table-cell>
          <table:table-cell table:style-name="ce1" office:value-type="float" office:value="0.7084" calcext:value-type="float">
            <text:p>0.7084</text:p>
          </table:table-cell>
        </table:table-row>
        <table:table-row table:style-name="ro4">
          <table:table-cell table:style-name="ce1" office:value-type="string" calcext:value-type="string">
            <text:p>COMP_CON</text:p>
          </table:table-cell>
          <table:table-cell table:style-name="ce2" office:value-type="string" calcext:value-type="string">
            <text:p>The Corporate Governance and Nominating Committee met five (5) times in 2015</text:p>
          </table:table-cell>
          <table:table-cell table:style-name="ce1" office:value-type="float" office:value="0.1126" calcext:value-type="float">
            <text:p>0.1126</text:p>
          </table:table-cell>
        </table:table-row>
        <table:table-row table:style-name="ro4">
          <table:table-cell table:style-name="ce1" office:value-type="string" calcext:value-type="string">
            <text:p>SOCENV_INC</text:p>
          </table:table-cell>
          <table:table-cell table:style-name="ce2" office:value-type="string" calcext:value-type="string">
            <text:p>The Corporate Governance and Nominating Committee met five (5) times in 2015</text:p>
          </table:table-cell>
          <table:table-cell table:style-name="ce1" office:value-type="float" office:value="0.3537" calcext:value-type="float">
            <text:p>0.3537</text:p>
          </table:table-cell>
        </table:table-row>
        <table:table-row table:style-name="ro3">
          <table:table-cell table:style-name="ce1" office:value-type="string" calcext:value-type="string">
            <text:p>COMP_CON</text:p>
          </table:table-cell>
          <table:table-cell table:style-name="ce2" office:value-type="string" calcext:value-type="string">
            <text:p>Corporate Governance and Nominating Committee <text:s text:c="4"/>The Corporate Governance and Nominating Committee is currently comprised of Messrs. Robinson (Chair), Albaugh and Cahill, and Mses</text:p>
          </table:table-cell>
          <table:table-cell table:style-name="ce1" office:value-type="float" office:value="0.0739" calcext:value-type="float">
            <text:p>0.0739</text:p>
          </table:table-cell>
        </table:table-row>
        <table:table-row table:style-name="ro3">
          <table:table-cell table:style-name="ce1" office:value-type="string" calcext:value-type="string">
            <text:p>SOCENV_INC</text:p>
          </table:table-cell>
          <table:table-cell table:style-name="ce2" office:value-type="string" calcext:value-type="string">
            <text:p>Corporate Governance and Nominating Committee <text:s text:c="4"/>The Corporate Governance and Nominating Committee is currently comprised of Messrs. Robinson (Chair), Albaugh and Cahill, and Mses</text:p>
          </table:table-cell>
          <table:table-cell table:style-name="ce1" office:value-type="float" office:value="0.2138" calcext:value-type="float">
            <text:p>0.2138</text:p>
          </table:table-cell>
        </table:table-row>
        <table:table-row table:style-name="ro3">
          <table:table-cell table:style-name="ce1" office:value-type="string" calcext:value-type="string">
            <text:p>SOCENV_INC</text:p>
          </table:table-cell>
          <table:table-cell table:style-name="ce2" office:value-type="string" calcext:value-type="string">
            <text:p>Accordingly, our Board is diverse in many ways, with differing geographic, business and racial backgrounds</text:p>
          </table:table-cell>
          <table:table-cell table:style-name="ce1" office:value-type="float" office:value="0.1241" calcext:value-type="float">
            <text:p>0.1241</text:p>
          </table:table-cell>
        </table:table-row>
        <table:table-row table:style-name="ro3">
          <table:table-cell table:style-name="ce1" office:value-type="string" calcext:value-type="string">
            <text:p>SOCENV_INC</text:p>
          </table:table-cell>
          <table:table-cell table:style-name="ce2" office:value-type="string" calcext:value-type="string">
            <text:p>The Corporate Governance and Nominating Committee does not assign specific weight to particular criteria and no particular criterion is necessarily applicable to all prospective nominees</text:p>
          </table:table-cell>
          <table:table-cell table:style-name="ce1" office:value-type="float" office:value="0.0974" calcext:value-type="float">
            <text:p>0.0974</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 also recognizes the benefits of racial and gender diversity in the boardroom, including better reflecting our global customer base and the healthy debate that stems from different viewpoints that may result from diverse backgrounds</text:p>
          </table:table-cell>
          <table:table-cell table:style-name="ce1" office:value-type="float" office:value="0.9665" calcext:value-type="float">
            <text:p>0.9665</text:p>
          </table:table-cell>
        </table:table-row>
        <table:table-row table:style-name="ro6">
          <table:table-cell table:style-name="ce1" office:value-type="string" calcext:value-type="string">
            <text:p>SOCENV_INC</text:p>
          </table:table-cell>
          <table:table-cell table:style-name="ce2" office:value-type="string" calcext:value-type="string">
            <text:p>The Corporate Governance and Nominating Committee periodically evaluates the performance of the Board of Directors, its committees and the directors in an effort to facilitate the continuous improvement of the Board of Directors, as well as to assess the specific qualifications, experiences and perspectives of future director candidates that would be most valuable and have the most impact on our success</text:p>
          </table:table-cell>
          <table:table-cell table:style-name="ce1" office:value-type="float" office:value="0.664" calcext:value-type="float">
            <text:p>0.664</text:p>
          </table:table-cell>
        </table:table-row>
        <table:table-row table:style-name="ro6">
          <table:table-cell table:style-name="ce1" office:value-type="string" calcext:value-type="string">
            <text:p>SOCENV_INC</text:p>
          </table:table-cell>
          <table:table-cell table:style-name="ce2" office:value-type="string" calcext:value-type="string">
            <text:p>Consistent with its charter, the Corporate Governance and Nominating Committee proposes for nomination existing directors and new candidates who have the highest personal and professional integrity, have demonstrated exceptional intelligence and judgment, have proven leadership skills, are committed to our success, and have the ability to work effectively with the Chief Executive Officer and other members of the Board of Directors</text:p>
          </table:table-cell>
          <table:table-cell table:style-name="ce1" office:value-type="float" office:value="0.6351" calcext:value-type="float">
            <text:p>0.6351</text:p>
          </table:table-cell>
        </table:table-row>
        <table:table-row table:style-name="ro5">
          <table:table-cell table:style-name="ce1" office:value-type="string" calcext:value-type="string">
            <text:p>SOCENV_INC</text:p>
          </table:table-cell>
          <table:table-cell table:style-name="ce2" office:value-type="string" calcext:value-type="string">
            <text:p>The Corporate Governance and Nominating Committee and the Board of Directors believe that the Board of Directors is, and should continue to be, comprised of persons who can contribute experience in public company board service and corporate governance and areas such as strategic planning, leadership of large, complex organizations, operations, mergers and acquisitions, the airplane and airline industry, accounting, financial literacy, finance, banking, investment, asset management and restructuring, capital markets, capital management, risk management, legal analysis, customer service, consumer marketing, communications, labor relations, human resources, leadership assessment and diversity, safety, investing, information technology and community service</text:p>
          </table:table-cell>
          <table:table-cell table:style-name="ce1" office:value-type="float" office:value="0.9922" calcext:value-type="float">
            <text:p>0.9922</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and Nominating Committee does not assign specific weight to particular criteria and no particular criterion is necessarily applicable to all prospective nominees</text:p>
          </table:table-cell>
          <table:table-cell table:style-name="ce1" office:value-type="float" office:value="0.3196" calcext:value-type="float">
            <text:p>0.3196</text:p>
          </table:table-cell>
        </table:table-row>
        <table:table-row table:style-name="ro1">
          <table:table-cell table:style-name="ce1" office:value-type="string" calcext:value-type="string">
            <text:p>SOCENV_INC</text:p>
          </table:table-cell>
          <table:table-cell table:style-name="ce2" office:value-type="string" calcext:value-type="string">
            <text:p>The Governance Guidelines specify that it is the Board of Directors’ objective that it be composed of individuals who have, among other things, a diversity of skills, expertise, and perspective appropriate for the business and operation of the Company</text:p>
          </table:table-cell>
          <table:table-cell table:style-name="ce1" office:value-type="float" office:value="0.8718" calcext:value-type="float">
            <text:p>0.8718</text:p>
          </table:table-cell>
        </table:table-row>
        <table:table-row table:style-name="ro1">
          <table:table-cell table:style-name="ce1" office:value-type="string" calcext:value-type="string">
            <text:p>SOCENV_INC</text:p>
          </table:table-cell>
          <table:table-cell table:style-name="ce2" office:value-type="string" calcext:value-type="string">
            <text:p>Based on the Corporate Governance and Nominating Committee’s evaluation of each of the current nominees’ qualifications and his or her prior performance as a director, the Corporate Governance and Nominating Committee determined to recommend the 13 directors for election</text:p>
          </table:table-cell>
          <table:table-cell table:style-name="ce1" office:value-type="float" office:value="0.0686" calcext:value-type="float">
            <text:p>0.0686</text:p>
          </table:table-cell>
        </table:table-row>
        <table:table-row table:style-name="ro1">
          <table:table-cell table:style-name="ce1" office:value-type="string" calcext:value-type="string">
            <text:p>COMP_CON</text:p>
          </table:table-cell>
          <table:table-cell table:style-name="ce2" office:value-type="string" calcext:value-type="string">
            <text:p>Based on the Corporate Governance and Nominating Committee’s evaluation of each of the current nominees’ qualifications and his or her prior performance as a director, the Corporate Governance and Nominating Committee determined to recommend the 13 directors for election</text:p>
          </table:table-cell>
          <table:table-cell table:style-name="ce1" office:value-type="float" office:value="0.581" calcext:value-type="float">
            <text:p>0.581</text:p>
          </table:table-cell>
        </table:table-row>
        <table:table-row table:style-name="ro3">
          <table:table-cell table:style-name="ce1" office:value-type="string" calcext:value-type="string">
            <text:p>SOCENV_INC</text:p>
          </table:table-cell>
          <table:table-cell table:style-name="ce2" office:value-type="string" calcext:value-type="string">
            <text:p>The effectiveness of the Board of Directors and the recruitment of directors are overseen by the Corporate Governance and Nominating Committee</text:p>
          </table:table-cell>
          <table:table-cell table:style-name="ce1" office:value-type="float" office:value="0.2498" calcext:value-type="float">
            <text:p>0.2498</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currently includes a group of individuals who have demonstrated success and leadership in a variety of fields and endeavors, with a broad diversity of experience, opinions, perspectives, professions, skills, expertise, education, geographic representation and backgrounds</text:p>
          </table:table-cell>
          <table:table-cell table:style-name="ce1" office:value-type="float" office:value="0.9574" calcext:value-type="float">
            <text:p>0.9574</text:p>
          </table:table-cell>
        </table:table-row>
        <table:table-row table:style-name="ro3">
          <table:table-cell table:style-name="ce1" office:value-type="string" calcext:value-type="string">
            <text:p>COMP_CON</text:p>
          </table:table-cell>
          <table:table-cell table:style-name="ce2" office:value-type="string" calcext:value-type="string">
            <text:p>The effectiveness of the Board of Directors and the recruitment of directors are overseen by the Corporate Governance and Nominating Committee</text:p>
          </table:table-cell>
          <table:table-cell table:style-name="ce1" office:value-type="float" office:value="0.167" calcext:value-type="float">
            <text:p>0.167</text:p>
          </table:table-cell>
        </table:table-row>
        <table:table-row table:style-name="ro3">
          <table:table-cell table:style-name="ce1" office:value-type="string" calcext:value-type="string">
            <text:p>COMP_CON</text:p>
          </table:table-cell>
          <table:table-cell table:style-name="ce2" office:value-type="string" calcext:value-type="string">
            <text:p>In evaluating candidates for director, the Corporate Governance and Nominating Committee considers the qualifications described below</text:p>
          </table:table-cell>
          <table:table-cell table:style-name="ce1" office:value-type="float" office:value="0.5438" calcext:value-type="float">
            <text:p>0.5438</text:p>
          </table:table-cell>
        </table:table-row>
        <table:table-row table:style-name="ro3">
          <table:table-cell table:style-name="ce1" office:value-type="string" calcext:value-type="string">
            <text:p>SOCENV_INC</text:p>
          </table:table-cell>
          <table:table-cell table:style-name="ce2" office:value-type="string" calcext:value-type="string">
            <text:p>In evaluating candidates for director, the Corporate Governance and Nominating Committee considers the qualifications described below</text:p>
          </table:table-cell>
          <table:table-cell table:style-name="ce1" office:value-type="float" office:value="0.084" calcext:value-type="float">
            <text:p>0.084</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and Nominating Committee received no nominations from stockholders for the Annual Meeting</text:p>
          </table:table-cell>
          <table:table-cell table:style-name="ce1" office:value-type="float" office:value="0.0754" calcext:value-type="float">
            <text:p>0.0754</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text:s text:c="2"/>Corporate Governance and Nominating Committee in reviewing director compensation</text:p>
          </table:table-cell>
          <table:table-cell table:style-name="ce1" office:value-type="float" office:value="0.6219" calcext:value-type="float">
            <text:p>0.6219</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has authority to retain and terminate any outside advisors, such as compensation consultants and legal counsel, and to determine their compensation</text:p>
          </table:table-cell>
          <table:table-cell table:style-name="ce1" office:value-type="float" office:value="0.9649" calcext:value-type="float">
            <text:p>0.9649</text:p>
          </table:table-cell>
        </table:table-row>
        <table:table-row table:style-name="ro3">
          <table:table-cell table:style-name="ce1" office:value-type="string" calcext:value-type="string">
            <text:p>COMP_CON</text:p>
          </table:table-cell>
          <table:table-cell table:style-name="ce2" office:value-type="string" calcext:value-type="string">
            <text:p>In performing its function, the Finance Committee may seek the advice of senior management or outside advisors, as deemed appropriate by its Chair</text:p>
          </table:table-cell>
          <table:table-cell table:style-name="ce1" office:value-type="float" office:value="0.962" calcext:value-type="float">
            <text:p>0.962</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 has a policy of considering candidates who are nominated by stockholders for membership to the Board of Directors in the same manner as candidates recommended by members of the Board of Directors</text:p>
          </table:table-cell>
          <table:table-cell table:style-name="ce1" office:value-type="float" office:value="0.1911" calcext:value-type="float">
            <text:p>0.1911</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has a policy of considering candidates who are nominated by stockholders for membership to the Board of Directors in the same manner as candidates recommended by members of the Board of Directors</text:p>
          </table:table-cell>
          <table:table-cell table:style-name="ce1" office:value-type="float" office:value="0.0612" calcext:value-type="float">
            <text:p>0.0612</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text:s text:c="2"/>In accordance with applicable NASDAQ listing standards, the Board of Directors confirms that at least a majority of the Board of Directors is independent in accordance with the NASDAQ definition of independence and that the members of the Board of Directors, as a group, maintain the requisite qualifications under applicable NASDAQ listing standards for service on the Audit, Compensation, and Corporate Governance and Nominating Committees</text:p>
          </table:table-cell>
          <table:table-cell table:style-name="ce1" office:value-type="float" office:value="0.6991" calcext:value-type="float">
            <text:p>0.6991</text:p>
          </table:table-cell>
        </table:table-row>
        <table:table-row table:style-name="ro3">
          <table:table-cell table:style-name="ce1" office:value-type="string" calcext:value-type="string">
            <text:p>COMP_CON</text:p>
          </table:table-cell>
          <table:table-cell table:style-name="ce2" office:value-type="string" calcext:value-type="string">
            <text:p>All qualified submissions will be reviewed by the Corporate Governance and Nominating Committee at the next appropriate meeting</text:p>
          </table:table-cell>
          <table:table-cell table:style-name="ce1" office:value-type="float" office:value="0.4115" calcext:value-type="float">
            <text:p>0.4115</text:p>
          </table:table-cell>
        </table:table-row>
        <table:table-row table:style-name="ro6">
          <table:table-cell table:style-name="ce1" office:value-type="string" calcext:value-type="string">
            <text:p>COMP_CON</text:p>
          </table:table-cell>
          <table:table-cell table:style-name="ce2" office:value-type="string" calcext:value-type="string">
            <text:p>Any stockholder wishing to nominate or recommend a director candidate for nomination should submit in writing the candidate’s name, biographical information, business qualifications, and other information required by the Bylaws, to Ray M. Robinson, Chair of the Corporate Governance and Nominating Committee, American Airlines Group Inc., 4333 Amon Carter Blvd., MD 5675, Fort Worth, Texas 76155</text:p>
          </table:table-cell>
          <table:table-cell table:style-name="ce1" office:value-type="float" office:value="0.7388" calcext:value-type="float">
            <text:p>0.7388</text:p>
          </table:table-cell>
        </table:table-row>
        <table:table-row table:style-name="ro6">
          <table:table-cell table:style-name="ce1" office:value-type="string" calcext:value-type="string">
            <text:p>SOCENV_INC</text:p>
          </table:table-cell>
          <table:table-cell table:style-name="ce2" office:value-type="string" calcext:value-type="string">
            <text:p>Any stockholder wishing to nominate or recommend a director candidate for nomination should submit in writing the candidate’s name, biographical information, business qualifications, and other information required by the Bylaws, to Ray M. Robinson, Chair of the Corporate Governance and Nominating Committee, American Airlines Group Inc., 4333 Amon Carter Blvd., MD 5675, Fort Worth, Texas 76155</text:p>
          </table:table-cell>
          <table:table-cell table:style-name="ce1" office:value-type="float" office:value="0.0558" calcext:value-type="float">
            <text:p>0.0558</text:p>
          </table:table-cell>
        </table:table-row>
        <table:table-row table:style-name="ro11">
          <table:table-cell table:style-name="ce1" office:value-type="string" calcext:value-type="string">
            <text:p>SOCENV_INC</text:p>
          </table:table-cell>
          <table:table-cell table:style-name="ce2" office:value-type="string" calcext:value-type="string">
            <text:p>Effective January 27, 2016, at the recommendation of Willis Towers Watson and the Corporate Governance and Nominating Committee, the Board of Directors approved increasing the annual retainer for service on the Board of Directors by $10,000, the annual retainer for service on the Compensation, Corporate Governance and Nominating, or Finance Committees by $2,500 and the annual retainer for service as Chair of the Compensation, Corporate Governance and Nominating, or Finance Committees by $5,000</text:p>
          </table:table-cell>
          <table:table-cell table:style-name="ce1" office:value-type="float" office:value="0.1677" calcext:value-type="float">
            <text:p>0.1677</text:p>
          </table:table-cell>
        </table:table-row>
        <table:table-row table:style-name="ro11">
          <table:table-cell table:style-name="ce1" office:value-type="string" calcext:value-type="string">
            <text:p>COMP_CON</text:p>
          </table:table-cell>
          <table:table-cell table:style-name="ce2" office:value-type="string" calcext:value-type="string">
            <text:p>Effective January 27, 2016, at the recommendation of Willis Towers Watson and the Corporate Governance and Nominating Committee, the Board of Directors approved increasing the annual retainer for service on the Board of Directors by $10,000, the annual retainer for service on the Compensation, Corporate Governance and Nominating, or Finance Committees by $2,500 and the annual retainer for service as Chair of the Compensation, Corporate Governance and Nominating, or Finance Committees by $5,000</text:p>
          </table:table-cell>
          <table:table-cell table:style-name="ce1" office:value-type="float" office:value="0.4015" calcext:value-type="float">
            <text:p>0.4015</text:p>
          </table:table-cell>
        </table:table-row>
        <table:table-row table:style-name="ro1">
          <table:table-cell table:style-name="ce1" office:value-type="string" calcext:value-type="string">
            <text:p>SOCENV_INC</text:p>
          </table:table-cell>
          <table:table-cell table:style-name="ce2" office:value-type="string" calcext:value-type="string">
            <text:p>an annual retainer of $15,000 for service on the Audit Committee, and an annual retainer of $12,500 for service on each of the Compensation, Corporate Governance and Nominating, or Finance Committees;</text:p>
          </table:table-cell>
          <table:table-cell table:style-name="ce1" office:value-type="float" office:value="0.3399" calcext:value-type="float">
            <text:p>0.3399</text:p>
          </table:table-cell>
        </table:table-row>
        <table:table-row table:style-name="ro4">
          <table:table-cell table:style-name="ce1" office:value-type="string" calcext:value-type="string">
            <text:p>SOCENV_INC</text:p>
          </table:table-cell>
          <table:table-cell table:style-name="ce2" office:value-type="string" calcext:value-type="string">
            <text:p>an additional annual retainer of $30,000 for service as our Lead Independent Director</text:p>
          </table:table-cell>
          <table:table-cell table:style-name="ce1" office:value-type="float" office:value="0.1058" calcext:value-type="float">
            <text:p>0.1058</text:p>
          </table:table-cell>
        </table:table-row>
        <table:table-row table:style-name="ro1">
          <table:table-cell table:style-name="ce1" office:value-type="string" calcext:value-type="string">
            <text:p>COMP_CON</text:p>
          </table:table-cell>
          <table:table-cell table:style-name="ce2" office:value-type="string" calcext:value-type="string">
            <text:p>an annual retainer of $15,000 for service on the Audit Committee, and an annual retainer of $12,500 for service on each of the Compensation, Corporate Governance and Nominating, or Finance Committees;</text:p>
          </table:table-cell>
          <table:table-cell table:style-name="ce1" office:value-type="float" office:value="0.208" calcext:value-type="float">
            <text:p>0.208</text:p>
          </table:table-cell>
        </table:table-row>
        <table:table-row table:style-name="ro1">
          <table:table-cell table:style-name="ce1" office:value-type="string" calcext:value-type="string">
            <text:p>SOCENV_INC</text:p>
          </table:table-cell>
          <table:table-cell table:style-name="ce2" office:value-type="string" calcext:value-type="string">
            <text:p>an annual retainer of $20,000 for service as the Chair of the Audit Committee, and an annual retainer of $15,000 for service as the Chair of each of the Compensation, Corporate Governance and Nominating, or Finance Committees; and</text:p>
          </table:table-cell>
          <table:table-cell table:style-name="ce1" office:value-type="float" office:value="0.6627" calcext:value-type="float">
            <text:p>0.6627</text:p>
          </table:table-cell>
        </table:table-row>
        <table:table-row table:style-name="ro1">
          <table:table-cell table:style-name="ce1" office:value-type="string" calcext:value-type="string">
            <text:p>COMP_CON</text:p>
          </table:table-cell>
          <table:table-cell table:style-name="ce2" office:value-type="string" calcext:value-type="string">
            <text:p>an annual retainer of $20,000 for service as the Chair of the Audit Committee, and an annual retainer of $15,000 for service as the Chair of each of the Compensation, Corporate Governance and Nominating, or Finance Committees; and</text:p>
          </table:table-cell>
          <table:table-cell table:style-name="ce1" office:value-type="float" office:value="0.0606" calcext:value-type="float">
            <text:p>0.0606</text:p>
          </table:table-cell>
        </table:table-row>
        <table:table-row table:style-name="ro12">
          <table:table-cell table:style-name="ce1" office:value-type="string" calcext:value-type="string">
            <text:p>SOCENV_INC</text:p>
          </table:table-cell>
          <table:table-cell table:style-name="ce2" office:value-type="string" calcext:value-type="string">
            <text:p>Name <text:s text:c="7"/>Flight <text:s text:c="4"/>Privileges ($) <text:s text:c="5"/>Tax <text:s text:c="2"/>Gross-Up ($) <text:s text:c="7"/>Dividends ($) <text:s text:c="5"/>Insurance Premiums ($) <text:s text:c="2"/>James F. Albaugh <text:s text:c="5"/>8,686 <text:s text:c="7"/>6,514 <text:s text:c="7"/>2,205 <text:s text:c="7"/>0 <text:s text:c="2"/>Jeffrey D. Benjamin <text:s text:c="5"/>17,038 <text:s text:c="6"/>12,778 <text:s text:c="7"/>2,205 <text:s text:c="7"/>0 <text:s text:c="2"/>John T. Cahill <text:s text:c="5"/>21,928 <text:s text:c="6"/>16,446 <text:s text:c="7"/>2,205 <text:s text:c="7"/>0 <text:s text:c="2"/>Michael J. Embler <text:s text:c="5"/>15,126 <text:s text:c="6"/>11,345 <text:s text:c="7"/>2,205 <text:s text:c="7"/>0 <text:s text:c="2"/>Matthew J. Hart <text:s text:c="5"/>9,953 <text:s text:c="7"/>7,465 <text:s text:c="7"/>2,205 <text:s text:c="7"/>12,062 <text:s text:c="2"/>Alberto Ibargüen <text:s text:c="5"/>5,122 <text:s text:c="7"/>3,841 <text:s text:c="7"/>2,205 <text:s text:c="7"/>0 <text:s text:c="2"/>Richard C. Kraemer <text:s text:c="5"/>15,862 <text:s text:c="6"/>11,897 <text:s text:c="7"/>2,205 <text:s text:c="7"/>12,016 <text:s text:c="2"/>Susan D. Kronick <text:s text:c="5"/>1,797 <text:s text:c="7"/>1,348 <text:s text:c="7"/>0 <text:s text:c="7"/>0 <text:s text:c="2"/>Martin H. Nesbitt <text:s text:c="5"/>5,324 <text:s text:c="7"/>3,993 <text:s text:c="7"/>0 <text:s text:c="7"/>0 <text:s text:c="2"/>Denise M. O’Leary <text:s text:c="5"/>6,970 <text:s text:c="7"/>5,227 <text:s text:c="7"/>2,205 <text:s text:c="7"/>3,966 <text:s text:c="3"/>Ray M. Robinson <text:s text:c="5"/>9,712 <text:s text:c="7"/>7,284 <text:s text:c="7"/>2,205 <text:s text:c="7"/>0 <text:s text:c="2"/>Richard P. Schifter <text:s text:c="5"/>8,638 <text:s text:c="7"/>6,479 <text:s text:c="7"/>2,205 <text:s text:c="7"/>12,016 <text:s text:c="4"/>(e) Ms. Kronick and Mr. Nesbitt were appointed to the Board on November 11, 2015</text:p>
          </table:table-cell>
          <table:table-cell table:style-name="ce1" office:value-type="float" office:value="0.5589" calcext:value-type="float">
            <text:p>0.5589</text:p>
          </table:table-cell>
        </table:table-row>
        <table:table-row table:style-name="ro3">
          <table:table-cell table:style-name="ce1" office:value-type="string" calcext:value-type="string">
            <text:p>COMP_CON</text:p>
          </table:table-cell>
          <table:table-cell table:style-name="ce2" office:value-type="string" calcext:value-type="string">
            <text:p>Willis Towers Watson also provides leading practice data for the airline industry and Fortune 500 companies generally</text:p>
          </table:table-cell>
          <table:table-cell table:style-name="ce1" office:value-type="float" office:value="0.9393" calcext:value-type="float">
            <text:p>0.9393</text:p>
          </table:table-cell>
        </table:table-row>
        <table:table-row table:style-name="ro3">
          <table:table-cell table:style-name="ce1" office:value-type="string" calcext:value-type="string">
            <text:p>SOCENV_INC</text:p>
          </table:table-cell>
          <table:table-cell table:style-name="ce2" office:value-type="string" calcext:value-type="string">
            <text:p>Some of the elements we consider when designing compensation policies include attrition, diversity, and executive development needs</text:p>
          </table:table-cell>
          <table:table-cell table:style-name="ce1" office:value-type="float" office:value="0.9339" calcext:value-type="float">
            <text:p>0.9339</text:p>
          </table:table-cell>
        </table:table-row>
        <table:table-row table:style-name="ro1">
          <table:table-cell table:style-name="ce1" office:value-type="string" calcext:value-type="string">
            <text:p>COMP_CON</text:p>
          </table:table-cell>
          <table:table-cell table:style-name="ce2" office:value-type="string" calcext:value-type="string">
            <text:p>Our Compensation Committee reviewed the result of the stockholders’ advisory vote on executive compensation and, in light of the approval by a substantial majority of stockholders, did not implement changes to the executive compensation programs as a result of the vote</text:p>
          </table:table-cell>
          <table:table-cell table:style-name="ce1" office:value-type="float" office:value="0.0996" calcext:value-type="float">
            <text:p>0.0996</text:p>
          </table:table-cell>
        </table:table-row>
        <table:table-row table:style-name="ro4">
          <table:table-cell table:style-name="ce1" office:value-type="string" calcext:value-type="string">
            <text:p>SOCENV_INC</text:p>
          </table:table-cell>
          <table:table-cell table:style-name="ce2" office:value-type="string" calcext:value-type="string">
            <text:p>the executive’s level of responsibility and experience;</text:p>
          </table:table-cell>
          <table:table-cell table:style-name="ce1" office:value-type="float" office:value="0.059" calcext:value-type="float">
            <text:p>0.059</text:p>
          </table:table-cell>
        </table:table-row>
        <table:table-row table:style-name="ro7">
          <table:table-cell table:style-name="ce1" office:value-type="string" calcext:value-type="string">
            <text:p>SOCENV_INC</text:p>
          </table:table-cell>
          <table:table-cell table:style-name="ce2" office:value-type="string" calcext:value-type="string">
            <text:p>The threshold, target, and maximum performance levels for the financial metrics, as well as the corresponding annual incentive funding level were as follows: <text:s text:c="7"/>2015 Adjusted Pre- tax Income (in billions) <text:s text:c="5"/>Funding Level (% of Target) <text:s text:c="2"/>&lt;Threshold <text:s text:c="3"/>$ &lt;$3.5 <text:s text:c="18"/>0% <text:s text:c="15"/>Threshold <text:s text:c="3"/>$ 3.5 <text:s text:c="18"/>50% <text:s text:c="15"/>Target <text:s text:c="3"/>$ 5.0 <text:s text:c="18"/>100% <text:s text:c="15"/>Maximum <text:s text:c="3"/>$ 8.0 <text:s text:c="18"/>200% <text:s text:c="19"/>For 2015, each of the threshold, target and maximum performance levels were at least double the corresponding 2014 levels, and the target level set for 2015 was significantly higher than the level we achieved in 2014</text:p>
          </table:table-cell>
          <table:table-cell table:style-name="ce1" office:value-type="float" office:value="0.131" calcext:value-type="float">
            <text:p>0.131</text:p>
          </table:table-cell>
        </table:table-row>
        <table:table-row table:style-name="ro1">
          <table:table-cell table:style-name="ce1" office:value-type="string" calcext:value-type="string">
            <text:p>COMP_CON</text:p>
          </table:table-cell>
          <table:table-cell table:style-name="ce2" office:value-type="string" calcext:value-type="string">
            <text:p>He also serves on the board of directors of American, a position he has held since December 2013 and on the board of directors of WIZZ Air Holdings PLC, a European airline company that trades on the <text:s text:c="2"/>67</text:p>
          </table:table-cell>
          <table:table-cell table:style-name="ce1" office:value-type="float" office:value="0.119" calcext:value-type="float">
            <text:p>0.119</text:p>
          </table:table-cell>
        </table:table-row>
        <table:table-row table:style-name="ro3">
          <table:table-cell table:style-name="ce1" office:value-type="string" calcext:value-type="string">
            <text:p>SOCENV_INC</text:p>
          </table:table-cell>
          <table:table-cell table:style-name="ce2" office:value-type="string" calcext:value-type="string">
            <text:p>She began her career as a flight attendant for TWA and held a variety of positions at TWA in operations, marketing and communications</text:p>
          </table:table-cell>
          <table:table-cell table:style-name="ce1" office:value-type="float" office:value="0.0543" calcext:value-type="float">
            <text:p>0.0543</text:p>
          </table:table-cell>
        </table:table-row>
        <table:table-row table:style-name="ro3">
          <table:table-cell table:style-name="ce1" office:value-type="string" calcext:value-type="string">
            <text:p>SOCENV_INC</text:p>
          </table:table-cell>
          <table:table-cell table:style-name="ce2" office:value-type="string" calcext:value-type="string">
            <text:p>He joined America West in 1995 as Senior Director, Scheduling and Planning, and was promoted to Vice President, Planning, in 1997</text:p>
          </table:table-cell>
          <table:table-cell table:style-name="ce1" office:value-type="float" office:value="0.067" calcext:value-type="float">
            <text:p>0.067</text:p>
          </table:table-cell>
        </table:table-row>
        <table:table-row table:style-name="ro3">
          <table:table-cell table:style-name="ce1" office:value-type="string" calcext:value-type="string">
            <text:p>COMP_CON</text:p>
          </table:table-cell>
          <table:table-cell table:style-name="ce2" office:value-type="string" calcext:value-type="string">
            <text:p>Ratification of the appointment of Deloitte &amp; Touche LLP ("Deloitte") as our independent registered public accounting firm for 2016; 4</text:p>
          </table:table-cell>
          <table:table-cell table:style-name="ce1" office:value-type="float" office:value="0.5894" calcext:value-type="float">
            <text:p>0.5894</text:p>
          </table:table-cell>
        </table:table-row>
        <table:table-row table:style-name="ro3">
          <table:table-cell table:style-name="ce1" office:value-type="string" calcext:value-type="string">
            <text:p>SOCENV_INC</text:p>
          </table:table-cell>
          <table:table-cell table:style-name="ce2" office:value-type="string" calcext:value-type="string">
            <text:p>FOR the ratification of the appointment of Deloitte as our independent registered public accounting firm for 2016 ("Proposal No. 3"); 4</text:p>
          </table:table-cell>
          <table:table-cell table:style-name="ce1" office:value-type="float" office:value="0.0996" calcext:value-type="float">
            <text:p>0.0996</text:p>
          </table:table-cell>
        </table:table-row>
        <table:table-row table:style-name="ro9">
          <table:table-cell table:style-name="ce1" office:value-type="string" calcext:value-type="string">
            <text:p>SOCENV_INC</text:p>
          </table:table-cell>
          <table:table-cell table:style-name="ce2" office:value-type="string" calcext:value-type="string">
            <text:p>Name <text:s text:c="2"/>Age <text:s text:c="2"/>Position John F. Bergstrom (2) <text:s text:c="2"/>69 <text:s text:c="2"/>Director John C. Brouillard <text:s text:c="2"/>67 <text:s text:c="2"/>Executive Chairman Brad W. Buss (1)(3) <text:s text:c="2"/>52 <text:s text:c="2"/>Director Fiona P. Dias (2) <text:s text:c="2"/>50 <text:s text:c="2"/>Director John F. Ferraro (1)(4) <text:s text:c="2"/>60 <text:s text:c="2"/>Lead Independent Director Thomas R. Greco (5) <text:s text:c="2"/>57 <text:s text:c="2"/>Director and Chief Executive Officer Adriana Karaboutis (1) <text:s text:c="2"/>53 <text:s text:c="2"/>Director Eugene I. Lee, Jr. (2)(3) <text:s text:c="2"/>54 <text:s text:c="2"/>Director William S. Oglesby (3) <text:s text:c="2"/>56 <text:s text:c="2"/>Director Reuben E. Slone (1)(3) <text:s text:c="2"/>53 <text:s text:c="2"/>Director Jeffrey C. Smith (2)(3)(4) <text:s text:c="2"/>43 <text:s text:c="2"/>Director _______________ (1) Member of Audit Committee (2) Member of Compensation Committee (3) Member of Finance Committee (4) Member of Nominating and Corporate Governance Committee (5) Mr. Greco was appointed as a Director and Chief Executive Officer effective April 11, 2016</text:p>
          </table:table-cell>
          <table:table-cell table:style-name="ce1" office:value-type="float" office:value="0.4744" calcext:value-type="float">
            <text:p>0.4744</text:p>
          </table:table-cell>
        </table:table-row>
        <table:table-row table:style-name="ro1">
          <table:table-cell table:style-name="ce1" office:value-type="string" calcext:value-type="string">
            <text:p>COMP_CON</text:p>
          </table:table-cell>
          <table:table-cell table:style-name="ce2" office:value-type="string" calcext:value-type="string">
            <text:p>The persons named as Proxies in the accompanying form of proxy have advised us that at the Annual Meeting, unless otherwise directed, they intend to vote the shares covered by the proxies FOR the election of the nominees named above</text:p>
          </table:table-cell>
          <table:table-cell table:style-name="ce1" office:value-type="float" office:value="0.1629" calcext:value-type="float">
            <text:p>0.1629</text:p>
          </table:table-cell>
        </table:table-row>
        <table:table-row table:style-name="ro1">
          <table:table-cell table:style-name="ce1" office:value-type="string" calcext:value-type="string">
            <text:p>SOCENV_INC</text:p>
          </table:table-cell>
          <table:table-cell table:style-name="ce2" office:value-type="string" calcext:value-type="string">
            <text:p>Our Board has nominated John F. Bergstrom, John C. Brouillard, Brad W. Buss, Fiona P. Dias, John F. Ferraro, Thomas R. Greco, Adriana Karaboutis, Eugene I. Lee, Jr., William S. Oglesby, Reuben E. Slone and Jeffrey C. Smith for election as directors</text:p>
          </table:table-cell>
          <table:table-cell table:style-name="ce1" office:value-type="float" office:value="0.1997" calcext:value-type="float">
            <text:p>0.1997</text:p>
          </table:table-cell>
        </table:table-row>
        <table:table-row table:style-name="ro3">
          <table:table-cell table:style-name="ce1" office:value-type="string" calcext:value-type="string">
            <text:p>SOCENV_INC</text:p>
          </table:table-cell>
          <table:table-cell table:style-name="ce2" office:value-type="string" calcext:value-type="string">
            <text:p>He currently serves as the Chair of the Audit Committee for Café Press, and formerly served as the Chair of the Audit Committee for Tesla Motors</text:p>
          </table:table-cell>
          <table:table-cell table:style-name="ce1" office:value-type="float" office:value="0.1557" calcext:value-type="float">
            <text:p>0.1557</text:p>
          </table:table-cell>
        </table:table-row>
        <table:table-row table:style-name="ro1">
          <table:table-cell table:style-name="ce1" office:value-type="string" calcext:value-type="string">
            <text:p>COMP_CON</text:p>
          </table:table-cell>
          <table:table-cell table:style-name="ce2" office:value-type="string" calcext:value-type="string">
            <text:p>His considerable experience in finance and accounting matters has been valuable to the Board and the Company's management, and his past service on the board of another public company has strengthened his understanding of the governance concerns facing public companies</text:p>
          </table:table-cell>
          <table:table-cell table:style-name="ce1" office:value-type="float" office:value="0.0647" calcext:value-type="float">
            <text:p>0.0647</text:p>
          </table:table-cell>
        </table:table-row>
        <table:table-row table:style-name="ro1">
          <table:table-cell table:style-name="ce1" office:value-type="string" calcext:value-type="string">
            <text:p>SOCENV_INC</text:p>
          </table:table-cell>
          <table:table-cell table:style-name="ce2" office:value-type="string" calcext:value-type="string">
            <text:p>His considerable experience in finance and accounting matters has been valuable to the Board and the Company's management, and his past service on the board of another public company has strengthened his understanding of the governance concerns facing public companies</text:p>
          </table:table-cell>
          <table:table-cell table:style-name="ce1" office:value-type="float" office:value="0.0671" calcext:value-type="float">
            <text:p>0.0671</text:p>
          </table:table-cell>
        </table:table-row>
        <table:table-row table:style-name="ro3">
          <table:table-cell table:style-name="ce1" office:value-type="string" calcext:value-type="string">
            <text:p>SOCENV_INC</text:p>
          </table:table-cell>
          <table:table-cell table:style-name="ce2" office:value-type="string" calcext:value-type="string">
            <text:p>Mr. Buss retired in February 2016 as the Chief Financial Officer of SolarCity Corporation, a provider of clean energy services, where he had served since August 2014</text:p>
          </table:table-cell>
          <table:table-cell table:style-name="ce1" office:value-type="float" office:value="0.91" calcext:value-type="float">
            <text:p>0.91</text:p>
          </table:table-cell>
        </table:table-row>
        <table:table-row table:style-name="ro2">
          <table:table-cell table:style-name="ce1" office:value-type="string" calcext:value-type="string">
            <text:p>COMP_CON</text:p>
          </table:table-cell>
          <table:table-cell table:style-name="ce2" office:value-type="string" calcext:value-type="string">
            <text:p>In addition, as a result of his service as a director of several other public companies, including membership on the compensation committees of Associated Banc-Corp and WEC Energy Group, he is in a position to share with the Board his experience with governance issues facing public companies</text:p>
          </table:table-cell>
          <table:table-cell table:style-name="ce1" office:value-type="float" office:value="0.2875" calcext:value-type="float">
            <text:p>0.2875</text:p>
          </table:table-cell>
        </table:table-row>
        <table:table-row table:style-name="ro1">
          <table:table-cell table:style-name="ce1" office:value-type="string" calcext:value-type="string">
            <text:p>SOCENV_INC</text:p>
          </table:table-cell>
          <table:table-cell table:style-name="ce2" office:value-type="string" calcext:value-type="string">
            <text:p>With over 35 years of experience in automotive sales, service and parts management in an organization representing all major automotive manufacturers that distribute cars in the United States, Mr. Bergstrom brings a unique and valuable point of view to our Board</text:p>
          </table:table-cell>
          <table:table-cell table:style-name="ce1" office:value-type="float" office:value="0.0992" calcext:value-type="float">
            <text:p>0.0992</text:p>
          </table:table-cell>
        </table:table-row>
        <table:table-row table:style-name="ro2">
          <table:table-cell table:style-name="ce1" office:value-type="string" calcext:value-type="string">
            <text:p>SOCENV_INC</text:p>
          </table:table-cell>
          <table:table-cell table:style-name="ce2" office:value-type="string" calcext:value-type="string">
            <text:p>Mr. Bergstrom has served as a director of Associated Banc-Corp, a diversified bank holding company, since December 2010; Kimberly-Clark Corporation, a global health and hygiene company, since 1987; and WEC Energy Group, formerly Wisconsin Energy Corporation, a diversified energy company, since 1987</text:p>
          </table:table-cell>
          <table:table-cell table:style-name="ce1" office:value-type="float" office:value="0.3217" calcext:value-type="float">
            <text:p>0.3217</text:p>
          </table:table-cell>
        </table:table-row>
        <table:table-row table:style-name="ro3">
          <table:table-cell table:style-name="ce1" office:value-type="string" calcext:value-type="string">
            <text:p>SOCENV_INC</text:p>
          </table:table-cell>
          <table:table-cell table:style-name="ce2" office:value-type="string" calcext:value-type="string">
            <text:p>Bergstrom Corporation has been cited as the number one quality automotive dealer in the country and highlighted for its focus on outstanding customer service</text:p>
          </table:table-cell>
          <table:table-cell table:style-name="ce1" office:value-type="float" office:value="0.1761" calcext:value-type="float">
            <text:p>0.1761</text:p>
          </table:table-cell>
        </table:table-row>
        <table:table-row table:style-name="ro3">
          <table:table-cell table:style-name="ce1" office:value-type="string" calcext:value-type="string">
            <text:p>SOCENV_INC</text:p>
          </table:table-cell>
          <table:table-cell table:style-name="ce2" office:value-type="string" calcext:value-type="string">
            <text:p>He has been designated by the Board as an Audit Committee financial expert consistent with SEC regulations</text:p>
          </table:table-cell>
          <table:table-cell table:style-name="ce1" office:value-type="float" office:value="0.1544" calcext:value-type="float">
            <text:p>0.1544</text:p>
          </table:table-cell>
        </table:table-row>
        <table:table-row table:style-name="ro3">
          <table:table-cell table:style-name="ce1" office:value-type="string" calcext:value-type="string">
            <text:p>COMP_CON</text:p>
          </table:table-cell>
          <table:table-cell table:style-name="ce2" office:value-type="string" calcext:value-type="string">
            <text:p>He has been designated by the Board as an Audit Committee financial expert consistent with SEC regulations</text:p>
          </table:table-cell>
          <table:table-cell table:style-name="ce1" office:value-type="float" office:value="0.4559" calcext:value-type="float">
            <text:p>0.4559</text:p>
          </table:table-cell>
        </table:table-row>
        <table:table-row table:style-name="ro1">
          <table:table-cell table:style-name="ce1" office:value-type="string" calcext:value-type="string">
            <text:p>SOCENV_INC</text:p>
          </table:table-cell>
          <table:table-cell table:style-name="ce2" office:value-type="string" calcext:value-type="string">
            <text:p>Mr. Ferraro has served as a director for Manpower Group Inc., a provider of workforce solutions, since January 2016, and for International Flavors &amp; Fragrances, a manufacturer of flavors and fragrances, since May 2015</text:p>
          </table:table-cell>
          <table:table-cell table:style-name="ce1" office:value-type="float" office:value="0.103" calcext:value-type="float">
            <text:p>0.103</text:p>
          </table:table-cell>
        </table:table-row>
        <table:table-row table:style-name="ro1">
          <table:table-cell table:style-name="ce1" office:value-type="string" calcext:value-type="string">
            <text:p>SOCENV_INC</text:p>
          </table:table-cell>
          <table:table-cell table:style-name="ce2" office:value-type="string" calcext:value-type="string">
            <text:p>Mr. Ferraro has extensive financial, corporate management, governance and public policy experience which assist the Board in identifying trends and developments that affect public companies</text:p>
          </table:table-cell>
          <table:table-cell table:style-name="ce1" office:value-type="float" office:value="0.1535" calcext:value-type="float">
            <text:p>0.1535</text:p>
          </table:table-cell>
        </table:table-row>
        <table:table-row table:style-name="ro3">
          <table:table-cell table:style-name="ce1" office:value-type="string" calcext:value-type="string">
            <text:p>COMP_CON</text:p>
          </table:table-cell>
          <table:table-cell table:style-name="ce2" office:value-type="string" calcext:value-type="string">
            <text:p>In addition, Ms. Dias' e-commerce and digital marketing experience with a broad spectrum of brands aligns well with the Board's assessment of the Company's multi-channel strategies</text:p>
          </table:table-cell>
          <table:table-cell table:style-name="ce1" office:value-type="float" office:value="0.2129" calcext:value-type="float">
            <text:p>0.2129</text:p>
          </table:table-cell>
        </table:table-row>
        <table:table-row table:style-name="ro2">
          <table:table-cell table:style-name="ce1" office:value-type="string" calcext:value-type="string">
            <text:p>COMP_CON</text:p>
          </table:table-cell>
          <table:table-cell table:style-name="ce2" office:value-type="string" calcext:value-type="string">
            <text:p>Her position as a director of other public companies, including membership on the compensation committee of Realogy Holdings and past membership on the compensation committee of Choice Hotels, also enables her to share with the Board her experience with governance issues facing public companies</text:p>
          </table:table-cell>
          <table:table-cell table:style-name="ce1" office:value-type="float" office:value="0.7234" calcext:value-type="float">
            <text:p>0.7234</text:p>
          </table:table-cell>
        </table:table-row>
        <table:table-row table:style-name="ro3">
          <table:table-cell table:style-name="ce1" office:value-type="string" calcext:value-type="string">
            <text:p>COMP_CON</text:p>
          </table:table-cell>
          <table:table-cell table:style-name="ce2" office:value-type="string" calcext:value-type="string">
            <text:p>Mr. Ferraro, Lead Independent Director, became a member of our Board in February 2015 and was appointed Lead Independent Director on November 12, 2015</text:p>
          </table:table-cell>
          <table:table-cell table:style-name="ce1" office:value-type="float" office:value="0.287" calcext:value-type="float">
            <text:p>0.287</text:p>
          </table:table-cell>
        </table:table-row>
        <table:table-row table:style-name="ro3">
          <table:table-cell table:style-name="ce1" office:value-type="string" calcext:value-type="string">
            <text:p>SOCENV_INC</text:p>
          </table:table-cell>
          <table:table-cell table:style-name="ce2" office:value-type="string" calcext:value-type="string">
            <text:p>Mr. Ferraro, Lead Independent Director, became a member of our Board in February 2015 and was appointed Lead Independent Director on November 12, 2015</text:p>
          </table:table-cell>
          <table:table-cell table:style-name="ce1" office:value-type="float" office:value="0.1575" calcext:value-type="float">
            <text:p>0.1575</text:p>
          </table:table-cell>
        </table:table-row>
        <table:table-row table:style-name="ro3">
          <table:table-cell table:style-name="ce1" office:value-type="string" calcext:value-type="string">
            <text:p>COMP_CON</text:p>
          </table:table-cell>
          <table:table-cell table:style-name="ce2" office:value-type="string" calcext:value-type="string">
            <text:p>Ms. Dias is currently Principal Digital Partner at Ryan Retail Consulting, a global consulting firm, and has held this position since January 2015</text:p>
          </table:table-cell>
          <table:table-cell table:style-name="ce1" office:value-type="float" office:value="0.2271" calcext:value-type="float">
            <text:p>0.2271</text:p>
          </table:table-cell>
        </table:table-row>
        <table:table-row table:style-name="ro1">
          <table:table-cell table:style-name="ce1" office:value-type="string" calcext:value-type="string">
            <text:p>COMP_CON</text:p>
          </table:table-cell>
          <table:table-cell table:style-name="ce2" office:value-type="string" calcext:value-type="string">
            <text:p>Mr. Oglesby has over 30 years of investment banking experience as a result of his position with The Blackstone Group, L.P., and previous managing director positions with Credit Suisse First Boston; Donaldson Lufkin &amp; Jenrette; and Kidder, Peabody &amp; Co</text:p>
          </table:table-cell>
          <table:table-cell table:style-name="ce1" office:value-type="float" office:value="0.209" calcext:value-type="float">
            <text:p>0.209</text:p>
          </table:table-cell>
        </table:table-row>
        <table:table-row table:style-name="ro1">
          <table:table-cell table:style-name="ce1" office:value-type="string" calcext:value-type="string">
            <text:p>SOCENV_INC</text:p>
          </table:table-cell>
          <table:table-cell table:style-name="ce2" office:value-type="string" calcext:value-type="string">
            <text:p>Ms. Karaboutis possesses extensive experience in corporate management, manufacturing, logistics and technology, and in driving proactive engagement with internal and external stakeholders to support corporate business goals</text:p>
          </table:table-cell>
          <table:table-cell table:style-name="ce1" office:value-type="float" office:value="0.1098" calcext:value-type="float">
            <text:p>0.1098</text:p>
          </table:table-cell>
        </table:table-row>
        <table:table-row table:style-name="ro3">
          <table:table-cell table:style-name="ce1" office:value-type="string" calcext:value-type="string">
            <text:p>SOCENV_INC</text:p>
          </table:table-cell>
          <table:table-cell table:style-name="ce2" office:value-type="string" calcext:value-type="string">
            <text:p>She oversees information technology, digital health and data sciences, and since December 2015 also oversees global public affairs, government affairs, public policy and patient advocacy</text:p>
          </table:table-cell>
          <table:table-cell table:style-name="ce1" office:value-type="float" office:value="0.328" calcext:value-type="float">
            <text:p>0.328</text:p>
          </table:table-cell>
        </table:table-row>
        <table:table-row table:style-name="ro3">
          <table:table-cell table:style-name="ce1" office:value-type="string" calcext:value-type="string">
            <text:p>COMP_CON</text:p>
          </table:table-cell>
          <table:table-cell table:style-name="ce2" office:value-type="string" calcext:value-type="string">
            <text:p>She oversees information technology, digital health and data sciences, and since December 2015 also oversees global public affairs, government affairs, public policy and patient advocacy</text:p>
          </table:table-cell>
          <table:table-cell table:style-name="ce1" office:value-type="float" office:value="0.1362" calcext:value-type="float">
            <text:p>0.1362</text:p>
          </table:table-cell>
        </table:table-row>
        <table:table-row table:style-name="ro1">
          <table:table-cell table:style-name="ce1" office:value-type="string" calcext:value-type="string">
            <text:p>COMP_CON</text:p>
          </table:table-cell>
          <table:table-cell table:style-name="ce2" office:value-type="string" calcext:value-type="string">
            <text:p>Ms. Karaboutis currently serves on the board of directors of Blue Cross Blue Shield of Massachusetts and on the Babson College advisory board for the Center for Women’s Entrepreneurial Leadership (CWEL)</text:p>
          </table:table-cell>
          <table:table-cell table:style-name="ce1" office:value-type="float" office:value="0.0625" calcext:value-type="float">
            <text:p>0.0625</text:p>
          </table:table-cell>
        </table:table-row>
        <table:table-row table:style-name="ro2">
          <table:table-cell table:style-name="ce1" office:value-type="string" calcext:value-type="string">
            <text:p>SOCENV_INC</text:p>
          </table:table-cell>
          <table:table-cell table:style-name="ce2" office:value-type="string" calcext:value-type="string">
            <text:p>From March 2010 to September 2014, Ms. Karaboutis was Vice President, and within the first year was promoted to Global Chief Information Officer (CIO), of Dell, Inc., a global technology company, where she was responsible for leading an efficient and innovative global IT organization focused on powering Dell as an end-to-end technology solutions provider</text:p>
          </table:table-cell>
          <table:table-cell table:style-name="ce1" office:value-type="float" office:value="0.108" calcext:value-type="float">
            <text:p>0.108</text:p>
          </table:table-cell>
        </table:table-row>
        <table:table-row table:style-name="ro1">
          <table:table-cell table:style-name="ce1" office:value-type="string" calcext:value-type="string">
            <text:p>SOCENV_INC</text:p>
          </table:table-cell>
          <table:table-cell table:style-name="ce2" office:value-type="string" calcext:value-type="string">
            <text:p>She served as president of the Michigan Council of Women in Technology (MCWT) from 2008 to 2010 and was a board member of the Manufacturing Executive Leadership Forum from 2009 to 2014</text:p>
          </table:table-cell>
          <table:table-cell table:style-name="ce1" office:value-type="float" office:value="0.1324" calcext:value-type="float">
            <text:p>0.1324</text:p>
          </table:table-cell>
        </table:table-row>
        <table:table-row table:style-name="ro3">
          <table:table-cell table:style-name="ce1" office:value-type="string" calcext:value-type="string">
            <text:p>SOCENV_INC</text:p>
          </table:table-cell>
          <table:table-cell table:style-name="ce2" office:value-type="string" calcext:value-type="string">
            <text:p>Since September 2014, Ms. Karaboutis has served as Executive Vice President, Technology, Business Solutions and Corporate Affairs at Biogen, an independent biotechnology company</text:p>
          </table:table-cell>
          <table:table-cell table:style-name="ce1" office:value-type="float" office:value="0.1339" calcext:value-type="float">
            <text:p>0.1339</text:p>
          </table:table-cell>
        </table:table-row>
        <table:table-row table:style-name="ro1">
          <table:table-cell table:style-name="ce1" office:value-type="string" calcext:value-type="string">
            <text:p>SOCENV_INC</text:p>
          </table:table-cell>
          <table:table-cell table:style-name="ce2" office:value-type="string" calcext:value-type="string">
            <text:p>With his broad experience investing in public companies to improve value, Mr. Smith is equipped to provide the Board with insights into governance, oversight, accountability, management discipline, capitalization strategies, and capital market mechanics</text:p>
          </table:table-cell>
          <table:table-cell table:style-name="ce1" office:value-type="float" office:value="0.1926" calcext:value-type="float">
            <text:p>0.1926</text:p>
          </table:table-cell>
        </table:table-row>
        <table:table-row table:style-name="ro9">
          <table:table-cell table:style-name="ce1" office:value-type="string" calcext:value-type="string">
            <text:p>COMP_CON</text:p>
          </table:table-cell>
          <table:table-cell table:style-name="ce2" office:value-type="string" calcext:value-type="string">
            <text:p>He also served on the boards of directors of Quantum Corporation, a global expert in data protection and big data management, from May 2013 to May 2015; Office Depot, Inc., an office supply company, from August 2013 to September 2014; Regis Corporation, which owns, operates and franchises hair and retail product salons, from October 2011 to October 2013; Surmodics, Inc., a provider of drug delivery and surface modification technologies to the healthcare industry, from January 2011 to August 2012; and Zoran Corporation, a provider of digital solutions in the digital entertainment and digital imaging market from March 2011 until its merger that same year with CSR plc</text:p>
          </table:table-cell>
          <table:table-cell table:style-name="ce1" office:value-type="float" office:value="0.6634" calcext:value-type="float">
            <text:p>0.6634</text:p>
          </table:table-cell>
        </table:table-row>
        <table:table-row table:style-name="ro1">
          <table:table-cell table:style-name="ce1" office:value-type="string" calcext:value-type="string">
            <text:p>COMP_CON</text:p>
          </table:table-cell>
          <table:table-cell table:style-name="ce2" office:value-type="string" calcext:value-type="string">
            <text:p>In addition, his service as a director on the boards of many other public companies provides the Company with valuable insights on corporate governance and compensation practices that face the Board and the Company</text:p>
          </table:table-cell>
          <table:table-cell table:style-name="ce1" office:value-type="float" office:value="0.6305" calcext:value-type="float">
            <text:p>0.6305</text:p>
          </table:table-cell>
        </table:table-row>
        <table:table-row table:style-name="ro3">
          <table:table-cell table:style-name="ce1" office:value-type="string" calcext:value-type="string">
            <text:p>COMP_CON</text:p>
          </table:table-cell>
          <table:table-cell table:style-name="ce2" office:value-type="string" calcext:value-type="string">
            <text:p>He also held prior consulting positions with Electronic Data Systems Corporation and Ernst &amp; Young</text:p>
          </table:table-cell>
          <table:table-cell table:style-name="ce1" office:value-type="float" office:value="0.0612" calcext:value-type="float">
            <text:p>0.0612</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with the guidance and assistance of its independent compensation consultant, reviews and approves compensation components for all named executive officers and other executive officers</text:p>
          </table:table-cell>
          <table:table-cell table:style-name="ce1" office:value-type="float" office:value="0.9993" calcext:value-type="float">
            <text:p>0.9993</text:p>
          </table:table-cell>
        </table:table-row>
        <table:table-row table:style-name="ro4">
          <table:table-cell table:style-name="ce1" office:value-type="string" calcext:value-type="string">
            <text:p>COMP_CON</text:p>
          </table:table-cell>
          <table:table-cell table:style-name="ce2" office:value-type="string" calcext:value-type="string">
            <text:p>The Committee has engaged Frederic W. Cook &amp; Co., Inc.</text:p>
          </table:table-cell>
          <table:table-cell table:style-name="ce1" office:value-type="float" office:value="0.9981" calcext:value-type="float">
            <text:p>0.9981</text:p>
          </table:table-cell>
        </table:table-row>
        <table:table-row table:style-name="ro3">
          <table:table-cell table:style-name="ce1" office:value-type="string" calcext:value-type="string">
            <text:p>COMP_CON</text:p>
          </table:table-cell>
          <table:table-cell table:style-name="ce2" office:value-type="string" calcext:value-type="string">
            <text:p>Cook reports directly to the Committee, and all services provided by Cook are provided on behalf of the <text:s text:c="2"/>24</text:p>
          </table:table-cell>
          <table:table-cell table:style-name="ce1" office:value-type="float" office:value="0.9989" calcext:value-type="float">
            <text:p>0.9989</text:p>
          </table:table-cell>
        </table:table-row>
        <table:table-row table:style-name="ro3">
          <table:table-cell table:style-name="ce1" office:value-type="string" calcext:value-type="string">
            <text:p>COMP_CON</text:p>
          </table:table-cell>
          <table:table-cell table:style-name="ce2" office:value-type="string" calcext:value-type="string">
            <text:p>("Cook"), an independent consulting firm, to provide advice and assistance to the Committee when making compensation decisions for our NEOs, as well as for other senior executives</text:p>
          </table:table-cell>
          <table:table-cell table:style-name="ce1" office:value-type="float" office:value="0.991" calcext:value-type="float">
            <text:p>0.991</text:p>
          </table:table-cell>
        </table:table-row>
        <table:table-row table:style-name="ro1">
          <table:table-cell table:style-name="ce1" office:value-type="string" calcext:value-type="string">
            <text:p>COMP_CON</text:p>
          </table:table-cell>
          <table:table-cell table:style-name="ce2" office:value-type="string" calcext:value-type="string">
            <text:p>Independent Compensation Consultant - As discussed in the "Compensation Decision Roles" section of this CD&amp;A, the Committee has exercised its authority to retain the services of an independent compensation consultant</text:p>
          </table:table-cell>
          <table:table-cell table:style-name="ce1" office:value-type="float" office:value="0.9993" calcext:value-type="float">
            <text:p>0.9993</text:p>
          </table:table-cell>
        </table:table-row>
        <table:table-row table:style-name="ro1">
          <table:table-cell table:style-name="ce1" office:value-type="string" calcext:value-type="string">
            <text:p>COMP_CON</text:p>
          </table:table-cell>
          <table:table-cell table:style-name="ce2" office:value-type="string" calcext:value-type="string">
            <text:p>In August 2015, Cook conducted its annual review of our comparative peer group to ensure the companies remained appropriate and relevant for use in competitive compensation analyses as well as to measure our relative performance for 2016</text:p>
          </table:table-cell>
          <table:table-cell table:style-name="ce1" office:value-type="float" office:value="0.9631" calcext:value-type="float">
            <text:p>0.9631</text:p>
          </table:table-cell>
        </table:table-row>
        <table:table-row table:style-name="ro1">
          <table:table-cell table:style-name="ce1" office:value-type="string" calcext:value-type="string">
            <text:p>COMP_CON</text:p>
          </table:table-cell>
          <table:table-cell table:style-name="ce2" office:value-type="string" calcext:value-type="string">
            <text:p>On behalf of the Committee, Cook conducts an annual review, which includes an annual competitive review of the compensation practices of our peer companies, including named executive officer pay levels and compensation mix</text:p>
          </table:table-cell>
          <table:table-cell table:style-name="ce1" office:value-type="float" office:value="0.9906" calcext:value-type="float">
            <text:p>0.9906</text:p>
          </table:table-cell>
        </table:table-row>
        <table:table-row table:style-name="ro1">
          <table:table-cell table:style-name="ce1" office:value-type="string" calcext:value-type="string">
            <text:p>COMP_CON</text:p>
          </table:table-cell>
          <table:table-cell table:style-name="ce2" office:value-type="string" calcext:value-type="string">
            <text:p>The Committee has considered the independence factors in applicable SEC rules and NYSE Listing Standards and other facts and circumstances and concluded that the services performed by Cook did not raise any conflict of interest</text:p>
          </table:table-cell>
          <table:table-cell table:style-name="ce1" office:value-type="float" office:value="0.9944" calcext:value-type="float">
            <text:p>0.9944</text:p>
          </table:table-cell>
        </table:table-row>
        <table:table-row table:style-name="ro1">
          <table:table-cell table:style-name="ce1" office:value-type="string" calcext:value-type="string">
            <text:p>COMP_CON</text:p>
          </table:table-cell>
          <table:table-cell table:style-name="ce2" office:value-type="string" calcext:value-type="string">
            <text:p>Setting Executive Compensation In determining appropriate compensation opportunities for our NEOs, the Committee reviews competitive market data provided by Cook on compensation practices among a peer group of other specialty retailers</text:p>
          </table:table-cell>
          <table:table-cell table:style-name="ce1" office:value-type="float" office:value="0.9911" calcext:value-type="float">
            <text:p>0.9911</text:p>
          </table:table-cell>
        </table:table-row>
        <table:table-row table:style-name="ro3">
          <table:table-cell table:style-name="ce1" office:value-type="string" calcext:value-type="string">
            <text:p>COMP_CON</text:p>
          </table:table-cell>
          <table:table-cell table:style-name="ce2" office:value-type="string" calcext:value-type="string">
            <text:p>In 2015, Cook did not provide any services to us other than those requested by the Committee Chair and those related to Cook’s engagement as an independent consultant to the Committee</text:p>
          </table:table-cell>
          <table:table-cell table:style-name="ce1" office:value-type="float" office:value="0.9997" calcext:value-type="float">
            <text:p>0.9997</text:p>
          </table:table-cell>
        </table:table-row>
        <table:table-row table:style-name="ro2">
          <table:table-cell table:style-name="ce1" office:value-type="string" calcext:value-type="string">
            <text:p>COMP_CON</text:p>
          </table:table-cell>
          <table:table-cell table:style-name="ce2" office:value-type="string" calcext:value-type="string">
            <text:p>Cook provides information regarding market compensation levels and practices, assists the Committee in the review and evaluation of such compensation levels and practices and advises the Committee regarding compensation decisions, particularly with respect to the compensation of our chief executive officer</text:p>
          </table:table-cell>
          <table:table-cell table:style-name="ce1" office:value-type="float" office:value="0.9941" calcext:value-type="float">
            <text:p>0.9941</text:p>
          </table:table-cell>
        </table:table-row>
        <table:table-row table:style-name="ro3">
          <table:table-cell table:style-name="ce1" office:value-type="string" calcext:value-type="string">
            <text:p>COMP_CON</text:p>
          </table:table-cell>
          <table:table-cell table:style-name="ce2" office:value-type="string" calcext:value-type="string">
            <text:p>Cook does not provide any non-executive compensation services to us directly or indirectly through affiliates</text:p>
          </table:table-cell>
          <table:table-cell table:style-name="ce1" office:value-type="float" office:value="0.9984" calcext:value-type="float">
            <text:p>0.9984</text:p>
          </table:table-cell>
        </table:table-row>
        <table:table-row table:style-name="ro3">
          <table:table-cell table:style-name="ce1" office:value-type="string" calcext:value-type="string">
            <text:p>COMP_CON</text:p>
          </table:table-cell>
          <table:table-cell table:style-name="ce2" office:value-type="string" calcext:value-type="string">
            <text:p>A principal of Cook attends meetings of the Committee, as requested, and communicates with the Chair of the Committee, as necessary or advisable, between meetings</text:p>
          </table:table-cell>
          <table:table-cell table:style-name="ce1" office:value-type="float" office:value="0.9927" calcext:value-type="float">
            <text:p>0.9927</text:p>
          </table:table-cell>
        </table:table-row>
        <table:table-row table:style-name="ro4">
          <table:table-cell table:style-name="ce1" office:value-type="string" calcext:value-type="string">
            <text:p>COMP_CON</text:p>
          </table:table-cell>
          <table:table-cell table:style-name="ce2" office:value-type="string" calcext:value-type="string">
            <text:p>Cook also provides information and advice on non- employee director compensation</text:p>
          </table:table-cell>
          <table:table-cell table:style-name="ce1" office:value-type="float" office:value="0.9975" calcext:value-type="float">
            <text:p>0.9975</text:p>
          </table:table-cell>
        </table:table-row>
        <table:table-row table:style-name="ro9">
          <table:table-cell table:style-name="ce1" office:value-type="string" calcext:value-type="string">
            <text:p>COMP_CON</text:p>
          </table:table-cell>
          <table:table-cell table:style-name="ce2" office:value-type="string" calcext:value-type="string">
            <text:p>monitors the integrity of our financial statements, reporting processes, internal controls, and legal and regulatory compliance; <text:s text:c="2"/>appoints, determines the compensation of, evaluates and, when appropriate, replaces our independent registered public accounting firm; <text:s text:c="2"/>pre-approves all audit and permitted non-audit services to be performed by our independent registered public accounting firm; <text:s text:c="2"/>monitors the qualifications and independence and oversees performance of our independent registered public accounting firm; <text:s text:c="2"/>reviews with management the implementation and effectiveness of the Company's compliance programs; <text:s text:c="2"/>discusses guidelines and policies with respect to risk assessment and risk management; and <text:s text:c="2"/>oversees our internal audit function</text:p>
          </table:table-cell>
          <table:table-cell table:style-name="ce1" office:value-type="float" office:value="0.5251" calcext:value-type="float">
            <text:p>0.5251</text:p>
          </table:table-cell>
        </table:table-row>
        <table:table-row table:style-name="ro2">
          <table:table-cell table:style-name="ce1" office:value-type="string" calcext:value-type="string">
            <text:p>COMP_CON</text:p>
          </table:table-cell>
          <table:table-cell table:style-name="ce2" office:value-type="string" calcext:value-type="string">
            <text:p>Each incumbent director attended 75 percent or more of the total number of meetings of the Board and meetings of the committees of the Board on which he or she served, except for Mr. Ray who attended 73 percent of the total number of meetings of the Board and Board committees on which he served</text:p>
          </table:table-cell>
          <table:table-cell table:style-name="ce1" office:value-type="float" office:value="0.3092" calcext:value-type="float">
            <text:p>0.3092</text:p>
          </table:table-cell>
        </table:table-row>
        <table:table-row table:style-name="ro9">
          <table:table-cell table:style-name="ce1" office:value-type="string" calcext:value-type="string">
            <text:p>SOCENV_INC</text:p>
          </table:table-cell>
          <table:table-cell table:style-name="ce2" office:value-type="string" calcext:value-type="string">
            <text:p>monitors the integrity of our financial statements, reporting processes, internal controls, and legal and regulatory compliance; <text:s text:c="2"/>appoints, determines the compensation of, evaluates and, when appropriate, replaces our independent registered public accounting firm; <text:s text:c="2"/>pre-approves all audit and permitted non-audit services to be performed by our independent registered public accounting firm; <text:s text:c="2"/>monitors the qualifications and independence and oversees performance of our independent registered public accounting firm; <text:s text:c="2"/>reviews with management the implementation and effectiveness of the Company's compliance programs; <text:s text:c="2"/>discusses guidelines and policies with respect to risk assessment and risk management; and <text:s text:c="2"/>oversees our internal audit function</text:p>
          </table:table-cell>
          <table:table-cell table:style-name="ce1" office:value-type="float" office:value="0.0689" calcext:value-type="float">
            <text:p>0.0689</text:p>
          </table:table-cell>
        </table:table-row>
        <table:table-row table:style-name="ro3">
          <table:table-cell table:style-name="ce1" office:value-type="string" calcext:value-type="string">
            <text:p>SOCENV_INC</text:p>
          </table:table-cell>
          <table:table-cell table:style-name="ce2" office:value-type="string" calcext:value-type="string">
            <text:p>Name of Committee and Members Primary Responsibilities Audit (met 12 times) <text:s text:c="2"/>Carlos A. Saladrigas (Chair) Brad W. Buss John F. Ferraro Adriana Karaboutis Reuben E. Slone</text:p>
          </table:table-cell>
          <table:table-cell table:style-name="ce1" office:value-type="float" office:value="0.3059" calcext:value-type="float">
            <text:p>0.3059</text:p>
          </table:table-cell>
        </table:table-row>
        <table:table-row table:style-name="ro2">
          <table:table-cell table:style-name="ce1" office:value-type="string" calcext:value-type="string">
            <text:p>SOCENV_INC</text:p>
          </table:table-cell>
          <table:table-cell table:style-name="ce2" office:value-type="string" calcext:value-type="string">
            <text:p>Our Guidelines for Significant Governance Issues also provide that in the event the Board undertakes to name a successor to the Chief Executive Officer, the independent directors shall name a Succession Committee to identify, assess and make recommendations to the Board regarding candidates for that position</text:p>
          </table:table-cell>
          <table:table-cell table:style-name="ce1" office:value-type="float" office:value="0.3481" calcext:value-type="float">
            <text:p>0.3481</text:p>
          </table:table-cell>
        </table:table-row>
        <table:table-row table:style-name="ro2">
          <table:table-cell table:style-name="ce1" office:value-type="string" calcext:value-type="string">
            <text:p>SOCENV_INC</text:p>
          </table:table-cell>
          <table:table-cell table:style-name="ce2" office:value-type="string" calcext:value-type="string">
            <text:p>Each incumbent director attended 75 percent or more of the total number of meetings of the Board and meetings of the committees of the Board on which he or she served, except for Mr. Ray who attended 73 percent of the total number of meetings of the Board and Board committees on which he served</text:p>
          </table:table-cell>
          <table:table-cell table:style-name="ce1" office:value-type="float" office:value="0.2122" calcext:value-type="float">
            <text:p>0.2122</text:p>
          </table:table-cell>
        </table:table-row>
        <table:table-row table:style-name="ro2">
          <table:table-cell table:style-name="ce1" office:value-type="string" calcext:value-type="string">
            <text:p>COMP_CON</text:p>
          </table:table-cell>
          <table:table-cell table:style-name="ce2" office:value-type="string" calcext:value-type="string">
            <text:p>Our Guidelines for Significant Governance Issues also provide that in the event the Board undertakes to name a successor to the Chief Executive Officer, the independent directors shall name a Succession Committee to identify, assess and make recommendations to the Board regarding candidates for that position</text:p>
          </table:table-cell>
          <table:table-cell table:style-name="ce1" office:value-type="float" office:value="0.2365" calcext:value-type="float">
            <text:p>0.2365</text:p>
          </table:table-cell>
        </table:table-row>
        <table:table-row table:style-name="ro2">
          <table:table-cell table:style-name="ce1" office:value-type="string" calcext:value-type="string">
            <text:p>COMP_CON</text:p>
          </table:table-cell>
          <table:table-cell table:style-name="ce2" office:value-type="string" calcext:value-type="string">
            <text:p>Consistent with those provisions, and under the terms of the Starboard Agreement, the Nominating and Corporate Governance Committee was assigned, together with Mr. Brouillard, Executive Chair of the Board, to oversee the process for selecting a chief executive officer to succeed Mr. Jackson, who retired at the end of the 2015 fiscal year</text:p>
          </table:table-cell>
          <table:table-cell table:style-name="ce1" office:value-type="float" office:value="0.0537" calcext:value-type="float">
            <text:p>0.0537</text:p>
          </table:table-cell>
        </table:table-row>
        <table:table-row table:style-name="ro1">
          <table:table-cell table:style-name="ce1" office:value-type="string" calcext:value-type="string">
            <text:p>COMP_CON</text:p>
          </table:table-cell>
          <table:table-cell table:style-name="ce2" office:value-type="string" calcext:value-type="string">
            <text:p>Committees of the Board <text:s text:c="2"/>We currently have an Audit Committee, a Compensation Committee and a Nominating and Corporate Governance Committee, each of which is comprised of independent directors in accordance with the listing standards of the NYSE</text:p>
          </table:table-cell>
          <table:table-cell table:style-name="ce1" office:value-type="float" office:value="0.403" calcext:value-type="float">
            <text:p>0.403</text:p>
          </table:table-cell>
        </table:table-row>
        <table:table-row table:style-name="ro7">
          <table:table-cell table:style-name="ce1" office:value-type="string" calcext:value-type="string">
            <text:p>COMP_CON</text:p>
          </table:table-cell>
          <table:table-cell table:style-name="ce2" office:value-type="string" calcext:value-type="string">
            <text:p>The Guidelines for Significant Governance Issues and the Compensation Committee Charter provide that the Compensation Committee, working in consultation with the Nominating and Corporate Governance Committee, is charged with the responsibility of developing a process for identifying and evaluating candidates to succeed the chief executive officer and to report annually to the Board on the status of the succession plan, including issues related to the preparedness for the possibility of an emergency situation involving senior management and assessment of the long-term growth and development of the senior management team</text:p>
          </table:table-cell>
          <table:table-cell table:style-name="ce1" office:value-type="float" office:value="0.7208" calcext:value-type="float">
            <text:p>0.7208</text:p>
          </table:table-cell>
        </table:table-row>
        <table:table-row table:style-name="ro2">
          <table:table-cell table:style-name="ce1" office:value-type="string" calcext:value-type="string">
            <text:p>COMP_CON</text:p>
          </table:table-cell>
          <table:table-cell table:style-name="ce2" office:value-type="string" calcext:value-type="string">
            <text:p>Succession Planning In light of the critical importance of executive leadership to the Company’s success and consistent with the Company’s Guidelines for Significant Governance Issues, the Board has adopted a chief executive officer succession planning process that is led by the Compensation Committee</text:p>
          </table:table-cell>
          <table:table-cell table:style-name="ce1" office:value-type="float" office:value="0.128" calcext:value-type="float">
            <text:p>0.128</text:p>
          </table:table-cell>
        </table:table-row>
        <table:table-row table:style-name="ro7">
          <table:table-cell table:style-name="ce1" office:value-type="string" calcext:value-type="string">
            <text:p>SOCENV_INC</text:p>
          </table:table-cell>
          <table:table-cell table:style-name="ce2" office:value-type="string" calcext:value-type="string">
            <text:p>The Guidelines for Significant Governance Issues and the Compensation Committee Charter provide that the Compensation Committee, working in consultation with the Nominating and Corporate Governance Committee, is charged with the responsibility of developing a process for identifying and evaluating candidates to succeed the chief executive officer and to report annually to the Board on the status of the succession plan, including issues related to the preparedness for the possibility of an emergency situation involving senior management and assessment of the long-term growth and development of the senior management team</text:p>
          </table:table-cell>
          <table:table-cell table:style-name="ce1" office:value-type="float" office:value="0.0651" calcext:value-type="float">
            <text:p>0.0651</text:p>
          </table:table-cell>
        </table:table-row>
        <table:table-row table:style-name="ro2">
          <table:table-cell table:style-name="ce1" office:value-type="string" calcext:value-type="string">
            <text:p>SOCENV_INC</text:p>
          </table:table-cell>
          <table:table-cell table:style-name="ce2" office:value-type="string" calcext:value-type="string">
            <text:p>Succession Planning In light of the critical importance of executive leadership to the Company’s success and consistent with the Company’s Guidelines for Significant Governance Issues, the Board has adopted a chief executive officer succession planning process that is led by the Compensation Committee</text:p>
          </table:table-cell>
          <table:table-cell table:style-name="ce1" office:value-type="float" office:value="0.2439" calcext:value-type="float">
            <text:p>0.2439</text:p>
          </table:table-cell>
        </table:table-row>
        <table:table-row table:style-name="ro4">
          <table:table-cell table:style-name="ce1" office:value-type="string" calcext:value-type="string">
            <text:p>SOCENV_INC</text:p>
          </table:table-cell>
          <table:table-cell table:style-name="ce2" office:value-type="string" calcext:value-type="string">
            <text:p>Nominating and Corporate Governance (met 4 times) <text:s text:c="2"/>Jeffrey C. Smith (Chair) John F. Ferraro</text:p>
          </table:table-cell>
          <table:table-cell table:style-name="ce1" office:value-type="float" office:value="0.2047" calcext:value-type="float">
            <text:p>0.2047</text:p>
          </table:table-cell>
        </table:table-row>
        <table:table-row table:style-name="ro4">
          <table:table-cell table:style-name="ce1" office:value-type="string" calcext:value-type="string">
            <text:p>COMP_CON</text:p>
          </table:table-cell>
          <table:table-cell table:style-name="ce2" office:value-type="string" calcext:value-type="string">
            <text:p>Nominating and Corporate Governance (met 4 times) <text:s text:c="2"/>Jeffrey C. Smith (Chair) John F. Ferraro</text:p>
          </table:table-cell>
          <table:table-cell table:style-name="ce1" office:value-type="float" office:value="0.0716" calcext:value-type="float">
            <text:p>0.0716</text:p>
          </table:table-cell>
        </table:table-row>
        <table:table-row table:style-name="ro3">
          <table:table-cell table:style-name="ce1" office:value-type="string" calcext:value-type="string">
            <text:p>SOCENV_INC</text:p>
          </table:table-cell>
          <table:table-cell table:style-name="ce2" office:value-type="string" calcext:value-type="string">
            <text:p>Name of Committee and Members Primary Responsibilities Compensation (met 7 times) <text:s text:c="2"/>John F. Bergstrom (Chair) Fiona P. Dias Eugene I. Lee, Jr</text:p>
          </table:table-cell>
          <table:table-cell table:style-name="ce1" office:value-type="float" office:value="0.0716" calcext:value-type="float">
            <text:p>0.0716</text:p>
          </table:table-cell>
        </table:table-row>
        <table:table-row table:style-name="ro7">
          <table:table-cell table:style-name="ce1" office:value-type="string" calcext:value-type="string">
            <text:p>SOCENV_INC</text:p>
          </table:table-cell>
          <table:table-cell table:style-name="ce2" office:value-type="string" calcext:value-type="string">
            <text:p>assists the Board in identifying, evaluating and recommending candidates for election to the Board; <text:s text:c="2"/>establishes procedures and provides oversight for evaluating the Board and management; <text:s text:c="2"/>develops, recommends and reassesses our corporate governance guidelines; <text:s text:c="2"/>reviews and recommends retirement and other policies for directors and recommends to the Board whether to accept or reject a director's resignation; <text:s text:c="2"/>evaluates the size, structure and composition of the Board and its committees; and <text:s text:c="2"/>establishes procedures for stockholders to recommend candidates for nomination as directors and to send communications to the Board</text:p>
          </table:table-cell>
          <table:table-cell table:style-name="ce1" office:value-type="float" office:value="0.067" calcext:value-type="float">
            <text:p>0.067</text:p>
          </table:table-cell>
        </table:table-row>
        <table:table-row table:style-name="ro3">
          <table:table-cell table:style-name="ce1" office:value-type="string" calcext:value-type="string">
            <text:p>COMP_CON</text:p>
          </table:table-cell>
          <table:table-cell table:style-name="ce2" office:value-type="string" calcext:value-type="string">
            <text:p>The independent Board chair (or the independent lead director in the event the Board chair is not independent) receives an additional $100,000 annual retainer</text:p>
          </table:table-cell>
          <table:table-cell table:style-name="ce1" office:value-type="float" office:value="0.8687" calcext:value-type="float">
            <text:p>0.8687</text:p>
          </table:table-cell>
        </table:table-row>
        <table:table-row table:style-name="ro3">
          <table:table-cell table:style-name="ce1" office:value-type="string" calcext:value-type="string">
            <text:p>SOCENV_INC</text:p>
          </table:table-cell>
          <table:table-cell table:style-name="ce2" office:value-type="string" calcext:value-type="string">
            <text:p>The Audit Committee chair receives $20,000, and the Compensation Committee chair receives $15,000</text:p>
          </table:table-cell>
          <table:table-cell table:style-name="ce1" office:value-type="float" office:value="0.0678" calcext:value-type="float">
            <text:p>0.0678</text:p>
          </table:table-cell>
        </table:table-row>
        <table:table-row table:style-name="ro6">
          <table:table-cell table:style-name="ce1" office:value-type="string" calcext:value-type="string">
            <text:p>COMP_CON</text:p>
          </table:table-cell>
          <table:table-cell table:style-name="ce2" office:value-type="string" calcext:value-type="string">
            <text:p>Compensation Committee Interlocks and Insider Participation <text:s text:c="2"/>None of our executive officers serves, or in the past fiscal year has served, as a member of the Compensation Committee (or other board committee performing equivalent functions, or in the absence of any such committee, the board of directors) or the board of directors of any entity that has one or more of its executive officers serving on our Compensation Committee or Board</text:p>
          </table:table-cell>
          <table:table-cell table:style-name="ce1" office:value-type="float" office:value="0.309" calcext:value-type="float">
            <text:p>0.309</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chair receives $20,000, and the Compensation Committee chair receives $15,000</text:p>
          </table:table-cell>
          <table:table-cell table:style-name="ce1" office:value-type="float" office:value="0.2021" calcext:value-type="float">
            <text:p>0.2021</text:p>
          </table:table-cell>
        </table:table-row>
        <table:table-row table:style-name="ro2">
          <table:table-cell table:style-name="ce1" office:value-type="string" calcext:value-type="string">
            <text:p>COMP_CON</text:p>
          </table:table-cell>
          <table:table-cell table:style-name="ce2" office:value-type="string" calcext:value-type="string">
            <text:p>Periodically the enterprise risks identified by management in consultation with senior management are reviewed with the Audit Committee, and the Audit Committee may approve management’s recommendation to assign certain risk areas for oversight to appropriate committees of the Board or to the full Board</text:p>
          </table:table-cell>
          <table:table-cell table:style-name="ce1" office:value-type="float" office:value="0.8905" calcext:value-type="float">
            <text:p>0.8905</text:p>
          </table:table-cell>
        </table:table-row>
        <table:table-row table:style-name="ro1">
          <table:table-cell table:style-name="ce1" office:value-type="string" calcext:value-type="string">
            <text:p>COMP_CON</text:p>
          </table:table-cell>
          <table:table-cell table:style-name="ce2" office:value-type="string" calcext:value-type="string">
            <text:p>The Company’s senior internal audit professional, who reports to the Audit Committee, has developed an enterprise risk management ("ERM") framework through which management has identified the key areas of risk that face our Company</text:p>
          </table:table-cell>
          <table:table-cell table:style-name="ce1" office:value-type="float" office:value="0.0668" calcext:value-type="float">
            <text:p>0.0668</text:p>
          </table:table-cell>
        </table:table-row>
        <table:table-row table:style-name="ro1">
          <table:table-cell table:style-name="ce1" office:value-type="string" calcext:value-type="string">
            <text:p>SOCENV_INC</text:p>
          </table:table-cell>
          <table:table-cell table:style-name="ce2" office:value-type="string" calcext:value-type="string">
            <text:p>Board’s Role in Risk Oversight As part of its responsibility for the oversight of the Company’s financial matters and regulatory compliance, the Audit Committee is charged with discussing the guidelines and policies with respect to risk assessment and risk management</text:p>
          </table:table-cell>
          <table:table-cell table:style-name="ce1" office:value-type="float" office:value="0.2302" calcext:value-type="float">
            <text:p>0.2302</text:p>
          </table:table-cell>
        </table:table-row>
        <table:table-row table:style-name="ro1">
          <table:table-cell table:style-name="ce1" office:value-type="string" calcext:value-type="string">
            <text:p>COMP_CON</text:p>
          </table:table-cell>
          <table:table-cell table:style-name="ce2" office:value-type="string" calcext:value-type="string">
            <text:p>Board’s Role in Risk Oversight As part of its responsibility for the oversight of the Company’s financial matters and regulatory compliance, the Audit Committee is charged with discussing the guidelines and policies with respect to risk assessment and risk management</text:p>
          </table:table-cell>
          <table:table-cell table:style-name="ce1" office:value-type="float" office:value="0.0552" calcext:value-type="float">
            <text:p>0.0552</text:p>
          </table:table-cell>
        </table:table-row>
        <table:table-row table:style-name="ro1">
          <table:table-cell table:style-name="ce1" office:value-type="string" calcext:value-type="string">
            <text:p>SOCENV_INC</text:p>
          </table:table-cell>
          <table:table-cell table:style-name="ce2" office:value-type="string" calcext:value-type="string">
            <text:p>The Company’s senior internal audit professional, who reports to the Audit Committee, has developed an enterprise risk management ("ERM") framework through which management has identified the key areas of risk that face our Company</text:p>
          </table:table-cell>
          <table:table-cell table:style-name="ce1" office:value-type="float" office:value="0.0914" calcext:value-type="float">
            <text:p>0.0914</text:p>
          </table:table-cell>
        </table:table-row>
        <table:table-row table:style-name="ro4">
          <table:table-cell table:style-name="ce1" office:value-type="string" calcext:value-type="string">
            <text:p>SOCENV_INC</text:p>
          </table:table-cell>
          <table:table-cell table:style-name="ce2" office:value-type="string" calcext:value-type="string">
            <text:p>The range of potential payouts is zero to 200 percent of target</text:p>
          </table:table-cell>
          <table:table-cell table:style-name="ce1" office:value-type="float" office:value="0.1503" calcext:value-type="float">
            <text:p>0.1503</text:p>
          </table:table-cell>
        </table:table-row>
        <table:table-row table:style-name="ro2">
          <table:table-cell table:style-name="ce1" office:value-type="string" calcext:value-type="string">
            <text:p>COMP_CON</text:p>
          </table:table-cell>
          <table:table-cell table:style-name="ce2" office:value-type="string" calcext:value-type="string">
            <text:p>Compensation Decision Roles The Committee has final approval on the determination of all compensation recommendations for our NEOs and other executive officers, authorizes all awards under the 2004 and 2014 LTIPs, recommends or reports its decisions to the Board and oversees the administration of the compensation programs for executive officers, including the NEOs</text:p>
          </table:table-cell>
          <table:table-cell table:style-name="ce1" office:value-type="float" office:value="0.2004" calcext:value-type="float">
            <text:p>0.2004</text:p>
          </table:table-cell>
        </table:table-row>
        <table:table-row table:style-name="ro1">
          <table:table-cell table:style-name="ce1" office:value-type="string" calcext:value-type="string">
            <text:p>SOCENV_INC</text:p>
          </table:table-cell>
          <table:table-cell table:style-name="ce2" office:value-type="string" calcext:value-type="string">
            <text:p>Compensation Governance Highlights We believe good corporate governance practices that reflect our values and support our strong strategic and financial performance must include policies and procedures related to our compensation practices</text:p>
          </table:table-cell>
          <table:table-cell table:style-name="ce1" office:value-type="float" office:value="0.1633" calcext:value-type="float">
            <text:p>0.1633</text:p>
          </table:table-cell>
        </table:table-row>
        <table:table-row table:style-name="ro3">
          <table:table-cell table:style-name="ce1" office:value-type="string" calcext:value-type="string">
            <text:p>COMP_CON</text:p>
          </table:table-cell>
          <table:table-cell table:style-name="ce2" office:value-type="string" calcext:value-type="string">
            <text:p>The companies selected by the Committee to comprise the peer group for determination of our relative EVA performance ("EVA Peer Group") were: <text:s text:c="2"/>25</text:p>
          </table:table-cell>
          <table:table-cell table:style-name="ce1" office:value-type="float" office:value="0.0519" calcext:value-type="float">
            <text:p>0.0519</text:p>
          </table:table-cell>
        </table:table-row>
        <table:table-row table:style-name="ro3">
          <table:table-cell table:style-name="ce1" office:value-type="string" calcext:value-type="string">
            <text:p>COMP_CON</text:p>
          </table:table-cell>
          <table:table-cell table:style-name="ce2" office:value-type="string" calcext:value-type="string">
            <text:p>At that time, PetSmart, Inc. was removed from the peer group due to its acquisition by a private equity firm in March 2015</text:p>
          </table:table-cell>
          <table:table-cell table:style-name="ce1" office:value-type="float" office:value="0.1703" calcext:value-type="float">
            <text:p>0.1703</text:p>
          </table:table-cell>
        </table:table-row>
        <table:table-row table:style-name="ro6">
          <table:table-cell table:style-name="ce1" office:value-type="string" calcext:value-type="string">
            <text:p>COMP_CON</text:p>
          </table:table-cell>
          <table:table-cell table:style-name="ce2" office:value-type="string" calcext:value-type="string">
            <text:p>In 2014, the Committee selected the following companies, which include several of our direct competitors as well as other specialty retailers with both commercial distribution and retail businesses similar to our size, to comprise the peer group used in competitive comparisons of executive compensation levels and to help the Committee evaluate compensation opportunities for 2015: AutoZone, Inc</text:p>
          </table:table-cell>
          <table:table-cell table:style-name="ce1" office:value-type="float" office:value="0.0765" calcext:value-type="float">
            <text:p>0.0765</text:p>
          </table:table-cell>
        </table:table-row>
        <table:table-row table:style-name="ro4">
          <table:table-cell table:style-name="ce1" office:value-type="string" calcext:value-type="string">
            <text:p>COMP_CON</text:p>
          </table:table-cell>
          <table:table-cell table:style-name="ce2" office:value-type="string" calcext:value-type="string">
            <text:p>The Hay Group compensation data was used as a secondary reference point</text:p>
          </table:table-cell>
          <table:table-cell table:style-name="ce1" office:value-type="float" office:value="0.8337" calcext:value-type="float">
            <text:p>0.8337</text:p>
          </table:table-cell>
        </table:table-row>
        <table:table-row table:style-name="ro1">
          <table:table-cell table:style-name="ce1" office:value-type="string" calcext:value-type="string">
            <text:p>COMP_CON</text:p>
          </table:table-cell>
          <table:table-cell table:style-name="ce2" office:value-type="string" calcext:value-type="string">
            <text:p>Genuine Parts Company <text:s text:c="4"/>The Committee also utilized the 2015 National Retail Industry database provided by Hay Group, an independent consulting firm retained by management, as another reference point for executive compensation decisions in 2015</text:p>
          </table:table-cell>
          <table:table-cell table:style-name="ce1" office:value-type="float" office:value="0.9949" calcext:value-type="float">
            <text:p>0.9949</text:p>
          </table:table-cell>
        </table:table-row>
        <table:table-row table:style-name="ro3">
          <table:table-cell table:style-name="ce1" office:value-type="string" calcext:value-type="string">
            <text:p>COMP_CON</text:p>
          </table:table-cell>
          <table:table-cell table:style-name="ce2" office:value-type="string" calcext:value-type="string">
            <text:p>Hay Group collected data from a broad group of approximately 70 retail companies with which we compete for key management and executive talent</text:p>
          </table:table-cell>
          <table:table-cell table:style-name="ce1" office:value-type="float" office:value="0.7833" calcext:value-type="float">
            <text:p>0.7833</text:p>
          </table:table-cell>
        </table:table-row>
        <table:table-row table:style-name="ro1">
          <table:table-cell table:style-name="ce1" office:value-type="string" calcext:value-type="string">
            <text:p>COMP_CON</text:p>
          </table:table-cell>
          <table:table-cell table:style-name="ce2" office:value-type="string" calcext:value-type="string">
            <text:p>Competitive Positioning of Executive Compensation Levels For 2015, the Committee established base salary, annual incentive opportunities and long-term incentive target grants for our NEOs primarily with reference to the peer group data provided by Cook</text:p>
          </table:table-cell>
          <table:table-cell table:style-name="ce1" office:value-type="float" office:value="0.9099" calcext:value-type="float">
            <text:p>0.9099</text:p>
          </table:table-cell>
        </table:table-row>
        <table:table-row table:style-name="ro1">
          <table:table-cell table:style-name="ce1" office:value-type="string" calcext:value-type="string">
            <text:p>COMP_CON</text:p>
          </table:table-cell>
          <table:table-cell table:style-name="ce2" office:value-type="string" calcext:value-type="string">
            <text:p>For Fiscal 2015, Mr. Jackson's AIP target was 135 percent of base salary and his target total annual cash compensation continued to be below the Cook peer group median, while maintaining a higher proportion of target equity compensation</text:p>
          </table:table-cell>
          <table:table-cell table:style-name="ce1" office:value-type="float" office:value="0.1848" calcext:value-type="float">
            <text:p>0.1848</text:p>
          </table:table-cell>
        </table:table-row>
        <table:table-row table:style-name="ro1">
          <table:table-cell table:style-name="ce1" office:value-type="string" calcext:value-type="string">
            <text:p>SOCENV_INC</text:p>
          </table:table-cell>
          <table:table-cell table:style-name="ce2" office:value-type="string" calcext:value-type="string">
            <text:p>For Fiscal 2015, Mr. Jackson's AIP target was 135 percent of base salary and his target total annual cash compensation continued to be below the Cook peer group median, while maintaining a higher proportion of target equity compensation</text:p>
          </table:table-cell>
          <table:table-cell table:style-name="ce1" office:value-type="float" office:value="0.2272" calcext:value-type="float">
            <text:p>0.2272</text:p>
          </table:table-cell>
        </table:table-row>
        <table:table-row table:style-name="ro3">
          <table:table-cell table:style-name="ce1" office:value-type="string" calcext:value-type="string">
            <text:p>COMP_CON</text:p>
          </table:table-cell>
          <table:table-cell table:style-name="ce2" office:value-type="string" calcext:value-type="string">
            <text:p>The base salaries of all of our NEOs were increased in Fiscal 2015, as shown in the table below, based on the Cook competitive review and reviews of the executives' 2014 performance</text:p>
          </table:table-cell>
          <table:table-cell table:style-name="ce1" office:value-type="float" office:value="0.5912" calcext:value-type="float">
            <text:p>0.5912</text:p>
          </table:table-cell>
        </table:table-row>
        <table:table-row table:style-name="ro3">
          <table:table-cell table:style-name="ce1" office:value-type="string" calcext:value-type="string">
            <text:p>SOCENV_INC</text:p>
          </table:table-cell>
          <table:table-cell table:style-name="ce2" office:value-type="string" calcext:value-type="string">
            <text:p>The base salaries of all of our NEOs were increased in Fiscal 2015, as shown in the table below, based on the Cook competitive review and reviews of the executives' 2014 performance</text:p>
          </table:table-cell>
          <table:table-cell table:style-name="ce1" office:value-type="float" office:value="0.0952" calcext:value-type="float">
            <text:p>0.0952</text:p>
          </table:table-cell>
        </table:table-row>
        <table:table-row table:style-name="ro1">
          <table:table-cell table:style-name="ce1" office:value-type="string" calcext:value-type="string">
            <text:p>COMP_CON</text:p>
          </table:table-cell>
          <table:table-cell table:style-name="ce2" office:value-type="string" calcext:value-type="string">
            <text:p>Base Salary The Committee reviews the information provided by Cook regarding executive officers’ base salary levels compared to the base salaries of executives of companies in our peer group as presented in their latest available proxy statements</text:p>
          </table:table-cell>
          <table:table-cell table:style-name="ce1" office:value-type="float" office:value="0.9851" calcext:value-type="float">
            <text:p>0.9851</text:p>
          </table:table-cell>
        </table:table-row>
        <table:table-row table:style-name="ro2">
          <table:table-cell table:style-name="ce1" office:value-type="string" calcext:value-type="string">
            <text:p>COMP_CON</text:p>
          </table:table-cell>
          <table:table-cell table:style-name="ce2" office:value-type="string" calcext:value-type="string">
            <text:p>The Committee has determined that, in order to enable us to attract and retain the executive talent important to our long-term growth, the compensation strategy should generally aim to position base salaries at or slightly below the median of the Cook peer group data as described in the "Competitive Positioning of Executive Compensation Levels" section above</text:p>
          </table:table-cell>
          <table:table-cell table:style-name="ce1" office:value-type="float" office:value="0.9009" calcext:value-type="float">
            <text:p>0.9009</text:p>
          </table:table-cell>
        </table:table-row>
        <table:table-row table:style-name="ro1">
          <table:table-cell table:style-name="ce1" office:value-type="string" calcext:value-type="string">
            <text:p>COMP_CON</text:p>
          </table:table-cell>
          <table:table-cell table:style-name="ce2" office:value-type="string" calcext:value-type="string">
            <text:p>The Committee established long-term incentive guidelines for each executive level after considering competitive long-term incentive grant values provided to similarly-positioned executives of the Cook peer group companies</text:p>
          </table:table-cell>
          <table:table-cell table:style-name="ce1" office:value-type="float" office:value="0.9473" calcext:value-type="float">
            <text:p>0.9473</text:p>
          </table:table-cell>
        </table:table-row>
        <table:table-row table:style-name="ro2">
          <table:table-cell table:style-name="ce1" office:value-type="string" calcext:value-type="string">
            <text:p>COMP_CON</text:p>
          </table:table-cell>
          <table:table-cell table:style-name="ce2" office:value-type="string" calcext:value-type="string">
            <text:p>Equity awards granted in 2015 contain a substantial performance component based on relative total shareholder return compared to S&amp;P 500 companies 2015 Named Executive Officer Target Pay Mix <text:s text:c="7"/>Tim Cook has not received an equity award since 2011 The <text:s/>chart <text:s/>above <text:s/>shows <text:s/>target <text:s/>dollar <text:s/>values <text:s/>for <text:s/>each <text:s/>element <text:s/>of <text:s/>our <text:s/>named <text:s/>executive <text:s/>officers’ <text:s/>2015 <text:s/>compensation</text:p>
          </table:table-cell>
          <table:table-cell table:style-name="ce1" office:value-type="float" office:value="0.5483" calcext:value-type="float">
            <text:p>0.5483</text:p>
          </table:table-cell>
        </table:table-row>
        <table:table-row table:style-name="ro3">
          <table:table-cell table:style-name="ce1" office:value-type="string" calcext:value-type="string">
            <text:p>SOCENV_INC</text:p>
          </table:table-cell>
          <table:table-cell table:style-name="ce2" office:value-type="string" calcext:value-type="string">
            <text:p>Shareholder proposal regarding diversity among our senior management and board of directors <text:s text:c="5"/>AGAINST 7</text:p>
          </table:table-cell>
          <table:table-cell table:style-name="ce1" office:value-type="float" office:value="0.8855" calcext:value-type="float">
            <text:p>0.8855</text:p>
          </table:table-cell>
        </table:table-row>
        <table:table-row table:style-name="ro7">
          <table:table-cell table:style-name="ce1" office:value-type="string" calcext:value-type="string">
            <text:p>COMP_CON</text:p>
          </table:table-cell>
          <table:table-cell table:style-name="ce2" office:value-type="string" calcext:value-type="string">
            <text:p>BOARD OF DIRECTORS AND COMMITTEES <text:s text:c="10"/>Director Since (calendar year) <text:s text:c="5"/>Audit <text:s text:c="5"/>Compensation <text:s text:c="5"/>Nominating James Bell <text:s text:c="7"/>2015 <text:s text:c="5"/>Member <text:s text:c="5"/>– <text:s text:c="5"/>– Tim Cook Chief Executive Officer <text:s text:c="5"/>2011 <text:s text:c="5"/>– <text:s text:c="5"/>– <text:s text:c="5"/>– Al Gore <text:s text:c="7"/>2003 <text:s text:c="5"/>– <text:s text:c="5"/>Member <text:s text:c="5"/>Member Bob Iger <text:s text:c="7"/>2011 <text:s text:c="5"/>– <text:s text:c="5"/>Member <text:s text:c="5"/>Chair Andrea Jung <text:s text:c="7"/>2008 <text:s text:c="5"/>– <text:s text:c="5"/>Chair <text:s text:c="5"/>Member Art Levinson Chairman of the Board <text:s text:c="5"/>2000 <text:s text:c="5"/>Member <text:s text:c="5"/>– <text:s text:c="5"/>– Ron Sugar <text:s text:c="7"/>2010 <text:s text:c="5"/>Chair <text:s text:c="5"/>– <text:s text:c="5"/>– Sue Wagner <text:s text:c="5"/>2014 <text:s text:c="5"/>Member <text:s text:c="5"/>– <text:s text:c="5"/>– ANNUAL MEETING PROPOSALS <text:s text:c="2"/>Proposal <text:s text:c="3"/>Recommendation <text:s/>of the Board 1</text:p>
          </table:table-cell>
          <table:table-cell table:style-name="ce1" office:value-type="float" office:value="0.2616" calcext:value-type="float">
            <text:p>0.2616</text:p>
          </table:table-cell>
        </table:table-row>
        <table:table-row table:style-name="ro7">
          <table:table-cell table:style-name="ce1" office:value-type="string" calcext:value-type="string">
            <text:p>SOCENV_INC</text:p>
          </table:table-cell>
          <table:table-cell table:style-name="ce2" office:value-type="string" calcext:value-type="string">
            <text:p>BOARD OF DIRECTORS AND COMMITTEES <text:s text:c="10"/>Director Since (calendar year) <text:s text:c="5"/>Audit <text:s text:c="5"/>Compensation <text:s text:c="5"/>Nominating James Bell <text:s text:c="7"/>2015 <text:s text:c="5"/>Member <text:s text:c="5"/>– <text:s text:c="5"/>– Tim Cook Chief Executive Officer <text:s text:c="5"/>2011 <text:s text:c="5"/>– <text:s text:c="5"/>– <text:s text:c="5"/>– Al Gore <text:s text:c="7"/>2003 <text:s text:c="5"/>– <text:s text:c="5"/>Member <text:s text:c="5"/>Member Bob Iger <text:s text:c="7"/>2011 <text:s text:c="5"/>– <text:s text:c="5"/>Member <text:s text:c="5"/>Chair Andrea Jung <text:s text:c="7"/>2008 <text:s text:c="5"/>– <text:s text:c="5"/>Chair <text:s text:c="5"/>Member Art Levinson Chairman of the Board <text:s text:c="5"/>2000 <text:s text:c="5"/>Member <text:s text:c="5"/>– <text:s text:c="5"/>– Ron Sugar <text:s text:c="7"/>2010 <text:s text:c="5"/>Chair <text:s text:c="5"/>– <text:s text:c="5"/>– Sue Wagner <text:s text:c="5"/>2014 <text:s text:c="5"/>Member <text:s text:c="5"/>– <text:s text:c="5"/>– ANNUAL MEETING PROPOSALS <text:s text:c="2"/>Proposal <text:s text:c="3"/>Recommendation <text:s/>of the Board 1</text:p>
          </table:table-cell>
          <table:table-cell table:style-name="ce1" office:value-type="float" office:value="0.2438" calcext:value-type="float">
            <text:p>0.2438</text:p>
          </table:table-cell>
        </table:table-row>
        <table:table-row table:style-name="ro3">
          <table:table-cell table:style-name="ce1" office:value-type="string" calcext:value-type="string">
            <text:p>SOCENV_INC</text:p>
          </table:table-cell>
          <table:table-cell table:style-name="ce2" office:value-type="string" calcext:value-type="string">
            <text:p>For a detailed discussion of our Corporate Governance framework, please refer to “Directors, Corporate Governance, and Executive Officers” beginning on page 10 of this Proxy Statement</text:p>
          </table:table-cell>
          <table:table-cell table:style-name="ce1" office:value-type="float" office:value="0.1305" calcext:value-type="float">
            <text:p>0.1305</text:p>
          </table:table-cell>
        </table:table-row>
        <table:table-row table:style-name="ro4">
          <table:table-cell table:style-name="ce1" office:value-type="string" calcext:value-type="string">
            <text:p>SOCENV_INC</text:p>
          </table:table-cell>
          <table:table-cell table:style-name="ce2" office:value-type="string" calcext:value-type="string">
            <text:p>Shareholder proposal entitled “Net-Zero Greenhouse Gas Emissions by 2030” <text:s text:c="3"/>AGAINST 6</text:p>
          </table:table-cell>
          <table:table-cell table:style-name="ce1" office:value-type="float" office:value="0.4325" calcext:value-type="float">
            <text:p>0.4325</text:p>
          </table:table-cell>
        </table:table-row>
        <table:table-row table:style-name="ro3">
          <table:table-cell table:style-name="ce1" office:value-type="string" calcext:value-type="string">
            <text:p>COMP_CON</text:p>
          </table:table-cell>
          <table:table-cell table:style-name="ce2" office:value-type="string" calcext:value-type="string">
            <text:p>For a detailed discussion of our Corporate Governance framework, please refer to “Directors, Corporate Governance, and Executive Officers” beginning on page 10 of this Proxy Statement</text:p>
          </table:table-cell>
          <table:table-cell table:style-name="ce1" office:value-type="float" office:value="0.1781" calcext:value-type="float">
            <text:p>0.1781</text:p>
          </table:table-cell>
        </table:table-row>
        <table:table-row table:style-name="ro2">
          <table:table-cell table:style-name="ce1" office:value-type="string" calcext:value-type="string">
            <text:p>SOCENV_INC</text:p>
          </table:table-cell>
          <table:table-cell table:style-name="ce2" office:value-type="string" calcext:value-type="string">
            <text:p>In <text:s/>evaluating <text:s/>potential nominees to the Board, the Nominating Committee considers, among other things, independence, character, ability to exercise sound judgment, diversity, age, demonstrated leadership, skills, including financial literacy, and experience in the context of the needs of the Board</text:p>
          </table:table-cell>
          <table:table-cell table:style-name="ce1" office:value-type="float" office:value="0.9146" calcext:value-type="float">
            <text:p>0.9146</text:p>
          </table:table-cell>
        </table:table-row>
        <table:table-row table:style-name="ro1">
          <table:table-cell table:style-name="ce1" office:value-type="string" calcext:value-type="string">
            <text:p>SOCENV_INC</text:p>
          </table:table-cell>
          <table:table-cell table:style-name="ce2" office:value-type="string" calcext:value-type="string">
            <text:p>In these positions, they have gained significant and diverse management experience, including strategic and financial planning, public company financial reporting, compliance, risk management and leadership development</text:p>
          </table:table-cell>
          <table:table-cell table:style-name="ce1" office:value-type="float" office:value="0.3497" calcext:value-type="float">
            <text:p>0.3497</text:p>
          </table:table-cell>
        </table:table-row>
        <table:table-row table:style-name="ro1">
          <table:table-cell table:style-name="ce1" office:value-type="string" calcext:value-type="string">
            <text:p>SOCENV_INC</text:p>
          </table:table-cell>
          <table:table-cell table:style-name="ce2" office:value-type="string" calcext:value-type="string">
            <text:p>The Nominating Committee is committed to actively seeking <text:s/>out <text:s/>highly <text:s/>qualified <text:s/>women <text:s/>and <text:s/>individuals <text:s/>from <text:s/>minority <text:s/>groups <text:s/>to <text:s/>include <text:s/>in <text:s/>the <text:s/>pool <text:s/>from <text:s/>which Board nominees are chosen</text:p>
          </table:table-cell>
          <table:table-cell table:style-name="ce1" office:value-type="float" office:value="0.1187" calcext:value-type="float">
            <text:p>0.1187</text:p>
          </table:table-cell>
        </table:table-row>
        <table:table-row table:style-name="ro6">
          <table:table-cell table:style-name="ce1" office:value-type="string" calcext:value-type="string">
            <text:p>COMP_CON</text:p>
          </table:table-cell>
          <table:table-cell table:style-name="ce2" office:value-type="string" calcext:value-type="string">
            <text:p>The Board and its Nominating and Corporate Governance Committee (the “Nominating Committee”) believe the <text:s/>skills, <text:s/>qualities, <text:s/>attributes <text:s/>and <text:s/>experience <text:s/>of <text:s/>our <text:s/>directors <text:s/>provide <text:s/>Apple <text:s/>with <text:s/>business <text:s/>acumen <text:s/>and <text:s/>a diverse range of perspectives to engage each other and management to address effectively Apple’s evolving needs and represent the best interests of Apple’s shareholders</text:p>
          </table:table-cell>
          <table:table-cell table:style-name="ce1" office:value-type="float" office:value="0.0701" calcext:value-type="float">
            <text:p>0.0701</text:p>
          </table:table-cell>
        </table:table-row>
        <table:table-row table:style-name="ro6">
          <table:table-cell table:style-name="ce1" office:value-type="string" calcext:value-type="string">
            <text:p>SOCENV_INC</text:p>
          </table:table-cell>
          <table:table-cell table:style-name="ce2" office:value-type="string" calcext:value-type="string">
            <text:p>The Board and its Nominating and Corporate Governance Committee (the “Nominating Committee”) believe the <text:s/>skills, <text:s/>qualities, <text:s/>attributes <text:s/>and <text:s/>experience <text:s/>of <text:s/>our <text:s/>directors <text:s/>provide <text:s/>Apple <text:s/>with <text:s/>business <text:s/>acumen <text:s/>and <text:s/>a diverse range of perspectives to engage each other and management to address effectively Apple’s evolving needs and represent the best interests of Apple’s shareholders</text:p>
          </table:table-cell>
          <table:table-cell table:style-name="ce1" office:value-type="float" office:value="0.3002" calcext:value-type="float">
            <text:p>0.3002</text:p>
          </table:table-cell>
        </table:table-row>
        <table:table-row table:style-name="ro2">
          <table:table-cell table:style-name="ce1" office:value-type="string" calcext:value-type="string">
            <text:p>SOCENV_INC</text:p>
          </table:table-cell>
          <table:table-cell table:style-name="ce2" office:value-type="string" calcext:value-type="string">
            <text:p>The <text:s/>Nominating <text:s/>Committee <text:s/>considers <text:s/>candidates <text:s/>for <text:s/>director <text:s/>who <text:s/>are <text:s/>recommended <text:s/>by <text:s/>its <text:s/>members, <text:s/>by other <text:s/>Board <text:s/>members, <text:s/>by <text:s/>shareholders, <text:s/>and <text:s/>by <text:s/>management, <text:s/>as <text:s/>well <text:s/>as <text:s/>those <text:s/>identified <text:s/>by <text:s/>a <text:s/>third-party search <text:s/>firm <text:s/>retained <text:s/>to <text:s/>assist <text:s/>in <text:s/>identifying <text:s/>and <text:s/>evaluating <text:s/>possible <text:s/>candidates</text:p>
          </table:table-cell>
          <table:table-cell table:style-name="ce1" office:value-type="float" office:value="0.1106" calcext:value-type="float">
            <text:p>0.1106</text:p>
          </table:table-cell>
        </table:table-row>
        <table:table-row table:style-name="ro6">
          <table:table-cell table:style-name="ce1" office:value-type="string" calcext:value-type="string">
            <text:p>SOCENV_INC</text:p>
          </table:table-cell>
          <table:table-cell table:style-name="ce2" office:value-type="string" calcext:value-type="string">
            <text:p>Name <text:s text:c="3"/>Age as of the Annual Meeting <text:s text:c="6"/>Director Since <text:s text:c="2"/>James Bell <text:s text:c="5"/>67 <text:s text:c="9"/>2015 <text:s text:c="2"/>Tim Cook, Chief Executive Officer <text:s text:c="5"/>55 <text:s text:c="9"/>2011 <text:s text:c="2"/>Al Gore <text:s text:c="5"/>67 <text:s text:c="9"/>2003 <text:s text:c="2"/>Bob Iger <text:s text:c="5"/>65 <text:s text:c="9"/>2011 <text:s text:c="2"/>Andrea Jung <text:s text:c="5"/>57 <text:s text:c="9"/>2008 <text:s text:c="2"/>Art Levinson, Chairman of the Board <text:s text:c="5"/>65 <text:s text:c="9"/>2000 <text:s text:c="2"/>Ron Sugar <text:s text:c="5"/>67 <text:s text:c="9"/>2010 <text:s text:c="2"/>Sue Wagner <text:s text:c="5"/>54 <text:s text:c="9"/>2014 <text:s text:c="2"/>The Board consists of a diverse group of leaders in their respective fields</text:p>
          </table:table-cell>
          <table:table-cell table:style-name="ce1" office:value-type="float" office:value="0.2945" calcext:value-type="float">
            <text:p>0.2945</text:p>
          </table:table-cell>
        </table:table-row>
        <table:table-row table:style-name="ro6">
          <table:table-cell table:style-name="ce1" office:value-type="string" calcext:value-type="string">
            <text:p>COMP_CON</text:p>
          </table:table-cell>
          <table:table-cell table:style-name="ce2" office:value-type="string" calcext:value-type="string">
            <text:p>Name <text:s text:c="3"/>Age as of the Annual Meeting <text:s text:c="6"/>Director Since <text:s text:c="2"/>James Bell <text:s text:c="5"/>67 <text:s text:c="9"/>2015 <text:s text:c="2"/>Tim Cook, Chief Executive Officer <text:s text:c="5"/>55 <text:s text:c="9"/>2011 <text:s text:c="2"/>Al Gore <text:s text:c="5"/>67 <text:s text:c="9"/>2003 <text:s text:c="2"/>Bob Iger <text:s text:c="5"/>65 <text:s text:c="9"/>2011 <text:s text:c="2"/>Andrea Jung <text:s text:c="5"/>57 <text:s text:c="9"/>2008 <text:s text:c="2"/>Art Levinson, Chairman of the Board <text:s text:c="5"/>65 <text:s text:c="9"/>2000 <text:s text:c="2"/>Ron Sugar <text:s text:c="5"/>67 <text:s text:c="9"/>2010 <text:s text:c="2"/>Sue Wagner <text:s text:c="5"/>54 <text:s text:c="9"/>2014 <text:s text:c="2"/>The Board consists of a diverse group of leaders in their respective fields</text:p>
          </table:table-cell>
          <table:table-cell table:style-name="ce1" office:value-type="float" office:value="0.2748" calcext:value-type="float">
            <text:p>0.2748</text:p>
          </table:table-cell>
        </table:table-row>
        <table:table-row table:style-name="ro2">
          <table:table-cell table:style-name="ce1" office:value-type="string" calcext:value-type="string">
            <text:p>COMP_CON</text:p>
          </table:table-cell>
          <table:table-cell table:style-name="ce2" office:value-type="string" calcext:value-type="string">
            <text:p>The <text:s/>Nominating <text:s/>Committee <text:s/>considers <text:s/>candidates <text:s/>for <text:s/>director <text:s/>who <text:s/>are <text:s/>recommended <text:s/>by <text:s/>its <text:s/>members, <text:s/>by other <text:s/>Board <text:s/>members, <text:s/>by <text:s/>shareholders, <text:s/>and <text:s/>by <text:s/>management, <text:s/>as <text:s/>well <text:s/>as <text:s/>those <text:s/>identified <text:s/>by <text:s/>a <text:s/>third-party search <text:s/>firm <text:s/>retained <text:s/>to <text:s/>assist <text:s/>in <text:s/>identifying <text:s/>and <text:s/>evaluating <text:s/>possible <text:s/>candidates</text:p>
          </table:table-cell>
          <table:table-cell table:style-name="ce1" office:value-type="float" office:value="0.2601" calcext:value-type="float">
            <text:p>0.2601</text:p>
          </table:table-cell>
        </table:table-row>
        <table:table-row table:style-name="ro3">
          <table:table-cell table:style-name="ce1" office:value-type="string" calcext:value-type="string">
            <text:p>COMP_CON</text:p>
          </table:table-cell>
          <table:table-cell table:style-name="ce2" office:value-type="string" calcext:value-type="string">
            <text:p>In <text:s/>this section <text:s/>(“Directors, <text:s/>Corporate <text:s/>Governance <text:s/>and <text:s/>Executive <text:s/>Officers—Directors”), <text:s/>references <text:s/>to <text:s/>particular years refer to the calendar year</text:p>
          </table:table-cell>
          <table:table-cell table:style-name="ce1" office:value-type="float" office:value="0.4465" calcext:value-type="float">
            <text:p>0.4465</text:p>
          </table:table-cell>
        </table:table-row>
        <table:table-row table:style-name="ro3">
          <table:table-cell table:style-name="ce1" office:value-type="string" calcext:value-type="string">
            <text:p>SOCENV_INC</text:p>
          </table:table-cell>
          <table:table-cell table:style-name="ce2" office:value-type="string" calcext:value-type="string">
            <text:p>In <text:s/>this section <text:s/>(“Directors, <text:s/>Corporate <text:s/>Governance <text:s/>and <text:s/>Executive <text:s/>Officers—Directors”), <text:s/>references <text:s/>to <text:s/>particular years refer to the calendar year</text:p>
          </table:table-cell>
          <table:table-cell table:style-name="ce1" office:value-type="float" office:value="0.0869" calcext:value-type="float">
            <text:p>0.0869</text:p>
          </table:table-cell>
        </table:table-row>
        <table:table-row table:style-name="ro2">
          <table:table-cell table:style-name="ce1" office:value-type="string" calcext:value-type="string">
            <text:p>COMP_CON</text:p>
          </table:table-cell>
          <table:table-cell table:style-name="ce2" office:value-type="string" calcext:value-type="string">
            <text:p>After the end of the fiscal year, upon recommendation of the Compensation Committee after reviewing peer company <text:s/>market <text:s/>data <text:s/>supplied <text:s/>by <text:s/>the <text:s/>Compensation <text:s/>Committee’s <text:s/>independent <text:s/>compensation <text:s/>consultant, the <text:s/>Board <text:s/>increased <text:s/>the <text:s/>additional <text:s/>cash <text:s/>retainer <text:s/>for <text:s/>the <text:s/>Chair <text:s/>of <text:s/>each <text:s/>committee</text:p>
          </table:table-cell>
          <table:table-cell table:style-name="ce1" office:value-type="float" office:value="0.9993" calcext:value-type="float">
            <text:p>0.9993</text:p>
          </table:table-cell>
        </table:table-row>
        <table:table-row table:style-name="ro4">
          <table:table-cell table:style-name="ce1" office:value-type="string" calcext:value-type="string">
            <text:p>COMP_CON</text:p>
          </table:table-cell>
          <table:table-cell table:style-name="ce2" office:value-type="string" calcext:value-type="string">
            <text:p>Mr. Cook, our CEO, does not receive any compensation for his service as a member of the Board</text:p>
          </table:table-cell>
          <table:table-cell table:style-name="ce1" office:value-type="float" office:value="0.952" calcext:value-type="float">
            <text:p>0.952</text:p>
          </table:table-cell>
        </table:table-row>
        <table:table-row table:style-name="ro2">
          <table:table-cell table:style-name="ce1" office:value-type="string" calcext:value-type="string">
            <text:p>COMP_CON</text:p>
          </table:table-cell>
          <table:table-cell table:style-name="ce2" office:value-type="string" calcext:value-type="string">
            <text:p>Mr. Cook has served as a director of The National Football Foundation &amp; College <text:s/>Hall <text:s/>of <text:s/>Fame, <text:s/>Inc. <text:s/>since <text:s/>February <text:s/>2010, <text:s/>on <text:s/>the <text:s/>advisory <text:s/>board <text:s/>of <text:s/>Tsinghua <text:s/>University <text:s/>School <text:s/>of Economics <text:s/>and <text:s/>Management <text:s/>since <text:s/>October <text:s/>2013, <text:s/>and <text:s/>on <text:s/>the <text:s/>board <text:s/>of <text:s/>trustees <text:s/>of <text:s/>Duke <text:s/>University <text:s/>since July <text:s/>2015</text:p>
          </table:table-cell>
          <table:table-cell table:style-name="ce1" office:value-type="float" office:value="0.8353" calcext:value-type="float">
            <text:p>0.8353</text:p>
          </table:table-cell>
        </table:table-row>
        <table:table-row table:style-name="ro1">
          <table:table-cell table:style-name="ce1" office:value-type="string" calcext:value-type="string">
            <text:p>SOCENV_INC</text:p>
          </table:table-cell>
          <table:table-cell table:style-name="ce2" office:value-type="string" calcext:value-type="string">
            <text:p>Among <text:s/>other <text:s/>qualifications, <text:s/>Mr. <text:s/>Cook <text:s/>brings <text:s/>to <text:s/>the <text:s/>Board <text:s/>extensive <text:s/>executive <text:s/>leadership experience <text:s/>in <text:s/>the <text:s/>technology <text:s/>industry, <text:s/>including <text:s/>the <text:s/>management <text:s/>of <text:s/>worldwide <text:s/>operations, <text:s/>sales, <text:s/>service and support</text:p>
          </table:table-cell>
          <table:table-cell table:style-name="ce1" office:value-type="float" office:value="0.1363" calcext:value-type="float">
            <text:p>0.1363</text:p>
          </table:table-cell>
        </table:table-row>
        <table:table-row table:style-name="ro3">
          <table:table-cell table:style-name="ce1" office:value-type="string" calcext:value-type="string">
            <text:p>SOCENV_INC</text:p>
          </table:table-cell>
          <table:table-cell table:style-name="ce2" office:value-type="string" calcext:value-type="string">
            <text:p>From 2000 to 2002, Mr. Cook served as Senior Vice President, Worldwide <text:s/>Operations, <text:s/>Sales, <text:s/>Service <text:s/>and <text:s/>Support</text:p>
          </table:table-cell>
          <table:table-cell table:style-name="ce1" office:value-type="float" office:value="0.371" calcext:value-type="float">
            <text:p>0.371</text:p>
          </table:table-cell>
        </table:table-row>
        <table:table-row table:style-name="ro1">
          <table:table-cell table:style-name="ce1" office:value-type="string" calcext:value-type="string">
            <text:p>COMP_CON</text:p>
          </table:table-cell>
          <table:table-cell table:style-name="ce2" office:value-type="string" calcext:value-type="string">
            <text:p>Among <text:s/>other <text:s/>qualifications, <text:s/>Mr. <text:s/>Cook <text:s/>brings <text:s/>to <text:s/>the <text:s/>Board <text:s/>extensive <text:s/>executive <text:s/>leadership experience <text:s/>in <text:s/>the <text:s/>technology <text:s/>industry, <text:s/>including <text:s/>the <text:s/>management <text:s/>of <text:s/>worldwide <text:s/>operations, <text:s/>sales, <text:s/>service and support</text:p>
          </table:table-cell>
          <table:table-cell table:style-name="ce1" office:value-type="float" office:value="0.4918" calcext:value-type="float">
            <text:p>0.4918</text:p>
          </table:table-cell>
        </table:table-row>
        <table:table-row table:style-name="ro3">
          <table:table-cell table:style-name="ce1" office:value-type="string" calcext:value-type="string">
            <text:p>COMP_CON</text:p>
          </table:table-cell>
          <table:table-cell table:style-name="ce2" office:value-type="string" calcext:value-type="string">
            <text:p>Mr. Cook joined Apple in March 1998 and served as Executive Vice President, Worldwide Sales and Operations from 2002 to 2005</text:p>
          </table:table-cell>
          <table:table-cell table:style-name="ce1" office:value-type="float" office:value="0.1719" calcext:value-type="float">
            <text:p>0.1719</text:p>
          </table:table-cell>
        </table:table-row>
        <table:table-row table:style-name="ro3">
          <table:table-cell table:style-name="ce1" office:value-type="string" calcext:value-type="string">
            <text:p>COMP_CON</text:p>
          </table:table-cell>
          <table:table-cell table:style-name="ce2" office:value-type="string" calcext:value-type="string">
            <text:p>From 2000 to 2002, Mr. Cook served as Senior Vice President, Worldwide <text:s/>Operations, <text:s/>Sales, <text:s/>Service <text:s/>and <text:s/>Support</text:p>
          </table:table-cell>
          <table:table-cell table:style-name="ce1" office:value-type="float" office:value="0.065" calcext:value-type="float">
            <text:p>0.065</text:p>
          </table:table-cell>
        </table:table-row>
        <table:table-row table:style-name="ro4">
          <table:table-cell table:style-name="ce1" office:value-type="string" calcext:value-type="string">
            <text:p>SOCENV_INC</text:p>
          </table:table-cell>
          <table:table-cell table:style-name="ce2" office:value-type="string" calcext:value-type="string">
            <text:p>From <text:s/>1998 <text:s/>to <text:s/>2000, <text:s/>Mr. <text:s/>Cook <text:s/>served <text:s/>as <text:s/>Senior <text:s/>Vice President, <text:s/>Worldwide <text:s/>Operations</text:p>
          </table:table-cell>
          <table:table-cell table:style-name="ce1" office:value-type="float" office:value="0.1384" calcext:value-type="float">
            <text:p>0.1384</text:p>
          </table:table-cell>
        </table:table-row>
        <table:table-row table:style-name="ro1">
          <table:table-cell table:style-name="ce1" office:value-type="string" calcext:value-type="string">
            <text:p>SOCENV_INC</text:p>
          </table:table-cell>
          <table:table-cell table:style-name="ce2" office:value-type="string" calcext:value-type="string">
            <text:p>Al Gore has served as Chairman of Generation Investment Management, an investment management firm, since <text:s/>2004, <text:s/>and <text:s/>as <text:s/>a <text:s/>partner <text:s/>of <text:s/>Kleiner <text:s/>Perkins <text:s/>Caufield <text:s/>&amp; <text:s/>Byers, <text:s/>a <text:s/>venture <text:s/>capital <text:s/>firm, <text:s/>since <text:s/>2007</text:p>
          </table:table-cell>
          <table:table-cell table:style-name="ce1" office:value-type="float" office:value="0.1091" calcext:value-type="float">
            <text:p>0.1091</text:p>
          </table:table-cell>
        </table:table-row>
        <table:table-row table:style-name="ro3">
          <table:table-cell table:style-name="ce1" office:value-type="string" calcext:value-type="string">
            <text:p>SOCENV_INC</text:p>
          </table:table-cell>
          <table:table-cell table:style-name="ce2" office:value-type="string" calcext:value-type="string">
            <text:p>Tim <text:s/>Cook <text:s text:c="2"/>has <text:s/>been <text:s/>Apple’s <text:s/>Chief <text:s/>Executive <text:s/>Officer <text:s/>since <text:s/>August <text:s/>2011 <text:s/>and <text:s/>was <text:s/>previously <text:s/>Apple’s <text:s/>Chief Operating Officer since October 2005</text:p>
          </table:table-cell>
          <table:table-cell table:style-name="ce1" office:value-type="float" office:value="0.3669" calcext:value-type="float">
            <text:p>0.3669</text:p>
          </table:table-cell>
        </table:table-row>
        <table:table-row table:style-name="ro4">
          <table:table-cell table:style-name="ce1" office:value-type="string" calcext:value-type="string">
            <text:p>COMP_CON</text:p>
          </table:table-cell>
          <table:table-cell table:style-name="ce2" office:value-type="string" calcext:value-type="string">
            <text:p>From <text:s/>1998 <text:s/>to <text:s/>2000, <text:s/>Mr. <text:s/>Cook <text:s/>served <text:s/>as <text:s/>Senior <text:s/>Vice President, <text:s/>Worldwide <text:s/>Operations</text:p>
          </table:table-cell>
          <table:table-cell table:style-name="ce1" office:value-type="float" office:value="0.1476" calcext:value-type="float">
            <text:p>0.1476</text:p>
          </table:table-cell>
        </table:table-row>
        <table:table-row table:style-name="ro1">
          <table:table-cell table:style-name="ce1" office:value-type="string" calcext:value-type="string">
            <text:p>SOCENV_INC</text:p>
          </table:table-cell>
          <table:table-cell table:style-name="ce2" office:value-type="string" calcext:value-type="string">
            <text:p>Mr. <text:s/>Cook <text:s/>has <text:s/>served <text:s/>as <text:s/>a <text:s/>director <text:s/>of <text:s/>NIKE, <text:s/>Inc. <text:s/>since <text:s/>November <text:s/>2005, where <text:s/>he <text:s/>serves <text:s/>as <text:s/>the <text:s/>Chair <text:s/>of <text:s/>the <text:s/>Compensation <text:s/>Committee <text:s/>and <text:s/>as <text:s/>a <text:s/>member <text:s/>of <text:s/>the <text:s/>Nominating <text:s/>and Corporate Governance Committee</text:p>
          </table:table-cell>
          <table:table-cell table:style-name="ce1" office:value-type="float" office:value="0.103" calcext:value-type="float">
            <text:p>0.103</text:p>
          </table:table-cell>
        </table:table-row>
        <table:table-row table:style-name="ro3">
          <table:table-cell table:style-name="ce1" office:value-type="string" calcext:value-type="string">
            <text:p>SOCENV_INC</text:p>
          </table:table-cell>
          <table:table-cell table:style-name="ce2" office:value-type="string" calcext:value-type="string">
            <text:p>Mr. Cook joined Apple in March 1998 and served as Executive Vice President, Worldwide Sales and Operations from 2002 to 2005</text:p>
          </table:table-cell>
          <table:table-cell table:style-name="ce1" office:value-type="float" office:value="0.1704" calcext:value-type="float">
            <text:p>0.1704</text:p>
          </table:table-cell>
        </table:table-row>
        <table:table-row table:style-name="ro3">
          <table:table-cell table:style-name="ce1" office:value-type="string" calcext:value-type="string">
            <text:p>COMP_CON</text:p>
          </table:table-cell>
          <table:table-cell table:style-name="ce2" office:value-type="string" calcext:value-type="string">
            <text:p>Tim <text:s/>Cook <text:s text:c="2"/>has <text:s/>been <text:s/>Apple’s <text:s/>Chief <text:s/>Executive <text:s/>Officer <text:s/>since <text:s/>August <text:s/>2011 <text:s/>and <text:s/>was <text:s/>previously <text:s/>Apple’s <text:s/>Chief Operating Officer since October 2005</text:p>
          </table:table-cell>
          <table:table-cell table:style-name="ce1" office:value-type="float" office:value="0.1227" calcext:value-type="float">
            <text:p>0.1227</text:p>
          </table:table-cell>
        </table:table-row>
        <table:table-row table:style-name="ro1">
          <table:table-cell table:style-name="ce1" office:value-type="string" calcext:value-type="string">
            <text:p>COMP_CON</text:p>
          </table:table-cell>
          <table:table-cell table:style-name="ce2" office:value-type="string" calcext:value-type="string">
            <text:p>Mr. <text:s/>Cook <text:s/>has <text:s/>served <text:s/>as <text:s/>a <text:s/>director <text:s/>of <text:s/>NIKE, <text:s/>Inc. <text:s/>since <text:s/>November <text:s/>2005, where <text:s/>he <text:s/>serves <text:s/>as <text:s/>the <text:s/>Chair <text:s/>of <text:s/>the <text:s/>Compensation <text:s/>Committee <text:s/>and <text:s/>as <text:s/>a <text:s/>member <text:s/>of <text:s/>the <text:s/>Nominating <text:s/>and Corporate Governance Committee</text:p>
          </table:table-cell>
          <table:table-cell table:style-name="ce1" office:value-type="float" office:value="0.6389" calcext:value-type="float">
            <text:p>0.6389</text:p>
          </table:table-cell>
        </table:table-row>
        <table:table-row table:style-name="ro11">
          <table:table-cell table:style-name="ce1" office:value-type="string" calcext:value-type="string">
            <text:p>SOCENV_INC</text:p>
          </table:table-cell>
          <table:table-cell table:style-name="ce2" office:value-type="string" calcext:value-type="string">
            <text:p>Mr. Bell has served as a director of <text:s/>The <text:s/>Dow <text:s/>Chemical <text:s/>Company <text:s/>since <text:s/>December <text:s/>2005, <text:s/>where <text:s/>he <text:s/>is <text:s/>the <text:s/>Chairman <text:s/>of <text:s/>the <text:s/>Audit <text:s/>Committee and <text:s/>a <text:s/>member <text:s/>of <text:s/>the <text:s/>Governance <text:s/>Committee, <text:s/>as <text:s/>a <text:s/>director <text:s/>of <text:s/>JPMorgan <text:s/>Chase <text:s/>&amp; <text:s/>Co. <text:s/>since <text:s/>November 2011, where he serves as a member of the Audit Committee, and as a director of CDW Corporation since March <text:s/>2015, <text:s/>where <text:s/>he <text:s/>serves <text:s/>as <text:s/>a <text:s/>member <text:s/>of <text:s/>the <text:s/>Audit <text:s/>Committee <text:s/>and <text:s/>the <text:s/>Nominating <text:s/>and <text:s/>Corporate Governance <text:s/>Committee</text:p>
          </table:table-cell>
          <table:table-cell table:style-name="ce1" office:value-type="float" office:value="0.547" calcext:value-type="float">
            <text:p>0.547</text:p>
          </table:table-cell>
        </table:table-row>
        <table:table-row table:style-name="ro11">
          <table:table-cell table:style-name="ce1" office:value-type="string" calcext:value-type="string">
            <text:p>COMP_CON</text:p>
          </table:table-cell>
          <table:table-cell table:style-name="ce2" office:value-type="string" calcext:value-type="string">
            <text:p>Mr. Bell has served as a director of <text:s/>The <text:s/>Dow <text:s/>Chemical <text:s/>Company <text:s/>since <text:s/>December <text:s/>2005, <text:s/>where <text:s/>he <text:s/>is <text:s/>the <text:s/>Chairman <text:s/>of <text:s/>the <text:s/>Audit <text:s/>Committee and <text:s/>a <text:s/>member <text:s/>of <text:s/>the <text:s/>Governance <text:s/>Committee, <text:s/>as <text:s/>a <text:s/>director <text:s/>of <text:s/>JPMorgan <text:s/>Chase <text:s/>&amp; <text:s/>Co. <text:s/>since <text:s/>November 2011, where he serves as a member of the Audit Committee, and as a director of CDW Corporation since March <text:s/>2015, <text:s/>where <text:s/>he <text:s/>serves <text:s/>as <text:s/>a <text:s/>member <text:s/>of <text:s/>the <text:s/>Audit <text:s/>Committee <text:s/>and <text:s/>the <text:s/>Nominating <text:s/>and <text:s/>Corporate Governance <text:s/>Committee</text:p>
          </table:table-cell>
          <table:table-cell table:style-name="ce1" office:value-type="float" office:value="0.0616" calcext:value-type="float">
            <text:p>0.0616</text:p>
          </table:table-cell>
        </table:table-row>
        <table:table-row table:style-name="ro3">
          <table:table-cell table:style-name="ce1" office:value-type="string" calcext:value-type="string">
            <text:p>COMP_CON</text:p>
          </table:table-cell>
          <table:table-cell table:style-name="ce2" office:value-type="string" calcext:value-type="string">
            <text:p>With <text:s/>the <text:s/>assistance <text:s/>of <text:s/>Pay <text:s/>Governance, <text:s/>the <text:s/>Compensation <text:s/>Committee <text:s/>identified <text:s/>a group of companies to reference as peer groups for compensation comparison purposes for 2015</text:p>
          </table:table-cell>
          <table:table-cell table:style-name="ce1" office:value-type="float" office:value="0.9958" calcext:value-type="float">
            <text:p>0.9958</text:p>
          </table:table-cell>
        </table:table-row>
        <table:table-row table:style-name="ro3">
          <table:table-cell table:style-name="ce1" office:value-type="string" calcext:value-type="string">
            <text:p>COMP_CON</text:p>
          </table:table-cell>
          <table:table-cell table:style-name="ce2" office:value-type="string" calcext:value-type="string">
            <text:p>Mr. Cook is not present during voting or deliberations by the Compensation Committee regarding his own compensation</text:p>
          </table:table-cell>
          <table:table-cell table:style-name="ce1" office:value-type="float" office:value="0.9748" calcext:value-type="float">
            <text:p>0.9748</text:p>
          </table:table-cell>
        </table:table-row>
        <table:table-row table:style-name="ro3">
          <table:table-cell table:style-name="ce1" office:value-type="string" calcext:value-type="string">
            <text:p>COMP_CON</text:p>
          </table:table-cell>
          <table:table-cell table:style-name="ce2" office:value-type="string" calcext:value-type="string">
            <text:p>At <text:s/>the <text:s/>Compensation <text:s/>Committee’s <text:s/>request, <text:s/>Mr. <text:s/>Cook <text:s/>provides input <text:s/>regarding <text:s/>the <text:s/>performance <text:s/>and <text:s/>appropriate <text:s/>compensation <text:s/>of <text:s/>the <text:s/>other <text:s/>executive <text:s/>officers</text:p>
          </table:table-cell>
          <table:table-cell table:style-name="ce1" office:value-type="float" office:value="0.9795" calcext:value-type="float">
            <text:p>0.9795</text:p>
          </table:table-cell>
        </table:table-row>
        <table:table-row table:style-name="ro1">
          <table:table-cell table:style-name="ce1" office:value-type="string" calcext:value-type="string">
            <text:p>COMP_CON</text:p>
          </table:table-cell>
          <table:table-cell table:style-name="ce2" office:value-type="string" calcext:value-type="string">
            <text:p>Pay Governance <text:s/>also <text:s/>provided <text:s/>general <text:s/>observations <text:s/>about <text:s/>Apple’s <text:s/>compensation <text:s/>programs <text:s/>and <text:s/>management recommendations regarding the amount and form of compensation for our executive officers</text:p>
          </table:table-cell>
          <table:table-cell table:style-name="ce1" office:value-type="float" office:value="0.9959" calcext:value-type="float">
            <text:p>0.9959</text:p>
          </table:table-cell>
        </table:table-row>
        <table:table-row table:style-name="ro3">
          <table:table-cell table:style-name="ce1" office:value-type="string" calcext:value-type="string">
            <text:p>COMP_CON</text:p>
          </table:table-cell>
          <table:table-cell table:style-name="ce2" office:value-type="string" calcext:value-type="string">
            <text:p>Since <text:s/>2014, <text:s/>the <text:s/>Compensation <text:s/>Committee <text:s/>has <text:s/>engaged <text:s/>the <text:s/>services <text:s/>of <text:s/>Pay <text:s/>Governance <text:s/>LLC <text:s/>(“Pay Governance”), <text:s/>an <text:s/>independent <text:s/>executive <text:s/>compensation <text:s/>consulting <text:s/>firm</text:p>
          </table:table-cell>
          <table:table-cell table:style-name="ce1" office:value-type="float" office:value="0.9994" calcext:value-type="float">
            <text:p>0.9994</text:p>
          </table:table-cell>
        </table:table-row>
        <table:table-row table:style-name="ro1">
          <table:table-cell table:style-name="ce1" office:value-type="string" calcext:value-type="string">
            <text:p>COMP_CON</text:p>
          </table:table-cell>
          <table:table-cell table:style-name="ce2" office:value-type="string" calcext:value-type="string">
            <text:p>In <text:s/>2015, the <text:s/>Compensation <text:s/>Committee <text:s/>generally <text:s/>sought <text:s/>input <text:s/>from <text:s/>Pay <text:s/>Governance <text:s/>on <text:s/>a <text:s/>range <text:s/>of <text:s/>external <text:s/>market factors, including evolving compensation trends, appropriate peer companies, and market survey data</text:p>
          </table:table-cell>
          <table:table-cell table:style-name="ce1" office:value-type="float" office:value="0.9981" calcext:value-type="float">
            <text:p>0.9981</text:p>
          </table:table-cell>
        </table:table-row>
        <table:table-row table:style-name="ro3">
          <table:table-cell table:style-name="ce1" office:value-type="string" calcext:value-type="string">
            <text:p>COMP_CON</text:p>
          </table:table-cell>
          <table:table-cell table:style-name="ce2" office:value-type="string" calcext:value-type="string">
            <text:p>At <text:s/>the <text:s/>Compensation <text:s/>Committee’s <text:s/>request, <text:s/>Pay <text:s/>Governance <text:s/>regularly <text:s/>attends <text:s/>Compensation <text:s/>Committee meetings</text:p>
          </table:table-cell>
          <table:table-cell table:style-name="ce1" office:value-type="float" office:value="0.9987" calcext:value-type="float">
            <text:p>0.9987</text:p>
          </table:table-cell>
        </table:table-row>
        <table:table-row table:style-name="ro1">
          <table:table-cell table:style-name="ce1" office:value-type="string" calcext:value-type="string">
            <text:p>COMP_CON</text:p>
          </table:table-cell>
          <table:table-cell table:style-name="ce2" office:value-type="string" calcext:value-type="string">
            <text:p>During <text:s/>2015, <text:s/>Pay <text:s/>Governance <text:s/>did not <text:s/>provide <text:s/>any <text:s/>other <text:s/>services <text:s/>to <text:s/>Apple <text:s/>and <text:s/>worked <text:s/>with <text:s/>Apple’s <text:s/>management, <text:s/>as <text:s/>directed <text:s/>by <text:s/>the Compensation Committee, only on matters for which the Compensation Committee is responsible</text:p>
          </table:table-cell>
          <table:table-cell table:style-name="ce1" office:value-type="float" office:value="0.9984" calcext:value-type="float">
            <text:p>0.9984</text:p>
          </table:table-cell>
        </table:table-row>
        <table:table-row table:style-name="ro4">
          <table:table-cell table:style-name="ce1" office:value-type="string" calcext:value-type="string">
            <text:p>COMP_CON</text:p>
          </table:table-cell>
          <table:table-cell table:style-name="ce2" office:value-type="string" calcext:value-type="string">
            <text:p>The <text:s/>Role <text:s/>of <text:s/>the <text:s/>Compensation <text:s/>Consultant</text:p>
          </table:table-cell>
          <table:table-cell table:style-name="ce1" office:value-type="float" office:value="0.9779" calcext:value-type="float">
            <text:p>0.9779</text:p>
          </table:table-cell>
        </table:table-row>
        <table:table-row table:style-name="ro3">
          <table:table-cell table:style-name="ce1" office:value-type="string" calcext:value-type="string">
            <text:p>COMP_CON</text:p>
          </table:table-cell>
          <table:table-cell table:style-name="ce2" office:value-type="string" calcext:value-type="string">
            <text:p>As <text:s text:c="2"/>part <text:s text:c="2"/>of <text:s text:c="2"/>the <text:s text:c="2"/>review <text:s text:c="2"/>process, <text:s text:c="2"/>the <text:s text:c="2"/>Compensation <text:s text:c="2"/>Committee <text:s text:c="2"/>considers <text:s text:c="2"/>the independence of the consultant in accordance with applicable SEC and NASDAQ rules</text:p>
          </table:table-cell>
          <table:table-cell table:style-name="ce1" office:value-type="float" office:value="0.9958" calcext:value-type="float">
            <text:p>0.9958</text:p>
          </table:table-cell>
        </table:table-row>
        <table:table-row table:style-name="ro3">
          <table:table-cell table:style-name="ce1" office:value-type="string" calcext:value-type="string">
            <text:p>COMP_CON</text:p>
          </table:table-cell>
          <table:table-cell table:style-name="ce2" office:value-type="string" calcext:value-type="string">
            <text:p>The <text:s/>Compensation <text:s/>Committee <text:s/>selects <text:s/>and <text:s/>retains <text:s/>the services <text:s/>of <text:s/>its <text:s/>own <text:s/>independent <text:s/>compensation <text:s/>consultant <text:s/>and <text:s/>annually <text:s/>reviews <text:s/>the <text:s/>performance <text:s/>of <text:s/>the selected <text:s text:c="2"/>consultant</text:p>
          </table:table-cell>
          <table:table-cell table:style-name="ce1" office:value-type="float" office:value="0.9997" calcext:value-type="float">
            <text:p>0.9997</text:p>
          </table:table-cell>
        </table:table-row>
        <table:table-row table:style-name="ro1">
          <table:table-cell table:style-name="ce1" office:value-type="string" calcext:value-type="string">
            <text:p>COMP_CON</text:p>
          </table:table-cell>
          <table:table-cell table:style-name="ce2" office:value-type="string" calcext:value-type="string">
            <text:p>Pay <text:s/>Governance <text:s/>also <text:s/>communicates <text:s/>with <text:s/>the <text:s/>Chair <text:s/>of <text:s/>the <text:s/>Compensation <text:s/>Committee <text:s/>outside committee <text:s/>meetings <text:s/>regarding <text:s/>matters <text:s/>related <text:s/>to <text:s/>the <text:s/>Compensation <text:s/>Committee’s <text:s/>responsibilities</text:p>
          </table:table-cell>
          <table:table-cell table:style-name="ce1" office:value-type="float" office:value="0.9969" calcext:value-type="float">
            <text:p>0.9969</text:p>
          </table:table-cell>
        </table:table-row>
        <table:table-row table:style-name="ro2">
          <table:table-cell table:style-name="ce1" office:value-type="string" calcext:value-type="string">
            <text:p>COMP_CON</text:p>
          </table:table-cell>
          <table:table-cell table:style-name="ce2" office:value-type="string" calcext:value-type="string">
            <text:p>In <text:s text:c="2"/>making <text:s text:c="2"/>these <text:s text:c="2"/>determinations, <text:s text:c="2"/>the Compensation Committee may consult with its independent compensation consultant and management, as described <text:s/>below; <text:s/>however, <text:s/>the <text:s/>Compensation <text:s/>Committee <text:s/>uses <text:s/>its <text:s/>own <text:s/>judgment <text:s/>in <text:s/>making <text:s/>final <text:s/>decisions regarding the compensation paid to our executive officers</text:p>
          </table:table-cell>
          <table:table-cell table:style-name="ce1" office:value-type="float" office:value="0.9996" calcext:value-type="float">
            <text:p>0.9996</text:p>
          </table:table-cell>
        </table:table-row>
        <table:table-row table:style-name="ro2">
          <table:table-cell table:style-name="ce1" office:value-type="string" calcext:value-type="string">
            <text:p>COMP_CON</text:p>
          </table:table-cell>
          <table:table-cell table:style-name="ce2" office:value-type="string" calcext:value-type="string">
            <text:p>The <text:s/>Compensation <text:s/>Committee’s <text:s/>executive <text:s/>compensation determinations are subjective and the result of the Compensation Committee’s business judgment, which is informed <text:s/>by <text:s/>the <text:s/>experiences <text:s/>of <text:s/>the <text:s/>members <text:s/>of <text:s/>the <text:s/>Compensation <text:s/>Committee <text:s/>as <text:s/>well <text:s/>as <text:s/>input <text:s/>from, <text:s/>and peer group data provided by, the Compensation Committee’s independent compensation consultant</text:p>
          </table:table-cell>
          <table:table-cell table:style-name="ce1" office:value-type="float" office:value="0.9991" calcext:value-type="float">
            <text:p>0.9991</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considers market data provided by its independent compensation consultant, <text:s/>internal <text:s/>pay <text:s/>equity <text:s/>among <text:s/>the <text:s/>executive <text:s/>officers <text:s/>and <text:s/>Apple’s <text:s/>financial <text:s/>results <text:s/>and <text:s/>market capitalization <text:s/>relative <text:s/>to <text:s/>the <text:s/>peer <text:s/>companies <text:s/>when <text:s/>setting <text:s/>base <text:s/>salaries</text:p>
          </table:table-cell>
          <table:table-cell table:style-name="ce1" office:value-type="float" office:value="0.9993" calcext:value-type="float">
            <text:p>0.9993</text:p>
          </table:table-cell>
        </table:table-row>
        <table:table-row table:style-name="ro11">
          <table:table-cell table:style-name="ce1" office:value-type="string" calcext:value-type="string">
            <text:p>COMP_CON</text:p>
          </table:table-cell>
          <table:table-cell table:style-name="ce2" office:value-type="string" calcext:value-type="string">
            <text:p>The <text:s/>value <text:s/>and <text:s/>relative mix of the Annual RSU Awards was a subjective determination by the Compensation Committee based on its <text:s/>own <text:s/>business <text:s/>judgment <text:s/>after <text:s/>taking <text:s/>into <text:s/>consideration <text:s/>such <text:s/>factors <text:s/>as <text:s/>market <text:s/>compensation <text:s/>data provided <text:s/>by <text:s/>its <text:s/>independent <text:s/>compensation <text:s/>consultant, <text:s/>its <text:s/>subjective <text:s/>assessment <text:s/>of <text:s/>the <text:s/>appropriate relationship between time- and performance-based awards, historical equity grants, and, with respect to the value of the awards, financial results and market capitalization compared to peer companies</text:p>
          </table:table-cell>
          <table:table-cell table:style-name="ce1" office:value-type="float" office:value="0.9981" calcext:value-type="float">
            <text:p>0.9981</text:p>
          </table:table-cell>
        </table:table-row>
        <table:table-row table:style-name="ro11">
          <table:table-cell table:style-name="ce1" office:value-type="string" calcext:value-type="string">
            <text:p>SOCENV_INC</text:p>
          </table:table-cell>
          <table:table-cell table:style-name="ce2" office:value-type="string" calcext:value-type="string">
            <text:p>Dr. <text:s/>Levinson <text:s/>also serves <text:s/>on <text:s/>the <text:s/>board <text:s/>of <text:s/>directors <text:s/>of <text:s/>the <text:s/>Broad <text:s/>Institute <text:s/>of <text:s/>Harvard <text:s/>and <text:s/>MIT, <text:s/>on <text:s/>the <text:s/>Board <text:s/>of <text:s/>Scientific Consultants <text:s/>of <text:s/>the <text:s/>Memorial <text:s/>Sloan-Kettering <text:s/>Cancer <text:s/>Center, <text:s/>on <text:s/>the <text:s/>Industrial <text:s/>Advisory <text:s/>Board <text:s/>of <text:s/>the California <text:s/>Institute <text:s/>for <text:s/>Quantitative <text:s/>Biomedical <text:s/>Research, <text:s/>on <text:s/>the <text:s/>Advisory <text:s/>Council <text:s/>for <text:s/>the <text:s/>Princeton University <text:s/>Department <text:s/>of <text:s/>Molecular <text:s/>Biology, <text:s/>on <text:s/>the <text:s/>Advisory <text:s/>Council <text:s/>for <text:s/>the <text:s/>Lewis-Sigler <text:s/>Institute <text:s/>for Integrative <text:s/>Genomics, <text:s/>and <text:s/>on <text:s/>the <text:s/>Innovation <text:s/>Advisory <text:s/>Board <text:s/>of <text:s/>the <text:s/>United <text:s/>States <text:s/>Commerce <text:s/>Department</text:p>
          </table:table-cell>
          <table:table-cell table:style-name="ce1" office:value-type="float" office:value="0.0902" calcext:value-type="float">
            <text:p>0.0902</text:p>
          </table:table-cell>
        </table:table-row>
        <table:table-row table:style-name="ro11">
          <table:table-cell table:style-name="ce1" office:value-type="string" calcext:value-type="string">
            <text:p>COMP_CON</text:p>
          </table:table-cell>
          <table:table-cell table:style-name="ce2" office:value-type="string" calcext:value-type="string">
            <text:p>Dr. <text:s/>Levinson <text:s/>also serves <text:s/>on <text:s/>the <text:s/>board <text:s/>of <text:s/>directors <text:s/>of <text:s/>the <text:s/>Broad <text:s/>Institute <text:s/>of <text:s/>Harvard <text:s/>and <text:s/>MIT, <text:s/>on <text:s/>the <text:s/>Board <text:s/>of <text:s/>Scientific Consultants <text:s/>of <text:s/>the <text:s/>Memorial <text:s/>Sloan-Kettering <text:s/>Cancer <text:s/>Center, <text:s/>on <text:s/>the <text:s/>Industrial <text:s/>Advisory <text:s/>Board <text:s/>of <text:s/>the California <text:s/>Institute <text:s/>for <text:s/>Quantitative <text:s/>Biomedical <text:s/>Research, <text:s/>on <text:s/>the <text:s/>Advisory <text:s/>Council <text:s/>for <text:s/>the <text:s/>Princeton University <text:s/>Department <text:s/>of <text:s/>Molecular <text:s/>Biology, <text:s/>on <text:s/>the <text:s/>Advisory <text:s/>Council <text:s/>for <text:s/>the <text:s/>Lewis-Sigler <text:s/>Institute <text:s/>for Integrative <text:s/>Genomics, <text:s/>and <text:s/>on <text:s/>the <text:s/>Innovation <text:s/>Advisory <text:s/>Board <text:s/>of <text:s/>the <text:s/>United <text:s/>States <text:s/>Commerce <text:s/>Department</text:p>
          </table:table-cell>
          <table:table-cell table:style-name="ce1" office:value-type="float" office:value="0.6419" calcext:value-type="float">
            <text:p>0.6419</text:p>
          </table:table-cell>
        </table:table-row>
        <table:table-row table:style-name="ro2">
          <table:table-cell table:style-name="ce1" office:value-type="string" calcext:value-type="string">
            <text:p>SOCENV_INC</text:p>
          </table:table-cell>
          <table:table-cell table:style-name="ce2" office:value-type="string" calcext:value-type="string">
            <text:p>Ms. <text:s/>Jung <text:s/>has <text:s/>served <text:s/>as <text:s/>a member of the Supervisory Board of Daimler AG since April 2013 and has also been a director of General Electric <text:s/>Company <text:s/>since <text:s/>1998, <text:s/>where <text:s/>she <text:s/>serves <text:s/>on <text:s/>the <text:s/>Management <text:s/>Development <text:s/>and <text:s/>Compensation Committee, <text:s/>the <text:s/>Governance <text:s/>and <text:s/>Public <text:s/>Affairs <text:s/>Committee, <text:s/>and <text:s/>the <text:s/>Science <text:s/>and <text:s/>Technology <text:s/>Committee</text:p>
          </table:table-cell>
          <table:table-cell table:style-name="ce1" office:value-type="float" office:value="0.3757" calcext:value-type="float">
            <text:p>0.3757</text:p>
          </table:table-cell>
        </table:table-row>
        <table:table-row table:style-name="ro2">
          <table:table-cell table:style-name="ce1" office:value-type="string" calcext:value-type="string">
            <text:p>SOCENV_INC</text:p>
          </table:table-cell>
          <table:table-cell table:style-name="ce2" office:value-type="string" calcext:value-type="string">
            <text:p>Dr. <text:s/>Levinson <text:s/>also <text:s/>served <text:s/>as <text:s/>Chief Executive <text:s/>Officer <text:s/>of <text:s/>Genentech <text:s/>from <text:s/>July <text:s/>1995 <text:s/>to <text:s/>April <text:s/>2009, <text:s/>and, <text:s/>from <text:s/>May <text:s/>2009 <text:s/>to <text:s/>September <text:s/>2013, served <text:s/>as <text:s/>an <text:s/>advisor <text:s/>to <text:s/>Genentech’s <text:s/>Research <text:s/>and <text:s/>Early <text:s/>Development <text:s/>center <text:s/>and <text:s/>as <text:s/>a <text:s/>member <text:s/>of Genentech’s <text:s/>external <text:s/>advisory <text:s/>group, <text:s/>the <text:s/>Scientific <text:s/>Resource <text:s/>Board</text:p>
          </table:table-cell>
          <table:table-cell table:style-name="ce1" office:value-type="float" office:value="0.3638" calcext:value-type="float">
            <text:p>0.3638</text:p>
          </table:table-cell>
        </table:table-row>
        <table:table-row table:style-name="ro2">
          <table:table-cell table:style-name="ce1" office:value-type="string" calcext:value-type="string">
            <text:p>COMP_CON</text:p>
          </table:table-cell>
          <table:table-cell table:style-name="ce2" office:value-type="string" calcext:value-type="string">
            <text:p>Ms. <text:s/>Jung <text:s/>has <text:s/>served <text:s/>as <text:s/>a member of the Supervisory Board of Daimler AG since April 2013 and has also been a director of General Electric <text:s/>Company <text:s/>since <text:s/>1998, <text:s/>where <text:s/>she <text:s/>serves <text:s/>on <text:s/>the <text:s/>Management <text:s/>Development <text:s/>and <text:s/>Compensation Committee, <text:s/>the <text:s/>Governance <text:s/>and <text:s/>Public <text:s/>Affairs <text:s/>Committee, <text:s/>and <text:s/>the <text:s/>Science <text:s/>and <text:s/>Technology <text:s/>Committee</text:p>
          </table:table-cell>
          <table:table-cell table:style-name="ce1" office:value-type="float" office:value="0.1539" calcext:value-type="float">
            <text:p>0.1539</text:p>
          </table:table-cell>
        </table:table-row>
        <table:table-row table:style-name="ro1">
          <table:table-cell table:style-name="ce1" office:value-type="string" calcext:value-type="string">
            <text:p>COMP_CON</text:p>
          </table:table-cell>
          <table:table-cell table:style-name="ce2" office:value-type="string" calcext:value-type="string">
            <text:p>Among other qualifications, Dr. Levinson brings to the Board executive leadership experience, including his service <text:s/>as <text:s/>a <text:s/>chairman <text:s/>of <text:s/>a <text:s/>large <text:s/>public <text:s/>company, <text:s/>along <text:s/>with <text:s/>extensive <text:s/>financial <text:s/>expertise <text:s/>and <text:s/>brand marketing experience</text:p>
          </table:table-cell>
          <table:table-cell table:style-name="ce1" office:value-type="float" office:value="0.124" calcext:value-type="float">
            <text:p>0.124</text:p>
          </table:table-cell>
        </table:table-row>
        <table:table-row table:style-name="ro3">
          <table:table-cell table:style-name="ce1" office:value-type="string" calcext:value-type="string">
            <text:p>COMP_CON</text:p>
          </table:table-cell>
          <table:table-cell table:style-name="ce2" office:value-type="string" calcext:value-type="string">
            <text:p>Previously, <text:s/>Dr. <text:s/>Levinson <text:s/>served <text:s/>as <text:s/>the <text:s/>Chairman <text:s/>of <text:s/>Genentech, <text:s/>Inc. <text:s/>from September <text:s/>1999 <text:s/>to <text:s/>September <text:s/>2014 <text:s/>and <text:s/>as <text:s/>a <text:s/>director <text:s/>and <text:s/>member <text:s/>of <text:s/>the <text:s/>Remuneration <text:s/>Committee <text:s/>of F</text:p>
          </table:table-cell>
          <table:table-cell table:style-name="ce1" office:value-type="float" office:value="0.1172" calcext:value-type="float">
            <text:p>0.1172</text:p>
          </table:table-cell>
        </table:table-row>
        <table:table-row table:style-name="ro3">
          <table:table-cell table:style-name="ce1" office:value-type="string" calcext:value-type="string">
            <text:p>SOCENV_INC</text:p>
          </table:table-cell>
          <table:table-cell table:style-name="ce2" office:value-type="string" calcext:value-type="string">
            <text:p>Previously, <text:s/>Dr. <text:s/>Levinson <text:s/>served <text:s/>as <text:s/>the <text:s/>Chairman <text:s/>of <text:s/>Genentech, <text:s/>Inc. <text:s/>from September <text:s/>1999 <text:s/>to <text:s/>September <text:s/>2014 <text:s/>and <text:s/>as <text:s/>a <text:s/>director <text:s/>and <text:s/>member <text:s/>of <text:s/>the <text:s/>Remuneration <text:s/>Committee <text:s/>of F</text:p>
          </table:table-cell>
          <table:table-cell table:style-name="ce1" office:value-type="float" office:value="0.056" calcext:value-type="float">
            <text:p>0.056</text:p>
          </table:table-cell>
        </table:table-row>
        <table:table-row table:style-name="ro3">
          <table:table-cell table:style-name="ce1" office:value-type="string" calcext:value-type="string">
            <text:p>SOCENV_INC</text:p>
          </table:table-cell>
          <table:table-cell table:style-name="ce2" office:value-type="string" calcext:value-type="string">
            <text:p>Art <text:s/>Levinson <text:s/>has <text:s/>served <text:s/>as <text:s/>the <text:s/>Chief <text:s/>Executive <text:s/>Officer <text:s/>of <text:s/>Calico, <text:s/>a <text:s/>research <text:s/>and <text:s/>development <text:s/>company, since <text:s/>September <text:s/>2013</text:p>
          </table:table-cell>
          <table:table-cell table:style-name="ce1" office:value-type="float" office:value="0.1497" calcext:value-type="float">
            <text:p>0.1497</text:p>
          </table:table-cell>
        </table:table-row>
        <table:table-row table:style-name="ro1">
          <table:table-cell table:style-name="ce1" office:value-type="string" calcext:value-type="string">
            <text:p>SOCENV_INC</text:p>
          </table:table-cell>
          <table:table-cell table:style-name="ce2" office:value-type="string" calcext:value-type="string">
            <text:p>Mr. <text:s/>Iger <text:s/>is <text:s/>a <text:s/>member <text:s/>of <text:s/>the <text:s/>board <text:s/>of <text:s/>directors <text:s/>of <text:s/>the <text:s/>National <text:s/>September <text:s/>11 <text:s/>Memorial <text:s/>&amp; <text:s/>Museum, <text:s/>the Lincoln <text:s/>Center <text:s/>for <text:s/>the <text:s/>Performing <text:s/>Arts, <text:s/>the <text:s/>U.S.-China <text:s/>Business <text:s/>Council, <text:s/>the <text:s/>Partnership <text:s/>for <text:s/>a <text:s/>New American <text:s/>Economy, <text:s/>and <text:s/>the <text:s/>Academy <text:s/>of <text:s/>Arts <text:s/>&amp; <text:s/>Sciences</text:p>
          </table:table-cell>
          <table:table-cell table:style-name="ce1" office:value-type="float" office:value="0.3317" calcext:value-type="float">
            <text:p>0.3317</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technology <text:s/>policy, <text:s/>politics, <text:s/>and <text:s/>environmental <text:s/>rights, <text:s/>along <text:s/>with <text:s/>experience <text:s/>in <text:s/>asset <text:s/>management <text:s/>and venture capital</text:p>
          </table:table-cell>
          <table:table-cell table:style-name="ce1" office:value-type="float" office:value="0.9223" calcext:value-type="float">
            <text:p>0.9223</text:p>
          </table:table-cell>
        </table:table-row>
        <table:table-row table:style-name="ro1">
          <table:table-cell table:style-name="ce1" office:value-type="string" calcext:value-type="string">
            <text:p>COMP_CON</text:p>
          </table:table-cell>
          <table:table-cell table:style-name="ce2" office:value-type="string" calcext:value-type="string">
            <text:p>Since <text:s/>April <text:s/>2014, <text:s/>Ms. <text:s/>Wagner <text:s/>has <text:s/>also <text:s/>served <text:s/>as <text:s/>a <text:s/>director <text:s/>on <text:s/>the <text:s/>boards <text:s/>of <text:s/>Swiss <text:s/>Re <text:s/>Ltd. <text:s/>and <text:s/>Swiss Reinsurance <text:s/>Company <text:s/>Ltd., <text:s/>and <text:s/>from <text:s/>March <text:s/>2015 <text:s/>has <text:s/>served <text:s/>on <text:s/>the <text:s/>boards <text:s/>of <text:s/>Swiss <text:s/>Re <text:s/>Corporate Solutions Ltd. and Swiss Re Life Capital Ltd</text:p>
          </table:table-cell>
          <table:table-cell table:style-name="ce1" office:value-type="float" office:value="0.1076" calcext:value-type="float">
            <text:p>0.1076</text:p>
          </table:table-cell>
        </table:table-row>
        <table:table-row table:style-name="ro1">
          <table:table-cell table:style-name="ce1" office:value-type="string" calcext:value-type="string">
            <text:p>SOCENV_INC</text:p>
          </table:table-cell>
          <table:table-cell table:style-name="ce2" office:value-type="string" calcext:value-type="string">
            <text:p>Ms. Wagner serves as the Chair of the Investment Committee and <text:s/>as <text:s/>a <text:s/>member <text:s/>of <text:s/>the <text:s/>Finance <text:s/>and <text:s/>Risk <text:s/>Committee <text:s/>and <text:s/>the <text:s/>Chairman’s <text:s/>and <text:s/>Governance <text:s/>Committee <text:s/>of each Swiss Re company</text:p>
          </table:table-cell>
          <table:table-cell table:style-name="ce1" office:value-type="float" office:value="0.0822" calcext:value-type="float">
            <text:p>0.0822</text:p>
          </table:table-cell>
        </table:table-row>
        <table:table-row table:style-name="ro3">
          <table:table-cell table:style-name="ce1" office:value-type="string" calcext:value-type="string">
            <text:p>SOCENV_INC</text:p>
          </table:table-cell>
          <table:table-cell table:style-name="ce2" office:value-type="string" calcext:value-type="string">
            <text:p>Sue <text:s/>Wagner <text:s text:c="2"/>has <text:s/>served <text:s/>as <text:s/>a <text:s/>director <text:s/>of <text:s/>BlackRock, <text:s/>Inc., <text:s/>an <text:s/>asset <text:s/>management <text:s/>company, <text:s/>since <text:s/>October 2012, where she serves on the Risk Committee</text:p>
          </table:table-cell>
          <table:table-cell table:style-name="ce1" office:value-type="float" office:value="0.0541" calcext:value-type="float">
            <text:p>0.0541</text:p>
          </table:table-cell>
        </table:table-row>
        <table:table-row table:style-name="ro3">
          <table:table-cell table:style-name="ce1" office:value-type="string" calcext:value-type="string">
            <text:p>SOCENV_INC</text:p>
          </table:table-cell>
          <table:table-cell table:style-name="ce2" office:value-type="string" calcext:value-type="string">
            <text:p>During her tenure at BlackRock, she also led strategy <text:s/>and <text:s/>corporate <text:s/>development <text:s/>and <text:s/>the <text:s/>alternative <text:s/>investments <text:s/>and <text:s/>international <text:s/>client <text:s/>businesses</text:p>
          </table:table-cell>
          <table:table-cell table:style-name="ce1" office:value-type="float" office:value="0.0901" calcext:value-type="float">
            <text:p>0.0901</text:p>
          </table:table-cell>
        </table:table-row>
        <table:table-row table:style-name="ro3">
          <table:table-cell table:style-name="ce1" office:value-type="string" calcext:value-type="string">
            <text:p>COMP_CON</text:p>
          </table:table-cell>
          <table:table-cell table:style-name="ce2" office:value-type="string" calcext:value-type="string">
            <text:p>Sue <text:s/>Wagner <text:s text:c="2"/>has <text:s/>served <text:s/>as <text:s/>a <text:s/>director <text:s/>of <text:s/>BlackRock, <text:s/>Inc., <text:s/>an <text:s/>asset <text:s/>management <text:s/>company, <text:s/>since <text:s/>October 2012, where she serves on the Risk Committee</text:p>
          </table:table-cell>
          <table:table-cell table:style-name="ce1" office:value-type="float" office:value="0.0601" calcext:value-type="float">
            <text:p>0.0601</text:p>
          </table:table-cell>
        </table:table-row>
        <table:table-row table:style-name="ro6">
          <table:table-cell table:style-name="ce1" office:value-type="string" calcext:value-type="string">
            <text:p>SOCENV_INC</text:p>
          </table:table-cell>
          <table:table-cell table:style-name="ce2" office:value-type="string" calcext:value-type="string">
            <text:p>Dr. Sugar also serves as a senior advisor to Ares Management, LLC, Bain &amp; Company, Temasek Americas Advisory <text:s/>Panel <text:s/>and <text:s/>the <text:s/>G100 <text:s/>Network <text:s/>and <text:s/>the <text:s/>World <text:s/>50, <text:s/>and <text:s/>as <text:s/>a <text:s/>member <text:s/>of <text:s/>the <text:s/>National <text:s/>Academy <text:s/>of Engineering, <text:s/>a <text:s/>trustee <text:s/>of <text:s/>the <text:s/>University <text:s/>of <text:s/>Southern <text:s/>California, <text:s/>a <text:s/>director <text:s/>of <text:s/>the <text:s/>Los <text:s/>Angeles <text:s/>Philharmonic Association, <text:s/>and <text:s/>a <text:s/>national <text:s/>trustee <text:s/>of <text:s/>the <text:s/>Boys <text:s/>and <text:s/>Girls <text:s/>Clubs <text:s/>of <text:s/>America</text:p>
          </table:table-cell>
          <table:table-cell table:style-name="ce1" office:value-type="float" office:value="0.5498" calcext:value-type="float">
            <text:p>0.5498</text:p>
          </table:table-cell>
        </table:table-row>
        <table:table-row table:style-name="ro6">
          <table:table-cell table:style-name="ce1" office:value-type="string" calcext:value-type="string">
            <text:p>COMP_CON</text:p>
          </table:table-cell>
          <table:table-cell table:style-name="ce2" office:value-type="string" calcext:value-type="string">
            <text:p>Dr. Sugar also serves as a senior advisor to Ares Management, LLC, Bain &amp; Company, Temasek Americas Advisory <text:s/>Panel <text:s/>and <text:s/>the <text:s/>G100 <text:s/>Network <text:s/>and <text:s/>the <text:s/>World <text:s/>50, <text:s/>and <text:s/>as <text:s/>a <text:s/>member <text:s/>of <text:s/>the <text:s/>National <text:s/>Academy <text:s/>of Engineering, <text:s/>a <text:s/>trustee <text:s/>of <text:s/>the <text:s/>University <text:s/>of <text:s/>Southern <text:s/>California, <text:s/>a <text:s/>director <text:s/>of <text:s/>the <text:s/>Los <text:s/>Angeles <text:s/>Philharmonic Association, <text:s/>and <text:s/>a <text:s/>national <text:s/>trustee <text:s/>of <text:s/>the <text:s/>Boys <text:s/>and <text:s/>Girls <text:s/>Clubs <text:s/>of <text:s/>America</text:p>
          </table:table-cell>
          <table:table-cell table:style-name="ce1" office:value-type="float" office:value="0.0814" calcext:value-type="float">
            <text:p>0.0814</text:p>
          </table:table-cell>
        </table:table-row>
        <table:table-row table:style-name="ro3">
          <table:table-cell table:style-name="ce1" office:value-type="string" calcext:value-type="string">
            <text:p>COMP_CON</text:p>
          </table:table-cell>
          <table:table-cell table:style-name="ce2" office:value-type="string" calcext:value-type="string">
            <text:p>Dr. <text:s/>Sugar <text:s/>serves <text:s/>as <text:s/>the <text:s/>Lead <text:s/>Director <text:s/>of <text:s/>Chevron <text:s/>Corporation, where <text:s/>he <text:s/>has <text:s/>served <text:s/>on <text:s/>the <text:s/>board <text:s/>of <text:s/>directors <text:s/>since <text:s/>April <text:s/>2005</text:p>
          </table:table-cell>
          <table:table-cell table:style-name="ce1" office:value-type="float" office:value="0.0559" calcext:value-type="float">
            <text:p>0.0559</text:p>
          </table:table-cell>
        </table:table-row>
        <table:table-row table:style-name="ro2">
          <table:table-cell table:style-name="ce1" office:value-type="string" calcext:value-type="string">
            <text:p>SOCENV_INC</text:p>
          </table:table-cell>
          <table:table-cell table:style-name="ce2" office:value-type="string" calcext:value-type="string">
            <text:p>Dr. <text:s/>Sugar <text:s/>has <text:s/>also <text:s/>been <text:s/>a <text:s/>director <text:s/>of <text:s/>Air Lease Corporation since April 2010, where he is the Chair of the Compensation Committee and a member of the Governance Committee, and of Amgen Inc. since July 2010, where he is the Chair of the Corporate Responsibility <text:s/>and <text:s/>Compliance <text:s/>Committee <text:s/>and <text:s/>a <text:s/>member <text:s/>of <text:s/>the <text:s/>Governance <text:s/>and <text:s/>Nominating <text:s/>Committee</text:p>
          </table:table-cell>
          <table:table-cell table:style-name="ce1" office:value-type="float" office:value="0.7668" calcext:value-type="float">
            <text:p>0.7668</text:p>
          </table:table-cell>
        </table:table-row>
        <table:table-row table:style-name="ro6">
          <table:table-cell table:style-name="ce1" office:value-type="string" calcext:value-type="string">
            <text:p>COMP_CON</text:p>
          </table:table-cell>
          <table:table-cell table:style-name="ce2" office:value-type="string" calcext:value-type="string">
            <text:p>Director <text:s text:c="3"/>Audit Committee <text:s text:c="7"/>Compensation Committee <text:s text:c="7"/>Nominating Committee <text:s text:c="2"/>James Bell <text:s text:c="5"/>Member <text:s text:c="9"/>— <text:s text:c="9"/>— <text:s text:c="2"/>Tim Cook <text:s text:c="5"/>— <text:s text:c="9"/>— <text:s text:c="9"/>— <text:s text:c="2"/>Al Gore <text:s text:c="5"/>— <text:s text:c="9"/>Member <text:s text:c="9"/>Member <text:s text:c="2"/>Bob Iger <text:s text:c="5"/>— <text:s text:c="9"/>Member <text:s text:c="9"/>Chair <text:s text:c="2"/>Andrea Jung <text:s text:c="5"/>— <text:s text:c="9"/>Chair <text:s text:c="9"/>Member <text:s text:c="2"/>Art Levinson <text:s text:c="5"/>Member <text:s text:c="9"/>— <text:s text:c="9"/>— <text:s text:c="2"/>Ron Sugar <text:s text:c="5"/>Chair <text:s text:c="9"/>— <text:s text:c="9"/>— <text:s text:c="2"/>Sue Wagner <text:s text:c="5"/>Member <text:s text:c="9"/>— <text:s text:c="9"/>— <text:s text:c="4"/>Apple Inc. | 2016 Proxy Statement | 14</text:p>
          </table:table-cell>
          <table:table-cell table:style-name="ce1" office:value-type="float" office:value="0.7732" calcext:value-type="float">
            <text:p>0.7732</text:p>
          </table:table-cell>
        </table:table-row>
        <table:table-row table:style-name="ro3">
          <table:table-cell table:style-name="ce1" office:value-type="string" calcext:value-type="string">
            <text:p>SOCENV_INC</text:p>
          </table:table-cell>
          <table:table-cell table:style-name="ce2" office:value-type="string" calcext:value-type="string">
            <text:p>Board Committees The Board has a standing Audit and Finance Committee (the “Audit Committee”), Compensation Committee, and Nominating Committee</text:p>
          </table:table-cell>
          <table:table-cell table:style-name="ce1" office:value-type="float" office:value="0.2521" calcext:value-type="float">
            <text:p>0.2521</text:p>
          </table:table-cell>
        </table:table-row>
        <table:table-row table:style-name="ro3">
          <table:table-cell table:style-name="ce1" office:value-type="string" calcext:value-type="string">
            <text:p>SOCENV_INC</text:p>
          </table:table-cell>
          <table:table-cell table:style-name="ce2" office:value-type="string" calcext:value-type="string">
            <text:p>Apple’s <text:s/>key <text:s/>governance <text:s/>documents, <text:s/>including <text:s/>our <text:s/>Corporate <text:s/>Governance <text:s/>Guidelines, <text:s/>are <text:s/>available <text:s/>at investor.apple.com/corporate-governance.cfm</text:p>
          </table:table-cell>
          <table:table-cell table:style-name="ce1" office:value-type="float" office:value="0.1006" calcext:value-type="float">
            <text:p>0.1006</text:p>
          </table:table-cell>
        </table:table-row>
        <table:table-row table:style-name="ro3">
          <table:table-cell table:style-name="ce1" office:value-type="string" calcext:value-type="string">
            <text:p>COMP_CON</text:p>
          </table:table-cell>
          <table:table-cell table:style-name="ce2" office:value-type="string" calcext:value-type="string">
            <text:p>Board Committees The Board has a standing Audit and Finance Committee (the “Audit Committee”), Compensation Committee, and Nominating Committee</text:p>
          </table:table-cell>
          <table:table-cell table:style-name="ce1" office:value-type="float" office:value="0.0577" calcext:value-type="float">
            <text:p>0.057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rporate Governance Role of the Board of Directors Apple’s <text:s/>Board <text:s/>oversees <text:s/>the <text:s/>CEO <text:s/>and <text:s/>other <text:s/>senior <text:s/>management <text:s/>in <text:s/>the <text:s/>competent <text:s/>and <text:s/>ethical <text:s/>operation <text:s/>of Apple <text:s/>and <text:s/>assures <text:s/>that <text:s/>the <text:s/>long-term <text:s/>interests <text:s/>of <text:s/>shareholders <text:s/>are <text:s/>being <text:s/>served</text:p>
          </table:table-cell>
          <table:table-cell table:style-name="ce1" office:value-type="float" office:value="0.302" calcext:value-type="float">
            <text:p>0.302</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Role of the Board of Directors Apple’s <text:s/>Board <text:s/>oversees <text:s/>the <text:s/>CEO <text:s/>and <text:s/>other <text:s/>senior <text:s/>management <text:s/>in <text:s/>the <text:s/>competent <text:s/>and <text:s/>ethical <text:s/>operation <text:s/>of Apple <text:s/>and <text:s/>assures <text:s/>that <text:s/>the <text:s/>long-term <text:s/>interests <text:s/>of <text:s/>shareholders <text:s/>are <text:s/>being <text:s/>served</text:p>
          </table:table-cell>
          <table:table-cell table:style-name="ce1" office:value-type="float" office:value="0.241" calcext:value-type="float">
            <text:p>0.241</text:p>
          </table:table-cell>
        </table:table-row>
        <table:table-row table:style-name="ro3">
          <table:table-cell table:style-name="ce1" office:value-type="string" calcext:value-type="string">
            <text:p>SOCENV_INC</text:p>
          </table:table-cell>
          <table:table-cell table:style-name="ce2" office:value-type="string" calcext:value-type="string">
            <text:p>In <text:s/>carrying <text:s/>out <text:s/>this <text:s/>critical <text:s/>responsibility, <text:s/>the <text:s/>Board <text:s/>has designated the Audit Committee with primary responsibility for overseeing enterprise risk management</text:p>
          </table:table-cell>
          <table:table-cell table:style-name="ce1" office:value-type="float" office:value="0.192" calcext:value-type="float">
            <text:p>0.192</text:p>
          </table:table-cell>
        </table:table-row>
        <table:table-row table:style-name="ro3">
          <table:table-cell table:style-name="ce1" office:value-type="string" calcext:value-type="string">
            <text:p>COMP_CON</text:p>
          </table:table-cell>
          <table:table-cell table:style-name="ce2" office:value-type="string" calcext:value-type="string">
            <text:p>The <text:s/>Risk <text:s/>Oversight <text:s/>Committee <text:s/>reports regularly to the Audit Committee, which reports regularly to the Board</text:p>
          </table:table-cell>
          <table:table-cell table:style-name="ce1" office:value-type="float" office:value="0.6697" calcext:value-type="float">
            <text:p>0.6697</text:p>
          </table:table-cell>
        </table:table-row>
        <table:table-row table:style-name="ro2">
          <table:table-cell table:style-name="ce1" office:value-type="string" calcext:value-type="string">
            <text:p>SOCENV_INC</text:p>
          </table:table-cell>
          <table:table-cell table:style-name="ce2" office:value-type="string" calcext:value-type="string">
            <text:p>With <text:s/>respect <text:s/>to <text:s/>privacy <text:s/>and <text:s/>data security, <text:s/>the <text:s/>Audit <text:s/>Committee’s <text:s/>oversight <text:s/>includes, <text:s/>among <text:s/>other <text:s/>things, <text:s/>review <text:s/>of <text:s/>reports <text:s/>from <text:s/>Apple’s General <text:s/>Counsel, <text:s/>Chief <text:s/>Compliance <text:s/>Officer, <text:s/>and <text:s/>Vice <text:s/>President <text:s/>of <text:s/>Internal <text:s/>Audit, <text:s/>including <text:s/>updates <text:s/>on Apple’s <text:s/>privacy <text:s/>program <text:s/>and <text:s/>relevant <text:s/>legislative, <text:s/>regulatory <text:s/>and <text:s/>technical <text:s/>developments</text:p>
          </table:table-cell>
          <table:table-cell table:style-name="ce1" office:value-type="float" office:value="0.5909" calcext:value-type="float">
            <text:p>0.5909</text:p>
          </table:table-cell>
        </table:table-row>
        <table:table-row table:style-name="ro2">
          <table:table-cell table:style-name="ce1" office:value-type="string" calcext:value-type="string">
            <text:p>COMP_CON</text:p>
          </table:table-cell>
          <table:table-cell table:style-name="ce2" office:value-type="string" calcext:value-type="string">
            <text:p>For <text:s/>a <text:s/>description <text:s/>of <text:s/>the <text:s/>Compensation <text:s/>Committee’s <text:s/>processes <text:s/>and procedures, <text:s/>including <text:s/>the <text:s/>roles <text:s/>of <text:s/>Apple’s <text:s/>executive <text:s/>officers <text:s/>and <text:s/>independent <text:s/>compensation <text:s/>consultants <text:s/>in the <text:s text:c="2"/>Compensation <text:s text:c="2"/>Committee’s <text:s text:c="2"/>decision-making <text:s text:c="2"/>process, <text:s text:c="2"/>see <text:s text:c="2"/>the <text:s text:c="2"/>section <text:s text:c="2"/>entitled <text:s text:c="2"/>“Compensation Discussion and Analysis” below</text:p>
          </table:table-cell>
          <table:table-cell table:style-name="ce1" office:value-type="float" office:value="0.9209" calcext:value-type="float">
            <text:p>0.9209</text:p>
          </table:table-cell>
        </table:table-row>
        <table:table-row table:style-name="ro4">
          <table:table-cell table:style-name="ce1" office:value-type="string" calcext:value-type="string">
            <text:p>COMP_CON</text:p>
          </table:table-cell>
          <table:table-cell table:style-name="ce2" office:value-type="string" calcext:value-type="string">
            <text:p>As <text:s/>with <text:s/>other matters, the Audit Committee regularly discusses these topics with the full Board</text:p>
          </table:table-cell>
          <table:table-cell table:style-name="ce1" office:value-type="float" office:value="0.1481" calcext:value-type="float">
            <text:p>0.1481</text:p>
          </table:table-cell>
        </table:table-row>
        <table:table-row table:style-name="ro2">
          <table:table-cell table:style-name="ce1" office:value-type="string" calcext:value-type="string">
            <text:p>SOCENV_INC</text:p>
          </table:table-cell>
          <table:table-cell table:style-name="ce2" office:value-type="string" calcext:value-type="string">
            <text:p>In <text:s/>accordance <text:s/>with <text:s/>this <text:s/>responsibility, <text:s/>the <text:s/>Audit <text:s/>Committee <text:s/>monitors <text:s/>Apple’s <text:s/>major <text:s/>financial, <text:s/>operational, privacy, data security, business continuity, legal and regulatory, and reputational exposures, and reviews the steps <text:s/>management <text:s/>has <text:s/>taken <text:s/>to <text:s/>monitor <text:s/>and <text:s/>control <text:s/>these <text:s/>exposures</text:p>
          </table:table-cell>
          <table:table-cell table:style-name="ce1" office:value-type="float" office:value="0.2558" calcext:value-type="float">
            <text:p>0.2558</text:p>
          </table:table-cell>
        </table:table-row>
        <table:table-row table:style-name="ro2">
          <table:table-cell table:style-name="ce1" office:value-type="string" calcext:value-type="string">
            <text:p>SOCENV_INC</text:p>
          </table:table-cell>
          <table:table-cell table:style-name="ce2" office:value-type="string" calcext:value-type="string">
            <text:p>During 2015, each member of the Board attended or participated in 75% or more of the aggregate of (i) the total number of meetings of the Board held during the period for which such person has been a director, and (ii) the total number of meetings held by each committee of the Board on which such person served during the periods that such person served</text:p>
          </table:table-cell>
          <table:table-cell table:style-name="ce1" office:value-type="float" office:value="0.1705" calcext:value-type="float">
            <text:p>0.1705</text:p>
          </table:table-cell>
        </table:table-row>
        <table:table-row table:style-name="ro2">
          <table:table-cell table:style-name="ce1" office:value-type="string" calcext:value-type="string">
            <text:p>COMP_CON</text:p>
          </table:table-cell>
          <table:table-cell table:style-name="ce2" office:value-type="string" calcext:value-type="string">
            <text:p>During 2015, each member of the Board attended or participated in 75% or more of the aggregate of (i) the total number of meetings of the Board held during the period for which such person has been a director, and (ii) the total number of meetings held by each committee of the Board on which such person served during the periods that such person served</text:p>
          </table:table-cell>
          <table:table-cell table:style-name="ce1" office:value-type="float" office:value="0.0532" calcext:value-type="float">
            <text:p>0.0532</text:p>
          </table:table-cell>
        </table:table-row>
        <table:table-row table:style-name="ro6">
          <table:table-cell table:style-name="ce1" office:value-type="string" calcext:value-type="string">
            <text:p>SOCENV_INC</text:p>
          </table:table-cell>
          <table:table-cell table:style-name="ce2" office:value-type="string" calcext:value-type="string">
            <text:p>The Nominating Committee assists the Board in identifying qualified individuals to become directors, makes recommendations <text:s/>to <text:s/>the <text:s/>Board <text:s/>concerning <text:s/>the <text:s/>size, <text:s/>structure <text:s/>and <text:s/>composition <text:s/>of <text:s/>the <text:s/>Board <text:s/>and <text:s/>its committees, monitors the process to assess the Board’s effectiveness and oversees corporate governance, including <text:s/>implementing <text:s/>Apple’s <text:s/>Corporate <text:s/>Governance <text:s/>Guidelines</text:p>
          </table:table-cell>
          <table:table-cell table:style-name="ce1" office:value-type="float" office:value="0.1634" calcext:value-type="float">
            <text:p>0.1634</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reviews and approves the compensation arrangements for Apple’s executive officers, <text:s/>including <text:s/>the <text:s/>CEO, <text:s/>administers <text:s/>Apple’s <text:s/>equity <text:s/>compensation <text:s/>plans, <text:s/>and <text:s/>reviews <text:s/>the <text:s/>Board’s compensation</text:p>
          </table:table-cell>
          <table:table-cell table:style-name="ce1" office:value-type="float" office:value="0.1801" calcext:value-type="float">
            <text:p>0.1801</text:p>
          </table:table-cell>
        </table:table-row>
        <table:table-row table:style-name="ro7">
          <table:table-cell table:style-name="ce1" office:value-type="string" calcext:value-type="string">
            <text:p>COMP_CON</text:p>
          </table:table-cell>
          <table:table-cell table:style-name="ce2" office:value-type="string" calcext:value-type="string">
            <text:p>Table of Contents The Audit Committee assists the Board in fulfilling its oversight and monitoring responsibility of reviewing the financial <text:s/>information <text:s/>provided <text:s/>to <text:s/>shareholders <text:s/>and <text:s/>others, <text:s/>appoints <text:s/>Apple’s <text:s/>independent <text:s/>registered <text:s/>public accounting <text:s/>firm, <text:s/>reviews <text:s/>the <text:s/>services <text:s/>performed <text:s/>by <text:s/>the <text:s/>independent <text:s/>registered <text:s/>public <text:s/>accounting <text:s/>firm <text:s/>and Apple’s internal audit department, evaluates Apple’s accounting policies and the system of internal controls established <text:s/>by <text:s/>management <text:s/>and <text:s/>the <text:s/>Board, <text:s/>reviews <text:s/>significant <text:s/>financial <text:s/>transactions, <text:s/>and <text:s/>oversees enterprise risk management</text:p>
          </table:table-cell>
          <table:table-cell table:style-name="ce1" office:value-type="float" office:value="0.6275" calcext:value-type="float">
            <text:p>0.6275</text:p>
          </table:table-cell>
        </table:table-row>
        <table:table-row table:style-name="ro6">
          <table:table-cell table:style-name="ce1" office:value-type="string" calcext:value-type="string">
            <text:p>COMP_CON</text:p>
          </table:table-cell>
          <table:table-cell table:style-name="ce2" office:value-type="string" calcext:value-type="string">
            <text:p>The Nominating Committee assists the Board in identifying qualified individuals to become directors, makes recommendations <text:s/>to <text:s/>the <text:s/>Board <text:s/>concerning <text:s/>the <text:s/>size, <text:s/>structure <text:s/>and <text:s/>composition <text:s/>of <text:s/>the <text:s/>Board <text:s/>and <text:s/>its committees, monitors the process to assess the Board’s effectiveness and oversees corporate governance, including <text:s/>implementing <text:s/>Apple’s <text:s/>Corporate <text:s/>Governance <text:s/>Guidelines</text:p>
          </table:table-cell>
          <table:table-cell table:style-name="ce1" office:value-type="float" office:value="0.4247" calcext:value-type="float">
            <text:p>0.4247</text:p>
          </table:table-cell>
        </table:table-row>
        <table:table-row table:style-name="ro1">
          <table:table-cell table:style-name="ce1" office:value-type="string" calcext:value-type="string">
            <text:p>SOCENV_INC</text:p>
          </table:table-cell>
          <table:table-cell table:style-name="ce2" office:value-type="string" calcext:value-type="string">
            <text:p>Code of Ethics Apple <text:s/>has <text:s/>a <text:s/>code <text:s/>of <text:s/>ethics, <text:s/>“Business <text:s/>Conduct: <text:s/>The <text:s/>way <text:s/>we <text:s/>do <text:s/>business <text:s/>worldwide,” <text:s/>that <text:s/>applies <text:s/>to <text:s/>all employees, <text:s/>including <text:s/>Apple’s <text:s/>principal <text:s/>executive <text:s/>officer, <text:s/>principal <text:s/>financial <text:s/>officer, <text:s/>and <text:s/>principal <text:s/>accounting officer, <text:s/>as <text:s/>well <text:s/>as <text:s/>to <text:s/>the <text:s/>Board</text:p>
          </table:table-cell>
          <table:table-cell table:style-name="ce1" office:value-type="float" office:value="0.484" calcext:value-type="float">
            <text:p>0.484</text:p>
          </table:table-cell>
        </table:table-row>
        <table:table-row table:style-name="ro2">
          <table:table-cell table:style-name="ce1" office:value-type="string" calcext:value-type="string">
            <text:p>SOCENV_INC</text:p>
          </table:table-cell>
          <table:table-cell table:style-name="ce2" office:value-type="string" calcext:value-type="string">
            <text:p>Audit Committee Financial Experts The <text:s/>Board <text:s/>has <text:s/>determined <text:s/>that <text:s/>each <text:s/>member <text:s/>of <text:s/>the <text:s/>Audit <text:s/>Committee <text:s/>qualifies <text:s/>as <text:s/>an <text:s/>“audit <text:s/>committee financial <text:s/>expert” <text:s/>as <text:s/>defined <text:s/>under <text:s/>applicable <text:s/>SEC <text:s/>rules <text:s/>and <text:s/>also <text:s/>meets <text:s/>the <text:s/>additional <text:s/>criteria <text:s/>for independence of audit committee members set forth in Rule 10A-3(b)(1) under the Exchange Act</text:p>
          </table:table-cell>
          <table:table-cell table:style-name="ce1" office:value-type="float" office:value="0.2551" calcext:value-type="float">
            <text:p>0.2551</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has also reviewed Apple’s compensation programs for employees generally and has concluded these programs do not create risks that are reasonably likely to have a material adverse effect <text:s/>on <text:s/>Apple</text:p>
          </table:table-cell>
          <table:table-cell table:style-name="ce1" office:value-type="float" office:value="0.1908" calcext:value-type="float">
            <text:p>0.190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While the Audit Committee has primary responsibility for overseeing enterprise risk management, the other Board <text:s/>committees <text:s/>also <text:s/>consider <text:s/>risk <text:s/>within <text:s/>their <text:s/>areas <text:s/>of <text:s/>responsibility</text:p>
          </table:table-cell>
          <table:table-cell table:style-name="ce1" office:value-type="float" office:value="0.2048" calcext:value-type="float">
            <text:p>0.2048</text:p>
          </table:table-cell>
        </table:table-row>
        <table:table-row table:style-name="ro1">
          <table:table-cell table:style-name="ce1" office:value-type="string" calcext:value-type="string">
            <text:p>COMP_CON</text:p>
          </table:table-cell>
          <table:table-cell table:style-name="ce2" office:value-type="string" calcext:value-type="string">
            <text:p>In <text:s/>establishing <text:s/>and <text:s/>reviewing <text:s/>Apple’s <text:s/>executive <text:s/>compensation <text:s/>program, <text:s/>the <text:s/>Compensation <text:s/>Committee considers whether the program encourages unnecessary or excessive risk-taking and has concluded that it does not</text:p>
          </table:table-cell>
          <table:table-cell table:style-name="ce1" office:value-type="float" office:value="0.3568" calcext:value-type="float">
            <text:p>0.3568</text:p>
          </table:table-cell>
        </table:table-row>
        <table:table-row table:style-name="ro2">
          <table:table-cell table:style-name="ce1" office:value-type="string" calcext:value-type="string">
            <text:p>COMP_CON</text:p>
          </table:table-cell>
          <table:table-cell table:style-name="ce2" office:value-type="string" calcext:value-type="string">
            <text:p>Any <text:s/>transaction <text:s/>with <text:s/>another <text:s/>company <text:s/>at <text:s/>which <text:s/>a <text:s/>related <text:s/>person’s <text:s/>only <text:s/>relationship <text:s/>is <text:s/>as <text:s/>an <text:s/>employee (other than an executive officer or director) or beneficial owner of less than ten percent of that company’s equity, if the aggregate amount involved does not exceed the greater of $1,000,000, or two percent of that company’s total annual revenue;</text:p>
          </table:table-cell>
          <table:table-cell table:style-name="ce1" office:value-type="float" office:value="0.1871" calcext:value-type="float">
            <text:p>0.1871</text:p>
          </table:table-cell>
        </table:table-row>
        <table:table-row table:style-name="ro3">
          <table:table-cell table:style-name="ce1" office:value-type="string" calcext:value-type="string">
            <text:p>COMP_CON</text:p>
          </table:table-cell>
          <table:table-cell table:style-name="ce2" office:value-type="string" calcext:value-type="string">
            <text:p>A summary of any new transactions pre-approved or ratified by the Chair is provided to the Audit Committee for its review at its next scheduled meeting</text:p>
          </table:table-cell>
          <table:table-cell table:style-name="ce1" office:value-type="float" office:value="0.1734" calcext:value-type="float">
            <text:p>0.1734</text:p>
          </table:table-cell>
        </table:table-row>
        <table:table-row table:style-name="ro3">
          <table:table-cell table:style-name="ce1" office:value-type="string" calcext:value-type="string">
            <text:p>COMP_CON</text:p>
          </table:table-cell>
          <table:table-cell table:style-name="ce2" office:value-type="string" calcext:value-type="string">
            <text:p>In addition, the Audit Committee has delegated authority to the Chair of the Audit Committee to pre-approve or ratify transactions</text:p>
          </table:table-cell>
          <table:table-cell table:style-name="ce1" office:value-type="float" office:value="0.3682" calcext:value-type="float">
            <text:p>0.3682</text:p>
          </table:table-cell>
        </table:table-row>
        <table:table-row table:style-name="ro4">
          <table:table-cell table:style-name="ce1" office:value-type="string" calcext:value-type="string">
            <text:p>COMP_CON</text:p>
          </table:table-cell>
          <table:table-cell table:style-name="ce2" office:value-type="string" calcext:value-type="string">
            <text:p>In doing so, the Audit Committee takes into account, among other factors it deems appropriate:</text:p>
          </table:table-cell>
          <table:table-cell table:style-name="ce1" office:value-type="float" office:value="0.1224" calcext:value-type="float">
            <text:p>0.1224</text:p>
          </table:table-cell>
        </table:table-row>
        <table:table-row table:style-name="ro3">
          <table:table-cell table:style-name="ce1" office:value-type="string" calcext:value-type="string">
            <text:p>COMP_CON</text:p>
          </table:table-cell>
          <table:table-cell table:style-name="ce2" office:value-type="string" calcext:value-type="string">
            <text:p>The Board has determined that all Board members, other than Mr. Cook, are independent under applicable NASDAQ, <text:s/>NYSE, <text:s/>and <text:s/>SEC <text:s/>rules</text:p>
          </table:table-cell>
          <table:table-cell table:style-name="ce1" office:value-type="float" office:value="0.9227" calcext:value-type="float">
            <text:p>0.922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text:s text:c="2"/>officer <text:s/>or <text:s/>director), <text:s/>if <text:s/>the <text:s/>aggregate <text:s/>amount <text:s/>involved <text:s/>does <text:s/>not <text:s/>exceed <text:s/>the <text:s/>greater <text:s/>of <text:s/>$1,000,000, <text:s/>or <text:s/>two percent of the charitable organization’s total annual receipts; and</text:p>
          </table:table-cell>
          <table:table-cell table:style-name="ce1" office:value-type="float" office:value="0.329" calcext:value-type="float">
            <text:p>0.329</text:p>
          </table:table-cell>
        </table:table-row>
        <table:table-row table:style-name="ro3">
          <table:table-cell table:style-name="ce1" office:value-type="string" calcext:value-type="string">
            <text:p>COMP_CON</text:p>
          </table:table-cell>
          <table:table-cell table:style-name="ce2" office:value-type="string" calcext:value-type="string">
            <text:p>A <text:s/>summary <text:s/>of <text:s/>new <text:s/>transactions <text:s/>covered <text:s/>by <text:s/>the <text:s/>standing <text:s/>pre-approvals, <text:s/>if <text:s/>any, <text:s/>is <text:s/>provided <text:s/>to <text:s/>the <text:s/>Audit Committee for its review at each regularly scheduled Audit Committee meeting</text:p>
          </table:table-cell>
          <table:table-cell table:style-name="ce1" office:value-type="float" office:value="0.2543" calcext:value-type="float">
            <text:p>0.2543</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text:s text:c="2"/>officer <text:s/>or <text:s/>director), <text:s/>if <text:s/>the <text:s/>aggregate <text:s/>amount <text:s/>involved <text:s/>does <text:s/>not <text:s/>exceed <text:s/>the <text:s/>greater <text:s/>of <text:s/>$1,000,000, <text:s/>or <text:s/>two percent of the charitable organization’s total annual receipts; and</text:p>
          </table:table-cell>
          <table:table-cell table:style-name="ce1" office:value-type="float" office:value="0.0686" calcext:value-type="float">
            <text:p>0.0686</text:p>
          </table:table-cell>
        </table:table-row>
        <table:table-row table:style-name="ro6">
          <table:table-cell table:style-name="ce1" office:value-type="string" calcext:value-type="string">
            <text:p>SOCENV_INC</text:p>
          </table:table-cell>
          <table:table-cell table:style-name="ce2" office:value-type="string" calcext:value-type="string">
            <text:p>In 2015, the Chairman of <text:s/>the <text:s/>Board, <text:s/>Dr. <text:s/>Levinson, <text:s/>received <text:s/>an <text:s/>additional <text:s/>cash <text:s/>retainer <text:s/>of <text:s/>$200,000; <text:s/>the <text:s/>Chair <text:s/>of <text:s/>the <text:s/>Audit Committee, <text:s/>Dr. <text:s/>Sugar, <text:s/>received <text:s/>an <text:s/>additional <text:s/>cash <text:s/>retainer <text:s/>of <text:s/>$25,000; <text:s/>the <text:s/>Chair <text:s/>of <text:s/>the <text:s/>Compensation Committee, <text:s/>Ms. <text:s/>Jung, <text:s/>received <text:s/>an <text:s/>additional <text:s/>cash <text:s/>retainer <text:s/>of <text:s/>$20,000; <text:s/>and <text:s/>the <text:s/>Chair <text:s/>of <text:s/>the <text:s/>Nominating Committee, <text:s/>Mr. <text:s/>Iger, <text:s/>received <text:s/>an <text:s/>additional <text:s/>cash <text:s/>retainer <text:s/>of <text:s/>$15,000</text:p>
          </table:table-cell>
          <table:table-cell table:style-name="ce1" office:value-type="float" office:value="0.3017" calcext:value-type="float">
            <text:p>0.3017</text:p>
          </table:table-cell>
        </table:table-row>
        <table:table-row table:style-name="ro6">
          <table:table-cell table:style-name="ce1" office:value-type="string" calcext:value-type="string">
            <text:p>COMP_CON</text:p>
          </table:table-cell>
          <table:table-cell table:style-name="ce2" office:value-type="string" calcext:value-type="string">
            <text:p>In 2015, the Chairman of <text:s/>the <text:s/>Board, <text:s/>Dr. <text:s/>Levinson, <text:s/>received <text:s/>an <text:s/>additional <text:s/>cash <text:s/>retainer <text:s/>of <text:s/>$200,000; <text:s/>the <text:s/>Chair <text:s/>of <text:s/>the <text:s/>Audit Committee, <text:s/>Dr. <text:s/>Sugar, <text:s/>received <text:s/>an <text:s/>additional <text:s/>cash <text:s/>retainer <text:s/>of <text:s/>$25,000; <text:s/>the <text:s/>Chair <text:s/>of <text:s/>the <text:s/>Compensation Committee, <text:s/>Ms. <text:s/>Jung, <text:s/>received <text:s/>an <text:s/>additional <text:s/>cash <text:s/>retainer <text:s/>of <text:s/>$20,000; <text:s/>and <text:s/>the <text:s/>Chair <text:s/>of <text:s/>the <text:s/>Nominating Committee, <text:s/>Mr. <text:s/>Iger, <text:s/>received <text:s/>an <text:s/>additional <text:s/>cash <text:s/>retainer <text:s/>of <text:s/>$15,000</text:p>
          </table:table-cell>
          <table:table-cell table:style-name="ce1" office:value-type="float" office:value="0.1665" calcext:value-type="float">
            <text:p>0.1665</text:p>
          </table:table-cell>
        </table:table-row>
        <table:table-row table:style-name="ro1">
          <table:table-cell table:style-name="ce1" office:value-type="string" calcext:value-type="string">
            <text:p>SOCENV_INC</text:p>
          </table:table-cell>
          <table:table-cell table:style-name="ce2" office:value-type="string" calcext:value-type="string">
            <text:p>Accordingly, <text:s/>the <text:s/>Board approved <text:s/>the <text:s/>following <text:s/>cash <text:s/>retainers <text:s/>for <text:s/>2016: <text:s/>$35,000 <text:s/>for <text:s/>the <text:s/>Chair <text:s/>of <text:s/>the <text:s/>Audit <text:s/>Committee; <text:s/>$30,000 <text:s/>for the Chair of the Compensation Committee; and $25,000 for the Chair of the Nominating Committee</text:p>
          </table:table-cell>
          <table:table-cell table:style-name="ce1" office:value-type="float" office:value="0.1472" calcext:value-type="float">
            <text:p>0.1472</text:p>
          </table:table-cell>
        </table:table-row>
        <table:table-row table:style-name="ro3">
          <table:table-cell table:style-name="ce1" office:value-type="string" calcext:value-type="string">
            <text:p>COMP_CON</text:p>
          </table:table-cell>
          <table:table-cell table:style-name="ce2" office:value-type="string" calcext:value-type="string">
            <text:p>The <text:s text:c="2"/>Board <text:s text:c="2"/>determines <text:s text:c="2"/>the <text:s text:c="2"/>form <text:s text:c="2"/>and <text:s text:c="2"/>amount <text:s text:c="2"/>of <text:s text:c="2"/>director <text:s text:c="2"/>compensation <text:s text:c="2"/>after <text:s text:c="2"/>its <text:s text:c="2"/>review <text:s text:c="2"/>of recommendations made by the Compensation Committee</text:p>
          </table:table-cell>
          <table:table-cell table:style-name="ce1" office:value-type="float" office:value="0.7736" calcext:value-type="float">
            <text:p>0.7736</text:p>
          </table:table-cell>
        </table:table-row>
        <table:table-row table:style-name="ro2">
          <table:table-cell table:style-name="ce1" office:value-type="string" calcext:value-type="string">
            <text:p>SOCENV_INC</text:p>
          </table:table-cell>
          <table:table-cell table:style-name="ce2" office:value-type="string" calcext:value-type="string">
            <text:p>A secondary peer group of premier companies that have iconic brands or are industry <text:s/>or <text:s/>category <text:s/>leaders, <text:s/>rely <text:s/>on <text:s/>significant <text:s/>R&amp;D <text:s/>and <text:s/>innovation <text:s/>for <text:s/>growth, <text:s/>and <text:s/>require <text:s/>highly <text:s/>skilled human <text:s/>capital <text:s/>was <text:s/>also <text:s/>considered <text:s/>as <text:s/>an <text:s/>additional <text:s/>reference <text:s/>set <text:s/>for <text:s/>the <text:s/>Compensation <text:s/>Committee</text:p>
          </table:table-cell>
          <table:table-cell table:style-name="ce1" office:value-type="float" office:value="0.0545" calcext:value-type="float">
            <text:p>0.0545</text:p>
          </table:table-cell>
        </table:table-row>
        <table:table-row table:style-name="ro1">
          <table:table-cell table:style-name="ce1" office:value-type="string" calcext:value-type="string">
            <text:p>COMP_CON</text:p>
          </table:table-cell>
          <table:table-cell table:style-name="ce2" office:value-type="string" calcext:value-type="string">
            <text:p>A primary peer group was developed for reference consisting of U.S.-based, stand-alone, publicly traded companies in the <text:s/>technology, <text:s/>media, <text:s/>and <text:s/>internet <text:s/>services <text:s/>industries <text:s/>that, <text:s/>in <text:s/>the <text:s/>Compensation <text:s/>Committee’s <text:s/>view, compete with Apple for talent</text:p>
          </table:table-cell>
          <table:table-cell table:style-name="ce1" office:value-type="float" office:value="0.3693" calcext:value-type="float">
            <text:p>0.3693</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believes that over-reliance on benchmarking can result <text:s/>in <text:s/>compensation <text:s/>that <text:s/>is <text:s/>unrelated <text:s/>to <text:s/>the <text:s/>value <text:s/>delivered <text:s/>by <text:s/>our <text:s/>executive <text:s/>officers <text:s/>because compensation benchmarking does not take into account the specific performance of the executive officers or the <text:s/>relative <text:s/>size <text:s/>and <text:s/>performance <text:s/>of <text:s/>Apple</text:p>
          </table:table-cell>
          <table:table-cell table:style-name="ce1" office:value-type="float" office:value="0.7912" calcext:value-type="float">
            <text:p>0.7912</text:p>
          </table:table-cell>
        </table:table-row>
        <table:table-row table:style-name="ro11">
          <table:table-cell table:style-name="ce1" office:value-type="string" calcext:value-type="string">
            <text:p>COMP_CON</text:p>
          </table:table-cell>
          <table:table-cell table:style-name="ce2" office:value-type="string" calcext:value-type="string">
            <text:p>The Compensation Committee selected the following companies for the secondary peer group for 2015: <text:s text:c="2"/>3M <text:s text:c="3"/>Johnson &amp; Johnson American Express <text:s text:c="3"/>Nike Boeing <text:s text:c="3"/>PepsiCo Coca-Cola <text:s text:c="3"/>Procter &amp; Gamble General Electric <text:s text:c="5"/>The <text:s/>Compensation <text:s/>Committee <text:s/>reviews <text:s/>compensation <text:s/>practices <text:s/>and <text:s/>program <text:s/>design <text:s/>at <text:s/>peer <text:s/>companies <text:s/>to inform its decision-making process so it can set total compensation levels that it believes are commensurate with Apple’s scope and performance</text:p>
          </table:table-cell>
          <table:table-cell table:style-name="ce1" office:value-type="float" office:value="0.6293" calcext:value-type="float">
            <text:p>0.6293</text:p>
          </table:table-cell>
        </table:table-row>
        <table:table-row table:style-name="ro1">
          <table:table-cell table:style-name="ce1" office:value-type="string" calcext:value-type="string">
            <text:p>COMP_CON</text:p>
          </table:table-cell>
          <table:table-cell table:style-name="ce2" office:value-type="string" calcext:value-type="string">
            <text:p>Consistent <text:s/>with <text:s/>salary <text:s/>levels <text:s/>set during <text:s/>the <text:s/>prior <text:s/>fiscal <text:s/>year, <text:s/>each <text:s/>of <text:s/>our <text:s/>named <text:s/>executive <text:s/>officers, <text:s/>other <text:s/>than <text:s/>Mr. <text:s/>Cook, <text:s/>was <text:s/>paid <text:s/>a <text:s/>base salary of $1 million for 2015, and Mr. Cook was paid a base salary of $2 million for 2015</text:p>
          </table:table-cell>
          <table:table-cell table:style-name="ce1" office:value-type="float" office:value="0.4742" calcext:value-type="float">
            <text:p>0.4742</text:p>
          </table:table-cell>
        </table:table-row>
        <table:table-row table:style-name="ro1">
          <table:table-cell table:style-name="ce1" office:value-type="string" calcext:value-type="string">
            <text:p>SOCENV_INC</text:p>
          </table:table-cell>
          <table:table-cell table:style-name="ce2" office:value-type="string" calcext:value-type="string">
            <text:p>Consistent <text:s/>with <text:s/>salary <text:s/>levels <text:s/>set during <text:s/>the <text:s/>prior <text:s/>fiscal <text:s/>year, <text:s/>each <text:s/>of <text:s/>our <text:s/>named <text:s/>executive <text:s/>officers, <text:s/>other <text:s/>than <text:s/>Mr. <text:s/>Cook, <text:s/>was <text:s/>paid <text:s/>a <text:s/>base salary of $1 million for 2015, and Mr. Cook was paid a base salary of $2 million for 2015</text:p>
          </table:table-cell>
          <table:table-cell table:style-name="ce1" office:value-type="float" office:value="0.102" calcext:value-type="float">
            <text:p>0.102</text:p>
          </table:table-cell>
        </table:table-row>
        <table:table-row table:style-name="ro3">
          <table:table-cell table:style-name="ce1" office:value-type="string" calcext:value-type="string">
            <text:p>COMP_CON</text:p>
          </table:table-cell>
          <table:table-cell table:style-name="ce2" office:value-type="string" calcext:value-type="string">
            <text:p>In <text:s/>2014, <text:s/>the <text:s/>Compensation <text:s/>Committee <text:s/>considered input <text:s/>from <text:s/>shareholders <text:s/>when <text:s/>it <text:s/>conducted <text:s/>a <text:s/>comprehensive <text:s/>review <text:s/>of <text:s/>Apple’s <text:s/>executive <text:s/>compensation program</text:p>
          </table:table-cell>
          <table:table-cell table:style-name="ce1" office:value-type="float" office:value="0.1632" calcext:value-type="float">
            <text:p>0.1632</text:p>
          </table:table-cell>
        </table:table-row>
        <table:table-row table:style-name="ro1">
          <table:table-cell table:style-name="ce1" office:value-type="string" calcext:value-type="string">
            <text:p>COMP_CON</text:p>
          </table:table-cell>
          <table:table-cell table:style-name="ce2" office:value-type="string" calcext:value-type="string">
            <text:p>The <text:s/>Compensation Committee may, in its discretion, reduce (but not increase) the actual payout of any individual’s annual cash incentive <text:s/>based <text:s/>on <text:s/>Apple’s <text:s/>performance <text:s/>and <text:s/>its <text:s/>subjective <text:s/>assessment <text:s/>of <text:s/>the <text:s/>named <text:s/>executive <text:s/>officer’s overall performance</text:p>
          </table:table-cell>
          <table:table-cell table:style-name="ce1" office:value-type="float" office:value="0.0541" calcext:value-type="float">
            <text:p>0.0541</text:p>
          </table:table-cell>
        </table:table-row>
        <table:table-row table:style-name="ro1">
          <table:table-cell table:style-name="ce1" office:value-type="string" calcext:value-type="string">
            <text:p>COMP_CON</text:p>
          </table:table-cell>
          <table:table-cell table:style-name="ce2" office:value-type="string" calcext:value-type="string">
            <text:p>In October 2014, the Compensation Committee awarded RSUs with a grant date value of $20 <text:s/>million <text:s/>(the <text:s/>“Annual <text:s/>RSU <text:s/>Awards”) <text:s/>to <text:s/>each <text:s/>of <text:s/>our <text:s/>named <text:s/>executive <text:s/>officers, <text:s/>other <text:s/>than <text:s/>Mr. <text:s/>Cook</text:p>
          </table:table-cell>
          <table:table-cell table:style-name="ce1" office:value-type="float" office:value="0.907" calcext:value-type="float">
            <text:p>0.907</text:p>
          </table:table-cell>
        </table:table-row>
        <table:table-row table:style-name="ro3">
          <table:table-cell table:style-name="ce1" office:value-type="string" calcext:value-type="string">
            <text:p>COMP_CON</text:p>
          </table:table-cell>
          <table:table-cell table:style-name="ce2" office:value-type="string" calcext:value-type="string">
            <text:p>Peer Comparisons <text:s text:c="2"/>ü Simplified the peer group used for compensation benchmarking, the AbbVie Health Care Peer Group</text:p>
          </table:table-cell>
          <table:table-cell table:style-name="ce1" office:value-type="float" office:value="0.3353" calcext:value-type="float">
            <text:p>0.3353</text:p>
          </table:table-cell>
        </table:table-row>
        <table:table-row table:style-name="ro1">
          <table:table-cell table:style-name="ce1" office:value-type="string" calcext:value-type="string">
            <text:p>COMP_CON</text:p>
          </table:table-cell>
          <table:table-cell table:style-name="ce2" office:value-type="string" calcext:value-type="string">
            <text:p>Prior to becoming managing partner of BCG's Los Angeles office in 1987, he worked in BCG's London and Chicago offices, servicing clients in telecommunications, media, defense, financial services, and manufacturing</text:p>
          </table:table-cell>
          <table:table-cell table:style-name="ce1" office:value-type="float" office:value="0.2308" calcext:value-type="float">
            <text:p>0.2308</text:p>
          </table:table-cell>
        </table:table-row>
        <table:table-row table:style-name="ro3">
          <table:table-cell table:style-name="ce1" office:value-type="string" calcext:value-type="string">
            <text:p>SOCENV_INC</text:p>
          </table:table-cell>
          <table:table-cell table:style-name="ce2" office:value-type="string" calcext:value-type="string">
            <text:p>Class I—Directors Whose Terms Expire in 2016 ​ <text:s/>2016 Proxy Statement <text:s text:c="9"/>9 <text:s text:c="2"/>Committees: Audit Nominations &amp; Governance Director since: 2013 Age: 64 <text:s text:c="6"/>William H.L.</text:p>
          </table:table-cell>
          <table:table-cell table:style-name="ce1" office:value-type="float" office:value="0.1922" calcext:value-type="float">
            <text:p>0.1922</text:p>
          </table:table-cell>
        </table:table-row>
        <table:table-row table:style-name="ro3">
          <table:table-cell table:style-name="ce1" office:value-type="string" calcext:value-type="string">
            <text:p>COMP_CON</text:p>
          </table:table-cell>
          <table:table-cell table:style-name="ce2" office:value-type="string" calcext:value-type="string">
            <text:p>Class I—Directors Whose Terms Expire in 2016 ​ <text:s/>2016 Proxy Statement <text:s text:c="9"/>9 <text:s text:c="2"/>Committees: Audit Nominations &amp; Governance Director since: 2013 Age: 64 <text:s text:c="6"/>William H.L.</text:p>
          </table:table-cell>
          <table:table-cell table:style-name="ce1" office:value-type="float" office:value="0.1381" calcext:value-type="float">
            <text:p>0.1381</text:p>
          </table:table-cell>
        </table:table-row>
        <table:table-row table:style-name="ro1">
          <table:table-cell table:style-name="ce1" office:value-type="string" calcext:value-type="string">
            <text:p>COMP_CON</text:p>
          </table:table-cell>
          <table:table-cell table:style-name="ce2" office:value-type="string" calcext:value-type="string">
            <text:p>Burnside Retired Senior Vice President and Director at The <text:s/>Boston Consulting Group Mr. Burnside is a retired senior vice president and director at The Boston Consulting Group (BCG), where he currently serves as an advisor</text:p>
          </table:table-cell>
          <table:table-cell table:style-name="ce1" office:value-type="float" office:value="0.0566" calcext:value-type="float">
            <text:p>0.0566</text:p>
          </table:table-cell>
        </table:table-row>
        <table:table-row table:style-name="ro3">
          <table:table-cell table:style-name="ce1" office:value-type="string" calcext:value-type="string">
            <text:p>COMP_CON</text:p>
          </table:table-cell>
          <table:table-cell table:style-name="ce2" office:value-type="string" calcext:value-type="string">
            <text:p>Mr. Liddy currently serves on the board of directors of Abbott Laboratories, 3M Company, and The Boeing Company</text:p>
          </table:table-cell>
          <table:table-cell table:style-name="ce1" office:value-type="float" office:value="0.0934" calcext:value-type="float">
            <text:p>0.0934</text:p>
          </table:table-cell>
        </table:table-row>
        <table:table-row table:style-name="ro3">
          <table:table-cell table:style-name="ce1" office:value-type="string" calcext:value-type="string">
            <text:p>COMP_CON</text:p>
          </table:table-cell>
          <table:table-cell table:style-name="ce2" office:value-type="string" calcext:value-type="string">
            <text:p>Dr. Alpern also serves as a director of Abbott Laboratories and as a director on the Board of Yale—New Haven Hospital</text:p>
          </table:table-cell>
          <table:table-cell table:style-name="ce1" office:value-type="float" office:value="0.2872" calcext:value-type="float">
            <text:p>0.2872</text:p>
          </table:table-cell>
        </table:table-row>
        <table:table-row table:style-name="ro3">
          <table:table-cell table:style-name="ce1" office:value-type="string" calcext:value-type="string">
            <text:p>SOCENV_INC</text:p>
          </table:table-cell>
          <table:table-cell table:style-name="ce2" office:value-type="string" calcext:value-type="string">
            <text:p>Dr. Alpern also serves as a director of Abbott Laboratories and as a director on the Board of Yale—New Haven Hospital</text:p>
          </table:table-cell>
          <table:table-cell table:style-name="ce1" office:value-type="float" office:value="0.1443" calcext:value-type="float">
            <text:p>0.1443</text:p>
          </table:table-cell>
        </table:table-row>
        <table:table-row table:style-name="ro11">
          <table:table-cell table:style-name="ce1" office:value-type="string" calcext:value-type="string">
            <text:p>SOCENV_INC</text:p>
          </table:table-cell>
          <table:table-cell table:style-name="ce2" office:value-type="string" calcext:value-type="string">
            <text:p>Key Contributions to the Board: As the Ensign Professor of Medicine, Professor of Internal Medicine, and Dean of Yale School of Medicine, Dean of The University of Texas Southwestern Medical Center, and as a director on the Board of Yale—New Haven Hospital, Dr. Alpern contributes valuable insights to the board through his medical and scientific expertise and his knowledge of the health care environment and the scientific nature of AbbVie's key research and development initiatives</text:p>
          </table:table-cell>
          <table:table-cell table:style-name="ce1" office:value-type="float" office:value="0.5566" calcext:value-type="float">
            <text:p>0.5566</text:p>
          </table:table-cell>
        </table:table-row>
        <table:table-row table:style-name="ro11">
          <table:table-cell table:style-name="ce1" office:value-type="string" calcext:value-type="string">
            <text:p>COMP_CON</text:p>
          </table:table-cell>
          <table:table-cell table:style-name="ce2" office:value-type="string" calcext:value-type="string">
            <text:p>Key Contributions to the Board: As the Ensign Professor of Medicine, Professor of Internal Medicine, and Dean of Yale School of Medicine, Dean of The University of Texas Southwestern Medical Center, and as a director on the Board of Yale—New Haven Hospital, Dr. Alpern contributes valuable insights to the board through his medical and scientific expertise and his knowledge of the health care environment and the scientific nature of AbbVie's key research and development initiatives</text:p>
          </table:table-cell>
          <table:table-cell table:style-name="ce1" office:value-type="float" office:value="0.1038" calcext:value-type="float">
            <text:p>0.1038</text:p>
          </table:table-cell>
        </table:table-row>
        <table:table-row table:style-name="ro1">
          <table:table-cell table:style-name="ce1" office:value-type="string" calcext:value-type="string">
            <text:p>COMP_CON</text:p>
          </table:table-cell>
          <table:table-cell table:style-name="ce2" office:value-type="string" calcext:value-type="string">
            <text:p>Committees: Compensation Public Policy Director since: 2013 Age: 70 <text:s text:c="5"/>Edward M. Liddy Retired Chairman &amp; CEO, The Allstate <text:s/>Corporation Mr. Liddy served as a partner in the private equity investment firm Clayton, Dubilier &amp; Rice, LLC from January 2010 to December 2015</text:p>
          </table:table-cell>
          <table:table-cell table:style-name="ce1" office:value-type="float" office:value="0.0885" calcext:value-type="float">
            <text:p>0.0885</text:p>
          </table:table-cell>
        </table:table-row>
        <table:table-row table:style-name="ro3">
          <table:table-cell table:style-name="ce1" office:value-type="string" calcext:value-type="string">
            <text:p>COMP_CON</text:p>
          </table:table-cell>
          <table:table-cell table:style-name="ce2" office:value-type="string" calcext:value-type="string">
            <text:p>From July 1998 to June 2004, Dr. Alpern was the Dean of The University of Texas Southwestern Medical Center</text:p>
          </table:table-cell>
          <table:table-cell table:style-name="ce1" office:value-type="float" office:value="0.4449" calcext:value-type="float">
            <text:p>0.4449</text:p>
          </table:table-cell>
        </table:table-row>
        <table:table-row table:style-name="ro1">
          <table:table-cell table:style-name="ce1" office:value-type="string" calcext:value-type="string">
            <text:p>SOCENV_INC</text:p>
          </table:table-cell>
          <table:table-cell table:style-name="ce2" office:value-type="string" calcext:value-type="string">
            <text:p>Ensign Professor of Medicine, Professor of Internal <text:s/>Medicine, and Dean of Yale School of Medicine Dr. Alpern has served as the Ensign Professor of Medicine, Professor of Internal Medicine, and Dean of Yale School of Medicine since June 2004</text:p>
          </table:table-cell>
          <table:table-cell table:style-name="ce1" office:value-type="float" office:value="0.484" calcext:value-type="float">
            <text:p>0.484</text:p>
          </table:table-cell>
        </table:table-row>
        <table:table-row table:style-name="ro3">
          <table:table-cell table:style-name="ce1" office:value-type="string" calcext:value-type="string">
            <text:p>COMP_CON</text:p>
          </table:table-cell>
          <table:table-cell table:style-name="ce2" office:value-type="string" calcext:value-type="string">
            <text:p>Committees: Nominations &amp; Governance Public Policy Director since: 2013 Age: 65 <text:s text:c="6"/>Robert J. Alpern, M.D.</text:p>
          </table:table-cell>
          <table:table-cell table:style-name="ce1" office:value-type="float" office:value="0.1464" calcext:value-type="float">
            <text:p>0.1464</text:p>
          </table:table-cell>
        </table:table-row>
        <table:table-row table:style-name="ro1">
          <table:table-cell table:style-name="ce1" office:value-type="string" calcext:value-type="string">
            <text:p>COMP_CON</text:p>
          </table:table-cell>
          <table:table-cell table:style-name="ce2" office:value-type="string" calcext:value-type="string">
            <text:p>Ensign Professor of Medicine, Professor of Internal <text:s/>Medicine, and Dean of Yale School of Medicine Dr. Alpern has served as the Ensign Professor of Medicine, Professor of Internal Medicine, and Dean of Yale School of Medicine since June 2004</text:p>
          </table:table-cell>
          <table:table-cell table:style-name="ce1" office:value-type="float" office:value="0.1763" calcext:value-type="float">
            <text:p>0.1763</text:p>
          </table:table-cell>
        </table:table-row>
        <table:table-row table:style-name="ro3">
          <table:table-cell table:style-name="ce1" office:value-type="string" calcext:value-type="string">
            <text:p>SOCENV_INC</text:p>
          </table:table-cell>
          <table:table-cell table:style-name="ce2" office:value-type="string" calcext:value-type="string">
            <text:p>Committees: Nominations &amp; Governance Public Policy Director since: 2013 Age: 65 <text:s text:c="6"/>Robert J. Alpern, M.D.</text:p>
          </table:table-cell>
          <table:table-cell table:style-name="ce1" office:value-type="float" office:value="0.3429" calcext:value-type="float">
            <text:p>0.3429</text:p>
          </table:table-cell>
        </table:table-row>
        <table:table-row table:style-name="ro2">
          <table:table-cell table:style-name="ce1" office:value-type="string" calcext:value-type="string">
            <text:p>SOCENV_INC</text:p>
          </table:table-cell>
          <table:table-cell table:style-name="ce2" office:value-type="string" calcext:value-type="string">
            <text:p>Key Contributions to the Board: Through her extensive management and operating roles, including her financial roles, Ms. Austin contributes significant oversight and leadership experience, including financial expertise and knowledge of financial statements, corporate finance and accounting matters</text:p>
          </table:table-cell>
          <table:table-cell table:style-name="ce1" office:value-type="float" office:value="0.0591" calcext:value-type="float">
            <text:p>0.0591</text:p>
          </table:table-cell>
        </table:table-row>
        <table:table-row table:style-name="ro1">
          <table:table-cell table:style-name="ce1" office:value-type="string" calcext:value-type="string">
            <text:p>COMP_CON</text:p>
          </table:table-cell>
          <table:table-cell table:style-name="ce2" office:value-type="string" calcext:value-type="string">
            <text:p>Committees: Audit Compensation Director since: 2013 Age: 55 <text:s text:c="6"/>Roxanne S. Austin President, Austin Investment Advisors Ms. Austin is president of Austin Investment Advisors, a private investment and consulting firm, a position she has held since 2004</text:p>
          </table:table-cell>
          <table:table-cell table:style-name="ce1" office:value-type="float" office:value="0.3056" calcext:value-type="float">
            <text:p>0.3056</text:p>
          </table:table-cell>
        </table:table-row>
        <table:table-row table:style-name="ro1">
          <table:table-cell table:style-name="ce1" office:value-type="string" calcext:value-type="string">
            <text:p>SOCENV_INC</text:p>
          </table:table-cell>
          <table:table-cell table:style-name="ce2" office:value-type="string" calcext:value-type="string">
            <text:p>Committees: Audit Compensation Director since: 2013 Age: 55 <text:s text:c="6"/>Roxanne S. Austin President, Austin Investment Advisors Ms. Austin is president of Austin Investment Advisors, a private investment and consulting firm, a position she has held since 2004</text:p>
          </table:table-cell>
          <table:table-cell table:style-name="ce1" office:value-type="float" office:value="0.1498" calcext:value-type="float">
            <text:p>0.1498</text:p>
          </table:table-cell>
        </table:table-row>
        <table:table-row table:style-name="ro1">
          <table:table-cell table:style-name="ce1" office:value-type="string" calcext:value-type="string">
            <text:p>COMP_CON</text:p>
          </table:table-cell>
          <table:table-cell table:style-name="ce2" office:value-type="string" calcext:value-type="string">
            <text:p>Committees: Compensation Nominations &amp; Governance Director since: 2013 Age: 67 <text:s text:c="5"/>Glenn F. Tilton Retired Chairman and Chief Executive Officer of the UAL <text:s/>Corporation Mr. Tilton was chairman of the Midwest for JPMorgan Chase &amp; Co. from 2011 until his retirement in 2014</text:p>
          </table:table-cell>
          <table:table-cell table:style-name="ce1" office:value-type="float" office:value="0.079" calcext:value-type="float">
            <text:p>0.079</text:p>
          </table:table-cell>
        </table:table-row>
        <table:table-row table:style-name="ro1">
          <table:table-cell table:style-name="ce1" office:value-type="string" calcext:value-type="string">
            <text:p>SOCENV_INC</text:p>
          </table:table-cell>
          <table:table-cell table:style-name="ce2" office:value-type="string" calcext:value-type="string">
            <text:p>Committees: Compensation Nominations &amp; Governance Director since: 2013 Age: 67 <text:s text:c="5"/>Glenn F. Tilton Retired Chairman and Chief Executive Officer of the UAL <text:s/>Corporation Mr. Tilton was chairman of the Midwest for JPMorgan Chase &amp; Co. from 2011 until his retirement in 2014</text:p>
          </table:table-cell>
          <table:table-cell table:style-name="ce1" office:value-type="float" office:value="0.0558" calcext:value-type="float">
            <text:p>0.0558</text:p>
          </table:table-cell>
        </table:table-row>
        <table:table-row table:style-name="ro6">
          <table:table-cell table:style-name="ce1" office:value-type="string" calcext:value-type="string">
            <text:p>SOCENV_INC</text:p>
          </table:table-cell>
          <table:table-cell table:style-name="ce2" office:value-type="string" calcext:value-type="string">
            <text:p>Key Contributions to the Board: As a result of his service as Abbott's executive vice president, Pharmaceutical Products Group, his previous service as Abbott's president and chief operating officer and his more than 30- year career at Abbott, Mr. Gonzalez has developed valuable business, management and leadership experience, as well as extensive knowledge of AbbVie and its global operations</text:p>
          </table:table-cell>
          <table:table-cell table:style-name="ce1" office:value-type="float" office:value="0.0749" calcext:value-type="float">
            <text:p>0.0749</text:p>
          </table:table-cell>
        </table:table-row>
        <table:table-row table:style-name="ro1">
          <table:table-cell table:style-name="ce1" office:value-type="string" calcext:value-type="string">
            <text:p>SOCENV_INC</text:p>
          </table:table-cell>
          <table:table-cell table:style-name="ce2" office:value-type="string" calcext:value-type="string">
            <text:p>He served as Abbott's executive vice president of the pharmaceutical products group from July 2010 to December 2012, and was responsible for Abbott's worldwide pharmaceutical business, including commercial operations, research and development, and manufacturing</text:p>
          </table:table-cell>
          <table:table-cell table:style-name="ce1" office:value-type="float" office:value="0.0861" calcext:value-type="float">
            <text:p>0.0861</text:p>
          </table:table-cell>
        </table:table-row>
        <table:table-row table:style-name="ro2">
          <table:table-cell table:style-name="ce1" office:value-type="string" calcext:value-type="string">
            <text:p>COMP_CON</text:p>
          </table:table-cell>
          <table:table-cell table:style-name="ce2" office:value-type="string" calcext:value-type="string">
            <text:p>THE BOARD OF DIRECTORS AND ITS COMMITTEES Table of Contents Committees of the Board of Directors <text:s text:c="14"/>The board of directors has five committees established in AbbVie's By-Laws: the audit committee, compensation committee, nominations and governance committee, public policy committee, and executive committee</text:p>
          </table:table-cell>
          <table:table-cell table:style-name="ce1" office:value-type="float" office:value="0.074" calcext:value-type="float">
            <text:p>0.074</text:p>
          </table:table-cell>
        </table:table-row>
        <table:table-row table:style-name="ro12">
          <table:table-cell table:style-name="ce1" office:value-type="string" calcext:value-type="string">
            <text:p>SOCENV_INC</text:p>
          </table:table-cell>
          <table:table-cell table:style-name="ce2" office:value-type="string" calcext:value-type="string">
            <text:p>Each of the members of the audit committee is financially Director Skills, Knowledge and Experience Matrix <text:s text:c="4"/>Healthcare Industry <text:s text:c="2"/>Leadership <text:s text:c="2"/>Global Business and Strategy <text:s text:c="2"/>Corporate Governance and Public Company Board <text:s text:c="2"/>Finance or Accounting <text:s text:c="2"/>Government Relations and Regulatory <text:s/>Dr. Alpern <text:s text:c="2"/>ü <text:s text:c="2"/>ü <text:s text:c="2"/>ü <text:s text:c="2"/>ü <text:s text:c="4"/>ü Ms. Austin <text:s text:c="2"/>ü <text:s text:c="2"/>ü <text:s text:c="2"/>ü <text:s text:c="2"/>ü <text:s text:c="2"/>ü <text:s text:c="2"/>ü Mr. Gonzalez <text:s text:c="2"/>ü <text:s text:c="2"/>ü <text:s text:c="2"/>ü <text:s text:c="2"/>ü <text:s text:c="2"/>ü <text:s text:c="2"/>ü Mr. Burnside <text:s text:c="6"/>ü <text:s text:c="2"/>ü <text:s text:c="2"/>ü <text:s text:c="2"/>ü <text:s text:c="2"/>ü Mr. Hart <text:s text:c="4"/>ü <text:s text:c="2"/>ü <text:s text:c="2"/>ü <text:s text:c="4"/>ü Mr. Liddy <text:s text:c="2"/>ü <text:s text:c="2"/>ü <text:s text:c="2"/>ü <text:s text:c="2"/>ü <text:s text:c="2"/>ü <text:s text:c="2"/>ü Mr. Rapp <text:s text:c="4"/>ü <text:s text:c="2"/>ü <text:s text:c="4"/>ü <text:s text:c="2"/>ü Mr. Tilton <text:s text:c="2"/>ü <text:s text:c="2"/>ü <text:s text:c="2"/>ü <text:s text:c="2"/>ü <text:s text:c="2"/>ü <text:s text:c="2"/>ü Mr. Waddell <text:s text:c="4"/>ü <text:s text:c="2"/>ü <text:s text:c="2"/>ü <text:s text:c="2"/>ü <text:s text:c="2"/>ü <text:s text:c="22"/>Audit Committee <text:s text:c="2"/>Compensation Committee <text:s text:c="2"/>Nominations and Governance Committee <text:s text:c="2"/>Public Policy Committee <text:s/>R. Alpern <text:s text:c="8"/>R. Austin <text:s text:c="17"/>W. Burnside <text:s text:c="8"/>E. Liddy <text:s text:c="12"/>E. Rapp <text:s text:c="8"/>R. Roberts <text:s text:c="12"/>G. Tilton <text:s text:c="14"/>F. Waddell <text:s text:c="12"/>Number of meetings <text:s text:c="2"/>6 <text:s text:c="2"/>4 <text:s text:c="2"/>5 <text:s text:c="2"/>4 <text:s text:c="6"/>Lead Director <text:s text:c="4"/>Chairperson <text:s text:c="4"/>Member <text:s text:c="4"/>Financial Expert <text:s text:c="4"/>i <text:s/>i <text:s/>' <text:s/>Iii</text:p>
          </table:table-cell>
          <table:table-cell table:style-name="ce1" office:value-type="float" office:value="0.9268" calcext:value-type="float">
            <text:p>0.9268</text:p>
          </table:table-cell>
        </table:table-row>
        <table:table-row table:style-name="ro2">
          <table:table-cell table:style-name="ce1" office:value-type="string" calcext:value-type="string">
            <text:p>SOCENV_INC</text:p>
          </table:table-cell>
          <table:table-cell table:style-name="ce2" office:value-type="string" calcext:value-type="string">
            <text:p>THE BOARD OF DIRECTORS AND ITS COMMITTEES Table of Contents Committees of the Board of Directors <text:s text:c="14"/>The board of directors has five committees established in AbbVie's By-Laws: the audit committee, compensation committee, nominations and governance committee, public policy committee, and executive committee</text:p>
          </table:table-cell>
          <table:table-cell table:style-name="ce1" office:value-type="float" office:value="0.0681" calcext:value-type="float">
            <text:p>0.0681</text:p>
          </table:table-cell>
        </table:table-row>
        <table:table-row table:style-name="ro6">
          <table:table-cell table:style-name="ce1" office:value-type="string" calcext:value-type="string">
            <text:p>COMP_CON</text:p>
          </table:table-cell>
          <table:table-cell table:style-name="ce2" office:value-type="string" calcext:value-type="string">
            <text:p>This committee assists the board of directors in fulfilling its oversight responsibility with respect to AbbVie's accounting and financial reporting practices and the audit process, the quality and integrity of AbbVie's financial statements, the independent auditors' qualifications, independence, and performance, the performance of AbbVie's internal audit function and internal auditors, certain areas of legal and regulatory compliance, and enterprise risk management</text:p>
          </table:table-cell>
          <table:table-cell table:style-name="ce1" office:value-type="float" office:value="0.0853" calcext:value-type="float">
            <text:p>0.0853</text:p>
          </table:table-cell>
        </table:table-row>
        <table:table-row table:style-name="ro6">
          <table:table-cell table:style-name="ce1" office:value-type="string" calcext:value-type="string">
            <text:p>SOCENV_INC</text:p>
          </table:table-cell>
          <table:table-cell table:style-name="ce2" office:value-type="string" calcext:value-type="string">
            <text:p>This committee assists the board of directors in fulfilling its oversight responsibility with respect to AbbVie's accounting and financial reporting practices and the audit process, the quality and integrity of AbbVie's financial statements, the independent auditors' qualifications, independence, and performance, the performance of AbbVie's internal audit function and internal auditors, certain areas of legal and regulatory compliance, and enterprise risk management</text:p>
          </table:table-cell>
          <table:table-cell table:style-name="ce1" office:value-type="float" office:value="0.4897" calcext:value-type="float">
            <text:p>0.4897</text:p>
          </table:table-cell>
        </table:table-row>
        <table:table-row table:style-name="ro3">
          <table:table-cell table:style-name="ce1" office:value-type="string" calcext:value-type="string">
            <text:p>SOCENV_INC</text:p>
          </table:table-cell>
          <table:table-cell table:style-name="ce2" office:value-type="string" calcext:value-type="string">
            <text:p>Each of the members of the audit committee, compensation committee, nominations and governance committee, and public policy committee is independent</text:p>
          </table:table-cell>
          <table:table-cell table:style-name="ce1" office:value-type="float" office:value="0.0686" calcext:value-type="float">
            <text:p>0.0686</text:p>
          </table:table-cell>
        </table:table-row>
        <table:table-row table:style-name="ro3">
          <table:table-cell table:style-name="ce1" office:value-type="string" calcext:value-type="string">
            <text:p>COMP_CON</text:p>
          </table:table-cell>
          <table:table-cell table:style-name="ce2" office:value-type="string" calcext:value-type="string">
            <text:p>Each of the members of the audit committee, compensation committee, nominations and governance committee, and public policy committee is independent</text:p>
          </table:table-cell>
          <table:table-cell table:style-name="ce1" office:value-type="float" office:value="0.1377" calcext:value-type="float">
            <text:p>0.1377</text:p>
          </table:table-cell>
        </table:table-row>
        <table:table-row table:style-name="ro3">
          <table:table-cell table:style-name="ce1" office:value-type="string" calcext:value-type="string">
            <text:p>COMP_CON</text:p>
          </table:table-cell>
          <table:table-cell table:style-name="ce2" office:value-type="string" calcext:value-type="string">
            <text:p>The independent compensation consultant provides counsel and advice to the committee on executive and non-employee director compensation matters</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Based on an assessment of internally developed information and information provided by CAP, the committee has determined that its independent compensation advisor does not have a conflict of interest</text:p>
          </table:table-cell>
          <table:table-cell table:style-name="ce1" office:value-type="float" office:value="0.9993" calcext:value-type="float">
            <text:p>0.9993</text:p>
          </table:table-cell>
        </table:table-row>
        <table:table-row table:style-name="ro3">
          <table:table-cell table:style-name="ce1" office:value-type="string" calcext:value-type="string">
            <text:p>COMP_CON</text:p>
          </table:table-cell>
          <table:table-cell table:style-name="ce2" office:value-type="string" calcext:value-type="string">
            <text:p>The committee has engaged Compensation Advisory Partners (CAP) as its independent compensation consultant</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reviews and discusses with management and its independent compensation advisor potential risks associated with AbbVie's compensation policies and practices as discussed in the "Compensation Risk Assessment" section of this proxy statement</text:p>
          </table:table-cell>
          <table:table-cell table:style-name="ce1" office:value-type="float" office:value="0.9679" calcext:value-type="float">
            <text:p>0.9679</text:p>
          </table:table-cell>
        </table:table-row>
        <table:table-row table:style-name="ro1">
          <table:table-cell table:style-name="ce1" office:value-type="string" calcext:value-type="string">
            <text:p>COMP_CON</text:p>
          </table:table-cell>
          <table:table-cell table:style-name="ce2" office:value-type="string" calcext:value-type="string">
            <text:p>In recommending director compensation, the compensation committee takes into account director fees paid by companies in AbbVie's Health Care Peer Group and reviews any arrangement that could be viewed as indirect director compensation</text:p>
          </table:table-cell>
          <table:table-cell table:style-name="ce1" office:value-type="float" office:value="0.958" calcext:value-type="float">
            <text:p>0.958</text:p>
          </table:table-cell>
        </table:table-row>
        <table:table-row table:style-name="ro1">
          <table:table-cell table:style-name="ce1" office:value-type="string" calcext:value-type="string">
            <text:p>COMP_CON</text:p>
          </table:table-cell>
          <table:table-cell table:style-name="ce2" office:value-type="string" calcext:value-type="string">
            <text:p>Compensation Benchmarking <text:s text:c="15"/>To provide the appropriate context for executive pay decisions, the committee, in consultation with its independent compensation consultant, assesses the compensation practices and pay levels of AbbVie's Health Care Peer Group</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Committee Process for Setting Total Compensation <text:s text:c="15"/>Each February, the committee, with the assistance of its independent compensation consultant and AbbVie's management team, determines target pay levels for NEOs</text:p>
          </table:table-cell>
          <table:table-cell table:style-name="ce1" office:value-type="float" office:value="0.9916" calcext:value-type="float">
            <text:p>0.9916</text:p>
          </table:table-cell>
        </table:table-row>
        <table:table-row table:style-name="ro4">
          <table:table-cell table:style-name="ce1" office:value-type="string" calcext:value-type="string">
            <text:p>COMP_CON</text:p>
          </table:table-cell>
          <table:table-cell table:style-name="ce2" office:value-type="string" calcext:value-type="string">
            <text:p>The committee's independent consultant reports directly to the chair of the committee</text:p>
          </table:table-cell>
          <table:table-cell table:style-name="ce1" office:value-type="float" office:value="0.9995" calcext:value-type="float">
            <text:p>0.9995</text:p>
          </table:table-cell>
        </table:table-row>
        <table:table-row table:style-name="ro3">
          <table:table-cell table:style-name="ce1" office:value-type="string" calcext:value-type="string">
            <text:p>SOCENV_INC</text:p>
          </table:table-cell>
          <table:table-cell table:style-name="ce2" office:value-type="string" calcext:value-type="string">
            <text:p>Nominations and Governance Committee <text:s text:c="14"/>The nominations and governance committee is governed by a written charter</text:p>
          </table:table-cell>
          <table:table-cell table:style-name="ce1" office:value-type="float" office:value="0.0732" calcext:value-type="float">
            <text:p>0.0732</text:p>
          </table:table-cell>
        </table:table-row>
        <table:table-row table:style-name="ro2">
          <table:table-cell table:style-name="ce1" office:value-type="string" calcext:value-type="string">
            <text:p>COMP_CON</text:p>
          </table:table-cell>
          <table:table-cell table:style-name="ce2" office:value-type="string" calcext:value-type="string">
            <text:p>The committee determines what variables it will instruct CAP to consider, including: peer groups against which performance and pay should be examined, metrics to be used in incentive plans to assess AbbVie's performance, competitive short- and long-term incentive practices in the marketplace, and compensation levels relative to market benchmarks</text:p>
          </table:table-cell>
          <table:table-cell table:style-name="ce1" office:value-type="float" office:value="0.565" calcext:value-type="float">
            <text:p>0.565</text:p>
          </table:table-cell>
        </table:table-row>
        <table:table-row table:style-name="ro3">
          <table:table-cell table:style-name="ce1" office:value-type="string" calcext:value-type="string">
            <text:p>COMP_CON</text:p>
          </table:table-cell>
          <table:table-cell table:style-name="ce2" office:value-type="string" calcext:value-type="string">
            <text:p>From time to time, AbbVie engages an executive search firm to assist the committee in identifying individuals qualified to be board members</text:p>
          </table:table-cell>
          <table:table-cell table:style-name="ce1" office:value-type="float" office:value="0.1059" calcext:value-type="float">
            <text:p>0.1059</text:p>
          </table:table-cell>
        </table:table-row>
        <table:table-row table:style-name="ro7">
          <table:table-cell table:style-name="ce1" office:value-type="string" calcext:value-type="string">
            <text:p>COMP_CON</text:p>
          </table:table-cell>
          <table:table-cell table:style-name="ce2" office:value-type="string" calcext:value-type="string">
            <text:p>This committee assists the board of directors in identifying individuals qualified to become board members and recommends to the board the nominees for election as directors at the next annual meeting of stockholders, recommends to the board the persons to be elected as executive officers of AbbVie, recommends to the board the corporate governance guidelines applicable to AbbVie, oversees the evaluation of the board and management, and serves in an advisory capacity to the board and the chairman of the board on matters of organization, management succession plans, major changes in the organizational structure of AbbVie, and the conduct of board activities</text:p>
          </table:table-cell>
          <table:table-cell table:style-name="ce1" office:value-type="float" office:value="0.4679" calcext:value-type="float">
            <text:p>0.4679</text:p>
          </table:table-cell>
        </table:table-row>
        <table:table-row table:style-name="ro2">
          <table:table-cell table:style-name="ce1" office:value-type="string" calcext:value-type="string">
            <text:p>COMP_CON</text:p>
          </table:table-cell>
          <table:table-cell table:style-name="ce2" office:value-type="string" calcext:value-type="string">
            <text:p>The committee determines what variables it will instruct its consultant to consider, which include: peer groups against which performance and pay should be examined, metrics to be used to assess AbbVie's performance, competitive incentive practices in the marketplace, and compensation levels relative to market benchmarks</text:p>
          </table:table-cell>
          <table:table-cell table:style-name="ce1" office:value-type="float" office:value="0.9668" calcext:value-type="float">
            <text:p>0.9668</text:p>
          </table:table-cell>
        </table:table-row>
        <table:table-row table:style-name="ro3">
          <table:table-cell table:style-name="ce1" office:value-type="string" calcext:value-type="string">
            <text:p>SOCENV_INC</text:p>
          </table:table-cell>
          <table:table-cell table:style-name="ce2" office:value-type="string" calcext:value-type="string">
            <text:p>The process used by this committee to identify a nominee to serve as a member of the board of directors depends on the qualities being sought, as described on pages 13-14</text:p>
          </table:table-cell>
          <table:table-cell table:style-name="ce1" office:value-type="float" office:value="0.0607" calcext:value-type="float">
            <text:p>0.0607</text:p>
          </table:table-cell>
        </table:table-row>
        <table:table-row table:style-name="ro1">
          <table:table-cell table:style-name="ce1" office:value-type="string" calcext:value-type="string">
            <text:p>COMP_CON</text:p>
          </table:table-cell>
          <table:table-cell table:style-name="ce2" office:value-type="string" calcext:value-type="string">
            <text:p>The consultant meets regularly, and as needed, with the committee in executive sessions, has direct access to the chair during and between meetings, and performs no other services for AbbVie or its senior executives</text:p>
          </table:table-cell>
          <table:table-cell table:style-name="ce1" office:value-type="float" office:value="0.9962" calcext:value-type="float">
            <text:p>0.9962</text:p>
          </table:table-cell>
        </table:table-row>
        <table:table-row table:style-name="ro4">
          <table:table-cell table:style-name="ce1" office:value-type="string" calcext:value-type="string">
            <text:p>COMP_CON</text:p>
          </table:table-cell>
          <table:table-cell table:style-name="ce2" office:value-type="string" calcext:value-type="string">
            <text:p>The committee negotiates and approves all fees paid to CAP for these services</text:p>
          </table:table-cell>
          <table:table-cell table:style-name="ce1" office:value-type="float" office:value="0.8635" calcext:value-type="float">
            <text:p>0.8635</text:p>
          </table:table-cell>
        </table:table-row>
        <table:table-row table:style-name="ro3">
          <table:table-cell table:style-name="ce1" office:value-type="string" calcext:value-type="string">
            <text:p>COMP_CON</text:p>
          </table:table-cell>
          <table:table-cell table:style-name="ce2" office:value-type="string" calcext:value-type="string">
            <text:p>Role of the Compensation Consultant <text:s text:c="15"/>The compensation committee has engaged Compensation Advisory Partners as its independent compensation consultant</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The process used by this committee to identify a nominee to serve as a member of the board of directors depends on the qualities being sought, as described on pages 13-14</text:p>
          </table:table-cell>
          <table:table-cell table:style-name="ce1" office:value-type="float" office:value="0.0951" calcext:value-type="float">
            <text:p>0.0951</text:p>
          </table:table-cell>
        </table:table-row>
        <table:table-row table:style-name="ro3">
          <table:table-cell table:style-name="ce1" office:value-type="string" calcext:value-type="string">
            <text:p>COMP_CON</text:p>
          </table:table-cell>
          <table:table-cell table:style-name="ce2" office:value-type="string" calcext:value-type="string">
            <text:p>The principal meets regularly, and as needed, with the committee in executive sessions, and has direct access to the chair during and between meetings</text:p>
          </table:table-cell>
          <table:table-cell table:style-name="ce1" office:value-type="float" office:value="0.2406" calcext:value-type="float">
            <text:p>0.2406</text:p>
          </table:table-cell>
        </table:table-row>
        <table:table-row table:style-name="ro4">
          <table:table-cell table:style-name="ce1" office:value-type="string" calcext:value-type="string">
            <text:p>COMP_CON</text:p>
          </table:table-cell>
          <table:table-cell table:style-name="ce2" office:value-type="string" calcext:value-type="string">
            <text:p>AbbVie did not engage CAP to perform any other services during 2015</text:p>
          </table:table-cell>
          <table:table-cell table:style-name="ce1" office:value-type="float" office:value="0.9367" calcext:value-type="float">
            <text:p>0.9367</text:p>
          </table:table-cell>
        </table:table-row>
        <table:table-row table:style-name="ro1">
          <table:table-cell table:style-name="ce1" office:value-type="string" calcext:value-type="string">
            <text:p>SOCENV_INC</text:p>
          </table:table-cell>
          <table:table-cell table:style-name="ce2" office:value-type="string" calcext:value-type="string">
            <text:p>Each member of the committee qualifies as a "non-employee director" for purposes of Rule 16b-3 under the Exchange Act and as an "outside director" for purposes of Internal Revenue Code Section 162(m)</text:p>
          </table:table-cell>
          <table:table-cell table:style-name="ce1" office:value-type="float" office:value="0.6798" calcext:value-type="float">
            <text:p>0.6798</text:p>
          </table:table-cell>
        </table:table-row>
        <table:table-row table:style-name="ro2">
          <table:table-cell table:style-name="ce1" office:value-type="string" calcext:value-type="string">
            <text:p>COMP_CON</text:p>
          </table:table-cell>
          <table:table-cell table:style-name="ce2" office:value-type="string" calcext:value-type="string">
            <text:p>Compensation Committee Report <text:s text:c="14"/>The compensation committee of the board of directors is primarily responsible for reviewing, approving and overseeing AbbVie's compensation plans and practices, and works with management and the committee's independent compensation consultant to establish AbbVie's executive compensation philosophy and programs</text:p>
          </table:table-cell>
          <table:table-cell table:style-name="ce1" office:value-type="float" office:value="0.9992" calcext:value-type="float">
            <text:p>0.9992</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has the sole authority, under its charter, to select, retain and/or terminate independent advisors who may assist the committee in carrying out its responsibilities</text:p>
          </table:table-cell>
          <table:table-cell table:style-name="ce1" office:value-type="float" office:value="0.8993" calcext:value-type="float">
            <text:p>0.8993</text:p>
          </table:table-cell>
        </table:table-row>
        <table:table-row table:style-name="ro4">
          <table:table-cell table:style-name="ce1" office:value-type="string" calcext:value-type="string">
            <text:p>COMP_CON</text:p>
          </table:table-cell>
          <table:table-cell table:style-name="ce2" office:value-type="string" calcext:value-type="string">
            <text:p>CAP, and its principal, report directly to the chair of the committee</text:p>
          </table:table-cell>
          <table:table-cell table:style-name="ce1" office:value-type="float" office:value="0.8672" calcext:value-type="float">
            <text:p>0.8672</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determined that Ms. Austin, the committee's chairperson, is an "audit committee financial expert."</text:p>
          </table:table-cell>
          <table:table-cell table:style-name="ce1" office:value-type="float" office:value="0.7677" calcext:value-type="float">
            <text:p>0.7677</text:p>
          </table:table-cell>
        </table:table-row>
        <table:table-row table:style-name="ro3">
          <table:table-cell table:style-name="ce1" office:value-type="string" calcext:value-type="string">
            <text:p>SOCENV_INC</text:p>
          </table:table-cell>
          <table:table-cell table:style-name="ce2" office:value-type="string" calcext:value-type="string">
            <text:p>The board of directors has determined that Ms. Austin, the committee's chairperson, is an "audit committee financial expert."</text:p>
          </table:table-cell>
          <table:table-cell table:style-name="ce1" office:value-type="float" office:value="0.055" calcext:value-type="float">
            <text:p>0.055</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annually reviews the compensation paid to the directors and gives its recommendations to the full board regarding both the amount of director compensation that should be paid and the allocation of that compensation between equity-based awards and cash</text:p>
          </table:table-cell>
          <table:table-cell table:style-name="ce1" office:value-type="float" office:value="0.2071" calcext:value-type="float">
            <text:p>0.2071</text:p>
          </table:table-cell>
        </table:table-row>
        <table:table-row table:style-name="ro2">
          <table:table-cell table:style-name="ce1" office:value-type="string" calcext:value-type="string">
            <text:p>COMP_CON</text:p>
          </table:table-cell>
          <table:table-cell table:style-name="ce2" office:value-type="string" calcext:value-type="string">
            <text:p>Waddell Compensation Risk Assessment <text:s text:c="14"/>During 2015, in collaboration with the compensation committee's independent compensation consultant, AbbVie conducted an in-depth risk assessment of its compensation policies and practices, including those related to executive compensation programs for NEOs</text:p>
          </table:table-cell>
          <table:table-cell table:style-name="ce1" office:value-type="float" office:value="0.9993" calcext:value-type="float">
            <text:p>0.9993</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AND ITS COMMITTEES Table of Contents literate, as required of audit committee members by the NYSE, and the independence requirements set forth in Section 10A(m)(3) of the Securities Exchange Act of 1934, as amended (the "Exchange Act")</text:p>
          </table:table-cell>
          <table:table-cell table:style-name="ce1" office:value-type="float" office:value="0.0865" calcext:value-type="float">
            <text:p>0.0865</text:p>
          </table:table-cell>
        </table:table-row>
        <table:table-row table:style-name="ro3">
          <table:table-cell table:style-name="ce1" office:value-type="string" calcext:value-type="string">
            <text:p>COMP_CON</text:p>
          </table:table-cell>
          <table:table-cell table:style-name="ce2" office:value-type="string" calcext:value-type="string">
            <text:p>The risk assessment results were presented to the compensation committee by its independent compensation consultant</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The independent compensation committee of the board of directors, with the counsel of its independent compensation consultant, has thoroughly examined AbbVie's programs, the company's performance related to our industry and peer group, and market factors</text:p>
          </table:table-cell>
          <table:table-cell table:style-name="ce1" office:value-type="float" office:value="0.9998" calcext:value-type="float">
            <text:p>0.9998</text:p>
          </table:table-cell>
        </table:table-row>
        <table:table-row table:style-name="ro2">
          <table:table-cell table:style-name="ce1" office:value-type="string" calcext:value-type="string">
            <text:p>COMP_CON</text:p>
          </table:table-cell>
          <table:table-cell table:style-name="ce2" office:value-type="string" calcext:value-type="string">
            <text:p>Communicating with the Board of Directors <text:s text:c="14"/>Stockholders and other interested parties may communicate with the board of directors by writing a letter to the chairman of the board, to the lead director, or to the independent directors c/o AbbVie Inc., 1 North Waukegan Road, AP34, North Chicago, Illinois 60064, Attention: corporate secretary</text:p>
          </table:table-cell>
          <table:table-cell table:style-name="ce1" office:value-type="float" office:value="0.7287" calcext:value-type="float">
            <text:p>0.7287</text:p>
          </table:table-cell>
        </table:table-row>
        <table:table-row table:style-name="ro3">
          <table:table-cell table:style-name="ce1" office:value-type="string" calcext:value-type="string">
            <text:p>COMP_CON</text:p>
          </table:table-cell>
          <table:table-cell table:style-name="ce2" office:value-type="string" calcext:value-type="string">
            <text:p>In addition, directors regularly receive a log of all correspondence received by the company that is addressed to a member of the board and may request any correspondence on that log</text:p>
          </table:table-cell>
          <table:table-cell table:style-name="ce1" office:value-type="float" office:value="0.0837" calcext:value-type="float">
            <text:p>0.0837</text:p>
          </table:table-cell>
        </table:table-row>
        <table:table-row table:style-name="ro3">
          <table:table-cell table:style-name="ce1" office:value-type="string" calcext:value-type="string">
            <text:p>COMP_CON</text:p>
          </table:table-cell>
          <table:table-cell table:style-name="ce2" office:value-type="string" calcext:value-type="string">
            <text:p>The corporate secretary regularly forwards to the addressee all letters other than mass mailings, advertisements, and other materials not relevant to AbbVie's business</text:p>
          </table:table-cell>
          <table:table-cell table:style-name="ce1" office:value-type="float" office:value="0.0896" calcext:value-type="float">
            <text:p>0.0896</text:p>
          </table:table-cell>
        </table:table-row>
        <table:table-row table:style-name="ro2">
          <table:table-cell table:style-name="ce1" office:value-type="string" calcext:value-type="string">
            <text:p>SOCENV_INC</text:p>
          </table:table-cell>
          <table:table-cell table:style-name="ce2" office:value-type="string" calcext:value-type="string">
            <text:p>This committee assists the board of directors in fulfilling its oversight responsibility with respect to AbbVie's public policy, certain areas of legal and regulatory compliance, and governmental affairs and health care compliance matters that affect AbbVie by discharging the responsibilities set forth in its charter</text:p>
          </table:table-cell>
          <table:table-cell table:style-name="ce1" office:value-type="float" office:value="0.2266" calcext:value-type="float">
            <text:p>0.2266</text:p>
          </table:table-cell>
        </table:table-row>
        <table:table-row table:style-name="ro3">
          <table:table-cell table:style-name="ce1" office:value-type="string" calcext:value-type="string">
            <text:p>COMP_CON</text:p>
          </table:table-cell>
          <table:table-cell table:style-name="ce2" office:value-type="string" calcext:value-type="string">
            <text:p>Peer Comparisons <text:s text:c="2"/>ü Simplified the peer group used for compensation benchmarking, the AbbVie Health Care Peer Group</text:p>
          </table:table-cell>
          <table:table-cell table:style-name="ce1" office:value-type="float" office:value="0.3353" calcext:value-type="float">
            <text:p>0.3353</text:p>
          </table:table-cell>
        </table:table-row>
        <table:table-row table:style-name="ro8">
          <table:table-cell table:style-name="ce1" office:value-type="string" calcext:value-type="string">
            <text:p>SOCENV_INC</text:p>
          </table:table-cell>
          <table:table-cell table:style-name="ce2" office:value-type="string" calcext:value-type="string">
            <text:p>ü Double-trigger requirements for equity acceleration and other benefits in the event of a change in control ü No tax gross-ups in executive compensation program ü No duplication of performance metrics in short-and long-term incentives ü No repricing of stock options without express stockholder approval ü No employment contracts ü No guaranteed short-term incentives or equity awards, and short-term incentives are capped at 200% of target ü Anti-hedging and anti-pledging policies ü Independent compensation consultant that performs no other work for the company ü Committee has broad discretion to claw back incentive awards in the unlikely event of a restatement of earnings ü Proactive stockholder engagement process | <text:s text:c="2"/>Change <text:s/>in <text:s/>CEO Target <text:s/>Total <text:s/>D irect <text:s/>Compensation <text:s text:c="3"/>2015 - 2016 <text:s/>Target Tolal Direct Compensation <text:s/>$17,809 ,747 <text:s/>LTI Award Grant Value <text:s/>$13,009,747 <text:s/>AMual <text:s/>Incentive Target <text:s/>$3,200,000 <text:s/>Base <text:s/>Salary <text:s/>S 1,600 ,000 <text:s/>2015 <text:s/>Target Total Direct C-Ompensation <text:s/>$15 ,700 ,000 <text:s/>L TI Award Grant Value <text:s/>$11,700,000 <text:s/>Annual Incentive Target <text:s/>$2,400,000 <text:s/>Base <text:s/>Sa lary <text:s/>$1,600 ,000 <text:s/>2016 <text:s/>obbvie</text:p>
          </table:table-cell>
          <table:table-cell table:style-name="ce1" office:value-type="float" office:value="0.8064" calcext:value-type="float">
            <text:p>0.8064</text:p>
          </table:table-cell>
        </table:table-row>
        <table:table-row table:style-name="ro1">
          <table:table-cell table:style-name="ce1" office:value-type="string" calcext:value-type="string">
            <text:p>SOCENV_INC</text:p>
          </table:table-cell>
          <table:table-cell table:style-name="ce2" office:value-type="string" calcext:value-type="string">
            <text:p>Members of the Health Care Peer Group are AbbVie's primary competitors for executive talent and are companies the committee believes chiefly represent our competitive market: Health Care Peer Group Amgen, Inc</text:p>
          </table:table-cell>
          <table:table-cell table:style-name="ce1" office:value-type="float" office:value="0.0624" calcext:value-type="float">
            <text:p>0.0624</text:p>
          </table:table-cell>
        </table:table-row>
        <table:table-row table:style-name="ro3">
          <table:table-cell table:style-name="ce1" office:value-type="string" calcext:value-type="string">
            <text:p>SOCENV_INC</text:p>
          </table:table-cell>
          <table:table-cell table:style-name="ce2" office:value-type="string" calcext:value-type="string">
            <text:p>The Health Care Peer Group is a core group of peers that has been consistently used since AbbVie's separation from Abbott in 2013</text:p>
          </table:table-cell>
          <table:table-cell table:style-name="ce1" office:value-type="float" office:value="0.2041" calcext:value-type="float">
            <text:p>0.2041</text:p>
          </table:table-cell>
        </table:table-row>
        <table:table-row table:style-name="ro3">
          <table:table-cell table:style-name="ce1" office:value-type="string" calcext:value-type="string">
            <text:p>COMP_CON</text:p>
          </table:table-cell>
          <table:table-cell table:style-name="ce2" office:value-type="string" calcext:value-type="string">
            <text:p>The Health Care Peer Group is a core group of peers that has been consistently used since AbbVie's separation from Abbott in 2013</text:p>
          </table:table-cell>
          <table:table-cell table:style-name="ce1" office:value-type="float" office:value="0.1235" calcext:value-type="float">
            <text:p>0.1235</text:p>
          </table:table-cell>
        </table:table-row>
        <table:table-row table:style-name="ro4">
          <table:table-cell table:style-name="ce1" office:value-type="string" calcext:value-type="string">
            <text:p>COMP_CON</text:p>
          </table:table-cell>
          <table:table-cell table:style-name="ce2" office:value-type="string" calcext:value-type="string">
            <text:p>In 2015, the committee added Gilead Sciences to the Health Care Peer Group</text:p>
          </table:table-cell>
          <table:table-cell table:style-name="ce1" office:value-type="float" office:value="0.6348" calcext:value-type="float">
            <text:p>0.6348</text:p>
          </table:table-cell>
        </table:table-row>
        <table:table-row table:style-name="ro1">
          <table:table-cell table:style-name="ce1" office:value-type="string" calcext:value-type="string">
            <text:p>COMP_CON</text:p>
          </table:table-cell>
          <table:table-cell table:style-name="ce2" office:value-type="string" calcext:value-type="string">
            <text:p>The process starts with a consideration of compensation levels and the mix of compensation for comparable executives at companies in AbbVie's Health Care Peer Group, which are listed below in the section captioned "Compensation Benchmarking."</text:p>
          </table:table-cell>
          <table:table-cell table:style-name="ce1" office:value-type="float" office:value="0.3875" calcext:value-type="float">
            <text:p>0.3875</text:p>
          </table:table-cell>
        </table:table-row>
        <table:table-row table:style-name="ro1">
          <table:table-cell table:style-name="ce1" office:value-type="string" calcext:value-type="string">
            <text:p>COMP_CON</text:p>
          </table:table-cell>
          <table:table-cell table:style-name="ce2" office:value-type="string" calcext:value-type="string">
            <text:p>Prior to 2016, the committee also periodically considered benchmarking information from AbbVie's High-Performing Peer Group, which consisted of companies operating complex businesses with significant global reach similar to AbbVie, regardless of industry</text:p>
          </table:table-cell>
          <table:table-cell table:style-name="ce1" office:value-type="float" office:value="0.3651" calcext:value-type="float">
            <text:p>0.3651</text:p>
          </table:table-cell>
        </table:table-row>
        <table:table-row table:style-name="ro2">
          <table:table-cell table:style-name="ce1" office:value-type="string" calcext:value-type="string">
            <text:p>COMP_CON</text:p>
          </table:table-cell>
          <table:table-cell table:style-name="ce2" office:value-type="string" calcext:value-type="string">
            <text:p>The committee chooses to focus on the Health Care Peer Group because its constituents share important characteristics with AbbVie, particularly the global emphasis on research-based pharmaceuticals and biopharmaceutical therapies and the regulatory environment within which they operate</text:p>
          </table:table-cell>
          <table:table-cell table:style-name="ce1" office:value-type="float" office:value="0.6802" calcext:value-type="float">
            <text:p>0.6802</text:p>
          </table:table-cell>
        </table:table-row>
        <table:table-row table:style-name="ro3">
          <table:table-cell table:style-name="ce1" office:value-type="string" calcext:value-type="string">
            <text:p>SOCENV_INC</text:p>
          </table:table-cell>
          <table:table-cell table:style-name="ce2" office:value-type="string" calcext:value-type="string">
            <text:p>Generally, the committee considers the median of the Health Care Peer Group as an initial benchmark, but also references additional information as needed</text:p>
          </table:table-cell>
          <table:table-cell table:style-name="ce1" office:value-type="float" office:value="0.1822" calcext:value-type="float">
            <text:p>0.1822</text:p>
          </table:table-cell>
        </table:table-row>
        <table:table-row table:style-name="ro3">
          <table:table-cell table:style-name="ce1" office:value-type="string" calcext:value-type="string">
            <text:p>COMP_CON</text:p>
          </table:table-cell>
          <table:table-cell table:style-name="ce2" office:value-type="string" calcext:value-type="string">
            <text:p>Generally, the committee considers the median of the Health Care Peer Group as an initial benchmark, but also references additional information as needed</text:p>
          </table:table-cell>
          <table:table-cell table:style-name="ce1" office:value-type="float" office:value="0.0533" calcext:value-type="float">
            <text:p>0.0533</text:p>
          </table:table-cell>
        </table:table-row>
        <table:table-row table:style-name="ro11">
          <table:table-cell table:style-name="ce1" office:value-type="string" calcext:value-type="string">
            <text:p>SOCENV_INC</text:p>
          </table:table-cell>
          <table:table-cell table:style-name="ce2" office:value-type="string" calcext:value-type="string">
            <text:p>Compensation Risk Oversight <text:s text:c="15"/>The company has established, and the compensation committee endorses, several controls to address and mitigate compensation-related risk, such as employing a diverse set of performance metrics, maintaining robust stock ownership guidelines for its executives and non-employee directors, and retaining broad discretion to recover incentive awards in the unlikely event that incentive plan award decisions are based on earnings that are subsequently restated</text:p>
          </table:table-cell>
          <table:table-cell table:style-name="ce1" office:value-type="float" office:value="0.1218" calcext:value-type="float">
            <text:p>0.1218</text:p>
          </table:table-cell>
        </table:table-row>
        <table:table-row table:style-name="ro3">
          <table:table-cell table:style-name="ce1" office:value-type="string" calcext:value-type="string">
            <text:p>COMP_CON</text:p>
          </table:table-cell>
          <table:table-cell table:style-name="ce2" office:value-type="string" calcext:value-type="string">
            <text:p>The committee periodically reviews the company's peer groups to ensure the companies continue to be appropriate peers for compensation benchmarking purposes</text:p>
          </table:table-cell>
          <table:table-cell table:style-name="ce1" office:value-type="float" office:value="0.2744" calcext:value-type="float">
            <text:p>0.2744</text:p>
          </table:table-cell>
        </table:table-row>
        <table:table-row table:style-name="ro4">
          <table:table-cell table:style-name="ce1" office:value-type="string" calcext:value-type="string">
            <text:p>COMP_CON</text:p>
          </table:table-cell>
          <table:table-cell table:style-name="ce2" office:value-type="string" calcext:value-type="string">
            <text:p>The committee identified no material risks in AbbVie's compensation programs in 2015</text:p>
          </table:table-cell>
          <table:table-cell table:style-name="ce1" office:value-type="float" office:value="0.0501" calcext:value-type="float">
            <text:p>0.0501</text:p>
          </table:table-cell>
        </table:table-row>
        <table:table-row table:style-name="ro1">
          <table:table-cell table:style-name="ce1" office:value-type="string" calcext:value-type="string">
            <text:p>COMP_CON</text:p>
          </table:table-cell>
          <table:table-cell table:style-name="ce2" office:value-type="string" calcext:value-type="string">
            <text:p>Considering the relevance and primary focus on health care industry practices in making its pay determinations, the committee decided in 2015 to discontinue use of the High- Performing Peer Group</text:p>
          </table:table-cell>
          <table:table-cell table:style-name="ce1" office:value-type="float" office:value="0.5176" calcext:value-type="float">
            <text:p>0.5176</text:p>
          </table:table-cell>
        </table:table-row>
        <table:table-row table:style-name="ro3">
          <table:table-cell table:style-name="ce1" office:value-type="string" calcext:value-type="string">
            <text:p>COMP_CON</text:p>
          </table:table-cell>
          <table:table-cell table:style-name="ce2" office:value-type="string" calcext:value-type="string">
            <text:p>Accordingly, the committee focused primarily on the Health Care Peer Group (described above) in making its 2016 NEO compensation decisions</text:p>
          </table:table-cell>
          <table:table-cell table:style-name="ce1" office:value-type="float" office:value="0.3327" calcext:value-type="float">
            <text:p>0.3327</text:p>
          </table:table-cell>
        </table:table-row>
        <table:table-row table:style-name="ro6">
          <table:table-cell table:style-name="ce1" office:value-type="string" calcext:value-type="string">
            <text:p>SOCENV_INC</text:p>
          </table:table-cell>
          <table:table-cell table:style-name="ce2" office:value-type="string" calcext:value-type="string">
            <text:p>Annual cash incentives are calculated as follows: <text:s text:c="14"/>While the compensation committee relies heavily on objective, quantitative metrics to determine PIP awards, the performance review also includes a qualitative element to ensure the review is comprehensive and inclusive of all individual, strategic, and leadership goals for which assessment is not solely dictated by numeric or formulaic applications</text:p>
          </table:table-cell>
          <table:table-cell table:style-name="ce1" office:value-type="float" office:value="0.4313" calcext:value-type="float">
            <text:p>0.4313</text:p>
          </table:table-cell>
        </table:table-row>
        <table:table-row table:style-name="ro3">
          <table:table-cell table:style-name="ce1" office:value-type="string" calcext:value-type="string">
            <text:p>SOCENV_INC</text:p>
          </table:table-cell>
          <table:table-cell table:style-name="ce2" office:value-type="string" calcext:value-type="string">
            <text:p>The qualitative assessment reflects NEOs' overall leadership, progress on strategic initiatives, advancement of the pipeline, and enhancement of AbbVie's biopharmaceutical culture</text:p>
          </table:table-cell>
          <table:table-cell table:style-name="ce1" office:value-type="float" office:value="0.8264" calcext:value-type="float">
            <text:p>0.8264</text:p>
          </table:table-cell>
        </table:table-row>
        <table:table-row table:style-name="ro7">
          <table:table-cell table:style-name="ce1" office:value-type="string" calcext:value-type="string">
            <text:p>SOCENV_INC</text:p>
          </table:table-cell>
          <table:table-cell table:style-name="ce2" office:value-type="string" calcext:value-type="string">
            <text:p>​ 2016 Proxy Statement <text:s text:c="10"/>35 Annual Incentive Payout Matrix <text:s text:c="2"/>Range Net Revenues <text:s text:c="2"/>0% to 200% of target Operating Margin <text:s text:c="2"/>0% to 200% of target <text:s text:c="4"/>Financial Goals <text:s text:c="2"/>% Weighting Earnings Per Share <text:s text:c="2"/>20% Net Revenues, Income Before Taxes, Operating Margin, Humira Sales, and Return on Assets <text:s text:c="2"/>20% to 60% Total Tied to Financial Goals <text:s text:c="2"/>40% to 80% <text:s text:c="4"/>Strategic/Leadership Goals <text:s text:c="2"/>% Weighting R&amp;D/Biosimilars <text:s text:c="4"/>0% to 50% Business Development <text:s text:c="4"/>0% to 20% Other (including strategic initiatives, etc.) <text:s text:c="4"/>0% to 30% Total Tied to Strategic/Leadership Goals <text:s text:c="2"/>20% to 60% | <text:s text:c="2"/>obbvie</text:p>
          </table:table-cell>
          <table:table-cell table:style-name="ce1" office:value-type="float" office:value="0.4304" calcext:value-type="float">
            <text:p>0.4304</text:p>
          </table:table-cell>
        </table:table-row>
        <table:table-row table:style-name="ro3">
          <table:table-cell table:style-name="ce1" office:value-type="string" calcext:value-type="string">
            <text:p>COMP_CON</text:p>
          </table:table-cell>
          <table:table-cell table:style-name="ce2" office:value-type="string" calcext:value-type="string">
            <text:p>AbbVie also considered how these programs compare, from a design perspective, to programs maintained by other companies</text:p>
          </table:table-cell>
          <table:table-cell table:style-name="ce1" office:value-type="float" office:value="0.0722" calcext:value-type="float">
            <text:p>0.0722</text:p>
          </table:table-cell>
        </table:table-row>
        <table:table-row table:style-name="ro1">
          <table:table-cell table:style-name="ce1" office:value-type="string" calcext:value-type="string">
            <text:p>COMP_CON</text:p>
          </table:table-cell>
          <table:table-cell table:style-name="ce2" office:value-type="string" calcext:value-type="string">
            <text:p>Based on this assessment, it was determined that AbbVie's executive compensation programs are balanced and appropriately incent employees, and any risks arising from the compensation policies and practices are not reasonably likely to have a material adverse effect on AbbVie</text:p>
          </table:table-cell>
          <table:table-cell table:style-name="ce1" office:value-type="float" office:value="0.0515" calcext:value-type="float">
            <text:p>0.0515</text:p>
          </table:table-cell>
        </table:table-row>
        <table:table-row table:style-name="ro3">
          <table:table-cell table:style-name="ce1" office:value-type="string" calcext:value-type="string">
            <text:p>SOCENV_INC</text:p>
          </table:table-cell>
          <table:table-cell table:style-name="ce2" office:value-type="string" calcext:value-type="string">
            <text:p>AbbVie requires mandatory training on its code of conduct and policies and procedures to educate its employees on appropriate behaviors and the consequences of taking inappropriate actions</text:p>
          </table:table-cell>
          <table:table-cell table:style-name="ce1" office:value-type="float" office:value="0.1957" calcext:value-type="float">
            <text:p>0.1957</text:p>
          </table:table-cell>
        </table:table-row>
        <table:table-row table:style-name="ro3">
          <table:table-cell table:style-name="ce1" office:value-type="string" calcext:value-type="string">
            <text:p>COMP_CON</text:p>
          </table:table-cell>
          <table:table-cell table:style-name="ce2" office:value-type="string" calcext:value-type="string">
            <text:p>AbbVie requires mandatory training on its code of conduct and policies and procedures to educate its employees on appropriate behaviors and the consequences of taking inappropriate actions</text:p>
          </table:table-cell>
          <table:table-cell table:style-name="ce1" office:value-type="float" office:value="0.3019" calcext:value-type="float">
            <text:p>0.3019</text:p>
          </table:table-cell>
        </table:table-row>
        <table:table-row table:style-name="ro4">
          <table:table-cell table:style-name="ce1" office:value-type="string" calcext:value-type="string">
            <text:p>SOCENV_INC</text:p>
          </table:table-cell>
          <table:table-cell table:style-name="ce2" office:value-type="string" calcext:value-type="string">
            <text:p>whether a transaction has the potential to impair director independence; and</text:p>
          </table:table-cell>
          <table:table-cell table:style-name="ce1" office:value-type="float" office:value="0.07" calcext:value-type="float">
            <text:p>0.07</text:p>
          </table:table-cell>
        </table:table-row>
        <table:table-row table:style-name="ro4">
          <table:table-cell table:style-name="ce1" office:value-type="string" calcext:value-type="string">
            <text:p>COMP_CON</text:p>
          </table:table-cell>
          <table:table-cell table:style-name="ce2" office:value-type="string" calcext:value-type="string">
            <text:p>whether a transaction has the potential to impair director independence; and</text:p>
          </table:table-cell>
          <table:table-cell table:style-name="ce1" office:value-type="float" office:value="0.1725" calcext:value-type="float">
            <text:p>0.1725</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Corporate Governance Materials <text:s text:c="14"/>AbbVie's corporate governance guidelines with the outline of directorship qualifications; director independence guidelines; code of business conduct; and audit committee, compensation committee, nominations and governance committee, and public policy committee charters are all available in the corporate governance section of AbbVie's investor relations website at www.abbvieinvestor.com</text:p>
          </table:table-cell>
          <table:table-cell table:style-name="ce1" office:value-type="float" office:value="0.802" calcext:value-type="float">
            <text:p>0.802</text:p>
          </table:table-cell>
        </table:table-row>
        <table:table-row table:style-name="ro3">
          <table:table-cell table:style-name="ce1" office:value-type="string" calcext:value-type="string">
            <text:p>SOCENV_INC</text:p>
          </table:table-cell>
          <table:table-cell table:style-name="ce2" office:value-type="string" calcext:value-type="string">
            <text:p>The Governance and Nominating Committee and the full Board also conduct an annual review and update of our corporate governance principles and committee charters (see page 21)</text:p>
          </table:table-cell>
          <table:table-cell table:style-name="ce1" office:value-type="float" office:value="0.0883" calcext:value-type="float">
            <text:p>0.0883</text:p>
          </table:table-cell>
        </table:table-row>
        <table:table-row table:style-name="ro3">
          <table:table-cell table:style-name="ce1" office:value-type="string" calcext:value-type="string">
            <text:p>COMP_CON</text:p>
          </table:table-cell>
          <table:table-cell table:style-name="ce2" office:value-type="string" calcext:value-type="string">
            <text:p>In 2015, the interview process was led by an independent third party with expertise in corporate governance</text:p>
          </table:table-cell>
          <table:table-cell table:style-name="ce1" office:value-type="float" office:value="0.7623" calcext:value-type="float">
            <text:p>0.7623</text:p>
          </table:table-cell>
        </table:table-row>
        <table:table-row table:style-name="ro2">
          <table:table-cell table:style-name="ce1" office:value-type="string" calcext:value-type="string">
            <text:p>COMP_CON</text:p>
          </table:table-cell>
          <table:table-cell table:style-name="ce2" office:value-type="string" calcext:value-type="string">
            <text:p>Either the Chair of our Governance and Nominating Committee or an independent, third-party governance expert interviews each director to obtain his or her assessment of the effectiveness of the Board and the Committees on which he or she serves, as well as director performance and Board dynamics</text:p>
          </table:table-cell>
          <table:table-cell table:style-name="ce1" office:value-type="float" office:value="0.8768" calcext:value-type="float">
            <text:p>0.8768</text:p>
          </table:table-cell>
        </table:table-row>
        <table:table-row table:style-name="ro1">
          <table:table-cell table:style-name="ce1" office:value-type="string" calcext:value-type="string">
            <text:p>SOCENV_INC</text:p>
          </table:table-cell>
          <table:table-cell table:style-name="ce2" office:value-type="string" calcext:value-type="string">
            <text:p>​ <text:s/>​ <text:s/>​ <text:s text:c="5"/>Annual Evaluation Process <text:s text:c="6"/>Our Board has a comprehensive annual evaluation process for directors and each committee, which is led by the Chair of our Governance and Nominating Committee</text:p>
          </table:table-cell>
          <table:table-cell table:style-name="ce1" office:value-type="float" office:value="0.5189" calcext:value-type="float">
            <text:p>0.5189</text:p>
          </table:table-cell>
        </table:table-row>
        <table:table-row table:style-name="ro3">
          <table:table-cell table:style-name="ce1" office:value-type="string" calcext:value-type="string">
            <text:p>COMP_CON</text:p>
          </table:table-cell>
          <table:table-cell table:style-name="ce2" office:value-type="string" calcext:value-type="string">
            <text:p>The Lead Independent Director is elected annually by a majority of the independent directors (see page 20)</text:p>
          </table:table-cell>
          <table:table-cell table:style-name="ce1" office:value-type="float" office:value="0.2975" calcext:value-type="float">
            <text:p>0.2975</text:p>
          </table:table-cell>
        </table:table-row>
        <table:table-row table:style-name="ro1">
          <table:table-cell table:style-name="ce1" office:value-type="string" calcext:value-type="string">
            <text:p>SOCENV_INC</text:p>
          </table:table-cell>
          <table:table-cell table:style-name="ce2" office:value-type="string" calcext:value-type="string">
            <text:p>Diversity <text:s text:c="4"/>Our directors have diverse business experiences, backgrounds and expertise in a wide range of fields, all of which are critical to understanding our businesses, competitive position and risks</text:p>
          </table:table-cell>
          <table:table-cell table:style-name="ce1" office:value-type="float" office:value="0.9616" calcext:value-type="float">
            <text:p>0.9616</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HIGHLIGHTS OF OUR CORPORATE GOVERNANCE PRACTICES AND POLICIES <text:s/>Our Board consistently seeks to implement leading practices and policies in corporate governance, with emphasis on maintaining the Board's independence to provide effective oversight of management and ensure accountability to our stockholders</text:p>
          </table:table-cell>
          <table:table-cell table:style-name="ce1" office:value-type="float" office:value="0.1577" calcext:value-type="float">
            <text:p>0.1577</text:p>
          </table:table-cell>
        </table:table-row>
        <table:table-row table:style-name="ro2">
          <table:table-cell table:style-name="ce1" office:value-type="string" calcext:value-type="string">
            <text:p>SOCENV_INC</text:p>
          </table:table-cell>
          <table:table-cell table:style-name="ce2" office:value-type="string" calcext:value-type="string">
            <text:p>​ <text:s/>​ <text:s/>​ <text:s text:c="5"/>Lead Independent Director <text:s text:c="6"/>Our corporate governance principles require the election of a Lead Independent Director whenever our Chief Executive Officer also serves as Chairman of the Board and clearly define the Lead Independent Director's authority and significant responsibilities in the governance of our Board</text:p>
          </table:table-cell>
          <table:table-cell table:style-name="ce1" office:value-type="float" office:value="0.4018" calcext:value-type="float">
            <text:p>0.4018</text:p>
          </table:table-cell>
        </table:table-row>
        <table:table-row table:style-name="ro4">
          <table:table-cell table:style-name="ce1" office:value-type="string" calcext:value-type="string">
            <text:p>SOCENV_INC</text:p>
          </table:table-cell>
          <table:table-cell table:style-name="ce2" office:value-type="string" calcext:value-type="string">
            <text:p>Our Board has a long-standing receptiveness to gender and ethnic diversity (see page 7)</text:p>
          </table:table-cell>
          <table:table-cell table:style-name="ce1" office:value-type="float" office:value="0.973" calcext:value-type="float">
            <text:p>0.973</text:p>
          </table:table-cell>
        </table:table-row>
        <table:table-row table:style-name="ro2">
          <table:table-cell table:style-name="ce1" office:value-type="string" calcext:value-type="string">
            <text:p>SOCENV_INC</text:p>
          </table:table-cell>
          <table:table-cell table:style-name="ce2" office:value-type="string" calcext:value-type="string">
            <text:p>Independence of Key Oversight Committees <text:s text:c="4"/>All members of our Audit and Corporate Responsibility Committee, Compensation and Succession Planning Committee and Governance and Nominating Committee are independent and meet applicable SEC and NYSE standards (see page 23)</text:p>
          </table:table-cell>
          <table:table-cell table:style-name="ce1" office:value-type="float" office:value="0.7402" calcext:value-type="float">
            <text:p>0.7402</text:p>
          </table:table-cell>
        </table:table-row>
        <table:table-row table:style-name="ro1">
          <table:table-cell table:style-name="ce1" office:value-type="string" calcext:value-type="string">
            <text:p>SOCENV_INC</text:p>
          </table:table-cell>
          <table:table-cell table:style-name="ce2" office:value-type="string" calcext:value-type="string">
            <text:p>Mr. Conant, Mr. Durcan, Mr. Gochnauer, Mr. Greenberg, Dr. Henney, Ms. Hyle, Mr. Long and Mr. McGee are independent (as independence is defined in Section 303A of the NYSE Listed Company Manual and in our corporate governance principles)</text:p>
          </table:table-cell>
          <table:table-cell table:style-name="ce1" office:value-type="float" office:value="0.1282" calcext:value-type="float">
            <text:p>0.1282</text:p>
          </table:table-cell>
        </table:table-row>
        <table:table-row table:style-name="ro3">
          <table:table-cell table:style-name="ce1" office:value-type="string" calcext:value-type="string">
            <text:p>SOCENV_INC</text:p>
          </table:table-cell>
          <table:table-cell table:style-name="ce2" office:value-type="string" calcext:value-type="string">
            <text:p>Ornella Barra, Steven H. Collis, Douglas R. Conant, D. Mark Durcan, Richard W. Gochnauer, Lon R. Greenberg, Jane E. Henney, M.D., Kathleen W. Hyle, Michael J. Long and Henry W. McGee</text:p>
          </table:table-cell>
          <table:table-cell table:style-name="ce1" office:value-type="float" office:value="0.2274" calcext:value-type="float">
            <text:p>0.2274</text:p>
          </table:table-cell>
        </table:table-row>
        <table:table-row table:style-name="ro4">
          <table:table-cell table:style-name="ce1" office:value-type="string" calcext:value-type="string">
            <text:p>COMP_CON</text:p>
          </table:table-cell>
          <table:table-cell table:style-name="ce2" office:value-type="string" calcext:value-type="string">
            <text:p>In addition, we have hired Morrow &amp; Co., LLC to assist us in soliciting proxies, if necessary</text:p>
          </table:table-cell>
          <table:table-cell table:style-name="ce1" office:value-type="float" office:value="0.5697" calcext:value-type="float">
            <text:p>0.5697</text:p>
          </table:table-cell>
        </table:table-row>
        <table:table-row table:style-name="ro1">
          <table:table-cell table:style-name="ce1" office:value-type="string" calcext:value-type="string">
            <text:p>SOCENV_INC</text:p>
          </table:table-cell>
          <table:table-cell table:style-name="ce2" office:value-type="string" calcext:value-type="string">
            <text:p>Acquired extensive experience in pharmaceutical wholesale distribution and pharmaceutical retail industries through long career at Alliance Boots and predecessor companies, and trained as a pharmacist</text:p>
          </table:table-cell>
          <table:table-cell table:style-name="ce1" office:value-type="float" office:value="0.075" calcext:value-type="float">
            <text:p>0.075</text:p>
          </table:table-cell>
        </table:table-row>
        <table:table-row table:style-name="ro13">
          <table:table-cell table:style-name="ce1" office:value-type="string" calcext:value-type="string">
            <text:p>SOCENV_INC</text:p>
          </table:table-cell>
          <table:table-cell table:style-name="ce2" office:value-type="string" calcext:value-type="string">
            <text:p>Table of Contents Biographical information about our nominees: <text:s text:c="2"/>ORNELLA BARRA <text:s text:c="2"/>Age: 62 Director since January 2015 Member of our Finance Committee <text:s text:c="2"/>Principal Occupation, Business Experience and Directorships § Executive Vice President of Walgreens Boots Alliance, Inc. and President and Chief Executive of Global Wholesale and International Retail § Chief Executive, Wholesale and Brands of Alliance Boots GmbH from September 2013 until January 2015 § Chief Executive of Pharmaceutical Wholesale Division of Alliance Boots GmbH from January 2009 until September 2013 § Prior to her role as Chief Executive of Pharmaceutical Wholesale Division, Ms. Barra was Wholesale and Commercial Affairs Director and a board member of Alliance Boots plc § Prior to the merger of Alliance UniChem Plc and Boots Group plc, Ms. Barra was Executive Director of Alliance UniChem Plc, having been appointed to its Board in 1997 when Alliance Sante merged with UniChem Plc § Member of Board of Directors of Assicurazioni Generali, one of the largest Italian insurance companies, since April 2013 § Ms. Barra was a member of the Board of Directors of Alliance Boots GmbH between June 2007 and February 2015 and was Chairman of its Corporate Social Responsibility Committee from 2009 to 2013 Key Attributes, Expertise, Experience and Skills: § Healthcare and Distribution Expertise : Heads global wholesale and international retail operations for Walgreens Boots Alliance</text:p>
          </table:table-cell>
          <table:table-cell table:style-name="ce1" office:value-type="float" office:value="0.573" calcext:value-type="float">
            <text:p>0.573</text:p>
          </table:table-cell>
        </table:table-row>
        <table:table-row table:style-name="ro2">
          <table:table-cell table:style-name="ce1" office:value-type="string" calcext:value-type="string">
            <text:p>SOCENV_INC</text:p>
          </table:table-cell>
          <table:table-cell table:style-name="ce2" office:value-type="string" calcext:value-type="string">
            <text:p>§ Governance Experience: Serves as Executive Vice President of Walgreens Boots Alliance and President and Chief Executive of Global Wholesale and International Retail, has held senior executive positions with Alliance Boots and predecessor companies, and is a director of one of the largest insurance companies in Italy</text:p>
          </table:table-cell>
          <table:table-cell table:style-name="ce1" office:value-type="float" office:value="0.0595" calcext:value-type="float">
            <text:p>0.0595</text:p>
          </table:table-cell>
        </table:table-row>
        <table:table-row table:style-name="ro3">
          <table:table-cell table:style-name="ce1" office:value-type="string" calcext:value-type="string">
            <text:p>SOCENV_INC</text:p>
          </table:table-cell>
          <table:table-cell table:style-name="ce2" office:value-type="string" calcext:value-type="string">
            <text:p>§ International Expertise : Demonstrated expertise and understanding of global markets by leading and expanding international operations of multinational company</text:p>
          </table:table-cell>
          <table:table-cell table:style-name="ce1" office:value-type="float" office:value="0.0935" calcext:value-type="float">
            <text:p>0.0935</text:p>
          </table:table-cell>
        </table:table-row>
        <table:table-row table:style-name="ro2">
          <table:table-cell table:style-name="ce1" office:value-type="string" calcext:value-type="string">
            <text:p>COMP_CON</text:p>
          </table:table-cell>
          <table:table-cell table:style-name="ce2" office:value-type="string" calcext:value-type="string">
            <text:p>§ Governance Experience: Serves as Executive Vice President of Walgreens Boots Alliance and President and Chief Executive of Global Wholesale and International Retail, has held senior executive positions with Alliance Boots and predecessor companies, and is a director of one of the largest insurance companies in Italy</text:p>
          </table:table-cell>
          <table:table-cell table:style-name="ce1" office:value-type="float" office:value="0.0891" calcext:value-type="float">
            <text:p>0.0891</text:p>
          </table:table-cell>
        </table:table-row>
        <table:table-row table:style-name="ro3">
          <table:table-cell table:style-name="ce1" office:value-type="string" calcext:value-type="string">
            <text:p>SOCENV_INC</text:p>
          </table:table-cell>
          <table:table-cell table:style-name="ce2" office:value-type="string" calcext:value-type="string">
            <text:p>§ Governance Experience: Serves as President and Chief Executive Officer and <text:s/>director of AmerisourceBergen and previously served as director of Thoratec Corporation</text:p>
          </table:table-cell>
          <table:table-cell table:style-name="ce1" office:value-type="float" office:value="0.0751" calcext:value-type="float">
            <text:p>0.0751</text:p>
          </table:table-cell>
        </table:table-row>
        <table:table-row table:style-name="ro2">
          <table:table-cell table:style-name="ce1" office:value-type="string" calcext:value-type="string">
            <text:p>SOCENV_INC</text:p>
          </table:table-cell>
          <table:table-cell table:style-name="ce2" office:value-type="string" calcext:value-type="string">
            <text:p>§ International and Distribution Expertise: <text:s/>Contributes deep understanding of global markets and extensive experience in managing global manufacturing, procurement, supply chain and quality control for a multinational corporation and, as former member of the board of MWI Veterinary Supply, Inc., has important insights into wholesale distribution of animal health products</text:p>
          </table:table-cell>
          <table:table-cell table:style-name="ce1" office:value-type="float" office:value="0.2988" calcext:value-type="float">
            <text:p>0.2988</text:p>
          </table:table-cell>
        </table:table-row>
        <table:table-row table:style-name="ro3">
          <table:table-cell table:style-name="ce1" office:value-type="string" calcext:value-type="string">
            <text:p>SOCENV_INC</text:p>
          </table:table-cell>
          <table:table-cell table:style-name="ce2" office:value-type="string" calcext:value-type="string">
            <text:p>§ Governance Experience: Serves as Chief Executive Officer and director of Micron Technology, Inc. <text:s text:c="8"/>​ <text:s text:c="2"/>9</text:p>
          </table:table-cell>
          <table:table-cell table:style-name="ce1" office:value-type="float" office:value="0.0606" calcext:value-type="float">
            <text:p>0.0606</text:p>
          </table:table-cell>
        </table:table-row>
        <table:table-row table:style-name="ro5">
          <table:table-cell table:style-name="ce1" office:value-type="string" calcext:value-type="string">
            <text:p>SOCENV_INC</text:p>
          </table:table-cell>
          <table:table-cell table:style-name="ce2" office:value-type="string" calcext:value-type="string">
            <text:p>Table of Contents <text:s text:c="2"/>DOUGLAS R. CONANT <text:s text:c="2"/>Age: 64 Director since January 2013 Member of our Compensation and Succession Planning Committee and our Governance and Nominating Committee <text:s text:c="2"/>Principal Occupation, Business Experience and Directorships § Founder and Chief Executive Officer of Conant Leadership, a firm dedicated to improving the quality of leadership in the 21st century § President and Chief Executive Officer and a member of the Board of Directors of Campbell Soup Company from January 2001 to July 2011 § Served from 1992 to 2000 at Nabisco Foods Company in a series of senior leadership positions, including President of Nabisco Foods Company from 1995 to 2000 § Current Chairman of the Board of Directors of Avon Products, Inc</text:p>
          </table:table-cell>
          <table:table-cell table:style-name="ce1" office:value-type="float" office:value="0.3552" calcext:value-type="float">
            <text:p>0.3552</text:p>
          </table:table-cell>
        </table:table-row>
        <table:table-row table:style-name="ro3">
          <table:table-cell table:style-name="ce1" office:value-type="string" calcext:value-type="string">
            <text:p>SOCENV_INC</text:p>
          </table:table-cell>
          <table:table-cell table:style-name="ce2" office:value-type="string" calcext:value-type="string">
            <text:p>§ Technological Proficiency: <text:s/>Has unique and in-depth knowledge of technology and capability to drive technological innovation, and trained as a chemical engineer</text:p>
          </table:table-cell>
          <table:table-cell table:style-name="ce1" office:value-type="float" office:value="0.4144" calcext:value-type="float">
            <text:p>0.4144</text:p>
          </table:table-cell>
        </table:table-row>
        <table:table-row table:style-name="ro14">
          <table:table-cell table:style-name="ce1" office:value-type="string" calcext:value-type="string">
            <text:p>SOCENV_INC</text:p>
          </table:table-cell>
          <table:table-cell table:style-name="ce2" office:value-type="string" calcext:value-type="string">
            <text:p>D. MARK DURCAN <text:s text:c="2"/>Age: 54 Director since September 2015 Member of our Audit and Corporate Responsibility Committee and Finance Committee <text:s text:c="2"/>Principal Occupation, Business Experience and Directorships § Chief Executive Officer and Director of Micron Technology, Inc. since February 2012 § President and Chief Operating Officer of Micron Technology, Inc. from June 2007 to February 2012 § Chief Operating Officer of Micron Technology, Inc. from February 2006 to June 2007 § Chief Technology Officer of Micron Technology, Inc. from June 1997 to February 2006 § Mr. Durcan has held various other positions with Micron Technology, Inc. and its subsidiaries since 1984 and has served as an officer since 1996 § Mr. Durcan served as a director of MWI Veterinary Supply, Inc. from March 2014 until its acquisition by AmerisourceBergen in February 2015 § Serves on the Semiconductor Industry Association Board and the Tech CEO Council Key Attributes, Expertise, Experience and Skills: § Strategic Planning and Business Development Experience : Brings proven strategic vision and expertise in global corporate expansion, having successfully developed international partnerships and joint ventures in a competitive industry and spearheaded major business acquisitions during his current and prior leadership positions at Micron Technology, Inc.</text:p>
          </table:table-cell>
          <table:table-cell table:style-name="ce1" office:value-type="float" office:value="0.3888" calcext:value-type="float">
            <text:p>0.3888</text:p>
          </table:table-cell>
        </table:table-row>
        <table:table-row table:style-name="ro2">
          <table:table-cell table:style-name="ce1" office:value-type="string" calcext:value-type="string">
            <text:p>SOCENV_INC</text:p>
          </table:table-cell>
          <table:table-cell table:style-name="ce2" office:value-type="string" calcext:value-type="string">
            <text:p>Key Attributes, Expertise, Experience and Skills: § Strategic Planning and Business Development Experience : Brings unique expertise in marketing, branding and strategic innovation acquired during his long careers with Campbell Soup Company and Nabisco Foods Company and provides insight and guidance on executive and talent development</text:p>
          </table:table-cell>
          <table:table-cell table:style-name="ce1" office:value-type="float" office:value="0.2389" calcext:value-type="float">
            <text:p>0.2389</text:p>
          </table:table-cell>
        </table:table-row>
        <table:table-row table:style-name="ro11">
          <table:table-cell table:style-name="ce1" office:value-type="string" calcext:value-type="string">
            <text:p>SOCENV_INC</text:p>
          </table:table-cell>
          <table:table-cell table:style-name="ce2" office:value-type="string" calcext:value-type="string">
            <text:p>§ Member of the Board of Directors of the United Way of Greater Philadelphia and Southern New Jersey § Chairman of the Board of Directors of Temple University Health System § Member of the Board of Trustees of Temple University and the Board of Directors of Fox Chase Cancer Center Key Attributes, Expertise, Experience and Skills: § International and Distribution Expertise : Has valuable business and executive management experience in distribution and global operations acquired as Chief Executive Officer of UGI Corporation</text:p>
          </table:table-cell>
          <table:table-cell table:style-name="ce1" office:value-type="float" office:value="0.2454" calcext:value-type="float">
            <text:p>0.2454</text:p>
          </table:table-cell>
        </table:table-row>
        <table:table-row table:style-name="ro15">
          <table:table-cell table:style-name="ce1" office:value-type="string" calcext:value-type="string">
            <text:p>SOCENV_INC</text:p>
          </table:table-cell>
          <table:table-cell table:style-name="ce2" office:value-type="string" calcext:value-type="string">
            <text:p>Table of Contents <text:s text:c="2"/>RICHARD W. GOCHNAUER <text:s text:c="2"/>Age: 66 Director since September 2008 Chair of our Finance Committee and member of our Executive Committee and Governance and Nominating Committee <text:s text:c="2"/>Principal Occupation, Business Experience and Directorships § Chief Executive Officer of United Stationers Inc. from December 2002 until his retirement in May 2011 § Chief Operating Officer of United Stationers Inc. from July 2002 to December 2002 § Vice Chairman and President, International, and President and Chief Operating Officer of Golden State Foods Corporation from 1994 to 2002 § Current director of UGI Corporation, Golden State Foods Corporation and Rush University Medical Center § Previously served as a director of Fieldstone Communities, Inc. from 2000 to 2008 and United Stationers Inc. from July 2002 to May 2011 § Member of the Board of Opportunity International Key Attributes, Expertise, Experience and Skills: § International and Distribution Expertise: <text:s/>Provides strategic direction and insight into global competition and international markets and brings valuable perspective on measures to drive operating growth and compete effectively in the distribution business gained through his management of diverse distribution businesses</text:p>
          </table:table-cell>
          <table:table-cell table:style-name="ce1" office:value-type="float" office:value="0.6381" calcext:value-type="float">
            <text:p>0.6381</text:p>
          </table:table-cell>
        </table:table-row>
        <table:table-row table:style-name="ro2">
          <table:table-cell table:style-name="ce1" office:value-type="string" calcext:value-type="string">
            <text:p>SOCENV_INC</text:p>
          </table:table-cell>
          <table:table-cell table:style-name="ce2" office:value-type="string" calcext:value-type="string">
            <text:p>LON R. GREENBERG <text:s text:c="2"/>Age: 65 Director since May 2013 Member of our Audit and Corporate Responsibility Committee and our Finance Committee <text:s text:c="2"/>Principal Occupation, Business Experience and Directorships § Chairman of UGI Corporation's Board of Directors since 1996 and director of UGI Utilities, Inc. and AmeriGas Propane, both UGI Corporation subsidiaries</text:p>
          </table:table-cell>
          <table:table-cell table:style-name="ce1" office:value-type="float" office:value="0.5867" calcext:value-type="float">
            <text:p>0.5867</text:p>
          </table:table-cell>
        </table:table-row>
        <table:table-row table:style-name="ro1">
          <table:table-cell table:style-name="ce1" office:value-type="string" calcext:value-type="string">
            <text:p>SOCENV_INC</text:p>
          </table:table-cell>
          <table:table-cell table:style-name="ce2" office:value-type="string" calcext:value-type="string">
            <text:p>§ Strategic Planning and Business Development Experience and Financial Expertise : Offers critical insight into the intersection of law and finance and implications for strategic transactions, provides guidance on strategic direction, international markets and future growth opportunities</text:p>
          </table:table-cell>
          <table:table-cell table:style-name="ce1" office:value-type="float" office:value="0.0659" calcext:value-type="float">
            <text:p>0.0659</text:p>
          </table:table-cell>
        </table:table-row>
        <table:table-row table:style-name="ro1">
          <table:table-cell table:style-name="ce1" office:value-type="string" calcext:value-type="string">
            <text:p>SOCENV_INC</text:p>
          </table:table-cell>
          <table:table-cell table:style-name="ce2" office:value-type="string" calcext:value-type="string">
            <text:p>§ Governance Experience: Serves as director of UGI Corporation and Golden State Foods Corporation and held senior executive leadership roles at United Stationers Inc. and Golden State Foods Corporation</text:p>
          </table:table-cell>
          <table:table-cell table:style-name="ce1" office:value-type="float" office:value="0.0808" calcext:value-type="float">
            <text:p>0.0808</text:p>
          </table:table-cell>
        </table:table-row>
        <table:table-row table:style-name="ro1">
          <table:table-cell table:style-name="ce1" office:value-type="string" calcext:value-type="string">
            <text:p>COMP_CON</text:p>
          </table:table-cell>
          <table:table-cell table:style-name="ce2" office:value-type="string" calcext:value-type="string">
            <text:p>§ Governance Experience: Serves as director of UGI Corporation and Golden State Foods Corporation and held senior executive leadership roles at United Stationers Inc. and Golden State Foods Corporation</text:p>
          </table:table-cell>
          <table:table-cell table:style-name="ce1" office:value-type="float" office:value="0.0682" calcext:value-type="float">
            <text:p>0.0682</text:p>
          </table:table-cell>
        </table:table-row>
        <table:table-row table:style-name="ro14">
          <table:table-cell table:style-name="ce1" office:value-type="string" calcext:value-type="string">
            <text:p>SOCENV_INC</text:p>
          </table:table-cell>
          <table:table-cell table:style-name="ce2" office:value-type="string" calcext:value-type="string">
            <text:p>KATHLEEN W. HYLE <text:s text:c="2"/>Age: 57 Director since May 2010 Chair of our Audit and Corporate Responsibility Committee and a member of our Executive Committee and our Finance Committee <text:s text:c="2"/>Principal Occupation, Business Experience and Directorships § Senior Vice President of Constellation Energy and Chief Operating Officer of Constellation Energy Resources from November 2008 until March 2012 § Chief Financial Officer for Constellation Energy Nuclear Group and for UniStar Nuclear Energy, LLC from June 2007 to November 2008 § Prior to joining Constellation Energy in 2003, Ms. Hyle served as the Chief Financial Officer of ANC Rental Corp., Vice President and Treasurer of Auto-Nation, <text:s/>Inc., and Vice President and Treasurer of Black &amp; Decker Corporation § Current director of Bunge Limited and The ADT Corporation § Serves on the Board of Trustees of Center Stage in Baltimore, MD, and on the Board of Sponsors for the Loyola University Maryland Sellinger School of Business and Management Key Attributes, Expertise, Experience and Skills: § Financial Expertise: Provides critical insight into, among other things, financial statements, accounting principles and practices, internal control over financial reporting and risk management processes and has experience as chief financial officer of large public companies</text:p>
          </table:table-cell>
          <table:table-cell table:style-name="ce1" office:value-type="float" office:value="0.6988" calcext:value-type="float">
            <text:p>0.6988</text:p>
          </table:table-cell>
        </table:table-row>
        <table:table-row table:style-name="ro11">
          <table:table-cell table:style-name="ce1" office:value-type="string" calcext:value-type="string">
            <text:p>SOCENV_INC</text:p>
          </table:table-cell>
          <table:table-cell table:style-name="ce2" office:value-type="string" calcext:value-type="string">
            <text:p>§ National Association of Corporate Directors (NACD) Board Leadership Fellow § Current director of the China Medical Board, the Commonwealth Fund and the Monnell Chemical Senses Center Key Attributes, Expertise, Experience and Skills: § Healthcare Expertise: Provides in-depth knowledge and industry-specific perspective acquired through her experience as a medical oncologist, prominent government and academic posts, and tenure as director of pharmaceutical and insurance companies</text:p>
          </table:table-cell>
          <table:table-cell table:style-name="ce1" office:value-type="float" office:value="0.6372" calcext:value-type="float">
            <text:p>0.6372</text:p>
          </table:table-cell>
        </table:table-row>
        <table:table-row table:style-name="ro1">
          <table:table-cell table:style-name="ce1" office:value-type="string" calcext:value-type="string">
            <text:p>SOCENV_INC</text:p>
          </table:table-cell>
          <table:table-cell table:style-name="ce2" office:value-type="string" calcext:value-type="string">
            <text:p>§ Strategic Planning and Business Development Experience : Offers diverse perspectives of public policy, regulators and other healthcare industry participants in the evaluation of potential strategic opportunities and expansion into new markets</text:p>
          </table:table-cell>
          <table:table-cell table:style-name="ce1" office:value-type="float" office:value="0.462" calcext:value-type="float">
            <text:p>0.462</text:p>
          </table:table-cell>
        </table:table-row>
        <table:table-row table:style-name="ro3">
          <table:table-cell table:style-name="ce1" office:value-type="string" calcext:value-type="string">
            <text:p>SOCENV_INC</text:p>
          </table:table-cell>
          <table:table-cell table:style-name="ce2" office:value-type="string" calcext:value-type="string">
            <text:p>§ Governance Experience: Serves as director of Cigna Corporation, former director of AstraZeneca PLC and Cubist Pharmaceuticals, Inc., and NACD Board Leadership Fellow</text:p>
          </table:table-cell>
          <table:table-cell table:style-name="ce1" office:value-type="float" office:value="0.0986" calcext:value-type="float">
            <text:p>0.0986</text:p>
          </table:table-cell>
        </table:table-row>
        <table:table-row table:style-name="ro3">
          <table:table-cell table:style-name="ce1" office:value-type="string" calcext:value-type="string">
            <text:p>COMP_CON</text:p>
          </table:table-cell>
          <table:table-cell table:style-name="ce2" office:value-type="string" calcext:value-type="string">
            <text:p>§ Governance Experience: Serves as director of Cigna Corporation, former director of AstraZeneca PLC and Cubist Pharmaceuticals, Inc., and NACD Board Leadership Fellow</text:p>
          </table:table-cell>
          <table:table-cell table:style-name="ce1" office:value-type="float" office:value="0.0979" calcext:value-type="float">
            <text:p>0.0979</text:p>
          </table:table-cell>
        </table:table-row>
        <table:table-row table:style-name="ro10">
          <table:table-cell table:style-name="ce1" office:value-type="string" calcext:value-type="string">
            <text:p>SOCENV_INC</text:p>
          </table:table-cell>
          <table:table-cell table:style-name="ce2" office:value-type="string" calcext:value-type="string">
            <text:p>Age: 68 Director since January 2002 Chair of our Governance and Nominating Committee and a member of our Compensation and Succession Planning Committee and our Executive Committee <text:s text:c="2"/>Principal Occupation, Business Experience and Directorships § Home Secretary, Institute of Medicine, since April 1, 2014 § Professor of Medicine, College of Medicine at the University of Cincinnati from January 2008 until December 2012 § Senior Vice President and Provost for Health Affairs at the University of Cincinnati from July 2003 to January 2008 § Prior to that, Dr. Henney held various positions in academia and government, including Commissioner of Food and Drugs at the United States Food and Drug Administration from 1998 to 2001 and Vice President for Health Sciences at the University of New Mexico from 1994 to 1998 § Current director of CIGNA Corporation § Previously served as a director of AstraZeneca PLC from September 2001 until April 2011 and Cubist Pharmaceuticals, Inc. from March 2012 to January 2014</text:p>
          </table:table-cell>
          <table:table-cell table:style-name="ce1" office:value-type="float" office:value="0.5272" calcext:value-type="float">
            <text:p>0.5272</text:p>
          </table:table-cell>
        </table:table-row>
        <table:table-row table:style-name="ro1">
          <table:table-cell table:style-name="ce1" office:value-type="string" calcext:value-type="string">
            <text:p>COMP_CON</text:p>
          </table:table-cell>
          <table:table-cell table:style-name="ce2" office:value-type="string" calcext:value-type="string">
            <text:p>§ Governance Experience: Serves as director of The ADT Corporation and Bunge Limited and held senior management positions at Constellation Energy, ANC Rental Corp., and Black &amp; Decker Corporation</text:p>
          </table:table-cell>
          <table:table-cell table:style-name="ce1" office:value-type="float" office:value="0.115" calcext:value-type="float">
            <text:p>0.115</text:p>
          </table:table-cell>
        </table:table-row>
        <table:table-row table:style-name="ro3">
          <table:table-cell table:style-name="ce1" office:value-type="string" calcext:value-type="string">
            <text:p>SOCENV_INC</text:p>
          </table:table-cell>
          <table:table-cell table:style-name="ce2" office:value-type="string" calcext:value-type="string">
            <text:p>Technological Proficiency: Brings extensive experience in management, domestic and global operations, mergers and acquisitions, marketing, technology, retail and <text:s/>regulatory areas</text:p>
          </table:table-cell>
          <table:table-cell table:style-name="ce1" office:value-type="float" office:value="0.0766" calcext:value-type="float">
            <text:p>0.0766</text:p>
          </table:table-cell>
        </table:table-row>
        <table:table-row table:style-name="ro1">
          <table:table-cell table:style-name="ce1" office:value-type="string" calcext:value-type="string">
            <text:p>COMP_CON</text:p>
          </table:table-cell>
          <table:table-cell table:style-name="ce2" office:value-type="string" calcext:value-type="string">
            <text:p>The Committee has determined that Pearl Meyer is independent, and has not had any economic interests or other relationship with AmerisourceBergen or the Committee members that would conflict with its obligation to provide the Committee with impartial and objective advice</text:p>
          </table:table-cell>
          <table:table-cell table:style-name="ce1" office:value-type="float" office:value="0.9969" calcext:value-type="float">
            <text:p>0.9969</text:p>
          </table:table-cell>
        </table:table-row>
        <table:table-row table:style-name="ro3">
          <table:table-cell table:style-name="ce1" office:value-type="string" calcext:value-type="string">
            <text:p>COMP_CON</text:p>
          </table:table-cell>
          <table:table-cell table:style-name="ce2" office:value-type="string" calcext:value-type="string">
            <text:p>Management, in consultation with the Committee's compensation consultant, may also make recommendations on matters of compensation philosophy and plan design</text:p>
          </table:table-cell>
          <table:table-cell table:style-name="ce1" office:value-type="float" office:value="0.9996" calcext:value-type="float">
            <text:p>0.9996</text:p>
          </table:table-cell>
        </table:table-row>
        <table:table-row table:style-name="ro3">
          <table:table-cell table:style-name="ce1" office:value-type="string" calcext:value-type="string">
            <text:p>COMP_CON</text:p>
          </table:table-cell>
          <table:table-cell table:style-name="ce2" office:value-type="string" calcext:value-type="string">
            <text:p>As directed by the Committee, the consultant prepares analyses and recommendations relating to the compensation for our executive officers, including pay recommendations for our CEO</text:p>
          </table:table-cell>
          <table:table-cell table:style-name="ce1" office:value-type="float" office:value="0.9945" calcext:value-type="float">
            <text:p>0.9945</text:p>
          </table:table-cell>
        </table:table-row>
        <table:table-row table:style-name="ro1">
          <table:table-cell table:style-name="ce1" office:value-type="string" calcext:value-type="string">
            <text:p>COMP_CON</text:p>
          </table:table-cell>
          <table:table-cell table:style-name="ce2" office:value-type="string" calcext:value-type="string">
            <text:p>The Committee's compensation consultant advises the Committee on all aspects of executive compensation, including comparative data, competitive positioning of executive pay, plan design, long-term incentive pay practices and market trends</text:p>
          </table:table-cell>
          <table:table-cell table:style-name="ce1" office:value-type="float" office:value="0.9987" calcext:value-type="float">
            <text:p>0.9987</text:p>
          </table:table-cell>
        </table:table-row>
        <table:table-row table:style-name="ro3">
          <table:table-cell table:style-name="ce1" office:value-type="string" calcext:value-type="string">
            <text:p>COMP_CON</text:p>
          </table:table-cell>
          <table:table-cell table:style-name="ce2" office:value-type="string" calcext:value-type="string">
            <text:p>This evaluation takes place at the beginning of the fiscal year in the case of an ongoing engagement or prior to the selection of a new consultant or advisor</text:p>
          </table:table-cell>
          <table:table-cell table:style-name="ce1" office:value-type="float" office:value="0.9868" calcext:value-type="float">
            <text:p>0.9868</text:p>
          </table:table-cell>
        </table:table-row>
        <table:table-row table:style-name="ro1">
          <table:table-cell table:style-name="ce1" office:value-type="string" calcext:value-type="string">
            <text:p>SOCENV_INC</text:p>
          </table:table-cell>
          <table:table-cell table:style-name="ce2" office:value-type="string" calcext:value-type="string">
            <text:p>§ Strategic Planning and Business Development Experience: Brings valuable business, leadership and management experience and offers innovative ideas, critical insight into strategic decision-making, and exposure to diverse, global points of view</text:p>
          </table:table-cell>
          <table:table-cell table:style-name="ce1" office:value-type="float" office:value="0.6584" calcext:value-type="float">
            <text:p>0.6584</text:p>
          </table:table-cell>
        </table:table-row>
        <table:table-row table:style-name="ro3">
          <table:table-cell table:style-name="ce1" office:value-type="string" calcext:value-type="string">
            <text:p>COMP_CON</text:p>
          </table:table-cell>
          <table:table-cell table:style-name="ce2" office:value-type="string" calcext:value-type="string">
            <text:p>§ Governance Experience: Current director of Tegna Inc. and served as President of HBO Home Entertainment and in other leadership positions with various divisions of HBO</text:p>
          </table:table-cell>
          <table:table-cell table:style-name="ce1" office:value-type="float" office:value="0.2264" calcext:value-type="float">
            <text:p>0.2264</text:p>
          </table:table-cell>
        </table:table-row>
        <table:table-row table:style-name="ro9">
          <table:table-cell table:style-name="ce1" office:value-type="string" calcext:value-type="string">
            <text:p>COMP_CON</text:p>
          </table:table-cell>
          <table:table-cell table:style-name="ce2" office:value-type="string" calcext:value-type="string">
            <text:p>HENRY W. MCGEE <text:s text:c="2"/>Age: 63 Director since November 2004 Member of our Compensation and Succession Planning Committee and our Governance and Nominating Committee <text:s text:c="2"/>Principal Occupation, Business Experience and Directorships § Senior Lecturer at Harvard Business School since July 2013 § Consultant, HBO Home Entertainment from April 2013 to August 2013 § President of HBO Home Entertainment from 1995 until his retirement in March 2013 § Senior Vice President, Programming, HBO Video, from 1988 to 1995 and prior to that, Mr. McGee served in leadership positions in various divisions of HBO § Former President of the Alvin Ailey Dance Theater Foundation and the Film Society of Lincoln Center</text:p>
          </table:table-cell>
          <table:table-cell table:style-name="ce1" office:value-type="float" office:value="0.2907" calcext:value-type="float">
            <text:p>0.2907</text:p>
          </table:table-cell>
        </table:table-row>
        <table:table-row table:style-name="ro9">
          <table:table-cell table:style-name="ce1" office:value-type="string" calcext:value-type="string">
            <text:p>SOCENV_INC</text:p>
          </table:table-cell>
          <table:table-cell table:style-name="ce2" office:value-type="string" calcext:value-type="string">
            <text:p>HENRY W. MCGEE <text:s text:c="2"/>Age: 63 Director since November 2004 Member of our Compensation and Succession Planning Committee and our Governance and Nominating Committee <text:s text:c="2"/>Principal Occupation, Business Experience and Directorships § Senior Lecturer at Harvard Business School since July 2013 § Consultant, HBO Home Entertainment from April 2013 to August 2013 § President of HBO Home Entertainment from 1995 until his retirement in March 2013 § Senior Vice President, Programming, HBO Video, from 1988 to 1995 and prior to that, Mr. McGee served in leadership positions in various divisions of HBO § Former President of the Alvin Ailey Dance Theater Foundation and the Film Society of Lincoln Center</text:p>
          </table:table-cell>
          <table:table-cell table:style-name="ce1" office:value-type="float" office:value="0.278" calcext:value-type="float">
            <text:p>0.278</text:p>
          </table:table-cell>
        </table:table-row>
        <table:table-row table:style-name="ro2">
          <table:table-cell table:style-name="ce1" office:value-type="string" calcext:value-type="string">
            <text:p>SOCENV_INC</text:p>
          </table:table-cell>
          <table:table-cell table:style-name="ce2" office:value-type="string" calcext:value-type="string">
            <text:p>MICHAEL J. LONG <text:s text:c="2"/>Age: 57 Director since May 2006 Chair of our Compensation and Succession Planning Committee and a member of our Audit and Corporate Responsibility Committee and our Executive Committee <text:s text:c="2"/>Principal Occupation, Business Experience and Directorships § Chairman of the Board, President and Chief Executive Officer of Arrow Electronics, Inc.</text:p>
          </table:table-cell>
          <table:table-cell table:style-name="ce1" office:value-type="float" office:value="0.6112" calcext:value-type="float">
            <text:p>0.6112</text:p>
          </table:table-cell>
        </table:table-row>
        <table:table-row table:style-name="ro3">
          <table:table-cell table:style-name="ce1" office:value-type="string" calcext:value-type="string">
            <text:p>COMP_CON</text:p>
          </table:table-cell>
          <table:table-cell table:style-name="ce2" office:value-type="string" calcext:value-type="string">
            <text:p>Served on the boards of the Sundance Institute, the Public Theater, Save the Children and the Time Warner Foundation § Current director of Board of Tegna Inc</text:p>
          </table:table-cell>
          <table:table-cell table:style-name="ce1" office:value-type="float" office:value="0.0754" calcext:value-type="float">
            <text:p>0.0754</text:p>
          </table:table-cell>
        </table:table-row>
        <table:table-row table:style-name="ro4">
          <table:table-cell table:style-name="ce1" office:value-type="string" calcext:value-type="string">
            <text:p>COMP_CON</text:p>
          </table:table-cell>
          <table:table-cell table:style-name="ce2" office:value-type="string" calcext:value-type="string">
            <text:p>Pearl Meyer &amp; Partners serves as the Committee's compensation consultant</text:p>
          </table:table-cell>
          <table:table-cell table:style-name="ce1" office:value-type="float" office:value="0.9983" calcext:value-type="float">
            <text:p>0.9983</text:p>
          </table:table-cell>
        </table:table-row>
        <table:table-row table:style-name="ro1">
          <table:table-cell table:style-name="ce1" office:value-type="string" calcext:value-type="string">
            <text:p>COMP_CON</text:p>
          </table:table-cell>
          <table:table-cell table:style-name="ce2" office:value-type="string" calcext:value-type="string">
            <text:p>In fiscal year 2015, the Committee, in consultation with its independent compensation consultant, evaluated our peer group to ensure that some or all of our peer group companies were still appropriate</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In 2015, the Committee's consultant concluded that our overall competitive posture for executive pay remained similar to our positioning in the 2014 assessment of executive pay</text:p>
          </table:table-cell>
          <table:table-cell table:style-name="ce1" office:value-type="float" office:value="0.9957" calcext:value-type="float">
            <text:p>0.9957</text:p>
          </table:table-cell>
        </table:table-row>
        <table:table-row table:style-name="ro1">
          <table:table-cell table:style-name="ce1" office:value-type="string" calcext:value-type="string">
            <text:p>COMP_CON</text:p>
          </table:table-cell>
          <table:table-cell table:style-name="ce2" office:value-type="string" calcext:value-type="string">
            <text:p>The Committee's independent compensation consultant assists the Committee in developing a peer group of companies to serve as the basis for comparing the pay of our CEO and CFO to the market</text:p>
          </table:table-cell>
          <table:table-cell table:style-name="ce1" office:value-type="float" office:value="0.9993" calcext:value-type="float">
            <text:p>0.9993</text:p>
          </table:table-cell>
        </table:table-row>
        <table:table-row table:style-name="ro11">
          <table:table-cell table:style-name="ce1" office:value-type="string" calcext:value-type="string">
            <text:p>SOCENV_INC</text:p>
          </table:table-cell>
          <table:table-cell table:style-name="ce2" office:value-type="string" calcext:value-type="string">
            <text:p>Name <text:s text:c="4"/>Executive <text:s text:c="4"/>Audit and Corporate Responsibility <text:s text:c="4"/>Compensation and Succession Planning <text:s text:c="4"/>Finance <text:s text:c="4"/>Governance and Nominating Ornella Barra <text:s text:c="30"/>X <text:s text:c="8"/>Steven H. Collis <text:s text:c="4"/>X <text:s text:c="16"/>​ <text:s/>​ <text:s/>​ <text:s/>​ <text:s/>​ <text:s/>​ <text:s/>Douglas R. Conant <text:s text:c="22"/>X <text:s text:c="14"/>X D. Mark Durcan <text:s text:c="8"/>X <text:s text:c="8"/>X <text:s text:c="4"/>​ <text:s/>​ <text:s/>​ <text:s/>​ <text:s/>​ <text:s/>​ <text:s/>Richard W. Gochnauer <text:s text:c="6"/>X <text:s text:c="23"/>CHAIR <text:s text:c="6"/>X Richard C. Gozon* <text:s text:c="4"/>CHAIR <text:s text:c="16"/>​ <text:s/>​ <text:s/>​ <text:s/>​ <text:s/>​ <text:s/>​ <text:s/>Lon R. Greenberg <text:s text:c="14"/>X <text:s text:c="14"/>X <text:s text:c="8"/>Jane E. Henney, M.D</text:p>
          </table:table-cell>
          <table:table-cell table:style-name="ce1" office:value-type="float" office:value="0.777" calcext:value-type="float">
            <text:p>0.777</text:p>
          </table:table-cell>
        </table:table-row>
        <table:table-row table:style-name="ro2">
          <table:table-cell table:style-name="ce1" office:value-type="string" calcext:value-type="string">
            <text:p>SOCENV_INC</text:p>
          </table:table-cell>
          <table:table-cell table:style-name="ce2" office:value-type="string" calcext:value-type="string">
            <text:p>§ Inquires of management, the internal auditor, and our independent registered public accounting firm about significant risks or exposures (whether financial, operational, or otherwise) and assesses the steps management has taken to control such risks or exposures, including policies implemented for such purposes</text:p>
          </table:table-cell>
          <table:table-cell table:style-name="ce1" office:value-type="float" office:value="0.2947" calcext:value-type="float">
            <text:p>0.2947</text:p>
          </table:table-cell>
        </table:table-row>
        <table:table-row table:style-name="ro3">
          <table:table-cell table:style-name="ce1" office:value-type="string" calcext:value-type="string">
            <text:p>COMP_CON</text:p>
          </table:table-cell>
          <table:table-cell table:style-name="ce2" office:value-type="string" calcext:value-type="string">
            <text:p>§ Reviews internal audit function, internal audit plans, internal audit reports, and management's response to such reports</text:p>
          </table:table-cell>
          <table:table-cell table:style-name="ce1" office:value-type="float" office:value="0.3021" calcext:value-type="float">
            <text:p>0.3021</text:p>
          </table:table-cell>
        </table:table-row>
        <table:table-row table:style-name="ro2">
          <table:table-cell table:style-name="ce1" office:value-type="string" calcext:value-type="string">
            <text:p>COMP_CON</text:p>
          </table:table-cell>
          <table:table-cell table:style-name="ce2" office:value-type="string" calcext:value-type="string">
            <text:p>§ Reviews and discusses with management and our independent registered public accounting firm the company's audited financial statements and interim quarterly financial statements as well as management's discussion and analysis of the statements as set forth in Forms 10-K and 10-Q filed with the SEC.</text:p>
          </table:table-cell>
          <table:table-cell table:style-name="ce1" office:value-type="float" office:value="0.096" calcext:value-type="float">
            <text:p>0.096</text:p>
          </table:table-cell>
        </table:table-row>
        <table:table-row table:style-name="ro4">
          <table:table-cell table:style-name="ce1" office:value-type="string" calcext:value-type="string">
            <text:p>COMP_CON</text:p>
          </table:table-cell>
          <table:table-cell table:style-name="ce2" office:value-type="string" calcext:value-type="string">
            <text:p>§ Reviews and discusses the independence of our independent registered public accounting firm</text:p>
          </table:table-cell>
          <table:table-cell table:style-name="ce1" office:value-type="float" office:value="0.8464" calcext:value-type="float">
            <text:p>0.8464</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ADDITIONAL INFORMATION ABOUT THE DIRECTORS, THE BOARD AND THE BOARD COMMITTEES <text:s/>Identified below are the members of the current Board committees, the number of meetings that each committee held in fiscal year 2015, and the responsibilities of each committee: Duties and Responsibilities of the Board Committees Audit and Corporate Responsibility Committee § Appoints, and has authority to terminate, our independent registered public accounting firm</text:p>
          </table:table-cell>
          <table:table-cell table:style-name="ce1" office:value-type="float" office:value="0.6459" calcext:value-type="float">
            <text:p>0.6459</text:p>
          </table:table-cell>
        </table:table-row>
        <table:table-row table:style-name="ro3">
          <table:table-cell table:style-name="ce1" office:value-type="string" calcext:value-type="string">
            <text:p>COMP_CON</text:p>
          </table:table-cell>
          <table:table-cell table:style-name="ce2" office:value-type="string" calcext:value-type="string">
            <text:p>§ Pre-approves all audits and permitted non-audit services provided by the company's independent registered public accounting firm, including the scope of the audit and audit procedures</text:p>
          </table:table-cell>
          <table:table-cell table:style-name="ce1" office:value-type="float" office:value="0.8707" calcext:value-type="float">
            <text:p>0.8707</text:p>
          </table:table-cell>
        </table:table-row>
        <table:table-row table:style-name="ro1">
          <table:table-cell table:style-name="ce1" office:value-type="string" calcext:value-type="string">
            <text:p>COMP_CON</text:p>
          </table:table-cell>
          <table:table-cell table:style-name="ce2" office:value-type="string" calcext:value-type="string">
            <text:p>§ Has sole authority for retaining and terminating any consulting firm used to assist the Committee in its evaluation of the compensation of the Chief Executive Officer or any other executive officer and for evaluating the independence of such consulting firm</text:p>
          </table:table-cell>
          <table:table-cell table:style-name="ce1" office:value-type="float" office:value="0.9865" calcext:value-type="float">
            <text:p>0.9865</text:p>
          </table:table-cell>
        </table:table-row>
        <table:table-row table:style-name="ro4">
          <table:table-cell table:style-name="ce1" office:value-type="string" calcext:value-type="string">
            <text:p>SOCENV_INC</text:p>
          </table:table-cell>
          <table:table-cell table:style-name="ce2" office:value-type="string" calcext:value-type="string">
            <text:p>§ Oversees compliance with our Code of Ethics and Business Conduct</text:p>
          </table:table-cell>
          <table:table-cell table:style-name="ce1" office:value-type="float" office:value="0.6798" calcext:value-type="float">
            <text:p>0.6798</text:p>
          </table:table-cell>
        </table:table-row>
        <table:table-row table:style-name="ro3">
          <table:table-cell table:style-name="ce1" office:value-type="string" calcext:value-type="string">
            <text:p>COMP_CON</text:p>
          </table:table-cell>
          <table:table-cell table:style-name="ce2" office:value-type="string" calcext:value-type="string">
            <text:p>AmerisourceBergen's Secretary will determine, in her good faith judgment, which communications will be relayed to the Lead Independent Director and other non-management directors</text:p>
          </table:table-cell>
          <table:table-cell table:style-name="ce1" office:value-type="float" office:value="0.2075" calcext:value-type="float">
            <text:p>0.2075</text:p>
          </table:table-cell>
        </table:table-row>
        <table:table-row table:style-name="ro1">
          <table:table-cell table:style-name="ce1" office:value-type="string" calcext:value-type="string">
            <text:p>COMP_CON</text:p>
          </table:table-cell>
          <table:table-cell table:style-name="ce2" office:value-type="string" calcext:value-type="string">
            <text:p>Interested parties who wish to make any concerns known to the non-management directors may submit communications at any time in writing to: Kathy H. Gaddes, Secretary, AmerisourceBergen Corporation, 1300 Morris Drive, Chesterbrook, PA 19087</text:p>
          </table:table-cell>
          <table:table-cell table:style-name="ce1" office:value-type="float" office:value="0.6375" calcext:value-type="float">
            <text:p>0.6375</text:p>
          </table:table-cell>
        </table:table-row>
        <table:table-row table:style-name="ro1">
          <table:table-cell table:style-name="ce1" office:value-type="string" calcext:value-type="string">
            <text:p>COMP_CON</text:p>
          </table:table-cell>
          <table:table-cell table:style-name="ce2" office:value-type="string" calcext:value-type="string">
            <text:p>Following Mr. Gozon's retirement at the end of the 2016 Annual Meeting, Dr. Henney, as Lead Independent Director, will preside at such meetings of our non-management directors, and, if the Lead Independent Director is not present, the committee Chairs will preside on a rotating basis</text:p>
          </table:table-cell>
          <table:table-cell table:style-name="ce1" office:value-type="float" office:value="0.38" calcext:value-type="float">
            <text:p>0.38</text:p>
          </table:table-cell>
        </table:table-row>
        <table:table-row table:style-name="ro3">
          <table:table-cell table:style-name="ce1" office:value-type="string" calcext:value-type="string">
            <text:p>COMP_CON</text:p>
          </table:table-cell>
          <table:table-cell table:style-name="ce2" office:value-type="string" calcext:value-type="string">
            <text:p>Did each director attend at least 75% of the meetings of the Board of Directors and of the committees on which he or she served</text:p>
          </table:table-cell>
          <table:table-cell table:style-name="ce1" office:value-type="float" office:value="0.2753" calcext:value-type="float">
            <text:p>0.2753</text:p>
          </table:table-cell>
        </table:table-row>
        <table:table-row table:style-name="ro1">
          <table:table-cell table:style-name="ce1" office:value-type="string" calcext:value-type="string">
            <text:p>COMP_CON</text:p>
          </table:table-cell>
          <table:table-cell table:style-name="ce2" office:value-type="string" calcext:value-type="string">
            <text:p>§ Has sole authority for retaining and terminating any consulting firm used to assist in the evaluation of the compensation of directors and for evaluating the independence of such consulting firm</text:p>
          </table:table-cell>
          <table:table-cell table:style-name="ce1" office:value-type="float" office:value="0.9869" calcext:value-type="float">
            <text:p>0.9869</text:p>
          </table:table-cell>
        </table:table-row>
        <table:table-row table:style-name="ro3">
          <table:table-cell table:style-name="ce1" office:value-type="string" calcext:value-type="string">
            <text:p>SOCENV_INC</text:p>
          </table:table-cell>
          <table:table-cell table:style-name="ce2" office:value-type="string" calcext:value-type="string">
            <text:p>§ Oversees orientation of directors and continuing education of directors in areas related to the work of our Board and the directors' committee assignments</text:p>
          </table:table-cell>
          <table:table-cell table:style-name="ce1" office:value-type="float" office:value="0.2111" calcext:value-type="float">
            <text:p>0.2111</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Governance and Nominating Committee § Recommends selection and qualification criteria for directors and committee members</text:p>
          </table:table-cell>
          <table:table-cell table:style-name="ce1" office:value-type="float" office:value="0.1512" calcext:value-type="float">
            <text:p>0.1512</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Governance and Nominating Committee § Recommends selection and qualification criteria for directors and committee members</text:p>
          </table:table-cell>
          <table:table-cell table:style-name="ce1" office:value-type="float" office:value="0.1549" calcext:value-type="float">
            <text:p>0.1549</text:p>
          </table:table-cell>
        </table:table-row>
        <table:table-row table:style-name="ro1">
          <table:table-cell table:style-name="ce1" office:value-type="string" calcext:value-type="string">
            <text:p>SOCENV_INC</text:p>
          </table:table-cell>
          <table:table-cell table:style-name="ce2" office:value-type="string" calcext:value-type="string">
            <text:p>There are five standing committees of the Board: the Audit and Corporate Responsibility Committee, the Compensation and Succession Planning Committee, the Executive Committee, the Finance Committee and the Governance and Nominating Committee</text:p>
          </table:table-cell>
          <table:table-cell table:style-name="ce1" office:value-type="float" office:value="0.7339" calcext:value-type="float">
            <text:p>0.7339</text:p>
          </table:table-cell>
        </table:table-row>
        <table:table-row table:style-name="ro3">
          <table:table-cell table:style-name="ce1" office:value-type="string" calcext:value-type="string">
            <text:p>COMP_CON</text:p>
          </table:table-cell>
          <table:table-cell table:style-name="ce2" office:value-type="string" calcext:value-type="string">
            <text:p>The Board committees, with the exception of the Executive Committee and the Finance Committee, are required to be composed entirely of independent directors</text:p>
          </table:table-cell>
          <table:table-cell table:style-name="ce1" office:value-type="float" office:value="0.0513" calcext:value-type="float">
            <text:p>0.0513</text:p>
          </table:table-cell>
        </table:table-row>
        <table:table-row table:style-name="ro3">
          <table:table-cell table:style-name="ce1" office:value-type="string" calcext:value-type="string">
            <text:p>SOCENV_INC</text:p>
          </table:table-cell>
          <table:table-cell table:style-name="ce2" office:value-type="string" calcext:value-type="string">
            <text:p>Our Executive Committee, which is composed of our Chairman of the Board, the Lead Independent Director and the Chairs of ​ 20 <text:s/>1)) <text:s/>AmensourceBergerr</text:p>
          </table:table-cell>
          <table:table-cell table:style-name="ce1" office:value-type="float" office:value="0.2478" calcext:value-type="float">
            <text:p>0.2478</text:p>
          </table:table-cell>
        </table:table-row>
        <table:table-row table:style-name="ro4">
          <table:table-cell table:style-name="ce1" office:value-type="string" calcext:value-type="string">
            <text:p>SOCENV_INC</text:p>
          </table:table-cell>
          <table:table-cell table:style-name="ce2" office:value-type="string" calcext:value-type="string">
            <text:p>What are the standing Committees of the Board</text:p>
          </table:table-cell>
          <table:table-cell table:style-name="ce1" office:value-type="float" office:value="0.0896" calcext:value-type="float">
            <text:p>0.0896</text:p>
          </table:table-cell>
        </table:table-row>
        <table:table-row table:style-name="ro1">
          <table:table-cell table:style-name="ce1" office:value-type="string" calcext:value-type="string">
            <text:p>SOCENV_INC</text:p>
          </table:table-cell>
          <table:table-cell table:style-name="ce2" office:value-type="string" calcext:value-type="string">
            <text:p>These processes provide our Board with opportunities to examine and reassess the effectiveness of our leadership structure, including the performance of our Chairman and Lead Independent Director</text:p>
          </table:table-cell>
          <table:table-cell table:style-name="ce1" office:value-type="float" office:value="0.1301" calcext:value-type="float">
            <text:p>0.1301</text:p>
          </table:table-cell>
        </table:table-row>
        <table:table-row table:style-name="ro13">
          <table:table-cell table:style-name="ce1" office:value-type="string" calcext:value-type="string">
            <text:p>COMP_CON</text:p>
          </table:table-cell>
          <table:table-cell table:style-name="ce2" office:value-type="string" calcext:value-type="string">
            <text:p>Our Lead Independent Director: § presides at all meetings of the Board at which the Chairman is not present; <text:s/>§ calls, sets the agenda for and chairs executive sessions of the non-employee directors; <text:s/>§ has authority to call a Board meeting and/or a meeting of non-employee directors; <text:s/>§ approves Board meeting agendas and schedules to ensure that there is sufficient time for discussion of all agenda items; <text:s/>§ meets one-on-one with the Chairman after each regularly scheduled Board meeting; <text:s/>§ serves as a liaison between the Chairman and the non-employee directors; <text:s/>§ serves on the Executive Committee; <text:s/>§ advises the Chairs of the Board committees and assists them in the management of their workloads; <text:s/>§ with the Chair of the Compensation and Succession Planning Committee, takes a leading role in succession planning for the Chief Executive Officer; <text:s/>§ supports the Chair of the Governance and Nominating Committee in overseeing the annual self-assessment process for the Board and each committee, interviewing and recommending candidates for the Board, and recommending Board committee assignments; <text:s/>§ is available for communication and consultation with major stockholders upon request on appropriate topics; and <text:s/>§ performs such other functions and responsibilities as set forth in our corporate governance principles or as requested by the Board or the independent directors from time to time</text:p>
          </table:table-cell>
          <table:table-cell table:style-name="ce1" office:value-type="float" office:value="0.7737" calcext:value-type="float">
            <text:p>0.7737</text:p>
          </table:table-cell>
        </table:table-row>
        <table:table-row table:style-name="ro3">
          <table:table-cell table:style-name="ce1" office:value-type="string" calcext:value-type="string">
            <text:p>COMP_CON</text:p>
          </table:table-cell>
          <table:table-cell table:style-name="ce2" office:value-type="string" calcext:value-type="string">
            <text:p>Our Board conducts annual evaluations, under the oversight of our Governance and Nominating Committee</text:p>
          </table:table-cell>
          <table:table-cell table:style-name="ce1" office:value-type="float" office:value="0.0903" calcext:value-type="float">
            <text:p>0.0903</text:p>
          </table:table-cell>
        </table:table-row>
        <table:table-row table:style-name="ro3">
          <table:table-cell table:style-name="ce1" office:value-type="string" calcext:value-type="string">
            <text:p>SOCENV_INC</text:p>
          </table:table-cell>
          <table:table-cell table:style-name="ce2" office:value-type="string" calcext:value-type="string">
            <text:p>Our Board conducts annual evaluations, under the oversight of our Governance and Nominating Committee</text:p>
          </table:table-cell>
          <table:table-cell table:style-name="ce1" office:value-type="float" office:value="0.1379" calcext:value-type="float">
            <text:p>0.1379</text:p>
          </table:table-cell>
        </table:table-row>
        <table:table-row table:style-name="ro5">
          <table:table-cell table:style-name="ce1" office:value-type="string" calcext:value-type="string">
            <text:p>SOCENV_INC</text:p>
          </table:table-cell>
          <table:table-cell table:style-name="ce2" office:value-type="string" calcext:value-type="string">
            <text:p>Key aspects of this structure include: if the Chairman is not an independent member of the Board, a majority of the independent directors shall elect a Lead Independent Director annually, subject to his or her continuing reelection and status as an independent director; the Lead Independent Director has clearly articulated and extensive authority and responsibilities in the Board's governance and functions; our Audit and Corporate Responsibility Committee, the Compensation and Succession Planning Committee and the Governance and Nominating Committee are each chaired by and comprised solely of independent directors; and our non-employee directors are encouraged to, and often do, have direct contact with our senior managers outside the presence of our executive officers</text:p>
          </table:table-cell>
          <table:table-cell table:style-name="ce1" office:value-type="float" office:value="0.3323" calcext:value-type="float">
            <text:p>0.3323</text:p>
          </table:table-cell>
        </table:table-row>
        <table:table-row table:style-name="ro5">
          <table:table-cell table:style-name="ce1" office:value-type="string" calcext:value-type="string">
            <text:p>COMP_CON</text:p>
          </table:table-cell>
          <table:table-cell table:style-name="ce2" office:value-type="string" calcext:value-type="string">
            <text:p>Key aspects of this structure include: if the Chairman is not an independent member of the Board, a majority of the independent directors shall elect a Lead Independent Director annually, subject to his or her continuing reelection and status as an independent director; the Lead Independent Director has clearly articulated and extensive authority and responsibilities in the Board's governance and functions; our Audit and Corporate Responsibility Committee, the Compensation and Succession Planning Committee and the Governance and Nominating Committee are each chaired by and comprised solely of independent directors; and our non-employee directors are encouraged to, and often do, have direct contact with our senior managers outside the presence of our executive officers</text:p>
          </table:table-cell>
          <table:table-cell table:style-name="ce1" office:value-type="float" office:value="0.1779" calcext:value-type="float">
            <text:p>0.1779</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Our governance structure establishes a dynamic leadership role for the Lead Independent Director, which, together with independent Committee leadership, provides a meaningful counterbalance to the executive Chairman and maintains independent and effective oversight of management</text:p>
          </table:table-cell>
          <table:table-cell table:style-name="ce1" office:value-type="float" office:value="0.1454" calcext:value-type="float">
            <text:p>0.1454</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Our governance structure establishes a dynamic leadership role for the Lead Independent Director, which, together with independent Committee leadership, provides a meaningful counterbalance to the executive Chairman and maintains independent and effective oversight of management</text:p>
          </table:table-cell>
          <table:table-cell table:style-name="ce1" office:value-type="float" office:value="0.2021" calcext:value-type="float">
            <text:p>0.2021</text:p>
          </table:table-cell>
        </table:table-row>
        <table:table-row table:style-name="ro3">
          <table:table-cell table:style-name="ce1" office:value-type="string" calcext:value-type="string">
            <text:p>SOCENV_INC</text:p>
          </table:table-cell>
          <table:table-cell table:style-name="ce2" office:value-type="string" calcext:value-type="string">
            <text:p>Our corporate officers and the leaders of our principal business units report regularly to the Board about the risks and exposures related to their areas of responsibility</text:p>
          </table:table-cell>
          <table:table-cell table:style-name="ce1" office:value-type="float" office:value="0.0769" calcext:value-type="float">
            <text:p>0.0769</text:p>
          </table:table-cell>
        </table:table-row>
        <table:table-row table:style-name="ro3">
          <table:table-cell table:style-name="ce1" office:value-type="string" calcext:value-type="string">
            <text:p>COMP_CON</text:p>
          </table:table-cell>
          <table:table-cell table:style-name="ce2" office:value-type="string" calcext:value-type="string">
            <text:p>The Board discusses the risks and exposures, if any, involved in the matters or recommendations of the committees, as necessary</text:p>
          </table:table-cell>
          <table:table-cell table:style-name="ce1" office:value-type="float" office:value="0.0553" calcext:value-type="float">
            <text:p>0.0553</text:p>
          </table:table-cell>
        </table:table-row>
        <table:table-row table:style-name="ro3">
          <table:table-cell table:style-name="ce1" office:value-type="string" calcext:value-type="string">
            <text:p>SOCENV_INC</text:p>
          </table:table-cell>
          <table:table-cell table:style-name="ce2" office:value-type="string" calcext:value-type="string">
            <text:p>§ We have a Chief Compliance Officer who is in charge of our corporate compliance program and training and monitoring compliance with our Code of Ethics and Business Conduct</text:p>
          </table:table-cell>
          <table:table-cell table:style-name="ce1" office:value-type="float" office:value="0.6936" calcext:value-type="float">
            <text:p>0.6936</text:p>
          </table:table-cell>
        </table:table-row>
        <table:table-row table:style-name="ro2">
          <table:table-cell table:style-name="ce1" office:value-type="string" calcext:value-type="string">
            <text:p>COMP_CON</text:p>
          </table:table-cell>
          <table:table-cell table:style-name="ce2" office:value-type="string" calcext:value-type="string">
            <text:p>At each regularly scheduled meeting, the Audit Committee receives reports from our (i) external auditor on the status of audit activities and findings; and (ii) chief audit executive (who reports directly to the Audit Committee) on the status of the internal audit plan, audit results and any corrective action taken in response to audit findings</text:p>
          </table:table-cell>
          <table:table-cell table:style-name="ce1" office:value-type="float" office:value="0.7118" calcext:value-type="float">
            <text:p>0.7118</text:p>
          </table:table-cell>
        </table:table-row>
        <table:table-row table:style-name="ro1">
          <table:table-cell table:style-name="ce1" office:value-type="string" calcext:value-type="string">
            <text:p>SOCENV_INC</text:p>
          </table:table-cell>
          <table:table-cell table:style-name="ce2" office:value-type="string" calcext:value-type="string">
            <text:p>We also have an internal Compliance Committee composed of senior executives, including our Chief Compliance Officer and Chief Compliance Counsel, which administers our compliance program</text:p>
          </table:table-cell>
          <table:table-cell table:style-name="ce1" office:value-type="float" office:value="0.3828" calcext:value-type="float">
            <text:p>0.3828</text:p>
          </table:table-cell>
        </table:table-row>
        <table:table-row table:style-name="ro3">
          <table:table-cell table:style-name="ce1" office:value-type="string" calcext:value-type="string">
            <text:p>COMP_CON</text:p>
          </table:table-cell>
          <table:table-cell table:style-name="ce2" office:value-type="string" calcext:value-type="string">
            <text:p>§ The Audit Committee receives regular reports throughout the year on matters related to risk management</text:p>
          </table:table-cell>
          <table:table-cell table:style-name="ce1" office:value-type="float" office:value="0.078" calcext:value-type="float">
            <text:p>0.078</text:p>
          </table:table-cell>
        </table:table-row>
        <table:table-row table:style-name="ro1">
          <table:table-cell table:style-name="ce1" office:value-type="string" calcext:value-type="string">
            <text:p>SOCENV_INC</text:p>
          </table:table-cell>
          <table:table-cell table:style-name="ce2" office:value-type="string" calcext:value-type="string">
            <text:p>Our Chief Compliance Officer and Chief Compliance Counsel provide reports to the Audit Committee throughout the year on the status of our compliance programs, calls to our hotline and any other material developments</text:p>
          </table:table-cell>
          <table:table-cell table:style-name="ce1" office:value-type="float" office:value="0.4007" calcext:value-type="float">
            <text:p>0.4007</text:p>
          </table:table-cell>
        </table:table-row>
        <table:table-row table:style-name="ro3">
          <table:table-cell table:style-name="ce1" office:value-type="string" calcext:value-type="string">
            <text:p>SOCENV_INC</text:p>
          </table:table-cell>
          <table:table-cell table:style-name="ce2" office:value-type="string" calcext:value-type="string">
            <text:p>Our Chief Compliance Officer and Chief Compliance Counsel report directly to our Audit Committee on compliance matters</text:p>
          </table:table-cell>
          <table:table-cell table:style-name="ce1" office:value-type="float" office:value="0.348" calcext:value-type="float">
            <text:p>0.348</text:p>
          </table:table-cell>
        </table:table-row>
        <table:table-row table:style-name="ro3">
          <table:table-cell table:style-name="ce1" office:value-type="string" calcext:value-type="string">
            <text:p>SOCENV_INC</text:p>
          </table:table-cell>
          <table:table-cell table:style-name="ce2" office:value-type="string" calcext:value-type="string">
            <text:p>In addition, the Audit Committee oversees the development and implementation of our enterprise risk management program</text:p>
          </table:table-cell>
          <table:table-cell table:style-name="ce1" office:value-type="float" office:value="0.07" calcext:value-type="float">
            <text:p>0.07</text:p>
          </table:table-cell>
        </table:table-row>
        <table:table-row table:style-name="ro6">
          <table:table-cell table:style-name="ce1" office:value-type="string" calcext:value-type="string">
            <text:p>SOCENV_INC</text:p>
          </table:table-cell>
          <table:table-cell table:style-name="ce2" office:value-type="string" calcext:value-type="string">
            <text:p>The Board executes its oversight responsibility for risk management directly and through its committees, as follows: § Our Audit and Corporate Responsibility Committee, or Audit Committee, has primary responsibility for monitoring our internal audit, corporate, financial and regulatory risk assessment and risk management processes and overseeing our system of internal controls and financial reporting</text:p>
          </table:table-cell>
          <table:table-cell table:style-name="ce1" office:value-type="float" office:value="0.9103" calcext:value-type="float">
            <text:p>0.9103</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Our Board has also determined that each of the members of our Audit and Corporate Responsibility Committee, Compensation and Succession Planning Committee and Governance Committee are independent, in accordance with the independence requirements set forth in their charters and, as applicable, SEC rules and NYSE listing standards</text:p>
          </table:table-cell>
          <table:table-cell table:style-name="ce1" office:value-type="float" office:value="0.3488" calcext:value-type="float">
            <text:p>0.3488</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Our Board has also determined that each of the members of our Audit and Corporate Responsibility Committee, Compensation and Succession Planning Committee and Governance Committee are independent, in accordance with the independence requirements set forth in their charters and, as applicable, SEC rules and NYSE listing standards</text:p>
          </table:table-cell>
          <table:table-cell table:style-name="ce1" office:value-type="float" office:value="0.1531" calcext:value-type="float">
            <text:p>0.1531</text:p>
          </table:table-cell>
        </table:table-row>
        <table:table-row table:style-name="ro3">
          <table:table-cell table:style-name="ce1" office:value-type="string" calcext:value-type="string">
            <text:p>COMP_CON</text:p>
          </table:table-cell>
          <table:table-cell table:style-name="ce2" office:value-type="string" calcext:value-type="string">
            <text:p>None of the members of these committees receive any consulting or advisory fee from us other than compensation as non-employee directors</text:p>
          </table:table-cell>
          <table:table-cell table:style-name="ce1" office:value-type="float" office:value="0.8835" calcext:value-type="float">
            <text:p>0.8835</text:p>
          </table:table-cell>
        </table:table-row>
        <table:table-row table:style-name="ro4">
          <table:table-cell table:style-name="ce1" office:value-type="string" calcext:value-type="string">
            <text:p>COMP_CON</text:p>
          </table:table-cell>
          <table:table-cell table:style-name="ce2" office:value-type="string" calcext:value-type="string">
            <text:p>Role of External Compensation Consultant</text:p>
          </table:table-cell>
          <table:table-cell table:style-name="ce1" office:value-type="float" office:value="0.9532" calcext:value-type="float">
            <text:p>0.9532</text:p>
          </table:table-cell>
        </table:table-row>
        <table:table-row table:style-name="ro3">
          <table:table-cell table:style-name="ce1" office:value-type="string" calcext:value-type="string">
            <text:p>COMP_CON</text:p>
          </table:table-cell>
          <table:table-cell table:style-name="ce2" office:value-type="string" calcext:value-type="string">
            <text:p>The Chairman, in consultation with the other Committee members and management, prepares agendas that address an annual calendar of topics and other matters</text:p>
          </table:table-cell>
          <table:table-cell table:style-name="ce1" office:value-type="float" office:value="0.9351" calcext:value-type="float">
            <text:p>0.9351</text:p>
          </table:table-cell>
        </table:table-row>
        <table:table-row table:style-name="ro1">
          <table:table-cell table:style-name="ce1" office:value-type="string" calcext:value-type="string">
            <text:p>COMP_CON</text:p>
          </table:table-cell>
          <table:table-cell table:style-name="ce2" office:value-type="string" calcext:value-type="string">
            <text:p>Each year, the Committee evaluates the qualifications, performance, independence and potential for conflicts of interest of its compensation consultant and any other external advisors to the ​ 28 <text:s/>i).l <text:s/>AmensourceBergerr</text:p>
          </table:table-cell>
          <table:table-cell table:style-name="ce1" office:value-type="float" office:value="0.9949" calcext:value-type="float">
            <text:p>0.9949</text:p>
          </table:table-cell>
        </table:table-row>
        <table:table-row table:style-name="ro3">
          <table:table-cell table:style-name="ce1" office:value-type="string" calcext:value-type="string">
            <text:p>COMP_CON</text:p>
          </table:table-cell>
          <table:table-cell table:style-name="ce2" office:value-type="string" calcext:value-type="string">
            <text:p>The Committee has sole authority to retain and terminate any consultant or other external advisor, and to approve the fees and other terms of engagement for such consultant or advisor</text:p>
          </table:table-cell>
          <table:table-cell table:style-name="ce1" office:value-type="float" office:value="0.9986" calcext:value-type="float">
            <text:p>0.9986</text:p>
          </table:table-cell>
        </table:table-row>
        <table:table-row table:style-name="ro3">
          <table:table-cell table:style-name="ce1" office:value-type="string" calcext:value-type="string">
            <text:p>COMP_CON</text:p>
          </table:table-cell>
          <table:table-cell table:style-name="ce2" office:value-type="string" calcext:value-type="string">
            <text:p>Will representatives of the independent registered public accounting firm be present at the 2016 Annual Meeting of Stockholders</text:p>
          </table:table-cell>
          <table:table-cell table:style-name="ce1" office:value-type="float" office:value="0.3216" calcext:value-type="float">
            <text:p>0.3216</text:p>
          </table:table-cell>
        </table:table-row>
        <table:table-row table:style-name="ro3">
          <table:table-cell table:style-name="ce1" office:value-type="string" calcext:value-type="string">
            <text:p>COMP_CON</text:p>
          </table:table-cell>
          <table:table-cell table:style-name="ce2" office:value-type="string" calcext:value-type="string">
            <text:p>We recommend that you vote <text:s/>For <text:s/>the ratification of the appointment of Ernst &amp; Young LLP as AmerisourceBergen's independent registered public accounting firm for fiscal year 2016</text:p>
          </table:table-cell>
          <table:table-cell table:style-name="ce1" office:value-type="float" office:value="0.4917" calcext:value-type="float">
            <text:p>0.4917</text:p>
          </table:table-cell>
        </table:table-row>
        <table:table-row table:style-name="ro4">
          <table:table-cell table:style-name="ce1" office:value-type="string" calcext:value-type="string">
            <text:p>COMP_CON</text:p>
          </table:table-cell>
          <table:table-cell table:style-name="ce2" office:value-type="string" calcext:value-type="string">
            <text:p>Ernst &amp; Young LLP has been retained as AmerisourceBergen's external auditor since 2001</text:p>
          </table:table-cell>
          <table:table-cell table:style-name="ce1" office:value-type="float" office:value="0.0811" calcext:value-type="float">
            <text:p>0.0811</text:p>
          </table:table-cell>
        </table:table-row>
        <table:table-row table:style-name="ro3">
          <table:table-cell table:style-name="ce1" office:value-type="string" calcext:value-type="string">
            <text:p>SOCENV_INC</text:p>
          </table:table-cell>
          <table:table-cell table:style-name="ce2" office:value-type="string" calcext:value-type="string">
            <text:p>Audit services for fiscal year 2016 also will include the audit of the effectiveness of our internal control over financial reporting as required by Section 404 of the Sarbanes-Oxley Act of 2002</text:p>
          </table:table-cell>
          <table:table-cell table:style-name="ce1" office:value-type="float" office:value="0.4446" calcext:value-type="float">
            <text:p>0.4446</text:p>
          </table:table-cell>
        </table:table-row>
        <table:table-row table:style-name="ro1">
          <table:table-cell table:style-name="ce1" office:value-type="string" calcext:value-type="string">
            <text:p>COMP_CON</text:p>
          </table:table-cell>
          <table:table-cell table:style-name="ce2" office:value-type="string" calcext:value-type="string">
            <text:p>Additionally, Ernst &amp; Young LLP may provide audit-related, tax and other services comparable in nature to the services performed in fiscal years 2014 and 2015, as described under the heading <text:s/>Independent Registered Public Accounting Firm's Fees</text:p>
          </table:table-cell>
          <table:table-cell table:style-name="ce1" office:value-type="float" office:value="0.2185" calcext:value-type="float">
            <text:p>0.2185</text:p>
          </table:table-cell>
        </table:table-row>
        <table:table-row table:style-name="ro4">
          <table:table-cell table:style-name="ce1" office:value-type="string" calcext:value-type="string">
            <text:p>COMP_CON</text:p>
          </table:table-cell>
          <table:table-cell table:style-name="ce2" office:value-type="string" calcext:value-type="string">
            <text:p>What services will the independent registered public accounting firm provide</text:p>
          </table:table-cell>
          <table:table-cell table:style-name="ce1" office:value-type="float" office:value="0.8194" calcext:value-type="float">
            <text:p>0.8194</text:p>
          </table:table-cell>
        </table:table-row>
        <table:table-row table:style-name="ro1">
          <table:table-cell table:style-name="ce1" office:value-type="string" calcext:value-type="string">
            <text:p>SOCENV_INC</text:p>
          </table:table-cell>
          <table:table-cell table:style-name="ce2" office:value-type="string" calcext:value-type="string">
            <text:p>Additionally, Ernst &amp; Young LLP may provide audit-related, tax and other services comparable in nature to the services performed in fiscal years 2014 and 2015, as described under the heading <text:s/>Independent Registered Public Accounting Firm's Fees</text:p>
          </table:table-cell>
          <table:table-cell table:style-name="ce1" office:value-type="float" office:value="0.0565" calcext:value-type="float">
            <text:p>0.0565</text:p>
          </table:table-cell>
        </table:table-row>
        <table:table-row table:style-name="ro1">
          <table:table-cell table:style-name="ce1" office:value-type="string" calcext:value-type="string">
            <text:p>COMP_CON</text:p>
          </table:table-cell>
          <table:table-cell table:style-name="ce2" office:value-type="string" calcext:value-type="string">
            <text:p>Audit services provided by Ernst &amp; Young LLP for fiscal year 2016 will include examination of the consolidated financial statements of AmerisourceBergen and services related to periodic SEC filings</text:p>
          </table:table-cell>
          <table:table-cell table:style-name="ce1" office:value-type="float" office:value="0.16" calcext:value-type="float">
            <text:p>0.16</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reviews the process that we and Ernst &amp; Young LLP undertake to ensure the rotation of the audit partner responsible for reviewing the audit, and evaluates the qualifications and experience of the individual selected to serve as lead partner for our audit</text:p>
          </table:table-cell>
          <table:table-cell table:style-name="ce1" office:value-type="float" office:value="0.1112" calcext:value-type="float">
            <text:p>0.1112</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reviews the process that we and Ernst &amp; Young LLP undertake to ensure the rotation of the audit partner responsible for reviewing the audit, and evaluates the qualifications and experience of the individual selected to serve as lead partner for our audit</text:p>
          </table:table-cell>
          <table:table-cell table:style-name="ce1" office:value-type="float" office:value="0.1619" calcext:value-type="float">
            <text:p>0.1619</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in a comprehensive annual evaluation of the external auditor's qualifications, performance and independence</text:p>
          </table:table-cell>
          <table:table-cell table:style-name="ce1" office:value-type="float" office:value="0.1118" calcext:value-type="float">
            <text:p>0.1118</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in a comprehensive annual evaluation of the external auditor's qualifications, performance and independence</text:p>
          </table:table-cell>
          <table:table-cell table:style-name="ce1" office:value-type="float" office:value="0.128" calcext:value-type="float">
            <text:p>0.128</text:p>
          </table:table-cell>
        </table:table-row>
        <table:table-row table:style-name="ro4">
          <table:table-cell table:style-name="ce1" office:value-type="string" calcext:value-type="string">
            <text:p>COMP_CON</text:p>
          </table:table-cell>
          <table:table-cell table:style-name="ce2" office:value-type="string" calcext:value-type="string">
            <text:p>Pearl Meyer did not provide any services to management in fiscal year 2015</text:p>
          </table:table-cell>
          <table:table-cell table:style-name="ce1" office:value-type="float" office:value="0.3817" calcext:value-type="float">
            <text:p>0.3817</text:p>
          </table:table-cell>
        </table:table-row>
        <table:table-row table:style-name="ro1">
          <table:table-cell table:style-name="ce1" office:value-type="string" calcext:value-type="string">
            <text:p>COMP_CON</text:p>
          </table:table-cell>
          <table:table-cell table:style-name="ce2" office:value-type="string" calcext:value-type="string">
            <text:p>Representatives of Pearl Meyer attended Committee meetings and met privately from time to time with the Committee and individual Committee members to plan for Committee meetings and discuss executive compensation matters</text:p>
          </table:table-cell>
          <table:table-cell table:style-name="ce1" office:value-type="float" office:value="0.3329" calcext:value-type="float">
            <text:p>0.3329</text:p>
          </table:table-cell>
        </table:table-row>
        <table:table-row table:style-name="ro7">
          <table:table-cell table:style-name="ce1" office:value-type="string" calcext:value-type="string">
            <text:p>SOCENV_INC</text:p>
          </table:table-cell>
          <table:table-cell table:style-name="ce2" office:value-type="string" calcext:value-type="string">
            <text:p>Target Incentive <text:s text:c="10"/>Name <text:s text:c="2"/>2015 Base Salary <text:s text:c="2"/>Percent of Base Salary <text:s text:c="2"/>Amount <text:s text:c="2"/>Maximum Bonus Potential <text:s text:c="2"/>Percentage Payout versus Target Incentive <text:s text:c="2"/>Actual Bonus Payout Steven H. Collis <text:s text:c="2"/>$1,190,000 <text:s text:c="2"/>135% <text:s text:c="2"/>$1,606,500 <text:s text:c="2"/>$ 3,213,000 <text:s text:c="2"/>152.3% <text:s text:c="4"/>$2,447,342 Tim G. Guttman $ 680,000 100% $ 680,000 $ 1,360,000 152.3% $1,035,912 John G. Chou <text:s text:c="2"/>$ 600,000 <text:s text:c="2"/>100% <text:s text:c="2"/>$ 600,000 <text:s text:c="2"/>$ 1,200,000 <text:s text:c="2"/>152.3% <text:s text:c="4"/>$ 914,040 James D. Frary $ 580,000 100% $ 580,000 $ 1,160,000 167.7% $ 972,660 David W. Neu <text:s text:c="2"/>$ 630,000 <text:s text:c="2"/>100% <text:s text:c="2"/>$ 630,000 <text:s text:c="2"/>$ 1,260,000 <text:s text:c="2"/>127.4% <text:s text:c="4"/>$ 802,809 ​ <text:s text:c="2"/>35 ~ <text:s/>AmensourceBergen-</text:p>
          </table:table-cell>
          <table:table-cell table:style-name="ce1" office:value-type="float" office:value="0.0872" calcext:value-type="float">
            <text:p>0.0872</text:p>
          </table:table-cell>
        </table:table-row>
        <table:table-row table:style-name="ro3">
          <table:table-cell table:style-name="ce1" office:value-type="string" calcext:value-type="string">
            <text:p>SOCENV_INC</text:p>
          </table:table-cell>
          <table:table-cell table:style-name="ce2" office:value-type="string" calcext:value-type="string">
            <text:p>The Committee reviews our prior year financial performance and the executives' leadership and focus on fostering our strategic initiatives</text:p>
          </table:table-cell>
          <table:table-cell table:style-name="ce1" office:value-type="float" office:value="0.0831" calcext:value-type="float">
            <text:p>0.0831</text:p>
          </table:table-cell>
        </table:table-row>
        <table:table-row table:style-name="ro2">
          <table:table-cell table:style-name="ce1" office:value-type="string" calcext:value-type="string">
            <text:p>COMP_CON</text:p>
          </table:table-cell>
          <table:table-cell table:style-name="ce2" office:value-type="string" calcext:value-type="string">
            <text:p>The target values are informed by the Committee's review of the competitive positioning of each element of pay based on compensation data prepared by the external compensation consultant with reference to our peer group for our CEO and CFO and with reference to published market compensation data for the other named executive officers</text:p>
          </table:table-cell>
          <table:table-cell table:style-name="ce1" office:value-type="float" office:value="0.9993" calcext:value-type="float">
            <text:p>0.9993</text:p>
          </table:table-cell>
        </table:table-row>
        <table:table-row table:style-name="ro1">
          <table:table-cell table:style-name="ce1" office:value-type="string" calcext:value-type="string">
            <text:p>SOCENV_INC</text:p>
          </table:table-cell>
          <table:table-cell table:style-name="ce2" office:value-type="string" calcext:value-type="string">
            <text:p>The Committee's determination was based on AmerisourceBergen's achievement of a compound annual adjusted EPS growth rate of 17.2% and an average annual adjusted ROIC of 21.5%, for the three-year performance period ended September 30, 2015</text:p>
          </table:table-cell>
          <table:table-cell table:style-name="ce1" office:value-type="float" office:value="0.0585" calcext:value-type="float">
            <text:p>0.0585</text:p>
          </table:table-cell>
        </table:table-row>
        <table:table-row table:style-name="ro2">
          <table:table-cell table:style-name="ce1" office:value-type="string" calcext:value-type="string">
            <text:p>SOCENV_INC</text:p>
          </table:table-cell>
          <table:table-cell table:style-name="ce2" office:value-type="string" calcext:value-type="string">
            <text:p>Director since 2008 Age 65 Ensign Professor of Medicine, Professor of Internal Medicine, and Dean of Yale School of Medicine, New Haven, Connecticut <text:s text:c="9"/>ROXANNE S. AUSTIN <text:s/>Director since 2000 Age 55 <text:s text:c="2"/>President and Chief Executive Officer, Austin Investment Advisors, Newport Coast, California (Private Investment and Consulting Firm)</text:p>
          </table:table-cell>
          <table:table-cell table:style-name="ce1" office:value-type="float" office:value="0.1807" calcext:value-type="float">
            <text:p>0.180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NOMINEES FOR ELECTION AS DIRECTORS <text:s/>Dr. Alpern has served as the Ensign Professor of Medicine, Professor of Internal Medicine, and Dean of Yale School of Medicine since June 2004</text:p>
          </table:table-cell>
          <table:table-cell table:style-name="ce1" office:value-type="float" office:value="0.2456" calcext:value-type="float">
            <text:p>0.2456</text:p>
          </table:table-cell>
        </table:table-row>
        <table:table-row table:style-name="ro3">
          <table:table-cell table:style-name="ce1" office:value-type="string" calcext:value-type="string">
            <text:p>SOCENV_INC</text:p>
          </table:table-cell>
          <table:table-cell table:style-name="ce2" office:value-type="string" calcext:value-type="string">
            <text:p>Dr. Alpern also serves as a Director of AbbVie Inc. and as a Director on the Board of Yale—New Haven Hospital</text:p>
          </table:table-cell>
          <table:table-cell table:style-name="ce1" office:value-type="float" office:value="0.101" calcext:value-type="float">
            <text:p>0.101</text:p>
          </table:table-cell>
        </table:table-row>
        <table:table-row table:style-name="ro1">
          <table:table-cell table:style-name="ce1" office:value-type="string" calcext:value-type="string">
            <text:p>SOCENV_INC</text:p>
          </table:table-cell>
          <table:table-cell table:style-name="ce2" office:value-type="string" calcext:value-type="string">
            <text:p>Through her extensive management and operating roles, including her financial roles, Ms. Austin contributes significant oversight and leadership experience, including financial expertise and knowledge of financial statements, corporate finance and accounting matters</text:p>
          </table:table-cell>
          <table:table-cell table:style-name="ce1" office:value-type="float" office:value="0.1076" calcext:value-type="float">
            <text:p>0.1076</text:p>
          </table:table-cell>
        </table:table-row>
        <table:table-row table:style-name="ro3">
          <table:table-cell table:style-name="ce1" office:value-type="string" calcext:value-type="string">
            <text:p>SOCENV_INC</text:p>
          </table:table-cell>
          <table:table-cell table:style-name="ce2" office:value-type="string" calcext:value-type="string">
            <text:p>Ms. Austin is President and Chief Executive Officer of Austin Investment Advisors, a private investment and consulting firm, a position she has held since 2004</text:p>
          </table:table-cell>
          <table:table-cell table:style-name="ce1" office:value-type="float" office:value="0.0784" calcext:value-type="float">
            <text:p>0.0784</text:p>
          </table:table-cell>
        </table:table-row>
        <table:table-row table:style-name="ro3">
          <table:table-cell table:style-name="ce1" office:value-type="string" calcext:value-type="string">
            <text:p>COMP_CON</text:p>
          </table:table-cell>
          <table:table-cell table:style-name="ce2" office:value-type="string" calcext:value-type="string">
            <text:p>From July 1998 to June 2004, Dr. Alpern was the Dean of The University of Texas Southwestern Medical Center</text:p>
          </table:table-cell>
          <table:table-cell table:style-name="ce1" office:value-type="float" office:value="0.4449" calcext:value-type="float">
            <text:p>0.4449</text:p>
          </table:table-cell>
        </table:table-row>
        <table:table-row table:style-name="ro6">
          <table:table-cell table:style-name="ce1" office:value-type="string" calcext:value-type="string">
            <text:p>COMP_CON</text:p>
          </table:table-cell>
          <table:table-cell table:style-name="ce2" office:value-type="string" calcext:value-type="string">
            <text:p>As the Ensign Professor of Medicine, Professor of Internal Medicine, and Dean of Yale School of Medicine, Dean of The University of Texas Southwestern Medical Center, and as a Director on the Board of Yale—New Haven Hospital, Dr. Alpern contributes valuable insights to the Board through his medical and scientific expertise and his knowledge of the health care environment and the scientific nature of Abbott's key research and development initiatives</text:p>
          </table:table-cell>
          <table:table-cell table:style-name="ce1" office:value-type="float" office:value="0.0766" calcext:value-type="float">
            <text:p>0.0766</text:p>
          </table:table-cell>
        </table:table-row>
        <table:table-row table:style-name="ro6">
          <table:table-cell table:style-name="ce1" office:value-type="string" calcext:value-type="string">
            <text:p>SOCENV_INC</text:p>
          </table:table-cell>
          <table:table-cell table:style-name="ce2" office:value-type="string" calcext:value-type="string">
            <text:p>As the Ensign Professor of Medicine, Professor of Internal Medicine, and Dean of Yale School of Medicine, Dean of The University of Texas Southwestern Medical Center, and as a Director on the Board of Yale—New Haven Hospital, Dr. Alpern contributes valuable insights to the Board through his medical and scientific expertise and his knowledge of the health care environment and the scientific nature of Abbott's key research and development initiatives</text:p>
          </table:table-cell>
          <table:table-cell table:style-name="ce1" office:value-type="float" office:value="0.6316" calcext:value-type="float">
            <text:p>0.6316</text:p>
          </table:table-cell>
        </table:table-row>
        <table:table-row table:style-name="ro6">
          <table:table-cell table:style-name="ce1" office:value-type="string" calcext:value-type="string">
            <text:p>SOCENV_INC</text:p>
          </table:table-cell>
          <table:table-cell table:style-name="ce2" office:value-type="string" calcext:value-type="string">
            <text:p>Kellogg Graduate School of Management and the Michael L. Nemmers Professor of Management and Organizations at Northwestern University, Evanston, Illinois <text:s text:c="9"/>W. JAMES FARRELL <text:s/>Director since 2006 Age 73 <text:s text:c="2"/>Retired Chairman and Chief Executive Officer of Illinois Tool Works Inc., <text:s text:c="2"/>Glenview, Illinois (Worldwide Manufacturer of Highly Engineered Products <text:s text:c="2"/>and Specialty Systems)</text:p>
          </table:table-cell>
          <table:table-cell table:style-name="ce1" office:value-type="float" office:value="0.1681" calcext:value-type="float">
            <text:p>0.1681</text:p>
          </table:table-cell>
        </table:table-row>
        <table:table-row table:style-name="ro2">
          <table:table-cell table:style-name="ce1" office:value-type="string" calcext:value-type="string">
            <text:p>COMP_CON</text:p>
          </table:table-cell>
          <table:table-cell table:style-name="ce2" office:value-type="string" calcext:value-type="string">
            <text:p>Kellogg Graduate School of Management at Northwestern University and as the Vice Dean and Dean of the undergraduate college of New York University's Leonard N. Stern School of Business, Ms. Blount provides Abbott's Board with expertise on business organization, governance and business management matters</text:p>
          </table:table-cell>
          <table:table-cell table:style-name="ce1" office:value-type="float" office:value="0.3343" calcext:value-type="float">
            <text:p>0.3343</text:p>
          </table:table-cell>
        </table:table-row>
        <table:table-row table:style-name="ro3">
          <table:table-cell table:style-name="ce1" office:value-type="string" calcext:value-type="string">
            <text:p>SOCENV_INC</text:p>
          </table:table-cell>
          <table:table-cell table:style-name="ce2" office:value-type="string" calcext:value-type="string">
            <text:p>Ms. Blount joined the faculty of New York University's Leonard N. Stern School of Business in 2001 and was the Abraham L. Gitlow Professor of Management and Organizations</text:p>
          </table:table-cell>
          <table:table-cell table:style-name="ce1" office:value-type="float" office:value="0.1097" calcext:value-type="float">
            <text:p>0.1097</text:p>
          </table:table-cell>
        </table:table-row>
        <table:table-row table:style-name="ro3">
          <table:table-cell table:style-name="ce1" office:value-type="string" calcext:value-type="string">
            <text:p>COMP_CON</text:p>
          </table:table-cell>
          <table:table-cell table:style-name="ce2" office:value-type="string" calcext:value-type="string">
            <text:p>Prior to joining NYU in 2001, Ms. Blount held academic posts at the University of Chicago's Graduate School of Business from 1992 to 2001</text:p>
          </table:table-cell>
          <table:table-cell table:style-name="ce1" office:value-type="float" office:value="0.1058" calcext:value-type="float">
            <text:p>0.1058</text:p>
          </table:table-cell>
        </table:table-row>
        <table:table-row table:style-name="ro3">
          <table:table-cell table:style-name="ce1" office:value-type="string" calcext:value-type="string">
            <text:p>SOCENV_INC</text:p>
          </table:table-cell>
          <table:table-cell table:style-name="ce2" office:value-type="string" calcext:value-type="string">
            <text:p>From 2004 to 2010, she served as the Vice Dean and Dean of the undergraduate college of New York University's Leonard N. Stern School of Business</text:p>
          </table:table-cell>
          <table:table-cell table:style-name="ce1" office:value-type="float" office:value="0.0837" calcext:value-type="float">
            <text:p>0.0837</text:p>
          </table:table-cell>
        </table:table-row>
        <table:table-row table:style-name="ro1">
          <table:table-cell table:style-name="ce1" office:value-type="string" calcext:value-type="string">
            <text:p>COMP_CON</text:p>
          </table:table-cell>
          <table:table-cell table:style-name="ce2" office:value-type="string" calcext:value-type="string">
            <text:p>Ms. McKinstry also serves on the Advisory Board of the University of Rhode Island, the Board of Overseers of Columbia Business School, the Advisory Board of the Harrington School of Communication and Media, and the Board of Directors of Russell Reynolds Associates</text:p>
          </table:table-cell>
          <table:table-cell table:style-name="ce1" office:value-type="float" office:value="0.2696" calcext:value-type="float">
            <text:p>0.2696</text:p>
          </table:table-cell>
        </table:table-row>
        <table:table-row table:style-name="ro1">
          <table:table-cell table:style-name="ce1" office:value-type="string" calcext:value-type="string">
            <text:p>SOCENV_INC</text:p>
          </table:table-cell>
          <table:table-cell table:style-name="ce2" office:value-type="string" calcext:value-type="string">
            <text:p>Ms. McKinstry also serves on the Advisory Board of the University of Rhode Island, the Board of Overseers of Columbia Business School, the Advisory Board of the Harrington School of Communication and Media, and the Board of Directors of Russell Reynolds Associates</text:p>
          </table:table-cell>
          <table:table-cell table:style-name="ce1" office:value-type="float" office:value="0.161" calcext:value-type="float">
            <text:p>0.161</text:p>
          </table:table-cell>
        </table:table-row>
        <table:table-row table:style-name="ro2">
          <table:table-cell table:style-name="ce1" office:value-type="string" calcext:value-type="string">
            <text:p>SOCENV_INC</text:p>
          </table:table-cell>
          <table:table-cell table:style-name="ce2" office:value-type="string" calcext:value-type="string">
            <text:p>Through his executive leadership at Allstate and American International Group, and his board service at several Fortune 100 companies across a broad range of industries, Mr. Liddy provides valuable insights on corporate strategy, risk management, corporate governance and many other issues facing large, global enterprises</text:p>
          </table:table-cell>
          <table:table-cell table:style-name="ce1" office:value-type="float" office:value="0.0659" calcext:value-type="float">
            <text:p>0.0659</text:p>
          </table:table-cell>
        </table:table-row>
        <table:table-row table:style-name="ro1">
          <table:table-cell table:style-name="ce1" office:value-type="string" calcext:value-type="string">
            <text:p>SOCENV_INC</text:p>
          </table:table-cell>
          <table:table-cell table:style-name="ce2" office:value-type="string" calcext:value-type="string">
            <text:p>Her tenure with the Office of Management and Budget and as Special Assistant to the Secretary and Deputy Secretary of Defense enables her to provide government perspective and experience in a highly regulated industry</text:p>
          </table:table-cell>
          <table:table-cell table:style-name="ce1" office:value-type="float" office:value="0.0512" calcext:value-type="float">
            <text:p>0.0512</text:p>
          </table:table-cell>
        </table:table-row>
        <table:table-row table:style-name="ro3">
          <table:table-cell table:style-name="ce1" office:value-type="string" calcext:value-type="string">
            <text:p>SOCENV_INC</text:p>
          </table:table-cell>
          <table:table-cell table:style-name="ce2" office:value-type="string" calcext:value-type="string">
            <text:p>Previously, Ms. Novakovic was Special Assistant to the Secretary and Deputy Secretary of Defense, and had been a Deputy Associate Director of the Office of Management and Budget</text:p>
          </table:table-cell>
          <table:table-cell table:style-name="ce1" office:value-type="float" office:value="0.0655" calcext:value-type="float">
            <text:p>0.0655</text:p>
          </table:table-cell>
        </table:table-row>
        <table:table-row table:style-name="ro6">
          <table:table-cell table:style-name="ce1" office:value-type="string" calcext:value-type="string">
            <text:p>SOCENV_INC</text:p>
          </table:table-cell>
          <table:table-cell table:style-name="ce2" office:value-type="string" calcext:value-type="string">
            <text:p>Serving as Abbott's Chairman of the Board and Chief Executive Officer since 1999 and having joined Abbott in 1984, Mr. White contributes not only his valuable business, management and leadership experience, but also his extensive knowledge of the Company and its global operations, as well as key insights into strategic, management and operation matters, ensuring the appropriate level of oversight and responsibility is applied to all Board decisions</text:p>
          </table:table-cell>
          <table:table-cell table:style-name="ce1" office:value-type="float" office:value="0.5572" calcext:value-type="float">
            <text:p>0.5572</text:p>
          </table:table-cell>
        </table:table-row>
        <table:table-row table:style-name="ro3">
          <table:table-cell table:style-name="ce1" office:value-type="string" calcext:value-type="string">
            <text:p>COMP_CON</text:p>
          </table:table-cell>
          <table:table-cell table:style-name="ce2" office:value-type="string" calcext:value-type="string">
            <text:p>Chosen by and from the independent members of the Board of Directors, and serves as the liaison between the Chairman of the Board and the independent directors</text:p>
          </table:table-cell>
          <table:table-cell table:style-name="ce1" office:value-type="float" office:value="0.112" calcext:value-type="float">
            <text:p>0.112</text:p>
          </table:table-cell>
        </table:table-row>
        <table:table-row table:style-name="ro3">
          <table:table-cell table:style-name="ce1" office:value-type="string" calcext:value-type="string">
            <text:p>COMP_CON</text:p>
          </table:table-cell>
          <table:table-cell table:style-name="ce2" office:value-type="string" calcext:value-type="string">
            <text:p>Has the authority to call meetings of the independent directors and, if requested by major shareholders, ensures that he or she is available for consultation and direct communication</text:p>
          </table:table-cell>
          <table:table-cell table:style-name="ce1" office:value-type="float" office:value="0.8975" calcext:value-type="float">
            <text:p>0.8975</text:p>
          </table:table-cell>
        </table:table-row>
        <table:table-row table:style-name="ro4">
          <table:table-cell table:style-name="ce1" office:value-type="string" calcext:value-type="string">
            <text:p>SOCENV_INC</text:p>
          </table:table-cell>
          <table:table-cell table:style-name="ce2" office:value-type="string" calcext:value-type="string">
            <text:p>Currently, the Chairman of the Nominations and Governance Committee acts as the lead director</text:p>
          </table:table-cell>
          <table:table-cell table:style-name="ce1" office:value-type="float" office:value="0.066" calcext:value-type="float">
            <text:p>0.066</text:p>
          </table:table-cell>
        </table:table-row>
        <table:table-row table:style-name="ro1">
          <table:table-cell table:style-name="ce1" office:value-type="string" calcext:value-type="string">
            <text:p>SOCENV_INC</text:p>
          </table:table-cell>
          <table:table-cell table:style-name="ce2" office:value-type="string" calcext:value-type="string">
            <text:p>By leading management and chairing the Board, we benefit from our CEO's strategic and operational insights, enabling a focused vision encompassing the full range, from long-term strategic direction and day-to-day execution Lead Independent Director</text:p>
          </table:table-cell>
          <table:table-cell table:style-name="ce1" office:value-type="float" office:value="0.0692" calcext:value-type="float">
            <text:p>0.0692</text:p>
          </table:table-cell>
        </table:table-row>
        <table:table-row table:style-name="ro4">
          <table:table-cell table:style-name="ce1" office:value-type="string" calcext:value-type="string">
            <text:p>COMP_CON</text:p>
          </table:table-cell>
          <table:table-cell table:style-name="ce2" office:value-type="string" calcext:value-type="string">
            <text:p>Currently, the Chairman of the Nominations and Governance Committee acts as the lead director</text:p>
          </table:table-cell>
          <table:table-cell table:style-name="ce1" office:value-type="float" office:value="0.1344" calcext:value-type="float">
            <text:p>0.1344</text:p>
          </table:table-cell>
        </table:table-row>
        <table:table-row table:style-name="ro3">
          <table:table-cell table:style-name="ce1" office:value-type="string" calcext:value-type="string">
            <text:p>COMP_CON</text:p>
          </table:table-cell>
          <table:table-cell table:style-name="ce2" office:value-type="string" calcext:value-type="string">
            <text:p>Facilitates communication with the Board and presides over regularly conducted executive sessions of the independent directors or sessions where the Chairman of the Board is not present</text:p>
          </table:table-cell>
          <table:table-cell table:style-name="ce1" office:value-type="float" office:value="0.5402" calcext:value-type="float">
            <text:p>0.5402</text:p>
          </table:table-cell>
        </table:table-row>
        <table:table-row table:style-name="ro6">
          <table:table-cell table:style-name="ce1" office:value-type="string" calcext:value-type="string">
            <text:p>SOCENV_INC</text:p>
          </table:table-cell>
          <table:table-cell table:style-name="ce2" office:value-type="string" calcext:value-type="string">
            <text:p>The Board has determined that the current leadership structure, in which the offices of Chairman and Chief Executive Officer are held by one individual and an independent director acts as lead director, ensures the appropriate level of oversight, independence, and responsibility is applied to all Board decisions, including risk oversight, and is in the best interests of Abbott and its shareholders</text:p>
          </table:table-cell>
          <table:table-cell table:style-name="ce1" office:value-type="float" office:value="0.775" calcext:value-type="float">
            <text:p>0.775</text:p>
          </table:table-cell>
        </table:table-row>
        <table:table-row table:style-name="ro1">
          <table:table-cell table:style-name="ce1" office:value-type="string" calcext:value-type="string">
            <text:p>COMP_CON</text:p>
          </table:table-cell>
          <table:table-cell table:style-name="ce2" office:value-type="string" calcext:value-type="string">
            <text:p>The Board also considered whether a director has any other material relationships with Abbott or its subsidiaries and concluded that none of these directors had a relationship that impaired the director's independence</text:p>
          </table:table-cell>
          <table:table-cell table:style-name="ce1" office:value-type="float" office:value="0.9124" calcext:value-type="float">
            <text:p>0.9124</text:p>
          </table:table-cell>
        </table:table-row>
        <table:table-row table:style-name="ro3">
          <table:table-cell table:style-name="ce1" office:value-type="string" calcext:value-type="string">
            <text:p>SOCENV_INC</text:p>
          </table:table-cell>
          <table:table-cell table:style-name="ce2" office:value-type="string" calcext:value-type="string">
            <text:p>Clear accountability and a single focus for the chain of command to execute our strategic initiatives and business plans</text:p>
          </table:table-cell>
          <table:table-cell table:style-name="ce1" office:value-type="float" office:value="0.1066" calcext:value-type="float">
            <text:p>0.1066</text:p>
          </table:table-cell>
        </table:table-row>
        <table:table-row table:style-name="ro3">
          <table:table-cell table:style-name="ce1" office:value-type="string" calcext:value-type="string">
            <text:p>COMP_CON</text:p>
          </table:table-cell>
          <table:table-cell table:style-name="ce2" office:value-type="string" calcext:value-type="string">
            <text:p>The Board has risk oversight responsibility for Abbott and administers this responsibility both directly and with assistance from its committees</text:p>
          </table:table-cell>
          <table:table-cell table:style-name="ce1" office:value-type="float" office:value="0.0903" calcext:value-type="float">
            <text:p>0.0903</text:p>
          </table:table-cell>
        </table:table-row>
        <table:table-row table:style-name="ro1">
          <table:table-cell table:style-name="ce1" office:value-type="string" calcext:value-type="string">
            <text:p>COMP_CON</text:p>
          </table:table-cell>
          <table:table-cell table:style-name="ce2" office:value-type="string" calcext:value-type="string">
            <text:p>This included consideration of the fact that some of the directors are officers or serve on boards of companies or entities to which Abbott sold products or made contributions or from which Abbott purchased products and services during the year</text:p>
          </table:table-cell>
          <table:table-cell table:style-name="ce1" office:value-type="float" office:value="0.2857" calcext:value-type="float">
            <text:p>0.2857</text:p>
          </table:table-cell>
        </table:table-row>
        <table:table-row table:style-name="ro3">
          <table:table-cell table:style-name="ce1" office:value-type="string" calcext:value-type="string">
            <text:p>COMP_CON</text:p>
          </table:table-cell>
          <table:table-cell table:style-name="ce2" office:value-type="string" calcext:value-type="string">
            <text:p>In making its determination, the Board relied on both information provided by the directors and information developed internally by Abbott</text:p>
          </table:table-cell>
          <table:table-cell table:style-name="ce1" office:value-type="float" office:value="0.8091" calcext:value-type="float">
            <text:p>0.8091</text:p>
          </table:table-cell>
        </table:table-row>
        <table:table-row table:style-name="ro3">
          <table:table-cell table:style-name="ce1" office:value-type="string" calcext:value-type="string">
            <text:p>SOCENV_INC</text:p>
          </table:table-cell>
          <table:table-cell table:style-name="ce2" office:value-type="string" calcext:value-type="string">
            <text:p>The Board has risk oversight responsibility for Abbott and administers this responsibility both directly and with assistance from its committees</text:p>
          </table:table-cell>
          <table:table-cell table:style-name="ce1" office:value-type="float" office:value="0.2675" calcext:value-type="float">
            <text:p>0.2675</text:p>
          </table:table-cell>
        </table:table-row>
        <table:table-row table:style-name="ro3">
          <table:table-cell table:style-name="ce1" office:value-type="string" calcext:value-type="string">
            <text:p>COMP_CON</text:p>
          </table:table-cell>
          <table:table-cell table:style-name="ce2" office:value-type="string" calcext:value-type="string">
            <text:p>To determine independence, the Board applied the categorical standards attached as Exhibit A to this proxy statement</text:p>
          </table:table-cell>
          <table:table-cell table:style-name="ce1" office:value-type="float" office:value="0.1737" calcext:value-type="float">
            <text:p>0.1737</text:p>
          </table:table-cell>
        </table:table-row>
        <table:table-row table:style-name="ro3">
          <table:table-cell table:style-name="ce1" office:value-type="string" calcext:value-type="string">
            <text:p>SOCENV_INC</text:p>
          </table:table-cell>
          <table:table-cell table:style-name="ce2" office:value-type="string" calcext:value-type="string">
            <text:p>To determine independence, the Board applied the categorical standards attached as Exhibit A to this proxy statement</text:p>
          </table:table-cell>
          <table:table-cell table:style-name="ce1" office:value-type="float" office:value="0.0529" calcext:value-type="float">
            <text:p>0.0529</text:p>
          </table:table-cell>
        </table:table-row>
        <table:table-row table:style-name="ro1">
          <table:table-cell table:style-name="ce1" office:value-type="string" calcext:value-type="string">
            <text:p>COMP_CON</text:p>
          </table:table-cell>
          <table:table-cell table:style-name="ce2" office:value-type="string" calcext:value-type="string">
            <text:p>The average attendance of all directors at Board and committee meetings in 2015 was ninety- seven percent and each director attended at least seventy-five percent of the total number of Board meetings and meetings of the committees on which he or she served</text:p>
          </table:table-cell>
          <table:table-cell table:style-name="ce1" office:value-type="float" office:value="0.3174" calcext:value-type="float">
            <text:p>0.3174</text:p>
          </table:table-cell>
        </table:table-row>
        <table:table-row table:style-name="ro1">
          <table:table-cell table:style-name="ce1" office:value-type="string" calcext:value-type="string">
            <text:p>SOCENV_INC</text:p>
          </table:table-cell>
          <table:table-cell table:style-name="ce2" office:value-type="string" calcext:value-type="string">
            <text:p>The average attendance of all directors at Board and committee meetings in 2015 was ninety- seven percent and each director attended at least seventy-five percent of the total number of Board meetings and meetings of the committees on which he or she served</text:p>
          </table:table-cell>
          <table:table-cell table:style-name="ce1" office:value-type="float" office:value="0.115" calcext:value-type="float">
            <text:p>0.115</text:p>
          </table:table-cell>
        </table:table-row>
        <table:table-row table:style-name="ro4">
          <table:table-cell table:style-name="ce1" office:value-type="string" calcext:value-type="string">
            <text:p>COMP_CON</text:p>
          </table:table-cell>
          <table:table-cell table:style-name="ce2" office:value-type="string" calcext:value-type="string">
            <text:p>Blount, W. J.</text:p>
          </table:table-cell>
          <table:table-cell table:style-name="ce1" office:value-type="float" office:value="0.0815" calcext:value-type="float">
            <text:p>0.0815</text:p>
          </table:table-cell>
        </table:table-row>
        <table:table-row table:style-name="ro3">
          <table:table-cell table:style-name="ce1" office:value-type="string" calcext:value-type="string">
            <text:p>COMP_CON</text:p>
          </table:table-cell>
          <table:table-cell table:style-name="ce2" office:value-type="string" calcext:value-type="string">
            <text:p>The Board has determined that each of the following directors is independent in accordance with the New York Stock Exchange listing standards: R</text:p>
          </table:table-cell>
          <table:table-cell table:style-name="ce1" office:value-type="float" office:value="0.0593" calcext:value-type="float">
            <text:p>0.0593</text:p>
          </table:table-cell>
        </table:table-row>
        <table:table-row table:style-name="ro3">
          <table:table-cell table:style-name="ce1" office:value-type="string" calcext:value-type="string">
            <text:p>SOCENV_INC</text:p>
          </table:table-cell>
          <table:table-cell table:style-name="ce2" office:value-type="string" calcext:value-type="string">
            <text:p>Abbott Laboratories <text:s text:c="5"/>21 Tenure <text:s text:c="10"/>5 or fewer years of service <text:s text:c="2"/>2 <text:s text:c="6"/>More than 5 and less than 10 years of service <text:s text:c="2"/>6 <text:s text:c="8"/>10 or more years of service <text:s text:c="2"/>2</text:p>
          </table:table-cell>
          <table:table-cell table:style-name="ce1" office:value-type="float" office:value="0.2207" calcext:value-type="float">
            <text:p>0.2207</text:p>
          </table:table-cell>
        </table:table-row>
        <table:table-row table:style-name="ro3">
          <table:table-cell table:style-name="ce1" office:value-type="string" calcext:value-type="string">
            <text:p>SOCENV_INC</text:p>
          </table:table-cell>
          <table:table-cell table:style-name="ce2" office:value-type="string" calcext:value-type="string">
            <text:p>Experience with Diverse Business Models <text:s text:c="2"/>Other Abbott Independent Director Metrics <text:s/>Our independent directors bring a balance of relevant skills, experience, and perspective</text:p>
          </table:table-cell>
          <table:table-cell table:style-name="ce1" office:value-type="float" office:value="0.2388" calcext:value-type="float">
            <text:p>0.2388</text:p>
          </table:table-cell>
        </table:table-row>
        <table:table-row table:style-name="ro4">
          <table:table-cell table:style-name="ce1" office:value-type="string" calcext:value-type="string">
            <text:p>SOCENV_INC</text:p>
          </table:table-cell>
          <table:table-cell table:style-name="ce2" office:value-type="string" calcext:value-type="string">
            <text:p>Senior Level Government Experience <text:s text:c="17"/>Corporate Governance</text:p>
          </table:table-cell>
          <table:table-cell table:style-name="ce1" office:value-type="float" office:value="0.485" calcext:value-type="float">
            <text:p>0.485</text:p>
          </table:table-cell>
        </table:table-row>
        <table:table-row table:style-name="ro3">
          <table:table-cell table:style-name="ce1" office:value-type="string" calcext:value-type="string">
            <text:p>COMP_CON</text:p>
          </table:table-cell>
          <table:table-cell table:style-name="ce2" office:value-type="string" calcext:value-type="string">
            <text:p>Experience with Diverse Business Models <text:s text:c="2"/>Other Abbott Independent Director Metrics <text:s/>Our independent directors bring a balance of relevant skills, experience, and perspective</text:p>
          </table:table-cell>
          <table:table-cell table:style-name="ce1" office:value-type="float" office:value="0.2048" calcext:value-type="float">
            <text:p>0.2048</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determined that Roxanne S. Austin, the Audit Committee's Chair, is an "audit committee financial expert."</text:p>
          </table:table-cell>
          <table:table-cell table:style-name="ce1" office:value-type="float" office:value="0.3948" calcext:value-type="float">
            <text:p>0.3948</text:p>
          </table:table-cell>
        </table:table-row>
        <table:table-row table:style-name="ro3">
          <table:table-cell table:style-name="ce1" office:value-type="string" calcext:value-type="string">
            <text:p>SOCENV_INC</text:p>
          </table:table-cell>
          <table:table-cell table:style-name="ce2" office:value-type="string" calcext:value-type="string">
            <text:p>The Board of Directors has determined that Roxanne S. Austin, the Audit Committee's Chair, is an "audit committee financial expert."</text:p>
          </table:table-cell>
          <table:table-cell table:style-name="ce1" office:value-type="float" office:value="0.1727" calcext:value-type="float">
            <text:p>0.1727</text:p>
          </table:table-cell>
        </table:table-row>
        <table:table-row table:style-name="ro3">
          <table:table-cell table:style-name="ce1" office:value-type="string" calcext:value-type="string">
            <text:p>SOCENV_INC</text:p>
          </table:table-cell>
          <table:table-cell table:style-name="ce2" office:value-type="string" calcext:value-type="string">
            <text:p>White <text:s text:c="10"/>Total Meetings Held in 2015 8 4 4 4 0 <text:s text:c="2"/>* Each of the committee members is financially literate, as is required of audit committee members by the New York Stock Exchange</text:p>
          </table:table-cell>
          <table:table-cell table:style-name="ce1" office:value-type="float" office:value="0.2236" calcext:value-type="float">
            <text:p>0.2236</text:p>
          </table:table-cell>
        </table:table-row>
        <table:table-row table:style-name="ro3">
          <table:table-cell table:style-name="ce1" office:value-type="string" calcext:value-type="string">
            <text:p>COMP_CON</text:p>
          </table:table-cell>
          <table:table-cell table:style-name="ce2" office:value-type="string" calcext:value-type="string">
            <text:p>22 <text:s text:c="5"/>Abbott Laboratories <text:s text:c="2"/>COMMITTEES OF THE BOARD OF DIRECTORS <text:s text:c="2"/>Current Members Audit* Compensation Nominations and Governance Public Policy Executive <text:s text:c="4"/>R. J.</text:p>
          </table:table-cell>
          <table:table-cell table:style-name="ce1" office:value-type="float" office:value="0.05" calcext:value-type="float">
            <text:p>0.05</text:p>
          </table:table-cell>
        </table:table-row>
        <table:table-row table:style-name="ro3">
          <table:table-cell table:style-name="ce1" office:value-type="string" calcext:value-type="string">
            <text:p>SOCENV_INC</text:p>
          </table:table-cell>
          <table:table-cell table:style-name="ce2" office:value-type="string" calcext:value-type="string">
            <text:p>22 <text:s text:c="5"/>Abbott Laboratories <text:s text:c="2"/>COMMITTEES OF THE BOARD OF DIRECTORS <text:s text:c="2"/>Current Members Audit* Compensation Nominations and Governance Public Policy Executive <text:s text:c="4"/>R. J.</text:p>
          </table:table-cell>
          <table:table-cell table:style-name="ce1" office:value-type="float" office:value="0.2601" calcext:value-type="float">
            <text:p>0.2601</text:p>
          </table:table-cell>
        </table:table-row>
        <table:table-row table:style-name="ro3">
          <table:table-cell table:style-name="ce1" office:value-type="string" calcext:value-type="string">
            <text:p>COMP_CON</text:p>
          </table:table-cell>
          <table:table-cell table:style-name="ce2" office:value-type="string" calcext:value-type="string">
            <text:p>Each of the members of the Audit Committee, Compensation Committee, Nominations and Governance Committee, and Public Policy Committee is independent</text:p>
          </table:table-cell>
          <table:table-cell table:style-name="ce1" office:value-type="float" office:value="0.4287" calcext:value-type="float">
            <text:p>0.4287</text:p>
          </table:table-cell>
        </table:table-row>
        <table:table-row table:style-name="ro3">
          <table:table-cell table:style-name="ce1" office:value-type="string" calcext:value-type="string">
            <text:p>COMP_CON</text:p>
          </table:table-cell>
          <table:table-cell table:style-name="ce2" office:value-type="string" calcext:value-type="string">
            <text:p>This Committee also reviews, approves, and administers the incentive compensation plans in which any executive officer of Abbott participates and all of Abbott's equity-based plans</text:p>
          </table:table-cell>
          <table:table-cell table:style-name="ce1" office:value-type="float" office:value="0.1995" calcext:value-type="float">
            <text:p>0.1995</text:p>
          </table:table-cell>
        </table:table-row>
        <table:table-row table:style-name="ro3">
          <table:table-cell table:style-name="ce1" office:value-type="string" calcext:value-type="string">
            <text:p>SOCENV_INC</text:p>
          </table:table-cell>
          <table:table-cell table:style-name="ce2" office:value-type="string" calcext:value-type="string">
            <text:p>Each of the members of the Audit Committee, Compensation Committee, Nominations and Governance Committee, and Public Policy Committee is independent</text:p>
          </table:table-cell>
          <table:table-cell table:style-name="ce1" office:value-type="float" office:value="0.1072" calcext:value-type="float">
            <text:p>0.1072</text:p>
          </table:table-cell>
        </table:table-row>
        <table:table-row table:style-name="ro4">
          <table:table-cell table:style-name="ce1" office:value-type="string" calcext:value-type="string">
            <text:p>COMP_CON</text:p>
          </table:table-cell>
          <table:table-cell table:style-name="ce2" office:value-type="string" calcext:value-type="string">
            <text:p>A copy of the report of the Audit Committee is on page 62</text:p>
          </table:table-cell>
          <table:table-cell table:style-name="ce1" office:value-type="float" office:value="0.0539" calcext:value-type="float">
            <text:p>0.0539</text:p>
          </table:table-cell>
        </table:table-row>
        <table:table-row table:style-name="ro6">
          <table:table-cell table:style-name="ce1" office:value-type="string" calcext:value-type="string">
            <text:p>SOCENV_INC</text:p>
          </table:table-cell>
          <table:table-cell table:style-name="ce2" office:value-type="string" calcext:value-type="string">
            <text:p>Audit Committee The Audit Committee assists the Board of Directors in fulfilling its oversight responsibility with respect to Abbott's accounting and financial reporting practices and the audit process; the quality and integrity of Abbott's financial statements; the independent auditors' qualifications, independence, and performance; the performance of Abbott's internal audit function and internal auditors; and certain areas of legal and regulatory compliance</text:p>
          </table:table-cell>
          <table:table-cell table:style-name="ce1" office:value-type="float" office:value="0.4274" calcext:value-type="float">
            <text:p>0.4274</text:p>
          </table:table-cell>
        </table:table-row>
        <table:table-row table:style-name="ro6">
          <table:table-cell table:style-name="ce1" office:value-type="string" calcext:value-type="string">
            <text:p>COMP_CON</text:p>
          </table:table-cell>
          <table:table-cell table:style-name="ce2" office:value-type="string" calcext:value-type="string">
            <text:p>Audit Committee The Audit Committee assists the Board of Directors in fulfilling its oversight responsibility with respect to Abbott's accounting and financial reporting practices and the audit process; the quality and integrity of Abbott's financial statements; the independent auditors' qualifications, independence, and performance; the performance of Abbott's internal audit function and internal auditors; and certain areas of legal and regulatory compliance</text:p>
          </table:table-cell>
          <table:table-cell table:style-name="ce1" office:value-type="float" office:value="0.124" calcext:value-type="float">
            <text:p>0.124</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The Board of Directors has five committees established in Abbott's By-Laws: Audit Committee, Compensation Committee, Nominations and Governance Committee, Public Policy Committee, and Executive Committee</text:p>
          </table:table-cell>
          <table:table-cell table:style-name="ce1" office:value-type="float" office:value="0.2275" calcext:value-type="float">
            <text:p>0.2275</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annually reviews the compensation paid to the members of the Board and gives its recommendations to the full Board regarding both the amount of director compensation that should be paid and the allocation of that compensation between equity-based awards and cash</text:p>
          </table:table-cell>
          <table:table-cell table:style-name="ce1" office:value-type="float" office:value="0.0605" calcext:value-type="float">
            <text:p>0.0605</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The Board of Directors has five committees established in Abbott's By-Laws: Audit Committee, Compensation Committee, Nominations and Governance Committee, Public Policy Committee, and Executive Committee</text:p>
          </table:table-cell>
          <table:table-cell table:style-name="ce1" office:value-type="float" office:value="0.1393" calcext:value-type="float">
            <text:p>0.1393</text:p>
          </table:table-cell>
        </table:table-row>
        <table:table-row table:style-name="ro1">
          <table:table-cell table:style-name="ce1" office:value-type="string" calcext:value-type="string">
            <text:p>COMP_CON</text:p>
          </table:table-cell>
          <table:table-cell table:style-name="ce2" office:value-type="string" calcext:value-type="string">
            <text:p>In recommending director compensation, the Compensation Committee takes comparable director fees into account and reviews any arrangement that could be viewed as indirect director compensation</text:p>
          </table:table-cell>
          <table:table-cell table:style-name="ce1" office:value-type="float" office:value="0.1952" calcext:value-type="float">
            <text:p>0.1952</text:p>
          </table:table-cell>
        </table:table-row>
        <table:table-row table:style-name="ro6">
          <table:table-cell table:style-name="ce1" office:value-type="string" calcext:value-type="string">
            <text:p>COMP_CON</text:p>
          </table:table-cell>
          <table:table-cell table:style-name="ce2" office:value-type="string" calcext:value-type="string">
            <text:p>Abbott's corporate governance guidelines, outline of directorship qualifications, director independence standards, code of business conduct, and the charters of Abbott's Audit Committee, Compensation Committee, Nominations and Governance Committee, and Public Policy Committee are all available in the corporate governance section of Abbott's investor relations website (www.abbottinvestor.com)</text:p>
          </table:table-cell>
          <table:table-cell table:style-name="ce1" office:value-type="float" office:value="0.4049" calcext:value-type="float">
            <text:p>0.4049</text:p>
          </table:table-cell>
        </table:table-row>
        <table:table-row table:style-name="ro6">
          <table:table-cell table:style-name="ce1" office:value-type="string" calcext:value-type="string">
            <text:p>SOCENV_INC</text:p>
          </table:table-cell>
          <table:table-cell table:style-name="ce2" office:value-type="string" calcext:value-type="string">
            <text:p>Abbott's corporate governance guidelines, outline of directorship qualifications, director independence standards, code of business conduct, and the charters of Abbott's Audit Committee, Compensation Committee, Nominations and Governance Committee, and Public Policy Committee are all available in the corporate governance section of Abbott's investor relations website (www.abbottinvestor.com)</text:p>
          </table:table-cell>
          <table:table-cell table:style-name="ce1" office:value-type="float" office:value="0.184" calcext:value-type="float">
            <text:p>0.184</text:p>
          </table:table-cell>
        </table:table-row>
        <table:table-row table:style-name="ro6">
          <table:table-cell table:style-name="ce1" office:value-type="string" calcext:value-type="string">
            <text:p>COMP_CON</text:p>
          </table:table-cell>
          <table:table-cell table:style-name="ce2" office:value-type="string" calcext:value-type="string">
            <text:p>Interested parties may communicate with the Board of Directors by writing a letter to the Chairman of the Board, to the Chairman of the Nominations and Governance Committee, who acts as the lead director at the meetings of the independent directors, or to the independent directors c/o Abbott Laboratories, 100 Abbott Park Road, D-364, AP6D, Abbott Park, Illinois 60064-6400, Attention: Corporate Secretary</text:p>
          </table:table-cell>
          <table:table-cell table:style-name="ce1" office:value-type="float" office:value="0.8957" calcext:value-type="float">
            <text:p>0.8957</text:p>
          </table:table-cell>
        </table:table-row>
        <table:table-row table:style-name="ro9">
          <table:table-cell table:style-name="ce1" office:value-type="string" calcext:value-type="string">
            <text:p>SOCENV_INC</text:p>
          </table:table-cell>
          <table:table-cell table:style-name="ce2" office:value-type="string" calcext:value-type="string">
            <text:p>Nominations and Governance Committee The Nominations and Governance Committee assists the Board of Directors in identifying individuals qualified to become Board members and recommends to the Board the nominees for election as directors at the next annual meeting of shareholders; recommends to the Board the people to be elected as executive officers of Abbott; develops and recommends to the Board the corporate governance guidelines applicable to Abbott; and serves in an advisory capacity to the Board and the Chairman of the Board on matters of organization, management succession plans, major changes in the organizational structure of Abbott, and the conduct of Board activities</text:p>
          </table:table-cell>
          <table:table-cell table:style-name="ce1" office:value-type="float" office:value="0.0896" calcext:value-type="float">
            <text:p>0.0896</text:p>
          </table:table-cell>
        </table:table-row>
        <table:table-row table:style-name="ro1">
          <table:table-cell table:style-name="ce1" office:value-type="string" calcext:value-type="string">
            <text:p>SOCENV_INC</text:p>
          </table:table-cell>
          <table:table-cell table:style-name="ce2" office:value-type="string" calcext:value-type="string">
            <text:p>Public Policy Committee The Public Policy Committee assists the Board of Directors in fulfilling its oversight responsibility with respect to Abbott's public policy, certain areas of legal and regulatory compliance, and governmental affairs and healthcare compliance issues that affect Abbott</text:p>
          </table:table-cell>
          <table:table-cell table:style-name="ce1" office:value-type="float" office:value="0.4021" calcext:value-type="float">
            <text:p>0.4021</text:p>
          </table:table-cell>
        </table:table-row>
        <table:table-row table:style-name="ro9">
          <table:table-cell table:style-name="ce1" office:value-type="string" calcext:value-type="string">
            <text:p>COMP_CON</text:p>
          </table:table-cell>
          <table:table-cell table:style-name="ce2" office:value-type="string" calcext:value-type="string">
            <text:p>Nominations and Governance Committee The Nominations and Governance Committee assists the Board of Directors in identifying individuals qualified to become Board members and recommends to the Board the nominees for election as directors at the next annual meeting of shareholders; recommends to the Board the people to be elected as executive officers of Abbott; develops and recommends to the Board the corporate governance guidelines applicable to Abbott; and serves in an advisory capacity to the Board and the Chairman of the Board on matters of organization, management succession plans, major changes in the organizational structure of Abbott, and the conduct of Board activities</text:p>
          </table:table-cell>
          <table:table-cell table:style-name="ce1" office:value-type="float" office:value="0.1716" calcext:value-type="float">
            <text:p>0.1716</text:p>
          </table:table-cell>
        </table:table-row>
        <table:table-row table:style-name="ro3">
          <table:table-cell table:style-name="ce1" office:value-type="string" calcext:value-type="string">
            <text:p>COMP_CON</text:p>
          </table:table-cell>
          <table:table-cell table:style-name="ce2" office:value-type="string" calcext:value-type="string">
            <text:p>From time to time, Abbott engages an executive search firm to assist the Committee in identifying individuals qualified to be Board members</text:p>
          </table:table-cell>
          <table:table-cell table:style-name="ce1" office:value-type="float" office:value="0.0861" calcext:value-type="float">
            <text:p>0.0861</text:p>
          </table:table-cell>
        </table:table-row>
        <table:table-row table:style-name="ro3">
          <table:table-cell table:style-name="ce1" office:value-type="string" calcext:value-type="string">
            <text:p>COMP_CON</text:p>
          </table:table-cell>
          <table:table-cell table:style-name="ce2" office:value-type="string" calcext:value-type="string">
            <text:p>The process used by the Committee to identify nominees is described on page 20 in the section captioned, "Director Selection."</text:p>
          </table:table-cell>
          <table:table-cell table:style-name="ce1" office:value-type="float" office:value="0.4766" calcext:value-type="float">
            <text:p>0.4766</text:p>
          </table:table-cell>
        </table:table-row>
        <table:table-row table:style-name="ro3">
          <table:table-cell table:style-name="ce1" office:value-type="string" calcext:value-type="string">
            <text:p>SOCENV_INC</text:p>
          </table:table-cell>
          <table:table-cell table:style-name="ce2" office:value-type="string" calcext:value-type="string">
            <text:p>The process used by this Committee to identify a nominee to serve as a member of the Board of Directors depends on the qualities being sought</text:p>
          </table:table-cell>
          <table:table-cell table:style-name="ce1" office:value-type="float" office:value="0.0595" calcext:value-type="float">
            <text:p>0.0595</text:p>
          </table:table-cell>
        </table:table-row>
        <table:table-row table:style-name="ro3">
          <table:table-cell table:style-name="ce1" office:value-type="string" calcext:value-type="string">
            <text:p>SOCENV_INC</text:p>
          </table:table-cell>
          <table:table-cell table:style-name="ce2" office:value-type="string" calcext:value-type="string">
            <text:p>The process used by the Committee to identify nominees is described on page 20 in the section captioned, "Director Selection."</text:p>
          </table:table-cell>
          <table:table-cell table:style-name="ce1" office:value-type="float" office:value="0.0753" calcext:value-type="float">
            <text:p>0.0753</text:p>
          </table:table-cell>
        </table:table-row>
        <table:table-row table:style-name="ro1">
          <table:table-cell table:style-name="ce1" office:value-type="string" calcext:value-type="string">
            <text:p>COMP_CON</text:p>
          </table:table-cell>
          <table:table-cell table:style-name="ce2" office:value-type="string" calcext:value-type="string">
            <text:p>The principal meets regularly and as needed with the Committee in executive sessions, has direct access to the Chair during and between meetings, and performs no other services for Abbott or its senior executives</text:p>
          </table:table-cell>
          <table:table-cell table:style-name="ce1" office:value-type="float" office:value="0.597" calcext:value-type="float">
            <text:p>0.597</text:p>
          </table:table-cell>
        </table:table-row>
        <table:table-row table:style-name="ro1">
          <table:table-cell table:style-name="ce1" office:value-type="string" calcext:value-type="string">
            <text:p>COMP_CON</text:p>
          </table:table-cell>
          <table:table-cell table:style-name="ce2" office:value-type="string" calcext:value-type="string">
            <text:p>Based on its evaluation of Meridian's independence in accordance with the New York Stock Exchange listing standards and information provided by Meridian, the Committee determined that the work performed by Meridian does not present any conflicts of interest</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The Compensation Committee has the sole authority, under its charter, to select, retain, and/or terminate independent compensation advisors</text:p>
          </table:table-cell>
          <table:table-cell table:style-name="ce1" office:value-type="float" office:value="0.905" calcext:value-type="float">
            <text:p>0.905</text:p>
          </table:table-cell>
        </table:table-row>
        <table:table-row table:style-name="ro4">
          <table:table-cell table:style-name="ce1" office:value-type="string" calcext:value-type="string">
            <text:p>COMP_CON</text:p>
          </table:table-cell>
          <table:table-cell table:style-name="ce2" office:value-type="string" calcext:value-type="string">
            <text:p>Meridian performs no other work for Abbott</text:p>
          </table:table-cell>
          <table:table-cell table:style-name="ce1" office:value-type="float" office:value="0.9528" calcext:value-type="float">
            <text:p>0.9528</text:p>
          </table:table-cell>
        </table:table-row>
        <table:table-row table:style-name="ro2">
          <table:table-cell table:style-name="ce1" office:value-type="string" calcext:value-type="string">
            <text:p>COMP_CON</text:p>
          </table:table-cell>
          <table:table-cell table:style-name="ce2" office:value-type="string" calcext:value-type="string">
            <text:p>The Committee determines what variables it will instruct the consultant to consider, and they include: peer groups against which performance and pay should be examined, financial metrics to be used to assess Abbott's relative performance, competitive long-term incentive practices in the marketplace, and compensation levels relative to market practice</text:p>
          </table:table-cell>
          <table:table-cell table:style-name="ce1" office:value-type="float" office:value="0.9462" calcext:value-type="float">
            <text:p>0.9462</text:p>
          </table:table-cell>
        </table:table-row>
        <table:table-row table:style-name="ro3">
          <table:table-cell table:style-name="ce1" office:value-type="string" calcext:value-type="string">
            <text:p>COMP_CON</text:p>
          </table:table-cell>
          <table:table-cell table:style-name="ce2" office:value-type="string" calcext:value-type="string">
            <text:p>The Committee engages compensation consultants to provide counsel and advice on executive and non-employee director compensation matters</text:p>
          </table:table-cell>
          <table:table-cell table:style-name="ce1" office:value-type="float" office:value="0.9888" calcext:value-type="float">
            <text:p>0.9888</text:p>
          </table:table-cell>
        </table:table-row>
        <table:table-row table:style-name="ro4">
          <table:table-cell table:style-name="ce1" office:value-type="string" calcext:value-type="string">
            <text:p>COMP_CON</text:p>
          </table:table-cell>
          <table:table-cell table:style-name="ce2" office:value-type="string" calcext:value-type="string">
            <text:p>The Committee negotiates and approves any fees paid to the consultant for these services</text:p>
          </table:table-cell>
          <table:table-cell table:style-name="ce1" office:value-type="float" office:value="0.993" calcext:value-type="float">
            <text:p>0.993</text:p>
          </table:table-cell>
        </table:table-row>
        <table:table-row table:style-name="ro4">
          <table:table-cell table:style-name="ce1" office:value-type="string" calcext:value-type="string">
            <text:p>COMP_CON</text:p>
          </table:table-cell>
          <table:table-cell table:style-name="ce2" office:value-type="string" calcext:value-type="string">
            <text:p>The Committee engaged Meridian as its compensation consultant for 2015</text:p>
          </table:table-cell>
          <table:table-cell table:style-name="ce1" office:value-type="float" office:value="0.9996" calcext:value-type="float">
            <text:p>0.9996</text:p>
          </table:table-cell>
        </table:table-row>
        <table:table-row table:style-name="ro4">
          <table:table-cell table:style-name="ce1" office:value-type="string" calcext:value-type="string">
            <text:p>COMP_CON</text:p>
          </table:table-cell>
          <table:table-cell table:style-name="ce2" office:value-type="string" calcext:value-type="string">
            <text:p>The consultant and its principal report directly to the Chair of the Committee</text:p>
          </table:table-cell>
          <table:table-cell table:style-name="ce1" office:value-type="float" office:value="0.9946" calcext:value-type="float">
            <text:p>0.9946</text:p>
          </table:table-cell>
        </table:table-row>
        <table:table-row table:style-name="ro1">
          <table:table-cell table:style-name="ce1" office:value-type="string" calcext:value-type="string">
            <text:p>COMP_CON</text:p>
          </table:table-cell>
          <table:table-cell table:style-name="ce2" office:value-type="string" calcext:value-type="string">
            <text:p>In partnership with the Committee's independent consultant and other consultants, this particular set of peer companies was determined shortly after the separation of AbbVie in 2013 to reflect the nature of our business going forward</text:p>
          </table:table-cell>
          <table:table-cell table:style-name="ce1" office:value-type="float" office:value="0.9973" calcext:value-type="float">
            <text:p>0.9973</text:p>
          </table:table-cell>
        </table:table-row>
        <table:table-row table:style-name="ro1">
          <table:table-cell table:style-name="ce1" office:value-type="string" calcext:value-type="string">
            <text:p>COMP_CON</text:p>
          </table:table-cell>
          <table:table-cell table:style-name="ce2" office:value-type="string" calcext:value-type="string">
            <text:p>In 2015, the Committee reviewed with its consultant and reaffirmed that these companies (after removing Covidien, which was acquired by Medtronic in 2015) continue to represent an appropriate peer group</text:p>
          </table:table-cell>
          <table:table-cell table:style-name="ce1" office:value-type="float" office:value="0.9977" calcext:value-type="float">
            <text:p>0.9977</text:p>
          </table:table-cell>
        </table:table-row>
        <table:table-row table:style-name="ro2">
          <table:table-cell table:style-name="ce1" office:value-type="string" calcext:value-type="string">
            <text:p>COMP_CON</text:p>
          </table:table-cell>
          <table:table-cell table:style-name="ce2" office:value-type="string" calcext:value-type="string">
            <text:p>BENCHMARKING USING PEER COMPANIES <text:s/>To determine the competitiveness of our compensation and benefit programs, the Committee, in consultation with its independent consultant, annually compares the level of compensation, market pay practices, and our relative performance to those of peer companies</text:p>
          </table:table-cell>
          <table:table-cell table:style-name="ce1" office:value-type="float" office:value="0.9991" calcext:value-type="float">
            <text:p>0.9991</text:p>
          </table:table-cell>
        </table:table-row>
        <table:table-row table:style-name="ro11">
          <table:table-cell table:style-name="ce1" office:value-type="string" calcext:value-type="string">
            <text:p>COMP_CON</text:p>
          </table:table-cell>
          <table:table-cell table:style-name="ce2" office:value-type="string" calcext:value-type="string">
            <text:p>42 <text:s text:c="5"/>Abbott Laboratories <text:s text:c="2"/>COMPENSATION RISK ASSESSMENT <text:s text:c="2"/>Compensation Committee chaired by independent, non-employee director <text:s text:c="2"/>Representation from the Audit Committee on the Compensation Committee <text:s text:c="2"/>Review of executive compensation programs by the Compensation Committee's independent consultant <text:s text:c="2"/>Robust review of compensation program elements and key performance drivers <text:s text:c="2"/>Detailed measurement of short- and long-term compensation elements to ensure balance</text:p>
          </table:table-cell>
          <table:table-cell table:style-name="ce1" office:value-type="float" office:value="0.9903" calcext:value-type="float">
            <text:p>0.9903</text:p>
          </table:table-cell>
        </table:table-row>
        <table:table-row table:style-name="ro4">
          <table:table-cell table:style-name="ce1" office:value-type="string" calcext:value-type="string">
            <text:p>COMP_CON</text:p>
          </table:table-cell>
          <table:table-cell table:style-name="ce2" office:value-type="string" calcext:value-type="string">
            <text:p>The Committee and the consultant both agreed with the assessment</text:p>
          </table:table-cell>
          <table:table-cell table:style-name="ce1" office:value-type="float" office:value="0.9984" calcext:value-type="float">
            <text:p>0.9984</text:p>
          </table:table-cell>
        </table:table-row>
        <table:table-row table:style-name="ro3">
          <table:table-cell table:style-name="ce1" office:value-type="string" calcext:value-type="string">
            <text:p>COMP_CON</text:p>
          </table:table-cell>
          <table:table-cell table:style-name="ce2" office:value-type="string" calcext:value-type="string">
            <text:p>This assessment was discussed with the Compensation Committee and its independent compensation consultant</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Appropriateness of this group is assessed annually by the Compensation Committee's independent consultant and approved by the Compensation Committee</text:p>
          </table:table-cell>
          <table:table-cell table:style-name="ce1" office:value-type="float" office:value="0.9922" calcext:value-type="float">
            <text:p>0.9922</text:p>
          </table:table-cell>
        </table:table-row>
        <table:table-row table:style-name="ro4">
          <table:table-cell table:style-name="ce1" office:value-type="string" calcext:value-type="string">
            <text:p>SOCENV_INC</text:p>
          </table:table-cell>
          <table:table-cell table:style-name="ce2" office:value-type="string" calcext:value-type="string">
            <text:p>Globally diverse manufacturing-driven organizations with significant international operations</text:p>
          </table:table-cell>
          <table:table-cell table:style-name="ce1" office:value-type="float" office:value="0.2871" calcext:value-type="float">
            <text:p>0.2871</text:p>
          </table:table-cell>
        </table:table-row>
        <table:table-row table:style-name="ro3">
          <table:table-cell table:style-name="ce1" office:value-type="string" calcext:value-type="string">
            <text:p>COMP_CON</text:p>
          </table:table-cell>
          <table:table-cell table:style-name="ce2" office:value-type="string" calcext:value-type="string">
            <text:p>Therefore, our peer group includes consumer and household product companies: Procter &amp; Gamble, Kimberly-Clark, Coca-Cola, and McDonald's</text:p>
          </table:table-cell>
          <table:table-cell table:style-name="ce1" office:value-type="float" office:value="0.1011" calcext:value-type="float">
            <text:p>0.1011</text:p>
          </table:table-cell>
        </table:table-row>
        <table:table-row table:style-name="ro3">
          <table:table-cell table:style-name="ce1" office:value-type="string" calcext:value-type="string">
            <text:p>SOCENV_INC</text:p>
          </table:table-cell>
          <table:table-cell table:style-name="ce2" office:value-type="string" calcext:value-type="string">
            <text:p>Therefore, our peer group includes consumer and household product companies: Procter &amp; Gamble, Kimberly-Clark, Coca-Cola, and McDonald's</text:p>
          </table:table-cell>
          <table:table-cell table:style-name="ce1" office:value-type="float" office:value="0.2909" calcext:value-type="float">
            <text:p>0.2909</text:p>
          </table:table-cell>
        </table:table-row>
        <table:table-row table:style-name="ro3">
          <table:table-cell table:style-name="ce1" office:value-type="string" calcext:value-type="string">
            <text:p>COMP_CON</text:p>
          </table:table-cell>
          <table:table-cell table:style-name="ce2" office:value-type="string" calcext:value-type="string">
            <text:p>Although Standard &amp; Poor's has assigned Abbott to the General Industry Classification Standard of "Health Care Equipment," this classification does not accurately describe Abbott or our peers:</text:p>
          </table:table-cell>
          <table:table-cell table:style-name="ce1" office:value-type="float" office:value="0.1341" calcext:value-type="float">
            <text:p>0.1341</text:p>
          </table:table-cell>
        </table:table-row>
        <table:table-row table:style-name="ro3">
          <table:table-cell table:style-name="ce1" office:value-type="string" calcext:value-type="string">
            <text:p>SOCENV_INC</text:p>
          </table:table-cell>
          <table:table-cell table:style-name="ce2" office:value-type="string" calcext:value-type="string">
            <text:p>Although Standard &amp; Poor's has assigned Abbott to the General Industry Classification Standard of "Health Care Equipment," this classification does not accurately describe Abbott or our peers:</text:p>
          </table:table-cell>
          <table:table-cell table:style-name="ce1" office:value-type="float" office:value="0.1243" calcext:value-type="float">
            <text:p>0.1243</text:p>
          </table:table-cell>
        </table:table-row>
        <table:table-row table:style-name="ro4">
          <table:table-cell table:style-name="ce1" office:value-type="string" calcext:value-type="string">
            <text:p>COMP_CON</text:p>
          </table:table-cell>
          <table:table-cell table:style-name="ce2" office:value-type="string" calcext:value-type="string">
            <text:p>The peer group purposely includes companies that are outside the healthcare industry</text:p>
          </table:table-cell>
          <table:table-cell table:style-name="ce1" office:value-type="float" office:value="0.0789" calcext:value-type="float">
            <text:p>0.0789</text:p>
          </table:table-cell>
        </table:table-row>
        <table:table-row table:style-name="ro3">
          <table:table-cell table:style-name="ce1" office:value-type="string" calcext:value-type="string">
            <text:p>SOCENV_INC</text:p>
          </table:table-cell>
          <table:table-cell table:style-name="ce2" office:value-type="string" calcext:value-type="string">
            <text:p>It also excludes companies whose revenues are predominantly derived from the U.S. as well as small non-diverse healthcare companies</text:p>
          </table:table-cell>
          <table:table-cell table:style-name="ce1" office:value-type="float" office:value="0.3417" calcext:value-type="float">
            <text:p>0.3417</text:p>
          </table:table-cell>
        </table:table-row>
        <table:table-row table:style-name="ro3">
          <table:table-cell table:style-name="ce1" office:value-type="string" calcext:value-type="string">
            <text:p>COMP_CON</text:p>
          </table:table-cell>
          <table:table-cell table:style-name="ce2" office:value-type="string" calcext:value-type="string">
            <text:p>After the separation with AbbVie, the peer group excludes companies that focus primarily on proprietary pharmaceuticals</text:p>
          </table:table-cell>
          <table:table-cell table:style-name="ce1" office:value-type="float" office:value="0.1035" calcext:value-type="float">
            <text:p>0.1035</text:p>
          </table:table-cell>
        </table:table-row>
        <table:table-row table:style-name="ro12">
          <table:table-cell table:style-name="ce1" office:value-type="string" calcext:value-type="string">
            <text:p>SOCENV_INC</text:p>
          </table:table-cell>
          <table:table-cell table:style-name="ce2" office:value-type="string" calcext:value-type="string">
            <text:p>du Pont de Nemours $25.2 $ <text:s/>58.4 ü ü ü ü <text:s text:c="4"/>Eaton Corporation $21.4 $ <text:s/>24.1 ü ü <text:s text:c="2"/>ü ü <text:s text:c="2"/>Emerson Electric Co. $22.3 $ <text:s/>31.3 ü ü ü ü <text:s text:c="4"/>Honeywell International Inc. $38.9 $ <text:s/>79.8 ü ü <text:s text:c="2"/>ü ü <text:s text:c="2"/>Illinois Tool Works Inc. $13.4 $ <text:s/>33.7 ü ü ü ü <text:s text:c="4"/>Johnson &amp; Johnson $70.1 $284.3 ü ü ü ü ü <text:s text:c="2"/>Kimberly-Clark Corporation $18.6 $ <text:s/>46.2 ü ü ü ü ü <text:s text:c="4"/>McDonald's Corporation $25.4 $108.5 ü <text:s text:c="4"/>ü ü <text:s text:c="2"/>Medtronic, Inc. $26.0 $108.2 ü ü ü ü ü <text:s text:c="4"/>Novartis AG $50.1 $206.1 ü ü ü ü ü <text:s text:c="2"/>Procter &amp; Gamble Co. $69.4 $216.0 ü ü ü ü ü <text:s text:c="4"/>Thermo Fisher Scientific, Inc. $17.0 $ <text:s/>56.6 ü ü ü ü ü <text:s text:c="2"/>United Technologies Corporation $56.1 $ <text:s/>85.2 ü <text:s text:c="2"/>ü ü <text:s text:c="4"/>Peer Group Median $25.7 $71.7 Peer group approximates Abbott in market cap and sales <text:s text:c="2"/>Abbott $20.4 $67.0 ü ü ü ü ü <text:s text:c="6"/>(1) Data source: S&amp;P's Capital IQ database reflects most recently disclosed (as of January 29, 2016) trailing 12-month sales/revenue</text:p>
          </table:table-cell>
          <table:table-cell table:style-name="ce1" office:value-type="float" office:value="0.2154" calcext:value-type="float">
            <text:p>0.2154</text:p>
          </table:table-cell>
        </table:table-row>
        <table:table-row table:style-name="ro3">
          <table:table-cell table:style-name="ce1" office:value-type="string" calcext:value-type="string">
            <text:p>COMP_CON</text:p>
          </table:table-cell>
          <table:table-cell table:style-name="ce2" office:value-type="string" calcext:value-type="string">
            <text:p>Therefore, ISS' analysis evolved to rely on only 47% of our own peers, making it extremely unlikely that the ISS assessment would align with our Committee's assessment</text:p>
          </table:table-cell>
          <table:table-cell table:style-name="ce1" office:value-type="float" office:value="0.5302" calcext:value-type="float">
            <text:p>0.5302</text:p>
          </table:table-cell>
        </table:table-row>
        <table:table-row table:style-name="ro6">
          <table:table-cell table:style-name="ce1" office:value-type="string" calcext:value-type="string">
            <text:p>COMP_CON</text:p>
          </table:table-cell>
          <table:table-cell table:style-name="ce2" office:value-type="string" calcext:value-type="string">
            <text:p>ISS removed five (including Johnson &amp; Johnson, our most relevant peer) of the 16 peers they used in their 2014 analysis, and added two new peers (Raytheon, a government contractor with little revenue outside the U.S., and Merck, a proprietary pharmaceutical company which was part of our peer group prior to the AbbVie separation but which is not an appropriate peer for the Abbott of 2015)</text:p>
          </table:table-cell>
          <table:table-cell table:style-name="ce1" office:value-type="float" office:value="0.2194" calcext:value-type="float">
            <text:p>0.2194</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Given that there had been no significant relative change in Abbott's revenue size or market capitalization, the positive feedback we had received from investors, and the Committee's strong opinion that stability in a peer group is important, the Committee and its consultant determined that the only change to the peer group would be the removal of Covidien (which was acquired by Medtronic in 2015)</text:p>
          </table:table-cell>
          <table:table-cell table:style-name="ce1" office:value-type="float" office:value="0.9836" calcext:value-type="float">
            <text:p>0.9836</text:p>
          </table:table-cell>
        </table:table-row>
        <table:table-row table:style-name="ro6">
          <table:table-cell table:style-name="ce1" office:value-type="string" calcext:value-type="string">
            <text:p>SOCENV_INC</text:p>
          </table:table-cell>
          <table:table-cell table:style-name="ce2" office:value-type="string" calcext:value-type="string">
            <text:p>ISS removed five (including Johnson &amp; Johnson, our most relevant peer) of the 16 peers they used in their 2014 analysis, and added two new peers (Raytheon, a government contractor with little revenue outside the U.S., and Merck, a proprietary pharmaceutical company which was part of our peer group prior to the AbbVie separation but which is not an appropriate peer for the Abbott of 2015)</text:p>
          </table:table-cell>
          <table:table-cell table:style-name="ce1" office:value-type="float" office:value="0.1126" calcext:value-type="float">
            <text:p>0.1126</text:p>
          </table:table-cell>
        </table:table-row>
        <table:table-row table:style-name="ro1">
          <table:table-cell table:style-name="ce1" office:value-type="string" calcext:value-type="string">
            <text:p>COMP_CON</text:p>
          </table:table-cell>
          <table:table-cell table:style-name="ce2" office:value-type="string" calcext:value-type="string">
            <text:p>Base salaries range from the 10 th <text:s/>to the 90 th <text:s/>percentile, depending on experience, expertise, unique role requirements, and tenure, with an average of the 52 nd <text:s/>percentile, or essentially at the market median</text:p>
          </table:table-cell>
          <table:table-cell table:style-name="ce1" office:value-type="float" office:value="0.0552" calcext:value-type="float">
            <text:p>0.0552</text:p>
          </table:table-cell>
        </table:table-row>
        <table:table-row table:style-name="ro1">
          <table:table-cell table:style-name="ce1" office:value-type="string" calcext:value-type="string">
            <text:p>SOCENV_INC</text:p>
          </table:table-cell>
          <table:table-cell table:style-name="ce2" office:value-type="string" calcext:value-type="string">
            <text:p>Mr. Capek's strategic and leadership goals in 2015 included the successful acquisition of Topera, successful formation of the Electrophysiology business, and successful transition of the leadership of the Ventures group</text:p>
          </table:table-cell>
          <table:table-cell table:style-name="ce1" office:value-type="float" office:value="0.0936" calcext:value-type="float">
            <text:p>0.0936</text:p>
          </table:table-cell>
        </table:table-row>
        <table:table-row table:style-name="ro3">
          <table:table-cell table:style-name="ce1" office:value-type="string" calcext:value-type="string">
            <text:p>SOCENV_INC</text:p>
          </table:table-cell>
          <table:table-cell table:style-name="ce2" office:value-type="string" calcext:value-type="string">
            <text:p>Mr. Blaser's leadership goals in 2015 focused on filling critical roles and addressing key talent issues</text:p>
          </table:table-cell>
          <table:table-cell table:style-name="ce1" office:value-type="float" office:value="0.0809" calcext:value-type="float">
            <text:p>0.0809</text:p>
          </table:table-cell>
        </table:table-row>
        <table:table-row table:style-name="ro2">
          <table:table-cell table:style-name="ce1" office:value-type="string" calcext:value-type="string">
            <text:p>SOCENV_INC</text:p>
          </table:table-cell>
          <table:table-cell table:style-name="ce2" office:value-type="string" calcext:value-type="string">
            <text:p>The other named officers have change in control agreements, the purpose of which is to aid in retention and recruitment, encourage continued attention and dedication to assigned duties during periods involving a possible change in control of the Company, and protect the earned benefits of the officer against adverse changes resulting from a change in control</text:p>
          </table:table-cell>
          <table:table-cell table:style-name="ce1" office:value-type="float" office:value="0.0873" calcext:value-type="float">
            <text:p>0.0873</text:p>
          </table:table-cell>
        </table:table-row>
        <table:table-row table:style-name="ro1">
          <table:table-cell table:style-name="ce1" office:value-type="string" calcext:value-type="string">
            <text:p>COMP_CON</text:p>
          </table:table-cell>
          <table:table-cell table:style-name="ce2" office:value-type="string" calcext:value-type="string">
            <text:p>The level of payments provided under the agreements is established to be consistent with market practices as confirmed by data provided to the Committee by its independent compensation consultant</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In addition, Abbott does not reprice stock options, award discounted stock options, or immediately vest stock options or restricted stock</text:p>
          </table:table-cell>
          <table:table-cell table:style-name="ce1" office:value-type="float" office:value="0.0829" calcext:value-type="float">
            <text:p>0.0829</text:p>
          </table:table-cell>
        </table:table-row>
        <table:table-row table:style-name="ro3">
          <table:table-cell table:style-name="ce1" office:value-type="string" calcext:value-type="string">
            <text:p>COMP_CON</text:p>
          </table:table-cell>
          <table:table-cell table:style-name="ce2" office:value-type="string" calcext:value-type="string">
            <text:p>Any risk arising from its compensation policies and practices is not reasonably likely to have a material adverse effect on Abbott or its shareholders</text:p>
          </table:table-cell>
          <table:table-cell table:style-name="ce1" office:value-type="float" office:value="0.0764" calcext:value-type="float">
            <text:p>0.0764</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During 2015, Abbott conducted its annual risk assessment of its compensation policies and practices for employees and executives</text:p>
          </table:table-cell>
          <table:table-cell table:style-name="ce1" office:value-type="float" office:value="0.5454" calcext:value-type="float">
            <text:p>0.5454</text:p>
          </table:table-cell>
        </table:table-row>
        <table:table-row table:style-name="ro1">
          <table:table-cell table:style-name="ce1" office:value-type="string" calcext:value-type="string">
            <text:p>COMP_CON</text:p>
          </table:table-cell>
          <table:table-cell table:style-name="ce2" office:value-type="string" calcext:value-type="string">
            <text:p>Abbott's risk assessment is reinforced by Abbott's adherence to a number of industry-leading best practices, including: Based on this assessment, Abbott determined its compensation and benefit programs appropriately align employees and performance without incentivizing risky behaviors</text:p>
          </table:table-cell>
          <table:table-cell table:style-name="ce1" office:value-type="float" office:value="0.1368" calcext:value-type="float">
            <text:p>0.1368</text:p>
          </table:table-cell>
        </table:table-row>
        <table:table-row table:style-name="ro1">
          <table:table-cell table:style-name="ce1" office:value-type="string" calcext:value-type="string">
            <text:p>SOCENV_INC</text:p>
          </table:table-cell>
          <table:table-cell table:style-name="ce2" office:value-type="string" calcext:value-type="string">
            <text:p>Abbott's risk assessment is reinforced by Abbott's adherence to a number of industry-leading best practices, including: Based on this assessment, Abbott determined its compensation and benefit programs appropriately align employees and performance without incentivizing risky behaviors</text:p>
          </table:table-cell>
          <table:table-cell table:style-name="ce1" office:value-type="float" office:value="0.0849" calcext:value-type="float">
            <text:p>0.0849</text:p>
          </table:table-cell>
        </table:table-row>
        <table:table-row table:style-name="ro1">
          <table:table-cell table:style-name="ce1" office:value-type="string" calcext:value-type="string">
            <text:p>COMP_CON</text:p>
          </table:table-cell>
          <table:table-cell table:style-name="ce2" office:value-type="string" calcext:value-type="string">
            <text:p>This process is included in the Nominations and Governance Committee's written charter, which is available in the corporate governance section of Abbott's investor relations website (www.abbottinvestor.com)</text:p>
          </table:table-cell>
          <table:table-cell table:style-name="ce1" office:value-type="float" office:value="0.4689" calcext:value-type="float">
            <text:p>0.4689</text:p>
          </table:table-cell>
        </table:table-row>
        <table:table-row table:style-name="ro4">
          <table:table-cell table:style-name="ce1" office:value-type="string" calcext:value-type="string">
            <text:p>COMP_CON</text:p>
          </table:table-cell>
          <table:table-cell table:style-name="ce2" office:value-type="string" calcext:value-type="string">
            <text:p>whether a transaction has the potential to impair director independence; and</text:p>
          </table:table-cell>
          <table:table-cell table:style-name="ce1" office:value-type="float" office:value="0.1725" calcext:value-type="float">
            <text:p>0.1725</text:p>
          </table:table-cell>
        </table:table-row>
        <table:table-row table:style-name="ro4">
          <table:table-cell table:style-name="ce1" office:value-type="string" calcext:value-type="string">
            <text:p>SOCENV_INC</text:p>
          </table:table-cell>
          <table:table-cell table:style-name="ce2" office:value-type="string" calcext:value-type="string">
            <text:p>whether a transaction has the potential to impair director independence; and</text:p>
          </table:table-cell>
          <table:table-cell table:style-name="ce1" office:value-type="float" office:value="0.07" calcext:value-type="float">
            <text:p>0.07</text:p>
          </table:table-cell>
        </table:table-row>
        <table:table-row table:style-name="ro3">
          <table:table-cell table:style-name="ce1" office:value-type="string" calcext:value-type="string">
            <text:p>COMP_CON</text:p>
          </table:table-cell>
          <table:table-cell table:style-name="ce2" office:value-type="string" calcext:value-type="string">
            <text:p>In determining whether to approve or ratify a related person transaction, the Nominations and Governance Committee will consider the following items, among others:</text:p>
          </table:table-cell>
          <table:table-cell table:style-name="ce1" office:value-type="float" office:value="0.0528" calcext:value-type="float">
            <text:p>0.0528</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APPROVAL PROCESS FOR RELATED PERSON TRANSACTIONS <text:s/>It is Abbott's policy that the Nominations and Governance Committee review, approve, or ratify any transaction in which Abbott participates and in which any related person has a direct or indirect material interest if such transaction involves or is expected to involve payments of $120,000 or more in the aggregate per fiscal year</text:p>
          </table:table-cell>
          <table:table-cell table:style-name="ce1" office:value-type="float" office:value="0.1749" calcext:value-type="float">
            <text:p>0.1749</text:p>
          </table:table-cell>
        </table:table-row>
        <table:table-row table:style-name="ro1">
          <table:table-cell table:style-name="ce1" office:value-type="string" calcext:value-type="string">
            <text:p>SOCENV_INC</text:p>
          </table:table-cell>
          <table:table-cell table:style-name="ce2" office:value-type="string" calcext:value-type="string">
            <text:p>If the Board grants any waivers from our Code of Business Ethics to any of our directors or executive officers, or if we amend our Code of Business Ethics, we will, if required, disclose these matters through the Investor Relations section of our website on a timely basis</text:p>
          </table:table-cell>
          <table:table-cell table:style-name="ce1" office:value-type="float" office:value="0.2961" calcext:value-type="float">
            <text:p>0.2961</text:p>
          </table:table-cell>
        </table:table-row>
        <table:table-row table:style-name="ro4">
          <table:table-cell table:style-name="ce1" office:value-type="string" calcext:value-type="string">
            <text:p>SOCENV_INC</text:p>
          </table:table-cell>
          <table:table-cell table:style-name="ce2" office:value-type="string" calcext:value-type="string">
            <text:p>Accenture’s Code of Business Ethics is applicable to all of our directors, officers and employees</text:p>
          </table:table-cell>
          <table:table-cell table:style-name="ce1" office:value-type="float" office:value="0.5604" calcext:value-type="float">
            <text:p>0.5604</text:p>
          </table:table-cell>
        </table:table-row>
        <table:table-row table:style-name="ro11">
          <table:table-cell table:style-name="ce1" office:value-type="string" calcext:value-type="string">
            <text:p>COMP_CON</text:p>
          </table:table-cell>
          <table:table-cell table:style-name="ce2" office:value-type="string" calcext:value-type="string">
            <text:p>Key Corporate Governance Documents <text:s text:c="4"/>The following materials are accessible through the Governance Principles section of our website at https://accenture.com/us-en/company- principles: <text:s text:c="2"/>◾ <text:s text:c="2"/>Corporate Governance Guidelines ◾ <text:s text:c="2"/>Code <text:s/>of Business Ethics ◾ <text:s text:c="2"/>Committee Charters ◾ <text:s text:c="2"/>Memorandum and Articles of Association <text:s text:c="4"/>Printed copies of all of these documents are also available free of charge upon written request to our Investor Relations group at Accenture, Investor Relations, 1345 Avenue of the Americas, New York, New York 10105, USA</text:p>
          </table:table-cell>
          <table:table-cell table:style-name="ce1" office:value-type="float" office:value="0.3908" calcext:value-type="float">
            <text:p>0.3908</text:p>
          </table:table-cell>
        </table:table-row>
        <table:table-row table:style-name="ro11">
          <table:table-cell table:style-name="ce1" office:value-type="string" calcext:value-type="string">
            <text:p>SOCENV_INC</text:p>
          </table:table-cell>
          <table:table-cell table:style-name="ce2" office:value-type="string" calcext:value-type="string">
            <text:p>Key Corporate Governance Documents <text:s text:c="4"/>The following materials are accessible through the Governance Principles section of our website at https://accenture.com/us-en/company- principles: <text:s text:c="2"/>◾ <text:s text:c="2"/>Corporate Governance Guidelines ◾ <text:s text:c="2"/>Code <text:s/>of Business Ethics ◾ <text:s text:c="2"/>Committee Charters ◾ <text:s text:c="2"/>Memorandum and Articles of Association <text:s text:c="4"/>Printed copies of all of these documents are also available free of charge upon written request to our Investor Relations group at Accenture, Investor Relations, 1345 Avenue of the Americas, New York, New York 10105, USA</text:p>
          </table:table-cell>
          <table:table-cell table:style-name="ce1" office:value-type="float" office:value="0.166" calcext:value-type="float">
            <text:p>0.166</text:p>
          </table:table-cell>
        </table:table-row>
        <table:table-row table:style-name="ro1">
          <table:table-cell table:style-name="ce1" office:value-type="string" calcext:value-type="string">
            <text:p>SOCENV_INC</text:p>
          </table:table-cell>
          <table:table-cell table:style-name="ce2" office:value-type="string" calcext:value-type="string">
            <text:p>The following sections provide an overview of our corporate governance structure, including director independence and other criteria we use in selecting director nominees, our Board leadership structure and the responsibilities of the Board and each of its committees</text:p>
          </table:table-cell>
          <table:table-cell table:style-name="ce1" office:value-type="float" office:value="0.3508" calcext:value-type="float">
            <text:p>0.350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RPORATE GOVERNANCE <text:s text:c="2"/>Corporate Governance The Board is responsible for providing governance and oversight over the strategy, operations and management of Accenture</text:p>
          </table:table-cell>
          <table:table-cell table:style-name="ce1" office:value-type="float" office:value="0.3489" calcext:value-type="float">
            <text:p>0.3489</text:p>
          </table:table-cell>
        </table:table-row>
        <table:table-row table:style-name="ro3">
          <table:table-cell table:style-name="ce1" office:value-type="string" calcext:value-type="string">
            <text:p>COMP_CON</text:p>
          </table:table-cell>
          <table:table-cell table:style-name="ce2" office:value-type="string" calcext:value-type="string">
            <text:p>The Board has adopted Corporate Governance Guidelines, which, together with our Memorandum and Articles of Association, form the governance framework for the Board and its Committees</text:p>
          </table:table-cell>
          <table:table-cell table:style-name="ce1" office:value-type="float" office:value="0.4616" calcext:value-type="float">
            <text:p>0.4616</text:p>
          </table:table-cell>
        </table:table-row>
        <table:table-row table:style-name="ro3">
          <table:table-cell table:style-name="ce1" office:value-type="string" calcext:value-type="string">
            <text:p>SOCENV_INC</text:p>
          </table:table-cell>
          <table:table-cell table:style-name="ce2" office:value-type="string" calcext:value-type="string">
            <text:p>The Board has adopted Corporate Governance Guidelines, which, together with our Memorandum and Articles of Association, form the governance framework for the Board and its Committees</text:p>
          </table:table-cell>
          <table:table-cell table:style-name="ce1" office:value-type="float" office:value="0.1295" calcext:value-type="float">
            <text:p>0.1295</text:p>
          </table:table-cell>
        </table:table-row>
        <table:table-row table:style-name="ro2">
          <table:table-cell table:style-name="ce1" office:value-type="string" calcext:value-type="string">
            <text:p>COMP_CON</text:p>
          </table:table-cell>
          <table:table-cell table:style-name="ce2" office:value-type="string" calcext:value-type="string">
            <text:p>The Board regularly reviews its Corporate Governance Guidelines and other corporate governance documents and from time to time revises them when it believes it serves the interests of the Company and its shareholders to do so and in response to changing regulatory and governance requirements</text:p>
          </table:table-cell>
          <table:table-cell table:style-name="ce1" office:value-type="float" office:value="0.3338" calcext:value-type="float">
            <text:p>0.3338</text:p>
          </table:table-cell>
        </table:table-row>
        <table:table-row table:style-name="ro1">
          <table:table-cell table:style-name="ce1" office:value-type="string" calcext:value-type="string">
            <text:p>SOCENV_INC</text:p>
          </table:table-cell>
          <table:table-cell table:style-name="ce2" office:value-type="string" calcext:value-type="string">
            <text:p>As described more fully below, the Board fulfills this responsibility both directly and through its standing committees, each of which assists the Board in overseeing a part of the Company’s overall risk management</text:p>
          </table:table-cell>
          <table:table-cell table:style-name="ce1" office:value-type="float" office:value="0.1024" calcext:value-type="float">
            <text:p>0.1024</text:p>
          </table:table-cell>
        </table:table-row>
        <table:table-row table:style-name="ro1">
          <table:table-cell table:style-name="ce1" office:value-type="string" calcext:value-type="string">
            <text:p>SOCENV_INC</text:p>
          </table:table-cell>
          <table:table-cell table:style-name="ce2" office:value-type="string" calcext:value-type="string">
            <text:p>In addition, the chief operating officer briefs the Board annually and provides a detailed review of the Company’s ERM program, including the annual risk assessment process, program scope and status of priority risks, among other things</text:p>
          </table:table-cell>
          <table:table-cell table:style-name="ce1" office:value-type="float" office:value="0.0727" calcext:value-type="float">
            <text:p>0.0727</text:p>
          </table:table-cell>
        </table:table-row>
        <table:table-row table:style-name="ro6">
          <table:table-cell table:style-name="ce1" office:value-type="string" calcext:value-type="string">
            <text:p>SOCENV_INC</text:p>
          </table:table-cell>
          <table:table-cell table:style-name="ce2" office:value-type="string" calcext:value-type="string">
            <text:p>As part of its ERM program, the Company: <text:s text:c="4"/>¡ <text:s text:c="2"/>identifies its material operational, strategic and financial risks; <text:s text:c="4"/>¡ <text:s text:c="2"/>evaluates and prioritizes these risks by taking into account many factors, including the potential impact of risk events should they occur, the likelihood of occurrence and the effectiveness of existing risk mitigation strategies; and <text:s text:c="4"/>¡ <text:s text:c="2"/>develops plans to monitor, manage and mitigate these risks</text:p>
          </table:table-cell>
          <table:table-cell table:style-name="ce1" office:value-type="float" office:value="0.6" calcext:value-type="float">
            <text:p>0.6</text:p>
          </table:table-cell>
        </table:table-row>
        <table:table-row table:style-name="ro3">
          <table:table-cell table:style-name="ce1" office:value-type="string" calcext:value-type="string">
            <text:p>SOCENV_INC</text:p>
          </table:table-cell>
          <table:table-cell table:style-name="ce2" office:value-type="string" calcext:value-type="string">
            <text:p>The Company’s ERM program is designed to identify, assess and manage the Company’s risk exposures</text:p>
          </table:table-cell>
          <table:table-cell table:style-name="ce1" office:value-type="float" office:value="0.0995" calcext:value-type="float">
            <text:p>0.0995</text:p>
          </table:table-cell>
        </table:table-row>
        <table:table-row table:style-name="ro1">
          <table:table-cell table:style-name="ce1" office:value-type="string" calcext:value-type="string">
            <text:p>COMP_CON</text:p>
          </table:table-cell>
          <table:table-cell table:style-name="ce2" office:value-type="string" calcext:value-type="string">
            <text:p>In that regard, the Board receives quarterly reports from the chairs of each of the Board’s committees, which include updates when appropriate, with respect to the risks overseen by the respective committees</text:p>
          </table:table-cell>
          <table:table-cell table:style-name="ce1" office:value-type="float" office:value="0.2074" calcext:value-type="float">
            <text:p>0.2074</text:p>
          </table:table-cell>
        </table:table-row>
        <table:table-row table:style-name="ro3">
          <table:table-cell table:style-name="ce1" office:value-type="string" calcext:value-type="string">
            <text:p>COMP_CON</text:p>
          </table:table-cell>
          <table:table-cell table:style-name="ce2" office:value-type="string" calcext:value-type="string">
            <text:p>All directors attended at least 75% of the meetings of the Board and of the committees on which they served in fiscal 2016</text:p>
          </table:table-cell>
          <table:table-cell table:style-name="ce1" office:value-type="float" office:value="0.0771" calcext:value-type="float">
            <text:p>0.0771</text:p>
          </table:table-cell>
        </table:table-row>
        <table:table-row table:style-name="ro2">
          <table:table-cell table:style-name="ce1" office:value-type="string" calcext:value-type="string">
            <text:p>COMP_CON</text:p>
          </table:table-cell>
          <table:table-cell table:style-name="ce2" office:value-type="string" calcext:value-type="string">
            <text:p>Compensation Committee <text:s text:c="2"/>◾ <text:s text:c="2"/>The Compensation Committee reviews, and discusses with management, management’s assessment of certain risks, including whether any risks arising from the Company’s compensation policies and practices for its employees are reasonably likely to have a material adverse effect on the Company</text:p>
          </table:table-cell>
          <table:table-cell table:style-name="ce1" office:value-type="float" office:value="0.5975" calcext:value-type="float">
            <text:p>0.5975</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also discusses with the chairs of the Finance and Compensation Committee the risk assessment process for the risks overseen by those committees on at least an annual basis</text:p>
          </table:table-cell>
          <table:table-cell table:style-name="ce1" office:value-type="float" office:value="0.5325" calcext:value-type="float">
            <text:p>0.5325</text:p>
          </table:table-cell>
        </table:table-row>
        <table:table-row table:style-name="ro3">
          <table:table-cell table:style-name="ce1" office:value-type="string" calcext:value-type="string">
            <text:p>COMP_CON</text:p>
          </table:table-cell>
          <table:table-cell table:style-name="ce2" office:value-type="string" calcext:value-type="string">
            <text:p>Nominating &amp; Governance Committee <text:s text:c="2"/>◾ <text:s text:c="2"/>The Nominating &amp; Governance Committee evaluates the overall effectiveness of the Board, including its focus on the most critical issues and risks</text:p>
          </table:table-cell>
          <table:table-cell table:style-name="ce1" office:value-type="float" office:value="0.1747" calcext:value-type="float">
            <text:p>0.1747</text:p>
          </table:table-cell>
        </table:table-row>
        <table:table-row table:style-name="ro1">
          <table:table-cell table:style-name="ce1" office:value-type="string" calcext:value-type="string">
            <text:p>SOCENV_INC</text:p>
          </table:table-cell>
          <table:table-cell table:style-name="ce2" office:value-type="string" calcext:value-type="string">
            <text:p>Board/Committee <text:s text:c="7"/>Primary Areas of Risk Oversight <text:s text:c="2"/>Audit Committee <text:s text:c="2"/>◾ <text:s text:c="2"/>The Audit Committee reviews our guidelines and policies with respect to risk assessment and management and our major financial risk exposures, along with the monitoring and control of these exposures</text:p>
          </table:table-cell>
          <table:table-cell table:style-name="ce1" office:value-type="float" office:value="0.4024" calcext:value-type="float">
            <text:p>0.4024</text:p>
          </table:table-cell>
        </table:table-row>
        <table:table-row table:style-name="ro3">
          <table:table-cell table:style-name="ce1" office:value-type="string" calcext:value-type="string">
            <text:p>SOCENV_INC</text:p>
          </table:table-cell>
          <table:table-cell table:style-name="ce2" office:value-type="string" calcext:value-type="string">
            <text:p>Nominating &amp; Governance Committee <text:s text:c="2"/>◾ <text:s text:c="2"/>The Nominating &amp; Governance Committee evaluates the overall effectiveness of the Board, including its focus on the most critical issues and risks</text:p>
          </table:table-cell>
          <table:table-cell table:style-name="ce1" office:value-type="float" office:value="0.2085" calcext:value-type="float">
            <text:p>0.2085</text:p>
          </table:table-cell>
        </table:table-row>
        <table:table-row table:style-name="ro1">
          <table:table-cell table:style-name="ce1" office:value-type="string" calcext:value-type="string">
            <text:p>SOCENV_INC</text:p>
          </table:table-cell>
          <table:table-cell table:style-name="ce2" office:value-type="string" calcext:value-type="string">
            <text:p>AUDIT COMMITTEE <text:s text:c="21"/>The Audit Committee was established by the Board for the purpose of, among other things, overseeing Accenture’s accounting and financial reporting processes and audits of our financial statements and internal controls</text:p>
          </table:table-cell>
          <table:table-cell table:style-name="ce1" office:value-type="float" office:value="0.0532" calcext:value-type="float">
            <text:p>0.0532</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RPORATE GOVERNANCE <text:s text:c="2"/>COMMITTEES OF THE BOARD <text:s text:c="2"/>The Board has an Audit Committee, a Compensation Committee, a Finance Committee and a Nominating &amp; Governance Committee</text:p>
          </table:table-cell>
          <table:table-cell table:style-name="ce1" office:value-type="float" office:value="0.1478" calcext:value-type="float">
            <text:p>0.1478</text:p>
          </table:table-cell>
        </table:table-row>
        <table:table-row table:style-name="ro9">
          <table:table-cell table:style-name="ce1" office:value-type="string" calcext:value-type="string">
            <text:p>SOCENV_INC</text:p>
          </table:table-cell>
          <table:table-cell table:style-name="ce2" office:value-type="string" calcext:value-type="string">
            <text:p>Committees <text:s/>Board Member <text:s text:c="3"/>Audit <text:s text:c="2"/>Compensation <text:s text:c="3"/>Finance <text:s text:c="3"/>Nominating &amp; Governance <text:s/>JAIME ARDILA (1) <text:s text:c="3"/>M <text:s text:c="6"/>M <text:s text:c="4"/>DINA DUBLON (2) <text:s text:c="8"/>M <text:s text:c="5"/>M <text:s text:c="6"/>CHARLES H. GIANCARLO <text:s text:c="9"/>C <text:s text:c="3"/>M <text:s/>HERBERT HAINER (3) <text:s text:c="8"/>M <text:s text:c="3"/>M <text:s text:c="4"/>WILLIAM L. KIMSEY (1) <text:s text:c="3"/>C <text:s text:c="3"/>M <text:s text:c="7"/>MARJORIE MAGNER (4) <text:s text:c="8"/>C <text:s text:c="7"/>BLYTHE J. MCGARVIE (1)(2) <text:s text:c="3"/>M <text:s text:c="9"/>M <text:s/>NANCY MCKINSTRY (1) <text:s text:c="5"/>M <text:s text:c="10"/>GILLES C. PÉLISSON <text:s text:c="12"/>C <text:s/>PAULA A. PRICE (1) <text:s text:c="5"/>M <text:s text:c="3"/>M <text:s text:c="7"/>ARUN SARIN <text:s text:c="6"/>M <text:s text:c="6"/>M <text:s/>WULF VON SCHIMMELMANN (2) <text:s text:c="14"/>M <text:s/>FRANK K. TANG <text:s text:c="9"/>M <text:s text:c="6"/>NUMBER OF MEETINGS IN FISCAL 2016 <text:s text:c="5"/>9 <text:s text:c="5"/>8 <text:s text:c="5"/>7 <text:s text:c="5"/>4 <text:s text:c="2"/>M: <text:s/>Member C: Chair <text:s text:c="2"/>(1) Audit Committee Financial Expert as defined under SEC rules</text:p>
          </table:table-cell>
          <table:table-cell table:style-name="ce1" office:value-type="float" office:value="0.3329" calcext:value-type="float">
            <text:p>0.3329</text:p>
          </table:table-cell>
        </table:table-row>
        <table:table-row table:style-name="ro4">
          <table:table-cell table:style-name="ce1" office:value-type="string" calcext:value-type="string">
            <text:p>COMP_CON</text:p>
          </table:table-cell>
          <table:table-cell table:style-name="ce2" office:value-type="string" calcext:value-type="string">
            <text:p>Each committee consists entirely of independent, non-employee directors</text:p>
          </table:table-cell>
          <table:table-cell table:style-name="ce1" office:value-type="float" office:value="0.4249" calcext:value-type="float">
            <text:p>0.4249</text:p>
          </table:table-cell>
        </table:table-row>
        <table:table-row table:style-name="ro2">
          <table:table-cell table:style-name="ce1" office:value-type="string" calcext:value-type="string">
            <text:p>COMP_CON</text:p>
          </table:table-cell>
          <table:table-cell table:style-name="ce2" office:value-type="string" calcext:value-type="string">
            <text:p>The Board has determined that each member of the Audit Committee meets the financial literacy and independence requirements of the Securities &amp; Exchange Commission (the “SEC”) and the NYSE applicable to audit committee members and that each member also qualifies as an “audit committee financial expert” for purposes of SEC rules</text:p>
          </table:table-cell>
          <table:table-cell table:style-name="ce1" office:value-type="float" office:value="0.0938" calcext:value-type="float">
            <text:p>0.0938</text:p>
          </table:table-cell>
        </table:table-row>
        <table:table-row table:style-name="ro3">
          <table:table-cell table:style-name="ce1" office:value-type="string" calcext:value-type="string">
            <text:p>COMP_CON</text:p>
          </table:table-cell>
          <table:table-cell table:style-name="ce2" office:value-type="string" calcext:value-type="string">
            <text:p>No member of the Audit Committee currently serves on the audit committees of more than 3 public companies, including Accenture</text:p>
          </table:table-cell>
          <table:table-cell table:style-name="ce1" office:value-type="float" office:value="0.6458" calcext:value-type="float">
            <text:p>0.6458</text:p>
          </table:table-cell>
        </table:table-row>
        <table:table-row table:style-name="ro3">
          <table:table-cell table:style-name="ce1" office:value-type="string" calcext:value-type="string">
            <text:p>SOCENV_INC</text:p>
          </table:table-cell>
          <table:table-cell table:style-name="ce2" office:value-type="string" calcext:value-type="string">
            <text:p>No member of the Audit Committee currently serves on the audit committees of more than 3 public companies, including Accenture</text:p>
          </table:table-cell>
          <table:table-cell table:style-name="ce1" office:value-type="float" office:value="0.052" calcext:value-type="float">
            <text:p>0.052</text:p>
          </table:table-cell>
        </table:table-row>
        <table:table-row table:style-name="ro11">
          <table:table-cell table:style-name="ce1" office:value-type="string" calcext:value-type="string">
            <text:p>COMP_CON</text:p>
          </table:table-cell>
          <table:table-cell table:style-name="ce2" office:value-type="string" calcext:value-type="string">
            <text:p>Table of Contents CORPORATE GOVERNANCE <text:s text:c="2"/>The Audit Committee’s primary responsibilities include the oversight of the following: <text:s text:c="4"/>◾ <text:s text:c="2"/>the quality and integrity of the Company’s accounting and reporting practices and controls, and the financial statements and reports of the Company; <text:s text:c="4"/>◾ <text:s text:c="2"/>the Company’s compliance with legal and regulatory requirements; <text:s text:c="4"/>◾ <text:s text:c="2"/>the independent auditor’s qualifications and independence; and <text:s text:c="4"/>◾ <text:s text:c="2"/>the performance of the Company’s internal audit function and independent auditors</text:p>
          </table:table-cell>
          <table:table-cell table:style-name="ce1" office:value-type="float" office:value="0.2256" calcext:value-type="float">
            <text:p>0.2256</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CORPORATE GOVERNANCE <text:s text:c="2"/>The Audit Committee’s primary responsibilities include the oversight of the following: <text:s text:c="4"/>◾ <text:s text:c="2"/>the quality and integrity of the Company’s accounting and reporting practices and controls, and the financial statements and reports of the Company; <text:s text:c="4"/>◾ <text:s text:c="2"/>the Company’s compliance with legal and regulatory requirements; <text:s text:c="4"/>◾ <text:s text:c="2"/>the independent auditor’s qualifications and independence; and <text:s text:c="4"/>◾ <text:s text:c="2"/>the performance of the Company’s internal audit function and independent auditors</text:p>
          </table:table-cell>
          <table:table-cell table:style-name="ce1" office:value-type="float" office:value="0.2617" calcext:value-type="float">
            <text:p>0.2617</text:p>
          </table:table-cell>
        </table:table-row>
        <table:table-row table:style-name="ro2">
          <table:table-cell table:style-name="ce1" office:value-type="string" calcext:value-type="string">
            <text:p>COMP_CON</text:p>
          </table:table-cell>
          <table:table-cell table:style-name="ce2" office:value-type="string" calcext:value-type="string">
            <text:p>No member of the Audit Committee may serve on the audit committee of more than 3 public companies, including Accenture, unless the Board determines that such simultaneous service would not impair the ability of such member to effectively serve on the Audit Committee and discloses such determination in accordance with NYSE requirements</text:p>
          </table:table-cell>
          <table:table-cell table:style-name="ce1" office:value-type="float" office:value="0.494" calcext:value-type="float">
            <text:p>0.494</text:p>
          </table:table-cell>
        </table:table-row>
        <table:table-row table:style-name="ro1">
          <table:table-cell table:style-name="ce1" office:value-type="string" calcext:value-type="string">
            <text:p>COMP_CON</text:p>
          </table:table-cell>
          <table:table-cell table:style-name="ce2" office:value-type="string" calcext:value-type="string">
            <text:p>Further, the Board has determined that each member of the Audit Committee qualifies as an independent director and possesses the requisite competence in accounting or auditing to satisfy the requirements for audit committees required by the Companies Act 2014</text:p>
          </table:table-cell>
          <table:table-cell table:style-name="ce1" office:value-type="float" office:value="0.2973" calcext:value-type="float">
            <text:p>0.2973</text:p>
          </table:table-cell>
        </table:table-row>
        <table:table-row table:style-name="ro1">
          <table:table-cell table:style-name="ce1" office:value-type="string" calcext:value-type="string">
            <text:p>SOCENV_INC</text:p>
          </table:table-cell>
          <table:table-cell table:style-name="ce2" office:value-type="string" calcext:value-type="string">
            <text:p>Further, the Board has determined that each member of the Audit Committee qualifies as an independent director and possesses the requisite competence in accounting or auditing to satisfy the requirements for audit committees required by the Companies Act 2014</text:p>
          </table:table-cell>
          <table:table-cell table:style-name="ce1" office:value-type="float" office:value="0.0942" calcext:value-type="float">
            <text:p>0.0942</text:p>
          </table:table-cell>
        </table:table-row>
        <table:table-row table:style-name="ro2">
          <table:table-cell table:style-name="ce1" office:value-type="string" calcext:value-type="string">
            <text:p>COMP_CON</text:p>
          </table:table-cell>
          <table:table-cell table:style-name="ce2" office:value-type="string" calcext:value-type="string">
            <text:p>The lead director and chair of the Nominating &amp; Governance Committee also conduct a self-assessment interview with each Board member designed to enhance his or her participation and role as a member of the Board, as well as to assess the competencies and skills each individual director is expected to bring to the Board</text:p>
          </table:table-cell>
          <table:table-cell table:style-name="ce1" office:value-type="float" office:value="0.0501" calcext:value-type="float">
            <text:p>0.0501</text:p>
          </table:table-cell>
        </table:table-row>
        <table:table-row table:style-name="ro8">
          <table:table-cell table:style-name="ce1" office:value-type="string" calcext:value-type="string">
            <text:p>SOCENV_INC</text:p>
          </table:table-cell>
          <table:table-cell table:style-name="ce2" office:value-type="string" calcext:value-type="string">
            <text:p>MEMBERS (ALL INDEPENDENT): <text:s text:c="2"/>Gilles C. Pélisson (Chair) Charles H. Giancarlo Blythe J. McGarvie (Retiring at the Annual Meeting) Arun Sarin Wulf von Schimmelmann (Retiring at the Annual <text:s/>Meeting) <text:s text:c="17"/>The Nominating &amp; Governance Committee’s primary responsibilities include the oversight of the following: <text:s text:c="4"/>◾ <text:s text:c="2"/>assessing and selecting/nominating (or recommending to the Board for its selection/nomination) strong and capable candidates to serve on the Board; <text:s text:c="4"/>◾ <text:s text:c="2"/>making recommendations as to the size, composition, structure, operations, performance and effectiveness of the Board; <text:s text:c="4"/>◾ <text:s text:c="2"/>overseeing the Company’s chief executive officer succession planning process; <text:s text:c="4"/>◾ <text:s text:c="2"/>together with the Compensation Committee, conducting an annual review of the Company’s chief executive officer and non- independent chairman; <text:s text:c="4"/>◾ <text:s text:c="2"/>developing and recommending to the Board a set of corporate governance principles, including independence standards; and <text:s text:c="4"/>◾ <text:s text:c="2"/>otherwise taking a leadership role in shaping the corporate governance of the Company</text:p>
          </table:table-cell>
          <table:table-cell table:style-name="ce1" office:value-type="float" office:value="0.0691" calcext:value-type="float">
            <text:p>0.0691</text:p>
          </table:table-cell>
        </table:table-row>
        <table:table-row table:style-name="ro8">
          <table:table-cell table:style-name="ce1" office:value-type="string" calcext:value-type="string">
            <text:p>COMP_CON</text:p>
          </table:table-cell>
          <table:table-cell table:style-name="ce2" office:value-type="string" calcext:value-type="string">
            <text:p>MEMBERS (ALL INDEPENDENT): <text:s text:c="2"/>Gilles C. Pélisson (Chair) Charles H. Giancarlo Blythe J. McGarvie (Retiring at the Annual Meeting) Arun Sarin Wulf von Schimmelmann (Retiring at the Annual <text:s/>Meeting) <text:s text:c="17"/>The Nominating &amp; Governance Committee’s primary responsibilities include the oversight of the following: <text:s text:c="4"/>◾ <text:s text:c="2"/>assessing and selecting/nominating (or recommending to the Board for its selection/nomination) strong and capable candidates to serve on the Board; <text:s text:c="4"/>◾ <text:s text:c="2"/>making recommendations as to the size, composition, structure, operations, performance and effectiveness of the Board; <text:s text:c="4"/>◾ <text:s text:c="2"/>overseeing the Company’s chief executive officer succession planning process; <text:s text:c="4"/>◾ <text:s text:c="2"/>together with the Compensation Committee, conducting an annual review of the Company’s chief executive officer and non- independent chairman; <text:s text:c="4"/>◾ <text:s text:c="2"/>developing and recommending to the Board a set of corporate governance principles, including independence standards; and <text:s text:c="4"/>◾ <text:s text:c="2"/>otherwise taking a leadership role in shaping the corporate governance of the Company</text:p>
          </table:table-cell>
          <table:table-cell table:style-name="ce1" office:value-type="float" office:value="0.4599" calcext:value-type="float">
            <text:p>0.4599</text:p>
          </table:table-cell>
        </table:table-row>
        <table:table-row table:style-name="ro1">
          <table:table-cell table:style-name="ce1" office:value-type="string" calcext:value-type="string">
            <text:p>COMP_CON</text:p>
          </table:table-cell>
          <table:table-cell table:style-name="ce2" office:value-type="string" calcext:value-type="string">
            <text:p>Consistent with its duties and responsibilities, the Nominating &amp; Governance Committee conducts a confidential survey of the Board, which is designed to evaluate the operation and performance of the Board and each of its committees</text:p>
          </table:table-cell>
          <table:table-cell table:style-name="ce1" office:value-type="float" office:value="0.203" calcext:value-type="float">
            <text:p>0.203</text:p>
          </table:table-cell>
        </table:table-row>
        <table:table-row table:style-name="ro2">
          <table:table-cell table:style-name="ce1" office:value-type="string" calcext:value-type="string">
            <text:p>COMP_CON</text:p>
          </table:table-cell>
          <table:table-cell table:style-name="ce2" office:value-type="string" calcext:value-type="string">
            <text:p>Pay Governance also provides input for the Compensation Committee to consider regarding the final compensation packages of our chairman and chief executive officer, as discussed under “Executive Compensation — Compensation Discussion and Analysis — Process for Determining Executive Compensation.” <text:s text:c="2"/>2016 Proxy Statement <text:s text:c="3"/>Accenture</text:p>
          </table:table-cell>
          <table:table-cell table:style-name="ce1" office:value-type="float" office:value="0.8862" calcext:value-type="float">
            <text:p>0.8862</text:p>
          </table:table-cell>
        </table:table-row>
        <table:table-row table:style-name="ro6">
          <table:table-cell table:style-name="ce1" office:value-type="string" calcext:value-type="string">
            <text:p>SOCENV_INC</text:p>
          </table:table-cell>
          <table:table-cell table:style-name="ce2" office:value-type="string" calcext:value-type="string">
            <text:p>¡ <text:s text:c="2"/>Chief Leadership &amp; Human Resources Officer: <text:s/>Our chief leadership &amp; human resources officer solicits input from members of our global management committee and other senior leaders in the Company regarding the performance of our chairman and chief executive officer to aid the Compensation Committee and Nominating &amp; Governance Committee in the review of his performance</text:p>
          </table:table-cell>
          <table:table-cell table:style-name="ce1" office:value-type="float" office:value="0.1709" calcext:value-type="float">
            <text:p>0.1709</text:p>
          </table:table-cell>
        </table:table-row>
        <table:table-row table:style-name="ro1">
          <table:table-cell table:style-name="ce1" office:value-type="string" calcext:value-type="string">
            <text:p>COMP_CON</text:p>
          </table:table-cell>
          <table:table-cell table:style-name="ce2" office:value-type="string" calcext:value-type="string">
            <text:p>¡ <text:s text:c="2"/>Nominating &amp; Governance Committee: <text:s/>Together with the Compensation Committee, which is chaired by the lead director, the Nominating &amp; Governance Committee reviews the performance of, and provides a performance rating for, our chairman and chief executive officer</text:p>
          </table:table-cell>
          <table:table-cell table:style-name="ce1" office:value-type="float" office:value="0.3395" calcext:value-type="float">
            <text:p>0.3395</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that each member of the Compensation Committee meets the independence requirements of the SEC and NYSE applicable to compensation committee members</text:p>
          </table:table-cell>
          <table:table-cell table:style-name="ce1" office:value-type="float" office:value="0.5269" calcext:value-type="float">
            <text:p>0.5269</text:p>
          </table:table-cell>
        </table:table-row>
        <table:table-row table:style-name="ro7">
          <table:table-cell table:style-name="ce1" office:value-type="string" calcext:value-type="string">
            <text:p>COMP_CON</text:p>
          </table:table-cell>
          <table:table-cell table:style-name="ce2" office:value-type="string" calcext:value-type="string">
            <text:p>Table of Contents CORPORATE GOVERNANCE <text:s text:c="2"/>The Compensation Committee’s primary responsibilities include the oversight of the following: <text:s text:c="4"/>¡ <text:s text:c="2"/>together with the Nominating &amp; Governance Committee, conducting an annual review of the Company’s chairman and chief executive officer; <text:s text:c="4"/>¡ <text:s text:c="2"/>setting the compensation of our chairman and chief executive officer and members of our global management committee; <text:s text:c="4"/>¡ <text:s text:c="2"/>overseeing the Company’s equity-based plans; and <text:s text:c="4"/>¡ <text:s text:c="2"/>reviewing and making recommendations to the full Board regarding Board compensation</text:p>
          </table:table-cell>
          <table:table-cell table:style-name="ce1" office:value-type="float" office:value="0.2865" calcext:value-type="float">
            <text:p>0.2865</text:p>
          </table:table-cell>
        </table:table-row>
        <table:table-row table:style-name="ro1">
          <table:table-cell table:style-name="ce1" office:value-type="string" calcext:value-type="string">
            <text:p>SOCENV_INC</text:p>
          </table:table-cell>
          <table:table-cell table:style-name="ce2" office:value-type="string" calcext:value-type="string">
            <text:p>¡ <text:s text:c="2"/>Nominating &amp; Governance Committee: <text:s/>Together with the Compensation Committee, which is chaired by the lead director, the Nominating &amp; Governance Committee reviews the performance of, and provides a performance rating for, our chairman and chief executive officer</text:p>
          </table:table-cell>
          <table:table-cell table:style-name="ce1" office:value-type="float" office:value="0.0819" calcext:value-type="float">
            <text:p>0.0819</text:p>
          </table:table-cell>
        </table:table-row>
        <table:table-row table:style-name="ro2">
          <table:table-cell table:style-name="ce1" office:value-type="string" calcext:value-type="string">
            <text:p>COMP_CON</text:p>
          </table:table-cell>
          <table:table-cell table:style-name="ce2" office:value-type="string" calcext:value-type="string">
            <text:p>The Nominating &amp; Governance Committee will not approve or ratify any related person transaction unless, after considering all relevant information, it has determined that the transaction is in, or is not inconsistent with, the best interests of the Company and our shareholders and complies with applicable law</text:p>
          </table:table-cell>
          <table:table-cell table:style-name="ce1" office:value-type="float" office:value="0.1326" calcext:value-type="float">
            <text:p>0.1326</text:p>
          </table:table-cell>
        </table:table-row>
        <table:table-row table:style-name="ro1">
          <table:table-cell table:style-name="ce1" office:value-type="string" calcext:value-type="string">
            <text:p>COMP_CON</text:p>
          </table:table-cell>
          <table:table-cell table:style-name="ce2" office:value-type="string" calcext:value-type="string">
            <text:p>The Related Person Transactions Policy provides that all related person transactions covered by the policy must be reviewed and approved or ratified by the Board or by the Nominating &amp; Governance Committee</text:p>
          </table:table-cell>
          <table:table-cell table:style-name="ce1" office:value-type="float" office:value="0.1475" calcext:value-type="float">
            <text:p>0.1475</text:p>
          </table:table-cell>
        </table:table-row>
        <table:table-row table:style-name="ro6">
          <table:table-cell table:style-name="ce1" office:value-type="string" calcext:value-type="string">
            <text:p>COMP_CON</text:p>
          </table:table-cell>
          <table:table-cell table:style-name="ce2" office:value-type="string" calcext:value-type="string">
            <text:p>Our directors and executive officers are required to provide prompt notice of any plan or proposal to engage in a potential related person transaction to the General Counsel &amp; Chief Compliance Officer, who in turn must, after a preliminary review, together, if deemed appropriate, with our outside counsel, present it to the Nominating &amp; Governance Committee, or the Board, as applicable, for its review</text:p>
          </table:table-cell>
          <table:table-cell table:style-name="ce1" office:value-type="float" office:value="0.6014" calcext:value-type="float">
            <text:p>0.6014</text:p>
          </table:table-cell>
        </table:table-row>
        <table:table-row table:style-name="ro5">
          <table:table-cell table:style-name="ce1" office:value-type="string" calcext:value-type="string">
            <text:p>COMP_CON</text:p>
          </table:table-cell>
          <table:table-cell table:style-name="ce2" office:value-type="string" calcext:value-type="string">
            <text:p>In reviewing related person transactions, the Nominating &amp; Governance Committee or the Board will consider all relevant facts and circumstances, including, among others: <text:s text:c="4"/>¡ <text:s text:c="2"/>the identity of the related person, the nature of the related person’s interest in the transaction and the material terms of the transaction; <text:s text:c="4"/>¡ <text:s text:c="2"/>the importance of the transaction both to the Company and to the related person; <text:s text:c="4"/>¡ <text:s text:c="2"/>whether the transaction would likely impair the judgment of a director or an executive officer to act in the best interest of the Company and, in the case of an outside director, whether it would impair his or her independence; and <text:s text:c="4"/>¡ <text:s text:c="2"/>whether the value and the terms of the transaction are fair to the Company and on a substantially similar basis as would apply if the transaction did not involve a related person</text:p>
          </table:table-cell>
          <table:table-cell table:style-name="ce1" office:value-type="float" office:value="0.9348" calcext:value-type="float">
            <text:p>0.9348</text:p>
          </table:table-cell>
        </table:table-row>
        <table:table-row table:style-name="ro1">
          <table:table-cell table:style-name="ce1" office:value-type="string" calcext:value-type="string">
            <text:p>SOCENV_INC</text:p>
          </table:table-cell>
          <table:table-cell table:style-name="ce2" office:value-type="string" calcext:value-type="string">
            <text:p>This Related Person Transactions Policy supplements our other policies that may apply to transactions with related persons, such as the Board’s Corporate Governance Guidelines and our Code of Business Ethics</text:p>
          </table:table-cell>
          <table:table-cell table:style-name="ce1" office:value-type="float" office:value="0.3515" calcext:value-type="float">
            <text:p>0.3515</text:p>
          </table:table-cell>
        </table:table-row>
        <table:table-row table:style-name="ro1">
          <table:table-cell table:style-name="ce1" office:value-type="string" calcext:value-type="string">
            <text:p>COMP_CON</text:p>
          </table:table-cell>
          <table:table-cell table:style-name="ce2" office:value-type="string" calcext:value-type="string">
            <text:p>This Related Person Transactions Policy supplements our other policies that may apply to transactions with related persons, such as the Board’s Corporate Governance Guidelines and our Code of Business Ethics</text:p>
          </table:table-cell>
          <table:table-cell table:style-name="ce1" office:value-type="float" office:value="0.0953" calcext:value-type="float">
            <text:p>0.0953</text:p>
          </table:table-cell>
        </table:table-row>
        <table:table-row table:style-name="ro2">
          <table:table-cell table:style-name="ce1" office:value-type="string" calcext:value-type="string">
            <text:p>SOCENV_INC</text:p>
          </table:table-cell>
          <table:table-cell table:style-name="ce2" office:value-type="string" calcext:value-type="string">
            <text:p>Consistent with the Company’s Corporate Governance Guidelines, the Nominating &amp; Governance Committee seeks to ensure that the Board is composed of individuals whose particular backgrounds, skills and expertise, when taken together, will provide the Board with the range of skills and expertise to guide and oversee Accenture’s strategy, operations and management</text:p>
          </table:table-cell>
          <table:table-cell table:style-name="ce1" office:value-type="float" office:value="0.0891" calcext:value-type="float">
            <text:p>0.0891</text:p>
          </table:table-cell>
        </table:table-row>
        <table:table-row table:style-name="ro2">
          <table:table-cell table:style-name="ce1" office:value-type="string" calcext:value-type="string">
            <text:p>COMP_CON</text:p>
          </table:table-cell>
          <table:table-cell table:style-name="ce2" office:value-type="string" calcext:value-type="string">
            <text:p>Consistent with the Company’s Corporate Governance Guidelines, the Nominating &amp; Governance Committee seeks to ensure that the Board is composed of individuals whose particular backgrounds, skills and expertise, when taken together, will provide the Board with the range of skills and expertise to guide and oversee Accenture’s strategy, operations and management</text:p>
          </table:table-cell>
          <table:table-cell table:style-name="ce1" office:value-type="float" office:value="0.507" calcext:value-type="float">
            <text:p>0.507</text:p>
          </table:table-cell>
        </table:table-row>
        <table:table-row table:style-name="ro1">
          <table:table-cell table:style-name="ce1" office:value-type="string" calcext:value-type="string">
            <text:p>COMP_CON</text:p>
          </table:table-cell>
          <table:table-cell table:style-name="ce2" office:value-type="string" calcext:value-type="string">
            <text:p>In addition, the committee assesses the contribution that a particular candidate’s skills and expertise will, in light of the skills and expertise of the incumbent directors, make with respect to guiding and overseeing Accenture’s strategy, operations and management</text:p>
          </table:table-cell>
          <table:table-cell table:style-name="ce1" office:value-type="float" office:value="0.1057" calcext:value-type="float">
            <text:p>0.1057</text:p>
          </table:table-cell>
        </table:table-row>
        <table:table-row table:style-name="ro1">
          <table:table-cell table:style-name="ce1" office:value-type="string" calcext:value-type="string">
            <text:p>SOCENV_INC</text:p>
          </table:table-cell>
          <table:table-cell table:style-name="ce2" office:value-type="string" calcext:value-type="string">
            <text:p>In addition, the committee assesses the contribution that a particular candidate’s skills and expertise will, in light of the skills and expertise of the incumbent directors, make with respect to guiding and overseeing Accenture’s strategy, operations and management</text:p>
          </table:table-cell>
          <table:table-cell table:style-name="ce1" office:value-type="float" office:value="0.056" calcext:value-type="float">
            <text:p>0.056</text:p>
          </table:table-cell>
        </table:table-row>
        <table:table-row table:style-name="ro11">
          <table:table-cell table:style-name="ce1" office:value-type="string" calcext:value-type="string">
            <text:p>SOCENV_INC</text:p>
          </table:table-cell>
          <table:table-cell table:style-name="ce2" office:value-type="string" calcext:value-type="string">
            <text:p>The Nominating &amp; Governance Committee seeks candidates who, at a minimum, have the following characteristics: <text:s text:c="4"/>◾ <text:s text:c="2"/>the time, energy and judgment to effectively carry out his or her responsibilities as a member of the Board; <text:s text:c="4"/>◾ <text:s text:c="2"/>a professional background that would enable the candidate to develop a deep understanding of our business; <text:s text:c="4"/>◾ <text:s text:c="2"/>the ability to exercise judgment and courage in fulfilling his or her oversight responsibilities; and <text:s text:c="4"/>◾ <text:s text:c="2"/>the ability to embrace Accenture’s values and culture, and the possession of the highest levels of integrity</text:p>
          </table:table-cell>
          <table:table-cell table:style-name="ce1" office:value-type="float" office:value="0.7346" calcext:value-type="float">
            <text:p>0.7346</text:p>
          </table:table-cell>
        </table:table-row>
        <table:table-row table:style-name="ro1">
          <table:table-cell table:style-name="ce1" office:value-type="string" calcext:value-type="string">
            <text:p>COMP_CON</text:p>
          </table:table-cell>
          <table:table-cell table:style-name="ce2" office:value-type="string" calcext:value-type="string">
            <text:p>In the case of Nancy McKinstry, a third-party professional search firm identified her as a potential director nominee and in the case of Herbert Hainer, he was identified by a non-management member of our Board</text:p>
          </table:table-cell>
          <table:table-cell table:style-name="ce1" office:value-type="float" office:value="0.1549" calcext:value-type="float">
            <text:p>0.1549</text:p>
          </table:table-cell>
        </table:table-row>
        <table:table-row table:style-name="ro1">
          <table:table-cell table:style-name="ce1" office:value-type="string" calcext:value-type="string">
            <text:p>SOCENV_INC</text:p>
          </table:table-cell>
          <table:table-cell table:style-name="ce2" office:value-type="string" calcext:value-type="string">
            <text:p>In the case of Nancy McKinstry, a third-party professional search firm identified her as a potential director nominee and in the case of Herbert Hainer, he was identified by a non-management member of our Board</text:p>
          </table:table-cell>
          <table:table-cell table:style-name="ce1" office:value-type="float" office:value="0.1776" calcext:value-type="float">
            <text:p>0.1776</text:p>
          </table:table-cell>
        </table:table-row>
        <table:table-row table:style-name="ro3">
          <table:table-cell table:style-name="ce1" office:value-type="string" calcext:value-type="string">
            <text:p>COMP_CON</text:p>
          </table:table-cell>
          <table:table-cell table:style-name="ce2" office:value-type="string" calcext:value-type="string">
            <text:p>In addition, the professional search firm retained by the Nominating &amp; Governance Committee <text:s text:c="2"/>2016 Proxy Statement <text:s text:c="3"/>Accenture</text:p>
          </table:table-cell>
          <table:table-cell table:style-name="ce1" office:value-type="float" office:value="0.8903" calcext:value-type="float">
            <text:p>0.8903</text:p>
          </table:table-cell>
        </table:table-row>
        <table:table-row table:style-name="ro3">
          <table:table-cell table:style-name="ce1" office:value-type="string" calcext:value-type="string">
            <text:p>SOCENV_INC</text:p>
          </table:table-cell>
          <table:table-cell table:style-name="ce2" office:value-type="string" calcext:value-type="string">
            <text:p>3 <text:s/>the <text:s/>U.S. <text:s/>, l <text:s/>are <text:s/>female <text:s/>2 <text:s/>1 <text:s/>&lt;1 <text:s/>1-5 <text:s/>&gt;5 <text:s/>years <text:s/>ye,rs <text:s/>years <text:s/>arc <text:s/>is <text:s/>Asi.,n <text:s/>Hispanic <text:s/>Avera ge <text:s/>tenu re: <text:s/>4.8 <text:s/>years <text:s/>Avera ge <text:s/>age: <text:s/>60.</text:p>
          </table:table-cell>
          <table:table-cell table:style-name="ce1" office:value-type="float" office:value="0.0729" calcext:value-type="float">
            <text:p>0.0729</text:p>
          </table:table-cell>
        </table:table-row>
        <table:table-row table:style-name="ro4">
          <table:table-cell table:style-name="ce1" office:value-type="string" calcext:value-type="string">
            <text:p>SOCENV_INC</text:p>
          </table:table-cell>
          <table:table-cell table:style-name="ce2" office:value-type="string" calcext:value-type="string">
            <text:p>15 Board <text:s/>Diversity <text:s/>Board <text:s/>Tenure <text:s/>5 <text:s/>1 <text:s/>6 <text:s/>4 <text:s/>I <text:s/>is African <text:s/>were <text:s/>born <text:s/>3 <text:s/>Amefi(.lln <text:s/>outside <text:s/>of <text:s/>2</text:p>
          </table:table-cell>
          <table:table-cell table:style-name="ce1" office:value-type="float" office:value="0.9575" calcext:value-type="float">
            <text:p>0.9575</text:p>
          </table:table-cell>
        </table:table-row>
        <table:table-row table:style-name="ro3">
          <table:table-cell table:style-name="ce1" office:value-type="string" calcext:value-type="string">
            <text:p>COMP_CON</text:p>
          </table:table-cell>
          <table:table-cell table:style-name="ce2" office:value-type="string" calcext:value-type="string">
            <text:p>PROCESS FOR SELECTING NEW DIRECTORS <text:s text:c="2"/>To identify, recruit and evaluate qualified candidates for the Board, the Board has used the services of professional search firms</text:p>
          </table:table-cell>
          <table:table-cell table:style-name="ce1" office:value-type="float" office:value="0.2401" calcext:value-type="float">
            <text:p>0.2401</text:p>
          </table:table-cell>
        </table:table-row>
        <table:table-row table:style-name="ro3">
          <table:table-cell table:style-name="ce1" office:value-type="string" calcext:value-type="string">
            <text:p>SOCENV_INC</text:p>
          </table:table-cell>
          <table:table-cell table:style-name="ce2" office:value-type="string" calcext:value-type="string">
            <text:p>PROCESS FOR SELECTING NEW DIRECTORS <text:s text:c="2"/>To identify, recruit and evaluate qualified candidates for the Board, the Board has used the services of professional search firms</text:p>
          </table:table-cell>
          <table:table-cell table:style-name="ce1" office:value-type="float" office:value="0.223" calcext:value-type="float">
            <text:p>0.223</text:p>
          </table:table-cell>
        </table:table-row>
        <table:table-row table:style-name="ro1">
          <table:table-cell table:style-name="ce1" office:value-type="string" calcext:value-type="string">
            <text:p>COMP_CON</text:p>
          </table:table-cell>
          <table:table-cell table:style-name="ce2" office:value-type="string" calcext:value-type="string">
            <text:p>Prior to their nominations, each of Ms. McKinstry and Mr. Hainer also met separately with the chairman and chief executive officer, the chair of the Nominating &amp; Governance Committee and the lead director, who initially considered their candidacies</text:p>
          </table:table-cell>
          <table:table-cell table:style-name="ce1" office:value-type="float" office:value="0.372" calcext:value-type="float">
            <text:p>0.372</text:p>
          </table:table-cell>
        </table:table-row>
        <table:table-row table:style-name="ro2">
          <table:table-cell table:style-name="ce1" office:value-type="string" calcext:value-type="string">
            <text:p>SOCENV_INC</text:p>
          </table:table-cell>
          <table:table-cell table:style-name="ce2" office:value-type="string" calcext:value-type="string">
            <text:p>Of our 11 director nominees: <text:s text:c="2"/>QUALIFICATIONS AND EXPERIENCE OF DIRECTOR NOMINEES <text:s text:c="2"/>In considering each director nominee for the Annual Meeting, the Board and the Nominating &amp; Governance Committee evaluated such person’s background, qualifications, attributes and skills to serve as a director</text:p>
          </table:table-cell>
          <table:table-cell table:style-name="ce1" office:value-type="float" office:value="0.2596" calcext:value-type="float">
            <text:p>0.2596</text:p>
          </table:table-cell>
        </table:table-row>
        <table:table-row table:style-name="ro2">
          <table:table-cell table:style-name="ce1" office:value-type="string" calcext:value-type="string">
            <text:p>COMP_CON</text:p>
          </table:table-cell>
          <table:table-cell table:style-name="ce2" office:value-type="string" calcext:value-type="string">
            <text:p>Of our 11 director nominees: <text:s text:c="2"/>QUALIFICATIONS AND EXPERIENCE OF DIRECTOR NOMINEES <text:s text:c="2"/>In considering each director nominee for the Annual Meeting, the Board and the Nominating &amp; Governance Committee evaluated such person’s background, qualifications, attributes and skills to serve as a director</text:p>
          </table:table-cell>
          <table:table-cell table:style-name="ce1" office:value-type="float" office:value="0.0521" calcext:value-type="float">
            <text:p>0.0521</text:p>
          </table:table-cell>
        </table:table-row>
        <table:table-row table:style-name="ro3">
          <table:table-cell table:style-name="ce1" office:value-type="string" calcext:value-type="string">
            <text:p>COMP_CON</text:p>
          </table:table-cell>
          <table:table-cell table:style-name="ce2" office:value-type="string" calcext:value-type="string">
            <text:p>Each director nominee has served in senior roles with significant responsibility and has gained expertise in areas relevant to the Company and its business</text:p>
          </table:table-cell>
          <table:table-cell table:style-name="ce1" office:value-type="float" office:value="0.3982" calcext:value-type="float">
            <text:p>0.3982</text:p>
          </table:table-cell>
        </table:table-row>
        <table:table-row table:style-name="ro1">
          <table:table-cell table:style-name="ce1" office:value-type="string" calcext:value-type="string">
            <text:p>COMP_CON</text:p>
          </table:table-cell>
          <table:table-cell table:style-name="ce2" office:value-type="string" calcext:value-type="string">
            <text:p>The Nominating &amp; Governance Committee considered both the background and experience of each director nominee as well as the specific experience, qualifications, attributes or skills set forth in the biographies on pages 17 to 22 of this proxy statement</text:p>
          </table:table-cell>
          <table:table-cell table:style-name="ce1" office:value-type="float" office:value="0.1159" calcext:value-type="float">
            <text:p>0.1159</text:p>
          </table:table-cell>
        </table:table-row>
        <table:table-row table:style-name="ro4">
          <table:table-cell table:style-name="ce1" office:value-type="string" calcext:value-type="string">
            <text:p>SOCENV_INC</text:p>
          </table:table-cell>
          <table:table-cell table:style-name="ce2" office:value-type="string" calcext:value-type="string">
            <text:p>Our director nominees reflect those efforts and the importance of diversity to the Board</text:p>
          </table:table-cell>
          <table:table-cell table:style-name="ce1" office:value-type="float" office:value="0.9619" calcext:value-type="float">
            <text:p>0.9619</text:p>
          </table:table-cell>
        </table:table-row>
        <table:table-row table:style-name="ro6">
          <table:table-cell table:style-name="ce1" office:value-type="string" calcext:value-type="string">
            <text:p>COMP_CON</text:p>
          </table:table-cell>
          <table:table-cell table:style-name="ce2" office:value-type="string" calcext:value-type="string">
            <text:p>While the Board has not adopted a formal policy with regard to the consideration of diversity in identifying director nominees, the Nominating &amp; Governance Committee and the Board believe that considering diversity is consistent with the goal of creating a Board that best serves the needs of the Company and the interests of its shareholders, and it is one of the many factors that they consider when identifying individuals for Board membership</text:p>
          </table:table-cell>
          <table:table-cell table:style-name="ce1" office:value-type="float" office:value="0.118" calcext:value-type="float">
            <text:p>0.118</text:p>
          </table:table-cell>
        </table:table-row>
        <table:table-row table:style-name="ro3">
          <table:table-cell table:style-name="ce1" office:value-type="string" calcext:value-type="string">
            <text:p>SOCENV_INC</text:p>
          </table:table-cell>
          <table:table-cell table:style-name="ce2" office:value-type="string" calcext:value-type="string">
            <text:p>The Board and the Nominating &amp; Governance Committee also evaluated each of the director’s contributions to the Board and role in the operation of the Board as a whole</text:p>
          </table:table-cell>
          <table:table-cell table:style-name="ce1" office:value-type="float" office:value="0.152" calcext:value-type="float">
            <text:p>0.152</text:p>
          </table:table-cell>
        </table:table-row>
        <table:table-row table:style-name="ro3">
          <table:table-cell table:style-name="ce1" office:value-type="string" calcext:value-type="string">
            <text:p>SOCENV_INC</text:p>
          </table:table-cell>
          <table:table-cell table:style-name="ce2" office:value-type="string" calcext:value-type="string">
            <text:p>In addition, we believe that diversity with respect to tenure is important in order to provide for both fresh perspectives and deep experience and knowledge of the Company</text:p>
          </table:table-cell>
          <table:table-cell table:style-name="ce1" office:value-type="float" office:value="0.6614" calcext:value-type="float">
            <text:p>0.6614</text:p>
          </table:table-cell>
        </table:table-row>
        <table:table-row table:style-name="ro3">
          <table:table-cell table:style-name="ce1" office:value-type="string" calcext:value-type="string">
            <text:p>COMP_CON</text:p>
          </table:table-cell>
          <table:table-cell table:style-name="ce2" office:value-type="string" calcext:value-type="string">
            <text:p>In addition, we believe that diversity with respect to tenure is important in order to provide for both fresh perspectives and deep experience and knowledge of the Company</text:p>
          </table:table-cell>
          <table:table-cell table:style-name="ce1" office:value-type="float" office:value="0.0548" calcext:value-type="float">
            <text:p>0.0548</text:p>
          </table:table-cell>
        </table:table-row>
        <table:table-row table:style-name="ro6">
          <table:table-cell table:style-name="ce1" office:value-type="string" calcext:value-type="string">
            <text:p>SOCENV_INC</text:p>
          </table:table-cell>
          <table:table-cell table:style-name="ce2" office:value-type="string" calcext:value-type="string">
            <text:p>While the Board has not adopted a formal policy with regard to the consideration of diversity in identifying director nominees, the Nominating &amp; Governance Committee and the Board believe that considering diversity is consistent with the goal of creating a Board that best serves the needs of the Company and the interests of its shareholders, and it is one of the many factors that they consider when identifying individuals for Board membership</text:p>
          </table:table-cell>
          <table:table-cell table:style-name="ce1" office:value-type="float" office:value="0.5338" calcext:value-type="float">
            <text:p>0.5338</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RE-APPOINTMENT OF DIRECTORS <text:s text:c="2"/>BOARD DIVERSITY AND TENURE <text:s text:c="2"/>Consistent with the Company’s Corporate Governance Guidelines, the Nominating &amp; Governance Committee also seeks geographic, age, gender and ethnic diversity among the members of the Board</text:p>
          </table:table-cell>
          <table:table-cell table:style-name="ce1" office:value-type="float" office:value="0.8851" calcext:value-type="float">
            <text:p>0.8851</text:p>
          </table:table-cell>
        </table:table-row>
        <table:table-row table:style-name="ro1">
          <table:table-cell table:style-name="ce1" office:value-type="string" calcext:value-type="string">
            <text:p>COMP_CON</text:p>
          </table:table-cell>
          <table:table-cell table:style-name="ce2" office:value-type="string" calcext:value-type="string">
            <text:p>Pay Governance and its affiliates do not provide any services to the Company or any of the Company’s affiliates other than advising the Compensation Committee on director and executive compensation</text:p>
          </table:table-cell>
          <table:table-cell table:style-name="ce1" office:value-type="float" office:value="0.9994" calcext:value-type="float">
            <text:p>0.9994</text:p>
          </table:table-cell>
        </table:table-row>
        <table:table-row table:style-name="ro11">
          <table:table-cell table:style-name="ce1" office:value-type="string" calcext:value-type="string">
            <text:p>COMP_CON</text:p>
          </table:table-cell>
          <table:table-cell table:style-name="ce2" office:value-type="string" calcext:value-type="string">
            <text:p>As requested by the Compensation Committee, Pay Governance advises the Compensation Committee on general marketplace trends in executive compensation, makes proposals for executive compensation programs, recommends peer companies for inclusion in competitive market analyses of compensation and otherwise advises the Compensation Committee with regard to the compensation of our chairman and chief executive officer and the members of our global management committee</text:p>
          </table:table-cell>
          <table:table-cell table:style-name="ce1" office:value-type="float" office:value="0.9994" calcext:value-type="float">
            <text:p>0.9994</text:p>
          </table:table-cell>
        </table:table-row>
        <table:table-row table:style-name="ro6">
          <table:table-cell table:style-name="ce1" office:value-type="string" calcext:value-type="string">
            <text:p>COMP_CON</text:p>
          </table:table-cell>
          <table:table-cell table:style-name="ce2" office:value-type="string" calcext:value-type="string">
            <text:p>In addition, our Compensation Committee reviews and, based in part on the advice of its independent consultant, makes recommendations to the Board with respect to the appropriateness of the compensation paid to our independent directors, and the full Board then reviews these recommendations and makes a final determination on the compensation of our independent directors</text:p>
          </table:table-cell>
          <table:table-cell table:style-name="ce1" office:value-type="float" office:value="0.9996" calcext:value-type="float">
            <text:p>0.9996</text:p>
          </table:table-cell>
        </table:table-row>
        <table:table-row table:style-name="ro5">
          <table:table-cell table:style-name="ce1" office:value-type="string" calcext:value-type="string">
            <text:p>COMP_CON</text:p>
          </table:table-cell>
          <table:table-cell table:style-name="ce2" office:value-type="string" calcext:value-type="string">
            <text:p>OVERSIGHT OF COMPENSATION <text:s text:c="2"/>A number of individuals and entities contribute to the process of reviewing and determining the compensation of our chairman and chief executive officer, members of our global management committee and directors: <text:s text:c="4"/>¡ <text:s text:c="2"/>Compensation Committee: <text:s/>Our Compensation Committee makes the final determination regarding the annual compensation of our chairman and chief executive officer and members of our global management committee, taking into consideration, among other factors, an evaluation of each individual’s performance, the recommendation of the chairman and chief executive officer regarding the compensation of the members of our global management committee and the advice of the Compensation Committee’s independent compensation consultant as described below</text:p>
          </table:table-cell>
          <table:table-cell table:style-name="ce1" office:value-type="float" office:value="0.9887" calcext:value-type="float">
            <text:p>0.9887</text:p>
          </table:table-cell>
        </table:table-row>
        <table:table-row table:style-name="ro1">
          <table:table-cell table:style-name="ce1" office:value-type="string" calcext:value-type="string">
            <text:p>COMP_CON</text:p>
          </table:table-cell>
          <table:table-cell table:style-name="ce2" office:value-type="string" calcext:value-type="string">
            <text:p>ROLE OF COMPENSATION CONSULTANTS <text:s text:c="2"/>The Compensation Committee has engaged Pay Governance LLC (“Pay Governance”) to serve as the Compensation Committee’s independent compensation consultant</text:p>
          </table:table-cell>
          <table:table-cell table:style-name="ce1" office:value-type="float" office:value="0.9998" calcext:value-type="float">
            <text:p>0.9998</text:p>
          </table:table-cell>
        </table:table-row>
        <table:table-row table:style-name="ro11">
          <table:table-cell table:style-name="ce1" office:value-type="string" calcext:value-type="string">
            <text:p>COMP_CON</text:p>
          </table:table-cell>
          <table:table-cell table:style-name="ce2" office:value-type="string" calcext:value-type="string">
            <text:p>While Willis Towers Watson also acts as management’s compensation consultant in various capacities with respect to our global workforce of approximately 384,000 employees and assists management in formulating its compensation recommendations for members of our global management committee, the Compensation Committee has separately engaged Pay Governance as its independent compensation consultant to provide it with independent advice and to avoid any conflicts of interest</text:p>
          </table:table-cell>
          <table:table-cell table:style-name="ce1" office:value-type="float" office:value="1" calcext:value-type="float">
            <text:p>1</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text:s text:c="2"/>Management separately receives benchmarking information with respect to the members of our global management committee from its compensation consultant, Willis Towers Watson plc (“Willis Towers Watson”)</text:p>
          </table:table-cell>
          <table:table-cell table:style-name="ce1" office:value-type="float" office:value="0.9995" calcext:value-type="float">
            <text:p>0.9995</text:p>
          </table:table-cell>
        </table:table-row>
        <table:table-row table:style-name="ro2">
          <table:table-cell table:style-name="ce1" office:value-type="string" calcext:value-type="string">
            <text:p>COMP_CON</text:p>
          </table:table-cell>
          <table:table-cell table:style-name="ce2" office:value-type="string" calcext:value-type="string">
            <text:p>This information is based on a benchmarking approach developed by Willis Towers Watson and Pay Governance and is used by the chairman and chief executive officer in making his recommendations to the Compensation Committee with respect to the compensation of the members of our global management committee</text:p>
          </table:table-cell>
          <table:table-cell table:style-name="ce1" office:value-type="float" office:value="0.9977" calcext:value-type="float">
            <text:p>0.9977</text:p>
          </table:table-cell>
        </table:table-row>
        <table:table-row table:style-name="ro11">
          <table:table-cell table:style-name="ce1" office:value-type="string" calcext:value-type="string">
            <text:p>COMP_CON</text:p>
          </table:table-cell>
          <table:table-cell table:style-name="ce2" office:value-type="string" calcext:value-type="string">
            <text:p>The Compensation Committee reviewed director compensation most recently in fiscal 2016, when it reviewed the compensation practices of the boards of directors of those peer group companies described under “Executive Compensation — Compensation Discussion and Analysis — Fiscal 2016 Compensation Decisions — Role of Benchmarking” and the general market, as well as a study by Pay Governance prepared at the request of the Compensation Committee that provided input regarding the compensation of our directors</text:p>
          </table:table-cell>
          <table:table-cell table:style-name="ce1" office:value-type="float" office:value="0.9981" calcext:value-type="float">
            <text:p>0.9981</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DIRECTOR COMPENSATION <text:s text:c="2"/>Director Compensation The Compensation Committee reviews and, based in part on the advice of its independent consultant, makes recommendations to the full Board with respect to the compensation of our independent directors at least every 2 years</text:p>
          </table:table-cell>
          <table:table-cell table:style-name="ce1" office:value-type="float" office:value="0.9992" calcext:value-type="float">
            <text:p>0.9992</text:p>
          </table:table-cell>
        </table:table-row>
        <table:table-row table:style-name="ro2">
          <table:table-cell table:style-name="ce1" office:value-type="string" calcext:value-type="string">
            <text:p>COMP_CON</text:p>
          </table:table-cell>
          <table:table-cell table:style-name="ce2" office:value-type="string" calcext:value-type="string">
            <text:p>If you would like to recommend a future nominee for Board membership, you can submit a written recommendation in accordance with our Articles of Association and applicable law, including the name and other pertinent information for the nominee, to: Mr. Gilles C. Pélisson, chair of the Nominating &amp; Governance Committee, c/o Accenture, 161 N</text:p>
          </table:table-cell>
          <table:table-cell table:style-name="ce1" office:value-type="float" office:value="0.5287" calcext:value-type="float">
            <text:p>0.5287</text:p>
          </table:table-cell>
        </table:table-row>
        <table:table-row table:style-name="ro2">
          <table:table-cell table:style-name="ce1" office:value-type="string" calcext:value-type="string">
            <text:p>SOCENV_INC</text:p>
          </table:table-cell>
          <table:table-cell table:style-name="ce2" office:value-type="string" calcext:value-type="string">
            <text:p>PROCESS FOR SHAREHOLDERS TO RECOMMEND DIRECTOR NOMINEES <text:s text:c="2"/>Our Corporate Governance Guidelines and Articles of Association address the processes by which shareholders may recommend director nominees, and the policy of the Nominating &amp; Governance Committee is to welcome and consider any such recommendations</text:p>
          </table:table-cell>
          <table:table-cell table:style-name="ce1" office:value-type="float" office:value="0.0806" calcext:value-type="float">
            <text:p>0.0806</text:p>
          </table:table-cell>
        </table:table-row>
        <table:table-row table:style-name="ro3">
          <table:table-cell table:style-name="ce1" office:value-type="string" calcext:value-type="string">
            <text:p>COMP_CON</text:p>
          </table:table-cell>
          <table:table-cell table:style-name="ce2" office:value-type="string" calcext:value-type="string">
            <text:p>As provided for in our Corporate Governance Guidelines, the Nominating &amp; Governance Committee uses the same criteria for evaluating candidates regardless of the source of referral</text:p>
          </table:table-cell>
          <table:table-cell table:style-name="ce1" office:value-type="float" office:value="0.3606" calcext:value-type="float">
            <text:p>0.3606</text:p>
          </table:table-cell>
        </table:table-row>
        <table:table-row table:style-name="ro2">
          <table:table-cell table:style-name="ce1" office:value-type="string" calcext:value-type="string">
            <text:p>COMP_CON</text:p>
          </table:table-cell>
          <table:table-cell table:style-name="ce2" office:value-type="string" calcext:value-type="string">
            <text:p>PROCESS FOR SHAREHOLDERS TO RECOMMEND DIRECTOR NOMINEES <text:s text:c="2"/>Our Corporate Governance Guidelines and Articles of Association address the processes by which shareholders may recommend director nominees, and the policy of the Nominating &amp; Governance Committee is to welcome and consider any such recommendations</text:p>
          </table:table-cell>
          <table:table-cell table:style-name="ce1" office:value-type="float" office:value="0.5278" calcext:value-type="float">
            <text:p>0.5278</text:p>
          </table:table-cell>
        </table:table-row>
        <table:table-row table:style-name="ro3">
          <table:table-cell table:style-name="ce1" office:value-type="string" calcext:value-type="string">
            <text:p>SOCENV_INC</text:p>
          </table:table-cell>
          <table:table-cell table:style-name="ce2" office:value-type="string" calcext:value-type="string">
            <text:p>As provided for in our Corporate Governance Guidelines, the Nominating &amp; Governance Committee uses the same criteria for evaluating candidates regardless of the source of referral</text:p>
          </table:table-cell>
          <table:table-cell table:style-name="ce1" office:value-type="float" office:value="0.1211" calcext:value-type="float">
            <text:p>0.1211</text:p>
          </table:table-cell>
        </table:table-row>
        <table:table-row table:style-name="ro11">
          <table:table-cell table:style-name="ce1" office:value-type="string" calcext:value-type="string">
            <text:p>SOCENV_INC</text:p>
          </table:table-cell>
          <table:table-cell table:style-name="ce2" office:value-type="string" calcext:value-type="string">
            <text:p>DIRECTOR ORIENTATION AND CONTINUING EDUCATION <text:s text:c="2"/>Accenture’s orientation program for new directors includes a discussion of a broad range of topics, including the background of the Company, the Board and its governance model, Accenture’s strategy and business operations, its financial statements and capital structure, the management team, key industry and competitive factors, the legal and ethical responsibilities of the Board and other matters crucial to the ability of a new director to fulfill his or her responsibilities</text:p>
          </table:table-cell>
          <table:table-cell table:style-name="ce1" office:value-type="float" office:value="0.9111" calcext:value-type="float">
            <text:p>0.9111</text:p>
          </table:table-cell>
        </table:table-row>
        <table:table-row table:style-name="ro4">
          <table:table-cell table:style-name="ce1" office:value-type="string" calcext:value-type="string">
            <text:p>SOCENV_INC</text:p>
          </table:table-cell>
          <table:table-cell table:style-name="ce2" office:value-type="string" calcext:value-type="string">
            <text:p>Clark Street, Chicago, Illinois 60601, USA, Attention: Corporate Secretary</text:p>
          </table:table-cell>
          <table:table-cell table:style-name="ce1" office:value-type="float" office:value="0.0793" calcext:value-type="float">
            <text:p>0.0793</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established the performance-based compensation for fiscal 2016 and the equity awards to be made in January 2017 based in part on the analysis in a pay-for-performance report prepared for the Compensation Committee by its independent compensation consultant, Pay Governance</text:p>
          </table:table-cell>
          <table:table-cell table:style-name="ce1" office:value-type="float" office:value="0.9997" calcext:value-type="float">
            <text:p>0.9997</text:p>
          </table:table-cell>
        </table:table-row>
        <table:table-row table:style-name="ro2">
          <table:table-cell table:style-name="ce1" office:value-type="string" calcext:value-type="string">
            <text:p>COMP_CON</text:p>
          </table:table-cell>
          <table:table-cell table:style-name="ce2" office:value-type="string" calcext:value-type="string">
            <text:p>In terms of alignment between pay and performance, the Compensation Committee uses a multi-year evaluation of realizable total direct compensation, which was prepared by Pay Governance after the end of fiscal 2016 and which compares the Company’s performance relative to its peer group</text:p>
          </table:table-cell>
          <table:table-cell table:style-name="ce1" office:value-type="float" office:value="0.9919" calcext:value-type="float">
            <text:p>0.9919</text:p>
          </table:table-cell>
        </table:table-row>
        <table:table-row table:style-name="ro2">
          <table:table-cell table:style-name="ce1" office:value-type="string" calcext:value-type="string">
            <text:p>COMP_CON</text:p>
          </table:table-cell>
          <table:table-cell table:style-name="ce2" office:value-type="string" calcext:value-type="string">
            <text:p>At a subsequent meeting, the Compensation Committee reviewed with its compensation consultant, Pay Governance, the results of Pay Governance’s market trends report, chief executive officer pay benchmarking report and the pay-for-performance report discussed below under “— Role of Benchmarking.”</text:p>
          </table:table-cell>
          <table:table-cell table:style-name="ce1" office:value-type="float" office:value="0.9994" calcext:value-type="float">
            <text:p>0.9994</text:p>
          </table:table-cell>
        </table:table-row>
        <table:table-row table:style-name="ro3">
          <table:table-cell table:style-name="ce1" office:value-type="string" calcext:value-type="string">
            <text:p>COMP_CON</text:p>
          </table:table-cell>
          <table:table-cell table:style-name="ce2" office:value-type="string" calcext:value-type="string">
            <text:p>As part of this review, Pay Governance provided input to the Compensation Committee regarding the final 2016 compensation for Mr. Nanterme</text:p>
          </table:table-cell>
          <table:table-cell table:style-name="ce1" office:value-type="float" office:value="0.9956" calcext:value-type="float">
            <text:p>0.9956</text:p>
          </table:table-cell>
        </table:table-row>
        <table:table-row table:style-name="ro11">
          <table:table-cell table:style-name="ce1" office:value-type="string" calcext:value-type="string">
            <text:p>COMP_CON</text:p>
          </table:table-cell>
          <table:table-cell table:style-name="ce2" office:value-type="string" calcext:value-type="string">
            <text:p>As a result of its fiscal 2016 assessments and data provided by its compensation consultant, the Compensation Committee approved the following compensation elements for Mr. Nanterme set out below: <text:s text:c="2"/>Compensation Element <text:s text:c="3"/>Chairman and Chief Executive Officer Compensation Determinations Base Compensation <text:s text:c="3"/>Base compensation of <text:s/>€ 900,000, a 4% increase compared with his base compensation for the prior compensation year, which represents the first increase to Mr. Nanterme’s base compensation since becoming chief executive officer</text:p>
          </table:table-cell>
          <table:table-cell table:style-name="ce1" office:value-type="float" office:value="0.9732" calcext:value-type="float">
            <text:p>0.9732</text:p>
          </table:table-cell>
        </table:table-row>
        <table:table-row table:style-name="ro1">
          <table:table-cell table:style-name="ce1" office:value-type="string" calcext:value-type="string">
            <text:p>COMP_CON</text:p>
          </table:table-cell>
          <table:table-cell table:style-name="ce2" office:value-type="string" calcext:value-type="string">
            <text:p>In developing his recommendations to the Compensation Committee for the compensation of such named executive officers, Mr. Nanterme used a report prepared by Willis Towers Watson for management</text:p>
          </table:table-cell>
          <table:table-cell table:style-name="ce1" office:value-type="float" office:value="0.9641" calcext:value-type="float">
            <text:p>0.9641</text:p>
          </table:table-cell>
        </table:table-row>
        <table:table-row table:style-name="ro1">
          <table:table-cell table:style-name="ce1" office:value-type="string" calcext:value-type="string">
            <text:p>COMP_CON</text:p>
          </table:table-cell>
          <table:table-cell table:style-name="ce2" office:value-type="string" calcext:value-type="string">
            <text:p>Before making the final compensation decisions for the year, the Compensation Committee shared and reviewed with Pay Governance both the recommendations of Mr. Nanterme and the Willis Towers Watson report prepared for management</text:p>
          </table:table-cell>
          <table:table-cell table:style-name="ce1" office:value-type="float" office:value="0.999" calcext:value-type="float">
            <text:p>0.999</text:p>
          </table:table-cell>
        </table:table-row>
        <table:table-row table:style-name="ro3">
          <table:table-cell table:style-name="ce1" office:value-type="string" calcext:value-type="string">
            <text:p>COMP_CON</text:p>
          </table:table-cell>
          <table:table-cell table:style-name="ce2" office:value-type="string" calcext:value-type="string">
            <text:p>The Willis Towers Watson report included information on market-comparable compensation based on a benchmarking approach developed by Willis Towers Watson and Pay Governance</text:p>
          </table:table-cell>
          <table:table-cell table:style-name="ce1" office:value-type="float" office:value="0.999" calcext:value-type="float">
            <text:p>0.999</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EXECUTIVE COMPENSATION <text:s text:c="2"/>During fiscal 2016, the Compensation Committee, in consultation with Pay Governance, added Aon plc to the Company’s peer group in anticipation of the removal of certain peers in fiscal 2017 due to related merger and acquisition activity</text:p>
          </table:table-cell>
          <table:table-cell table:style-name="ce1" office:value-type="float" office:value="0.9934" calcext:value-type="float">
            <text:p>0.9934</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and Pay Governance also reviewed, for reference, a report prepared by Willis Towers Watson for management based on (1) the most recent available published survey data and (2) data from the peer companies’ most recent proxy filings on compensation levels of the highest-paid executives at comparably large companies</text:p>
          </table:table-cell>
          <table:table-cell table:style-name="ce1" office:value-type="float" office:value="0.9979" calcext:value-type="float">
            <text:p>0.9979</text:p>
          </table:table-cell>
        </table:table-row>
        <table:table-row table:style-name="ro2">
          <table:table-cell table:style-name="ce1" office:value-type="string" calcext:value-type="string">
            <text:p>COMP_CON</text:p>
          </table:table-cell>
          <table:table-cell table:style-name="ce2" office:value-type="string" calcext:value-type="string">
            <text:p>Director since 2008 Independent <text:s text:c="3"/>Charles H. Giancarlo <text:s text:c="2"/>59 years old Finance Committee (Chair) Nominating &amp; Governance Committee (Member) <text:s text:c="2"/>Charles H. Giancarlo served as a managing director of the private investment firm Silver Lake from 2007 to 2013 and served as a senior advisor to the firm until 2015</text:p>
          </table:table-cell>
          <table:table-cell table:style-name="ce1" office:value-type="float" office:value="0.5838" calcext:value-type="float">
            <text:p>0.5838</text:p>
          </table:table-cell>
        </table:table-row>
        <table:table-row table:style-name="ro2">
          <table:table-cell table:style-name="ce1" office:value-type="string" calcext:value-type="string">
            <text:p>SOCENV_INC</text:p>
          </table:table-cell>
          <table:table-cell table:style-name="ce2" office:value-type="string" calcext:value-type="string">
            <text:p>Specific Expertise: Ms. McKinstry brings to the Board strong experience in the professional services sector from her long career at Wolters Kluwer, where she has led the company’s digital transformation, as well as broad international perspective as both the CEO of a global company and a director of large, multinational companies</text:p>
          </table:table-cell>
          <table:table-cell table:style-name="ce1" office:value-type="float" office:value="0.1016" calcext:value-type="float">
            <text:p>0.1016</text:p>
          </table:table-cell>
        </table:table-row>
        <table:table-row table:style-name="ro2">
          <table:table-cell table:style-name="ce1" office:value-type="string" calcext:value-type="string">
            <text:p>COMP_CON</text:p>
          </table:table-cell>
          <table:table-cell table:style-name="ce2" office:value-type="string" calcext:value-type="string">
            <text:p>Director since 2016 Independent <text:s text:c="3"/>Nancy McKinstry <text:s text:c="2"/>57 years old Audit Committee (Member) <text:s text:c="2"/>Nancy McKinstry has been chief executive officer and chairman of the executive board of Wolters Kluwer, a global professional information services and solutions company, since September 2003 and a member of its executive board since 2001</text:p>
          </table:table-cell>
          <table:table-cell table:style-name="ce1" office:value-type="float" office:value="0.282" calcext:value-type="float">
            <text:p>0.282</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RE-APPOINTMENT OF DIRECTORS <text:s text:c="6"/>Director since 2006 Independent Lead Director <text:s text:c="3"/>Marjorie Magner <text:s text:c="2"/>67 years old Compensation Committee (Chair) <text:s text:c="2"/>Marjorie Magner has been our lead director since January 2014</text:p>
          </table:table-cell>
          <table:table-cell table:style-name="ce1" office:value-type="float" office:value="0.0571" calcext:value-type="float">
            <text:p>0.0571</text:p>
          </table:table-cell>
        </table:table-row>
        <table:table-row table:style-name="ro3">
          <table:table-cell table:style-name="ce1" office:value-type="string" calcext:value-type="string">
            <text:p>COMP_CON</text:p>
          </table:table-cell>
          <table:table-cell table:style-name="ce2" office:value-type="string" calcext:value-type="string">
            <text:p>Earlier in her career, she was a principal with Booz &amp; Company (formerly Booz Allen Hamilton Inc.), focusing on media and technology</text:p>
          </table:table-cell>
          <table:table-cell table:style-name="ce1" office:value-type="float" office:value="0.0798" calcext:value-type="float">
            <text:p>0.0798</text:p>
          </table:table-cell>
        </table:table-row>
        <table:table-row table:style-name="ro3">
          <table:table-cell table:style-name="ce1" office:value-type="string" calcext:value-type="string">
            <text:p>SOCENV_INC</text:p>
          </table:table-cell>
          <table:table-cell table:style-name="ce2" office:value-type="string" calcext:value-type="string">
            <text:p>Ms. Magner also has leadership experience and perspective from her work in various philanthropic endeavors as an advocate on issues affecting consumers, women and youth globally</text:p>
          </table:table-cell>
          <table:table-cell table:style-name="ce1" office:value-type="float" office:value="0.8053" calcext:value-type="float">
            <text:p>0.8053</text:p>
          </table:table-cell>
        </table:table-row>
        <table:table-row table:style-name="ro3">
          <table:table-cell table:style-name="ce1" office:value-type="string" calcext:value-type="string">
            <text:p>COMP_CON</text:p>
          </table:table-cell>
          <table:table-cell table:style-name="ce2" office:value-type="string" calcext:value-type="string">
            <text:p>Ms. Magner is currently a partner with Brysam Global Partners, LLC, a private equity firm she co-founded in 2007 that invests in financial services</text:p>
          </table:table-cell>
          <table:table-cell table:style-name="ce1" office:value-type="float" office:value="0.7827" calcext:value-type="float">
            <text:p>0.7827</text:p>
          </table:table-cell>
        </table:table-row>
        <table:table-row table:style-name="ro1">
          <table:table-cell table:style-name="ce1" office:value-type="string" calcext:value-type="string">
            <text:p>COMP_CON</text:p>
          </table:table-cell>
          <table:table-cell table:style-name="ce2" office:value-type="string" calcext:value-type="string">
            <text:p>Director since 2012 Independent <text:s text:c="3"/>Gilles C. Pélisson <text:s text:c="2"/>59 years old Nominating &amp; Governance Committee (Chair) <text:s text:c="2"/>Gilles C. Pélisson has been the chairman and chief executive officer of TF1 Group, a leading French broadcasting company, since February 2016</text:p>
          </table:table-cell>
          <table:table-cell table:style-name="ce1" office:value-type="float" office:value="0.1419" calcext:value-type="float">
            <text:p>0.1419</text:p>
          </table:table-cell>
        </table:table-row>
        <table:table-row table:style-name="ro1">
          <table:table-cell table:style-name="ce1" office:value-type="string" calcext:value-type="string">
            <text:p>SOCENV_INC</text:p>
          </table:table-cell>
          <table:table-cell table:style-name="ce2" office:value-type="string" calcext:value-type="string">
            <text:p>Director since 2012 Independent <text:s text:c="3"/>Gilles C. Pélisson <text:s text:c="2"/>59 years old Nominating &amp; Governance Committee (Chair) <text:s text:c="2"/>Gilles C. Pélisson has been the chairman and chief executive officer of TF1 Group, a leading French broadcasting company, since February 2016</text:p>
          </table:table-cell>
          <table:table-cell table:style-name="ce1" office:value-type="float" office:value="0.0909" calcext:value-type="float">
            <text:p>0.0909</text:p>
          </table:table-cell>
        </table:table-row>
        <table:table-row table:style-name="ro1">
          <table:table-cell table:style-name="ce1" office:value-type="string" calcext:value-type="string">
            <text:p>SOCENV_INC</text:p>
          </table:table-cell>
          <table:table-cell table:style-name="ce2" office:value-type="string" calcext:value-type="string">
            <text:p>Prior to assuming this role, Mr. Nanterme was our chief leadership officer from May 2006 through August 2007, with primary responsibility for Accenture’s leadership development program as well as our global corporate citizenship initiatives</text:p>
          </table:table-cell>
          <table:table-cell table:style-name="ce1" office:value-type="float" office:value="0.0578" calcext:value-type="float">
            <text:p>0.0578</text:p>
          </table:table-cell>
        </table:table-row>
        <table:table-row table:style-name="ro1">
          <table:table-cell table:style-name="ce1" office:value-type="string" calcext:value-type="string">
            <text:p>SOCENV_INC</text:p>
          </table:table-cell>
          <table:table-cell table:style-name="ce2" office:value-type="string" calcext:value-type="string">
            <text:p>Given his role representing Accenture at leading external forums such as the B20 Summit and the World Economic Forum, Mr. Nanterme also brings to the Board a broad understanding of the global economy as well as the technology marketplace and competitive landscape</text:p>
          </table:table-cell>
          <table:table-cell table:style-name="ce1" office:value-type="float" office:value="0.1328" calcext:value-type="float">
            <text:p>0.1328</text:p>
          </table:table-cell>
        </table:table-row>
        <table:table-row table:style-name="ro3">
          <table:table-cell table:style-name="ce1" office:value-type="string" calcext:value-type="string">
            <text:p>COMP_CON</text:p>
          </table:table-cell>
          <table:table-cell table:style-name="ce2" office:value-type="string" calcext:value-type="string">
            <text:p>In addition to serving on the Company’s board of directors, Mr. Nanterme serves on the board of its subsidiary Accenture Holdings plc</text:p>
          </table:table-cell>
          <table:table-cell table:style-name="ce1" office:value-type="float" office:value="0.1228" calcext:value-type="float">
            <text:p>0.1228</text:p>
          </table:table-cell>
        </table:table-row>
        <table:table-row table:style-name="ro3">
          <table:table-cell table:style-name="ce1" office:value-type="string" calcext:value-type="string">
            <text:p>SOCENV_INC</text:p>
          </table:table-cell>
          <table:table-cell table:style-name="ce2" office:value-type="string" calcext:value-type="string">
            <text:p>Mr. Sarin also brings an important perspective from his service as a director of other global, public company boards</text:p>
          </table:table-cell>
          <table:table-cell table:style-name="ce1" office:value-type="float" office:value="0.0608" calcext:value-type="float">
            <text:p>0.0608</text:p>
          </table:table-cell>
        </table:table-row>
        <table:table-row table:style-name="ro2">
          <table:table-cell table:style-name="ce1" office:value-type="string" calcext:value-type="string">
            <text:p>COMP_CON</text:p>
          </table:table-cell>
          <table:table-cell table:style-name="ce2" office:value-type="string" calcext:value-type="string">
            <text:p>Director since 2015 Independent <text:s text:c="3"/>Arun Sarin <text:s text:c="2"/>62 years old Compensation Committee (Member) Nominating &amp; Governance Committee (Member) <text:s text:c="2"/>Arun Sarin was Chief Executive Officer of Vodafone Group Plc from 2003 until his retirement in 2008, and also served as a director of Vodafone from 1999 to 2008</text:p>
          </table:table-cell>
          <table:table-cell table:style-name="ce1" office:value-type="float" office:value="0.054" calcext:value-type="float">
            <text:p>0.054</text:p>
          </table:table-cell>
        </table:table-row>
        <table:table-row table:style-name="ro3">
          <table:table-cell table:style-name="ce1" office:value-type="string" calcext:value-type="string">
            <text:p>SOCENV_INC</text:p>
          </table:table-cell>
          <table:table-cell table:style-name="ce2" office:value-type="string" calcext:value-type="string">
            <text:p>She brings to the Board an important perspective as a member of the faculty of the Harvard Business School and from her service as a director of other public company boards</text:p>
          </table:table-cell>
          <table:table-cell table:style-name="ce1" office:value-type="float" office:value="0.1778" calcext:value-type="float">
            <text:p>0.1778</text:p>
          </table:table-cell>
        </table:table-row>
        <table:table-row table:style-name="ro2">
          <table:table-cell table:style-name="ce1" office:value-type="string" calcext:value-type="string">
            <text:p>SOCENV_INC</text:p>
          </table:table-cell>
          <table:table-cell table:style-name="ce2" office:value-type="string" calcext:value-type="string">
            <text:p>Director since 2015 Independent <text:s text:c="3"/>Arun Sarin <text:s text:c="2"/>62 years old Compensation Committee (Member) Nominating &amp; Governance Committee (Member) <text:s text:c="2"/>Arun Sarin was Chief Executive Officer of Vodafone Group Plc from 2003 until his retirement in 2008, and also served as a director of Vodafone from 1999 to 2008</text:p>
          </table:table-cell>
          <table:table-cell table:style-name="ce1" office:value-type="float" office:value="0.105" calcext:value-type="float">
            <text:p>0.105</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RE-APPOINTMENT OF DIRECTORS <text:s text:c="6"/>Director since 2014 Independent <text:s text:c="3"/>Paula A. Price <text:s text:c="2"/>55 years old Audit Committee (Member) Compensation Committee (Member) <text:s text:c="2"/>Paula A. Price joined the faculty of the Harvard Business School in July 2014</text:p>
          </table:table-cell>
          <table:table-cell table:style-name="ce1" office:value-type="float" office:value="0.0607" calcext:value-type="float">
            <text:p>0.0607</text:p>
          </table:table-cell>
        </table:table-row>
        <table:table-row table:style-name="ro4">
          <table:table-cell table:style-name="ce1" office:value-type="string" calcext:value-type="string">
            <text:p>COMP_CON</text:p>
          </table:table-cell>
          <table:table-cell table:style-name="ce2" office:value-type="string" calcext:value-type="string">
            <text:p>A certified public accountant, she began her career at Arthur Andersen &amp; Co.</text:p>
          </table:table-cell>
          <table:table-cell table:style-name="ce1" office:value-type="float" office:value="0.3171" calcext:value-type="float">
            <text:p>0.3171</text:p>
          </table:table-cell>
        </table:table-row>
        <table:table-row table:style-name="ro3">
          <table:table-cell table:style-name="ce1" office:value-type="string" calcext:value-type="string">
            <text:p>COMP_CON</text:p>
          </table:table-cell>
          <table:table-cell table:style-name="ce2" office:value-type="string" calcext:value-type="string">
            <text:p>Earlier in her career, she also held senior management positions at Prudential Insurance Co. of America, Diageo and Kraft Foods</text:p>
          </table:table-cell>
          <table:table-cell table:style-name="ce1" office:value-type="float" office:value="0.1722" calcext:value-type="float">
            <text:p>0.1722</text:p>
          </table:table-cell>
        </table:table-row>
        <table:table-row table:style-name="ro3">
          <table:table-cell table:style-name="ce1" office:value-type="string" calcext:value-type="string">
            <text:p>SOCENV_INC</text:p>
          </table:table-cell>
          <table:table-cell table:style-name="ce2" office:value-type="string" calcext:value-type="string">
            <text:p>Earlier in her career, she also held senior management positions at Prudential Insurance Co. of America, Diageo and Kraft Foods</text:p>
          </table:table-cell>
          <table:table-cell table:style-name="ce1" office:value-type="float" office:value="0.0828" calcext:value-type="float">
            <text:p>0.0828</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RE-APPOINTMENT OF DIRECTORS <text:s text:c="6"/>Director since 2014 Independent <text:s text:c="3"/>Frank K. Tang <text:s text:c="2"/>48 years old Finance Committee (Member) <text:s text:c="2"/>Frank K. Tang is chief executive officer and managing partner of FountainVest Partners, a leading private equity firm dedicated to investments in China</text:p>
          </table:table-cell>
          <table:table-cell table:style-name="ce1" office:value-type="float" office:value="0.1543" calcext:value-type="float">
            <text:p>0.1543</text:p>
          </table:table-cell>
        </table:table-row>
        <table:table-row table:style-name="ro1">
          <table:table-cell table:style-name="ce1" office:value-type="string" calcext:value-type="string">
            <text:p>SOCENV_INC</text:p>
          </table:table-cell>
          <table:table-cell table:style-name="ce2" office:value-type="string" calcext:value-type="string">
            <text:p>Prior to joining Temasek in 2005, Mr. Tang was a managing director at Goldman Sachs, where he worked for nearly 11 years, including as the head of the telecommunications, media and technology investment banking group in Asia, excluding Japan</text:p>
          </table:table-cell>
          <table:table-cell table:style-name="ce1" office:value-type="float" office:value="0.0546" calcext:value-type="float">
            <text:p>0.0546</text:p>
          </table:table-cell>
        </table:table-row>
        <table:table-row table:style-name="ro10">
          <table:table-cell table:style-name="ce1" office:value-type="string" calcext:value-type="string">
            <text:p>SOCENV_INC</text:p>
          </table:table-cell>
          <table:table-cell table:style-name="ce2" office:value-type="string" calcext:value-type="string">
            <text:p>ELEMENTS OF DIRECTOR COMPENSATION <text:s text:c="2"/>After review of the Compensation Committee’s recommendation, the Board approved the following independent director compensation for fiscal 2016: <text:s text:c="2"/>Compensation Element <text:s text:c="2"/>Director Compensation Program Annual Retainer (1) <text:s text:c="2"/>$100,000, except for the lead director Annual RSU Grant (2) <text:s text:c="2"/>$185,000 in the form of RSUs (fair market value at time of grant) Committee Chair Retainer (1) <text:s text:c="2"/>$25,000 for the Audit Committee $15,000 for the Compensation Committee $15,000 for the Finance Committee $15,000 for the Nominating &amp; Governance Committee Committee Member Retainer (1) <text:s text:c="2"/>$11,250 for the Audit Committee $7,500 for the Compensation Committee $7,500 for the Finance Committee $7,500 for the Nominating &amp; Governance Committee Lead Director Retainer (1) <text:s text:c="2"/>$142,500 Equity Ownership Guidelines (3) <text:s text:c="2"/>Directors must maintain ownership of Accenture equity having a fair market value equal to 3 times the value of the annual director equity grants</text:p>
          </table:table-cell>
          <table:table-cell table:style-name="ce1" office:value-type="float" office:value="0.4496" calcext:value-type="float">
            <text:p>0.4496</text:p>
          </table:table-cell>
        </table:table-row>
        <table:table-row table:style-name="ro3">
          <table:table-cell table:style-name="ce1" office:value-type="string" calcext:value-type="string">
            <text:p>SOCENV_INC</text:p>
          </table:table-cell>
          <table:table-cell table:style-name="ce2" office:value-type="string" calcext:value-type="string">
            <text:p>One of our key goals is to have the best talent, with highly specialized skills, at the right levels in the right locations, to enhance our differentiation and competitiveness</text:p>
          </table:table-cell>
          <table:table-cell table:style-name="ce1" office:value-type="float" office:value="0.067" calcext:value-type="float">
            <text:p>0.067</text:p>
          </table:table-cell>
        </table:table-row>
        <table:table-row table:style-name="ro1">
          <table:table-cell table:style-name="ce1" office:value-type="string" calcext:value-type="string">
            <text:p>SOCENV_INC</text:p>
          </table:table-cell>
          <table:table-cell table:style-name="ce2" office:value-type="string" calcext:value-type="string">
            <text:p>Our five operating groups, organized by industry, bring together expertise from across the organization to deliver services and solutions in strategy, consulting, digital, technology including application services, and operations to our clients</text:p>
          </table:table-cell>
          <table:table-cell table:style-name="ce1" office:value-type="float" office:value="0.0885" calcext:value-type="float">
            <text:p>0.0885</text:p>
          </table:table-cell>
        </table:table-row>
        <table:table-row table:style-name="ro1">
          <table:table-cell table:style-name="ce1" office:value-type="string" calcext:value-type="string">
            <text:p>COMP_CON</text:p>
          </table:table-cell>
          <table:table-cell table:style-name="ce2" office:value-type="string" calcext:value-type="string">
            <text:p>Our five operating groups, organized by industry, bring together expertise from across the organization to deliver services and solutions in strategy, consulting, digital, technology including application services, and operations to our clients</text:p>
          </table:table-cell>
          <table:table-cell table:style-name="ce1" office:value-type="float" office:value="0.5656" calcext:value-type="float">
            <text:p>0.5656</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EXECUTIVE COMPENSATION <text:s text:c="2"/>EXECUTIVE SUMMARY Overview Accenture is one of the world’s leading professional services companies with approximately 384,000 people serving clients in a broad range of industries, with offices and operations in more than 200 cities in 55 countries</text:p>
          </table:table-cell>
          <table:table-cell table:style-name="ce1" office:value-type="float" office:value="0.0968" calcext:value-type="float">
            <text:p>0.0968</text:p>
          </table:table-cell>
        </table:table-row>
        <table:table-row table:style-name="ro6">
          <table:table-cell table:style-name="ce1" office:value-type="string" calcext:value-type="string">
            <text:p>COMP_CON</text:p>
          </table:table-cell>
          <table:table-cell table:style-name="ce2" office:value-type="string" calcext:value-type="string">
            <text:p>In setting compensation, the Compensation Committee took into account as a key factor the individual performance rating for the chairman and chief executive officer it set together with the Nominating &amp; Governance Committee and the lead director (who is also the chair of the Compensation Committee), as prescribed by the committees’ charters, and the individual performance ratings for the other named executive officers</text:p>
          </table:table-cell>
          <table:table-cell table:style-name="ce1" office:value-type="float" office:value="0.1195" calcext:value-type="float">
            <text:p>0.1195</text:p>
          </table:table-cell>
        </table:table-row>
        <table:table-row table:style-name="ro2">
          <table:table-cell table:style-name="ce1" office:value-type="string" calcext:value-type="string">
            <text:p>COMP_CON</text:p>
          </table:table-cell>
          <table:table-cell table:style-name="ce2" office:value-type="string" calcext:value-type="string">
            <text:p>The objectives for fiscal 2016 were reviewed and approved by the Compensation Committee at the beginning of the fiscal year and served as one of the components against which the Nominating &amp; Governance Committee, together with the Compensation Committee, considered Mr. Nanterme’s performance for fiscal 2016</text:p>
          </table:table-cell>
          <table:table-cell table:style-name="ce1" office:value-type="float" office:value="0.0678" calcext:value-type="float">
            <text:p>0.0678</text:p>
          </table:table-cell>
        </table:table-row>
        <table:table-row table:style-name="ro3">
          <table:table-cell table:style-name="ce1" office:value-type="string" calcext:value-type="string">
            <text:p>COMP_CON</text:p>
          </table:table-cell>
          <table:table-cell table:style-name="ce2" office:value-type="string" calcext:value-type="string">
            <text:p>In October 2016, the Compensation Committee, in consultation with Messrs. Nanterme and Rowland, assessed the overall Company performance for fiscal 2016</text:p>
          </table:table-cell>
          <table:table-cell table:style-name="ce1" office:value-type="float" office:value="0.9264" calcext:value-type="float">
            <text:p>0.9264</text:p>
          </table:table-cell>
        </table:table-row>
        <table:table-row table:style-name="ro1">
          <table:table-cell table:style-name="ce1" office:value-type="string" calcext:value-type="string">
            <text:p>COMP_CON</text:p>
          </table:table-cell>
          <table:table-cell table:style-name="ce2" office:value-type="string" calcext:value-type="string">
            <text:p>However, with the assistance of Pay Governance, the Compensation Committee identifies a peer group of relevant public companies for which data are available that are comparable to the Company in at least some areas of our business</text:p>
          </table:table-cell>
          <table:table-cell table:style-name="ce1" office:value-type="float" office:value="0.9969" calcext:value-type="float">
            <text:p>0.9969</text:p>
          </table:table-cell>
        </table:table-row>
        <table:table-row table:style-name="ro1">
          <table:table-cell table:style-name="ce1" office:value-type="string" calcext:value-type="string">
            <text:p>COMP_CON</text:p>
          </table:table-cell>
          <table:table-cell table:style-name="ce2" office:value-type="string" calcext:value-type="string">
            <text:p>Role of Benchmarking To support the Compensation Committee, Pay Governance performs extensive analyses focusing on executive compensation trends, compensation opportunity, total realizable pay, the difficulty of achieving incentive plan goals and pay-for-performance alignment</text:p>
          </table:table-cell>
          <table:table-cell table:style-name="ce1" office:value-type="float" office:value="0.9674" calcext:value-type="float">
            <text:p>0.9674</text:p>
          </table:table-cell>
        </table:table-row>
        <table:table-row table:style-name="ro11">
          <table:table-cell table:style-name="ce1" office:value-type="string" calcext:value-type="string">
            <text:p>COMP_CON</text:p>
          </table:table-cell>
          <table:table-cell table:style-name="ce2" office:value-type="string" calcext:value-type="string">
            <text:p>Our peer group includes companies that have one or more of the following attributes, which were considered in the screening process to identify appropriate peers: <text:s text:c="4"/>◾ <text:s text:c="2"/>publicly traded securities listed on a U.S. stock exchange that are subject to reporting obligations that are similar to Accenture’s; <text:s text:c="4"/>◾ <text:s text:c="2"/>revenues within a range similar to Accenture’s revenues; <text:s text:c="4"/>◾ <text:s text:c="2"/>similar business or services operations in the industries and markets in which Accenture competes; and <text:s text:c="4"/>◾ <text:s text:c="2"/>being a direct line-of-business competitor</text:p>
          </table:table-cell>
          <table:table-cell table:style-name="ce1" office:value-type="float" office:value="0.0745" calcext:value-type="float">
            <text:p>0.0745</text:p>
          </table:table-cell>
        </table:table-row>
        <table:table-row table:style-name="ro2">
          <table:table-cell table:style-name="ce1" office:value-type="string" calcext:value-type="string">
            <text:p>COMP_CON</text:p>
          </table:table-cell>
          <table:table-cell table:style-name="ce2" office:value-type="string" calcext:value-type="string">
            <text:p>In addition, members of Accenture Leadership who are terminated involuntarily other than for cause, including those terminated for reasons related to performance, are entitled to 12 months of outplacement benefits, which is provided by an outside firm selected by Accenture, at a maximum cost to Accenture of $11,000 per person (see “Potential Payments upon Termination” below)</text:p>
          </table:table-cell>
          <table:table-cell table:style-name="ce1" office:value-type="float" office:value="0.3781" calcext:value-type="float">
            <text:p>0.3781</text:p>
          </table:table-cell>
        </table:table-row>
        <table:table-row table:style-name="ro2">
          <table:table-cell table:style-name="ce1" office:value-type="string" calcext:value-type="string">
            <text:p>SOCENV_INC</text:p>
          </table:table-cell>
          <table:table-cell table:style-name="ce2" office:value-type="string" calcext:value-type="string">
            <text:p>In addition, members of Accenture Leadership who are terminated involuntarily other than for cause, including those terminated for reasons related to performance, are entitled to 12 months of outplacement benefits, which is provided by an outside firm selected by Accenture, at a maximum cost to Accenture of $11,000 per person (see “Potential Payments upon Termination” below)</text:p>
          </table:table-cell>
          <table:table-cell table:style-name="ce1" office:value-type="float" office:value="0.111" calcext:value-type="float">
            <text:p>0.111</text:p>
          </table:table-cell>
        </table:table-row>
        <table:table-row table:style-name="ro1">
          <table:table-cell table:style-name="ce1" office:value-type="string" calcext:value-type="string">
            <text:p>COMP_CON</text:p>
          </table:table-cell>
          <table:table-cell table:style-name="ce2" office:value-type="string" calcext:value-type="string">
            <text:p>This report is provided by the following independent directors, who compose the Audit Committee: The Audit Committee William L. Kimsey, Chair Jaime Ardila Blythe J. McGarvie Nancy McKinstry (Joined July 13, 2016) Paula A. Price <text:s text:c="2"/>2016 Proxy Statement <text:s text:c="3"/>Accenture</text:p>
          </table:table-cell>
          <table:table-cell table:style-name="ce1" office:value-type="float" office:value="0.3588" calcext:value-type="float">
            <text:p>0.3588</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is directly responsible for the appointment, compensation, retention and oversight of the independent registered public accounting firm retained to audit the Company’s financial statements, subject to any requirements under Irish law</text:p>
          </table:table-cell>
          <table:table-cell table:style-name="ce1" office:value-type="float" office:value="0.5326" calcext:value-type="float">
            <text:p>0.5326</text:p>
          </table:table-cell>
        </table:table-row>
        <table:table-row table:style-name="ro1">
          <table:table-cell table:style-name="ce1" office:value-type="string" calcext:value-type="string">
            <text:p>COMP_CON</text:p>
          </table:table-cell>
          <table:table-cell table:style-name="ce2" office:value-type="string" calcext:value-type="string">
            <text:p>KPMG, Accenture’s independent registered public accounting firm, is responsible for expressing opinions on the conformity of the Company’s audited financial statements with generally accepted accounting principles and on the Company’s internal control over financial reporting</text:p>
          </table:table-cell>
          <table:table-cell table:style-name="ce1" office:value-type="float" office:value="0.1924" calcext:value-type="float">
            <text:p>0.1924</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also received the written disclosures and letter from KPMG required by applicable requirements of the Public Company Accounting Oversight Board regarding KPMG’s communications with the Audit Committee concerning independence and discussed with KPMG their independence and related matters</text:p>
          </table:table-cell>
          <table:table-cell table:style-name="ce1" office:value-type="float" office:value="0.8678" calcext:value-type="float">
            <text:p>0.8678</text:p>
          </table:table-cell>
        </table:table-row>
        <table:table-row table:style-name="ro1">
          <table:table-cell table:style-name="ce1" office:value-type="string" calcext:value-type="string">
            <text:p>COMP_CON</text:p>
          </table:table-cell>
          <table:table-cell table:style-name="ce2" office:value-type="string" calcext:value-type="string">
            <text:p>In addition, each member of the Audit Committee qualifies as an independent director and possesses the requisite competence in accounting or auditing in satisfaction of the requirements for audit committees prescribed by the Companies Act 2014</text:p>
          </table:table-cell>
          <table:table-cell table:style-name="ce1" office:value-type="float" office:value="0.3832" calcext:value-type="float">
            <text:p>0.3832</text:p>
          </table:table-cell>
        </table:table-row>
        <table:table-row table:style-name="ro1">
          <table:table-cell table:style-name="ce1" office:value-type="string" calcext:value-type="string">
            <text:p>SOCENV_INC</text:p>
          </table:table-cell>
          <table:table-cell table:style-name="ce2" office:value-type="string" calcext:value-type="string">
            <text:p>In addition, each member of the Audit Committee qualifies as an independent director and possesses the requisite competence in accounting or auditing in satisfaction of the requirements for audit committees prescribed by the Companies Act 2014</text:p>
          </table:table-cell>
          <table:table-cell table:style-name="ce1" office:value-type="float" office:value="0.0939" calcext:value-type="float">
            <text:p>0.0939</text:p>
          </table:table-cell>
        </table:table-row>
        <table:table-row table:style-name="ro2">
          <table:table-cell table:style-name="ce1" office:value-type="string" calcext:value-type="string">
            <text:p>COMP_CON</text:p>
          </table:table-cell>
          <table:table-cell table:style-name="ce2" office:value-type="string" calcext:value-type="string">
            <text:p>As part of the Audit Committee’s oversight function, the Audit Committee: <text:s text:c="4"/>¡ <text:s text:c="2"/>reviewed and discussed the Company’s annual audited financial statements, assessment of the effectiveness of internal control over financial reporting and quarterly financial statements with management and with KPMG</text:p>
          </table:table-cell>
          <table:table-cell table:style-name="ce1" office:value-type="float" office:value="0.0598" calcext:value-type="float">
            <text:p>0.0598</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AUDIT <text:s text:c="2"/>Audit AUDIT COMMITTEE REPORT <text:s text:c="2"/>The Audit Committee is composed entirely of independent directors, each of whom meets the independence and experience requirements set forth by the SEC and the NYSE</text:p>
          </table:table-cell>
          <table:table-cell table:style-name="ce1" office:value-type="float" office:value="0.3296" calcext:value-type="float">
            <text:p>0.3296</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operates pursuant to a written charter, which may be accessed through the Governance Principles section of our website at https://accenture.com/us-en/company-principles</text:p>
          </table:table-cell>
          <table:table-cell table:style-name="ce1" office:value-type="float" office:value="0.2389" calcext:value-type="float">
            <text:p>0.2389</text:p>
          </table:table-cell>
        </table:table-row>
        <table:table-row table:style-name="ro4">
          <table:table-cell table:style-name="ce1" office:value-type="string" calcext:value-type="string">
            <text:p>COMP_CON</text:p>
          </table:table-cell>
          <table:table-cell table:style-name="ce2" office:value-type="string" calcext:value-type="string">
            <text:p>The Audit Committee reviews and assesses the adequacy of its charter on an annual basis</text:p>
          </table:table-cell>
          <table:table-cell table:style-name="ce1" office:value-type="float" office:value="0.1895" calcext:value-type="float">
            <text:p>0.1895</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AUDIT <text:s text:c="2"/>Audit AUDIT COMMITTEE REPORT <text:s text:c="2"/>The Audit Committee is composed entirely of independent directors, each of whom meets the independence and experience requirements set forth by the SEC and the NYSE</text:p>
          </table:table-cell>
          <table:table-cell table:style-name="ce1" office:value-type="float" office:value="0.0646" calcext:value-type="float">
            <text:p>0.0646</text:p>
          </table:table-cell>
        </table:table-row>
        <table:table-row table:style-name="ro3">
          <table:table-cell table:style-name="ce1" office:value-type="string" calcext:value-type="string">
            <text:p>SOCENV_INC</text:p>
          </table:table-cell>
          <table:table-cell table:style-name="ce2" office:value-type="string" calcext:value-type="string">
            <text:p>She also brings to the Board a deep expertise in global media and technology organizations in online business</text:p>
          </table:table-cell>
          <table:table-cell table:style-name="ce1" office:value-type="float" office:value="0.1465" calcext:value-type="float">
            <text:p>0.1465</text:p>
          </table:table-cell>
        </table:table-row>
        <table:table-row table:style-name="ro2">
          <table:table-cell table:style-name="ce1" office:value-type="string" calcext:value-type="string">
            <text:p>SOCENV_INC</text:p>
          </table:table-cell>
          <table:table-cell table:style-name="ce2" office:value-type="string" calcext:value-type="string">
            <text:p>Nominees for Election for a One-Year Term Expiring in 2017 Name <text:s text:c="2"/>Principal Occupation During Last Five Years and <text:s/>Relevant Experience, Qualifications, Attributes or Skills <text:s text:c="2"/>Age <text:s text:c="2"/>Director Since <text:s text:c="14"/>Amy L. Banse <text:s text:c="2"/>Ms. Banse serves as Managing Director and Head of Funds, Comcast Ventures and Senior Vice President, Comcast Corporation</text:p>
          </table:table-cell>
          <table:table-cell table:style-name="ce1" office:value-type="float" office:value="0.0696" calcext:value-type="float">
            <text:p>0.0696</text:p>
          </table:table-cell>
        </table:table-row>
        <table:table-row table:style-name="ro1">
          <table:table-cell table:style-name="ce1" office:value-type="string" calcext:value-type="string">
            <text:p>SOCENV_INC</text:p>
          </table:table-cell>
          <table:table-cell table:style-name="ce2" office:value-type="string" calcext:value-type="string">
            <text:p>The following tables set forth the biographical information listed below for each of the ten Board nominees, such as relevant experience, qualifications, attributes and skills, and including other directorships held in public companies</text:p>
          </table:table-cell>
          <table:table-cell table:style-name="ce1" office:value-type="float" office:value="0.1156" calcext:value-type="float">
            <text:p>0.1156</text:p>
          </table:table-cell>
        </table:table-row>
        <table:table-row table:style-name="ro1">
          <table:table-cell table:style-name="ce1" office:value-type="string" calcext:value-type="string">
            <text:p>SOCENV_INC</text:p>
          </table:table-cell>
          <table:table-cell table:style-name="ce2" office:value-type="string" calcext:value-type="string">
            <text:p>With more than 20 years’ experience as a board member of publicly traded companies, Mr. Burgess also has a broad understanding of the role and responsibilities of the Board and valuable insight on a number of significant issues in the technology industry</text:p>
          </table:table-cell>
          <table:table-cell table:style-name="ce1" office:value-type="float" office:value="0.3092" calcext:value-type="float">
            <text:p>0.3092</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Name <text:s text:c="2"/>Principal Occupation During Last Five Years and <text:s/>Relevant Experience, Qualifications, Attributes or Skills <text:s text:c="2"/>Age <text:s text:c="2"/>Director Since <text:s text:c="14"/>Robert K. Burgess <text:s text:c="2"/>Mr. Burgess has been an independent consultant since December 2005</text:p>
          </table:table-cell>
          <table:table-cell table:style-name="ce1" office:value-type="float" office:value="0.7047" calcext:value-type="float">
            <text:p>0.704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Name <text:s text:c="2"/>Principal Occupation During Last Five Years and <text:s/>Relevant Experience, Qualifications, Attributes or Skills <text:s text:c="2"/>Age <text:s text:c="2"/>Director Since <text:s text:c="14"/>Robert K. Burgess <text:s text:c="2"/>Mr. Burgess has been an independent consultant since December 2005</text:p>
          </table:table-cell>
          <table:table-cell table:style-name="ce1" office:value-type="float" office:value="0.1077" calcext:value-type="float">
            <text:p>0.1077</text:p>
          </table:table-cell>
        </table:table-row>
        <table:table-row table:style-name="ro1">
          <table:table-cell table:style-name="ce1" office:value-type="string" calcext:value-type="string">
            <text:p>SOCENV_INC</text:p>
          </table:table-cell>
          <table:table-cell table:style-name="ce2" office:value-type="string" calcext:value-type="string">
            <text:p>She is also the Chief Revenue Officer of the Publicis Groupe P12, an executive committee, and a member of the Directoire+, a management board, which are both comprised of the company’s top global leaders</text:p>
          </table:table-cell>
          <table:table-cell table:style-name="ce1" office:value-type="float" office:value="0.1103" calcext:value-type="float">
            <text:p>0.1103</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Name <text:s text:c="2"/>Principal Occupation During Last Five Years and <text:s/>Relevant Experience, Qualifications, Attributes or Skills <text:s text:c="2"/>Age <text:s text:c="2"/>Director Since <text:s text:c="14"/>James E. Daley <text:s text:c="2"/>Mr. Daley has been an independent consultant since his retirement in July 2003 from Electronic Data Systems Corporation (EDS), an information technology service company</text:p>
          </table:table-cell>
          <table:table-cell table:style-name="ce1" office:value-type="float" office:value="0.6783" calcext:value-type="float">
            <text:p>0.6783</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Name <text:s text:c="2"/>Principal Occupation During Last Five Years and <text:s/>Relevant Experience, Qualifications, Attributes or Skills <text:s text:c="2"/>Age <text:s text:c="2"/>Director Since <text:s text:c="14"/>James E. Daley <text:s text:c="2"/>Mr. Daley has been an independent consultant since his retirement in July 2003 from Electronic Data Systems Corporation (EDS), an information technology service company</text:p>
          </table:table-cell>
          <table:table-cell table:style-name="ce1" office:value-type="float" office:value="0.0959" calcext:value-type="float">
            <text:p>0.0959</text:p>
          </table:table-cell>
        </table:table-row>
        <table:table-row table:style-name="ro1">
          <table:table-cell table:style-name="ce1" office:value-type="string" calcext:value-type="string">
            <text:p>SOCENV_INC</text:p>
          </table:table-cell>
          <table:table-cell table:style-name="ce2" office:value-type="string" calcext:value-type="string">
            <text:p>His nearly 20 years of executive and technological leadership at Adobe provide the Board with significant leadership, operations and technology experience, as well as important perspectives on innovation, management development, and global challenges and opportunities</text:p>
          </table:table-cell>
          <table:table-cell table:style-name="ce1" office:value-type="float" office:value="0.3187" calcext:value-type="float">
            <text:p>0.3187</text:p>
          </table:table-cell>
        </table:table-row>
        <table:table-row table:style-name="ro3">
          <table:table-cell table:style-name="ce1" office:value-type="string" calcext:value-type="string">
            <text:p>SOCENV_INC</text:p>
          </table:table-cell>
          <table:table-cell table:style-name="ce2" office:value-type="string" calcext:value-type="string">
            <text:p>As Co-Chairman of the Board, Dr. Geschke has a strong understanding of his role as a director and a broad perspective on key industry issues and corporate governance matters</text:p>
          </table:table-cell>
          <table:table-cell table:style-name="ce1" office:value-type="float" office:value="0.2702" calcext:value-type="float">
            <text:p>0.2702</text:p>
          </table:table-cell>
        </table:table-row>
        <table:table-row table:style-name="ro3">
          <table:table-cell table:style-name="ce1" office:value-type="string" calcext:value-type="string">
            <text:p>SOCENV_INC</text:p>
          </table:table-cell>
          <table:table-cell table:style-name="ce2" office:value-type="string" calcext:value-type="string">
            <text:p>in Computer Science from Bowling Green State University and an M.B.A. from the Haas School of Business, University of California, Berkeley</text:p>
          </table:table-cell>
          <table:table-cell table:style-name="ce1" office:value-type="float" office:value="0.709" calcext:value-type="float">
            <text:p>0.709</text:p>
          </table:table-cell>
        </table:table-row>
        <table:table-row table:style-name="ro4">
          <table:table-cell table:style-name="ce1" office:value-type="string" calcext:value-type="string">
            <text:p>SOCENV_INC</text:p>
          </table:table-cell>
          <table:table-cell table:style-name="ce2" office:value-type="string" calcext:value-type="string">
            <text:p>in Electronics Engineering from Osmania University in India, a M.S</text:p>
          </table:table-cell>
          <table:table-cell table:style-name="ce1" office:value-type="float" office:value="0.0975" calcext:value-type="float">
            <text:p>0.0975</text:p>
          </table:table-cell>
        </table:table-row>
        <table:table-row table:style-name="ro1">
          <table:table-cell table:style-name="ce1" office:value-type="string" calcext:value-type="string">
            <text:p>SOCENV_INC</text:p>
          </table:table-cell>
          <table:table-cell table:style-name="ce2" office:value-type="string" calcext:value-type="string">
            <text:p>As Co-Chairman of the Board of Directors of Adobe and Chairman of the Board of Salon, Dr. Warnock has a strong understanding of his role as a director and a broad perspective on key industry issues and corporate governance matters</text:p>
          </table:table-cell>
          <table:table-cell table:style-name="ce1" office:value-type="float" office:value="0.3549" calcext:value-type="float">
            <text:p>0.3549</text:p>
          </table:table-cell>
        </table:table-row>
        <table:table-row table:style-name="ro1">
          <table:table-cell table:style-name="ce1" office:value-type="string" calcext:value-type="string">
            <text:p>SOCENV_INC</text:p>
          </table:table-cell>
          <table:table-cell table:style-name="ce2" office:value-type="string" calcext:value-type="string">
            <text:p>His nearly 20 years of executive and technological leadership at Adobe provide the Board with significant leadership, operations and technology experience, as well as important perspectives on innovation, management development, and global challenges and opportunities</text:p>
          </table:table-cell>
          <table:table-cell table:style-name="ce1" office:value-type="float" office:value="0.3187" calcext:value-type="float">
            <text:p>0.318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Name <text:s text:c="2"/>Principal Occupation During Last Five Years and <text:s/>Relevant Experience, Qualifications, Attributes or Skills <text:s text:c="2"/>Age <text:s text:c="2"/>Director Since <text:s text:c="14"/>John E. Warnock <text:s text:c="2"/>Dr. Warnock was a founder of Adobe and has been our Chairman of the Board since April 1989</text:p>
          </table:table-cell>
          <table:table-cell table:style-name="ce1" office:value-type="float" office:value="0.2345" calcext:value-type="float">
            <text:p>0.2345</text:p>
          </table:table-cell>
        </table:table-row>
        <table:table-row table:style-name="ro1">
          <table:table-cell table:style-name="ce1" office:value-type="string" calcext:value-type="string">
            <text:p>SOCENV_INC</text:p>
          </table:table-cell>
          <table:table-cell table:style-name="ce2" office:value-type="string" calcext:value-type="string">
            <text:p>Each member of the Audit Committee meets the independence criteria prescribed by applicable regulations and the rules of the SEC for audit committee membership and is an “independent director” within the meaning of applicable NASDAQ listing standards</text:p>
          </table:table-cell>
          <table:table-cell table:style-name="ce1" office:value-type="float" office:value="0.1286" calcext:value-type="float">
            <text:p>0.1286</text:p>
          </table:table-cell>
        </table:table-row>
        <table:table-row table:style-name="ro12">
          <table:table-cell table:style-name="ce1" office:value-type="string" calcext:value-type="string">
            <text:p>COMP_CON</text:p>
          </table:table-cell>
          <table:table-cell table:style-name="ce2" office:value-type="string" calcext:value-type="string">
            <text:p>The Nominating and Governance Committee’s primary purpose is to evaluate candidates for membership on our Board and make recommendations to our Board regarding candidates for director; make recommendations with respect to the composition of our Board and its committees; review and make recommendations regarding the functioning of our Board as an entity; recommend corporate governance principles applicable to Adobe; manage periodic review, discussion and evaluation of the performance of our Board, its committees and its members; assess the independence of our directors; review and approve or disapprove any related-person transaction as defined under Item 404 of Regulation S-K, after examining each such transaction for potential conflicts of interest and other improprieties; review the board memberships of other entities held by members of the Board and approve such memberships for our executive officers</text:p>
          </table:table-cell>
          <table:table-cell table:style-name="ce1" office:value-type="float" office:value="0.2727" calcext:value-type="float">
            <text:p>0.2727</text:p>
          </table:table-cell>
        </table:table-row>
        <table:table-row table:style-name="ro1">
          <table:table-cell table:style-name="ce1" office:value-type="string" calcext:value-type="string">
            <text:p>COMP_CON</text:p>
          </table:table-cell>
          <table:table-cell table:style-name="ce2" office:value-type="string" calcext:value-type="string">
            <text:p>Each member of the Audit Committee meets the independence criteria prescribed by applicable regulations and the rules of the SEC for audit committee membership and is an “independent director” within the meaning of applicable NASDAQ listing standards</text:p>
          </table:table-cell>
          <table:table-cell table:style-name="ce1" office:value-type="float" office:value="0.0826" calcext:value-type="float">
            <text:p>0.0826</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Governance Committee has the authority to obtain independent advice and assistance from internal or external legal, accounting and other advisors, at Adobe’s expense</text:p>
          </table:table-cell>
          <table:table-cell table:style-name="ce1" office:value-type="float" office:value="0.9644" calcext:value-type="float">
            <text:p>0.9644</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acts pursuant to a written charter, which complies with the applicable provisions of the Sarbanes-Oxley Act of 2002 and related rules of the SEC and NASDAQ, a copy of which can be found on our website at http://www.adobe.com/investor-relations/governance.html</text:p>
          </table:table-cell>
          <table:table-cell table:style-name="ce1" office:value-type="float" office:value="0.0951" calcext:value-type="float">
            <text:p>0.0951</text:p>
          </table:table-cell>
        </table:table-row>
        <table:table-row table:style-name="ro3">
          <table:table-cell table:style-name="ce1" office:value-type="string" calcext:value-type="string">
            <text:p>SOCENV_INC</text:p>
          </table:table-cell>
          <table:table-cell table:style-name="ce2" office:value-type="string" calcext:value-type="string">
            <text:p>The Audit Committee also oversees the company’s initiatives related to cyber-security, including prevention and response to any cyber-attacks</text:p>
          </table:table-cell>
          <table:table-cell table:style-name="ce1" office:value-type="float" office:value="0.6759" calcext:value-type="float">
            <text:p>0.6759</text:p>
          </table:table-cell>
        </table:table-row>
        <table:table-row table:style-name="ro8">
          <table:table-cell table:style-name="ce1" office:value-type="string" calcext:value-type="string">
            <text:p>COMP_CON</text:p>
          </table:table-cell>
          <table:table-cell table:style-name="ce2" office:value-type="string" calcext:value-type="string">
            <text:p>The Audit Committee is responsible for the appointment, compensation, engagement, retention, termination and services of our independent registered public accounting firm, including conducting a review of its independence; reviewing and approving the planned scope of our annual audit; overseeing our independent registered public accounting firm’s audit work; reviewing and pre-approving any audit and non-audit services that may be performed by our independent registered public accounting firm; reviewing with management and our independent registered public accounting firm the adequacy of our internal financial and disclosure controls; reviewing our critical accounting policies and the application of accounting principles; monitoring the rotation of partners of our independent registered public accounting firm on our audit engagement team as required by regulation; reviewing the company’s policies and practices with respect to swaps transactions; overseeing Adobe’s Worldwide Investment Policy; and overseeing the performance of our internal audit function</text:p>
          </table:table-cell>
          <table:table-cell table:style-name="ce1" office:value-type="float" office:value="0.9188" calcext:value-type="float">
            <text:p>0.9188</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has the authority to obtain independent advice and assistance from internal or external legal, accounting and other advisors, at Adobe’s expense</text:p>
          </table:table-cell>
          <table:table-cell table:style-name="ce1" office:value-type="float" office:value="0.9647" calcext:value-type="float">
            <text:p>0.9647</text:p>
          </table:table-cell>
        </table:table-row>
        <table:table-row table:style-name="ro2">
          <table:table-cell table:style-name="ce1" office:value-type="string" calcext:value-type="string">
            <text:p>COMP_CON</text:p>
          </table:table-cell>
          <table:table-cell table:style-name="ce2" office:value-type="string" calcext:value-type="string">
            <text:p>After review of all relevant transactions and relationships between each director, any of their family members, Adobe, our executive officers and our independent registered public accounting firm, the Board has affirmatively determined that a majority of our Board is comprised of independent directors</text:p>
          </table:table-cell>
          <table:table-cell table:style-name="ce1" office:value-type="float" office:value="0.1949" calcext:value-type="float">
            <text:p>0.1949</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s role also includes meeting to review our annual audited financial statements and quarterly financial statements with management and our independent registered public accounting firm</text:p>
          </table:table-cell>
          <table:table-cell table:style-name="ce1" office:value-type="float" office:value="0.0648" calcext:value-type="float">
            <text:p>0.0648</text:p>
          </table:table-cell>
        </table:table-row>
        <table:table-row table:style-name="ro2">
          <table:table-cell table:style-name="ce1" office:value-type="string" calcext:value-type="string">
            <text:p>SOCENV_INC</text:p>
          </table:table-cell>
          <table:table-cell table:style-name="ce2" office:value-type="string" calcext:value-type="string">
            <text:p>Committees of the Board The Audit Committee’s role includes assisting the Board in fulfilling its responsibilities related to the oversight of our financial, accounting and reporting processes; our system of internal accounting and financial controls; our enterprise risk management program; and our compliance with related legal, regulatory and ethical requirements</text:p>
          </table:table-cell>
          <table:table-cell table:style-name="ce1" office:value-type="float" office:value="0.9111" calcext:value-type="float">
            <text:p>0.9111</text:p>
          </table:table-cell>
        </table:table-row>
        <table:table-row table:style-name="ro3">
          <table:table-cell table:style-name="ce1" office:value-type="string" calcext:value-type="string">
            <text:p>SOCENV_INC</text:p>
          </table:table-cell>
          <table:table-cell table:style-name="ce2" office:value-type="string" calcext:value-type="string">
            <text:p>The Nominating and Governance Committee, from time to time, retains for a fee one or more third-party search firms to identify suitable candidates</text:p>
          </table:table-cell>
          <table:table-cell table:style-name="ce1" office:value-type="float" office:value="0.2134" calcext:value-type="float">
            <text:p>0.2134</text:p>
          </table:table-cell>
        </table:table-row>
        <table:table-row table:style-name="ro6">
          <table:table-cell table:style-name="ce1" office:value-type="string" calcext:value-type="string">
            <text:p>SOCENV_INC</text:p>
          </table:table-cell>
          <table:table-cell table:style-name="ce2" office:value-type="string" calcext:value-type="string">
            <text:p>The Nominating and Governance Committee’s methods for identifying candidates for election to our Board include the solicitation of ideas for possible candidates from a number of sources, including from members of our Board, our executive officers, individuals who our executive officers or Board members believe would be aware of candidates who would add value to our Board and through other research</text:p>
          </table:table-cell>
          <table:table-cell table:style-name="ce1" office:value-type="float" office:value="0.1014" calcext:value-type="float">
            <text:p>0.1014</text:p>
          </table:table-cell>
        </table:table-row>
        <table:table-row table:style-name="ro1">
          <table:table-cell table:style-name="ce1" office:value-type="string" calcext:value-type="string">
            <text:p>SOCENV_INC</text:p>
          </table:table-cell>
          <table:table-cell table:style-name="ce2" office:value-type="string" calcext:value-type="string">
            <text:p>Additionally, in determining whether to recommend a director for re-election, the Nominating and Governance Committee also considers such director’s past attendance at Board and committee meetings and participation in and contributions to the activities of our Board</text:p>
          </table:table-cell>
          <table:table-cell table:style-name="ce1" office:value-type="float" office:value="0.1803" calcext:value-type="float">
            <text:p>0.1803</text:p>
          </table:table-cell>
        </table:table-row>
        <table:table-row table:style-name="ro2">
          <table:table-cell table:style-name="ce1" office:value-type="string" calcext:value-type="string">
            <text:p>COMP_CON</text:p>
          </table:table-cell>
          <table:table-cell table:style-name="ce2" office:value-type="string" calcext:value-type="string">
            <text:p>Each candidate should be prepared to participate fully in Board activities, including attendance at, and active participation in, meetings of the Board, and not have other personal or professional commitments that would, in the Nominating and Governance Committee’s judgment, interfere with or limit such candidate’s ability to do so</text:p>
          </table:table-cell>
          <table:table-cell table:style-name="ce1" office:value-type="float" office:value="0.7309" calcext:value-type="float">
            <text:p>0.7309</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nd Governance Committee believes that each candidate should be an individual who has demonstrated integrity and ethics in such candidate’s personal and professional life, has an understanding of elements relevant to the success of a publicly traded company and has established a record of professional accomplishment in such candidate’s chosen field</text:p>
          </table:table-cell>
          <table:table-cell table:style-name="ce1" office:value-type="float" office:value="0.5712" calcext:value-type="float">
            <text:p>0.5712</text:p>
          </table:table-cell>
        </table:table-row>
        <table:table-row table:style-name="ro9">
          <table:table-cell table:style-name="ce1" office:value-type="string" calcext:value-type="string">
            <text:p>SOCENV_INC</text:p>
          </table:table-cell>
          <table:table-cell table:style-name="ce2" office:value-type="string" calcext:value-type="string">
            <text:p>The Nominating and Governance Committee does, however, believe it appropriate for at least one member of our Audit Committee to meet the criteria for an “audit committee financial expert” as defined by SEC rules, that each member of our Executive Compensation Committee be a “non-employee director” within the meaning of Rule 16b-3 under the Securities Exchange Act of 1934 (the “Exchange Act”) and an “outside director” for purposes of Section 162(m) of the Internal Revenue Code of 1986, as amended (the “Code”), and that a majority of the members of our Board meet the definition of “independent director” within the meaning of applicable NASDAQ listing standards</text:p>
          </table:table-cell>
          <table:table-cell table:style-name="ce1" office:value-type="float" office:value="0.2783" calcext:value-type="float">
            <text:p>0.2783</text:p>
          </table:table-cell>
        </table:table-row>
        <table:table-row table:style-name="ro11">
          <table:table-cell table:style-name="ce1" office:value-type="string" calcext:value-type="string">
            <text:p>SOCENV_INC</text:p>
          </table:table-cell>
          <table:table-cell table:style-name="ce2" office:value-type="string" calcext:value-type="string">
            <text:p>In carrying out its function to nominate candidates for election to our Board, the Nominating and Governance Committee considers the Board’s mix of skills, experience, character, commitment and diversity—diversity being broadly construed to mean a variety of opinions, perspectives and backgrounds, such as gender, race and ethnicity differences, as well as other differentiating characteristics, all in the context of the requirements and needs of our Board and Adobe at that point in time</text:p>
          </table:table-cell>
          <table:table-cell table:style-name="ce1" office:value-type="float" office:value="0.7474" calcext:value-type="float">
            <text:p>0.7474</text:p>
          </table:table-cell>
        </table:table-row>
        <table:table-row table:style-name="ro1">
          <table:table-cell table:style-name="ce1" office:value-type="string" calcext:value-type="string">
            <text:p>COMP_CON</text:p>
          </table:table-cell>
          <table:table-cell table:style-name="ce2" office:value-type="string" calcext:value-type="string">
            <text:p>In reviewing potential candidates, the Nominating and Governance Committee will also consider all relationships between any proposed nominee and any of Adobe’s stockholders, competitors, customers, suppliers or other persons with a relationship to Adobe</text:p>
          </table:table-cell>
          <table:table-cell table:style-name="ce1" office:value-type="float" office:value="0.2854" calcext:value-type="float">
            <text:p>0.2854</text:p>
          </table:table-cell>
        </table:table-row>
        <table:table-row table:style-name="ro1">
          <table:table-cell table:style-name="ce1" office:value-type="string" calcext:value-type="string">
            <text:p>COMP_CON</text:p>
          </table:table-cell>
          <table:table-cell table:style-name="ce2" office:value-type="string" calcext:value-type="string">
            <text:p>Other than Ms. Desmond, each director attended at least 75% of the meetings (held during the period that such director served) of the Board and the committees on which such director served in fiscal year 2015</text:p>
          </table:table-cell>
          <table:table-cell table:style-name="ce1" office:value-type="float" office:value="0.2519" calcext:value-type="float">
            <text:p>0.2519</text:p>
          </table:table-cell>
        </table:table-row>
        <table:table-row table:style-name="ro1">
          <table:table-cell table:style-name="ce1" office:value-type="string" calcext:value-type="string">
            <text:p>SOCENV_INC</text:p>
          </table:table-cell>
          <table:table-cell table:style-name="ce2" office:value-type="string" calcext:value-type="string">
            <text:p>Fiscal Year 2015 Meetings of the Board and Committees During fiscal year 2015, our Board held six meetings, and its three standing committees—Audit Committee, Executive Compensation Committee, and Nominating and Governance Committee—collectively held 21 meetings</text:p>
          </table:table-cell>
          <table:table-cell table:style-name="ce1" office:value-type="float" office:value="0.0868" calcext:value-type="float">
            <text:p>0.0868</text:p>
          </table:table-cell>
        </table:table-row>
        <table:table-row table:style-name="ro1">
          <table:table-cell table:style-name="ce1" office:value-type="string" calcext:value-type="string">
            <text:p>COMP_CON</text:p>
          </table:table-cell>
          <table:table-cell table:style-name="ce2" office:value-type="string" calcext:value-type="string">
            <text:p>Our independent compensation consultant then prepares a compensation analysis compiled from both executive compensation surveys and data gathered from publicly available information for our peer group companies</text:p>
          </table:table-cell>
          <table:table-cell table:style-name="ce1" office:value-type="float" office:value="0.9995" calcext:value-type="float">
            <text:p>0.9995</text:p>
          </table:table-cell>
        </table:table-row>
        <table:table-row table:style-name="ro3">
          <table:table-cell table:style-name="ce1" office:value-type="string" calcext:value-type="string">
            <text:p>COMP_CON</text:p>
          </table:table-cell>
          <table:table-cell table:style-name="ce2" office:value-type="string" calcext:value-type="string">
            <text:p>Our independent compensation consultant, using the Committee’s criteria (described in the table below), provides recommendations on the composition of our compensation <text:s/>“peer group.”</text:p>
          </table:table-cell>
          <table:table-cell table:style-name="ce1" office:value-type="float" office:value="0.9992" calcext:value-type="float">
            <text:p>0.9992</text:p>
          </table:table-cell>
        </table:table-row>
        <table:table-row table:style-name="ro2">
          <table:table-cell table:style-name="ce1" office:value-type="string" calcext:value-type="string">
            <text:p>COMP_CON</text:p>
          </table:table-cell>
          <table:table-cell table:style-name="ce2" office:value-type="string" calcext:value-type="string">
            <text:p>Members of these departments and our Chief Executive Officer also meet with Compensia separately from the Committee to convey information on proposals that management may make to the Committee, as well as to allow Compensia to collect information about Adobe to develop its own proposals</text:p>
          </table:table-cell>
          <table:table-cell table:style-name="ce1" office:value-type="float" office:value="0.9509" calcext:value-type="float">
            <text:p>0.9509</text:p>
          </table:table-cell>
        </table:table-row>
        <table:table-row table:style-name="ro6">
          <table:table-cell table:style-name="ce1" office:value-type="string" calcext:value-type="string">
            <text:p>COMP_CON</text:p>
          </table:table-cell>
          <table:table-cell table:style-name="ce2" office:value-type="string" calcext:value-type="string">
            <text:p>Since 2008, the Executive Compensation Committee has engaged Compensia, Inc. to review and provide independent advice concerning all of the components of Adobe’s executive compensation program, on account of Compensia’s expertise in the software industry, its knowledge of our peer group, and its geographical proximity, enabling frequent in-person attendance at Committee meetings</text:p>
          </table:table-cell>
          <table:table-cell table:style-name="ce1" office:value-type="float" office:value="0.9651" calcext:value-type="float">
            <text:p>0.9651</text:p>
          </table:table-cell>
        </table:table-row>
        <table:table-row table:style-name="ro15">
          <table:table-cell table:style-name="ce1" office:value-type="string" calcext:value-type="string">
            <text:p>COMP_CON</text:p>
          </table:table-cell>
          <table:table-cell table:style-name="ce2" office:value-type="string" calcext:value-type="string">
            <text:p>Compensia provided the following services on behalf of the Committee during fiscal year 2015: (1) reviewed and provided recommendations on the composition of our peer group, and provided compensation data relating to executives at the selected companies in our peer group; (2) conducted a comprehensive review of the total compensation arrangements for all of our executive officers; (3) provided advice on our executive officers’ compensation; (4) provided advice on stock ownership guidelines for executive officers and directors; (5) assisted with executive equity program design, including analysis of equity mix and target grant levels; (6) assisted with review of our fiscal year 2015 equity program and Executive Annual Incentive Plan; (7) provided updates on NASDAQ listing standards, Say-on-Pay results, and Dodd-Frank regulatory developments; (8) conducted a comprehensive review of compensation paid to the Board and provided recommendations to the Committee and the Board regarding future director pay structure; (9) updated the Committee on emerging trends and best practices in the area of executive and board compensation; and (10) reviewed the Compensation Discussion and Analysis for inclusion in our 2015 proxy statement</text:p>
          </table:table-cell>
          <table:table-cell table:style-name="ce1" office:value-type="float" office:value="0.9813" calcext:value-type="float">
            <text:p>0.9813</text:p>
          </table:table-cell>
        </table:table-row>
        <table:table-row table:style-name="ro3">
          <table:table-cell table:style-name="ce1" office:value-type="string" calcext:value-type="string">
            <text:p>COMP_CON</text:p>
          </table:table-cell>
          <table:table-cell table:style-name="ce2" office:value-type="string" calcext:value-type="string">
            <text:p>In fiscal year 2015, the Committee met regularly in executive session with its independent compensation consultant and without management present</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As part of this review, the Committee regularly solicits input from its independent compensation consultant</text:p>
          </table:table-cell>
          <table:table-cell table:style-name="ce1" office:value-type="float" office:value="0.9996" calcext:value-type="float">
            <text:p>0.9996</text:p>
          </table:table-cell>
        </table:table-row>
        <table:table-row table:style-name="ro3">
          <table:table-cell table:style-name="ce1" office:value-type="string" calcext:value-type="string">
            <text:p>COMP_CON</text:p>
          </table:table-cell>
          <table:table-cell table:style-name="ce2" office:value-type="string" calcext:value-type="string">
            <text:p>The Chair of the Committee also met separately with the consultant, both with and without management present</text:p>
          </table:table-cell>
          <table:table-cell table:style-name="ce1" office:value-type="float" office:value="0.9982" calcext:value-type="float">
            <text:p>0.9982</text:p>
          </table:table-cell>
        </table:table-row>
        <table:table-row table:style-name="ro3">
          <table:table-cell table:style-name="ce1" office:value-type="string" calcext:value-type="string">
            <text:p>COMP_CON</text:p>
          </table:table-cell>
          <table:table-cell table:style-name="ce2" office:value-type="string" calcext:value-type="string">
            <text:p>The Committee has the authority to obtain independent advice and assistance from internal or external legal, accounting and other advisors, at Adobe’s expense</text:p>
          </table:table-cell>
          <table:table-cell table:style-name="ce1" office:value-type="float" office:value="0.9691" calcext:value-type="float">
            <text:p>0.9691</text:p>
          </table:table-cell>
        </table:table-row>
        <table:table-row table:style-name="ro3">
          <table:table-cell table:style-name="ce1" office:value-type="string" calcext:value-type="string">
            <text:p>SOCENV_INC</text:p>
          </table:table-cell>
          <table:table-cell table:style-name="ce2" office:value-type="string" calcext:value-type="string">
            <text:p>In particular, our Board is responsible for monitoring and assessing strategic risk exposure, and our Audit Committee has the responsibility to oversee our major financial risk exposures, 14</text:p>
          </table:table-cell>
          <table:table-cell table:style-name="ce1" office:value-type="float" office:value="0.2811" calcext:value-type="float">
            <text:p>0.2811</text:p>
          </table:table-cell>
        </table:table-row>
        <table:table-row table:style-name="ro1">
          <table:table-cell table:style-name="ce1" office:value-type="string" calcext:value-type="string">
            <text:p>COMP_CON</text:p>
          </table:table-cell>
          <table:table-cell table:style-name="ce2" office:value-type="string" calcext:value-type="string">
            <text:p>Each year, to assist the Committee in its deliberations on executive compensation, the Committee reviews and updates our list of peer companies as points of comparison, as necessary, to ensure that the comparisons are meaningful</text:p>
          </table:table-cell>
          <table:table-cell table:style-name="ce1" office:value-type="float" office:value="0.7506" calcext:value-type="float">
            <text:p>0.7506</text:p>
          </table:table-cell>
        </table:table-row>
        <table:table-row table:style-name="ro3">
          <table:table-cell table:style-name="ce1" office:value-type="string" calcext:value-type="string">
            <text:p>COMP_CON</text:p>
          </table:table-cell>
          <table:table-cell table:style-name="ce2" office:value-type="string" calcext:value-type="string">
            <text:p>Based on the factors described in the table below and the input of Compensia and management, the Committee made no changes to our peer group for 2015</text:p>
          </table:table-cell>
          <table:table-cell table:style-name="ce1" office:value-type="float" office:value="0.8563" calcext:value-type="float">
            <text:p>0.8563</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Peer Group and Competitive Positioning The Committee regularly reviews relevant market and industry practices on executive compensation</text:p>
          </table:table-cell>
          <table:table-cell table:style-name="ce1" office:value-type="float" office:value="0.1671" calcext:value-type="float">
            <text:p>0.1671</text:p>
          </table:table-cell>
        </table:table-row>
        <table:table-row table:style-name="ro3">
          <table:table-cell table:style-name="ce1" office:value-type="string" calcext:value-type="string">
            <text:p>SOCENV_INC</text:p>
          </table:table-cell>
          <table:table-cell table:style-name="ce2" office:value-type="string" calcext:value-type="string">
            <text:p>ü <text:s text:c="2"/>ü <text:s text:c="2"/>ü Employee Benefits and Perquisites <text:s text:c="7"/>Benefits programs for all Adobe eligible employees provide protection for health, welfare and retirement</text:p>
          </table:table-cell>
          <table:table-cell table:style-name="ce1" office:value-type="float" office:value="0.0705" calcext:value-type="float">
            <text:p>0.0705</text:p>
          </table:table-cell>
        </table:table-row>
        <table:table-row table:style-name="ro1">
          <table:table-cell table:style-name="ce1" office:value-type="string" calcext:value-type="string">
            <text:p>COMP_CON</text:p>
          </table:table-cell>
          <table:table-cell table:style-name="ce2" office:value-type="string" calcext:value-type="string">
            <text:p>In setting the target levels, the Committee considered each NEO’s fiscal year 2015 target total cash opportunity against the peer group data provided by our independent compensation consultant, internal pay equity and the roles and responsibilities of the NEOs</text:p>
          </table:table-cell>
          <table:table-cell table:style-name="ce1" office:value-type="float" office:value="0.9943" calcext:value-type="float">
            <text:p>0.9943</text:p>
          </table:table-cell>
        </table:table-row>
        <table:table-row table:style-name="ro3">
          <table:table-cell table:style-name="ce1" office:value-type="string" calcext:value-type="string">
            <text:p>SOCENV_INC</text:p>
          </table:table-cell>
          <table:table-cell table:style-name="ce2" office:value-type="string" calcext:value-type="string">
            <text:p>The Customer Advocacy Result is based on quantitative and qualitative analysis of the company’s improvement of the customer experience by achievement of customer advocacy objectives</text:p>
          </table:table-cell>
          <table:table-cell table:style-name="ce1" office:value-type="float" office:value="0.2308" calcext:value-type="float">
            <text:p>0.2308</text:p>
          </table:table-cell>
        </table:table-row>
        <table:table-row table:style-name="ro2">
          <table:table-cell table:style-name="ce1" office:value-type="string" calcext:value-type="string">
            <text:p>COMP_CON</text:p>
          </table:table-cell>
          <table:table-cell table:style-name="ce2" office:value-type="string" calcext:value-type="string">
            <text:p>These individual goals were selected by the Committee in consultation with our CEO (other than with respect to his own goals) at the outset of fiscal year 2015, and the Committee reviewed the achievement of such individual goals for each NEO to determine the NEO’s individual goals achievement</text:p>
          </table:table-cell>
          <table:table-cell table:style-name="ce1" office:value-type="float" office:value="0.1898" calcext:value-type="float">
            <text:p>0.1898</text:p>
          </table:table-cell>
        </table:table-row>
        <table:table-row table:style-name="ro2">
          <table:table-cell table:style-name="ce1" office:value-type="string" calcext:value-type="string">
            <text:p>SOCENV_INC</text:p>
          </table:table-cell>
          <table:table-cell table:style-name="ce2" office:value-type="string" calcext:value-type="string">
            <text:p>These individual goals were selected by the Committee in consultation with our CEO (other than with respect to his own goals) at the outset of fiscal year 2015, and the Committee reviewed the achievement of such individual goals for each NEO to determine the NEO’s individual goals achievement</text:p>
          </table:table-cell>
          <table:table-cell table:style-name="ce1" office:value-type="float" office:value="0.3689" calcext:value-type="float">
            <text:p>0.3689</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The Corporate Result is also subject to adjustment by the Committee by up to 20 percentage points up or down based on the Committee’s assessment of the company’s qualitative performance during the fiscal year (with a maximum achievement of 200%)</text:p>
          </table:table-cell>
          <table:table-cell table:style-name="ce1" office:value-type="float" office:value="0.0527" calcext:value-type="float">
            <text:p>0.0527</text:p>
          </table:table-cell>
        </table:table-row>
        <table:table-row table:style-name="ro3">
          <table:table-cell table:style-name="ce1" office:value-type="string" calcext:value-type="string">
            <text:p>SOCENV_INC</text:p>
          </table:table-cell>
          <table:table-cell table:style-name="ce2" office:value-type="string" calcext:value-type="string">
            <text:p>In assessing each NEO’s individual goals achievement at 95%, the Committee focused on the Corporate Result and coordinated 30</text:p>
          </table:table-cell>
          <table:table-cell table:style-name="ce1" office:value-type="float" office:value="0.0584" calcext:value-type="float">
            <text:p>0.0584</text:p>
          </table:table-cell>
        </table:table-row>
        <table:table-row table:style-name="ro2">
          <table:table-cell table:style-name="ce1" office:value-type="string" calcext:value-type="string">
            <text:p>COMP_CON</text:p>
          </table:table-cell>
          <table:table-cell table:style-name="ce2" office:value-type="string" calcext:value-type="string">
            <text:p>Target Value and Award Determination For fiscal year 2015, the Committee, with input from its independent compensation consultant, management and our Chief Executive Officer, took a number of factors into account in determining the target value of the equity compensation opportunity for each of our NEOs</text:p>
          </table:table-cell>
          <table:table-cell table:style-name="ce1" office:value-type="float" office:value="0.9523" calcext:value-type="float">
            <text:p>0.9523</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2013 Performance Share Program Results <text:s/>(1) <text:s text:c="2"/>Name <text:s text:c="6"/>Target <text:s/>Award <text:s/>(#) <text:s text:c="2"/>Maximum <text:s/>Award (#) <text:s text:c="2"/>Actual <text:s/>Achievement <text:s/>(%) <text:s text:c="2"/>Shares Awarded (#) <text:s text:c="22"/>Shantanu Narayen <text:s text:c="2"/>157,500 <text:s text:c="2"/>315,000 <text:s text:c="2"/>198% <text:s text:c="2"/>311,850 Mark Garrett <text:s text:c="2"/>35,000 <text:s text:c="2"/>70,000 <text:s text:c="2"/>198% <text:s text:c="2"/>69,300 Matthew Thompson <text:s text:c="2"/>55,000 <text:s text:c="2"/>110,000 <text:s text:c="2"/>198% <text:s text:c="2"/>108,900 Bradley Rencher <text:s text:c="2"/>40,000 <text:s text:c="2"/>80,000 <text:s text:c="2"/>198% <text:s text:c="2"/>79,200 _________________________ (1) <text:s text:c="2"/>Mr. Parasnis was not a participant in Adobe’s 2013 Performance Share Program</text:p>
          </table:table-cell>
          <table:table-cell table:style-name="ce1" office:value-type="float" office:value="0.0637" calcext:value-type="float">
            <text:p>0.0637</text:p>
          </table:table-cell>
        </table:table-row>
        <table:table-row table:style-name="ro11">
          <table:table-cell table:style-name="ce1" office:value-type="string" calcext:value-type="string">
            <text:p>COMP_CON</text:p>
          </table:table-cell>
          <table:table-cell table:style-name="ce2" office:value-type="string" calcext:value-type="string">
            <text:p>Our Employee Experience, Finance and Legal departments work with our Chief Executive Officer and Compensia to design and develop new compensation programs applicable to our NEOs and other executive officers, to recommend changes to existing compensation programs, to recommend financial and other performance targets to be achieved under those programs, to prepare analyses of financial data, to prepare peer group compensation comparisons and other Committee briefing materials and, ultimately, to implement the decisions of the Committee</text:p>
          </table:table-cell>
          <table:table-cell table:style-name="ce1" office:value-type="float" office:value="0.7462" calcext:value-type="float">
            <text:p>0.7462</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Role of Our Executive Compensation Committee, External Compensation Consultant and Management The Executive Compensation Committee oversees and provides strategic direction to management regarding many elements of our executive compensation programs</text:p>
          </table:table-cell>
          <table:table-cell table:style-name="ce1" office:value-type="float" office:value="0.8971" calcext:value-type="float">
            <text:p>0.8971</text:p>
          </table:table-cell>
        </table:table-row>
        <table:table-row table:style-name="ro1">
          <table:table-cell table:style-name="ce1" office:value-type="string" calcext:value-type="string">
            <text:p>COMP_CON</text:p>
          </table:table-cell>
          <table:table-cell table:style-name="ce2" office:value-type="string" calcext:value-type="string">
            <text:p>Other than providing limited guidance to our Employee Experience department regarding Adobe’s broad-based equity compensation design for all employees (as approved by the Committee), Compensia does not provide any other services to Adobe</text:p>
          </table:table-cell>
          <table:table-cell table:style-name="ce1" office:value-type="float" office:value="0.7868" calcext:value-type="float">
            <text:p>0.7868</text:p>
          </table:table-cell>
        </table:table-row>
        <table:table-row table:style-name="ro3">
          <table:table-cell table:style-name="ce1" office:value-type="string" calcext:value-type="string">
            <text:p>COMP_CON</text:p>
          </table:table-cell>
          <table:table-cell table:style-name="ce2" office:value-type="string" calcext:value-type="string">
            <text:p>The Committee conducted a formal review of Compensia’s independence and is satisfied with the qualifications, performance and independence of Compensia</text:p>
          </table:table-cell>
          <table:table-cell table:style-name="ce1" office:value-type="float" office:value="0.9389" calcext:value-type="float">
            <text:p>0.9389</text:p>
          </table:table-cell>
        </table:table-row>
        <table:table-row table:style-name="ro11">
          <table:table-cell table:style-name="ce1" office:value-type="string" calcext:value-type="string">
            <text:p>SOCENV_INC</text:p>
          </table:table-cell>
          <table:table-cell table:style-name="ce2" office:value-type="string" calcext:value-type="string">
            <text:p>Our Employee Experience, Finance and Legal departments work with our Chief Executive Officer and Compensia to design and develop new compensation programs applicable to our NEOs and other executive officers, to recommend changes to existing compensation programs, to recommend financial and other performance targets to be achieved under those programs, to prepare analyses of financial data, to prepare peer group compensation comparisons and other Committee briefing materials and, ultimately, to implement the decisions of the Committee</text:p>
          </table:table-cell>
          <table:table-cell table:style-name="ce1" office:value-type="float" office:value="0.0595" calcext:value-type="float">
            <text:p>0.0595</text:p>
          </table:table-cell>
        </table:table-row>
        <table:table-row table:style-name="ro1">
          <table:table-cell table:style-name="ce1" office:value-type="string" calcext:value-type="string">
            <text:p>SOCENV_INC</text:p>
          </table:table-cell>
          <table:table-cell table:style-name="ce2" office:value-type="string" calcext:value-type="string">
            <text:p>Other than providing limited guidance to our Employee Experience department regarding Adobe’s broad-based equity compensation design for all employees (as approved by the Committee), Compensia does not provide any other services to Adobe</text:p>
          </table:table-cell>
          <table:table-cell table:style-name="ce1" office:value-type="float" office:value="0.0524" calcext:value-type="float">
            <text:p>0.0524</text:p>
          </table:table-cell>
        </table:table-row>
        <table:table-row table:style-name="ro1">
          <table:table-cell table:style-name="ce1" office:value-type="string" calcext:value-type="string">
            <text:p>SOCENV_INC</text:p>
          </table:table-cell>
          <table:table-cell table:style-name="ce2" office:value-type="string" calcext:value-type="string">
            <text:p>KPMG’s historical and recent performance, including the results of an internal survey of KPMG’s service, quality and professional reputation, utilizing the questionnaire published by the Center for Audit Quality;</text:p>
          </table:table-cell>
          <table:table-cell table:style-name="ce1" office:value-type="float" office:value="0.5256" calcext:value-type="float">
            <text:p>0.5256</text:p>
          </table:table-cell>
        </table:table-row>
        <table:table-row table:style-name="ro3">
          <table:table-cell table:style-name="ce1" office:value-type="string" calcext:value-type="string">
            <text:p>SOCENV_INC</text:p>
          </table:table-cell>
          <table:table-cell table:style-name="ce2" office:value-type="string" calcext:value-type="string">
            <text:p>KPMG’s capability and expertise in handling the breadth and complexity of our worldwide operations;</text:p>
          </table:table-cell>
          <table:table-cell table:style-name="ce1" office:value-type="float" office:value="0.0501" calcext:value-type="float">
            <text:p>0.0501</text:p>
          </table:table-cell>
        </table:table-row>
        <table:table-row table:style-name="ro4">
          <table:table-cell table:style-name="ce1" office:value-type="string" calcext:value-type="string">
            <text:p>COMP_CON</text:p>
          </table:table-cell>
          <table:table-cell table:style-name="ce2" office:value-type="string" calcext:value-type="string">
            <text:p>KPMG’s independence</text:p>
          </table:table-cell>
          <table:table-cell table:style-name="ce1" office:value-type="float" office:value="0.4186" calcext:value-type="float">
            <text:p>0.4186</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conducts an annual evaluation of the independent registered public accounting firm in connection with the committee’s determination of whether to continue to retain KPMG or engage another firm as Adobe’s independent external auditor</text:p>
          </table:table-cell>
          <table:table-cell table:style-name="ce1" office:value-type="float" office:value="0.9737" calcext:value-type="float">
            <text:p>0.9737</text:p>
          </table:table-cell>
        </table:table-row>
        <table:table-row table:style-name="ro3">
          <table:table-cell table:style-name="ce1" office:value-type="string" calcext:value-type="string">
            <text:p>COMP_CON</text:p>
          </table:table-cell>
          <table:table-cell table:style-name="ce2" office:value-type="string" calcext:value-type="string">
            <text:p>external data relating to audit quality and performance, including recent Public Company Accounting Oversight Board (“PCAOB”) reports on KPMG and its peer firms;</text:p>
          </table:table-cell>
          <table:table-cell table:style-name="ce1" office:value-type="float" office:value="0.3374" calcext:value-type="float">
            <text:p>0.3374</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is involved in closely monitoring and negotiating KPMG’s annual audit fees and any audit-related, tax or other fees that arise during the year</text:p>
          </table:table-cell>
          <table:table-cell table:style-name="ce1" office:value-type="float" office:value="0.0931" calcext:value-type="float">
            <text:p>0.0931</text:p>
          </table:table-cell>
        </table:table-row>
        <table:table-row table:style-name="ro4">
          <table:table-cell table:style-name="ce1" office:value-type="string" calcext:value-type="string">
            <text:p>SOCENV_INC</text:p>
          </table:table-cell>
          <table:table-cell table:style-name="ce2" office:value-type="string" calcext:value-type="string">
            <text:p>KPMG’s integrity and objectivity; and</text:p>
          </table:table-cell>
          <table:table-cell table:style-name="ce1" office:value-type="float" office:value="0.2168" calcext:value-type="float">
            <text:p>0.2168</text:p>
          </table:table-cell>
        </table:table-row>
        <table:table-row table:style-name="ro4">
          <table:table-cell table:style-name="ce1" office:value-type="string" calcext:value-type="string">
            <text:p>COMP_CON</text:p>
          </table:table-cell>
          <table:table-cell table:style-name="ce2" office:value-type="string" calcext:value-type="string">
            <text:p>In the course of these reviews, the committee has considered, among other things:</text:p>
          </table:table-cell>
          <table:table-cell table:style-name="ce1" office:value-type="float" office:value="0.0655" calcext:value-type="float">
            <text:p>0.0655</text:p>
          </table:table-cell>
        </table:table-row>
        <table:table-row table:style-name="ro3">
          <table:table-cell table:style-name="ce1" office:value-type="string" calcext:value-type="string">
            <text:p>SOCENV_INC</text:p>
          </table:table-cell>
          <table:table-cell table:style-name="ce2" office:value-type="string" calcext:value-type="string">
            <text:p>The Audit Committee also oversees the company’s initiatives related to cyber-security, including prevention and response to any cyber-attacks</text:p>
          </table:table-cell>
          <table:table-cell table:style-name="ce1" office:value-type="float" office:value="0.6759" calcext:value-type="float">
            <text:p>0.6759</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acts pursuant to a written charter, which complies with the applicable provisions of the Sarbanes-Oxley Act of 2002 and related rules of the SEC and NASDAQ, a copy of which can be found on our website at: http://www.adobe.com/investor-relations/governance.html</text:p>
          </table:table-cell>
          <table:table-cell table:style-name="ce1" office:value-type="float" office:value="0.0909" calcext:value-type="float">
            <text:p>0.0909</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s role also includes meeting to review our annual audited financial statements and quarterly financial statements with management and our independent registered public accounting firm</text:p>
          </table:table-cell>
          <table:table-cell table:style-name="ce1" office:value-type="float" office:value="0.0648" calcext:value-type="float">
            <text:p>0.0648</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has the authority to obtain independent advice and assistance from internal or external legal, accounting and other advisors, at Adobe’s expense</text:p>
          </table:table-cell>
          <table:table-cell table:style-name="ce1" office:value-type="float" office:value="0.9647" calcext:value-type="float">
            <text:p>0.9647</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REPORT OF THE AUDIT COMMITTEE * <text:s text:c="2"/>The Audit Committee’s role includes assisting the Board in fulfilling its responsibilities related to the oversight of our financial, accounting and reporting processes; our system of internal accounting and financial controls; our enterprise risk management program; and our compliance with related legal, regulatory and ethical requirements</text:p>
          </table:table-cell>
          <table:table-cell table:style-name="ce1" office:value-type="float" office:value="0.902" calcext:value-type="float">
            <text:p>0.902</text:p>
          </table:table-cell>
        </table:table-row>
        <table:table-row table:style-name="ro1">
          <table:table-cell table:style-name="ce1" office:value-type="string" calcext:value-type="string">
            <text:p>COMP_CON</text:p>
          </table:table-cell>
          <table:table-cell table:style-name="ce2" office:value-type="string" calcext:value-type="string">
            <text:p>Each member of the Audit Committee meets the independence criteria prescribed by applicable regulations and the rules of the SEC for audit committee membership and is an “independent director” within the meaning of applicable NASDAQ listing standards</text:p>
          </table:table-cell>
          <table:table-cell table:style-name="ce1" office:value-type="float" office:value="0.0826" calcext:value-type="float">
            <text:p>0.0826</text:p>
          </table:table-cell>
        </table:table-row>
        <table:table-row table:style-name="ro8">
          <table:table-cell table:style-name="ce1" office:value-type="string" calcext:value-type="string">
            <text:p>COMP_CON</text:p>
          </table:table-cell>
          <table:table-cell table:style-name="ce2" office:value-type="string" calcext:value-type="string">
            <text:p>The Audit Committee is responsible for the appointment, compensation, engagement, retention, termination and services of our independent registered public accounting firm, including conducting a review of its independence; reviewing and approving the planned scope of our annual audit; overseeing our independent registered public accounting firm’s audit work; reviewing and pre-approving any audit and non-audit services that may be performed by our independent registered public accounting firm; reviewing with management and our independent registered public accounting firm the adequacy of our internal financial and disclosure controls; reviewing our critical accounting policies and the application of accounting principles; monitoring the rotation of partners of our independent registered public accounting firm on our audit engagement team as required by regulation; reviewing the company’s policies and practices with respect to swaps transactions; overseeing Adobe’s Worldwide Investment Policy; and overseeing the performance of our internal audit function</text:p>
          </table:table-cell>
          <table:table-cell table:style-name="ce1" office:value-type="float" office:value="0.9188" calcext:value-type="float">
            <text:p>0.9188</text:p>
          </table:table-cell>
        </table:table-row>
        <table:table-row table:style-name="ro1">
          <table:table-cell table:style-name="ce1" office:value-type="string" calcext:value-type="string">
            <text:p>SOCENV_INC</text:p>
          </table:table-cell>
          <table:table-cell table:style-name="ce2" office:value-type="string" calcext:value-type="string">
            <text:p>Each member of the Audit Committee meets the independence criteria prescribed by applicable regulations and the rules of the SEC for audit committee membership and is an “independent director” within the meaning of applicable NASDAQ listing standards</text:p>
          </table:table-cell>
          <table:table-cell table:style-name="ce1" office:value-type="float" office:value="0.1286" calcext:value-type="float">
            <text:p>0.1286</text:p>
          </table:table-cell>
        </table:table-row>
        <table:table-row table:style-name="ro4">
          <table:table-cell table:style-name="ce1" office:value-type="string" calcext:value-type="string">
            <text:p>SOCENV_INC</text:p>
          </table:table-cell>
          <table:table-cell table:style-name="ce2" office:value-type="string" calcext:value-type="string">
            <text:p>improvement in or attainment of working capital levels;</text:p>
          </table:table-cell>
          <table:table-cell table:style-name="ce1" office:value-type="float" office:value="0.191" calcext:value-type="float">
            <text:p>0.191</text:p>
          </table:table-cell>
        </table:table-row>
        <table:table-row table:style-name="ro5">
          <table:table-cell table:style-name="ce1" office:value-type="string" calcext:value-type="string">
            <text:p>SOCENV_INC</text:p>
          </table:table-cell>
          <table:table-cell table:style-name="ce2" office:value-type="string" calcext:value-type="string">
            <text:p>local time Place: <text:s text:c="3"/>Analog Devices’ Headquarters One Technology Way Norwood, Massachusetts 02062 Record Date: <text:s text:c="3"/>January 8, 2016 Voting Matters and Board Recommendations <text:s text:c="2"/>Agenda Item <text:s text:c="2"/>Board Vote Recommendation <text:s text:c="2"/>Page Reference For More Information Proposal 1: Election of Ten Director Nominees <text:s text:c="2"/>FOR each director nominee <text:s text:c="2"/>14 Proposal 2: Advisory Approval of the Compensation of the Company’s Named Executive Officers <text:s text:c="2"/>FOR <text:s text:c="2"/>30 Proposal 3: Ratification of Ernst &amp; Young LLP as Independent Registered Public Accounting Firm for the Company’s fiscal year ending October 29, 2016 <text:s text:c="2"/>FOR <text:s text:c="2"/>62 Board Nominees <text:s text:c="2"/>Name <text:s text:c="2"/>Age <text:s text:c="2"/>Director Since <text:s text:c="2"/>Principal Occupation <text:s text:c="2"/>Independent Director <text:s text:c="2"/>Committee Membership Ray Stata <text:s text:c="2"/>81 <text:s text:c="2"/>1965 <text:s text:c="2"/>Chairman of the Board of Analog Devices, Inc.</text:p>
          </table:table-cell>
          <table:table-cell table:style-name="ce1" office:value-type="float" office:value="0.4905" calcext:value-type="float">
            <text:p>0.4905</text:p>
          </table:table-cell>
        </table:table-row>
        <table:table-row table:style-name="ro3">
          <table:table-cell table:style-name="ce1" office:value-type="string" calcext:value-type="string">
            <text:p>SOCENV_INC</text:p>
          </table:table-cell>
          <table:table-cell table:style-name="ce2" office:value-type="string" calcext:value-type="string">
            <text:p>As a result of his work with Summit and as a board director, he has gained significant experience in technology related investments, strategic acquisitions and dispositions</text:p>
          </table:table-cell>
          <table:table-cell table:style-name="ce1" office:value-type="float" office:value="0.1744" calcext:value-type="float">
            <text:p>0.1744</text:p>
          </table:table-cell>
        </table:table-row>
        <table:table-row table:style-name="ro1">
          <table:table-cell table:style-name="ce1" office:value-type="string" calcext:value-type="string">
            <text:p>SOCENV_INC</text:p>
          </table:table-cell>
          <table:table-cell table:style-name="ce2" office:value-type="string" calcext:value-type="string">
            <text:p>During his time at Summit Partners, Mr. Evans has served as a member of the boards of directors of over 30 technology and other growth industry companies in the US and Europe, including 12 public companies</text:p>
          </table:table-cell>
          <table:table-cell table:style-name="ce1" office:value-type="float" office:value="0.0856" calcext:value-type="float">
            <text:p>0.0856</text:p>
          </table:table-cell>
        </table:table-row>
        <table:table-row table:style-name="ro1">
          <table:table-cell table:style-name="ce1" office:value-type="string" calcext:value-type="string">
            <text:p>COMP_CON</text:p>
          </table:table-cell>
          <table:table-cell table:style-name="ce2" office:value-type="string" calcext:value-type="string">
            <text:p>During his time at Summit Partners, Mr. Evans has served as a member of the boards of directors of over 30 technology and other growth industry companies in the US and Europe, including 12 public companies</text:p>
          </table:table-cell>
          <table:table-cell table:style-name="ce1" office:value-type="float" office:value="0.4403" calcext:value-type="float">
            <text:p>0.4403</text:p>
          </table:table-cell>
        </table:table-row>
        <table:table-row table:style-name="ro1">
          <table:table-cell table:style-name="ce1" office:value-type="string" calcext:value-type="string">
            <text:p>SOCENV_INC</text:p>
          </table:table-cell>
          <table:table-cell table:style-name="ce2" office:value-type="string" calcext:value-type="string">
            <text:p>BRUCE R. EVANS, Director since June 2015 Mr. Evans, age 56, has served in various positions with Summit Partners, a growth equity investment firm, including most recently as a Managing Director, since 1986</text:p>
          </table:table-cell>
          <table:table-cell table:style-name="ce1" office:value-type="float" office:value="0.0877" calcext:value-type="float">
            <text:p>0.0877</text:p>
          </table:table-cell>
        </table:table-row>
        <table:table-row table:style-name="ro1">
          <table:table-cell table:style-name="ce1" office:value-type="string" calcext:value-type="string">
            <text:p>COMP_CON</text:p>
          </table:table-cell>
          <table:table-cell table:style-name="ce2" office:value-type="string" calcext:value-type="string">
            <text:p>BRUCE R. EVANS, Director since June 2015 Mr. Evans, age 56, has served in various positions with Summit Partners, a growth equity investment firm, including most recently as a Managing Director, since 1986</text:p>
          </table:table-cell>
          <table:table-cell table:style-name="ce1" office:value-type="float" office:value="0.0819" calcext:value-type="float">
            <text:p>0.0819</text:p>
          </table:table-cell>
        </table:table-row>
        <table:table-row table:style-name="ro4">
          <table:table-cell table:style-name="ce1" office:value-type="string" calcext:value-type="string">
            <text:p>SOCENV_INC</text:p>
          </table:table-cell>
          <table:table-cell table:style-name="ce2" office:value-type="string" calcext:value-type="string">
            <text:p>Dr. Su also serves as a director of AMD</text:p>
          </table:table-cell>
          <table:table-cell table:style-name="ce1" office:value-type="float" office:value="0.0749" calcext:value-type="float">
            <text:p>0.0749</text:p>
          </table:table-cell>
        </table:table-row>
        <table:table-row table:style-name="ro1">
          <table:table-cell table:style-name="ce1" office:value-type="string" calcext:value-type="string">
            <text:p>COMP_CON</text:p>
          </table:table-cell>
          <table:table-cell table:style-name="ce2" office:value-type="string" calcext:value-type="string">
            <text:p>Dr. Su also spent 13 years with IBM in various engineering and business leadership positions; and was a member of the technical staff at Texas Instruments in the Semiconductor Process and Device Center</text:p>
          </table:table-cell>
          <table:table-cell table:style-name="ce1" office:value-type="float" office:value="0.088" calcext:value-type="float">
            <text:p>0.088</text:p>
          </table:table-cell>
        </table:table-row>
        <table:table-row table:style-name="ro1">
          <table:table-cell table:style-name="ce1" office:value-type="string" calcext:value-type="string">
            <text:p>SOCENV_INC</text:p>
          </table:table-cell>
          <table:table-cell table:style-name="ce2" office:value-type="string" calcext:value-type="string">
            <text:p>Dr. Su also spent 13 years with IBM in various engineering and business leadership positions; and was a member of the technical staff at Texas Instruments in the Semiconductor Process and Device Center</text:p>
          </table:table-cell>
          <table:table-cell table:style-name="ce1" office:value-type="float" office:value="0.1116" calcext:value-type="float">
            <text:p>0.1116</text:p>
          </table:table-cell>
        </table:table-row>
        <table:table-row table:style-name="ro1">
          <table:table-cell table:style-name="ce1" office:value-type="string" calcext:value-type="string">
            <text:p>SOCENV_INC</text:p>
          </table:table-cell>
          <table:table-cell table:style-name="ce2" office:value-type="string" calcext:value-type="string">
            <text:p>During his 31-year tenure with PwC, Mr. Sicchitano held various positions including the Global Managing Partner of Audit/Business Advisory Services and the Global Managing Partner responsible for Audit/Business Advisory, Tax/Legal and Financial Advisory Services</text:p>
          </table:table-cell>
          <table:table-cell table:style-name="ce1" office:value-type="float" office:value="0.1185" calcext:value-type="float">
            <text:p>0.1185</text:p>
          </table:table-cell>
        </table:table-row>
        <table:table-row table:style-name="ro1">
          <table:table-cell table:style-name="ce1" office:value-type="string" calcext:value-type="string">
            <text:p>SOCENV_INC</text:p>
          </table:table-cell>
          <table:table-cell table:style-name="ce2" office:value-type="string" calcext:value-type="string">
            <text:p>He joined Price Waterhouse LLP, a predecessor firm of PricewaterhouseCoopers LLP, or PwC, a public accounting firm, in 1970 and became a partner in 1979.At the time of his retirement, Mr. Sicchitano was the Global Managing Partner of Independence and Regulatory Matters for PwC</text:p>
          </table:table-cell>
          <table:table-cell table:style-name="ce1" office:value-type="float" office:value="0.0833" calcext:value-type="float">
            <text:p>0.0833</text:p>
          </table:table-cell>
        </table:table-row>
        <table:table-row table:style-name="ro4">
          <table:table-cell table:style-name="ce1" office:value-type="string" calcext:value-type="string">
            <text:p>COMP_CON</text:p>
          </table:table-cell>
          <table:table-cell table:style-name="ce2" office:value-type="string" calcext:value-type="string">
            <text:p>Prior to that, he was a Director at Bain &amp; Company, an international consulting firm</text:p>
          </table:table-cell>
          <table:table-cell table:style-name="ce1" office:value-type="float" office:value="0.8577" calcext:value-type="float">
            <text:p>0.8577</text:p>
          </table:table-cell>
        </table:table-row>
        <table:table-row table:style-name="ro1">
          <table:table-cell table:style-name="ce1" office:value-type="string" calcext:value-type="string">
            <text:p>COMP_CON</text:p>
          </table:table-cell>
          <table:table-cell table:style-name="ce2" office:value-type="string" calcext:value-type="string">
            <text:p>He joined Price Waterhouse LLP, a predecessor firm of PricewaterhouseCoopers LLP, or PwC, a public accounting firm, in 1970 and became a partner in 1979.At the time of his retirement, Mr. Sicchitano was the Global Managing Partner of Independence and Regulatory Matters for PwC</text:p>
          </table:table-cell>
          <table:table-cell table:style-name="ce1" office:value-type="float" office:value="0.0793" calcext:value-type="float">
            <text:p>0.0793</text:p>
          </table:table-cell>
        </table:table-row>
        <table:table-row table:style-name="ro4">
          <table:table-cell table:style-name="ce1" office:value-type="string" calcext:value-type="string">
            <text:p>COMP_CON</text:p>
          </table:table-cell>
          <table:table-cell table:style-name="ce2" office:value-type="string" calcext:value-type="string">
            <text:p>Mr. Novich also serves as a director of W.W</text:p>
          </table:table-cell>
          <table:table-cell table:style-name="ce1" office:value-type="float" office:value="0.1325" calcext:value-type="float">
            <text:p>0.1325</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 will consider a recommendation only if appropriate biographical information and background material is provided on a timely basis</text:p>
          </table:table-cell>
          <table:table-cell table:style-name="ce1" office:value-type="float" office:value="0.3285" calcext:value-type="float">
            <text:p>0.3285</text:p>
          </table:table-cell>
        </table:table-row>
        <table:table-row table:style-name="ro11">
          <table:table-cell table:style-name="ce1" office:value-type="string" calcext:value-type="string">
            <text:p>COMP_CON</text:p>
          </table:table-cell>
          <table:table-cell table:style-name="ce2" office:value-type="string" calcext:value-type="string">
            <text:p>We considered the Company’s annual laboratory membership and university research projects with MIT (of which James A. Champy is a board member) and the Company’s annual membership to the Semiconductor Industry Association, or the SIA, (of which Richard Beyer is a board member) and determined that the relationships were established in the ordinary course of business on an arms-length basis without the involvement of Messrs. Champy or Beyer, and are not material to MIT, the SIA or the Company</text:p>
          </table:table-cell>
          <table:table-cell table:style-name="ce1" office:value-type="float" office:value="0.3862" calcext:value-type="float">
            <text:p>0.3862</text:p>
          </table:table-cell>
        </table:table-row>
        <table:table-row table:style-name="ro7">
          <table:table-cell table:style-name="ce1" office:value-type="string" calcext:value-type="string">
            <text:p>COMP_CON</text:p>
          </table:table-cell>
          <table:table-cell table:style-name="ce2" office:value-type="string" calcext:value-type="string">
            <text:p>Shareholders may recommend individuals for the Nominating and Corporate Governance Committee to consider as potential director candidates by submitting their names and background and a statement as to whether the shareholder or group of shareholders making the recommendation has beneficially owned more than 5% of Analog Devices’ common stock for at least one year as of the date the recommendation is made, to the “Analog Devices Nominating and Corporate Governance Committee,” c/o Secretary, Analog Devices, Inc., One Technology Way, Norwood, Massachusetts 02062</text:p>
          </table:table-cell>
          <table:table-cell table:style-name="ce1" office:value-type="float" office:value="0.1745" calcext:value-type="float">
            <text:p>0.1745</text:p>
          </table:table-cell>
        </table:table-row>
        <table:table-row table:style-name="ro7">
          <table:table-cell table:style-name="ce1" office:value-type="string" calcext:value-type="string">
            <text:p>SOCENV_INC</text:p>
          </table:table-cell>
          <table:table-cell table:style-name="ce2" office:value-type="string" calcext:value-type="string">
            <text:p>Shareholders may recommend individuals for the Nominating and Corporate Governance Committee to consider as potential director candidates by submitting their names and background and a statement as to whether the shareholder or group of shareholders making the recommendation has beneficially owned more than 5% of Analog Devices’ common stock for at least one year as of the date the recommendation is made, to the “Analog Devices Nominating and Corporate Governance Committee,” c/o Secretary, Analog Devices, Inc., One Technology Way, Norwood, Massachusetts 02062</text:p>
          </table:table-cell>
          <table:table-cell table:style-name="ce1" office:value-type="float" office:value="0.1124" calcext:value-type="float">
            <text:p>0.1124</text:p>
          </table:table-cell>
        </table:table-row>
        <table:table-row table:style-name="ro3">
          <table:table-cell table:style-name="ce1" office:value-type="string" calcext:value-type="string">
            <text:p>COMP_CON</text:p>
          </table:table-cell>
          <table:table-cell table:style-name="ce2" office:value-type="string" calcext:value-type="string">
            <text:p>The qualifications of recommended candidates will be reviewed by the Nominating and Corporate Governance Committee</text:p>
          </table:table-cell>
          <table:table-cell table:style-name="ce1" office:value-type="float" office:value="0.2289" calcext:value-type="float">
            <text:p>0.2289</text:p>
          </table:table-cell>
        </table:table-row>
        <table:table-row table:style-name="ro3">
          <table:table-cell table:style-name="ce1" office:value-type="string" calcext:value-type="string">
            <text:p>SOCENV_INC</text:p>
          </table:table-cell>
          <table:table-cell table:style-name="ce2" office:value-type="string" calcext:value-type="string">
            <text:p>The qualifications of recommended candidates will be reviewed by the Nominating and Corporate Governance Committee</text:p>
          </table:table-cell>
          <table:table-cell table:style-name="ce1" office:value-type="float" office:value="0.0576" calcext:value-type="float">
            <text:p>0.0576</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You can access the current charters for our Audit Committee, Compensation Committee and Nominating and Corporate Governance Committee, our Corporate Governance Guidelines, our Code of Business Conduct and Ethics and our Equity Award Grant Date Policy at investor.analog.com/corporate-governance.cfm or by writing to: Director of Investor Relations Analog Devices, Inc</text:p>
          </table:table-cell>
          <table:table-cell table:style-name="ce1" office:value-type="float" office:value="0.7605" calcext:value-type="float">
            <text:p>0.7605</text:p>
          </table:table-cell>
        </table:table-row>
        <table:table-row table:style-name="ro6">
          <table:table-cell table:style-name="ce1" office:value-type="string" calcext:value-type="string">
            <text:p>COMP_CON</text:p>
          </table:table-cell>
          <table:table-cell table:style-name="ce2" office:value-type="string" calcext:value-type="string">
            <text:p>One Technology Way Norwood, Massachusetts 02062 Phone: 781-461-3282 Fax: 781-461-3491 Email: investor.relations@analog.com Determinatio n of Independence Under applicable NASDAQ Rules, a director of Analog Devices will only qualify as an “independent director” if, in the opinion of our Board of Directors, that person does not have a relationship which would interfere with the exercise of independent judgment in carrying out the responsibilities of a director</text:p>
          </table:table-cell>
          <table:table-cell table:style-name="ce1" office:value-type="float" office:value="0.2644" calcext:value-type="float">
            <text:p>0.2644</text:p>
          </table:table-cell>
        </table:table-row>
        <table:table-row table:style-name="ro1">
          <table:table-cell table:style-name="ce1" office:value-type="string" calcext:value-type="string">
            <text:p>COMP_CON</text:p>
          </table:table-cell>
          <table:table-cell table:style-name="ce2" office:value-type="string" calcext:value-type="string">
            <text:p>Our Board of Directors has established guidelines (within our Corporate Governance Guidelines) to assist it in determining whether a director has a relationship with Analog Devices that would interfere with the exercise of independent judgment in carrying out the responsibilities of a director</text:p>
          </table:table-cell>
          <table:table-cell table:style-name="ce1" office:value-type="float" office:value="0.8501" calcext:value-type="float">
            <text:p>0.8501</text:p>
          </table:table-cell>
        </table:table-row>
        <table:table-row table:style-name="ro3">
          <table:table-cell table:style-name="ce1" office:value-type="string" calcext:value-type="string">
            <text:p>SOCENV_INC</text:p>
          </table:table-cell>
          <table:table-cell table:style-name="ce2" office:value-type="string" calcext:value-type="string">
            <text:p>For relationships not covered by the guidelines, the determination of whether such a relationship exists is made by the members of our Board of Directors who are independent (as defined above)</text:p>
          </table:table-cell>
          <table:table-cell table:style-name="ce1" office:value-type="float" office:value="0.0766" calcext:value-type="float">
            <text:p>0.0766</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is primarily responsible for the Board of Directors’ oversight of the integrity of our financial statements, the qualifications and independence of our independent registered public accounting firm, <text:s text:c="2"/>20</text:p>
          </table:table-cell>
          <table:table-cell table:style-name="ce1" office:value-type="float" office:value="0.4379" calcext:value-type="float">
            <text:p>0.4379</text:p>
          </table:table-cell>
        </table:table-row>
        <table:table-row table:style-name="ro2">
          <table:table-cell table:style-name="ce1" office:value-type="string" calcext:value-type="string">
            <text:p>SOCENV_INC</text:p>
          </table:table-cell>
          <table:table-cell table:style-name="ce2" office:value-type="string" calcext:value-type="string">
            <text:p>The Board of Directors has determined that each of Messrs. Sicchitano, Evans, Hodgson and Istel qualifies as an “audit committee financial expert” under the rules of the SEC and is independent as defined under the NASDAQ Rules and the independence requirements under Rule 10A-3(b)(1) of the Exchange Act</text:p>
          </table:table-cell>
          <table:table-cell table:style-name="ce1" office:value-type="float" office:value="0.0972" calcext:value-type="float">
            <text:p>0.0972</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is primarily responsible for the Board of Directors’ oversight of the integrity of our financial statements, the qualifications and independence of our independent registered public accounting firm, <text:s text:c="2"/>20</text:p>
          </table:table-cell>
          <table:table-cell table:style-name="ce1" office:value-type="float" office:value="0.106" calcext:value-type="float">
            <text:p>0.106</text:p>
          </table:table-cell>
        </table:table-row>
        <table:table-row table:style-name="ro3">
          <table:table-cell table:style-name="ce1" office:value-type="string" calcext:value-type="string">
            <text:p>COMP_CON</text:p>
          </table:table-cell>
          <table:table-cell table:style-name="ce2" office:value-type="string" calcext:value-type="string">
            <text:p>None of Messrs. Sicchitano, Evans, Hodgson or Istel serves on the audit committees of more than two other public companies</text:p>
          </table:table-cell>
          <table:table-cell table:style-name="ce1" office:value-type="float" office:value="0.4785" calcext:value-type="float">
            <text:p>0.4785</text:p>
          </table:table-cell>
        </table:table-row>
        <table:table-row table:style-name="ro4">
          <table:table-cell table:style-name="ce1" office:value-type="string" calcext:value-type="string">
            <text:p>COMP_CON</text:p>
          </table:table-cell>
          <table:table-cell table:style-name="ce2" office:value-type="string" calcext:value-type="string">
            <text:p>In addition, each Committee conducts an annual self-evaluation of its own performance</text:p>
          </table:table-cell>
          <table:table-cell table:style-name="ce1" office:value-type="float" office:value="0.0678" calcext:value-type="float">
            <text:p>0.0678</text:p>
          </table:table-cell>
        </table:table-row>
        <table:table-row table:style-name="ro3">
          <table:table-cell table:style-name="ce1" office:value-type="string" calcext:value-type="string">
            <text:p>SOCENV_INC</text:p>
          </table:table-cell>
          <table:table-cell table:style-name="ce2" office:value-type="string" calcext:value-type="string">
            <text:p>The Board of Directors has standing Audit, Compensation, and Nominating and Corporate Governance Committees</text:p>
          </table:table-cell>
          <table:table-cell table:style-name="ce1" office:value-type="float" office:value="0.5513" calcext:value-type="float">
            <text:p>0.5513</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standing Audit, Compensation, and Nominating and Corporate Governance Committees</text:p>
          </table:table-cell>
          <table:table-cell table:style-name="ce1" office:value-type="float" office:value="0.062" calcext:value-type="float">
            <text:p>0.062</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Board of Directors Leadership Structure Our Corporate Governance Guidelines provide that the roles of Chief Executive Officer and Chairman of the Board of Directors should be separate, unless otherwise determined by a majority of the Board of Directors, and we currently separate these roles</text:p>
          </table:table-cell>
          <table:table-cell table:style-name="ce1" office:value-type="float" office:value="0.0872" calcext:value-type="float">
            <text:p>0.0872</text:p>
          </table:table-cell>
        </table:table-row>
        <table:table-row table:style-name="ro1">
          <table:table-cell table:style-name="ce1" office:value-type="string" calcext:value-type="string">
            <text:p>COMP_CON</text:p>
          </table:table-cell>
          <table:table-cell table:style-name="ce2" office:value-type="string" calcext:value-type="string">
            <text:p>Because our Board of Directors has determined that Mr. Stata, our Chairman and founder, is not an independent director under the NASDAQ Rules, our Board of Directors has appointed James A. Champy as presiding director to preside at all executive sessions of independent directors</text:p>
          </table:table-cell>
          <table:table-cell table:style-name="ce1" office:value-type="float" office:value="0.0935" calcext:value-type="float">
            <text:p>0.0935</text:p>
          </table:table-cell>
        </table:table-row>
        <table:table-row table:style-name="ro1">
          <table:table-cell table:style-name="ce1" office:value-type="string" calcext:value-type="string">
            <text:p>COMP_CON</text:p>
          </table:table-cell>
          <table:table-cell table:style-name="ce2" office:value-type="string" calcext:value-type="string">
            <text:p>The activities of our Compensation Committee and the services PM&amp;P performed for the Compensation Committee during fiscal 2015 are further described in “INFORMATION ABOUT EXECUTIVE COMPENSATION — Compensation Discussion and Analysis” below</text:p>
          </table:table-cell>
          <table:table-cell table:style-name="ce1" office:value-type="float" office:value="0.8249" calcext:value-type="float">
            <text:p>0.8249</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determined that the engagement of these advisors did not raise any conflicts of interest for all work performed for the Compensation Committee during fiscal 2015</text:p>
          </table:table-cell>
          <table:table-cell table:style-name="ce1" office:value-type="float" office:value="0.8363" calcext:value-type="float">
            <text:p>0.8363</text:p>
          </table:table-cell>
        </table:table-row>
        <table:table-row table:style-name="ro4">
          <table:table-cell table:style-name="ce1" office:value-type="string" calcext:value-type="string">
            <text:p>COMP_CON</text:p>
          </table:table-cell>
          <table:table-cell table:style-name="ce2" office:value-type="string" calcext:value-type="string">
            <text:p>PM&amp;P also conducted a risk assessment of our executive compensation program</text:p>
          </table:table-cell>
          <table:table-cell table:style-name="ce1" office:value-type="float" office:value="0.881" calcext:value-type="float">
            <text:p>0.881</text:p>
          </table:table-cell>
        </table:table-row>
        <table:table-row table:style-name="ro3">
          <table:table-cell table:style-name="ce1" office:value-type="string" calcext:value-type="string">
            <text:p>COMP_CON</text:p>
          </table:table-cell>
          <table:table-cell table:style-name="ce2" office:value-type="string" calcext:value-type="string">
            <text:p>PM&amp;P conducted a detailed analysis of the competitiveness and appropriateness of the Company’s total executive compensation opportunity in comparison to our peer group</text:p>
          </table:table-cell>
          <table:table-cell table:style-name="ce1" office:value-type="float" office:value="0.9417" calcext:value-type="float">
            <text:p>0.941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also solicits advice from time to time from our outside counsel, WilmerHale</text:p>
          </table:table-cell>
          <table:table-cell table:style-name="ce1" office:value-type="float" office:value="0.8771" calcext:value-type="float">
            <text:p>0.8771</text:p>
          </table:table-cell>
        </table:table-row>
        <table:table-row table:style-name="ro4">
          <table:table-cell table:style-name="ce1" office:value-type="string" calcext:value-type="string">
            <text:p>COMP_CON</text:p>
          </table:table-cell>
          <table:table-cell table:style-name="ce2" office:value-type="string" calcext:value-type="string">
            <text:p>The Compensation Committee assesses the independence of its advisors on an annual basis</text:p>
          </table:table-cell>
          <table:table-cell table:style-name="ce1" office:value-type="float" office:value="0.9234" calcext:value-type="float">
            <text:p>0.9234</text:p>
          </table:table-cell>
        </table:table-row>
        <table:table-row table:style-name="ro4">
          <table:table-cell table:style-name="ce1" office:value-type="string" calcext:value-type="string">
            <text:p>COMP_CON</text:p>
          </table:table-cell>
          <table:table-cell table:style-name="ce2" office:value-type="string" calcext:value-type="string">
            <text:p>Compensation Committee Consultants</text:p>
          </table:table-cell>
          <table:table-cell table:style-name="ce1" office:value-type="float" office:value="0.8584" calcext:value-type="float">
            <text:p>0.8584</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is empowered, without further action by the Board of Directors, to cause the Company to pay the compensation of these advisors as established by the Compensation Committee</text:p>
          </table:table-cell>
          <table:table-cell table:style-name="ce1" office:value-type="float" office:value="0.0607" calcext:value-type="float">
            <text:p>0.0607</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is empowered, without further action by the Board of Directors, to cause the Company to pay the compensation of those advisors as established by the Audit Committee</text:p>
          </table:table-cell>
          <table:table-cell table:style-name="ce1" office:value-type="float" office:value="0.1841" calcext:value-type="float">
            <text:p>0.1841</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has the authority to engage any independent legal, accounting and other advisors that it deems necessary or appropriate to carry out its responsibilities</text:p>
          </table:table-cell>
          <table:table-cell table:style-name="ce1" office:value-type="float" office:value="0.7914" calcext:value-type="float">
            <text:p>0.7914</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selected and appointed Ernst &amp; Young LLP, our independent registered public accounting firm, and did not retain any other advisors during fiscal 2015</text:p>
          </table:table-cell>
          <table:table-cell table:style-name="ce1" office:value-type="float" office:value="0.8004" calcext:value-type="float">
            <text:p>0.8004</text:p>
          </table:table-cell>
        </table:table-row>
        <table:table-row table:style-name="ro2">
          <table:table-cell table:style-name="ce1" office:value-type="string" calcext:value-type="string">
            <text:p>SOCENV_INC</text:p>
          </table:table-cell>
          <table:table-cell table:style-name="ce2" office:value-type="string" calcext:value-type="string">
            <text:p>Report of the Audit Committee The Audit Committee of the Board of Directors assisted the Board of Directors’ oversight of the integrity of our financial statements, the qualifications and independence of our independent registered public accounting firm, and the performance of our internal audit function and independent registered public accounting firm</text:p>
          </table:table-cell>
          <table:table-cell table:style-name="ce1" office:value-type="float" office:value="0.1811" calcext:value-type="float">
            <text:p>0.1811</text:p>
          </table:table-cell>
        </table:table-row>
        <table:table-row table:style-name="ro2">
          <table:table-cell table:style-name="ce1" office:value-type="string" calcext:value-type="string">
            <text:p>COMP_CON</text:p>
          </table:table-cell>
          <table:table-cell table:style-name="ce2" office:value-type="string" calcext:value-type="string">
            <text:p>Report of the Audit Committee The Audit Committee of the Board of Directors assisted the Board of Directors’ oversight of the integrity of our financial statements, the qualifications and independence of our independent registered public accounting firm, and the performance of our internal audit function and independent registered public accounting firm</text:p>
          </table:table-cell>
          <table:table-cell table:style-name="ce1" office:value-type="float" office:value="0.3468" calcext:value-type="float">
            <text:p>0.3468</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also selected and appointed our independent registered public accounting firm, reviewed the performance of the independent registered public accounting firm <text:s text:c="2"/>22</text:p>
          </table:table-cell>
          <table:table-cell table:style-name="ce1" office:value-type="float" office:value="0.8504" calcext:value-type="float">
            <text:p>0.8504</text:p>
          </table:table-cell>
        </table:table-row>
        <table:table-row table:style-name="ro2">
          <table:table-cell table:style-name="ce1" office:value-type="string" calcext:value-type="string">
            <text:p>SOCENV_INC</text:p>
          </table:table-cell>
          <table:table-cell table:style-name="ce2" office:value-type="string" calcext:value-type="string">
            <text:p>The Compensation Committee considers whether ADI’s executive compensation program encourages excessive or inappropriate risk taking, and the Nominating and Corporate Governance Committee leads the Board with respect to the adequacy of succession planning for the Company’s Board of Directors, Chief Executive Officer and other executive officers</text:p>
          </table:table-cell>
          <table:table-cell table:style-name="ce1" office:value-type="float" office:value="0.0613" calcext:value-type="float">
            <text:p>0.0613</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considers whether ADI’s executive compensation program encourages excessive or inappropriate risk taking, and the Nominating and Corporate Governance Committee leads the Board with respect to the adequacy of succession planning for the Company’s Board of Directors, Chief Executive Officer and other executive officers</text:p>
          </table:table-cell>
          <table:table-cell table:style-name="ce1" office:value-type="float" office:value="0.0639" calcext:value-type="float">
            <text:p>0.0639</text:p>
          </table:table-cell>
        </table:table-row>
        <table:table-row table:style-name="ro6">
          <table:table-cell table:style-name="ce1" office:value-type="string" calcext:value-type="string">
            <text:p>COMP_CON</text:p>
          </table:table-cell>
          <table:table-cell table:style-name="ce2" office:value-type="string" calcext:value-type="string">
            <text:p>The Audit Committee also met privately with our independent registered public accounting firm and our Director of Internal Audit to discuss our financial statements and disclosures, accounting policies and their application, internal controls over financial reporting, and other matters of importance to the Audit Committee, the independent registered public accounting firm and the internal auditors</text:p>
          </table:table-cell>
          <table:table-cell table:style-name="ce1" office:value-type="float" office:value="0.4992" calcext:value-type="float">
            <text:p>0.4992</text:p>
          </table:table-cell>
        </table:table-row>
        <table:table-row table:style-name="ro6">
          <table:table-cell table:style-name="ce1" office:value-type="string" calcext:value-type="string">
            <text:p>SOCENV_INC</text:p>
          </table:table-cell>
          <table:table-cell table:style-name="ce2" office:value-type="string" calcext:value-type="string">
            <text:p>The Audit Committee also met privately with our independent registered public accounting firm and our Director of Internal Audit to discuss our financial statements and disclosures, accounting policies and their application, internal controls over financial reporting, and other matters of importance to the Audit Committee, the independent registered public accounting firm and the internal auditors</text:p>
          </table:table-cell>
          <table:table-cell table:style-name="ce1" office:value-type="float" office:value="0.0502" calcext:value-type="float">
            <text:p>0.0502</text:p>
          </table:table-cell>
        </table:table-row>
        <table:table-row table:style-name="ro1">
          <table:table-cell table:style-name="ce1" office:value-type="string" calcext:value-type="string">
            <text:p>SOCENV_INC</text:p>
          </table:table-cell>
          <table:table-cell table:style-name="ce2" office:value-type="string" calcext:value-type="string">
            <text:p>Members of management report to the Board of Directors (or the appropriate committee in the case of risks that are under the purview of a particular committee) regarding risk identification, risk management and risk mitigation strategies</text:p>
          </table:table-cell>
          <table:table-cell table:style-name="ce1" office:value-type="float" office:value="0.0542" calcext:value-type="float">
            <text:p>0.0542</text:p>
          </table:table-cell>
        </table:table-row>
        <table:table-row table:style-name="ro3">
          <table:table-cell table:style-name="ce1" office:value-type="string" calcext:value-type="string">
            <text:p>SOCENV_INC</text:p>
          </table:table-cell>
          <table:table-cell table:style-name="ce2" office:value-type="string" calcext:value-type="string">
            <text:p>Management has the primary responsibility for the financial statements and the reporting process, including the system of internal controls over financial reporting</text:p>
          </table:table-cell>
          <table:table-cell table:style-name="ce1" office:value-type="float" office:value="0.0733" calcext:value-type="float">
            <text:p>0.0733</text:p>
          </table:table-cell>
        </table:table-row>
        <table:table-row table:style-name="ro3">
          <table:table-cell table:style-name="ce1" office:value-type="string" calcext:value-type="string">
            <text:p>SOCENV_INC</text:p>
          </table:table-cell>
          <table:table-cell table:style-name="ce2" office:value-type="string" calcext:value-type="string">
            <text:p>The Audit Committee also receives regular reports from our Director of Internal Audit on internal audit matters and an annual report from our Chief Information Officer on cybersecurity</text:p>
          </table:table-cell>
          <table:table-cell table:style-name="ce1" office:value-type="float" office:value="0.2626" calcext:value-type="float">
            <text:p>0.2626</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also receives regular reports from our Director of Internal Audit on internal audit matters and an annual report from our Chief Information Officer on cybersecurity</text:p>
          </table:table-cell>
          <table:table-cell table:style-name="ce1" office:value-type="float" office:value="0.0619" calcext:value-type="float">
            <text:p>0.0619</text:p>
          </table:table-cell>
        </table:table-row>
        <table:table-row table:style-name="ro1">
          <table:table-cell table:style-name="ce1" office:value-type="string" calcext:value-type="string">
            <text:p>SOCENV_INC</text:p>
          </table:table-cell>
          <table:table-cell table:style-name="ce2" office:value-type="string" calcext:value-type="string">
            <text:p>The Nominating and Corporate Governance Committee also leads the Board of Directors’ succession planning efforts with respect to senior executives and oversight of our Code of Business Conduct and Ethics</text:p>
          </table:table-cell>
          <table:table-cell table:style-name="ce1" office:value-type="float" office:value="0.7352" calcext:value-type="float">
            <text:p>0.7352</text:p>
          </table:table-cell>
        </table:table-row>
        <table:table-row table:style-name="ro3">
          <table:table-cell table:style-name="ce1" office:value-type="string" calcext:value-type="string">
            <text:p>COMP_CON</text:p>
          </table:table-cell>
          <table:table-cell table:style-name="ce2" office:value-type="string" calcext:value-type="string">
            <text:p>Our Nominating and Corporate Governance Committee held seven meetings during fiscal 2015 (including by telephone conference)</text:p>
          </table:table-cell>
          <table:table-cell table:style-name="ce1" office:value-type="float" office:value="0.0815" calcext:value-type="float">
            <text:p>0.0815</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role in the Company’s risk oversight process includes receiving regular reports from members of senior management on areas of material risk to the Company, including operational, financial, legal and regulatory, and strategic and reputational risks</text:p>
          </table:table-cell>
          <table:table-cell table:style-name="ce1" office:value-type="float" office:value="0.1821" calcext:value-type="float">
            <text:p>0.1821</text:p>
          </table:table-cell>
        </table:table-row>
        <table:table-row table:style-name="ro1">
          <table:table-cell table:style-name="ce1" office:value-type="string" calcext:value-type="string">
            <text:p>COMP_CON</text:p>
          </table:table-cell>
          <table:table-cell table:style-name="ce2" office:value-type="string" calcext:value-type="string">
            <text:p>The Nominating and Corporate Governance Committee has the authority to engage any independent legal and other advisors it deems necessary or appropriate to carry out its responsibilities</text:p>
          </table:table-cell>
          <table:table-cell table:style-name="ce1" office:value-type="float" office:value="0.897" calcext:value-type="float">
            <text:p>0.897</text:p>
          </table:table-cell>
        </table:table-row>
        <table:table-row table:style-name="ro3">
          <table:table-cell table:style-name="ce1" office:value-type="string" calcext:value-type="string">
            <text:p>SOCENV_INC</text:p>
          </table:table-cell>
          <table:table-cell table:style-name="ce2" office:value-type="string" calcext:value-type="string">
            <text:p>Our Nominating and Corporate Governance Committee held seven meetings during fiscal 2015 (including by telephone conference)</text:p>
          </table:table-cell>
          <table:table-cell table:style-name="ce1" office:value-type="float" office:value="0.1506" calcext:value-type="float">
            <text:p>0.1506</text:p>
          </table:table-cell>
        </table:table-row>
        <table:table-row table:style-name="ro1">
          <table:table-cell table:style-name="ce1" office:value-type="string" calcext:value-type="string">
            <text:p>COMP_CON</text:p>
          </table:table-cell>
          <table:table-cell table:style-name="ce2" office:value-type="string" calcext:value-type="string">
            <text:p>The Nominating and Corporate Governance Committee is empowered, without further action by the Board of Directors, to cause the Company to pay the compensation of these advisors as established by the Nominating and Corporate Governance Committee</text:p>
          </table:table-cell>
          <table:table-cell table:style-name="ce1" office:value-type="float" office:value="0.2765" calcext:value-type="float">
            <text:p>0.2765</text:p>
          </table:table-cell>
        </table:table-row>
        <table:table-row table:style-name="ro7">
          <table:table-cell table:style-name="ce1" office:value-type="string" calcext:value-type="string">
            <text:p>COMP_CON</text:p>
          </table:table-cell>
          <table:table-cell table:style-name="ce2" office:value-type="string" calcext:value-type="string">
            <text:p>The primary responsibility of the Nominating and Corporate Governance Committee is to identify individuals qualified to become Board members consistent with criteria approved by the Board of Directors, recommend to the Board of Directors the persons to be nominated by the Board of Directors for election as directors at any meeting of shareholders, recommend to the Board of Directors the directors to be appointed to each committee of the Board of Directors, develop and recommend to the Board of Directors a set of corporate governance principles and oversee the evaluation of the Board of Directors</text:p>
          </table:table-cell>
          <table:table-cell table:style-name="ce1" office:value-type="float" office:value="0.4132" calcext:value-type="float">
            <text:p>0.4132</text:p>
          </table:table-cell>
        </table:table-row>
        <table:table-row table:style-name="ro7">
          <table:table-cell table:style-name="ce1" office:value-type="string" calcext:value-type="string">
            <text:p>SOCENV_INC</text:p>
          </table:table-cell>
          <table:table-cell table:style-name="ce2" office:value-type="string" calcext:value-type="string">
            <text:p>The primary responsibility of the Nominating and Corporate Governance Committee is to identify individuals qualified to become Board members consistent with criteria approved by the Board of Directors, recommend to the Board of Directors the persons to be nominated by the Board of Directors for election as directors at any meeting of shareholders, recommend to the Board of Directors the directors to be appointed to each committee of the Board of Directors, develop and recommend to the Board of Directors a set of corporate governance principles and oversee the evaluation of the Board of Directors</text:p>
          </table:table-cell>
          <table:table-cell table:style-name="ce1" office:value-type="float" office:value="0.0933" calcext:value-type="float">
            <text:p>0.0933</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Nominating and Corporate Governance Committee The current members of our Nominating and Corporate Governance Committee are Mr. Champy (Chair) and Dr. Frank</text:p>
          </table:table-cell>
          <table:table-cell table:style-name="ce1" office:value-type="float" office:value="0.0598" calcext:value-type="float">
            <text:p>0.0598</text:p>
          </table:table-cell>
        </table:table-row>
        <table:table-row table:style-name="ro1">
          <table:table-cell table:style-name="ce1" office:value-type="string" calcext:value-type="string">
            <text:p>COMP_CON</text:p>
          </table:table-cell>
          <table:table-cell table:style-name="ce2" office:value-type="string" calcext:value-type="string">
            <text:p>In connection with its work for the Compensation Committee, PM&amp;P is invited to attend many of the Compensation Committee’s meetings and, upon request of the Compensation Committee, attends executive sessions of the Compensation Committee</text:p>
          </table:table-cell>
          <table:table-cell table:style-name="ce1" office:value-type="float" office:value="0.9986" calcext:value-type="float">
            <text:p>0.9986</text:p>
          </table:table-cell>
        </table:table-row>
        <table:table-row table:style-name="ro2">
          <table:table-cell table:style-name="ce1" office:value-type="string" calcext:value-type="string">
            <text:p>COMP_CON</text:p>
          </table:table-cell>
          <table:table-cell table:style-name="ce2" office:value-type="string" calcext:value-type="string">
            <text:p>In fiscal 2015, the Compensation Committee instructed PM&amp;P to assist it in defining a peer group of companies, compare our executive and director compensation arrangements to those of the peer group, and provide market data and advice regarding executive and director compensation plan design</text:p>
          </table:table-cell>
          <table:table-cell table:style-name="ce1" office:value-type="float" office:value="0.9978" calcext:value-type="float">
            <text:p>0.9978</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tained Pearl Meyer and Partners (PM&amp;P), an independent compensation consultant, during fiscal 2015</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PM&amp;P reports directly to the Compensation Committee and assists the Compensation Committee in evaluating and designing our executive and director compensation program and policies</text:p>
          </table:table-cell>
          <table:table-cell table:style-name="ce1" office:value-type="float" office:value="0.9792" calcext:value-type="float">
            <text:p>0.9792</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requested and received an independence letter from each of PM&amp;P and WilmerHale providing information to assist the Compensation Committee in selecting and receiving advice from such advisor after considering the independence factors that are identified in the NASDAQ rules</text:p>
          </table:table-cell>
          <table:table-cell table:style-name="ce1" office:value-type="float" office:value="0.9958" calcext:value-type="float">
            <text:p>0.9958</text:p>
          </table:table-cell>
        </table:table-row>
        <table:table-row table:style-name="ro3">
          <table:table-cell table:style-name="ce1" office:value-type="string" calcext:value-type="string">
            <text:p>COMP_CON</text:p>
          </table:table-cell>
          <table:table-cell table:style-name="ce2" office:value-type="string" calcext:value-type="string">
            <text:p>PM&amp;P is retained only by the Compensation Committee and does not provide any other consulting services to Analog Devices</text:p>
          </table:table-cell>
          <table:table-cell table:style-name="ce1" office:value-type="float" office:value="0.9961" calcext:value-type="float">
            <text:p>0.9961</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has the authority, in its sole discretion, to retain or obtain the advice of any independent legal, accounting or other advisors it deems necessary or appropriate to carry out its responsibilities</text:p>
          </table:table-cell>
          <table:table-cell table:style-name="ce1" office:value-type="float" office:value="0.9706" calcext:value-type="float">
            <text:p>0.9706</text:p>
          </table:table-cell>
        </table:table-row>
        <table:table-row table:style-name="ro1">
          <table:table-cell table:style-name="ce1" office:value-type="string" calcext:value-type="string">
            <text:p>COMP_CON</text:p>
          </table:table-cell>
          <table:table-cell table:style-name="ce2" office:value-type="string" calcext:value-type="string">
            <text:p>In fiscal 2015, the Compensation Committee asked PM&amp;P, its compensation consultant, to review our severance, retention and change in control arrangements and PM&amp;P determined that those arrangements were consistent with existing market practice in the semiconductor industry</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For officers in positions for which the 2015 peer group companies do not publicly disclose compensation data, the Compensation Committee reviewed data collected from Radford’s Global Technology Survey</text:p>
          </table:table-cell>
          <table:table-cell table:style-name="ce1" office:value-type="float" office:value="0.454" calcext:value-type="float">
            <text:p>0.454</text:p>
          </table:table-cell>
        </table:table-row>
        <table:table-row table:style-name="ro3">
          <table:table-cell table:style-name="ce1" office:value-type="string" calcext:value-type="string">
            <text:p>COMP_CON</text:p>
          </table:table-cell>
          <table:table-cell table:style-name="ce2" office:value-type="string" calcext:value-type="string">
            <text:p>The peer group used by the Compensation Committee in fiscal 2015 to evaluate compensation is: 2015 Peer Group <text:s text:c="2"/>Altera Corp.</text:p>
          </table:table-cell>
          <table:table-cell table:style-name="ce1" office:value-type="float" office:value="0.1071" calcext:value-type="float">
            <text:p>0.1071</text:p>
          </table:table-cell>
        </table:table-row>
        <table:table-row table:style-name="ro3">
          <table:table-cell table:style-name="ce1" office:value-type="string" calcext:value-type="string">
            <text:p>COMP_CON</text:p>
          </table:table-cell>
          <table:table-cell table:style-name="ce2" office:value-type="string" calcext:value-type="string">
            <text:p>Because executive compensation comparisons are done using percentiles, rather than averages, we do not believe the data becomes skewed if a company falls outside our selection range</text:p>
          </table:table-cell>
          <table:table-cell table:style-name="ce1" office:value-type="float" office:value="0.0577" calcext:value-type="float">
            <text:p>0.0577</text:p>
          </table:table-cell>
        </table:table-row>
        <table:table-row table:style-name="ro4">
          <table:table-cell table:style-name="ce1" office:value-type="string" calcext:value-type="string">
            <text:p>COMP_CON</text:p>
          </table:table-cell>
          <table:table-cell table:style-name="ce2" office:value-type="string" calcext:value-type="string">
            <text:p>The composition of the peer group is reviewed annually by the Compensation Committee</text:p>
          </table:table-cell>
          <table:table-cell table:style-name="ce1" office:value-type="float" office:value="0.2151" calcext:value-type="float">
            <text:p>0.2151</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with input from PM&amp;P, felt that it was appropriate to add Qorvo, Inc. and Skyworks Solutions Inc. to the Company’s peer group, in part due to the recent and continuing industry consolidation</text:p>
          </table:table-cell>
          <table:table-cell table:style-name="ce1" office:value-type="float" office:value="0.9737" calcext:value-type="float">
            <text:p>0.9737</text:p>
          </table:table-cell>
        </table:table-row>
        <table:table-row table:style-name="ro1">
          <table:table-cell table:style-name="ce1" office:value-type="string" calcext:value-type="string">
            <text:p>SOCENV_INC</text:p>
          </table:table-cell>
          <table:table-cell table:style-name="ce2" office:value-type="string" calcext:value-type="string">
            <text:p>The three-year average OPBT margin for our peer group was 21%, compared to our target of 30% in fiscal 2015, and our 30% target also exceeds the peer group median for each of the past three years</text:p>
          </table:table-cell>
          <table:table-cell table:style-name="ce1" office:value-type="float" office:value="0.0601" calcext:value-type="float">
            <text:p>0.0601</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viewed prevalent market practices in determining the severance amounts and the events that trigger payments under the agreements</text:p>
          </table:table-cell>
          <table:table-cell table:style-name="ce1" office:value-type="float" office:value="0.3446" calcext:value-type="float">
            <text:p>0.3446</text:p>
          </table:table-cell>
        </table:table-row>
        <table:table-row table:style-name="ro2">
          <table:table-cell table:style-name="ce1" office:value-type="string" calcext:value-type="string">
            <text:p>SOCENV_INC</text:p>
          </table:table-cell>
          <table:table-cell table:style-name="ce2" office:value-type="string" calcext:value-type="string">
            <text:p>The individual performance factor for NEOs continues to be 0.80 to 1.20, and is assessed by the Compensation/Succession Committee incorporating elements such as safety, compliance with law, regulation and company policies, and other individual and group factors, including company financial performance, and performance towards the company’s business strategy and objectives</text:p>
          </table:table-cell>
          <table:table-cell table:style-name="ce1" office:value-type="float" office:value="0.9595" calcext:value-type="float">
            <text:p>0.9595</text:p>
          </table:table-cell>
        </table:table-row>
        <table:table-row table:style-name="ro2">
          <table:table-cell table:style-name="ce1" office:value-type="string" calcext:value-type="string">
            <text:p>SOCENV_INC</text:p>
          </table:table-cell>
          <table:table-cell table:style-name="ce2" office:value-type="string" calcext:value-type="string">
            <text:p>Ms. Carter’s qualifications to serve as a director of the company include her substantial leadership experience as a chief executive officer, her financial expertise, her service as a director of Westar Energy, Inc., her previous service as a director of Premium Standard Farms, Inc., and her significant experience in the agricultural sector</text:p>
          </table:table-cell>
          <table:table-cell table:style-name="ce1" office:value-type="float" office:value="0.0579" calcext:value-type="float">
            <text:p>0.0579</text:p>
          </table:table-cell>
        </table:table-row>
        <table:table-row table:style-name="ro3">
          <table:table-cell table:style-name="ce1" office:value-type="string" calcext:value-type="string">
            <text:p>SOCENV_INC</text:p>
          </table:table-cell>
          <table:table-cell table:style-name="ce2" office:value-type="string" calcext:value-type="string">
            <text:p>Qualifications and Career Highlights: Ms. Carter has twenty-seven years of business experience in the agricultural sector, including consulting, finance and operations</text:p>
          </table:table-cell>
          <table:table-cell table:style-name="ce1" office:value-type="float" office:value="0.2297" calcext:value-type="float">
            <text:p>0.2297</text:p>
          </table:table-cell>
        </table:table-row>
        <table:table-row table:style-name="ro3">
          <table:table-cell table:style-name="ce1" office:value-type="string" calcext:value-type="string">
            <text:p>COMP_CON</text:p>
          </table:table-cell>
          <table:table-cell table:style-name="ce2" office:value-type="string" calcext:value-type="string">
            <text:p>Qualifications and Career Highlights: Ms. Carter has twenty-seven years of business experience in the agricultural sector, including consulting, finance and operations</text:p>
          </table:table-cell>
          <table:table-cell table:style-name="ce1" office:value-type="float" office:value="0.2815" calcext:value-type="float">
            <text:p>0.2815</text:p>
          </table:table-cell>
        </table:table-row>
        <table:table-row table:style-name="ro1">
          <table:table-cell table:style-name="ce1" office:value-type="string" calcext:value-type="string">
            <text:p>COMP_CON</text:p>
          </table:table-cell>
          <table:table-cell table:style-name="ce2" office:value-type="string" calcext:value-type="string">
            <text:p>His extensive board and executive management experience, coupled with his commitment to ethical conduct in international business activities, makes him a valuable addition to our board of directors</text:p>
          </table:table-cell>
          <table:table-cell table:style-name="ce1" office:value-type="float" office:value="0.0968" calcext:value-type="float">
            <text:p>0.0968</text:p>
          </table:table-cell>
        </table:table-row>
        <table:table-row table:style-name="ro1">
          <table:table-cell table:style-name="ce1" office:value-type="string" calcext:value-type="string">
            <text:p>SOCENV_INC</text:p>
          </table:table-cell>
          <table:table-cell table:style-name="ce2" office:value-type="string" calcext:value-type="string">
            <text:p>His extensive board and executive management experience, coupled with his commitment to ethical conduct in international business activities, makes him a valuable addition to our board of directors</text:p>
          </table:table-cell>
          <table:table-cell table:style-name="ce1" office:value-type="float" office:value="0.4877" calcext:value-type="float">
            <text:p>0.4877</text:p>
          </table:table-cell>
        </table:table-row>
        <table:table-row table:style-name="ro1">
          <table:table-cell table:style-name="ce1" office:value-type="string" calcext:value-type="string">
            <text:p>SOCENV_INC</text:p>
          </table:table-cell>
          <table:table-cell table:style-name="ce2" office:value-type="string" calcext:value-type="string">
            <text:p>Since January, 2010, he has supervised Air Liquide’s operations in the Americas, Africa- Middle East and Asia-Pacific zones, while also overseeing, globally, Air Liquide’s industrial World Business Lines, Engineering and Construction</text:p>
          </table:table-cell>
          <table:table-cell table:style-name="ce1" office:value-type="float" office:value="0.4327" calcext:value-type="float">
            <text:p>0.4327</text:p>
          </table:table-cell>
        </table:table-row>
        <table:table-row table:style-name="ro1">
          <table:table-cell table:style-name="ce1" office:value-type="string" calcext:value-type="string">
            <text:p>SOCENV_INC</text:p>
          </table:table-cell>
          <table:table-cell table:style-name="ce2" office:value-type="string" calcext:value-type="string">
            <text:p>Mr. Luciano has overseen the commercial and production activities of ADM’s Corn, Oilseeds, and Agricultural Services businesses, as well as its research, project management, procurement and risk management functions</text:p>
          </table:table-cell>
          <table:table-cell table:style-name="ce1" office:value-type="float" office:value="0.2678" calcext:value-type="float">
            <text:p>0.2678</text:p>
          </table:table-cell>
        </table:table-row>
        <table:table-row table:style-name="ro2">
          <table:table-cell table:style-name="ce1" office:value-type="string" calcext:value-type="string">
            <text:p>SOCENV_INC</text:p>
          </table:table-cell>
          <table:table-cell table:style-name="ce2" office:value-type="string" calcext:value-type="string">
            <text:p>His lead- ership roles at Sempra Energy and other companies have allowed him to provide our board of directors with his expertise in mergers and acquisitions, environmental matters, corporate governance, strategic planning, engineering, finance, human resources, compliance, risk management, international business and public affairs</text:p>
          </table:table-cell>
          <table:table-cell table:style-name="ce1" office:value-type="float" office:value="0.907" calcext:value-type="float">
            <text:p>0.907</text:p>
          </table:table-cell>
        </table:table-row>
        <table:table-row table:style-name="ro3">
          <table:table-cell table:style-name="ce1" office:value-type="string" calcext:value-type="string">
            <text:p>SOCENV_INC</text:p>
          </table:table-cell>
          <table:table-cell table:style-name="ce2" office:value-type="string" calcext:value-type="string">
            <text:p>He has also overseen the company’s operational excellence initiatives, which seek to improve productivity and efficiency companywide</text:p>
          </table:table-cell>
          <table:table-cell table:style-name="ce1" office:value-type="float" office:value="0.2181" calcext:value-type="float">
            <text:p>0.2181</text:p>
          </table:table-cell>
        </table:table-row>
        <table:table-row table:style-name="ro3">
          <table:table-cell table:style-name="ce1" office:value-type="string" calcext:value-type="string">
            <text:p>SOCENV_INC</text:p>
          </table:table-cell>
          <table:table-cell table:style-name="ce2" office:value-type="string" calcext:value-type="string">
            <text:p>Mr. Moore brings to our board of directors his substantial experience in leadership, banking and finance, strategy development, sustainability and operations management</text:p>
          </table:table-cell>
          <table:table-cell table:style-name="ce1" office:value-type="float" office:value="0.9515" calcext:value-type="float">
            <text:p>0.9515</text:p>
          </table:table-cell>
        </table:table-row>
        <table:table-row table:style-name="ro1">
          <table:table-cell table:style-name="ce1" office:value-type="string" calcext:value-type="string">
            <text:p>SOCENV_INC</text:p>
          </table:table-cell>
          <table:table-cell table:style-name="ce2" office:value-type="string" calcext:value-type="string">
            <text:p>Mr. Maciel’s qualifications to serve on our board of directors include his substantial leadership, international business, environmental and sustainability, engineering, product development and innovations and operations management experience</text:p>
          </table:table-cell>
          <table:table-cell table:style-name="ce1" office:value-type="float" office:value="0.979" calcext:value-type="float">
            <text:p>0.979</text:p>
          </table:table-cell>
        </table:table-row>
        <table:table-row table:style-name="ro3">
          <table:table-cell table:style-name="ce1" office:value-type="string" calcext:value-type="string">
            <text:p>SOCENV_INC</text:p>
          </table:table-cell>
          <table:table-cell table:style-name="ce2" office:value-type="string" calcext:value-type="string">
            <text:p>She currently serves on the board of Gannett Co., Inc., is a Trustee of Hofstra University and Hampton University, and a member of the Executive Leadership Council</text:p>
          </table:table-cell>
          <table:table-cell table:style-name="ce1" office:value-type="float" office:value="0.0816" calcext:value-type="float">
            <text:p>0.0816</text:p>
          </table:table-cell>
        </table:table-row>
        <table:table-row table:style-name="ro1">
          <table:table-cell table:style-name="ce1" office:value-type="string" calcext:value-type="string">
            <text:p>SOCENV_INC</text:p>
          </table:table-cell>
          <table:table-cell table:style-name="ce2" office:value-type="string" calcext:value-type="string">
            <text:p>Ms. Sandler has strong marketing and operating experience and a proven record of creating, building, enhancing and leading well-known consumer brands as a result of the leadership positions she has held with Mars, Johnson &amp; Johnson and PepsiCo</text:p>
          </table:table-cell>
          <table:table-cell table:style-name="ce1" office:value-type="float" office:value="0.3976" calcext:value-type="float">
            <text:p>0.3976</text:p>
          </table:table-cell>
        </table:table-row>
        <table:table-row table:style-name="ro1">
          <table:table-cell table:style-name="ce1" office:value-type="string" calcext:value-type="string">
            <text:p>SOCENV_INC</text:p>
          </table:table-cell>
          <table:table-cell table:style-name="ce2" office:value-type="string" calcext:value-type="string">
            <text:p>There he was responsible for strengthening the competitiveness of U.S. industry, promoting trade and investment, enforcing trade laws and agreements, and implementing the President’s National Export Initiative</text:p>
          </table:table-cell>
          <table:table-cell table:style-name="ce1" office:value-type="float" office:value="0.1871" calcext:value-type="float">
            <text:p>0.1871</text:p>
          </table:table-cell>
        </table:table-row>
        <table:table-row table:style-name="ro1">
          <table:table-cell table:style-name="ce1" office:value-type="string" calcext:value-type="string">
            <text:p>COMP_CON</text:p>
          </table:table-cell>
          <table:table-cell table:style-name="ce2" office:value-type="string" calcext:value-type="string">
            <text:p>Qualifications and Career Highlights: Ms. Sandler is currently President of LaGrenade Group, LLC, a marketing consultancy she founded to advise consumer packaged goods companies operating in the Health and Wellness space</text:p>
          </table:table-cell>
          <table:table-cell table:style-name="ce1" office:value-type="float" office:value="0.0668" calcext:value-type="float">
            <text:p>0.0668</text:p>
          </table:table-cell>
        </table:table-row>
        <table:table-row table:style-name="ro6">
          <table:table-cell table:style-name="ce1" office:value-type="string" calcext:value-type="string">
            <text:p>SOCENV_INC</text:p>
          </table:table-cell>
          <table:table-cell table:style-name="ce2" office:value-type="string" calcext:value-type="string">
            <text:p>Debra A. Sandler Age: 56 Director since: Common stock owned: <text:s/>0 Percent of class: – Principal Occupation or Position: <text:s/>President of LaGrenade Group, LLC (a marketing consulting firm) since October, 2015; Chief Health and Wellbeing Officer of Mars, Inc. from July, 2014–July, 2015; President, Chocolate, North America of Mars, Inc. from April, 2012–July, 2014; Chief Consumer Officer of Mars Chocolate North America from November, 2009–March, 2012</text:p>
          </table:table-cell>
          <table:table-cell table:style-name="ce1" office:value-type="float" office:value="0.2555" calcext:value-type="float">
            <text:p>0.2555</text:p>
          </table:table-cell>
        </table:table-row>
        <table:table-row table:style-name="ro2">
          <table:table-cell table:style-name="ce1" office:value-type="string" calcext:value-type="string">
            <text:p>COMP_CON</text:p>
          </table:table-cell>
          <table:table-cell table:style-name="ce2" office:value-type="string" calcext:value-type="string">
            <text:p>Capital (a private equity firm) and Chairman of CNS Global Consulting (an international trade and investment consulting firm) since November, 2013; Under Secretary for International Trade, U.S. Department of Commerce from March, 2010 – November, 2013; Senior Advisor, U.S. Department of Commerce from May, 2009 – March, 2010</text:p>
          </table:table-cell>
          <table:table-cell table:style-name="ce1" office:value-type="float" office:value="0.0851" calcext:value-type="float">
            <text:p>0.0851</text:p>
          </table:table-cell>
        </table:table-row>
        <table:table-row table:style-name="ro2">
          <table:table-cell table:style-name="ce1" office:value-type="string" calcext:value-type="string">
            <text:p>SOCENV_INC</text:p>
          </table:table-cell>
          <table:table-cell table:style-name="ce2" office:value-type="string" calcext:value-type="string">
            <text:p>Capital (a private equity firm) and Chairman of CNS Global Consulting (an international trade and investment consulting firm) since November, 2013; Under Secretary for International Trade, U.S. Department of Commerce from March, 2010 – November, 2013; Senior Advisor, U.S. Department of Commerce from May, 2009 – March, 2010</text:p>
          </table:table-cell>
          <table:table-cell table:style-name="ce1" office:value-type="float" office:value="0.2575" calcext:value-type="float">
            <text:p>0.2575</text:p>
          </table:table-cell>
        </table:table-row>
        <table:table-row table:style-name="ro3">
          <table:table-cell table:style-name="ce1" office:value-type="string" calcext:value-type="string">
            <text:p>COMP_CON</text:p>
          </table:table-cell>
          <table:table-cell table:style-name="ce2" office:value-type="string" calcext:value-type="string">
            <text:p>In addition, he is the founder and Chairman of the Board of CNS Global Consulting, a firm focused on international trade and investment</text:p>
          </table:table-cell>
          <table:table-cell table:style-name="ce1" office:value-type="float" office:value="0.2491" calcext:value-type="float">
            <text:p>0.2491</text:p>
          </table:table-cell>
        </table:table-row>
        <table:table-row table:style-name="ro1">
          <table:table-cell table:style-name="ce1" office:value-type="string" calcext:value-type="string">
            <text:p>SOCENV_INC</text:p>
          </table:table-cell>
          <table:table-cell table:style-name="ce2" office:value-type="string" calcext:value-type="string">
            <text:p>In addition, the Committee considers personal characteristics of nominees and current board members, including race, gender and geographic origin, in an effort to obtain a diversity of perspectives on the board</text:p>
          </table:table-cell>
          <table:table-cell table:style-name="ce1" office:value-type="float" office:value="0.8265" calcext:value-type="float">
            <text:p>0.8265</text:p>
          </table:table-cell>
        </table:table-row>
        <table:table-row table:style-name="ro2">
          <table:table-cell table:style-name="ce1" office:value-type="string" calcext:value-type="string">
            <text:p>SOCENV_INC</text:p>
          </table:table-cell>
          <table:table-cell table:style-name="ce2" office:value-type="string" calcext:value-type="string">
            <text:p>He is a former partner of a national law firm, was the President, Chief Executive Officer and co-founder of two large cable television and broadband companies and was or is a member of the board of numerous high-profile companies, including <text:s/>T-Mobile USA, Inc. and the National Cable Satellite Corporation, better known as C-SPAN</text:p>
          </table:table-cell>
          <table:table-cell table:style-name="ce1" office:value-type="float" office:value="0.1852" calcext:value-type="float">
            <text:p>0.1852</text:p>
          </table:table-cell>
        </table:table-row>
        <table:table-row table:style-name="ro2">
          <table:table-cell table:style-name="ce1" office:value-type="string" calcext:value-type="string">
            <text:p>SOCENV_INC</text:p>
          </table:table-cell>
          <table:table-cell table:style-name="ce2" office:value-type="string" calcext:value-type="string">
            <text:p>Kelvin R. Westbrook Age: 60 Director since: 2003 Common stock owned: <text:s/>46,435(1) Percent of class: * Principal Occupation or Position: <text:s/>President and Chief Executive Officer of KRW Advisors, LLC (a consulting and advisory firm) since October, 2007; Chairman and Chief Strategic Officer of Millennium Digital Media Systems, L.L.C.</text:p>
          </table:table-cell>
          <table:table-cell table:style-name="ce1" office:value-type="float" office:value="0.0589" calcext:value-type="float">
            <text:p>0.0589</text:p>
          </table:table-cell>
        </table:table-row>
        <table:table-row table:style-name="ro6">
          <table:table-cell table:style-name="ce1" office:value-type="string" calcext:value-type="string">
            <text:p>SOCENV_INC</text:p>
          </table:table-cell>
          <table:table-cell table:style-name="ce2" office:value-type="string" calcext:value-type="string">
            <text:p>1 — ELECTION OF DIRECTORS <text:s text:c="6"/>Director Experiences, Qualifications, Attributes and Skills, and Board Diversity In assessing an individual’s qualifications to become a member of the board, the Nominating/Corporate Governance Committee may consider various factors including education, experience, judgment, independence, integrity, availability, and other factors that the Committee deems appropriate</text:p>
          </table:table-cell>
          <table:table-cell table:style-name="ce1" office:value-type="float" office:value="0.8541" calcext:value-type="float">
            <text:p>0.8541</text:p>
          </table:table-cell>
        </table:table-row>
        <table:table-row table:style-name="ro2">
          <table:table-cell table:style-name="ce1" office:value-type="string" calcext:value-type="string">
            <text:p>COMP_CON</text:p>
          </table:table-cell>
          <table:table-cell table:style-name="ce2" office:value-type="string" calcext:value-type="string">
            <text:p>The Nominating/Corporate Governance Committee strives to recommend candidates that complement the current board members and other proposed nominees so as to further the objective of having a board that reflects a diversity of background and experience with the necessary skills to effectively perform the functions of the board and its committees</text:p>
          </table:table-cell>
          <table:table-cell table:style-name="ce1" office:value-type="float" office:value="0.3345" calcext:value-type="float">
            <text:p>0.3345</text:p>
          </table:table-cell>
        </table:table-row>
        <table:table-row table:style-name="ro2">
          <table:table-cell table:style-name="ce1" office:value-type="string" calcext:value-type="string">
            <text:p>SOCENV_INC</text:p>
          </table:table-cell>
          <table:table-cell table:style-name="ce2" office:value-type="string" calcext:value-type="string">
            <text:p>The Nominating/Corporate Governance Committee strives to recommend candidates that complement the current board members and other proposed nominees so as to further the objective of having a board that reflects a diversity of background and experience with the necessary skills to effectively perform the functions of the board and its committees</text:p>
          </table:table-cell>
          <table:table-cell table:style-name="ce1" office:value-type="float" office:value="0.2837" calcext:value-type="float">
            <text:p>0.2837</text:p>
          </table:table-cell>
        </table:table-row>
        <table:table-row table:style-name="ro4">
          <table:table-cell table:style-name="ce1" office:value-type="string" calcext:value-type="string">
            <text:p>COMP_CON</text:p>
          </table:table-cell>
          <table:table-cell table:style-name="ce2" office:value-type="string" calcext:value-type="string">
            <text:p>the overall plan of the annual independent audit; <text:s text:c="4"/>2</text:p>
          </table:table-cell>
          <table:table-cell table:style-name="ce1" office:value-type="float" office:value="0.1534" calcext:value-type="float">
            <text:p>0.1534</text:p>
          </table:table-cell>
        </table:table-row>
        <table:table-row table:style-name="ro3">
          <table:table-cell table:style-name="ce1" office:value-type="string" calcext:value-type="string">
            <text:p>COMP_CON</text:p>
          </table:table-cell>
          <table:table-cell table:style-name="ce2" office:value-type="string" calcext:value-type="string">
            <text:p>In determining the Chief Executive Officer’s compensation, the committee considers the evaluation prepared by the non-management directors</text:p>
          </table:table-cell>
          <table:table-cell table:style-name="ce1" office:value-type="float" office:value="0.0927" calcext:value-type="float">
            <text:p>0.0927</text:p>
          </table:table-cell>
        </table:table-row>
        <table:table-row table:style-name="ro1">
          <table:table-cell table:style-name="ce1" office:value-type="string" calcext:value-type="string">
            <text:p>COMP_CON</text:p>
          </table:table-cell>
          <table:table-cell table:style-name="ce2" office:value-type="string" calcext:value-type="string">
            <text:p>All of the members of the Compensation/Succession Committee were determined by the board to be independent directors, as that term is defined in our bylaws and in the NYSE listing standards, including the NYSE listing standards specifically applicable to compensation committee members</text:p>
          </table:table-cell>
          <table:table-cell table:style-name="ce1" office:value-type="float" office:value="0.0884" calcext:value-type="float">
            <text:p>0.0884</text:p>
          </table:table-cell>
        </table:table-row>
        <table:table-row table:style-name="ro1">
          <table:table-cell table:style-name="ce1" office:value-type="string" calcext:value-type="string">
            <text:p>COMP_CON</text:p>
          </table:table-cell>
          <table:table-cell table:style-name="ce2" office:value-type="string" calcext:value-type="string">
            <text:p>No director may serve as a member of the Audit Committee if such director serves on the audit committees of more than two other public companies unless the board determines that such service would not impair such director’s ability to serve effectively on the Audit Committee</text:p>
          </table:table-cell>
          <table:table-cell table:style-name="ce1" office:value-type="float" office:value="0.5129" calcext:value-type="float">
            <text:p>0.5129</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INFORMATION CONCERNING COMMITTEES AND MEETINGS <text:s text:c="4"/>INFORMATION CONCERNING COMMITTEES AND MEETINGS The board’s standing committees are the Audit, Compensation/Succession, Nominating/Corporate Governance, and Executive Committees</text:p>
          </table:table-cell>
          <table:table-cell table:style-name="ce1" office:value-type="float" office:value="0.4573" calcext:value-type="float">
            <text:p>0.4573</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INFORMATION CONCERNING COMMITTEES AND MEETINGS <text:s text:c="4"/>INFORMATION CONCERNING COMMITTEES AND MEETINGS The board’s standing committees are the Audit, Compensation/Succession, Nominating/Corporate Governance, and Executive Committees</text:p>
          </table:table-cell>
          <table:table-cell table:style-name="ce1" office:value-type="float" office:value="0.0911" calcext:value-type="float">
            <text:p>0.0911</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reviews: <text:s text:c="4"/>For additional information with respect to the Audit Committee, see the sections of this proxy statement entitled “Report of the Audit Committee” and “Audit Committee Pre-Approval Policies”</text:p>
          </table:table-cell>
          <table:table-cell table:style-name="ce1" office:value-type="float" office:value="0.4539" calcext:value-type="float">
            <text:p>0.4539</text:p>
          </table:table-cell>
        </table:table-row>
        <table:table-row table:style-name="ro3">
          <table:table-cell table:style-name="ce1" office:value-type="string" calcext:value-type="string">
            <text:p>COMP_CON</text:p>
          </table:table-cell>
          <table:table-cell table:style-name="ce2" office:value-type="string" calcext:value-type="string">
            <text:p>Each committee operates pursuant to a written charter adopted by the board, available on our website, <text:s/>www.adm.com</text:p>
          </table:table-cell>
          <table:table-cell table:style-name="ce1" office:value-type="float" office:value="0.101" calcext:value-type="float">
            <text:p>0.101</text:p>
          </table:table-cell>
        </table:table-row>
        <table:table-row table:style-name="ro1">
          <table:table-cell table:style-name="ce1" office:value-type="string" calcext:value-type="string">
            <text:p>COMP_CON</text:p>
          </table:table-cell>
          <table:table-cell table:style-name="ce2" office:value-type="string" calcext:value-type="string">
            <text:p>The Executive Committee acts on behalf of the board to determine matters which, in the judgment of the Chairman of the Board, do not warrant convening a special board meeting but should not be postponed until the next scheduled board meeting</text:p>
          </table:table-cell>
          <table:table-cell table:style-name="ce1" office:value-type="float" office:value="0.1247" calcext:value-type="float">
            <text:p>0.1247</text:p>
          </table:table-cell>
        </table:table-row>
        <table:table-row table:style-name="ro4">
          <table:table-cell table:style-name="ce1" office:value-type="string" calcext:value-type="string">
            <text:p>COMP_CON</text:p>
          </table:table-cell>
          <table:table-cell table:style-name="ce2" office:value-type="string" calcext:value-type="string">
            <text:p>leads the evaluation of the directors, the board and board committees</text:p>
          </table:table-cell>
          <table:table-cell table:style-name="ce1" office:value-type="float" office:value="0.0697" calcext:value-type="float">
            <text:p>0.0697</text:p>
          </table:table-cell>
        </table:table-row>
        <table:table-row table:style-name="ro6">
          <table:table-cell table:style-name="ce1" office:value-type="string" calcext:value-type="string">
            <text:p>COMP_CON</text:p>
          </table:table-cell>
          <table:table-cell table:style-name="ce2" office:value-type="string" calcext:value-type="string">
            <text:p>The Nominating/Corporate Governance Committee: <text:s text:c="4"/>The Nominating/Corporate Governance Committee will consider nominees recommended by a stockholder, provided that the stockholder submits the nominee’s name in a written notice delivered to our Secretary at our principal executive offices not less than 60 nor more than 90 days prior to the anniversary date of the immediately preceding annual stockholders’ meeting</text:p>
          </table:table-cell>
          <table:table-cell table:style-name="ce1" office:value-type="float" office:value="0.71" calcext:value-type="float">
            <text:p>0.71</text:p>
          </table:table-cell>
        </table:table-row>
        <table:table-row table:style-name="ro1">
          <table:table-cell table:style-name="ce1" office:value-type="string" calcext:value-type="string">
            <text:p>COMP_CON</text:p>
          </table:table-cell>
          <table:table-cell table:style-name="ce2" office:value-type="string" calcext:value-type="string">
            <text:p>All of the members of the Nominating/Corporate Governance Committee were determined by the board to be independent directors, as that term is defined in our bylaws and in the NYSE listing standards</text:p>
          </table:table-cell>
          <table:table-cell table:style-name="ce1" office:value-type="float" office:value="0.4367" calcext:value-type="float">
            <text:p>0.4367</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INFORMATION CONCERNING COMMITTEES AND MEETINGS <text:s text:c="6"/>Nominating/Corporate Governance Committee The Nominating/Corporate Governance Committee consists of Mr. Moore, Chairman, and Mr. Boeckmann, Ms. Carter, Mr. Maciel, Mr. Shih, and Mr. Westbrook</text:p>
          </table:table-cell>
          <table:table-cell table:style-name="ce1" office:value-type="float" office:value="0.0761" calcext:value-type="float">
            <text:p>0.0761</text:p>
          </table:table-cell>
        </table:table-row>
        <table:table-row table:style-name="ro3">
          <table:table-cell table:style-name="ce1" office:value-type="string" calcext:value-type="string">
            <text:p>COMP_CON</text:p>
          </table:table-cell>
          <table:table-cell table:style-name="ce2" office:value-type="string" calcext:value-type="string">
            <text:p>The Nominating/Corporate Governance Committee met five times during the most recent fiscal year</text:p>
          </table:table-cell>
          <table:table-cell table:style-name="ce1" office:value-type="float" office:value="0.0965" calcext:value-type="float">
            <text:p>0.0965</text:p>
          </table:table-cell>
        </table:table-row>
        <table:table-row table:style-name="ro1">
          <table:table-cell table:style-name="ce1" office:value-type="string" calcext:value-type="string">
            <text:p>COMP_CON</text:p>
          </table:table-cell>
          <table:table-cell table:style-name="ce2" office:value-type="string" calcext:value-type="string">
            <text:p>Each Compensation/Succession Committee meeting includes an executive session where the Compensation/Succession Committee meets exclusively with the independent consultant; company management is not included in these sessions</text:p>
          </table:table-cell>
          <table:table-cell table:style-name="ce1" office:value-type="float" office:value="0.9985" calcext:value-type="float">
            <text:p>0.9985</text:p>
          </table:table-cell>
        </table:table-row>
        <table:table-row table:style-name="ro1">
          <table:table-cell table:style-name="ce1" office:value-type="string" calcext:value-type="string">
            <text:p>COMP_CON</text:p>
          </table:table-cell>
          <table:table-cell table:style-name="ce2" office:value-type="string" calcext:value-type="string">
            <text:p>Outside of these sessions, the independent consultant interacts with the company’s management team solely on behalf of the Compensation/Succession Committee to assist the Compensation/Succession Committee in fulfilling its duties and responsibilities</text:p>
          </table:table-cell>
          <table:table-cell table:style-name="ce1" office:value-type="float" office:value="0.9987" calcext:value-type="float">
            <text:p>0.9987</text:p>
          </table:table-cell>
        </table:table-row>
        <table:table-row table:style-name="ro4">
          <table:table-cell table:style-name="ce1" office:value-type="string" calcext:value-type="string">
            <text:p>COMP_CON</text:p>
          </table:table-cell>
          <table:table-cell table:style-name="ce2" office:value-type="string" calcext:value-type="string">
            <text:p>Pay Governance provides no other services to the company</text:p>
          </table:table-cell>
          <table:table-cell table:style-name="ce1" office:value-type="float" office:value="0.9982" calcext:value-type="float">
            <text:p>0.9982</text:p>
          </table:table-cell>
        </table:table-row>
        <table:table-row table:style-name="ro2">
          <table:table-cell table:style-name="ce1" office:value-type="string" calcext:value-type="string">
            <text:p>COMP_CON</text:p>
          </table:table-cell>
          <table:table-cell table:style-name="ce2" office:value-type="string" calcext:value-type="string">
            <text:p>The independent compensation consultant reports directly to the Compensation/Succession Committee, and provides the Compensation/Succession Committee with objective and expert analyses and independent advice on executive and director compensation, and other matters in support of the Compensation/Succession Committee’s responsibilities under its charter</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The Compensation/Succession Committee retained Pay Governance LLC as its independent executive compensation consultant</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The Compensation/Succession Committee has assessed the independence of Pay Governance pursuant to the SEC’s and NYSE’s rules and concluded that the work Pay Governance has performed does not raise any conflict of interest</text:p>
          </table:table-cell>
          <table:table-cell table:style-name="ce1" office:value-type="float" office:value="0.9994" calcext:value-type="float">
            <text:p>0.9994</text:p>
          </table:table-cell>
        </table:table-row>
        <table:table-row table:style-name="ro2">
          <table:table-cell table:style-name="ce1" office:value-type="string" calcext:value-type="string">
            <text:p>COMP_CON</text:p>
          </table:table-cell>
          <table:table-cell table:style-name="ce2" office:value-type="string" calcext:value-type="string">
            <text:p>He prepares the majority of the materials for the Compensation/Succession Committee meetings and provides analyses that assist the Compensation/Succession Committee with its decisions, such as summaries of competitive market practices, summaries of the company’s succession planning actions, and reports regarding the company’s performance</text:p>
          </table:table-cell>
          <table:table-cell table:style-name="ce1" office:value-type="float" office:value="0.5635" calcext:value-type="float">
            <text:p>0.5635</text:p>
          </table:table-cell>
        </table:table-row>
        <table:table-row table:style-name="ro3">
          <table:table-cell table:style-name="ce1" office:value-type="string" calcext:value-type="string">
            <text:p>COMP_CON</text:p>
          </table:table-cell>
          <table:table-cell table:style-name="ce2" office:value-type="string" calcext:value-type="string">
            <text:p>In addition, throughout the year, he facilitates meetings with management to help the Compensation/Succession Committee gain a better understanding of company performance</text:p>
          </table:table-cell>
          <table:table-cell table:style-name="ce1" office:value-type="float" office:value="0.1143" calcext:value-type="float">
            <text:p>0.1143</text:p>
          </table:table-cell>
        </table:table-row>
        <table:table-row table:style-name="ro3">
          <table:table-cell table:style-name="ce1" office:value-type="string" calcext:value-type="string">
            <text:p>COMP_CON</text:p>
          </table:table-cell>
          <table:table-cell table:style-name="ce2" office:value-type="string" calcext:value-type="string">
            <text:p>He ensures that the Compensation/Succession Committee is provided a rigorous assessment of year-to-date performance at each of its meetings</text:p>
          </table:table-cell>
          <table:table-cell table:style-name="ce1" office:value-type="float" office:value="0.2277" calcext:value-type="float">
            <text:p>0.2277</text:p>
          </table:table-cell>
        </table:table-row>
        <table:table-row table:style-name="ro3">
          <table:table-cell table:style-name="ce1" office:value-type="string" calcext:value-type="string">
            <text:p>COMP_CON</text:p>
          </table:table-cell>
          <table:table-cell table:style-name="ce2" office:value-type="string" calcext:value-type="string">
            <text:p>The CEO provides the Compensation/Succession Committee with an assessment of the NEOs’ performance, both as individuals and with respect to the functions or business units they oversee</text:p>
          </table:table-cell>
          <table:table-cell table:style-name="ce1" office:value-type="float" office:value="0.1316" calcext:value-type="float">
            <text:p>0.1316</text:p>
          </table:table-cell>
        </table:table-row>
        <table:table-row table:style-name="ro1">
          <table:table-cell table:style-name="ce1" office:value-type="string" calcext:value-type="string">
            <text:p>COMP_CON</text:p>
          </table:table-cell>
          <table:table-cell table:style-name="ce2" office:value-type="string" calcext:value-type="string">
            <text:p>To assist the Compensation/Succession Committee in determining compensation for the other NEOs, the company’s CEO participates in discussions with the Compensation/Succession Committee regarding the officers’ performance and compensation</text:p>
          </table:table-cell>
          <table:table-cell table:style-name="ce1" office:value-type="float" office:value="0.2893" calcext:value-type="float">
            <text:p>0.2893</text:p>
          </table:table-cell>
        </table:table-row>
        <table:table-row table:style-name="ro4">
          <table:table-cell table:style-name="ce1" office:value-type="string" calcext:value-type="string">
            <text:p>COMP_CON</text:p>
          </table:table-cell>
          <table:table-cell table:style-name="ce2" office:value-type="string" calcext:value-type="string">
            <text:p>What is the Role of the Compensation/Succession Committee Consultant</text:p>
          </table:table-cell>
          <table:table-cell table:style-name="ce1" office:value-type="float" office:value="0.8336" calcext:value-type="float">
            <text:p>0.8336</text:p>
          </table:table-cell>
        </table:table-row>
        <table:table-row table:style-name="ro3">
          <table:table-cell table:style-name="ce1" office:value-type="string" calcext:value-type="string">
            <text:p>COMP_CON</text:p>
          </table:table-cell>
          <table:table-cell table:style-name="ce2" office:value-type="string" calcext:value-type="string">
            <text:p>The Compensation/Succession Committee will only retain consultants that it believes will provide independent advice</text:p>
          </table:table-cell>
          <table:table-cell table:style-name="ce1" office:value-type="float" office:value="0.914" calcext:value-type="float">
            <text:p>0.914</text:p>
          </table:table-cell>
        </table:table-row>
        <table:table-row table:style-name="ro2">
          <table:table-cell table:style-name="ce1" office:value-type="string" calcext:value-type="string">
            <text:p>COMP_CON</text:p>
          </table:table-cell>
          <table:table-cell table:style-name="ce2" office:value-type="string" calcext:value-type="string">
            <text:p>The Compensation/Succession Committee takes into consideration the CEO’s recommendations, along with information provided by the compensation consultant and management when making annual base salary adjustments, individual and group performance factor adjustments and any adjustments to annual cash incentive award opportunity levels</text:p>
          </table:table-cell>
          <table:table-cell table:style-name="ce1" office:value-type="float" office:value="0.9855" calcext:value-type="float">
            <text:p>0.9855</text:p>
          </table:table-cell>
        </table:table-row>
        <table:table-row table:style-name="ro1">
          <table:table-cell table:style-name="ce1" office:value-type="string" calcext:value-type="string">
            <text:p>COMP_CON</text:p>
          </table:table-cell>
          <table:table-cell table:style-name="ce2" office:value-type="string" calcext:value-type="string">
            <text:p>The Compensation/Succession Committee used input from management and from its independent compensation consultant to select comparator groups of companies that were used to review the competitiveness of our executive compensation levels</text:p>
          </table:table-cell>
          <table:table-cell table:style-name="ce1" office:value-type="float" office:value="0.9994" calcext:value-type="float">
            <text:p>0.9994</text:p>
          </table:table-cell>
        </table:table-row>
        <table:table-row table:style-name="ro2">
          <table:table-cell table:style-name="ce1" office:value-type="string" calcext:value-type="string">
            <text:p>SOCENV_INC</text:p>
          </table:table-cell>
          <table:table-cell table:style-name="ce2" office:value-type="string" calcext:value-type="string">
            <text:p>The award value of Ms. Woertz’s FY2014 LTI, awarded in February 2015 was $15,500,000, which included an additional $2,900,000 in recognition of her exceptional leadership efforts with CEO succession, implementation of strategic initiatives and outstanding performance over the three year period ending in FY2014</text:p>
          </table:table-cell>
          <table:table-cell table:style-name="ce1" office:value-type="float" office:value="0.2629" calcext:value-type="float">
            <text:p>0.2629</text:p>
          </table:table-cell>
        </table:table-row>
        <table:table-row table:style-name="ro4">
          <table:table-cell table:style-name="ce1" office:value-type="string" calcext:value-type="string">
            <text:p>SOCENV_INC</text:p>
          </table:table-cell>
          <table:table-cell table:style-name="ce2" office:value-type="string" calcext:value-type="string">
            <text:p>– Showed leadership in search for new directors with consumer experience and focus on diversity</text:p>
          </table:table-cell>
          <table:table-cell table:style-name="ce1" office:value-type="float" office:value="0.8674" calcext:value-type="float">
            <text:p>0.8674</text:p>
          </table:table-cell>
        </table:table-row>
        <table:table-row table:style-name="ro4">
          <table:table-cell table:style-name="ce1" office:value-type="string" calcext:value-type="string">
            <text:p>SOCENV_INC</text:p>
          </table:table-cell>
          <table:table-cell table:style-name="ce2" office:value-type="string" calcext:value-type="string">
            <text:p>– Created robust leadership development programs to enhance strategic capabilities</text:p>
          </table:table-cell>
          <table:table-cell table:style-name="ce1" office:value-type="float" office:value="0.0502" calcext:value-type="float">
            <text:p>0.0502</text:p>
          </table:table-cell>
        </table:table-row>
        <table:table-row table:style-name="ro3">
          <table:table-cell table:style-name="ce1" office:value-type="string" calcext:value-type="string">
            <text:p>SOCENV_INC</text:p>
          </table:table-cell>
          <table:table-cell table:style-name="ce2" office:value-type="string" calcext:value-type="string">
            <text:p>– Achieved the safest year in the company’s history with record-low total recordable and lost-time incident rates</text:p>
          </table:table-cell>
          <table:table-cell table:style-name="ce1" office:value-type="float" office:value="0.8222" calcext:value-type="float">
            <text:p>0.8222</text:p>
          </table:table-cell>
        </table:table-row>
        <table:table-row table:style-name="ro3">
          <table:table-cell table:style-name="ce1" office:value-type="string" calcext:value-type="string">
            <text:p>SOCENV_INC</text:p>
          </table:table-cell>
          <table:table-cell table:style-name="ce2" office:value-type="string" calcext:value-type="string">
            <text:p>– <text:s/>Demonstrated commitment to excellence in safety with the Ag Services business unit having the lowest ever lost workday injuries in the history of the company</text:p>
          </table:table-cell>
          <table:table-cell table:style-name="ce1" office:value-type="float" office:value="0.8864" calcext:value-type="float">
            <text:p>0.8864</text:p>
          </table:table-cell>
        </table:table-row>
        <table:table-row table:style-name="ro1">
          <table:table-cell table:style-name="ce1" office:value-type="string" calcext:value-type="string">
            <text:p>SOCENV_INC</text:p>
          </table:table-cell>
          <table:table-cell table:style-name="ce2" office:value-type="string" calcext:value-type="string">
            <text:p>Key accomplishments included: <text:s text:c="2"/>– <text:s/>Significantly reduced outside legal spending, and total legal costs, through comprehensive outside counsel program and careful management of large legal matters</text:p>
          </table:table-cell>
          <table:table-cell table:style-name="ce1" office:value-type="float" office:value="0.5908" calcext:value-type="float">
            <text:p>0.5908</text:p>
          </table:table-cell>
        </table:table-row>
        <table:table-row table:style-name="ro4">
          <table:table-cell table:style-name="ce1" office:value-type="string" calcext:value-type="string">
            <text:p>SOCENV_INC</text:p>
          </table:table-cell>
          <table:table-cell table:style-name="ce2" office:value-type="string" calcext:value-type="string">
            <text:p>Luciano <text:s text:c="3"/>$0 <text:s text:c="3"/>$4,762,000 <text:s text:c="3"/>$4,962,000 <text:s text:c="3"/>$5,662,000 <text:s text:c="3"/>$6,347,000 3 <text:s text:c="2"/>R.G</text:p>
          </table:table-cell>
          <table:table-cell table:style-name="ce1" office:value-type="float" office:value="0.0578" calcext:value-type="float">
            <text:p>0.0578</text:p>
          </table:table-cell>
        </table:table-row>
        <table:table-row table:style-name="ro11">
          <table:table-cell table:style-name="ce1" office:value-type="string" calcext:value-type="string">
            <text:p>SOCENV_INC</text:p>
          </table:table-cell>
          <table:table-cell table:style-name="ce2" office:value-type="string" calcext:value-type="string">
            <text:p>Sandra S. Wijnberg (1) 60 2016 Executive Advisor, and Former Partner and Chief Administrative Officer of Aquiline Holdings X AC – Audit Committee CC – Compensation Committee NCGC – Nominating / Corporate Governance Committee CDTAC – Corporate Development and Technology Advisory Committee C – Committee Chair F – Financial Expert (1) Effective immediately after the 2016 Annual Meeting of Stockholders, Ms. Wijnberg will serve on the audit committee and the corporate development and technology advisory committee</text:p>
          </table:table-cell>
          <table:table-cell table:style-name="ce1" office:value-type="float" office:value="0.2003" calcext:value-type="float">
            <text:p>0.2003</text:p>
          </table:table-cell>
        </table:table-row>
        <table:table-row table:style-name="ro2">
          <table:table-cell table:style-name="ce1" office:value-type="string" calcext:value-type="string">
            <text:p>SOCENV_INC</text:p>
          </table:table-cell>
          <table:table-cell table:style-name="ce2" office:value-type="string" calcext:value-type="string">
            <text:p>Director Since Committee Memberships Name <text:s text:c="6"/>Age <text:s text:c="12"/>Principal Occupation <text:s text:c="6"/>Independent <text:s text:c="6"/>AC <text:s text:c="6"/>CC <text:s text:c="6"/>NCGC <text:s text:c="6"/>CDTAC Peter Bisson 59 2015 Retired Director and Global Leader of the High-Tech Practice at McKinsey &amp; Company X X X Richard T. Clark 70 2011 Retired Chairman and Chief Executive Officer of Merck &amp; Co., Inc</text:p>
          </table:table-cell>
          <table:table-cell table:style-name="ce1" office:value-type="float" office:value="0.0915" calcext:value-type="float">
            <text:p>0.0915</text:p>
          </table:table-cell>
        </table:table-row>
        <table:table-row table:style-name="ro1">
          <table:table-cell table:style-name="ce1" office:value-type="string" calcext:value-type="string">
            <text:p>SOCENV_INC</text:p>
          </table:table-cell>
          <table:table-cell table:style-name="ce2" office:value-type="string" calcext:value-type="string">
            <text:p>Human Capital: Maintain a threshold favorable associate engagement score as measured by our annual associate engagement survey conducted by a third party, continue to demonstrate improvement in workforce diversity, and achieve succession planning objectives</text:p>
          </table:table-cell>
          <table:table-cell table:style-name="ce1" office:value-type="float" office:value="0.9817" calcext:value-type="float">
            <text:p>0.9817</text:p>
          </table:table-cell>
        </table:table-row>
        <table:table-row table:style-name="ro7">
          <table:table-cell table:style-name="ce1" office:value-type="string" calcext:value-type="string">
            <text:p>COMP_CON</text:p>
          </table:table-cell>
          <table:table-cell table:style-name="ce2" office:value-type="string" calcext:value-type="string">
            <text:p>2016 Corporate Governance Highlights We are committed to sound corporate governance practices that provide our stockholders with meaningful rights and foster strong independent leadership in our boardroom, such as: ✓ Annual election of directors ✓ Majority voting standard ✓ One share, one vote ✓ Proxy access by-law ✓ No overboarding policy ✓ No poison pill ✓ Independent board chair ✓ Stockholder ability to call special meetings ✓ Stockholder right to act by written consent ✓ Annual board assessment of corporate governance best practices Table of Contents 2016 Proxy Statement Summary Automatic Data Processing, Inc.</text:p>
          </table:table-cell>
          <table:table-cell table:style-name="ce1" office:value-type="float" office:value="0.0733" calcext:value-type="float">
            <text:p>0.0733</text:p>
          </table:table-cell>
        </table:table-row>
        <table:table-row table:style-name="ro7">
          <table:table-cell table:style-name="ce1" office:value-type="string" calcext:value-type="string">
            <text:p>SOCENV_INC</text:p>
          </table:table-cell>
          <table:table-cell table:style-name="ce2" office:value-type="string" calcext:value-type="string">
            <text:p>2016 Corporate Governance Highlights We are committed to sound corporate governance practices that provide our stockholders with meaningful rights and foster strong independent leadership in our boardroom, such as: ✓ Annual election of directors ✓ Majority voting standard ✓ One share, one vote ✓ Proxy access by-law ✓ No overboarding policy ✓ No poison pill ✓ Independent board chair ✓ Stockholder ability to call special meetings ✓ Stockholder right to act by written consent ✓ Annual board assessment of corporate governance best practices Table of Contents 2016 Proxy Statement Summary Automatic Data Processing, Inc.</text:p>
          </table:table-cell>
          <table:table-cell table:style-name="ce1" office:value-type="float" office:value="0.0686" calcext:value-type="float">
            <text:p>0.0686</text:p>
          </table:table-cell>
        </table:table-row>
        <table:table-row table:style-name="ro11">
          <table:table-cell table:style-name="ce1" office:value-type="string" calcext:value-type="string">
            <text:p>SOCENV_INC</text:p>
          </table:table-cell>
          <table:table-cell table:style-name="ce2" office:value-type="string" calcext:value-type="string">
            <text:p>Good Governance and Best Practices We are committed to ensuring that our compensation programs reflect principles of good governance, including the following: ✓ Pay for performance: We design our compensation programs to link pay to performance and levels of responsibility, to encourage our executive officers to remain focused on both the short-term and long-term operational and financial goals of the company, and to link executive performance to stockholder value</text:p>
          </table:table-cell>
          <table:table-cell table:style-name="ce1" office:value-type="float" office:value="0.2737" calcext:value-type="float">
            <text:p>0.2737</text:p>
          </table:table-cell>
        </table:table-row>
        <table:table-row table:style-name="ro3">
          <table:table-cell table:style-name="ce1" office:value-type="string" calcext:value-type="string">
            <text:p>SOCENV_INC</text:p>
          </table:table-cell>
          <table:table-cell table:style-name="ce2" office:value-type="string" calcext:value-type="string">
            <text:p>With years of demonstrated leadership ability, Mr. Fast contributes significant <text:s/>organizational skills to our board of directors, including expertise in financial, accounting, and transactional <text:s/>matters</text:p>
          </table:table-cell>
          <table:table-cell table:style-name="ce1" office:value-type="float" office:value="0.0781" calcext:value-type="float">
            <text:p>0.0781</text:p>
          </table:table-cell>
        </table:table-row>
        <table:table-row table:style-name="ro3">
          <table:table-cell table:style-name="ce1" office:value-type="string" calcext:value-type="string">
            <text:p>SOCENV_INC</text:p>
          </table:table-cell>
          <table:table-cell table:style-name="ce2" office:value-type="string" calcext:value-type="string">
            <text:p>Mr. Fast also served as a managing director, co-head of global <text:s/>investment banking, and a member of the management committee of Salomon Smith Barney from 1997 to 1998</text:p>
          </table:table-cell>
          <table:table-cell table:style-name="ce1" office:value-type="float" office:value="0.1031" calcext:value-type="float">
            <text:p>0.1031</text:p>
          </table:table-cell>
        </table:table-row>
        <table:table-row table:style-name="ro3">
          <table:table-cell table:style-name="ce1" office:value-type="string" calcext:value-type="string">
            <text:p>COMP_CON</text:p>
          </table:table-cell>
          <table:table-cell table:style-name="ce2" office:value-type="string" calcext:value-type="string">
            <text:p>Mr. Clark is the lead independent director of Corning Incorporated, a global manufacturing <text:s/>company, and serves on the advisory board of American Securities, a private equity firm</text:p>
          </table:table-cell>
          <table:table-cell table:style-name="ce1" office:value-type="float" office:value="0.6788" calcext:value-type="float">
            <text:p>0.6788</text:p>
          </table:table-cell>
        </table:table-row>
        <table:table-row table:style-name="ro1">
          <table:table-cell table:style-name="ce1" office:value-type="string" calcext:value-type="string">
            <text:p>SOCENV_INC</text:p>
          </table:table-cell>
          <table:table-cell table:style-name="ce2" office:value-type="string" calcext:value-type="string">
            <text:p>With a proven track record of leadership and <text:s/>achievement, Mr. Clark offers our board of directors broad managerial and operational expertise, as well as extensive experience in the issues <text:s/>facing public companies and multinational <text:s/>businesses</text:p>
          </table:table-cell>
          <table:table-cell table:style-name="ce1" office:value-type="float" office:value="0.1154" calcext:value-type="float">
            <text:p>0.1154</text:p>
          </table:table-cell>
        </table:table-row>
        <table:table-row table:style-name="ro3">
          <table:table-cell table:style-name="ce1" office:value-type="string" calcext:value-type="string">
            <text:p>SOCENV_INC</text:p>
          </table:table-cell>
          <table:table-cell table:style-name="ce2" office:value-type="string" calcext:value-type="string">
            <text:p>His experience includes advising clients <text:s/>on corporate strategy and M&amp;A, design and execution of performance <text:s/>improvement programs, marketing and technology development</text:p>
          </table:table-cell>
          <table:table-cell table:style-name="ce1" office:value-type="float" office:value="0.1828" calcext:value-type="float">
            <text:p>0.1828</text:p>
          </table:table-cell>
        </table:table-row>
        <table:table-row table:style-name="ro1">
          <table:table-cell table:style-name="ce1" office:value-type="string" calcext:value-type="string">
            <text:p>COMP_CON</text:p>
          </table:table-cell>
          <table:table-cell table:style-name="ce2" office:value-type="string" calcext:value-type="string">
            <text:p>Peter Bisson Director since: 2015 Independent <text:s text:c="4"/>Retired Director at McKinsey <text:s/>&amp; Company Mr. Bisson was a Director and the <text:s/>Global Leader of the High-Tech Practice at McKinsey &amp; Company prior to <text:s/>his retirement in June 2016</text:p>
          </table:table-cell>
          <table:table-cell table:style-name="ce1" office:value-type="float" office:value="0.1546" calcext:value-type="float">
            <text:p>0.1546</text:p>
          </table:table-cell>
        </table:table-row>
        <table:table-row table:style-name="ro3">
          <table:table-cell table:style-name="ce1" office:value-type="string" calcext:value-type="string">
            <text:p>COMP_CON</text:p>
          </table:table-cell>
          <table:table-cell table:style-name="ce2" office:value-type="string" calcext:value-type="string">
            <text:p>In more <text:s/>than 30 years at McKinsey &amp; Company, Mr. Bisson advised a variety of <text:s/>multinational public companies, including ADP, in the technology-based <text:s/>products and services industry</text:p>
          </table:table-cell>
          <table:table-cell table:style-name="ce1" office:value-type="float" office:value="0.603" calcext:value-type="float">
            <text:p>0.603</text:p>
          </table:table-cell>
        </table:table-row>
        <table:table-row table:style-name="ro2">
          <table:table-cell table:style-name="ce1" office:value-type="string" calcext:value-type="string">
            <text:p>COMP_CON</text:p>
          </table:table-cell>
          <table:table-cell table:style-name="ce2" office:value-type="string" calcext:value-type="string">
            <text:p>Mr. Bisson also held a number of other <text:s/>leadership positions at McKinsey &amp; Company, including chair of its <text:s/>knowledge committee, which guides the firm’s knowledge investment and <text:s/>communication strategies, member of the firm’s shareholders committee, and <text:s/>leader of the firm’s strategy and telecommunications practices</text:p>
          </table:table-cell>
          <table:table-cell table:style-name="ce1" office:value-type="float" office:value="0.0583" calcext:value-type="float">
            <text:p>0.0583</text:p>
          </table:table-cell>
        </table:table-row>
        <table:table-row table:style-name="ro2">
          <table:table-cell table:style-name="ce1" office:value-type="string" calcext:value-type="string">
            <text:p>SOCENV_INC</text:p>
          </table:table-cell>
          <table:table-cell table:style-name="ce2" office:value-type="string" calcext:value-type="string">
            <text:p>Mr. Bisson also held a number of other <text:s/>leadership positions at McKinsey &amp; Company, including chair of its <text:s/>knowledge committee, which guides the firm’s knowledge investment and <text:s/>communication strategies, member of the firm’s shareholders committee, and <text:s/>leader of the firm’s strategy and telecommunications practices</text:p>
          </table:table-cell>
          <table:table-cell table:style-name="ce1" office:value-type="float" office:value="0.1776" calcext:value-type="float">
            <text:p>0.1776</text:p>
          </table:table-cell>
        </table:table-row>
        <table:table-row table:style-name="ro3">
          <table:table-cell table:style-name="ce1" office:value-type="string" calcext:value-type="string">
            <text:p>COMP_CON</text:p>
          </table:table-cell>
          <table:table-cell table:style-name="ce2" office:value-type="string" calcext:value-type="string">
            <text:p>In addition, his directorships at other public companies provide him with broad experience on governance issues facing public companies</text:p>
          </table:table-cell>
          <table:table-cell table:style-name="ce1" office:value-type="float" office:value="0.7993" calcext:value-type="float">
            <text:p>0.7993</text:p>
          </table:table-cell>
        </table:table-row>
        <table:table-row table:style-name="ro2">
          <table:table-cell table:style-name="ce1" office:value-type="string" calcext:value-type="string">
            <text:p>SOCENV_INC</text:p>
          </table:table-cell>
          <table:table-cell table:style-name="ce2" office:value-type="string" calcext:value-type="string">
            <text:p>Glenn Hubbard Director since: 2004 Independent <text:s text:c="4"/>Dean of Columbia University’s Graduate School of Business Mr. Hubbard has been the dean of Columbia University’s Graduate School of Business since 2004 and has been the Russell L. Carson professor of finance and economics since 1994</text:p>
          </table:table-cell>
          <table:table-cell table:style-name="ce1" office:value-type="float" office:value="0.4316" calcext:value-type="float">
            <text:p>0.4316</text:p>
          </table:table-cell>
        </table:table-row>
        <table:table-row table:style-name="ro2">
          <table:table-cell table:style-name="ce1" office:value-type="string" calcext:value-type="string">
            <text:p>COMP_CON</text:p>
          </table:table-cell>
          <table:table-cell table:style-name="ce2" office:value-type="string" calcext:value-type="string">
            <text:p>Glenn Hubbard Director since: 2004 Independent <text:s text:c="4"/>Dean of Columbia University’s Graduate School of Business Mr. Hubbard has been the dean of Columbia University’s Graduate School of Business since 2004 and has been the Russell L. Carson professor of finance and economics since 1994</text:p>
          </table:table-cell>
          <table:table-cell table:style-name="ce1" office:value-type="float" office:value="0.0762" calcext:value-type="float">
            <text:p>0.0762</text:p>
          </table:table-cell>
        </table:table-row>
        <table:table-row table:style-name="ro3">
          <table:table-cell table:style-name="ce1" office:value-type="string" calcext:value-type="string">
            <text:p>COMP_CON</text:p>
          </table:table-cell>
          <table:table-cell table:style-name="ce2" office:value-type="string" calcext:value-type="string">
            <text:p>In addition, his directorships at other public companies provide him with broad experience on governance issues facing public companies</text:p>
          </table:table-cell>
          <table:table-cell table:style-name="ce1" office:value-type="float" office:value="0.7993" calcext:value-type="float">
            <text:p>0.7993</text:p>
          </table:table-cell>
        </table:table-row>
        <table:table-row table:style-name="ro3">
          <table:table-cell table:style-name="ce1" office:value-type="string" calcext:value-type="string">
            <text:p>SOCENV_INC</text:p>
          </table:table-cell>
          <table:table-cell table:style-name="ce2" office:value-type="string" calcext:value-type="string">
            <text:p>He is also a director of BlackRock Closed-End Funds and MetLife, Inc. and a member of the Panel of Economic Advisors for the Federal Reserve Bank of New York</text:p>
          </table:table-cell>
          <table:table-cell table:style-name="ce1" office:value-type="float" office:value="0.0509" calcext:value-type="float">
            <text:p>0.0509</text:p>
          </table:table-cell>
        </table:table-row>
        <table:table-row table:style-name="ro3">
          <table:table-cell table:style-name="ce1" office:value-type="string" calcext:value-type="string">
            <text:p>COMP_CON</text:p>
          </table:table-cell>
          <table:table-cell table:style-name="ce2" office:value-type="string" calcext:value-type="string">
            <text:p>He has also served as a director of ShoreTel, Inc. from November 2008 to January 2014 and the chair of its compensation committee from July 2010 to January 2014</text:p>
          </table:table-cell>
          <table:table-cell table:style-name="ce1" office:value-type="float" office:value="0.1908" calcext:value-type="float">
            <text:p>0.1908</text:p>
          </table:table-cell>
        </table:table-row>
        <table:table-row table:style-name="ro1">
          <table:table-cell table:style-name="ce1" office:value-type="string" calcext:value-type="string">
            <text:p>COMP_CON</text:p>
          </table:table-cell>
          <table:table-cell table:style-name="ce2" office:value-type="string" calcext:value-type="string">
            <text:p>She previously served as deputy executive vice president – information &amp; technology services of Lockheed Martin Corporation from October 2006 to December 2006, and president, Lockheed Martin Information Technology from September 1997 to December 2006</text:p>
          </table:table-cell>
          <table:table-cell table:style-name="ce1" office:value-type="float" office:value="0.0614" calcext:value-type="float">
            <text:p>0.0614</text:p>
          </table:table-cell>
        </table:table-row>
        <table:table-row table:style-name="ro2">
          <table:table-cell table:style-name="ce1" office:value-type="string" calcext:value-type="string">
            <text:p>SOCENV_INC</text:p>
          </table:table-cell>
          <table:table-cell table:style-name="ce2" office:value-type="string" calcext:value-type="string">
            <text:p>Having started his career at the company in 1999, Mr. Rodriguez previously served as president of several key businesses, including National Accounts Services, Employer Services International, Small Business Services, and Professional Employer Organization, giving him deep institutional knowledge across the company’s business</text:p>
          </table:table-cell>
          <table:table-cell table:style-name="ce1" office:value-type="float" office:value="0.0548" calcext:value-type="float">
            <text:p>0.0548</text:p>
          </table:table-cell>
        </table:table-row>
        <table:table-row table:style-name="ro3">
          <table:table-cell table:style-name="ce1" office:value-type="string" calcext:value-type="string">
            <text:p>SOCENV_INC</text:p>
          </table:table-cell>
          <table:table-cell table:style-name="ce2" office:value-type="string" calcext:value-type="string">
            <text:p>Mr. Rodriguez was also a director of Hubbell Inc., a manufacturer of electrical and electronic products, from 2009 to 2016</text:p>
          </table:table-cell>
          <table:table-cell table:style-name="ce1" office:value-type="float" office:value="0.0889" calcext:value-type="float">
            <text:p>0.0889</text:p>
          </table:table-cell>
        </table:table-row>
        <table:table-row table:style-name="ro3">
          <table:table-cell table:style-name="ce1" office:value-type="string" calcext:value-type="string">
            <text:p>COMP_CON</text:p>
          </table:table-cell>
          <table:table-cell table:style-name="ce2" office:value-type="string" calcext:value-type="string">
            <text:p>He also worked as a strategy consultant for McKinsey &amp; Company, where he advised leading financial technology companies</text:p>
          </table:table-cell>
          <table:table-cell table:style-name="ce1" office:value-type="float" office:value="0.9511" calcext:value-type="float">
            <text:p>0.9511</text:p>
          </table:table-cell>
        </table:table-row>
        <table:table-row table:style-name="ro3">
          <table:table-cell table:style-name="ce1" office:value-type="string" calcext:value-type="string">
            <text:p>COMP_CON</text:p>
          </table:table-cell>
          <table:table-cell table:style-name="ce2" office:value-type="string" calcext:value-type="string">
            <text:p>Prior to Braintree, Mr. Ready was executive in residence at Accel Partners, a leading Silicon Valley venture capital and growth equity firm</text:p>
          </table:table-cell>
          <table:table-cell table:style-name="ce1" office:value-type="float" office:value="0.054" calcext:value-type="float">
            <text:p>0.054</text:p>
          </table:table-cell>
        </table:table-row>
        <table:table-row table:style-name="ro6">
          <table:table-cell table:style-name="ce1" office:value-type="string" calcext:value-type="string">
            <text:p>SOCENV_INC</text:p>
          </table:table-cell>
          <table:table-cell table:style-name="ce2" office:value-type="string" calcext:value-type="string">
            <text:p>With a track record of achievement and sound business judgment demonstrated during his thirty-six year tenure at Air Products and Chemicals, Inc., Mr. Jones brings to the board of directors extensive experience in issues facing public companies and multinational businesses, including organizational management, strategic planning, and corporate governance matters, combined with proven business and financial acumen</text:p>
          </table:table-cell>
          <table:table-cell table:style-name="ce1" office:value-type="float" office:value="0.0539" calcext:value-type="float">
            <text:p>0.0539</text:p>
          </table:table-cell>
        </table:table-row>
        <table:table-row table:style-name="ro3">
          <table:table-cell table:style-name="ce1" office:value-type="string" calcext:value-type="string">
            <text:p>SOCENV_INC</text:p>
          </table:table-cell>
          <table:table-cell table:style-name="ce2" office:value-type="string" calcext:value-type="string">
            <text:p>Mr. Jones is the retired chairman of the board, chief executive officer, and president of Air Products and Chemicals, Inc., an industrial gas and related industrial process equipment business</text:p>
          </table:table-cell>
          <table:table-cell table:style-name="ce1" office:value-type="float" office:value="0.0959" calcext:value-type="float">
            <text:p>0.0959</text:p>
          </table:table-cell>
        </table:table-row>
        <table:table-row table:style-name="ro4">
          <table:table-cell table:style-name="ce1" office:value-type="string" calcext:value-type="string">
            <text:p>SOCENV_INC</text:p>
          </table:table-cell>
          <table:table-cell table:style-name="ce2" office:value-type="string" calcext:value-type="string">
            <text:p>State Department as the deputy head of mission, <text:s/>Office of the Quartet</text:p>
          </table:table-cell>
          <table:table-cell table:style-name="ce1" office:value-type="float" office:value="0.1164" calcext:value-type="float">
            <text:p>0.1164</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Proposal 1 Sandra S. Wijnberg Director since: 2016 Independent <text:s text:c="4"/>Executive Advisor, and Former Partner and Chief Administrative Officer of Aquiline Holdings Ms. Wijnberg is an executive advisor to and former <text:s/>partner, chief administrative officer and member of the board of Aquiline <text:s/>Holdings, a registered investment advisory firm she joined in 2007</text:p>
          </table:table-cell>
          <table:table-cell table:style-name="ce1" office:value-type="float" office:value="0.0516" calcext:value-type="float">
            <text:p>0.0516</text:p>
          </table:table-cell>
        </table:table-row>
        <table:table-row table:style-name="ro3">
          <table:table-cell table:style-name="ce1" office:value-type="string" calcext:value-type="string">
            <text:p>COMP_CON</text:p>
          </table:table-cell>
          <table:table-cell table:style-name="ce2" office:value-type="string" calcext:value-type="string">
            <text:p>From <text:s/>2014 to 2015, Ms. Wijnberg left Aquiline Holdings to work in Jerusalem at <text:s/>the behest of the U.S</text:p>
          </table:table-cell>
          <table:table-cell table:style-name="ce1" office:value-type="float" office:value="0.3851" calcext:value-type="float">
            <text:p>0.3851</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Corporate Governance Board Leadership Structure Director Nomination Process Automatic Data Processing, Inc.</text:p>
          </table:table-cell>
          <table:table-cell table:style-name="ce1" office:value-type="float" office:value="0.0949" calcext:value-type="float">
            <text:p>0.0949</text:p>
          </table:table-cell>
        </table:table-row>
        <table:table-row table:style-name="ro1">
          <table:table-cell table:style-name="ce1" office:value-type="string" calcext:value-type="string">
            <text:p>COMP_CON</text:p>
          </table:table-cell>
          <table:table-cell table:style-name="ce2" office:value-type="string" calcext:value-type="string">
            <text:p>The nominating/corporate governance committee retains a third-party search firm from time to time to identify and evaluate, as appropriate, potential nominees to the board, including in connection with the appointment of Mr. Ready and Ms. Wijnberg in fiscal year 2016</text:p>
          </table:table-cell>
          <table:table-cell table:style-name="ce1" office:value-type="float" office:value="0.1767" calcext:value-type="float">
            <text:p>0.1767</text:p>
          </table:table-cell>
        </table:table-row>
        <table:table-row table:style-name="ro1">
          <table:table-cell table:style-name="ce1" office:value-type="string" calcext:value-type="string">
            <text:p>SOCENV_INC</text:p>
          </table:table-cell>
          <table:table-cell table:style-name="ce2" office:value-type="string" calcext:value-type="string">
            <text:p>The nominating/corporate governance committee retains a third-party search firm from time to time to identify and evaluate, as appropriate, potential nominees to the board, including in connection with the appointment of Mr. Ready and Ms. Wijnberg in fiscal year 2016</text:p>
          </table:table-cell>
          <table:table-cell table:style-name="ce1" office:value-type="float" office:value="0.1076" calcext:value-type="float">
            <text:p>0.1076</text:p>
          </table:table-cell>
        </table:table-row>
        <table:table-row table:style-name="ro2">
          <table:table-cell table:style-name="ce1" office:value-type="string" calcext:value-type="string">
            <text:p>SOCENV_INC</text:p>
          </table:table-cell>
          <table:table-cell table:style-name="ce2" office:value-type="string" calcext:value-type="string">
            <text:p>In addition, the nominating/corporate governance committee considers a wide range of other factors in determining the composition of our board of directors, including age, diversity of background, diversity of thought, and other individual qualities such as professional experience, skills, education, and training</text:p>
          </table:table-cell>
          <table:table-cell table:style-name="ce1" office:value-type="float" office:value="0.9669" calcext:value-type="float">
            <text:p>0.9669</text:p>
          </table:table-cell>
        </table:table-row>
        <table:table-row table:style-name="ro2">
          <table:table-cell table:style-name="ce1" office:value-type="string" calcext:value-type="string">
            <text:p>SOCENV_INC</text:p>
          </table:table-cell>
          <table:table-cell table:style-name="ce2" office:value-type="string" calcext:value-type="string">
            <text:p>Additionally, candidates should possess the following personal characteristics: (i) business community respect for his or her integrity, ethics, principles, insights and analytical ability; and (ii) ability and initiative to frame insightful questions, speak out and challenge questionable assumptions and disagree without being disagreeable</text:p>
          </table:table-cell>
          <table:table-cell table:style-name="ce1" office:value-type="float" office:value="0.5042" calcext:value-type="float">
            <text:p>0.5042</text:p>
          </table:table-cell>
        </table:table-row>
        <table:table-row table:style-name="ro6">
          <table:table-cell table:style-name="ce1" office:value-type="string" calcext:value-type="string">
            <text:p>COMP_CON</text:p>
          </table:table-cell>
          <table:table-cell table:style-name="ce2" office:value-type="string" calcext:value-type="string">
            <text:p>When the board of directors decides to recruit a new member, or when the board of directors considers any director candidates submitted for consideration by our stockholders, it seeks strong candidates who, ideally, meet all of its categorical standards of director independence, and who are, preferably, senior executives of large companies who have backgrounds directly related to our technologies, markets and/or clients</text:p>
          </table:table-cell>
          <table:table-cell table:style-name="ce1" office:value-type="float" office:value="0.2862" calcext:value-type="float">
            <text:p>0.2862</text:p>
          </table:table-cell>
        </table:table-row>
        <table:table-row table:style-name="ro2">
          <table:table-cell table:style-name="ce1" office:value-type="string" calcext:value-type="string">
            <text:p>COMP_CON</text:p>
          </table:table-cell>
          <table:table-cell table:style-name="ce2" office:value-type="string" calcext:value-type="string">
            <text:p>The board of directors’ categorical standards of director independence are consistent with NASDAQ Stock Market (“NASDAQ”) listing standards and are available in the company’s corporate governance principles on our corporate website at www.adp.com under “Investor Relations” in the “Corporate Governance” section</text:p>
          </table:table-cell>
          <table:table-cell table:style-name="ce1" office:value-type="float" office:value="0.1605" calcext:value-type="float">
            <text:p>0.1605</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has determined that Ms. Gooden, Ms. Wijnberg and Messrs. Bisson, Clark, Fast, Gregoire, Hubbard, Jones and Ready meet these standards and are independent directors for purposes of the NASDAQ listing standards</text:p>
          </table:table-cell>
          <table:table-cell table:style-name="ce1" office:value-type="float" office:value="0.1618" calcext:value-type="float">
            <text:p>0.1618</text:p>
          </table:table-cell>
        </table:table-row>
        <table:table-row table:style-name="ro4">
          <table:table-cell table:style-name="ce1" office:value-type="string" calcext:value-type="string">
            <text:p>SOCENV_INC</text:p>
          </table:table-cell>
          <table:table-cell table:style-name="ce2" office:value-type="string" calcext:value-type="string">
            <text:p>Ms. Wijnberg is deemed a financial expert for purposes of her service on the audit committee</text:p>
          </table:table-cell>
          <table:table-cell table:style-name="ce1" office:value-type="float" office:value="0.1426" calcext:value-type="float">
            <text:p>0.1426</text:p>
          </table:table-cell>
        </table:table-row>
        <table:table-row table:style-name="ro4">
          <table:table-cell table:style-name="ce1" office:value-type="string" calcext:value-type="string">
            <text:p>COMP_CON</text:p>
          </table:table-cell>
          <table:table-cell table:style-name="ce2" office:value-type="string" calcext:value-type="string">
            <text:p>Ms. Wijnberg is deemed a financial expert for purposes of her service on the audit committee</text:p>
          </table:table-cell>
          <table:table-cell table:style-name="ce1" office:value-type="float" office:value="0.4942" calcext:value-type="float">
            <text:p>0.4942</text:p>
          </table:table-cell>
        </table:table-row>
        <table:table-row table:style-name="ro9">
          <table:table-cell table:style-name="ce1" office:value-type="string" calcext:value-type="string">
            <text:p>SOCENV_INC</text:p>
          </table:table-cell>
          <table:table-cell table:style-name="ce2" office:value-type="string" calcext:value-type="string">
            <text:p>Committee Memberships Name AC <text:s text:c="6"/>CC <text:s text:c="6"/>NCGC <text:s text:c="6"/>CDTAC Ellen R. Alemany X X Peter Bisson <text:s text:c="2"/>X X Richard T. Clark F C Eric C. Fast C, F X Linda R. Gooden F C Michael P. Gregoire X X R. Glenn Hubbard X C William J. Ready X X Number of meetings held in fiscal year 2016 7 4 3 3 AC - Audit Committee <text:s text:c="6"/>CDTAC - Corporate Development and Technology CC - Compensation Committee Advisory Committee NCGC - Nominating / Corporate Governance Committee <text:s text:c="2"/>F - Financial Expert C - Committee Chair Effective immediately after the 2016 Annual Meeting of Stockholders, Ms. Wijnberg will serve on the audit committee and the corporate development and technology advisory committee</text:p>
          </table:table-cell>
          <table:table-cell table:style-name="ce1" office:value-type="float" office:value="0.3245" calcext:value-type="float">
            <text:p>0.3245</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Retirement Policy Committees of the Board of Directors The table below provides membership and meeting information for each of the committees of the board of directors</text:p>
          </table:table-cell>
          <table:table-cell table:style-name="ce1" office:value-type="float" office:value="0.4402" calcext:value-type="float">
            <text:p>0.4402</text:p>
          </table:table-cell>
        </table:table-row>
        <table:table-row table:style-name="ro1">
          <table:table-cell table:style-name="ce1" office:value-type="string" calcext:value-type="string">
            <text:p>COMP_CON</text:p>
          </table:table-cell>
          <table:table-cell table:style-name="ce2" office:value-type="string" calcext:value-type="string">
            <text:p>Nominating/Corporate Governance Committee R. Glenn Hubbard Committee Chair Other committee members: Peter Bisson <text:s/>Michael P. Gregoire William J. Ready <text:s text:c="6"/>The principal functions of the nominating/corporate governance committee are to:</text:p>
          </table:table-cell>
          <table:table-cell table:style-name="ce1" office:value-type="float" office:value="0.1205" calcext:value-type="float">
            <text:p>0.1205</text:p>
          </table:table-cell>
        </table:table-row>
        <table:table-row table:style-name="ro3">
          <table:table-cell table:style-name="ce1" office:value-type="string" calcext:value-type="string">
            <text:p>COMP_CON</text:p>
          </table:table-cell>
          <table:table-cell table:style-name="ce2" office:value-type="string" calcext:value-type="string">
            <text:p>identify individuals qualified to become members of the board of directors and recommend a slate of nominees to the board of directors annually;</text:p>
          </table:table-cell>
          <table:table-cell table:style-name="ce1" office:value-type="float" office:value="0.3059" calcext:value-type="float">
            <text:p>0.3059</text:p>
          </table:table-cell>
        </table:table-row>
        <table:table-row table:style-name="ro3">
          <table:table-cell table:style-name="ce1" office:value-type="string" calcext:value-type="string">
            <text:p>SOCENV_INC</text:p>
          </table:table-cell>
          <table:table-cell table:style-name="ce2" office:value-type="string" calcext:value-type="string">
            <text:p>identify individuals qualified to become members of the board of directors and recommend a slate of nominees to the board of directors annually;</text:p>
          </table:table-cell>
          <table:table-cell table:style-name="ce1" office:value-type="float" office:value="0.1314" calcext:value-type="float">
            <text:p>0.1314</text:p>
          </table:table-cell>
        </table:table-row>
        <table:table-row table:style-name="ro3">
          <table:table-cell table:style-name="ce1" office:value-type="string" calcext:value-type="string">
            <text:p>COMP_CON</text:p>
          </table:table-cell>
          <table:table-cell table:style-name="ce2" office:value-type="string" calcext:value-type="string">
            <text:p>ensure that the audit, compensation and nominating/corporate governance committees of the board of directors have the benefit of qualified and experienced independent directors;</text:p>
          </table:table-cell>
          <table:table-cell table:style-name="ce1" office:value-type="float" office:value="0.1229" calcext:value-type="float">
            <text:p>0.1229</text:p>
          </table:table-cell>
        </table:table-row>
        <table:table-row table:style-name="ro3">
          <table:table-cell table:style-name="ce1" office:value-type="string" calcext:value-type="string">
            <text:p>COMP_CON</text:p>
          </table:table-cell>
          <table:table-cell table:style-name="ce2" office:value-type="string" calcext:value-type="string">
            <text:p>the appointment, compensation, retention and performance of our independent auditors and the selection of the lead audit partner; and</text:p>
          </table:table-cell>
          <table:table-cell table:style-name="ce1" office:value-type="float" office:value="0.252" calcext:value-type="float">
            <text:p>0.252</text:p>
          </table:table-cell>
        </table:table-row>
        <table:table-row table:style-name="ro3">
          <table:table-cell table:style-name="ce1" office:value-type="string" calcext:value-type="string">
            <text:p>SOCENV_INC</text:p>
          </table:table-cell>
          <table:table-cell table:style-name="ce2" office:value-type="string" calcext:value-type="string">
            <text:p>our systems of internal controls regarding finance, accounting, legal compliance, and ethical behavior;</text:p>
          </table:table-cell>
          <table:table-cell table:style-name="ce1" office:value-type="float" office:value="0.9132" calcext:value-type="float">
            <text:p>0.9132</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Corporate Governance Audit Committee Eric C. Fast Committee Chair Other committee members: Ellen R. Alemany Richard T. Clark Linda R. Gooden <text:s text:c="6"/>The audit committee’s principal functions are to assist the board of directors in fulfilling its oversight responsibilities with respect to:</text:p>
          </table:table-cell>
          <table:table-cell table:style-name="ce1" office:value-type="float" office:value="0.4683" calcext:value-type="float">
            <text:p>0.4683</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Corporate Governance Audit Committee Eric C. Fast Committee Chair Other committee members: Ellen R. Alemany Richard T. Clark Linda R. Gooden <text:s text:c="6"/>The audit committee’s principal functions are to assist the board of directors in fulfilling its oversight responsibilities with respect to:</text:p>
          </table:table-cell>
          <table:table-cell table:style-name="ce1" office:value-type="float" office:value="0.0596" calcext:value-type="float">
            <text:p>0.0596</text:p>
          </table:table-cell>
        </table:table-row>
        <table:table-row table:style-name="ro6">
          <table:table-cell table:style-name="ce1" office:value-type="string" calcext:value-type="string">
            <text:p>SOCENV_INC</text:p>
          </table:table-cell>
          <table:table-cell table:style-name="ce2" office:value-type="string" calcext:value-type="string">
            <text:p>Corporate Development and Technology Advisory Committee Linda R. Gooden Committee Chair Other committee members: Ellen R. Alemany Peter Bisson Michael P. Gregoire William J. Ready <text:s text:c="6"/>The corporate development and technology advisory committee’s principal functions are to act in an advisory capacity to the Board and management concerning potential acquisitions, strategic investments, divestitures and matters of technology and innovation</text:p>
          </table:table-cell>
          <table:table-cell table:style-name="ce1" office:value-type="float" office:value="0.1722" calcext:value-type="float">
            <text:p>0.1722</text:p>
          </table:table-cell>
        </table:table-row>
        <table:table-row table:style-name="ro3">
          <table:table-cell table:style-name="ce1" office:value-type="string" calcext:value-type="string">
            <text:p>COMP_CON</text:p>
          </table:table-cell>
          <table:table-cell table:style-name="ce2" office:value-type="string" calcext:value-type="string">
            <text:p>The members of the compensation committee satisfy the independence requirements of NASDAQ listing standards</text:p>
          </table:table-cell>
          <table:table-cell table:style-name="ce1" office:value-type="float" office:value="0.0908" calcext:value-type="float">
            <text:p>0.0908</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is authorized to engage the services of outside advisors, experts and others to assist the committee</text:p>
          </table:table-cell>
          <table:table-cell table:style-name="ce1" office:value-type="float" office:value="0.943" calcext:value-type="float">
            <text:p>0.943</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Compensation Committee Richard T. Clark Committee Chair Other committee members: Eric C. Fast <text:s/>R. Glenn Hubbard <text:s text:c="6"/>The compensation committee sets and administers our executive compensation program</text:p>
          </table:table-cell>
          <table:table-cell table:style-name="ce1" office:value-type="float" office:value="0.3207" calcext:value-type="float">
            <text:p>0.3207</text:p>
          </table:table-cell>
        </table:table-row>
        <table:table-row table:style-name="ro1">
          <table:table-cell table:style-name="ce1" office:value-type="string" calcext:value-type="string">
            <text:p>COMP_CON</text:p>
          </table:table-cell>
          <table:table-cell table:style-name="ce2" office:value-type="string" calcext:value-type="string">
            <text:p>The nominating/corporate governance committee is responsible for reviewing, evaluating, and making recommendations to the board on an annual basis with respect to all aspects of non-employee director compensation</text:p>
          </table:table-cell>
          <table:table-cell table:style-name="ce1" office:value-type="float" office:value="0.3084" calcext:value-type="float">
            <text:p>0.3084</text:p>
          </table:table-cell>
        </table:table-row>
        <table:table-row table:style-name="ro2">
          <table:table-cell table:style-name="ce1" office:value-type="string" calcext:value-type="string">
            <text:p>SOCENV_INC</text:p>
          </table:table-cell>
          <table:table-cell table:style-name="ce2" office:value-type="string" calcext:value-type="string">
            <text:p>The chair of the audit committee was paid an additional annual retainer of $20,000, the chair of the compensation committee was paid an additional annual retainer of $15,000, and the chair of each of the nominating/corporate governance committee and the corporate development and technology advisory committee was paid an additional annual retainer of $10,000</text:p>
          </table:table-cell>
          <table:table-cell table:style-name="ce1" office:value-type="float" office:value="0.0693" calcext:value-type="float">
            <text:p>0.0693</text:p>
          </table:table-cell>
        </table:table-row>
        <table:table-row table:style-name="ro6">
          <table:table-cell table:style-name="ce1" office:value-type="string" calcext:value-type="string">
            <text:p>COMP_CON</text:p>
          </table:table-cell>
          <table:table-cell table:style-name="ce2" office:value-type="string" calcext:value-type="string">
            <text:p>FW Cook reports to the <text:s/>compensation committee, does not perform any other services for the company other than in connection with an annual review of competitive director compensation for the nominating/corporate governance committee of our board of directors, and has no economic or other ties to the company or the management team that could compromise their independence and objectivity</text:p>
          </table:table-cell>
          <table:table-cell table:style-name="ce1" office:value-type="float" office:value="0.9992" calcext:value-type="float">
            <text:p>0.9992</text:p>
          </table:table-cell>
        </table:table-row>
        <table:table-row table:style-name="ro4">
          <table:table-cell table:style-name="ce1" office:value-type="string" calcext:value-type="string">
            <text:p>COMP_CON</text:p>
          </table:table-cell>
          <table:table-cell table:style-name="ce2" office:value-type="string" calcext:value-type="string">
            <text:p>(“FW Cook”) as an independent compensation consultant</text:p>
          </table:table-cell>
          <table:table-cell table:style-name="ce1" office:value-type="float" office:value="0.9988" calcext:value-type="float">
            <text:p>0.9988</text:p>
          </table:table-cell>
        </table:table-row>
        <table:table-row table:style-name="ro1">
          <table:table-cell table:style-name="ce1" office:value-type="string" calcext:value-type="string">
            <text:p>COMP_CON</text:p>
          </table:table-cell>
          <table:table-cell table:style-name="ce2" office:value-type="string" calcext:value-type="string">
            <text:p>✓ Independence of our compensation committee and advisor: The compensation committee of our board of directors, which is comprised solely of independent directors, utilizes the services of Frederic W. Cook &amp; Co., Inc.</text:p>
          </table:table-cell>
          <table:table-cell table:style-name="ce1" office:value-type="float" office:value="0.9978" calcext:value-type="float">
            <text:p>0.9978</text:p>
          </table:table-cell>
        </table:table-row>
        <table:table-row table:style-name="ro1">
          <table:table-cell table:style-name="ce1" office:value-type="string" calcext:value-type="string">
            <text:p>COMP_CON</text:p>
          </table:table-cell>
          <table:table-cell table:style-name="ce2" office:value-type="string" calcext:value-type="string">
            <text:p>For further information about Frederic W. Cook &amp; Co., Inc.’s services to the compensation committee, see “Compensation Discussion and Analysis” under “Compensation Consultant” on page 27 of this proxy statement</text:p>
          </table:table-cell>
          <table:table-cell table:style-name="ce1" office:value-type="float" office:value="0.996" calcext:value-type="float">
            <text:p>0.996</text:p>
          </table:table-cell>
        </table:table-row>
        <table:table-row table:style-name="ro1">
          <table:table-cell table:style-name="ce1" office:value-type="string" calcext:value-type="string">
            <text:p>COMP_CON</text:p>
          </table:table-cell>
          <table:table-cell table:style-name="ce2" office:value-type="string" calcext:value-type="string">
            <text:p>For fiscal year 2016, the compensation committee sought advice from Frederic W. Cook &amp; Co., Inc., an independent compensation consulting firm specializing in executive and director compensation</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During fiscal year 2016, the nominating/corporate governance committee engaged Frederic W. Cook &amp; Co., Inc., compensation consultant to the compensation committee, to review the design and competitiveness of our non-employee director compensation program</text:p>
          </table:table-cell>
          <table:table-cell table:style-name="ce1" office:value-type="float" office:value="0.9997" calcext:value-type="float">
            <text:p>0.9997</text:p>
          </table:table-cell>
        </table:table-row>
        <table:table-row table:style-name="ro6">
          <table:table-cell table:style-name="ce1" office:value-type="string" calcext:value-type="string">
            <text:p>COMP_CON</text:p>
          </table:table-cell>
          <table:table-cell table:style-name="ce2" office:value-type="string" calcext:value-type="string">
            <text:p>FW Cook reports to the compensation committee, does not perform any other services for the company other than in connection with an annual review of competitive director compensation for the nominating/corporate governance committee of our board of directors, and has no economic or other ties to the company or the management team that could compromise their independence and objectivity</text:p>
          </table:table-cell>
          <table:table-cell table:style-name="ce1" office:value-type="float" office:value="0.9992" calcext:value-type="float">
            <text:p>0.9992</text:p>
          </table:table-cell>
        </table:table-row>
        <table:table-row table:style-name="ro4">
          <table:table-cell table:style-name="ce1" office:value-type="string" calcext:value-type="string">
            <text:p>COMP_CON</text:p>
          </table:table-cell>
          <table:table-cell table:style-name="ce2" office:value-type="string" calcext:value-type="string">
            <text:p>(“FW Cook”) as an independent compensation consultant</text:p>
          </table:table-cell>
          <table:table-cell table:style-name="ce1" office:value-type="float" office:value="0.9988" calcext:value-type="float">
            <text:p>0.9988</text:p>
          </table:table-cell>
        </table:table-row>
        <table:table-row table:style-name="ro1">
          <table:table-cell table:style-name="ce1" office:value-type="string" calcext:value-type="string">
            <text:p>COMP_CON</text:p>
          </table:table-cell>
          <table:table-cell table:style-name="ce2" office:value-type="string" calcext:value-type="string">
            <text:p>✓ Independence of our compensation committee and advisor: The compensation committee of our board of directors, which is comprised solely of independent directors, utilizes the services of Frederic W. Cook &amp; Co., Inc.</text:p>
          </table:table-cell>
          <table:table-cell table:style-name="ce1" office:value-type="float" office:value="0.9978" calcext:value-type="float">
            <text:p>0.9978</text:p>
          </table:table-cell>
        </table:table-row>
        <table:table-row table:style-name="ro11">
          <table:table-cell table:style-name="ce1" office:value-type="string" calcext:value-type="string">
            <text:p>COMP_CON</text:p>
          </table:table-cell>
          <table:table-cell table:style-name="ce2" office:value-type="string" calcext:value-type="string">
            <text:p>As part of its ongoing support to the compensation committee, FW Cook also reviews executive compensation disclosures (including this Compensation Discussion and Analysis), reviews and provides comments on changes to the committee’s charter, advises on emerging trends and the implications of regulatory and governance developments, and reviews and provides commentary on materials and proposals prepared by management that are presented at the compensation committee’s meetings</text:p>
          </table:table-cell>
          <table:table-cell table:style-name="ce1" office:value-type="float" office:value="0.9949" calcext:value-type="float">
            <text:p>0.9949</text:p>
          </table:table-cell>
        </table:table-row>
        <table:table-row table:style-name="ro9">
          <table:table-cell table:style-name="ce1" office:value-type="string" calcext:value-type="string">
            <text:p>COMP_CON</text:p>
          </table:table-cell>
          <table:table-cell table:style-name="ce2" office:value-type="string" calcext:value-type="string">
            <text:p>In making this assessment, the compensation committee considered the independence factors enumerated in Rule 10C-1(b) under the Securities Exchange Act of 1934 and applicable Nasdaq listing standards, including the fact that FW Cook does not provide any other services to the company, the level of fees received from the company as a percentage of FW Cook’s total revenue, policies and procedures employed by FW Cook to prevent conflicts of interest, and whether the individual FW Cook advisers to the compensation committee own any stock of the company or have any business or personal relationships with members of the compensation committee or our executive officers</text:p>
          </table:table-cell>
          <table:table-cell table:style-name="ce1" office:value-type="float" office:value="0.9991" calcext:value-type="float">
            <text:p>0.9991</text:p>
          </table:table-cell>
        </table:table-row>
        <table:table-row table:style-name="ro1">
          <table:table-cell table:style-name="ce1" office:value-type="string" calcext:value-type="string">
            <text:p>COMP_CON</text:p>
          </table:table-cell>
          <table:table-cell table:style-name="ce2" office:value-type="string" calcext:value-type="string">
            <text:p>In June 2015, FW Cook delivered to our compensation committee the results of a competitive assessment of compensation for use in determining fiscal year 2016 target compensation for Mr. Rodriguez</text:p>
          </table:table-cell>
          <table:table-cell table:style-name="ce1" office:value-type="float" office:value="0.9773" calcext:value-type="float">
            <text:p>0.9773</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determined that the work of FW Cook did not raise any conflicts of interest in fiscal year 2016</text:p>
          </table:table-cell>
          <table:table-cell table:style-name="ce1" office:value-type="float" office:value="0.9988" calcext:value-type="float">
            <text:p>0.9988</text:p>
          </table:table-cell>
        </table:table-row>
        <table:table-row table:style-name="ro2">
          <table:table-cell table:style-name="ce1" office:value-type="string" calcext:value-type="string">
            <text:p>COMP_CON</text:p>
          </table:table-cell>
          <table:table-cell table:style-name="ce2" office:value-type="string" calcext:value-type="string">
            <text:p>Compensation Consultant The compensation committee has engaged FW Cook to provide assistance with the design of our compensation programs, the development of comparative market-based compensation data for the chief executive officer position and the determination of the chief executive officer’s target compensation awards</text:p>
          </table:table-cell>
          <table:table-cell table:style-name="ce1" office:value-type="float" office:value="0.9995" calcext:value-type="float">
            <text:p>0.9995</text:p>
          </table:table-cell>
        </table:table-row>
        <table:table-row table:style-name="ro2">
          <table:table-cell table:style-name="ce1" office:value-type="string" calcext:value-type="string">
            <text:p>COMP_CON</text:p>
          </table:table-cell>
          <table:table-cell table:style-name="ce2" office:value-type="string" calcext:value-type="string">
            <text:p>The specific matters on which FW Cook provided advice in fiscal year 2016 were the market trends and regulatory developments in executive compensation and the design of executive compensation programs and practices, including the changes to chief executive officer pay levels and reviewing long-term incentive guidelines</text:p>
          </table:table-cell>
          <table:table-cell table:style-name="ce1" office:value-type="float" office:value="0.9962" calcext:value-type="float">
            <text:p>0.9962</text:p>
          </table:table-cell>
        </table:table-row>
        <table:table-row table:style-name="ro2">
          <table:table-cell table:style-name="ce1" office:value-type="string" calcext:value-type="string">
            <text:p>COMP_CON</text:p>
          </table:table-cell>
          <table:table-cell table:style-name="ce2" office:value-type="string" calcext:value-type="string">
            <text:p>The customized peer group was developed with assistance from FW Cook based upon the following criteria: comparable business model, company size, executive talent sources, competition for investor capital, companies considered to be our peers by investors, and overall reasonableness</text:p>
          </table:table-cell>
          <table:table-cell table:style-name="ce1" office:value-type="float" office:value="0.9631" calcext:value-type="float">
            <text:p>0.9631</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determined and approved stock option grants for our chief executive officer as part of a review of his entire compensation package based on the guidance of its independent compensation consultant, FW Cook</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FW Cook also examined the mix of proposed performance-based stock awards and stock option grants for our named executive officers in fiscal year 2016 and confirmed that the proposals for the named executive officers were reasonable and customary, given the company’s size and structure</text:p>
          </table:table-cell>
          <table:table-cell table:style-name="ce1" office:value-type="float" office:value="0.8168" calcext:value-type="float">
            <text:p>0.8168</text:p>
          </table:table-cell>
        </table:table-row>
        <table:table-row table:style-name="ro2">
          <table:table-cell table:style-name="ce1" office:value-type="string" calcext:value-type="string">
            <text:p>SOCENV_INC</text:p>
          </table:table-cell>
          <table:table-cell table:style-name="ce2" office:value-type="string" calcext:value-type="string">
            <text:p>The compensation committee also considered third-party survey data (including the Radford Global Technology Survey, the Towers Watson ® <text:s/>U.S. General Industry Executive Database, the Hewitt Associates ® <text:s/>Executive Total Compensation by Industry Survey, the Mercer U.S. General Industry Executive Database and the Equilar Inc.</text:p>
          </table:table-cell>
          <table:table-cell table:style-name="ce1" office:value-type="float" office:value="0.1457" calcext:value-type="float">
            <text:p>0.1457</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also considered third-party survey data (including the Radford Global Technology Survey, the Towers Watson ® <text:s/>U.S. General Industry Executive Database, the Hewitt Associates ® <text:s/>Executive Total Compensation by Industry Survey, the Mercer U.S. General Industry Executive Database and the Equilar Inc.</text:p>
          </table:table-cell>
          <table:table-cell table:style-name="ce1" office:value-type="float" office:value="0.4689" calcext:value-type="float">
            <text:p>0.4689</text:p>
          </table:table-cell>
        </table:table-row>
        <table:table-row table:style-name="ro1">
          <table:table-cell table:style-name="ce1" office:value-type="string" calcext:value-type="string">
            <text:p>COMP_CON</text:p>
          </table:table-cell>
          <table:table-cell table:style-name="ce2" office:value-type="string" calcext:value-type="string">
            <text:p>Xerox Corporation In benchmarking the total cash and long-term incentive compensation for the named executive officers, the compensation committee reviewed the market compensation data from the customized peer group at its June 2015 meeting</text:p>
          </table:table-cell>
          <table:table-cell table:style-name="ce1" office:value-type="float" office:value="0.4048" calcext:value-type="float">
            <text:p>0.4048</text:p>
          </table:table-cell>
        </table:table-row>
        <table:table-row table:style-name="ro1">
          <table:table-cell table:style-name="ce1" office:value-type="string" calcext:value-type="string">
            <text:p>COMP_CON</text:p>
          </table:table-cell>
          <table:table-cell table:style-name="ce2" office:value-type="string" calcext:value-type="string">
            <text:p>We determine the amount based on the executive’s overall performance, level of responsibility, pay grade, competitive compensation practices data, and comparison to other company executives</text:p>
          </table:table-cell>
          <table:table-cell table:style-name="ce1" office:value-type="float" office:value="0.0555" calcext:value-type="float">
            <text:p>0.0555</text:p>
          </table:table-cell>
        </table:table-row>
        <table:table-row table:style-name="ro1">
          <table:table-cell table:style-name="ce1" office:value-type="string" calcext:value-type="string">
            <text:p>SOCENV_INC</text:p>
          </table:table-cell>
          <table:table-cell table:style-name="ce2" office:value-type="string" calcext:value-type="string">
            <text:p>Business Process Improvement: Continue to <text:s/>advance the implementation of our business process improvement program by demonstrating improvement in net promoter scores, achievement of cost savings goals, and implementation of planned initiatives</text:p>
          </table:table-cell>
          <table:table-cell table:style-name="ce1" office:value-type="float" office:value="0.4071" calcext:value-type="float">
            <text:p>0.4071</text:p>
          </table:table-cell>
        </table:table-row>
        <table:table-row table:style-name="ro1">
          <table:table-cell table:style-name="ce1" office:value-type="string" calcext:value-type="string">
            <text:p>COMP_CON</text:p>
          </table:table-cell>
          <table:table-cell table:style-name="ce2" office:value-type="string" calcext:value-type="string">
            <text:p>Based on its review and discussions with management, the compensation committee recommended to the board of directors that the Compensation Discussion and Analysis be included in the company’s 2016 proxy statement</text:p>
          </table:table-cell>
          <table:table-cell table:style-name="ce1" office:value-type="float" office:value="0.1728" calcext:value-type="float">
            <text:p>0.1728</text:p>
          </table:table-cell>
        </table:table-row>
        <table:table-row table:style-name="ro1">
          <table:table-cell table:style-name="ce1" office:value-type="string" calcext:value-type="string">
            <text:p>COMP_CON</text:p>
          </table:table-cell>
          <table:table-cell table:style-name="ce2" office:value-type="string" calcext:value-type="string">
            <text:p>In addition, the committee appointed Deloitte &amp; Touche LLP as the independent auditors for the company for the fiscal year 2017, subject to the ratification by the stockholders at the 2016 Annual Meeting of Stockholders</text:p>
          </table:table-cell>
          <table:table-cell table:style-name="ce1" office:value-type="float" office:value="0.5011" calcext:value-type="float">
            <text:p>0.5011</text:p>
          </table:table-cell>
        </table:table-row>
        <table:table-row table:style-name="ro6">
          <table:table-cell table:style-name="ce1" office:value-type="string" calcext:value-type="string">
            <text:p>COMP_CON</text:p>
          </table:table-cell>
          <table:table-cell table:style-name="ce2" office:value-type="string" calcext:value-type="string">
            <text:p>Item 04Item 04 <text:s text:c="7"/>raPficaPon of the selecPon of the independent registered public accounPng firmraPficaPon of the selecPon of the independent registered public accounPng firm √ √ <text:s/>The Board of Directors unanimously recommends that stockholders vote <text:s/>FORFOR <text:s/>the raPficaPon of the selecPon of Deloi[e &amp; Touche LLP as the independent registered public accounPng firm of the company for 2016</text:p>
          </table:table-cell>
          <table:table-cell table:style-name="ce1" office:value-type="float" office:value="0.8888" calcext:value-type="float">
            <text:p>0.8888</text:p>
          </table:table-cell>
        </table:table-row>
        <table:table-row table:style-name="ro3">
          <table:table-cell table:style-name="ce1" office:value-type="string" calcext:value-type="string">
            <text:p>SOCENV_INC</text:p>
          </table:table-cell>
          <table:table-cell table:style-name="ce2" office:value-type="string" calcext:value-type="string">
            <text:p>Dr. Draper has extensive experience serving as an advisor and as a director, including compensaPon commi[ee experience</text:p>
          </table:table-cell>
          <table:table-cell table:style-name="ce1" office:value-type="float" office:value="0.1382" calcext:value-type="float">
            <text:p>0.1382</text:p>
          </table:table-cell>
        </table:table-row>
        <table:table-row table:style-name="ro3">
          <table:table-cell table:style-name="ce1" office:value-type="string" calcext:value-type="string">
            <text:p>COMP_CON</text:p>
          </table:table-cell>
          <table:table-cell table:style-name="ce2" office:value-type="string" calcext:value-type="string">
            <text:p>In addiPon, Dr. Draper has had execuPve-level experience in a highly regulated industry environment</text:p>
          </table:table-cell>
          <table:table-cell table:style-name="ce1" office:value-type="float" office:value="0.0739" calcext:value-type="float">
            <text:p>0.0739</text:p>
          </table:table-cell>
        </table:table-row>
        <table:table-row table:style-name="ro3">
          <table:table-cell table:style-name="ce1" office:value-type="string" calcext:value-type="string">
            <text:p>SOCENV_INC</text:p>
          </table:table-cell>
          <table:table-cell table:style-name="ce2" office:value-type="string" calcext:value-type="string">
            <text:p>In addiPon, Dr. Draper has had execuPve-level experience in a highly regulated industry environment</text:p>
          </table:table-cell>
          <table:table-cell table:style-name="ce1" office:value-type="float" office:value="0.0506" calcext:value-type="float">
            <text:p>0.0506</text:p>
          </table:table-cell>
        </table:table-row>
        <table:table-row table:style-name="ro4">
          <table:table-cell table:style-name="ce1" office:value-type="string" calcext:value-type="string">
            <text:p>SOCENV_INC</text:p>
          </table:table-cell>
          <table:table-cell table:style-name="ce2" office:value-type="string" calcext:value-type="string">
            <text:p>He holds two Bachelor's degrees from Rice University and a Doctorate from Cornell University</text:p>
          </table:table-cell>
          <table:table-cell table:style-name="ce1" office:value-type="float" office:value="0.0714" calcext:value-type="float">
            <text:p>0.0714</text:p>
          </table:table-cell>
        </table:table-row>
        <table:table-row table:style-name="ro1">
          <table:table-cell table:style-name="ce1" office:value-type="string" calcext:value-type="string">
            <text:p>SOCENV_INC</text:p>
          </table:table-cell>
          <table:table-cell table:style-name="ce2" office:value-type="string" calcext:value-type="string">
            <text:p>Dr. Draper was chairman of the board of American Electric Power Company, Inc., or AEP, for 11 years unPl his rePrement from AEP in 2004, and served as president and chief execuPve officer of AEP from 1993 to 2003</text:p>
          </table:table-cell>
          <table:table-cell table:style-name="ce1" office:value-type="float" office:value="0.0567" calcext:value-type="float">
            <text:p>0.0567</text:p>
          </table:table-cell>
        </table:table-row>
        <table:table-row table:style-name="ro4">
          <table:table-cell table:style-name="ce1" office:value-type="string" calcext:value-type="string">
            <text:p>COMP_CON</text:p>
          </table:table-cell>
          <table:table-cell table:style-name="ce2" office:value-type="string" calcext:value-type="string">
            <text:p>Dr. Draper also serves on the University of Texas Engineering Advisory Board</text:p>
          </table:table-cell>
          <table:table-cell table:style-name="ce1" office:value-type="float" office:value="0.3507" calcext:value-type="float">
            <text:p>0.3507</text:p>
          </table:table-cell>
        </table:table-row>
        <table:table-row table:style-name="ro6">
          <table:table-cell table:style-name="ce1" office:value-type="string" calcext:value-type="string">
            <text:p>COMP_CON</text:p>
          </table:table-cell>
          <table:table-cell table:style-name="ce2" office:value-type="string" calcext:value-type="string">
            <text:p>Due <text:s/>to <text:s/>Mr. <text:s/>Cobb's <text:s/>qualificaPons <text:s/>and <text:s/>contribuPons <text:s/>to <text:s/>our <text:s/>board <text:s/>of <text:s/>directors, <text:s/>and <text:s/>pursuant <text:s/>to <text:s/>the company's <text:s/>Corporate <text:s/>Governance <text:s/>Guidelines <text:s/>and, <text:s/>specifically, <text:s/>the <text:s/>company's <text:s/>director <text:s/>rePrement <text:s/>and <text:s/>term <text:s/>limits, <text:s/>the <text:s/>board <text:s/>of directors has affirmaPvely determined it to be in the company's and stockholders' best interests that Mr. Cobb stand for re-elecPon notwithstanding that he has a[ained the age of 75</text:p>
          </table:table-cell>
          <table:table-cell table:style-name="ce1" office:value-type="float" office:value="0.1832" calcext:value-type="float">
            <text:p>0.1832</text:p>
          </table:table-cell>
        </table:table-row>
        <table:table-row table:style-name="ro6">
          <table:table-cell table:style-name="ce1" office:value-type="string" calcext:value-type="string">
            <text:p>SOCENV_INC</text:p>
          </table:table-cell>
          <table:table-cell table:style-name="ce2" office:value-type="string" calcext:value-type="string">
            <text:p>Due <text:s/>to <text:s/>Mr. <text:s/>Cobb's <text:s/>qualificaPons <text:s/>and <text:s/>contribuPons <text:s/>to <text:s/>our <text:s/>board <text:s/>of <text:s/>directors, <text:s/>and <text:s/>pursuant <text:s/>to <text:s/>the company's <text:s/>Corporate <text:s/>Governance <text:s/>Guidelines <text:s/>and, <text:s/>specifically, <text:s/>the <text:s/>company's <text:s/>director <text:s/>rePrement <text:s/>and <text:s/>term <text:s/>limits, <text:s/>the <text:s/>board <text:s/>of directors has affirmaPvely determined it to be in the company's and stockholders' best interests that Mr. Cobb stand for re-elecPon notwithstanding that he has a[ained the age of 75</text:p>
          </table:table-cell>
          <table:table-cell table:style-name="ce1" office:value-type="float" office:value="0.1505" calcext:value-type="float">
            <text:p>0.1505</text:p>
          </table:table-cell>
        </table:table-row>
        <table:table-row table:style-name="ro3">
          <table:table-cell table:style-name="ce1" office:value-type="string" calcext:value-type="string">
            <text:p>COMP_CON</text:p>
          </table:table-cell>
          <table:table-cell table:style-name="ce2" office:value-type="string" calcext:value-type="string">
            <text:p>Prior to that, he was a senior advisor for Thayer Capital Partners from September 1997 to April 1998</text:p>
          </table:table-cell>
          <table:table-cell table:style-name="ce1" office:value-type="float" office:value="0.1108" calcext:value-type="float">
            <text:p>0.1108</text:p>
          </table:table-cell>
        </table:table-row>
        <table:table-row table:style-name="ro1">
          <table:table-cell table:style-name="ce1" office:value-type="string" calcext:value-type="string">
            <text:p>SOCENV_INC</text:p>
          </table:table-cell>
          <table:table-cell table:style-name="ce2" office:value-type="string" calcext:value-type="string">
            <text:p>He spent 32 years as a pracPcing cerPfied public accountant for KPMG, LLP, including as the NaPonal Managing Partner – Financial Services and as a senior member of the firm's management commi[ee</text:p>
          </table:table-cell>
          <table:table-cell table:style-name="ce1" office:value-type="float" office:value="0.1476" calcext:value-type="float">
            <text:p>0.1476</text:p>
          </table:table-cell>
        </table:table-row>
        <table:table-row table:style-name="ro3">
          <table:table-cell table:style-name="ce1" office:value-type="string" calcext:value-type="string">
            <text:p>COMP_CON</text:p>
          </table:table-cell>
          <table:table-cell table:style-name="ce2" office:value-type="string" calcext:value-type="string">
            <text:p>Mr. Cobb has served as a business consultant and strategic advisor for a number of companies since 1996</text:p>
          </table:table-cell>
          <table:table-cell table:style-name="ce1" office:value-type="float" office:value="0.8464" calcext:value-type="float">
            <text:p>0.8464</text:p>
          </table:table-cell>
        </table:table-row>
        <table:table-row table:style-name="ro1">
          <table:table-cell table:style-name="ce1" office:value-type="string" calcext:value-type="string">
            <text:p>COMP_CON</text:p>
          </table:table-cell>
          <table:table-cell table:style-name="ce2" office:value-type="string" calcext:value-type="string">
            <text:p>Roger H. BallouRoger H. Ballou <text:s text:c="2"/>Audit Commi[ee <text:s text:c="2"/>NominaPng/Corporate Governance Commi[ee (Chair) <text:s text:c="2"/>ExecuPve Commi[ee <text:s text:c="2"/>Age: 64 Mr. <text:s/>Ballou <text:s/>has <text:s/>served <text:s/>as <text:s/>a <text:s/>director <text:s/>since <text:s/>February <text:s/>2001</text:p>
          </table:table-cell>
          <table:table-cell table:style-name="ce1" office:value-type="float" office:value="0.1215" calcext:value-type="float">
            <text:p>0.1215</text:p>
          </table:table-cell>
        </table:table-row>
        <table:table-row table:style-name="ro1">
          <table:table-cell table:style-name="ce1" office:value-type="string" calcext:value-type="string">
            <text:p>SOCENV_INC</text:p>
          </table:table-cell>
          <table:table-cell table:style-name="ce2" office:value-type="string" calcext:value-type="string">
            <text:p>Roger H. BallouRoger H. Ballou <text:s text:c="2"/>Audit Commi[ee <text:s text:c="2"/>NominaPng/Corporate Governance Commi[ee (Chair) <text:s text:c="2"/>ExecuPve Commi[ee <text:s text:c="2"/>Age: 64 Mr. <text:s/>Ballou <text:s/>has <text:s/>served <text:s/>as <text:s/>a <text:s/>director <text:s/>since <text:s/>February <text:s/>2001</text:p>
          </table:table-cell>
          <table:table-cell table:style-name="ce1" office:value-type="float" office:value="0.3396" calcext:value-type="float">
            <text:p>0.3396</text:p>
          </table:table-cell>
        </table:table-row>
        <table:table-row table:style-name="ro4">
          <table:table-cell table:style-name="ce1" office:value-type="string" calcext:value-type="string">
            <text:p>COMP_CON</text:p>
          </table:table-cell>
          <table:table-cell table:style-name="ce2" office:value-type="string" calcext:value-type="string">
            <text:p>He was a self-employed consultant from October 2000 to October 2001</text:p>
          </table:table-cell>
          <table:table-cell table:style-name="ce1" office:value-type="float" office:value="0.9877" calcext:value-type="float">
            <text:p>0.9877</text:p>
          </table:table-cell>
        </table:table-row>
        <table:table-row table:style-name="ro1">
          <table:table-cell table:style-name="ce1" office:value-type="string" calcext:value-type="string">
            <text:p>SOCENV_INC</text:p>
          </table:table-cell>
          <table:table-cell table:style-name="ce2" office:value-type="string" calcext:value-type="string">
            <text:p>Mr. Anderson has demonstrated execuPve leadership skills as well as having first-hand knowledge of Alliance Data and its industry based on his experience as a member of our board of directors since our incepPon in 1996</text:p>
          </table:table-cell>
          <table:table-cell table:style-name="ce1" office:value-type="float" office:value="0.0631" calcext:value-type="float">
            <text:p>0.0631</text:p>
          </table:table-cell>
        </table:table-row>
        <table:table-row table:style-name="ro6">
          <table:table-cell table:style-name="ce1" office:value-type="string" calcext:value-type="string">
            <text:p>COMP_CON</text:p>
          </table:table-cell>
          <table:table-cell table:style-name="ce2" office:value-type="string" calcext:value-type="string">
            <text:p>Due to Mr. Anderson's qualificaPons and contribuPons to our board of directors, and pursuant to the company's Corporate Governance Guidelines and, specifically, the company's director rePrement and term limits, the board of directors has affirmaPvely <text:s/>determined <text:s/>it <text:s/>to <text:s/>be <text:s/>in <text:s/>the <text:s/>company's <text:s/>and <text:s/>stockholders' <text:s/>best <text:s/>interests <text:s/>that <text:s/>Mr. <text:s/>Anderson <text:s/>stand <text:s/>for <text:s/>re-elecPon notwithstanding that he has a[ained the age of 75</text:p>
          </table:table-cell>
          <table:table-cell table:style-name="ce1" office:value-type="float" office:value="0.2416" calcext:value-type="float">
            <text:p>0.2416</text:p>
          </table:table-cell>
        </table:table-row>
        <table:table-row table:style-name="ro3">
          <table:table-cell table:style-name="ce1" office:value-type="string" calcext:value-type="string">
            <text:p>COMP_CON</text:p>
          </table:table-cell>
          <table:table-cell table:style-name="ce2" office:value-type="string" calcext:value-type="string">
            <text:p>He co-founded the investment firm Welsh, Carson, Anderson &amp; Stowe, or WCAS, and has been a general partner of WCAS since March 1979</text:p>
          </table:table-cell>
          <table:table-cell table:style-name="ce1" office:value-type="float" office:value="0.5223" calcext:value-type="float">
            <text:p>0.5223</text:p>
          </table:table-cell>
        </table:table-row>
        <table:table-row table:style-name="ro6">
          <table:table-cell table:style-name="ce1" office:value-type="string" calcext:value-type="string">
            <text:p>SOCENV_INC</text:p>
          </table:table-cell>
          <table:table-cell table:style-name="ce2" office:value-type="string" calcext:value-type="string">
            <text:p>Due to Mr. Anderson's qualificaPons and contribuPons to our board of directors, and pursuant to the company's Corporate Governance Guidelines and, specifically, the company's director rePrement and term limits, the board of directors has affirmaPvely <text:s/>determined <text:s/>it <text:s/>to <text:s/>be <text:s/>in <text:s/>the <text:s/>company's <text:s/>and <text:s/>stockholders' <text:s/>best <text:s/>interests <text:s/>that <text:s/>Mr. <text:s/>Anderson <text:s/>stand <text:s/>for <text:s/>re-elecPon notwithstanding that he has a[ained the age of 75</text:p>
          </table:table-cell>
          <table:table-cell table:style-name="ce1" office:value-type="float" office:value="0.1407" calcext:value-type="float">
            <text:p>0.1407</text:p>
          </table:table-cell>
        </table:table-row>
        <table:table-row table:style-name="ro1">
          <table:table-cell table:style-name="ce1" office:value-type="string" calcext:value-type="string">
            <text:p>SOCENV_INC</text:p>
          </table:table-cell>
          <table:table-cell table:style-name="ce2" office:value-type="string" calcext:value-type="string">
            <text:p>Ms. Tucker has demonstrated execuPve leadership skills at a large mulPnaPonal public company, including extensive knowledge of e-commerce and customer technology, customer service and corporate markePng strategies</text:p>
          </table:table-cell>
          <table:table-cell table:style-name="ce1" office:value-type="float" office:value="0.0962" calcext:value-type="float">
            <text:p>0.0962</text:p>
          </table:table-cell>
        </table:table-row>
        <table:table-row table:style-name="ro3">
          <table:table-cell table:style-name="ce1" office:value-type="string" calcext:value-type="string">
            <text:p>COMP_CON</text:p>
          </table:table-cell>
          <table:table-cell table:style-name="ce2" office:value-type="string" calcext:value-type="string">
            <text:p>Ms. Tucker has served as the founder and chief strategy officer for markePng consultancy firm, Calade Partners LLC since January 2014</text:p>
          </table:table-cell>
          <table:table-cell table:style-name="ce1" office:value-type="float" office:value="0.6312" calcext:value-type="float">
            <text:p>0.6312</text:p>
          </table:table-cell>
        </table:table-row>
        <table:table-row table:style-name="ro3">
          <table:table-cell table:style-name="ce1" office:value-type="string" calcext:value-type="string">
            <text:p>SOCENV_INC</text:p>
          </table:table-cell>
          <table:table-cell table:style-name="ce2" office:value-type="string" calcext:value-type="string">
            <text:p>Laurie A. TuckerLaurie A. Tucker <text:s text:c="2"/>NominaPng/Corporate Governance Commi[ee <text:s text:c="2"/>Age: 59 Ms. Tucker has served as a director since June 2015</text:p>
          </table:table-cell>
          <table:table-cell table:style-name="ce1" office:value-type="float" office:value="0.1968" calcext:value-type="float">
            <text:p>0.1968</text:p>
          </table:table-cell>
        </table:table-row>
        <table:table-row table:style-name="ro3">
          <table:table-cell table:style-name="ce1" office:value-type="string" calcext:value-type="string">
            <text:p>COMP_CON</text:p>
          </table:table-cell>
          <table:table-cell table:style-name="ce2" office:value-type="string" calcext:value-type="string">
            <text:p>Laurie A. TuckerLaurie A. Tucker <text:s text:c="2"/>NominaPng/Corporate Governance Commi[ee <text:s text:c="2"/>Age: 59 Ms. Tucker has served as a director since June 2015</text:p>
          </table:table-cell>
          <table:table-cell table:style-name="ce1" office:value-type="float" office:value="0.31" calcext:value-type="float">
            <text:p>0.31</text:p>
          </table:table-cell>
        </table:table-row>
        <table:table-row table:style-name="ro1">
          <table:table-cell table:style-name="ce1" office:value-type="string" calcext:value-type="string">
            <text:p>COMP_CON</text:p>
          </table:table-cell>
          <table:table-cell table:style-name="ce2" office:value-type="string" calcext:value-type="string">
            <text:p>Mr. Jensen was a director of Fiserv, Inc. from 1984 unPl 2007, of United Capital Financial <text:s/>Partners, <text:s/>Inc. <text:s/>from <text:s/>2008 <text:s/>unPl <text:s/>2013, <text:s/>and <text:s/>of <text:s/>Transfirst <text:s/>Group <text:s/>Holdings, <text:s/>Inc. <text:s/>from <text:s/>2009 <text:s/>unPl <text:s/>2014</text:p>
          </table:table-cell>
          <table:table-cell table:style-name="ce1" office:value-type="float" office:value="0.0697" calcext:value-type="float">
            <text:p>0.0697</text:p>
          </table:table-cell>
        </table:table-row>
        <table:table-row table:style-name="ro1">
          <table:table-cell table:style-name="ce1" office:value-type="string" calcext:value-type="string">
            <text:p>COMP_CON</text:p>
          </table:table-cell>
          <table:table-cell table:style-name="ce2" office:value-type="string" calcext:value-type="string">
            <text:p>Robert A. MinicucciRobert A. Minicucci <text:s text:c="2"/>Chair of the Board <text:s text:c="2"/>NominaPng/Corporate Governance Commi[ee <text:s text:c="2"/>CompensaPon Commi[ee <text:s text:c="2"/>ExecuPve Commi[ee <text:s text:c="2"/>Age: 63 Mr. Minicucci, chair of the board, has served as a director since August 1996</text:p>
          </table:table-cell>
          <table:table-cell table:style-name="ce1" office:value-type="float" office:value="0.3112" calcext:value-type="float">
            <text:p>0.3112</text:p>
          </table:table-cell>
        </table:table-row>
        <table:table-row table:style-name="ro1">
          <table:table-cell table:style-name="ce1" office:value-type="string" calcext:value-type="string">
            <text:p>SOCENV_INC</text:p>
          </table:table-cell>
          <table:table-cell table:style-name="ce2" office:value-type="string" calcext:value-type="string">
            <text:p>Robert A. MinicucciRobert A. Minicucci <text:s text:c="2"/>Chair of the Board <text:s text:c="2"/>NominaPng/Corporate Governance Commi[ee <text:s text:c="2"/>CompensaPon Commi[ee <text:s text:c="2"/>ExecuPve Commi[ee <text:s text:c="2"/>Age: 63 Mr. Minicucci, chair of the board, has served as a director since August 1996</text:p>
          </table:table-cell>
          <table:table-cell table:style-name="ce1" office:value-type="float" office:value="0.1026" calcext:value-type="float">
            <text:p>0.1026</text:p>
          </table:table-cell>
        </table:table-row>
        <table:table-row table:style-name="ro1">
          <table:table-cell table:style-name="ce1" office:value-type="string" calcext:value-type="string">
            <text:p>SOCENV_INC</text:p>
          </table:table-cell>
          <table:table-cell table:style-name="ce2" office:value-type="string" calcext:value-type="string">
            <text:p>Mr. Jensen possesses both strong academic credenPals as well as extensive execuPve leadership experience at a public company in a similar industry, including specifically an understanding of accounPng and finance issues</text:p>
          </table:table-cell>
          <table:table-cell table:style-name="ce1" office:value-type="float" office:value="0.0629" calcext:value-type="float">
            <text:p>0.0629</text:p>
          </table:table-cell>
        </table:table-row>
        <table:table-row table:style-name="ro1">
          <table:table-cell table:style-name="ce1" office:value-type="string" calcext:value-type="string">
            <text:p>COMP_CON</text:p>
          </table:table-cell>
          <table:table-cell table:style-name="ce2" office:value-type="string" calcext:value-type="string">
            <text:p>Mr. Minicucci joined Welsh, Carson, Anderson &amp; Stowe, or WCAS, in August 1993, served as a general partner of WCAS and conPnues to serve as a general partner for certain of the WCAS limited partnerships</text:p>
          </table:table-cell>
          <table:table-cell table:style-name="ce1" office:value-type="float" office:value="0.0699" calcext:value-type="float">
            <text:p>0.0699</text:p>
          </table:table-cell>
        </table:table-row>
        <table:table-row table:style-name="ro1">
          <table:table-cell table:style-name="ce1" office:value-type="string" calcext:value-type="string">
            <text:p>SOCENV_INC</text:p>
          </table:table-cell>
          <table:table-cell table:style-name="ce2" office:value-type="string" calcext:value-type="string">
            <text:p>Mr. <text:s/>Jensen <text:s/>holds <text:s/>a Bachelor's degree from Princeton University in Economics, an MBA from the University of Chicago in AccounPng, Economics and Finance and a Ph.D. from the University of Chicago in AccounPng, Economics and Finance</text:p>
          </table:table-cell>
          <table:table-cell table:style-name="ce1" office:value-type="float" office:value="0.2129" calcext:value-type="float">
            <text:p>0.2129</text:p>
          </table:table-cell>
        </table:table-row>
        <table:table-row table:style-name="ro3">
          <table:table-cell table:style-name="ce1" office:value-type="string" calcext:value-type="string">
            <text:p>COMP_CON</text:p>
          </table:table-cell>
          <table:table-cell table:style-name="ce2" office:value-type="string" calcext:value-type="string">
            <text:p>Mr. Jensen has served as a business consultant and strategic advisor for a number of companies since July 2006</text:p>
          </table:table-cell>
          <table:table-cell table:style-name="ce1" office:value-type="float" office:value="0.8683" calcext:value-type="float">
            <text:p>0.8683</text:p>
          </table:table-cell>
        </table:table-row>
        <table:table-row table:style-name="ro2">
          <table:table-cell table:style-name="ce1" office:value-type="string" calcext:value-type="string">
            <text:p>COMP_CON</text:p>
          </table:table-cell>
          <table:table-cell table:style-name="ce2" office:value-type="string" calcext:value-type="string">
            <text:p>He is currently chairman of the board of Children's Health System of Texas (parent company of Children's Medical Centers), serves on the board of trustees of The Shelton School of Dallas (for learning different children) as well as holding board posiPons in higher educaPon at Wesleyan University and Columbia Business School</text:p>
          </table:table-cell>
          <table:table-cell table:style-name="ce1" office:value-type="float" office:value="0.1082" calcext:value-type="float">
            <text:p>0.1082</text:p>
          </table:table-cell>
        </table:table-row>
        <table:table-row table:style-name="ro2">
          <table:table-cell table:style-name="ce1" office:value-type="string" calcext:value-type="string">
            <text:p>SOCENV_INC</text:p>
          </table:table-cell>
          <table:table-cell table:style-name="ce2" office:value-type="string" calcext:value-type="string">
            <text:p>He is currently chairman of the board of Children's Health System of Texas (parent company of Children's Medical Centers), serves on the board of trustees of The Shelton School of Dallas (for learning different children) as well as holding board posiPons in higher educaPon at Wesleyan University and Columbia Business School</text:p>
          </table:table-cell>
          <table:table-cell table:style-name="ce1" office:value-type="float" office:value="0.0569" calcext:value-type="float">
            <text:p>0.0569</text:p>
          </table:table-cell>
        </table:table-row>
        <table:table-row table:style-name="ro1">
          <table:table-cell table:style-name="ce1" office:value-type="string" calcext:value-type="string">
            <text:p>SOCENV_INC</text:p>
          </table:table-cell>
          <table:table-cell table:style-name="ce2" office:value-type="string" calcext:value-type="string">
            <text:p>The <text:s/>audit <text:s/>commi[ee <text:s/>includes <text:s/>three <text:s/>independent <text:s/>members <text:s/>of <text:s/>our <text:s/>board <text:s/>of <text:s/>directors, <text:s/>as <text:s/>such <text:s/>independence <text:s/>is <text:s/>defined <text:s/>by <text:s/>applicable requirements of the New York Stock Exchange ("NYSE"), the Sarbanes-Oxley Act of 2002 and rules and regulaPons of the SEC</text:p>
          </table:table-cell>
          <table:table-cell table:style-name="ce1" office:value-type="float" office:value="0.24" calcext:value-type="float">
            <text:p>0.24</text:p>
          </table:table-cell>
        </table:table-row>
        <table:table-row table:style-name="ro6">
          <table:table-cell table:style-name="ce1" office:value-type="string" calcext:value-type="string">
            <text:p>SOCENV_INC</text:p>
          </table:table-cell>
          <table:table-cell table:style-name="ce2" office:value-type="string" calcext:value-type="string">
            <text:p>Also, as discussed under the capPon "Risk Oversight FuncPon of the Board of Directors" below, the audit commi[ee has the primary responsibility to evaluate the risk informaPon provided by management and to report to the full board of directors those material strategic, financial, compliance, operaPonal and enterprise risks that the audit commi[ee believes appropriate for review by the full board of directors</text:p>
          </table:table-cell>
          <table:table-cell table:style-name="ce1" office:value-type="float" office:value="0.4301" calcext:value-type="float">
            <text:p>0.4301</text:p>
          </table:table-cell>
        </table:table-row>
        <table:table-row table:style-name="ro1">
          <table:table-cell table:style-name="ce1" office:value-type="string" calcext:value-type="string">
            <text:p>SOCENV_INC</text:p>
          </table:table-cell>
          <table:table-cell table:style-name="ce2" office:value-type="string" calcext:value-type="string">
            <text:p>The charters for each of these commi[ees, as well as our Corporate <text:s/>Governance <text:s/>Guidelines <text:s/>and <text:s/>our <text:s/>Codes <text:s/>of <text:s/>Ethics <text:s/>for <text:s/>our <text:s/>Senior <text:s/>Financial <text:s/>ExecuPves, <text:s/>CEO, <text:s/>Directors <text:s/>and <text:s/>employees, <text:s/>are <text:s/>posted <text:s/>on <text:s/>our <text:s/>web <text:s/>site <text:s/>at h[p://www.alliancedata.com</text:p>
          </table:table-cell>
          <table:table-cell table:style-name="ce1" office:value-type="float" office:value="0.6338" calcext:value-type="float">
            <text:p>0.6338</text:p>
          </table:table-cell>
        </table:table-row>
        <table:table-row table:style-name="ro3">
          <table:table-cell table:style-name="ce1" office:value-type="string" calcext:value-type="string">
            <text:p>COMP_CON</text:p>
          </table:table-cell>
          <table:table-cell table:style-name="ce2" office:value-type="string" calcext:value-type="string">
            <text:p>Our audit commi[ee members do not simultaneously serve on the audit commi[ees of more than two other public companies</text:p>
          </table:table-cell>
          <table:table-cell table:style-name="ce1" office:value-type="float" office:value="0.2497" calcext:value-type="float">
            <text:p>0.2497</text:p>
          </table:table-cell>
        </table:table-row>
        <table:table-row table:style-name="ro5">
          <table:table-cell table:style-name="ce1" office:value-type="string" calcext:value-type="string">
            <text:p>COMP_CON</text:p>
          </table:table-cell>
          <table:table-cell table:style-name="ce2" office:value-type="string" calcext:value-type="string">
            <text:p>In addiPon, the audit commi[ee has sole responsibility to: (1) prepare the audit commi[ee report required by the SecuriPes and Exchange Commission ("SEC") for inclusion in our annual proxy statement; (2) appoint, retain, compensate, evaluate and terminate our independent registered public accounPng firm; (3) approve audit and permissible non-audit services to be performed by our independent registered public accounPng firm; (4) review and approve related party transacPons; and (5) establish procedures for the receipt, retenPon and treatment of complaints received by the company regarding accounPng, internal accounPng controls or audiPng ma[ers, and the confidenPal, <text:s/>anonymous <text:s/>submission <text:s/>by <text:s/>employees <text:s/>of <text:s/>concerns <text:s/>regarding <text:s/>any <text:s/>quesPonable <text:s/>accounPng <text:s/>or <text:s/>audiPng <text:s/>ma[ers</text:p>
          </table:table-cell>
          <table:table-cell table:style-name="ce1" office:value-type="float" office:value="0.6222" calcext:value-type="float">
            <text:p>0.6222</text:p>
          </table:table-cell>
        </table:table-row>
        <table:table-row table:style-name="ro5">
          <table:table-cell table:style-name="ce1" office:value-type="string" calcext:value-type="string">
            <text:p>SOCENV_INC</text:p>
          </table:table-cell>
          <table:table-cell table:style-name="ce2" office:value-type="string" calcext:value-type="string">
            <text:p>In addiPon, the audit commi[ee has sole responsibility to: (1) prepare the audit commi[ee report required by the SecuriPes and Exchange Commission ("SEC") for inclusion in our annual proxy statement; (2) appoint, retain, compensate, evaluate and terminate our independent registered public accounPng firm; (3) approve audit and permissible non-audit services to be performed by our independent registered public accounPng firm; (4) review and approve related party transacPons; and (5) establish procedures for the receipt, retenPon and treatment of complaints received by the company regarding accounPng, internal accounPng controls or audiPng ma[ers, and the confidenPal, <text:s/>anonymous <text:s/>submission <text:s/>by <text:s/>employees <text:s/>of <text:s/>concerns <text:s/>regarding <text:s/>any <text:s/>quesPonable <text:s/>accounPng <text:s/>or <text:s/>audiPng <text:s/>ma[ers</text:p>
          </table:table-cell>
          <table:table-cell table:style-name="ce1" office:value-type="float" office:value="0.0566" calcext:value-type="float">
            <text:p>0.0566</text:p>
          </table:table-cell>
        </table:table-row>
        <table:table-row table:style-name="ro5">
          <table:table-cell table:style-name="ce1" office:value-type="string" calcext:value-type="string">
            <text:p>SOCENV_INC</text:p>
          </table:table-cell>
          <table:table-cell table:style-name="ce2" office:value-type="string" calcext:value-type="string">
            <text:p>Keith Cobb √ Chair <text:s text:c="6"/>E. Linn Draper, Jr., Ph.D. √ <text:s text:c="4"/>Chair <text:s text:c="2"/>Edward J. Heffernan <text:s text:c="8"/>√ Kenneth R. Jensen √ √ <text:s text:c="4"/>√ Robert A. Minicucci (Chair) √ <text:s text:c="2"/>√ √ √ Laurie A. Tucker √ <text:s text:c="2"/>√ <text:s text:c="6"/>Audit Commi[ee: Members: Roger H. Ballou D. Keith Cobb Kenneth R. Jensen <text:s text:c="2"/>Chair: D. Keith Cobb <text:s text:c="2"/>2015 MeePngs: <text:s/>12 <text:s text:c="2"/>2015 A[endance: <text:s/>97% The primary funcPon of the audit commi[ee is to assist our board of directors in fulfilling its oversight responsibiliPes by reviewing: (1) the integrity <text:s/>of <text:s/>our <text:s/>financial <text:s/>statements; <text:s/>(2) <text:s/>our <text:s/>compliance <text:s/>with <text:s/>legal <text:s/>and <text:s/>regulatory <text:s/>requirements; <text:s/>(3) <text:s/>the <text:s/>independent <text:s/>registered <text:s/>public accounPng firm's qualificaPons and independence; and (4) the performance of both our internal audit department and the independent registered public accounPng firm</text:p>
          </table:table-cell>
          <table:table-cell table:style-name="ce1" office:value-type="float" office:value="0.2893" calcext:value-type="float">
            <text:p>0.2893</text:p>
          </table:table-cell>
        </table:table-row>
        <table:table-row table:style-name="ro1">
          <table:table-cell table:style-name="ce1" office:value-type="string" calcext:value-type="string">
            <text:p>SOCENV_INC</text:p>
          </table:table-cell>
          <table:table-cell table:style-name="ce2" office:value-type="string" calcext:value-type="string">
            <text:p>Our board of directors presently has four regular commi[ees, consisPng of the audit commi[ee, the compensaPon commi[ee, the nominaPng/corporate governance commi[ee and the execuPve commi[ee</text:p>
          </table:table-cell>
          <table:table-cell table:style-name="ce1" office:value-type="float" office:value="0.0753" calcext:value-type="float">
            <text:p>0.0753</text:p>
          </table:table-cell>
        </table:table-row>
        <table:table-row table:style-name="ro2">
          <table:table-cell table:style-name="ce1" office:value-type="string" calcext:value-type="string">
            <text:p>COMP_CON</text:p>
          </table:table-cell>
          <table:table-cell table:style-name="ce2" office:value-type="string" calcext:value-type="string">
            <text:p>First, on a periodic basis, the nominaPng/corporate governance commi[ee solicits ideas for possible candidates from a number of sources — members of our board of directors, individuals personally known to either our senior level execuPves or the members of the board of directors, and research, including database or Internet searches</text:p>
          </table:table-cell>
          <table:table-cell table:style-name="ce1" office:value-type="float" office:value="0.0616" calcext:value-type="float">
            <text:p>0.0616</text:p>
          </table:table-cell>
        </table:table-row>
        <table:table-row table:style-name="ro2">
          <table:table-cell table:style-name="ce1" office:value-type="string" calcext:value-type="string">
            <text:p>SOCENV_INC</text:p>
          </table:table-cell>
          <table:table-cell table:style-name="ce2" office:value-type="string" calcext:value-type="string">
            <text:p>First, on a periodic basis, the nominaPng/corporate governance commi[ee solicits ideas for possible candidates from a number of sources — members of our board of directors, individuals personally known to either our senior level execuPves or the members of the board of directors, and research, including database or Internet searches</text:p>
          </table:table-cell>
          <table:table-cell table:style-name="ce1" office:value-type="float" office:value="0.0653" calcext:value-type="float">
            <text:p>0.0653</text:p>
          </table:table-cell>
        </table:table-row>
        <table:table-row table:style-name="ro2">
          <table:table-cell table:style-name="ce1" office:value-type="string" calcext:value-type="string">
            <text:p>COMP_CON</text:p>
          </table:table-cell>
          <table:table-cell table:style-name="ce2" office:value-type="string" calcext:value-type="string">
            <text:p>The nominaPng/corporate governance commi[ee also reviews and monitors the size and composiPon of the board of directors and its commi[ees to ensure that the requisite number of directors are "independent directors," "non-employee directors" and "outside directors" within the meaning of any rules and laws applicable to us</text:p>
          </table:table-cell>
          <table:table-cell table:style-name="ce1" office:value-type="float" office:value="0.1244" calcext:value-type="float">
            <text:p>0.1244</text:p>
          </table:table-cell>
        </table:table-row>
        <table:table-row table:style-name="ro1">
          <table:table-cell table:style-name="ce1" office:value-type="string" calcext:value-type="string">
            <text:p>SOCENV_INC</text:p>
          </table:table-cell>
          <table:table-cell table:style-name="ce2" office:value-type="string" calcext:value-type="string">
            <text:p>The nominaPng/corporate governance commi[ee has two primary methods, other than those proposed by our stockholders, as discussed below, for idenPfying new candidates for possible inclusion in our recommended slate of director nominees</text:p>
          </table:table-cell>
          <table:table-cell table:style-name="ce1" office:value-type="float" office:value="0.129" calcext:value-type="float">
            <text:p>0.129</text:p>
          </table:table-cell>
        </table:table-row>
        <table:table-row table:style-name="ro2">
          <table:table-cell table:style-name="ce1" office:value-type="string" calcext:value-type="string">
            <text:p>SOCENV_INC</text:p>
          </table:table-cell>
          <table:table-cell table:style-name="ce2" office:value-type="string" calcext:value-type="string">
            <text:p>The nominaPng/corporate governance commi[ee reviews with the board of directors the <text:s/>desired <text:s/>experience, <text:s/>mix <text:s/>of <text:s/>skills <text:s/>and <text:s/>other <text:s/>qualiPes, <text:s/>including <text:s/>diversity <text:s/>of <text:s/>race/ethnicity <text:s/>and <text:s/>gender, <text:s/>to <text:s/>assure <text:s/>appropriate <text:s/>board <text:s/>of directors <text:s/>composiPon, <text:s/>taking <text:s/>into <text:s/>account <text:s/>the <text:s/>current <text:s/>directors <text:s/>and <text:s/>the <text:s/>specific <text:s/>needs <text:s/>of <text:s/>our <text:s/>company <text:s/>and <text:s/>the <text:s/>board <text:s/>of <text:s/>directors</text:p>
          </table:table-cell>
          <table:table-cell table:style-name="ce1" office:value-type="float" office:value="0.7186" calcext:value-type="float">
            <text:p>0.7186</text:p>
          </table:table-cell>
        </table:table-row>
        <table:table-row table:style-name="ro2">
          <table:table-cell table:style-name="ce1" office:value-type="string" calcext:value-type="string">
            <text:p>COMP_CON</text:p>
          </table:table-cell>
          <table:table-cell table:style-name="ce2" office:value-type="string" calcext:value-type="string">
            <text:p>The nominaPng/corporate governance commi[ee reviews with the board of directors the <text:s/>desired <text:s/>experience, <text:s/>mix <text:s/>of <text:s/>skills <text:s/>and <text:s/>other <text:s/>qualiPes, <text:s/>including <text:s/>diversity <text:s/>of <text:s/>race/ethnicity <text:s/>and <text:s/>gender, <text:s/>to <text:s/>assure <text:s/>appropriate <text:s/>board <text:s/>of directors <text:s/>composiPon, <text:s/>taking <text:s/>into <text:s/>account <text:s/>the <text:s/>current <text:s/>directors <text:s/>and <text:s/>the <text:s/>specific <text:s/>needs <text:s/>of <text:s/>our <text:s/>company <text:s/>and <text:s/>the <text:s/>board <text:s/>of <text:s/>directors</text:p>
          </table:table-cell>
          <table:table-cell table:style-name="ce1" office:value-type="float" office:value="0.0532" calcext:value-type="float">
            <text:p>0.0532</text:p>
          </table:table-cell>
        </table:table-row>
        <table:table-row table:style-name="ro12">
          <table:table-cell table:style-name="ce1" office:value-type="string" calcext:value-type="string">
            <text:p>SOCENV_INC</text:p>
          </table:table-cell>
          <table:table-cell table:style-name="ce2" office:value-type="string" calcext:value-type="string">
            <text:p>NominaPng/Corporate Governance Commi[ee: Members: Roger H. Ballou Robert A. Minicucci Laurie A. Tucker <text:s text:c="2"/>Chair: Roger H. Ballou <text:s text:c="2"/>2015 MeePngs: <text:s/>4 <text:s text:c="2"/>2015 A[endance: <text:s/>100% The primary funcPons of the nominaPng/corporate governance commi[ee are to: (1) assist the board of directors by idenPfying individuals qualified to become board members and to recommend to the board of directors the director nominees for the next annual meePng of stockholders <text:s/>(or <text:s/>to <text:s/>fill <text:s/>vacancies); <text:s/>(2) <text:s/>recommend <text:s/>to <text:s/>the <text:s/>board <text:s/>of <text:s/>directors <text:s/>the <text:s/>director <text:s/>nominees <text:s/>for <text:s/>each <text:s/>commi[ee; <text:s/>(3) <text:s/>develop <text:s/>and recommend to the board of directors a set of corporate governance principles applicable to us and to re-evaluate these principles on an annual basis; and (4) lead the board of directors in its annual review of both the board of directors' performance and the Corporate Governance Guidelines</text:p>
          </table:table-cell>
          <table:table-cell table:style-name="ce1" office:value-type="float" office:value="0.0644" calcext:value-type="float">
            <text:p>0.0644</text:p>
          </table:table-cell>
        </table:table-row>
        <table:table-row table:style-name="ro12">
          <table:table-cell table:style-name="ce1" office:value-type="string" calcext:value-type="string">
            <text:p>COMP_CON</text:p>
          </table:table-cell>
          <table:table-cell table:style-name="ce2" office:value-type="string" calcext:value-type="string">
            <text:p>NominaPng/Corporate Governance Commi[ee: Members: Roger H. Ballou Robert A. Minicucci Laurie A. Tucker <text:s text:c="2"/>Chair: Roger H. Ballou <text:s text:c="2"/>2015 MeePngs: <text:s/>4 <text:s text:c="2"/>2015 A[endance: <text:s/>100% The primary funcPons of the nominaPng/corporate governance commi[ee are to: (1) assist the board of directors by idenPfying individuals qualified to become board members and to recommend to the board of directors the director nominees for the next annual meePng of stockholders <text:s/>(or <text:s/>to <text:s/>fill <text:s/>vacancies); <text:s/>(2) <text:s/>recommend <text:s/>to <text:s/>the <text:s/>board <text:s/>of <text:s/>directors <text:s/>the <text:s/>director <text:s/>nominees <text:s/>for <text:s/>each <text:s/>commi[ee; <text:s/>(3) <text:s/>develop <text:s/>and recommend to the board of directors a set of corporate governance principles applicable to us and to re-evaluate these principles on an annual basis; and (4) lead the board of directors in its annual review of both the board of directors' performance and the Corporate Governance Guidelines</text:p>
          </table:table-cell>
          <table:table-cell table:style-name="ce1" office:value-type="float" office:value="0.4721" calcext:value-type="float">
            <text:p>0.4721</text:p>
          </table:table-cell>
        </table:table-row>
        <table:table-row table:style-name="ro1">
          <table:table-cell table:style-name="ce1" office:value-type="string" calcext:value-type="string">
            <text:p>COMP_CON</text:p>
          </table:table-cell>
          <table:table-cell table:style-name="ce2" office:value-type="string" calcext:value-type="string">
            <text:p>The compensaPon commi[ee has considered and assessed all relevant factors, including, but not limited to, those set forth in Rule 10C-1(b)(4)(i) through (vi) under the SecuriPes Exchange Act of 1934, as amended, that could give rise to a potenPal conflict of interest with respect to Meridian</text:p>
          </table:table-cell>
          <table:table-cell table:style-name="ce1" office:value-type="float" office:value="0.4452" calcext:value-type="float">
            <text:p>0.4452</text:p>
          </table:table-cell>
        </table:table-row>
        <table:table-row table:style-name="ro1">
          <table:table-cell table:style-name="ce1" office:value-type="string" calcext:value-type="string">
            <text:p>SOCENV_INC</text:p>
          </table:table-cell>
          <table:table-cell table:style-name="ce2" office:value-type="string" calcext:value-type="string">
            <text:p>The compensaPon commi[ee has considered and assessed all relevant factors, including, but not limited to, those set forth in Rule 10C-1(b)(4)(i) through (vi) under the SecuriPes Exchange Act of 1934, as amended, that could give rise to a potenPal conflict of interest with respect to Meridian</text:p>
          </table:table-cell>
          <table:table-cell table:style-name="ce1" office:value-type="float" office:value="0.0944" calcext:value-type="float">
            <text:p>0.0944</text:p>
          </table:table-cell>
        </table:table-row>
        <table:table-row table:style-name="ro3">
          <table:table-cell table:style-name="ce1" office:value-type="string" calcext:value-type="string">
            <text:p>COMP_CON</text:p>
          </table:table-cell>
          <table:table-cell table:style-name="ce2" office:value-type="string" calcext:value-type="string">
            <text:p>In parPcular, Meridian assisted the compensaPon commi[ee in 2015 with compePPve market analysis, peer assessment, consultaPon and review of compensaPon policies and pracPces</text:p>
          </table:table-cell>
          <table:table-cell table:style-name="ce1" office:value-type="float" office:value="0.991" calcext:value-type="float">
            <text:p>0.991</text:p>
          </table:table-cell>
        </table:table-row>
        <table:table-row table:style-name="ro3">
          <table:table-cell table:style-name="ce1" office:value-type="string" calcext:value-type="string">
            <text:p>COMP_CON</text:p>
          </table:table-cell>
          <table:table-cell table:style-name="ce2" office:value-type="string" calcext:value-type="string">
            <text:p>Based on this review, we are not aware of any conflict of interest that has been raised by the work performed by Meridian</text:p>
          </table:table-cell>
          <table:table-cell table:style-name="ce1" office:value-type="float" office:value="0.9723" calcext:value-type="float">
            <text:p>0.9723</text:p>
          </table:table-cell>
        </table:table-row>
        <table:table-row table:style-name="ro3">
          <table:table-cell table:style-name="ce1" office:value-type="string" calcext:value-type="string">
            <text:p>COMP_CON</text:p>
          </table:table-cell>
          <table:table-cell table:style-name="ce2" office:value-type="string" calcext:value-type="string">
            <text:p>In <text:s/>2015, <text:s/>the <text:s/>compensaPon <text:s/>commi[ee <text:s/>directly <text:s/>engaged <text:s/>the <text:s/>assistance <text:s/>of <text:s/>an <text:s/>external <text:s/>execuPve <text:s/>compensaPon <text:s/>consultant, <text:s/>Meridian CompensaPon Partners, LLC ("Meridian")</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Meridian was selected as the advisor to the compensaPon commi[ee based on industry knowledge and their overall breadth of experience in advising on ma[ers of execuPve compensaPon</text:p>
          </table:table-cell>
          <table:table-cell table:style-name="ce1" office:value-type="float" office:value="0.9225" calcext:value-type="float">
            <text:p>0.9225</text:p>
          </table:table-cell>
        </table:table-row>
        <table:table-row table:style-name="ro4">
          <table:table-cell table:style-name="ce1" office:value-type="string" calcext:value-type="string">
            <text:p>COMP_CON</text:p>
          </table:table-cell>
          <table:table-cell table:style-name="ce2" office:value-type="string" calcext:value-type="string">
            <text:p>Prior to that, she was with Ernst &amp; Young LLP from 1993 to 1997</text:p>
          </table:table-cell>
          <table:table-cell table:style-name="ce1" office:value-type="float" office:value="0.1372" calcext:value-type="float">
            <text:p>0.1372</text:p>
          </table:table-cell>
        </table:table-row>
        <table:table-row table:style-name="ro3">
          <table:table-cell table:style-name="ce1" office:value-type="string" calcext:value-type="string">
            <text:p>SOCENV_INC</text:p>
          </table:table-cell>
          <table:table-cell table:style-name="ce2" office:value-type="string" calcext:value-type="string">
            <text:p>Ms. SanPllan has served in various capaciPes of increasing responsibility, most recently as vice president, finance since October 2007 and senior vice president, finance since December 2009</text:p>
          </table:table-cell>
          <table:table-cell table:style-name="ce1" office:value-type="float" office:value="0.0516" calcext:value-type="float">
            <text:p>0.0516</text:p>
          </table:table-cell>
        </table:table-row>
        <table:table-row table:style-name="ro1">
          <table:table-cell table:style-name="ce1" office:value-type="string" calcext:value-type="string">
            <text:p>COMP_CON</text:p>
          </table:table-cell>
          <table:table-cell table:style-name="ce2" office:value-type="string" calcext:value-type="string">
            <text:p>Before joining us, Ms. Miller held a similar role with Experian, and prior to that she held several posiPons with Experian where she gained increasing responsibility in sales and client services roles during her 22 years of service</text:p>
          </table:table-cell>
          <table:table-cell table:style-name="ce1" office:value-type="float" office:value="0.1479" calcext:value-type="float">
            <text:p>0.1479</text:p>
          </table:table-cell>
        </table:table-row>
        <table:table-row table:style-name="ro3">
          <table:table-cell table:style-name="ce1" office:value-type="string" calcext:value-type="string">
            <text:p>SOCENV_INC</text:p>
          </table:table-cell>
          <table:table-cell table:style-name="ce2" office:value-type="string" calcext:value-type="string">
            <text:p>from Southern Methodist University Dedman School of Law, where he served as Editor-in-Chief of the SMU Law Review</text:p>
          </table:table-cell>
          <table:table-cell table:style-name="ce1" office:value-type="float" office:value="0.1775" calcext:value-type="float">
            <text:p>0.1775</text:p>
          </table:table-cell>
        </table:table-row>
        <table:table-row table:style-name="ro3">
          <table:table-cell table:style-name="ce1" office:value-type="string" calcext:value-type="string">
            <text:p>COMP_CON</text:p>
          </table:table-cell>
          <table:table-cell table:style-name="ce2" office:value-type="string" calcext:value-type="string">
            <text:p>Before joining us, Mr. Motes was with Akin, Gump, Strauss, Hauer &amp; Feld, LLP for nearly 20 years, and was the partner and lead relaPonship manager for Alliance Data</text:p>
          </table:table-cell>
          <table:table-cell table:style-name="ce1" office:value-type="float" office:value="0.1319" calcext:value-type="float">
            <text:p>0.1319</text:p>
          </table:table-cell>
        </table:table-row>
        <table:table-row table:style-name="ro3">
          <table:table-cell table:style-name="ce1" office:value-type="string" calcext:value-type="string">
            <text:p>SOCENV_INC</text:p>
          </table:table-cell>
          <table:table-cell table:style-name="ce2" office:value-type="string" calcext:value-type="string">
            <text:p>Before joining us, Mr. Motes was with Akin, Gump, Strauss, Hauer &amp; Feld, LLP for nearly 20 years, and was the partner and lead relaPonship manager for Alliance Data</text:p>
          </table:table-cell>
          <table:table-cell table:style-name="ce1" office:value-type="float" office:value="0.1091" calcext:value-type="float">
            <text:p>0.1091</text:p>
          </table:table-cell>
        </table:table-row>
        <table:table-row table:style-name="ro1">
          <table:table-cell table:style-name="ce1" office:value-type="string" calcext:value-type="string">
            <text:p>COMP_CON</text:p>
          </table:table-cell>
          <table:table-cell table:style-name="ce2" office:value-type="string" calcext:value-type="string">
            <text:p>Meridian collected, analyzed and presented comprehensive market data, including base salary and target short- and long-term incenPve amounts, for each member of our execuPve commi[ee of management, including our NEOs, from both published proxy data and proprietary data sources</text:p>
          </table:table-cell>
          <table:table-cell table:style-name="ce1" office:value-type="float" office:value="0.5961" calcext:value-type="float">
            <text:p>0.5961</text:p>
          </table:table-cell>
        </table:table-row>
        <table:table-row table:style-name="ro1">
          <table:table-cell table:style-name="ce1" office:value-type="string" calcext:value-type="string">
            <text:p>SOCENV_INC</text:p>
          </table:table-cell>
          <table:table-cell table:style-name="ce2" office:value-type="string" calcext:value-type="string">
            <text:p>Meridian collected, analyzed and presented comprehensive market data, including base salary and target short- and long-term incenPve amounts, for each member of our execuPve commi[ee of management, including our NEOs, from both published proxy data and proprietary data sources</text:p>
          </table:table-cell>
          <table:table-cell table:style-name="ce1" office:value-type="float" office:value="0.0904" calcext:value-type="float">
            <text:p>0.0904</text:p>
          </table:table-cell>
        </table:table-row>
        <table:table-row table:style-name="ro1">
          <table:table-cell table:style-name="ce1" office:value-type="string" calcext:value-type="string">
            <text:p>COMP_CON</text:p>
          </table:table-cell>
          <table:table-cell table:style-name="ce2" office:value-type="string" calcext:value-type="string">
            <text:p>The compensaPon commi[ee has considered and assessed all relevant factors, including, but not limited to, those set forth in Rule 10C-1(b)(4)(i) through (vi) under the SecuriPes Exchange Act of 1934, as amended, that could give rise to a potenPal conflict of interest with respect to Meridian</text:p>
          </table:table-cell>
          <table:table-cell table:style-name="ce1" office:value-type="float" office:value="0.4452" calcext:value-type="float">
            <text:p>0.4452</text:p>
          </table:table-cell>
        </table:table-row>
        <table:table-row table:style-name="ro3">
          <table:table-cell table:style-name="ce1" office:value-type="string" calcext:value-type="string">
            <text:p>COMP_CON</text:p>
          </table:table-cell>
          <table:table-cell table:style-name="ce2" office:value-type="string" calcext:value-type="string">
            <text:p>Meridian reviewed the compensaPon pracPces at the proxy peer companies set forth below, with whom we compete for business and talent</text:p>
          </table:table-cell>
          <table:table-cell table:style-name="ce1" office:value-type="float" office:value="0.9427" calcext:value-type="float">
            <text:p>0.9427</text:p>
          </table:table-cell>
        </table:table-row>
        <table:table-row table:style-name="ro1">
          <table:table-cell table:style-name="ce1" office:value-type="string" calcext:value-type="string">
            <text:p>SOCENV_INC</text:p>
          </table:table-cell>
          <table:table-cell table:style-name="ce2" office:value-type="string" calcext:value-type="string">
            <text:p>The compensaPon commi[ee has considered and assessed all relevant factors, including, but not limited to, those set forth in Rule 10C-1(b)(4)(i) through (vi) under the SecuriPes Exchange Act of 1934, as amended, that could give rise to a potenPal conflict of interest with respect to Meridian</text:p>
          </table:table-cell>
          <table:table-cell table:style-name="ce1" office:value-type="float" office:value="0.0944" calcext:value-type="float">
            <text:p>0.0944</text:p>
          </table:table-cell>
        </table:table-row>
        <table:table-row table:style-name="ro3">
          <table:table-cell table:style-name="ce1" office:value-type="string" calcext:value-type="string">
            <text:p>COMP_CON</text:p>
          </table:table-cell>
          <table:table-cell table:style-name="ce2" office:value-type="string" calcext:value-type="string">
            <text:p>Based on its analysis, the compensaPon commi[ee did not make any changes to the execuPve compensaPon program or policies as a direct result of the 2015 "say-on-pay" advisory vote</text:p>
          </table:table-cell>
          <table:table-cell table:style-name="ce1" office:value-type="float" office:value="0.6333" calcext:value-type="float">
            <text:p>0.6333</text:p>
          </table:table-cell>
        </table:table-row>
        <table:table-row table:style-name="ro3">
          <table:table-cell table:style-name="ce1" office:value-type="string" calcext:value-type="string">
            <text:p>COMP_CON</text:p>
          </table:table-cell>
          <table:table-cell table:style-name="ce2" office:value-type="string" calcext:value-type="string">
            <text:p>Meridian was selected as the advisor to the compensaPon commi[ee based on industry knowledge and their overall breadth of experience in advising on ma[ers of execuPve compensaPon</text:p>
          </table:table-cell>
          <table:table-cell table:style-name="ce1" office:value-type="float" office:value="0.9225" calcext:value-type="float">
            <text:p>0.9225</text:p>
          </table:table-cell>
        </table:table-row>
        <table:table-row table:style-name="ro3">
          <table:table-cell table:style-name="ce1" office:value-type="string" calcext:value-type="string">
            <text:p>COMP_CON</text:p>
          </table:table-cell>
          <table:table-cell table:style-name="ce2" office:value-type="string" calcext:value-type="string">
            <text:p>2015 <text:s/>"Say-on-Pay" <text:s/>Advisory <text:s/>Vote <text:s/>on <text:s/>ExecuPve <text:s/>CompensaPon2015 <text:s/>"Say-on-Pay" <text:s/>Advisory <text:s/>Vote <text:s/>on <text:s/>ExecuPve <text:s/>CompensaPon</text:p>
          </table:table-cell>
          <table:table-cell table:style-name="ce1" office:value-type="float" office:value="0.9209" calcext:value-type="float">
            <text:p>0.9209</text:p>
          </table:table-cell>
        </table:table-row>
        <table:table-row table:style-name="ro7">
          <table:table-cell table:style-name="ce1" office:value-type="string" calcext:value-type="string">
            <text:p>COMP_CON</text:p>
          </table:table-cell>
          <table:table-cell table:style-name="ce2" office:value-type="string" calcext:value-type="string">
            <text:p>The compensaPon commi[ee evaluated the results of the 2015 "say-on-pay" advisory vote together with the other factors <text:s/>discussed <text:s/>in <text:s/>this <text:s/>CompensaPon <text:s/>Discussion <text:s/>&amp; <text:s/>Analysis, <text:s/>including <text:s/>the <text:s/>commi[ee's <text:s/>assessment <text:s/>of <text:s/>retenPon <text:s/>of <text:s/>execuPves, <text:s/>alignment <text:s/>of performance targets with growth and profitability objecPves, evaluaPon of our execuPve compensaPon program by external consultants with respect to pay pracPces of our proxy peer companies, each of which is evaluated in the context of the commi[ee's fiduciary duty to act as such directors determine is in the best interests of our stockholders</text:p>
          </table:table-cell>
          <table:table-cell table:style-name="ce1" office:value-type="float" office:value="0.8519" calcext:value-type="float">
            <text:p>0.8519</text:p>
          </table:table-cell>
        </table:table-row>
        <table:table-row table:style-name="ro1">
          <table:table-cell table:style-name="ce1" office:value-type="string" calcext:value-type="string">
            <text:p>SOCENV_INC</text:p>
          </table:table-cell>
          <table:table-cell table:style-name="ce2" office:value-type="string" calcext:value-type="string">
            <text:p>("BrandLoyalty"); and (5) inclusion of revenue a[ributable to our minority ownership in CBSM-Companhia Brasileira De Services De MarkePng ("CBSM"), which operates the dotz coaliPon loyalty program in Brazil</text:p>
          </table:table-cell>
          <table:table-cell table:style-name="ce1" office:value-type="float" office:value="0.1129" calcext:value-type="float">
            <text:p>0.1129</text:p>
          </table:table-cell>
        </table:table-row>
        <table:table-row table:style-name="ro2">
          <table:table-cell table:style-name="ce1" office:value-type="string" calcext:value-type="string">
            <text:p>COMP_CON</text:p>
          </table:table-cell>
          <table:table-cell table:style-name="ce2" office:value-type="string" calcext:value-type="string">
            <text:p>In determining the appropriate base salary, the compensaPon commi[ee also considers, among other factors, the nature and responsibility of the posiPon and, to the extent available, salary norms for persons in comparable posiPons at our proxy peer companies; the experPse of the individual; and the compePPveness in the market for the execuPve officer's services</text:p>
          </table:table-cell>
          <table:table-cell table:style-name="ce1" office:value-type="float" office:value="0.1689" calcext:value-type="float">
            <text:p>0.1689</text:p>
          </table:table-cell>
        </table:table-row>
        <table:table-row table:style-name="ro10">
          <table:table-cell table:style-name="ce1" office:value-type="string" calcext:value-type="string">
            <text:p>SOCENV_INC</text:p>
          </table:table-cell>
          <table:table-cell table:style-name="ce2" office:value-type="string" calcext:value-type="string">
            <text:p>Non-Equity IncenPve Plan:2015 LoyaltyOne Performance for the Non-Equity IncenPve Plan: ComponentsComponents <text:s text:c="2"/>TargetTarget PerformancePerformance <text:s text:c="4"/>WeighPngWeighPng <text:s text:c="4"/>PerformancePerformance <text:s text:c="4"/>AchievementAchievement LevelLevel <text:s text:c="4"/>PayoutPayout LevelLevel <text:s text:c="4"/>WeightedWeighted Payout LevelPayout Level <text:s text:c="2"/>Consolidated EBT <text:s text:c="2"/>$ 972,000,000 <text:s text:c="6"/>20.0% <text:s text:c="2"/>$ 972,700,000 <text:s text:c="6"/>100.1% <text:s text:c="4"/>100.4% <text:s text:c="4"/>20.1% LoyaltyOne Revenue <text:s text:c="2"/>$ 1,402,000,000 <text:s text:c="6"/>20.0% <text:s text:c="2"/>$ 1,387,500,000 <text:s text:c="6"/>99.0% <text:s text:c="4"/>93.0% <text:s text:c="4"/>18.6% LoyaltyOne EBT <text:s text:c="2"/>$ 241,000,000 <text:s text:c="6"/>60.0% <text:s text:c="2"/>$ 221,200,000 <text:s text:c="6"/>91.8% <text:s text:c="4"/>30.0% <text:s text:c="4"/>18.0% Total:Total: <text:s text:c="11"/>100.0100.0%% <text:s text:c="27"/>56.756.7%% The target non-equity incenPve plan compensaPon for each of Edward J. Heffernan, Charles L. Horn, Bryan J. Kennedy, Melisa A. Miller and Bryan A. Pearson is set forth in the first column of the following table and represents approximately 150%, 100%, 100%, 100% and 100% of their respecPve base salaries</text:p>
          </table:table-cell>
          <table:table-cell table:style-name="ce1" office:value-type="float" office:value="0.5252" calcext:value-type="float">
            <text:p>0.5252</text:p>
          </table:table-cell>
        </table:table-row>
        <table:table-row table:style-name="ro16">
          <table:table-cell table:style-name="ce1" office:value-type="string" calcext:value-type="string">
            <text:p>SOCENV_INC</text:p>
          </table:table-cell>
          <table:table-cell table:style-name="ce2" office:value-type="string" calcext:value-type="string">
            <text:p>2015 Consolidated Performance for the Non-Equity IncenPve Plan:2015 Consolidated Performance for the Non-Equity IncenPve Plan: ComponentsComponents <text:s text:c="2"/>TargetTarget PerformancePerformance <text:s text:c="4"/>WeighPngWeighPng <text:s text:c="4"/>PerformancePerformance <text:s text:c="4"/>AchievementAchievement LevelLevel <text:s text:c="4"/>PayoutPayout LevelLevel <text:s text:c="4"/>WeightedWeighted Payout LevelPayout Level <text:s text:c="2"/>Consolidated EBT <text:s text:c="2"/>$ 972,000,000 <text:s text:c="6"/>67.0% <text:s text:c="2"/>$ 972,700,000 <text:s text:c="6"/>100.1% <text:s text:c="4"/>100.4% <text:s text:c="4"/>67.2% Consolidated Revenue <text:s text:c="2"/>$ 6,442,000,000 <text:s text:c="6"/>33.0% <text:s text:c="2"/>$ 6,483,700,000 <text:s text:c="6"/>100.6% <text:s text:c="4"/>103.0% <text:s text:c="4"/>34.0% Total:Total: <text:s text:c="11"/>100.0100.0%% <text:s text:c="27"/>101.2101.2%% 2015 Card Services Performance for the Non-Equity IncenPve Plan:2015 Card Services Performance for the Non-Equity IncenPve Plan: ComponentsComponents <text:s text:c="2"/>TargetTarget PerformancePerformance <text:s text:c="4"/>WeighPngWeighPng <text:s text:c="4"/>PerformancePerformance <text:s text:c="4"/>AchievementAchievement LevelLevel <text:s text:c="4"/>PayoutPayout LevelLevel <text:s text:c="4"/>WeightedWeighted Payout LevelPayout Level <text:s text:c="2"/>Consolidated EBT <text:s text:c="2"/>$ 972,000,000 <text:s text:c="6"/>20.0% <text:s text:c="2"/>$ 972,700,000 <text:s text:c="6"/>100.1% <text:s text:c="4"/>100.4% <text:s text:c="4"/>20.1% Card Services Revenue <text:s text:c="2"/>$ 2,824,000,000 <text:s text:c="6"/>20.0% <text:s text:c="2"/>$ 2,974,400,000 <text:s text:c="6"/>105.3% <text:s text:c="4"/>126.5% <text:s text:c="4"/>25.3% Card Services EBT <text:s text:c="2"/>$ 914,000,000 <text:s text:c="6"/>60.0% <text:s text:c="2"/>$ 915,900,000 <text:s text:c="6"/>100.2% <text:s text:c="4"/>101.0% <text:s text:c="4"/>60.6% Total:Total: <text:s text:c="11"/>100.0100.0%% <text:s text:c="27"/>106.0106.0%% 2015 Epsilon Performance for the Non-Equity IncenPve Plan:2015 Epsilon Performance for the Non-Equity IncenPve Plan: ComponentsComponents <text:s text:c="2"/>TargetTarget PerformancePerformance <text:s text:c="4"/>WeighPngWeighPng <text:s text:c="4"/>PerformancePerformance <text:s text:c="4"/>AchievementAchievement LevelLevel <text:s text:c="4"/>PayoutPayout LevelLevel <text:s text:c="4"/>WeightedWeighted Payout LevelPayout Level <text:s text:c="2"/>Consolidated EBT <text:s text:c="2"/>$ 972,000,000 <text:s text:c="6"/>20.0% <text:s text:c="2"/>$ 972,700,000 <text:s text:c="6"/>100.1% <text:s text:c="4"/>100.4% <text:s text:c="4"/>20.1% Epsilon Revenue <text:s text:c="2"/>$ 2,240,000,000 <text:s text:c="6"/>20.0% <text:s text:c="2"/>$ 2,149,900,000 <text:s text:c="6"/>96.0% <text:s text:c="4"/>72.0% <text:s text:c="4"/>14.4% Epsilon EBT <text:s text:c="2"/>$ 135,000,000 <text:s text:c="6"/>60.0% <text:s text:c="2"/>$ 132,900,000 <text:s text:c="6"/>98.4% <text:s text:c="4"/>92.0% <text:s text:c="4"/>55.2% Total:Total: <text:s text:c="11"/>100.0100.0%% <text:s text:c="27"/>89.789.7%% 2015 LoyaltyOne Performance for the</text:p>
          </table:table-cell>
          <table:table-cell table:style-name="ce1" office:value-type="float" office:value="0.5774" calcext:value-type="float">
            <text:p>0.5774</text:p>
          </table:table-cell>
        </table:table-row>
        <table:table-row table:style-name="ro2">
          <table:table-cell table:style-name="ce1" office:value-type="string" calcext:value-type="string">
            <text:p>COMP_CON</text:p>
          </table:table-cell>
          <table:table-cell table:style-name="ce2" office:value-type="string" calcext:value-type="string">
            <text:p>PROXY PEER GROUP ASSESSMENT AND CHANGES FOR FISCAL YEAR 2016:PROXY PEER GROUP ASSESSMENT AND CHANGES FOR FISCAL YEAR 2016: In 2013, the compensaPon commi[ee, with the assistance of Meridian, undertook a comprehensive review of the companies comprising the proxy peer group</text:p>
          </table:table-cell>
          <table:table-cell table:style-name="ce1" office:value-type="float" office:value="0.9222" calcext:value-type="float">
            <text:p>0.9222</text:p>
          </table:table-cell>
        </table:table-row>
        <table:table-row table:style-name="ro1">
          <table:table-cell table:style-name="ce1" office:value-type="string" calcext:value-type="string">
            <text:p>COMP_CON</text:p>
          </table:table-cell>
          <table:table-cell table:style-name="ce2" office:value-type="string" calcext:value-type="string">
            <text:p>The <text:s/>review <text:s/>considered <text:s/>approximately <text:s/>36 <text:s/>possible <text:s/>peer companies, consisPng of those currently monitored as compePtors together with other public companies in similar industries, or with similar revenue or market cap</text:p>
          </table:table-cell>
          <table:table-cell table:style-name="ce1" office:value-type="float" office:value="0.0775" calcext:value-type="float">
            <text:p>0.0775</text:p>
          </table:table-cell>
        </table:table-row>
        <table:table-row table:style-name="ro3">
          <table:table-cell table:style-name="ce1" office:value-type="string" calcext:value-type="string">
            <text:p>COMP_CON</text:p>
          </table:table-cell>
          <table:table-cell table:style-name="ce2" office:value-type="string" calcext:value-type="string">
            <text:p>In parPcular, Meridian assisted the compensaPon commi[ee in 2015 with compePPve market analysis, peer assessment, consultaPon and review of compensaPon policies and pracPces</text:p>
          </table:table-cell>
          <table:table-cell table:style-name="ce1" office:value-type="float" office:value="0.991" calcext:value-type="float">
            <text:p>0.991</text:p>
          </table:table-cell>
        </table:table-row>
        <table:table-row table:style-name="ro3">
          <table:table-cell table:style-name="ce1" office:value-type="string" calcext:value-type="string">
            <text:p>COMP_CON</text:p>
          </table:table-cell>
          <table:table-cell table:style-name="ce2" office:value-type="string" calcext:value-type="string">
            <text:p>In 2015, the compensaPon commi[ee directly engaged the assistance of an external execuPve compensaPon consultant, Meridian</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Based on this review, we are not aware of any conflict of interest that has been raised by the work performed by Meridian</text:p>
          </table:table-cell>
          <table:table-cell table:style-name="ce1" office:value-type="float" office:value="0.9723" calcext:value-type="float">
            <text:p>0.9723</text:p>
          </table:table-cell>
        </table:table-row>
        <table:table-row table:style-name="ro2">
          <table:table-cell table:style-name="ce1" office:value-type="string" calcext:value-type="string">
            <text:p>COMP_CON</text:p>
          </table:table-cell>
          <table:table-cell table:style-name="ce2" office:value-type="string" calcext:value-type="string">
            <text:p>In September 2015, in preparaPon for determining execuPve compensaPon packages for fiscal year 2016, the compensaPon commi[ee, with the assistance of Meridian, reviewed the composiPon of the current <text:s/>peer <text:s/>group <text:s/>to <text:s/>determine <text:s/>if <text:s/>it <text:s/>remained <text:s/>a <text:s/>representaPve <text:s/>mix <text:s/>of <text:s/>our <text:s/>core <text:s/>business <text:s/>competencies</text:p>
          </table:table-cell>
          <table:table-cell table:style-name="ce1" office:value-type="float" office:value="0.9576" calcext:value-type="float">
            <text:p>0.9576</text:p>
          </table:table-cell>
        </table:table-row>
        <table:table-row table:style-name="ro6">
          <table:table-cell table:style-name="ce1" office:value-type="string" calcext:value-type="string">
            <text:p>COMP_CON</text:p>
          </table:table-cell>
          <table:table-cell table:style-name="ce2" office:value-type="string" calcext:value-type="string">
            <text:p>Based on company performance in 2015 and in prior years, and other applicable factors and known informaPon, including the market data provided by our external execuPve compensaPon consultant, the compensaPon commi[ee, and the board of directors with respect to the chief execuPve officer, have each determined that the total 2015 compensaPon paid to our execuPve officers was reasonable and not excessive</text:p>
          </table:table-cell>
          <table:table-cell table:style-name="ce1" office:value-type="float" office:value="0.9938" calcext:value-type="float">
            <text:p>0.9938</text:p>
          </table:table-cell>
        </table:table-row>
        <table:table-row table:style-name="ro1">
          <table:table-cell table:style-name="ce1" office:value-type="string" calcext:value-type="string">
            <text:p>COMP_CON</text:p>
          </table:table-cell>
          <table:table-cell table:style-name="ce2" office:value-type="string" calcext:value-type="string">
            <text:p>Mr. Bass served on the boards of directors of McAfee, Inc., from January 2008 until it was acquired by Intel Corporation in February 2011, and E2open, Inc. from July 2011 until it was acquired by Insight Venture Partners in April 2014</text:p>
          </table:table-cell>
          <table:table-cell table:style-name="ce1" office:value-type="float" office:value="0.0898" calcext:value-type="float">
            <text:p>0.0898</text:p>
          </table:table-cell>
        </table:table-row>
        <table:table-row table:style-name="ro3">
          <table:table-cell table:style-name="ce1" office:value-type="string" calcext:value-type="string">
            <text:p>SOCENV_INC</text:p>
          </table:table-cell>
          <table:table-cell table:style-name="ce2" office:value-type="string" calcext:value-type="string">
            <text:p>Prior to Pershing Square, Mr. Ferguson earned an M.B.A. from Harvard Business School in 2003 and worked at American Industrial Partners and McKinsey &amp; Company</text:p>
          </table:table-cell>
          <table:table-cell table:style-name="ce1" office:value-type="float" office:value="0.0778" calcext:value-type="float">
            <text:p>0.0778</text:p>
          </table:table-cell>
        </table:table-row>
        <table:table-row table:style-name="ro4">
          <table:table-cell table:style-name="ce1" office:value-type="string" calcext:value-type="string">
            <text:p>SOCENV_INC</text:p>
          </table:table-cell>
          <table:table-cell table:style-name="ce2" office:value-type="string" calcext:value-type="string">
            <text:p>in Public Policy in 1996</text:p>
          </table:table-cell>
          <table:table-cell table:style-name="ce1" office:value-type="float" office:value="0.064" calcext:value-type="float">
            <text:p>0.064</text:p>
          </table:table-cell>
        </table:table-row>
        <table:table-row table:style-name="ro1">
          <table:table-cell table:style-name="ce1" office:value-type="string" calcext:value-type="string">
            <text:p>SOCENV_INC</text:p>
          </table:table-cell>
          <table:table-cell table:style-name="ce2" office:value-type="string" calcext:value-type="string">
            <text:p>Mr. Ferguson serves on the Leadership Council of the Robin Hood Foundation, and the Boards of the Henry Street Settlement and Episcopal Charities, two social service agencies based in New York</text:p>
          </table:table-cell>
          <table:table-cell table:style-name="ce1" office:value-type="float" office:value="0.3527" calcext:value-type="float">
            <text:p>0.3527</text:p>
          </table:table-cell>
        </table:table-row>
        <table:table-row table:style-name="ro1">
          <table:table-cell table:style-name="ce1" office:value-type="string" calcext:value-type="string">
            <text:p>COMP_CON</text:p>
          </table:table-cell>
          <table:table-cell table:style-name="ce2" office:value-type="string" calcext:value-type="string">
            <text:p>From 2012 to 2014, he was the Chairman of Travelport, Inc., a private, travel technology firm, where he served as CEO from 2006 to 2011, after leading its sale from Cendant Corporation to the Blackstone Group for $4.3 billion in 2006</text:p>
          </table:table-cell>
          <table:table-cell table:style-name="ce1" office:value-type="float" office:value="0.0812" calcext:value-type="float">
            <text:p>0.0812</text:p>
          </table:table-cell>
        </table:table-row>
        <table:table-row table:style-name="ro1">
          <table:table-cell table:style-name="ce1" office:value-type="string" calcext:value-type="string">
            <text:p>COMP_CON</text:p>
          </table:table-cell>
          <table:table-cell table:style-name="ce2" office:value-type="string" calcext:value-type="string">
            <text:p>Before joining Novellus in 1993, Mr. Hill spent 12 years with Tektronix Corporation and also worked in a variety of engineering and management positions with General Electric, Motorola and Hughes Aircraft Company</text:p>
          </table:table-cell>
          <table:table-cell table:style-name="ce1" office:value-type="float" office:value="0.0574" calcext:value-type="float">
            <text:p>0.0574</text:p>
          </table:table-cell>
        </table:table-row>
        <table:table-row table:style-name="ro3">
          <table:table-cell table:style-name="ce1" office:value-type="string" calcext:value-type="string">
            <text:p>COMP_CON</text:p>
          </table:table-cell>
          <table:table-cell table:style-name="ce2" office:value-type="string" calcext:value-type="string">
            <text:p>With over 35 years of experience working with various technology companies, he has a firm understanding of Autodesk's industry, business and technology</text:p>
          </table:table-cell>
          <table:table-cell table:style-name="ce1" office:value-type="float" office:value="0.2989" calcext:value-type="float">
            <text:p>0.2989</text:p>
          </table:table-cell>
        </table:table-row>
        <table:table-row table:style-name="ro2">
          <table:table-cell table:style-name="ce1" office:value-type="string" calcext:value-type="string">
            <text:p>COMP_CON</text:p>
          </table:table-cell>
          <table:table-cell table:style-name="ce2" office:value-type="string" calcext:value-type="string">
            <text:p>Mr. Hill's experience at Novellus Systems as Chief Executive Officer, and his service on the boards of directors of Novellus Systems, Tessera Technologies, Inc., Arrow Electronics, Inc. and Cabot Microelectronics Corporation provide him with the corporate governance knowledge necessary to serve on our Corporate Governance and Nominating Committee</text:p>
          </table:table-cell>
          <table:table-cell table:style-name="ce1" office:value-type="float" office:value="0.0753" calcext:value-type="float">
            <text:p>0.0753</text:p>
          </table:table-cell>
        </table:table-row>
        <table:table-row table:style-name="ro3">
          <table:table-cell table:style-name="ce1" office:value-type="string" calcext:value-type="string">
            <text:p>COMP_CON</text:p>
          </table:table-cell>
          <table:table-cell table:style-name="ce2" office:value-type="string" calcext:value-type="string">
            <text:p>With over 25 years of experience working with various technology companies, he has a firm understanding of Autodesk's industry, business and technology</text:p>
          </table:table-cell>
          <table:table-cell table:style-name="ce1" office:value-type="float" office:value="0.2885" calcext:value-type="float">
            <text:p>0.2885</text:p>
          </table:table-cell>
        </table:table-row>
        <table:table-row table:style-name="ro1">
          <table:table-cell table:style-name="ce1" office:value-type="string" calcext:value-type="string">
            <text:p>SOCENV_INC</text:p>
          </table:table-cell>
          <table:table-cell table:style-name="ce2" office:value-type="string" calcext:value-type="string">
            <text:p>Her two and a half decades of experience working for global technology companies focused on innovation and collaboration provide her with a firm understanding of Autodesk's core mission, business and technology</text:p>
          </table:table-cell>
          <table:table-cell table:style-name="ce1" office:value-type="float" office:value="0.156" calcext:value-type="float">
            <text:p>0.156</text:p>
          </table:table-cell>
        </table:table-row>
        <table:table-row table:style-name="ro3">
          <table:table-cell table:style-name="ce1" office:value-type="string" calcext:value-type="string">
            <text:p>COMP_CON</text:p>
          </table:table-cell>
          <table:table-cell table:style-name="ce2" office:value-type="string" calcext:value-type="string">
            <text:p>His past service on the boards of directors of several public and private companies provides Mr. West with a firm understanding of his role as a director</text:p>
          </table:table-cell>
          <table:table-cell table:style-name="ce1" office:value-type="float" office:value="0.2253" calcext:value-type="float">
            <text:p>0.2253</text:p>
          </table:table-cell>
        </table:table-row>
        <table:table-row table:style-name="ro3">
          <table:table-cell table:style-name="ce1" office:value-type="string" calcext:value-type="string">
            <text:p>COMP_CON</text:p>
          </table:table-cell>
          <table:table-cell table:style-name="ce2" office:value-type="string" calcext:value-type="string">
            <text:p>His three decades of experience, which includes founding Emerging Company Partners, provide Mr. West with a firm understanding of Autodesk's industry, business and technology</text:p>
          </table:table-cell>
          <table:table-cell table:style-name="ce1" office:value-type="float" office:value="0.1423" calcext:value-type="float">
            <text:p>0.1423</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Steven M. West <text:s text:c="6"/>Director <text:s/>Age: 60 <text:s/>Director since 2007 Mr. West is a founder and partner of Emerging Company Partners, LLC, a technology consulting firm formed in January 2004</text:p>
          </table:table-cell>
          <table:table-cell table:style-name="ce1" office:value-type="float" office:value="0.3952" calcext:value-type="float">
            <text:p>0.3952</text:p>
          </table:table-cell>
        </table:table-row>
        <table:table-row table:style-name="ro2">
          <table:table-cell table:style-name="ce1" office:value-type="string" calcext:value-type="string">
            <text:p>COMP_CON</text:p>
          </table:table-cell>
          <table:table-cell table:style-name="ce2" office:value-type="string" calcext:value-type="string">
            <text:p>To ensure prompt handling of unexpected matters, the Chair of the Audit Committee has authority to amend or modify the list of approved audit and non-audit services and fees so long as such additional or amended services do not affect Ernst &amp; Young LLP's independence under applicable SEC rules</text:p>
          </table:table-cell>
          <table:table-cell table:style-name="ce1" office:value-type="float" office:value="0.8123" calcext:value-type="float">
            <text:p>0.8123</text:p>
          </table:table-cell>
        </table:table-row>
        <table:table-row table:style-name="ro4">
          <table:table-cell table:style-name="ce1" office:value-type="string" calcext:value-type="string">
            <text:p>COMP_CON</text:p>
          </table:table-cell>
          <table:table-cell table:style-name="ce2" office:value-type="string" calcext:value-type="string">
            <text:p>The Chair reports any such action taken at subsequent Audit Committee meetings</text:p>
          </table:table-cell>
          <table:table-cell table:style-name="ce1" office:value-type="float" office:value="0.3274" calcext:value-type="float">
            <text:p>0.3274</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Pre-Approval of Audit and Non-Audit Services All audit and non-audit services provided by Ernst &amp; Young LLP and its affiliates to Autodesk must be pre-approved by the Audit Committee</text:p>
          </table:table-cell>
          <table:table-cell table:style-name="ce1" office:value-type="float" office:value="0.4058" calcext:value-type="float">
            <text:p>0.4058</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is presented with a detailed listing of the individual audit and non-audit services and fees (separately describing audit-related services, tax services and other services) expected to be provided by Ernst &amp; Young LLP and its affiliates during the year</text:p>
          </table:table-cell>
          <table:table-cell table:style-name="ce1" office:value-type="float" office:value="0.8809" calcext:value-type="float">
            <text:p>0.8809</text:p>
          </table:table-cell>
        </table:table-row>
        <table:table-row table:style-name="ro1">
          <table:table-cell table:style-name="ce1" office:value-type="string" calcext:value-type="string">
            <text:p>COMP_CON</text:p>
          </table:table-cell>
          <table:table-cell table:style-name="ce2" office:value-type="string" calcext:value-type="string">
            <text:p>Periodically, the Audit Committee receives an update of all pre-approved audit and nonaudit services conducted, and information regarding any new audit and non-audit services to be provided by Ernst &amp; Young LLP and its affiliates</text:p>
          </table:table-cell>
          <table:table-cell table:style-name="ce1" office:value-type="float" office:value="0.6889" calcext:value-type="float">
            <text:p>0.6889</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Pre-Approval of Audit and Non-Audit Services All audit and non-audit services provided by Ernst &amp; Young LLP and its affiliates to Autodesk must be pre-approved by the Audit Committee</text:p>
          </table:table-cell>
          <table:table-cell table:style-name="ce1" office:value-type="float" office:value="0.1035" calcext:value-type="float">
            <text:p>0.1035</text:p>
          </table:table-cell>
        </table:table-row>
        <table:table-row table:style-name="ro1">
          <table:table-cell table:style-name="ce1" office:value-type="string" calcext:value-type="string">
            <text:p>COMP_CON</text:p>
          </table:table-cell>
          <table:table-cell table:style-name="ce2" office:value-type="string" calcext:value-type="string">
            <text:p>Independent compensation committee and consultant: During fiscal 2016, the Committee engaged Exequity LLP to assist with analysis and review of Autodesk’s named executive officer compensation</text:p>
          </table:table-cell>
          <table:table-cell table:style-name="ce1" office:value-type="float" office:value="0.9989" calcext:value-type="float">
            <text:p>0.9989</text:p>
          </table:table-cell>
        </table:table-row>
        <table:table-row table:style-name="ro1">
          <table:table-cell table:style-name="ce1" office:value-type="string" calcext:value-type="string">
            <text:p>COMP_CON</text:p>
          </table:table-cell>
          <table:table-cell table:style-name="ce2" office:value-type="string" calcext:value-type="string">
            <text:p>Each year, the Committee evaluates Autodesk’s compensationrelated risk profile and has concluded that our fiscal 2016 compensation policies and practices did not create risks that were reasonably likely to have a material adverse effect on Autodesk</text:p>
          </table:table-cell>
          <table:table-cell table:style-name="ce1" office:value-type="float" office:value="0.1402" calcext:value-type="float">
            <text:p>0.1402</text:p>
          </table:table-cell>
        </table:table-row>
        <table:table-row table:style-name="ro3">
          <table:table-cell table:style-name="ce1" office:value-type="string" calcext:value-type="string">
            <text:p>COMP_CON</text:p>
          </table:table-cell>
          <table:table-cell table:style-name="ce2" office:value-type="string" calcext:value-type="string">
            <text:p>Exequity also advised the Committee on compensation philosophy, program design, metrics, compensation trends, peer data, and disclosure</text:p>
          </table:table-cell>
          <table:table-cell table:style-name="ce1" office:value-type="float" office:value="0.8543" calcext:value-type="float">
            <text:p>0.8543</text:p>
          </table:table-cell>
        </table:table-row>
        <table:table-row table:style-name="ro1">
          <table:table-cell table:style-name="ce1" office:value-type="string" calcext:value-type="string">
            <text:p>COMP_CON</text:p>
          </table:table-cell>
          <table:table-cell table:style-name="ce2" office:value-type="string" calcext:value-type="string">
            <text:p>The Committee formulates a recommendation on CEO compensation in consultation with its independent consultant, consults with the other independent directors, and then approves the CEO compensation</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The Committee requested and received a written confirmation from Exequity addressing the independence of the firm and its senior advisers working with the Committee</text:p>
          </table:table-cell>
          <table:table-cell table:style-name="ce1" office:value-type="float" office:value="0.9865" calcext:value-type="float">
            <text:p>0.9865</text:p>
          </table:table-cell>
        </table:table-row>
        <table:table-row table:style-name="ro4">
          <table:table-cell table:style-name="ce1" office:value-type="string" calcext:value-type="string">
            <text:p>COMP_CON</text:p>
          </table:table-cell>
          <table:table-cell table:style-name="ce2" office:value-type="string" calcext:value-type="string">
            <text:p>The Committee retained Exequity LLP as its compensation adviser for fiscal 2016</text:p>
          </table:table-cell>
          <table:table-cell table:style-name="ce1" office:value-type="float" office:value="0.9631" calcext:value-type="float">
            <text:p>0.9631</text:p>
          </table:table-cell>
        </table:table-row>
        <table:table-row table:style-name="ro4">
          <table:table-cell table:style-name="ce1" office:value-type="string" calcext:value-type="string">
            <text:p>COMP_CON</text:p>
          </table:table-cell>
          <table:table-cell table:style-name="ce2" office:value-type="string" calcext:value-type="string">
            <text:p>Table of Contents Independent consultant</text:p>
          </table:table-cell>
          <table:table-cell table:style-name="ce1" office:value-type="float" office:value="0.9958" calcext:value-type="float">
            <text:p>0.9958</text:p>
          </table:table-cell>
        </table:table-row>
        <table:table-row table:style-name="ro3">
          <table:table-cell table:style-name="ce1" office:value-type="string" calcext:value-type="string">
            <text:p>COMP_CON</text:p>
          </table:table-cell>
          <table:table-cell table:style-name="ce2" office:value-type="string" calcext:value-type="string">
            <text:p>All three charters are available on Autodesk's website at www.autodesk.com under “Investor Relations-Corporate Governance.”</text:p>
          </table:table-cell>
          <table:table-cell table:style-name="ce1" office:value-type="float" office:value="0.6256" calcext:value-type="float">
            <text:p>0.6256</text:p>
          </table:table-cell>
        </table:table-row>
        <table:table-row table:style-name="ro6">
          <table:table-cell table:style-name="ce1" office:value-type="string" calcext:value-type="string">
            <text:p>SOCENV_INC</text:p>
          </table:table-cell>
          <table:table-cell table:style-name="ce2" office:value-type="string" calcext:value-type="string">
            <text:p>Compensation and Human Resources Committee The Compensation and Human Resources Committee currently consists of Mary T. McDowell (Chair), Scott Ferguson, Thomas Georgens and Stacy J. Smith, each of whom qualifies as independent for compensation committee purposes under applicable NASDAQ listing standards, the requirements of Section 162(m) of the Code, and SEC Rule 16b-3</text:p>
          </table:table-cell>
          <table:table-cell table:style-name="ce1" office:value-type="float" office:value="0.0762" calcext:value-type="float">
            <text:p>0.0762</text:p>
          </table:table-cell>
        </table:table-row>
        <table:table-row table:style-name="ro2">
          <table:table-cell table:style-name="ce1" office:value-type="string" calcext:value-type="string">
            <text:p>SOCENV_INC</text:p>
          </table:table-cell>
          <table:table-cell table:style-name="ce2" office:value-type="string" calcext:value-type="string">
            <text:p>Audit Committee The Audit Committee, which has been established in accordance with Section 3(a)(58)(A) of the Exchange Act, currently consists of Betsy Rafael (Chair), Jeff Clarke, J. Hallam Dawson, Lorrie M. Norrington and Steven M. West, each of whom is “independent” as such term is defined for audit committee members by applicable NASDAQ listing standards</text:p>
          </table:table-cell>
          <table:table-cell table:style-name="ce1" office:value-type="float" office:value="0.1148" calcext:value-type="float">
            <text:p>0.1148</text:p>
          </table:table-cell>
        </table:table-row>
        <table:table-row table:style-name="ro3">
          <table:table-cell table:style-name="ce1" office:value-type="string" calcext:value-type="string">
            <text:p>COMP_CON</text:p>
          </table:table-cell>
          <table:table-cell table:style-name="ce2" office:value-type="string" calcext:value-type="string">
            <text:p>See “Report of the Audit Committee of the Board of Directors” on page 63 for more information regarding the functions of the Audit Committee</text:p>
          </table:table-cell>
          <table:table-cell table:style-name="ce1" office:value-type="float" office:value="0.1559" calcext:value-type="float">
            <text:p>0.1559</text:p>
          </table:table-cell>
        </table:table-row>
        <table:table-row table:style-name="ro1">
          <table:table-cell table:style-name="ce1" office:value-type="string" calcext:value-type="string">
            <text:p>COMP_CON</text:p>
          </table:table-cell>
          <table:table-cell table:style-name="ce2" office:value-type="string" calcext:value-type="string">
            <text:p>In addition, as further required by applicable NASDAQ listing standards, the Board has made a subjective determination as to each independent director that no relationships exist that would interfere with the exercise of independent judgment in carrying out the responsibilities of a director</text:p>
          </table:table-cell>
          <table:table-cell table:style-name="ce1" office:value-type="float" office:value="0.724" calcext:value-type="float">
            <text:p>0.724</text:p>
          </table:table-cell>
        </table:table-row>
        <table:table-row table:style-name="ro3">
          <table:table-cell table:style-name="ce1" office:value-type="string" calcext:value-type="string">
            <text:p>SOCENV_INC</text:p>
          </table:table-cell>
          <table:table-cell table:style-name="ce2" office:value-type="string" calcext:value-type="string">
            <text:p>The Board currently has three standing committees: an Audit Committee, a Compensation and Human Resources Committee, and a Corporate Governance and Nominating Committee</text:p>
          </table:table-cell>
          <table:table-cell table:style-name="ce1" office:value-type="float" office:value="0.6176" calcext:value-type="float">
            <text:p>0.6176</text:p>
          </table:table-cell>
        </table:table-row>
        <table:table-row table:style-name="ro3">
          <table:table-cell table:style-name="ce1" office:value-type="string" calcext:value-type="string">
            <text:p>COMP_CON</text:p>
          </table:table-cell>
          <table:table-cell table:style-name="ce2" office:value-type="string" calcext:value-type="string">
            <text:p>The Board currently has three standing committees: an Audit Committee, a Compensation and Human Resources Committee, and a Corporate Governance and Nominating Committee</text:p>
          </table:table-cell>
          <table:table-cell table:style-name="ce1" office:value-type="float" office:value="0.0555" calcext:value-type="float">
            <text:p>0.0555</text:p>
          </table:table-cell>
        </table:table-row>
        <table:table-row table:style-name="ro3">
          <table:table-cell table:style-name="ce1" office:value-type="string" calcext:value-type="string">
            <text:p>COMP_CON</text:p>
          </table:table-cell>
          <table:table-cell table:style-name="ce2" office:value-type="string" calcext:value-type="string">
            <text:p>That definition includes a series of objective tests, including that the director is not an employee of the company and has not engaged in various types of business dealings with the company</text:p>
          </table:table-cell>
          <table:table-cell table:style-name="ce1" office:value-type="float" office:value="0.3692" calcext:value-type="float">
            <text:p>0.3692</text:p>
          </table:table-cell>
        </table:table-row>
        <table:table-row table:style-name="ro1">
          <table:table-cell table:style-name="ce1" office:value-type="string" calcext:value-type="string">
            <text:p>COMP_CON</text:p>
          </table:table-cell>
          <table:table-cell table:style-name="ce2" office:value-type="string" calcext:value-type="string">
            <text:p>The Board determined that the foregoing relationships would not interfere with the exercise of independent judgment by Messrs. Smith and Georgens in carrying out their responsibilities as directors</text:p>
          </table:table-cell>
          <table:table-cell table:style-name="ce1" office:value-type="float" office:value="0.7708" calcext:value-type="float">
            <text:p>0.7708</text:p>
          </table:table-cell>
        </table:table-row>
        <table:table-row table:style-name="ro2">
          <table:table-cell table:style-name="ce1" office:value-type="string" calcext:value-type="string">
            <text:p>COMP_CON</text:p>
          </table:table-cell>
          <table:table-cell table:style-name="ce2" office:value-type="string" calcext:value-type="string">
            <text:p>In making its independence determinations, the Board considered that Messrs. Smith and Georgens are or were executive officers at entities that have arms-length, ordinary course commercial relationships with Autodesk and that amounts paid or received by those entities for products or services in fiscal 2016 were not material</text:p>
          </table:table-cell>
          <table:table-cell table:style-name="ce1" office:value-type="float" office:value="0.9099" calcext:value-type="float">
            <text:p>0.9099</text:p>
          </table:table-cell>
        </table:table-row>
        <table:table-row table:style-name="ro2">
          <table:table-cell table:style-name="ce1" office:value-type="string" calcext:value-type="string">
            <text:p>SOCENV_INC</text:p>
          </table:table-cell>
          <table:table-cell table:style-name="ce2" office:value-type="string" calcext:value-type="string">
            <text:p>Separating the positions of Chief Executive Officer and Chairman of the Board allows our President and Chief Executive Officer to focus on our day-to-day business, while allowing the Chairman of the Board to lead the Board in its fundamental role of providing independent advice to, and oversight of, management</text:p>
          </table:table-cell>
          <table:table-cell table:style-name="ce1" office:value-type="float" office:value="0.1659" calcext:value-type="float">
            <text:p>0.1659</text:p>
          </table:table-cell>
        </table:table-row>
        <table:table-row table:style-name="ro3">
          <table:table-cell table:style-name="ce1" office:value-type="string" calcext:value-type="string">
            <text:p>SOCENV_INC</text:p>
          </table:table-cell>
          <table:table-cell table:style-name="ce2" office:value-type="string" calcext:value-type="string">
            <text:p>Our Corporate Governance Guidelines also provide that, in the event the Chairman of the Board is not an independent director, the Board must elect a “Lead Independent Director.”</text:p>
          </table:table-cell>
          <table:table-cell table:style-name="ce1" office:value-type="float" office:value="0.1747" calcext:value-type="float">
            <text:p>0.1747</text:p>
          </table:table-cell>
        </table:table-row>
        <table:table-row table:style-name="ro3">
          <table:table-cell table:style-name="ce1" office:value-type="string" calcext:value-type="string">
            <text:p>COMP_CON</text:p>
          </table:table-cell>
          <table:table-cell table:style-name="ce2" office:value-type="string" calcext:value-type="string">
            <text:p>Our Corporate Governance Guidelines also provide that, in the event the Chairman of the Board is not an independent director, the Board must elect a “Lead Independent Director.”</text:p>
          </table:table-cell>
          <table:table-cell table:style-name="ce1" office:value-type="float" office:value="0.3083" calcext:value-type="float">
            <text:p>0.3083</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 also is responsible for developing overall governance guidelines, overseeing the performance of the Board, and reviewing and making recommendations regarding director composition and the mandates of Board committees</text:p>
          </table:table-cell>
          <table:table-cell table:style-name="ce1" office:value-type="float" office:value="0.6205" calcext:value-type="float">
            <text:p>0.6205</text:p>
          </table:table-cell>
        </table:table-row>
        <table:table-row table:style-name="ro2">
          <table:table-cell table:style-name="ce1" office:value-type="string" calcext:value-type="string">
            <text:p>COMP_CON</text:p>
          </table:table-cell>
          <table:table-cell table:style-name="ce2" office:value-type="string" calcext:value-type="string">
            <text:p>The responsibilities of the Chairman of the Board or the Lead Independent Director include setting the agenda for each meeting of the Board, in consultation with the Chief Executive Officer; presiding at executive sessions; and facilitating communication with the Board, executive officers and stockholders</text:p>
          </table:table-cell>
          <table:table-cell table:style-name="ce1" office:value-type="float" office:value="0.901" calcext:value-type="float">
            <text:p>0.901</text:p>
          </table:table-cell>
        </table:table-row>
        <table:table-row table:style-name="ro4">
          <table:table-cell table:style-name="ce1" office:value-type="string" calcext:value-type="string">
            <text:p>COMP_CON</text:p>
          </table:table-cell>
          <table:table-cell table:style-name="ce2" office:value-type="string" calcext:value-type="string">
            <text:p>The Corporate Governance and Nominating Committee held four meetings during fiscal 2016</text:p>
          </table:table-cell>
          <table:table-cell table:style-name="ce1" office:value-type="float" office:value="0.1372" calcext:value-type="float">
            <text:p>0.1372</text:p>
          </table:table-cell>
        </table:table-row>
        <table:table-row table:style-name="ro3">
          <table:table-cell table:style-name="ce1" office:value-type="string" calcext:value-type="string">
            <text:p>COMP_CON</text:p>
          </table:table-cell>
          <table:table-cell table:style-name="ce2" office:value-type="string" calcext:value-type="string">
            <text:p>For more information, see “Corporate Governance-Nominating Process for Recommending Candidates for Election to the Board” on page 26</text:p>
          </table:table-cell>
          <table:table-cell table:style-name="ce1" office:value-type="float" office:value="0.414" calcext:value-type="float">
            <text:p>0.414</text:p>
          </table:table-cell>
        </table:table-row>
        <table:table-row table:style-name="ro2">
          <table:table-cell table:style-name="ce1" office:value-type="string" calcext:value-type="string">
            <text:p>SOCENV_INC</text:p>
          </table:table-cell>
          <table:table-cell table:style-name="ce2" office:value-type="string" calcext:value-type="string">
            <text:p>Board Leadership Structure Our Corporate Governance Guidelines direct the Board to fill the Chairman of the Board and Chief Executive Officer positions after considering a number of factors, including the current size of our business, composition of the Board, current candidates for such positions, and our succession planning goals</text:p>
          </table:table-cell>
          <table:table-cell table:style-name="ce1" office:value-type="float" office:value="0.4348" calcext:value-type="float">
            <text:p>0.4348</text:p>
          </table:table-cell>
        </table:table-row>
        <table:table-row table:style-name="ro3">
          <table:table-cell table:style-name="ce1" office:value-type="string" calcext:value-type="string">
            <text:p>SOCENV_INC</text:p>
          </table:table-cell>
          <table:table-cell table:style-name="ce2" office:value-type="string" calcext:value-type="string">
            <text:p>For more information, see “Corporate Governance-Nominating Process for Recommending Candidates for Election to the Board” on page 26</text:p>
          </table:table-cell>
          <table:table-cell table:style-name="ce1" office:value-type="float" office:value="0.0634" calcext:value-type="float">
            <text:p>0.0634</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and Nominating Committee will consider recommendations of candidates for the Board submitted by Autodesk stockholders</text:p>
          </table:table-cell>
          <table:table-cell table:style-name="ce1" office:value-type="float" office:value="0.2275" calcext:value-type="float">
            <text:p>0.2275</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 is responsible for developing general criteria regarding the qualifications and selection of members of the Board, and for recommending candidates for election to the Board</text:p>
          </table:table-cell>
          <table:table-cell table:style-name="ce1" office:value-type="float" office:value="0.3676" calcext:value-type="float">
            <text:p>0.3676</text:p>
          </table:table-cell>
        </table:table-row>
        <table:table-row table:style-name="ro3">
          <table:table-cell table:style-name="ce1" office:value-type="string" calcext:value-type="string">
            <text:p>COMP_CON</text:p>
          </table:table-cell>
          <table:table-cell table:style-name="ce2" office:value-type="string" calcext:value-type="string">
            <text:p>Richard S. Hill will join the Corporate Governance and Nominating Committee effective immediately after the Annual Meeting, at which point Mr. Crawford will become the Chair</text:p>
          </table:table-cell>
          <table:table-cell table:style-name="ce1" office:value-type="float" office:value="0.1713" calcext:value-type="float">
            <text:p>0.1713</text:p>
          </table:table-cell>
        </table:table-row>
        <table:table-row table:style-name="ro3">
          <table:table-cell table:style-name="ce1" office:value-type="string" calcext:value-type="string">
            <text:p>SOCENV_INC</text:p>
          </table:table-cell>
          <table:table-cell table:style-name="ce2" office:value-type="string" calcext:value-type="string">
            <text:p>Richard S. Hill will join the Corporate Governance and Nominating Committee effective immediately after the Annual Meeting, at which point Mr. Crawford will become the Chair</text:p>
          </table:table-cell>
          <table:table-cell table:style-name="ce1" office:value-type="float" office:value="0.0627" calcext:value-type="float">
            <text:p>0.0627</text:p>
          </table:table-cell>
        </table:table-row>
        <table:table-row table:style-name="ro3">
          <table:table-cell table:style-name="ce1" office:value-type="string" calcext:value-type="string">
            <text:p>COMP_CON</text:p>
          </table:table-cell>
          <table:table-cell table:style-name="ce2" office:value-type="string" calcext:value-type="string">
            <text:p>Corporate Governance and Nominating Committee The Corporate Governance and Nominating Committee currently consists of Per-Kristian Halvorsen (Chair) and Crawford W. Beveridge</text:p>
          </table:table-cell>
          <table:table-cell table:style-name="ce1" office:value-type="float" office:value="0.2567" calcext:value-type="float">
            <text:p>0.2567</text:p>
          </table:table-cell>
        </table:table-row>
        <table:table-row table:style-name="ro3">
          <table:table-cell table:style-name="ce1" office:value-type="string" calcext:value-type="string">
            <text:p>SOCENV_INC</text:p>
          </table:table-cell>
          <table:table-cell table:style-name="ce2" office:value-type="string" calcext:value-type="string">
            <text:p>Corporate Governance and Nominating Committee The Corporate Governance and Nominating Committee currently consists of Per-Kristian Halvorsen (Chair) and Crawford W. Beveridge</text:p>
          </table:table-cell>
          <table:table-cell table:style-name="ce1" office:value-type="float" office:value="0.1546" calcext:value-type="float">
            <text:p>0.1546</text:p>
          </table:table-cell>
        </table:table-row>
        <table:table-row table:style-name="ro1">
          <table:table-cell table:style-name="ce1" office:value-type="string" calcext:value-type="string">
            <text:p>COMP_CON</text:p>
          </table:table-cell>
          <table:table-cell table:style-name="ce2" office:value-type="string" calcext:value-type="string">
            <text:p>No interlocking relationship exists between any director who served as a member of the Compensation and Human Resources Committee during fiscal 2016 and the compensation committee of any other company, nor has any such interlocking relationship existed in the past</text:p>
          </table:table-cell>
          <table:table-cell table:style-name="ce1" office:value-type="float" office:value="0.3725" calcext:value-type="float">
            <text:p>0.3725</text:p>
          </table:table-cell>
        </table:table-row>
        <table:table-row table:style-name="ro1">
          <table:table-cell table:style-name="ce1" office:value-type="string" calcext:value-type="string">
            <text:p>SOCENV_INC</text:p>
          </table:table-cell>
          <table:table-cell table:style-name="ce2" office:value-type="string" calcext:value-type="string">
            <text:p>Nominating Process for Recommending Candidates for Election to the Board The Corporate Governance and Nominating Committee is responsible for, among other things, determining the criteria for membership on the Board and recommending candidates for election to the Board</text:p>
          </table:table-cell>
          <table:table-cell table:style-name="ce1" office:value-type="float" office:value="0.3995" calcext:value-type="float">
            <text:p>0.3995</text:p>
          </table:table-cell>
        </table:table-row>
        <table:table-row table:style-name="ro6">
          <table:table-cell table:style-name="ce1" office:value-type="string" calcext:value-type="string">
            <text:p>COMP_CON</text:p>
          </table:table-cell>
          <table:table-cell table:style-name="ce2" office:value-type="string" calcext:value-type="string">
            <text:p>Stockholder recommendations for candidates to the Board must be directed in writing to Autodesk, Inc., 111 McInnis Parkway, San Rafael, California 94903, Attention: General Counsel, and must include the candidate's name, home and business contact information, detailed biographical data and qualifications; information regarding any relationships between the candidate and Autodesk within the last three years; and evidence that the nominating person owns Autodesk stock</text:p>
          </table:table-cell>
          <table:table-cell table:style-name="ce1" office:value-type="float" office:value="0.0907" calcext:value-type="float">
            <text:p>0.0907</text:p>
          </table:table-cell>
        </table:table-row>
        <table:table-row table:style-name="ro3">
          <table:table-cell table:style-name="ce1" office:value-type="string" calcext:value-type="string">
            <text:p>COMP_CON</text:p>
          </table:table-cell>
          <table:table-cell table:style-name="ce2" office:value-type="string" calcext:value-type="string">
            <text:p>It is the policy of the Corporate Governance and Nominating Committee to consider recommendations for candidates to the Board from stockholders</text:p>
          </table:table-cell>
          <table:table-cell table:style-name="ce1" office:value-type="float" office:value="0.1806" calcext:value-type="float">
            <text:p>0.1806</text:p>
          </table:table-cell>
        </table:table-row>
        <table:table-row table:style-name="ro3">
          <table:table-cell table:style-name="ce1" office:value-type="string" calcext:value-type="string">
            <text:p>SOCENV_INC</text:p>
          </table:table-cell>
          <table:table-cell table:style-name="ce2" office:value-type="string" calcext:value-type="string">
            <text:p>It is the policy of the Corporate Governance and Nominating Committee to consider recommendations for candidates to the Board from stockholders</text:p>
          </table:table-cell>
          <table:table-cell table:style-name="ce1" office:value-type="float" office:value="0.0544" calcext:value-type="float">
            <text:p>0.0544</text:p>
          </table:table-cell>
        </table:table-row>
        <table:table-row table:style-name="ro11">
          <table:table-cell table:style-name="ce1" office:value-type="string" calcext:value-type="string">
            <text:p>COMP_CON</text:p>
          </table:table-cell>
          <table:table-cell table:style-name="ce2" office:value-type="string" calcext:value-type="string">
            <text:p>For example, our Audit Committee is responsible for overseeing the management of risks associated with Autodesk's financial reporting, accounting and auditing matters; our Compensation and Human Resources Committee oversees our executive officer succession planning and risks associated with our compensation policies and programs; and our Corporate Governance and Nominating Committee oversees the management of risks associated with director independence, conflicts of interest, composition and organization of our Board, and director succession planning</text:p>
          </table:table-cell>
          <table:table-cell table:style-name="ce1" office:value-type="float" office:value="0.4855" calcext:value-type="float">
            <text:p>0.4855</text:p>
          </table:table-cell>
        </table:table-row>
        <table:table-row table:style-name="ro11">
          <table:table-cell table:style-name="ce1" office:value-type="string" calcext:value-type="string">
            <text:p>SOCENV_INC</text:p>
          </table:table-cell>
          <table:table-cell table:style-name="ce2" office:value-type="string" calcext:value-type="string">
            <text:p>For example, our Audit Committee is responsible for overseeing the management of risks associated with Autodesk's financial reporting, accounting and auditing matters; our Compensation and Human Resources Committee oversees our executive officer succession planning and risks associated with our compensation policies and programs; and our Corporate Governance and Nominating Committee oversees the management of risks associated with director independence, conflicts of interest, composition and organization of our Board, and director succession planning</text:p>
          </table:table-cell>
          <table:table-cell table:style-name="ce1" office:value-type="float" office:value="0.0852" calcext:value-type="float">
            <text:p>0.0852</text:p>
          </table:table-cell>
        </table:table-row>
        <table:table-row table:style-name="ro3">
          <table:table-cell table:style-name="ce1" office:value-type="string" calcext:value-type="string">
            <text:p>SOCENV_INC</text:p>
          </table:table-cell>
          <table:table-cell table:style-name="ce2" office:value-type="string" calcext:value-type="string">
            <text:p>Risk Oversight Our Board, as a whole and through its committees, is responsible for the oversight of risk management</text:p>
          </table:table-cell>
          <table:table-cell table:style-name="ce1" office:value-type="float" office:value="0.3324" calcext:value-type="float">
            <text:p>0.3324</text:p>
          </table:table-cell>
        </table:table-row>
        <table:table-row table:style-name="ro3">
          <table:table-cell table:style-name="ce1" office:value-type="string" calcext:value-type="string">
            <text:p>SOCENV_INC</text:p>
          </table:table-cell>
          <table:table-cell table:style-name="ce2" office:value-type="string" calcext:value-type="string">
            <text:p>However, as discussed above, diversity is one of the numerous criteria the Corporate Governance and Nominating Committee reviews before recommending a candidate</text:p>
          </table:table-cell>
          <table:table-cell table:style-name="ce1" office:value-type="float" office:value="0.8714" calcext:value-type="float">
            <text:p>0.8714</text:p>
          </table:table-cell>
        </table:table-row>
        <table:table-row table:style-name="ro1">
          <table:table-cell table:style-name="ce1" office:value-type="string" calcext:value-type="string">
            <text:p>SOCENV_INC</text:p>
          </table:table-cell>
          <table:table-cell table:style-name="ce2" office:value-type="string" calcext:value-type="string">
            <text:p>After completing its review and evaluation of director candidates, the Corporate Governance and Nominating Committee selects, or recommends to the full Board for selection, the director nominees</text:p>
          </table:table-cell>
          <table:table-cell table:style-name="ce1" office:value-type="float" office:value="0.054" calcext:value-type="float">
            <text:p>0.054</text:p>
          </table:table-cell>
        </table:table-row>
        <table:table-row table:style-name="ro1">
          <table:table-cell table:style-name="ce1" office:value-type="string" calcext:value-type="string">
            <text:p>COMP_CON</text:p>
          </table:table-cell>
          <table:table-cell table:style-name="ce2" office:value-type="string" calcext:value-type="string">
            <text:p>After completing its review and evaluation of director candidates, the Corporate Governance and Nominating Committee selects, or recommends to the full Board for selection, the director nominees</text:p>
          </table:table-cell>
          <table:table-cell table:style-name="ce1" office:value-type="float" office:value="0.745" calcext:value-type="float">
            <text:p>0.745</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and Nominating Committee oversees a periodic evaluation of the performance of the Board as a whole and evaluates the performance of individual members of the Board eligible for re-election at the annual meeting of stockholders</text:p>
          </table:table-cell>
          <table:table-cell table:style-name="ce1" office:value-type="float" office:value="0.1491" calcext:value-type="float">
            <text:p>0.1491</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and Nominating Committee does not have a formal written policy with regard to the consideration of diversity in identifying director nominees</text:p>
          </table:table-cell>
          <table:table-cell table:style-name="ce1" office:value-type="float" office:value="0.5168" calcext:value-type="float">
            <text:p>0.5168</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and Nominating Committee regularly reviews the current composition and size of the Board</text:p>
          </table:table-cell>
          <table:table-cell table:style-name="ce1" office:value-type="float" office:value="0.4159" calcext:value-type="float">
            <text:p>0.4159</text:p>
          </table:table-cell>
        </table:table-row>
        <table:table-row table:style-name="ro3">
          <table:table-cell table:style-name="ce1" office:value-type="string" calcext:value-type="string">
            <text:p>SOCENV_INC</text:p>
          </table:table-cell>
          <table:table-cell table:style-name="ce2" office:value-type="string" calcext:value-type="string">
            <text:p>The Corporate Governance and Nominating Committee regularly reviews the current composition and size of the Board</text:p>
          </table:table-cell>
          <table:table-cell table:style-name="ce1" office:value-type="float" office:value="0.0577" calcext:value-type="float">
            <text:p>0.0577</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has the authority to retain and terminate any third-party search firm to identify director candidates, and has the authority to approve the fees and retention terms of such search firm</text:p>
          </table:table-cell>
          <table:table-cell table:style-name="ce1" office:value-type="float" office:value="0.8126" calcext:value-type="float">
            <text:p>0.8126</text:p>
          </table:table-cell>
        </table:table-row>
        <table:table-row table:style-name="ro3">
          <table:table-cell table:style-name="ce1" office:value-type="string" calcext:value-type="string">
            <text:p>SOCENV_INC</text:p>
          </table:table-cell>
          <table:table-cell table:style-name="ce2" office:value-type="string" calcext:value-type="string">
            <text:p>The Corporate Governance and Nominating Committee does not have a formal written policy with regard to the consideration of diversity in identifying director nominees</text:p>
          </table:table-cell>
          <table:table-cell table:style-name="ce1" office:value-type="float" office:value="0.1748" calcext:value-type="float">
            <text:p>0.174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The Corporate Governance and Nominating Committee’s criteria and process for evaluating and identifying the candidates that it selects, or recommends to the full Board for selection, as director nominees are as follows:</text:p>
          </table:table-cell>
          <table:table-cell table:style-name="ce1" office:value-type="float" office:value="0.2498" calcext:value-type="float">
            <text:p>0.2498</text:p>
          </table:table-cell>
        </table:table-row>
        <table:table-row table:style-name="ro1">
          <table:table-cell table:style-name="ce1" office:value-type="string" calcext:value-type="string">
            <text:p>SOCENV_INC</text:p>
          </table:table-cell>
          <table:table-cell table:style-name="ce2" office:value-type="string" calcext:value-type="string">
            <text:p>In its evaluation of director candidates, including the members of the Board eligible for re-election, the Corporate Governance and Nominating Committee seeks to achieve a balance of knowledge, experience and capability on the Board</text:p>
          </table:table-cell>
          <table:table-cell table:style-name="ce1" office:value-type="float" office:value="0.2591" calcext:value-type="float">
            <text:p>0.2591</text:p>
          </table:table-cell>
        </table:table-row>
        <table:table-row table:style-name="ro1">
          <table:table-cell table:style-name="ce1" office:value-type="string" calcext:value-type="string">
            <text:p>COMP_CON</text:p>
          </table:table-cell>
          <table:table-cell table:style-name="ce2" office:value-type="string" calcext:value-type="string">
            <text:p>In its evaluation of director candidates, including the members of the Board eligible for re-election, the Corporate Governance and Nominating Committee seeks to achieve a balance of knowledge, experience and capability on the Board</text:p>
          </table:table-cell>
          <table:table-cell table:style-name="ce1" office:value-type="float" office:value="0.2868" calcext:value-type="float">
            <text:p>0.2868</text:p>
          </table:table-cell>
        </table:table-row>
        <table:table-row table:style-name="ro6">
          <table:table-cell table:style-name="ce1" office:value-type="string" calcext:value-type="string">
            <text:p>SOCENV_INC</text:p>
          </table:table-cell>
          <table:table-cell table:style-name="ce2" office:value-type="string" calcext:value-type="string">
            <text:p>The Corporate Governance and Nominating Committee considers: (1) the current size and composition of the Board and the needs of the Board and its committees; (2) such factors as character, judgment, diversity, age, expertise, business experience, length of service, independence, and other commitments; (3) relationships between directors and Autodesk's customers and suppliers; and (4) such other factors as the Committee may consider appropriate</text:p>
          </table:table-cell>
          <table:table-cell table:style-name="ce1" office:value-type="float" office:value="0.9161" calcext:value-type="float">
            <text:p>0.9161</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The Corporate Governance and Nominating Committee’s criteria and process for evaluating and identifying the candidates that it selects, or recommends to the full Board for selection, as director nominees are as follows:</text:p>
          </table:table-cell>
          <table:table-cell table:style-name="ce1" office:value-type="float" office:value="0.0607" calcext:value-type="float">
            <text:p>0.0607</text:p>
          </table:table-cell>
        </table:table-row>
        <table:table-row table:style-name="ro6">
          <table:table-cell table:style-name="ce1" office:value-type="string" calcext:value-type="string">
            <text:p>COMP_CON</text:p>
          </table:table-cell>
          <table:table-cell table:style-name="ce2" office:value-type="string" calcext:value-type="string">
            <text:p>With regard to candidates who are properly recommended by stockholders or by other means, the Corporate Governance and Nominating Committee will review the qualifications of any such candidate, which review may, in the Corporate Governance and Nominating Committee’s discretion, include interviewing references, direct interviews with the candidate, or other actions the Corporate Governance and Nominating Committee deems necessary or proper</text:p>
          </table:table-cell>
          <table:table-cell table:style-name="ce1" office:value-type="float" office:value="0.8477" calcext:value-type="float">
            <text:p>0.8477</text:p>
          </table:table-cell>
        </table:table-row>
        <table:table-row table:style-name="ro5">
          <table:table-cell table:style-name="ce1" office:value-type="string" calcext:value-type="string">
            <text:p>SOCENV_INC</text:p>
          </table:table-cell>
          <table:table-cell table:style-name="ce2" office:value-type="string" calcext:value-type="string">
            <text:p>While the Corporate Governance and Nominating Committee has not established specific minimum qualifications for director candidates, the Corporate Governance and Nominating Committee believes that candidates and nominees must reflect a Board that comprises directors who (1) are predominantly independent; (2) have high integrity; (3) have broad, business-related knowledge and experience at the policy-making level in business or technology, including their understanding of the software industry and Autodesk's business in particular; (4) have qualifications that will increase overall Board effectiveness; (5) have varied and divergent experiences, viewpoints and backgrounds; and (6) meet other requirements as may be required by applicable rules, such as financial literacy or financial expertise with respect to audit committee members</text:p>
          </table:table-cell>
          <table:table-cell table:style-name="ce1" office:value-type="float" office:value="0.5403" calcext:value-type="float">
            <text:p>0.5403</text:p>
          </table:table-cell>
        </table:table-row>
        <table:table-row table:style-name="ro3">
          <table:table-cell table:style-name="ce1" office:value-type="string" calcext:value-type="string">
            <text:p>COMP_CON</text:p>
          </table:table-cell>
          <table:table-cell table:style-name="ce2" office:value-type="string" calcext:value-type="string">
            <text:p>In executing the responsibilities set forth in its charter, the Committee relies on a number of resources to provide input to the decision-making process</text:p>
          </table:table-cell>
          <table:table-cell table:style-name="ce1" office:value-type="float" office:value="0.2687" calcext:value-type="float">
            <text:p>0.2687</text:p>
          </table:table-cell>
        </table:table-row>
        <table:table-row table:style-name="ro1">
          <table:table-cell table:style-name="ce1" office:value-type="string" calcext:value-type="string">
            <text:p>COMP_CON</text:p>
          </table:table-cell>
          <table:table-cell table:style-name="ce2" office:value-type="string" calcext:value-type="string">
            <text:p>The CEO bases his evaluation on his knowledge of each executive officer’s performance and from others with knowledge of their performance, including feedback provided by the executive officers and their direct reports</text:p>
          </table:table-cell>
          <table:table-cell table:style-name="ce1" office:value-type="float" office:value="0.2317" calcext:value-type="float">
            <text:p>0.2317</text:p>
          </table:table-cell>
        </table:table-row>
        <table:table-row table:style-name="ro1">
          <table:table-cell table:style-name="ce1" office:value-type="string" calcext:value-type="string">
            <text:p>COMP_CON</text:p>
          </table:table-cell>
          <table:table-cell table:style-name="ce2" office:value-type="string" calcext:value-type="string">
            <text:p>CEO Pay Decisions Throughout the year the Committee and the other independent members of the Board, including the Chairman, review the performance of, and provide feedback to the CEO at regularly scheduled meetings and through informal discussions</text:p>
          </table:table-cell>
          <table:table-cell table:style-name="ce1" office:value-type="float" office:value="0.9259" calcext:value-type="float">
            <text:p>0.9259</text:p>
          </table:table-cell>
        </table:table-row>
        <table:table-row table:style-name="ro1">
          <table:table-cell table:style-name="ce1" office:value-type="string" calcext:value-type="string">
            <text:p>COMP_CON</text:p>
          </table:table-cell>
          <table:table-cell table:style-name="ce2" office:value-type="string" calcext:value-type="string">
            <text:p>The Committee also consults with management and Autodesk’s Human Resources Group regarding executive and non- executive employee compensation plans, including administration of Autodesk’s equity incentive plans</text:p>
          </table:table-cell>
          <table:table-cell table:style-name="ce1" office:value-type="float" office:value="0.1772" calcext:value-type="float">
            <text:p>0.1772</text:p>
          </table:table-cell>
        </table:table-row>
        <table:table-row table:style-name="ro1">
          <table:table-cell table:style-name="ce1" office:value-type="string" calcext:value-type="string">
            <text:p>COMP_CON</text:p>
          </table:table-cell>
          <table:table-cell table:style-name="ce2" office:value-type="string" calcext:value-type="string">
            <text:p>Competitive Compensation Positioning To ensure our executive compensation practices are competitive and consistent with the Committee’s guiding principles, Exequity and management provide the Committee with compensation data for each executive role</text:p>
          </table:table-cell>
          <table:table-cell table:style-name="ce1" office:value-type="float" office:value="0.7963" calcext:value-type="float">
            <text:p>0.7963</text:p>
          </table:table-cell>
        </table:table-row>
        <table:table-row table:style-name="ro3">
          <table:table-cell table:style-name="ce1" office:value-type="string" calcext:value-type="string">
            <text:p>COMP_CON</text:p>
          </table:table-cell>
          <table:table-cell table:style-name="ce2" office:value-type="string" calcext:value-type="string">
            <text:p>The Committee discussed these considerations and concluded that the work performed by Exequity did not raise any conflict of interest</text:p>
          </table:table-cell>
          <table:table-cell table:style-name="ce1" office:value-type="float" office:value="0.9475" calcext:value-type="float">
            <text:p>0.9475</text:p>
          </table:table-cell>
        </table:table-row>
        <table:table-row table:style-name="ro2">
          <table:table-cell table:style-name="ce1" office:value-type="string" calcext:value-type="string">
            <text:p>COMP_CON</text:p>
          </table:table-cell>
          <table:table-cell table:style-name="ce2" office:value-type="string" calcext:value-type="string">
            <text:p>Exequity provided advice and recommendations on many issues: total compensation philosophy; program design, including program goals, components, and metrics; compensation trends in the high technology sector and general market for senior executives; and the compensation of the CEO and the other executive officers</text:p>
          </table:table-cell>
          <table:table-cell table:style-name="ce1" office:value-type="float" office:value="0.4006" calcext:value-type="float">
            <text:p>0.4006</text:p>
          </table:table-cell>
        </table:table-row>
        <table:table-row table:style-name="ro2">
          <table:table-cell table:style-name="ce1" office:value-type="string" calcext:value-type="string">
            <text:p>SOCENV_INC</text:p>
          </table:table-cell>
          <table:table-cell table:style-name="ce2" office:value-type="string" calcext:value-type="string">
            <text:p>Exequity provided advice and recommendations on many issues: total compensation philosophy; program design, including program goals, components, and metrics; compensation trends in the high technology sector and general market for senior executives; and the compensation of the CEO and the other executive officers</text:p>
          </table:table-cell>
          <table:table-cell table:style-name="ce1" office:value-type="float" office:value="0.1744" calcext:value-type="float">
            <text:p>0.1744</text:p>
          </table:table-cell>
        </table:table-row>
        <table:table-row table:style-name="ro1">
          <table:table-cell table:style-name="ce1" office:value-type="string" calcext:value-type="string">
            <text:p>COMP_CON</text:p>
          </table:table-cell>
          <table:table-cell table:style-name="ce2" office:value-type="string" calcext:value-type="string">
            <text:p>The Committee has considered the independence of Exequity in light of NASDAQ's listing standards for compensation committee independence and the rules of the Securities and Exchange Commission</text:p>
          </table:table-cell>
          <table:table-cell table:style-name="ce1" office:value-type="float" office:value="0.8484" calcext:value-type="float">
            <text:p>0.8484</text:p>
          </table:table-cell>
        </table:table-row>
        <table:table-row table:style-name="ro2">
          <table:table-cell table:style-name="ce1" office:value-type="string" calcext:value-type="string">
            <text:p>COMP_CON</text:p>
          </table:table-cell>
          <table:table-cell table:style-name="ce2" office:value-type="string" calcext:value-type="string">
            <text:p>The Committee believes that referencing the total compensation packages of the companies in the compensation peer group keeps Autodesk’s compensation competitive and within market norms, while also providing flexibility for variances in compensation where appropriate, based on each executive officer’s leadership, contributions and particular skills or expertise</text:p>
          </table:table-cell>
          <table:table-cell table:style-name="ce1" office:value-type="float" office:value="0.0884" calcext:value-type="float">
            <text:p>0.0884</text:p>
          </table:table-cell>
        </table:table-row>
        <table:table-row table:style-name="ro3">
          <table:table-cell table:style-name="ce1" office:value-type="string" calcext:value-type="string">
            <text:p>SOCENV_INC</text:p>
          </table:table-cell>
          <table:table-cell table:style-name="ce2" office:value-type="string" calcext:value-type="string">
            <text:p>At the beginning of the fiscal year, the Committee established funding performance thresholds, which, if achieved, would establish maximum Fiscal 2016 EIP funding at 190% of target</text:p>
          </table:table-cell>
          <table:table-cell table:style-name="ce1" office:value-type="float" office:value="0.0565" calcext:value-type="float">
            <text:p>0.0565</text:p>
          </table:table-cell>
        </table:table-row>
        <table:table-row table:style-name="ro7">
          <table:table-cell table:style-name="ce1" office:value-type="string" calcext:value-type="string">
            <text:p>SOCENV_INC</text:p>
          </table:table-cell>
          <table:table-cell table:style-name="ce2" office:value-type="string" calcext:value-type="string">
            <text:p>This calculation yielded a bonus payout of 100.6% of target, as shown below: <text:s text:c="7"/>Weighting <text:s text:c="7"/>Actual Target Payout <text:s text:c="7"/>Multiplier <text:s text:c="9"/>Billings 56% 4.7% <text:s/>growth 5.2% <text:s/>growth 99.5% <text:s text:c="2"/>Subscriptions 24% 2.578 million 2.634 million 97.9% <text:s text:c="2"/>Deferred Revenue 20% <text:s text:c="7"/>$1.519 billion <text:s text:c="14"/>$1.423 billion <text:s text:c="7"/>106.8% <text:s text:c="2"/>Total 100% <text:s text:c="2"/>100.6% For the other NEOs, the Committee assessed the performance of the Company based 70% on billings and 30% on subscriptions against targets set at the beginning of the fiscal year; the final award could range from 0% to 150% of target award, depending on achieved performance level</text:p>
          </table:table-cell>
          <table:table-cell table:style-name="ce1" office:value-type="float" office:value="0.0847" calcext:value-type="float">
            <text:p>0.0847</text:p>
          </table:table-cell>
        </table:table-row>
        <table:table-row table:style-name="ro11">
          <table:table-cell table:style-name="ce1" office:value-type="string" calcext:value-type="string">
            <text:p>SOCENV_INC</text:p>
          </table:table-cell>
          <table:table-cell table:style-name="ce2" office:value-type="string" calcext:value-type="string">
            <text:p>The Committee will assess the financial and operational performance of the Company based on the following metrics and weighting: Performance Metric CEO Weighting Other NEO Weighting Net New Model Subscription Additions 32% 40% New Model ARR 24% 30% Non-GAAP Total Spend 12% 15% Total Subscription Renewal Rate 12% 15% Deferred Revenue 20% The final awards, for our CEO and NEOs, could range from 0% to 150% of target, depending on achieved performance level</text:p>
          </table:table-cell>
          <table:table-cell table:style-name="ce1" office:value-type="float" office:value="0.122" calcext:value-type="float">
            <text:p>0.122</text:p>
          </table:table-cell>
        </table:table-row>
        <table:table-row table:style-name="ro3">
          <table:table-cell table:style-name="ce1" office:value-type="string" calcext:value-type="string">
            <text:p>SOCENV_INC</text:p>
          </table:table-cell>
          <table:table-cell table:style-name="ce2" office:value-type="string" calcext:value-type="string">
            <text:p>Near the beginning of the fiscal year, the Committee established funding performance thresholds, which, if achieved, would establish maximum Fiscal 2017 EIP funding at 190% of target</text:p>
          </table:table-cell>
          <table:table-cell table:style-name="ce1" office:value-type="float" office:value="0.0543" calcext:value-type="float">
            <text:p>0.0543</text:p>
          </table:table-cell>
        </table:table-row>
        <table:table-row table:style-name="ro1">
          <table:table-cell table:style-name="ce1" office:value-type="string" calcext:value-type="string">
            <text:p>SOCENV_INC</text:p>
          </table:table-cell>
          <table:table-cell table:style-name="ce2" office:value-type="string" calcext:value-type="string">
            <text:p>Lorrie M. Norrington 6/10/2015 4,547 249,949 Betsy Rafael 6/10/2015 4,547 249,949 Stacy J. Smith 6/10/2015 4,547 249,949 Steven M. West 6/10/2015 4,547 249,949 2016 Proxy Statement 58 AUTODESK</text:p>
          </table:table-cell>
          <table:table-cell table:style-name="ce1" office:value-type="float" office:value="0.0892" calcext:value-type="float">
            <text:p>0.0892</text:p>
          </table:table-cell>
        </table:table-row>
        <table:table-row table:style-name="ro3">
          <table:table-cell table:style-name="ce1" office:value-type="string" calcext:value-type="string">
            <text:p>SOCENV_INC</text:p>
          </table:table-cell>
          <table:table-cell table:style-name="ce2" office:value-type="string" calcext:value-type="string">
            <text:p>Compensation <text:s text:c="12"/>Catherine S. Brune <text:s text:c="5"/>62 <text:s text:c="6"/>2011 <text:s text:c="4"/>Retired President, Allstate Protection Eastern Territory of Allstate Insurance Company</text:p>
          </table:table-cell>
          <table:table-cell table:style-name="ce1" office:value-type="float" office:value="0.105" calcext:value-type="float">
            <text:p>0.105</text:p>
          </table:table-cell>
        </table:table-row>
        <table:table-row table:style-name="ro1">
          <table:table-cell table:style-name="ce1" office:value-type="string" calcext:value-type="string">
            <text:p>SOCENV_INC</text:p>
          </table:table-cell>
          <table:table-cell table:style-name="ce2" office:value-type="string" calcext:value-type="string">
            <text:p>Committee Membership Name <text:s text:c="2"/>Age <text:s text:c="4"/>Director Since <text:s text:c="4"/>Occupation <text:s text:c="2"/>Experience/ Qualification <text:s text:c="2"/>Independent <text:s text:c="2"/>ARC <text:s text:c="2"/>HRC <text:s text:c="2"/>NCGC <text:s text:c="2"/>NOEC <text:s text:c="2"/>FC Warner L. Baxter <text:s text:c="5"/>54 <text:s text:c="7"/>2014 <text:s text:c="5"/>Chairman, President and Chief Executive Officer of the Company</text:p>
          </table:table-cell>
          <table:table-cell table:style-name="ce1" office:value-type="float" office:value="0.1841" calcext:value-type="float">
            <text:p>0.1841</text:p>
          </table:table-cell>
        </table:table-row>
        <table:table-row table:style-name="ro3">
          <table:table-cell table:style-name="ce1" office:value-type="string" calcext:value-type="string">
            <text:p>COMP_CON</text:p>
          </table:table-cell>
          <table:table-cell table:style-name="ce2" office:value-type="string" calcext:value-type="string">
            <text:p>The fact that we do not list a particular experience or qualification for a director nominee does not mean that nominee does not possess that particular experience or qualification</text:p>
          </table:table-cell>
          <table:table-cell table:style-name="ce1" office:value-type="float" office:value="0.2735" calcext:value-type="float">
            <text:p>0.2735</text:p>
          </table:table-cell>
        </table:table-row>
        <table:table-row table:style-name="ro7">
          <table:table-cell table:style-name="ce1" office:value-type="string" calcext:value-type="string">
            <text:p>SOCENV_INC</text:p>
          </table:table-cell>
          <table:table-cell table:style-name="ce2" office:value-type="string" calcext:value-type="string">
            <text:p>Customer Relations <text:s text:c="2"/>X <text:s text:c="4"/>X <text:s text:c="6"/>C <text:s text:c="2"/>ARC HRC NCGC NOEC FC <text:s text:c="3"/>Audit and Risk Committee Human Resources Committee Nominating and Corporate Governance Committee Nuclear Oversight and Environmental Committee Finance Committee <text:s text:c="3"/>C L <text:s text:c="3"/>Member and Chair of a Committee Lead Director <text:s text:c="2"/>(1) Jack D. Woodard, who currently serves as the Chair of the Nuclear Oversight and Environmental Committee and as a member of the Nominating and Corporate Governance Committee, is not standing for reelection and will retire from the Board effective as of the Annual Meeting</text:p>
          </table:table-cell>
          <table:table-cell table:style-name="ce1" office:value-type="float" office:value="0.9711" calcext:value-type="float">
            <text:p>0.9711</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text:s text:c="28"/>Committee Membership Name <text:s text:c="2"/>Age <text:s text:c="4"/>Director Since <text:s text:c="4"/>Occupation <text:s text:c="2"/>Experience/ Qualification <text:s text:c="2"/>Independent <text:s text:c="2"/>ARC <text:s text:c="2"/>HRC <text:s text:c="2"/>NCGC <text:s text:c="2"/>NOEC <text:s text:c="2"/>FC Richard J. Harshman <text:s text:c="4"/>59 <text:s text:c="6"/>2013 <text:s text:c="4"/>Chairman, President and Chief Executive Officer of Allegheny Technologies Incorporated</text:p>
          </table:table-cell>
          <table:table-cell table:style-name="ce1" office:value-type="float" office:value="0.1057" calcext:value-type="float">
            <text:p>0.1057</text:p>
          </table:table-cell>
        </table:table-row>
        <table:table-row table:style-name="ro4">
          <table:table-cell table:style-name="ce1" office:value-type="string" calcext:value-type="string">
            <text:p>SOCENV_INC</text:p>
          </table:table-cell>
          <table:table-cell table:style-name="ce2" office:value-type="string" calcext:value-type="string">
            <text:p>safety LWA performance, weighted at 10%;</text:p>
          </table:table-cell>
          <table:table-cell table:style-name="ce1" office:value-type="float" office:value="0.9669" calcext:value-type="float">
            <text:p>0.9669</text:p>
          </table:table-cell>
        </table:table-row>
        <table:table-row table:style-name="ro1">
          <table:table-cell table:style-name="ce1" office:value-type="string" calcext:value-type="string">
            <text:p>SOCENV_INC</text:p>
          </table:table-cell>
          <table:table-cell table:style-name="ce2" office:value-type="string" calcext:value-type="string">
            <text:p>Only independent directors serve on all standing Board committees, including the Audit and Risk Committee, the Human Resources Committee and the Nominating and Corporate Governance Committee of the Board</text:p>
          </table:table-cell>
          <table:table-cell table:style-name="ce1" office:value-type="float" office:value="0.3173" calcext:value-type="float">
            <text:p>0.3173</text:p>
          </table:table-cell>
        </table:table-row>
        <table:table-row table:style-name="ro1">
          <table:table-cell table:style-name="ce1" office:value-type="string" calcext:value-type="string">
            <text:p>COMP_CON</text:p>
          </table:table-cell>
          <table:table-cell table:style-name="ce2" office:value-type="string" calcext:value-type="string">
            <text:p>Only independent directors serve on all standing Board committees, including the Audit and Risk Committee, the Human Resources Committee and the Nominating and Corporate Governance Committee of the Board</text:p>
          </table:table-cell>
          <table:table-cell table:style-name="ce1" office:value-type="float" office:value="0.1973" calcext:value-type="float">
            <text:p>0.1973</text:p>
          </table:table-cell>
        </table:table-row>
        <table:table-row table:style-name="ro3">
          <table:table-cell table:style-name="ce1" office:value-type="string" calcext:value-type="string">
            <text:p>COMP_CON</text:p>
          </table:table-cell>
          <table:table-cell table:style-name="ce2" office:value-type="string" calcext:value-type="string">
            <text:p>We have an independent Lead Director with clearly delineated and comprehensive duties and responsibilities</text:p>
          </table:table-cell>
          <table:table-cell table:style-name="ce1" office:value-type="float" office:value="0.0849" calcext:value-type="float">
            <text:p>0.0849</text:p>
          </table:table-cell>
        </table:table-row>
        <table:table-row table:style-name="ro3">
          <table:table-cell table:style-name="ce1" office:value-type="string" calcext:value-type="string">
            <text:p>SOCENV_INC</text:p>
          </table:table-cell>
          <table:table-cell table:style-name="ce2" office:value-type="string" calcext:value-type="string">
            <text:p>The Board approved the reconstitution of the Nuclear Oversight and Environmental Committee as the Nuclear and Operations Committee, effective April 29, 2016</text:p>
          </table:table-cell>
          <table:table-cell table:style-name="ce1" office:value-type="float" office:value="0.9268" calcext:value-type="float">
            <text:p>0.9268</text:p>
          </table:table-cell>
        </table:table-row>
        <table:table-row table:style-name="ro2">
          <table:table-cell table:style-name="ce1" office:value-type="string" calcext:value-type="string">
            <text:p>SOCENV_INC</text:p>
          </table:table-cell>
          <table:table-cell table:style-name="ce2" office:value-type="string" calcext:value-type="string">
            <text:p>The Company’s Corporate Governance Guidelines were revised to further reduce the limit on the number of public company boards on which (i) non-employee directors who are also executive officers of another public company and (ii) employee directors may serve, without prior approval of the Board, to two (including the Company’s Board)</text:p>
          </table:table-cell>
          <table:table-cell table:style-name="ce1" office:value-type="float" office:value="0.1679" calcext:value-type="float">
            <text:p>0.1679</text:p>
          </table:table-cell>
        </table:table-row>
        <table:table-row table:style-name="ro2">
          <table:table-cell table:style-name="ce1" office:value-type="string" calcext:value-type="string">
            <text:p>COMP_CON</text:p>
          </table:table-cell>
          <table:table-cell table:style-name="ce2" office:value-type="string" calcext:value-type="string">
            <text:p>The Company’s Corporate Governance Guidelines were revised to further reduce the limit on the number of public company boards on which (i) non-employee directors who are also executive officers of another public company and (ii) employee directors may serve, without prior approval of the Board, to two (including the Company’s Board)</text:p>
          </table:table-cell>
          <table:table-cell table:style-name="ce1" office:value-type="float" office:value="0.0943" calcext:value-type="float">
            <text:p>0.0943</text:p>
          </table:table-cell>
        </table:table-row>
        <table:table-row table:style-name="ro4">
          <table:table-cell table:style-name="ce1" office:value-type="string" calcext:value-type="string">
            <text:p>SOCENV_INC</text:p>
          </table:table-cell>
          <table:table-cell table:style-name="ce2" office:value-type="string" calcext:value-type="string">
            <text:p>The full Board will oversee environmental policy matters</text:p>
          </table:table-cell>
          <table:table-cell table:style-name="ce1" office:value-type="float" office:value="0.9166" calcext:value-type="float">
            <text:p>0.9166</text:p>
          </table:table-cell>
        </table:table-row>
        <table:table-row table:style-name="ro3">
          <table:table-cell table:style-name="ce1" office:value-type="string" calcext:value-type="string">
            <text:p>SOCENV_INC</text:p>
          </table:table-cell>
          <table:table-cell table:style-name="ce2" office:value-type="string" calcext:value-type="string">
            <text:p>The Company’s commitment to good corporate governance is demonstrated through practices such as: Recent Corporate Governance Highlights :</text:p>
          </table:table-cell>
          <table:table-cell table:style-name="ce1" office:value-type="float" office:value="0.4585" calcext:value-type="float">
            <text:p>0.4585</text:p>
          </table:table-cell>
        </table:table-row>
        <table:table-row table:style-name="ro1">
          <table:table-cell table:style-name="ce1" office:value-type="string" calcext:value-type="string">
            <text:p>SOCENV_INC</text:p>
          </table:table-cell>
          <table:table-cell table:style-name="ce2" office:value-type="string" calcext:value-type="string">
            <text:p>The EIP for 2015 was designed to reward the achievement of Ameren EPS targets, safety performance as measured by lost workdays away (“LWA”), customer measures relating to reliability and affordability, and individual performance</text:p>
          </table:table-cell>
          <table:table-cell table:style-name="ce1" office:value-type="float" office:value="0.9848" calcext:value-type="float">
            <text:p>0.9848</text:p>
          </table:table-cell>
        </table:table-row>
        <table:table-row table:style-name="ro4">
          <table:table-cell table:style-name="ce1" office:value-type="string" calcext:value-type="string">
            <text:p>SOCENV_INC</text:p>
          </table:table-cell>
          <table:table-cell table:style-name="ce2" office:value-type="string" calcext:value-type="string">
            <text:p>Target: the targeted level of achievement for Ameren EPS, safety LWA and customer measures</text:p>
          </table:table-cell>
          <table:table-cell table:style-name="ce1" office:value-type="float" office:value="0.9902" calcext:value-type="float">
            <text:p>0.9902</text:p>
          </table:table-cell>
        </table:table-row>
        <table:table-row table:style-name="ro3">
          <table:table-cell table:style-name="ce1" office:value-type="string" calcext:value-type="string">
            <text:p>SOCENV_INC</text:p>
          </table:table-cell>
          <table:table-cell table:style-name="ce2" office:value-type="string" calcext:value-type="string">
            <text:p>Maximum: the maximum level of achievement for Ameren EPS, safety LWA and customer measures established to award NEOs with short-term incentive payments</text:p>
          </table:table-cell>
          <table:table-cell table:style-name="ce1" office:value-type="float" office:value="0.9682" calcext:value-type="float">
            <text:p>0.9682</text:p>
          </table:table-cell>
        </table:table-row>
        <table:table-row table:style-name="ro3">
          <table:table-cell table:style-name="ce1" office:value-type="string" calcext:value-type="string">
            <text:p>SOCENV_INC</text:p>
          </table:table-cell>
          <table:table-cell table:style-name="ce2" office:value-type="string" calcext:value-type="string">
            <text:p>Payouts for Ameren EPS and safety LWA falling between the established levels were interpolated on a straight-line basis</text:p>
          </table:table-cell>
          <table:table-cell table:style-name="ce1" office:value-type="float" office:value="0.978" calcext:value-type="float">
            <text:p>0.978</text:p>
          </table:table-cell>
        </table:table-row>
        <table:table-row table:style-name="ro3">
          <table:table-cell table:style-name="ce1" office:value-type="string" calcext:value-type="string">
            <text:p>COMP_CON</text:p>
          </table:table-cell>
          <table:table-cell table:style-name="ce2" office:value-type="string" calcext:value-type="string">
            <text:p>In addition, Mr. Flores was recommended by a third-party search firm retained by the Nominating and Corporate Governance Committee prior to his nomination and election as a director</text:p>
          </table:table-cell>
          <table:table-cell table:style-name="ce1" office:value-type="float" office:value="0.3216" calcext:value-type="float">
            <text:p>0.3216</text:p>
          </table:table-cell>
        </table:table-row>
        <table:table-row table:style-name="ro1">
          <table:table-cell table:style-name="ce1" office:value-type="string" calcext:value-type="string">
            <text:p>COMP_CON</text:p>
          </table:table-cell>
          <table:table-cell table:style-name="ce2" office:value-type="string" calcext:value-type="string">
            <text:p>All of the nominees for election to the Board were unanimously recommended by the Nominating and Corporate Governance Committee of the Board of Directors and were unanimously nominated by the Board of Directors</text:p>
          </table:table-cell>
          <table:table-cell table:style-name="ce1" office:value-type="float" office:value="0.071" calcext:value-type="float">
            <text:p>0.071</text:p>
          </table:table-cell>
        </table:table-row>
        <table:table-row table:style-name="ro1">
          <table:table-cell table:style-name="ce1" office:value-type="string" calcext:value-type="string">
            <text:p>SOCENV_INC</text:p>
          </table:table-cell>
          <table:table-cell table:style-name="ce2" office:value-type="string" calcext:value-type="string">
            <text:p>All of the nominees for election to the Board were unanimously recommended by the Nominating and Corporate Governance Committee of the Board of Directors and were unanimously nominated by the Board of Directors</text:p>
          </table:table-cell>
          <table:table-cell table:style-name="ce1" office:value-type="float" office:value="0.2286" calcext:value-type="float">
            <text:p>0.2286</text:p>
          </table:table-cell>
        </table:table-row>
        <table:table-row table:style-name="ro3">
          <table:table-cell table:style-name="ce1" office:value-type="string" calcext:value-type="string">
            <text:p>SOCENV_INC</text:p>
          </table:table-cell>
          <table:table-cell table:style-name="ce2" office:value-type="string" calcext:value-type="string">
            <text:p>In addition, Mr. Flores was recommended by a third-party search firm retained by the Nominating and Corporate Governance Committee prior to his nomination and election as a director</text:p>
          </table:table-cell>
          <table:table-cell table:style-name="ce1" office:value-type="float" office:value="0.0983" calcext:value-type="float">
            <text:p>0.0983</text:p>
          </table:table-cell>
        </table:table-row>
        <table:table-row table:style-name="ro3">
          <table:table-cell table:style-name="ce1" office:value-type="string" calcext:value-type="string">
            <text:p>COMP_CON</text:p>
          </table:table-cell>
          <table:table-cell table:style-name="ce2" office:value-type="string" calcext:value-type="string">
            <text:p>There are no family relationships between any director, executive officer, or person nominated or chosen by the Company to become a director or executive officer</text:p>
          </table:table-cell>
          <table:table-cell table:style-name="ce1" office:value-type="float" office:value="0.0713" calcext:value-type="float">
            <text:p>0.0713</text:p>
          </table:table-cell>
        </table:table-row>
        <table:table-row table:style-name="ro1">
          <table:table-cell table:style-name="ce1" office:value-type="string" calcext:value-type="string">
            <text:p>COMP_CON</text:p>
          </table:table-cell>
          <table:table-cell table:style-name="ce2" office:value-type="string" calcext:value-type="string">
            <text:p>The fact that we do not list a particular experience, qualification, attribute or skill for a director nominee does not mean that nominee does not possess that particular experience, qualification, attribute or skill</text:p>
          </table:table-cell>
          <table:table-cell table:style-name="ce1" office:value-type="float" office:value="0.1834" calcext:value-type="float">
            <text:p>0.1834</text:p>
          </table:table-cell>
        </table:table-row>
        <table:table-row table:style-name="ro1">
          <table:table-cell table:style-name="ce1" office:value-type="string" calcext:value-type="string">
            <text:p>SOCENV_INC</text:p>
          </table:table-cell>
          <table:table-cell table:style-name="ce2" office:value-type="string" calcext:value-type="string">
            <text:p>Each nominee’s biography below also includes a description of the specific experience, qualifications, attributes or skills of each director or nominee that led the Board to conclude that such person should serve as a director of Ameren</text:p>
          </table:table-cell>
          <table:table-cell table:style-name="ce1" office:value-type="float" office:value="0.0504" calcext:value-type="float">
            <text:p>0.0504</text:p>
          </table:table-cell>
        </table:table-row>
        <table:table-row table:style-name="ro7">
          <table:table-cell table:style-name="ce1" office:value-type="string" calcext:value-type="string">
            <text:p>COMP_CON</text:p>
          </table:table-cell>
          <table:table-cell table:style-name="ce2" office:value-type="string" calcext:value-type="string">
            <text:p>In addition to those specific experiences, qualifications, attributes or skills detailed below, each nominee has demonstrated the highest professional and personal ethics, a broad experience in business, government, education or technology, the ability to provide insights and practical wisdom based on their experience and expertise, a commitment to enhancing shareholder value, compliance with legal and regulatory requirements, and the ability to develop a good working relationship with other Board members and contribute to the Board’s working relationship with senior management of the Company</text:p>
          </table:table-cell>
          <table:table-cell table:style-name="ce1" office:value-type="float" office:value="0.1747" calcext:value-type="float">
            <text:p>0.1747</text:p>
          </table:table-cell>
        </table:table-row>
        <table:table-row table:style-name="ro11">
          <table:table-cell table:style-name="ce1" office:value-type="string" calcext:value-type="string">
            <text:p>COMP_CON</text:p>
          </table:table-cell>
          <table:table-cell table:style-name="ce2" office:value-type="string" calcext:value-type="string">
            <text:p>In assessing the composition of the Board of Directors, the Nominating and Corporate Governance Committee recommends Board nominees so that collectively, the Board is balanced by having the necessary experience, qualifications, attributes and skills and that no nominee is recommended because of one particular criterion, except that the Nominating and Corporate Governance Committee does believe it appropriate for at least one member of the Board to meet the criteria for an “audit committee financial expert” as defined by SEC rules</text:p>
          </table:table-cell>
          <table:table-cell table:style-name="ce1" office:value-type="float" office:value="0.0917" calcext:value-type="float">
            <text:p>0.0917</text:p>
          </table:table-cell>
        </table:table-row>
        <table:table-row table:style-name="ro11">
          <table:table-cell table:style-name="ce1" office:value-type="string" calcext:value-type="string">
            <text:p>SOCENV_INC</text:p>
          </table:table-cell>
          <table:table-cell table:style-name="ce2" office:value-type="string" calcext:value-type="string">
            <text:p>In assessing the composition of the Board of Directors, the Nominating and Corporate Governance Committee recommends Board nominees so that collectively, the Board is balanced by having the necessary experience, qualifications, attributes and skills and that no nominee is recommended because of one particular criterion, except that the Nominating and Corporate Governance Committee does believe it appropriate for at least one member of the Board to meet the criteria for an “audit committee financial expert” as defined by SEC rules</text:p>
          </table:table-cell>
          <table:table-cell table:style-name="ce1" office:value-type="float" office:value="0.2716" calcext:value-type="float">
            <text:p>0.2716</text:p>
          </table:table-cell>
        </table:table-row>
        <table:table-row table:style-name="ro4">
          <table:table-cell table:style-name="ce1" office:value-type="string" calcext:value-type="string">
            <text:p>SOCENV_INC</text:p>
          </table:table-cell>
          <table:table-cell table:style-name="ce2" office:value-type="string" calcext:value-type="string">
            <text:p>Audit and Risk Committee</text:p>
          </table:table-cell>
          <table:table-cell table:style-name="ce1" office:value-type="float" office:value="0.1727" calcext:value-type="float">
            <text:p>0.1727</text:p>
          </table:table-cell>
        </table:table-row>
        <table:table-row table:style-name="ro3">
          <table:table-cell table:style-name="ce1" office:value-type="string" calcext:value-type="string">
            <text:p>COMP_CON</text:p>
          </table:table-cell>
          <table:table-cell table:style-name="ce2" office:value-type="string" calcext:value-type="string">
            <text:p>From 1983 to 1993, Mr. Baxter worked in PwC’s St. Louis office, where he provided auditing and consulting services to clients in a variety of industries</text:p>
          </table:table-cell>
          <table:table-cell table:style-name="ce1" office:value-type="float" office:value="0.7916" calcext:value-type="float">
            <text:p>0.7916</text:p>
          </table:table-cell>
        </table:table-row>
        <table:table-row table:style-name="ro2">
          <table:table-cell table:style-name="ce1" office:value-type="string" calcext:value-type="string">
            <text:p>SOCENV_INC</text:p>
          </table:table-cell>
          <table:table-cell table:style-name="ce2" office:value-type="string" calcext:value-type="string">
            <text:p>Nominating and Corporate Governance Committee <text:s text:c="2"/>Outside directorships: None <text:s text:c="2"/>Director since: <text:s/>2011 <text:s text:c="2"/>Age: <text:s/>62 EXECUTIVE EXPERIENCE: Ms. Brune served as President of Allstate, a personal lines insurer, from October 2010 to November 2013 and oversaw Property/Casualty operations in 23 states and Canada</text:p>
          </table:table-cell>
          <table:table-cell table:style-name="ce1" office:value-type="float" office:value="0.1514" calcext:value-type="float">
            <text:p>0.1514</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Targets for 2015 EPS, Safety LWA and Customer Measures EPS and Safety LWA The Committee established three levels of Ameren EPS and safety LWA under the 2015 EIP</text:p>
          </table:table-cell>
          <table:table-cell table:style-name="ce1" office:value-type="float" office:value="0.9929" calcext:value-type="float">
            <text:p>0.9929</text:p>
          </table:table-cell>
        </table:table-row>
        <table:table-row table:style-name="ro3">
          <table:table-cell table:style-name="ce1" office:value-type="string" calcext:value-type="string">
            <text:p>SOCENV_INC</text:p>
          </table:table-cell>
          <table:table-cell table:style-name="ce2" office:value-type="string" calcext:value-type="string">
            <text:p>Threshold: the minimum level of achievement for Ameren EPS, safety LWA and customer measures necessary for short-term incentive payment to NEOs</text:p>
          </table:table-cell>
          <table:table-cell table:style-name="ce1" office:value-type="float" office:value="0.9806" calcext:value-type="float">
            <text:p>0.9806</text:p>
          </table:table-cell>
        </table:table-row>
        <table:table-row table:style-name="ro6">
          <table:table-cell table:style-name="ce1" office:value-type="string" calcext:value-type="string">
            <text:p>SOCENV_INC</text:p>
          </table:table-cell>
          <table:table-cell table:style-name="ce2" office:value-type="string" calcext:value-type="string">
            <text:p>2015 Performance Base Award, Earned through the Achievement of Ameren EPS, Safety LWA, and Customer Measures Achievement At the February 2016 Committee meeting, Mr. Baxter presented achievement levels for the 2015 EIP Ameren EPS, safety performance and customer measures, and recommended EIP payouts for the NEOs (other than with respect to himself) to the Committee for review:</text:p>
          </table:table-cell>
          <table:table-cell table:style-name="ce1" office:value-type="float" office:value="0.9876" calcext:value-type="float">
            <text:p>0.9876</text:p>
          </table:table-cell>
        </table:table-row>
        <table:table-row table:style-name="ro3">
          <table:table-cell table:style-name="ce1" office:value-type="string" calcext:value-type="string">
            <text:p>SOCENV_INC</text:p>
          </table:table-cell>
          <table:table-cell table:style-name="ce2" office:value-type="string" calcext:value-type="string">
            <text:p>The CPI measures overall energy center performance through an industry standard index comprised of 12 safety and reliability measures</text:p>
          </table:table-cell>
          <table:table-cell table:style-name="ce1" office:value-type="float" office:value="0.9814" calcext:value-type="float">
            <text:p>0.9814</text:p>
          </table:table-cell>
        </table:table-row>
        <table:table-row table:style-name="ro7">
          <table:table-cell table:style-name="ce1" office:value-type="string" calcext:value-type="string">
            <text:p>SOCENV_INC</text:p>
          </table:table-cell>
          <table:table-cell table:style-name="ce2" office:value-type="string" calcext:value-type="string">
            <text:p>S KILLS <text:s/>AND QUALIFICATIONS : Based primarily upon Ms. Fitzsimmons’ extensive executive and leadership experience as the Executive Vice President, General Counsel and Corporate Secretary of a transportation supplier; strong legal, government relations, public affairs, regulatory, accounting, financial, risk management, internal audit, compliance, corporate governance, compensation and administrative skills and experience; and tenure and contributions as a current Board and Board committee member, the Board concluded that Ms. Fitzsimmons should serve as a director of Ameren</text:p>
          </table:table-cell>
          <table:table-cell table:style-name="ce1" office:value-type="float" office:value="0.144" calcext:value-type="float">
            <text:p>0.144</text:p>
          </table:table-cell>
        </table:table-row>
        <table:table-row table:style-name="ro1">
          <table:table-cell table:style-name="ce1" office:value-type="string" calcext:value-type="string">
            <text:p>SOCENV_INC</text:p>
          </table:table-cell>
          <table:table-cell table:style-name="ce2" office:value-type="string" calcext:value-type="string">
            <text:p>Nominating and Corporate Governance Committee (Chair) <text:s text:c="2"/>Outside directorships: None <text:s text:c="2"/>Director since: <text:s/>2009 <text:s text:c="2"/>Age: <text:s/>55 EXECUTIVE EXPERIENCE: Ms. Fitzsimmons joined CSX Corporation, a transportation supplier, in 1991 and has served in her current position since 2003</text:p>
          </table:table-cell>
          <table:table-cell table:style-name="ce1" office:value-type="float" office:value="0.1466" calcext:value-type="float">
            <text:p>0.1466</text:p>
          </table:table-cell>
        </table:table-row>
        <table:table-row table:style-name="ro4">
          <table:table-cell table:style-name="ce1" office:value-type="string" calcext:value-type="string">
            <text:p>SOCENV_INC</text:p>
          </table:table-cell>
          <table:table-cell table:style-name="ce2" office:value-type="string" calcext:value-type="string">
            <text:p>Audit and Risk Committee</text:p>
          </table:table-cell>
          <table:table-cell table:style-name="ce1" office:value-type="float" office:value="0.1727" calcext:value-type="float">
            <text:p>0.1727</text:p>
          </table:table-cell>
        </table:table-row>
        <table:table-row table:style-name="ro4">
          <table:table-cell table:style-name="ce1" office:value-type="string" calcext:value-type="string">
            <text:p>SOCENV_INC</text:p>
          </table:table-cell>
          <table:table-cell table:style-name="ce2" office:value-type="string" calcext:value-type="string">
            <text:p>Nuclear Oversight and Environmental Committee <text:s text:c="2"/>Outside directorships:</text:p>
          </table:table-cell>
          <table:table-cell table:style-name="ce1" office:value-type="float" office:value="0.9228" calcext:value-type="float">
            <text:p>0.9228</text:p>
          </table:table-cell>
        </table:table-row>
        <table:table-row table:style-name="ro4">
          <table:table-cell table:style-name="ce1" office:value-type="string" calcext:value-type="string">
            <text:p>SOCENV_INC</text:p>
          </table:table-cell>
          <table:table-cell table:style-name="ce2" office:value-type="string" calcext:value-type="string">
            <text:p>Audit and Risk Committee</text:p>
          </table:table-cell>
          <table:table-cell table:style-name="ce1" office:value-type="float" office:value="0.1727" calcext:value-type="float">
            <text:p>0.1727</text:p>
          </table:table-cell>
        </table:table-row>
        <table:table-row table:style-name="ro3">
          <table:table-cell table:style-name="ce1" office:value-type="string" calcext:value-type="string">
            <text:p>COMP_CON</text:p>
          </table:table-cell>
          <table:table-cell table:style-name="ce2" office:value-type="string" calcext:value-type="string">
            <text:p>He served as a management member of Emerson Electric’s Board of Directors from 2000 to February 2013 and as a consultant to Emerson Electric from February 2013 to September 2015</text:p>
          </table:table-cell>
          <table:table-cell table:style-name="ce1" office:value-type="float" office:value="0.9134" calcext:value-type="float">
            <text:p>0.9134</text:p>
          </table:table-cell>
        </table:table-row>
        <table:table-row table:style-name="ro3">
          <table:table-cell table:style-name="ce1" office:value-type="string" calcext:value-type="string">
            <text:p>SOCENV_INC</text:p>
          </table:table-cell>
          <table:table-cell table:style-name="ce2" office:value-type="string" calcext:value-type="string">
            <text:p>Mr. Galvin served as Vice Chairman of Emerson Electric, an electrical and electronics manufacturer, from October 2009 to February 2013</text:p>
          </table:table-cell>
          <table:table-cell table:style-name="ce1" office:value-type="float" office:value="0.0842" calcext:value-type="float">
            <text:p>0.0842</text:p>
          </table:table-cell>
        </table:table-row>
        <table:table-row table:style-name="ro4">
          <table:table-cell table:style-name="ce1" office:value-type="string" calcext:value-type="string">
            <text:p>SOCENV_INC</text:p>
          </table:table-cell>
          <table:table-cell table:style-name="ce2" office:value-type="string" calcext:value-type="string">
            <text:p>Audit and Risk Committee (Chair)</text:p>
          </table:table-cell>
          <table:table-cell table:style-name="ce1" office:value-type="float" office:value="0.1158" calcext:value-type="float">
            <text:p>0.1158</text:p>
          </table:table-cell>
        </table:table-row>
        <table:table-row table:style-name="ro2">
          <table:table-cell table:style-name="ce1" office:value-type="string" calcext:value-type="string">
            <text:p>SOCENV_INC</text:p>
          </table:table-cell>
          <table:table-cell table:style-name="ce2" office:value-type="string" calcext:value-type="string">
            <text:p>In this position, he oversaw operations at the Comanche Peak Nuclear Power Plant in Texas, reported nuclear matters directly to Luminant’s nuclear oversight advisory board and represented Luminant with the Nuclear Regulatory Commission, the Institute of Nuclear Power Operations, the Nuclear Energy Institute and on various committees and working groups in the nuclear industry</text:p>
          </table:table-cell>
          <table:table-cell table:style-name="ce1" office:value-type="float" office:value="0.3559" calcext:value-type="float">
            <text:p>0.3559</text:p>
          </table:table-cell>
        </table:table-row>
        <table:table-row table:style-name="ro2">
          <table:table-cell table:style-name="ce1" office:value-type="string" calcext:value-type="string">
            <text:p>COMP_CON</text:p>
          </table:table-cell>
          <table:table-cell table:style-name="ce2" office:value-type="string" calcext:value-type="string">
            <text:p>In this position, he oversaw operations at the Comanche Peak Nuclear Power Plant in Texas, reported nuclear matters directly to Luminant’s nuclear oversight advisory board and represented Luminant with the Nuclear Regulatory Commission, the Institute of Nuclear Power Operations, the Nuclear Energy Institute and on various committees and working groups in the nuclear industry</text:p>
          </table:table-cell>
          <table:table-cell table:style-name="ce1" office:value-type="float" office:value="0.1312" calcext:value-type="float">
            <text:p>0.1312</text:p>
          </table:table-cell>
        </table:table-row>
        <table:table-row table:style-name="ro6">
          <table:table-cell table:style-name="ce1" office:value-type="string" calcext:value-type="string">
            <text:p>SOCENV_INC</text:p>
          </table:table-cell>
          <table:table-cell table:style-name="ce2" office:value-type="string" calcext:value-type="string">
            <text:p>S KILLS <text:s/>AND QUALIFICATIONS : Based primarily upon Mr. Flores’ extensive executive and leadership experience as Senior Vice President and Chief Nuclear Officer of an electric utility; and government relations, public affairs, regulatory, industry, risk management, compensation, operations and administrative skills and experience, the Board concluded that Mr. Flores should serve as a director of Ameren</text:p>
          </table:table-cell>
          <table:table-cell table:style-name="ce1" office:value-type="float" office:value="0.1005" calcext:value-type="float">
            <text:p>0.1005</text:p>
          </table:table-cell>
        </table:table-row>
        <table:table-row table:style-name="ro4">
          <table:table-cell table:style-name="ce1" office:value-type="string" calcext:value-type="string">
            <text:p>SOCENV_INC</text:p>
          </table:table-cell>
          <table:table-cell table:style-name="ce2" office:value-type="string" calcext:value-type="string">
            <text:p>Nominating and Corporate Governance Committee</text:p>
          </table:table-cell>
          <table:table-cell table:style-name="ce1" office:value-type="float" office:value="0.1008" calcext:value-type="float">
            <text:p>0.1008</text:p>
          </table:table-cell>
        </table:table-row>
        <table:table-row table:style-name="ro2">
          <table:table-cell table:style-name="ce1" office:value-type="string" calcext:value-type="string">
            <text:p>SOCENV_INC</text:p>
          </table:table-cell>
          <table:table-cell table:style-name="ce2" office:value-type="string" calcext:value-type="string">
            <text:p>Nuclear Oversight and Environmental Committee <text:s text:c="2"/>Outside directorships: None <text:s text:c="2"/>Director since: <text:s/>2015 <text:s text:c="2"/>Age: <text:s/>60 <text:s text:c="2"/>EXECUTIVE EXPERIENCE: Mr. Flores joined Luminant, a private Texas-based electric utility, in 1983 and served as Senior Vice President and Chief Nuclear Officer from 2009 to 2015</text:p>
          </table:table-cell>
          <table:table-cell table:style-name="ce1" office:value-type="float" office:value="0.9" calcext:value-type="float">
            <text:p>0.9</text:p>
          </table:table-cell>
        </table:table-row>
        <table:table-row table:style-name="ro1">
          <table:table-cell table:style-name="ce1" office:value-type="string" calcext:value-type="string">
            <text:p>SOCENV_INC</text:p>
          </table:table-cell>
          <table:table-cell table:style-name="ce2" office:value-type="string" calcext:value-type="string">
            <text:p>From 2002 to 2004, Dr. Jackson served as Managing Director of FE Clean Energy Group, a global private equity management firm that invests in energy companies and projects in Central and Eastern Europe, Latin America and Asia</text:p>
          </table:table-cell>
          <table:table-cell table:style-name="ce1" office:value-type="float" office:value="0.8219" calcext:value-type="float">
            <text:p>0.8219</text:p>
          </table:table-cell>
        </table:table-row>
        <table:table-row table:style-name="ro7">
          <table:table-cell table:style-name="ce1" office:value-type="string" calcext:value-type="string">
            <text:p>SOCENV_INC</text:p>
          </table:table-cell>
          <table:table-cell table:style-name="ce2" office:value-type="string" calcext:value-type="string">
            <text:p>S KILLS <text:s/>AND QUALIFICATIONS : Based primarily upon Dr. Jackson’s extensive executive management and leadership experience as the President and Chief Executive Officer of a consulting firm which specializes in corporate development, diversification and government relations strategies for energy companies; strong strategic planning, marketing, banking, financial, regulatory, industry, compensation and administrative skills and experience; and tenure and contributions as a current Board and Board committee member, the Board concluded that Dr. Jackson should serve as a director of Ameren</text:p>
          </table:table-cell>
          <table:table-cell table:style-name="ce1" office:value-type="float" office:value="0.5666" calcext:value-type="float">
            <text:p>0.5666</text:p>
          </table:table-cell>
        </table:table-row>
        <table:table-row table:style-name="ro4">
          <table:table-cell table:style-name="ce1" office:value-type="string" calcext:value-type="string">
            <text:p>SOCENV_INC</text:p>
          </table:table-cell>
          <table:table-cell table:style-name="ce2" office:value-type="string" calcext:value-type="string">
            <text:p>Nuclear Oversight and Environmental Committee <text:s text:c="2"/>Outside directorships:</text:p>
          </table:table-cell>
          <table:table-cell table:style-name="ce1" office:value-type="float" office:value="0.9228" calcext:value-type="float">
            <text:p>0.9228</text:p>
          </table:table-cell>
        </table:table-row>
        <table:table-row table:style-name="ro2">
          <table:table-cell table:style-name="ce1" office:value-type="string" calcext:value-type="string">
            <text:p>COMP_CON</text:p>
          </table:table-cell>
          <table:table-cell table:style-name="ce2" office:value-type="string" calcext:value-type="string">
            <text:p>Atlas Pipeline Partners, L.P., 2005–2009, 2011–2015 <text:s text:c="2"/>Director since: <text:s/>2005 <text:s text:c="2"/>Age: <text:s/>69 <text:s text:c="2"/>EXECUTIVE EXPERIENCE: Dr. Jackson serves as the President and Chief Executive Officer of Energy Global, Inc., a consulting firm that specializes in corporate development, diversification and government relations strategies for energy companies</text:p>
          </table:table-cell>
          <table:table-cell table:style-name="ce1" office:value-type="float" office:value="0.0839" calcext:value-type="float">
            <text:p>0.0839</text:p>
          </table:table-cell>
        </table:table-row>
        <table:table-row table:style-name="ro2">
          <table:table-cell table:style-name="ce1" office:value-type="string" calcext:value-type="string">
            <text:p>SOCENV_INC</text:p>
          </table:table-cell>
          <table:table-cell table:style-name="ce2" office:value-type="string" calcext:value-type="string">
            <text:p>Atlas Pipeline Partners, L.P., 2005–2009, 2011–2015 <text:s text:c="2"/>Director since: <text:s/>2005 <text:s text:c="2"/>Age: <text:s/>69 <text:s text:c="2"/>EXECUTIVE EXPERIENCE: Dr. Jackson serves as the President and Chief Executive Officer of Energy Global, Inc., a consulting firm that specializes in corporate development, diversification and government relations strategies for energy companies</text:p>
          </table:table-cell>
          <table:table-cell table:style-name="ce1" office:value-type="float" office:value="0.436" calcext:value-type="float">
            <text:p>0.436</text:p>
          </table:table-cell>
        </table:table-row>
        <table:table-row table:style-name="ro4">
          <table:table-cell table:style-name="ce1" office:value-type="string" calcext:value-type="string">
            <text:p>SOCENV_INC</text:p>
          </table:table-cell>
          <table:table-cell table:style-name="ce2" office:value-type="string" calcext:value-type="string">
            <text:p>Nominating and Corporate Governance Committee</text:p>
          </table:table-cell>
          <table:table-cell table:style-name="ce1" office:value-type="float" office:value="0.1008" calcext:value-type="float">
            <text:p>0.1008</text:p>
          </table:table-cell>
        </table:table-row>
        <table:table-row table:style-name="ro11">
          <table:table-cell table:style-name="ce1" office:value-type="string" calcext:value-type="string">
            <text:p>SOCENV_INC</text:p>
          </table:table-cell>
          <table:table-cell table:style-name="ce2" office:value-type="string" calcext:value-type="string">
            <text:p>Nuclear Oversight and Environmental Committee <text:s text:c="2"/>Outside directorships: Allegheny Technologies Incorporated, 2011–Present <text:s text:c="2"/>Director since: <text:s/>2013 <text:s text:c="2"/>Age: <text:s/>59 <text:s text:c="2"/>EXECUTIVE EXPERIENCE: Mr. Harshman serves as the Chairman, President and Chief Executive Officer of Allegheny Technologies Incorporated, a producer of specialty materials and components to the global electrical energy, aerospace and defense, oil and gas, chemical process industry, medical, and other diversified consumer and durable goods markets</text:p>
          </table:table-cell>
          <table:table-cell table:style-name="ce1" office:value-type="float" office:value="0.9545" calcext:value-type="float">
            <text:p>0.9545</text:p>
          </table:table-cell>
        </table:table-row>
        <table:table-row table:style-name="ro3">
          <table:table-cell table:style-name="ce1" office:value-type="string" calcext:value-type="string">
            <text:p>SOCENV_INC</text:p>
          </table:table-cell>
          <table:table-cell table:style-name="ce2" office:value-type="string" calcext:value-type="string">
            <text:p>From 1982 to 1999, Mr. Lipstein held various executive positions within The University of Chicago Hospitals and Health System and The Johns Hopkins Hospital and Health System</text:p>
          </table:table-cell>
          <table:table-cell table:style-name="ce1" office:value-type="float" office:value="0.1943" calcext:value-type="float">
            <text:p>0.1943</text:p>
          </table:table-cell>
        </table:table-row>
        <table:table-row table:style-name="ro1">
          <table:table-cell table:style-name="ce1" office:value-type="string" calcext:value-type="string">
            <text:p>SOCENV_INC</text:p>
          </table:table-cell>
          <table:table-cell table:style-name="ce2" office:value-type="string" calcext:value-type="string">
            <text:p>BJC HealthCare (non-profit organization), 1999–Present <text:s text:c="2"/>Director since: <text:s/>2010 <text:s text:c="2"/>Age: <text:s/>59 <text:s text:c="2"/>EXECUTIVE EXPERIENCE: Mr. Lipstein joined BJC HealthCare, one of the largest non-profit healthcare organizations in the United States, in 1999</text:p>
          </table:table-cell>
          <table:table-cell table:style-name="ce1" office:value-type="float" office:value="0.0975" calcext:value-type="float">
            <text:p>0.0975</text:p>
          </table:table-cell>
        </table:table-row>
        <table:table-row table:style-name="ro7">
          <table:table-cell table:style-name="ce1" office:value-type="string" calcext:value-type="string">
            <text:p>SOCENV_INC</text:p>
          </table:table-cell>
          <table:table-cell table:style-name="ce2" office:value-type="string" calcext:value-type="string">
            <text:p>S KILLS <text:s/>AND QUALIFICATIONS : Based primarily upon Mr. Johnson’s extensive executive management and leadership experience as the former General Counsel of a financial services firm and as the former Vice President, Corporate Secretary and Assistant General Counsel of an aerospace and defense firm; his strong legal, compliance, risk management, board-management relations, corporate governance, finance, regulatory and compensation skills and experience; and tenure and contributions as a current Board and Board committee member, the Board concluded that Mr. Johnson should serve as a director of Ameren</text:p>
          </table:table-cell>
          <table:table-cell table:style-name="ce1" office:value-type="float" office:value="0.1023" calcext:value-type="float">
            <text:p>0.1023</text:p>
          </table:table-cell>
        </table:table-row>
        <table:table-row table:style-name="ro4">
          <table:table-cell table:style-name="ce1" office:value-type="string" calcext:value-type="string">
            <text:p>SOCENV_INC</text:p>
          </table:table-cell>
          <table:table-cell table:style-name="ce2" office:value-type="string" calcext:value-type="string">
            <text:p>Nuclear Oversight and Environmental Committee <text:s text:c="2"/>Outside directorships:</text:p>
          </table:table-cell>
          <table:table-cell table:style-name="ce1" office:value-type="float" office:value="0.9228" calcext:value-type="float">
            <text:p>0.9228</text:p>
          </table:table-cell>
        </table:table-row>
        <table:table-row table:style-name="ro2">
          <table:table-cell table:style-name="ce1" office:value-type="string" calcext:value-type="string">
            <text:p>COMP_CON</text:p>
          </table:table-cell>
          <table:table-cell table:style-name="ce2" office:value-type="string" calcext:value-type="string">
            <text:p>The Human Resources Committee, with the assistance of its independent compensation consultant, Meridian Compensation Partners, LLC (“Meridian”), and Company management, reviews the Company’s compensation policies and practices each year for design features that have the potential to encourage excessive risk taking</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Pursuant to its letter agreement with the Committee, if the Company or management of the Company proposes that Meridian perform services for the Company or management of <text:s text:c="2"/>32</text:p>
          </table:table-cell>
          <table:table-cell table:style-name="ce1" office:value-type="float" office:value="0.9938" calcext:value-type="float">
            <text:p>0.9938</text:p>
          </table:table-cell>
        </table:table-row>
        <table:table-row table:style-name="ro1">
          <table:table-cell table:style-name="ce1" office:value-type="string" calcext:value-type="string">
            <text:p>COMP_CON</text:p>
          </table:table-cell>
          <table:table-cell table:style-name="ce2" office:value-type="string" calcext:value-type="string">
            <text:p>Other than services provided to the Human Resources Committee as set forth above and for the Nominating and Corporate Governance Committee as described below, Meridian did not perform any other services for the Company or any of its subsidiaries in 2015</text:p>
          </table:table-cell>
          <table:table-cell table:style-name="ce1" office:value-type="float" office:value="0.9623" calcext:value-type="float">
            <text:p>0.9623</text:p>
          </table:table-cell>
        </table:table-row>
        <table:table-row table:style-name="ro1">
          <table:table-cell table:style-name="ce1" office:value-type="string" calcext:value-type="string">
            <text:p>COMP_CON</text:p>
          </table:table-cell>
          <table:table-cell table:style-name="ce2" office:value-type="string" calcext:value-type="string">
            <text:p>At the Human Resources Committee’s request, the consultant met separately with the Committee members outside the presence of management at each meeting, and spoke separately with the Committee Chair and other Committee members between meetings, as necessary or desired</text:p>
          </table:table-cell>
          <table:table-cell table:style-name="ce1" office:value-type="float" office:value="0.9983" calcext:value-type="float">
            <text:p>0.9983</text:p>
          </table:table-cell>
        </table:table-row>
        <table:table-row table:style-name="ro1">
          <table:table-cell table:style-name="ce1" office:value-type="string" calcext:value-type="string">
            <text:p>COMP_CON</text:p>
          </table:table-cell>
          <table:table-cell table:style-name="ce2" office:value-type="string" calcext:value-type="string">
            <text:p>In its decision to retain Meridian as its independent compensation consultant, the Committee gave careful consideration to a broad range of attributes necessary to assist the needs of the Committee in setting compensation, including:</text:p>
          </table:table-cell>
          <table:table-cell table:style-name="ce1" office:value-type="float" office:value="0.9999" calcext:value-type="float">
            <text:p>0.9999</text:p>
          </table:table-cell>
        </table:table-row>
        <table:table-row table:style-name="ro4">
          <table:table-cell table:style-name="ce1" office:value-type="string" calcext:value-type="string">
            <text:p>COMP_CON</text:p>
          </table:table-cell>
          <table:table-cell table:style-name="ce2" office:value-type="string" calcext:value-type="string">
            <text:p>During 2015, the Committee requested of Meridian the following items:</text:p>
          </table:table-cell>
          <table:table-cell table:style-name="ce1" office:value-type="float" office:value="0.9674" calcext:value-type="float">
            <text:p>0.9674</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Human Resources Committee’s view that its compensation consultant should be able to render candid and expert advice independent of management’s influence</text:p>
          </table:table-cell>
          <table:table-cell table:style-name="ce1" office:value-type="float" office:value="0.9972" calcext:value-type="float">
            <text:p>0.9972</text:p>
          </table:table-cell>
        </table:table-row>
        <table:table-row table:style-name="ro3">
          <table:table-cell table:style-name="ce1" office:value-type="string" calcext:value-type="string">
            <text:p>COMP_CON</text:p>
          </table:table-cell>
          <table:table-cell table:style-name="ce2" office:value-type="string" calcext:value-type="string">
            <text:p>In February 2016, the Human Resources Committee approved the continued engagement of Meridian as its independent compensation consulting firm</text:p>
          </table:table-cell>
          <table:table-cell table:style-name="ce1" office:value-type="float" office:value="0.9991" calcext:value-type="float">
            <text:p>0.9991</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the Company other than in Meridian’s retained role as consultant to the Committee and the Nominating and Corporate Governance Committee, any such proposal is required to be submitted to the Committee for approval before such services begin</text:p>
          </table:table-cell>
          <table:table-cell table:style-name="ce1" office:value-type="float" office:value="0.9646" calcext:value-type="float">
            <text:p>0.9646</text:p>
          </table:table-cell>
        </table:table-row>
        <table:table-row table:style-name="ro1">
          <table:table-cell table:style-name="ce1" office:value-type="string" calcext:value-type="string">
            <text:p>SOCENV_INC</text:p>
          </table:table-cell>
          <table:table-cell table:style-name="ce2" office:value-type="string" calcext:value-type="string">
            <text:p>The Audit and Risk Committee annually reviews for the Board which committees maintain oversight responsibilities described above and the overall effectiveness of the business risk management process</text:p>
          </table:table-cell>
          <table:table-cell table:style-name="ce1" office:value-type="float" office:value="0.1152" calcext:value-type="float">
            <text:p>0.1152</text:p>
          </table:table-cell>
        </table:table-row>
        <table:table-row table:style-name="ro1">
          <table:table-cell table:style-name="ce1" office:value-type="string" calcext:value-type="string">
            <text:p>COMP_CON</text:p>
          </table:table-cell>
          <table:table-cell table:style-name="ce2" office:value-type="string" calcext:value-type="string">
            <text:p>In addition, at each of its meetings, the Board receives a report from the Chair of the Audit and Risk Committee, as well as from the Chair of each of the Board’s other standing committees identified below, each of which is currently chaired by an independent director</text:p>
          </table:table-cell>
          <table:table-cell table:style-name="ce1" office:value-type="float" office:value="0.4001" calcext:value-type="float">
            <text:p>0.4001</text:p>
          </table:table-cell>
        </table:table-row>
        <table:table-row table:style-name="ro1">
          <table:table-cell table:style-name="ce1" office:value-type="string" calcext:value-type="string">
            <text:p>SOCENV_INC</text:p>
          </table:table-cell>
          <table:table-cell table:style-name="ce2" office:value-type="string" calcext:value-type="string">
            <text:p>In addition, at each of its meetings, the Board receives a report from the Chair of the Audit and Risk Committee, as well as from the Chair of each of the Board’s other standing committees identified below, each of which is currently chaired by an independent director</text:p>
          </table:table-cell>
          <table:table-cell table:style-name="ce1" office:value-type="float" office:value="0.1348" calcext:value-type="float">
            <text:p>0.1348</text:p>
          </table:table-cell>
        </table:table-row>
        <table:table-row table:style-name="ro3">
          <table:table-cell table:style-name="ce1" office:value-type="string" calcext:value-type="string">
            <text:p>SOCENV_INC</text:p>
          </table:table-cell>
          <table:table-cell table:style-name="ce2" office:value-type="string" calcext:value-type="string">
            <text:p>The Audit and Risk Committee then discusses with members of senior management methods to mitigate such risks</text:p>
          </table:table-cell>
          <table:table-cell table:style-name="ce1" office:value-type="float" office:value="0.0564" calcext:value-type="float">
            <text:p>0.0564</text:p>
          </table:table-cell>
        </table:table-row>
        <table:table-row table:style-name="ro3">
          <table:table-cell table:style-name="ce1" office:value-type="string" calcext:value-type="string">
            <text:p>SOCENV_INC</text:p>
          </table:table-cell>
          <table:table-cell table:style-name="ce2" office:value-type="string" calcext:value-type="string">
            <text:p>Notwithstanding the Board’s oversight delegation to the Audit and Risk Committee, the entire Board is actively involved in risk oversight</text:p>
          </table:table-cell>
          <table:table-cell table:style-name="ce1" office:value-type="float" office:value="0.3789" calcext:value-type="float">
            <text:p>0.3789</text:p>
          </table:table-cell>
        </table:table-row>
        <table:table-row table:style-name="ro3">
          <table:table-cell table:style-name="ce1" office:value-type="string" calcext:value-type="string">
            <text:p>COMP_CON</text:p>
          </table:table-cell>
          <table:table-cell table:style-name="ce2" office:value-type="string" calcext:value-type="string">
            <text:p>Each of the Board’s standing committees, in turn, receives regular reports from members of senior management concerning its assessment of Company risks within the purview of such committee</text:p>
          </table:table-cell>
          <table:table-cell table:style-name="ce1" office:value-type="float" office:value="0.5711" calcext:value-type="float">
            <text:p>0.5711</text:p>
          </table:table-cell>
        </table:table-row>
        <table:table-row table:style-name="ro4">
          <table:table-cell table:style-name="ce1" office:value-type="string" calcext:value-type="string">
            <text:p>COMP_CON</text:p>
          </table:table-cell>
          <table:table-cell table:style-name="ce2" office:value-type="string" calcext:value-type="string">
            <text:p>Each such committee also has the authority to engage independent advisers</text:p>
          </table:table-cell>
          <table:table-cell table:style-name="ce1" office:value-type="float" office:value="0.5303" calcext:value-type="float">
            <text:p>0.5303</text:p>
          </table:table-cell>
        </table:table-row>
        <table:table-row table:style-name="ro1">
          <table:table-cell table:style-name="ce1" office:value-type="string" calcext:value-type="string">
            <text:p>SOCENV_INC</text:p>
          </table:table-cell>
          <table:table-cell table:style-name="ce2" office:value-type="string" calcext:value-type="string">
            <text:p>The Board has charged its Audit and Risk Committee with oversight responsibility of the Company’s overall business risk management process, which includes the identification, assessment, mitigation and monitoring of risks on a Company-wide basis</text:p>
          </table:table-cell>
          <table:table-cell table:style-name="ce1" office:value-type="float" office:value="0.45" calcext:value-type="float">
            <text:p>0.45</text:p>
          </table:table-cell>
        </table:table-row>
        <table:table-row table:style-name="ro3">
          <table:table-cell table:style-name="ce1" office:value-type="string" calcext:value-type="string">
            <text:p>SOCENV_INC</text:p>
          </table:table-cell>
          <table:table-cell table:style-name="ce2" office:value-type="string" calcext:value-type="string">
            <text:p>Risk Oversight Process Given the importance of monitoring risks, the Board has determined to utilize a committee specifically focused on oversight of the Company’s risk management</text:p>
          </table:table-cell>
          <table:table-cell table:style-name="ce1" office:value-type="float" office:value="0.5858" calcext:value-type="float">
            <text:p>0.5858</text:p>
          </table:table-cell>
        </table:table-row>
        <table:table-row table:style-name="ro1">
          <table:table-cell table:style-name="ce1" office:value-type="string" calcext:value-type="string">
            <text:p>COMP_CON</text:p>
          </table:table-cell>
          <table:table-cell table:style-name="ce2" office:value-type="string" calcext:value-type="string">
            <text:p>The Board has charged its Audit and Risk Committee with oversight responsibility of the Company’s overall business risk management process, which includes the identification, assessment, mitigation and monitoring of risks on a Company-wide basis</text:p>
          </table:table-cell>
          <table:table-cell table:style-name="ce1" office:value-type="float" office:value="0.1011" calcext:value-type="float">
            <text:p>0.1011</text:p>
          </table:table-cell>
        </table:table-row>
        <table:table-row table:style-name="ro1">
          <table:table-cell table:style-name="ce1" office:value-type="string" calcext:value-type="string">
            <text:p>COMP_CON</text:p>
          </table:table-cell>
          <table:table-cell table:style-name="ce2" office:value-type="string" calcext:value-type="string">
            <text:p>The Audit and Risk Committee meets on a regular basis to review the business risk management processes, at which time applicable members of senior management provide reports to the Audit and Risk Committee</text:p>
          </table:table-cell>
          <table:table-cell table:style-name="ce1" office:value-type="float" office:value="0.1819" calcext:value-type="float">
            <text:p>0.1819</text:p>
          </table:table-cell>
        </table:table-row>
        <table:table-row table:style-name="ro1">
          <table:table-cell table:style-name="ce1" office:value-type="string" calcext:value-type="string">
            <text:p>SOCENV_INC</text:p>
          </table:table-cell>
          <table:table-cell table:style-name="ce2" office:value-type="string" calcext:value-type="string">
            <text:p>The Audit and Risk Committee meets on a regular basis to review the business risk management processes, at which time applicable members of senior management provide reports to the Audit and Risk Committee</text:p>
          </table:table-cell>
          <table:table-cell table:style-name="ce1" office:value-type="float" office:value="0.0629" calcext:value-type="float">
            <text:p>0.0629</text:p>
          </table:table-cell>
        </table:table-row>
        <table:table-row table:style-name="ro1">
          <table:table-cell table:style-name="ce1" office:value-type="string" calcext:value-type="string">
            <text:p>SOCENV_INC</text:p>
          </table:table-cell>
          <table:table-cell table:style-name="ce2" office:value-type="string" calcext:value-type="string">
            <text:p>The Audit and Risk Committee coordinates this oversight with other committees of the Board having primary oversight responsibility for specific risks (see “— B OARD <text:s/>COMMITTEES <text:s/>—Standing Board Committee and Function” below)</text:p>
          </table:table-cell>
          <table:table-cell table:style-name="ce1" office:value-type="float" office:value="0.2124" calcext:value-type="float">
            <text:p>0.2124</text:p>
          </table:table-cell>
        </table:table-row>
        <table:table-row table:style-name="ro3">
          <table:table-cell table:style-name="ce1" office:value-type="string" calcext:value-type="string">
            <text:p>COMP_CON</text:p>
          </table:table-cell>
          <table:table-cell table:style-name="ce2" office:value-type="string" calcext:value-type="string">
            <text:p>if requested by major shareholders, ensure that he or she is available for consultation and direct communication</text:p>
          </table:table-cell>
          <table:table-cell table:style-name="ce1" office:value-type="float" office:value="0.5648" calcext:value-type="float">
            <text:p>0.5648</text:p>
          </table:table-cell>
        </table:table-row>
        <table:table-row table:style-name="ro3">
          <table:table-cell table:style-name="ce1" office:value-type="string" calcext:value-type="string">
            <text:p>SOCENV_INC</text:p>
          </table:table-cell>
          <table:table-cell table:style-name="ce2" office:value-type="string" calcext:value-type="string">
            <text:p>if requested by major shareholders, ensure that he or she is available for consultation and direct communication</text:p>
          </table:table-cell>
          <table:table-cell table:style-name="ce1" office:value-type="float" office:value="0.058" calcext:value-type="float">
            <text:p>0.058</text:p>
          </table:table-cell>
        </table:table-row>
        <table:table-row table:style-name="ro4">
          <table:table-cell table:style-name="ce1" office:value-type="string" calcext:value-type="string">
            <text:p>COMP_CON</text:p>
          </table:table-cell>
          <table:table-cell table:style-name="ce2" office:value-type="string" calcext:value-type="string">
            <text:p>call meetings of the independent directors;</text:p>
          </table:table-cell>
          <table:table-cell table:style-name="ce1" office:value-type="float" office:value="0.4641" calcext:value-type="float">
            <text:p>0.4641</text:p>
          </table:table-cell>
        </table:table-row>
        <table:table-row table:style-name="ro4">
          <table:table-cell table:style-name="ce1" office:value-type="string" calcext:value-type="string">
            <text:p>COMP_CON</text:p>
          </table:table-cell>
          <table:table-cell table:style-name="ce2" office:value-type="string" calcext:value-type="string">
            <text:p>solicit the non-management directors for advice on agenda items for meetings of the Board;</text:p>
          </table:table-cell>
          <table:table-cell table:style-name="ce1" office:value-type="float" office:value="0.456" calcext:value-type="float">
            <text:p>0.456</text:p>
          </table:table-cell>
        </table:table-row>
        <table:table-row table:style-name="ro2">
          <table:table-cell table:style-name="ce1" office:value-type="string" calcext:value-type="string">
            <text:p>COMP_CON</text:p>
          </table:table-cell>
          <table:table-cell table:style-name="ce2" office:value-type="string" calcext:value-type="string">
            <text:p>Pursuant to such procedures, in December 2015 each such committee considered various factors, including the six factors mandated by SEC rules, and determined that with respect to executive and director compensation-related matters, no conflict of interest was raised by the work of Meridian</text:p>
          </table:table-cell>
          <table:table-cell table:style-name="ce1" office:value-type="float" office:value="0.9867" calcext:value-type="float">
            <text:p>0.9867</text:p>
          </table:table-cell>
        </table:table-row>
        <table:table-row table:style-name="ro1">
          <table:table-cell table:style-name="ce1" office:value-type="string" calcext:value-type="string">
            <text:p>COMP_CON</text:p>
          </table:table-cell>
          <table:table-cell table:style-name="ce2" office:value-type="string" calcext:value-type="string">
            <text:p>In February 2015, the Nominating and Corporate Governance Committee also approved the continued engagement of Meridian as its independent consulting firm with respect to director compensation matters</text:p>
          </table:table-cell>
          <table:table-cell table:style-name="ce1" office:value-type="float" office:value="0.9991" calcext:value-type="float">
            <text:p>0.9991</text:p>
          </table:table-cell>
        </table:table-row>
        <table:table-row table:style-name="ro1">
          <table:table-cell table:style-name="ce1" office:value-type="string" calcext:value-type="string">
            <text:p>COMP_CON</text:p>
          </table:table-cell>
          <table:table-cell table:style-name="ce2" office:value-type="string" calcext:value-type="string">
            <text:p>In December 2012, each of the Human Resources Committee and Nominating and Corporate Governance Committee established procedures for the purpose of determining whether the work of any compensation consultant raised any conflict of interest</text:p>
          </table:table-cell>
          <table:table-cell table:style-name="ce1" office:value-type="float" office:value="0.9959" calcext:value-type="float">
            <text:p>0.9959</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D IRECTOR <text:s/>C OMPENSATION Role of Director Compensation Consultant As noted above under “— C ORPORATE G OVERNANCE — Human Resources Committee Governance Practices,” the Nominating and Corporate Governance Committee directly retains Meridian to advise it with respect to director compensation matters</text:p>
          </table:table-cell>
          <table:table-cell table:style-name="ce1" office:value-type="float" office:value="0.9868" calcext:value-type="float">
            <text:p>0.9868</text:p>
          </table:table-cell>
        </table:table-row>
        <table:table-row table:style-name="ro7">
          <table:table-cell table:style-name="ce1" office:value-type="string" calcext:value-type="string">
            <text:p>COMP_CON</text:p>
          </table:table-cell>
          <table:table-cell table:style-name="ce2" office:value-type="string" calcext:value-type="string">
            <text:p>For 2015, this review, in consultation with its director compensation independent consultant, included an evaluation of a comparative peer group of companies that was identical to the 2014 PSUP peer group (as discussed under “— C OMPENSATION D ISCUSSION <text:s/>AND A NALYSIS <text:s/>— Long-Term Incentives: Performance Share Unit Program (“PSUP”)”) in the proxy statement prepared in connection with the Company’s 2015 annual meeting of shareholders) to determine the overall competitiveness of pay and prevalence of program features of Ameren’s director compensation program</text:p>
          </table:table-cell>
          <table:table-cell table:style-name="ce1" office:value-type="float" office:value="0.998" calcext:value-type="float">
            <text:p>0.998</text:p>
          </table:table-cell>
        </table:table-row>
        <table:table-row table:style-name="ro2">
          <table:table-cell table:style-name="ce1" office:value-type="string" calcext:value-type="string">
            <text:p>COMP_CON</text:p>
          </table:table-cell>
          <table:table-cell table:style-name="ce2" office:value-type="string" calcext:value-type="string">
            <text:p>Pursuant to policies and procedures established by the Board of Directors for the purpose of determining whether the work of any compensation consultant raised any conflict of interest, the Nominating and Corporate Governance Committee determined that with respect to director compensation-related matters, no conflict of interest was raised by the work of Meridian</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The Committee’s independent consultant used statistical techniques to adjust the data to be appropriate for our revenue size and produce the Market Data</text:p>
          </table:table-cell>
          <table:table-cell table:style-name="ce1" office:value-type="float" office:value="0.9663" calcext:value-type="float">
            <text:p>0.9663</text:p>
          </table:table-cell>
        </table:table-row>
        <table:table-row table:style-name="ro2">
          <table:table-cell table:style-name="ce1" office:value-type="string" calcext:value-type="string">
            <text:p>COMP_CON</text:p>
          </table:table-cell>
          <table:table-cell table:style-name="ce2" office:value-type="string" calcext:value-type="string">
            <text:p>Market Data and Compensation Peer Group In October 2014 the Committee’s independent consultant collected and analyzed comprehensive industry data, including base salary, target short-term incentives (non-equity incentive plan compensation) and long-term incentive opportunities</text:p>
          </table:table-cell>
          <table:table-cell table:style-name="ce1" office:value-type="float" office:value="0.9892" calcext:value-type="float">
            <text:p>0.9892</text:p>
          </table:table-cell>
        </table:table-row>
        <table:table-row table:style-name="ro1">
          <table:table-cell table:style-name="ce1" office:value-type="string" calcext:value-type="string">
            <text:p>COMP_CON</text:p>
          </table:table-cell>
          <table:table-cell table:style-name="ce2" office:value-type="string" calcext:value-type="string">
            <text:p>The Chief Executive Officer’s compensation is determined in Committee meetings during an executive session with only the Committee members and the Committee’s independent consultant present</text:p>
          </table:table-cell>
          <table:table-cell table:style-name="ce1" office:value-type="float" office:value="0.9982" calcext:value-type="float">
            <text:p>0.9982</text:p>
          </table:table-cell>
        </table:table-row>
        <table:table-row table:style-name="ro3">
          <table:table-cell table:style-name="ce1" office:value-type="string" calcext:value-type="string">
            <text:p>COMP_CON</text:p>
          </table:table-cell>
          <table:table-cell table:style-name="ce2" office:value-type="string" calcext:value-type="string">
            <text:p>In all cases, the Chief Executive Officer’s recommendations are presented to the Committee for review based on the Market Data provided by the Committee’s independent consultant</text:p>
          </table:table-cell>
          <table:table-cell table:style-name="ce1" office:value-type="float" office:value="0.9982" calcext:value-type="float">
            <text:p>0.9982</text:p>
          </table:table-cell>
        </table:table-row>
        <table:table-row table:style-name="ro2">
          <table:table-cell table:style-name="ce1" office:value-type="string" calcext:value-type="string">
            <text:p>SOCENV_INC</text:p>
          </table:table-cell>
          <table:table-cell table:style-name="ce2" office:value-type="string" calcext:value-type="string">
            <text:p>The Audit and Risk Committee, Human Resources Committee and Nominating and Corporate Governance Committee are comprised entirely of non-management directors, each of whom the Board of Directors has determined to be “independent” as defined by the relevant provisions of the Sarbanes-Oxley Act of 2002, the NYSE listing standards and the Director Nomination Policy</text:p>
          </table:table-cell>
          <table:table-cell table:style-name="ce1" office:value-type="float" office:value="0.4982" calcext:value-type="float">
            <text:p>0.4982</text:p>
          </table:table-cell>
        </table:table-row>
        <table:table-row table:style-name="ro6">
          <table:table-cell table:style-name="ce1" office:value-type="string" calcext:value-type="string">
            <text:p>SOCENV_INC</text:p>
          </table:table-cell>
          <table:table-cell table:style-name="ce2" office:value-type="string" calcext:value-type="string">
            <text:p>BOARD <text:s/>C OMMITTEES The Board of Directors has a standing Audit and Risk Committee, Human Resources Committee, Nominating and Corporate Governance Committee, Nuclear Oversight and Environmental Committee and Finance Committee, the chairs and members of which are recommended by the Nominating and Corporate Governance Committee, appointed annually by the Board and are identified below</text:p>
          </table:table-cell>
          <table:table-cell table:style-name="ce1" office:value-type="float" office:value="0.9546" calcext:value-type="float">
            <text:p>0.9546</text:p>
          </table:table-cell>
        </table:table-row>
        <table:table-row table:style-name="ro3">
          <table:table-cell table:style-name="ce1" office:value-type="string" calcext:value-type="string">
            <text:p>COMP_CON</text:p>
          </table:table-cell>
          <table:table-cell table:style-name="ce2" office:value-type="string" calcext:value-type="string">
            <text:p>Reviews with management the business risk management processes, which include the identification, assessment, mitigation and monitoring of risks on a Company- wide basis</text:p>
          </table:table-cell>
          <table:table-cell table:style-name="ce1" office:value-type="float" office:value="0.3864" calcext:value-type="float">
            <text:p>0.3864</text:p>
          </table:table-cell>
        </table:table-row>
        <table:table-row table:style-name="ro3">
          <table:table-cell table:style-name="ce1" office:value-type="string" calcext:value-type="string">
            <text:p>SOCENV_INC</text:p>
          </table:table-cell>
          <table:table-cell table:style-name="ce2" office:value-type="string" calcext:value-type="string">
            <text:p>Reviews with management the business risk management processes, which include the identification, assessment, mitigation and monitoring of risks on a Company- wide basis</text:p>
          </table:table-cell>
          <table:table-cell table:style-name="ce1" office:value-type="float" office:value="0.1113" calcext:value-type="float">
            <text:p>0.1113</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Oversight and Environmental Committee and the Finance Committee are currently comprised entirely of non-management directors, each of whom the Board has also determined to be “independent” under the Director Nomination Policy</text:p>
          </table:table-cell>
          <table:table-cell table:style-name="ce1" office:value-type="float" office:value="0.8882" calcext:value-type="float">
            <text:p>0.8882</text:p>
          </table:table-cell>
        </table:table-row>
        <table:table-row table:style-name="ro3">
          <table:table-cell table:style-name="ce1" office:value-type="string" calcext:value-type="string">
            <text:p>SOCENV_INC</text:p>
          </table:table-cell>
          <table:table-cell table:style-name="ce2" office:value-type="string" calcext:value-type="string">
            <text:p>Oversees an annual audit of the Company’s political contributions; performs other actions as required by the Sarbanes-Oxley Act of 2002, the NYSE listing standards and its Charter</text:p>
          </table:table-cell>
          <table:table-cell table:style-name="ce1" office:value-type="float" office:value="0.177" calcext:value-type="float">
            <text:p>0.177</text:p>
          </table:table-cell>
        </table:table-row>
        <table:table-row table:style-name="ro1">
          <table:table-cell table:style-name="ce1" office:value-type="string" calcext:value-type="string">
            <text:p>COMP_CON</text:p>
          </table:table-cell>
          <table:table-cell table:style-name="ce2" office:value-type="string" calcext:value-type="string">
            <text:p>Reviews the appointment, replacement, reassignment or dismissal of the leader of internal audit or approves the retention of, and engagement terms for, any third- party provider of internal audit services; reviews the internal audit function</text:p>
          </table:table-cell>
          <table:table-cell table:style-name="ce1" office:value-type="float" office:value="0.5007" calcext:value-type="float">
            <text:p>0.5007</text:p>
          </table:table-cell>
        </table:table-row>
        <table:table-row table:style-name="ro3">
          <table:table-cell table:style-name="ce1" office:value-type="string" calcext:value-type="string">
            <text:p>SOCENV_INC</text:p>
          </table:table-cell>
          <table:table-cell table:style-name="ce2" office:value-type="string" calcext:value-type="string">
            <text:p>Standing Board Committee and Function <text:s text:c="2"/>Chair and Members <text:s text:c="2"/>Meetings in 2015 Audit and Risk Committee</text:p>
          </table:table-cell>
          <table:table-cell table:style-name="ce1" office:value-type="float" office:value="0.1329" calcext:value-type="float">
            <text:p>0.1329</text:p>
          </table:table-cell>
        </table:table-row>
        <table:table-row table:style-name="ro3">
          <table:table-cell table:style-name="ce1" office:value-type="string" calcext:value-type="string">
            <text:p>COMP_CON</text:p>
          </table:table-cell>
          <table:table-cell table:style-name="ce2" office:value-type="string" calcext:value-type="string">
            <text:p>Appoints and oversees the independent registered public accountants; pre-approves all audit, audit-related services and non-audit engagements with independent registered public accountants</text:p>
          </table:table-cell>
          <table:table-cell table:style-name="ce1" office:value-type="float" office:value="0.9081" calcext:value-type="float">
            <text:p>0.9081</text:p>
          </table:table-cell>
        </table:table-row>
        <table:table-row table:style-name="ro1">
          <table:table-cell table:style-name="ce1" office:value-type="string" calcext:value-type="string">
            <text:p>COMP_CON</text:p>
          </table:table-cell>
          <table:table-cell table:style-name="ce2" office:value-type="string" calcext:value-type="string">
            <text:p>Ensures that the lead and concurring audit partners of the independent accountants are rotated at least every five years, as required by the Sarbanes Oxley Act of 2002; considers a potential rotation of the independent accountant firm</text:p>
          </table:table-cell>
          <table:table-cell table:style-name="ce1" office:value-type="float" office:value="0.5995" calcext:value-type="float">
            <text:p>0.5995</text:p>
          </table:table-cell>
        </table:table-row>
        <table:table-row table:style-name="ro2">
          <table:table-cell table:style-name="ce1" office:value-type="string" calcext:value-type="string">
            <text:p>COMP_CON</text:p>
          </table:table-cell>
          <table:table-cell table:style-name="ce2" office:value-type="string" calcext:value-type="string">
            <text:p>Evaluates the qualifications, performance and independence of the independent accountant, including a review and evaluation of the lead partner of the independent accountant, taking into account the opinions of management and the Company’s internal auditors, and presents its conclusions to the full Board on an annual basis</text:p>
          </table:table-cell>
          <table:table-cell table:style-name="ce1" office:value-type="float" office:value="0.7565" calcext:value-type="float">
            <text:p>0.7565</text:p>
          </table:table-cell>
        </table:table-row>
        <table:table-row table:style-name="ro1">
          <table:table-cell table:style-name="ce1" office:value-type="string" calcext:value-type="string">
            <text:p>SOCENV_INC</text:p>
          </table:table-cell>
          <table:table-cell table:style-name="ce2" office:value-type="string" calcext:value-type="string">
            <text:p>Ensures that the lead and concurring audit partners of the independent accountants are rotated at least every five years, as required by the Sarbanes Oxley Act of 2002; considers a potential rotation of the independent accountant firm</text:p>
          </table:table-cell>
          <table:table-cell table:style-name="ce1" office:value-type="float" office:value="0.0871" calcext:value-type="float">
            <text:p>0.0871</text:p>
          </table:table-cell>
        </table:table-row>
        <table:table-row table:style-name="ro3">
          <table:table-cell table:style-name="ce1" office:value-type="string" calcext:value-type="string">
            <text:p>COMP_CON</text:p>
          </table:table-cell>
          <table:table-cell table:style-name="ce2" office:value-type="string" calcext:value-type="string">
            <text:p>Performs other actions as required by the NYSE listing standards and its Charter, including the retention of outside compensation consultants and other outside advisors</text:p>
          </table:table-cell>
          <table:table-cell table:style-name="ce1" office:value-type="float" office:value="0.9056" calcext:value-type="float">
            <text:p>0.9056</text:p>
          </table:table-cell>
        </table:table-row>
        <table:table-row table:style-name="ro3">
          <table:table-cell table:style-name="ce1" office:value-type="string" calcext:value-type="string">
            <text:p>COMP_CON</text:p>
          </table:table-cell>
          <table:table-cell table:style-name="ce2" office:value-type="string" calcext:value-type="string">
            <text:p>Performs other actions as required by its Charter, including the retention of legal, accounting or other advisors</text:p>
          </table:table-cell>
          <table:table-cell table:style-name="ce1" office:value-type="float" office:value="0.0832" calcext:value-type="float">
            <text:p>0.0832</text:p>
          </table:table-cell>
        </table:table-row>
        <table:table-row table:style-name="ro3">
          <table:table-cell table:style-name="ce1" office:value-type="string" calcext:value-type="string">
            <text:p>SOCENV_INC</text:p>
          </table:table-cell>
          <table:table-cell table:style-name="ce2" office:value-type="string" calcext:value-type="string">
            <text:p>Ellen M. Fitzsimmons, Chair <text:s text:c="2"/>Catherine S. Brune Rafael Flores Gayle P. W. Jackson Jack D. Woodard <text:s text:c="4"/>6 <text:s text:c="2"/>Nuclear Oversight and Environmental Committee</text:p>
          </table:table-cell>
          <table:table-cell table:style-name="ce1" office:value-type="float" office:value="0.8856" calcext:value-type="float">
            <text:p>0.8856</text:p>
          </table:table-cell>
        </table:table-row>
        <table:table-row table:style-name="ro3">
          <table:table-cell table:style-name="ce1" office:value-type="string" calcext:value-type="string">
            <text:p>COMP_CON</text:p>
          </table:table-cell>
          <table:table-cell table:style-name="ce2" office:value-type="string" calcext:value-type="string">
            <text:p>Performs other actions as required by the NYSE listing standards and its Charter, including the retention of independent legal counsel and other advisors</text:p>
          </table:table-cell>
          <table:table-cell table:style-name="ce1" office:value-type="float" office:value="0.7999" calcext:value-type="float">
            <text:p>0.7999</text:p>
          </table:table-cell>
        </table:table-row>
        <table:table-row table:style-name="ro3">
          <table:table-cell table:style-name="ce1" office:value-type="string" calcext:value-type="string">
            <text:p>SOCENV_INC</text:p>
          </table:table-cell>
          <table:table-cell table:style-name="ce2" office:value-type="string" calcext:value-type="string">
            <text:p>Assists the Board in providing oversight of the Company’s policies, practices and performance relating to environmental affairs</text:p>
          </table:table-cell>
          <table:table-cell table:style-name="ce1" office:value-type="float" office:value="0.9586" calcext:value-type="float">
            <text:p>0.9586</text:p>
          </table:table-cell>
        </table:table-row>
        <table:table-row table:style-name="ro1">
          <table:table-cell table:style-name="ce1" office:value-type="string" calcext:value-type="string">
            <text:p>SOCENV_INC</text:p>
          </table:table-cell>
          <table:table-cell table:style-name="ce2" office:value-type="string" calcext:value-type="string">
            <text:p>Adopts policies and procedures for identifying and evaluating director nominees; identifies and evaluates individuals qualified to become Board members and director candidates, including individuals recommended by shareholders</text:p>
          </table:table-cell>
          <table:table-cell table:style-name="ce1" office:value-type="float" office:value="0.1337" calcext:value-type="float">
            <text:p>0.1337</text:p>
          </table:table-cell>
        </table:table-row>
        <table:table-row table:style-name="ro6">
          <table:table-cell table:style-name="ce1" office:value-type="string" calcext:value-type="string">
            <text:p>SOCENV_INC</text:p>
          </table:table-cell>
          <table:table-cell table:style-name="ce2" office:value-type="string" calcext:value-type="string">
            <text:p>Assures that the Company addresses relevant public affairs issues from a perspective that emphasizes the interests of its key constituents (including, as appropriate, shareholders, employees, communities and customers); reviews and recommends to the Board shareholder proposals for inclusion in proxy materials that relate to public affairs and/or corporate social responsibility issues</text:p>
          </table:table-cell>
          <table:table-cell table:style-name="ce1" office:value-type="float" office:value="0.3555" calcext:value-type="float">
            <text:p>0.3555</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Standing Board Committee and Function <text:s text:c="2"/>Chair and Members <text:s text:c="2"/>Meetings in 2015 <text:s text:c="2"/>Nominating and Corporate Governance Committee</text:p>
          </table:table-cell>
          <table:table-cell table:style-name="ce1" office:value-type="float" office:value="0.0763" calcext:value-type="float">
            <text:p>0.0763</text:p>
          </table:table-cell>
        </table:table-row>
        <table:table-row table:style-name="ro2">
          <table:table-cell table:style-name="ce1" office:value-type="string" calcext:value-type="string">
            <text:p>SOCENV_INC</text:p>
          </table:table-cell>
          <table:table-cell table:style-name="ce2" office:value-type="string" calcext:value-type="string">
            <text:p>Develops and recommends to the Board corporate governance guidelines; oversees the Company’s code of business conduct (referred to as its Principles of Business Conduct), Code of Ethics for Principal Executive and Senior Financial Officers and the Policy and Procedures with Respect to Related Person Transactions (see “— C ORPORATE G OVERNANCE” below)</text:p>
          </table:table-cell>
          <table:table-cell table:style-name="ce1" office:value-type="float" office:value="0.602" calcext:value-type="float">
            <text:p>0.602</text:p>
          </table:table-cell>
        </table:table-row>
        <table:table-row table:style-name="ro1">
          <table:table-cell table:style-name="ce1" office:value-type="string" calcext:value-type="string">
            <text:p>COMP_CON</text:p>
          </table:table-cell>
          <table:table-cell table:style-name="ce2" office:value-type="string" calcext:value-type="string">
            <text:p>Human Resources Committee Governance Practices The Human Resources Committee obtains professional advice from an independent compensation consultant engaged directly by and who reports to the Committee</text:p>
          </table:table-cell>
          <table:table-cell table:style-name="ce1" office:value-type="float" office:value="0.9993" calcext:value-type="float">
            <text:p>0.9993</text:p>
          </table:table-cell>
        </table:table-row>
        <table:table-row table:style-name="ro4">
          <table:table-cell table:style-name="ce1" office:value-type="string" calcext:value-type="string">
            <text:p>COMP_CON</text:p>
          </table:table-cell>
          <table:table-cell table:style-name="ce2" office:value-type="string" calcext:value-type="string">
            <text:p>conducting executive sessions with committee members only</text:p>
          </table:table-cell>
          <table:table-cell table:style-name="ce1" office:value-type="float" office:value="0.0929" calcext:value-type="float">
            <text:p>0.0929</text:p>
          </table:table-cell>
        </table:table-row>
        <table:table-row table:style-name="ro3">
          <table:table-cell table:style-name="ce1" office:value-type="string" calcext:value-type="string">
            <text:p>COMP_CON</text:p>
          </table:table-cell>
          <table:table-cell table:style-name="ce2" office:value-type="string" calcext:value-type="string">
            <text:p>Standing Board Committee Governance Practices The standing Board committees focus on good governance practices</text:p>
          </table:table-cell>
          <table:table-cell table:style-name="ce1" office:value-type="float" office:value="0.0796" calcext:value-type="float">
            <text:p>0.0796</text:p>
          </table:table-cell>
        </table:table-row>
        <table:table-row table:style-name="ro7">
          <table:table-cell table:style-name="ce1" office:value-type="string" calcext:value-type="string">
            <text:p>SOCENV_INC</text:p>
          </table:table-cell>
          <table:table-cell table:style-name="ce2" office:value-type="string" calcext:value-type="string">
            <text:p>Stephen R. Wilson, Chair <text:s text:c="2"/>Walter J. Galvin Steven H. Lipstein <text:s text:c="4"/>6 <text:s text:c="2"/>C ORPORATE <text:s/>GOVERNANCE Corporate Governance Guidelines and Policies, Committee Charters and Codes of Conduct The Board of Directors has adopted Corporate Governance Guidelines, a Director Nomination Policy, a Policy Regarding Communications to the Board of Directors, a Policy and Procedures With Respect to Related Person Transactions and written charters for its Audit and Risk Committee, Human Resources Committee, Nominating and Corporate Governance Committee, Nuclear Oversight and Environmental Committee and Finance Committee</text:p>
          </table:table-cell>
          <table:table-cell table:style-name="ce1" office:value-type="float" office:value="0.9523" calcext:value-type="float">
            <text:p>0.9523</text:p>
          </table:table-cell>
        </table:table-row>
        <table:table-row table:style-name="ro3">
          <table:table-cell table:style-name="ce1" office:value-type="string" calcext:value-type="string">
            <text:p>COMP_CON</text:p>
          </table:table-cell>
          <table:table-cell table:style-name="ce2" office:value-type="string" calcext:value-type="string">
            <text:p>Performs other actions as required by its Charter, including the retention of legal, accounting or other advisers</text:p>
          </table:table-cell>
          <table:table-cell table:style-name="ce1" office:value-type="float" office:value="0.0899" calcext:value-type="float">
            <text:p>0.0899</text:p>
          </table:table-cell>
        </table:table-row>
        <table:table-row table:style-name="ro2">
          <table:table-cell table:style-name="ce1" office:value-type="string" calcext:value-type="string">
            <text:p>SOCENV_INC</text:p>
          </table:table-cell>
          <table:table-cell table:style-name="ce2" office:value-type="string" calcext:value-type="string">
            <text:p>The Board of Directors also has adopted the Company’s code of business conduct (referred to as Ameren’s Principles of Business Conduct) applicable to all of the Company’s directors, officers and employees, and the Company’s Code of Ethics for Principal Executive and Senior Financial Officers</text:p>
          </table:table-cell>
          <table:table-cell table:style-name="ce1" office:value-type="float" office:value="0.6375" calcext:value-type="float">
            <text:p>0.6375</text:p>
          </table:table-cell>
        </table:table-row>
        <table:table-row table:style-name="ro1">
          <table:table-cell table:style-name="ce1" office:value-type="string" calcext:value-type="string">
            <text:p>COMP_CON</text:p>
          </table:table-cell>
          <table:table-cell table:style-name="ce2" office:value-type="string" calcext:value-type="string">
            <text:p>review and advice on the Compensation Discussion and Analysis section included in the Company’s proxy statement to ensure full and clear disclosure, and other executive compensation-related proxy statement items;</text:p>
          </table:table-cell>
          <table:table-cell table:style-name="ce1" office:value-type="float" office:value="0.1258" calcext:value-type="float">
            <text:p>0.1258</text:p>
          </table:table-cell>
        </table:table-row>
        <table:table-row table:style-name="ro1">
          <table:table-cell table:style-name="ce1" office:value-type="string" calcext:value-type="string">
            <text:p>COMP_CON</text:p>
          </table:table-cell>
          <table:table-cell table:style-name="ce2" office:value-type="string" calcext:value-type="string">
            <text:p>advice with respect to legal, regulatory and/or accounting considerations impacting Ameren’s compensation and benefit programs, to ensure the Committee is aware of external views regarding the programs; and</text:p>
          </table:table-cell>
          <table:table-cell table:style-name="ce1" office:value-type="float" office:value="0.5504" calcext:value-type="float">
            <text:p>0.5504</text:p>
          </table:table-cell>
        </table:table-row>
        <table:table-row table:style-name="ro3">
          <table:table-cell table:style-name="ce1" office:value-type="string" calcext:value-type="string">
            <text:p>COMP_CON</text:p>
          </table:table-cell>
          <table:table-cell table:style-name="ce2" office:value-type="string" calcext:value-type="string">
            <text:p>competitive market pay and market trend analyses, which assist the Committee in targeting executive compensation at the desired level versus market;</text:p>
          </table:table-cell>
          <table:table-cell table:style-name="ce1" office:value-type="float" office:value="0.1007" calcext:value-type="float">
            <text:p>0.1007</text:p>
          </table:table-cell>
        </table:table-row>
        <table:table-row table:style-name="ro3">
          <table:table-cell table:style-name="ce1" office:value-type="string" calcext:value-type="string">
            <text:p>COMP_CON</text:p>
          </table:table-cell>
          <table:table-cell table:style-name="ce2" office:value-type="string" calcext:value-type="string">
            <text:p>advice in connection with the Committee’s risk analysis of the Company’s compensation policies and practices, in furtherance of the Committee’s responsibilities pursuant to its charter;</text:p>
          </table:table-cell>
          <table:table-cell table:style-name="ce1" office:value-type="float" office:value="0.8415" calcext:value-type="float">
            <text:p>0.8415</text:p>
          </table:table-cell>
        </table:table-row>
        <table:table-row table:style-name="ro4">
          <table:table-cell table:style-name="ce1" office:value-type="string" calcext:value-type="string">
            <text:p>COMP_CON</text:p>
          </table:table-cell>
          <table:table-cell table:style-name="ce2" office:value-type="string" calcext:value-type="string">
            <text:p>Meridian representatives attended all of the Human Resources Committee meetings during 2015</text:p>
          </table:table-cell>
          <table:table-cell table:style-name="ce1" office:value-type="float" office:value="0.9373" calcext:value-type="float">
            <text:p>0.9373</text:p>
          </table:table-cell>
        </table:table-row>
        <table:table-row table:style-name="ro4">
          <table:table-cell table:style-name="ce1" office:value-type="string" calcext:value-type="string">
            <text:p>COMP_CON</text:p>
          </table:table-cell>
          <table:table-cell table:style-name="ce2" office:value-type="string" calcext:value-type="string">
            <text:p>a track record in providing independent, objective advice;</text:p>
          </table:table-cell>
          <table:table-cell table:style-name="ce1" office:value-type="float" office:value="0.7699" calcext:value-type="float">
            <text:p>0.7699</text:p>
          </table:table-cell>
        </table:table-row>
        <table:table-row table:style-name="ro1">
          <table:table-cell table:style-name="ce1" office:value-type="string" calcext:value-type="string">
            <text:p>COMP_CON</text:p>
          </table:table-cell>
          <table:table-cell table:style-name="ce2" office:value-type="string" calcext:value-type="string">
            <text:p>Consideration of Director Nominees The Nominating and Corporate Governance Committee will consider director nominations from shareholders in accordance with the Company’s Director Nomination Policy, a copy of which can be found on the Company’s website</text:p>
          </table:table-cell>
          <table:table-cell table:style-name="ce1" office:value-type="float" office:value="0.1351" calcext:value-type="float">
            <text:p>0.1351</text:p>
          </table:table-cell>
        </table:table-row>
        <table:table-row table:style-name="ro2">
          <table:table-cell table:style-name="ce1" office:value-type="string" calcext:value-type="string">
            <text:p>COMP_CON</text:p>
          </table:table-cell>
          <table:table-cell table:style-name="ce2" office:value-type="string" calcext:value-type="string">
            <text:p>The Nominating and Corporate Governance Committee will consider as a candidate any director of the Company who has indicated to the Nominating and Corporate Governance Committee that he or she is willing to stand for reelection as well as any other person who is recommended by any <text:s text:c="2"/>33</text:p>
          </table:table-cell>
          <table:table-cell table:style-name="ce1" office:value-type="float" office:value="0.2769" calcext:value-type="float">
            <text:p>0.2769</text:p>
          </table:table-cell>
        </table:table-row>
        <table:table-row table:style-name="ro6">
          <table:table-cell table:style-name="ce1" office:value-type="string" calcext:value-type="string">
            <text:p>COMP_CON</text:p>
          </table:table-cell>
          <table:table-cell table:style-name="ce2" office:value-type="string" calcext:value-type="string">
            <text:p>Human Resources Committee Interlocks and Insider Participation The current members of the Human Resources Committee of the Board of Directors, Messrs. Johnson, Harshman, Lipstein and Wilson, were not at any time during 2015 or at any other time an officer or employee of the Company, and no member had any relationship with the Company requiring disclosure under applicable SEC rules</text:p>
          </table:table-cell>
          <table:table-cell table:style-name="ce1" office:value-type="float" office:value="0.5377" calcext:value-type="float">
            <text:p>0.5377</text:p>
          </table:table-cell>
        </table:table-row>
        <table:table-row table:style-name="ro1">
          <table:table-cell table:style-name="ce1" office:value-type="string" calcext:value-type="string">
            <text:p>COMP_CON</text:p>
          </table:table-cell>
          <table:table-cell table:style-name="ce2" office:value-type="string" calcext:value-type="string">
            <text:p>No executive officer of the Company has served on the board of directors or compensation committee of any other entity that has or has had one or more executive officers who served as a member of the Company’s Board of Directors or the Human Resources Committee during 2015</text:p>
          </table:table-cell>
          <table:table-cell table:style-name="ce1" office:value-type="float" office:value="0.1681" calcext:value-type="float">
            <text:p>0.1681</text:p>
          </table:table-cell>
        </table:table-row>
        <table:table-row table:style-name="ro1">
          <table:table-cell table:style-name="ce1" office:value-type="string" calcext:value-type="string">
            <text:p>COMP_CON</text:p>
          </table:table-cell>
          <table:table-cell table:style-name="ce2" office:value-type="string" calcext:value-type="string">
            <text:p>See “— Director Compensation — Role of Director Compensation Consultant” below for a description of the services Meridian provided to the Nominating and Corporate Governance Committee in 2015</text:p>
          </table:table-cell>
          <table:table-cell table:style-name="ce1" office:value-type="float" office:value="0.8521" calcext:value-type="float">
            <text:p>0.8521</text:p>
          </table:table-cell>
        </table:table-row>
        <table:table-row table:style-name="ro3">
          <table:table-cell table:style-name="ce1" office:value-type="string" calcext:value-type="string">
            <text:p>COMP_CON</text:p>
          </table:table-cell>
          <table:table-cell table:style-name="ce2" office:value-type="string" calcext:value-type="string">
            <text:p>The Chair of the Nominating and Corporate Governance Committee has been delegated authority to act between Nominating and Corporate Governance Committee meetings</text:p>
          </table:table-cell>
          <table:table-cell table:style-name="ce1" office:value-type="float" office:value="0.3442" calcext:value-type="float">
            <text:p>0.3442</text:p>
          </table:table-cell>
        </table:table-row>
        <table:table-row table:style-name="ro6">
          <table:table-cell table:style-name="ce1" office:value-type="string" calcext:value-type="string">
            <text:p>COMP_CON</text:p>
          </table:table-cell>
          <table:table-cell table:style-name="ce2" office:value-type="string" calcext:value-type="string">
            <text:p>This written policy provides that the Nominating and Corporate Governance Committee will review and approve Related Person Transactions (as defined below); provided that the Human Resources Committee will review and approve the compensation of each Company employee who is an immediate family member of a Company director or executive officer and whose annual compensation exceeds $120,000</text:p>
          </table:table-cell>
          <table:table-cell table:style-name="ce1" office:value-type="float" office:value="0.0735" calcext:value-type="float">
            <text:p>0.0735</text:p>
          </table:table-cell>
        </table:table-row>
        <table:table-row table:style-name="ro3">
          <table:table-cell table:style-name="ce1" office:value-type="string" calcext:value-type="string">
            <text:p>SOCENV_INC</text:p>
          </table:table-cell>
          <table:table-cell table:style-name="ce2" office:value-type="string" calcext:value-type="string">
            <text:p>The Chair of the Nominating and Corporate Governance Committee has been delegated authority to act between Nominating and Corporate Governance Committee meetings</text:p>
          </table:table-cell>
          <table:table-cell table:style-name="ce1" office:value-type="float" office:value="0.1044" calcext:value-type="float">
            <text:p>0.1044</text:p>
          </table:table-cell>
        </table:table-row>
        <table:table-row table:style-name="ro11">
          <table:table-cell table:style-name="ce1" office:value-type="string" calcext:value-type="string">
            <text:p>SOCENV_INC</text:p>
          </table:table-cell>
          <table:table-cell table:style-name="ce2" office:value-type="string" calcext:value-type="string">
            <text:p>As a result of this review, the Board, at its meeting in February 2016, affirmatively determined that the following directors are independent under the standards set forth in the Director Nomination Policy: Catherine S. Brune, J. Edward Coleman, Ellen M. Fitzsimmons, Rafael Flores, Walter J. Galvin, Richard J. Harshman, Gayle P. W. Jackson, James C. Johnson, Steven H. Lipstein, and Stephen R. Wilson; and that Warner L. Baxter, as President and Chief Executive Officer of the Company, is not independent under the Director Nomination Policy</text:p>
          </table:table-cell>
          <table:table-cell table:style-name="ce1" office:value-type="float" office:value="0.1034" calcext:value-type="float">
            <text:p>0.1034</text:p>
          </table:table-cell>
        </table:table-row>
        <table:table-row table:style-name="ro2">
          <table:table-cell table:style-name="ce1" office:value-type="string" calcext:value-type="string">
            <text:p>COMP_CON</text:p>
          </table:table-cell>
          <table:table-cell table:style-name="ce2" office:value-type="string" calcext:value-type="string">
            <text:p>The Board considered each of these transactions and relationships and determined that none of them was material or affected the independence of directors involved under either the general independence standards contained in the NYSE’s listing standards or the categorical standards contained in our Director Nomination Policy</text:p>
          </table:table-cell>
          <table:table-cell table:style-name="ce1" office:value-type="float" office:value="0.1868" calcext:value-type="float">
            <text:p>0.1868</text:p>
          </table:table-cell>
        </table:table-row>
        <table:table-row table:style-name="ro11">
          <table:table-cell table:style-name="ce1" office:value-type="string" calcext:value-type="string">
            <text:p>COMP_CON</text:p>
          </table:table-cell>
          <table:table-cell table:style-name="ce2" office:value-type="string" calcext:value-type="string">
            <text:p>As a result of this review, the Board, at its meeting in February 2016, affirmatively determined that the following directors are independent under the standards set forth in the Director Nomination Policy: Catherine S. Brune, J. Edward Coleman, Ellen M. Fitzsimmons, Rafael Flores, Walter J. Galvin, Richard J. Harshman, Gayle P. W. Jackson, James C. Johnson, Steven H. Lipstein, and Stephen R. Wilson; and that Warner L. Baxter, as President and Chief Executive Officer of the Company, is not independent under the Director Nomination Policy</text:p>
          </table:table-cell>
          <table:table-cell table:style-name="ce1" office:value-type="float" office:value="0.0732" calcext:value-type="float">
            <text:p>0.0732</text:p>
          </table:table-cell>
        </table:table-row>
        <table:table-row table:style-name="ro2">
          <table:table-cell table:style-name="ce1" office:value-type="string" calcext:value-type="string">
            <text:p>SOCENV_INC</text:p>
          </table:table-cell>
          <table:table-cell table:style-name="ce2" office:value-type="string" calcext:value-type="string">
            <text:p>All members of the Audit and Risk Committee, the Human Resources Committee, the Nominating and Corporate Governance Committee, the Nuclear Oversight and Environmental Committee and the Finance Committee of the Board of Directors are independent under the standards set forth in the Director Nomination Policy</text:p>
          </table:table-cell>
          <table:table-cell table:style-name="ce1" office:value-type="float" office:value="0.8909" calcext:value-type="float">
            <text:p>0.8909</text:p>
          </table:table-cell>
        </table:table-row>
        <table:table-row table:style-name="ro1">
          <table:table-cell table:style-name="ce1" office:value-type="string" calcext:value-type="string">
            <text:p>COMP_CON</text:p>
          </table:table-cell>
          <table:table-cell table:style-name="ce2" office:value-type="string" calcext:value-type="string">
            <text:p>In each case, the Board determined that the transactions were significantly below the thresholds under the director independence standards under the NYSE requirements and the Company’s own standard for determining “material relationships” and did not affect the directors’ independence</text:p>
          </table:table-cell>
          <table:table-cell table:style-name="ce1" office:value-type="float" office:value="0.4636" calcext:value-type="float">
            <text:p>0.4636</text:p>
          </table:table-cell>
        </table:table-row>
        <table:table-row table:style-name="ro1">
          <table:table-cell table:style-name="ce1" office:value-type="string" calcext:value-type="string">
            <text:p>COMP_CON</text:p>
          </table:table-cell>
          <table:table-cell table:style-name="ce2" office:value-type="string" calcext:value-type="string">
            <text:p>The Board determined that the contributions were consistent with similar contributions, were approved in accordance with the Company’s normal procedures and were under the thresholds of the director independence requirements</text:p>
          </table:table-cell>
          <table:table-cell table:style-name="ce1" office:value-type="float" office:value="0.4951" calcext:value-type="float">
            <text:p>0.4951</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are affiliated with companies that purchased services from and/or sold services to the Company or its subsidiaries, which services were not rate-regulated or competitively bid but which were entered into in the ordinary course of business and on substantially the same terms as those prevailing at the time for comparable transactions with non-affiliated persons</text:p>
          </table:table-cell>
          <table:table-cell table:style-name="ce1" office:value-type="float" office:value="0.1402" calcext:value-type="float">
            <text:p>0.1402</text:p>
          </table:table-cell>
        </table:table-row>
        <table:table-row table:style-name="ro3">
          <table:table-cell table:style-name="ce1" office:value-type="string" calcext:value-type="string">
            <text:p>SOCENV_INC</text:p>
          </table:table-cell>
          <table:table-cell table:style-name="ce2" office:value-type="string" calcext:value-type="string">
            <text:p>This assessment is implemented and administered by the Nominating and Corporate Governance Committee through an annual Board self-evaluation survey and director peer assessment</text:p>
          </table:table-cell>
          <table:table-cell table:style-name="ce1" office:value-type="float" office:value="0.133" calcext:value-type="float">
            <text:p>0.133</text:p>
          </table:table-cell>
        </table:table-row>
        <table:table-row table:style-name="ro3">
          <table:table-cell table:style-name="ce1" office:value-type="string" calcext:value-type="string">
            <text:p>COMP_CON</text:p>
          </table:table-cell>
          <table:table-cell table:style-name="ce2" office:value-type="string" calcext:value-type="string">
            <text:p>This assessment is implemented and administered by the Nominating and Corporate Governance Committee through an annual Board self-evaluation survey and director peer assessment</text:p>
          </table:table-cell>
          <table:table-cell table:style-name="ce1" office:value-type="float" office:value="0.2616" calcext:value-type="float">
            <text:p>0.2616</text:p>
          </table:table-cell>
        </table:table-row>
        <table:table-row table:style-name="ro3">
          <table:table-cell table:style-name="ce1" office:value-type="string" calcext:value-type="string">
            <text:p>COMP_CON</text:p>
          </table:table-cell>
          <table:table-cell table:style-name="ce2" office:value-type="string" calcext:value-type="string">
            <text:p>After reviewing the Board self-evaluations and director peer assessments, the Lead Director discusses the Board’s effectiveness with each director individually</text:p>
          </table:table-cell>
          <table:table-cell table:style-name="ce1" office:value-type="float" office:value="0.3339" calcext:value-type="float">
            <text:p>0.3339</text:p>
          </table:table-cell>
        </table:table-row>
        <table:table-row table:style-name="ro4">
          <table:table-cell table:style-name="ce1" office:value-type="string" calcext:value-type="string">
            <text:p>COMP_CON</text:p>
          </table:table-cell>
          <table:table-cell table:style-name="ce2" office:value-type="string" calcext:value-type="string">
            <text:p>The Lead Director reports on the Board self-evaluations and director peer assessments</text:p>
          </table:table-cell>
          <table:table-cell table:style-name="ce1" office:value-type="float" office:value="0.4635" calcext:value-type="float">
            <text:p>0.4635</text:p>
          </table:table-cell>
        </table:table-row>
        <table:table-row table:style-name="ro1">
          <table:table-cell table:style-name="ce1" office:value-type="string" calcext:value-type="string">
            <text:p>SOCENV_INC</text:p>
          </table:table-cell>
          <table:table-cell table:style-name="ce2" office:value-type="string" calcext:value-type="string">
            <text:p>Further, each of the Audit and Risk Committee, Human Resources Committee, Nominating and Corporate Governance Committee, Nuclear Oversight and Environmental Committee and Finance Committee of the Board conducts an annual evaluation of its performance</text:p>
          </table:table-cell>
          <table:table-cell table:style-name="ce1" office:value-type="float" office:value="0.9192" calcext:value-type="float">
            <text:p>0.9192</text:p>
          </table:table-cell>
        </table:table-row>
        <table:table-row table:style-name="ro9">
          <table:table-cell table:style-name="ce1" office:value-type="string" calcext:value-type="string">
            <text:p>COMP_CON</text:p>
          </table:table-cell>
          <table:table-cell table:style-name="ce2" office:value-type="string" calcext:value-type="string">
            <text:p>All communications must be accompanied by the following information: if the person submitting the communication is a shareholder, a statement of the number of shares of the Company’s Common Stock that the person holds; if the person submitting the communication is not a shareholder and is submitting the communication to the Lead Director or the non-management directors as an interested party, the nature of the person’s interest in the Company; any special interest, meaning an interest not in the capacity of a shareholder of the Company, of the person in the subject matter of the communication; and the address, telephone number and e-mail address, if any, of the person submitting the communication</text:p>
          </table:table-cell>
          <table:table-cell table:style-name="ce1" office:value-type="float" office:value="0.0562" calcext:value-type="float">
            <text:p>0.0562</text:p>
          </table:table-cell>
        </table:table-row>
        <table:table-row table:style-name="ro2">
          <table:table-cell table:style-name="ce1" office:value-type="string" calcext:value-type="string">
            <text:p>SOCENV_INC</text:p>
          </table:table-cell>
          <table:table-cell table:style-name="ce2" office:value-type="string" calcext:value-type="string">
            <text:p>an additional annual cash retainer of $12,500 for the other members of the Audit and Risk Committee and the Nuclear Oversight and Environmental Committee; $10,000 for the other members of the Human Resources Committee; and $7,500 for the other members of all other Committees;</text:p>
          </table:table-cell>
          <table:table-cell table:style-name="ce1" office:value-type="float" office:value="0.9529" calcext:value-type="float">
            <text:p>0.9529</text:p>
          </table:table-cell>
        </table:table-row>
        <table:table-row table:style-name="ro3">
          <table:table-cell table:style-name="ce1" office:value-type="string" calcext:value-type="string">
            <text:p>SOCENV_INC</text:p>
          </table:table-cell>
          <table:table-cell table:style-name="ce2" office:value-type="string" calcext:value-type="string">
            <text:p>an additional annual cash retainer of $12,500 for the Chairs of the Human Resources Committee, the Nominating and Corporate Governance Committee and the Finance Committee;</text:p>
          </table:table-cell>
          <table:table-cell table:style-name="ce1" office:value-type="float" office:value="0.2675" calcext:value-type="float">
            <text:p>0.2675</text:p>
          </table:table-cell>
        </table:table-row>
        <table:table-row table:style-name="ro3">
          <table:table-cell table:style-name="ce1" office:value-type="string" calcext:value-type="string">
            <text:p>SOCENV_INC</text:p>
          </table:table-cell>
          <table:table-cell table:style-name="ce2" office:value-type="string" calcext:value-type="string">
            <text:p>an additional annual cash retainer of $20,000 for the Chairs of the Audit and Risk Committee and the Nuclear Oversight and Environmental Committee;</text:p>
          </table:table-cell>
          <table:table-cell table:style-name="ce1" office:value-type="float" office:value="0.9537" calcext:value-type="float">
            <text:p>0.9537</text:p>
          </table:table-cell>
        </table:table-row>
        <table:table-row table:style-name="ro3">
          <table:table-cell table:style-name="ce1" office:value-type="string" calcext:value-type="string">
            <text:p>COMP_CON</text:p>
          </table:table-cell>
          <table:table-cell table:style-name="ce2" office:value-type="string" calcext:value-type="string">
            <text:p>an additional annual cash retainer of $12,500 for the Chairs of the Human Resources Committee, the Nominating and Corporate Governance Committee and the Finance Committee;</text:p>
          </table:table-cell>
          <table:table-cell table:style-name="ce1" office:value-type="float" office:value="0.0644" calcext:value-type="float">
            <text:p>0.0644</text:p>
          </table:table-cell>
        </table:table-row>
        <table:table-row table:style-name="ro2">
          <table:table-cell table:style-name="ce1" office:value-type="string" calcext:value-type="string">
            <text:p>COMP_CON</text:p>
          </table:table-cell>
          <table:table-cell table:style-name="ce2" office:value-type="string" calcext:value-type="string">
            <text:p>At its December 10, 2015 meeting, the Nominating and Corporate Governance Committee recommended, and the Board of Directors of Ameren subsequently approved, effective as of January 1, 2016, the following compensation program for each director who is not an employee of the Company:</text:p>
          </table:table-cell>
          <table:table-cell table:style-name="ce1" office:value-type="float" office:value="0.1007" calcext:value-type="float">
            <text:p>0.1007</text:p>
          </table:table-cell>
        </table:table-row>
        <table:table-row table:style-name="ro1">
          <table:table-cell table:style-name="ce1" office:value-type="string" calcext:value-type="string">
            <text:p>COMP_CON</text:p>
          </table:table-cell>
          <table:table-cell table:style-name="ce2" office:value-type="string" calcext:value-type="string">
            <text:p>During 2015, Meridian conducted an outside director market pay analysis for the Nominating and Corporate Governance Committee, as discussed further under “— Fees and Stock Awards” below, and attended a Nominating and Corporate Governance Committee meeting to discuss the analysis</text:p>
          </table:table-cell>
          <table:table-cell table:style-name="ce1" office:value-type="float" office:value="0.8299" calcext:value-type="float">
            <text:p>0.8299</text:p>
          </table:table-cell>
        </table:table-row>
        <table:table-row table:style-name="ro1">
          <table:table-cell table:style-name="ce1" office:value-type="string" calcext:value-type="string">
            <text:p>COMP_CON</text:p>
          </table:table-cell>
          <table:table-cell table:style-name="ce2" office:value-type="string" calcext:value-type="string">
            <text:p>Fees and Stock Awards The compensation program for non-management directors is reviewed on an annual basis by the Nominating and Corporate Governance Committee with a view to provide a pay program that compensates non-management directors at the median of the market</text:p>
          </table:table-cell>
          <table:table-cell table:style-name="ce1" office:value-type="float" office:value="0.3208" calcext:value-type="float">
            <text:p>0.3208</text:p>
          </table:table-cell>
        </table:table-row>
        <table:table-row table:style-name="ro2">
          <table:table-cell table:style-name="ce1" office:value-type="string" calcext:value-type="string">
            <text:p>SOCENV_INC</text:p>
          </table:table-cell>
          <table:table-cell table:style-name="ce2" office:value-type="string" calcext:value-type="string">
            <text:p>At its December 10, 2015 meeting, the Nominating and Corporate Governance Committee recommended, and the Board of Directors of Ameren subsequently approved, effective as of January 1, 2016, the following compensation program for each director who is not an employee of the Company:</text:p>
          </table:table-cell>
          <table:table-cell table:style-name="ce1" office:value-type="float" office:value="0.0821" calcext:value-type="float">
            <text:p>0.0821</text:p>
          </table:table-cell>
        </table:table-row>
        <table:table-row table:style-name="ro3">
          <table:table-cell table:style-name="ce1" office:value-type="string" calcext:value-type="string">
            <text:p>COMP_CON</text:p>
          </table:table-cell>
          <table:table-cell table:style-name="ce2" office:value-type="string" calcext:value-type="string">
            <text:p>The Committee met with management of the Company and the Committee’s independent consultant to review and discuss the Compensation Discussion and Analysis</text:p>
          </table:table-cell>
          <table:table-cell table:style-name="ce1" office:value-type="float" office:value="0.9973" calcext:value-type="float">
            <text:p>0.9973</text:p>
          </table:table-cell>
        </table:table-row>
        <table:table-row table:style-name="ro4">
          <table:table-cell table:style-name="ce1" office:value-type="string" calcext:value-type="string">
            <text:p>COMP_CON</text:p>
          </table:table-cell>
          <table:table-cell table:style-name="ce2" office:value-type="string" calcext:value-type="string">
            <text:p>The industry data was obtained from a proprietary database maintained by Aon Hewitt</text:p>
          </table:table-cell>
          <table:table-cell table:style-name="ce1" office:value-type="float" office:value="0.8142" calcext:value-type="float">
            <text:p>0.8142</text:p>
          </table:table-cell>
        </table:table-row>
        <table:table-row table:style-name="ro3">
          <table:table-cell table:style-name="ce1" office:value-type="string" calcext:value-type="string">
            <text:p>COMP_CON</text:p>
          </table:table-cell>
          <table:table-cell table:style-name="ce2" office:value-type="string" calcext:value-type="string">
            <text:p>Rather, the Committee reviewed the Market Data provided by its consultant to determine the appropriate level and mix of incentive compensation</text:p>
          </table:table-cell>
          <table:table-cell table:style-name="ce1" office:value-type="float" office:value="0.9952" calcext:value-type="float">
            <text:p>0.9952</text:p>
          </table:table-cell>
        </table:table-row>
        <table:table-row table:style-name="ro1">
          <table:table-cell table:style-name="ce1" office:value-type="string" calcext:value-type="string">
            <text:p>COMP_CON</text:p>
          </table:table-cell>
          <table:table-cell table:style-name="ce2" office:value-type="string" calcext:value-type="string">
            <text:p>The list is subject to change each year depending on mergers and acquisitions activity, the availability of the companies’ data through Aon Hewitt’s database and the continued appropriateness of the companies in terms of size and industry in relationship to the Company</text:p>
          </table:table-cell>
          <table:table-cell table:style-name="ce1" office:value-type="float" office:value="0.4264" calcext:value-type="float">
            <text:p>0.4264</text:p>
          </table:table-cell>
        </table:table-row>
        <table:table-row table:style-name="ro3">
          <table:table-cell table:style-name="ce1" office:value-type="string" calcext:value-type="string">
            <text:p>SOCENV_INC</text:p>
          </table:table-cell>
          <table:table-cell table:style-name="ce2" office:value-type="string" calcext:value-type="string">
            <text:p>How the EIP Works For 2015, the EIP (the “2015 EIP”) was comprised of the following components:</text:p>
          </table:table-cell>
          <table:table-cell table:style-name="ce1" office:value-type="float" office:value="0.1123" calcext:value-type="float">
            <text:p>0.1123</text:p>
          </table:table-cell>
        </table:table-row>
        <table:table-row table:style-name="ro3">
          <table:table-cell table:style-name="ce1" office:value-type="string" calcext:value-type="string">
            <text:p>SOCENV_INC</text:p>
          </table:table-cell>
          <table:table-cell table:style-name="ce2" office:value-type="string" calcext:value-type="string">
            <text:p>Performance takes into account competence, initiative and contribution to achievement of our goals and leadership</text:p>
          </table:table-cell>
          <table:table-cell table:style-name="ce1" office:value-type="float" office:value="0.0564" calcext:value-type="float">
            <text:p>0.0564</text:p>
          </table:table-cell>
        </table:table-row>
        <table:table-row table:style-name="ro1">
          <table:table-cell table:style-name="ce1" office:value-type="string" calcext:value-type="string">
            <text:p>COMP_CON</text:p>
          </table:table-cell>
          <table:table-cell table:style-name="ce2" office:value-type="string" calcext:value-type="string">
            <text:p>These recommendations, which took into account the Market Data provided by the Committee’s compensation consultant, were presented to the Committee for discussion and approval at the December 2014 Committee meeting</text:p>
          </table:table-cell>
          <table:table-cell table:style-name="ce1" office:value-type="float" office:value="0.9985" calcext:value-type="float">
            <text:p>0.9985</text:p>
          </table:table-cell>
        </table:table-row>
        <table:table-row table:style-name="ro3">
          <table:table-cell table:style-name="ce1" office:value-type="string" calcext:value-type="string">
            <text:p>SOCENV_INC</text:p>
          </table:table-cell>
          <table:table-cell table:style-name="ce2" office:value-type="string" calcext:value-type="string">
            <text:p>The 2015 LWA Maximum represents 25% fewer LWA than Target (i.e., considerably fewer LWA than ever before achieved and aligned with top decile performance)</text:p>
          </table:table-cell>
          <table:table-cell table:style-name="ce1" office:value-type="float" office:value="0.115" calcext:value-type="float">
            <text:p>0.115</text:p>
          </table:table-cell>
        </table:table-row>
        <table:table-row table:style-name="ro3">
          <table:table-cell table:style-name="ce1" office:value-type="string" calcext:value-type="string">
            <text:p>SOCENV_INC</text:p>
          </table:table-cell>
          <table:table-cell table:style-name="ce2" office:value-type="string" calcext:value-type="string">
            <text:p>The measure excludes major events (for example, major storms) and is calculated consistent with the Institute of Electrical and Electronics Engineers (“IEEE”) standards</text:p>
          </table:table-cell>
          <table:table-cell table:style-name="ce1" office:value-type="float" office:value="0.0901" calcext:value-type="float">
            <text:p>0.0901</text:p>
          </table:table-cell>
        </table:table-row>
        <table:table-row table:style-name="ro3">
          <table:table-cell table:style-name="ce1" office:value-type="string" calcext:value-type="string">
            <text:p>SOCENV_INC</text:p>
          </table:table-cell>
          <table:table-cell table:style-name="ce2" office:value-type="string" calcext:value-type="string">
            <text:p>The 2015 LWA Target was two LWA less than Ameren’s best performance ever in that metric (i.e., represents a level never before achieved by Ameren)</text:p>
          </table:table-cell>
          <table:table-cell table:style-name="ce1" office:value-type="float" office:value="0.0648" calcext:value-type="float">
            <text:p>0.0648</text:p>
          </table:table-cell>
        </table:table-row>
        <table:table-row table:style-name="ro2">
          <table:table-cell table:style-name="ce1" office:value-type="string" calcext:value-type="string">
            <text:p>COMP_CON</text:p>
          </table:table-cell>
          <table:table-cell table:style-name="ce2" office:value-type="string" calcext:value-type="string">
            <text:p>Consistent with its actions in prior years and as permitted under the terms of the relevant underlying plans, the Committee can make upward or downward adjustments to Ameren EPS in order to include or exclude specified items of an unusual or non- recurring nature as determined by the Committee in its sole discretion</text:p>
          </table:table-cell>
          <table:table-cell table:style-name="ce1" office:value-type="float" office:value="0.1111" calcext:value-type="float">
            <text:p>0.1111</text:p>
          </table:table-cell>
        </table:table-row>
        <table:table-row table:style-name="ro3">
          <table:table-cell table:style-name="ce1" office:value-type="string" calcext:value-type="string">
            <text:p>SOCENV_INC</text:p>
          </table:table-cell>
          <table:table-cell table:style-name="ce2" office:value-type="string" calcext:value-type="string">
            <text:p>Increases could be up to +50 percent of the base award, with a potential maximum total award at 200 percent of each NEO’s target opportunity</text:p>
          </table:table-cell>
          <table:table-cell table:style-name="ce1" office:value-type="float" office:value="0.1036" calcext:value-type="float">
            <text:p>0.1036</text:p>
          </table:table-cell>
        </table:table-row>
        <table:table-row table:style-name="ro1">
          <table:table-cell table:style-name="ce1" office:value-type="string" calcext:value-type="string">
            <text:p>SOCENV_INC</text:p>
          </table:table-cell>
          <table:table-cell table:style-name="ce2" office:value-type="string" calcext:value-type="string">
            <text:p>The measure is calculated by subtracting equivalent forced and scheduled outages from the energy center’s available hours (i.e., the period of time during which a unit is capable of service whether it is actually in service or not) and dividing this by the hours in the year</text:p>
          </table:table-cell>
          <table:table-cell table:style-name="ce1" office:value-type="float" office:value="0.172" calcext:value-type="float">
            <text:p>0.172</text:p>
          </table:table-cell>
        </table:table-row>
        <table:table-row table:style-name="ro1">
          <table:table-cell table:style-name="ce1" office:value-type="string" calcext:value-type="string">
            <text:p>SOCENV_INC</text:p>
          </table:table-cell>
          <table:table-cell table:style-name="ce2" office:value-type="string" calcext:value-type="string">
            <text:p>For 2015, the Committee, after consultation with Mr. Baxter, modified the 2015 EIP base award for Mr. Lyons by plus five percent of the 2015 base award, for Mr. Moehn by plus 10 percent of the 2015 base award, and for Mr. Mark by plus 15 percent of the 2015 base award</text:p>
          </table:table-cell>
          <table:table-cell table:style-name="ce1" office:value-type="float" office:value="0.5555" calcext:value-type="float">
            <text:p>0.5555</text:p>
          </table:table-cell>
        </table:table-row>
        <table:table-row table:style-name="ro3">
          <table:table-cell table:style-name="ce1" office:value-type="string" calcext:value-type="string">
            <text:p>SOCENV_INC</text:p>
          </table:table-cell>
          <table:table-cell table:style-name="ce2" office:value-type="string" calcext:value-type="string">
            <text:p>The Committee modified the 2015 EIP base award for Mr. Baxter by plus 7.5 percent of the 2015 base award</text:p>
          </table:table-cell>
          <table:table-cell table:style-name="ce1" office:value-type="float" office:value="0.1214" calcext:value-type="float">
            <text:p>0.1214</text:p>
          </table:table-cell>
        </table:table-row>
        <table:table-row table:style-name="ro1">
          <table:table-cell table:style-name="ce1" office:value-type="string" calcext:value-type="string">
            <text:p>COMP_CON</text:p>
          </table:table-cell>
          <table:table-cell table:style-name="ce2" office:value-type="string" calcext:value-type="string">
            <text:p>For 2015, the Committee, after consultation with Mr. Baxter, modified the 2015 EIP base award for Mr. Lyons by plus five percent of the 2015 base award, for Mr. Moehn by plus 10 percent of the 2015 base award, and for Mr. Mark by plus 15 percent of the 2015 base award</text:p>
          </table:table-cell>
          <table:table-cell table:style-name="ce1" office:value-type="float" office:value="0.1263" calcext:value-type="float">
            <text:p>0.1263</text:p>
          </table:table-cell>
        </table:table-row>
        <table:table-row table:style-name="ro2">
          <table:table-cell table:style-name="ce1" office:value-type="string" calcext:value-type="string">
            <text:p>COMP_CON</text:p>
          </table:table-cell>
          <table:table-cell table:style-name="ce2" office:value-type="string" calcext:value-type="string">
            <text:p>Because of their extensive familiarity with our business and corporate culture, these executives are in the best position to suggest programs and policies to the Committee and the independent consultant that will engage employees and provide effective incentives to produce outstanding financial and operating results for the Company and our shareholders</text:p>
          </table:table-cell>
          <table:table-cell table:style-name="ce1" office:value-type="float" office:value="0.9045" calcext:value-type="float">
            <text:p>0.9045</text:p>
          </table:table-cell>
        </table:table-row>
        <table:table-row table:style-name="ro1">
          <table:table-cell table:style-name="ce1" office:value-type="string" calcext:value-type="string">
            <text:p>SOCENV_INC</text:p>
          </table:table-cell>
          <table:table-cell table:style-name="ce2" office:value-type="string" calcext:value-type="string">
            <text:p>Sylvania, Georgia <text:s text:c="2"/>Age 64 <text:s text:c="2"/>Director since 2014 <text:s text:c="3"/>Mr. Beasley served as an independent nuclear safety and operations expert to the board of directors of the Tennessee Valley Authority, a large electric utility in the southeastern United States, from 2011 to 2014</text:p>
          </table:table-cell>
          <table:table-cell table:style-name="ce1" office:value-type="float" office:value="0.9276" calcext:value-type="float">
            <text:p>0.9276</text:p>
          </table:table-cell>
        </table:table-row>
        <table:table-row table:style-name="ro3">
          <table:table-cell table:style-name="ce1" office:value-type="string" calcext:value-type="string">
            <text:p>SOCENV_INC</text:p>
          </table:table-cell>
          <table:table-cell table:style-name="ce2" office:value-type="string" calcext:value-type="string">
            <text:p>Retired chairman, president and chief executive officer of Southern Nuclear Operating Company, the nuclear operating company subsidiary of an electric utility (2005-2008)</text:p>
          </table:table-cell>
          <table:table-cell table:style-name="ce1" office:value-type="float" office:value="0.0656" calcext:value-type="float">
            <text:p>0.0656</text:p>
          </table:table-cell>
        </table:table-row>
        <table:table-row table:style-name="ro3">
          <table:table-cell table:style-name="ce1" office:value-type="string" calcext:value-type="string">
            <text:p>COMP_CON</text:p>
          </table:table-cell>
          <table:table-cell table:style-name="ce2" office:value-type="string" calcext:value-type="string">
            <text:p>Member, Nominating and Corporate Governance Committee Chair Advisory Council of the National Association of Corporate Directors</text:p>
          </table:table-cell>
          <table:table-cell table:style-name="ce1" office:value-type="float" office:value="0.1096" calcext:value-type="float">
            <text:p>0.1096</text:p>
          </table:table-cell>
        </table:table-row>
        <table:table-row table:style-name="ro4">
          <table:table-cell table:style-name="ce1" office:value-type="string" calcext:value-type="string">
            <text:p>SOCENV_INC</text:p>
          </table:table-cell>
          <table:table-cell table:style-name="ce2" office:value-type="string" calcext:value-type="string">
            <text:p>Previous senior operating roles at Avery Dennison, Alcoa and Honeywell</text:p>
          </table:table-cell>
          <table:table-cell table:style-name="ce1" office:value-type="float" office:value="0.0503" calcext:value-type="float">
            <text:p>0.0503</text:p>
          </table:table-cell>
        </table:table-row>
        <table:table-row table:style-name="ro3">
          <table:table-cell table:style-name="ce1" office:value-type="string" calcext:value-type="string">
            <text:p>SOCENV_INC</text:p>
          </table:table-cell>
          <table:table-cell table:style-name="ce2" office:value-type="string" calcext:value-type="string">
            <text:p>Member, Nominating and Corporate Governance Committee Chair Advisory Council of the National Association of Corporate Directors</text:p>
          </table:table-cell>
          <table:table-cell table:style-name="ce1" office:value-type="float" office:value="0.2211" calcext:value-type="float">
            <text:p>0.2211</text:p>
          </table:table-cell>
        </table:table-row>
        <table:table-row table:style-name="ro3">
          <table:table-cell table:style-name="ce1" office:value-type="string" calcext:value-type="string">
            <text:p>SOCENV_INC</text:p>
          </table:table-cell>
          <table:table-cell table:style-name="ce2" office:value-type="string" calcext:value-type="string">
            <text:p>Member, Nominating and Corporate Governance Committee Chair Advisory Council of the National Association of Corporate Directors</text:p>
          </table:table-cell>
          <table:table-cell table:style-name="ce1" office:value-type="float" office:value="0.2211" calcext:value-type="float">
            <text:p>0.2211</text:p>
          </table:table-cell>
        </table:table-row>
        <table:table-row table:style-name="ro3">
          <table:table-cell table:style-name="ce1" office:value-type="string" calcext:value-type="string">
            <text:p>COMP_CON</text:p>
          </table:table-cell>
          <table:table-cell table:style-name="ce2" office:value-type="string" calcext:value-type="string">
            <text:p>Member, Nominating and Corporate Governance Committee Chair Advisory Council of the National Association of Corporate Directors</text:p>
          </table:table-cell>
          <table:table-cell table:style-name="ce1" office:value-type="float" office:value="0.1096" calcext:value-type="float">
            <text:p>0.1096</text:p>
          </table:table-cell>
        </table:table-row>
        <table:table-row table:style-name="ro4">
          <table:table-cell table:style-name="ce1" office:value-type="string" calcext:value-type="string">
            <text:p>COMP_CON</text:p>
          </table:table-cell>
          <table:table-cell table:style-name="ce2" office:value-type="string" calcext:value-type="string">
            <text:p>A director of Buckeye Partners, L.P</text:p>
          </table:table-cell>
          <table:table-cell table:style-name="ce1" office:value-type="float" office:value="0.6989" calcext:value-type="float">
            <text:p>0.6989</text:p>
          </table:table-cell>
        </table:table-row>
        <table:table-row table:style-name="ro3">
          <table:table-cell table:style-name="ce1" office:value-type="string" calcext:value-type="string">
            <text:p>COMP_CON</text:p>
          </table:table-cell>
          <table:table-cell table:style-name="ce2" office:value-type="string" calcext:value-type="string">
            <text:p>Owner and president of Empire of the Seed LLC, a private consulting firm in the energy and management industries, as well as the private investments industry since 2005</text:p>
          </table:table-cell>
          <table:table-cell table:style-name="ce1" office:value-type="float" office:value="0.5544" calcext:value-type="float">
            <text:p>0.5544</text:p>
          </table:table-cell>
        </table:table-row>
        <table:table-row table:style-name="ro3">
          <table:table-cell table:style-name="ce1" office:value-type="string" calcext:value-type="string">
            <text:p>SOCENV_INC</text:p>
          </table:table-cell>
          <table:table-cell table:style-name="ce2" office:value-type="string" calcext:value-type="string">
            <text:p>Owner and president of Empire of the Seed LLC, a private consulting firm in the energy and management industries, as well as the private investments industry since 2005</text:p>
          </table:table-cell>
          <table:table-cell table:style-name="ce1" office:value-type="float" office:value="0.0849" calcext:value-type="float">
            <text:p>0.0849</text:p>
          </table:table-cell>
        </table:table-row>
        <table:table-row table:style-name="ro4">
          <table:table-cell table:style-name="ce1" office:value-type="string" calcext:value-type="string">
            <text:p>COMP_CON</text:p>
          </table:table-cell>
          <table:table-cell table:style-name="ce2" office:value-type="string" calcext:value-type="string">
            <text:p>and Cheniere Energy Partners, GP, LLC</text:p>
          </table:table-cell>
          <table:table-cell table:style-name="ce1" office:value-type="float" office:value="0.1487" calcext:value-type="float">
            <text:p>0.1487</text:p>
          </table:table-cell>
        </table:table-row>
        <table:table-row table:style-name="ro4">
          <table:table-cell table:style-name="ce1" office:value-type="string" calcext:value-type="string">
            <text:p>COMP_CON</text:p>
          </table:table-cell>
          <table:table-cell table:style-name="ce2" office:value-type="string" calcext:value-type="string">
            <text:p>A director of Aon Corporation</text:p>
          </table:table-cell>
          <table:table-cell table:style-name="ce1" office:value-type="float" office:value="0.4723" calcext:value-type="float">
            <text:p>0.4723</text:p>
          </table:table-cell>
        </table:table-row>
        <table:table-row table:style-name="ro2">
          <table:table-cell table:style-name="ce1" office:value-type="string" calcext:value-type="string">
            <text:p>COMP_CON</text:p>
          </table:table-cell>
          <table:table-cell table:style-name="ce2" office:value-type="string" calcext:value-type="string">
            <text:p>Two members of our Committee on Directors and Corporate Governance, Ms. Lin and Mr. Hoaglin, are members of The National Association of Corporate Directors’ Nominating and Governance Chair Advisory Council, a group that seeks to identify ways that board nominating and governance committees can help build investor confidence in publicly traded companies</text:p>
          </table:table-cell>
          <table:table-cell table:style-name="ce1" office:value-type="float" office:value="0.421" calcext:value-type="float">
            <text:p>0.421</text:p>
          </table:table-cell>
        </table:table-row>
        <table:table-row table:style-name="ro2">
          <table:table-cell table:style-name="ce1" office:value-type="string" calcext:value-type="string">
            <text:p>SOCENV_INC</text:p>
          </table:table-cell>
          <table:table-cell table:style-name="ce2" office:value-type="string" calcext:value-type="string">
            <text:p>Two members of our Committee on Directors and Corporate Governance, Ms. Lin and Mr. Hoaglin, are members of The National Association of Corporate Directors’ Nominating and Governance Chair Advisory Council, a group that seeks to identify ways that board nominating and governance committees can help build investor confidence in publicly traded companies</text:p>
          </table:table-cell>
          <table:table-cell table:style-name="ce1" office:value-type="float" office:value="0.1768" calcext:value-type="float">
            <text:p>0.1768</text:p>
          </table:table-cell>
        </table:table-row>
        <table:table-row table:style-name="ro2">
          <table:table-cell table:style-name="ce1" office:value-type="string" calcext:value-type="string">
            <text:p>SOCENV_INC</text:p>
          </table:table-cell>
          <table:table-cell table:style-name="ce2" office:value-type="string" calcext:value-type="string">
            <text:p>Ms. Tucker’s qualifications to serve on the Board include her experience in governmental affairs as the Under Secretary of Education, her experience in human resources and customer service operations in the regulated telecommunications industry and her experience as a public company director</text:p>
          </table:table-cell>
          <table:table-cell table:style-name="ce1" office:value-type="float" office:value="0.0833" calcext:value-type="float">
            <text:p>0.0833</text:p>
          </table:table-cell>
        </table:table-row>
        <table:table-row table:style-name="ro3">
          <table:table-cell table:style-name="ce1" office:value-type="string" calcext:value-type="string">
            <text:p>COMP_CON</text:p>
          </table:table-cell>
          <table:table-cell table:style-name="ce2" office:value-type="string" calcext:value-type="string">
            <text:p>AEP encourages but does not require members of the Board to attend the annual shareholders’ meeting</text:p>
          </table:table-cell>
          <table:table-cell table:style-name="ce1" office:value-type="float" office:value="0.1665" calcext:value-type="float">
            <text:p>0.1665</text:p>
          </table:table-cell>
        </table:table-row>
        <table:table-row table:style-name="ro4">
          <table:table-cell table:style-name="ce1" office:value-type="string" calcext:value-type="string">
            <text:p>COMP_CON</text:p>
          </table:table-cell>
          <table:table-cell table:style-name="ce2" office:value-type="string" calcext:value-type="string">
            <text:p>From 2009 to February 2013, independent consultant</text:p>
          </table:table-cell>
          <table:table-cell table:style-name="ce1" office:value-type="float" office:value="0.9971" calcext:value-type="float">
            <text:p>0.9971</text:p>
          </table:table-cell>
        </table:table-row>
        <table:table-row table:style-name="ro3">
          <table:table-cell table:style-name="ce1" office:value-type="string" calcext:value-type="string">
            <text:p>SOCENV_INC</text:p>
          </table:table-cell>
          <table:table-cell table:style-name="ce2" office:value-type="string" calcext:value-type="string">
            <text:p>Sara Martinez Tucker <text:s text:c="2"/>Dallas, Texas <text:s text:c="2"/>Age 60 <text:s text:c="2"/>Director since 2009 <text:s text:c="3"/>Former Chief Executive Officer of the National Math and Science Initiative from February 2013 to March 2015</text:p>
          </table:table-cell>
          <table:table-cell table:style-name="ce1" office:value-type="float" office:value="0.1075" calcext:value-type="float">
            <text:p>0.1075</text:p>
          </table:table-cell>
        </table:table-row>
        <table:table-row table:style-name="ro3">
          <table:table-cell table:style-name="ce1" office:value-type="string" calcext:value-type="string">
            <text:p>SOCENV_INC</text:p>
          </table:table-cell>
          <table:table-cell table:style-name="ce2" office:value-type="string" calcext:value-type="string">
            <text:p>Overseeing AEP’s Corporate Accountability Report, including the material concerning political contributions</text:p>
          </table:table-cell>
          <table:table-cell table:style-name="ce1" office:value-type="float" office:value="0.3819" calcext:value-type="float">
            <text:p>0.3819</text:p>
          </table:table-cell>
        </table:table-row>
        <table:table-row table:style-name="ro4">
          <table:table-cell table:style-name="ce1" office:value-type="string" calcext:value-type="string">
            <text:p>COMP_CON</text:p>
          </table:table-cell>
          <table:table-cell table:style-name="ce2" office:value-type="string" calcext:value-type="string">
            <text:p>Reviewing the independence and possible conflicts of interest of directors and executive officers</text:p>
          </table:table-cell>
          <table:table-cell table:style-name="ce1" office:value-type="float" office:value="0.5823" calcext:value-type="float">
            <text:p>0.5823</text:p>
          </table:table-cell>
        </table:table-row>
        <table:table-row table:style-name="ro4">
          <table:table-cell table:style-name="ce1" office:value-type="string" calcext:value-type="string">
            <text:p>SOCENV_INC</text:p>
          </table:table-cell>
          <table:table-cell table:style-name="ce2" office:value-type="string" calcext:value-type="string">
            <text:p>Overseeing the AEP Corporate Compliance Program</text:p>
          </table:table-cell>
          <table:table-cell table:style-name="ce1" office:value-type="float" office:value="0.1441" calcext:value-type="float">
            <text:p>0.1441</text:p>
          </table:table-cell>
        </table:table-row>
        <table:table-row table:style-name="ro3">
          <table:table-cell table:style-name="ce1" office:value-type="string" calcext:value-type="string">
            <text:p>COMP_CON</text:p>
          </table:table-cell>
          <table:table-cell table:style-name="ce2" office:value-type="string" calcext:value-type="string">
            <text:p>The <text:s/>Committee on Directors and Corporate Governance has the responsibilities set forth in its charter, including: <text:s text:c="2"/>1</text:p>
          </table:table-cell>
          <table:table-cell table:style-name="ce1" office:value-type="float" office:value="0.4717" calcext:value-type="float">
            <text:p>0.4717</text:p>
          </table:table-cell>
        </table:table-row>
        <table:table-row table:style-name="ro3">
          <table:table-cell table:style-name="ce1" office:value-type="string" calcext:value-type="string">
            <text:p>SOCENV_INC</text:p>
          </table:table-cell>
          <table:table-cell table:style-name="ce2" office:value-type="string" calcext:value-type="string">
            <text:p>Conducting independent searches for qualified nominees and screening the qualifications of candidates recommended by others</text:p>
          </table:table-cell>
          <table:table-cell table:style-name="ce1" office:value-type="float" office:value="0.2216" calcext:value-type="float">
            <text:p>0.2216</text:p>
          </table:table-cell>
        </table:table-row>
        <table:table-row table:style-name="ro3">
          <table:table-cell table:style-name="ce1" office:value-type="string" calcext:value-type="string">
            <text:p>SOCENV_INC</text:p>
          </table:table-cell>
          <table:table-cell table:style-name="ce2" office:value-type="string" calcext:value-type="string">
            <text:p>The <text:s/>Committee on Directors and Corporate Governance has the responsibilities set forth in its charter, including: <text:s text:c="2"/>1</text:p>
          </table:table-cell>
          <table:table-cell table:style-name="ce1" office:value-type="float" office:value="0.0906" calcext:value-type="float">
            <text:p>0.0906</text:p>
          </table:table-cell>
        </table:table-row>
        <table:table-row table:style-name="ro3">
          <table:table-cell table:style-name="ce1" office:value-type="string" calcext:value-type="string">
            <text:p>COMP_CON</text:p>
          </table:table-cell>
          <table:table-cell table:style-name="ce2" office:value-type="string" calcext:value-type="string">
            <text:p>Conducting independent searches for qualified nominees and screening the qualifications of candidates recommended by others</text:p>
          </table:table-cell>
          <table:table-cell table:style-name="ce1" office:value-type="float" office:value="0.2063" calcext:value-type="float">
            <text:p>0.2063</text:p>
          </table:table-cell>
        </table:table-row>
        <table:table-row table:style-name="ro3">
          <table:table-cell table:style-name="ce1" office:value-type="string" calcext:value-type="string">
            <text:p>SOCENV_INC</text:p>
          </table:table-cell>
          <table:table-cell table:style-name="ce2" office:value-type="string" calcext:value-type="string">
            <text:p>Each director attended 92 percent or more of the meetings of the Board and Board committees on which he or she served during 2015, and the average director attendance in 2015 was 98 percent</text:p>
          </table:table-cell>
          <table:table-cell table:style-name="ce1" office:value-type="float" office:value="0.1212" calcext:value-type="float">
            <text:p>0.1212</text:p>
          </table:table-cell>
        </table:table-row>
        <table:table-row table:style-name="ro3">
          <table:table-cell table:style-name="ce1" office:value-type="string" calcext:value-type="string">
            <text:p>COMP_CON</text:p>
          </table:table-cell>
          <table:table-cell table:style-name="ce2" office:value-type="string" calcext:value-type="string">
            <text:p>Each director attended 92 percent or more of the meetings of the Board and Board committees on which he or she served during 2015, and the average director attendance in 2015 was 98 percent</text:p>
          </table:table-cell>
          <table:table-cell table:style-name="ce1" office:value-type="float" office:value="0.4011" calcext:value-type="float">
            <text:p>0.4011</text:p>
          </table:table-cell>
        </table:table-row>
        <table:table-row table:style-name="ro9">
          <table:table-cell table:style-name="ce1" office:value-type="string" calcext:value-type="string">
            <text:p>SOCENV_INC</text:p>
          </table:table-cell>
          <table:table-cell table:style-name="ce2" office:value-type="string" calcext:value-type="string">
            <text:p>DIRECTOR <text:s text:c="2"/>BOARD COMMITTEES <text:s text:c="2"/>Audit <text:s text:c="2"/>Directors and Corporate Governance <text:s text:c="2"/>Policy <text:s text:c="2"/>Executive <text:s text:c="2"/>Finance <text:s text:c="2"/>Human Resources <text:s text:c="2"/>Nuclear Oversight Mr. Akins <text:s text:c="10"/>X <text:s text:c="2"/>X (Chair) <text:s text:c="12"/>Mr. Anderson <text:s text:c="2"/>X <text:s text:c="6"/>X <text:s text:c="6"/>X (Chair) <text:s text:c="8"/>Mr. Beasley <text:s text:c="2"/>X <text:s text:c="6"/>X <text:s text:c="14"/>X Mr. Crosby <text:s text:c="10"/>X <text:s text:c="2"/>X <text:s text:c="6"/>X (Chair) <text:s text:c="2"/>X Ms. Goodspeed <text:s text:c="2"/>X <text:s text:c="6"/>X <text:s text:c="14"/>X Mr. Hoaglin <text:s text:c="6"/>X (Chair) <text:s text:c="2"/>X <text:s text:c="2"/>X <text:s text:c="6"/>X <text:s text:c="4"/>Ms. Lin <text:s text:c="2"/>X <text:s text:c="2"/>X <text:s text:c="2"/>X (Chair) <text:s text:c="16"/>Mr. Notebaert <text:s text:c="6"/>X <text:s text:c="2"/>X <text:s text:c="6"/>X <text:s text:c="2"/>X <text:s text:c="4"/>Mr. Nowell <text:s text:c="2"/>X (Chair) <text:s text:c="2"/>X <text:s text:c="2"/>X <text:s text:c="2"/>X <text:s text:c="2"/>X <text:s text:c="8"/>Mr. Rasmussen <text:s text:c="6"/>X <text:s text:c="2"/>X <text:s text:c="6"/>X <text:s text:c="2"/>X <text:s text:c="4"/>Mr. Richard <text:s text:c="10"/>X <text:s text:c="10"/>X <text:s text:c="2"/>X (Chair) Ms. Tucker <text:s text:c="2"/>X <text:s text:c="2"/>X <text:s text:c="2"/>X <text:s text:c="16"/>2015 Meetings <text:s text:c="2"/>9 <text:s text:c="2"/>5 <text:s text:c="2"/>3 <text:s text:c="2"/>0 <text:s text:c="2"/>5 <text:s text:c="2"/>7 <text:s text:c="2"/>4 <text:s text:c="2"/>The functions of the committees are described below</text:p>
          </table:table-cell>
          <table:table-cell table:style-name="ce1" office:value-type="float" office:value="0.1091" calcext:value-type="float">
            <text:p>0.1091</text:p>
          </table:table-cell>
        </table:table-row>
        <table:table-row table:style-name="ro1">
          <table:table-cell table:style-name="ce1" office:value-type="string" calcext:value-type="string">
            <text:p>COMP_CON</text:p>
          </table:table-cell>
          <table:table-cell table:style-name="ce2" office:value-type="string" calcext:value-type="string">
            <text:p>Compensation Risk <text:s text:c="2"/>As specified in its charter, the HR Committee (with the assistance of its independent compensation consultant and Company management) reviewed the Company’s compensation policies and <text:s text:c="2"/>10</text:p>
          </table:table-cell>
          <table:table-cell table:style-name="ce1" office:value-type="float" office:value="0.9995" calcext:value-type="float">
            <text:p>0.9995</text:p>
          </table:table-cell>
        </table:table-row>
        <table:table-row table:style-name="ro1">
          <table:table-cell table:style-name="ce1" office:value-type="string" calcext:value-type="string">
            <text:p>SOCENV_INC</text:p>
          </table:table-cell>
          <table:table-cell table:style-name="ce2" office:value-type="string" calcext:value-type="string">
            <text:p>The Committee on Directors and Corporate Governance focuses on corporate governance risks and oversees the Company’s Corporate Compliance Program, which includes the Company’s whistleblower program</text:p>
          </table:table-cell>
          <table:table-cell table:style-name="ce1" office:value-type="float" office:value="0.4123" calcext:value-type="float">
            <text:p>0.4123</text:p>
          </table:table-cell>
        </table:table-row>
        <table:table-row table:style-name="ro1">
          <table:table-cell table:style-name="ce1" office:value-type="string" calcext:value-type="string">
            <text:p>COMP_CON</text:p>
          </table:table-cell>
          <table:table-cell table:style-name="ce2" office:value-type="string" calcext:value-type="string">
            <text:p>The Committee on Directors and Corporate Governance focuses on corporate governance risks and oversees the Company’s Corporate Compliance Program, which includes the Company’s whistleblower program</text:p>
          </table:table-cell>
          <table:table-cell table:style-name="ce1" office:value-type="float" office:value="0.1288" calcext:value-type="float">
            <text:p>0.1288</text:p>
          </table:table-cell>
        </table:table-row>
        <table:table-row table:style-name="ro3">
          <table:table-cell table:style-name="ce1" office:value-type="string" calcext:value-type="string">
            <text:p>COMP_CON</text:p>
          </table:table-cell>
          <table:table-cell table:style-name="ce2" office:value-type="string" calcext:value-type="string">
            <text:p>Our General Counsel attends the meetings of the Committee on Directors and Corporate Governance</text:p>
          </table:table-cell>
          <table:table-cell table:style-name="ce1" office:value-type="float" office:value="0.5301" calcext:value-type="float">
            <text:p>0.5301</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oversees the Company’s maintenance of financial and disclosure controls and procedures and also specifically reviews our litigation and regulatory risks as part of their review of the Company’s disclosures</text:p>
          </table:table-cell>
          <table:table-cell table:style-name="ce1" office:value-type="float" office:value="0.0795" calcext:value-type="float">
            <text:p>0.0795</text:p>
          </table:table-cell>
        </table:table-row>
        <table:table-row table:style-name="ro4">
          <table:table-cell table:style-name="ce1" office:value-type="string" calcext:value-type="string">
            <text:p>SOCENV_INC</text:p>
          </table:table-cell>
          <table:table-cell table:style-name="ce2" office:value-type="string" calcext:value-type="string">
            <text:p>The Audit Committee also discusses AEP’s policies for risk assessment and risk management</text:p>
          </table:table-cell>
          <table:table-cell table:style-name="ce1" office:value-type="float" office:value="0.0698" calcext:value-type="float">
            <text:p>0.0698</text:p>
          </table:table-cell>
        </table:table-row>
        <table:table-row table:style-name="ro3">
          <table:table-cell table:style-name="ce1" office:value-type="string" calcext:value-type="string">
            <text:p>SOCENV_INC</text:p>
          </table:table-cell>
          <table:table-cell table:style-name="ce2" office:value-type="string" calcext:value-type="string">
            <text:p>For example, our Nuclear Oversight Committee focuses on the specific risks of operating a nuclear plant</text:p>
          </table:table-cell>
          <table:table-cell table:style-name="ce1" office:value-type="float" office:value="0.7184" calcext:value-type="float">
            <text:p>0.7184</text:p>
          </table:table-cell>
        </table:table-row>
        <table:table-row table:style-name="ro4">
          <table:table-cell table:style-name="ce1" office:value-type="string" calcext:value-type="string">
            <text:p>SOCENV_INC</text:p>
          </table:table-cell>
          <table:table-cell table:style-name="ce2" office:value-type="string" calcext:value-type="string">
            <text:p>Like other companies, we have very diverse risks</text:p>
          </table:table-cell>
          <table:table-cell table:style-name="ce1" office:value-type="float" office:value="0.1288" calcext:value-type="float">
            <text:p>0.1288</text:p>
          </table:table-cell>
        </table:table-row>
        <table:table-row table:style-name="ro1">
          <table:table-cell table:style-name="ce1" office:value-type="string" calcext:value-type="string">
            <text:p>SOCENV_INC</text:p>
          </table:table-cell>
          <table:table-cell table:style-name="ce2" office:value-type="string" calcext:value-type="string">
            <text:p>These include financial and accounting risks, capital deployment risks, operational risks, cyber security risks, compensation risks, liquidity risks, litigation risks, strategic risks, regulatory risks, reputation risks, natural-disaster risks and technology risks</text:p>
          </table:table-cell>
          <table:table-cell table:style-name="ce1" office:value-type="float" office:value="0.0681" calcext:value-type="float">
            <text:p>0.0681</text:p>
          </table:table-cell>
        </table:table-row>
        <table:table-row table:style-name="ro6">
          <table:table-cell table:style-name="ce1" office:value-type="string" calcext:value-type="string">
            <text:p>COMP_CON</text:p>
          </table:table-cell>
          <table:table-cell table:style-name="ce2" office:value-type="string" calcext:value-type="string">
            <text:p>In recruiting and selecting Board candidates, the Committee on Directors and Corporate Governance takes into account the size of the Board and considers a “skills matrix” indicating whether a particular candidate possesses the attributes and one or more of the skill sets described under “Director Qualifications” and “Board Diversity” above, as well as whether those skills and/or other attributes qualify him or her for service on a particular committee</text:p>
          </table:table-cell>
          <table:table-cell table:style-name="ce1" office:value-type="float" office:value="0.0986" calcext:value-type="float">
            <text:p>0.0986</text:p>
          </table:table-cell>
        </table:table-row>
        <table:table-row table:style-name="ro6">
          <table:table-cell table:style-name="ce1" office:value-type="string" calcext:value-type="string">
            <text:p>SOCENV_INC</text:p>
          </table:table-cell>
          <table:table-cell table:style-name="ce2" office:value-type="string" calcext:value-type="string">
            <text:p>In recruiting and selecting Board candidates, the Committee on Directors and Corporate Governance takes into account the size of the Board and considers a “skills matrix” indicating whether a particular candidate possesses the attributes and one or more of the skill sets described under “Director Qualifications” and “Board Diversity” above, as well as whether those skills and/or other attributes qualify him or her for service on a particular committee</text:p>
          </table:table-cell>
          <table:table-cell table:style-name="ce1" office:value-type="float" office:value="0.2608" calcext:value-type="float">
            <text:p>0.2608</text:p>
          </table:table-cell>
        </table:table-row>
        <table:table-row table:style-name="ro3">
          <table:table-cell table:style-name="ce1" office:value-type="string" calcext:value-type="string">
            <text:p>COMP_CON</text:p>
          </table:table-cell>
          <table:table-cell table:style-name="ce2" office:value-type="string" calcext:value-type="string">
            <text:p>The committee provides the outside search firm the characteristics, skills and experiences that may complement those of the existing members</text:p>
          </table:table-cell>
          <table:table-cell table:style-name="ce1" office:value-type="float" office:value="0.5649" calcext:value-type="float">
            <text:p>0.5649</text:p>
          </table:table-cell>
        </table:table-row>
        <table:table-row table:style-name="ro3">
          <table:table-cell table:style-name="ce1" office:value-type="string" calcext:value-type="string">
            <text:p>COMP_CON</text:p>
          </table:table-cell>
          <table:table-cell table:style-name="ce2" office:value-type="string" calcext:value-type="string">
            <text:p>The outside search firm then provides recommendations for candidates with such attributes and skills</text:p>
          </table:table-cell>
          <table:table-cell table:style-name="ce1" office:value-type="float" office:value="0.7328" calcext:value-type="float">
            <text:p>0.7328</text:p>
          </table:table-cell>
        </table:table-row>
        <table:table-row table:style-name="ro4">
          <table:table-cell table:style-name="ce1" office:value-type="string" calcext:value-type="string">
            <text:p>COMP_CON</text:p>
          </table:table-cell>
          <table:table-cell table:style-name="ce2" office:value-type="string" calcext:value-type="string">
            <text:p>Typically, the committee identifies candidates through the use of an outside search firm</text:p>
          </table:table-cell>
          <table:table-cell table:style-name="ce1" office:value-type="float" office:value="0.4" calcext:value-type="float">
            <text:p>0.4</text:p>
          </table:table-cell>
        </table:table-row>
        <table:table-row table:style-name="ro4">
          <table:table-cell table:style-name="ce1" office:value-type="string" calcext:value-type="string">
            <text:p>SOCENV_INC</text:p>
          </table:table-cell>
          <table:table-cell table:style-name="ce2" office:value-type="string" calcext:value-type="string">
            <text:p>Typically, the committee identifies candidates through the use of an outside search firm</text:p>
          </table:table-cell>
          <table:table-cell table:style-name="ce1" office:value-type="float" office:value="0.1422" calcext:value-type="float">
            <text:p>0.1422</text:p>
          </table:table-cell>
        </table:table-row>
        <table:table-row table:style-name="ro2">
          <table:table-cell table:style-name="ce1" office:value-type="string" calcext:value-type="string">
            <text:p>COMP_CON</text:p>
          </table:table-cell>
          <table:table-cell table:style-name="ce2" office:value-type="string" calcext:value-type="string">
            <text:p>The committee also considers a wide range of additional factors, including each candidate’s projected retirement date to assist in Board succession planning; other positions the candidate holds, including other boards of directors on which he or she serves; and the independence of each candidate</text:p>
          </table:table-cell>
          <table:table-cell table:style-name="ce1" office:value-type="float" office:value="0.1373" calcext:value-type="float">
            <text:p>0.1373</text:p>
          </table:table-cell>
        </table:table-row>
        <table:table-row table:style-name="ro1">
          <table:table-cell table:style-name="ce1" office:value-type="string" calcext:value-type="string">
            <text:p>SOCENV_INC</text:p>
          </table:table-cell>
          <table:table-cell table:style-name="ce2" office:value-type="string" calcext:value-type="string">
            <text:p>The committee regularly assesses the appropriate size and composition of the Board, the needs of the Board and the respective committees of the Board and the qualifications of candidates in light of these needs</text:p>
          </table:table-cell>
          <table:table-cell table:style-name="ce1" office:value-type="float" office:value="0.0958" calcext:value-type="float">
            <text:p>0.0958</text:p>
          </table:table-cell>
        </table:table-row>
        <table:table-row table:style-name="ro1">
          <table:table-cell table:style-name="ce1" office:value-type="string" calcext:value-type="string">
            <text:p>COMP_CON</text:p>
          </table:table-cell>
          <table:table-cell table:style-name="ce2" office:value-type="string" calcext:value-type="string">
            <text:p>Shareholders who wish to recommend director candidates to the Committee on Directors and Corporate Governance may do so by following the procedures described in Shareholder Proposals and Nominations on page 68</text:p>
          </table:table-cell>
          <table:table-cell table:style-name="ce1" office:value-type="float" office:value="0.8829" calcext:value-type="float">
            <text:p>0.8829</text:p>
          </table:table-cell>
        </table:table-row>
        <table:table-row table:style-name="ro1">
          <table:table-cell table:style-name="ce1" office:value-type="string" calcext:value-type="string">
            <text:p>COMP_CON</text:p>
          </table:table-cell>
          <table:table-cell table:style-name="ce2" office:value-type="string" calcext:value-type="string">
            <text:p>Finally, the Corporate Governance Committee Chair engages the Board in a mid- year discussion to gauge the Board’s satisfaction with the progress made in addressing any focus areas that were identified by the Board in its annual evaluation</text:p>
          </table:table-cell>
          <table:table-cell table:style-name="ce1" office:value-type="float" office:value="0.7441" calcext:value-type="float">
            <text:p>0.7441</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 Committee Chair also reviews with the Committee and the full Board the assessment of the Board’s performance and leads a discussion to determine which areas the Board would like to focus on during the coming year to enhance its effectiveness</text:p>
          </table:table-cell>
          <table:table-cell table:style-name="ce1" office:value-type="float" office:value="0.0971" calcext:value-type="float">
            <text:p>0.0971</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Committee Chair also reviews with the Committee and the full Board the assessment of the Board’s performance and leads a discussion to determine which areas the Board would like to focus on during the coming year to enhance its effectiveness</text:p>
          </table:table-cell>
          <table:table-cell table:style-name="ce1" office:value-type="float" office:value="0.6057" calcext:value-type="float">
            <text:p>0.6057</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Committee Chair holds private conversations with each Director to provide performance feedback</text:p>
          </table:table-cell>
          <table:table-cell table:style-name="ce1" office:value-type="float" office:value="0.3462" calcext:value-type="float">
            <text:p>0.3462</text:p>
          </table:table-cell>
        </table:table-row>
        <table:table-row table:style-name="ro3">
          <table:table-cell table:style-name="ce1" office:value-type="string" calcext:value-type="string">
            <text:p>SOCENV_INC</text:p>
          </table:table-cell>
          <table:table-cell table:style-name="ce2" office:value-type="string" calcext:value-type="string">
            <text:p>The Board believes that its implementation of this policy is effective in considering the diversity of the members of the Board</text:p>
          </table:table-cell>
          <table:table-cell table:style-name="ce1" office:value-type="float" office:value="0.8885" calcext:value-type="float">
            <text:p>0.8885</text:p>
          </table:table-cell>
        </table:table-row>
        <table:table-row table:style-name="ro1">
          <table:table-cell table:style-name="ce1" office:value-type="string" calcext:value-type="string">
            <text:p>SOCENV_INC</text:p>
          </table:table-cell>
          <table:table-cell table:style-name="ce2" office:value-type="string" calcext:value-type="string">
            <text:p>Diversity in gender, race, age, tenure of board service, geography and background of directors, consistent with the Board’s requirements for knowledge and experience, are desirable in the mix of the Board</text:p>
          </table:table-cell>
          <table:table-cell table:style-name="ce1" office:value-type="float" office:value="0.9456" calcext:value-type="float">
            <text:p>0.9456</text:p>
          </table:table-cell>
        </table:table-row>
        <table:table-row table:style-name="ro2">
          <table:table-cell table:style-name="ce1" office:value-type="string" calcext:value-type="string">
            <text:p>SOCENV_INC</text:p>
          </table:table-cell>
          <table:table-cell table:style-name="ce2" office:value-type="string" calcext:value-type="string">
            <text:p>Annual Board Evaluation <text:s text:c="2"/>Each year, an independent third party, experienced in corporate governance matters, interviews each Director to obtain his or her assessment of the effectiveness of the Board and committees, including identifying any opportunities the Board can focus on to enhance its effectiveness</text:p>
          </table:table-cell>
          <table:table-cell table:style-name="ce1" office:value-type="float" office:value="0.069" calcext:value-type="float">
            <text:p>0.069</text:p>
          </table:table-cell>
        </table:table-row>
        <table:table-row table:style-name="ro3">
          <table:table-cell table:style-name="ce1" office:value-type="string" calcext:value-type="string">
            <text:p>COMP_CON</text:p>
          </table:table-cell>
          <table:table-cell table:style-name="ce2" office:value-type="string" calcext:value-type="string">
            <text:p>Then the third party organizes the Director feedback and reviews it with the Chair of the Committee on Directors and Corporate Governance (the “Corporate Governance Committee Chair”)</text:p>
          </table:table-cell>
          <table:table-cell table:style-name="ce1" office:value-type="float" office:value="0.9012" calcext:value-type="float">
            <text:p>0.9012</text:p>
          </table:table-cell>
        </table:table-row>
        <table:table-row table:style-name="ro2">
          <table:table-cell table:style-name="ce1" office:value-type="string" calcext:value-type="string">
            <text:p>COMP_CON</text:p>
          </table:table-cell>
          <table:table-cell table:style-name="ce2" office:value-type="string" calcext:value-type="string">
            <text:p>Annual Board Evaluation <text:s text:c="2"/>Each year, an independent third party, experienced in corporate governance matters, interviews each Director to obtain his or her assessment of the effectiveness of the Board and committees, including identifying any opportunities the Board can focus on to enhance its effectiveness</text:p>
          </table:table-cell>
          <table:table-cell table:style-name="ce1" office:value-type="float" office:value="0.2997" calcext:value-type="float">
            <text:p>0.2997</text:p>
          </table:table-cell>
        </table:table-row>
        <table:table-row table:style-name="ro1">
          <table:table-cell table:style-name="ce1" office:value-type="string" calcext:value-type="string">
            <text:p>COMP_CON</text:p>
          </table:table-cell>
          <table:table-cell table:style-name="ce2" office:value-type="string" calcext:value-type="string">
            <text:p>Selection of Director Candidates <text:s text:c="2"/>The Committee on Directors and Corporate Governance is responsible for recruiting new directors and identifies, evaluates and recommends director candidates to the Board</text:p>
          </table:table-cell>
          <table:table-cell table:style-name="ce1" office:value-type="float" office:value="0.2562" calcext:value-type="float">
            <text:p>0.2562</text:p>
          </table:table-cell>
        </table:table-row>
        <table:table-row table:style-name="ro1">
          <table:table-cell table:style-name="ce1" office:value-type="string" calcext:value-type="string">
            <text:p>SOCENV_INC</text:p>
          </table:table-cell>
          <table:table-cell table:style-name="ce2" office:value-type="string" calcext:value-type="string">
            <text:p>Selection of Director Candidates <text:s text:c="2"/>The Committee on Directors and Corporate Governance is responsible for recruiting new directors and identifies, evaluates and recommends director candidates to the Board</text:p>
          </table:table-cell>
          <table:table-cell table:style-name="ce1" office:value-type="float" office:value="0.2086" calcext:value-type="float">
            <text:p>0.2086</text:p>
          </table:table-cell>
        </table:table-row>
        <table:table-row table:style-name="ro1">
          <table:table-cell table:style-name="ce1" office:value-type="string" calcext:value-type="string">
            <text:p>COMP_CON</text:p>
          </table:table-cell>
          <table:table-cell table:style-name="ce2" office:value-type="string" calcext:value-type="string">
            <text:p>Our Committee on Directors and Corporate Governance considers these criteria each year as it determines the slate of director nominees to recommend to the Board for election at our annual meeting</text:p>
          </table:table-cell>
          <table:table-cell table:style-name="ce1" office:value-type="float" office:value="0.5747" calcext:value-type="float">
            <text:p>0.574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pertise and skill in areas such as business, finance, accounting, marketing, public policy, manufacturing and operations, government, technology, environmental and other areas that the Board has decided are desirable and helpful to fulfilling its role</text:p>
          </table:table-cell>
          <table:table-cell table:style-name="ce1" office:value-type="float" office:value="0.9735" calcext:value-type="float">
            <text:p>0.9735</text:p>
          </table:table-cell>
        </table:table-row>
        <table:table-row table:style-name="ro4">
          <table:table-cell table:style-name="ce1" office:value-type="string" calcext:value-type="string">
            <text:p>COMP_CON</text:p>
          </table:table-cell>
          <table:table-cell table:style-name="ce2" office:value-type="string" calcext:value-type="string">
            <text:p>No special compensation was paid for services provided in 2015</text:p>
          </table:table-cell>
          <table:table-cell table:style-name="ce1" office:value-type="float" office:value="0.0637" calcext:value-type="float">
            <text:p>0.0637</text:p>
          </table:table-cell>
        </table:table-row>
        <table:table-row table:style-name="ro2">
          <table:table-cell table:style-name="ce1" office:value-type="string" calcext:value-type="string">
            <text:p>COMP_CON</text:p>
          </table:table-cell>
          <table:table-cell table:style-name="ce2" office:value-type="string" calcext:value-type="string">
            <text:p>Under the Special Compensation Policy, the Committee on Directors and Corporate Governance determines (a) the amount of any special compensation in light of the actual or anticipated time, effort and responsibility required of the director and (b) the form of special compensation, which may include a per diem fee, an hourly fee, a flat fee or any other reasonable payment or payments</text:p>
          </table:table-cell>
          <table:table-cell table:style-name="ce1" office:value-type="float" office:value="0.5466" calcext:value-type="float">
            <text:p>0.5466</text:p>
          </table:table-cell>
        </table:table-row>
        <table:table-row table:style-name="ro7">
          <table:table-cell table:style-name="ce1" office:value-type="string" calcext:value-type="string">
            <text:p>SOCENV_INC</text:p>
          </table:table-cell>
          <table:table-cell table:style-name="ce2" office:value-type="string" calcext:value-type="string">
            <text:p>Compensation Element <text:s text:c="3"/>Until September 30, 2015 <text:s text:c="5"/>On and After October 1, 2015 <text:s text:c="2"/>Annual Retainer (1) <text:s text:c="3"/>$ 100,000 <text:s text:c="5"/>$ 105,500 <text:s text:c="3"/>Annual Stock Unit Awards (2) <text:s text:c="5"/>150,000 <text:s text:c="7"/>157,500 <text:s text:c="3"/>Committee Chair Annual Retainers (1): <text:s text:c="18"/>Audit Committee <text:s text:c="5"/>25,000 <text:s text:c="7"/>25,000 <text:s text:c="2"/>HR Committee <text:s text:c="5"/>20,000 <text:s text:c="7"/>20,000 <text:s text:c="2"/>Audit Committee Member Annual Retainers (1) <text:s text:c="5"/>15,000 <text:s text:c="7"/>15,000 <text:s text:c="2"/>HR Committee Member Annual Retainers (1) <text:s text:c="5"/>10,000 <text:s text:c="7"/>10,000 <text:s text:c="2"/>Lead Director Annual Retainer (1) <text:s text:c="5"/>30,000 <text:s text:c="7"/>30,000 <text:s text:c="2"/>(1) <text:s text:c="2"/>Retainer amounts are paid in cash in quarterly installments</text:p>
          </table:table-cell>
          <table:table-cell table:style-name="ce1" office:value-type="float" office:value="0.1028" calcext:value-type="float">
            <text:p>0.1028</text:p>
          </table:table-cell>
        </table:table-row>
        <table:table-row table:style-name="ro4">
          <table:table-cell table:style-name="ce1" office:value-type="string" calcext:value-type="string">
            <text:p>SOCENV_INC</text:p>
          </table:table-cell>
          <table:table-cell table:style-name="ce2" office:value-type="string" calcext:value-type="string">
            <text:p>Safety (10 percent weight)</text:p>
          </table:table-cell>
          <table:table-cell table:style-name="ce1" office:value-type="float" office:value="0.9709" calcext:value-type="float">
            <text:p>0.9709</text:p>
          </table:table-cell>
        </table:table-row>
        <table:table-row table:style-name="ro4">
          <table:table-cell table:style-name="ce1" office:value-type="string" calcext:value-type="string">
            <text:p>SOCENV_INC</text:p>
          </table:table-cell>
          <table:table-cell table:style-name="ce2" office:value-type="string" calcext:value-type="string">
            <text:p>Zero Fatalities (7.5 percent extra credit), and</text:p>
          </table:table-cell>
          <table:table-cell table:style-name="ce1" office:value-type="float" office:value="0.9764" calcext:value-type="float">
            <text:p>0.9764</text:p>
          </table:table-cell>
        </table:table-row>
        <table:table-row table:style-name="ro2">
          <table:table-cell table:style-name="ce1" office:value-type="string" calcext:value-type="string">
            <text:p>SOCENV_INC</text:p>
          </table:table-cell>
          <table:table-cell table:style-name="ce2" office:value-type="string" calcext:value-type="string">
            <text:p>Although the Company did not experience a fatal employee accident in 2015, management recommended and the HR Committee approved a 50 percent reduction in the zero fatality extra credit score due to two nearly fatal electrical contact incidents in 2015, which resulted in a 3.8 percent addition to the score</text:p>
          </table:table-cell>
          <table:table-cell table:style-name="ce1" office:value-type="float" office:value="0.9675" calcext:value-type="float">
            <text:p>0.9675</text:p>
          </table:table-cell>
        </table:table-row>
        <table:table-row table:style-name="ro3">
          <table:table-cell table:style-name="ce1" office:value-type="string" calcext:value-type="string">
            <text:p>SOCENV_INC</text:p>
          </table:table-cell>
          <table:table-cell table:style-name="ce2" office:value-type="string" calcext:value-type="string">
            <text:p>For 2015, operating earnings per share had a 75 percent weight for annual incentive compensation and the remaining 25 percent weight was tied to strategic, operating and safety goals</text:p>
          </table:table-cell>
          <table:table-cell table:style-name="ce1" office:value-type="float" office:value="0.9793" calcext:value-type="float">
            <text:p>0.9793</text:p>
          </table:table-cell>
        </table:table-row>
        <table:table-row table:style-name="ro3">
          <table:table-cell table:style-name="ce1" office:value-type="string" calcext:value-type="string">
            <text:p>COMP_CON</text:p>
          </table:table-cell>
          <table:table-cell table:style-name="ce2" office:value-type="string" calcext:value-type="string">
            <text:p>The Company provides a balance of annual and long-term incentive compensation that is consistent with the compensation mix provided by AEP’s Compensation Peer Group</text:p>
          </table:table-cell>
          <table:table-cell table:style-name="ce1" office:value-type="float" office:value="0.1259" calcext:value-type="float">
            <text:p>0.1259</text:p>
          </table:table-cell>
        </table:table-row>
        <table:table-row table:style-name="ro1">
          <table:table-cell table:style-name="ce1" office:value-type="string" calcext:value-type="string">
            <text:p>SOCENV_INC</text:p>
          </table:table-cell>
          <table:table-cell table:style-name="ce2" office:value-type="string" calcext:value-type="string">
            <text:p>For AEP’s annual incentive compensation, the HR Committee balances meeting AEP’s operating earnings per share target with strategic, operating, safety, zero fatality and corporate culture objectives</text:p>
          </table:table-cell>
          <table:table-cell table:style-name="ce1" office:value-type="float" office:value="0.9481" calcext:value-type="float">
            <text:p>0.9481</text:p>
          </table:table-cell>
        </table:table-row>
        <table:table-row table:style-name="ro3">
          <table:table-cell table:style-name="ce1" office:value-type="string" calcext:value-type="string">
            <text:p>COMP_CON</text:p>
          </table:table-cell>
          <table:table-cell table:style-name="ce2" office:value-type="string" calcext:value-type="string">
            <text:p>See the Human Resources Committee Report on page 43 for additional information about Meridian’s independence</text:p>
          </table:table-cell>
          <table:table-cell table:style-name="ce1" office:value-type="float" office:value="0.8135" calcext:value-type="float">
            <text:p>0.8135</text:p>
          </table:table-cell>
        </table:table-row>
        <table:table-row table:style-name="ro1">
          <table:table-cell table:style-name="ce1" office:value-type="string" calcext:value-type="string">
            <text:p>SOCENV_INC</text:p>
          </table:table-cell>
          <table:table-cell table:style-name="ce2" office:value-type="string" calcext:value-type="string">
            <text:p>Support the implementation of the Company’s business strategy by tying annual incentive awards to an operating earnings per share target and the achievement of specific strategic and safety objectives; and</text:p>
          </table:table-cell>
          <table:table-cell table:style-name="ce1" office:value-type="float" office:value="0.9716" calcext:value-type="float">
            <text:p>0.9716</text:p>
          </table:table-cell>
        </table:table-row>
        <table:table-row table:style-name="ro1">
          <table:table-cell table:style-name="ce1" office:value-type="string" calcext:value-type="string">
            <text:p>COMP_CON</text:p>
          </table:table-cell>
          <table:table-cell table:style-name="ce2" office:value-type="string" calcext:value-type="string">
            <text:p>The HR Committee makes recommendations to the independent members of the board of directors about the compensation of the CEO, and those independent board members determine the CEO’s compensation</text:p>
          </table:table-cell>
          <table:table-cell table:style-name="ce1" office:value-type="float" office:value="0.8631" calcext:value-type="float">
            <text:p>0.8631</text:p>
          </table:table-cell>
        </table:table-row>
        <table:table-row table:style-name="ro1">
          <table:table-cell table:style-name="ce1" office:value-type="string" calcext:value-type="string">
            <text:p>COMP_CON</text:p>
          </table:table-cell>
          <table:table-cell table:style-name="ce2" office:value-type="string" calcext:value-type="string">
            <text:p>For the executive compensation studies, where possible, the market values were adjusted for relative size based on AEP’s revenue or the executive’s revenue responsibility using regression analysis, for all positions for which regression data was available</text:p>
          </table:table-cell>
          <table:table-cell table:style-name="ce1" office:value-type="float" office:value="0.3819" calcext:value-type="float">
            <text:p>0.3819</text:p>
          </table:table-cell>
        </table:table-row>
        <table:table-row table:style-name="ro1">
          <table:table-cell table:style-name="ce1" office:value-type="string" calcext:value-type="string">
            <text:p>COMP_CON</text:p>
          </table:table-cell>
          <table:table-cell table:style-name="ce2" office:value-type="string" calcext:value-type="string">
            <text:p>The HR Committee considers percentiles other than the median and may select any percentile as a benchmark if, in its judgment, such other benchmarks provide a better comparison based on the specific scope of the job being matched or other criteria</text:p>
          </table:table-cell>
          <table:table-cell table:style-name="ce1" office:value-type="float" office:value="0.0617" calcext:value-type="float">
            <text:p>0.0617</text:p>
          </table:table-cell>
        </table:table-row>
        <table:table-row table:style-name="ro3">
          <table:table-cell table:style-name="ce1" office:value-type="string" calcext:value-type="string">
            <text:p>COMP_CON</text:p>
          </table:table-cell>
          <table:table-cell table:style-name="ce2" office:value-type="string" calcext:value-type="string">
            <text:p>There were no changes in AEP’s Compensation Peer Group for 2015, which consisted of the 17 utility companies shown below</text:p>
          </table:table-cell>
          <table:table-cell table:style-name="ce1" office:value-type="float" office:value="0.1129" calcext:value-type="float">
            <text:p>0.1129</text:p>
          </table:table-cell>
        </table:table-row>
        <table:table-row table:style-name="ro3">
          <table:table-cell table:style-name="ce1" office:value-type="string" calcext:value-type="string">
            <text:p>COMP_CON</text:p>
          </table:table-cell>
          <table:table-cell table:style-name="ce2" office:value-type="string" calcext:value-type="string">
            <text:p>The companies included in the Compensation Peer Group were chosen from electric utility companies that were comparable in size to AEP in terms of revenues and market capitalization</text:p>
          </table:table-cell>
          <table:table-cell table:style-name="ce1" office:value-type="float" office:value="0.0598" calcext:value-type="float">
            <text:p>0.0598</text:p>
          </table:table-cell>
        </table:table-row>
        <table:table-row table:style-name="ro4">
          <table:table-cell table:style-name="ce1" office:value-type="string" calcext:value-type="string">
            <text:p>SOCENV_INC</text:p>
          </table:table-cell>
          <table:table-cell table:style-name="ce2" office:value-type="string" calcext:value-type="string">
            <text:p>Culture (5 percent extra credit)</text:p>
          </table:table-cell>
          <table:table-cell table:style-name="ce1" office:value-type="float" office:value="0.9415" calcext:value-type="float">
            <text:p>0.9415</text:p>
          </table:table-cell>
        </table:table-row>
        <table:table-row table:style-name="ro7">
          <table:table-cell table:style-name="ce1" office:value-type="string" calcext:value-type="string">
            <text:p>COMP_CON</text:p>
          </table:table-cell>
          <table:table-cell table:style-name="ce2" office:value-type="string" calcext:value-type="string">
            <text:p>In September 2015, upon the recommendation of the Committee on Directors and Corporate Governance and taking into account comparative data from Meridian Compensation Partners, LLC, an outside independent consultant (“Meridian”), the Board determined that, effective October 1, 2015, (i) the amount of AEP stock units awarded to non-employee directors pursuant to the Stock Unit Accumulation Plan should increase from $150,000 annually to $157,500 annually and, (ii) the amount of the annual cash retainer paid to non-employee directors should increase from $100,000 annually to $105,500 annually</text:p>
          </table:table-cell>
          <table:table-cell table:style-name="ce1" office:value-type="float" office:value="0.9663" calcext:value-type="float">
            <text:p>0.9663</text:p>
          </table:table-cell>
        </table:table-row>
        <table:table-row table:style-name="ro2">
          <table:table-cell table:style-name="ce1" office:value-type="string" calcext:value-type="string">
            <text:p>COMP_CON</text:p>
          </table:table-cell>
          <table:table-cell table:style-name="ce2" office:value-type="string" calcext:value-type="string">
            <text:p>The HR Committee’s independent compensation consultant, Meridian Compensation Partners, LLC (Meridian), participates in HR Committee meetings, assists the HR Committee in developing the compensation program and regularly meets with the HR Committee in executive session without management present</text:p>
          </table:table-cell>
          <table:table-cell table:style-name="ce1" office:value-type="float" office:value="1" calcext:value-type="float">
            <text:p>1</text:p>
          </table:table-cell>
        </table:table-row>
        <table:table-row table:style-name="ro11">
          <table:table-cell table:style-name="ce1" office:value-type="string" calcext:value-type="string">
            <text:p>COMP_CON</text:p>
          </table:table-cell>
          <table:table-cell table:style-name="ce2" office:value-type="string" calcext:value-type="string">
            <text:p>2015 Compensation Peer Group <text:s text:c="7"/>Revenue ($ million) <text:s text:c="5"/>Market Cap ($ million) <text:s text:c="2"/>Compensation Peer Group <text:s text:c="18"/>25th Percentile <text:s text:c="3"/>$ 10,915 <text:s text:c="5"/>$ 13,105 <text:s text:c="2"/>50th Percentile <text:s text:c="3"/>$ 12,581 <text:s text:c="5"/>$ 17,854 <text:s text:c="2"/>75th Percentile <text:s text:c="3"/>$ 15,598 <text:s text:c="5"/>$ 28,481 <text:s text:c="2"/>AEP <text:s text:c="3"/>$ 15,357 <text:s text:c="5"/>$ 25,406 <text:s text:c="4"/>The HR Committee’s independent compensation consultant annually provides the HR Committee with an executive compensation study covering all executive officer positions and other executive positions based on survey information for the Compensation Peer Group</text:p>
          </table:table-cell>
          <table:table-cell table:style-name="ce1" office:value-type="float" office:value="0.9974" calcext:value-type="float">
            <text:p>0.9974</text:p>
          </table:table-cell>
        </table:table-row>
        <table:table-row table:style-name="ro1">
          <table:table-cell table:style-name="ce1" office:value-type="string" calcext:value-type="string">
            <text:p>COMP_CON</text:p>
          </table:table-cell>
          <table:table-cell table:style-name="ce2" office:value-type="string" calcext:value-type="string">
            <text:p>The study methodology and job matches are generally determined by the HR Committee’s independent compensation consultant in consultation with AEP management based on descriptions of each executive’s responsibilities</text:p>
          </table:table-cell>
          <table:table-cell table:style-name="ce1" office:value-type="float" office:value="0.9996" calcext:value-type="float">
            <text:p>0.9996</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Compensation Peer Group <text:s text:c="2"/>The HR Committee, supported by its independent compensation consultant, annually reviews AEP’s executive compensation relative to a peer group of companies that represent the talent markets with which AEP must compete to attract and retain executives</text:p>
          </table:table-cell>
          <table:table-cell table:style-name="ce1" office:value-type="float" office:value="0.9994" calcext:value-type="float">
            <text:p>0.9994</text:p>
          </table:table-cell>
        </table:table-row>
        <table:table-row table:style-name="ro3">
          <table:table-cell table:style-name="ce1" office:value-type="string" calcext:value-type="string">
            <text:p>COMP_CON</text:p>
          </table:table-cell>
          <table:table-cell table:style-name="ce2" office:value-type="string" calcext:value-type="string">
            <text:p>Annual incentive targets are established by the HR Committee based on market competitive compensation information provided by the HR Committee’s independent compensation consultant</text:p>
          </table:table-cell>
          <table:table-cell table:style-name="ce1" office:value-type="float" office:value="0.9994" calcext:value-type="float">
            <text:p>0.9994</text:p>
          </table:table-cell>
        </table:table-row>
        <table:table-row table:style-name="ro3">
          <table:table-cell table:style-name="ce1" office:value-type="string" calcext:value-type="string">
            <text:p>COMP_CON</text:p>
          </table:table-cell>
          <table:table-cell table:style-name="ce2" office:value-type="string" calcext:value-type="string">
            <text:p>Award guidelines for each salary grade and market competitive compensation information provided by the HR Committee’s independent compensation consultant, and</text:p>
          </table:table-cell>
          <table:table-cell table:style-name="ce1" office:value-type="float" office:value="0.9987" calcext:value-type="float">
            <text:p>0.9987</text:p>
          </table:table-cell>
        </table:table-row>
        <table:table-row table:style-name="ro3">
          <table:table-cell table:style-name="ce1" office:value-type="string" calcext:value-type="string">
            <text:p>COMP_CON</text:p>
          </table:table-cell>
          <table:table-cell table:style-name="ce2" office:value-type="string" calcext:value-type="string">
            <text:p>In consultation with its independent compensation consultant, the HR Committee periodically reviews change in control agreement practices of companies in our Compensation Peer Group</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Likewise, Meridian regularly discusses compensation strategy alternatives, in light of the CEO’s strategic vision and direction, during HR Committee meetings with the CEO in attendance</text:p>
          </table:table-cell>
          <table:table-cell table:style-name="ce1" office:value-type="float" office:value="0.984" calcext:value-type="float">
            <text:p>0.984</text:p>
          </table:table-cell>
        </table:table-row>
        <table:table-row table:style-name="ro3">
          <table:table-cell table:style-name="ce1" office:value-type="string" calcext:value-type="string">
            <text:p>COMP_CON</text:p>
          </table:table-cell>
          <table:table-cell table:style-name="ce2" office:value-type="string" calcext:value-type="string">
            <text:p>Meetings are held with the CEO, the HR Committee Chairman and Meridian prior to HR Committee meetings to review and finalize the agenda and meeting materials</text:p>
          </table:table-cell>
          <table:table-cell table:style-name="ce1" office:value-type="float" office:value="0.9594" calcext:value-type="float">
            <text:p>0.9594</text:p>
          </table:table-cell>
        </table:table-row>
        <table:table-row table:style-name="ro6">
          <table:table-cell table:style-name="ce1" office:value-type="string" calcext:value-type="string">
            <text:p>COMP_CON</text:p>
          </table:table-cell>
          <table:table-cell table:style-name="ce2" office:value-type="string" calcext:value-type="string">
            <text:p>These individuals work closely with the HR Committee Chairman, the CEO and the HR Committee’s independent compensation consultant, Meridian Compensation Partners, LLC (Meridian), to research and develop requested information, prepare meeting materials, implement the HR Committee’s actions and administer the Company’s executive compensation and benefit programs consistent with the objectives established by the HR Committee</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The CEO regularly discusses his strategic vision and direction for the Company during HR Committee meetings with Meridian in attendance</text:p>
          </table:table-cell>
          <table:table-cell table:style-name="ce1" office:value-type="float" office:value="0.9837" calcext:value-type="float">
            <text:p>0.9837</text:p>
          </table:table-cell>
        </table:table-row>
        <table:table-row table:style-name="ro3">
          <table:table-cell table:style-name="ce1" office:value-type="string" calcext:value-type="string">
            <text:p>COMP_CON</text:p>
          </table:table-cell>
          <table:table-cell table:style-name="ce2" office:value-type="string" calcext:value-type="string">
            <text:p>The HR Committee annually assesses and discusses the independence of its executive compensation consultant</text:p>
          </table:table-cell>
          <table:table-cell table:style-name="ce1" office:value-type="float" office:value="0.9988" calcext:value-type="float">
            <text:p>0.9988</text:p>
          </table:table-cell>
        </table:table-row>
        <table:table-row table:style-name="ro3">
          <table:table-cell table:style-name="ce1" office:value-type="string" calcext:value-type="string">
            <text:p>SOCENV_INC</text:p>
          </table:table-cell>
          <table:table-cell table:style-name="ce2" office:value-type="string" calcext:value-type="string">
            <text:p>The HR Committee also established two extra credit goals for 2015, up to a 7.5 percent credit for zero fatalities and up to a 5 percent credit for cultural improvement</text:p>
          </table:table-cell>
          <table:table-cell table:style-name="ce1" office:value-type="float" office:value="0.9933" calcext:value-type="float">
            <text:p>0.9933</text:p>
          </table:table-cell>
        </table:table-row>
        <table:table-row table:style-name="ro1">
          <table:table-cell table:style-name="ce1" office:value-type="string" calcext:value-type="string">
            <text:p>SOCENV_INC</text:p>
          </table:table-cell>
          <table:table-cell table:style-name="ce2" office:value-type="string" calcext:value-type="string">
            <text:p>This earnings result, together with the Company’s performance on the measures discussed below (safety and strategic initiatives), produced a result of 182.2 percent of the target award opportunity for executive officers</text:p>
          </table:table-cell>
          <table:table-cell table:style-name="ce1" office:value-type="float" office:value="0.9754" calcext:value-type="float">
            <text:p>0.9754</text:p>
          </table:table-cell>
        </table:table-row>
        <table:table-row table:style-name="ro3">
          <table:table-cell table:style-name="ce1" office:value-type="string" calcext:value-type="string">
            <text:p>SOCENV_INC</text:p>
          </table:table-cell>
          <table:table-cell table:style-name="ce2" office:value-type="string" calcext:value-type="string">
            <text:p>Actual awards for employees as a group are capped at 200 percent of target, while awards for individual employees are capped at 250 percent of their target</text:p>
          </table:table-cell>
          <table:table-cell table:style-name="ce1" office:value-type="float" office:value="0.0764" calcext:value-type="float">
            <text:p>0.0764</text:p>
          </table:table-cell>
        </table:table-row>
        <table:table-row table:style-name="ro17">
          <table:table-cell table:style-name="ce1" office:value-type="string" calcext:value-type="string">
            <text:p>SOCENV_INC</text:p>
          </table:table-cell>
          <table:table-cell table:style-name="ce2" office:value-type="string" calcext:value-type="string">
            <text:p>Weight <text:s text:c="2"/>Threshold <text:s text:c="2"/>Target <text:s text:c="2"/>Maximum <text:s text:c="2"/>Actual Performance <text:s/>Result <text:s text:c="2"/>Actual Award <text:s/>Score (as a percent of target opportunity) <text:s text:c="2"/>Weighted Score Operating Earnings Per Share (75%) <text:s text:c="2"/>75% <text:s text:c="2"/>$3.35 <text:s text:c="2"/>$3.50 <text:s text:c="2"/>$3.65 <text:s text:c="2"/>$3.69 <text:s text:c="2"/>200% <text:s text:c="2"/>1.500 Safety (10%) <text:s text:c="28"/>Recordable Case Rate (the number of Occupational Safety and Health Administration recordable incidents per 200,000 work hours) <text:s text:c="2"/>4% <text:s text:c="2"/>0.90 <text:s text:c="2"/>0.79 <text:s text:c="2"/>0.69 <text:s text:c="2"/>0.759 <text:s text:c="2"/>131.0% <text:s text:c="2"/>0.052 Severity Rate (the number of lost and restricted duty days due to Occupational Safety and Health Administration recordable incidents per 200,000 work hours) <text:s text:c="2"/>5% <text:s text:c="2"/>18.15 <text:s text:c="2"/>16.05 <text:s text:c="2"/>13.96 <text:s text:c="2"/>23.29 <text:s text:c="2"/>0% <text:s text:c="2"/>0.000 Contractor Recordable Case Rate (the number of Occupational Safety and Health Administration recordable incidents per 200,000 work hours for major AEP contractors) <text:s text:c="2"/>1% <text:s text:c="2"/>1.61 <text:s text:c="2"/>1.4 <text:s text:c="2"/>1.19 <text:s text:c="2"/>1.29 <text:s text:c="2"/>152.4% <text:s text:c="2"/>0.015 Strategic Initiatives (15%) <text:s text:c="28"/>Develop 2016 earnings improvements <text:s text:c="2"/>5% <text:s text:c="2"/>$15 million <text:s text:c="2"/>$165 million <text:s text:c="2"/>$280 million <text:s text:c="2"/>$229.9 million <text:s text:c="2"/>156.4% <text:s text:c="2"/>0.078 Strategic assessment of competitive businesses <text:s text:c="2"/>2% <text:s text:c="2"/>Not Applicable (This measure was assessed subjectively by the HR Committee) <text:s text:c="2"/>Completed ahead of schedule enabling the sale of AEP’s barge operations <text:s text:c="2"/>135% <text:s text:c="2"/>0.027 Achieving incremental rate relief <text:s text:c="2"/>3% <text:s text:c="2"/>$200 million <text:s text:c="2"/>$220 million <text:s text:c="2"/>$240 million <text:s text:c="2"/>&gt;$240 million <text:s text:c="2"/>200% <text:s text:c="2"/>0.060 Completion of data center <text:s text:c="2"/>1% <text:s text:c="2"/>Not Applicable (This measure was assessed subjectively by the HR Committee) <text:s text:c="2"/>Completed and running on time <text:s text:c="2"/>100% (100% was the maximum score for this measure)</text:p>
          </table:table-cell>
          <table:table-cell table:style-name="ce1" office:value-type="float" office:value="0.9988" calcext:value-type="float">
            <text:p>0.9988</text:p>
          </table:table-cell>
        </table:table-row>
        <table:table-row table:style-name="ro3">
          <table:table-cell table:style-name="ce1" office:value-type="string" calcext:value-type="string">
            <text:p>COMP_CON</text:p>
          </table:table-cell>
          <table:table-cell table:style-name="ce2" office:value-type="string" calcext:value-type="string">
            <text:p>The CEO’s award is determined by the independent members of the Board of Directors, and the other NEO awards are determined and approved by the HR Committee and based on:</text:p>
          </table:table-cell>
          <table:table-cell table:style-name="ce1" office:value-type="float" office:value="0.0811" calcext:value-type="float">
            <text:p>0.0811</text:p>
          </table:table-cell>
        </table:table-row>
        <table:table-row table:style-name="ro3">
          <table:table-cell table:style-name="ce1" office:value-type="string" calcext:value-type="string">
            <text:p>COMP_CON</text:p>
          </table:table-cell>
          <table:table-cell table:style-name="ce2" office:value-type="string" calcext:value-type="string">
            <text:p>The HR Committee regularly holds executive sessions with Meridian to help ensure that they receive full and independent advice</text:p>
          </table:table-cell>
          <table:table-cell table:style-name="ce1" office:value-type="float" office:value="0.9971" calcext:value-type="float">
            <text:p>0.9971</text:p>
          </table:table-cell>
        </table:table-row>
        <table:table-row table:style-name="ro8">
          <table:table-cell table:style-name="ce1" office:value-type="string" calcext:value-type="string">
            <text:p>SOCENV_INC</text:p>
          </table:table-cell>
          <table:table-cell table:style-name="ce2" office:value-type="string" calcext:value-type="string">
            <text:p>0.010 Network remediation <text:s text:c="2"/>2% <text:s text:c="2"/>180,207 circuit feet replaced <text:s text:c="2"/>225,259 circuit feet replaced <text:s text:c="2"/>270,311 circuit feet replaced <text:s text:c="2"/>&gt;270,311 circuit feet replaced <text:s text:c="2"/>200% <text:s text:c="2"/>0.040 Launch transmission asset health center by year-end <text:s text:c="2"/>1% <text:s text:c="2"/>Not Applicable (This measure was assessed subjectively by the HR Committee) <text:s text:c="2"/>Completed ahead of schedule and exceeded original scope <text:s text:c="2"/>200% <text:s text:c="2"/>0.020 Complete transmission outage management strategy and system by year-end <text:s text:c="2"/>1% <text:s text:c="2"/>Not Applicable (This measure was assessed subjectively by the HR Committee) <text:s text:c="2"/>Completed ahead of schedule and exceeded original scope <text:s text:c="2"/>200% <text:s text:c="2"/>0.020 Additional Credit Measures <text:s text:c="28"/>Fatality Adjustment <text:s text:c="2"/>NA <text:s text:c="2"/>+7.5% for completing the year without a fatal work related employee incident (subjectively reduced to half the available extra credit by the HR Committee) <text:s text:c="2"/>No employee fatality <text:s text:c="2"/>+3.75% <text:s text:c="2"/>0.038 Culture Adjustment based on improvement in grand mean score from Gallup survey <text:s text:c="2"/>NA <text:s text:c="2"/>Up to +5% for improvement in AEP’s culture and employee engagement <text:s text:c="2"/>Improvement objective exceeded <text:s text:c="2"/>+5% <text:s text:c="2"/>0.05 Total Score <text:s text:c="26"/>1.910 <text:s text:c="2"/>33</text:p>
          </table:table-cell>
          <table:table-cell table:style-name="ce1" office:value-type="float" office:value="0.9901" calcext:value-type="float">
            <text:p>0.9901</text:p>
          </table:table-cell>
        </table:table-row>
        <table:table-row table:style-name="ro3">
          <table:table-cell table:style-name="ce1" office:value-type="string" calcext:value-type="string">
            <text:p>SOCENV_INC</text:p>
          </table:table-cell>
          <table:table-cell table:style-name="ce2" office:value-type="string" calcext:value-type="string">
            <text:p>A 3 percent executive merit budget and an additional 0.5% for other types of salary adjustments was approved by the HR Committee for 2015</text:p>
          </table:table-cell>
          <table:table-cell table:style-name="ce1" office:value-type="float" office:value="0.1459" calcext:value-type="float">
            <text:p>0.1459</text:p>
          </table:table-cell>
        </table:table-row>
        <table:table-row table:style-name="ro3">
          <table:table-cell table:style-name="ce1" office:value-type="string" calcext:value-type="string">
            <text:p>COMP_CON</text:p>
          </table:table-cell>
          <table:table-cell table:style-name="ce2" office:value-type="string" calcext:value-type="string">
            <text:p>The HR Committee concluded that Meridian was independent and that there was no conflict of interest</text:p>
          </table:table-cell>
          <table:table-cell table:style-name="ce1" office:value-type="float" office:value="0.992" calcext:value-type="float">
            <text:p>0.992</text:p>
          </table:table-cell>
        </table:table-row>
        <table:table-row table:style-name="ro3">
          <table:table-cell table:style-name="ce1" office:value-type="string" calcext:value-type="string">
            <text:p>SOCENV_INC</text:p>
          </table:table-cell>
          <table:table-cell table:style-name="ce2" office:value-type="string" calcext:value-type="string">
            <text:p>For 2015, the HR Committee developed a balanced scorecard to tie annual incentive awards to the Company’s safety and strategic objectives for the year</text:p>
          </table:table-cell>
          <table:table-cell table:style-name="ce1" office:value-type="float" office:value="0.966" calcext:value-type="float">
            <text:p>0.966</text:p>
          </table:table-cell>
        </table:table-row>
        <table:table-row table:style-name="ro1">
          <table:table-cell table:style-name="ce1" office:value-type="string" calcext:value-type="string">
            <text:p>COMP_CON</text:p>
          </table:table-cell>
          <table:table-cell table:style-name="ce2" office:value-type="string" calcext:value-type="string">
            <text:p>The HR Committee also annually assesses the performance and objectivity of its executive compensation consultant and has found that the advice provided by Meridian was of a high quality, objective and appropriate for the Company</text:p>
          </table:table-cell>
          <table:table-cell table:style-name="ce1" office:value-type="float" office:value="0.9955" calcext:value-type="float">
            <text:p>0.9955</text:p>
          </table:table-cell>
        </table:table-row>
        <table:table-row table:style-name="ro1">
          <table:table-cell table:style-name="ce1" office:value-type="string" calcext:value-type="string">
            <text:p>COMP_CON</text:p>
          </table:table-cell>
          <table:table-cell table:style-name="ce2" office:value-type="string" calcext:value-type="string">
            <text:p>Among other assignments, the HR Committee’s independent compensation consultant provides an annual executive compensation study and a report on current executive compensation and benefits trends within the electric utility industry</text:p>
          </table:table-cell>
          <table:table-cell table:style-name="ce1" office:value-type="float" office:value="0.9981" calcext:value-type="float">
            <text:p>0.9981</text:p>
          </table:table-cell>
        </table:table-row>
        <table:table-row table:style-name="ro1">
          <table:table-cell table:style-name="ce1" office:value-type="string" calcext:value-type="string">
            <text:p>COMP_CON</text:p>
          </table:table-cell>
          <table:table-cell table:style-name="ce2" office:value-type="string" calcext:value-type="string">
            <text:p>Meridian did not provide any services to AEP, other than the work it performed for the HR Committee, and the work it performed for the Committee on Directors and Corporate Governance on director compensation</text:p>
          </table:table-cell>
          <table:table-cell table:style-name="ce1" office:value-type="float" office:value="0.9947" calcext:value-type="float">
            <text:p>0.9947</text:p>
          </table:table-cell>
        </table:table-row>
        <table:table-row table:style-name="ro3">
          <table:table-cell table:style-name="ce1" office:value-type="string" calcext:value-type="string">
            <text:p>COMP_CON</text:p>
          </table:table-cell>
          <table:table-cell table:style-name="ce2" office:value-type="string" calcext:value-type="string">
            <text:p>The HR Committee engaged Meridian to provide recommendations to the HR Committee regarding AEP’s executive compensation and benefit programs and practices</text:p>
          </table:table-cell>
          <table:table-cell table:style-name="ce1" office:value-type="float" office:value="0.9798" calcext:value-type="float">
            <text:p>0.9798</text:p>
          </table:table-cell>
        </table:table-row>
        <table:table-row table:style-name="ro4">
          <table:table-cell table:style-name="ce1" office:value-type="string" calcext:value-type="string">
            <text:p>COMP_CON</text:p>
          </table:table-cell>
          <table:table-cell table:style-name="ce2" office:value-type="string" calcext:value-type="string">
            <text:p>The HR Committee’s Independent Compensation Consultant</text:p>
          </table:table-cell>
          <table:table-cell table:style-name="ce1" office:value-type="float" office:value="0.9905" calcext:value-type="float">
            <text:p>0.9905</text:p>
          </table:table-cell>
        </table:table-row>
        <table:table-row table:style-name="ro3">
          <table:table-cell table:style-name="ce1" office:value-type="string" calcext:value-type="string">
            <text:p>COMP_CON</text:p>
          </table:table-cell>
          <table:table-cell table:style-name="ce2" office:value-type="string" calcext:value-type="string">
            <text:p>Market competitive compensation survey information from the executive compensation study conducted by the HR Committee’s independent compensation consultant;</text:p>
          </table:table-cell>
          <table:table-cell table:style-name="ce1" office:value-type="float" office:value="0.9995" calcext:value-type="float">
            <text:p>0.9995</text:p>
          </table:table-cell>
        </table:table-row>
        <table:table-row table:style-name="ro3">
          <table:table-cell table:style-name="ce1" office:value-type="string" calcext:value-type="string">
            <text:p>SOCENV_INC</text:p>
          </table:table-cell>
          <table:table-cell table:style-name="ce2" office:value-type="string" calcext:value-type="string">
            <text:p>The HR Committee provided merit increases to the named executive officers for 2015 and 2016 in the 2-4 percent range, except for Mr. Zebula</text:p>
          </table:table-cell>
          <table:table-cell table:style-name="ce1" office:value-type="float" office:value="0.0741" calcext:value-type="float">
            <text:p>0.0741</text:p>
          </table:table-cell>
        </table:table-row>
        <table:table-row table:style-name="ro4">
          <table:table-cell table:style-name="ce1" office:value-type="string" calcext:value-type="string">
            <text:p>SOCENV_INC</text:p>
          </table:table-cell>
          <table:table-cell table:style-name="ce2" office:value-type="string" calcext:value-type="string">
            <text:p>The HR Committee approved 3 percent merit budgets for 2015 and 2016</text:p>
          </table:table-cell>
          <table:table-cell table:style-name="ce1" office:value-type="float" office:value="0.2774" calcext:value-type="float">
            <text:p>0.2774</text:p>
          </table:table-cell>
        </table:table-row>
        <table:table-row table:style-name="ro3">
          <table:table-cell table:style-name="ce1" office:value-type="string" calcext:value-type="string">
            <text:p>SOCENV_INC</text:p>
          </table:table-cell>
          <table:table-cell table:style-name="ce2" office:value-type="string" calcext:value-type="string">
            <text:p>In addition, the HR Committee considered improvement in the Company’s culture and employee engagement and awarded 5 percent for this measure</text:p>
          </table:table-cell>
          <table:table-cell table:style-name="ce1" office:value-type="float" office:value="0.9138" calcext:value-type="float">
            <text:p>0.9138</text:p>
          </table:table-cell>
        </table:table-row>
        <table:table-row table:style-name="ro3">
          <table:table-cell table:style-name="ce1" office:value-type="string" calcext:value-type="string">
            <text:p>SOCENV_INC</text:p>
          </table:table-cell>
          <table:table-cell table:style-name="ce2" office:value-type="string" calcext:value-type="string">
            <text:p>In addition to these safety measures, the HR Committee also established a fatality credit adjustment for 2015, which is discussed below</text:p>
          </table:table-cell>
          <table:table-cell table:style-name="ce1" office:value-type="float" office:value="0.9684" calcext:value-type="float">
            <text:p>0.9684</text:p>
          </table:table-cell>
        </table:table-row>
        <table:table-row table:style-name="ro1">
          <table:table-cell table:style-name="ce1" office:value-type="string" calcext:value-type="string">
            <text:p>SOCENV_INC</text:p>
          </table:table-cell>
          <table:table-cell table:style-name="ce2" office:value-type="string" calcext:value-type="string">
            <text:p>We measure employee and contractor recordable case rate for both employees and contractors in accordance with the methodology prescribed by the Occupational Safety and Health Administration (OSHA) for recordable incidents</text:p>
          </table:table-cell>
          <table:table-cell table:style-name="ce1" office:value-type="float" office:value="0.9662" calcext:value-type="float">
            <text:p>0.9662</text:p>
          </table:table-cell>
        </table:table-row>
        <table:table-row table:style-name="ro4">
          <table:table-cell table:style-name="ce1" office:value-type="string" calcext:value-type="string">
            <text:p>SOCENV_INC</text:p>
          </table:table-cell>
          <table:table-cell table:style-name="ce2" office:value-type="string" calcext:value-type="string">
            <text:p>Accordingly, safety measures comprised 10 percent of the 2015 scorecard</text:p>
          </table:table-cell>
          <table:table-cell table:style-name="ce1" office:value-type="float" office:value="0.9711" calcext:value-type="float">
            <text:p>0.9711</text:p>
          </table:table-cell>
        </table:table-row>
        <table:table-row table:style-name="ro3">
          <table:table-cell table:style-name="ce1" office:value-type="string" calcext:value-type="string">
            <text:p>SOCENV_INC</text:p>
          </table:table-cell>
          <table:table-cell table:style-name="ce2" office:value-type="string" calcext:value-type="string">
            <text:p>With safety as an AEP core value, maintaining the safety of AEP employees and the general public is always a primary consideration</text:p>
          </table:table-cell>
          <table:table-cell table:style-name="ce1" office:value-type="float" office:value="0.9773" calcext:value-type="float">
            <text:p>0.9773</text:p>
          </table:table-cell>
        </table:table-row>
        <table:table-row table:style-name="ro3">
          <table:table-cell table:style-name="ce1" office:value-type="string" calcext:value-type="string">
            <text:p>SOCENV_INC</text:p>
          </table:table-cell>
          <table:table-cell table:style-name="ce2" office:value-type="string" calcext:value-type="string">
            <text:p>We measure the incident severity rate by the number of lost and restricted duty work days per 200,000 work hours</text:p>
          </table:table-cell>
          <table:table-cell table:style-name="ce1" office:value-type="float" office:value="0.9615" calcext:value-type="float">
            <text:p>0.9615</text:p>
          </table:table-cell>
        </table:table-row>
        <table:table-row table:style-name="ro2">
          <table:table-cell table:style-name="ce1" office:value-type="string" calcext:value-type="string">
            <text:p>COMP_CON</text:p>
          </table:table-cell>
          <table:table-cell table:style-name="ce2" office:value-type="string" calcext:value-type="string">
            <text:p>The HR Committee, in consultation with its independent compensation consultant and Company management, establishes the annual incentive targets for each executive officer position primarily based on market competitive compensation for the executive’s position as shown in the independent compensation consultant’s annual executive compensation study</text:p>
          </table:table-cell>
          <table:table-cell table:style-name="ce1" office:value-type="float" office:value="0.9999" calcext:value-type="float">
            <text:p>0.9999</text:p>
          </table:table-cell>
        </table:table-row>
        <table:table-row table:style-name="ro3">
          <table:table-cell table:style-name="ce1" office:value-type="string" calcext:value-type="string">
            <text:p>SOCENV_INC</text:p>
          </table:table-cell>
          <table:table-cell table:style-name="ce2" office:value-type="string" calcext:value-type="string">
            <text:p>The HR Committee established a fatality adjustment credit for 2015 that could add up to 7.5 percent to the total score in the event of a fatality free year</text:p>
          </table:table-cell>
          <table:table-cell table:style-name="ce1" office:value-type="float" office:value="0.92" calcext:value-type="float">
            <text:p>0.92</text:p>
          </table:table-cell>
        </table:table-row>
        <table:table-row table:style-name="ro4">
          <table:table-cell table:style-name="ce1" office:value-type="string" calcext:value-type="string">
            <text:p>SOCENV_INC</text:p>
          </table:table-cell>
          <table:table-cell table:style-name="ce2" office:value-type="string" calcext:value-type="string">
            <text:p>Safety</text:p>
          </table:table-cell>
          <table:table-cell table:style-name="ce1" office:value-type="float" office:value="0.9472" calcext:value-type="float">
            <text:p>0.9472</text:p>
          </table:table-cell>
        </table:table-row>
        <table:table-row table:style-name="ro4">
          <table:table-cell table:style-name="ce1" office:value-type="string" calcext:value-type="string">
            <text:p>SOCENV_INC</text:p>
          </table:table-cell>
          <table:table-cell table:style-name="ce2" office:value-type="string" calcext:value-type="string">
            <text:p>Fatality and Culture Adjustment Credits</text:p>
          </table:table-cell>
          <table:table-cell table:style-name="ce1" office:value-type="float" office:value="0.1264" calcext:value-type="float">
            <text:p>0.1264</text:p>
          </table:table-cell>
        </table:table-row>
        <table:table-row table:style-name="ro3">
          <table:table-cell table:style-name="ce1" office:value-type="string" calcext:value-type="string">
            <text:p>SOCENV_INC</text:p>
          </table:table-cell>
          <table:table-cell table:style-name="ce2" office:value-type="string" calcext:value-type="string">
            <text:p>The HR Committee also established a culture and employee engagement credit for 2015 that would add up to 5 percent based on measurable improvement in these areas</text:p>
          </table:table-cell>
          <table:table-cell table:style-name="ce1" office:value-type="float" office:value="0.8957" calcext:value-type="float">
            <text:p>0.8957</text:p>
          </table:table-cell>
        </table:table-row>
        <table:table-row table:style-name="ro2">
          <table:table-cell table:style-name="ce1" office:value-type="string" calcext:value-type="string">
            <text:p>SOCENV_INC</text:p>
          </table:table-cell>
          <table:table-cell table:style-name="ce2" office:value-type="string" calcext:value-type="string">
            <text:p>These initiatives included developing earnings improvements for future years, completing a strategic assessment of the Company’s competitive businesses, achieving incremental rate relief, completion of a data center, distribution network remediation, launching a transmission asset health center and completing a transmission outage management strategy and system</text:p>
          </table:table-cell>
          <table:table-cell table:style-name="ce1" office:value-type="float" office:value="0.18" calcext:value-type="float">
            <text:p>0.18</text:p>
          </table:table-cell>
        </table:table-row>
        <table:table-row table:style-name="ro4">
          <table:table-cell table:style-name="ce1" office:value-type="string" calcext:value-type="string">
            <text:p>SOCENV_INC</text:p>
          </table:table-cell>
          <table:table-cell table:style-name="ce2" office:value-type="string" calcext:value-type="string">
            <text:p>Fifteen percent of the scorecard was tied to strategic initiatives for 2015</text:p>
          </table:table-cell>
          <table:table-cell table:style-name="ce1" office:value-type="float" office:value="0.7357" calcext:value-type="float">
            <text:p>0.7357</text:p>
          </table:table-cell>
        </table:table-row>
        <table:table-row table:style-name="ro3">
          <table:table-cell table:style-name="ce1" office:value-type="string" calcext:value-type="string">
            <text:p>SOCENV_INC</text:p>
          </table:table-cell>
          <table:table-cell table:style-name="ce2" office:value-type="string" calcext:value-type="string">
            <text:p>For the 2015-2017 performance units, the cumulative operating earnings per share target was set at $10.95, which was a 6.8 percent increase over the prior three-year goal</text:p>
          </table:table-cell>
          <table:table-cell table:style-name="ce1" office:value-type="float" office:value="0.0566" calcext:value-type="float">
            <text:p>0.0566</text:p>
          </table:table-cell>
        </table:table-row>
        <table:table-row table:style-name="ro1">
          <table:table-cell table:style-name="ce1" office:value-type="string" calcext:value-type="string">
            <text:p>SOCENV_INC</text:p>
          </table:table-cell>
          <table:table-cell table:style-name="ce2" office:value-type="string" calcext:value-type="string">
            <text:p>The CEO also has substantial input into the development of employment offers for outside candidates for executive positions, although the HR Committee must approve all employment offers for executive officers</text:p>
          </table:table-cell>
          <table:table-cell table:style-name="ce1" office:value-type="float" office:value="0.1051" calcext:value-type="float">
            <text:p>0.1051</text:p>
          </table:table-cell>
        </table:table-row>
        <table:table-row table:style-name="ro1">
          <table:table-cell table:style-name="ce1" office:value-type="string" calcext:value-type="string">
            <text:p>COMP_CON</text:p>
          </table:table-cell>
          <table:table-cell table:style-name="ce2" office:value-type="string" calcext:value-type="string">
            <text:p>The CEO also has substantial input into the development of employment offers for outside candidates for executive positions, although the HR Committee must approve all employment offers for executive officers</text:p>
          </table:table-cell>
          <table:table-cell table:style-name="ce1" office:value-type="float" office:value="0.063" calcext:value-type="float">
            <text:p>0.063</text:p>
          </table:table-cell>
        </table:table-row>
        <table:table-row table:style-name="ro3">
          <table:table-cell table:style-name="ce1" office:value-type="string" calcext:value-type="string">
            <text:p>COMP_CON</text:p>
          </table:table-cell>
          <table:table-cell table:style-name="ce2" office:value-type="string" calcext:value-type="string">
            <text:p>The CEO discusses the individual performance of the named executive officers with the HR Committee and recommends their compensation to the HR Committee</text:p>
          </table:table-cell>
          <table:table-cell table:style-name="ce1" office:value-type="float" office:value="0.059" calcext:value-type="float">
            <text:p>0.059</text:p>
          </table:table-cell>
        </table:table-row>
        <table:table-row table:style-name="ro3">
          <table:table-cell table:style-name="ce1" office:value-type="string" calcext:value-type="string">
            <text:p>COMP_CON</text:p>
          </table:table-cell>
          <table:table-cell table:style-name="ce2" office:value-type="string" calcext:value-type="string">
            <text:p>The Chairman of the Board and the Chair of the HR Committee have the authority to call meetings of the HR Committee</text:p>
          </table:table-cell>
          <table:table-cell table:style-name="ce1" office:value-type="float" office:value="0.1691" calcext:value-type="float">
            <text:p>0.1691</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Role of the CEO and Compensation Consultant in Determining Executive Compensation</text:p>
          </table:table-cell>
          <table:table-cell table:style-name="ce1" office:value-type="float" office:value="0.9282" calcext:value-type="float">
            <text:p>0.9282</text:p>
          </table:table-cell>
        </table:table-row>
        <table:table-row table:style-name="ro3">
          <table:table-cell table:style-name="ce1" office:value-type="string" calcext:value-type="string">
            <text:p>COMP_CON</text:p>
          </table:table-cell>
          <table:table-cell table:style-name="ce2" office:value-type="string" calcext:value-type="string">
            <text:p>The HR Committee is authorized to retain and terminate consultants and advisors without management approval and has the sole authority to approve their fees</text:p>
          </table:table-cell>
          <table:table-cell table:style-name="ce1" office:value-type="float" office:value="0.68" calcext:value-type="float">
            <text:p>0.68</text:p>
          </table:table-cell>
        </table:table-row>
        <table:table-row table:style-name="ro1">
          <table:table-cell table:style-name="ce1" office:value-type="string" calcext:value-type="string">
            <text:p>SOCENV_INC</text:p>
          </table:table-cell>
          <table:table-cell table:style-name="ce2" office:value-type="string" calcext:value-type="string">
            <text:p>The CEO’s individual performance, based, in part, on a leadership assessment that specifically covers integrity and ethics, communication, willingness to confront tough issues, business acumen, strategic planning, teamwork, and fostering a high performance culture;</text:p>
          </table:table-cell>
          <table:table-cell table:style-name="ce1" office:value-type="float" office:value="0.8449" calcext:value-type="float">
            <text:p>0.8449</text:p>
          </table:table-cell>
        </table:table-row>
        <table:table-row table:style-name="ro1">
          <table:table-cell table:style-name="ce1" office:value-type="string" calcext:value-type="string">
            <text:p>SOCENV_INC</text:p>
          </table:table-cell>
          <table:table-cell table:style-name="ce2" office:value-type="string" calcext:value-type="string">
            <text:p>Since May 2008, Mr. Harrington has served as Chairman and CEO of Parsons Corporation, an engineering, construction, technical and management services firm (“Parsons”), and has spent over 30 years with Parsons in various operations, including in finance, as Chief</text:p>
          </table:table-cell>
          <table:table-cell table:style-name="ce1" office:value-type="float" office:value="0.1351" calcext:value-type="float">
            <text:p>0.1351</text:p>
          </table:table-cell>
        </table:table-row>
        <table:table-row table:style-name="ro1">
          <table:table-cell table:style-name="ce1" office:value-type="string" calcext:value-type="string">
            <text:p>COMP_CON</text:p>
          </table:table-cell>
          <table:table-cell table:style-name="ce2" office:value-type="string" calcext:value-type="string">
            <text:p>Since May 2008, Mr. Harrington has served as Chairman and CEO of Parsons Corporation, an engineering, construction, technical and management services firm (“Parsons”), and has spent over 30 years with Parsons in various operations, including in finance, as Chief</text:p>
          </table:table-cell>
          <table:table-cell table:style-name="ce1" office:value-type="float" office:value="0.0769" calcext:value-type="float">
            <text:p>0.0769</text:p>
          </table:table-cell>
        </table:table-row>
        <table:table-row table:style-name="ro6">
          <table:table-cell table:style-name="ce1" office:value-type="string" calcext:value-type="string">
            <text:p>SOCENV_INC</text:p>
          </table:table-cell>
          <table:table-cell table:style-name="ce2" office:value-type="string" calcext:value-type="string">
            <text:p>Charles L. Harrington <text:s text:c="2"/>Age: <text:s/>57 Director Since: <text:s/>December 2013 Board Committees: Financial Audit Committee Strategy and Investment Committee Innovation and Technology Committee Skills and Expertise: Senior Leadership, CEO Engineering &amp; Construction Global Business Finance Qualifications and Experience : Mr. Harrington brings to the AES Board a strong record of driving innovation and sustainable results</text:p>
          </table:table-cell>
          <table:table-cell table:style-name="ce1" office:value-type="float" office:value="0.2143" calcext:value-type="float">
            <text:p>0.2143</text:p>
          </table:table-cell>
        </table:table-row>
        <table:table-row table:style-name="ro3">
          <table:table-cell table:style-name="ce1" office:value-type="string" calcext:value-type="string">
            <text:p>SOCENV_INC</text:p>
          </table:table-cell>
          <table:table-cell table:style-name="ce2" office:value-type="string" calcext:value-type="string">
            <text:p>Brazil CEO Forum in 2012, the President's Export Council in 2013, and the US-India CEO Forum in 2015</text:p>
          </table:table-cell>
          <table:table-cell table:style-name="ce1" office:value-type="float" office:value="0.0592" calcext:value-type="float">
            <text:p>0.0592</text:p>
          </table:table-cell>
        </table:table-row>
        <table:table-row table:style-name="ro3">
          <table:table-cell table:style-name="ce1" office:value-type="string" calcext:value-type="string">
            <text:p>COMP_CON</text:p>
          </table:table-cell>
          <table:table-cell table:style-name="ce2" office:value-type="string" calcext:value-type="string">
            <text:p>Brazil CEO Forum in 2012, the President's Export Council in 2013, and the US-India CEO Forum in 2015</text:p>
          </table:table-cell>
          <table:table-cell table:style-name="ce1" office:value-type="float" office:value="0.2528" calcext:value-type="float">
            <text:p>0.2528</text:p>
          </table:table-cell>
        </table:table-row>
        <table:table-row table:style-name="ro11">
          <table:table-cell table:style-name="ce1" office:value-type="string" calcext:value-type="string">
            <text:p>SOCENV_INC</text:p>
          </table:table-cell>
          <table:table-cell table:style-name="ce2" office:value-type="string" calcext:value-type="string">
            <text:p>Andrés R. Gluski <text:s text:c="2"/>Age: <text:s/>58 Director Since: <text:s/>September 2011 Board Committees: Strategy and Investment Committee, Chair Innovation and Technology Committee Skills and Expertise: Public Company CEO Energy Industry Global Business Qualifications <text:s/>and <text:s/>Experience : <text:s/>As <text:s/>the <text:s/>CEO <text:s/>of <text:s/>AES, <text:s/>Mr. <text:s/>Gluski <text:s/>provides <text:s/>our <text:s/>Board <text:s/>with <text:s/>in-depth <text:s/>knowledge <text:s/>about <text:s/>the <text:s/>Company’s business <text:s/>and <text:s/>issues <text:s/>confronting <text:s/>our <text:s/>business, <text:s/>the <text:s/>electric <text:s/>industry <text:s/>and <text:s/>international <text:s/>markets</text:p>
          </table:table-cell>
          <table:table-cell table:style-name="ce1" office:value-type="float" office:value="0.091" calcext:value-type="float">
            <text:p>0.091</text:p>
          </table:table-cell>
        </table:table-row>
        <table:table-row table:style-name="ro11">
          <table:table-cell table:style-name="ce1" office:value-type="string" calcext:value-type="string">
            <text:p>COMP_CON</text:p>
          </table:table-cell>
          <table:table-cell table:style-name="ce2" office:value-type="string" calcext:value-type="string">
            <text:p>Boswell Company (privately held) (from 2015 to the present) and has been a member of the boards of the following privately-held or non-profit companies: <text:s/>Parsons Corporation (from 2008 to the present), Anderson School of Management at UCLA (from 2008 to 2014), California Polytechnic State University (from 2008 to the present), Blumenthal Performing Arts Center (from 2006 to 2012), California Science Center (from 2008 to the present) and Business-Higher Education Forum (from 2011 to the present)</text:p>
          </table:table-cell>
          <table:table-cell table:style-name="ce1" office:value-type="float" office:value="0.5138" calcext:value-type="float">
            <text:p>0.5138</text:p>
          </table:table-cell>
        </table:table-row>
        <table:table-row table:style-name="ro1">
          <table:table-cell table:style-name="ce1" office:value-type="string" calcext:value-type="string">
            <text:p>SOCENV_INC</text:p>
          </table:table-cell>
          <table:table-cell table:style-name="ce2" office:value-type="string" calcext:value-type="string">
            <text:p>Education : <text:s/>Mr. <text:s/>Harrington <text:s/>received <text:s/>a <text:s/>B.S., <text:s/>magna <text:s/>cum <text:s/>laude , <text:s/>in <text:s/>Engineering <text:s/>from <text:s/>California <text:s/>Polytechnic <text:s/>State <text:s/>University <text:s/>and <text:s/>a M.B.A. in Finance and Marketing from the Anderson School of Management, UCLA.</text:p>
          </table:table-cell>
          <table:table-cell table:style-name="ce1" office:value-type="float" office:value="0.1447" calcext:value-type="float">
            <text:p>0.1447</text:p>
          </table:table-cell>
        </table:table-row>
        <table:table-row table:style-name="ro3">
          <table:table-cell table:style-name="ce1" office:value-type="string" calcext:value-type="string">
            <text:p>SOCENV_INC</text:p>
          </table:table-cell>
          <table:table-cell table:style-name="ce2" office:value-type="string" calcext:value-type="string">
            <text:p>Dr. <text:s/>Khanna’s scholarly work has been published in a range of economics, management and foreign policy journals and he has published <text:s/>Billions of</text:p>
          </table:table-cell>
          <table:table-cell table:style-name="ce1" office:value-type="float" office:value="0.1579" calcext:value-type="float">
            <text:p>0.1579</text:p>
          </table:table-cell>
        </table:table-row>
        <table:table-row table:style-name="ro3">
          <table:table-cell table:style-name="ce1" office:value-type="string" calcext:value-type="string">
            <text:p>COMP_CON</text:p>
          </table:table-cell>
          <table:table-cell table:style-name="ce2" office:value-type="string" calcext:value-type="string">
            <text:p>Dr. <text:s/>Khanna’s scholarly work has been published in a range of economics, management and foreign policy journals and he has published <text:s/>Billions of</text:p>
          </table:table-cell>
          <table:table-cell table:style-name="ce1" office:value-type="float" office:value="0.3444" calcext:value-type="float">
            <text:p>0.3444</text:p>
          </table:table-cell>
        </table:table-row>
        <table:table-row table:style-name="ro6">
          <table:table-cell table:style-name="ce1" office:value-type="string" calcext:value-type="string">
            <text:p>SOCENV_INC</text:p>
          </table:table-cell>
          <table:table-cell table:style-name="ce2" office:value-type="string" calcext:value-type="string">
            <text:p>Tarun Khanna <text:s text:c="2"/>Age: <text:s/>49 Director Since: <text:s/>April 2009 Board Committees: Nominating, Governance and Corporate Responsibility Committee Financial Audit Committee Innovation and Technology Committee Skills and Expertise: Global Business Emerging Markets Corporate Strategy Finance Qualifications and Experience : Dr. Khanna is the Jorge Paulo Lemann Professor at the Harvard Business School, joining the faculty in 1993</text:p>
          </table:table-cell>
          <table:table-cell table:style-name="ce1" office:value-type="float" office:value="0.7448" calcext:value-type="float">
            <text:p>0.7448</text:p>
          </table:table-cell>
        </table:table-row>
        <table:table-row table:style-name="ro3">
          <table:table-cell table:style-name="ce1" office:value-type="string" calcext:value-type="string">
            <text:p>COMP_CON</text:p>
          </table:table-cell>
          <table:table-cell table:style-name="ce2" office:value-type="string" calcext:value-type="string">
            <text:p>Current and Former Directorships : From 2006 to 2009, Dr. Johnson served on the boards of directors of Minerals Technologies, Inc.</text:p>
          </table:table-cell>
          <table:table-cell table:style-name="ce1" office:value-type="float" office:value="0.1202" calcext:value-type="float">
            <text:p>0.1202</text:p>
          </table:table-cell>
        </table:table-row>
        <table:table-row table:style-name="ro2">
          <table:table-cell table:style-name="ce1" office:value-type="string" calcext:value-type="string">
            <text:p>COMP_CON</text:p>
          </table:table-cell>
          <table:table-cell table:style-name="ce2" office:value-type="string" calcext:value-type="string">
            <text:p>Prior to joining Duke, Dr. Johnson served on the faculty of the University of Colorado at Boulder from 1985 to 1999 as a Professor of Electrical and Computer Engineering and a co- founder <text:s/>and <text:s/>Director <text:s/>(from <text:s/>1993 <text:s/>to <text:s/>1997) <text:s/>of <text:s/>the <text:s/>National <text:s/>Science <text:s/>Foundation <text:s/>Engineering <text:s/>Research <text:s/>Center <text:s/>for <text:s/>Optoelectronic Computing Systems Center</text:p>
          </table:table-cell>
          <table:table-cell table:style-name="ce1" office:value-type="float" office:value="0.4224" calcext:value-type="float">
            <text:p>0.4224</text:p>
          </table:table-cell>
        </table:table-row>
        <table:table-row table:style-name="ro1">
          <table:table-cell table:style-name="ce1" office:value-type="string" calcext:value-type="string">
            <text:p>COMP_CON</text:p>
          </table:table-cell>
          <table:table-cell table:style-name="ce2" office:value-type="string" calcext:value-type="string">
            <text:p>Dr. <text:s/>Johnson <text:s/>has <text:s/>received numerous <text:s/>recognitions <text:s/>for <text:s/>contributions <text:s/>to <text:s/>her <text:s/>field, <text:s/>including <text:s/>the <text:s/>John <text:s/>Fritz <text:s/>Medal, <text:s/>considered <text:s/>the <text:s/>highest <text:s/>award <text:s/>given <text:s/>in <text:s/>the engineering profession, and was inducted into the National Inventor’s Hall of Fame (June 2015)</text:p>
          </table:table-cell>
          <table:table-cell table:style-name="ce1" office:value-type="float" office:value="0.0988" calcext:value-type="float">
            <text:p>0.0988</text:p>
          </table:table-cell>
        </table:table-row>
        <table:table-row table:style-name="ro2">
          <table:table-cell table:style-name="ce1" office:value-type="string" calcext:value-type="string">
            <text:p>SOCENV_INC</text:p>
          </table:table-cell>
          <table:table-cell table:style-name="ce2" office:value-type="string" calcext:value-type="string">
            <text:p>Prior to joining Duke, Dr. Johnson served on the faculty of the University of Colorado at Boulder from 1985 to 1999 as a Professor of Electrical and Computer Engineering and a co- founder <text:s/>and <text:s/>Director <text:s/>(from <text:s/>1993 <text:s/>to <text:s/>1997) <text:s/>of <text:s/>the <text:s/>National <text:s/>Science <text:s/>Foundation <text:s/>Engineering <text:s/>Research <text:s/>Center <text:s/>for <text:s/>Optoelectronic Computing Systems Center</text:p>
          </table:table-cell>
          <table:table-cell table:style-name="ce1" office:value-type="float" office:value="0.1579" calcext:value-type="float">
            <text:p>0.1579</text:p>
          </table:table-cell>
        </table:table-row>
        <table:table-row table:style-name="ro1">
          <table:table-cell table:style-name="ce1" office:value-type="string" calcext:value-type="string">
            <text:p>SOCENV_INC</text:p>
          </table:table-cell>
          <table:table-cell table:style-name="ce2" office:value-type="string" calcext:value-type="string">
            <text:p>Dr. <text:s/>Johnson <text:s/>has <text:s/>received numerous <text:s/>recognitions <text:s/>for <text:s/>contributions <text:s/>to <text:s/>her <text:s/>field, <text:s/>including <text:s/>the <text:s/>John <text:s/>Fritz <text:s/>Medal, <text:s/>considered <text:s/>the <text:s/>highest <text:s/>award <text:s/>given <text:s/>in <text:s/>the engineering profession, and was inducted into the National Inventor’s Hall of Fame (June 2015)</text:p>
          </table:table-cell>
          <table:table-cell table:style-name="ce1" office:value-type="float" office:value="0.5028" calcext:value-type="float">
            <text:p>0.5028</text:p>
          </table:table-cell>
        </table:table-row>
        <table:table-row table:style-name="ro4">
          <table:table-cell table:style-name="ce1" office:value-type="string" calcext:value-type="string">
            <text:p>COMP_CON</text:p>
          </table:table-cell>
          <table:table-cell table:style-name="ce2" office:value-type="string" calcext:value-type="string">
            <text:p>Education : Dr. Johnson received her B.S., with distinction, M.S</text:p>
          </table:table-cell>
          <table:table-cell table:style-name="ce1" office:value-type="float" office:value="0.1038" calcext:value-type="float">
            <text:p>0.1038</text:p>
          </table:table-cell>
        </table:table-row>
        <table:table-row table:style-name="ro3">
          <table:table-cell table:style-name="ce1" office:value-type="string" calcext:value-type="string">
            <text:p>SOCENV_INC</text:p>
          </table:table-cell>
          <table:table-cell table:style-name="ce2" office:value-type="string" calcext:value-type="string">
            <text:p>She is an <text:s/>expert <text:s/>in <text:s/>liquid <text:s/>crystal <text:s/>electro-optics <text:s/>and <text:s/>has <text:s/>over <text:s/>forty-five <text:s/>patents <text:s/>or <text:s/>patents <text:s/>pending <text:s/>in <text:s/>this <text:s/>field</text:p>
          </table:table-cell>
          <table:table-cell table:style-name="ce1" office:value-type="float" office:value="0.4199" calcext:value-type="float">
            <text:p>0.4199</text:p>
          </table:table-cell>
        </table:table-row>
        <table:table-row table:style-name="ro3">
          <table:table-cell table:style-name="ce1" office:value-type="string" calcext:value-type="string">
            <text:p>COMP_CON</text:p>
          </table:table-cell>
          <table:table-cell table:style-name="ce2" office:value-type="string" calcext:value-type="string">
            <text:p>She is an <text:s/>expert <text:s/>in <text:s/>liquid <text:s/>crystal <text:s/>electro-optics <text:s/>and <text:s/>has <text:s/>over <text:s/>forty-five <text:s/>patents <text:s/>or <text:s/>patents <text:s/>pending <text:s/>in <text:s/>this <text:s/>field</text:p>
          </table:table-cell>
          <table:table-cell table:style-name="ce1" office:value-type="float" office:value="0.1299" calcext:value-type="float">
            <text:p>0.1299</text:p>
          </table:table-cell>
        </table:table-row>
        <table:table-row table:style-name="ro9">
          <table:table-cell table:style-name="ce1" office:value-type="string" calcext:value-type="string">
            <text:p>SOCENV_INC</text:p>
          </table:table-cell>
          <table:table-cell table:style-name="ce2" office:value-type="string" calcext:value-type="string">
            <text:p>Kristina M. Johnson <text:s text:c="2"/>Age: <text:s/>58 Director Since: <text:s/>January 2011 (Previously served on the Board from April 2004 to April 2009) Board Committees: Compensation Committee Innovation and Technology Committee, Chair Skills and Expertise: Senior Leadership, CEO Energy Industry Technology Governmental Experience Qualifications and Experience : Dr. Johnson currently is the Chief Executive Officer of Cube Hydro Partners, a company that invests in, develops, <text:s/>and <text:s/>modernizes <text:s/>hydroelectric <text:s/>facilities <text:s/>and <text:s/>provides <text:s/>consulting <text:s/>services <text:s/>on <text:s/>hydroelectric <text:s/>power <text:s/>and <text:s/>other <text:s/>clean <text:s/>energy projects, <text:s/>a <text:s/>position <text:s/>she <text:s/>has <text:s/>held <text:s/>since <text:s/>January <text:s/>2014, <text:s/>and <text:s/>at <text:s/>Enduring <text:s/>Hydro, <text:s/>LLC, <text:s/>since <text:s/>April <text:s/>2011</text:p>
          </table:table-cell>
          <table:table-cell table:style-name="ce1" office:value-type="float" office:value="0.9416" calcext:value-type="float">
            <text:p>0.9416</text:p>
          </table:table-cell>
        </table:table-row>
        <table:table-row table:style-name="ro3">
          <table:table-cell table:style-name="ce1" office:value-type="string" calcext:value-type="string">
            <text:p>SOCENV_INC</text:p>
          </table:table-cell>
          <table:table-cell table:style-name="ce2" office:value-type="string" calcext:value-type="string">
            <text:p>Dr. <text:s/>Johnson <text:s/>was <text:s/>the Undersecretary <text:s/>for <text:s/>Energy <text:s/>at <text:s/>the <text:s/>U.S. <text:s/>Department <text:s/>of <text:s/>Energy <text:s/>(from <text:s/>May <text:s/>2009 <text:s/>to <text:s/>November <text:s/>2010)</text:p>
          </table:table-cell>
          <table:table-cell table:style-name="ce1" office:value-type="float" office:value="0.09" calcext:value-type="float">
            <text:p>0.09</text:p>
          </table:table-cell>
        </table:table-row>
        <table:table-row table:style-name="ro1">
          <table:table-cell table:style-name="ce1" office:value-type="string" calcext:value-type="string">
            <text:p>SOCENV_INC</text:p>
          </table:table-cell>
          <table:table-cell table:style-name="ce2" office:value-type="string" calcext:value-type="string">
            <text:p>Previously, she served as the Chief Academic and Administrative Officer and Chief Budget Officer of the Edmund T. Pratt, Jr., School of Engineering at Duke University (“Duke”), joining Duke in July 1999</text:p>
          </table:table-cell>
          <table:table-cell table:style-name="ce1" office:value-type="float" office:value="0.0578" calcext:value-type="float">
            <text:p>0.0578</text:p>
          </table:table-cell>
        </table:table-row>
        <table:table-row table:style-name="ro3">
          <table:table-cell table:style-name="ce1" office:value-type="string" calcext:value-type="string">
            <text:p>COMP_CON</text:p>
          </table:table-cell>
          <table:table-cell table:style-name="ce2" office:value-type="string" calcext:value-type="string">
            <text:p>Prior <text:s/>to <text:s/>government <text:s/>service, Dr. <text:s/>Johnson <text:s/>was <text:s/>Provost <text:s/>and <text:s/>Senior <text:s/>Vice <text:s/>President <text:s/>for <text:s/>Academic <text:s/>Affairs <text:s/>at <text:s/>the <text:s/>Johns <text:s/>Hopkins <text:s/>University <text:s/>from <text:s/>September <text:s/>2007 <text:s/>to April 2009</text:p>
          </table:table-cell>
          <table:table-cell table:style-name="ce1" office:value-type="float" office:value="0.2098" calcext:value-type="float">
            <text:p>0.2098</text:p>
          </table:table-cell>
        </table:table-row>
        <table:table-row table:style-name="ro3">
          <table:table-cell table:style-name="ce1" office:value-type="string" calcext:value-type="string">
            <text:p>SOCENV_INC</text:p>
          </table:table-cell>
          <table:table-cell table:style-name="ce2" office:value-type="string" calcext:value-type="string">
            <text:p>Prior <text:s/>to <text:s/>government <text:s/>service, Dr. <text:s/>Johnson <text:s/>was <text:s/>Provost <text:s/>and <text:s/>Senior <text:s/>Vice <text:s/>President <text:s/>for <text:s/>Academic <text:s/>Affairs <text:s/>at <text:s/>the <text:s/>Johns <text:s/>Hopkins <text:s/>University <text:s/>from <text:s/>September <text:s/>2007 <text:s/>to April 2009</text:p>
          </table:table-cell>
          <table:table-cell table:style-name="ce1" office:value-type="float" office:value="0.1005" calcext:value-type="float">
            <text:p>0.1005</text:p>
          </table:table-cell>
        </table:table-row>
        <table:table-row table:style-name="ro2">
          <table:table-cell table:style-name="ce1" office:value-type="string" calcext:value-type="string">
            <text:p>COMP_CON</text:p>
          </table:table-cell>
          <table:table-cell table:style-name="ce2" office:value-type="string" calcext:value-type="string">
            <text:p>Current and Former Directorships : <text:s/>Dr. Khanna is also a member of the boards of directors of SKS Microfinance (from February 2009 to the present) and the following privately-held companies: GVK Bio Sciences (from 2007 to the present), TVS Logistics (from 2008 to the present) and Axilor (from 2015 to the present)</text:p>
          </table:table-cell>
          <table:table-cell table:style-name="ce1" office:value-type="float" office:value="0.1258" calcext:value-type="float">
            <text:p>0.1258</text:p>
          </table:table-cell>
        </table:table-row>
        <table:table-row table:style-name="ro2">
          <table:table-cell table:style-name="ce1" office:value-type="string" calcext:value-type="string">
            <text:p>SOCENV_INC</text:p>
          </table:table-cell>
          <table:table-cell table:style-name="ce2" office:value-type="string" calcext:value-type="string">
            <text:p>Current and Former Directorships : <text:s/>Dr. Khanna is also a member of the boards of directors of SKS Microfinance (from February 2009 to the present) and the following privately-held companies: GVK Bio Sciences (from 2007 to the present), TVS Logistics (from 2008 to the present) and Axilor (from 2015 to the present)</text:p>
          </table:table-cell>
          <table:table-cell table:style-name="ce1" office:value-type="float" office:value="0.1101" calcext:value-type="float">
            <text:p>0.1101</text:p>
          </table:table-cell>
        </table:table-row>
        <table:table-row table:style-name="ro3">
          <table:table-cell table:style-name="ce1" office:value-type="string" calcext:value-type="string">
            <text:p>SOCENV_INC</text:p>
          </table:table-cell>
          <table:table-cell table:style-name="ce2" office:value-type="string" calcext:value-type="string">
            <text:p>Entrepreneurs: <text:s/>How <text:s/>China <text:s/>and <text:s/>India <text:s/>are <text:s/>Reshaping <text:s/>their <text:s/>Futures, <text:s/>and <text:s/>Yours , <text:s/>a <text:s/>book <text:s/>focusing <text:s/>on <text:s/>the <text:s/>drivers <text:s/>of <text:s/>entrepreneurship <text:s/>in Asia</text:p>
          </table:table-cell>
          <table:table-cell table:style-name="ce1" office:value-type="float" office:value="0.1277" calcext:value-type="float">
            <text:p>0.1277</text:p>
          </table:table-cell>
        </table:table-row>
        <table:table-row table:style-name="ro1">
          <table:table-cell table:style-name="ce1" office:value-type="string" calcext:value-type="string">
            <text:p>SOCENV_INC</text:p>
          </table:table-cell>
          <table:table-cell table:style-name="ce2" office:value-type="string" calcext:value-type="string">
            <text:p>He was appointed a Young Global Leader (under 40) by the World Economic Forum in 2007, was elected as a Fellow of the Academy of International Business in 2009, and was appointed Director of Harvard University’s South Asia Institute in 2010</text:p>
          </table:table-cell>
          <table:table-cell table:style-name="ce1" office:value-type="float" office:value="0.1634" calcext:value-type="float">
            <text:p>0.1634</text:p>
          </table:table-cell>
        </table:table-row>
        <table:table-row table:style-name="ro3">
          <table:table-cell table:style-name="ce1" office:value-type="string" calcext:value-type="string">
            <text:p>SOCENV_INC</text:p>
          </table:table-cell>
          <table:table-cell table:style-name="ce2" office:value-type="string" calcext:value-type="string">
            <text:p>He is also a Director of the non-profit, Parliamentary Research Services (from 2015 to the present) and is a Trustee of the Museum of Fine Arts, Boston (from 2015 to the present)</text:p>
          </table:table-cell>
          <table:table-cell table:style-name="ce1" office:value-type="float" office:value="0.2784" calcext:value-type="float">
            <text:p>0.2784</text:p>
          </table:table-cell>
        </table:table-row>
        <table:table-row table:style-name="ro6">
          <table:table-cell table:style-name="ce1" office:value-type="string" calcext:value-type="string">
            <text:p>SOCENV_INC</text:p>
          </table:table-cell>
          <table:table-cell table:style-name="ce2" office:value-type="string" calcext:value-type="string">
            <text:p>Philip Lader <text:s text:c="2"/>Age: <text:s/>69 Director Since: <text:s/>April 2001 Board Committees: Nominating, Governance and Corporate Responsibility Committee, Chair Strategy and Investment Committee Innovation and Technology Committee Skills and Expertise: Governance Governmental Experience Corporate Strategy Global Business Qualifications <text:s/>and <text:s/>Experience : <text:s/>Mr. <text:s/>Lader <text:s/>brings <text:s/>substantial <text:s/>executive, <text:s/>board <text:s/>and <text:s/>government <text:s/>experience <text:s/>to <text:s/>AES</text:p>
          </table:table-cell>
          <table:table-cell table:style-name="ce1" office:value-type="float" office:value="0.8405" calcext:value-type="float">
            <text:p>0.8405</text:p>
          </table:table-cell>
        </table:table-row>
        <table:table-row table:style-name="ro1">
          <table:table-cell table:style-name="ce1" office:value-type="string" calcext:value-type="string">
            <text:p>SOCENV_INC</text:p>
          </table:table-cell>
          <table:table-cell table:style-name="ce2" office:value-type="string" calcext:value-type="string">
            <text:p>Mr. Lader served as White House Deputy Chief of Staff, Assistant to <text:s/>the <text:s/>President, <text:s/>Deputy <text:s/>Director <text:s/>of <text:s/>the <text:s/>Office <text:s/>of <text:s/>Management <text:s/>and <text:s/>Budget, <text:s/>and <text:s/>Administrator <text:s/>of <text:s/>the <text:s/>U.S. <text:s/>Small <text:s/>Business Administration during the Clinton Administration</text:p>
          </table:table-cell>
          <table:table-cell table:style-name="ce1" office:value-type="float" office:value="0.2253" calcext:value-type="float">
            <text:p>0.2253</text:p>
          </table:table-cell>
        </table:table-row>
        <table:table-row table:style-name="ro3">
          <table:table-cell table:style-name="ce1" office:value-type="string" calcext:value-type="string">
            <text:p>SOCENV_INC</text:p>
          </table:table-cell>
          <table:table-cell table:style-name="ce2" office:value-type="string" calcext:value-type="string">
            <text:p>A lawyer, Mr. Lader is also a Senior Advisor to Morgan Stanley and Palantir Technologies, and serves as a member of the Investment Committees of Morgan Stanley’s Global Infrastructure Fund</text:p>
          </table:table-cell>
          <table:table-cell table:style-name="ce1" office:value-type="float" office:value="0.3073" calcext:value-type="float">
            <text:p>0.3073</text:p>
          </table:table-cell>
        </table:table-row>
        <table:table-row table:style-name="ro3">
          <table:table-cell table:style-name="ce1" office:value-type="string" calcext:value-type="string">
            <text:p>SOCENV_INC</text:p>
          </table:table-cell>
          <table:table-cell table:style-name="ce2" office:value-type="string" calcext:value-type="string">
            <text:p>in <text:s/>Business <text:s/>Administration <text:s/>from <text:s/>Ohio <text:s/>State <text:s/>University <text:s/>and <text:s/>an <text:s/>M.B.A. <text:s/>from <text:s/>Ohio <text:s/>State University, where she was a member of Phi Beta Kappa</text:p>
          </table:table-cell>
          <table:table-cell table:style-name="ce1" office:value-type="float" office:value="0.2386" calcext:value-type="float">
            <text:p>0.2386</text:p>
          </table:table-cell>
        </table:table-row>
        <table:table-row table:style-name="ro6">
          <table:table-cell table:style-name="ce1" office:value-type="string" calcext:value-type="string">
            <text:p>SOCENV_INC</text:p>
          </table:table-cell>
          <table:table-cell table:style-name="ce2" office:value-type="string" calcext:value-type="string">
            <text:p>Holly K. Koeppel <text:s text:c="2"/>Age: <text:s/>57 Director Since: <text:s/>April 2015 Board Committees: Nominating, Governance and Corporate Responsibility Committee Compensation Committee Skills and Expertise: Energy Industry Finance Corporate Strategy Global Business Former Public Company CFO Qualifications and Experience : Ms. Koeppel, a senior operating and financial executive, has served for over thirty years in the energy industry</text:p>
          </table:table-cell>
          <table:table-cell table:style-name="ce1" office:value-type="float" office:value="0.8491" calcext:value-type="float">
            <text:p>0.8491</text:p>
          </table:table-cell>
        </table:table-row>
        <table:table-row table:style-name="ro3">
          <table:table-cell table:style-name="ce1" office:value-type="string" calcext:value-type="string">
            <text:p>SOCENV_INC</text:p>
          </table:table-cell>
          <table:table-cell table:style-name="ce2" office:value-type="string" calcext:value-type="string">
            <text:p>Her knowledge of global energy-related commodity markets and infrastructure industries offers valuable insights to the Board</text:p>
          </table:table-cell>
          <table:table-cell table:style-name="ce1" office:value-type="float" office:value="0.0997" calcext:value-type="float">
            <text:p>0.0997</text:p>
          </table:table-cell>
        </table:table-row>
        <table:table-row table:style-name="ro3">
          <table:table-cell table:style-name="ce1" office:value-type="string" calcext:value-type="string">
            <text:p>SOCENV_INC</text:p>
          </table:table-cell>
          <table:table-cell table:style-name="ce2" office:value-type="string" calcext:value-type="string">
            <text:p>the University of Michigan, completed graduate law studies at Oxford University, and received a J.D</text:p>
          </table:table-cell>
          <table:table-cell table:style-name="ce1" office:value-type="float" office:value="0.1667" calcext:value-type="float">
            <text:p>0.1667</text:p>
          </table:table-cell>
        </table:table-row>
        <table:table-row table:style-name="ro12">
          <table:table-cell table:style-name="ce1" office:value-type="string" calcext:value-type="string">
            <text:p>COMP_CON</text:p>
          </table:table-cell>
          <table:table-cell table:style-name="ce2" office:value-type="string" calcext:value-type="string">
            <text:p>Current <text:s/>and <text:s/>Former <text:s/>Directorships : <text:s/>Mr. <text:s/>Lader <text:s/>currently <text:s/>is <text:s/>a <text:s/>member <text:s/>of <text:s/>the <text:s/>boards <text:s/>of <text:s/>directors <text:s/>of <text:s/>Marathon <text:s/>Oil <text:s/>Corporation <text:s/>(NYSE: MRO) (from 2002 to the present), UC RUSAL (from 2006 to the present), and is or has been a member of the boards of directors of WPP <text:s/>plc <text:s/>(from <text:s/>2001 <text:s/>to <text:s/>June <text:s/>2015), <text:s/>Lloyd’s <text:s/>of <text:s/>London <text:s/>(from <text:s/>2005 <text:s/>to <text:s/>2010), <text:s/>Songbird <text:s/>Estates <text:s/>(Canary <text:s/>Wharf), <text:s/>plc <text:s/>(from <text:s/>2006 <text:s/>to 2009), and the following privately-held or non-profit companies: Duck Creek Technologies (from 2009 to 2011), RAND Corporation (from <text:s/>2001 <text:s/>to <text:s/>2011 <text:s/>and <text:s/>2013 <text:s/>to <text:s/>the <text:s/>present), <text:s/>Atlantic <text:s/>Council <text:s/>of <text:s/>US <text:s/>(from <text:s/>2008 <text:s/>to <text:s/>the <text:s/>present), <text:s/>Smithsonian <text:s/>Museum <text:s/>of <text:s/>American History (from 2006 to the present), Salzburg Global Seminar (from 2008 to 2013), Middleton Place Foundation (from 2008 to 2013), Bankinter Foundation for Innovation (from 2007 to the present) and the Minerva Project (from 2015 to the present)</text:p>
          </table:table-cell>
          <table:table-cell table:style-name="ce1" office:value-type="float" office:value="0.0735" calcext:value-type="float">
            <text:p>0.0735</text:p>
          </table:table-cell>
        </table:table-row>
        <table:table-row table:style-name="ro3">
          <table:table-cell table:style-name="ce1" office:value-type="string" calcext:value-type="string">
            <text:p>COMP_CON</text:p>
          </table:table-cell>
          <table:table-cell table:style-name="ce2" office:value-type="string" calcext:value-type="string">
            <text:p>the University of Michigan, completed graduate law studies at Oxford University, and received a J.D</text:p>
          </table:table-cell>
          <table:table-cell table:style-name="ce1" office:value-type="float" office:value="0.1339" calcext:value-type="float">
            <text:p>0.1339</text:p>
          </table:table-cell>
        </table:table-row>
        <table:table-row table:style-name="ro12">
          <table:table-cell table:style-name="ce1" office:value-type="string" calcext:value-type="string">
            <text:p>SOCENV_INC</text:p>
          </table:table-cell>
          <table:table-cell table:style-name="ce2" office:value-type="string" calcext:value-type="string">
            <text:p>Current <text:s/>and <text:s/>Former <text:s/>Directorships : <text:s/>Mr. <text:s/>Lader <text:s/>currently <text:s/>is <text:s/>a <text:s/>member <text:s/>of <text:s/>the <text:s/>boards <text:s/>of <text:s/>directors <text:s/>of <text:s/>Marathon <text:s/>Oil <text:s/>Corporation <text:s/>(NYSE: MRO) (from 2002 to the present), UC RUSAL (from 2006 to the present), and is or has been a member of the boards of directors of WPP <text:s/>plc <text:s/>(from <text:s/>2001 <text:s/>to <text:s/>June <text:s/>2015), <text:s/>Lloyd’s <text:s/>of <text:s/>London <text:s/>(from <text:s/>2005 <text:s/>to <text:s/>2010), <text:s/>Songbird <text:s/>Estates <text:s/>(Canary <text:s/>Wharf), <text:s/>plc <text:s/>(from <text:s/>2006 <text:s/>to 2009), and the following privately-held or non-profit companies: Duck Creek Technologies (from 2009 to 2011), RAND Corporation (from <text:s/>2001 <text:s/>to <text:s/>2011 <text:s/>and <text:s/>2013 <text:s/>to <text:s/>the <text:s/>present), <text:s/>Atlantic <text:s/>Council <text:s/>of <text:s/>US <text:s/>(from <text:s/>2008 <text:s/>to <text:s/>the <text:s/>present), <text:s/>Smithsonian <text:s/>Museum <text:s/>of <text:s/>American History (from 2006 to the present), Salzburg Global Seminar (from 2008 to 2013), Middleton Place Foundation (from 2008 to 2013), Bankinter Foundation for Innovation (from 2007 to the present) and the Minerva Project (from 2015 to the present)</text:p>
          </table:table-cell>
          <table:table-cell table:style-name="ce1" office:value-type="float" office:value="0.2348" calcext:value-type="float">
            <text:p>0.2348</text:p>
          </table:table-cell>
        </table:table-row>
        <table:table-row table:style-name="ro3">
          <table:table-cell table:style-name="ce1" office:value-type="string" calcext:value-type="string">
            <text:p>SOCENV_INC</text:p>
          </table:table-cell>
          <table:table-cell table:style-name="ce2" office:value-type="string" calcext:value-type="string">
            <text:p>from the University of Virginia and an M.B.A. from the Wharton School of Finance at the University of Pennsylvania</text:p>
          </table:table-cell>
          <table:table-cell table:style-name="ce1" office:value-type="float" office:value="0.0644" calcext:value-type="float">
            <text:p>0.0644</text:p>
          </table:table-cell>
        </table:table-row>
        <table:table-row table:style-name="ro1">
          <table:table-cell table:style-name="ce1" office:value-type="string" calcext:value-type="string">
            <text:p>COMP_CON</text:p>
          </table:table-cell>
          <table:table-cell table:style-name="ce2" office:value-type="string" calcext:value-type="string">
            <text:p>Prior to joining the Post, Mr. Morse was a partner at Price Waterhouse (now PricewaterhouseCoopers), where he worked with publishing/media companies and multilateral lending institutions for more than 17 years</text:p>
          </table:table-cell>
          <table:table-cell table:style-name="ce1" office:value-type="float" office:value="0.2507" calcext:value-type="float">
            <text:p>0.2507</text:p>
          </table:table-cell>
        </table:table-row>
        <table:table-row table:style-name="ro3">
          <table:table-cell table:style-name="ce1" office:value-type="string" calcext:value-type="string">
            <text:p>SOCENV_INC</text:p>
          </table:table-cell>
          <table:table-cell table:style-name="ce2" office:value-type="string" calcext:value-type="string">
            <text:p>(NYSE: RYN) (from 2011 to 2014), Rayonier Advanced Materials (NYSE: RYAM) (from 2014 to 2015) and Lehigh Gas Partners LP (from 2012 to 2013)</text:p>
          </table:table-cell>
          <table:table-cell table:style-name="ce1" office:value-type="float" office:value="0.0519" calcext:value-type="float">
            <text:p>0.0519</text:p>
          </table:table-cell>
        </table:table-row>
        <table:table-row table:style-name="ro3">
          <table:table-cell table:style-name="ce1" office:value-type="string" calcext:value-type="string">
            <text:p>COMP_CON</text:p>
          </table:table-cell>
          <table:table-cell table:style-name="ce2" office:value-type="string" calcext:value-type="string">
            <text:p>(NYSE: RYN) (from 2011 to 2014), Rayonier Advanced Materials (NYSE: RYAM) (from 2014 to 2015) and Lehigh Gas Partners LP (from 2012 to 2013)</text:p>
          </table:table-cell>
          <table:table-cell table:style-name="ce1" office:value-type="float" office:value="0.4833" calcext:value-type="float">
            <text:p>0.4833</text:p>
          </table:table-cell>
        </table:table-row>
        <table:table-row table:style-name="ro4">
          <table:table-cell table:style-name="ce1" office:value-type="string" calcext:value-type="string">
            <text:p>COMP_CON</text:p>
          </table:table-cell>
          <table:table-cell table:style-name="ce2" office:value-type="string" calcext:value-type="string">
            <text:p>He <text:s/>began <text:s/>his <text:s/>career <text:s/>at <text:s/>the <text:s/>former Delmarva Power &amp; Light Co</text:p>
          </table:table-cell>
          <table:table-cell table:style-name="ce1" office:value-type="float" office:value="0.2179" calcext:value-type="float">
            <text:p>0.2179</text:p>
          </table:table-cell>
        </table:table-row>
        <table:table-row table:style-name="ro3">
          <table:table-cell table:style-name="ce1" office:value-type="string" calcext:value-type="string">
            <text:p>SOCENV_INC</text:p>
          </table:table-cell>
          <table:table-cell table:style-name="ce2" office:value-type="string" calcext:value-type="string">
            <text:p>Previously, <text:s/>he <text:s/>was <text:s/>Executive <text:s/>Vice <text:s/>President <text:s/>of <text:s/>USEC <text:s/>Inc. <text:s/>and <text:s/>President <text:s/>of <text:s/>two ABB <text:s/>Group <text:s/>subsidiaries: <text:s/>ABB <text:s/>Environmental <text:s/>Systems <text:s/>and <text:s/>ABB <text:s/>Resource <text:s/>Recovery <text:s/>Systems</text:p>
          </table:table-cell>
          <table:table-cell table:style-name="ce1" office:value-type="float" office:value="0.8424" calcext:value-type="float">
            <text:p>0.8424</text:p>
          </table:table-cell>
        </table:table-row>
        <table:table-row table:style-name="ro3">
          <table:table-cell table:style-name="ce1" office:value-type="string" calcext:value-type="string">
            <text:p>SOCENV_INC</text:p>
          </table:table-cell>
          <table:table-cell table:style-name="ce2" office:value-type="string" calcext:value-type="string">
            <text:p>Education : Mr. Miller holds a bachelor’s degree in electrical engineering from the University of Delaware and served in the US Navy nuclear submarine program</text:p>
          </table:table-cell>
          <table:table-cell table:style-name="ce1" office:value-type="float" office:value="0.6273" calcext:value-type="float">
            <text:p>0.6273</text:p>
          </table:table-cell>
        </table:table-row>
        <table:table-row table:style-name="ro6">
          <table:table-cell table:style-name="ce1" office:value-type="string" calcext:value-type="string">
            <text:p>SOCENV_INC</text:p>
          </table:table-cell>
          <table:table-cell table:style-name="ce2" office:value-type="string" calcext:value-type="string">
            <text:p>James H. Miller <text:s text:c="2"/>Age: <text:s/>67 Director Since: <text:s/>June 2013 Board Committees: Compensation Committee, Chair Financial Audit Committee Skills and Expertise: Energy Industry Former Public Company CEO Finance Global Business Qualifications and Experience : Mr. Miller brings to the AES Board his substantial experience in the energy industry both in the US and internationally, including experience in regulated utilities and competitive power markets</text:p>
          </table:table-cell>
          <table:table-cell table:style-name="ce1" office:value-type="float" office:value="0.1812" calcext:value-type="float">
            <text:p>0.1812</text:p>
          </table:table-cell>
        </table:table-row>
        <table:table-row table:style-name="ro1">
          <table:table-cell table:style-name="ce1" office:value-type="string" calcext:value-type="string">
            <text:p>SOCENV_INC</text:p>
          </table:table-cell>
          <table:table-cell table:style-name="ce2" office:value-type="string" calcext:value-type="string">
            <text:p>Mr. Morse also is Former Trustee and President Emeritus of the College Foundation of the University of Virginia (from 2002 to 2012), and completed a six-year term as a member of the Financial Accounting Standards Advisory Council (from 2004 to 2010)</text:p>
          </table:table-cell>
          <table:table-cell table:style-name="ce1" office:value-type="float" office:value="0.1056" calcext:value-type="float">
            <text:p>0.1056</text:p>
          </table:table-cell>
        </table:table-row>
        <table:table-row table:style-name="ro1">
          <table:table-cell table:style-name="ce1" office:value-type="string" calcext:value-type="string">
            <text:p>COMP_CON</text:p>
          </table:table-cell>
          <table:table-cell table:style-name="ce2" office:value-type="string" calcext:value-type="string">
            <text:p>(“AMS”), a technology and management consulting firm which grew from inception to 9,000 employees and $800 million in revenue, where he oversaw operations in the U.S., Europe, and Asia</text:p>
          </table:table-cell>
          <table:table-cell table:style-name="ce1" office:value-type="float" office:value="0.1628" calcext:value-type="float">
            <text:p>0.1628</text:p>
          </table:table-cell>
        </table:table-row>
        <table:table-row table:style-name="ro1">
          <table:table-cell table:style-name="ce1" office:value-type="string" calcext:value-type="string">
            <text:p>SOCENV_INC</text:p>
          </table:table-cell>
          <table:table-cell table:style-name="ce2" office:value-type="string" calcext:value-type="string">
            <text:p>(“AMS”), a technology and management consulting firm which grew from inception to 9,000 employees and $800 million in revenue, where he oversaw operations in the U.S., Europe, and Asia</text:p>
          </table:table-cell>
          <table:table-cell table:style-name="ce1" office:value-type="float" office:value="0.2475" calcext:value-type="float">
            <text:p>0.2475</text:p>
          </table:table-cell>
        </table:table-row>
        <table:table-row table:style-name="ro1">
          <table:table-cell table:style-name="ce1" office:value-type="string" calcext:value-type="string">
            <text:p>SOCENV_INC</text:p>
          </table:table-cell>
          <table:table-cell table:style-name="ce2" office:value-type="string" calcext:value-type="string">
            <text:p>He <text:s/>is <text:s/>currently <text:s/>a <text:s/>member <text:s/>of <text:s/>the <text:s/>board <text:s/>of <text:s/>directors <text:s/>of Capital <text:s/>Partners <text:s/>for <text:s/>Education, <text:s/>a <text:s/>non-profit <text:s/>organization <text:s/>and <text:s/>a <text:s/>member <text:s/>of <text:s/>the <text:s/>Controller <text:s/>General’s <text:s/>Advisory <text:s/>Board <text:s/>of <text:s/>the <text:s/>U.S</text:p>
          </table:table-cell>
          <table:table-cell table:style-name="ce1" office:value-type="float" office:value="0.0608" calcext:value-type="float">
            <text:p>0.0608</text:p>
          </table:table-cell>
        </table:table-row>
        <table:table-row table:style-name="ro3">
          <table:table-cell table:style-name="ce1" office:value-type="string" calcext:value-type="string">
            <text:p>SOCENV_INC</text:p>
          </table:table-cell>
          <table:table-cell table:style-name="ce2" office:value-type="string" calcext:value-type="string">
            <text:p>Dr. Naím is also the host and producer of Efecto Naím, a global Spanish language news and analysis broadcast</text:p>
          </table:table-cell>
          <table:table-cell table:style-name="ce1" office:value-type="float" office:value="0.2578" calcext:value-type="float">
            <text:p>0.2578</text:p>
          </table:table-cell>
        </table:table-row>
        <table:table-row table:style-name="ro1">
          <table:table-cell table:style-name="ce1" office:value-type="string" calcext:value-type="string">
            <text:p>SOCENV_INC</text:p>
          </table:table-cell>
          <table:table-cell table:style-name="ce2" office:value-type="string" calcext:value-type="string">
            <text:p>For fourteen years (from 1996 to 2010), Dr. <text:s/>Naím <text:s/>served <text:s/>as <text:s/>Editor <text:s/>in <text:s/>Chief <text:s/>for <text:s/>Foreign <text:s/>Policy <text:s text:c="2"/>magazine <text:s/>(first, <text:s/>at <text:s/>The <text:s/>Carnegie <text:s/>Endowment <text:s/>for <text:s/>International <text:s/>Peace <text:s/>and subsequently, at The Washington Post Company)</text:p>
          </table:table-cell>
          <table:table-cell table:style-name="ce1" office:value-type="float" office:value="0.09" calcext:value-type="float">
            <text:p>0.09</text:p>
          </table:table-cell>
        </table:table-row>
        <table:table-row table:style-name="ro1">
          <table:table-cell table:style-name="ce1" office:value-type="string" calcext:value-type="string">
            <text:p>SOCENV_INC</text:p>
          </table:table-cell>
          <table:table-cell table:style-name="ce2" office:value-type="string" calcext:value-type="string">
            <text:p>He <text:s/>is <text:s/>also <text:s/>the <text:s/>author <text:s/>of <text:s/>many <text:s/>scholarly articles and more than ten books on economics and politics and has broad experience as a consultant to corporations, governments and non-governmental organizations</text:p>
          </table:table-cell>
          <table:table-cell table:style-name="ce1" office:value-type="float" office:value="0.0728" calcext:value-type="float">
            <text:p>0.0728</text:p>
          </table:table-cell>
        </table:table-row>
        <table:table-row table:style-name="ro2">
          <table:table-cell table:style-name="ce1" office:value-type="string" calcext:value-type="string">
            <text:p>SOCENV_INC</text:p>
          </table:table-cell>
          <table:table-cell table:style-name="ce2" office:value-type="string" calcext:value-type="string">
            <text:p>Dr. Naím brings substantial international economics and <text:s/>political <text:s/>expertise <text:s/>to <text:s/>AES <text:s/>through <text:s/>his <text:s/>tenure <text:s/>as <text:s/>Venezuela’s <text:s/>Minister <text:s/>of <text:s/>Industry <text:s/>and <text:s/>Trade <text:s/>and <text:s/>Director <text:s/>of <text:s/>Venezuela’s <text:s/>Central Bank <text:s/>in <text:s/>the <text:s/>early <text:s/>1990s <text:s/>and <text:s/>as <text:s/>an <text:s/>Executive <text:s/>Director <text:s/>of <text:s/>the <text:s/>World <text:s/>Bank <text:s/>in <text:s/>the <text:s/>early <text:s/>1990s</text:p>
          </table:table-cell>
          <table:table-cell table:style-name="ce1" office:value-type="float" office:value="0.0914" calcext:value-type="float">
            <text:p>0.0914</text:p>
          </table:table-cell>
        </table:table-row>
        <table:table-row table:style-name="ro1">
          <table:table-cell table:style-name="ce1" office:value-type="string" calcext:value-type="string">
            <text:p>COMP_CON</text:p>
          </table:table-cell>
          <table:table-cell table:style-name="ce2" office:value-type="string" calcext:value-type="string">
            <text:p>For fourteen years (from 1996 to 2010), Dr. <text:s/>Naím <text:s/>served <text:s/>as <text:s/>Editor <text:s/>in <text:s/>Chief <text:s/>for <text:s/>Foreign <text:s/>Policy <text:s text:c="2"/>magazine <text:s/>(first, <text:s/>at <text:s/>The <text:s/>Carnegie <text:s/>Endowment <text:s/>for <text:s/>International <text:s/>Peace <text:s/>and subsequently, at The Washington Post Company)</text:p>
          </table:table-cell>
          <table:table-cell table:style-name="ce1" office:value-type="float" office:value="0.3052" calcext:value-type="float">
            <text:p>0.3052</text:p>
          </table:table-cell>
        </table:table-row>
        <table:table-row table:style-name="ro1">
          <table:table-cell table:style-name="ce1" office:value-type="string" calcext:value-type="string">
            <text:p>COMP_CON</text:p>
          </table:table-cell>
          <table:table-cell table:style-name="ce2" office:value-type="string" calcext:value-type="string">
            <text:p>He <text:s/>is <text:s/>also <text:s/>the <text:s/>author <text:s/>of <text:s/>many <text:s/>scholarly articles and more than ten books on economics and politics and has broad experience as a consultant to corporations, governments and non-governmental organizations</text:p>
          </table:table-cell>
          <table:table-cell table:style-name="ce1" office:value-type="float" office:value="0.754" calcext:value-type="float">
            <text:p>0.754</text:p>
          </table:table-cell>
        </table:table-row>
        <table:table-row table:style-name="ro6">
          <table:table-cell table:style-name="ce1" office:value-type="string" calcext:value-type="string">
            <text:p>SOCENV_INC</text:p>
          </table:table-cell>
          <table:table-cell table:style-name="ce2" office:value-type="string" calcext:value-type="string">
            <text:p>Moisés Naím <text:s text:c="2"/>Age: <text:s/>63 Director Since: <text:s/>April 2013 Board Committees: Nominating, Governance and Corporate Responsibility Committee Compensation Committee Skills and Expertise: Emerging Markets International Economics Governmental Experience Qualifications <text:s/>and <text:s/>Experience : <text:s/>Dr. <text:s/>Naím <text:s/>is <text:s/>a <text:s/>Distinguished <text:s/>Fellow <text:s/>in <text:s/>the <text:s/>International <text:s/>Economics <text:s/>Program <text:s/>at <text:s/>the <text:s/>Carnegie Endowment for International Peace and has served in that role from June 2010 to the present</text:p>
          </table:table-cell>
          <table:table-cell table:style-name="ce1" office:value-type="float" office:value="0.4366" calcext:value-type="float">
            <text:p>0.4366</text:p>
          </table:table-cell>
        </table:table-row>
        <table:table-row table:style-name="ro1">
          <table:table-cell table:style-name="ce1" office:value-type="string" calcext:value-type="string">
            <text:p>SOCENV_INC</text:p>
          </table:table-cell>
          <table:table-cell table:style-name="ce2" office:value-type="string" calcext:value-type="string">
            <text:p>He has written extensively on international economics and global politics, economic development and the consequences of globalization, and is the chief international columnist for El País and La Repubblica, which are high circulation daily newspapers in Spain and Italy, respectively</text:p>
          </table:table-cell>
          <table:table-cell table:style-name="ce1" office:value-type="float" office:value="0.585" calcext:value-type="float">
            <text:p>0.585</text:p>
          </table:table-cell>
        </table:table-row>
        <table:table-row table:style-name="ro6">
          <table:table-cell table:style-name="ce1" office:value-type="string" calcext:value-type="string">
            <text:p>COMP_CON</text:p>
          </table:table-cell>
          <table:table-cell table:style-name="ce2" office:value-type="string" calcext:value-type="string">
            <text:p>Moisés Naím <text:s text:c="2"/>Age: <text:s/>63 Director Since: <text:s/>April 2013 Board Committees: Nominating, Governance and Corporate Responsibility Committee Compensation Committee Skills and Expertise: Emerging Markets International Economics Governmental Experience Qualifications <text:s/>and <text:s/>Experience : <text:s/>Dr. <text:s/>Naím <text:s/>is <text:s/>a <text:s/>Distinguished <text:s/>Fellow <text:s/>in <text:s/>the <text:s/>International <text:s/>Economics <text:s/>Program <text:s/>at <text:s/>the <text:s/>Carnegie Endowment for International Peace and has served in that role from June 2010 to the present</text:p>
          </table:table-cell>
          <table:table-cell table:style-name="ce1" office:value-type="float" office:value="0.1506" calcext:value-type="float">
            <text:p>0.1506</text:p>
          </table:table-cell>
        </table:table-row>
        <table:table-row table:style-name="ro5">
          <table:table-cell table:style-name="ce1" office:value-type="string" calcext:value-type="string">
            <text:p>COMP_CON</text:p>
          </table:table-cell>
          <table:table-cell table:style-name="ce2" office:value-type="string" calcext:value-type="string">
            <text:p>Current <text:s/>and <text:s/>Former <text:s/>Directorships : <text:s/>Mr. <text:s/>Rossotti <text:s/>serves <text:s/>or <text:s/>served <text:s/>as <text:s/>a <text:s/>member <text:s/>of <text:s/>the <text:s/>boards <text:s/>of <text:s/>directors <text:s/>of <text:s/>Bank <text:s/>of <text:s/>America Corporation (NYSE: BAC) (from 2009 to 2013), Booz, Allen, Hamilton (NYSE: BAH) (from 2008 to the present), and Merrill Lynch Corporation <text:s/>(from <text:s/>2004 <text:s/>to <text:s/>2008) <text:s/>and <text:s/>the <text:s/>following <text:s/>privately <text:s/>held <text:s/>companies: <text:s/>Apollo <text:s/>Global <text:s/>(from <text:s/>2008 <text:s/>to <text:s/>2012), <text:s/>Compusearch Systems, <text:s/>Inc. <text:s/>(from <text:s/>2005 <text:s/>to <text:s/>2011), <text:s/>Quorum <text:s/>Management <text:s/>Solutions <text:s/>(from <text:s/>2010 <text:s/>to <text:s/>the <text:s/>present), <text:s/>Primatics <text:s/>Financial <text:s/>(from <text:s/>2011 <text:s/>to 2015), Wall Street Institute (from 2005 to 2010), ECi Software Solutions (from 2014 to the present), Carlyle Select Trust (from 2014 to 2015), Coolbine Systems (from 2015 to the present) and LDiscovery, LLC (2015 to the present)</text:p>
          </table:table-cell>
          <table:table-cell table:style-name="ce1" office:value-type="float" office:value="0.1902" calcext:value-type="float">
            <text:p>0.1902</text:p>
          </table:table-cell>
        </table:table-row>
        <table:table-row table:style-name="ro3">
          <table:table-cell table:style-name="ce1" office:value-type="string" calcext:value-type="string">
            <text:p>SOCENV_INC</text:p>
          </table:table-cell>
          <table:table-cell table:style-name="ce2" office:value-type="string" calcext:value-type="string">
            <text:p>Nominating, Governance and Corporate Responsibility Committee The <text:s/>members <text:s/>of <text:s/>the <text:s/>Nominating <text:s/>Committee <text:s/>are <text:s/>Tarun <text:s/>Khanna, <text:s/>Holly <text:s/>K</text:p>
          </table:table-cell>
          <table:table-cell table:style-name="ce1" office:value-type="float" office:value="0.4438" calcext:value-type="float">
            <text:p>0.4438</text:p>
          </table:table-cell>
        </table:table-row>
        <table:table-row table:style-name="ro3">
          <table:table-cell table:style-name="ce1" office:value-type="string" calcext:value-type="string">
            <text:p>COMP_CON</text:p>
          </table:table-cell>
          <table:table-cell table:style-name="ce2" office:value-type="string" calcext:value-type="string">
            <text:p>Nominating, Governance and Corporate Responsibility Committee The <text:s/>members <text:s/>of <text:s/>the <text:s/>Nominating <text:s/>Committee <text:s/>are <text:s/>Tarun <text:s/>Khanna, <text:s/>Holly <text:s/>K</text:p>
          </table:table-cell>
          <table:table-cell table:style-name="ce1" office:value-type="float" office:value="0.1535" calcext:value-type="float">
            <text:p>0.1535</text:p>
          </table:table-cell>
        </table:table-row>
        <table:table-row table:style-name="ro3">
          <table:table-cell table:style-name="ce1" office:value-type="string" calcext:value-type="string">
            <text:p>COMP_CON</text:p>
          </table:table-cell>
          <table:table-cell table:style-name="ce2" office:value-type="string" calcext:value-type="string">
            <text:p>Our <text:s/>Board <text:s/>has <text:s/>determined that all members of the Audit Committee are independent within the meaning of the SEC rules and under the current listing standards of the NYSE</text:p>
          </table:table-cell>
          <table:table-cell table:style-name="ce1" office:value-type="float" office:value="0.0749" calcext:value-type="float">
            <text:p>0.0749</text:p>
          </table:table-cell>
        </table:table-row>
        <table:table-row table:style-name="ro3">
          <table:table-cell table:style-name="ce1" office:value-type="string" calcext:value-type="string">
            <text:p>SOCENV_INC</text:p>
          </table:table-cell>
          <table:table-cell table:style-name="ce2" office:value-type="string" calcext:value-type="string">
            <text:p>The Innovation and Technology Committee operates under the Charter of the Innovation and Technology Committee adopted and approved by the Board</text:p>
          </table:table-cell>
          <table:table-cell table:style-name="ce1" office:value-type="float" office:value="0.177" calcext:value-type="float">
            <text:p>0.177</text:p>
          </table:table-cell>
        </table:table-row>
        <table:table-row table:style-name="ro1">
          <table:table-cell table:style-name="ce1" office:value-type="string" calcext:value-type="string">
            <text:p>SOCENV_INC</text:p>
          </table:table-cell>
          <table:table-cell table:style-name="ce2" office:value-type="string" calcext:value-type="string">
            <text:p>Innovation and Technology Committee The members of the Innovation and Technology Committee are Andrés R. Gluski, Kristina M. Johnson (Chair), Charles L. Harrington, Tarun <text:s/>Khanna, <text:s/>and <text:s/>Philip <text:s/>Lader</text:p>
          </table:table-cell>
          <table:table-cell table:style-name="ce1" office:value-type="float" office:value="0.6119" calcext:value-type="float">
            <text:p>0.6119</text:p>
          </table:table-cell>
        </table:table-row>
        <table:table-row table:style-name="ro3">
          <table:table-cell table:style-name="ce1" office:value-type="string" calcext:value-type="string">
            <text:p>SOCENV_INC</text:p>
          </table:table-cell>
          <table:table-cell table:style-name="ce2" office:value-type="string" calcext:value-type="string">
            <text:p>The Audit <text:s/>Committee <text:s/>operates <text:s/>under <text:s/>the <text:s/>Charter <text:s/>of <text:s/>the <text:s/>Audit <text:s/>Committee <text:s/>adopted <text:s/>and <text:s/>approved <text:s/>by <text:s/>the <text:s/>Board</text:p>
          </table:table-cell>
          <table:table-cell table:style-name="ce1" office:value-type="float" office:value="0.0629" calcext:value-type="float">
            <text:p>0.0629</text:p>
          </table:table-cell>
        </table:table-row>
        <table:table-row table:style-name="ro1">
          <table:table-cell table:style-name="ce1" office:value-type="string" calcext:value-type="string">
            <text:p>SOCENV_INC</text:p>
          </table:table-cell>
          <table:table-cell table:style-name="ce2" office:value-type="string" calcext:value-type="string">
            <text:p>It is also responsible for oversight of the Company’s performance <text:s/>excellence <text:s/>and <text:s/>continuous <text:s/>improvement <text:s/>program <text:s/>and <text:s/>the <text:s/>Company’s <text:s/>approach <text:s/>to <text:s/>the <text:s/>replication <text:s/>of <text:s/>innovative <text:s/>solutions across businesses</text:p>
          </table:table-cell>
          <table:table-cell table:style-name="ce1" office:value-type="float" office:value="0.3759" calcext:value-type="float">
            <text:p>0.3759</text:p>
          </table:table-cell>
        </table:table-row>
        <table:table-row table:style-name="ro2">
          <table:table-cell table:style-name="ce1" office:value-type="string" calcext:value-type="string">
            <text:p>SOCENV_INC</text:p>
          </table:table-cell>
          <table:table-cell table:style-name="ce2" office:value-type="string" calcext:value-type="string">
            <text:p>The <text:s/>Innovation <text:s/>and <text:s/>Technology <text:s/>Committee <text:s/>is <text:s/>responsible <text:s/>for <text:s/>oversight <text:s/>of <text:s/>the <text:s/>Company’s <text:s/>efforts <text:s/>to foster growth through innovation and in evaluating the Company’s efforts to identify and address risks and opportunities in the power industry and adjacent industries arising from emerging or competing technologies</text:p>
          </table:table-cell>
          <table:table-cell table:style-name="ce1" office:value-type="float" office:value="0.7056" calcext:value-type="float">
            <text:p>0.7056</text:p>
          </table:table-cell>
        </table:table-row>
        <table:table-row table:style-name="ro3">
          <table:table-cell table:style-name="ce1" office:value-type="string" calcext:value-type="string">
            <text:p>COMP_CON</text:p>
          </table:table-cell>
          <table:table-cell table:style-name="ce2" office:value-type="string" calcext:value-type="string">
            <text:p>The <text:s/>Audit <text:s/>Committee, <text:s/>on behalf of the Board, also appoints the Company’s independent auditors, subject to Stockholder ratification, at the Annual Meeting</text:p>
          </table:table-cell>
          <table:table-cell table:style-name="ce1" office:value-type="float" office:value="0.4652" calcext:value-type="float">
            <text:p>0.4652</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is responsible for the review and oversight of the Company’s performance with respect to its financial responsibilities and <text:s/>the <text:s/>integrity <text:s/>of <text:s/>the <text:s/>Company’s <text:s/>accounting <text:s/>and <text:s/>reporting <text:s/>practices</text:p>
          </table:table-cell>
          <table:table-cell table:style-name="ce1" office:value-type="float" office:value="0.0546" calcext:value-type="float">
            <text:p>0.0546</text:p>
          </table:table-cell>
        </table:table-row>
        <table:table-row table:style-name="ro2">
          <table:table-cell table:style-name="ce1" office:value-type="string" calcext:value-type="string">
            <text:p>SOCENV_INC</text:p>
          </table:table-cell>
          <table:table-cell table:style-name="ce2" office:value-type="string" calcext:value-type="string">
            <text:p>The Board has also determined that each member of the Audit Committee is “financially literate” as required by the NYSE rules, and that each of Messrs. Harrington, Morse, and Miller are Audit Committee Financial Experts pursuant to SEC rules based on, among other things, the experience of such member, as described under “Proposal 1: Election of Directors” of this Proxy Statement</text:p>
          </table:table-cell>
          <table:table-cell table:style-name="ce1" office:value-type="float" office:value="0.0622" calcext:value-type="float">
            <text:p>0.0622</text:p>
          </table:table-cell>
        </table:table-row>
        <table:table-row table:style-name="ro2">
          <table:table-cell table:style-name="ce1" office:value-type="string" calcext:value-type="string">
            <text:p>COMP_CON</text:p>
          </table:table-cell>
          <table:table-cell table:style-name="ce2" office:value-type="string" calcext:value-type="string">
            <text:p>The Board has also determined that each member of the Audit Committee is “financially literate” as required by the NYSE rules, and that each of Messrs. Harrington, Morse, and Miller are Audit Committee Financial Experts pursuant to SEC rules based on, among other things, the experience of such member, as described under “Proposal 1: Election of Directors” of this Proxy Statement</text:p>
          </table:table-cell>
          <table:table-cell table:style-name="ce1" office:value-type="float" office:value="0.0517" calcext:value-type="float">
            <text:p>0.0517</text:p>
          </table:table-cell>
        </table:table-row>
        <table:table-row table:style-name="ro3">
          <table:table-cell table:style-name="ce1" office:value-type="string" calcext:value-type="string">
            <text:p>COMP_CON</text:p>
          </table:table-cell>
          <table:table-cell table:style-name="ce2" office:value-type="string" calcext:value-type="string">
            <text:p>STANDING COMMITTEES Compensation Committee The members of the Compensation Committee are Kristina M. Johnson, Holly K. Koeppel, James H. Miller (Chair), and Moisés Naím</text:p>
          </table:table-cell>
          <table:table-cell table:style-name="ce1" office:value-type="float" office:value="0.1128" calcext:value-type="float">
            <text:p>0.1128</text:p>
          </table:table-cell>
        </table:table-row>
        <table:table-row table:style-name="ro1">
          <table:table-cell table:style-name="ce1" office:value-type="string" calcext:value-type="string">
            <text:p>SOCENV_INC</text:p>
          </table:table-cell>
          <table:table-cell table:style-name="ce2" office:value-type="string" calcext:value-type="string">
            <text:p>THE COMMITTEES OF THE BOARD In <text:s/>2015, <text:s/>the <text:s/>Board <text:s/>maintained <text:s/>five <text:s/>standing <text:s/>Committees: <text:s/>Compensation <text:s/>Committee, <text:s/>Audit <text:s/>Committee, <text:s/>Innovation <text:s/>and <text:s/>Technology Committee, <text:s/>Nominating <text:s/>Committee, <text:s/>and <text:s/>Strategy <text:s/>and <text:s/>Investment <text:s/>Committee</text:p>
          </table:table-cell>
          <table:table-cell table:style-name="ce1" office:value-type="float" office:value="0.4675" calcext:value-type="float">
            <text:p>0.4675</text:p>
          </table:table-cell>
        </table:table-row>
        <table:table-row table:style-name="ro1">
          <table:table-cell table:style-name="ce1" office:value-type="string" calcext:value-type="string">
            <text:p>COMP_CON</text:p>
          </table:table-cell>
          <table:table-cell table:style-name="ce2" office:value-type="string" calcext:value-type="string">
            <text:p>THE COMMITTEES OF THE BOARD In <text:s/>2015, <text:s/>the <text:s/>Board <text:s/>maintained <text:s/>five <text:s/>standing <text:s/>Committees: <text:s/>Compensation <text:s/>Committee, <text:s/>Audit <text:s/>Committee, <text:s/>Innovation <text:s/>and <text:s/>Technology Committee, <text:s/>Nominating <text:s/>Committee, <text:s/>and <text:s/>Strategy <text:s/>and <text:s/>Investment <text:s/>Committee</text:p>
          </table:table-cell>
          <table:table-cell table:style-name="ce1" office:value-type="float" office:value="0.0533" calcext:value-type="float">
            <text:p>0.0533</text:p>
          </table:table-cell>
        </table:table-row>
        <table:table-row table:style-name="ro1">
          <table:table-cell table:style-name="ce1" office:value-type="string" calcext:value-type="string">
            <text:p>COMP_CON</text:p>
          </table:table-cell>
          <table:table-cell table:style-name="ce2" office:value-type="string" calcext:value-type="string">
            <text:p>Consistent <text:s/>with <text:s/>the requirements <text:s/>of <text:s/>the <text:s/>Charter, <text:s/>the <text:s/>Board <text:s/>determined <text:s/>that <text:s/>all <text:s/>Compensation <text:s/>Committee <text:s/>members <text:s/>are <text:s/>independent <text:s/>within <text:s/>the <text:s/>meaning <text:s/>of SEC <text:s/>rules <text:s/>and <text:s/>current <text:s/>listing <text:s/>standards <text:s/>of <text:s/>the <text:s/>NYSE</text:p>
          </table:table-cell>
          <table:table-cell table:style-name="ce1" office:value-type="float" office:value="0.0658" calcext:value-type="float">
            <text:p>0.0658</text:p>
          </table:table-cell>
        </table:table-row>
        <table:table-row table:style-name="ro1">
          <table:table-cell table:style-name="ce1" office:value-type="string" calcext:value-type="string">
            <text:p>COMP_CON</text:p>
          </table:table-cell>
          <table:table-cell table:style-name="ce2" office:value-type="string" calcext:value-type="string">
            <text:p>The <text:s/>Board <text:s/>has <text:s/>determined <text:s/>that <text:s/>each <text:s/>of <text:s/>the <text:s/>members <text:s/>of the <text:s/>Compensation <text:s/>Committee, <text:s/>Audit <text:s/>Committee, <text:s/>and <text:s/>Nominating <text:s/>Committee <text:s/>meets <text:s/>the <text:s/>standards <text:s/>of <text:s/>independence <text:s/>established <text:s/>by <text:s/>the NYSE as currently in effect</text:p>
          </table:table-cell>
          <table:table-cell table:style-name="ce1" office:value-type="float" office:value="0.718" calcext:value-type="float">
            <text:p>0.718</text:p>
          </table:table-cell>
        </table:table-row>
        <table:table-row table:style-name="ro1">
          <table:table-cell table:style-name="ce1" office:value-type="string" calcext:value-type="string">
            <text:p>SOCENV_INC</text:p>
          </table:table-cell>
          <table:table-cell table:style-name="ce2" office:value-type="string" calcext:value-type="string">
            <text:p>The Nominating Committee also considers governance, social responsibility and cybersecurity issues relating to the Board and the Company, and considers the scope of the Company’s internal environmental and safety audit programs</text:p>
          </table:table-cell>
          <table:table-cell table:style-name="ce1" office:value-type="float" office:value="0.9853" calcext:value-type="float">
            <text:p>0.9853</text:p>
          </table:table-cell>
        </table:table-row>
        <table:table-row table:style-name="ro2">
          <table:table-cell table:style-name="ce1" office:value-type="string" calcext:value-type="string">
            <text:p>SOCENV_INC</text:p>
          </table:table-cell>
          <table:table-cell table:style-name="ce2" office:value-type="string" calcext:value-type="string">
            <text:p>BOARD’S ROLE IN RISK MANAGEMENT Our <text:s/>Management <text:s/>is <text:s/>responsible <text:s/>for <text:s/>the <text:s/>management <text:s/>and <text:s/>assessment <text:s/>of <text:s/>risk <text:s/>at <text:s/>the <text:s/>Company, <text:s/>including <text:s/>communication <text:s/>of <text:s/>the <text:s/>most material <text:s/>risks <text:s/>to <text:s/>the <text:s/>Board <text:s/>and <text:s/>its <text:s/>Committees, <text:s/>which <text:s/>provide <text:s/>oversight <text:s/>over <text:s/>the <text:s/>risk <text:s/>management <text:s/>practices <text:s/>implemented <text:s/>by</text:p>
          </table:table-cell>
          <table:table-cell table:style-name="ce1" office:value-type="float" office:value="0.2677" calcext:value-type="float">
            <text:p>0.2677</text:p>
          </table:table-cell>
        </table:table-row>
        <table:table-row table:style-name="ro1">
          <table:table-cell table:style-name="ce1" office:value-type="string" calcext:value-type="string">
            <text:p>COMP_CON</text:p>
          </table:table-cell>
          <table:table-cell table:style-name="ce2" office:value-type="string" calcext:value-type="string">
            <text:p>Committee Charters A copy of each Committee Charter can be obtained from the Company’s website ( www.aes.com ) or by sending a request to the Office of the Corporate Secretary, The AES Corporation, 4300 Wilson Boulevard, Arlington, VA 22203</text:p>
          </table:table-cell>
          <table:table-cell table:style-name="ce1" office:value-type="float" office:value="0.0975" calcext:value-type="float">
            <text:p>0.0975</text:p>
          </table:table-cell>
        </table:table-row>
        <table:table-row table:style-name="ro3">
          <table:table-cell table:style-name="ce1" office:value-type="string" calcext:value-type="string">
            <text:p>SOCENV_INC</text:p>
          </table:table-cell>
          <table:table-cell table:style-name="ce2" office:value-type="string" calcext:value-type="string">
            <text:p>Energy <text:s/>Databases, <text:s/>and <text:s/>providing <text:s/>the <text:s/>Committee <text:s/>with <text:s/>a <text:s/>benchmarking <text:s/>analysis <text:s/>of <text:s/>such <text:s/>companies’ <text:s/>practices <text:s/>as <text:s/>compared <text:s/>to <text:s/>the Company’s Director compensation program</text:p>
          </table:table-cell>
          <table:table-cell table:style-name="ce1" office:value-type="float" office:value="0.0576" calcext:value-type="float">
            <text:p>0.0576</text:p>
          </table:table-cell>
        </table:table-row>
        <table:table-row table:style-name="ro3">
          <table:table-cell table:style-name="ce1" office:value-type="string" calcext:value-type="string">
            <text:p>COMP_CON</text:p>
          </table:table-cell>
          <table:table-cell table:style-name="ce2" office:value-type="string" calcext:value-type="string">
            <text:p>Energy <text:s/>Databases, <text:s/>and <text:s/>providing <text:s/>the <text:s/>Committee <text:s/>with <text:s/>a <text:s/>benchmarking <text:s/>analysis <text:s/>of <text:s/>such <text:s/>companies’ <text:s/>practices <text:s/>as <text:s/>compared <text:s/>to <text:s/>the Company’s Director compensation program</text:p>
          </table:table-cell>
          <table:table-cell table:style-name="ce1" office:value-type="float" office:value="0.3079" calcext:value-type="float">
            <text:p>0.3079</text:p>
          </table:table-cell>
        </table:table-row>
        <table:table-row table:style-name="ro11">
          <table:table-cell table:style-name="ce1" office:value-type="string" calcext:value-type="string">
            <text:p>COMP_CON</text:p>
          </table:table-cell>
          <table:table-cell table:style-name="ce2" office:value-type="string" calcext:value-type="string">
            <text:p>Stockholders <text:s/>wishing <text:s/>to recommend persons for consideration by the Nominating Committee as nominees for election to the Board can do so by writing to the Office <text:s/>of <text:s/>the <text:s/>Corporate <text:s/>Secretary, <text:s/>The <text:s/>AES <text:s/>Corporation, <text:s/>4300 <text:s/>Wilson <text:s/>Boulevard, <text:s/>Arlington, <text:s/>Virginia <text:s/>22203 <text:s/>and <text:s/>providing <text:s/>the information <text:s/>and <text:s/>following <text:s/>the <text:s/>additional <text:s/>procedures <text:s/>set <text:s/>forth <text:s/>in <text:s/>the <text:s/>By-Laws, <text:s/>which <text:s/>are <text:s/>described <text:s/>in <text:s/>“ <text:s/>Governance <text:s/>Matters: Stockholder Proposals and Nominations for Director” of this Proxy Statement</text:p>
          </table:table-cell>
          <table:table-cell table:style-name="ce1" office:value-type="float" office:value="0.4806" calcext:value-type="float">
            <text:p>0.4806</text:p>
          </table:table-cell>
        </table:table-row>
        <table:table-row table:style-name="ro11">
          <table:table-cell table:style-name="ce1" office:value-type="string" calcext:value-type="string">
            <text:p>SOCENV_INC</text:p>
          </table:table-cell>
          <table:table-cell table:style-name="ce2" office:value-type="string" calcext:value-type="string">
            <text:p>Stockholders <text:s/>wishing <text:s/>to recommend persons for consideration by the Nominating Committee as nominees for election to the Board can do so by writing to the Office <text:s/>of <text:s/>the <text:s/>Corporate <text:s/>Secretary, <text:s/>The <text:s/>AES <text:s/>Corporation, <text:s/>4300 <text:s/>Wilson <text:s/>Boulevard, <text:s/>Arlington, <text:s/>Virginia <text:s/>22203 <text:s/>and <text:s/>providing <text:s/>the information <text:s/>and <text:s/>following <text:s/>the <text:s/>additional <text:s/>procedures <text:s/>set <text:s/>forth <text:s/>in <text:s/>the <text:s/>By-Laws, <text:s/>which <text:s/>are <text:s/>described <text:s/>in <text:s/>“ <text:s/>Governance <text:s/>Matters: Stockholder Proposals and Nominations for Director” of this Proxy Statement</text:p>
          </table:table-cell>
          <table:table-cell table:style-name="ce1" office:value-type="float" office:value="0.1023" calcext:value-type="float">
            <text:p>0.1023</text:p>
          </table:table-cell>
        </table:table-row>
        <table:table-row table:style-name="ro1">
          <table:table-cell table:style-name="ce1" office:value-type="string" calcext:value-type="string">
            <text:p>COMP_CON</text:p>
          </table:table-cell>
          <table:table-cell table:style-name="ce2" office:value-type="string" calcext:value-type="string">
            <text:p>The General Counsel’s Office conducts research on other companies’ Director compensation practices by reviewing a broad-based Director compensation study and survey data from Willis Towers Watson’s U.S. General Industry and U.S</text:p>
          </table:table-cell>
          <table:table-cell table:style-name="ce1" office:value-type="float" office:value="0.4721" calcext:value-type="float">
            <text:p>0.4721</text:p>
          </table:table-cell>
        </table:table-row>
        <table:table-row table:style-name="ro1">
          <table:table-cell table:style-name="ce1" office:value-type="string" calcext:value-type="string">
            <text:p>SOCENV_INC</text:p>
          </table:table-cell>
          <table:table-cell table:style-name="ce2" office:value-type="string" calcext:value-type="string">
            <text:p>However, <text:s/>the <text:s/>charter <text:s/>of <text:s/>the Nominating Committee requires that the Committee review the composition of the Board to ensure it has the “appropriate balance” of attributes, <text:s/>including, <text:s/>but <text:s/>not <text:s/>limited <text:s/>to, <text:s/>knowledge, <text:s/>experience <text:s/>and <text:s/>diversity</text:p>
          </table:table-cell>
          <table:table-cell table:style-name="ce1" office:value-type="float" office:value="0.6753" calcext:value-type="float">
            <text:p>0.6753</text:p>
          </table:table-cell>
        </table:table-row>
        <table:table-row table:style-name="ro1">
          <table:table-cell table:style-name="ce1" office:value-type="string" calcext:value-type="string">
            <text:p>COMP_CON</text:p>
          </table:table-cell>
          <table:table-cell table:style-name="ce2" office:value-type="string" calcext:value-type="string">
            <text:p>However, <text:s/>the <text:s/>charter <text:s/>of <text:s/>the Nominating Committee requires that the Committee review the composition of the Board to ensure it has the “appropriate balance” of attributes, <text:s/>including, <text:s/>but <text:s/>not <text:s/>limited <text:s/>to, <text:s/>knowledge, <text:s/>experience <text:s/>and <text:s/>diversity</text:p>
          </table:table-cell>
          <table:table-cell table:style-name="ce1" office:value-type="float" office:value="0.0776" calcext:value-type="float">
            <text:p>0.0776</text:p>
          </table:table-cell>
        </table:table-row>
        <table:table-row table:style-name="ro6">
          <table:table-cell table:style-name="ce1" office:value-type="string" calcext:value-type="string">
            <text:p>SOCENV_INC</text:p>
          </table:table-cell>
          <table:table-cell table:style-name="ce2" office:value-type="string" calcext:value-type="string">
            <text:p>Director <text:s/>nominees <text:s/>are <text:s/>selected <text:s/>on <text:s/>the <text:s/>basis <text:s/>of, <text:s/>among <text:s/>other <text:s/>things, <text:s/>experience, <text:s/>knowledge, <text:s/>skills, <text:s/>expertise, integrity, ability to make independent analytical inquiries, understanding the Company’s global business environment and willingness to devote <text:s/>adequate <text:s/>time <text:s/>and <text:s/>effort <text:s/>to <text:s/>Board <text:s/>responsibilities <text:s/>so <text:s/>as <text:s/>to <text:s/>enhance <text:s/>the <text:s/>Board’s <text:s/>ability <text:s/>to <text:s/>oversee <text:s/>and <text:s/>direct <text:s/>the <text:s/>affairs <text:s/>and business of the Company</text:p>
          </table:table-cell>
          <table:table-cell table:style-name="ce1" office:value-type="float" office:value="0.3867" calcext:value-type="float">
            <text:p>0.3867</text:p>
          </table:table-cell>
        </table:table-row>
        <table:table-row table:style-name="ro6">
          <table:table-cell table:style-name="ce1" office:value-type="string" calcext:value-type="string">
            <text:p>COMP_CON</text:p>
          </table:table-cell>
          <table:table-cell table:style-name="ce2" office:value-type="string" calcext:value-type="string">
            <text:p>Director <text:s/>nominees <text:s/>are <text:s/>selected <text:s/>on <text:s/>the <text:s/>basis <text:s/>of, <text:s/>among <text:s/>other <text:s/>things, <text:s/>experience, <text:s/>knowledge, <text:s/>skills, <text:s/>expertise, integrity, ability to make independent analytical inquiries, understanding the Company’s global business environment and willingness to devote <text:s/>adequate <text:s/>time <text:s/>and <text:s/>effort <text:s/>to <text:s/>Board <text:s/>responsibilities <text:s/>so <text:s/>as <text:s/>to <text:s/>enhance <text:s/>the <text:s/>Board’s <text:s/>ability <text:s/>to <text:s/>oversee <text:s/>and <text:s/>direct <text:s/>the <text:s/>affairs <text:s/>and business of the Company</text:p>
          </table:table-cell>
          <table:table-cell table:style-name="ce1" office:value-type="float" office:value="0.0848" calcext:value-type="float">
            <text:p>0.0848</text:p>
          </table:table-cell>
        </table:table-row>
        <table:table-row table:style-name="ro2">
          <table:table-cell table:style-name="ce1" office:value-type="string" calcext:value-type="string">
            <text:p>COMP_CON</text:p>
          </table:table-cell>
          <table:table-cell table:style-name="ce2" office:value-type="string" calcext:value-type="string">
            <text:p>In <text:s/>reviewing <text:s/>and <text:s/>determining <text:s/>the compensation paid to Directors, the Nominating Committee considers how such compensation relates and compares to that of similarly- sized general industry and energy companies and the General Counsel’s Office assists the Nominating Committee with its review of our Director compensation program</text:p>
          </table:table-cell>
          <table:table-cell table:style-name="ce1" office:value-type="float" office:value="0.4929" calcext:value-type="float">
            <text:p>0.4929</text:p>
          </table:table-cell>
        </table:table-row>
        <table:table-row table:style-name="ro3">
          <table:table-cell table:style-name="ce1" office:value-type="string" calcext:value-type="string">
            <text:p>SOCENV_INC</text:p>
          </table:table-cell>
          <table:table-cell table:style-name="ce2" office:value-type="string" calcext:value-type="string">
            <text:p>Under <text:s/>the <text:s/>Corporate <text:s/>Governance <text:s/>Guidelines, <text:s/>a <text:s/>Director <text:s/>who <text:s/>is <text:s/>also <text:s/>an Officer <text:s/>of <text:s/>AES <text:s/>is <text:s/>not <text:s/>permitted <text:s/>to <text:s/>receive <text:s/>additional <text:s/>compensation <text:s/>for <text:s/>service <text:s/>as <text:s/>a <text:s/>Director</text:p>
          </table:table-cell>
          <table:table-cell table:style-name="ce1" office:value-type="float" office:value="0.1382" calcext:value-type="float">
            <text:p>0.1382</text:p>
          </table:table-cell>
        </table:table-row>
        <table:table-row table:style-name="ro3">
          <table:table-cell table:style-name="ce1" office:value-type="string" calcext:value-type="string">
            <text:p>COMP_CON</text:p>
          </table:table-cell>
          <table:table-cell table:style-name="ce2" office:value-type="string" calcext:value-type="string">
            <text:p>The <text:s/>Board <text:s/>proposes <text:s/>a <text:s/>slate <text:s/>of <text:s/>Director <text:s/>nominees <text:s/>to <text:s/>the <text:s/>Stockholders <text:s/>for <text:s/>election <text:s/>to <text:s/>the <text:s/>Board, <text:s/>using <text:s/>information provided by the Nominating Committee</text:p>
          </table:table-cell>
          <table:table-cell table:style-name="ce1" office:value-type="float" office:value="0.0571" calcext:value-type="float">
            <text:p>0.0571</text:p>
          </table:table-cell>
        </table:table-row>
        <table:table-row table:style-name="ro1">
          <table:table-cell table:style-name="ce1" office:value-type="string" calcext:value-type="string">
            <text:p>SOCENV_INC</text:p>
          </table:table-cell>
          <table:table-cell table:style-name="ce2" office:value-type="string" calcext:value-type="string">
            <text:p>In <text:s/>addition, <text:s/>the <text:s/>Company’s <text:s/>Corporate <text:s/>Governance Guidelines establish that the size of the Board shall be nine to twelve members, a range which “permits diversity of experience without hindering <text:s/>effective <text:s/>discussion <text:s/>or <text:s/>diminishing <text:s/>individual <text:s/>accountability.”</text:p>
          </table:table-cell>
          <table:table-cell table:style-name="ce1" office:value-type="float" office:value="0.8467" calcext:value-type="float">
            <text:p>0.8467</text:p>
          </table:table-cell>
        </table:table-row>
        <table:table-row table:style-name="ro4">
          <table:table-cell table:style-name="ce1" office:value-type="string" calcext:value-type="string">
            <text:p>COMP_CON</text:p>
          </table:table-cell>
          <table:table-cell table:style-name="ce2" office:value-type="string" calcext:value-type="string">
            <text:p>The Board also evaluates its effectiveness with regard to specific areas of expertise</text:p>
          </table:table-cell>
          <table:table-cell table:style-name="ce1" office:value-type="float" office:value="0.4222" calcext:value-type="float">
            <text:p>0.4222</text:p>
          </table:table-cell>
        </table:table-row>
        <table:table-row table:style-name="ro4">
          <table:table-cell table:style-name="ce1" office:value-type="string" calcext:value-type="string">
            <text:p>SOCENV_INC</text:p>
          </table:table-cell>
          <table:table-cell table:style-name="ce2" office:value-type="string" calcext:value-type="string">
            <text:p>The <text:s/>Company <text:s/>does <text:s/>not <text:s/>maintain <text:s/>a <text:s/>separate <text:s/>policy <text:s/>regarding <text:s/>the <text:s/>diversity <text:s/>of <text:s/>the <text:s/>Board</text:p>
          </table:table-cell>
          <table:table-cell table:style-name="ce1" office:value-type="float" office:value="0.7675" calcext:value-type="float">
            <text:p>0.7675</text:p>
          </table:table-cell>
        </table:table-row>
        <table:table-row table:style-name="ro1">
          <table:table-cell table:style-name="ce1" office:value-type="string" calcext:value-type="string">
            <text:p>SOCENV_INC</text:p>
          </table:table-cell>
          <table:table-cell table:style-name="ce2" office:value-type="string" calcext:value-type="string">
            <text:p>Pursuant to our Corporate Governance Guidelines, our Nominating Committee reviews the qualifications of proposed Director nominees to serve on our Board and recommends Director nominees to our Board for election at the Company’s Annual <text:s/>Meeting</text:p>
          </table:table-cell>
          <table:table-cell table:style-name="ce1" office:value-type="float" office:value="0.1093" calcext:value-type="float">
            <text:p>0.1093</text:p>
          </table:table-cell>
        </table:table-row>
        <table:table-row table:style-name="ro4">
          <table:table-cell table:style-name="ce1" office:value-type="string" calcext:value-type="string">
            <text:p>SOCENV_INC</text:p>
          </table:table-cell>
          <table:table-cell table:style-name="ce2" office:value-type="string" calcext:value-type="string">
            <text:p>Diversity</text:p>
          </table:table-cell>
          <table:table-cell table:style-name="ce1" office:value-type="float" office:value="0.9769" calcext:value-type="float">
            <text:p>0.9769</text:p>
          </table:table-cell>
        </table:table-row>
        <table:table-row table:style-name="ro3">
          <table:table-cell table:style-name="ce1" office:value-type="string" calcext:value-type="string">
            <text:p>COMP_CON</text:p>
          </table:table-cell>
          <table:table-cell table:style-name="ce2" office:value-type="string" calcext:value-type="string">
            <text:p>Consistent <text:s/>with <text:s/>the <text:s/>requirements <text:s/>of <text:s/>the <text:s/>Charter, <text:s/>the <text:s/>Board <text:s/>determined <text:s/>that <text:s/>all Nominating Committee members are independent within the meaning of the listing standards of the NYSE</text:p>
          </table:table-cell>
          <table:table-cell table:style-name="ce1" office:value-type="float" office:value="0.0557" calcext:value-type="float">
            <text:p>0.0557</text:p>
          </table:table-cell>
        </table:table-row>
        <table:table-row table:style-name="ro3">
          <table:table-cell table:style-name="ce1" office:value-type="string" calcext:value-type="string">
            <text:p>COMP_CON</text:p>
          </table:table-cell>
          <table:table-cell table:style-name="ce2" office:value-type="string" calcext:value-type="string">
            <text:p>In accordance with the Company’s Corporate Governance Guidelines, non-management Directors met in executive session after each in- person <text:s/>meeting <text:s/>of <text:s/>the <text:s/>Board</text:p>
          </table:table-cell>
          <table:table-cell table:style-name="ce1" office:value-type="float" office:value="0.7745" calcext:value-type="float">
            <text:p>0.7745</text:p>
          </table:table-cell>
        </table:table-row>
        <table:table-row table:style-name="ro3">
          <table:table-cell table:style-name="ce1" office:value-type="string" calcext:value-type="string">
            <text:p>COMP_CON</text:p>
          </table:table-cell>
          <table:table-cell table:style-name="ce2" office:value-type="string" calcext:value-type="string">
            <text:p>In <text:s/>2015, <text:s/>no <text:s/>Director <text:s/>attended <text:s/>less <text:s/>than <text:s/>75% <text:s/>of <text:s/>the <text:s/>aggregate <text:s/>of <text:s/>all <text:s/>meetings <text:s/>of <text:s/>the <text:s/>Board <text:s/>and <text:s/>the Committees on which they then served</text:p>
          </table:table-cell>
          <table:table-cell table:style-name="ce1" office:value-type="float" office:value="0.6034" calcext:value-type="float">
            <text:p>0.6034</text:p>
          </table:table-cell>
        </table:table-row>
        <table:table-row table:style-name="ro1">
          <table:table-cell table:style-name="ce1" office:value-type="string" calcext:value-type="string">
            <text:p>COMP_CON</text:p>
          </table:table-cell>
          <table:table-cell table:style-name="ce2" office:value-type="string" calcext:value-type="string">
            <text:p>Under <text:s/>our <text:s/>Corporate <text:s/>Governance <text:s/>Guidelines, <text:s/>Directors <text:s/>are <text:s/>expected <text:s/>to <text:s/>attend <text:s/>Board <text:s/>meetings <text:s/>and <text:s/>meetings <text:s/>of <text:s/>Committees <text:s/>on <text:s/>which they <text:s/>serve <text:s/>in <text:s/>person <text:s/>or <text:s/>by <text:s/>telephone <text:s/>conference, <text:s/>and <text:s/>Directors <text:s/>are <text:s/>encouraged <text:s/>to <text:s/>attend <text:s/>the <text:s/>Annual <text:s/>Meeting</text:p>
          </table:table-cell>
          <table:table-cell table:style-name="ce1" office:value-type="float" office:value="0.4552" calcext:value-type="float">
            <text:p>0.4552</text:p>
          </table:table-cell>
        </table:table-row>
        <table:table-row table:style-name="ro3">
          <table:table-cell table:style-name="ce1" office:value-type="string" calcext:value-type="string">
            <text:p>SOCENV_INC</text:p>
          </table:table-cell>
          <table:table-cell table:style-name="ce2" office:value-type="string" calcext:value-type="string">
            <text:p>The <text:s/>Innovation <text:s/>and <text:s/>Technology <text:s/>Committee <text:s/>maintains <text:s/>initial <text:s/>oversight <text:s/>over <text:s/>risks <text:s/>related <text:s/>to <text:s/>technologies <text:s/>and <text:s/>innovations <text:s/>deployed <text:s/>by the Company for use in its businesses</text:p>
          </table:table-cell>
          <table:table-cell table:style-name="ce1" office:value-type="float" office:value="0.0651" calcext:value-type="float">
            <text:p>0.0651</text:p>
          </table:table-cell>
        </table:table-row>
        <table:table-row table:style-name="ro1">
          <table:table-cell table:style-name="ce1" office:value-type="string" calcext:value-type="string">
            <text:p>SOCENV_INC</text:p>
          </table:table-cell>
          <table:table-cell table:style-name="ce2" office:value-type="string" calcext:value-type="string">
            <text:p>When appropriate, the Nominating <text:s/>Committee <text:s/>also <text:s/>receives <text:s/>environmental <text:s/>reports <text:s/>regarding <text:s/>our <text:s/>subsidiaries’ <text:s/>compliance <text:s/>with <text:s/>environmental <text:s/>laws <text:s/>and <text:s/>their efforts to ensure continuing compliance with governing laws and regulations</text:p>
          </table:table-cell>
          <table:table-cell table:style-name="ce1" office:value-type="float" office:value="0.9473" calcext:value-type="float">
            <text:p>0.9473</text:p>
          </table:table-cell>
        </table:table-row>
        <table:table-row table:style-name="ro6">
          <table:table-cell table:style-name="ce1" office:value-type="string" calcext:value-type="string">
            <text:p>SOCENV_INC</text:p>
          </table:table-cell>
          <table:table-cell table:style-name="ce2" office:value-type="string" calcext:value-type="string">
            <text:p>DIRECTOR ATTENDANCE In 2015, our Board convened seven times, including two telephonic meetings, and our Board Committees held the following number of meetings: <text:s/>(i) <text:s/>Audit <text:s/>Committee <text:s/>- <text:s/>eight <text:s/>meetings; <text:s/>(ii) <text:s/>Compensation <text:s/>Committee <text:s/>- <text:s/>eight <text:s/>meetings; <text:s/>(iii) <text:s/>Innovation <text:s/>and <text:s/>Technology Committee - five meetings; (iv) Nominating Committee - five meetings; and (v) Strategy and Investment Committee - four meetings</text:p>
          </table:table-cell>
          <table:table-cell table:style-name="ce1" office:value-type="float" office:value="0.0697" calcext:value-type="float">
            <text:p>0.0697</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maintains initial oversight over <text:s/>risks <text:s/>related <text:s/>to <text:s/>the <text:s/>Company’s <text:s/>compensation <text:s/>practices, <text:s/>including <text:s/>practices <text:s/>related <text:s/>to <text:s/>hiring <text:s/>and <text:s/>retention, <text:s/>succession <text:s/>planning (approved by the full Board), and training of employees</text:p>
          </table:table-cell>
          <table:table-cell table:style-name="ce1" office:value-type="float" office:value="0.0585" calcext:value-type="float">
            <text:p>0.0585</text:p>
          </table:table-cell>
        </table:table-row>
        <table:table-row table:style-name="ro6">
          <table:table-cell table:style-name="ce1" office:value-type="string" calcext:value-type="string">
            <text:p>SOCENV_INC</text:p>
          </table:table-cell>
          <table:table-cell table:style-name="ce2" office:value-type="string" calcext:value-type="string">
            <text:p>The Audit Committee maintains initial oversight over risks related to the integrity of the Company’s financial statements, internal controls over financial reporting and disclosure controls and procedures (including the performance of the Company’s internal audit <text:s/>function), <text:s/>the <text:s/>performance <text:s/>of <text:s/>the <text:s/>independent <text:s/>auditor, <text:s/>and <text:s/>the <text:s/>effectiveness <text:s/>of <text:s/>the <text:s/>Company’s <text:s/>Ethics <text:s/>and <text:s/>Compliance <text:s/>Program</text:p>
          </table:table-cell>
          <table:table-cell table:style-name="ce1" office:value-type="float" office:value="0.8773" calcext:value-type="float">
            <text:p>0.8773</text:p>
          </table:table-cell>
        </table:table-row>
        <table:table-row table:style-name="ro1">
          <table:table-cell table:style-name="ce1" office:value-type="string" calcext:value-type="string">
            <text:p>SOCENV_INC</text:p>
          </table:table-cell>
          <table:table-cell table:style-name="ce2" office:value-type="string" calcext:value-type="string">
            <text:p>The Nominating Committee maintains initial oversight over risks related to workplace safety and cybersecurity, and our subsidiaries’ continuing efforts to ensure compliance with the best practices in these areas</text:p>
          </table:table-cell>
          <table:table-cell table:style-name="ce1" office:value-type="float" office:value="0.9688" calcext:value-type="float">
            <text:p>0.9688</text:p>
          </table:table-cell>
        </table:table-row>
        <table:table-row table:style-name="ro3">
          <table:table-cell table:style-name="ce1" office:value-type="string" calcext:value-type="string">
            <text:p>COMP_CON</text:p>
          </table:table-cell>
          <table:table-cell table:style-name="ce2" office:value-type="string" calcext:value-type="string">
            <text:p>At its regularly scheduled meetings, the Board generally receives a number of reports which include information relating to risks <text:s/>faced <text:s/>by <text:s/>the <text:s/>Company</text:p>
          </table:table-cell>
          <table:table-cell table:style-name="ce1" office:value-type="float" office:value="0.0889" calcext:value-type="float">
            <text:p>0.0889</text:p>
          </table:table-cell>
        </table:table-row>
        <table:table-row table:style-name="ro2">
          <table:table-cell table:style-name="ce1" office:value-type="string" calcext:value-type="string">
            <text:p>SOCENV_INC</text:p>
          </table:table-cell>
          <table:table-cell table:style-name="ce2" office:value-type="string" calcext:value-type="string">
            <text:p>The <text:s/>Company’s <text:s/>Chief <text:s/>Financial <text:s/>Officer <text:s/>provides <text:s/>a <text:s/>report <text:s/>on <text:s/>the <text:s/>Company’s <text:s/>financial <text:s/>performance <text:s/>and outlook, <text:s/>which <text:s/>may <text:s/>include <text:s/>an <text:s/>analysis <text:s/>of <text:s/>key <text:s/>external <text:s/>and <text:s/>internal <text:s/>drivers <text:s/>of <text:s/>performance, <text:s/>the <text:s/>Company’s <text:s/>liquidity <text:s/>position, prospective <text:s/>sources <text:s/>and <text:s/>uses <text:s/>of <text:s/>funds, <text:s/>and <text:s/>the <text:s/>implications <text:s/>to <text:s/>the <text:s/>Company’s <text:s/>debt <text:s/>covenants <text:s/>and <text:s/>credit <text:s/>rating, <text:s/>if <text:s/>any</text:p>
          </table:table-cell>
          <table:table-cell table:style-name="ce1" office:value-type="float" office:value="0.0503" calcext:value-type="float">
            <text:p>0.0503</text:p>
          </table:table-cell>
        </table:table-row>
        <table:table-row table:style-name="ro1">
          <table:table-cell table:style-name="ce1" office:value-type="string" calcext:value-type="string">
            <text:p>SOCENV_INC</text:p>
          </table:table-cell>
          <table:table-cell table:style-name="ce2" office:value-type="string" calcext:value-type="string">
            <text:p>The Company’s Vice President of Risk provides a report to the Board which explains the Company’s primary risk exposures, including currency, commodity, hydrology, and interest rate risk</text:p>
          </table:table-cell>
          <table:table-cell table:style-name="ce1" office:value-type="float" office:value="0.0573" calcext:value-type="float">
            <text:p>0.0573</text:p>
          </table:table-cell>
        </table:table-row>
        <table:table-row table:style-name="ro1">
          <table:table-cell table:style-name="ce1" office:value-type="string" calcext:value-type="string">
            <text:p>SOCENV_INC</text:p>
          </table:table-cell>
          <table:table-cell table:style-name="ce2" office:value-type="string" calcext:value-type="string">
            <text:p>The Company’s Senior Vice President for Global Engineering and Construction provides a report on construction projects which highlights the <text:s/>progress <text:s/>achieved <text:s/>and <text:s/>risks <text:s/>that <text:s/>may <text:s/>cause <text:s/>delays <text:s/>and <text:s/>increases <text:s/>in <text:s/>costs</text:p>
          </table:table-cell>
          <table:table-cell table:style-name="ce1" office:value-type="float" office:value="0.0926" calcext:value-type="float">
            <text:p>0.0926</text:p>
          </table:table-cell>
        </table:table-row>
        <table:table-row table:style-name="ro3">
          <table:table-cell table:style-name="ce1" office:value-type="string" calcext:value-type="string">
            <text:p>COMP_CON</text:p>
          </table:table-cell>
          <table:table-cell table:style-name="ce2" office:value-type="string" calcext:value-type="string">
            <text:p>Neither <text:s/>the <text:s/>General <text:s/>Counsel’s <text:s/>Office <text:s/>nor <text:s/>the <text:s/>Nominating <text:s/>Committee <text:s/>retains <text:s/>an <text:s/>independent <text:s/>compensation <text:s/>consultant <text:s/>to assist <text:s/>with <text:s/>recommending <text:s/>or <text:s/>determining <text:s/>Director <text:s/>compensation</text:p>
          </table:table-cell>
          <table:table-cell table:style-name="ce1" office:value-type="float" office:value="0.9997" calcext:value-type="float">
            <text:p>0.9997</text:p>
          </table:table-cell>
        </table:table-row>
        <table:table-row table:style-name="ro1">
          <table:table-cell table:style-name="ce1" office:value-type="string" calcext:value-type="string">
            <text:p>COMP_CON</text:p>
          </table:table-cell>
          <table:table-cell table:style-name="ce2" office:value-type="string" calcext:value-type="string">
            <text:p>Independent Consultant Retained by the Compensation Committee Our <text:s/>Compensation <text:s/>Committee <text:s/>has <text:s/>retained <text:s/>and <text:s/>directs <text:s/>an <text:s/>independent <text:s/>compensation <text:s/>consultant <text:s/>who <text:s/>does <text:s/>not <text:s/>provide <text:s/>any other services to the Company</text:p>
          </table:table-cell>
          <table:table-cell table:style-name="ce1" office:value-type="float" office:value="0.9999" calcext:value-type="float">
            <text:p>0.9999</text:p>
          </table:table-cell>
        </table:table-row>
        <table:table-row table:style-name="ro2">
          <table:table-cell table:style-name="ce1" office:value-type="string" calcext:value-type="string">
            <text:p>COMP_CON</text:p>
          </table:table-cell>
          <table:table-cell table:style-name="ce2" office:value-type="string" calcext:value-type="string">
            <text:p>Annual Review of Risk Related to Compensation Programs The Compensation Committee’s independent consultant annually conducts a review of the risks associated with our executive and incentive compensation programs and has determined that our compensation programs are not reasonably likely to have a material adverse effect on the Company</text:p>
          </table:table-cell>
          <table:table-cell table:style-name="ce1" office:value-type="float" office:value="0.9961" calcext:value-type="float">
            <text:p>0.9961</text:p>
          </table:table-cell>
        </table:table-row>
        <table:table-row table:style-name="ro1">
          <table:table-cell table:style-name="ce1" office:value-type="string" calcext:value-type="string">
            <text:p>COMP_CON</text:p>
          </table:table-cell>
          <table:table-cell table:style-name="ce2" office:value-type="string" calcext:value-type="string">
            <text:p>With <text:s/>the <text:s/>Compensation <text:s/>Committee’s <text:s/>knowledge <text:s/>and <text:s/>approval, <text:s/>the <text:s/>Human <text:s/>Resources <text:s/>team <text:s/>also <text:s/>directly <text:s/>interfaces <text:s/>with <text:s/>Meridian <text:s/>to prepare the necessary background information for the Compensation Committee</text:p>
          </table:table-cell>
          <table:table-cell table:style-name="ce1" office:value-type="float" office:value="0.9723" calcext:value-type="float">
            <text:p>0.9723</text:p>
          </table:table-cell>
        </table:table-row>
        <table:table-row table:style-name="ro1">
          <table:table-cell table:style-name="ce1" office:value-type="string" calcext:value-type="string">
            <text:p>COMP_CON</text:p>
          </table:table-cell>
          <table:table-cell table:style-name="ce2" office:value-type="string" calcext:value-type="string">
            <text:p>Throughout the year, Meridian reported directly and exclusively to the Compensation Committee and provided objective input <text:s/>and <text:s/>analysis <text:s/>with <text:s/>reference <text:s/>to <text:s/>market <text:s/>data, <text:s/>trends, <text:s/>regulatory <text:s/>initiatives, <text:s/>governance <text:s/>best <text:s/>practices <text:s/>and <text:s/>emerging <text:s/>governance norms</text:p>
          </table:table-cell>
          <table:table-cell table:style-name="ce1" office:value-type="float" office:value="0.9536" calcext:value-type="float">
            <text:p>0.9536</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has reviewed the independence of Meridian as required by the NYSE rules that relate to the engagement of its advisors</text:p>
          </table:table-cell>
          <table:table-cell table:style-name="ce1" office:value-type="float" office:value="0.9952" calcext:value-type="float">
            <text:p>0.9952</text:p>
          </table:table-cell>
        </table:table-row>
        <table:table-row table:style-name="ro3">
          <table:table-cell table:style-name="ce1" office:value-type="string" calcext:value-type="string">
            <text:p>COMP_CON</text:p>
          </table:table-cell>
          <table:table-cell table:style-name="ce2" office:value-type="string" calcext:value-type="string">
            <text:p>During <text:s/>2015, <text:s/>Meridian <text:s/>provided <text:s/>no <text:s/>services <text:s/>to <text:s/>AES <text:s/>other <text:s/>than executive compensation services</text:p>
          </table:table-cell>
          <table:table-cell table:style-name="ce1" office:value-type="float" office:value="0.9959" calcext:value-type="float">
            <text:p>0.9959</text:p>
          </table:table-cell>
        </table:table-row>
        <table:table-row table:style-name="ro3">
          <table:table-cell table:style-name="ce1" office:value-type="string" calcext:value-type="string">
            <text:p>COMP_CON</text:p>
          </table:table-cell>
          <table:table-cell table:style-name="ce2" office:value-type="string" calcext:value-type="string">
            <text:p>During <text:s/>2015, <text:s/>Meridian <text:s/>participated <text:s/>in <text:s/>eight Compensation <text:s/>Committee <text:s/>meetings <text:s/>either <text:s/>in <text:s/>person <text:s/>or <text:s/>by <text:s/>telephone</text:p>
          </table:table-cell>
          <table:table-cell table:style-name="ce1" office:value-type="float" office:value="0.9778" calcext:value-type="float">
            <text:p>0.9778</text:p>
          </table:table-cell>
        </table:table-row>
        <table:table-row table:style-name="ro2">
          <table:table-cell table:style-name="ce1" office:value-type="string" calcext:value-type="string">
            <text:p>COMP_CON</text:p>
          </table:table-cell>
          <table:table-cell table:style-name="ce2" office:value-type="string" calcext:value-type="string">
            <text:p>The Role of the Compensation Committee’s Independent Consultant In 2015, the Compensation Committee retained the services of its own independent consultant, Meridian Compensation Partners, LLC (“Meridian”), <text:s text:c="2"/>who <text:s text:c="2"/>provided <text:s text:c="2"/>the <text:s text:c="2"/>Compensation <text:s text:c="2"/>Committee <text:s text:c="2"/>with <text:s text:c="2"/>independent <text:s text:c="2"/>knowledge <text:s text:c="2"/>and <text:s text:c="2"/>experience <text:s text:c="2"/>related <text:s text:c="2"/>to <text:s text:c="2"/>executive compensation</text:p>
          </table:table-cell>
          <table:table-cell table:style-name="ce1" office:value-type="float" office:value="1" calcext:value-type="float">
            <text:p>1</text:p>
          </table:table-cell>
        </table:table-row>
        <table:table-row table:style-name="ro4">
          <table:table-cell table:style-name="ce1" office:value-type="string" calcext:value-type="string">
            <text:p>COMP_CON</text:p>
          </table:table-cell>
          <table:table-cell table:style-name="ce2" office:value-type="string" calcext:value-type="string">
            <text:p>In that review, Meridian identified several risk mitigators including:</text:p>
          </table:table-cell>
          <table:table-cell table:style-name="ce1" office:value-type="float" office:value="0.9828" calcext:value-type="float">
            <text:p>0.9828</text:p>
          </table:table-cell>
        </table:table-row>
        <table:table-row table:style-name="ro1">
          <table:table-cell table:style-name="ce1" office:value-type="string" calcext:value-type="string">
            <text:p>COMP_CON</text:p>
          </table:table-cell>
          <table:table-cell table:style-name="ce2" office:value-type="string" calcext:value-type="string">
            <text:p>For further information concerning the independent outside consultant’s role in relation to NEO compensation, please refer to “The Role of the Compensation Committee’s Independent Consultant” in the CD&amp;A of this Proxy Statement</text:p>
          </table:table-cell>
          <table:table-cell table:style-name="ce1" office:value-type="float" office:value="0.9775" calcext:value-type="float">
            <text:p>0.9775</text:p>
          </table:table-cell>
        </table:table-row>
        <table:table-row table:style-name="ro2">
          <table:table-cell table:style-name="ce1" office:value-type="string" calcext:value-type="string">
            <text:p>COMP_CON</text:p>
          </table:table-cell>
          <table:table-cell table:style-name="ce2" office:value-type="string" calcext:value-type="string">
            <text:p>Meridian <text:s/>provided <text:s/>review <text:s/>and <text:s/>comment <text:s/>to <text:s/>the <text:s/>Compensation <text:s/>Committee <text:s/>in <text:s/>2015 <text:s/>as <text:s/>appropriate <text:s/>and <text:s/>provided <text:s/>objective <text:s/>input <text:s/>and analysis <text:s/>to <text:s/>the <text:s/>Compensation <text:s/>Committee <text:s/>throughout <text:s/>the <text:s/>year <text:s/>with <text:s/>reference <text:s/>to <text:s/>market <text:s/>data <text:s/>trends, <text:s/>regulatory <text:s/>initiatives, <text:s/>governance best practices and emerging governance norms</text:p>
          </table:table-cell>
          <table:table-cell table:style-name="ce1" office:value-type="float" office:value="0.9674" calcext:value-type="float">
            <text:p>0.9674</text:p>
          </table:table-cell>
        </table:table-row>
        <table:table-row table:style-name="ro3">
          <table:table-cell table:style-name="ce1" office:value-type="string" calcext:value-type="string">
            <text:p>COMP_CON</text:p>
          </table:table-cell>
          <table:table-cell table:style-name="ce2" office:value-type="string" calcext:value-type="string">
            <text:p>The CHRO directly works with <text:s/>the <text:s/>Compensation <text:s/>Committee’s <text:s/>independent <text:s/>consultant <text:s/>in <text:s/>the <text:s/>preparation <text:s/>of <text:s/>the <text:s/>background <text:s/>material <text:s/>for <text:s/>the <text:s/>Compensation Committee</text:p>
          </table:table-cell>
          <table:table-cell table:style-name="ce1" office:value-type="float" office:value="0.9995" calcext:value-type="float">
            <text:p>0.9995</text:p>
          </table:table-cell>
        </table:table-row>
        <table:table-row table:style-name="ro3">
          <table:table-cell table:style-name="ce1" office:value-type="string" calcext:value-type="string">
            <text:p>COMP_CON</text:p>
          </table:table-cell>
          <table:table-cell table:style-name="ce2" office:value-type="string" calcext:value-type="string">
            <text:p>Management <text:s/>regularly <text:s/>obtains <text:s/>market <text:s/>survey <text:s/>data <text:s/>based <text:s/>on <text:s/>comparable <text:s/>companies <text:s/>from <text:s/>Willis <text:s/>Towers <text:s/>Watson</text:p>
          </table:table-cell>
          <table:table-cell table:style-name="ce1" office:value-type="float" office:value="0.9636" calcext:value-type="float">
            <text:p>0.9636</text:p>
          </table:table-cell>
        </table:table-row>
        <table:table-row table:style-name="ro2">
          <table:table-cell table:style-name="ce1" office:value-type="string" calcext:value-type="string">
            <text:p>COMP_CON</text:p>
          </table:table-cell>
          <table:table-cell table:style-name="ce2" office:value-type="string" calcext:value-type="string">
            <text:p>Meridian <text:s/>reviews <text:s/>the market survey data prior to it being shared with the Compensation Committee to ensure the data sources are appropriate for purposes of comparing our NEOs’ compensation to comparable executives at similarly-sized general industry and energy industry companies</text:p>
          </table:table-cell>
          <table:table-cell table:style-name="ce1" office:value-type="float" office:value="0.9543" calcext:value-type="float">
            <text:p>0.9543</text:p>
          </table:table-cell>
        </table:table-row>
        <table:table-row table:style-name="ro2">
          <table:table-cell table:style-name="ce1" office:value-type="string" calcext:value-type="string">
            <text:p>COMP_CON</text:p>
          </table:table-cell>
          <table:table-cell table:style-name="ce2" office:value-type="string" calcext:value-type="string">
            <text:p>Annual Review of Risk Related to Compensation Programs The Compensation Committee’s independent consultant annually conducts a review of the risks associated with our executive and incentive compensation programs and has determined that our compensation programs are not reasonably likely to have a material adverse effect on the Company</text:p>
          </table:table-cell>
          <table:table-cell table:style-name="ce1" office:value-type="float" office:value="0.9961" calcext:value-type="float">
            <text:p>0.9961</text:p>
          </table:table-cell>
        </table:table-row>
        <table:table-row table:style-name="ro1">
          <table:table-cell table:style-name="ce1" office:value-type="string" calcext:value-type="string">
            <text:p>COMP_CON</text:p>
          </table:table-cell>
          <table:table-cell table:style-name="ce2" office:value-type="string" calcext:value-type="string">
            <text:p>Results of 2015 Advisory Vote to Approve Executive Compensation (“2015 Say on Pay Vote”) At the 2015 Annual Meeting, AES received over 96% support for its NEO compensation based on the shares voted in favor of the 2015 Say <text:s/>on <text:s/>Pay <text:s/>vote</text:p>
          </table:table-cell>
          <table:table-cell table:style-name="ce1" office:value-type="float" office:value="0.4029" calcext:value-type="float">
            <text:p>0.4029</text:p>
          </table:table-cell>
        </table:table-row>
        <table:table-row table:style-name="ro3">
          <table:table-cell table:style-name="ce1" office:value-type="string" calcext:value-type="string">
            <text:p>COMP_CON</text:p>
          </table:table-cell>
          <table:table-cell table:style-name="ce2" office:value-type="string" calcext:value-type="string">
            <text:p>In <text:s/>making <text:s/>future <text:s/>decisions <text:s/>on <text:s/>NEO <text:s/>compensation, <text:s/>the <text:s/>Compensation <text:s/>Committee <text:s/>will <text:s/>consider <text:s/>the outcome of future annual Say on Pay votes, including the vote to be taken in 2016</text:p>
          </table:table-cell>
          <table:table-cell table:style-name="ce1" office:value-type="float" office:value="0.7906" calcext:value-type="float">
            <text:p>0.7906</text:p>
          </table:table-cell>
        </table:table-row>
        <table:table-row table:style-name="ro1">
          <table:table-cell table:style-name="ce1" office:value-type="string" calcext:value-type="string">
            <text:p>COMP_CON</text:p>
          </table:table-cell>
          <table:table-cell table:style-name="ce2" office:value-type="string" calcext:value-type="string">
            <text:p>Independent Consultant Retained by the Compensation Committee Our <text:s/>Compensation <text:s/>Committee <text:s/>has <text:s/>retained <text:s/>and <text:s/>directs <text:s/>an <text:s/>independent <text:s/>compensation <text:s/>consultant <text:s/>who <text:s/>does <text:s/>not <text:s/>provide <text:s/>any other services to the Company</text:p>
          </table:table-cell>
          <table:table-cell table:style-name="ce1" office:value-type="float" office:value="0.9999" calcext:value-type="float">
            <text:p>0.9999</text:p>
          </table:table-cell>
        </table:table-row>
        <table:table-row table:style-name="ro1">
          <table:table-cell table:style-name="ce1" office:value-type="string" calcext:value-type="string">
            <text:p>SOCENV_INC</text:p>
          </table:table-cell>
          <table:table-cell table:style-name="ce2" office:value-type="string" calcext:value-type="string">
            <text:p>As <text:s/>described <text:s/>more <text:s/>fully <text:s/>below, <text:s/>in <text:s/>the <text:s/>first <text:s/>quarter <text:s/>of <text:s/>2015, <text:s/>the Compensation Committee established measures in four categories: Safety, Financial, Operational Key Performance Indicators (“KPIs”) and <text:s/>Strategic <text:s/>Objectives</text:p>
          </table:table-cell>
          <table:table-cell table:style-name="ce1" office:value-type="float" office:value="0.9542" calcext:value-type="float">
            <text:p>0.9542</text:p>
          </table:table-cell>
        </table:table-row>
        <table:table-row table:style-name="ro1">
          <table:table-cell table:style-name="ce1" office:value-type="string" calcext:value-type="string">
            <text:p>SOCENV_INC</text:p>
          </table:table-cell>
          <table:table-cell table:style-name="ce2" office:value-type="string" calcext:value-type="string">
            <text:p>Proportional Free Cash Flow is defined as cash flows from operating activities excluding capital expenditures related to service concession assets, less maintenance and non-recoverable environmental capital costs, adjusted for the estimated impact of noncontrolling interests</text:p>
          </table:table-cell>
          <table:table-cell table:style-name="ce1" office:value-type="float" office:value="0.9623" calcext:value-type="float">
            <text:p>0.9623</text:p>
          </table:table-cell>
        </table:table-row>
        <table:table-row table:style-name="ro4">
          <table:table-cell table:style-name="ce1" office:value-type="string" calcext:value-type="string">
            <text:p>SOCENV_INC</text:p>
          </table:table-cell>
          <table:table-cell table:style-name="ce2" office:value-type="string" calcext:value-type="string">
            <text:p>Workplace safety incidents</text:p>
          </table:table-cell>
          <table:table-cell table:style-name="ce1" office:value-type="float" office:value="0.9702" calcext:value-type="float">
            <text:p>0.9702</text:p>
          </table:table-cell>
        </table:table-row>
        <table:table-row table:style-name="ro3">
          <table:table-cell table:style-name="ce1" office:value-type="string" calcext:value-type="string">
            <text:p>SOCENV_INC</text:p>
          </table:table-cell>
          <table:table-cell table:style-name="ce2" office:value-type="string" calcext:value-type="string">
            <text:p>Safety: 10% Weight Safety is a critical measure for AES given the dangers inherent in the operation of our business</text:p>
          </table:table-cell>
          <table:table-cell table:style-name="ce1" office:value-type="float" office:value="0.9823" calcext:value-type="float">
            <text:p>0.9823</text:p>
          </table:table-cell>
        </table:table-row>
        <table:table-row table:style-name="ro3">
          <table:table-cell table:style-name="ce1" office:value-type="string" calcext:value-type="string">
            <text:p>SOCENV_INC</text:p>
          </table:table-cell>
          <table:table-cell table:style-name="ce2" office:value-type="string" calcext:value-type="string">
            <text:p>The Company has a global safety program which encourages its businesses to promote safety, and safety is a key corporate value</text:p>
          </table:table-cell>
          <table:table-cell table:style-name="ce1" office:value-type="float" office:value="0.9782" calcext:value-type="float">
            <text:p>0.9782</text:p>
          </table:table-cell>
        </table:table-row>
        <table:table-row table:style-name="ro4">
          <table:table-cell table:style-name="ce1" office:value-type="string" calcext:value-type="string">
            <text:p>SOCENV_INC</text:p>
          </table:table-cell>
          <table:table-cell table:style-name="ce2" office:value-type="string" calcext:value-type="string">
            <text:p>Number of safety walks exceeded target</text:p>
          </table:table-cell>
          <table:table-cell table:style-name="ce1" office:value-type="float" office:value="0.9604" calcext:value-type="float">
            <text:p>0.9604</text:p>
          </table:table-cell>
        </table:table-row>
        <table:table-row table:style-name="ro3">
          <table:table-cell table:style-name="ce1" office:value-type="string" calcext:value-type="string">
            <text:p>SOCENV_INC</text:p>
          </table:table-cell>
          <table:table-cell table:style-name="ce2" office:value-type="string" calcext:value-type="string">
            <text:p>In addition, environmental capital projects that generate a regulated rate of return are excluded from the definition of Environmental CapEx</text:p>
          </table:table-cell>
          <table:table-cell table:style-name="ce1" office:value-type="float" office:value="0.9623" calcext:value-type="float">
            <text:p>0.9623</text:p>
          </table:table-cell>
        </table:table-row>
        <table:table-row table:style-name="ro4">
          <table:table-cell table:style-name="ce1" office:value-type="string" calcext:value-type="string">
            <text:p>SOCENV_INC</text:p>
          </table:table-cell>
          <table:table-cell table:style-name="ce2" office:value-type="string" calcext:value-type="string">
            <text:p>Safety incidents occurred during year</text:p>
          </table:table-cell>
          <table:table-cell table:style-name="ce1" office:value-type="float" office:value="0.9205" calcext:value-type="float">
            <text:p>0.9205</text:p>
          </table:table-cell>
        </table:table-row>
        <table:table-row table:style-name="ro4">
          <table:table-cell table:style-name="ce1" office:value-type="string" calcext:value-type="string">
            <text:p>SOCENV_INC</text:p>
          </table:table-cell>
          <table:table-cell table:style-name="ce2" office:value-type="string" calcext:value-type="string">
            <text:p>Measurement Category Actual Result Weight Final Score (as % of Target) Safety</text:p>
          </table:table-cell>
          <table:table-cell table:style-name="ce1" office:value-type="float" office:value="0.9384" calcext:value-type="float">
            <text:p>0.9384</text:p>
          </table:table-cell>
        </table:table-row>
        <table:table-row table:style-name="ro1">
          <table:table-cell table:style-name="ce1" office:value-type="string" calcext:value-type="string">
            <text:p>COMP_CON</text:p>
          </table:table-cell>
          <table:table-cell table:style-name="ce2" office:value-type="string" calcext:value-type="string">
            <text:p>How We Use Survey Data in our Executive Compensation Process At <text:s/>the <text:s/>time <text:s/>it <text:s/>decides <text:s/>target <text:s/>total <text:s/>compensation <text:s/>opportunities, <text:s/>the <text:s/>Compensation <text:s/>Committee <text:s/>reviews <text:s/>survey <text:s/>data <text:s/>from <text:s/>Willis <text:s/>Towers Watson</text:p>
          </table:table-cell>
          <table:table-cell table:style-name="ce1" office:value-type="float" office:value="0.695" calcext:value-type="float">
            <text:p>0.695</text:p>
          </table:table-cell>
        </table:table-row>
        <table:table-row table:style-name="ro3">
          <table:table-cell table:style-name="ce1" office:value-type="string" calcext:value-type="string">
            <text:p>COMP_CON</text:p>
          </table:table-cell>
          <table:table-cell table:style-name="ce2" office:value-type="string" calcext:value-type="string">
            <text:p>No information was presented to the Compensation Committee that would affect Meridian’s independence</text:p>
          </table:table-cell>
          <table:table-cell table:style-name="ce1" office:value-type="float" office:value="0.9485" calcext:value-type="float">
            <text:p>0.9485</text:p>
          </table:table-cell>
        </table:table-row>
        <table:table-row table:style-name="ro1">
          <table:table-cell table:style-name="ce1" office:value-type="string" calcext:value-type="string">
            <text:p>COMP_CON</text:p>
          </table:table-cell>
          <table:table-cell table:style-name="ce2" office:value-type="string" calcext:value-type="string">
            <text:p>Meridian’s <text:s/>services <text:s/>included <text:s/>reviewing <text:s/>survey <text:s/>data <text:s/>and <text:s/>the <text:s/>underlying <text:s/>methodologies <text:s/>used <text:s/>by <text:s/>management, <text:s/>and <text:s/>providing advice <text:s/>on <text:s/>determining <text:s/>the <text:s/>actual <text:s/>compensation <text:s/>amounts <text:s/>to <text:s/>be <text:s/>paid <text:s/>to <text:s/>the <text:s/>NEOs</text:p>
          </table:table-cell>
          <table:table-cell table:style-name="ce1" office:value-type="float" office:value="0.911" calcext:value-type="float">
            <text:p>0.911</text:p>
          </table:table-cell>
        </table:table-row>
        <table:table-row table:style-name="ro1">
          <table:table-cell table:style-name="ce1" office:value-type="string" calcext:value-type="string">
            <text:p>SOCENV_INC</text:p>
          </table:table-cell>
          <table:table-cell table:style-name="ce2" office:value-type="string" calcext:value-type="string">
            <text:p>For <text:s/>other <text:s/>NEOs, <text:s/>general <text:s/>industry <text:s/>data <text:s/>is <text:s/>appropriate <text:s/>based <text:s/>on <text:s/>the <text:s/>NEO’s responsibility over a major staff function within the Company (e.g., Legal, IT) and the international scope of their roles</text:p>
          </table:table-cell>
          <table:table-cell table:style-name="ce1" office:value-type="float" office:value="0.0935" calcext:value-type="float">
            <text:p>0.0935</text:p>
          </table:table-cell>
        </table:table-row>
        <table:table-row table:style-name="ro7">
          <table:table-cell table:style-name="ce1" office:value-type="string" calcext:value-type="string">
            <text:p>SOCENV_INC</text:p>
          </table:table-cell>
          <table:table-cell table:style-name="ce2" office:value-type="string" calcext:value-type="string">
            <text:p>NEO Market Percentile of 2015 Target Total Compensation Mr. Gluski, CEO Between 25 th <text:s/>and 50 th <text:s/>percentile <text:s/>Mr. O’Flynn, CFO Approximately 15% above 50 th <text:s/>percentile <text:s/>Mr. Miller, General Counsel Approximately 10% above 50 th <text:s/>percentile <text:s/>Ms. Hackenson, CIO Approximately 5% above 50 th <text:s/>percentile <text:s/>Mr. Da Santos, COO Below the 25 th <text:s/>percentile The Compensation Committee views the Willis Towers Watson survey data as an appropriate benchmark of compensation practices and levels of similarly-sized companies with international operations against whom we compete for talent</text:p>
          </table:table-cell>
          <table:table-cell table:style-name="ce1" office:value-type="float" office:value="0.1398" calcext:value-type="float">
            <text:p>0.1398</text:p>
          </table:table-cell>
        </table:table-row>
        <table:table-row table:style-name="ro4">
          <table:table-cell table:style-name="ce1" office:value-type="string" calcext:value-type="string">
            <text:p>SOCENV_INC</text:p>
          </table:table-cell>
          <table:table-cell table:style-name="ce2" office:value-type="string" calcext:value-type="string">
            <text:p>k <text:s/>nil <text:s/>3 <text:s/>°o <text:s/>- -------- ------- Other <text:s/>EO <text:s/>Taroet <text:s/>Total <text:s text:c="3"/>ompen <text:s text:c="2"/>ation <text:s/>1 <text:s/>Peli</text:p>
          </table:table-cell>
          <table:table-cell table:style-name="ce1" office:value-type="float" office:value="0.0603" calcext:value-type="float">
            <text:p>0.0603</text:p>
          </table:table-cell>
        </table:table-row>
        <table:table-row table:style-name="ro1">
          <table:table-cell table:style-name="ce1" office:value-type="string" calcext:value-type="string">
            <text:p>SOCENV_INC</text:p>
          </table:table-cell>
          <table:table-cell table:style-name="ce2" office:value-type="string" calcext:value-type="string">
            <text:p>Key Aspects of CEO Target Total Compensation Ÿ Over 70% of target pay package is at risk Ÿ Over 65% of target pay package is equity based <text:s text:c="8"/>Key Aspects of Other NEO Target Total Compensation Ÿ 65% of target pay package is at risk <text:s text:c="4"/>0 <text:s/>aroet <text:s/>Total <text:s text:c="3"/>ompen <text:s text:c="2"/>ation <text:s/>Bae <text:s/>al,</text:p>
          </table:table-cell>
          <table:table-cell table:style-name="ce1" office:value-type="float" office:value="0.0768" calcext:value-type="float">
            <text:p>0.0768</text:p>
          </table:table-cell>
        </table:table-row>
        <table:table-row table:style-name="ro1">
          <table:table-cell table:style-name="ce1" office:value-type="string" calcext:value-type="string">
            <text:p>COMP_CON</text:p>
          </table:table-cell>
          <table:table-cell table:style-name="ce2" office:value-type="string" calcext:value-type="string">
            <text:p>The <text:s/>Compensation <text:s/>Committee <text:s/>does, <text:s/>however, <text:s/>annually <text:s/>review <text:s/>“Tally <text:s/>Sheets” <text:s/>to <text:s/>ensure <text:s/>it <text:s/>has <text:s/>a detailed <text:s/>understanding <text:s/>of <text:s/>how <text:s/>its <text:s/>decisions <text:s/>on <text:s/>individual <text:s/>compensation <text:s/>elements <text:s/>affect <text:s/>other <text:s/>compensation <text:s/>elements <text:s/>and <text:s/>total compensation</text:p>
          </table:table-cell>
          <table:table-cell table:style-name="ce1" office:value-type="float" office:value="0.0619" calcext:value-type="float">
            <text:p>0.0619</text:p>
          </table:table-cell>
        </table:table-row>
        <table:table-row table:style-name="ro4">
          <table:table-cell table:style-name="ce1" office:value-type="string" calcext:value-type="string">
            <text:p>COMP_CON</text:p>
          </table:table-cell>
          <table:table-cell table:style-name="ce2" office:value-type="string" calcext:value-type="string">
            <text:p>For each NEO, the Tally Sheets provide the Compensation Committee with detailed information on:</text:p>
          </table:table-cell>
          <table:table-cell table:style-name="ce1" office:value-type="float" office:value="0.3218" calcext:value-type="float">
            <text:p>0.3218</text:p>
          </table:table-cell>
        </table:table-row>
        <table:table-row table:style-name="ro3">
          <table:table-cell table:style-name="ce1" office:value-type="string" calcext:value-type="string">
            <text:p>SOCENV_INC</text:p>
          </table:table-cell>
          <table:table-cell table:style-name="ce2" office:value-type="string" calcext:value-type="string">
            <text:p>Monthly safety meeting attendance Financial Measures: 50% Weight Financial measures were included to ensure the payouts to our NEOs align with value creation to stockholders</text:p>
          </table:table-cell>
          <table:table-cell table:style-name="ce1" office:value-type="float" office:value="0.6984" calcext:value-type="float">
            <text:p>0.6984</text:p>
          </table:table-cell>
        </table:table-row>
        <table:table-row table:style-name="ro4">
          <table:table-cell table:style-name="ce1" office:value-type="string" calcext:value-type="string">
            <text:p>SOCENV_INC</text:p>
          </table:table-cell>
          <table:table-cell table:style-name="ce2" office:value-type="string" calcext:value-type="string">
            <text:p>Lost time incident (LTI) case rate</text:p>
          </table:table-cell>
          <table:table-cell table:style-name="ce1" office:value-type="float" office:value="0.1104" calcext:value-type="float">
            <text:p>0.1104</text:p>
          </table:table-cell>
        </table:table-row>
        <table:table-row table:style-name="ro4">
          <table:table-cell table:style-name="ce1" office:value-type="string" calcext:value-type="string">
            <text:p>SOCENV_INC</text:p>
          </table:table-cell>
          <table:table-cell table:style-name="ce2" office:value-type="string" calcext:value-type="string">
            <text:p>Monthly safety walk targets</text:p>
          </table:table-cell>
          <table:table-cell table:style-name="ce1" office:value-type="float" office:value="0.8449" calcext:value-type="float">
            <text:p>0.8449</text:p>
          </table:table-cell>
        </table:table-row>
        <table:table-row table:style-name="ro4">
          <table:table-cell table:style-name="ce1" office:value-type="string" calcext:value-type="string">
            <text:p>SOCENV_INC</text:p>
          </table:table-cell>
          <table:table-cell table:style-name="ce2" office:value-type="string" calcext:value-type="string">
            <text:p>Monthly safety meeting attendance exceeded target 10% 25% (qualitative assessment) Financial</text:p>
          </table:table-cell>
          <table:table-cell table:style-name="ce1" office:value-type="float" office:value="0.7277" calcext:value-type="float">
            <text:p>0.7277</text:p>
          </table:table-cell>
        </table:table-row>
        <table:table-row table:style-name="ro3">
          <table:table-cell table:style-name="ce1" office:value-type="string" calcext:value-type="string">
            <text:p>SOCENV_INC</text:p>
          </table:table-cell>
          <table:table-cell table:style-name="ce2" office:value-type="string" calcext:value-type="string">
            <text:p>2,000 MW of growth including green-field development, M&amp;A, and Energy Storage Adjacencies - 5% Weight</text:p>
          </table:table-cell>
          <table:table-cell table:style-name="ce1" office:value-type="float" office:value="0.1281" calcext:value-type="float">
            <text:p>0.1281</text:p>
          </table:table-cell>
        </table:table-row>
        <table:table-row table:style-name="ro4">
          <table:table-cell table:style-name="ce1" office:value-type="string" calcext:value-type="string">
            <text:p>SOCENV_INC</text:p>
          </table:table-cell>
          <table:table-cell table:style-name="ce2" office:value-type="string" calcext:value-type="string">
            <text:p>68MW of energy storage</text:p>
          </table:table-cell>
          <table:table-cell table:style-name="ce1" office:value-type="float" office:value="0.225" calcext:value-type="float">
            <text:p>0.225</text:p>
          </table:table-cell>
        </table:table-row>
        <table:table-row table:style-name="ro9">
          <table:table-cell table:style-name="ce1" office:value-type="string" calcext:value-type="string">
            <text:p>SOCENV_INC</text:p>
          </table:table-cell>
          <table:table-cell table:style-name="ce2" office:value-type="string" calcext:value-type="string">
            <text:p>This mix consisted entirely of equity-based awards and 80% of the 2015 mix was performance-based as follows: Restricted Stock Units <text:s/>are awarded to assist in retaining our NEOs and to increase NEO stock ownership to align NEOs’ interests with those of stockholders Performance Stock Units <text:s/>that vest based on EBITDA less Maintenance &amp; Environmental CapEx are awarded to focus our NEOs on both long-term cash generation, a measure of AES financial performance, as well as share price performance as units are settled in shares of AES Common Stock <text:s text:c="4"/>Stock Options are awarded to provide our NEOs with an incentive to increase the price Performance Stock Units <text:s/>that vest based on Total Stockholder Return are awarded to focus</text:p>
          </table:table-cell>
          <table:table-cell table:style-name="ce1" office:value-type="float" office:value="0.2383" calcext:value-type="float">
            <text:p>0.2383</text:p>
          </table:table-cell>
        </table:table-row>
        <table:table-row table:style-name="ro1">
          <table:table-cell table:style-name="ce1" office:value-type="string" calcext:value-type="string">
            <text:p>SOCENV_INC</text:p>
          </table:table-cell>
          <table:table-cell table:style-name="ce2" office:value-type="string" calcext:value-type="string">
            <text:p>Performance <text:s/>Stock <text:s/>Units <text:s/>Based <text:s/>on <text:s/>EBITDA <text:s/>Less <text:s/>Maintenance <text:s/>&amp; <text:s/>Environmental <text:s/>CapEx <text:s/>(EBITDA <text:s/>less <text:s/>CapEx): <text:s/>Performance <text:s/>stock units represent the right to receive a single share of AES Common Stock subject to performance- and service-based vesting conditions</text:p>
          </table:table-cell>
          <table:table-cell table:style-name="ce1" office:value-type="float" office:value="0.5493" calcext:value-type="float">
            <text:p>0.5493</text:p>
          </table:table-cell>
        </table:table-row>
        <table:table-row table:style-name="ro3">
          <table:table-cell table:style-name="ce1" office:value-type="string" calcext:value-type="string">
            <text:p>COMP_CON</text:p>
          </table:table-cell>
          <table:table-cell table:style-name="ce2" office:value-type="string" calcext:value-type="string">
            <text:p>Oversight <text:s/>provided <text:s/>by <text:s/>non-participants <text:s/>in <text:s/>the <text:s/>plans, <text:s/>including <text:s/>external <text:s/>party <text:s/>review <text:s/>of <text:s/>plan <text:s/>results <text:s/>and <text:s/>Compensation Committee approval of goals;</text:p>
          </table:table-cell>
          <table:table-cell table:style-name="ce1" office:value-type="float" office:value="0.0918" calcext:value-type="float">
            <text:p>0.0918</text:p>
          </table:table-cell>
        </table:table-row>
        <table:table-row table:style-name="ro3">
          <table:table-cell table:style-name="ce1" office:value-type="string" calcext:value-type="string">
            <text:p>COMP_CON</text:p>
          </table:table-cell>
          <table:table-cell table:style-name="ce2" office:value-type="string" calcext:value-type="string">
            <text:p>In <text:s/>2015, <text:s/>with <text:s/>the <text:s/>assistance <text:s/>of <text:s/>its <text:s/>independent <text:s/>advisor, <text:s/>the <text:s/>Compensation <text:s/>Committee <text:s/>analyzed <text:s/>all <text:s/>of <text:s/>the <text:s/>Company’s <text:s/>compensation programs from a risk perspective</text:p>
          </table:table-cell>
          <table:table-cell table:style-name="ce1" office:value-type="float" office:value="0.914" calcext:value-type="float">
            <text:p>0.914</text:p>
          </table:table-cell>
        </table:table-row>
        <table:table-row table:style-name="ro4">
          <table:table-cell table:style-name="ce1" office:value-type="string" calcext:value-type="string">
            <text:p>COMP_CON</text:p>
          </table:table-cell>
          <table:table-cell table:style-name="ce2" office:value-type="string" calcext:value-type="string">
            <text:p>The <text:s/>Compensation <text:s/>Committee <text:s/>has <text:s/>the <text:s/>sole <text:s/>authority <text:s/>to <text:s/>hire <text:s/>and <text:s/>fire <text:s/>its <text:s/>consultant</text:p>
          </table:table-cell>
          <table:table-cell table:style-name="ce1" office:value-type="float" office:value="0.9975" calcext:value-type="float">
            <text:p>0.9975</text:p>
          </table:table-cell>
        </table:table-row>
        <table:table-row table:style-name="ro3">
          <table:table-cell table:style-name="ce1" office:value-type="string" calcext:value-type="string">
            <text:p>COMP_CON</text:p>
          </table:table-cell>
          <table:table-cell table:style-name="ce2" office:value-type="string" calcext:value-type="string">
            <text:p>Meridian is the firm retained by the Compensation Committee for these purposes and is precluded <text:s/>from <text:s/>providing <text:s/>other <text:s/>services <text:s/>to <text:s/>AES</text:p>
          </table:table-cell>
          <table:table-cell table:style-name="ce1" office:value-type="float" office:value="0.9414" calcext:value-type="float">
            <text:p>0.9414</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tains the services of its own independent outside consultant to assist it in reviewing and/or advising the amount and/or form of executive compensation</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views and approves evaluations and compensation recommendations submitted by the CEO on the other NEOs</text:p>
          </table:table-cell>
          <table:table-cell table:style-name="ce1" office:value-type="float" office:value="0.2521" calcext:value-type="float">
            <text:p>0.2521</text:p>
          </table:table-cell>
        </table:table-row>
        <table:table-row table:style-name="ro1">
          <table:table-cell table:style-name="ce1" office:value-type="string" calcext:value-type="string">
            <text:p>COMP_CON</text:p>
          </table:table-cell>
          <table:table-cell table:style-name="ce2" office:value-type="string" calcext:value-type="string">
            <text:p>Based <text:s/>on <text:s/>our <text:s/>CEO’s <text:s/>performance, <text:s/>the <text:s/>Compensation <text:s/>Committee, <text:s/>which <text:s/>includes <text:s/>the <text:s/>non-executive <text:s/>Chairman <text:s/>of <text:s/>the <text:s/>Board <text:s/>as <text:s/>an <text:s/>Ex- Officio member of the Committee, provides an evaluation, approves and makes a compensation recommendation to the Board as to the CEO</text:p>
          </table:table-cell>
          <table:table-cell table:style-name="ce1" office:value-type="float" office:value="0.1411" calcext:value-type="float">
            <text:p>0.1411</text:p>
          </table:table-cell>
        </table:table-row>
        <table:table-row table:style-name="ro3">
          <table:table-cell table:style-name="ce1" office:value-type="string" calcext:value-type="string">
            <text:p>COMP_CON</text:p>
          </table:table-cell>
          <table:table-cell table:style-name="ce2" office:value-type="string" calcext:value-type="string">
            <text:p>The <text:s/>Board <text:s/>has determined that each member of the Compensation Committee meets the standards of independence established by the NYSE</text:p>
          </table:table-cell>
          <table:table-cell table:style-name="ce1" office:value-type="float" office:value="0.8282" calcext:value-type="float">
            <text:p>0.8282</text:p>
          </table:table-cell>
        </table:table-row>
        <table:table-row table:style-name="ro7">
          <table:table-cell table:style-name="ce1" office:value-type="string" calcext:value-type="string">
            <text:p>SOCENV_INC</text:p>
          </table:table-cell>
          <table:table-cell table:style-name="ce2" office:value-type="string" calcext:value-type="string">
            <text:p>Notwithstanding the foregoing or any provision of this Plan to the contrary, if an Award is subject <text:s/>to <text:s/>Section <text:s/>409A <text:s/>(and <text:s/>not <text:s/>excepted <text:s/>therefrom) <text:s/>and <text:s/>a <text:s/>Change <text:s/>of <text:s/>Control <text:s/>is <text:s/>a <text:s/>distribution <text:s/>event <text:s/>for <text:s/>purposes <text:s/>of <text:s/>an Award, the foregoing definition of Change-in-Control shall be interpreted, administered and construed in manner necessary to ensure that the occurrence of any such event shall result in a Change of Control only if such event qualifies as a change in the ownership <text:s/>or <text:s/>effective <text:s/>control <text:s/>of <text:s/>a <text:s/>corporation, <text:s/>or <text:s/>a <text:s/>change <text:s/>in <text:s/>the <text:s/>ownership <text:s/>of <text:s/>a <text:s/>substantial <text:s/>portion <text:s/>of <text:s/>the <text:s/>assets <text:s/>of <text:s/>a corporation, as applicable, within the meaning of Treas</text:p>
          </table:table-cell>
          <table:table-cell table:style-name="ce1" office:value-type="float" office:value="0.0613" calcext:value-type="float">
            <text:p>0.0613</text:p>
          </table:table-cell>
        </table:table-row>
        <table:table-row table:style-name="ro1">
          <table:table-cell table:style-name="ce1" office:value-type="string" calcext:value-type="string">
            <text:p>SOCENV_INC</text:p>
          </table:table-cell>
          <table:table-cell table:style-name="ce2" office:value-type="string" calcext:value-type="string">
            <text:p>$92,800 $193,040 $0 $0 $285,840 Chair—Financial Audit Committee <text:s text:c="10"/>Moisés Naím $82,800 $193,040 $0 $0 $275,840 Charles O. Rossotti $100,320 $366,776 $0 $0 $467,096 Chairman, Lead Independent Director <text:s text:c="10"/>Sven Sandstrom (7) $0 $0 $0 $0 $0</text:p>
          </table:table-cell>
          <table:table-cell table:style-name="ce1" office:value-type="float" office:value="0.4515" calcext:value-type="float">
            <text:p>0.4515</text:p>
          </table:table-cell>
        </table:table-row>
        <table:table-row table:style-name="ro9">
          <table:table-cell table:style-name="ce1" office:value-type="string" calcext:value-type="string">
            <text:p>SOCENV_INC</text:p>
          </table:table-cell>
          <table:table-cell table:style-name="ce2" office:value-type="string" calcext:value-type="string">
            <text:p>Fees Earned or <text:s/>Paid in Cash (2) <text:s text:c="4"/>Stock <text:s/>Awards (3) <text:s text:c="4"/>Option <text:s/>Awards (4) <text:s text:c="4"/>All Other Compensation <text:s/>(5) Total <text:s text:c="2"/>Name (1) <text:s text:c="10"/>Zhang Guo Bao (6) $0 $0 $0 $0 $0 Charles L. Harrington $87,800 $193,040 $0 $0 $280,840 Kristina M. Johnson $82,800 $187,040 $0 $0 $269,840 Chair—Innovation and Technology Committee <text:s text:c="10"/>Tarun Khanna $92,800 $177,200 $0 $2,500 $272,500 Holly K. Koeppel $82,800 $233,040 $0 $0 $315,840 Philip Lader $95,050 $193,040 $0 $0 $288,090 Chair—Nominating, Governance and Corporate Responsibility Committee <text:s text:c="10"/>James H. Miller $92,800 $193,040 $0 $0 $285,840 Chair—Compensation Committee <text:s text:c="10"/>Sandra O. Moose (7) $0 $0 $0 $0 $0 John B. Morse, Jr.</text:p>
          </table:table-cell>
          <table:table-cell table:style-name="ce1" office:value-type="float" office:value="0.9258" calcext:value-type="float">
            <text:p>0.9258</text:p>
          </table:table-cell>
        </table:table-row>
        <table:table-row table:style-name="ro1">
          <table:table-cell table:style-name="ce1" office:value-type="string" calcext:value-type="string">
            <text:p>SOCENV_INC</text:p>
          </table:table-cell>
          <table:table-cell table:style-name="ce2" office:value-type="string" calcext:value-type="string">
            <text:p>See <text:s/>“The <text:s/>Committees <text:s/>of <text:s/>the <text:s/>Board <text:s/>- <text:s/>Nominating, Governance and Corporate Responsibility Committee” section of this Proxy Statement for a description of our Nominating Committee’s processes and procedures for determining Director compensation</text:p>
          </table:table-cell>
          <table:table-cell table:style-name="ce1" office:value-type="float" office:value="0.6659" calcext:value-type="float">
            <text:p>0.6659</text:p>
          </table:table-cell>
        </table:table-row>
        <table:table-row table:style-name="ro1">
          <table:table-cell table:style-name="ce1" office:value-type="string" calcext:value-type="string">
            <text:p>COMP_CON</text:p>
          </table:table-cell>
          <table:table-cell table:style-name="ce2" office:value-type="string" calcext:value-type="string">
            <text:p>The <text:s/>meetings <text:s/>of <text:s/>the <text:s/>Audit <text:s/>Committee <text:s/>also <text:s/>were <text:s/>designed <text:s/>to <text:s/>facilitate <text:s/>and <text:s/>encourage <text:s/>communication <text:s/>among <text:s/>the <text:s/>Committee, <text:s/>the Company, <text:s/>and <text:s/>the <text:s/>Company’s <text:s/>independent <text:s/>registered <text:s/>public <text:s/>accounting <text:s/>firm, <text:s/>EY</text:p>
          </table:table-cell>
          <table:table-cell table:style-name="ce1" office:value-type="float" office:value="0.7732" calcext:value-type="float">
            <text:p>0.7732</text:p>
          </table:table-cell>
        </table:table-row>
        <table:table-row table:style-name="ro1">
          <table:table-cell table:style-name="ce1" office:value-type="string" calcext:value-type="string">
            <text:p>COMP_CON</text:p>
          </table:table-cell>
          <table:table-cell table:style-name="ce2" office:value-type="string" calcext:value-type="string">
            <text:p>Such <text:s/>informal <text:s/>periodic <text:s/>meetings <text:s/>and <text:s/>discussions <text:s/>permit <text:s/>the <text:s/>Audit <text:s/>Committee <text:s/>to <text:s/>provide <text:s/>advice <text:s/>and assistance to Management on a more frequent basis than the regularly scheduled meetings of the Audit Committee</text:p>
          </table:table-cell>
          <table:table-cell table:style-name="ce1" office:value-type="float" office:value="0.7444" calcext:value-type="float">
            <text:p>0.7444</text:p>
          </table:table-cell>
        </table:table-row>
        <table:table-row table:style-name="ro4">
          <table:table-cell table:style-name="ce1" office:value-type="string" calcext:value-type="string">
            <text:p>COMP_CON</text:p>
          </table:table-cell>
          <table:table-cell table:style-name="ce2" office:value-type="string" calcext:value-type="string">
            <text:p>EY <text:s/>has <text:s/>served <text:s/>as <text:s/>the <text:s/>Company’s <text:s/>independent registered <text:s/>public <text:s/>accounting <text:s/>firm <text:s/>since <text:s/>2008</text:p>
          </table:table-cell>
          <table:table-cell table:style-name="ce1" office:value-type="float" office:value="0.5844" calcext:value-type="float">
            <text:p>0.5844</text:p>
          </table:table-cell>
        </table:table-row>
        <table:table-row table:style-name="ro1">
          <table:table-cell table:style-name="ce1" office:value-type="string" calcext:value-type="string">
            <text:p>COMP_CON</text:p>
          </table:table-cell>
          <table:table-cell table:style-name="ce2" office:value-type="string" calcext:value-type="string">
            <text:p>In addition to the scheduled meetings of the Audit Committee, <text:s/>the <text:s/>members <text:s/>of <text:s/>the <text:s/>Audit <text:s/>Committee <text:s/>held <text:s/>periodic <text:s/>telephonic <text:s/>discussions <text:s/>and/or <text:s/>in-person <text:s/>meetings <text:s/>with <text:s/>Management regarding <text:s/>various <text:s/>subjects</text:p>
          </table:table-cell>
          <table:table-cell table:style-name="ce1" office:value-type="float" office:value="0.7047" calcext:value-type="float">
            <text:p>0.7047</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Committee <text:s/>also <text:s/>received <text:s/>periodic routine <text:s/>reports <text:s/>regarding <text:s/>the <text:s/>Company’s <text:s/>efforts <text:s/>to <text:s/>comply <text:s/>with <text:s/>Section <text:s/>404 <text:s/>of <text:s/>the <text:s/>Sarbanes-Oxley <text:s/>Act <text:s/>and <text:s/>efforts <text:s/>related <text:s/>to <text:s/>the completion and periodic filings of the Company’s financial statements with the SEC</text:p>
          </table:table-cell>
          <table:table-cell table:style-name="ce1" office:value-type="float" office:value="0.0968" calcext:value-type="float">
            <text:p>0.0968</text:p>
          </table:table-cell>
        </table:table-row>
        <table:table-row table:style-name="ro2">
          <table:table-cell table:style-name="ce1" office:value-type="string" calcext:value-type="string">
            <text:p>COMP_CON</text:p>
          </table:table-cell>
          <table:table-cell table:style-name="ce2" office:value-type="string" calcext:value-type="string">
            <text:p>In <text:s/>addition <text:s/>to <text:s/>discussions <text:s/>with <text:s/>the <text:s/>CEO, <text:s/>CFO <text:s/>and <text:s/>other <text:s/>members <text:s/>of Management <text:s/>regarding <text:s/>the <text:s/>preparation <text:s/>of <text:s/>the <text:s/>Company’s <text:s/>financial <text:s/>statements <text:s/>and <text:s/>operating <text:s/>results, <text:s/>the <text:s/>Audit <text:s/>Committee <text:s/>received periodic reports from the Company’s Internal Audit, Compliance and Legal departments</text:p>
          </table:table-cell>
          <table:table-cell table:style-name="ce1" office:value-type="float" office:value="0.5236" calcext:value-type="float">
            <text:p>0.5236</text:p>
          </table:table-cell>
        </table:table-row>
        <table:table-row table:style-name="ro2">
          <table:table-cell table:style-name="ce1" office:value-type="string" calcext:value-type="string">
            <text:p>SOCENV_INC</text:p>
          </table:table-cell>
          <table:table-cell table:style-name="ce2" office:value-type="string" calcext:value-type="string">
            <text:p>In <text:s/>addition <text:s/>to <text:s/>discussions <text:s/>with <text:s/>the <text:s/>CEO, <text:s/>CFO <text:s/>and <text:s/>other <text:s/>members <text:s/>of Management <text:s/>regarding <text:s/>the <text:s/>preparation <text:s/>of <text:s/>the <text:s/>Company’s <text:s/>financial <text:s/>statements <text:s/>and <text:s/>operating <text:s/>results, <text:s/>the <text:s/>Audit <text:s/>Committee <text:s/>received periodic reports from the Company’s Internal Audit, Compliance and Legal departments</text:p>
          </table:table-cell>
          <table:table-cell table:style-name="ce1" office:value-type="float" office:value="0.085" calcext:value-type="float">
            <text:p>0.085</text:p>
          </table:table-cell>
        </table:table-row>
        <table:table-row table:style-name="ro9">
          <table:table-cell table:style-name="ce1" office:value-type="string" calcext:value-type="string">
            <text:p>SOCENV_INC</text:p>
          </table:table-cell>
          <table:table-cell table:style-name="ce2" office:value-type="string" calcext:value-type="string">
            <text:p>THE BOARD RECOMMENDS A VOTE FOR <text:s/>THE RATIFICATION OF THE APPOINTMENT OF EY AS <text:s/>INDEPENDENT AUDITORS OF THE COMPANY REPORT OF THE FINANCIAL AUDIT COMMITTEE The <text:s/>Audit <text:s/>Committee <text:s/>maintains <text:s/>initial <text:s/>oversight <text:s/>over <text:s/>risks <text:s/>related <text:s/>to <text:s/>the <text:s/>integrity <text:s/>of <text:s/>the <text:s/>Company’s <text:s/>financial <text:s/>statements; <text:s/>internal controls <text:s/>over <text:s/>financial <text:s/>reporting <text:s/>and <text:s/>disclosure <text:s/>controls <text:s/>and <text:s/>procedures <text:s/>(including <text:s/>the <text:s/>performance <text:s/>of <text:s/>the <text:s/>Company’s <text:s/>internal <text:s/>audit function); <text:s/>the <text:s/>performance <text:s/>of <text:s/>the <text:s/>independent <text:s/>auditor; <text:s/>the <text:s/>effectiveness <text:s/>of <text:s/>the <text:s/>Company’s <text:s/>Ethics <text:s/>and <text:s/>Compliance <text:s/>Program; <text:s/>and <text:s/>such other <text:s/>matters <text:s/>as <text:s/>are <text:s/>described <text:s/>in <text:s/>the <text:s/>Committee’s <text:s/>Charter</text:p>
          </table:table-cell>
          <table:table-cell table:style-name="ce1" office:value-type="float" office:value="0.8687" calcext:value-type="float">
            <text:p>0.8687</text:p>
          </table:table-cell>
        </table:table-row>
        <table:table-row table:style-name="ro4">
          <table:table-cell table:style-name="ce1" office:value-type="string" calcext:value-type="string">
            <text:p>COMP_CON</text:p>
          </table:table-cell>
          <table:table-cell table:style-name="ce2" office:value-type="string" calcext:value-type="string">
            <text:p>The appointment was made by the Audit Committee</text:p>
          </table:table-cell>
          <table:table-cell table:style-name="ce1" office:value-type="float" office:value="0.0982" calcext:value-type="float">
            <text:p>0.0982</text:p>
          </table:table-cell>
        </table:table-row>
        <table:table-row table:style-name="ro6">
          <table:table-cell table:style-name="ce1" office:value-type="string" calcext:value-type="string">
            <text:p>COMP_CON</text:p>
          </table:table-cell>
          <table:table-cell table:style-name="ce2" office:value-type="string" calcext:value-type="string">
            <text:p>Such reports addressed, among other matters, ongoing <text:s/>projects, <text:s/>control <text:s/>assessments <text:s/>and <text:s/>audits <text:s/>being <text:s/>conducted <text:s/>by <text:s/>the <text:s/>Internal <text:s/>Audit <text:s/>department, <text:s/>reports <text:s/>to <text:s/>the <text:s/>Company’s compliance <text:s/>hotline <text:s/>and/or <text:s/>issues <text:s/>involving <text:s/>the <text:s/>Company’s <text:s/>Code <text:s/>of <text:s/>Conduct, <text:s/>material <text:s/>litigation <text:s/>and <text:s/>significant <text:s/>legal <text:s/>developments involving <text:s/>the <text:s/>Company <text:s/>and/or <text:s/>its <text:s/>subsidiaries, <text:s/>and <text:s/>proposed <text:s/>organizational <text:s/>changes</text:p>
          </table:table-cell>
          <table:table-cell table:style-name="ce1" office:value-type="float" office:value="0.1119" calcext:value-type="float">
            <text:p>0.1119</text:p>
          </table:table-cell>
        </table:table-row>
        <table:table-row table:style-name="ro6">
          <table:table-cell table:style-name="ce1" office:value-type="string" calcext:value-type="string">
            <text:p>SOCENV_INC</text:p>
          </table:table-cell>
          <table:table-cell table:style-name="ce2" office:value-type="string" calcext:value-type="string">
            <text:p>Such reports addressed, among other matters, ongoing <text:s/>projects, <text:s/>control <text:s/>assessments <text:s/>and <text:s/>audits <text:s/>being <text:s/>conducted <text:s/>by <text:s/>the <text:s/>Internal <text:s/>Audit <text:s/>department, <text:s/>reports <text:s/>to <text:s/>the <text:s/>Company’s compliance <text:s/>hotline <text:s/>and/or <text:s/>issues <text:s/>involving <text:s/>the <text:s/>Company’s <text:s/>Code <text:s/>of <text:s/>Conduct, <text:s/>material <text:s/>litigation <text:s/>and <text:s/>significant <text:s/>legal <text:s/>developments involving <text:s/>the <text:s/>Company <text:s/>and/or <text:s/>its <text:s/>subsidiaries, <text:s/>and <text:s/>proposed <text:s/>organizational <text:s/>changes</text:p>
          </table:table-cell>
          <table:table-cell table:style-name="ce1" office:value-type="float" office:value="0.3423" calcext:value-type="float">
            <text:p>0.3423</text:p>
          </table:table-cell>
        </table:table-row>
        <table:table-row table:style-name="ro2">
          <table:table-cell table:style-name="ce1" office:value-type="string" calcext:value-type="string">
            <text:p>COMP_CON</text:p>
          </table:table-cell>
          <table:table-cell table:style-name="ce2" office:value-type="string" calcext:value-type="string">
            <text:p>PROPOSAL 2: RATIFICATION OF INDEPENDENT AUDITORS FOR FISCAL YEAR 2016 The Board has appointed EY, an independent registered public accounting firm, as the auditors to examine and report to Stockholders on the <text:s/>consolidated <text:s/>financial <text:s/>statements <text:s/>for <text:s/>the <text:s/>Company <text:s/>and <text:s/>its <text:s/>subsidiaries <text:s/>for <text:s/>the <text:s/>calendar <text:s/>year <text:s/>ended <text:s/>December <text:s/>31, <text:s/>2016</text:p>
          </table:table-cell>
          <table:table-cell table:style-name="ce1" office:value-type="float" office:value="0.107" calcext:value-type="float">
            <text:p>0.107</text:p>
          </table:table-cell>
        </table:table-row>
        <table:table-row table:style-name="ro3">
          <table:table-cell table:style-name="ce1" office:value-type="string" calcext:value-type="string">
            <text:p>COMP_CON</text:p>
          </table:table-cell>
          <table:table-cell table:style-name="ce2" office:value-type="string" calcext:value-type="string">
            <text:p>These reviews include a comparison of our current practices to those suggested by various groups or authorities active in corporate governance and to those of other public companies</text:p>
          </table:table-cell>
          <table:table-cell table:style-name="ce1" office:value-type="float" office:value="0.1152" calcext:value-type="float">
            <text:p>0.1152</text:p>
          </table:table-cell>
        </table:table-row>
        <table:table-row table:style-name="ro7">
          <table:table-cell table:style-name="ce1" office:value-type="string" calcext:value-type="string">
            <text:p>COMP_CON</text:p>
          </table:table-cell>
          <table:table-cell table:style-name="ce2" office:value-type="string" calcext:value-type="string">
            <text:p>Snowe, <text:s/>each <text:s/>of <text:s/>whom <text:s/>also <text:s/>is standing <text:s/>for <text:s/>election <text:s/>at <text:s/>the <text:s/>Annual <text:s/>Meeting, <text:s/>and <text:s/>Barbara Hackman <text:s/>Franklin, <text:s/>who <text:s/>is <text:s/>not <text:s/>standing <text:s/>for <text:s/>election <text:s/>at <text:s/>the Annual <text:s/>Meeting, <text:s/>is <text:s/>independent <text:s/>as <text:s/>defined <text:s/>in <text:s/>the <text:s/>NYSE listing standards and under Aetna’s Director Independence Standards <text:s/>and <text:s/>that <text:s/>any <text:s/>relationship <text:s/>with <text:s/>the <text:s/>Company (either directly or as a partner, major shareholder or officer of <text:s/>any <text:s/>organization <text:s/>that <text:s/>has <text:s/>a <text:s/>relationship <text:s/>with <text:s/>the Company) <text:s/>is <text:s/>not <text:s/>material <text:s/>under <text:s/>the <text:s/>independence thresholds <text:s/>contained <text:s/>in <text:s/>the <text:s/>NYSE <text:s/>listing <text:s/>standards <text:s/>and under Aetna’s Director Independence Standards</text:p>
          </table:table-cell>
          <table:table-cell table:style-name="ce1" office:value-type="float" office:value="0.5112" calcext:value-type="float">
            <text:p>0.5112</text:p>
          </table:table-cell>
        </table:table-row>
        <table:table-row table:style-name="ro3">
          <table:table-cell table:style-name="ce1" office:value-type="string" calcext:value-type="string">
            <text:p>COMP_CON</text:p>
          </table:table-cell>
          <table:table-cell table:style-name="ce2" office:value-type="string" calcext:value-type="string">
            <text:p>Pursuant <text:s/>to <text:s/>the <text:s/>Director <text:s/>Independence <text:s/>Standards, <text:s/>the Board undertook its annual review of Director independence in <text:s/>February <text:s/>2016</text:p>
          </table:table-cell>
          <table:table-cell table:style-name="ce1" office:value-type="float" office:value="0.8168" calcext:value-type="float">
            <text:p>0.8168</text:p>
          </table:table-cell>
        </table:table-row>
        <table:table-row table:style-name="ro2">
          <table:table-cell table:style-name="ce1" office:value-type="string" calcext:value-type="string">
            <text:p>COMP_CON</text:p>
          </table:table-cell>
          <table:table-cell table:style-name="ce2" office:value-type="string" calcext:value-type="string">
            <text:p>Consistent with the NYSE listing standards, the Director Independence Standards specify the criteria by which the independence of our Directors will be determined, including guidelines for Directors and their immediate family members with respect to past employment or affiliation with the <text:s/>Company <text:s/>or <text:s/>its <text:s/>external <text:s/>auditor</text:p>
          </table:table-cell>
          <table:table-cell table:style-name="ce1" office:value-type="float" office:value="0.8417" calcext:value-type="float">
            <text:p>0.8417</text:p>
          </table:table-cell>
        </table:table-row>
        <table:table-row table:style-name="ro3">
          <table:table-cell table:style-name="ce1" office:value-type="string" calcext:value-type="string">
            <text:p>COMP_CON</text:p>
          </table:table-cell>
          <table:table-cell table:style-name="ce2" office:value-type="string" calcext:value-type="string">
            <text:p>The <text:s text:c="2"/>Board <text:s text:c="2"/>has <text:s text:c="2"/>established <text:s text:c="2"/>guidelines <text:s text:c="2"/>(“Director Independence <text:s/>Standards”) <text:s/>to <text:s/>assist <text:s/>it <text:s/>in <text:s/>determining Director <text:s/>independence</text:p>
          </table:table-cell>
          <table:table-cell table:style-name="ce1" office:value-type="float" office:value="0.3407" calcext:value-type="float">
            <text:p>0.3407</text:p>
          </table:table-cell>
        </table:table-row>
        <table:table-row table:style-name="ro1">
          <table:table-cell table:style-name="ce1" office:value-type="string" calcext:value-type="string">
            <text:p>COMP_CON</text:p>
          </table:table-cell>
          <table:table-cell table:style-name="ce2" office:value-type="string" calcext:value-type="string">
            <text:p>In <text:s/>accordance <text:s/>with <text:s/>the <text:s/>Director Independence <text:s/>Standards, <text:s/>the <text:s/>Board <text:s/>must <text:s/>determine <text:s/>that each independent Director has no material relationship with the Company other than as a Director and/or a shareholder of the Company</text:p>
          </table:table-cell>
          <table:table-cell table:style-name="ce1" office:value-type="float" office:value="0.6914" calcext:value-type="float">
            <text:p>0.6914</text:p>
          </table:table-cell>
        </table:table-row>
        <table:table-row table:style-name="ro3">
          <table:table-cell table:style-name="ce1" office:value-type="string" calcext:value-type="string">
            <text:p>COMP_CON</text:p>
          </table:table-cell>
          <table:table-cell table:style-name="ce2" office:value-type="string" calcext:value-type="string">
            <text:p>Harvard provides the medical content for Aetna InteliHealth and reviews Care Considerations for ActiveHealth</text:p>
          </table:table-cell>
          <table:table-cell table:style-name="ce1" office:value-type="float" office:value="0.0537" calcext:value-type="float">
            <text:p>0.0537</text:p>
          </table:table-cell>
        </table:table-row>
        <table:table-row table:style-name="ro3">
          <table:table-cell table:style-name="ce1" office:value-type="string" calcext:value-type="string">
            <text:p>SOCENV_INC</text:p>
          </table:table-cell>
          <table:table-cell table:style-name="ce2" office:value-type="string" calcext:value-type="string">
            <text:p>Harvard provides the medical content for Aetna InteliHealth and reviews Care Considerations for ActiveHealth</text:p>
          </table:table-cell>
          <table:table-cell table:style-name="ce1" office:value-type="float" office:value="0.0814" calcext:value-type="float">
            <text:p>0.0814</text:p>
          </table:table-cell>
        </table:table-row>
        <table:table-row table:style-name="ro6">
          <table:table-cell table:style-name="ce1" office:value-type="string" calcext:value-type="string">
            <text:p>SOCENV_INC</text:p>
          </table:table-cell>
          <table:table-cell table:style-name="ce2" office:value-type="string" calcext:value-type="string">
            <text:p>Compensation Committee Interlocks and Insider Participation <text:s text:c="4"/>Meeting Attendance <text:s text:c="4"/>AETNA INC. - 2016 Proxy Statement <text:s/>5 All <text:s/>members <text:s/>of <text:s/>the <text:s/>Audit <text:s/>Committee, <text:s/>the <text:s/>Committee on <text:s text:c="2"/>Compensation <text:s text:c="2"/>and <text:s text:c="2"/>Talent <text:s text:c="2"/>Management <text:s text:c="2"/>(the “Compensation Committee”) and the Nominating Committee <text:s/>are, <text:s/>in <text:s/>the <text:s/>business <text:s/>judgment <text:s/>of <text:s/>the <text:s/>Board, independent <text:s/>Directors <text:s/>as <text:s/>defined <text:s/>in <text:s/>the <text:s/>NYSE <text:s/>listing standards and in Aetna’s Director Independence Standards</text:p>
          </table:table-cell>
          <table:table-cell table:style-name="ce1" office:value-type="float" office:value="0.1047" calcext:value-type="float">
            <text:p>0.1047</text:p>
          </table:table-cell>
        </table:table-row>
        <table:table-row table:style-name="ro3">
          <table:table-cell table:style-name="ce1" office:value-type="string" calcext:value-type="string">
            <text:p>COMP_CON</text:p>
          </table:table-cell>
          <table:table-cell table:style-name="ce2" office:value-type="string" calcext:value-type="string">
            <text:p>Dr. Coye had no interest in or involvement with the UCLA Health System’s relationship with the Company</text:p>
          </table:table-cell>
          <table:table-cell table:style-name="ce1" office:value-type="float" office:value="0.9088" calcext:value-type="float">
            <text:p>0.9088</text:p>
          </table:table-cell>
        </table:table-row>
        <table:table-row table:style-name="ro3">
          <table:table-cell table:style-name="ce1" office:value-type="string" calcext:value-type="string">
            <text:p>SOCENV_INC</text:p>
          </table:table-cell>
          <table:table-cell table:style-name="ce2" office:value-type="string" calcext:value-type="string">
            <text:p>(C) <text:s text:c="2"/>Until May 29, 2015, Dr. Coye was the Chief Innovation Officer of the UCLA Health System, which includes health institutions and other health care providers</text:p>
          </table:table-cell>
          <table:table-cell table:style-name="ce1" office:value-type="float" office:value="0.5129" calcext:value-type="float">
            <text:p>0.5129</text:p>
          </table:table-cell>
        </table:table-row>
        <table:table-row table:style-name="ro6">
          <table:table-cell table:style-name="ce1" office:value-type="string" calcext:value-type="string">
            <text:p>COMP_CON</text:p>
          </table:table-cell>
          <table:table-cell table:style-name="ce2" office:value-type="string" calcext:value-type="string">
            <text:p>UCLA Health System <text:s text:c="2"/>Provider of Hospital/ <text:s text:c="2"/>Physician Services <text:s text:c="2"/>Former Chief <text:s text:c="2"/>Innovation Officer <text:s text:c="2"/>Contract with <text:s text:c="2"/>Provider for Hospital/ <text:s text:c="2"/>Physician Services for Members (C) <text:s text:c="2"/>≈4.17% &gt;$1 million Joseph P. Newhouse <text:s text:c="2"/>Harvard University <text:s text:c="2"/>Educational <text:s text:c="2"/>Institution <text:s text:c="2"/>Employee <text:s text:c="2"/>Medical Content for <text:s text:c="2"/>InteliHealth/Active <text:s text:c="2"/>Health (D) <text:s text:c="2"/>≈0.01% &lt;$1 million <text:s/>(A) <text:s text:c="2"/>None of the transactions or relationships included consulting services provided to the Company</text:p>
          </table:table-cell>
          <table:table-cell table:style-name="ce1" office:value-type="float" office:value="0.1529" calcext:value-type="float">
            <text:p>0.1529</text:p>
          </table:table-cell>
        </table:table-row>
        <table:table-row table:style-name="ro4">
          <table:table-cell table:style-name="ce1" office:value-type="string" calcext:value-type="string">
            <text:p>COMP_CON</text:p>
          </table:table-cell>
          <table:table-cell table:style-name="ce2" office:value-type="string" calcext:value-type="string">
            <text:p>(D) <text:s text:c="2"/>Aetna does not use Harvard for any consulting or advisory services</text:p>
          </table:table-cell>
          <table:table-cell table:style-name="ce1" office:value-type="float" office:value="0.9577" calcext:value-type="float">
            <text:p>0.9577</text:p>
          </table:table-cell>
        </table:table-row>
        <table:table-row table:style-name="ro6">
          <table:table-cell table:style-name="ce1" office:value-type="string" calcext:value-type="string">
            <text:p>SOCENV_INC</text:p>
          </table:table-cell>
          <table:table-cell table:style-name="ce2" office:value-type="string" calcext:value-type="string">
            <text:p>UCLA Health System <text:s text:c="2"/>Provider of Hospital/ <text:s text:c="2"/>Physician Services <text:s text:c="2"/>Former Chief <text:s text:c="2"/>Innovation Officer <text:s text:c="2"/>Contract with <text:s text:c="2"/>Provider for Hospital/ <text:s text:c="2"/>Physician Services for Members (C) <text:s text:c="2"/>≈4.17% &gt;$1 million Joseph P. Newhouse <text:s text:c="2"/>Harvard University <text:s text:c="2"/>Educational <text:s text:c="2"/>Institution <text:s text:c="2"/>Employee <text:s text:c="2"/>Medical Content for <text:s text:c="2"/>InteliHealth/Active <text:s text:c="2"/>Health (D) <text:s text:c="2"/>≈0.01% &lt;$1 million <text:s/>(A) <text:s text:c="2"/>None of the transactions or relationships included consulting services provided to the Company</text:p>
          </table:table-cell>
          <table:table-cell table:style-name="ce1" office:value-type="float" office:value="0.1972" calcext:value-type="float">
            <text:p>0.1972</text:p>
          </table:table-cell>
        </table:table-row>
        <table:table-row table:style-name="ro3">
          <table:table-cell table:style-name="ce1" office:value-type="string" calcext:value-type="string">
            <text:p>COMP_CON</text:p>
          </table:table-cell>
          <table:table-cell table:style-name="ce2" office:value-type="string" calcext:value-type="string">
            <text:p>Under <text:s/>Aetna’s <text:s/>Code <text:s/>of <text:s/>Conduct, <text:s/>the <text:s/>Board <text:s/>or <text:s/>an independent <text:s/>Committee <text:s/>reviews <text:s/>any <text:s/>potential <text:s/>conflicts between <text:s/>the <text:s/>Company <text:s/>and <text:s/>any <text:s/>Director</text:p>
          </table:table-cell>
          <table:table-cell table:style-name="ce1" office:value-type="float" office:value="0.2346" calcext:value-type="float">
            <text:p>0.2346</text:p>
          </table:table-cell>
        </table:table-row>
        <table:table-row table:style-name="ro2">
          <table:table-cell table:style-name="ce1" office:value-type="string" calcext:value-type="string">
            <text:p>SOCENV_INC</text:p>
          </table:table-cell>
          <table:table-cell table:style-name="ce2" office:value-type="string" calcext:value-type="string">
            <text:p>Consequently, our Chief Enterprise Risk Officer, in consultation with the Chairman and Chief Executive Officer, monitors risk management and mitigation activities across the organization throughout the year and reports periodically to the Audit Committee and the Board concerning the Company’s risk management profile and activities</text:p>
          </table:table-cell>
          <table:table-cell table:style-name="ce1" office:value-type="float" office:value="0.6895" calcext:value-type="float">
            <text:p>0.6895</text:p>
          </table:table-cell>
        </table:table-row>
        <table:table-row table:style-name="ro2">
          <table:table-cell table:style-name="ce1" office:value-type="string" calcext:value-type="string">
            <text:p>COMP_CON</text:p>
          </table:table-cell>
          <table:table-cell table:style-name="ce2" office:value-type="string" calcext:value-type="string">
            <text:p>Consequently, our Chief Enterprise Risk Officer, in consultation with the Chairman and Chief Executive Officer, monitors risk management and mitigation activities across the organization throughout the year and reports periodically to the Audit Committee and the Board concerning the Company’s risk management profile and activities</text:p>
          </table:table-cell>
          <table:table-cell table:style-name="ce1" office:value-type="float" office:value="0.0528" calcext:value-type="float">
            <text:p>0.0528</text:p>
          </table:table-cell>
        </table:table-row>
        <table:table-row table:style-name="ro6">
          <table:table-cell table:style-name="ce1" office:value-type="string" calcext:value-type="string">
            <text:p>COMP_CON</text:p>
          </table:table-cell>
          <table:table-cell table:style-name="ce2" office:value-type="string" calcext:value-type="string">
            <text:p>The Board or appropriate Committee considers relevant facts and circumstances, <text:s/>which <text:s/>may <text:s/>include, <text:s/>without <text:s/>limitation, <text:s/>the commercial reasonableness of the terms, the benefit to the Company, <text:s/>opportunity <text:s/>costs <text:s/>of <text:s/>alternate <text:s/>transactions, <text:s/>the materiality and character of the Related Person’s direct or indirect <text:s/>interest, <text:s/>and <text:s/>the <text:s/>actual <text:s/>or <text:s/>apparent <text:s/>conflict <text:s/>of interest <text:s/>of <text:s/>the <text:s/>Related <text:s/>Person</text:p>
          </table:table-cell>
          <table:table-cell table:style-name="ce1" office:value-type="float" office:value="0.1058" calcext:value-type="float">
            <text:p>0.1058</text:p>
          </table:table-cell>
        </table:table-row>
        <table:table-row table:style-name="ro3">
          <table:table-cell table:style-name="ce1" office:value-type="string" calcext:value-type="string">
            <text:p>SOCENV_INC</text:p>
          </table:table-cell>
          <table:table-cell table:style-name="ce2" office:value-type="string" calcext:value-type="string">
            <text:p>The <text:s/>Code <text:s/>of <text:s/>Conduct <text:s/>is designed to ensure that Aetna’s business is conducted in a consistently legal and ethical manner</text:p>
          </table:table-cell>
          <table:table-cell table:style-name="ce1" office:value-type="float" office:value="0.7828" calcext:value-type="float">
            <text:p>0.7828</text:p>
          </table:table-cell>
        </table:table-row>
        <table:table-row table:style-name="ro3">
          <table:table-cell table:style-name="ce1" office:value-type="string" calcext:value-type="string">
            <text:p>SOCENV_INC</text:p>
          </table:table-cell>
          <table:table-cell table:style-name="ce2" office:value-type="string" calcext:value-type="string">
            <text:p>Risk management is ongoing, and the importance assigned to identified risks can change and new risks can emerge during the year as the Company develops and implements its strategy</text:p>
          </table:table-cell>
          <table:table-cell table:style-name="ce1" office:value-type="float" office:value="0.0562" calcext:value-type="float">
            <text:p>0.0562</text:p>
          </table:table-cell>
        </table:table-row>
        <table:table-row table:style-name="ro1">
          <table:table-cell table:style-name="ce1" office:value-type="string" calcext:value-type="string">
            <text:p>COMP_CON</text:p>
          </table:table-cell>
          <table:table-cell table:style-name="ce2" office:value-type="string" calcext:value-type="string">
            <text:p>The Code of Conduct includes policies on employee conduct, conflicts of interest and <text:s/>the <text:s/>protection <text:s/>of <text:s/>confidential <text:s/>information <text:s/>and <text:s/>requires compliance with all applicable laws and regulations</text:p>
          </table:table-cell>
          <table:table-cell table:style-name="ce1" office:value-type="float" office:value="0.3098" calcext:value-type="float">
            <text:p>0.3098</text:p>
          </table:table-cell>
        </table:table-row>
        <table:table-row table:style-name="ro1">
          <table:table-cell table:style-name="ce1" office:value-type="string" calcext:value-type="string">
            <text:p>SOCENV_INC</text:p>
          </table:table-cell>
          <table:table-cell table:style-name="ce2" office:value-type="string" calcext:value-type="string">
            <text:p>The Code of Conduct includes policies on employee conduct, conflicts of interest and <text:s/>the <text:s/>protection <text:s/>of <text:s/>confidential <text:s/>information <text:s/>and <text:s/>requires compliance with all applicable laws and regulations</text:p>
          </table:table-cell>
          <table:table-cell table:style-name="ce1" office:value-type="float" office:value="0.1203" calcext:value-type="float">
            <text:p>0.1203</text:p>
          </table:table-cell>
        </table:table-row>
        <table:table-row table:style-name="ro3">
          <table:table-cell table:style-name="ce1" office:value-type="string" calcext:value-type="string">
            <text:p>COMP_CON</text:p>
          </table:table-cell>
          <table:table-cell table:style-name="ce2" office:value-type="string" calcext:value-type="string">
            <text:p>The <text:s/>Audit <text:s/>Committee <text:s/>also <text:s/>meets <text:s/>regularly <text:s/>in <text:s/>private <text:s/>sessions <text:s/>with <text:s/>the Company’s Chief Enterprise Risk Officer</text:p>
          </table:table-cell>
          <table:table-cell table:style-name="ce1" office:value-type="float" office:value="0.1087" calcext:value-type="float">
            <text:p>0.1087</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GOVERNANCE OF THE COMPANY <text:s text:c="2"/>Aetna’s Code of Conduct <text:s text:c="4"/>Related Party Transaction Policy <text:s text:c="10"/>BOARD’S ROLE IN THE OVERSIGHT OF RISK <text:s text:c="2"/>The Company relies on its comprehensive enterprise risk management (“ERM”) process to aggregate, monitor, measure and manage risk</text:p>
          </table:table-cell>
          <table:table-cell table:style-name="ce1" office:value-type="float" office:value="0.1426" calcext:value-type="float">
            <text:p>0.1426</text:p>
          </table:table-cell>
        </table:table-row>
        <table:table-row table:style-name="ro3">
          <table:table-cell table:style-name="ce1" office:value-type="string" calcext:value-type="string">
            <text:p>COMP_CON</text:p>
          </table:table-cell>
          <table:table-cell table:style-name="ce2" office:value-type="string" calcext:value-type="string">
            <text:p>In collaboration with <text:s/>the <text:s/>Audit <text:s/>Committee <text:s/>and <text:s/>the <text:s/>Board, <text:s/>the <text:s/>ERM <text:s/>team <text:s/>annually <text:s/>conducts <text:s/>a <text:s/>risk <text:s/>assessment <text:s/>of <text:s/>the <text:s/>Company’s businesses</text:p>
          </table:table-cell>
          <table:table-cell table:style-name="ce1" office:value-type="float" office:value="0.064" calcext:value-type="float">
            <text:p>0.064</text:p>
          </table:table-cell>
        </table:table-row>
        <table:table-row table:style-name="ro1">
          <table:table-cell table:style-name="ce1" office:value-type="string" calcext:value-type="string">
            <text:p>SOCENV_INC</text:p>
          </table:table-cell>
          <table:table-cell table:style-name="ce2" office:value-type="string" calcext:value-type="string">
            <text:p>As part of their reviews, the Audit Committee and the Board consider the internal governance structure for managing risks, and the Board assigns responsibility for ongoing oversight of each identified risk to a specific Committee of the Board or to the Board</text:p>
          </table:table-cell>
          <table:table-cell table:style-name="ce1" office:value-type="float" office:value="0.1299" calcext:value-type="float">
            <text:p>0.1299</text:p>
          </table:table-cell>
        </table:table-row>
        <table:table-row table:style-name="ro1">
          <table:table-cell table:style-name="ce1" office:value-type="string" calcext:value-type="string">
            <text:p>SOCENV_INC</text:p>
          </table:table-cell>
          <table:table-cell table:style-name="ce2" office:value-type="string" calcext:value-type="string">
            <text:p>The <text:s/>risk <text:s/>assessment <text:s/>is presented <text:s/>to, <text:s/>and <text:s/>reviewed <text:s/>by, <text:s/>the <text:s/>Audit <text:s/>Committee <text:s/>and, <text:s/>after <text:s/>reflecting <text:s/>the <text:s/>Audit <text:s/>Committee’s <text:s/>views, <text:s/>the <text:s/>list <text:s/>of enterprise risks is then reviewed and approved by the Board</text:p>
          </table:table-cell>
          <table:table-cell table:style-name="ce1" office:value-type="float" office:value="0.2572" calcext:value-type="float">
            <text:p>0.2572</text:p>
          </table:table-cell>
        </table:table-row>
        <table:table-row table:style-name="ro3">
          <table:table-cell table:style-name="ce1" office:value-type="string" calcext:value-type="string">
            <text:p>SOCENV_INC</text:p>
          </table:table-cell>
          <table:table-cell table:style-name="ce2" office:value-type="string" calcext:value-type="string">
            <text:p>It is designed to identify the most important risks facing the Company as well as to prioritize those risks in the context of the Company’s overall strategy</text:p>
          </table:table-cell>
          <table:table-cell table:style-name="ce1" office:value-type="float" office:value="0.0654" calcext:value-type="float">
            <text:p>0.0654</text:p>
          </table:table-cell>
        </table:table-row>
        <table:table-row table:style-name="ro3">
          <table:table-cell table:style-name="ce1" office:value-type="string" calcext:value-type="string">
            <text:p>SOCENV_INC</text:p>
          </table:table-cell>
          <table:table-cell table:style-name="ce2" office:value-type="string" calcext:value-type="string">
            <text:p>The following table presents, as of March 18, 2016, the key standing Committees of the Board, the membership of such Committees and the number of times each such Committee met in 2015</text:p>
          </table:table-cell>
          <table:table-cell table:style-name="ce1" office:value-type="float" office:value="0.3238" calcext:value-type="float">
            <text:p>0.3238</text:p>
          </table:table-cell>
        </table:table-row>
        <table:table-row table:style-name="ro2">
          <table:table-cell table:style-name="ce1" office:value-type="string" calcext:value-type="string">
            <text:p>COMP_CON</text:p>
          </table:table-cell>
          <table:table-cell table:style-name="ce2" office:value-type="string" calcext:value-type="string">
            <text:p>The <text:s/>Audit <text:s/>Committee <text:s/>can <text:s/>be <text:s/>confidentially <text:s/>contacted <text:s/>by <text:s/>those <text:s/>wishing <text:s/>to <text:s/>raise <text:s/>concerns <text:s/>or <text:s/>complaints <text:s/>about <text:s/>the Company’s <text:s/>accounting, <text:s/>internal <text:s/>accounting <text:s/>controls <text:s/>or <text:s/>auditing <text:s/>matters <text:s/>by <text:s/>calling <text:s/>AlertLine ® , an independent toll-free service, at 1-888-891-8910 (available seven days a week, 24 hours a day), or by writing to: Corporate Compliance, P.O.</text:p>
          </table:table-cell>
          <table:table-cell table:style-name="ce1" office:value-type="float" office:value="0.3943" calcext:value-type="float">
            <text:p>0.3943</text:p>
          </table:table-cell>
        </table:table-row>
        <table:table-row table:style-name="ro2">
          <table:table-cell table:style-name="ce1" office:value-type="string" calcext:value-type="string">
            <text:p>SOCENV_INC</text:p>
          </table:table-cell>
          <table:table-cell table:style-name="ce2" office:value-type="string" calcext:value-type="string">
            <text:p>The <text:s/>Audit <text:s/>Committee <text:s/>can <text:s/>be <text:s/>confidentially <text:s/>contacted <text:s/>by <text:s/>those <text:s/>wishing <text:s/>to <text:s/>raise <text:s/>concerns <text:s/>or <text:s/>complaints <text:s/>about <text:s/>the Company’s <text:s/>accounting, <text:s/>internal <text:s/>accounting <text:s/>controls <text:s/>or <text:s/>auditing <text:s/>matters <text:s/>by <text:s/>calling <text:s/>AlertLine ® , an independent toll-free service, at 1-888-891-8910 (available seven days a week, 24 hours a day), or by writing to: Corporate Compliance, P.O.</text:p>
          </table:table-cell>
          <table:table-cell table:style-name="ce1" office:value-type="float" office:value="0.1367" calcext:value-type="float">
            <text:p>0.1367</text:p>
          </table:table-cell>
        </table:table-row>
        <table:table-row table:style-name="ro1">
          <table:table-cell table:style-name="ce1" office:value-type="string" calcext:value-type="string">
            <text:p>SOCENV_INC</text:p>
          </table:table-cell>
          <table:table-cell table:style-name="ce2" office:value-type="string" calcext:value-type="string">
            <text:p>The Company’s Chief Compliance Officer is authorized to communicate promptly and personally to the Audit Committee on all matters he or she deems appropriate, including, without limitation, any matter involving criminal conduct or potential criminal conduct</text:p>
          </table:table-cell>
          <table:table-cell table:style-name="ce1" office:value-type="float" office:value="0.0505" calcext:value-type="float">
            <text:p>0.0505</text:p>
          </table:table-cell>
        </table:table-row>
        <table:table-row table:style-name="ro3">
          <table:table-cell table:style-name="ce1" office:value-type="string" calcext:value-type="string">
            <text:p>COMP_CON</text:p>
          </table:table-cell>
          <table:table-cell table:style-name="ce2" office:value-type="string" calcext:value-type="string">
            <text:p>For more information regarding the role, responsibilities and limitations of the Audit Committee, please refer to the Report of the Audit Committee beginning on page 59</text:p>
          </table:table-cell>
          <table:table-cell table:style-name="ce1" office:value-type="float" office:value="0.2708" calcext:value-type="float">
            <text:p>0.2708</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is empowered, to the extent it deems necessary or appropriate, to retain <text:s/>outside <text:s/>legal, <text:s/>accounting <text:s/>or <text:s/>other <text:s/>advisers <text:s/>having <text:s/>special <text:s/>competence <text:s/>as <text:s/>necessary <text:s/>to <text:s/>assist <text:s/>it <text:s/>in <text:s/>fulfilling <text:s/>its responsibilities and duties</text:p>
          </table:table-cell>
          <table:table-cell table:style-name="ce1" office:value-type="float" office:value="0.3678" calcext:value-type="float">
            <text:p>0.3678</text:p>
          </table:table-cell>
        </table:table-row>
        <table:table-row table:style-name="ro4">
          <table:table-cell table:style-name="ce1" office:value-type="string" calcext:value-type="string">
            <text:p>COMP_CON</text:p>
          </table:table-cell>
          <table:table-cell table:style-name="ce2" office:value-type="string" calcext:value-type="string">
            <text:p>The Audit Committee conducts an annual evaluation of its performance</text:p>
          </table:table-cell>
          <table:table-cell table:style-name="ce1" office:value-type="float" office:value="0.0875" calcext:value-type="float">
            <text:p>0.0875</text:p>
          </table:table-cell>
        </table:table-row>
        <table:table-row table:style-name="ro3">
          <table:table-cell table:style-name="ce1" office:value-type="string" calcext:value-type="string">
            <text:p>COMP_CON</text:p>
          </table:table-cell>
          <table:table-cell table:style-name="ce2" office:value-type="string" calcext:value-type="string">
            <text:p>The Independent Accountants and any other such accounting firm report directly to the Audit Committee</text:p>
          </table:table-cell>
          <table:table-cell table:style-name="ce1" office:value-type="float" office:value="0.8701" calcext:value-type="float">
            <text:p>0.8701</text:p>
          </table:table-cell>
        </table:table-row>
        <table:table-row table:style-name="ro11">
          <table:table-cell table:style-name="ce1" office:value-type="string" calcext:value-type="string">
            <text:p>COMP_CON</text:p>
          </table:table-cell>
          <table:table-cell table:style-name="ce2" office:value-type="string" calcext:value-type="string">
            <text:p>The Audit Committee assists the Board in its oversight of (1) the integrity of the financial statements of the Company, (2) the qualifications <text:s/>and <text:s/>independence <text:s/>of <text:s/>the <text:s/>Company’s <text:s/>independent <text:s/>registered <text:s/>public <text:s/>accounting <text:s/>firm <text:s/>(the <text:s/>“Independent Accountants”), <text:s/>(3) <text:s/>the <text:s/>performance <text:s/>of <text:s/>the <text:s/>Company’s <text:s/>internal <text:s/>audit <text:s/>function <text:s/>and <text:s/>the <text:s/>Independent <text:s/>Accountants, <text:s/>and (4) compliance by the Company with legal and regulatory requirements, including reasonable oversight of the Company’s Medicare Compliance Program</text:p>
          </table:table-cell>
          <table:table-cell table:style-name="ce1" office:value-type="float" office:value="0.1524" calcext:value-type="float">
            <text:p>0.1524</text:p>
          </table:table-cell>
        </table:table-row>
        <table:table-row table:style-name="ro2">
          <table:table-cell table:style-name="ce1" office:value-type="string" calcext:value-type="string">
            <text:p>COMP_CON</text:p>
          </table:table-cell>
          <table:table-cell table:style-name="ce2" office:value-type="string" calcext:value-type="string">
            <text:p>The <text:s/>Audit <text:s/>Committee <text:s/>is <text:s/>directly <text:s/>responsible <text:s/>for <text:s/>the <text:s/>appointment, <text:s/>compensation, retention and oversight of the work of the Independent Accountants and any other accounting firm engaged to perform audit, <text:s/>review <text:s/>or <text:s/>attest <text:s/>services <text:s/>(including <text:s/>the <text:s/>resolution <text:s/>of <text:s/>any <text:s/>disagreements <text:s/>between <text:s/>management <text:s/>and <text:s/>any <text:s/>auditor regarding financial reporting)</text:p>
          </table:table-cell>
          <table:table-cell table:style-name="ce1" office:value-type="float" office:value="0.8952" calcext:value-type="float">
            <text:p>0.8952</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has available from the Company such funding as the Audit Committee determines for compensation to the Independent Accountants, any other accounting firm or other advisers engaged, and for the Audit Committee’s ordinary administrative expenses</text:p>
          </table:table-cell>
          <table:table-cell table:style-name="ce1" office:value-type="float" office:value="0.8074" calcext:value-type="float">
            <text:p>0.8074</text:p>
          </table:table-cell>
        </table:table-row>
        <table:table-row table:style-name="ro11">
          <table:table-cell table:style-name="ce1" office:value-type="string" calcext:value-type="string">
            <text:p>SOCENV_INC</text:p>
          </table:table-cell>
          <table:table-cell table:style-name="ce2" office:value-type="string" calcext:value-type="string">
            <text:p>The Audit Committee assists the Board in its oversight of (1) the integrity of the financial statements of the Company, (2) the qualifications <text:s/>and <text:s/>independence <text:s/>of <text:s/>the <text:s/>Company’s <text:s/>independent <text:s/>registered <text:s/>public <text:s/>accounting <text:s/>firm <text:s/>(the <text:s/>“Independent Accountants”), <text:s/>(3) <text:s/>the <text:s/>performance <text:s/>of <text:s/>the <text:s/>Company’s <text:s/>internal <text:s/>audit <text:s/>function <text:s/>and <text:s/>the <text:s/>Independent <text:s/>Accountants, <text:s/>and (4) compliance by the Company with legal and regulatory requirements, including reasonable oversight of the Company’s Medicare Compliance Program</text:p>
          </table:table-cell>
          <table:table-cell table:style-name="ce1" office:value-type="float" office:value="0.3348" calcext:value-type="float">
            <text:p>0.3348</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periodically discusses management’s policies with respect to risk assessment and risk management, and periodically discusses with the Independent Accountants, management and the Company’s Internal Audit department significant financial risk exposures and the steps management has taken to monitor, control <text:s/>and <text:s/>report <text:s/>such <text:s/>exposures</text:p>
          </table:table-cell>
          <table:table-cell table:style-name="ce1" office:value-type="float" office:value="0.285" calcext:value-type="float">
            <text:p>0.285</text:p>
          </table:table-cell>
        </table:table-row>
        <table:table-row table:style-name="ro1">
          <table:table-cell table:style-name="ce1" office:value-type="string" calcext:value-type="string">
            <text:p>COMP_CON</text:p>
          </table:table-cell>
          <table:table-cell table:style-name="ce2" office:value-type="string" calcext:value-type="string">
            <text:p>Audit Committee <text:s text:c="4"/>Richard J. Harrington Chair <text:s text:c="2"/>The Board has determined in its business judgment that all members of the Audit Committee meet the independence, financial literacy and expertise requirements for audit committee members set forth in the NYSE <text:s/>listing <text:s/>standards</text:p>
          </table:table-cell>
          <table:table-cell table:style-name="ce1" office:value-type="float" office:value="0.5534" calcext:value-type="float">
            <text:p>0.5534</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GOVERNANCE OF THE COMPANY <text:s text:c="2"/>Committee Functions and Responsibilities <text:s text:c="2"/>Functions and responsibilities of the key standing Committees of Aetna’s Board are described below and on the following pages</text:p>
          </table:table-cell>
          <table:table-cell table:style-name="ce1" office:value-type="float" office:value="0.1059" calcext:value-type="float">
            <text:p>0.1059</text:p>
          </table:table-cell>
        </table:table-row>
        <table:table-row table:style-name="ro2">
          <table:table-cell table:style-name="ce1" office:value-type="string" calcext:value-type="string">
            <text:p>SOCENV_INC</text:p>
          </table:table-cell>
          <table:table-cell table:style-name="ce2" office:value-type="string" calcext:value-type="string">
            <text:p>The Audit Committee periodically discusses management’s policies with respect to risk assessment and risk management, and periodically discusses with the Independent Accountants, management and the Company’s Internal Audit department significant financial risk exposures and the steps management has taken to monitor, control <text:s/>and <text:s/>report <text:s/>such <text:s/>exposures</text:p>
          </table:table-cell>
          <table:table-cell table:style-name="ce1" office:value-type="float" office:value="0.2015" calcext:value-type="float">
            <text:p>0.2015</text:p>
          </table:table-cell>
        </table:table-row>
        <table:table-row table:style-name="ro3">
          <table:table-cell table:style-name="ce1" office:value-type="string" calcext:value-type="string">
            <text:p>COMP_CON</text:p>
          </table:table-cell>
          <table:table-cell table:style-name="ce2" office:value-type="string" calcext:value-type="string">
            <text:p>The Executive Committee has the authority to retain counsel and other experts or consultants as it may deem appropriate</text:p>
          </table:table-cell>
          <table:table-cell table:style-name="ce1" office:value-type="float" office:value="0.8565" calcext:value-type="float">
            <text:p>0.8565</text:p>
          </table:table-cell>
        </table:table-row>
        <table:table-row table:style-name="ro3">
          <table:table-cell table:style-name="ce1" office:value-type="string" calcext:value-type="string">
            <text:p>SOCENV_INC</text:p>
          </table:table-cell>
          <table:table-cell table:style-name="ce2" office:value-type="string" calcext:value-type="string">
            <text:p>The Compensation Committee also reviews the Company’s talent management and diversity strategies and conducts an annual evaluation of its performance</text:p>
          </table:table-cell>
          <table:table-cell table:style-name="ce1" office:value-type="float" office:value="0.916" calcext:value-type="float">
            <text:p>0.916</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GOVERNANCE OF THE COMPANY <text:s text:c="6"/>Committee on Compensation and Talent Management <text:s text:c="4"/>Roger N. Farah Chair <text:s text:c="2"/>The Board has determined in its business judgment that all members of the Compensation Committee meet <text:s/>the <text:s/>independence <text:s/>requirements <text:s/>set <text:s/>forth <text:s/>in <text:s/>the <text:s/>NYSE <text:s/>listing <text:s/>standards <text:s/>and <text:s/>in <text:s/>Aetna’s <text:s/>Director Independence <text:s/>Standards</text:p>
          </table:table-cell>
          <table:table-cell table:style-name="ce1" office:value-type="float" office:value="0.1713" calcext:value-type="float">
            <text:p>0.1713</text:p>
          </table:table-cell>
        </table:table-row>
        <table:table-row table:style-name="ro3">
          <table:table-cell table:style-name="ce1" office:value-type="string" calcext:value-type="string">
            <text:p>COMP_CON</text:p>
          </table:table-cell>
          <table:table-cell table:style-name="ce2" office:value-type="string" calcext:value-type="string">
            <text:p>The Chief Executive Officer’s compensation is determined after reviewing the Chief Executive Officer’s performance <text:s/>and <text:s/>consulting <text:s/>with <text:s/>the <text:s/>nonmanagement <text:s/>Directors <text:s/>of <text:s/>the <text:s/>Board</text:p>
          </table:table-cell>
          <table:table-cell table:style-name="ce1" office:value-type="float" office:value="0.0775" calcext:value-type="float">
            <text:p>0.0775</text:p>
          </table:table-cell>
        </table:table-row>
        <table:table-row table:style-name="ro2">
          <table:table-cell table:style-name="ce1" office:value-type="string" calcext:value-type="string">
            <text:p>COMP_CON</text:p>
          </table:table-cell>
          <table:table-cell table:style-name="ce2" office:value-type="string" calcext:value-type="string">
            <text:p>The <text:s/>Compensation <text:s/>Committee <text:s/>consults <text:s/>with <text:s/>the <text:s/>Chief <text:s/>Executive <text:s/>Officer <text:s/>regarding <text:s/>the <text:s/>compensation <text:s/>of <text:s/>all <text:s/>executive officers <text:s/>other <text:s/>than <text:s/>the <text:s/>Chief <text:s/>Executive <text:s/>Officer, <text:s/>but <text:s/>the <text:s/>Compensation <text:s/>Committee <text:s/>does <text:s/>not <text:s/>delegate <text:s/>its <text:s/>authority <text:s/>with regard <text:s/>to <text:s/>these <text:s/>executive <text:s/>compensation <text:s/>decisions</text:p>
          </table:table-cell>
          <table:table-cell table:style-name="ce1" office:value-type="float" office:value="0.5375" calcext:value-type="float">
            <text:p>0.5375</text:p>
          </table:table-cell>
        </table:table-row>
        <table:table-row table:style-name="ro2">
          <table:table-cell table:style-name="ce1" office:value-type="string" calcext:value-type="string">
            <text:p>COMP_CON</text:p>
          </table:table-cell>
          <table:table-cell table:style-name="ce2" office:value-type="string" calcext:value-type="string">
            <text:p>The <text:s/>Compensation <text:s/>Committee <text:s/>also evaluates and determines the compensation of the Company’s executive officers and other senior positions identified by the Compensation Committee and oversees the compensation and benefit plans, policies and programs of the Company</text:p>
          </table:table-cell>
          <table:table-cell table:style-name="ce1" office:value-type="float" office:value="0.2292" calcext:value-type="float">
            <text:p>0.2292</text:p>
          </table:table-cell>
        </table:table-row>
        <table:table-row table:style-name="ro10">
          <table:table-cell table:style-name="ce1" office:value-type="string" calcext:value-type="string">
            <text:p>COMP_CON</text:p>
          </table:table-cell>
          <table:table-cell table:style-name="ce2" office:value-type="string" calcext:value-type="string">
            <text:p>Other specific duties and responsibilities of the Nominating <text:s/>Committee <text:s/>include: <text:s/>annually <text:s/>assessing <text:s/>the <text:s/>size <text:s/>and <text:s/>composition <text:s/>of <text:s/>the <text:s/>Board; <text:s/>annually <text:s/>reviewing <text:s/>and recommending Directors for continued service; reviewing the compensation of, and benefits for, Directors; recommending the retirement policy for Directors; coordinating and assisting the Board in recruiting new members to the Board; reviewing potential conflicts of interest or other issues arising out of other positions held or proposed to be held by, or any changes in circumstances <text:s/>of, <text:s/>a <text:s/>Director; <text:s/>recommending <text:s/>Board <text:s/>Committee <text:s/>assignments; <text:s/>overseeing <text:s/>the <text:s/>annual <text:s/>evaluation <text:s/>of <text:s/>the Board; conducting an annual performance evaluation of the Nominating Committee; conducting a preliminary review of Director independence and the financial literacy and expertise of Audit Committee members; and interpreting, as well as reviewing <text:s/>any <text:s/>proposed <text:s/>waiver <text:s/>of, <text:s/>Aetna’s <text:s/>Code <text:s/>of <text:s/>Conduct, <text:s/>the <text:s/>code <text:s/>of <text:s/>business <text:s/>conduct <text:s/>and <text:s/>ethics <text:s/>applicable <text:s/>to Directors</text:p>
          </table:table-cell>
          <table:table-cell table:style-name="ce1" office:value-type="float" office:value="0.3589" calcext:value-type="float">
            <text:p>0.3589</text:p>
          </table:table-cell>
        </table:table-row>
        <table:table-row table:style-name="ro3">
          <table:table-cell table:style-name="ce1" office:value-type="string" calcext:value-type="string">
            <text:p>COMP_CON</text:p>
          </table:table-cell>
          <table:table-cell table:style-name="ce2" office:value-type="string" calcext:value-type="string">
            <text:p>In <text:s/>setting <text:s/>Director <text:s/>compensation, <text:s/>both <text:s/>the <text:s/>Nominating <text:s/>Committee <text:s/>and <text:s/>the <text:s/>Board <text:s/>reviewed <text:s/>Director compensation data obtained from Meridian</text:p>
          </table:table-cell>
          <table:table-cell table:style-name="ce1" office:value-type="float" office:value="0.9836" calcext:value-type="float">
            <text:p>0.9836</text:p>
          </table:table-cell>
        </table:table-row>
        <table:table-row table:style-name="ro3">
          <table:table-cell table:style-name="ce1" office:value-type="string" calcext:value-type="string">
            <text:p>COMP_CON</text:p>
          </table:table-cell>
          <table:table-cell table:style-name="ce2" office:value-type="string" calcext:value-type="string">
            <text:p>The Nominating Committee has the authority to retain counsel and other experts or consultants as it may deem appropriate</text:p>
          </table:table-cell>
          <table:table-cell table:style-name="ce1" office:value-type="float" office:value="0.892" calcext:value-type="float">
            <text:p>0.892</text:p>
          </table:table-cell>
        </table:table-row>
        <table:table-row table:style-name="ro1">
          <table:table-cell table:style-name="ce1" office:value-type="string" calcext:value-type="string">
            <text:p>COMP_CON</text:p>
          </table:table-cell>
          <table:table-cell table:style-name="ce2" office:value-type="string" calcext:value-type="string">
            <text:p>The Nominating Committee has the sole authority to select, retain and terminate any search firm used to identify Director candidates and has the sole authority to approve any such search firm’s fees and other retention terms</text:p>
          </table:table-cell>
          <table:table-cell table:style-name="ce1" office:value-type="float" office:value="0.8412" calcext:value-type="float">
            <text:p>0.8412</text:p>
          </table:table-cell>
        </table:table-row>
        <table:table-row table:style-name="ro10">
          <table:table-cell table:style-name="ce1" office:value-type="string" calcext:value-type="string">
            <text:p>SOCENV_INC</text:p>
          </table:table-cell>
          <table:table-cell table:style-name="ce2" office:value-type="string" calcext:value-type="string">
            <text:p>Other specific duties and responsibilities of the Nominating <text:s/>Committee <text:s/>include: <text:s/>annually <text:s/>assessing <text:s/>the <text:s/>size <text:s/>and <text:s/>composition <text:s/>of <text:s/>the <text:s/>Board; <text:s/>annually <text:s/>reviewing <text:s/>and recommending Directors for continued service; reviewing the compensation of, and benefits for, Directors; recommending the retirement policy for Directors; coordinating and assisting the Board in recruiting new members to the Board; reviewing potential conflicts of interest or other issues arising out of other positions held or proposed to be held by, or any changes in circumstances <text:s/>of, <text:s/>a <text:s/>Director; <text:s/>recommending <text:s/>Board <text:s/>Committee <text:s/>assignments; <text:s/>overseeing <text:s/>the <text:s/>annual <text:s/>evaluation <text:s/>of <text:s/>the Board; conducting an annual performance evaluation of the Nominating Committee; conducting a preliminary review of Director independence and the financial literacy and expertise of Audit Committee members; and interpreting, as well as reviewing <text:s/>any <text:s/>proposed <text:s/>waiver <text:s/>of, <text:s/>Aetna’s <text:s/>Code <text:s/>of <text:s/>Conduct, <text:s/>the <text:s/>code <text:s/>of <text:s/>business <text:s/>conduct <text:s/>and <text:s/>ethics <text:s/>applicable <text:s/>to Directors</text:p>
          </table:table-cell>
          <table:table-cell table:style-name="ce1" office:value-type="float" office:value="0.1263" calcext:value-type="float">
            <text:p>0.1263</text:p>
          </table:table-cell>
        </table:table-row>
        <table:table-row table:style-name="ro4">
          <table:table-cell table:style-name="ce1" office:value-type="string" calcext:value-type="string">
            <text:p>COMP_CON</text:p>
          </table:table-cell>
          <table:table-cell table:style-name="ce2" office:value-type="string" calcext:value-type="string">
            <text:p>The <text:s/>Medical Affairs <text:s/>Committee conducts an annual evaluation of its performance</text:p>
          </table:table-cell>
          <table:table-cell table:style-name="ce1" office:value-type="float" office:value="0.066" calcext:value-type="float">
            <text:p>0.066</text:p>
          </table:table-cell>
        </table:table-row>
        <table:table-row table:style-name="ro1">
          <table:table-cell table:style-name="ce1" office:value-type="string" calcext:value-type="string">
            <text:p>COMP_CON</text:p>
          </table:table-cell>
          <table:table-cell table:style-name="ce2" office:value-type="string" calcext:value-type="string">
            <text:p>Meridian advises the Nominating Committee regarding Director compensation, but neither the Nominating Committee nor the Board delegates any Director compensation decision-making authority</text:p>
          </table:table-cell>
          <table:table-cell table:style-name="ce1" office:value-type="float" office:value="0.9944" calcext:value-type="float">
            <text:p>0.9944</text:p>
          </table:table-cell>
        </table:table-row>
        <table:table-row table:style-name="ro2">
          <table:table-cell table:style-name="ce1" office:value-type="string" calcext:value-type="string">
            <text:p>COMP_CON</text:p>
          </table:table-cell>
          <table:table-cell table:style-name="ce2" office:value-type="string" calcext:value-type="string">
            <text:p>Nominating and Corporate Governance Committee <text:s text:c="4"/>Ellen M. Hancock Chair <text:s text:c="2"/>The Board has determined in its business judgment that all members of the Nominating Committee meet the <text:s/>independence <text:s/>requirements <text:s/>set <text:s/>forth <text:s/>in <text:s/>the <text:s/>NYSE <text:s/>listing <text:s/>standards <text:s/>and <text:s/>in <text:s/>Aetna’s <text:s/>Director Independence Standards</text:p>
          </table:table-cell>
          <table:table-cell table:style-name="ce1" office:value-type="float" office:value="0.3738" calcext:value-type="float">
            <text:p>0.3738</text:p>
          </table:table-cell>
        </table:table-row>
        <table:table-row table:style-name="ro2">
          <table:table-cell table:style-name="ce1" office:value-type="string" calcext:value-type="string">
            <text:p>SOCENV_INC</text:p>
          </table:table-cell>
          <table:table-cell table:style-name="ce2" office:value-type="string" calcext:value-type="string">
            <text:p>Nominating and Corporate Governance Committee <text:s text:c="4"/>Ellen M. Hancock Chair <text:s text:c="2"/>The Board has determined in its business judgment that all members of the Nominating Committee meet the <text:s/>independence <text:s/>requirements <text:s/>set <text:s/>forth <text:s/>in <text:s/>the <text:s/>NYSE <text:s/>listing <text:s/>standards <text:s/>and <text:s/>in <text:s/>Aetna’s <text:s/>Director Independence Standards</text:p>
          </table:table-cell>
          <table:table-cell table:style-name="ce1" office:value-type="float" office:value="0.0818" calcext:value-type="float">
            <text:p>0.0818</text:p>
          </table:table-cell>
        </table:table-row>
        <table:table-row table:style-name="ro3">
          <table:table-cell table:style-name="ce1" office:value-type="string" calcext:value-type="string">
            <text:p>COMP_CON</text:p>
          </table:table-cell>
          <table:table-cell table:style-name="ce2" office:value-type="string" calcext:value-type="string">
            <text:p>The Investment and Finance Committee has the authority to retain counsel and other experts or consultants as it may deem appropriate</text:p>
          </table:table-cell>
          <table:table-cell table:style-name="ce1" office:value-type="float" office:value="0.7513" calcext:value-type="float">
            <text:p>0.7513</text:p>
          </table:table-cell>
        </table:table-row>
        <table:table-row table:style-name="ro1">
          <table:table-cell table:style-name="ce1" office:value-type="string" calcext:value-type="string">
            <text:p>SOCENV_INC</text:p>
          </table:table-cell>
          <table:table-cell table:style-name="ce2" office:value-type="string" calcext:value-type="string">
            <text:p>Chair <text:s text:c="2"/>This <text:s/>Committee <text:s/>provides <text:s/>general <text:s/>oversight <text:s/>of <text:s/>the <text:s/>Company’s <text:s/>medical-related <text:s/>strategies, <text:s/>policies <text:s/>and practices that relate to promoting member health, enhancing access to cost-effective quality health care, and <text:s/>advancing <text:s/>safety <text:s/>and <text:s/>efficacy <text:s/>of <text:s/>care</text:p>
          </table:table-cell>
          <table:table-cell table:style-name="ce1" office:value-type="float" office:value="0.9501" calcext:value-type="float">
            <text:p>0.9501</text:p>
          </table:table-cell>
        </table:table-row>
        <table:table-row table:style-name="ro3">
          <table:table-cell table:style-name="ce1" office:value-type="string" calcext:value-type="string">
            <text:p>COMP_CON</text:p>
          </table:table-cell>
          <table:table-cell table:style-name="ce2" office:value-type="string" calcext:value-type="string">
            <text:p>The <text:s/>Medical <text:s/>Affairs <text:s/>Committee <text:s/>has <text:s/>the <text:s/>authority <text:s/>to <text:s/>retain counsel <text:s/>and <text:s/>other <text:s/>experts <text:s/>or <text:s/>consultants <text:s/>as <text:s/>it <text:s/>may <text:s/>deem <text:s/>appropriate</text:p>
          </table:table-cell>
          <table:table-cell table:style-name="ce1" office:value-type="float" office:value="0.8952" calcext:value-type="float">
            <text:p>0.8952</text:p>
          </table:table-cell>
        </table:table-row>
        <table:table-row table:style-name="ro3">
          <table:table-cell table:style-name="ce1" office:value-type="string" calcext:value-type="string">
            <text:p>COMP_CON</text:p>
          </table:table-cell>
          <table:table-cell table:style-name="ce2" office:value-type="string" calcext:value-type="string">
            <text:p>If <text:s/>any <text:s/>materials are <text:s/>provided <text:s/>by <text:s/>a <text:s/>shareholder <text:s/>in <text:s/>connection <text:s/>with <text:s/>the nomination <text:s/>of <text:s/>a <text:s/>Director <text:s/>candidate, <text:s/>such <text:s/>materials <text:s/>are forwarded to the Nominating Committee</text:p>
          </table:table-cell>
          <table:table-cell table:style-name="ce1" office:value-type="float" office:value="0.0518" calcext:value-type="float">
            <text:p>0.0518</text:p>
          </table:table-cell>
        </table:table-row>
        <table:table-row table:style-name="ro3">
          <table:table-cell table:style-name="ce1" office:value-type="string" calcext:value-type="string">
            <text:p>COMP_CON</text:p>
          </table:table-cell>
          <table:table-cell table:style-name="ce2" office:value-type="string" calcext:value-type="string">
            <text:p>The <text:s/>Nominating Committee <text:s text:c="2"/>also <text:s text:c="2"/>reviews <text:s text:c="2"/>materials <text:s text:c="2"/>provided <text:s text:c="2"/>by professional <text:s/>search <text:s/>firms <text:s/>or <text:s/>other <text:s/>parties <text:s/>in <text:s/>connection with <text:s/>its <text:s/>consideration <text:s/>of <text:s/>nominees</text:p>
          </table:table-cell>
          <table:table-cell table:style-name="ce1" office:value-type="float" office:value="0.9136" calcext:value-type="float">
            <text:p>0.9136</text:p>
          </table:table-cell>
        </table:table-row>
        <table:table-row table:style-name="ro3">
          <table:table-cell table:style-name="ce1" office:value-type="string" calcext:value-type="string">
            <text:p>COMP_CON</text:p>
          </table:table-cell>
          <table:table-cell table:style-name="ce2" office:value-type="string" calcext:value-type="string">
            <text:p>In recommending <text:s/>Director <text:s/>nominees <text:s/>to <text:s/>the <text:s/>Board, <text:s/>the Nominating <text:s/>Committee <text:s/>solicits <text:s/>candidate recommendations from its own members, other Directors and management</text:p>
          </table:table-cell>
          <table:table-cell table:style-name="ce1" office:value-type="float" office:value="0.5405" calcext:value-type="float">
            <text:p>0.5405</text:p>
          </table:table-cell>
        </table:table-row>
        <table:table-row table:style-name="ro1">
          <table:table-cell table:style-name="ce1" office:value-type="string" calcext:value-type="string">
            <text:p>SOCENV_INC</text:p>
          </table:table-cell>
          <table:table-cell table:style-name="ce2" office:value-type="string" calcext:value-type="string">
            <text:p>The <text:s/>Nominating <text:s/>Committee <text:s/>believes <text:s/>that, <text:s/>in addition <text:s/>to <text:s/>the <text:s/>traditional <text:s/>concepts <text:s/>of <text:s/>diversity <text:s/>(e.g., gender, race and ethnicity), it also is important to achieve a diversity of knowledge, experience and capabilities on the <text:s/>Board <text:s/>that <text:s/>supports <text:s/>the <text:s/>Company’s <text:s/>strategic direction</text:p>
          </table:table-cell>
          <table:table-cell table:style-name="ce1" office:value-type="float" office:value="0.9699" calcext:value-type="float">
            <text:p>0.9699</text:p>
          </table:table-cell>
        </table:table-row>
        <table:table-row table:style-name="ro6">
          <table:table-cell table:style-name="ce1" office:value-type="string" calcext:value-type="string">
            <text:p>SOCENV_INC</text:p>
          </table:table-cell>
          <table:table-cell table:style-name="ce2" office:value-type="string" calcext:value-type="string">
            <text:p>The <text:s/>criteria are <text:s/>re-evaluated <text:s/>periodically <text:s/>and <text:s/>currently <text:s/>include: <text:s/>the relevance of the candidate’s experience to the business of the Company; enhancing the diversity of the Board; the candidate’s <text:s text:c="2"/>independence <text:s text:c="2"/>from <text:s text:c="2"/>conflict <text:s text:c="2"/>or <text:s text:c="2"/>direct economic <text:s/>relationship <text:s/>with <text:s/>the <text:s/>Company; <text:s/>and <text:s/>the candidate’s ability to attend Board meetings regularly and devote an appropriate amount of effort in preparation for those meetings</text:p>
          </table:table-cell>
          <table:table-cell table:style-name="ce1" office:value-type="float" office:value="0.3227" calcext:value-type="float">
            <text:p>0.3227</text:p>
          </table:table-cell>
        </table:table-row>
        <table:table-row table:style-name="ro3">
          <table:table-cell table:style-name="ce1" office:value-type="string" calcext:value-type="string">
            <text:p>COMP_CON</text:p>
          </table:table-cell>
          <table:table-cell table:style-name="ce2" office:value-type="string" calcext:value-type="string">
            <text:p>It also may engage the services and pay the fees of a professional search firm to assist it in identifying <text:s/>potential <text:s/>Director <text:s/>nominees</text:p>
          </table:table-cell>
          <table:table-cell table:style-name="ce1" office:value-type="float" office:value="0.4808" calcext:value-type="float">
            <text:p>0.4808</text:p>
          </table:table-cell>
        </table:table-row>
        <table:table-row table:style-name="ro3">
          <table:table-cell table:style-name="ce1" office:value-type="string" calcext:value-type="string">
            <text:p>SOCENV_INC</text:p>
          </table:table-cell>
          <table:table-cell table:style-name="ce2" office:value-type="string" calcext:value-type="string">
            <text:p>The Nominating <text:s/>Committee <text:s/>uses <text:s/>a <text:s/>variety <text:s/>of <text:s/>methods <text:s/>to identify <text:s/>and <text:s/>evaluate <text:s/>nominees <text:s/>for <text:s/>Director</text:p>
          </table:table-cell>
          <table:table-cell table:style-name="ce1" office:value-type="float" office:value="0.2514" calcext:value-type="float">
            <text:p>0.2514</text:p>
          </table:table-cell>
        </table:table-row>
        <table:table-row table:style-name="ro6">
          <table:table-cell table:style-name="ce1" office:value-type="string" calcext:value-type="string">
            <text:p>COMP_CON</text:p>
          </table:table-cell>
          <table:table-cell table:style-name="ce2" office:value-type="string" calcext:value-type="string">
            <text:p>The <text:s/>criteria are <text:s/>re-evaluated <text:s/>periodically <text:s/>and <text:s/>currently <text:s/>include: <text:s/>the relevance of the candidate’s experience to the business of the Company; enhancing the diversity of the Board; the candidate’s <text:s text:c="2"/>independence <text:s text:c="2"/>from <text:s text:c="2"/>conflict <text:s text:c="2"/>or <text:s text:c="2"/>direct economic <text:s/>relationship <text:s/>with <text:s/>the <text:s/>Company; <text:s/>and <text:s/>the candidate’s ability to attend Board meetings regularly and devote an appropriate amount of effort in preparation for those meetings</text:p>
          </table:table-cell>
          <table:table-cell table:style-name="ce1" office:value-type="float" office:value="0.2385" calcext:value-type="float">
            <text:p>0.2385</text:p>
          </table:table-cell>
        </table:table-row>
        <table:table-row table:style-name="ro3">
          <table:table-cell table:style-name="ce1" office:value-type="string" calcext:value-type="string">
            <text:p>SOCENV_INC</text:p>
          </table:table-cell>
          <table:table-cell table:style-name="ce2" office:value-type="string" calcext:value-type="string">
            <text:p>Our <text:s/>Director <text:s/>Nominees <text:s/>for <text:s/>2016 <text:s/>include <text:s/>four women, one Latino male and one African American male</text:p>
          </table:table-cell>
          <table:table-cell table:style-name="ce1" office:value-type="float" office:value="0.5632" calcext:value-type="float">
            <text:p>0.5632</text:p>
          </table:table-cell>
        </table:table-row>
        <table:table-row table:style-name="ro1">
          <table:table-cell table:style-name="ce1" office:value-type="string" calcext:value-type="string">
            <text:p>SOCENV_INC</text:p>
          </table:table-cell>
          <table:table-cell table:style-name="ce2" office:value-type="string" calcext:value-type="string">
            <text:p>As <text:s/>a <text:s/>result, <text:s/>identifying <text:s/>Director candidates with diverse experiences, qualifications and <text:s text:c="2"/>skills that complement those already present on the Board has been and will continue to be central to the Nominating Committee’s <text:s/>Director <text:s/>nomination <text:s/>process</text:p>
          </table:table-cell>
          <table:table-cell table:style-name="ce1" office:value-type="float" office:value="0.46" calcext:value-type="float">
            <text:p>0.46</text:p>
          </table:table-cell>
        </table:table-row>
        <table:table-row table:style-name="ro1">
          <table:table-cell table:style-name="ce1" office:value-type="string" calcext:value-type="string">
            <text:p>SOCENV_INC</text:p>
          </table:table-cell>
          <table:table-cell table:style-name="ce2" office:value-type="string" calcext:value-type="string">
            <text:p>Although <text:s/>the Board <text:s/>does <text:s/>not <text:s/>have <text:s/>a <text:s/>formal <text:s/>diversity <text:s/>policy, <text:s/>our Directors <text:s/>come <text:s/>from <text:s/>many <text:s/>different <text:s/>fields, <text:s/>including academia, <text:s/>technology, <text:s/>manufacturing, <text:s/>retail, <text:s/>service, consumer <text:s/>products, <text:s/>not-for-profit, <text:s/>public <text:s/>service <text:s/>and regulatory</text:p>
          </table:table-cell>
          <table:table-cell table:style-name="ce1" office:value-type="float" office:value="0.9613" calcext:value-type="float">
            <text:p>0.9613</text:p>
          </table:table-cell>
        </table:table-row>
        <table:table-row table:style-name="ro4">
          <table:table-cell table:style-name="ce1" office:value-type="string" calcext:value-type="string">
            <text:p>SOCENV_INC</text:p>
          </table:table-cell>
          <table:table-cell table:style-name="ce2" office:value-type="string" calcext:value-type="string">
            <text:p>Diversity</text:p>
          </table:table-cell>
          <table:table-cell table:style-name="ce1" office:value-type="float" office:value="0.9769" calcext:value-type="float">
            <text:p>0.9769</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GOVERNANCE OF THE COMPANY <text:s text:c="4"/>12 <text:s/>AETNA INC. - 2016 Proxy Statement Upon <text:s/>completion <text:s/>of <text:s/>its <text:s/>review <text:s/>process, <text:s/>the <text:s/>Nominating Committee <text:s/>reported <text:s/>to <text:s/>the <text:s/>Board <text:s/>its <text:s/>conclusions <text:s/>and recommendations for nominations to the Board, and the Board nominated the 12 Director nominees named in this Proxy Statement based on those recommendations</text:p>
          </table:table-cell>
          <table:table-cell table:style-name="ce1" office:value-type="float" office:value="0.0664" calcext:value-type="float">
            <text:p>0.0664</text:p>
          </table:table-cell>
        </table:table-row>
        <table:table-row table:style-name="ro3">
          <table:table-cell table:style-name="ce1" office:value-type="string" calcext:value-type="string">
            <text:p>COMP_CON</text:p>
          </table:table-cell>
          <table:table-cell table:style-name="ce2" office:value-type="string" calcext:value-type="string">
            <text:p>In 2015, the Nominating Committee engaged and paid the fees of a professional search firm to assist the Nominating Committee <text:s/>in <text:s/>identifying <text:s/>and <text:s/>evaluating <text:s/>potential nominees</text:p>
          </table:table-cell>
          <table:table-cell table:style-name="ce1" office:value-type="float" office:value="0.8262" calcext:value-type="float">
            <text:p>0.8262</text:p>
          </table:table-cell>
        </table:table-row>
        <table:table-row table:style-name="ro1">
          <table:table-cell table:style-name="ce1" office:value-type="string" calcext:value-type="string">
            <text:p>SOCENV_INC</text:p>
          </table:table-cell>
          <table:table-cell table:style-name="ce2" office:value-type="string" calcext:value-type="string">
            <text:p>He is a well-recognized <text:s/>leader <text:s/>in <text:s/>the <text:s/>health <text:s/>care <text:s/>industry <text:s/>and <text:s/>possesses <text:s/>deep <text:s/>insights <text:s/>into <text:s/>health <text:s/>care <text:s/>issues <text:s/>as <text:s/>well <text:s/>as <text:s/>broad knowledge and appreciation of public policy issues affecting the Company</text:p>
          </table:table-cell>
          <table:table-cell table:style-name="ce1" office:value-type="float" office:value="0.1213" calcext:value-type="float">
            <text:p>0.1213</text:p>
          </table:table-cell>
        </table:table-row>
        <table:table-row table:style-name="ro6">
          <table:table-cell table:style-name="ce1" office:value-type="string" calcext:value-type="string">
            <text:p>COMP_CON</text:p>
          </table:table-cell>
          <table:table-cell table:style-name="ce2" office:value-type="string" calcext:value-type="string">
            <text:p>Mr. Bertolini also serves as a director of Massachusetts Mutual Life Insurance Company (insurance and investment products), The Hole in the Wall Gang Camp, a non-profit organization founded by Paul Newman that serves children with cancer and other serious illnesses, and the Fidelco Guide Dog Foundation, a non-profit organization that breeds, trains and places German Shepherd guide dogs with people who have visual disabilities</text:p>
          </table:table-cell>
          <table:table-cell table:style-name="ce1" office:value-type="float" office:value="0.1286" calcext:value-type="float">
            <text:p>0.1286</text:p>
          </table:table-cell>
        </table:table-row>
        <table:table-row table:style-name="ro6">
          <table:table-cell table:style-name="ce1" office:value-type="string" calcext:value-type="string">
            <text:p>SOCENV_INC</text:p>
          </table:table-cell>
          <table:table-cell table:style-name="ce2" office:value-type="string" calcext:value-type="string">
            <text:p>Mr. Bertolini also serves as a director of Massachusetts Mutual Life Insurance Company (insurance and investment products), The Hole in the Wall Gang Camp, a non-profit organization founded by Paul Newman that serves children with cancer and other serious illnesses, and the Fidelco Guide Dog Foundation, a non-profit organization that breeds, trains and places German Shepherd guide dogs with people who have visual disabilities</text:p>
          </table:table-cell>
          <table:table-cell table:style-name="ce1" office:value-type="float" office:value="0.2505" calcext:value-type="float">
            <text:p>0.2505</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I. ELECTION OF DIRECTORS <text:s text:c="2"/>Nominees for Directorships <text:s text:c="4"/>Fernando Aguirre Independent Director <text:s text:c="2"/>Age: 58 <text:s text:c="2"/>Director of Aetna Since: 2011 <text:s text:c="2"/>Committees Served: Audit; Nominating &amp; Corporate Governance <text:s text:c="2"/>Other <text:s/>Public <text:s/>Directorship: <text:s/>Barry <text:s/>Callebaut <text:s/>AG <text:s/>(manufacturer <text:s/>of <text:s/>high-quality <text:s/>chocolate <text:s/>and <text:s/>cocoa products) Mr. Aguirre served as President and Chief Executive Officer from January 2004 to October 2012 and Chairman from May 2004 to October 2012 of Chiquita Brands International, Inc. (global distributor of consumer products)</text:p>
          </table:table-cell>
          <table:table-cell table:style-name="ce1" office:value-type="float" office:value="0.3163" calcext:value-type="float">
            <text:p>0.3163</text:p>
          </table:table-cell>
        </table:table-row>
        <table:table-row table:style-name="ro1">
          <table:table-cell table:style-name="ce1" office:value-type="string" calcext:value-type="string">
            <text:p>SOCENV_INC</text:p>
          </table:table-cell>
          <table:table-cell table:style-name="ce2" office:value-type="string" calcext:value-type="string">
            <text:p>Mr. Aguirre began his P&amp;G career in 1980, serving <text:s/>in <text:s/>various <text:s/>capacities <text:s/>including <text:s/>President <text:s/>and <text:s/>General <text:s/>Manager <text:s/>of <text:s/>P&amp;G <text:s/>Brazil, <text:s/>President <text:s/>of <text:s/>P&amp;G <text:s/>Mexico, <text:s/>Vice President of P&amp;G’s global snacks and US food products, and President of global feminine care</text:p>
          </table:table-cell>
          <table:table-cell table:style-name="ce1" office:value-type="float" office:value="0.1553" calcext:value-type="float">
            <text:p>0.1553</text:p>
          </table:table-cell>
        </table:table-row>
        <table:table-row table:style-name="ro1">
          <table:table-cell table:style-name="ce1" office:value-type="string" calcext:value-type="string">
            <text:p>SOCENV_INC</text:p>
          </table:table-cell>
          <table:table-cell table:style-name="ce2" office:value-type="string" calcext:value-type="string">
            <text:p>Experience, Qualifications, Attributes and Skills Mrs. <text:s/>Cohen <text:s/>brings <text:s/>to <text:s/>the <text:s/>Board <text:s/>a <text:s/>broad <text:s/>and <text:s/>diverse <text:s/>background <text:s/>in <text:s/>the <text:s/>financial <text:s/>services <text:s/>industry, <text:s/>having <text:s/>founded <text:s/>and successfully <text:s/>led <text:s/>financial <text:s/>institutions <text:s/>both <text:s/>in <text:s/>the <text:s/>U.S. <text:s/>and <text:s/>abroad</text:p>
          </table:table-cell>
          <table:table-cell table:style-name="ce1" office:value-type="float" office:value="0.8396" calcext:value-type="float">
            <text:p>0.8396</text:p>
          </table:table-cell>
        </table:table-row>
        <table:table-row table:style-name="ro1">
          <table:table-cell table:style-name="ce1" office:value-type="string" calcext:value-type="string">
            <text:p>SOCENV_INC</text:p>
          </table:table-cell>
          <table:table-cell table:style-name="ce2" office:value-type="string" calcext:value-type="string">
            <text:p>Mrs. <text:s/>Cohen <text:s/>has extensive legal, financial and real estate investment expertise and has been recognized both nationally and internationally for her business acumen and leadership skills, which contribute important expertise to the Board</text:p>
          </table:table-cell>
          <table:table-cell table:style-name="ce1" office:value-type="float" office:value="0.1867" calcext:value-type="float">
            <text:p>0.1867</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I. ELECTION OF DIRECTORS <text:s text:c="6"/>Frank M. Clark Independent Director <text:s text:c="2"/>Age: 70 <text:s text:c="2"/>Director of Aetna Since: 2006 <text:s text:c="2"/>Committees Served: Compensation &amp; Talent Management; Nominating &amp; Corporate Governance <text:s text:c="2"/>Other Public Directorship: Waste Management, Inc. (waste disposal services) Mr. Clark is non-executive chairman of BMO Financial Corporation (financial services) and was appointed President of the Chicago Board of Education in July 2015</text:p>
          </table:table-cell>
          <table:table-cell table:style-name="ce1" office:value-type="float" office:value="0.1493" calcext:value-type="float">
            <text:p>0.1493</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I. ELECTION OF DIRECTORS <text:s text:c="6"/>Frank M. Clark Independent Director <text:s text:c="2"/>Age: 70 <text:s text:c="2"/>Director of Aetna Since: 2006 <text:s text:c="2"/>Committees Served: Compensation &amp; Talent Management; Nominating &amp; Corporate Governance <text:s text:c="2"/>Other Public Directorship: Waste Management, Inc. (waste disposal services) Mr. Clark is non-executive chairman of BMO Financial Corporation (financial services) and was appointed President of the Chicago Board of Education in July 2015</text:p>
          </table:table-cell>
          <table:table-cell table:style-name="ce1" office:value-type="float" office:value="0.1486" calcext:value-type="float">
            <text:p>0.1486</text:p>
          </table:table-cell>
        </table:table-row>
        <table:table-row table:style-name="ro11">
          <table:table-cell table:style-name="ce1" office:value-type="string" calcext:value-type="string">
            <text:p>COMP_CON</text:p>
          </table:table-cell>
          <table:table-cell table:style-name="ce2" office:value-type="string" calcext:value-type="string">
            <text:p>Betsy Z. Cohen Independent Director <text:s text:c="2"/>Age: 74 <text:s text:c="2"/>Director of Aetna or its predecessors since: 1994 <text:s text:c="2"/>Committees <text:s/>Served: <text:s/>Compensation <text:s/>&amp; <text:s/>Talent <text:s/>Management; <text:s/>Investment <text:s/>&amp; <text:s/>Finance; <text:s/>Nominating <text:s/>&amp; Corporate Governance Mrs. Cohen served as Chief Executive Officer of The Bancorp, Inc. and its subsidiary, The Bancorp Bank (internet banking and financial services), from September 2000 to December 2014, having previously served as Chairman of The Bancorp Bank from November 2003 to February 2004</text:p>
          </table:table-cell>
          <table:table-cell table:style-name="ce1" office:value-type="float" office:value="0.1556" calcext:value-type="float">
            <text:p>0.1556</text:p>
          </table:table-cell>
        </table:table-row>
        <table:table-row table:style-name="ro1">
          <table:table-cell table:style-name="ce1" office:value-type="string" calcext:value-type="string">
            <text:p>SOCENV_INC</text:p>
          </table:table-cell>
          <table:table-cell table:style-name="ce2" office:value-type="string" calcext:value-type="string">
            <text:p>Previously, Mr. Clark retired in February 2012 as the Chairman and Chief Executive Officer <text:s/>of <text:s/>Commonwealth <text:s/>Edison <text:s/>Company <text:s/>(“ComEd”) <text:s/>(an <text:s/>electric <text:s/>energy <text:s/>distribution <text:s/>subsidiary <text:s/>of <text:s/>Exelon <text:s/>Corporation), having served in that position since November 2005</text:p>
          </table:table-cell>
          <table:table-cell table:style-name="ce1" office:value-type="float" office:value="0.1314" calcext:value-type="float">
            <text:p>0.1314</text:p>
          </table:table-cell>
        </table:table-row>
        <table:table-row table:style-name="ro1">
          <table:table-cell table:style-name="ce1" office:value-type="string" calcext:value-type="string">
            <text:p>SOCENV_INC</text:p>
          </table:table-cell>
          <table:table-cell table:style-name="ce2" office:value-type="string" calcext:value-type="string">
            <text:p>Experience, Qualifications, Attributes and Skills Mr. Clark brings to the Board a broad background of senior leadership experience, gained from his over 45 years of service with ComEd and Exelon Corporation</text:p>
          </table:table-cell>
          <table:table-cell table:style-name="ce1" office:value-type="float" office:value="0.1427" calcext:value-type="float">
            <text:p>0.1427</text:p>
          </table:table-cell>
        </table:table-row>
        <table:table-row table:style-name="ro2">
          <table:table-cell table:style-name="ce1" office:value-type="string" calcext:value-type="string">
            <text:p>SOCENV_INC</text:p>
          </table:table-cell>
          <table:table-cell table:style-name="ce2" office:value-type="string" calcext:value-type="string">
            <text:p>After joining ComEd in 1966, <text:s/>Mr. <text:s/>Clark <text:s/>held <text:s/>key <text:s/>leadership <text:s/>positions <text:s/>in <text:s/>operational <text:s/>and <text:s/>policy-related <text:s/>responsibilities, <text:s/>including <text:s/>regulatory <text:s/>and governmental affairs, customer service operations, marketing and sales, information technology, human resources and labor relations, and distribution support services</text:p>
          </table:table-cell>
          <table:table-cell table:style-name="ce1" office:value-type="float" office:value="0.26" calcext:value-type="float">
            <text:p>0.26</text:p>
          </table:table-cell>
        </table:table-row>
        <table:table-row table:style-name="ro1">
          <table:table-cell table:style-name="ce1" office:value-type="string" calcext:value-type="string">
            <text:p>SOCENV_INC</text:p>
          </table:table-cell>
          <table:table-cell table:style-name="ce2" office:value-type="string" calcext:value-type="string">
            <text:p>Her in-depth knowledge of innovative health <text:s/>information <text:s/>technology <text:s/>and <text:s/>global <text:s/>health <text:s/>issues <text:s/>provides <text:s/>the <text:s/>Board <text:s/>with <text:s/>valuable <text:s/>insights <text:s/>into <text:s/>an <text:s/>area <text:s/>of <text:s/>growing importance to the Company</text:p>
          </table:table-cell>
          <table:table-cell table:style-name="ce1" office:value-type="float" office:value="0.1108" calcext:value-type="float">
            <text:p>0.1108</text:p>
          </table:table-cell>
        </table:table-row>
        <table:table-row table:style-name="ro12">
          <table:table-cell table:style-name="ce1" office:value-type="string" calcext:value-type="string">
            <text:p>SOCENV_INC</text:p>
          </table:table-cell>
          <table:table-cell table:style-name="ce2" office:value-type="string" calcext:value-type="string">
            <text:p>Earlier, Dr. Coye served in both the public and private sectors as Senior Vice President of the West Coast Office of The Lewin Group (consulting) from 1997 to December 2000; Executive Vice President, Strategic Development, of HealthDesk Corporation from 1996 to 1997; Senior Vice President, Clinical <text:s/>Operations, <text:s/>Good <text:s/>Samaritan <text:s/>Health <text:s/>Hospital <text:s/>from <text:s/>1993 <text:s/>to <text:s/>1996; <text:s/>Director <text:s/>of <text:s/>the <text:s/>California <text:s/>Department <text:s/>of <text:s/>Health Services from 1991 to 1993; Head of the Division of Public Health, Department of Health Policy and Management, Johns Hopkins <text:s/>School <text:s/>of <text:s/>Hygiene <text:s/>and <text:s/>Public <text:s/>Health <text:s/>from <text:s/>1990 <text:s/>to <text:s/>1991; <text:s/>Commissioner <text:s/>of <text:s/>Health <text:s/>of <text:s/>the <text:s/>New <text:s/>Jersey <text:s/>State Department of Health from 1986 to 1989; Special Advisor for Health and the Environment, State of New Jersey Office of the Governor from 1985 to 1986; and National Institute for Occupational Safety and Health Medical Investigative Officer from 1980 to 1985</text:p>
          </table:table-cell>
          <table:table-cell table:style-name="ce1" office:value-type="float" office:value="0.9768" calcext:value-type="float">
            <text:p>0.9768</text:p>
          </table:table-cell>
        </table:table-row>
        <table:table-row table:style-name="ro1">
          <table:table-cell table:style-name="ce1" office:value-type="string" calcext:value-type="string">
            <text:p>SOCENV_INC</text:p>
          </table:table-cell>
          <table:table-cell table:style-name="ce2" office:value-type="string" calcext:value-type="string">
            <text:p>She has developed this expertise <text:s/>through <text:s/>over <text:s/>30 <text:s/>years <text:s/>of <text:s/>service <text:s/>in <text:s/>the <text:s/>public <text:s/>and <text:s/>private <text:s/>health <text:s/>care <text:s/>sectors, <text:s/>where <text:s/>she <text:s/>has <text:s/>managed <text:s/>major research studies, led health technology initiatives and held several senior advisory roles</text:p>
          </table:table-cell>
          <table:table-cell table:style-name="ce1" office:value-type="float" office:value="0.6139" calcext:value-type="float">
            <text:p>0.6139</text:p>
          </table:table-cell>
        </table:table-row>
        <table:table-row table:style-name="ro1">
          <table:table-cell table:style-name="ce1" office:value-type="string" calcext:value-type="string">
            <text:p>COMP_CON</text:p>
          </table:table-cell>
          <table:table-cell table:style-name="ce2" office:value-type="string" calcext:value-type="string">
            <text:p>She has developed this expertise <text:s/>through <text:s/>over <text:s/>30 <text:s/>years <text:s/>of <text:s/>service <text:s/>in <text:s/>the <text:s/>public <text:s/>and <text:s/>private <text:s/>health <text:s/>care <text:s/>sectors, <text:s/>where <text:s/>she <text:s/>has <text:s/>managed <text:s/>major research studies, led health technology initiatives and held several senior advisory roles</text:p>
          </table:table-cell>
          <table:table-cell table:style-name="ce1" office:value-type="float" office:value="0.051" calcext:value-type="float">
            <text:p>0.051</text:p>
          </table:table-cell>
        </table:table-row>
        <table:table-row table:style-name="ro1">
          <table:table-cell table:style-name="ce1" office:value-type="string" calcext:value-type="string">
            <text:p>SOCENV_INC</text:p>
          </table:table-cell>
          <table:table-cell table:style-name="ce2" office:value-type="string" calcext:value-type="string">
            <text:p>She <text:s/>also <text:s/>served <text:s/>as <text:s/>President <text:s/>and <text:s/>Chief Executive Officer of CalRHIO (non-profit California health information exchange organization) and Chief Executive Officer of the Health Technology Center (non-profit education and research organization), which she founded in December 2000</text:p>
          </table:table-cell>
          <table:table-cell table:style-name="ce1" office:value-type="float" office:value="0.1999" calcext:value-type="float">
            <text:p>0.1999</text:p>
          </table:table-cell>
        </table:table-row>
        <table:table-row table:style-name="ro4">
          <table:table-cell table:style-name="ce1" office:value-type="string" calcext:value-type="string">
            <text:p>SOCENV_INC</text:p>
          </table:table-cell>
          <table:table-cell table:style-name="ce2" office:value-type="string" calcext:value-type="string">
            <text:p>She also served as a Senior Advisor to the Public Health Institute until August 2010</text:p>
          </table:table-cell>
          <table:table-cell table:style-name="ce1" office:value-type="float" office:value="0.1336" calcext:value-type="float">
            <text:p>0.1336</text:p>
          </table:table-cell>
        </table:table-row>
        <table:table-row table:style-name="ro3">
          <table:table-cell table:style-name="ce1" office:value-type="string" calcext:value-type="string">
            <text:p>SOCENV_INC</text:p>
          </table:table-cell>
          <table:table-cell table:style-name="ce2" office:value-type="string" calcext:value-type="string">
            <text:p>Experience, Qualifications, Attributes and Skills Dr. Coye brings to the Board significant clinical, health policy and health-related technology expertise</text:p>
          </table:table-cell>
          <table:table-cell table:style-name="ce1" office:value-type="float" office:value="0.4711" calcext:value-type="float">
            <text:p>0.4711</text:p>
          </table:table-cell>
        </table:table-row>
        <table:table-row table:style-name="ro3">
          <table:table-cell table:style-name="ce1" office:value-type="string" calcext:value-type="string">
            <text:p>SOCENV_INC</text:p>
          </table:table-cell>
          <table:table-cell table:style-name="ce2" office:value-type="string" calcext:value-type="string">
            <text:p>Previously, Dr. Coye served as Chief Innovation Officer of the UCLA Health System (comprehensive <text:s/>health <text:s/>care <text:s/>organization), <text:s/>from <text:s/>September <text:s/>2010 <text:s/>to <text:s/>May <text:s/>2015</text:p>
          </table:table-cell>
          <table:table-cell table:style-name="ce1" office:value-type="float" office:value="0.4131" calcext:value-type="float">
            <text:p>0.4131</text:p>
          </table:table-cell>
        </table:table-row>
        <table:table-row table:style-name="ro3">
          <table:table-cell table:style-name="ce1" office:value-type="string" calcext:value-type="string">
            <text:p>COMP_CON</text:p>
          </table:table-cell>
          <table:table-cell table:style-name="ce2" office:value-type="string" calcext:value-type="string">
            <text:p>Dr. Coye currently serves as chair of the board of directors of Prosetta Biosciences, Inc. (biotechnology firm developing assays and therapeutics)</text:p>
          </table:table-cell>
          <table:table-cell table:style-name="ce1" office:value-type="float" office:value="0.1317" calcext:value-type="float">
            <text:p>0.1317</text:p>
          </table:table-cell>
        </table:table-row>
        <table:table-row table:style-name="ro6">
          <table:table-cell table:style-name="ce1" office:value-type="string" calcext:value-type="string">
            <text:p>SOCENV_INC</text:p>
          </table:table-cell>
          <table:table-cell table:style-name="ce2" office:value-type="string" calcext:value-type="string">
            <text:p>Independent Director <text:s text:c="2"/>Age: 69 <text:s text:c="2"/>Director of Aetna Since: 2005 <text:s text:c="2"/>Committees Served: Executive; Investment &amp; Finance; Medical Affairs Dr. <text:s/>Coye <text:s/>is <text:s/>Social <text:s/>Entrepreneur <text:s/>in <text:s/>Residence <text:s/>for <text:s/>the <text:s/>Network <text:s/>for <text:s/>Excellence <text:s/>in <text:s/>Healthcare <text:s/>Innovation, <text:s/>a <text:s/>non-profit, <text:s/>non- partisan health policy institute focused on enabling innovations that improve the quality and lower the costs of health care, a position she assumed in June 2015</text:p>
          </table:table-cell>
          <table:table-cell table:style-name="ce1" office:value-type="float" office:value="0.4925" calcext:value-type="float">
            <text:p>0.4925</text:p>
          </table:table-cell>
        </table:table-row>
        <table:table-row table:style-name="ro1">
          <table:table-cell table:style-name="ce1" office:value-type="string" calcext:value-type="string">
            <text:p>SOCENV_INC</text:p>
          </table:table-cell>
          <table:table-cell table:style-name="ce2" office:value-type="string" calcext:value-type="string">
            <text:p>She formerly served as chair of PATH (non-profit organization developing technologies for international health) and Big White Wall, Ltd. (online behavioral health company providing a platform and services)</text:p>
          </table:table-cell>
          <table:table-cell table:style-name="ce1" office:value-type="float" office:value="0.1913" calcext:value-type="float">
            <text:p>0.1913</text:p>
          </table:table-cell>
        </table:table-row>
        <table:table-row table:style-name="ro3">
          <table:table-cell table:style-name="ce1" office:value-type="string" calcext:value-type="string">
            <text:p>SOCENV_INC</text:p>
          </table:table-cell>
          <table:table-cell table:style-name="ce2" office:value-type="string" calcext:value-type="string">
            <text:p>He held a number of positions of increasing responsibility at Saks Fifth Avenue, Inc. (retailing) from 1975 to 1987</text:p>
          </table:table-cell>
          <table:table-cell table:style-name="ce1" office:value-type="float" office:value="0.0591" calcext:value-type="float">
            <text:p>0.0591</text:p>
          </table:table-cell>
        </table:table-row>
        <table:table-row table:style-name="ro1">
          <table:table-cell table:style-name="ce1" office:value-type="string" calcext:value-type="string">
            <text:p>COMP_CON</text:p>
          </table:table-cell>
          <table:table-cell table:style-name="ce2" office:value-type="string" calcext:value-type="string">
            <text:p>Mr. Garten is a recognized expert on finance and international trade, and has written extensively on leadership, the relationship between business and government and the challenges of operating in a global marketplace</text:p>
          </table:table-cell>
          <table:table-cell table:style-name="ce1" office:value-type="float" office:value="0.1292" calcext:value-type="float">
            <text:p>0.1292</text:p>
          </table:table-cell>
        </table:table-row>
        <table:table-row table:style-name="ro1">
          <table:table-cell table:style-name="ce1" office:value-type="string" calcext:value-type="string">
            <text:p>SOCENV_INC</text:p>
          </table:table-cell>
          <table:table-cell table:style-name="ce2" office:value-type="string" calcext:value-type="string">
            <text:p>Mr. Garten is a recognized expert on finance and international trade, and has written extensively on leadership, the relationship between business and government and the challenges of operating in a global marketplace</text:p>
          </table:table-cell>
          <table:table-cell table:style-name="ce1" office:value-type="float" office:value="0.5198" calcext:value-type="float">
            <text:p>0.5198</text:p>
          </table:table-cell>
        </table:table-row>
        <table:table-row table:style-name="ro3">
          <table:table-cell table:style-name="ce1" office:value-type="string" calcext:value-type="string">
            <text:p>COMP_CON</text:p>
          </table:table-cell>
          <table:table-cell table:style-name="ce2" office:value-type="string" calcext:value-type="string">
            <text:p>His <text:s/>background <text:s/>includes <text:s/>work <text:s/>with corporations <text:s/>in <text:s/>the <text:s/>United <text:s/>States <text:s/>and <text:s/>abroad, <text:s/>Congress, <text:s/>regulatory <text:s/>agencies <text:s/>and <text:s/>foreign <text:s/>governments</text:p>
          </table:table-cell>
          <table:table-cell table:style-name="ce1" office:value-type="float" office:value="0.2979" calcext:value-type="float">
            <text:p>0.2979</text:p>
          </table:table-cell>
        </table:table-row>
        <table:table-row table:style-name="ro1">
          <table:table-cell table:style-name="ce1" office:value-type="string" calcext:value-type="string">
            <text:p>SOCENV_INC</text:p>
          </table:table-cell>
          <table:table-cell table:style-name="ce2" office:value-type="string" calcext:value-type="string">
            <text:p>He <text:s/>possesses significant <text:s/>business <text:s/>and <text:s/>leadership <text:s/>experience <text:s/>as <text:s/>the <text:s/>former <text:s/>Dean <text:s/>of <text:s/>the <text:s/>Yale <text:s/>School <text:s/>of <text:s/>Management <text:s/>and <text:s/>as <text:s/>a <text:s/>current principal of Garten Rothkopf, an international consulting firm</text:p>
          </table:table-cell>
          <table:table-cell table:style-name="ce1" office:value-type="float" office:value="0.2359" calcext:value-type="float">
            <text:p>0.2359</text:p>
          </table:table-cell>
        </table:table-row>
        <table:table-row table:style-name="ro1">
          <table:table-cell table:style-name="ce1" office:value-type="string" calcext:value-type="string">
            <text:p>COMP_CON</text:p>
          </table:table-cell>
          <table:table-cell table:style-name="ce2" office:value-type="string" calcext:value-type="string">
            <text:p>He <text:s/>possesses significant <text:s/>business <text:s/>and <text:s/>leadership <text:s/>experience <text:s/>as <text:s/>the <text:s/>former <text:s/>Dean <text:s/>of <text:s/>the <text:s/>Yale <text:s/>School <text:s/>of <text:s/>Management <text:s/>and <text:s/>as <text:s/>a <text:s/>current principal of Garten Rothkopf, an international consulting firm</text:p>
          </table:table-cell>
          <table:table-cell table:style-name="ce1" office:value-type="float" office:value="0.1879" calcext:value-type="float">
            <text:p>0.1879</text:p>
          </table:table-cell>
        </table:table-row>
        <table:table-row table:style-name="ro1">
          <table:table-cell table:style-name="ce1" office:value-type="string" calcext:value-type="string">
            <text:p>COMP_CON</text:p>
          </table:table-cell>
          <table:table-cell table:style-name="ce2" office:value-type="string" calcext:value-type="string">
            <text:p>His experience leading a national working group on accounting standards and as a former advisor to the Public Company Accounting Oversight Board provides him with a thorough understanding of accounting issues</text:p>
          </table:table-cell>
          <table:table-cell table:style-name="ce1" office:value-type="float" office:value="0.1612" calcext:value-type="float">
            <text:p>0.1612</text:p>
          </table:table-cell>
        </table:table-row>
        <table:table-row table:style-name="ro3">
          <table:table-cell table:style-name="ce1" office:value-type="string" calcext:value-type="string">
            <text:p>COMP_CON</text:p>
          </table:table-cell>
          <table:table-cell table:style-name="ce2" office:value-type="string" calcext:value-type="string">
            <text:p>Mr. Garten also is Chairman of Garten Rothkopf (global consulting firm), a position he assumed in October 2005</text:p>
          </table:table-cell>
          <table:table-cell table:style-name="ce1" office:value-type="float" office:value="0.2868" calcext:value-type="float">
            <text:p>0.2868</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I. ELECTION OF DIRECTORS <text:s text:c="6"/>Jeffrey E. Garten Independent Director <text:s text:c="2"/>Age: 69 <text:s text:c="2"/>Director of Aetna or its predecessors since: 2000 <text:s text:c="2"/>Committees Served: Compensation &amp; Talent Management; Medical Affairs <text:s text:c="2"/>Other Public Directorships: CarMax, Inc. (automotive retailer) and nine Credit Suisse mutual funds Mr. <text:s/>Garten <text:s/>is <text:s/>Dean <text:s/>Emeritus <text:s/>of <text:s/>the <text:s/>Yale <text:s/>School <text:s/>of <text:s/>Management</text:p>
          </table:table-cell>
          <table:table-cell table:style-name="ce1" office:value-type="float" office:value="0.0599" calcext:value-type="float">
            <text:p>0.0599</text:p>
          </table:table-cell>
        </table:table-row>
        <table:table-row table:style-name="ro3">
          <table:table-cell table:style-name="ce1" office:value-type="string" calcext:value-type="string">
            <text:p>SOCENV_INC</text:p>
          </table:table-cell>
          <table:table-cell table:style-name="ce2" office:value-type="string" calcext:value-type="string">
            <text:p>Her experience positions her well as Chair of the Nominating and Corporate Governance Committee</text:p>
          </table:table-cell>
          <table:table-cell table:style-name="ce1" office:value-type="float" office:value="0.1496" calcext:value-type="float">
            <text:p>0.1496</text:p>
          </table:table-cell>
        </table:table-row>
        <table:table-row table:style-name="ro1">
          <table:table-cell table:style-name="ce1" office:value-type="string" calcext:value-type="string">
            <text:p>SOCENV_INC</text:p>
          </table:table-cell>
          <table:table-cell table:style-name="ce2" office:value-type="string" calcext:value-type="string">
            <text:p>Experience, Qualifications, Attributes and Skills Mrs. Hancock brings to the Board highly relevant experience in the field of information technology and consumer products, where she has held senior leadership positions and also led a start-up company</text:p>
          </table:table-cell>
          <table:table-cell table:style-name="ce1" office:value-type="float" office:value="0.2924" calcext:value-type="float">
            <text:p>0.2924</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I. ELECTION OF DIRECTORS <text:s text:c="6"/>Ellen M. Hancock Independent Director <text:s text:c="2"/>Age: 73 <text:s text:c="2"/>Director of Aetna or its predecessors since: 1995 <text:s text:c="2"/>Committees Served: Audit; Executive; Nominating &amp; Corporate Governance <text:s text:c="2"/>Other Public Directorship: Colgate-Palmolive Company (consumer products) Mrs. Hancock served as the President of Jazz Technologies, Inc. and President and Chief Operating Officer of its predecessor, Acquicor Technology Inc., from August 2005 to June 2007</text:p>
          </table:table-cell>
          <table:table-cell table:style-name="ce1" office:value-type="float" office:value="0.273" calcext:value-type="float">
            <text:p>0.273</text:p>
          </table:table-cell>
        </table:table-row>
        <table:table-row table:style-name="ro11">
          <table:table-cell table:style-name="ce1" office:value-type="string" calcext:value-type="string">
            <text:p>COMP_CON</text:p>
          </table:table-cell>
          <table:table-cell table:style-name="ce2" office:value-type="string" calcext:value-type="string">
            <text:p>Edward J. Ludwig Independent Director <text:s text:c="2"/>Age: 64 <text:s text:c="2"/>Director of Aetna Since: 2003 <text:s text:c="2"/>Committees <text:s/>Served: <text:s/>Compensation <text:s/>&amp; <text:s/>Talent <text:s/>Management; <text:s/>Executive; <text:s/>Investment <text:s/>&amp; <text:s/>Finance; Nominating &amp; Corporate Governance <text:s text:c="2"/>Other Public Directorships: Boston Scientific Corporation (medical devices; lead independent director) and Xylem Inc. (water technology company) Mr. Ludwig is former Chairman of the Board of Becton, Dickinson and Company (“BD”) (global medical technology company) having served in that position from February 2002 through June 2012</text:p>
          </table:table-cell>
          <table:table-cell table:style-name="ce1" office:value-type="float" office:value="0.263" calcext:value-type="float">
            <text:p>0.263</text:p>
          </table:table-cell>
        </table:table-row>
        <table:table-row table:style-name="ro11">
          <table:table-cell table:style-name="ce1" office:value-type="string" calcext:value-type="string">
            <text:p>SOCENV_INC</text:p>
          </table:table-cell>
          <table:table-cell table:style-name="ce2" office:value-type="string" calcext:value-type="string">
            <text:p>Edward J. Ludwig Independent Director <text:s text:c="2"/>Age: 64 <text:s text:c="2"/>Director of Aetna Since: 2003 <text:s text:c="2"/>Committees <text:s/>Served: <text:s/>Compensation <text:s/>&amp; <text:s/>Talent <text:s/>Management; <text:s/>Executive; <text:s/>Investment <text:s/>&amp; <text:s/>Finance; Nominating &amp; Corporate Governance <text:s text:c="2"/>Other Public Directorships: Boston Scientific Corporation (medical devices; lead independent director) and Xylem Inc. (water technology company) Mr. Ludwig is former Chairman of the Board of Becton, Dickinson and Company (“BD”) (global medical technology company) having served in that position from February 2002 through June 2012</text:p>
          </table:table-cell>
          <table:table-cell table:style-name="ce1" office:value-type="float" office:value="0.1311" calcext:value-type="float">
            <text:p>0.1311</text:p>
          </table:table-cell>
        </table:table-row>
        <table:table-row table:style-name="ro3">
          <table:table-cell table:style-name="ce1" office:value-type="string" calcext:value-type="string">
            <text:p>SOCENV_INC</text:p>
          </table:table-cell>
          <table:table-cell table:style-name="ce2" office:value-type="string" calcext:value-type="string">
            <text:p>Mr. Harrington, who has worked as a certified public accountant, also chairs the audit committee of Xerox Corporation</text:p>
          </table:table-cell>
          <table:table-cell table:style-name="ce1" office:value-type="float" office:value="0.0508" calcext:value-type="float">
            <text:p>0.0508</text:p>
          </table:table-cell>
        </table:table-row>
        <table:table-row table:style-name="ro3">
          <table:table-cell table:style-name="ce1" office:value-type="string" calcext:value-type="string">
            <text:p>COMP_CON</text:p>
          </table:table-cell>
          <table:table-cell table:style-name="ce2" office:value-type="string" calcext:value-type="string">
            <text:p>He has strategic vision and leadership expertise, and led The Thomson Corporation at the time of its acquisition of Reuters Group PLC.</text:p>
          </table:table-cell>
          <table:table-cell table:style-name="ce1" office:value-type="float" office:value="0.0659" calcext:value-type="float">
            <text:p>0.0659</text:p>
          </table:table-cell>
        </table:table-row>
        <table:table-row table:style-name="ro2">
          <table:table-cell table:style-name="ce1" office:value-type="string" calcext:value-type="string">
            <text:p>SOCENV_INC</text:p>
          </table:table-cell>
          <table:table-cell table:style-name="ce2" office:value-type="string" calcext:value-type="string">
            <text:p>In 2007, he received the “Legend in Leadership” <text:s/>award <text:s/>from <text:s/>the <text:s/>Yale <text:s/>University <text:s/>Chief <text:s/>Executive <text:s/>Leadership <text:s/>Institute; <text:s/>the <text:s/>“CEO <text:s/>of <text:s/>the <text:s/>Year” <text:s/>award <text:s/>from <text:s/>the Executive Council; and the “Man of the Year” award from the National Executive Council for his many philanthropic activities</text:p>
          </table:table-cell>
          <table:table-cell table:style-name="ce1" office:value-type="float" office:value="0.1235" calcext:value-type="float">
            <text:p>0.1235</text:p>
          </table:table-cell>
        </table:table-row>
        <table:table-row table:style-name="ro3">
          <table:table-cell table:style-name="ce1" office:value-type="string" calcext:value-type="string">
            <text:p>COMP_CON</text:p>
          </table:table-cell>
          <table:table-cell table:style-name="ce2" office:value-type="string" calcext:value-type="string">
            <text:p>Mr. Harrington began his professional career with Arthur Young &amp; Co. (public accounting firm) in 1972, where he became a licensed certified public accountant</text:p>
          </table:table-cell>
          <table:table-cell table:style-name="ce1" office:value-type="float" office:value="0.4938" calcext:value-type="float">
            <text:p>0.4938</text:p>
          </table:table-cell>
        </table:table-row>
        <table:table-row table:style-name="ro3">
          <table:table-cell table:style-name="ce1" office:value-type="string" calcext:value-type="string">
            <text:p>SOCENV_INC</text:p>
          </table:table-cell>
          <table:table-cell table:style-name="ce2" office:value-type="string" calcext:value-type="string">
            <text:p>Rowe Price Group, Inc. and Synchrony Financial which operate in the consumer marketplace, an area of strategic focus for the Company</text:p>
          </table:table-cell>
          <table:table-cell table:style-name="ce1" office:value-type="float" office:value="0.0728" calcext:value-type="float">
            <text:p>0.0728</text:p>
          </table:table-cell>
        </table:table-row>
        <table:table-row table:style-name="ro3">
          <table:table-cell table:style-name="ce1" office:value-type="string" calcext:value-type="string">
            <text:p>COMP_CON</text:p>
          </table:table-cell>
          <table:table-cell table:style-name="ce2" office:value-type="string" calcext:value-type="string">
            <text:p>Rowe Price Group, Inc. and Synchrony Financial which operate in the consumer marketplace, an area of strategic focus for the Company</text:p>
          </table:table-cell>
          <table:table-cell table:style-name="ce1" office:value-type="float" office:value="0.0575" calcext:value-type="float">
            <text:p>0.0575</text:p>
          </table:table-cell>
        </table:table-row>
        <table:table-row table:style-name="ro3">
          <table:table-cell table:style-name="ce1" office:value-type="string" calcext:value-type="string">
            <text:p>SOCENV_INC</text:p>
          </table:table-cell>
          <table:table-cell table:style-name="ce2" office:value-type="string" calcext:value-type="string">
            <text:p>Experience, Qualifications, Attributes and Skills Senator Snowe’s more than 30 years of experience as an elected member of the U.S</text:p>
          </table:table-cell>
          <table:table-cell table:style-name="ce1" office:value-type="float" office:value="0.6268" calcext:value-type="float">
            <text:p>0.6268</text:p>
          </table:table-cell>
        </table:table-row>
        <table:table-row table:style-name="ro1">
          <table:table-cell table:style-name="ce1" office:value-type="string" calcext:value-type="string">
            <text:p>SOCENV_INC</text:p>
          </table:table-cell>
          <table:table-cell table:style-name="ce2" office:value-type="string" calcext:value-type="string">
            <text:p>House of Representatives have given her broad and extensive experience with complex issues relevant to the Company, including health <text:s/>care <text:s/>policy, <text:s/>budget <text:s/>and <text:s/>fiscal <text:s/>responsibility, <text:s/>foreign <text:s/>affairs <text:s/>and <text:s/>national <text:s/>security</text:p>
          </table:table-cell>
          <table:table-cell table:style-name="ce1" office:value-type="float" office:value="0.2219" calcext:value-type="float">
            <text:p>0.2219</text:p>
          </table:table-cell>
        </table:table-row>
        <table:table-row table:style-name="ro3">
          <table:table-cell table:style-name="ce1" office:value-type="string" calcext:value-type="string">
            <text:p>COMP_CON</text:p>
          </table:table-cell>
          <table:table-cell table:style-name="ce2" office:value-type="string" calcext:value-type="string">
            <text:p>in political science from the University of Maine and has received honorary doctorate degrees from many colleges and universities</text:p>
          </table:table-cell>
          <table:table-cell table:style-name="ce1" office:value-type="float" office:value="0.0947" calcext:value-type="float">
            <text:p>0.0947</text:p>
          </table:table-cell>
        </table:table-row>
        <table:table-row table:style-name="ro3">
          <table:table-cell table:style-name="ce1" office:value-type="string" calcext:value-type="string">
            <text:p>COMP_CON</text:p>
          </table:table-cell>
          <table:table-cell table:style-name="ce2" office:value-type="string" calcext:value-type="string">
            <text:p>Senator Snowe also served as chair of the Subcommittee on Seapower for the Senate Armed Services Committee</text:p>
          </table:table-cell>
          <table:table-cell table:style-name="ce1" office:value-type="float" office:value="0.0868" calcext:value-type="float">
            <text:p>0.0868</text:p>
          </table:table-cell>
        </table:table-row>
        <table:table-row table:style-name="ro3">
          <table:table-cell table:style-name="ce1" office:value-type="string" calcext:value-type="string">
            <text:p>SOCENV_INC</text:p>
          </table:table-cell>
          <table:table-cell table:style-name="ce2" office:value-type="string" calcext:value-type="string">
            <text:p>in political science from the University of Maine and has received honorary doctorate degrees from many colleges and universities</text:p>
          </table:table-cell>
          <table:table-cell table:style-name="ce1" office:value-type="float" office:value="0.1684" calcext:value-type="float">
            <text:p>0.1684</text:p>
          </table:table-cell>
        </table:table-row>
        <table:table-row table:style-name="ro3">
          <table:table-cell table:style-name="ce1" office:value-type="string" calcext:value-type="string">
            <text:p>SOCENV_INC</text:p>
          </table:table-cell>
          <table:table-cell table:style-name="ce2" office:value-type="string" calcext:value-type="string">
            <text:p>Senator Snowe also served as chair of the Subcommittee on Seapower for the Senate Armed Services Committee</text:p>
          </table:table-cell>
          <table:table-cell table:style-name="ce1" office:value-type="float" office:value="0.0593" calcext:value-type="float">
            <text:p>0.0593</text:p>
          </table:table-cell>
        </table:table-row>
        <table:table-row table:style-name="ro1">
          <table:table-cell table:style-name="ce1" office:value-type="string" calcext:value-type="string">
            <text:p>SOCENV_INC</text:p>
          </table:table-cell>
          <table:table-cell table:style-name="ce2" office:value-type="string" calcext:value-type="string">
            <text:p>Senate, she served as chair and was the ranking member of the Senate Committee on Small Business and Entrepreneurship, and served on the Senate Finance Committee, the Senate Intelligence Committee, and the Senate Commerce, Science, and Transportation Committee</text:p>
          </table:table-cell>
          <table:table-cell table:style-name="ce1" office:value-type="float" office:value="0.4443" calcext:value-type="float">
            <text:p>0.4443</text:p>
          </table:table-cell>
        </table:table-row>
        <table:table-row table:style-name="ro1">
          <table:table-cell table:style-name="ce1" office:value-type="string" calcext:value-type="string">
            <text:p>COMP_CON</text:p>
          </table:table-cell>
          <table:table-cell table:style-name="ce2" office:value-type="string" calcext:value-type="string">
            <text:p>Senate, she served as chair and was the ranking member of the Senate Committee on Small Business and Entrepreneurship, and served on the Senate Finance Committee, the Senate Intelligence Committee, and the Senate Commerce, Science, and Transportation Committee</text:p>
          </table:table-cell>
          <table:table-cell table:style-name="ce1" office:value-type="float" office:value="0.0871" calcext:value-type="float">
            <text:p>0.0871</text:p>
          </table:table-cell>
        </table:table-row>
        <table:table-row table:style-name="ro3">
          <table:table-cell table:style-name="ce1" office:value-type="string" calcext:value-type="string">
            <text:p>SOCENV_INC</text:p>
          </table:table-cell>
          <table:table-cell table:style-name="ce2" office:value-type="string" calcext:value-type="string">
            <text:p>Dr. Newhouse’s expertise in health policy and health care financing has enhanced the Board’s understanding of these issues</text:p>
          </table:table-cell>
          <table:table-cell table:style-name="ce1" office:value-type="float" office:value="0.0726" calcext:value-type="float">
            <text:p>0.0726</text:p>
          </table:table-cell>
        </table:table-row>
        <table:table-row table:style-name="ro3">
          <table:table-cell table:style-name="ce1" office:value-type="string" calcext:value-type="string">
            <text:p>SOCENV_INC</text:p>
          </table:table-cell>
          <table:table-cell table:style-name="ce2" office:value-type="string" calcext:value-type="string">
            <text:p>He has written extensively on U.S. health policy matters, and he is a highly-regarded expert in economics and business</text:p>
          </table:table-cell>
          <table:table-cell table:style-name="ce1" office:value-type="float" office:value="0.2085" calcext:value-type="float">
            <text:p>0.2085</text:p>
          </table:table-cell>
        </table:table-row>
        <table:table-row table:style-name="ro3">
          <table:table-cell table:style-name="ce1" office:value-type="string" calcext:value-type="string">
            <text:p>COMP_CON</text:p>
          </table:table-cell>
          <table:table-cell table:style-name="ce2" office:value-type="string" calcext:value-type="string">
            <text:p>He has written extensively on U.S. health policy matters, and he is a highly-regarded expert in economics and business</text:p>
          </table:table-cell>
          <table:table-cell table:style-name="ce1" office:value-type="float" office:value="0.4538" calcext:value-type="float">
            <text:p>0.4538</text:p>
          </table:table-cell>
        </table:table-row>
        <table:table-row table:style-name="ro2">
          <table:table-cell table:style-name="ce1" office:value-type="string" calcext:value-type="string">
            <text:p>COMP_CON</text:p>
          </table:table-cell>
          <table:table-cell table:style-name="ce2" office:value-type="string" calcext:value-type="string">
            <text:p>Rowe Price Group, Inc. (investment management) Senator Snowe is currently Chairman and CEO of Olympia Snowe, LLC, a policy and communications consulting firm, and a senior fellow at the Bipartisan Policy Center, where she is a member of the board and co-chairs its Commission on Political Reform</text:p>
          </table:table-cell>
          <table:table-cell table:style-name="ce1" office:value-type="float" office:value="0.7938" calcext:value-type="float">
            <text:p>0.7938</text:p>
          </table:table-cell>
        </table:table-row>
        <table:table-row table:style-name="ro1">
          <table:table-cell table:style-name="ce1" office:value-type="string" calcext:value-type="string">
            <text:p>COMP_CON</text:p>
          </table:table-cell>
          <table:table-cell table:style-name="ce2" office:value-type="string" calcext:value-type="string">
            <text:p>Olympia J. Snowe Independent Director <text:s text:c="2"/>Age: 69 <text:s text:c="2"/>Director of Aetna Since: 2014 <text:s text:c="2"/>Committees Served: Audit; Medical Affairs <text:s text:c="2"/>Other Public Directorships: Synchrony Financial (consumer credit business) and T</text:p>
          </table:table-cell>
          <table:table-cell table:style-name="ce1" office:value-type="float" office:value="0.099" calcext:value-type="float">
            <text:p>0.099</text:p>
          </table:table-cell>
        </table:table-row>
        <table:table-row table:style-name="ro6">
          <table:table-cell table:style-name="ce1" office:value-type="string" calcext:value-type="string">
            <text:p>SOCENV_INC</text:p>
          </table:table-cell>
          <table:table-cell table:style-name="ce2" office:value-type="string" calcext:value-type="string">
            <text:p>Prior to joining Harvard, Dr. Newhouse held various positions at The RAND Corporation from 1968 to 1988, serving as a faculty member of the RAND Graduate School from 1972 to 1988, as Deputy Program Manager for Health Sciences Research from 1971 to 1988, Senior Staff Economist from 1972 to 1981, Head of the Economics Department from 1981 to 1985 and as a Senior Corporate Fellow from 1985 to 1988</text:p>
          </table:table-cell>
          <table:table-cell table:style-name="ce1" office:value-type="float" office:value="0.4974" calcext:value-type="float">
            <text:p>0.4974</text:p>
          </table:table-cell>
        </table:table-row>
        <table:table-row table:style-name="ro3">
          <table:table-cell table:style-name="ce1" office:value-type="string" calcext:value-type="string">
            <text:p>SOCENV_INC</text:p>
          </table:table-cell>
          <table:table-cell table:style-name="ce2" office:value-type="string" calcext:value-type="string">
            <text:p>Dr. Newhouse is the author of <text:s/>Free for All: Lessons from the RAND Health Insurance Experiment <text:s/>and Pricing the Priceless: A Health Care Conundrum</text:p>
          </table:table-cell>
          <table:table-cell table:style-name="ce1" office:value-type="float" office:value="0.3821" calcext:value-type="float">
            <text:p>0.3821</text:p>
          </table:table-cell>
        </table:table-row>
        <table:table-row table:style-name="ro2">
          <table:table-cell table:style-name="ce1" office:value-type="string" calcext:value-type="string">
            <text:p>SOCENV_INC</text:p>
          </table:table-cell>
          <table:table-cell table:style-name="ce2" office:value-type="string" calcext:value-type="string">
            <text:p>He is a Faculty Research Associate of the National Bureau of Economic Research, a member of the National Academy of Medicine, a member of the <text:s/>New England Journal of Medicine <text:s/>Editorial Board, <text:s/>a <text:s/>fellow <text:s/>of <text:s/>the <text:s/>American <text:s/>Academy <text:s/>of <text:s/>Arts <text:s/>and <text:s/>Sciences, <text:s/>and <text:s/>a <text:s/>director <text:s/>of <text:s/>the <text:s/>National <text:s/>Committee <text:s/>for <text:s/>Quality Assurance</text:p>
          </table:table-cell>
          <table:table-cell table:style-name="ce1" office:value-type="float" office:value="0.6885" calcext:value-type="float">
            <text:p>0.6885</text:p>
          </table:table-cell>
        </table:table-row>
        <table:table-row table:style-name="ro1">
          <table:table-cell table:style-name="ce1" office:value-type="string" calcext:value-type="string">
            <text:p>SOCENV_INC</text:p>
          </table:table-cell>
          <table:table-cell table:style-name="ce2" office:value-type="string" calcext:value-type="string">
            <text:p>Olympia J. Snowe Independent Director <text:s text:c="2"/>Age: 69 <text:s text:c="2"/>Director of Aetna Since: 2014 <text:s text:c="2"/>Committees Served: Audit; Medical Affairs <text:s text:c="2"/>Other Public Directorships: Synchrony Financial (consumer credit business) and T</text:p>
          </table:table-cell>
          <table:table-cell table:style-name="ce1" office:value-type="float" office:value="0.2189" calcext:value-type="float">
            <text:p>0.2189</text:p>
          </table:table-cell>
        </table:table-row>
        <table:table-row table:style-name="ro6">
          <table:table-cell table:style-name="ce1" office:value-type="string" calcext:value-type="string">
            <text:p>COMP_CON</text:p>
          </table:table-cell>
          <table:table-cell table:style-name="ce2" office:value-type="string" calcext:value-type="string">
            <text:p>Prior to joining Harvard, Dr. Newhouse held various positions at The RAND Corporation from 1968 to 1988, serving as a faculty member of the RAND Graduate School from 1972 to 1988, as Deputy Program Manager for Health Sciences Research from 1971 to 1988, Senior Staff Economist from 1972 to 1981, Head of the Economics Department from 1981 to 1985 and as a Senior Corporate Fellow from 1985 to 1988</text:p>
          </table:table-cell>
          <table:table-cell table:style-name="ce1" office:value-type="float" office:value="0.0651" calcext:value-type="float">
            <text:p>0.0651</text:p>
          </table:table-cell>
        </table:table-row>
        <table:table-row table:style-name="ro1">
          <table:table-cell table:style-name="ce1" office:value-type="string" calcext:value-type="string">
            <text:p>SOCENV_INC</text:p>
          </table:table-cell>
          <table:table-cell table:style-name="ce2" office:value-type="string" calcext:value-type="string">
            <text:p>Experience, Qualifications, Attributes and Skills Dr. Newhouse’s experience of over 40 years in the health policy arena significantly enhances the Board’s understanding of health policy issues, which is particularly important in the current public policy reform environment</text:p>
          </table:table-cell>
          <table:table-cell table:style-name="ce1" office:value-type="float" office:value="0.7809" calcext:value-type="float">
            <text:p>0.7809</text:p>
          </table:table-cell>
        </table:table-row>
        <table:table-row table:style-name="ro3">
          <table:table-cell table:style-name="ce1" office:value-type="string" calcext:value-type="string">
            <text:p>SOCENV_INC</text:p>
          </table:table-cell>
          <table:table-cell table:style-name="ce2" office:value-type="string" calcext:value-type="string">
            <text:p>Dr. Newhouse was the Founding Editor of the Journal of Health Economics, which he edited for 30 years</text:p>
          </table:table-cell>
          <table:table-cell table:style-name="ce1" office:value-type="float" office:value="0.34" calcext:value-type="float">
            <text:p>0.34</text:p>
          </table:table-cell>
        </table:table-row>
        <table:table-row table:style-name="ro2">
          <table:table-cell table:style-name="ce1" office:value-type="string" calcext:value-type="string">
            <text:p>SOCENV_INC</text:p>
          </table:table-cell>
          <table:table-cell table:style-name="ce2" office:value-type="string" calcext:value-type="string">
            <text:p>At Harvard, he also is the Director of the Division of Health Policy Research and Education, the Director of the Interfaculty Initiative on Health Policy, Chair of the Committee on Higher Degrees in Health Policy and a member of the faculties of the John F. Kennedy School of Government, the Harvard Medical School, the Harvard School of Public Health and the Faculty of Arts and Sciences</text:p>
          </table:table-cell>
          <table:table-cell table:style-name="ce1" office:value-type="float" office:value="0.6457" calcext:value-type="float">
            <text:p>0.6457</text:p>
          </table:table-cell>
        </table:table-row>
        <table:table-row table:style-name="ro3">
          <table:table-cell table:style-name="ce1" office:value-type="string" calcext:value-type="string">
            <text:p>COMP_CON</text:p>
          </table:table-cell>
          <table:table-cell table:style-name="ce2" office:value-type="string" calcext:value-type="string">
            <text:p>Dr. Newhouse was the Founding Editor of the Journal of Health Economics, which he edited for 30 years</text:p>
          </table:table-cell>
          <table:table-cell table:style-name="ce1" office:value-type="float" office:value="0.126" calcext:value-type="float">
            <text:p>0.126</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I. ELECTION OF DIRECTORS <text:s text:c="4"/>Joseph P. Newhouse Independent Director <text:s text:c="2"/>Age: 74 <text:s text:c="2"/>Director of Aetna Since: 2001 <text:s text:c="2"/>Committees Served: Audit; Medical Affairs <text:s text:c="2"/>Dr. Newhouse is the John D. MacArthur Professor of Health Policy and Management at Harvard University, a position he assumed in 1988</text:p>
          </table:table-cell>
          <table:table-cell table:style-name="ce1" office:value-type="float" office:value="0.2087" calcext:value-type="float">
            <text:p>0.2087</text:p>
          </table:table-cell>
        </table:table-row>
        <table:table-row table:style-name="ro2">
          <table:table-cell table:style-name="ce1" office:value-type="string" calcext:value-type="string">
            <text:p>COMP_CON</text:p>
          </table:table-cell>
          <table:table-cell table:style-name="ce2" office:value-type="string" calcext:value-type="string">
            <text:p>At Harvard, he also is the Director of the Division of Health Policy Research and Education, the Director of the Interfaculty Initiative on Health Policy, Chair of the Committee on Higher Degrees in Health Policy and a member of the faculties of the John F. Kennedy School of Government, the Harvard Medical School, the Harvard School of Public Health and the Faculty of Arts and Sciences</text:p>
          </table:table-cell>
          <table:table-cell table:style-name="ce1" office:value-type="float" office:value="0.073" calcext:value-type="float">
            <text:p>0.073</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I. ELECTION OF DIRECTORS <text:s text:c="4"/>Joseph P. Newhouse Independent Director <text:s text:c="2"/>Age: 74 <text:s text:c="2"/>Director of Aetna Since: 2001 <text:s text:c="2"/>Committees Served: Audit; Medical Affairs <text:s text:c="2"/>Dr. Newhouse is the John D. MacArthur Professor of Health Policy and Management at Harvard University, a position he assumed in 1988</text:p>
          </table:table-cell>
          <table:table-cell table:style-name="ce1" office:value-type="float" office:value="0.1483" calcext:value-type="float">
            <text:p>0.1483</text:p>
          </table:table-cell>
        </table:table-row>
        <table:table-row table:style-name="ro3">
          <table:table-cell table:style-name="ce1" office:value-type="string" calcext:value-type="string">
            <text:p>SOCENV_INC</text:p>
          </table:table-cell>
          <table:table-cell table:style-name="ce2" office:value-type="string" calcext:value-type="string">
            <text:p>Our <text:s/>annual bonus program (the “ABP”), which for 2015 was weighted 70% on annual financial metrics and 30% on quantitative constituent measures, was funded at 142.4% of target</text:p>
          </table:table-cell>
          <table:table-cell table:style-name="ce1" office:value-type="float" office:value="0.0812" calcext:value-type="float">
            <text:p>0.0812</text:p>
          </table:table-cell>
        </table:table-row>
        <table:table-row table:style-name="ro4">
          <table:table-cell table:style-name="ce1" office:value-type="string" calcext:value-type="string">
            <text:p>COMP_CON</text:p>
          </table:table-cell>
          <table:table-cell table:style-name="ce2" office:value-type="string" calcext:value-type="string">
            <text:p>Meridian also advises the Nominating Committee regarding Director compensation</text:p>
          </table:table-cell>
          <table:table-cell table:style-name="ce1" office:value-type="float" office:value="0.9853" calcext:value-type="float">
            <text:p>0.9853</text:p>
          </table:table-cell>
        </table:table-row>
        <table:table-row table:style-name="ro3">
          <table:table-cell table:style-name="ce1" office:value-type="string" calcext:value-type="string">
            <text:p>COMP_CON</text:p>
          </table:table-cell>
          <table:table-cell table:style-name="ce2" office:value-type="string" calcext:value-type="string">
            <text:p>The Company may not engage Meridian for any services other than in support of the Compensation Committee without the prior approval of the Chair of the Compensation Committee</text:p>
          </table:table-cell>
          <table:table-cell table:style-name="ce1" office:value-type="float" office:value="0.9647" calcext:value-type="float">
            <text:p>0.9647</text:p>
          </table:table-cell>
        </table:table-row>
        <table:table-row table:style-name="ro4">
          <table:table-cell table:style-name="ce1" office:value-type="string" calcext:value-type="string">
            <text:p>COMP_CON</text:p>
          </table:table-cell>
          <table:table-cell table:style-name="ce2" office:value-type="string" calcext:value-type="string">
            <text:p>A representative of Meridian attended five of the Compensation Committee’s meetings in 2015</text:p>
          </table:table-cell>
          <table:table-cell table:style-name="ce1" office:value-type="float" office:value="0.9857" calcext:value-type="float">
            <text:p>0.985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has the authority to retain or obtain the advice of a compensation consultant, independent legal counsel or other advisor as it may deem appropriate</text:p>
          </table:table-cell>
          <table:table-cell table:style-name="ce1" office:value-type="float" office:value="0.9997" calcext:value-type="float">
            <text:p>0.9997</text:p>
          </table:table-cell>
        </table:table-row>
        <table:table-row table:style-name="ro9">
          <table:table-cell table:style-name="ce1" office:value-type="string" calcext:value-type="string">
            <text:p>COMP_CON</text:p>
          </table:table-cell>
          <table:table-cell table:style-name="ce2" office:value-type="string" calcext:value-type="string">
            <text:p>When <text:s/>selecting <text:s/>a <text:s/>compensation <text:s/>consultant, <text:s/>legal <text:s/>or <text:s/>other <text:s/>advisor, <text:s/>the Committee considers (i) the provision of other services to the Company; (ii) the amount of fees paid to the advisor as a percentage of the advisor’s total revenue; (iii) the policies and procedures of the advisor’s employer that are designed to prevent <text:s/>conflicts <text:s/>of <text:s/>interest; <text:s/>(iv) <text:s/>any <text:s/>business <text:s/>or <text:s/>personal <text:s/>relationship <text:s/>between <text:s/>the <text:s/>advisor <text:s/>and <text:s/>a <text:s/>member <text:s/>of <text:s/>the Committee; (v) any Company stock owned by the advisor; (vi) any business or personal relationship of the advisor and an executive <text:s/>officer <text:s/>of <text:s/>the <text:s/>Company; <text:s/>and <text:s/>(vii) <text:s/>any <text:s/>other <text:s/>factor <text:s/>deemed <text:s/>relevant <text:s/>to <text:s/>the <text:s/>advisor’s <text:s/>independence <text:s/>from management</text:p>
          </table:table-cell>
          <table:table-cell table:style-name="ce1" office:value-type="float" office:value="0.999" calcext:value-type="float">
            <text:p>0.999</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mmittee is directly responsible for the appointment, <text:s/>compensation <text:s/>and <text:s/>oversight <text:s/>of <text:s/>the <text:s/>work <text:s/>of <text:s/>any <text:s/>such <text:s/>compensation <text:s/>consultant, <text:s/>legal <text:s/>or <text:s/>other <text:s/>advisor retained <text:s/>by <text:s/>the <text:s/>Committee <text:s/>used <text:s/>to <text:s/>assist <text:s/>the <text:s/>Compensation <text:s/>Committee <text:s/>and <text:s/>has <text:s/>the <text:s/>sole <text:s/>authority <text:s/>to <text:s/>approve <text:s/>each consultant’s <text:s/>fees <text:s/>and <text:s/>other <text:s/>retention <text:s/>terms</text:p>
          </table:table-cell>
          <table:table-cell table:style-name="ce1" office:value-type="float" office:value="0.9991" calcext:value-type="float">
            <text:p>0.9991</text:p>
          </table:table-cell>
        </table:table-row>
        <table:table-row table:style-name="ro3">
          <table:table-cell table:style-name="ce1" office:value-type="string" calcext:value-type="string">
            <text:p>COMP_CON</text:p>
          </table:table-cell>
          <table:table-cell table:style-name="ce2" office:value-type="string" calcext:value-type="string">
            <text:p>The Company does not engage Meridian for any services other than in support of these Committees</text:p>
          </table:table-cell>
          <table:table-cell table:style-name="ce1" office:value-type="float" office:value="0.9668" calcext:value-type="float">
            <text:p>0.9668</text:p>
          </table:table-cell>
        </table:table-row>
        <table:table-row table:style-name="ro2">
          <table:table-cell table:style-name="ce1" office:value-type="string" calcext:value-type="string">
            <text:p>COMP_CON</text:p>
          </table:table-cell>
          <table:table-cell table:style-name="ce2" office:value-type="string" calcext:value-type="string">
            <text:p>In accordance with this authority, the Compensation Committee engaged Meridian Compensation Partners (“Meridian”) <text:s/>as <text:s/>independent <text:s/>outside <text:s/>compensation <text:s/>consultants <text:s/>to <text:s/>advise <text:s/>the <text:s/>Compensation <text:s/>Committee <text:s/>on <text:s/>all <text:s/>matters related to Chief Executive Officer and other executive compensation</text:p>
          </table:table-cell>
          <table:table-cell table:style-name="ce1" office:value-type="float" office:value="0.9976" calcext:value-type="float">
            <text:p>0.9976</text:p>
          </table:table-cell>
        </table:table-row>
        <table:table-row table:style-name="ro2">
          <table:table-cell table:style-name="ce1" office:value-type="string" calcext:value-type="string">
            <text:p>COMP_CON</text:p>
          </table:table-cell>
          <table:table-cell table:style-name="ce2" office:value-type="string" calcext:value-type="string">
            <text:p>2015 Compensation Program Change <text:s text:c="2"/>With the assistance of its independent compensation consultant, <text:s/>Meridian, <text:s/>the <text:s/>Compensation <text:s/>Committee reviewed <text:s/>the <text:s/>Company’s <text:s/>executive <text:s/>compensation programs <text:s/>and <text:s/>decided <text:s/>to <text:s/>lengthen <text:s/>the <text:s/>performance period for PSUs granted in 2015 to 36 months</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The <text:s/>third-party compensation <text:s text:c="2"/>surveys <text:s text:c="2"/>are <text:s text:c="2"/>purchased <text:s text:c="2"/>from <text:s text:c="2"/>outside compensation <text:s/>vendors <text:s/>selected <text:s/>by <text:s/>our <text:s/>human <text:s/>resources department, <text:s/>and <text:s/>the <text:s/>data <text:s/>provided <text:s/>by <text:s/>the <text:s/>vendors <text:s/>is reviewed <text:s/>by <text:s/>the <text:s/>Compensation <text:s/>Committee’s <text:s/>independent compensation <text:s/>consultant</text:p>
          </table:table-cell>
          <table:table-cell table:style-name="ce1" office:value-type="float" office:value="0.9988" calcext:value-type="float">
            <text:p>0.9988</text:p>
          </table:table-cell>
        </table:table-row>
        <table:table-row table:style-name="ro13">
          <table:table-cell table:style-name="ce1" office:value-type="string" calcext:value-type="string">
            <text:p>COMP_CON</text:p>
          </table:table-cell>
          <table:table-cell table:style-name="ce2" office:value-type="string" calcext:value-type="string">
            <text:p>The following policies and practices were in effect during 2015: <text:s text:c="8"/>ü <text:s text:c="2"/>Compensation Committee composed solely of independent Directors; <text:s text:c="12"/>ü <text:s text:c="2"/>use of an independent compensation consultant retained directly by the Compensation Committee who performs no consulting or other services for management of the Company; <text:s text:c="12"/>ü <text:s text:c="2"/>annual review and approval of our executive compensation strategy by the Compensation Committee, including a review of our compensation-related risk; <text:s text:c="12"/>ü <text:s text:c="2"/>robust stock ownership requirements for our executive officers and related stock retention policy; <text:s text:c="12"/>ü <text:s text:c="2"/>a policy prohibiting all employees, including the Named Executive Officers, from engaging in hedging transactions with respect to equity securities of the Company; <text:s text:c="12"/>ü <text:s text:c="2"/>a compensation “claw back” policy that permits the Company to recoup performance-based compensation if the Board determines that a senior executive has engaged in fraud or misconduct that has caused a material restatement of financial results; <text:s text:c="12"/>ü <text:s text:c="2"/>no tax gross-up benefits upon a change-in-control in new employment contracts and elimination of that provision from our Chairman and CEO’s employment agreement; and <text:s text:c="12"/>ü <text:s text:c="2"/>limited perquisites and other personal benefits (and no tax gross-ups on perquisites and personal benefits, other than in connection with relocation benefits provided in connection with an executive’s relocation of residence on behalf of the Company)</text:p>
          </table:table-cell>
          <table:table-cell table:style-name="ce1" office:value-type="float" office:value="0.9917" calcext:value-type="float">
            <text:p>0.9917</text:p>
          </table:table-cell>
        </table:table-row>
        <table:table-row table:style-name="ro1">
          <table:table-cell table:style-name="ce1" office:value-type="string" calcext:value-type="string">
            <text:p>COMP_CON</text:p>
          </table:table-cell>
          <table:table-cell table:style-name="ce2" office:value-type="string" calcext:value-type="string">
            <text:p>Prior to making any <text:s text:c="2"/>decisions <text:s text:c="2"/>regarding <text:s text:c="2"/>CEO <text:s text:c="2"/>compensation, <text:s text:c="2"/>the Compensation <text:s text:c="3"/>Committee <text:s text:c="3"/>consults <text:s text:c="3"/>with <text:s text:c="3"/>the non-management <text:s/>Directors <text:s/>and <text:s/>receives <text:s/>input <text:s/>from <text:s/>its independent <text:s/>compensation <text:s/>consultant</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The Compensation <text:s/>Committee <text:s/>has <text:s/>the <text:s/>sole <text:s/>authority <text:s/>to determine <text:s/>the <text:s/>compensation <text:s/>for <text:s/>and <text:s/>to <text:s/>terminate <text:s/>the services of the independent compensation consultant</text:p>
          </table:table-cell>
          <table:table-cell table:style-name="ce1" office:value-type="float" office:value="0.9996" calcext:value-type="float">
            <text:p>0.9996</text:p>
          </table:table-cell>
        </table:table-row>
        <table:table-row table:style-name="ro3">
          <table:table-cell table:style-name="ce1" office:value-type="string" calcext:value-type="string">
            <text:p>COMP_CON</text:p>
          </table:table-cell>
          <table:table-cell table:style-name="ce2" office:value-type="string" calcext:value-type="string">
            <text:p>Meridian had no relationships <text:s/>with <text:s/>any <text:s/>member <text:s/>of <text:s/>the <text:s/>Compensation Committee <text:s/>or <text:s/>any <text:s/>executive <text:s/>officer <text:s/>of <text:s/>the <text:s/>Company</text:p>
          </table:table-cell>
          <table:table-cell table:style-name="ce1" office:value-type="float" office:value="0.9927" calcext:value-type="float">
            <text:p>0.9927</text:p>
          </table:table-cell>
        </table:table-row>
        <table:table-row table:style-name="ro1">
          <table:table-cell table:style-name="ce1" office:value-type="string" calcext:value-type="string">
            <text:p>COMP_CON</text:p>
          </table:table-cell>
          <table:table-cell table:style-name="ce2" office:value-type="string" calcext:value-type="string">
            <text:p>In <text:s text:c="2"/>accordance <text:s text:c="2"/>with <text:s text:c="2"/>Compensation Committee <text:s/>policy, <text:s/>the <text:s/>Company <text:s/>does <text:s/>not <text:s/>engage <text:s/>its independent compensation consultant for any services other than in support of these two Committees</text:p>
          </table:table-cell>
          <table:table-cell table:style-name="ce1" office:value-type="float" office:value="0.9998" calcext:value-type="float">
            <text:p>0.9998</text:p>
          </table:table-cell>
        </table:table-row>
        <table:table-row table:style-name="ro1">
          <table:table-cell table:style-name="ce1" office:value-type="string" calcext:value-type="string">
            <text:p>COMP_CON</text:p>
          </table:table-cell>
          <table:table-cell table:style-name="ce2" office:value-type="string" calcext:value-type="string">
            <text:p>The Compensation <text:s/>Committee <text:s/>has <text:s/>reviewed <text:s/>the <text:s/>independence of <text:s/>the <text:s/>independent <text:s/>compensation <text:s/>consultant <text:s/>pursuant <text:s/>to applicable <text:s/>independence <text:s/>rules <text:s/>and <text:s/>determined <text:s/>that <text:s/>its engagement does not raise any conflicts of interest</text:p>
          </table:table-cell>
          <table:table-cell table:style-name="ce1" office:value-type="float" office:value="0.9999" calcext:value-type="float">
            <text:p>0.9999</text:p>
          </table:table-cell>
        </table:table-row>
        <table:table-row table:style-name="ro4">
          <table:table-cell table:style-name="ce1" office:value-type="string" calcext:value-type="string">
            <text:p>COMP_CON</text:p>
          </table:table-cell>
          <table:table-cell table:style-name="ce2" office:value-type="string" calcext:value-type="string">
            <text:p>Meridian also advised the <text:s text:c="3"/>Nominating <text:s text:c="3"/>Committee <text:s text:c="3"/>regarding <text:s text:c="3"/>Director compensation</text:p>
          </table:table-cell>
          <table:table-cell table:style-name="ce1" office:value-type="float" office:value="0.9869" calcext:value-type="float">
            <text:p>0.9869</text:p>
          </table:table-cell>
        </table:table-row>
        <table:table-row table:style-name="ro1">
          <table:table-cell table:style-name="ce1" office:value-type="string" calcext:value-type="string">
            <text:p>COMP_CON</text:p>
          </table:table-cell>
          <table:table-cell table:style-name="ce2" office:value-type="string" calcext:value-type="string">
            <text:p>The <text:s/>role <text:s/>of <text:s/>the independent compensation consultant is to ensure that the Compensation Committee has objective information needed to <text:s/>make <text:s/>informed <text:s/>decisions <text:s/>in <text:s/>the <text:s/>best <text:s/>interests <text:s/>of shareholders based on compensation trends and practices in <text:s text:c="2"/>public <text:s text:c="2"/>companies</text:p>
          </table:table-cell>
          <table:table-cell table:style-name="ce1" office:value-type="float" office:value="0.9992" calcext:value-type="float">
            <text:p>0.9992</text:p>
          </table:table-cell>
        </table:table-row>
        <table:table-row table:style-name="ro1">
          <table:table-cell table:style-name="ce1" office:value-type="string" calcext:value-type="string">
            <text:p>COMP_CON</text:p>
          </table:table-cell>
          <table:table-cell table:style-name="ce2" office:value-type="string" calcext:value-type="string">
            <text:p>Independent Compensation Consultant During <text:s/>2015, <text:s/>the <text:s/>Compensation <text:s/>Committee <text:s/>engaged Meridian <text:s/>to <text:s/>provide <text:s/>independent <text:s/>compensation <text:s/>consulting services <text:s/>to <text:s/>the <text:s/>Compensation <text:s/>Committee</text:p>
          </table:table-cell>
          <table:table-cell table:style-name="ce1" office:value-type="float" office:value="0.9998" calcext:value-type="float">
            <text:p>0.9998</text:p>
          </table:table-cell>
        </table:table-row>
        <table:table-row table:style-name="ro4">
          <table:table-cell table:style-name="ce1" office:value-type="string" calcext:value-type="string">
            <text:p>COMP_CON</text:p>
          </table:table-cell>
          <table:table-cell table:style-name="ce2" office:value-type="string" calcext:value-type="string">
            <text:p>Frederic W. Cook &amp; Co., Inc</text:p>
          </table:table-cell>
          <table:table-cell table:style-name="ce1" office:value-type="float" office:value="0.9963" calcext:value-type="float">
            <text:p>0.9963</text:p>
          </table:table-cell>
        </table:table-row>
        <table:table-row table:style-name="ro3">
          <table:table-cell table:style-name="ce1" office:value-type="string" calcext:value-type="string">
            <text:p>COMP_CON</text:p>
          </table:table-cell>
          <table:table-cell table:style-name="ce2" office:value-type="string" calcext:value-type="string">
            <text:p>The <text:s/>data <text:s/>presented <text:s/>to <text:s/>the Compensation <text:s/>Committee <text:s/>includes <text:s/>a <text:s/>regression <text:s/>analysis (market compensation data adjusted to account for company size based on revenue) where available</text:p>
          </table:table-cell>
          <table:table-cell table:style-name="ce1" office:value-type="float" office:value="0.1698" calcext:value-type="float">
            <text:p>0.1698</text:p>
          </table:table-cell>
        </table:table-row>
        <table:table-row table:style-name="ro3">
          <table:table-cell table:style-name="ce1" office:value-type="string" calcext:value-type="string">
            <text:p>COMP_CON</text:p>
          </table:table-cell>
          <table:table-cell table:style-name="ce2" office:value-type="string" calcext:value-type="string">
            <text:p>The <text:s/>Compensation <text:s/>Committee, <text:s/>after <text:s/>consulting with the Board, establishes specific financial and operational goals <text:s/>at <text:s/>the <text:s/>beginning <text:s/>of <text:s/>each <text:s/>performance <text:s/>year</text:p>
          </table:table-cell>
          <table:table-cell table:style-name="ce1" office:value-type="float" office:value="0.3958" calcext:value-type="float">
            <text:p>0.3958</text:p>
          </table:table-cell>
        </table:table-row>
        <table:table-row table:style-name="ro1">
          <table:table-cell table:style-name="ce1" office:value-type="string" calcext:value-type="string">
            <text:p>COMP_CON</text:p>
          </table:table-cell>
          <table:table-cell table:style-name="ce2" office:value-type="string" calcext:value-type="string">
            <text:p>In setting total <text:s text:c="2"/>compensation <text:s text:c="2"/>opportunity, <text:s text:c="2"/>the <text:s text:c="2"/>Compensation Committee <text:s/>does <text:s/>not, <text:s/>on <text:s/>a <text:s/>formulaic <text:s/>basis, <text:s/>set <text:s/>target compensation <text:s/>opportunity <text:s/>at <text:s/>the <text:s/>precise <text:s/>median <text:s/>of <text:s/>the Comparison Groups</text:p>
          </table:table-cell>
          <table:table-cell table:style-name="ce1" office:value-type="float" office:value="0.7764" calcext:value-type="float">
            <text:p>0.7764</text:p>
          </table:table-cell>
        </table:table-row>
        <table:table-row table:style-name="ro4">
          <table:table-cell table:style-name="ce1" office:value-type="string" calcext:value-type="string">
            <text:p>SOCENV_INC</text:p>
          </table:table-cell>
          <table:table-cell table:style-name="ce2" office:value-type="string" calcext:value-type="string">
            <text:p>the <text:s/>executive’s <text:s/>experience <text:s/>and <text:s/>scope <text:s/>of <text:s/>responsibility; and</text:p>
          </table:table-cell>
          <table:table-cell table:style-name="ce1" office:value-type="float" office:value="0.0795" calcext:value-type="float">
            <text:p>0.0795</text:p>
          </table:table-cell>
        </table:table-row>
        <table:table-row table:style-name="ro3">
          <table:table-cell table:style-name="ce1" office:value-type="string" calcext:value-type="string">
            <text:p>COMP_CON</text:p>
          </table:table-cell>
          <table:table-cell table:style-name="ce2" office:value-type="string" calcext:value-type="string">
            <text:p>In determining the annual bonus for Mr. Bertolini, the <text:s/>Compensation <text:s/>Committee <text:s/>consulted <text:s/>with <text:s/>the <text:s/>non- management members of the Board</text:p>
          </table:table-cell>
          <table:table-cell table:style-name="ce1" office:value-type="float" office:value="0.0981" calcext:value-type="float">
            <text:p>0.0981</text:p>
          </table:table-cell>
        </table:table-row>
        <table:table-row table:style-name="ro1">
          <table:table-cell table:style-name="ce1" office:value-type="string" calcext:value-type="string">
            <text:p>SOCENV_INC</text:p>
          </table:table-cell>
          <table:table-cell table:style-name="ce2" office:value-type="string" calcext:value-type="string">
            <text:p>(6) <text:s text:c="2"/>This goal measures employee engagement and culture determined through responses to the Company’s all-employee survey, as well as performance against diversity initiatives for employees and supplier groups</text:p>
          </table:table-cell>
          <table:table-cell table:style-name="ce1" office:value-type="float" office:value="0.9891" calcext:value-type="float">
            <text:p>0.9891</text:p>
          </table:table-cell>
        </table:table-row>
        <table:table-row table:style-name="ro1">
          <table:table-cell table:style-name="ce1" office:value-type="string" calcext:value-type="string">
            <text:p>SOCENV_INC</text:p>
          </table:table-cell>
          <table:table-cell table:style-name="ce2" office:value-type="string" calcext:value-type="string">
            <text:p>(5) <text:s text:c="2"/>This goal measures membership in accountable care/joint venture organizations (410,237 at target), percent of medical cost spending in value-based contracts and accountable care organizations (30% at target), and member health quality (measured through HEDIS results)</text:p>
          </table:table-cell>
          <table:table-cell table:style-name="ce1" office:value-type="float" office:value="0.4806" calcext:value-type="float">
            <text:p>0.4806</text:p>
          </table:table-cell>
        </table:table-row>
        <table:table-row table:style-name="ro1">
          <table:table-cell table:style-name="ce1" office:value-type="string" calcext:value-type="string">
            <text:p>SOCENV_INC</text:p>
          </table:table-cell>
          <table:table-cell table:style-name="ce2" office:value-type="string" calcext:value-type="string">
            <text:p>(4) <text:s text:c="2"/>This goal measures consumer business readiness (e.g., membership (129,000 at target), number of geographies (four at target)), first call resolution (91% at target), and includes Medicare Star Ratings (85% at target)</text:p>
          </table:table-cell>
          <table:table-cell table:style-name="ce1" office:value-type="float" office:value="0.0985" calcext:value-type="float">
            <text:p>0.0985</text:p>
          </table:table-cell>
        </table:table-row>
        <table:table-row table:style-name="ro18">
          <table:table-cell table:style-name="ce1" office:value-type="string" calcext:value-type="string">
            <text:p>SOCENV_INC</text:p>
          </table:table-cell>
          <table:table-cell table:style-name="ce2" office:value-type="string" calcext:value-type="string">
            <text:p>Table of Contents COMPENSATION DISCUSSION AND ANALYSIS <text:s text:c="2"/>For 2015, bonus pool funding under the ABP was determined as set forth below: <text:s text:c="2"/>Weight <text:s text:c="4"/>Measure <text:s text:c="2"/>Threshold <text:s text:c="3"/>Target <text:s text:c="3"/>Maximum <text:s text:c="3"/>Actual Performance <text:s text:c="3"/>Performance Level <text:s text:c="3"/>Weighted Points <text:s text:c="3"/>70% <text:s text:c="5"/>Financial Performance <text:s text:c="4"/>25% <text:s text:c="6"/>100% <text:s text:c="6"/>200% <text:s text:c="10"/>50% <text:s text:c="4"/>Adjusted operating earnings per share (1) <text:s text:c="4"/>$ <text:s text:c="3"/>6.70 <text:s text:c="6"/>$ <text:s text:c="3"/>7.08 <text:s text:c="6"/>$ <text:s text:c="3"/>7.53 <text:s text:c="6"/>$ <text:s text:c="3"/>7.55 <text:s text:c="6"/>Maximum <text:s text:c="6"/>100 <text:s text:c="4"/>10% <text:s text:c="4"/>Adjusted Revenue (2) <text:s text:c="4"/>$59,394 <text:s text:c="6"/>$60,949 <text:s text:c="6"/>$62,504 <text:s text:c="6"/>$59,375 <text:s text:c="10"/>Below Threshold <text:s text:c="12"/>0 <text:s text:c="4"/>10% <text:s text:c="4"/>SG&amp;A as a % of Revenue (3) <text:s text:c="4"/>18.4% <text:s text:c="6"/>17.6% <text:s text:c="6"/>16.8% <text:s text:c="6"/>18.3% <text:s text:c="6"/>Threshold <text:s text:c="6"/>4.4 <text:s text:c="4"/>30% <text:s text:c="5"/>Constituent Index Performance <text:s text:c="14"/>10% <text:s text:c="4"/>Consumer (4) <text:s text:c="4"/>25% <text:s text:c="6"/>100% <text:s text:c="6"/>200% <text:s text:c="6"/>132% <text:s text:c="6"/>&gt;target <text:s text:c="6"/>13.2 <text:s text:c="4"/>10% <text:s text:c="4"/>Provider (5) <text:s text:c="4"/>25% <text:s text:c="6"/>100% <text:s text:c="6"/>200% <text:s text:c="6"/>133% <text:s text:c="6"/>&gt;target <text:s text:c="6"/>13.3 <text:s text:c="4"/>10% <text:s text:c="4"/>Talent and Culture (6) <text:s text:c="4"/>25% <text:s text:c="6"/>100% <text:s text:c="6"/>200% <text:s text:c="6"/>115% <text:s text:c="6"/>&gt;target <text:s text:c="6"/>11.5 <text:s text:c="4"/>Total <text:s text:c="51"/>142.4 <text:s text:c="4"/>(1) <text:s text:c="2"/>Adjusted operating earnings per share is a non-GAAP financial measure used in connection with the ABP</text:p>
          </table:table-cell>
          <table:table-cell table:style-name="ce1" office:value-type="float" office:value="0.0636" calcext:value-type="float">
            <text:p>0.0636</text:p>
          </table:table-cell>
        </table:table-row>
        <table:table-row table:style-name="ro1">
          <table:table-cell table:style-name="ce1" office:value-type="string" calcext:value-type="string">
            <text:p>COMP_CON</text:p>
          </table:table-cell>
          <table:table-cell table:style-name="ce2" office:value-type="string" calcext:value-type="string">
            <text:p>The Company <text:s/>does <text:s/>not <text:s/>provide <text:s/>any <text:s/>tax <text:s/>gross-ups <text:s/>related <text:s/>to other <text:s/>compensation, <text:s/>including <text:s/>perquisites <text:s/>(other <text:s/>than <text:s/>in connection <text:s/>with <text:s/>relocation <text:s/>benefits <text:s/>provided <text:s/>in <text:s/>connection with an executive’s relocation of residence on behalf of the Company)</text:p>
          </table:table-cell>
          <table:table-cell table:style-name="ce1" office:value-type="float" office:value="0.6706" calcext:value-type="float">
            <text:p>0.6706</text:p>
          </table:table-cell>
        </table:table-row>
        <table:table-row table:style-name="ro2">
          <table:table-cell table:style-name="ce1" office:value-type="string" calcext:value-type="string">
            <text:p>COMP_CON</text:p>
          </table:table-cell>
          <table:table-cell table:style-name="ce2" office:value-type="string" calcext:value-type="string">
            <text:p>The difference in treatment among the <text:s/>Named <text:s/>Executive <text:s/>Officers <text:s/>is <text:s/>due <text:s/>to <text:s/>the <text:s/>dynamics <text:s/>of negotiation <text:s/>at <text:s/>the <text:s/>time <text:s/>the <text:s/>executive <text:s/>was <text:s/>hired <text:s/>(or promoted), the executive’s position in the Company, market practices and Company policies in effect at the time of entry into an executive’s agreement with the Company</text:p>
          </table:table-cell>
          <table:table-cell table:style-name="ce1" office:value-type="float" office:value="0.4545" calcext:value-type="float">
            <text:p>0.4545</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MPENSATION DISCUSSION AND ANALYSIS <text:s text:c="4"/>V. <text:s text:c="2"/>Governance Policies <text:s text:c="8"/>GOVERNANCE HIGHLIGHTS <text:s text:c="2"/>The Company seeks to maintain best practice standards with respect to the oversight of executive compensation</text:p>
          </table:table-cell>
          <table:table-cell table:style-name="ce1" office:value-type="float" office:value="0.672" calcext:value-type="float">
            <text:p>0.672</text:p>
          </table:table-cell>
        </table:table-row>
        <table:table-row table:style-name="ro2">
          <table:table-cell table:style-name="ce1" office:value-type="string" calcext:value-type="string">
            <text:p>SOCENV_INC</text:p>
          </table:table-cell>
          <table:table-cell table:style-name="ce2" office:value-type="string" calcext:value-type="string">
            <text:p>As part of this risk review process in 2015, the chief enterprise risk officer, assisted <text:s/>by <text:s/>human <text:s/>resources <text:s/>personnel, <text:s/>inventoried Company <text:s/>compensation <text:s/>programs <text:s/>and <text:s/>established <text:s/>a financial <text:s/>framework, <text:s/>consistent <text:s/>with <text:s/>other <text:s/>enterprise <text:s/>risk management protocols, to identify compensation policies or practices that could have a material adverse effect on the Company</text:p>
          </table:table-cell>
          <table:table-cell table:style-name="ce1" office:value-type="float" office:value="0.0503" calcext:value-type="float">
            <text:p>0.0503</text:p>
          </table:table-cell>
        </table:table-row>
        <table:table-row table:style-name="ro1">
          <table:table-cell table:style-name="ce1" office:value-type="string" calcext:value-type="string">
            <text:p>COMP_CON</text:p>
          </table:table-cell>
          <table:table-cell table:style-name="ce2" office:value-type="string" calcext:value-type="string">
            <text:p>During <text:s/>2015, <text:s/>the information <text:s/>in <text:s/>the <text:s/>tally <text:s/>sheets <text:s/>was <text:s/>consistent <text:s/>with <text:s/>the Compensation Committee’s expectations and, therefore, the tally <text:s/>sheets <text:s/>did <text:s/>not <text:s/>have <text:s/>a <text:s/>specific <text:s/>effect <text:s/>on <text:s/>individual compensation decisions</text:p>
          </table:table-cell>
          <table:table-cell table:style-name="ce1" office:value-type="float" office:value="0.0865" calcext:value-type="float">
            <text:p>0.0865</text:p>
          </table:table-cell>
        </table:table-row>
        <table:table-row table:style-name="ro6">
          <table:table-cell table:style-name="ce1" office:value-type="string" calcext:value-type="string">
            <text:p>COMP_CON</text:p>
          </table:table-cell>
          <table:table-cell table:style-name="ce2" office:value-type="string" calcext:value-type="string">
            <text:p>Compensation Committee Review of Risk Annually, <text:s/>as <text:s/>part <text:s/>of <text:s/>its <text:s/>compensation <text:s/>review <text:s/>process, <text:s/>the Compensation <text:s/>Committee <text:s/>requests <text:s/>the <text:s/>Company’s <text:s/>chief enterprise risk officer to oversee a review of the Company’s compensation policies for executives and other employees to <text:s/>determine <text:s/>whether <text:s/>those <text:s/>programs <text:s/>create <text:s/>risks <text:s/>that, individually or in the aggregate, are reasonably likely to have a material adverse effect on the Company</text:p>
          </table:table-cell>
          <table:table-cell table:style-name="ce1" office:value-type="float" office:value="0.1678" calcext:value-type="float">
            <text:p>0.1678</text:p>
          </table:table-cell>
        </table:table-row>
        <table:table-row table:style-name="ro3">
          <table:table-cell table:style-name="ce1" office:value-type="string" calcext:value-type="string">
            <text:p>COMP_CON</text:p>
          </table:table-cell>
          <table:table-cell table:style-name="ce2" office:value-type="string" calcext:value-type="string">
            <text:p>Compensation Committee Review of Tally Sheets In setting executive officer compensation, the Compensation Committee reviews tally sheets prepared for each executive officer</text:p>
          </table:table-cell>
          <table:table-cell table:style-name="ce1" office:value-type="float" office:value="0.0957" calcext:value-type="float">
            <text:p>0.0957</text:p>
          </table:table-cell>
        </table:table-row>
        <table:table-row table:style-name="ro2">
          <table:table-cell table:style-name="ce1" office:value-type="string" calcext:value-type="string">
            <text:p>COMP_CON</text:p>
          </table:table-cell>
          <table:table-cell table:style-name="ce2" office:value-type="string" calcext:value-type="string">
            <text:p>Role of the CEO and the Board of Directors in Determining Compensation The <text:s/>CEO <text:s/>personally <text:s/>reviews <text:s/>and <text:s/>reports <text:s/>to <text:s/>the Compensation <text:s/>Committee <text:s/>on <text:s/>the <text:s/>performance <text:s/>of <text:s/>select senior <text:s/>executives <text:s/>(including <text:s/>all <text:s/>of <text:s/>the <text:s/>Named <text:s/>Executive Officers <text:s/>other <text:s/>than <text:s/>himself) <text:s/>and <text:s/>provides <text:s/>specific compensation <text:s/>recommendations <text:s/>to <text:s/>the <text:s/>Compensation Committee</text:p>
          </table:table-cell>
          <table:table-cell table:style-name="ce1" office:value-type="float" office:value="0.19" calcext:value-type="float">
            <text:p>0.19</text:p>
          </table:table-cell>
        </table:table-row>
        <table:table-row table:style-name="ro1">
          <table:table-cell table:style-name="ce1" office:value-type="string" calcext:value-type="string">
            <text:p>COMP_CON</text:p>
          </table:table-cell>
          <table:table-cell table:style-name="ce2" office:value-type="string" calcext:value-type="string">
            <text:p>The <text:s/>Compensation <text:s/>Committee <text:s/>considers <text:s/>this information <text:s/>in <text:s/>making <text:s/>compensation <text:s/>decisions <text:s/>for <text:s/>these executives, <text:s/>but <text:s/>the <text:s/>Compensation <text:s/>Committee <text:s/>does <text:s/>not delegate its decision-making authority to the CEO</text:p>
          </table:table-cell>
          <table:table-cell table:style-name="ce1" office:value-type="float" office:value="0.098" calcext:value-type="float">
            <text:p>0.098</text:p>
          </table:table-cell>
        </table:table-row>
        <table:table-row table:style-name="ro11">
          <table:table-cell table:style-name="ce1" office:value-type="string" calcext:value-type="string">
            <text:p>COMP_CON</text:p>
          </table:table-cell>
          <table:table-cell table:style-name="ce2" office:value-type="string" calcext:value-type="string">
            <text:p>During <text:s text:c="2"/>the <text:s text:c="2"/>past <text:s text:c="2"/>year, <text:s text:c="2"/>the Compensation Committee requested Meridian to: (i) assist in the <text:s text:c="2"/>development <text:s text:c="2"/>of <text:s text:c="2"/>agendas <text:s text:c="2"/>and <text:s text:c="2"/>materials <text:s text:c="2"/>for Compensation Committee meetings; (ii) provide market data and <text:s/>alternatives <text:s/>to <text:s/>consider <text:s/>for <text:s/>making <text:s/>compensation decisions <text:s/>for <text:s/>the <text:s/>CEO <text:s/>and <text:s/>other <text:s/>executive <text:s/>officers; (iii) <text:s/>assist <text:s/>in <text:s/>the <text:s/>design <text:s/>of <text:s/>the <text:s/>Company’s <text:s/>long-term compensation <text:s/>program; <text:s/>and <text:s/>(iv) <text:s/>keep <text:s/>the <text:s/>Compensation Committee <text:s/>and <text:s/>the <text:s/>Board <text:s/>abreast <text:s/>of <text:s/>changes <text:s/>in <text:s/>the executive compensation environment</text:p>
          </table:table-cell>
          <table:table-cell table:style-name="ce1" office:value-type="float" office:value="0.9294" calcext:value-type="float">
            <text:p>0.9294</text:p>
          </table:table-cell>
        </table:table-row>
        <table:table-row table:style-name="ro4">
          <table:table-cell table:style-name="ce1" office:value-type="string" calcext:value-type="string">
            <text:p>SOCENV_INC</text:p>
          </table:table-cell>
          <table:table-cell table:style-name="ce2" office:value-type="string" calcext:value-type="string">
            <text:p>Aon Hewitt Total Compensation Measurement Survey; and</text:p>
          </table:table-cell>
          <table:table-cell table:style-name="ce1" office:value-type="float" office:value="0.5399" calcext:value-type="float">
            <text:p>0.5399</text:p>
          </table:table-cell>
        </table:table-row>
        <table:table-row table:style-name="ro4">
          <table:table-cell table:style-name="ce1" office:value-type="string" calcext:value-type="string">
            <text:p>COMP_CON</text:p>
          </table:table-cell>
          <table:table-cell table:style-name="ce2" office:value-type="string" calcext:value-type="string">
            <text:p>Aon Hewitt Total Compensation Measurement Survey; and</text:p>
          </table:table-cell>
          <table:table-cell table:style-name="ce1" office:value-type="float" office:value="0.0634" calcext:value-type="float">
            <text:p>0.0634</text:p>
          </table:table-cell>
        </table:table-row>
        <table:table-row table:style-name="ro1">
          <table:table-cell table:style-name="ce1" office:value-type="string" calcext:value-type="string">
            <text:p>COMP_CON</text:p>
          </table:table-cell>
          <table:table-cell table:style-name="ce2" office:value-type="string" calcext:value-type="string">
            <text:p>In the performance of its oversight function, the Committee has <text:s/>reviewed <text:s/>and <text:s/>discussed <text:s/>the <text:s/>Company’s <text:s/>audited financial <text:s/>statements <text:s/>for <text:s/>2015 <text:s/>with <text:s/>management <text:s/>and <text:s/>the Independent <text:s/>Accountants</text:p>
          </table:table-cell>
          <table:table-cell table:style-name="ce1" office:value-type="float" office:value="0.3235" calcext:value-type="float">
            <text:p>0.3235</text:p>
          </table:table-cell>
        </table:table-row>
        <table:table-row table:style-name="ro2">
          <table:table-cell table:style-name="ce1" office:value-type="string" calcext:value-type="string">
            <text:p>COMP_CON</text:p>
          </table:table-cell>
          <table:table-cell table:style-name="ce2" office:value-type="string" calcext:value-type="string">
            <text:p>In <text:s/>conjunction <text:s/>with <text:s/>the Company’s <text:s/>annual <text:s/>report, <text:s/>the <text:s/>Independent <text:s/>Accountants express an opinion as to the conformity of the Company’s financial <text:s text:c="2"/>statements <text:s text:c="2"/>with <text:s text:c="2"/>U.S. <text:s text:c="2"/>generally <text:s text:c="2"/>accepted accounting <text:s/>principles <text:s/>and <text:s/>the <text:s/>effectiveness <text:s/>of <text:s/>the Company’s <text:s/>internal <text:s/>control <text:s/>over <text:s/>financial <text:s/>reporting</text:p>
          </table:table-cell>
          <table:table-cell table:style-name="ce1" office:value-type="float" office:value="0.2708" calcext:value-type="float">
            <text:p>0.2708</text:p>
          </table:table-cell>
        </table:table-row>
        <table:table-row table:style-name="ro1">
          <table:table-cell table:style-name="ce1" office:value-type="string" calcext:value-type="string">
            <text:p>SOCENV_INC</text:p>
          </table:table-cell>
          <table:table-cell table:style-name="ce2" office:value-type="string" calcext:value-type="string">
            <text:p>As <text:s/>set <text:s/>forth <text:s/>in <text:s/>the <text:s/>Audit <text:s/>Committee <text:s/>Charter, <text:s/>Aetna’s management is responsible for the preparation, presentation and <text:s text:c="2"/>integrity <text:s text:c="2"/>of <text:s text:c="2"/>Aetna’s <text:s text:c="2"/>financial <text:s text:c="2"/>statements <text:s text:c="2"/>and management’s <text:s/>annual <text:s/>assessment <text:s/>of <text:s/>Aetna’s <text:s/>internal control <text:s/>over <text:s/>financial <text:s/>reporting</text:p>
          </table:table-cell>
          <table:table-cell table:style-name="ce1" office:value-type="float" office:value="0.1111" calcext:value-type="float">
            <text:p>0.1111</text:p>
          </table:table-cell>
        </table:table-row>
        <table:table-row table:style-name="ro6">
          <table:table-cell table:style-name="ce1" office:value-type="string" calcext:value-type="string">
            <text:p>SOCENV_INC</text:p>
          </table:table-cell>
          <table:table-cell table:style-name="ce2" office:value-type="string" calcext:value-type="string">
            <text:p>The <text:s/>Committee <text:s/>has <text:s/>also discussed <text:s/>with <text:s/>the <text:s/>Independent <text:s/>Accountants <text:s/>the <text:s/>matters required <text:s/>to <text:s/>be <text:s/>discussed <text:s/>by <text:s/>the <text:s/>Statement <text:s/>on <text:s/>Auditing Standards <text:s/>No. <text:s/>61, <text:s/>as <text:s/>amended <text:s/>(AICPA <text:s/>Professional Standards, Vol. 1, AU section 380), as adopted by the Public Company Accounting Oversight Board (United States) and Rule <text:s text:c="2"/>3200T <text:s text:c="2"/>and/or <text:s text:c="2"/>Auditing <text:s text:c="2"/>Standard <text:s text:c="2"/>No. <text:s text:c="2"/>16, Communications with Audit Committees, as adopted by the</text:p>
          </table:table-cell>
          <table:table-cell table:style-name="ce1" office:value-type="float" office:value="0.2892" calcext:value-type="float">
            <text:p>0.2892</text:p>
          </table:table-cell>
        </table:table-row>
        <table:table-row table:style-name="ro6">
          <table:table-cell table:style-name="ce1" office:value-type="string" calcext:value-type="string">
            <text:p>COMP_CON</text:p>
          </table:table-cell>
          <table:table-cell table:style-name="ce2" office:value-type="string" calcext:value-type="string">
            <text:p>The <text:s/>Committee <text:s/>has <text:s/>also discussed <text:s/>with <text:s/>the <text:s/>Independent <text:s/>Accountants <text:s/>the <text:s/>matters required <text:s/>to <text:s/>be <text:s/>discussed <text:s/>by <text:s/>the <text:s/>Statement <text:s/>on <text:s/>Auditing Standards <text:s/>No. <text:s/>61, <text:s/>as <text:s/>amended <text:s/>(AICPA <text:s/>Professional Standards, Vol. 1, AU section 380), as adopted by the Public Company Accounting Oversight Board (United States) and Rule <text:s text:c="2"/>3200T <text:s text:c="2"/>and/or <text:s text:c="2"/>Auditing <text:s text:c="2"/>Standard <text:s text:c="2"/>No. <text:s text:c="2"/>16, Communications with Audit Committees, as adopted by the</text:p>
          </table:table-cell>
          <table:table-cell table:style-name="ce1" office:value-type="float" office:value="0.2731" calcext:value-type="float">
            <text:p>0.2731</text:p>
          </table:table-cell>
        </table:table-row>
        <table:table-row table:style-name="ro2">
          <table:table-cell table:style-name="ce1" office:value-type="string" calcext:value-type="string">
            <text:p>COMP_CON</text:p>
          </table:table-cell>
          <table:table-cell table:style-name="ce2" office:value-type="string" calcext:value-type="string">
            <text:p>The Committee is directly responsible <text:s/>for <text:s/>the <text:s/>appointment, <text:s/>compensation, <text:s/>retention and oversight of the work of the Independent Accountants and <text:s/>any <text:s/>other <text:s/>accounting <text:s/>firm <text:s/>engaged <text:s/>to <text:s/>perform <text:s/>audit, review <text:s/>or <text:s/>attest <text:s/>services <text:s/>(including <text:s/>the <text:s/>resolution <text:s/>of <text:s/>any disagreements <text:s/>between <text:s/>management <text:s/>and <text:s/>any <text:s/>auditor regarding financial reporting)</text:p>
          </table:table-cell>
          <table:table-cell table:style-name="ce1" office:value-type="float" office:value="0.9138" calcext:value-type="float">
            <text:p>0.9138</text:p>
          </table:table-cell>
        </table:table-row>
        <table:table-row table:style-name="ro3">
          <table:table-cell table:style-name="ce1" office:value-type="string" calcext:value-type="string">
            <text:p>COMP_CON</text:p>
          </table:table-cell>
          <table:table-cell table:style-name="ce2" office:value-type="string" calcext:value-type="string">
            <text:p>The Independent Accountants and <text:s/>any <text:s/>other <text:s/>such <text:s/>accounting <text:s/>firm <text:s/>report <text:s/>directly <text:s/>to <text:s/>the Committee</text:p>
          </table:table-cell>
          <table:table-cell table:style-name="ce1" office:value-type="float" office:value="0.8943" calcext:value-type="float">
            <text:p>0.8943</text:p>
          </table:table-cell>
        </table:table-row>
        <table:table-row table:style-name="ro6">
          <table:table-cell table:style-name="ce1" office:value-type="string" calcext:value-type="string">
            <text:p>COMP_CON</text:p>
          </table:table-cell>
          <table:table-cell table:style-name="ce2" office:value-type="string" calcext:value-type="string">
            <text:p>The Committee on Compensation and Talent Management Roger N. Farah, Chair Frank M. Clark Barbara Hackman Franklin Jeffrey E. Garten Edward J. Ludwig The Board has determined in its business judgment that all members of the Audit Committee meet the independence, financial <text:s/>literacy <text:s/>and <text:s/>expertise <text:s/>requirements <text:s/>for <text:s/>audit committee members set forth in the NYSE listing standards</text:p>
          </table:table-cell>
          <table:table-cell table:style-name="ce1" office:value-type="float" office:value="0.5338" calcext:value-type="float">
            <text:p>0.5338</text:p>
          </table:table-cell>
        </table:table-row>
        <table:table-row table:style-name="ro6">
          <table:table-cell table:style-name="ce1" office:value-type="string" calcext:value-type="string">
            <text:p>SOCENV_INC</text:p>
          </table:table-cell>
          <table:table-cell table:style-name="ce2" office:value-type="string" calcext:value-type="string">
            <text:p>The Committee on Compensation and Talent Management Roger N. Farah, Chair Frank M. Clark Barbara Hackman Franklin Jeffrey E. Garten Edward J. Ludwig The Board has determined in its business judgment that all members of the Audit Committee meet the independence, financial <text:s/>literacy <text:s/>and <text:s/>expertise <text:s/>requirements <text:s/>for <text:s/>audit committee members set forth in the NYSE listing standards</text:p>
          </table:table-cell>
          <table:table-cell table:style-name="ce1" office:value-type="float" office:value="0.0521" calcext:value-type="float">
            <text:p>0.0521</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COMPENSATION COMMITTEE REPORT <text:s text:c="4"/>REPORT OF THE AUDIT COMMITTEE <text:s text:c="4"/>AETNA INC. - 2016 Proxy Statement <text:s/>59 The Board has determined in its business judgment that all members <text:s/>of <text:s/>the <text:s/>Compensation <text:s/>Committee <text:s/>meet <text:s/>the independence <text:s/>requirements <text:s/>set <text:s/>forth <text:s/>in <text:s/>the <text:s/>NYSE <text:s/>listing standards and in Aetna’s Director Independence Standards</text:p>
          </table:table-cell>
          <table:table-cell table:style-name="ce1" office:value-type="float" office:value="0.0716" calcext:value-type="float">
            <text:p>0.0716</text:p>
          </table:table-cell>
        </table:table-row>
        <table:table-row table:style-name="ro6">
          <table:table-cell table:style-name="ce1" office:value-type="string" calcext:value-type="string">
            <text:p>SOCENV_INC</text:p>
          </table:table-cell>
          <table:table-cell table:style-name="ce2" office:value-type="string" calcext:value-type="string">
            <text:p>The Committee assists the Board in its oversight of (1) the integrity of the financial statements of the Company, (2) the qualifications <text:s text:c="2"/>and <text:s text:c="2"/>independence <text:s text:c="2"/>of <text:s text:c="2"/>the <text:s text:c="2"/>Company’s independent <text:s text:c="2"/>registered <text:s text:c="2"/>public <text:s text:c="2"/>accounting <text:s text:c="2"/>firm <text:s text:c="2"/>(the “Independent <text:s/>Accountants”), <text:s/>(3) <text:s/>the <text:s/>performance <text:s/>of <text:s/>the Company’s <text:s/>internal <text:s/>audit <text:s/>function <text:s/>and <text:s/>the <text:s/>Independent Accountants, and (4) the compliance by the Company with legal and regulatory requirements</text:p>
          </table:table-cell>
          <table:table-cell table:style-name="ce1" office:value-type="float" office:value="0.1454" calcext:value-type="float">
            <text:p>0.1454</text:p>
          </table:table-cell>
        </table:table-row>
        <table:table-row table:style-name="ro6">
          <table:table-cell table:style-name="ce1" office:value-type="string" calcext:value-type="string">
            <text:p>COMP_CON</text:p>
          </table:table-cell>
          <table:table-cell table:style-name="ce2" office:value-type="string" calcext:value-type="string">
            <text:p>The Committee assists the Board in its oversight of (1) the integrity of the financial statements of the Company, (2) the qualifications <text:s text:c="2"/>and <text:s text:c="2"/>independence <text:s text:c="2"/>of <text:s text:c="2"/>the <text:s text:c="2"/>Company’s independent <text:s text:c="2"/>registered <text:s text:c="2"/>public <text:s text:c="2"/>accounting <text:s text:c="2"/>firm <text:s text:c="2"/>(the “Independent <text:s/>Accountants”), <text:s/>(3) <text:s/>the <text:s/>performance <text:s/>of <text:s/>the Company’s <text:s/>internal <text:s/>audit <text:s/>function <text:s/>and <text:s/>the <text:s/>Independent Accountants, and (4) the compliance by the Company with legal and regulatory requirements</text:p>
          </table:table-cell>
          <table:table-cell table:style-name="ce1" office:value-type="float" office:value="0.3651" calcext:value-type="float">
            <text:p>0.3651</text:p>
          </table:table-cell>
        </table:table-row>
        <table:table-row table:style-name="ro3">
          <table:table-cell table:style-name="ce1" office:value-type="string" calcext:value-type="string">
            <text:p>COMP_CON</text:p>
          </table:table-cell>
          <table:table-cell table:style-name="ce2" office:value-type="string" calcext:value-type="string">
            <text:p>The <text:s/>independence <text:s/>of <text:s/>the <text:s/>Independent <text:s/>Accountants <text:s/>is considered annually by the Audit Committee and Board</text:p>
          </table:table-cell>
          <table:table-cell table:style-name="ce1" office:value-type="float" office:value="0.4354" calcext:value-type="float">
            <text:p>0.4354</text:p>
          </table:table-cell>
        </table:table-row>
        <table:table-row table:style-name="ro4">
          <table:table-cell table:style-name="ce1" office:value-type="string" calcext:value-type="string">
            <text:p>COMP_CON</text:p>
          </table:table-cell>
          <table:table-cell table:style-name="ce2" office:value-type="string" calcext:value-type="string">
            <text:p>In order to assure continuing auditor independence, the Audit</text:p>
          </table:table-cell>
          <table:table-cell table:style-name="ce1" office:value-type="float" office:value="0.7212" calcext:value-type="float">
            <text:p>0.7212</text:p>
          </table:table-cell>
        </table:table-row>
        <table:table-row table:style-name="ro3">
          <table:table-cell table:style-name="ce1" office:value-type="string" calcext:value-type="string">
            <text:p>SOCENV_INC</text:p>
          </table:table-cell>
          <table:table-cell table:style-name="ce2" office:value-type="string" calcext:value-type="string">
            <text:p>The <text:s/>independence <text:s/>of <text:s/>the <text:s/>Independent <text:s/>Accountants <text:s/>is considered annually by the Audit Committee and Board</text:p>
          </table:table-cell>
          <table:table-cell table:style-name="ce1" office:value-type="float" office:value="0.139" calcext:value-type="float">
            <text:p>0.139</text:p>
          </table:table-cell>
        </table:table-row>
        <table:table-row table:style-name="ro6">
          <table:table-cell table:style-name="ce1" office:value-type="string" calcext:value-type="string">
            <text:p>SOCENV_INC</text:p>
          </table:table-cell>
          <table:table-cell table:style-name="ce2" office:value-type="string" calcext:value-type="string">
            <text:p>In <text:s/>addition, <text:s/>management <text:s/>may <text:s/>not <text:s/>hire <text:s/>as <text:s/>an <text:s/>employee <text:s/>a person who within the last three years was an employee of the <text:s/>Independent <text:s/>Accountants <text:s/>and <text:s/>participated <text:s/>in <text:s/>the <text:s/>audit engagement <text:s/>of <text:s/>the <text:s/>Company’s <text:s/>financial <text:s/>statements <text:s/>if <text:s/>the hiring is prohibited by SEC rules or if the Audit Committee determines that the hiring of such person would impair the independence of the Independent Accountants</text:p>
          </table:table-cell>
          <table:table-cell table:style-name="ce1" office:value-type="float" office:value="0.102" calcext:value-type="float">
            <text:p>0.102</text:p>
          </table:table-cell>
        </table:table-row>
        <table:table-row table:style-name="ro1">
          <table:table-cell table:style-name="ce1" office:value-type="string" calcext:value-type="string">
            <text:p>COMP_CON</text:p>
          </table:table-cell>
          <table:table-cell table:style-name="ce2" office:value-type="string" calcext:value-type="string">
            <text:p>The <text:s/>Chair <text:s/>of <text:s/>the <text:s/>Audit Committee <text:s/>may <text:s/>approve <text:s/>any <text:s/>proposed <text:s/>engagements <text:s/>that arise between Committee meetings, provided that any such decision <text:s/>is <text:s/>presented <text:s/>to <text:s/>the <text:s/>full <text:s/>Committee <text:s/>at <text:s/>its <text:s/>next scheduled meeting</text:p>
          </table:table-cell>
          <table:table-cell table:style-name="ce1" office:value-type="float" office:value="0.3117" calcext:value-type="float">
            <text:p>0.3117</text:p>
          </table:table-cell>
        </table:table-row>
        <table:table-row table:style-name="ro6">
          <table:table-cell table:style-name="ce1" office:value-type="string" calcext:value-type="string">
            <text:p>COMP_CON</text:p>
          </table:table-cell>
          <table:table-cell table:style-name="ce2" office:value-type="string" calcext:value-type="string">
            <text:p>In <text:s/>addition, <text:s/>management <text:s/>may <text:s/>not <text:s/>hire <text:s/>as <text:s/>an <text:s/>employee <text:s/>a person who within the last three years was an employee of the <text:s/>Independent <text:s/>Accountants <text:s/>and <text:s/>participated <text:s/>in <text:s/>the <text:s/>audit engagement <text:s/>of <text:s/>the <text:s/>Company’s <text:s/>financial <text:s/>statements <text:s/>if <text:s/>the hiring is prohibited by SEC rules or if the Audit Committee determines that the hiring of such person would impair the independence of the Independent Accountants</text:p>
          </table:table-cell>
          <table:table-cell table:style-name="ce1" office:value-type="float" office:value="0.3893" calcext:value-type="float">
            <text:p>0.3893</text:p>
          </table:table-cell>
        </table:table-row>
        <table:table-row table:style-name="ro6">
          <table:table-cell table:style-name="ce1" office:value-type="string" calcext:value-type="string">
            <text:p>COMP_CON</text:p>
          </table:table-cell>
          <table:table-cell table:style-name="ce2" office:value-type="string" calcext:value-type="string">
            <text:p>The <text:s/>Committee <text:s/>has <text:s/>also <text:s/>received <text:s/>the <text:s/>written disclosures and the letter from the Independent Accountants required by applicable requirements of the Public Company Accounting <text:s/>Oversight <text:s/>Board <text:s/>regarding <text:s/>the <text:s/>Independent Accountants’ <text:s text:c="2"/>communications <text:s text:c="2"/>with <text:s text:c="2"/>the <text:s text:c="2"/>Committee concerning <text:s/>independence, <text:s/>and <text:s/>has <text:s/>discussed <text:s/>with <text:s/>the Independent Accountants their independence</text:p>
          </table:table-cell>
          <table:table-cell table:style-name="ce1" office:value-type="float" office:value="0.9766" calcext:value-type="float">
            <text:p>0.9766</text:p>
          </table:table-cell>
        </table:table-row>
        <table:table-row table:style-name="ro1">
          <table:table-cell table:style-name="ce1" office:value-type="string" calcext:value-type="string">
            <text:p>COMP_CON</text:p>
          </table:table-cell>
          <table:table-cell table:style-name="ce2" office:value-type="string" calcext:value-type="string">
            <text:p>Nonaudit Services and Other Relationships Between the Company and the Independent Registered Public Accounting Firm The <text:s/>Company’s <text:s/>practice <text:s/>is <text:s/>not <text:s/>to <text:s/>have <text:s/>the <text:s/>Independent Accountants <text:s/>provide <text:s/>financial <text:s/>information <text:s/>systems <text:s/>design and <text:s/>implementation <text:s/>consulting <text:s/>services</text:p>
          </table:table-cell>
          <table:table-cell table:style-name="ce1" office:value-type="float" office:value="0.757" calcext:value-type="float">
            <text:p>0.757</text:p>
          </table:table-cell>
        </table:table-row>
        <table:table-row table:style-name="ro3">
          <table:table-cell table:style-name="ce1" office:value-type="string" calcext:value-type="string">
            <text:p>COMP_CON</text:p>
          </table:table-cell>
          <table:table-cell table:style-name="ce2" office:value-type="string" calcext:value-type="string">
            <text:p>Other <text:s/>types <text:s/>of <text:s/>permissible <text:s/>consulting <text:s/>services <text:s/>have been <text:s/>provided <text:s/>by <text:s/>the <text:s/>Independent <text:s/>Accountants <text:s/>or <text:s/>other accounting and consulting firms from time to time</text:p>
          </table:table-cell>
          <table:table-cell table:style-name="ce1" office:value-type="float" office:value="0.9619" calcext:value-type="float">
            <text:p>0.9619</text:p>
          </table:table-cell>
        </table:table-row>
        <table:table-row table:style-name="ro4">
          <table:table-cell table:style-name="ce1" office:value-type="string" calcext:value-type="string">
            <text:p>COMP_CON</text:p>
          </table:table-cell>
          <table:table-cell table:style-name="ce2" office:value-type="string" calcext:value-type="string">
            <text:p>Instead, <text:s/>these services are provided by other accounting or consulting firms</text:p>
          </table:table-cell>
          <table:table-cell table:style-name="ce1" office:value-type="float" office:value="0.923" calcext:value-type="float">
            <text:p>0.923</text:p>
          </table:table-cell>
        </table:table-row>
        <table:table-row table:style-name="ro2">
          <table:table-cell table:style-name="ce1" office:value-type="string" calcext:value-type="string">
            <text:p>COMP_CON</text:p>
          </table:table-cell>
          <table:table-cell table:style-name="ce2" office:value-type="string" calcext:value-type="string">
            <text:p>In <text:s/>performing <text:s/>their <text:s/>oversight <text:s/>responsibility, members <text:s/>of <text:s/>the <text:s/>Committee <text:s/>rely <text:s/>on <text:s/>information, <text:s/>opinions, reports and statements, including financial statements and other <text:s/>financial <text:s/>data, <text:s/>prepared <text:s/>or <text:s/>presented <text:s/>by <text:s/>officers <text:s/>or employees <text:s/>of <text:s/>Aetna, <text:s/>legal <text:s/>counsel, <text:s/>the <text:s/>Independent Accountants <text:s/>or <text:s/>other <text:s/>persons <text:s/>with <text:s/>professional <text:s/>or <text:s/>expert competence</text:p>
          </table:table-cell>
          <table:table-cell table:style-name="ce1" office:value-type="float" office:value="0.9895" calcext:value-type="float">
            <text:p>0.9895</text:p>
          </table:table-cell>
        </table:table-row>
        <table:table-row table:style-name="ro3">
          <table:table-cell table:style-name="ce1" office:value-type="string" calcext:value-type="string">
            <text:p>COMP_CON</text:p>
          </table:table-cell>
          <table:table-cell table:style-name="ce2" office:value-type="string" calcext:value-type="string">
            <text:p>All new services provided by the Independent Accountants must be approved in advance by the Audit Committee regardless of the <text:s/>size <text:s/>of <text:s/>the <text:s/>engagement</text:p>
          </table:table-cell>
          <table:table-cell table:style-name="ce1" office:value-type="float" office:value="0.4695" calcext:value-type="float">
            <text:p>0.4695</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Committee <text:s/>and <text:s/>the <text:s/>Board recommend <text:s/>that <text:s/>shareholders <text:s/>approve <text:s/>KPMG <text:s/>LLP <text:s/>as <text:s/>the Company’s <text:s/>independent <text:s/>registered <text:s/>public <text:s/>accounting <text:s/>firm (the “Independent Accountants”) for 2016</text:p>
          </table:table-cell>
          <table:table-cell table:style-name="ce1" office:value-type="float" office:value="0.6656" calcext:value-type="float">
            <text:p>0.6656</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and the Board believe that the retention of KPMG LLP as the Company’s independent registered public accounting firm is in the best interests of the Company and its <text:s/>shareholders</text:p>
          </table:table-cell>
          <table:table-cell table:style-name="ce1" office:value-type="float" office:value="0.519" calcext:value-type="float">
            <text:p>0.519</text:p>
          </table:table-cell>
        </table:table-row>
        <table:table-row table:style-name="ro6">
          <table:table-cell table:style-name="ce1" office:value-type="string" calcext:value-type="string">
            <text:p>COMP_CON</text:p>
          </table:table-cell>
          <table:table-cell table:style-name="ce2" office:value-type="string" calcext:value-type="string">
            <text:p>Based upon the reports, review and discussions described in this Report, and subject to the limitations on the role and responsibilities <text:s/>of <text:s/>the <text:s/>Committee, <text:s/>certain <text:s/>of <text:s/>which <text:s/>are referred <text:s/>to <text:s/>above <text:s/>and <text:s/>in <text:s/>its <text:s/>Charter, <text:s/>the <text:s/>Committee recommended <text:s/>to <text:s/>the <text:s/>Board <text:s/>that <text:s/>the <text:s/>audited <text:s/>financial statements <text:s/>be <text:s/>included <text:s/>in <text:s/>Aetna’s <text:s/>Annual <text:s/>Report <text:s/>on Form 10-K for the year ended December 31, 2015 filed with the SEC</text:p>
          </table:table-cell>
          <table:table-cell table:style-name="ce1" office:value-type="float" office:value="0.0642" calcext:value-type="float">
            <text:p>0.0642</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Richard J. Harrington, Chair Fernando Aguirre Ellen M. Hancock Joseph P. Newhouse Olympia J. Snowe The Audit Committee has appointed KPMG LLP to audit the Company’s consolidated financial statements for 2015</text:p>
          </table:table-cell>
          <table:table-cell table:style-name="ce1" office:value-type="float" office:value="0.0585" calcext:value-type="float">
            <text:p>0.0585</text:p>
          </table:table-cell>
        </table:table-row>
        <table:table-row table:style-name="ro2">
          <table:table-cell table:style-name="ce1" office:value-type="string" calcext:value-type="string">
            <text:p>COMP_CON</text:p>
          </table:table-cell>
          <table:table-cell table:style-name="ce2" office:value-type="string" calcext:value-type="string">
            <text:p>Accordingly, <text:s/>the <text:s/>Committee’s <text:s/>oversight <text:s/>does not <text:s/>provide <text:s/>an <text:s/>independent <text:s/>basis <text:s/>to <text:s/>determine <text:s/>that management <text:s/>has <text:s/>maintained <text:s/>appropriate <text:s/>accounting <text:s/>and financial reporting principles and policies, or internal controls and <text:s/>procedures <text:s/>designed <text:s/>to <text:s/>assure <text:s/>compliance <text:s/>with accounting standards and applicable laws and regulations</text:p>
          </table:table-cell>
          <table:table-cell table:style-name="ce1" office:value-type="float" office:value="0.1524" calcext:value-type="float">
            <text:p>0.1524</text:p>
          </table:table-cell>
        </table:table-row>
        <table:table-row table:style-name="ro1">
          <table:table-cell table:style-name="ce1" office:value-type="string" calcext:value-type="string">
            <text:p>COMP_CON</text:p>
          </table:table-cell>
          <table:table-cell table:style-name="ce2" office:value-type="string" calcext:value-type="string">
            <text:p>Members of the Committee are not employees of Aetna and, as such, it is not the duty or responsibility of the Committee or its members to conduct auditing or accounting reviews or procedures</text:p>
          </table:table-cell>
          <table:table-cell table:style-name="ce1" office:value-type="float" office:value="0.6278" calcext:value-type="float">
            <text:p>0.6278</text:p>
          </table:table-cell>
        </table:table-row>
        <table:table-row table:style-name="ro7">
          <table:table-cell table:style-name="ce1" office:value-type="string" calcext:value-type="string">
            <text:p>COMP_CON</text:p>
          </table:table-cell>
          <table:table-cell table:style-name="ce2" office:value-type="string" calcext:value-type="string">
            <text:p>Furthermore, the Committee’s <text:s/>considerations <text:s/>and <text:s/>discussions <text:s/>referred <text:s/>to above <text:s/>do <text:s/>not <text:s/>assure <text:s/>that <text:s/>the <text:s/>audit <text:s/>of <text:s/>the <text:s/>Company’s financial <text:s/>statements <text:s/>by <text:s/>the <text:s/>Independent <text:s/>Accountants <text:s/>has been <text:s/>carried <text:s/>out <text:s/>in <text:s/>accordance <text:s/>with <text:s/>the <text:s/>standards <text:s/>of <text:s/>the Public <text:s/>Company <text:s/>Accounting <text:s/>Oversight <text:s/>Board <text:s/>(United States), <text:s/>that <text:s/>the <text:s/>Company’s <text:s/>financial <text:s/>statements <text:s/>are presented <text:s/>in <text:s/>accordance <text:s/>with <text:s/>U.S. <text:s/>generally <text:s/>accepted accounting <text:s/>principles, <text:s/>that <text:s/>the <text:s/>Company’s <text:s/>internal <text:s/>control over financial reporting is effective or that the Independent Accountants are in fact “independent.”</text:p>
          </table:table-cell>
          <table:table-cell table:style-name="ce1" office:value-type="float" office:value="0.1325" calcext:value-type="float">
            <text:p>0.1325</text:p>
          </table:table-cell>
        </table:table-row>
        <table:table-row table:style-name="ro2">
          <table:table-cell table:style-name="ce1" office:value-type="string" calcext:value-type="string">
            <text:p>SOCENV_INC</text:p>
          </table:table-cell>
          <table:table-cell table:style-name="ce2" office:value-type="string" calcext:value-type="string">
            <text:p>As <text:s/>the Company <text:s/>is <text:s/>building <text:s/>a <text:s/>more <text:s/>comprehensive <text:s/>corporate <text:s/>development <text:s/>function <text:s/>in <text:s/>the <text:s/>U.S. <text:s/>and <text:s/>Japan <text:s/>in <text:s/>order <text:s/>to <text:s/>more <text:s/>effectively <text:s/>identify <text:s/>and <text:s/>evaluate acquisitions <text:s/>and <text:s/>organic <text:s/>opportunities <text:s/>to <text:s/>further <text:s/>enhance <text:s/>growth <text:s/>and <text:s/>build <text:s/>shareholder <text:s/>value, <text:s/>the <text:s/>Board <text:s/>determined <text:s/>it <text:s/>was <text:s/>important <text:s/>to <text:s/>align <text:s/>Board oversight and our associated committee structure accordingly</text:p>
          </table:table-cell>
          <table:table-cell table:style-name="ce1" office:value-type="float" office:value="0.1921" calcext:value-type="float">
            <text:p>0.1921</text:p>
          </table:table-cell>
        </table:table-row>
        <table:table-row table:style-name="ro3">
          <table:table-cell table:style-name="ce1" office:value-type="string" calcext:value-type="string">
            <text:p>SOCENV_INC</text:p>
          </table:table-cell>
          <table:table-cell table:style-name="ce2" office:value-type="string" calcext:value-type="string">
            <text:p>Combining <text:s/>finance <text:s/>and <text:s/>investment <text:s/>oversight <text:s/>recognizes <text:s/>shared <text:s/>areas <text:s/>of <text:s/>focus <text:s/>and <text:s/>natural <text:s/>interdependencies between <text:s/>investments, <text:s/>capital <text:s/>management <text:s/>and <text:s/>excess <text:s/>capital <text:s/>generation</text:p>
          </table:table-cell>
          <table:table-cell table:style-name="ce1" office:value-type="float" office:value="0.1631" calcext:value-type="float">
            <text:p>0.1631</text:p>
          </table:table-cell>
        </table:table-row>
        <table:table-row table:style-name="ro3">
          <table:table-cell table:style-name="ce1" office:value-type="string" calcext:value-type="string">
            <text:p>SOCENV_INC</text:p>
          </table:table-cell>
          <table:table-cell table:style-name="ce2" office:value-type="string" calcext:value-type="string">
            <text:p>First, the Board has adopted a revised charter for our audit committee, which has been renamed the Audit and Risk Committee, to formalize enterprise risk oversight at the Board level</text:p>
          </table:table-cell>
          <table:table-cell table:style-name="ce1" office:value-type="float" office:value="0.5728" calcext:value-type="float">
            <text:p>0.5728</text:p>
          </table:table-cell>
        </table:table-row>
        <table:table-row table:style-name="ro1">
          <table:table-cell table:style-name="ce1" office:value-type="string" calcext:value-type="string">
            <text:p>SOCENV_INC</text:p>
          </table:table-cell>
          <table:table-cell table:style-name="ce2" office:value-type="string" calcext:value-type="string">
            <text:p>By doing so, the Board has recognized the significant relationship between risk, including legal, regulatory, compliance, and information security risks, and financial performance and relevant disclosures</text:p>
          </table:table-cell>
          <table:table-cell table:style-name="ce1" office:value-type="float" office:value="0.0676" calcext:value-type="float">
            <text:p>0.0676</text:p>
          </table:table-cell>
        </table:table-row>
        <table:table-row table:style-name="ro1">
          <table:table-cell table:style-name="ce1" office:value-type="string" calcext:value-type="string">
            <text:p>SOCENV_INC</text:p>
          </table:table-cell>
          <table:table-cell table:style-name="ce2" office:value-type="string" calcext:value-type="string">
            <text:p>Proxy Access Proxy <text:s/>access <text:s/>was <text:s/>a <text:s/>prevalent <text:s/>corporate <text:s/>governance <text:s/>topic <text:s/>in <text:s/>the <text:s/>U.S. <text:s/>during <text:s/>the <text:s/>2015 <text:s/>proxy <text:s/>season, <text:s/>and <text:s/>our <text:s/>Board <text:s/>has <text:s/>always <text:s/>welcomed <text:s/>the submission <text:s/>of <text:s/>director <text:s/>candidates <text:s/>by <text:s/>our <text:s/>shareholders</text:p>
          </table:table-cell>
          <table:table-cell table:style-name="ce1" office:value-type="float" office:value="0.4813" calcext:value-type="float">
            <text:p>0.4813</text:p>
          </table:table-cell>
        </table:table-row>
        <table:table-row table:style-name="ro1">
          <table:table-cell table:style-name="ce1" office:value-type="string" calcext:value-type="string">
            <text:p>SOCENV_INC</text:p>
          </table:table-cell>
          <table:table-cell table:style-name="ce2" office:value-type="string" calcext:value-type="string">
            <text:p>I am also fortunate to be surrounded by a diverse group of knowledgeable, experienced professionals on our Board, which allows us to approach a variety of issues related to corporate <text:s/>governance <text:s/>and <text:s/>our <text:s/>business <text:s/>strategy <text:s/>in <text:s/>an <text:s/>effective <text:s/>manner</text:p>
          </table:table-cell>
          <table:table-cell table:style-name="ce1" office:value-type="float" office:value="0.5886" calcext:value-type="float">
            <text:p>0.5886</text:p>
          </table:table-cell>
        </table:table-row>
        <table:table-row table:style-name="ro11">
          <table:table-cell table:style-name="ce1" office:value-type="string" calcext:value-type="string">
            <text:p>SOCENV_INC</text:p>
          </table:table-cell>
          <table:table-cell table:style-name="ce2" office:value-type="string" calcext:value-type="string">
            <text:p>Elizabeth J. Hudson 66 1990 Retired Chief Communications Officer for the <text:s/>National Geographic Society ✓ Douglas W. Johnson ^ 72 2004 Certified Public <text:s/>Accountant and retired Ernst &amp;Young LLP audit partner ✓ Robert B. Johnson 71 2002 Retired Senior Advisor, Porter Novelli <text:s/>PR ✓ Thomas J. Kenny 52 2015 Former Partner and Co-Head <text:s/>of Global Fixed Income, Goldman Sachs Asset Management Charles B. Knapp 69 1990 President Emeritus of the University of <text:s/>Georgia ✓ Joseph L. Moskowitz 62 2015 Retired Executive Vice <text:s/>President, Primerica, Inc.</text:p>
          </table:table-cell>
          <table:table-cell table:style-name="ce1" office:value-type="float" office:value="0.0694" calcext:value-type="float">
            <text:p>0.0694</text:p>
          </table:table-cell>
        </table:table-row>
        <table:table-row table:style-name="ro7">
          <table:table-cell table:style-name="ce1" office:value-type="string" calcext:value-type="string">
            <text:p>SOCENV_INC</text:p>
          </table:table-cell>
          <table:table-cell table:style-name="ce2" office:value-type="string" calcext:value-type="string">
            <text:p>✓ Barbara K. Rimer, DrPH 67 1995 Dean and Alumni Distinguished Professor, <text:s/>Gillings School of Global Public Health, University of North Carolina, <text:s/>Chapel Hill ✓ Melvin T. Stith 69 2012 Dean Emeritus of the Martin J. Whitman School of Management at Syracuse University ✓ ^ <text:s/>Lead Non-Management Director # <text:s/>First Year Nominated Both <text:s text:c="2"/>the <text:s text:c="2"/>Corporate <text:s text:c="2"/>Governance <text:s/>Committee <text:s text:c="2"/>and <text:s text:c="2"/>the <text:s text:c="2"/>Board <text:s text:c="2"/>of Directors believe that it is appropriate to <text:s/>maintain a balance of longer tenured <text:s/>members, <text:s/>who <text:s/>bring <text:s/>valuable <text:s/>Company-specific <text:s/>knowledge with a historical perspective, and shorter <text:s/>tenured members, who bring fresh perspectives and new ideas</text:p>
          </table:table-cell>
          <table:table-cell table:style-name="ce1" office:value-type="float" office:value="0.3643" calcext:value-type="float">
            <text:p>0.3643</text:p>
          </table:table-cell>
        </table:table-row>
        <table:table-row table:style-name="ro1">
          <table:table-cell table:style-name="ce1" office:value-type="string" calcext:value-type="string">
            <text:p>SOCENV_INC</text:p>
          </table:table-cell>
          <table:table-cell table:style-name="ce2" office:value-type="string" calcext:value-type="string">
            <text:p>Year First Name Age Elected Primary Occupation Independent Daniel P. Amos 64 1983 Chairman and Chief <text:s/>Executive Officer of Aflac Incorporated and Aflac Paul S. Amos II 40 2007 President of Aflac W</text:p>
          </table:table-cell>
          <table:table-cell table:style-name="ce1" office:value-type="float" office:value="0.1312" calcext:value-type="float">
            <text:p>0.1312</text:p>
          </table:table-cell>
        </table:table-row>
        <table:table-row table:style-name="ro2">
          <table:table-cell table:style-name="ce1" office:value-type="string" calcext:value-type="string">
            <text:p>SOCENV_INC</text:p>
          </table:table-cell>
          <table:table-cell table:style-name="ce2" office:value-type="string" calcext:value-type="string">
            <text:p>The persons named below have been nominated by the Corporate Governance Committee of the Board of Directors for election as Directors and, if elected, are willing to serve as such until the <text:s/>next <text:s/>Annual <text:s/>Meeting <text:s/>of <text:s/>Shareholders <text:s/>and <text:s/>until <text:s/>their <text:s/>successors <text:s/>have <text:s/>been <text:s/>elected <text:s/>and <text:s/>qualified</text:p>
          </table:table-cell>
          <table:table-cell table:style-name="ce1" office:value-type="float" office:value="0.0636" calcext:value-type="float">
            <text:p>0.0636</text:p>
          </table:table-cell>
        </table:table-row>
        <table:table-row table:style-name="ro2">
          <table:table-cell table:style-name="ce1" office:value-type="string" calcext:value-type="string">
            <text:p>SOCENV_INC</text:p>
          </table:table-cell>
          <table:table-cell table:style-name="ce2" office:value-type="string" calcext:value-type="string">
            <text:p>Mr. Bowers is the current chair <text:s/>of the Atlanta Committee for Progress, serves on the board of Nuclear Electric <text:s/>Insurance <text:s/>Ltd., <text:s/>the <text:s/>Board <text:s/>of <text:s/>Regents <text:s/>of <text:s/>the <text:s/>University <text:s/>System <text:s/>of <text:s/>Georgia, <text:s/>the <text:s/>Federal Reserve Bank of Atlanta’s Energy Policy Council and multiple other boards throughout the state</text:p>
          </table:table-cell>
          <table:table-cell table:style-name="ce1" office:value-type="float" office:value="0.1327" calcext:value-type="float">
            <text:p>0.1327</text:p>
          </table:table-cell>
        </table:table-row>
        <table:table-row table:style-name="ro4">
          <table:table-cell table:style-name="ce1" office:value-type="string" calcext:value-type="string">
            <text:p>SOCENV_INC</text:p>
          </table:table-cell>
          <table:table-cell table:style-name="ce2" office:value-type="string" calcext:value-type="string">
            <text:p>He is a member of the boards of directors of Total System <text:s/>Services, Inc.</text:p>
          </table:table-cell>
          <table:table-cell table:style-name="ce1" office:value-type="float" office:value="0.0645" calcext:value-type="float">
            <text:p>0.0645</text:p>
          </table:table-cell>
        </table:table-row>
        <table:table-row table:style-name="ro2">
          <table:table-cell table:style-name="ce1" office:value-type="string" calcext:value-type="string">
            <text:p>COMP_CON</text:p>
          </table:table-cell>
          <table:table-cell table:style-name="ce2" office:value-type="string" calcext:value-type="string">
            <text:p>Mr. Bowers is the current chair <text:s/>of the Atlanta Committee for Progress, serves on the board of Nuclear Electric <text:s/>Insurance <text:s/>Ltd., <text:s/>the <text:s/>Board <text:s/>of <text:s/>Regents <text:s/>of <text:s/>the <text:s/>University <text:s/>System <text:s/>of <text:s/>Georgia, <text:s/>the <text:s/>Federal Reserve Bank of Atlanta’s Energy Policy Council and multiple other boards throughout the state</text:p>
          </table:table-cell>
          <table:table-cell table:style-name="ce1" office:value-type="float" office:value="0.1302" calcext:value-type="float">
            <text:p>0.1302</text:p>
          </table:table-cell>
        </table:table-row>
        <table:table-row table:style-name="ro3">
          <table:table-cell table:style-name="ce1" office:value-type="string" calcext:value-type="string">
            <text:p>COMP_CON</text:p>
          </table:table-cell>
          <table:table-cell table:style-name="ce2" office:value-type="string" calcext:value-type="string">
            <text:p>Prior <text:s/>to <text:s/>joining <text:s/>the <text:s/>Company, <text:s/>he <text:s/>was <text:s/>a <text:s/>principal <text:s/>in <text:s/>KPMG’s <text:s/>insurance <text:s/>actuarial <text:s/>practice <text:s/>and served <text:s/>as <text:s/>a <text:s/>consultant <text:s/>to <text:s/>Aflac <text:s/>from <text:s/>1977 <text:s/>until <text:s/>he <text:s/>joined <text:s/>the <text:s/>Company <text:s/>in <text:s/>1992</text:p>
          </table:table-cell>
          <table:table-cell table:style-name="ce1" office:value-type="float" office:value="0.9777" calcext:value-type="float">
            <text:p>0.9777</text:p>
          </table:table-cell>
        </table:table-row>
        <table:table-row table:style-name="ro1">
          <table:table-cell table:style-name="ce1" office:value-type="string" calcext:value-type="string">
            <text:p>SOCENV_INC</text:p>
          </table:table-cell>
          <table:table-cell table:style-name="ce2" office:value-type="string" calcext:value-type="string">
            <text:p>Director since 2013 Corporate Development Committee (Chair) Audit and Risk Committee* Sustainability Committee *Financial Expert <text:s text:c="6"/>Mr. Bowers is chairman, president <text:s/>and chief executive officer of Georgia Power, the largest subsidiary of <text:s/>Southern Company</text:p>
          </table:table-cell>
          <table:table-cell table:style-name="ce1" office:value-type="float" office:value="0.7114" calcext:value-type="float">
            <text:p>0.7114</text:p>
          </table:table-cell>
        </table:table-row>
        <table:table-row table:style-name="ro1">
          <table:table-cell table:style-name="ce1" office:value-type="string" calcext:value-type="string">
            <text:p>SOCENV_INC</text:p>
          </table:table-cell>
          <table:table-cell table:style-name="ce2" office:value-type="string" calcext:value-type="string">
            <text:p>Ms. Hudson’s extensive experience <text:s/>in communication and marketing initiatives combined with her knowledge of, <text:s/>exposure to and expertise in, developing and articulating sustainability <text:s/>programs is relevant to her role as a member of the Company’s Board of Directors</text:p>
          </table:table-cell>
          <table:table-cell table:style-name="ce1" office:value-type="float" office:value="0.9377" calcext:value-type="float">
            <text:p>0.9377</text:p>
          </table:table-cell>
        </table:table-row>
        <table:table-row table:style-name="ro1">
          <table:table-cell table:style-name="ce1" office:value-type="string" calcext:value-type="string">
            <text:p>COMP_CON</text:p>
          </table:table-cell>
          <table:table-cell table:style-name="ce2" office:value-type="string" calcext:value-type="string">
            <text:p>She <text:s/>has <text:s/>more <text:s/>than <text:s/>40 <text:s/>years <text:s/>of <text:s/>experience <text:s/>serving <text:s/>on <text:s/>the <text:s/>executive <text:s/>management <text:s/>teams <text:s/>of <text:s/>several <text:s/>national and <text:s/>international <text:s/>organizations, <text:s/>including <text:s/>publicly <text:s/>traded <text:s/>entities <text:s/>and <text:s/>one <text:s/>of <text:s/>the <text:s/>world’s <text:s/>largest <text:s/>scientific <text:s/>and research <text:s/>organizations</text:p>
          </table:table-cell>
          <table:table-cell table:style-name="ce1" office:value-type="float" office:value="0.1865" calcext:value-type="float">
            <text:p>0.1865</text:p>
          </table:table-cell>
        </table:table-row>
        <table:table-row table:style-name="ro1">
          <table:table-cell table:style-name="ce1" office:value-type="string" calcext:value-type="string">
            <text:p>SOCENV_INC</text:p>
          </table:table-cell>
          <table:table-cell table:style-name="ce2" office:value-type="string" calcext:value-type="string">
            <text:p>She <text:s/>has <text:s/>more <text:s/>than <text:s/>40 <text:s/>years <text:s/>of <text:s/>experience <text:s/>serving <text:s/>on <text:s/>the <text:s/>executive <text:s/>management <text:s/>teams <text:s/>of <text:s/>several <text:s/>national and <text:s/>international <text:s/>organizations, <text:s/>including <text:s/>publicly <text:s/>traded <text:s/>entities <text:s/>and <text:s/>one <text:s/>of <text:s/>the <text:s/>world’s <text:s/>largest <text:s/>scientific <text:s/>and research <text:s/>organizations</text:p>
          </table:table-cell>
          <table:table-cell table:style-name="ce1" office:value-type="float" office:value="0.1969" calcext:value-type="float">
            <text:p>0.1969</text:p>
          </table:table-cell>
        </table:table-row>
        <table:table-row table:style-name="ro2">
          <table:table-cell table:style-name="ce1" office:value-type="string" calcext:value-type="string">
            <text:p>SOCENV_INC</text:p>
          </table:table-cell>
          <table:table-cell table:style-name="ce2" office:value-type="string" calcext:value-type="string">
            <text:p>She <text:s/>oversaw philanthropic development and was <text:s/>responsible for all communications and public affairs initiatives <text:s/>undertaken by <text:s/>the <text:s/>National <text:s/>Geographic <text:s/>Society <text:s/>and <text:s/>its <text:s/>subsidiaries, <text:s/>including <text:s/>media <text:s/>and <text:s/>public <text:s/>relations, <text:s/>community engagement <text:s/>and <text:s/>social <text:s/>media, <text:s/>brand <text:s/>stewardship, <text:s/>employee <text:s/>communications, <text:s/>and <text:s/>related <text:s/>marketing- communications <text:s/>activities</text:p>
          </table:table-cell>
          <table:table-cell table:style-name="ce1" office:value-type="float" office:value="0.9188" calcext:value-type="float">
            <text:p>0.9188</text:p>
          </table:table-cell>
        </table:table-row>
        <table:table-row table:style-name="ro3">
          <table:table-cell table:style-name="ce1" office:value-type="string" calcext:value-type="string">
            <text:p>SOCENV_INC</text:p>
          </table:table-cell>
          <table:table-cell table:style-name="ce2" office:value-type="string" calcext:value-type="string">
            <text:p>She <text:s/>brings <text:s/>extensive <text:s/>experience <text:s/>in <text:s/>strategic <text:s/>corporate <text:s/>communications, <text:s/>including financial <text:s/>and <text:s/>crisis <text:s/>communications <text:s/>management</text:p>
          </table:table-cell>
          <table:table-cell table:style-name="ce1" office:value-type="float" office:value="0.5483" calcext:value-type="float">
            <text:p>0.5483</text:p>
          </table:table-cell>
        </table:table-row>
        <table:table-row table:style-name="ro2">
          <table:table-cell table:style-name="ce1" office:value-type="string" calcext:value-type="string">
            <text:p>COMP_CON</text:p>
          </table:table-cell>
          <table:table-cell table:style-name="ce2" office:value-type="string" calcext:value-type="string">
            <text:p>He served as <text:s/>deputy president and a representative director at Mizuho Trust &amp; <text:s/>Banking Co., Ltd. from April 2013 to March 2015, managing executive <text:s/>officer and head of IT System Group at Mizuho Bank Ltd. from June 2011 to <text:s/>February 2015, and deputy president and a representative director at <text:s/>Mizuho Information &amp; Research Institute from June 2009 to May 2011</text:p>
          </table:table-cell>
          <table:table-cell table:style-name="ce1" office:value-type="float" office:value="0.3598" calcext:value-type="float">
            <text:p>0.3598</text:p>
          </table:table-cell>
        </table:table-row>
        <table:table-row table:style-name="ro6">
          <table:table-cell table:style-name="ce1" office:value-type="string" calcext:value-type="string">
            <text:p>SOCENV_INC</text:p>
          </table:table-cell>
          <table:table-cell table:style-name="ce2" office:value-type="string" calcext:value-type="string">
            <text:p>Elizabeth J. Hudson, <text:s/>66 Retired Chief Communications Officer for the National Geographic <text:s/>Society Director since 1990 Sustainability Committee (Chair) Corporate Development Committee Finance and Investment Committee Ms. <text:s/>Hudson <text:s/>was <text:s/>the <text:s/>chief <text:s/>communications <text:s/>officer <text:s/>of <text:s/>the <text:s/>National <text:s/>Geographic <text:s/>Society <text:s/>from <text:s/>April <text:s/>2014 <text:s/>to December <text:s/>2015 <text:s/>and <text:s/>previously <text:s/>served <text:s/>as <text:s/>the <text:s/>senior <text:s/>communications <text:s/>executive <text:s/>since <text:s/>2000</text:p>
          </table:table-cell>
          <table:table-cell table:style-name="ce1" office:value-type="float" office:value="0.8561" calcext:value-type="float">
            <text:p>0.8561</text:p>
          </table:table-cell>
        </table:table-row>
        <table:table-row table:style-name="ro1">
          <table:table-cell table:style-name="ce1" office:value-type="string" calcext:value-type="string">
            <text:p>SOCENV_INC</text:p>
          </table:table-cell>
          <table:table-cell table:style-name="ce2" office:value-type="string" calcext:value-type="string">
            <text:p>She <text:s/>earned <text:s/>a <text:s/>bachelor’s <text:s/>degree <text:s/>in <text:s/>advertising <text:s/>and <text:s/>public <text:s/>relations <text:s/>from <text:s/>the University <text:s/>of <text:s/>Georgia <text:s/>and <text:s/>received <text:s/>an <text:s/>honorary <text:s/>doctorate <text:s/>in <text:s/>commercial <text:s/>science <text:s/>from <text:s/>St. <text:s/>John’s <text:s/>University</text:p>
          </table:table-cell>
          <table:table-cell table:style-name="ce1" office:value-type="float" office:value="0.3394" calcext:value-type="float">
            <text:p>0.3394</text:p>
          </table:table-cell>
        </table:table-row>
        <table:table-row table:style-name="ro1">
          <table:table-cell table:style-name="ce1" office:value-type="string" calcext:value-type="string">
            <text:p>SOCENV_INC</text:p>
          </table:table-cell>
          <table:table-cell table:style-name="ce2" office:value-type="string" calcext:value-type="string">
            <text:p>He received his Bachelor of Arts in Economics from Yokohama <text:s/>National University, Faculty of Economics, and his Masters of Science from <text:s/>Massachusetts Institute of Technology, Sloan School of Management</text:p>
          </table:table-cell>
          <table:table-cell table:style-name="ce1" office:value-type="float" office:value="0.1947" calcext:value-type="float">
            <text:p>0.1947</text:p>
          </table:table-cell>
        </table:table-row>
        <table:table-row table:style-name="ro3">
          <table:table-cell table:style-name="ce1" office:value-type="string" calcext:value-type="string">
            <text:p>SOCENV_INC</text:p>
          </table:table-cell>
          <table:table-cell table:style-name="ce2" office:value-type="string" calcext:value-type="string">
            <text:p>Mr. <text:s/>Fukuzawa <text:s/>held <text:s/>various <text:s/>positions <text:s/>of <text:s/>increasing <text:s/>responsibility <text:s/>at <text:s/>Dai-Ichi <text:s/>Kangyo <text:s/>Bank, <text:s/>Ltd., which he joined <text:s/>in 1979</text:p>
          </table:table-cell>
          <table:table-cell table:style-name="ce1" office:value-type="float" office:value="0.0651" calcext:value-type="float">
            <text:p>0.0651</text:p>
          </table:table-cell>
        </table:table-row>
        <table:table-row table:style-name="ro3">
          <table:table-cell table:style-name="ce1" office:value-type="string" calcext:value-type="string">
            <text:p>SOCENV_INC</text:p>
          </table:table-cell>
          <table:table-cell table:style-name="ce2" office:value-type="string" calcext:value-type="string">
            <text:p>First Year Nominated <text:s text:c="6"/>Mr. Fukuzawa was recommended to <text:s/>the Corporate Governance Committee for nomination by a shareholder</text:p>
          </table:table-cell>
          <table:table-cell table:style-name="ce1" office:value-type="float" office:value="0.1873" calcext:value-type="float">
            <text:p>0.1873</text:p>
          </table:table-cell>
        </table:table-row>
        <table:table-row table:style-name="ro1">
          <table:table-cell table:style-name="ce1" office:value-type="string" calcext:value-type="string">
            <text:p>COMP_CON</text:p>
          </table:table-cell>
          <table:table-cell table:style-name="ce2" office:value-type="string" calcext:value-type="string">
            <text:p>He served two years in the Carter Administration and was one of the 30 staff members to serve the <text:s/>entire eight years in the Clinton White House, achieving the distinction <text:s/>of being one of the longest-serving African-Americans in White House <text:s/>history</text:p>
          </table:table-cell>
          <table:table-cell table:style-name="ce1" office:value-type="float" office:value="0.0975" calcext:value-type="float">
            <text:p>0.0975</text:p>
          </table:table-cell>
        </table:table-row>
        <table:table-row table:style-name="ro3">
          <table:table-cell table:style-name="ce1" office:value-type="string" calcext:value-type="string">
            <text:p>SOCENV_INC</text:p>
          </table:table-cell>
          <table:table-cell table:style-name="ce2" office:value-type="string" calcext:value-type="string">
            <text:p>Promotion of diversity is <text:s/>important to the Company, an area that Mr. Johnson provides extensive <text:s/>experience to the <text:s/>Board</text:p>
          </table:table-cell>
          <table:table-cell table:style-name="ce1" office:value-type="float" office:value="0.8946" calcext:value-type="float">
            <text:p>0.8946</text:p>
          </table:table-cell>
        </table:table-row>
        <table:table-row table:style-name="ro3">
          <table:table-cell table:style-name="ce1" office:value-type="string" calcext:value-type="string">
            <text:p>SOCENV_INC</text:p>
          </table:table-cell>
          <table:table-cell table:style-name="ce2" office:value-type="string" calcext:value-type="string">
            <text:p>Mr. Johnson’s finance experience <text:s/>and leadership skills enable him to make valuable contributions to our <text:s/>Audit and Risk Committee, where he serves as a financial expert</text:p>
          </table:table-cell>
          <table:table-cell table:style-name="ce1" office:value-type="float" office:value="0.7084" calcext:value-type="float">
            <text:p>0.7084</text:p>
          </table:table-cell>
        </table:table-row>
        <table:table-row table:style-name="ro1">
          <table:table-cell table:style-name="ce1" office:value-type="string" calcext:value-type="string">
            <text:p>SOCENV_INC</text:p>
          </table:table-cell>
          <table:table-cell table:style-name="ce2" office:value-type="string" calcext:value-type="string">
            <text:p>Until <text:s/>2008, <text:s/>he <text:s/>served <text:s/>as <text:s/>chairman <text:s/>and <text:s/>CEO <text:s/>of <text:s/>the <text:s/>One <text:s/>America <text:s/>Foundation, <text:s/>an <text:s/>organization <text:s/>that promotes <text:s/>dialogue <text:s/>and <text:s/>solidarity <text:s/>among <text:s/>Americans <text:s/>of <text:s/>all <text:s/>races <text:s/>and <text:s/>provides <text:s/>education, <text:s/>grants <text:s/>and <text:s/>technical equipment to disadvantaged youth of all races</text:p>
          </table:table-cell>
          <table:table-cell table:style-name="ce1" office:value-type="float" office:value="0.2857" calcext:value-type="float">
            <text:p>0.2857</text:p>
          </table:table-cell>
        </table:table-row>
        <table:table-row table:style-name="ro1">
          <table:table-cell table:style-name="ce1" office:value-type="string" calcext:value-type="string">
            <text:p>SOCENV_INC</text:p>
          </table:table-cell>
          <table:table-cell table:style-name="ce2" office:value-type="string" calcext:value-type="string">
            <text:p>He served two years in the Carter Administration and was one of the 30 staff members to serve the <text:s/>entire eight years in the Clinton White House, achieving the distinction <text:s/>of being one of the longest-serving African-Americans in White House <text:s/>history</text:p>
          </table:table-cell>
          <table:table-cell table:style-name="ce1" office:value-type="float" office:value="0.4157" calcext:value-type="float">
            <text:p>0.4157</text:p>
          </table:table-cell>
        </table:table-row>
        <table:table-row table:style-name="ro3">
          <table:table-cell table:style-name="ce1" office:value-type="string" calcext:value-type="string">
            <text:p>COMP_CON</text:p>
          </table:table-cell>
          <table:table-cell table:style-name="ce2" office:value-type="string" calcext:value-type="string">
            <text:p>Additionally, <text:s/>Mr. <text:s/>Johnson’s <text:s/>significant <text:s/>public <text:s/>relations <text:s/>experience <text:s/>provides <text:s/>the <text:s/>Board <text:s/>with <text:s/>valuable expertise in conducting the Company’s public relations</text:p>
          </table:table-cell>
          <table:table-cell table:style-name="ce1" office:value-type="float" office:value="0.1572" calcext:value-type="float">
            <text:p>0.1572</text:p>
          </table:table-cell>
        </table:table-row>
        <table:table-row table:style-name="ro2">
          <table:table-cell table:style-name="ce1" office:value-type="string" calcext:value-type="string">
            <text:p>SOCENV_INC</text:p>
          </table:table-cell>
          <table:table-cell table:style-name="ce2" office:value-type="string" calcext:value-type="string">
            <text:p>Robert B. Johnson, 71 Retired Senior Advisor, Porter Novelli PR Director since 2002 Compensation Committee (Chair) Corporate Governance Committee Executive Committee Mr. <text:s/>Johnson <text:s/>retired <text:s/>from <text:s/>Porter <text:s/>Novelli <text:s/>PR <text:s/>in <text:s/>October <text:s/>2014, <text:s/>at <text:s/>which <text:s/>he <text:s/>had <text:s/>been <text:s/>a <text:s/>senior <text:s/>advisor <text:s/>of <text:s/>since 2003</text:p>
          </table:table-cell>
          <table:table-cell table:style-name="ce1" office:value-type="float" office:value="0.0655" calcext:value-type="float">
            <text:p>0.0655</text:p>
          </table:table-cell>
        </table:table-row>
        <table:table-row table:style-name="ro2">
          <table:table-cell table:style-name="ce1" office:value-type="string" calcext:value-type="string">
            <text:p>COMP_CON</text:p>
          </table:table-cell>
          <table:table-cell table:style-name="ce2" office:value-type="string" calcext:value-type="string">
            <text:p>Robert B. Johnson, 71 Retired Senior Advisor, Porter Novelli PR Director since 2002 Compensation Committee (Chair) Corporate Governance Committee Executive Committee Mr. <text:s/>Johnson <text:s/>retired <text:s/>from <text:s/>Porter <text:s/>Novelli <text:s/>PR <text:s/>in <text:s/>October <text:s/>2014, <text:s/>at <text:s/>which <text:s/>he <text:s/>had <text:s/>been <text:s/>a <text:s/>senior <text:s/>advisor <text:s/>of <text:s/>since 2003</text:p>
          </table:table-cell>
          <table:table-cell table:style-name="ce1" office:value-type="float" office:value="0.4183" calcext:value-type="float">
            <text:p>0.4183</text:p>
          </table:table-cell>
        </table:table-row>
        <table:table-row table:style-name="ro1">
          <table:table-cell table:style-name="ce1" office:value-type="string" calcext:value-type="string">
            <text:p>COMP_CON</text:p>
          </table:table-cell>
          <table:table-cell table:style-name="ce2" office:value-type="string" calcext:value-type="string">
            <text:p>In <text:s/>2003, <text:s/>the <text:s/>Democratic National <text:s/>Committee <text:s/>(“DNC”) <text:s/>named <text:s/>him <text:s/>deputy <text:s/>chairman, <text:s/>where <text:s/>he <text:s/>advised <text:s/>the <text:s/>DNC <text:s/>chairman <text:s/>in <text:s/>many <text:s/>key areas, including political and media <text:s/>strategic planning and community involvement</text:p>
          </table:table-cell>
          <table:table-cell table:style-name="ce1" office:value-type="float" office:value="0.234" calcext:value-type="float">
            <text:p>0.234</text:p>
          </table:table-cell>
        </table:table-row>
        <table:table-row table:style-name="ro1">
          <table:table-cell table:style-name="ce1" office:value-type="string" calcext:value-type="string">
            <text:p>SOCENV_INC</text:p>
          </table:table-cell>
          <table:table-cell table:style-name="ce2" office:value-type="string" calcext:value-type="string">
            <text:p>In <text:s/>2003, <text:s/>the <text:s/>Democratic National <text:s/>Committee <text:s/>(“DNC”) <text:s/>named <text:s/>him <text:s/>deputy <text:s/>chairman, <text:s/>where <text:s/>he <text:s/>advised <text:s/>the <text:s/>DNC <text:s/>chairman <text:s/>in <text:s/>many <text:s/>key areas, including political and media <text:s/>strategic planning and community involvement</text:p>
          </table:table-cell>
          <table:table-cell table:style-name="ce1" office:value-type="float" office:value="0.1096" calcext:value-type="float">
            <text:p>0.1096</text:p>
          </table:table-cell>
        </table:table-row>
        <table:table-row table:style-name="ro3">
          <table:table-cell table:style-name="ce1" office:value-type="string" calcext:value-type="string">
            <text:p>COMP_CON</text:p>
          </table:table-cell>
          <table:table-cell table:style-name="ce2" office:value-type="string" calcext:value-type="string">
            <text:p>He began auditing insurance companies in 1972 and spent the majority of <text:s/>his career focusing on companies in the life, health and property/casualty <text:s/>segments of the insurance industry</text:p>
          </table:table-cell>
          <table:table-cell table:style-name="ce1" office:value-type="float" office:value="0.1156" calcext:value-type="float">
            <text:p>0.1156</text:p>
          </table:table-cell>
        </table:table-row>
        <table:table-row table:style-name="ro1">
          <table:table-cell table:style-name="ce1" office:value-type="string" calcext:value-type="string">
            <text:p>COMP_CON</text:p>
          </table:table-cell>
          <table:table-cell table:style-name="ce2" office:value-type="string" calcext:value-type="string">
            <text:p>During Mr. Johnson’s 30-year tenure <text:s/>with Ernst &amp; Young and its predecessor firms, he was coordinating <text:s/>partner of several large multinational insurance companies <text:s/>and <text:s/>for <text:s/>the <text:s/>firm’s <text:s/>largest <text:s/>American <text:s/>insurance <text:s/>client</text:p>
          </table:table-cell>
          <table:table-cell table:style-name="ce1" office:value-type="float" office:value="0.2752" calcext:value-type="float">
            <text:p>0.2752</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text:s text:c="2"/>Douglas W. Johnson, 72 Certified Public Accountant and retired Ernst &amp; Young LLP audit partner Director since 2004 Lead Non-Management Director Audit and Risk Committee* (Chair) Compensation Committee Executive Committee *Financial Expert <text:s text:c="6"/>Mr. <text:s/>Johnson <text:s/>is <text:s/>a <text:s/>certified <text:s/>public <text:s/>accountant <text:s/>and <text:s/>a <text:s/>retired <text:s/>Ernst <text:s/>&amp; <text:s/>Young <text:s/>LLP <text:s/>audit <text:s/>partner <text:s/>since <text:s/>2003</text:p>
          </table:table-cell>
          <table:table-cell table:style-name="ce1" office:value-type="float" office:value="0.2842" calcext:value-type="float">
            <text:p>0.2842</text:p>
          </table:table-cell>
        </table:table-row>
        <table:table-row table:style-name="ro3">
          <table:table-cell table:style-name="ce1" office:value-type="string" calcext:value-type="string">
            <text:p>COMP_CON</text:p>
          </table:table-cell>
          <table:table-cell table:style-name="ce2" office:value-type="string" calcext:value-type="string">
            <text:p>His <text:s/>work <text:s/>experience <text:s/>includes <text:s/>extensive coordination <text:s/>with <text:s/>the <text:s/>audit <text:s/>committees <text:s/>of <text:s/>publicly <text:s/>held <text:s/>companies</text:p>
          </table:table-cell>
          <table:table-cell table:style-name="ce1" office:value-type="float" office:value="0.8617" calcext:value-type="float">
            <text:p>0.8617</text:p>
          </table:table-cell>
        </table:table-row>
        <table:table-row table:style-name="ro4">
          <table:table-cell table:style-name="ce1" office:value-type="string" calcext:value-type="string">
            <text:p>SOCENV_INC</text:p>
          </table:table-cell>
          <table:table-cell table:style-name="ce2" office:value-type="string" calcext:value-type="string">
            <text:p>Mr. <text:s/>Johnson <text:s/>holds <text:s/>a <text:s/>Bachelor <text:s/>of <text:s/>Science degree <text:s/>from <text:s/>Georgia <text:s/>Institute <text:s/>of <text:s/>Technology</text:p>
          </table:table-cell>
          <table:table-cell table:style-name="ce1" office:value-type="float" office:value="0.0643" calcext:value-type="float">
            <text:p>0.0643</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text:s text:c="2"/>Douglas W. Johnson, 72 Certified Public Accountant and retired Ernst &amp; Young LLP audit partner Director since 2004 Lead Non-Management Director Audit and Risk Committee* (Chair) Compensation Committee Executive Committee *Financial Expert <text:s text:c="6"/>Mr. <text:s/>Johnson <text:s/>is <text:s/>a <text:s/>certified <text:s/>public <text:s/>accountant <text:s/>and <text:s/>a <text:s/>retired <text:s/>Ernst <text:s/>&amp; <text:s/>Young <text:s/>LLP <text:s/>audit <text:s/>partner <text:s/>since <text:s/>2003</text:p>
          </table:table-cell>
          <table:table-cell table:style-name="ce1" office:value-type="float" office:value="0.1226" calcext:value-type="float">
            <text:p>0.1226</text:p>
          </table:table-cell>
        </table:table-row>
        <table:table-row table:style-name="ro2">
          <table:table-cell table:style-name="ce1" office:value-type="string" calcext:value-type="string">
            <text:p>SOCENV_INC</text:p>
          </table:table-cell>
          <table:table-cell table:style-name="ce2" office:value-type="string" calcext:value-type="string">
            <text:p>With <text:s/>40 <text:s/>years <text:s/>of <text:s/>actuarial <text:s/>experience <text:s/>and <text:s/>leadership <text:s/>roles <text:s/>in <text:s/>the <text:s/>financial <text:s/>services <text:s/>industry, <text:s/>Mr. Moskowitz <text:s/>provides <text:s/>insight <text:s/>into <text:s/>the <text:s/>analysis <text:s/>and <text:s/>evaluation <text:s/>of <text:s/>actuarial <text:s/>and <text:s/>financial <text:s/>models, <text:s/>which form <text:s/>the <text:s/>basis <text:s/>of <text:s/>various <text:s/>aspects <text:s/>of <text:s/>corporate <text:s/>planning, <text:s/>financial <text:s/>reporting, <text:s/>and <text:s/>risk <text:s/>assessment, <text:s/>to the Board</text:p>
          </table:table-cell>
          <table:table-cell table:style-name="ce1" office:value-type="float" office:value="0.1179" calcext:value-type="float">
            <text:p>0.1179</text:p>
          </table:table-cell>
        </table:table-row>
        <table:table-row table:style-name="ro1">
          <table:table-cell table:style-name="ce1" office:value-type="string" calcext:value-type="string">
            <text:p>COMP_CON</text:p>
          </table:table-cell>
          <table:table-cell table:style-name="ce2" office:value-type="string" calcext:value-type="string">
            <text:p>He received his Bachelor <text:s/>of <text:s/>Science, <text:s/>Industrial <text:s/>Management, <text:s/>from <text:s/>Georgia <text:s/>Institute <text:s/>of <text:s/>Technology <text:s/>while <text:s/>jointly enrolled <text:s/>at <text:s/>Georgia <text:s/>State <text:s/>University, <text:s/>where <text:s/>he <text:s/>completed <text:s/>coursework <text:s/>in <text:s/>Actuarial <text:s/>Science</text:p>
          </table:table-cell>
          <table:table-cell table:style-name="ce1" office:value-type="float" office:value="0.2264" calcext:value-type="float">
            <text:p>0.2264</text:p>
          </table:table-cell>
        </table:table-row>
        <table:table-row table:style-name="ro1">
          <table:table-cell table:style-name="ce1" office:value-type="string" calcext:value-type="string">
            <text:p>SOCENV_INC</text:p>
          </table:table-cell>
          <table:table-cell table:style-name="ce2" office:value-type="string" calcext:value-type="string">
            <text:p>He received his Bachelor <text:s/>of <text:s/>Science, <text:s/>Industrial <text:s/>Management, <text:s/>from <text:s/>Georgia <text:s/>Institute <text:s/>of <text:s/>Technology <text:s/>while <text:s/>jointly enrolled <text:s/>at <text:s/>Georgia <text:s/>State <text:s/>University, <text:s/>where <text:s/>he <text:s/>completed <text:s/>coursework <text:s/>in <text:s/>Actuarial <text:s/>Science</text:p>
          </table:table-cell>
          <table:table-cell table:style-name="ce1" office:value-type="float" office:value="0.2008" calcext:value-type="float">
            <text:p>0.2008</text:p>
          </table:table-cell>
        </table:table-row>
        <table:table-row table:style-name="ro1">
          <table:table-cell table:style-name="ce1" office:value-type="string" calcext:value-type="string">
            <text:p>SOCENV_INC</text:p>
          </table:table-cell>
          <table:table-cell table:style-name="ce2" office:value-type="string" calcext:value-type="string">
            <text:p>From <text:s/>2004 to 2011 he was director of Educational Development for the CF <text:s/>Foundation, and from 2006 to <text:s/>2011 <text:s/>was <text:s/>chairman <text:s/>of <text:s/>the <text:s/>East <text:s/>Lake <text:s/>Foundation, <text:s/>the <text:s/>organization <text:s/>responsible <text:s/>for <text:s/>leading <text:s/>the revitalization <text:s/>of <text:s/>the <text:s/>East <text:s/>Lake <text:s/>community <text:s/>in <text:s/>Atlanta</text:p>
          </table:table-cell>
          <table:table-cell table:style-name="ce1" office:value-type="float" office:value="0.3532" calcext:value-type="float">
            <text:p>0.3532</text:p>
          </table:table-cell>
        </table:table-row>
        <table:table-row table:style-name="ro3">
          <table:table-cell table:style-name="ce1" office:value-type="string" calcext:value-type="string">
            <text:p>SOCENV_INC</text:p>
          </table:table-cell>
          <table:table-cell table:style-name="ce2" office:value-type="string" calcext:value-type="string">
            <text:p>Dr. <text:s/>Knapp’s <text:s/>experience <text:s/>and <text:s/>knowledge <text:s/>provide <text:s/>the <text:s/>Board <text:s/>with <text:s/>valuable <text:s/>insight <text:s/>into <text:s/>the <text:s/>areas <text:s/>of finance, investments, and management</text:p>
          </table:table-cell>
          <table:table-cell table:style-name="ce1" office:value-type="float" office:value="0.1406" calcext:value-type="float">
            <text:p>0.1406</text:p>
          </table:table-cell>
        </table:table-row>
        <table:table-row table:style-name="ro1">
          <table:table-cell table:style-name="ce1" office:value-type="string" calcext:value-type="string">
            <text:p>SOCENV_INC</text:p>
          </table:table-cell>
          <table:table-cell table:style-name="ce2" office:value-type="string" calcext:value-type="string">
            <text:p>Earlier <text:s/>in <text:s/>his <text:s/>career, <text:s/>Dr. <text:s/>Knapp <text:s/>served <text:s/>as <text:s/>the executive <text:s/>vice <text:s/>president <text:s/>and <text:s/>chief <text:s/>financial <text:s/>officer <text:s/>of <text:s/>Tulane <text:s/>University <text:s/>and <text:s/>as <text:s/>U.S. <text:s/>deputy <text:s/>assistant secretary of labor in the <text:s/>Carter Administration</text:p>
          </table:table-cell>
          <table:table-cell table:style-name="ce1" office:value-type="float" office:value="0.0677" calcext:value-type="float">
            <text:p>0.0677</text:p>
          </table:table-cell>
        </table:table-row>
        <table:table-row table:style-name="ro3">
          <table:table-cell table:style-name="ce1" office:value-type="string" calcext:value-type="string">
            <text:p>COMP_CON</text:p>
          </table:table-cell>
          <table:table-cell table:style-name="ce2" office:value-type="string" calcext:value-type="string">
            <text:p>Dr. <text:s/>Knapp’s <text:s/>experience <text:s/>and <text:s/>knowledge <text:s/>provide <text:s/>the <text:s/>Board <text:s/>with <text:s/>valuable <text:s/>insight <text:s/>into <text:s/>the <text:s/>areas <text:s/>of finance, investments, and management</text:p>
          </table:table-cell>
          <table:table-cell table:style-name="ce1" office:value-type="float" office:value="0.1335" calcext:value-type="float">
            <text:p>0.1335</text:p>
          </table:table-cell>
        </table:table-row>
        <table:table-row table:style-name="ro2">
          <table:table-cell table:style-name="ce1" office:value-type="string" calcext:value-type="string">
            <text:p>SOCENV_INC</text:p>
          </table:table-cell>
          <table:table-cell table:style-name="ce2" office:value-type="string" calcext:value-type="string">
            <text:p>During his tenure as president of the University of <text:s/>Georgia from 1987 to 1997, the academic reputation <text:s/>of <text:s/>the <text:s/>University <text:s/>of <text:s/>Georgia <text:s/>rose <text:s/>dramatically; <text:s/>over <text:s/>$400 <text:s/>million <text:s/>in <text:s/>new <text:s/>construction <text:s/>was completed; <text:s/>there <text:s/>was <text:s/>an <text:s/>increased <text:s/>emphasis <text:s/>on <text:s/>minority <text:s/>recruitment; <text:s/>and <text:s/>a <text:s/>major <text:s/>fund <text:s/>raising campaign <text:s/>was <text:s/>successfully <text:s/>concluded</text:p>
          </table:table-cell>
          <table:table-cell table:style-name="ce1" office:value-type="float" office:value="0.6884" calcext:value-type="float">
            <text:p>0.6884</text:p>
          </table:table-cell>
        </table:table-row>
        <table:table-row table:style-name="ro3">
          <table:table-cell table:style-name="ce1" office:value-type="string" calcext:value-type="string">
            <text:p>COMP_CON</text:p>
          </table:table-cell>
          <table:table-cell table:style-name="ce2" office:value-type="string" calcext:value-type="string">
            <text:p>Dr. <text:s/>Knapp <text:s/>was <text:s/>president <text:s/>of <text:s/>the <text:s/>Aspen <text:s/>Institute <text:s/>from <text:s/>1997 <text:s/>to 1999, <text:s/>and <text:s/>from <text:s/>2000 <text:s/>to <text:s/>2004 <text:s/>was <text:s/>a <text:s/>partner <text:s/>with <text:s/>the <text:s/>executive <text:s/>search <text:s/>firm <text:s/>Heidrick <text:s/>and <text:s/>Struggles</text:p>
          </table:table-cell>
          <table:table-cell table:style-name="ce1" office:value-type="float" office:value="0.3336" calcext:value-type="float">
            <text:p>0.3336</text:p>
          </table:table-cell>
        </table:table-row>
        <table:table-row table:style-name="ro6">
          <table:table-cell table:style-name="ce1" office:value-type="string" calcext:value-type="string">
            <text:p>SOCENV_INC</text:p>
          </table:table-cell>
          <table:table-cell table:style-name="ce2" office:value-type="string" calcext:value-type="string">
            <text:p>Charles B. Knapp, 69 President Emeritus of the University of Georgia Director since 1990 Finance and Investment Committee (Chair) Audit and Risk Committee Corporate Development Committee Dr. <text:s/>Knapp <text:s/>was <text:s/>most <text:s/>recently <text:s/>the <text:s/>interim <text:s/>dean <text:s/>of <text:s/>the <text:s/>Terry <text:s/>College <text:s/>of <text:s/>Business <text:s/>at <text:s/>the <text:s/>University <text:s/>of Georgia <text:s/>from <text:s/>July <text:s/>1, <text:s/>2013, <text:s/>through <text:s/>June <text:s/>30, <text:s/>2014 <text:s/>and <text:s/>is <text:s/>president <text:s/>emeritus <text:s/>of <text:s/>the <text:s/>University <text:s/>of Georgia</text:p>
          </table:table-cell>
          <table:table-cell table:style-name="ce1" office:value-type="float" office:value="0.3377" calcext:value-type="float">
            <text:p>0.3377</text:p>
          </table:table-cell>
        </table:table-row>
        <table:table-row table:style-name="ro6">
          <table:table-cell table:style-name="ce1" office:value-type="string" calcext:value-type="string">
            <text:p>COMP_CON</text:p>
          </table:table-cell>
          <table:table-cell table:style-name="ce2" office:value-type="string" calcext:value-type="string">
            <text:p>Charles B. Knapp, 69 President Emeritus of the University of Georgia Director since 1990 Finance and Investment Committee (Chair) Audit and Risk Committee Corporate Development Committee Dr. <text:s/>Knapp <text:s/>was <text:s/>most <text:s/>recently <text:s/>the <text:s/>interim <text:s/>dean <text:s/>of <text:s/>the <text:s/>Terry <text:s/>College <text:s/>of <text:s/>Business <text:s/>at <text:s/>the <text:s/>University <text:s/>of Georgia <text:s/>from <text:s/>July <text:s/>1, <text:s/>2013, <text:s/>through <text:s/>June <text:s/>30, <text:s/>2014 <text:s/>and <text:s/>is <text:s/>president <text:s/>emeritus <text:s/>of <text:s/>the <text:s/>University <text:s/>of Georgia</text:p>
          </table:table-cell>
          <table:table-cell table:style-name="ce1" office:value-type="float" office:value="0.1043" calcext:value-type="float">
            <text:p>0.1043</text:p>
          </table:table-cell>
        </table:table-row>
        <table:table-row table:style-name="ro3">
          <table:table-cell table:style-name="ce1" office:value-type="string" calcext:value-type="string">
            <text:p>SOCENV_INC</text:p>
          </table:table-cell>
          <table:table-cell table:style-name="ce2" office:value-type="string" calcext:value-type="string">
            <text:p>He <text:s/>received a Bachelor of Arts degree from the <text:s/>University <text:s/>of <text:s/>California, <text:s/>Santa <text:s/>Barbara, <text:s/>and <text:s/>a <text:s/>master’s <text:s/>degree <text:s/>in <text:s/>finance <text:s/>from <text:s/>Golden <text:s/>Gate University</text:p>
          </table:table-cell>
          <table:table-cell table:style-name="ce1" office:value-type="float" office:value="0.2761" calcext:value-type="float">
            <text:p>0.2761</text:p>
          </table:table-cell>
        </table:table-row>
        <table:table-row table:style-name="ro3">
          <table:table-cell table:style-name="ce1" office:value-type="string" calcext:value-type="string">
            <text:p>SOCENV_INC</text:p>
          </table:table-cell>
          <table:table-cell table:style-name="ce2" office:value-type="string" calcext:value-type="string">
            <text:p>Dr. <text:s/>Stith’s <text:s/>leadership <text:s/>skills <text:s/>in <text:s/>consensus-building, <text:s/>risk <text:s/>management <text:s/>and <text:s/>executive <text:s/>management, <text:s/>and his financial acumen add an important dimension to our Board’s composition</text:p>
          </table:table-cell>
          <table:table-cell table:style-name="ce1" office:value-type="float" office:value="0.0563" calcext:value-type="float">
            <text:p>0.0563</text:p>
          </table:table-cell>
        </table:table-row>
        <table:table-row table:style-name="ro1">
          <table:table-cell table:style-name="ce1" office:value-type="string" calcext:value-type="string">
            <text:p>COMP_CON</text:p>
          </table:table-cell>
          <table:table-cell table:style-name="ce2" office:value-type="string" calcext:value-type="string">
            <text:p>Dr. Stith currently serves on the boards of Synovus <text:s/>Financial Corp., where he serves on the compensation committee; and <text:s/>Flowers Foods, Inc., a publicly held baked foods company, where he serves <text:s/>on the compensation and governance committees, and the Jim Moran <text:s/>Foundation</text:p>
          </table:table-cell>
          <table:table-cell table:style-name="ce1" office:value-type="float" office:value="0.2888" calcext:value-type="float">
            <text:p>0.2888</text:p>
          </table:table-cell>
        </table:table-row>
        <table:table-row table:style-name="ro3">
          <table:table-cell table:style-name="ce1" office:value-type="string" calcext:value-type="string">
            <text:p>COMP_CON</text:p>
          </table:table-cell>
          <table:table-cell table:style-name="ce2" office:value-type="string" calcext:value-type="string">
            <text:p>Prior to taking this position in 2005, <text:s/>Dr. Stith was the dean emeritus <text:s/>and <text:s/>Jim <text:s/>Moran <text:s/>Professor <text:s/>of <text:s/>Business <text:s/>Administration <text:s/>at <text:s/>Florida <text:s/>State <text:s/>University <text:s/>for <text:s/>thirteen years</text:p>
          </table:table-cell>
          <table:table-cell table:style-name="ce1" office:value-type="float" office:value="0.1844" calcext:value-type="float">
            <text:p>0.1844</text:p>
          </table:table-cell>
        </table:table-row>
        <table:table-row table:style-name="ro3">
          <table:table-cell table:style-name="ce1" office:value-type="string" calcext:value-type="string">
            <text:p>SOCENV_INC</text:p>
          </table:table-cell>
          <table:table-cell table:style-name="ce2" office:value-type="string" calcext:value-type="string">
            <text:p>Prior to taking this position in 2005, <text:s/>Dr. Stith was the dean emeritus <text:s/>and <text:s/>Jim <text:s/>Moran <text:s/>Professor <text:s/>of <text:s/>Business <text:s/>Administration <text:s/>at <text:s/>Florida <text:s/>State <text:s/>University <text:s/>for <text:s/>thirteen years</text:p>
          </table:table-cell>
          <table:table-cell table:style-name="ce1" office:value-type="float" office:value="0.1354" calcext:value-type="float">
            <text:p>0.1354</text:p>
          </table:table-cell>
        </table:table-row>
        <table:table-row table:style-name="ro1">
          <table:table-cell table:style-name="ce1" office:value-type="string" calcext:value-type="string">
            <text:p>SOCENV_INC</text:p>
          </table:table-cell>
          <table:table-cell table:style-name="ce2" office:value-type="string" calcext:value-type="string">
            <text:p>The mission of the Gillings School of Public Health is to improve <text:s/>public <text:s/>health, <text:s/>promote <text:s/>individual <text:s/>well-being, <text:s/>and <text:s/>eliminate <text:s/>health <text:s/>disparities <text:s/>across <text:s/>North Carolina and around the world</text:p>
          </table:table-cell>
          <table:table-cell table:style-name="ce1" office:value-type="float" office:value="0.8334" calcext:value-type="float">
            <text:p>0.8334</text:p>
          </table:table-cell>
        </table:table-row>
        <table:table-row table:style-name="ro1">
          <table:table-cell table:style-name="ce1" office:value-type="string" calcext:value-type="string">
            <text:p>SOCENV_INC</text:p>
          </table:table-cell>
          <table:table-cell table:style-name="ce2" office:value-type="string" calcext:value-type="string">
            <text:p>She <text:s/>is <text:s/>a <text:s/>former <text:s/>director <text:s/>of <text:s/>Cancer <text:s/>Control <text:s/>Research <text:s/>and professor <text:s/>of <text:s/>Community <text:s/>and <text:s/>Family <text:s/>Medicine <text:s/>at <text:s/>the <text:s/>Duke <text:s/>University <text:s/>School <text:s/>of <text:s/>Medicine <text:s/>and <text:s/>was elected <text:s/>to <text:s/>the <text:s/>Institute <text:s/>of <text:s/>Medicine <text:s/>in <text:s/>2008</text:p>
          </table:table-cell>
          <table:table-cell table:style-name="ce1" office:value-type="float" office:value="0.3585" calcext:value-type="float">
            <text:p>0.3585</text:p>
          </table:table-cell>
        </table:table-row>
        <table:table-row table:style-name="ro1">
          <table:table-cell table:style-name="ce1" office:value-type="string" calcext:value-type="string">
            <text:p>SOCENV_INC</text:p>
          </table:table-cell>
          <table:table-cell table:style-name="ce2" office:value-type="string" calcext:value-type="string">
            <text:p>She <text:s/>earned <text:s/>both <text:s/>her <text:s/>Bachelor <text:s/>of <text:s/>Arts <text:s/>in <text:s/>English <text:s/>and <text:s/>Masters <text:s/>of <text:s/>Public Health <text:s/>from <text:s/>the <text:s/>University <text:s/>of <text:s/>Michigan, <text:s/>and <text:s/>her <text:s/>doctorate <text:s/>of <text:s/>public <text:s/>health <text:s/>(DrPH) <text:s/>from <text:s/>the <text:s/>Johns Hopkins School of Hygiene and Public <text:s/>Health</text:p>
          </table:table-cell>
          <table:table-cell table:style-name="ce1" office:value-type="float" office:value="0.8078" calcext:value-type="float">
            <text:p>0.8078</text:p>
          </table:table-cell>
        </table:table-row>
        <table:table-row table:style-name="ro1">
          <table:table-cell table:style-name="ce1" office:value-type="string" calcext:value-type="string">
            <text:p>COMP_CON</text:p>
          </table:table-cell>
          <table:table-cell table:style-name="ce2" office:value-type="string" calcext:value-type="string">
            <text:p>She <text:s/>is <text:s/>a <text:s/>former <text:s/>director <text:s/>of <text:s/>Cancer <text:s/>Control <text:s/>Research <text:s/>and professor <text:s/>of <text:s/>Community <text:s/>and <text:s/>Family <text:s/>Medicine <text:s/>at <text:s/>the <text:s/>Duke <text:s/>University <text:s/>School <text:s/>of <text:s/>Medicine <text:s/>and <text:s/>was elected <text:s/>to <text:s/>the <text:s/>Institute <text:s/>of <text:s/>Medicine <text:s/>in <text:s/>2008</text:p>
          </table:table-cell>
          <table:table-cell table:style-name="ce1" office:value-type="float" office:value="0.1496" calcext:value-type="float">
            <text:p>0.1496</text:p>
          </table:table-cell>
        </table:table-row>
        <table:table-row table:style-name="ro2">
          <table:table-cell table:style-name="ce1" office:value-type="string" calcext:value-type="string">
            <text:p>COMP_CON</text:p>
          </table:table-cell>
          <table:table-cell table:style-name="ce2" office:value-type="string" calcext:value-type="string">
            <text:p>Melvin T. Stith, <text:s/>69 Dean Emeritus of the Martin J. Whitman School of Management at Syracuse University Director since 2012 Audit and Risk Committee Corporate Governance Committee Dr. Stith is dean emeritus of the <text:s/>Martin J. Whitman School of Management at Syracuse University and served <text:s/>as dean from 2005 until July 2013</text:p>
          </table:table-cell>
          <table:table-cell table:style-name="ce1" office:value-type="float" office:value="0.3059" calcext:value-type="float">
            <text:p>0.3059</text:p>
          </table:table-cell>
        </table:table-row>
        <table:table-row table:style-name="ro2">
          <table:table-cell table:style-name="ce1" office:value-type="string" calcext:value-type="string">
            <text:p>SOCENV_INC</text:p>
          </table:table-cell>
          <table:table-cell table:style-name="ce2" office:value-type="string" calcext:value-type="string">
            <text:p>Melvin T. Stith, <text:s/>69 Dean Emeritus of the Martin J. Whitman School of Management at Syracuse University Director since 2012 Audit and Risk Committee Corporate Governance Committee Dr. Stith is dean emeritus of the <text:s/>Martin J. Whitman School of Management at Syracuse University and served <text:s/>as dean from 2005 until July 2013</text:p>
          </table:table-cell>
          <table:table-cell table:style-name="ce1" office:value-type="float" office:value="0.2029" calcext:value-type="float">
            <text:p>0.2029</text:p>
          </table:table-cell>
        </table:table-row>
        <table:table-row table:style-name="ro3">
          <table:table-cell table:style-name="ce1" office:value-type="string" calcext:value-type="string">
            <text:p>SOCENV_INC</text:p>
          </table:table-cell>
          <table:table-cell table:style-name="ce2" office:value-type="string" calcext:value-type="string">
            <text:p>Previously, she was <text:s/>director of the Division of Cancer Control and Population Sciences <text:s/>at <text:s/>the <text:s/>National <text:s/>Cancer <text:s/>Institute</text:p>
          </table:table-cell>
          <table:table-cell table:style-name="ce1" office:value-type="float" office:value="0.3106" calcext:value-type="float">
            <text:p>0.3106</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text:s text:c="2"/>Barbara K. Rimer, DrPH, 67 Dean and Alumni Distinguished Professor, Gillings School of Global Public Health, <text:s/>University of North Carolina, Chapel Hill Director since 1995 Corporate Governance Committee (Chair) Executive Committee Sustainability Committee <text:s text:c="6"/>Dr. <text:s/>Rimer <text:s/>has <text:s/>been <text:s/>dean <text:s/>of <text:s/>the <text:s/>University <text:s/>of <text:s/>North <text:s/>Carolina <text:s/>Gillings <text:s/>School <text:s/>of <text:s/>Global <text:s/>Public <text:s/>Health, Chapel <text:s/>Hill, <text:s/>NC <text:s/>since <text:s/>June <text:s/>2005 <text:s/>and <text:s/>alumni <text:s/>distinguished <text:s/>professor <text:s/>of <text:s/>the <text:s/>Gillings <text:s/>School <text:s/>of <text:s/>Global Public Health since 2003</text:p>
          </table:table-cell>
          <table:table-cell table:style-name="ce1" office:value-type="float" office:value="0.9059" calcext:value-type="float">
            <text:p>0.9059</text:p>
          </table:table-cell>
        </table:table-row>
        <table:table-row table:style-name="ro4">
          <table:table-cell table:style-name="ce1" office:value-type="string" calcext:value-type="string">
            <text:p>COMP_CON</text:p>
          </table:table-cell>
          <table:table-cell table:style-name="ce2" office:value-type="string" calcext:value-type="string">
            <text:p>In <text:s/>2012, <text:s/>Dr. <text:s/>Rimer <text:s/>was <text:s/>appointed <text:s/>chairman <text:s/>of <text:s/>the President’s <text:s/>Cancer <text:s/>Panel</text:p>
          </table:table-cell>
          <table:table-cell table:style-name="ce1" office:value-type="float" office:value="0.4361" calcext:value-type="float">
            <text:p>0.4361</text:p>
          </table:table-cell>
        </table:table-row>
        <table:table-row table:style-name="ro3">
          <table:table-cell table:style-name="ce1" office:value-type="string" calcext:value-type="string">
            <text:p>COMP_CON</text:p>
          </table:table-cell>
          <table:table-cell table:style-name="ce2" office:value-type="string" calcext:value-type="string">
            <text:p>Previously, she was <text:s/>director of the Division of Cancer Control and Population Sciences <text:s/>at <text:s/>the <text:s/>National <text:s/>Cancer <text:s/>Institute</text:p>
          </table:table-cell>
          <table:table-cell table:style-name="ce1" office:value-type="float" office:value="0.1119" calcext:value-type="float">
            <text:p>0.1119</text:p>
          </table:table-cell>
        </table:table-row>
        <table:table-row table:style-name="ro7">
          <table:table-cell table:style-name="ce1" office:value-type="string" calcext:value-type="string">
            <text:p>SOCENV_INC</text:p>
          </table:table-cell>
          <table:table-cell table:style-name="ce2" office:value-type="string" calcext:value-type="string">
            <text:p>To have a candidate considered by the Corporate Governance Committee, a <text:s/>shareholder <text:s/>must <text:s/>submit <text:s/>the <text:s/>recommendation <text:s/>in <text:s/>writing <text:s/>and <text:s/>must include: <text:s/>(i) <text:s/>the <text:s/>name <text:s/>of <text:s/>the <text:s/>shareholder <text:s/>and <text:s/>evidence <text:s/>of <text:s/>the <text:s/>person’s ownership of Common Stock, including the number of shares owned and the <text:s/>length <text:s/>of <text:s/>time <text:s/>of <text:s/>ownership; <text:s/>and <text:s/>(ii) <text:s/>the <text:s/>name <text:s/>of <text:s/>the <text:s/>candidate, <text:s/>the candidate’s resume or a listing of his or her qualifications to be a Director of <text:s/>the <text:s/>Company <text:s/>and <text:s/>the <text:s/>person’s <text:s/>consent <text:s/>to <text:s/>be <text:s/>named <text:s/>as <text:s/>a <text:s/>Director <text:s/>if selected by the Corporate Governance Committee and nominated by the Board</text:p>
          </table:table-cell>
          <table:table-cell table:style-name="ce1" office:value-type="float" office:value="0.1843" calcext:value-type="float">
            <text:p>0.1843</text:p>
          </table:table-cell>
        </table:table-row>
        <table:table-row table:style-name="ro7">
          <table:table-cell table:style-name="ce1" office:value-type="string" calcext:value-type="string">
            <text:p>COMP_CON</text:p>
          </table:table-cell>
          <table:table-cell table:style-name="ce2" office:value-type="string" calcext:value-type="string">
            <text:p>To have a candidate considered by the Corporate Governance Committee, a <text:s/>shareholder <text:s/>must <text:s/>submit <text:s/>the <text:s/>recommendation <text:s/>in <text:s/>writing <text:s/>and <text:s/>must include: <text:s/>(i) <text:s/>the <text:s/>name <text:s/>of <text:s/>the <text:s/>shareholder <text:s/>and <text:s/>evidence <text:s/>of <text:s/>the <text:s/>person’s ownership of Common Stock, including the number of shares owned and the <text:s/>length <text:s/>of <text:s/>time <text:s/>of <text:s/>ownership; <text:s/>and <text:s/>(ii) <text:s/>the <text:s/>name <text:s/>of <text:s/>the <text:s/>candidate, <text:s/>the candidate’s resume or a listing of his or her qualifications to be a Director of <text:s/>the <text:s/>Company <text:s/>and <text:s/>the <text:s/>person’s <text:s/>consent <text:s/>to <text:s/>be <text:s/>named <text:s/>as <text:s/>a <text:s/>Director <text:s/>if selected by the Corporate Governance Committee and nominated by the Board</text:p>
          </table:table-cell>
          <table:table-cell table:style-name="ce1" office:value-type="float" office:value="0.0977" calcext:value-type="float">
            <text:p>0.0977</text:p>
          </table:table-cell>
        </table:table-row>
        <table:table-row table:style-name="ro2">
          <table:table-cell table:style-name="ce1" office:value-type="string" calcext:value-type="string">
            <text:p>COMP_CON</text:p>
          </table:table-cell>
          <table:table-cell table:style-name="ce2" office:value-type="string" calcext:value-type="string">
            <text:p>In <text:s text:c="2"/>certain <text:s text:c="2"/>instances, <text:s text:c="2"/>Corporate <text:s text:c="2"/>Governance Committee <text:s/>members <text:s/>may <text:s/>contact <text:s/>one <text:s/>or <text:s/>more <text:s/>references <text:s/>provided <text:s/>by the candidate or may contact other members of the business community or <text:s/>other <text:s/>persons <text:s/>that <text:s/>may <text:s/>have <text:s/>greater <text:s/>firsthand <text:s/>knowledge <text:s/>of <text:s/>the candidate’s <text:s/>accomplishments</text:p>
          </table:table-cell>
          <table:table-cell table:style-name="ce1" office:value-type="float" office:value="0.9505" calcext:value-type="float">
            <text:p>0.9505</text:p>
          </table:table-cell>
        </table:table-row>
        <table:table-row table:style-name="ro2">
          <table:table-cell table:style-name="ce1" office:value-type="string" calcext:value-type="string">
            <text:p>COMP_CON</text:p>
          </table:table-cell>
          <table:table-cell table:style-name="ce2" office:value-type="string" calcext:value-type="string">
            <text:p>The <text:s/>Corporate <text:s/>Governance <text:s/>Committee’s evaluation process does not vary based on whether or not a candidate is recommended <text:s/>by <text:s/>a <text:s/>shareholder, <text:s/>although, <text:s/>as <text:s/>stated <text:s/>below, <text:s/>the <text:s/>Board may <text:s text:c="2"/>take <text:s text:c="2"/>into <text:s text:c="2"/>consideration <text:s text:c="2"/>the <text:s text:c="2"/>number <text:s text:c="2"/>of <text:s text:c="2"/>shares <text:s text:c="2"/>held <text:s text:c="2"/>by <text:s text:c="2"/>the recommending shareholder and the length of time that such shares have been held</text:p>
          </table:table-cell>
          <table:table-cell table:style-name="ce1" office:value-type="float" office:value="0.4988" calcext:value-type="float">
            <text:p>0.4988</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 Committee will consider Director candidates recommended <text:s/>by <text:s/>shareholders</text:p>
          </table:table-cell>
          <table:table-cell table:style-name="ce1" office:value-type="float" office:value="0.0754" calcext:value-type="float">
            <text:p>0.0754</text:p>
          </table:table-cell>
        </table:table-row>
        <table:table-row table:style-name="ro2">
          <table:table-cell table:style-name="ce1" office:value-type="string" calcext:value-type="string">
            <text:p>COMP_CON</text:p>
          </table:table-cell>
          <table:table-cell table:style-name="ce2" office:value-type="string" calcext:value-type="string">
            <text:p>Once <text:s/>the <text:s/>Corporate <text:s/>Governance <text:s/>Committee <text:s/>identifies <text:s/>a <text:s/>person <text:s/>as <text:s/>a potential <text:s/>candidate, <text:s/>the <text:s/>Corporate <text:s/>Governance <text:s/>Committee <text:s/>may <text:s/>collect and <text:s text:c="2"/>review <text:s text:c="2"/>publicly <text:s text:c="2"/>available <text:s text:c="2"/>information <text:s text:c="2"/>regarding <text:s text:c="2"/>the <text:s text:c="2"/>potential candidate <text:s text:c="2"/>to <text:s text:c="2"/>assess <text:s text:c="2"/>whether <text:s text:c="2"/>that <text:s text:c="2"/>person <text:s text:c="2"/>should <text:s text:c="2"/>receive <text:s text:c="2"/>further consideration</text:p>
          </table:table-cell>
          <table:table-cell table:style-name="ce1" office:value-type="float" office:value="0.4767" calcext:value-type="float">
            <text:p>0.4767</text:p>
          </table:table-cell>
        </table:table-row>
        <table:table-row table:style-name="ro3">
          <table:table-cell table:style-name="ce1" office:value-type="string" calcext:value-type="string">
            <text:p>COMP_CON</text:p>
          </table:table-cell>
          <table:table-cell table:style-name="ce2" office:value-type="string" calcext:value-type="string">
            <text:p>The Corporate <text:s/>Governance <text:s/>Committee <text:s/>may <text:s/>also, <text:s/>from <text:s/>time <text:s/>to <text:s/>time, <text:s/>engage firms <text:s/>that <text:s/>specialize <text:s/>in <text:s/>identifying <text:s/>Director <text:s/>candidates</text:p>
          </table:table-cell>
          <table:table-cell table:style-name="ce1" office:value-type="float" office:value="0.1522" calcext:value-type="float">
            <text:p>0.1522</text:p>
          </table:table-cell>
        </table:table-row>
        <table:table-row table:style-name="ro3">
          <table:table-cell table:style-name="ce1" office:value-type="string" calcext:value-type="string">
            <text:p>SOCENV_INC</text:p>
          </table:table-cell>
          <table:table-cell table:style-name="ce2" office:value-type="string" calcext:value-type="string">
            <text:p>The Corporate <text:s/>Governance <text:s/>Committee <text:s/>may <text:s/>also, <text:s/>from <text:s/>time <text:s/>to <text:s/>time, <text:s/>engage firms <text:s/>that <text:s/>specialize <text:s/>in <text:s/>identifying <text:s/>Director <text:s/>candidates</text:p>
          </table:table-cell>
          <table:table-cell table:style-name="ce1" office:value-type="float" office:value="0.1358" calcext:value-type="float">
            <text:p>0.1358</text:p>
          </table:table-cell>
        </table:table-row>
        <table:table-row table:style-name="ro1">
          <table:table-cell table:style-name="ce1" office:value-type="string" calcext:value-type="string">
            <text:p>COMP_CON</text:p>
          </table:table-cell>
          <table:table-cell table:style-name="ce2" office:value-type="string" calcext:value-type="string">
            <text:p>In <text:s/>considering <text:s/>candidates <text:s/>submitted <text:s/>by shareholders, <text:s text:c="2"/>the <text:s text:c="2"/>Corporate <text:s text:c="2"/>Governance <text:s text:c="2"/>Committee <text:s text:c="2"/>will <text:s text:c="2"/>take <text:s text:c="2"/>into consideration <text:s/>the <text:s/>needs <text:s/>of <text:s/>the <text:s/>Board <text:s/>and <text:s/>the <text:s/>qualifications <text:s/>of <text:s/>the candidate</text:p>
          </table:table-cell>
          <table:table-cell table:style-name="ce1" office:value-type="float" office:value="0.3437" calcext:value-type="float">
            <text:p>0.3437</text:p>
          </table:table-cell>
        </table:table-row>
        <table:table-row table:style-name="ro6">
          <table:table-cell table:style-name="ce1" office:value-type="string" calcext:value-type="string">
            <text:p>SOCENV_INC</text:p>
          </table:table-cell>
          <table:table-cell table:style-name="ce2" office:value-type="string" calcext:value-type="string">
            <text:p>The Corporate Governance Committee also seeks to create a Board <text:s/>that <text:s/>is <text:s/>strong <text:s/>in <text:s/>its <text:s/>collective <text:s/>knowledge <text:s/>and <text:s/>has <text:s/>a <text:s/>diversity <text:s/>of backgrounds, <text:s/>skills <text:s/>and <text:s/>experience <text:s/>with <text:s/>respect <text:s/>to <text:s/>accounting <text:s/>and finance, <text:s/>management <text:s/>and <text:s/>leadership, <text:s/>vision <text:s/>and <text:s/>strategy, <text:s/>business operations, <text:s text:c="3"/>business <text:s text:c="3"/>judgment, <text:s text:c="3"/>industry <text:s text:c="3"/>knowledge, <text:s text:c="3"/>corporate governance <text:s text:c="2"/>and <text:s text:c="2"/>global <text:s text:c="2"/>markets</text:p>
          </table:table-cell>
          <table:table-cell table:style-name="ce1" office:value-type="float" office:value="0.9442" calcext:value-type="float">
            <text:p>0.9442</text:p>
          </table:table-cell>
        </table:table-row>
        <table:table-row table:style-name="ro6">
          <table:table-cell table:style-name="ce1" office:value-type="string" calcext:value-type="string">
            <text:p>COMP_CON</text:p>
          </table:table-cell>
          <table:table-cell table:style-name="ce2" office:value-type="string" calcext:value-type="string">
            <text:p>Generally, if the person expresses a willingness to be considered and to serve on the Board, the Corporate <text:s text:c="2"/>Governance <text:s text:c="2"/>Committee <text:s text:c="2"/>requests <text:s text:c="2"/>information <text:s text:c="2"/>from <text:s text:c="2"/>the candidate, <text:s/>reviews <text:s/>the <text:s/>person’s <text:s/>accomplishments <text:s/>and <text:s/>qualifications relative <text:s text:c="2"/>to <text:s text:c="2"/>any <text:s text:c="2"/>other <text:s text:c="2"/>candidates <text:s text:c="2"/>that <text:s text:c="2"/>the <text:s text:c="2"/>Corporate <text:s text:c="2"/>Governance Committee <text:s/>might <text:s/>be <text:s/>considering, <text:s/>and <text:s/>conducts <text:s/>one <text:s/>or <text:s/>more <text:s/>interviews with <text:s text:c="2"/>the <text:s text:c="2"/>candidate</text:p>
          </table:table-cell>
          <table:table-cell table:style-name="ce1" office:value-type="float" office:value="0.8578" calcext:value-type="float">
            <text:p>0.8578</text:p>
          </table:table-cell>
        </table:table-row>
        <table:table-row table:style-name="ro1">
          <table:table-cell table:style-name="ce1" office:value-type="string" calcext:value-type="string">
            <text:p>SOCENV_INC</text:p>
          </table:table-cell>
          <table:table-cell table:style-name="ce2" office:value-type="string" calcext:value-type="string">
            <text:p>The <text:s text:c="2"/>Company’s <text:s text:c="2"/>Guidelines <text:s text:c="2"/>on Significant <text:s/>Corporate <text:s/>Governance <text:s/>Issues <text:s/>provide <text:s/>that <text:s/>diversity <text:s/>is <text:s/>a factor <text:s text:c="2"/>the <text:s text:c="2"/>Corporate <text:s text:c="2"/>Governance <text:s text:c="2"/>Committee <text:s text:c="2"/>should <text:s text:c="2"/>consider <text:s text:c="2"/>in nominating <text:s/>Directors</text:p>
          </table:table-cell>
          <table:table-cell table:style-name="ce1" office:value-type="float" office:value="0.8459" calcext:value-type="float">
            <text:p>0.8459</text:p>
          </table:table-cell>
        </table:table-row>
        <table:table-row table:style-name="ro1">
          <table:table-cell table:style-name="ce1" office:value-type="string" calcext:value-type="string">
            <text:p>COMP_CON</text:p>
          </table:table-cell>
          <table:table-cell table:style-name="ce2" office:value-type="string" calcext:value-type="string">
            <text:p>If <text:s/>the <text:s/>Corporate <text:s/>Governance <text:s/>Committee <text:s/>determines <text:s/>that the candidate warrants further consideration, <text:s text:c="2"/>the <text:s text:c="2"/>Chairman <text:s text:c="2"/>or <text:s text:c="2"/>another <text:s text:c="2"/>member <text:s text:c="2"/>of <text:s text:c="2"/>the <text:s text:c="2"/>Corporate Governance Committee will contact the person</text:p>
          </table:table-cell>
          <table:table-cell table:style-name="ce1" office:value-type="float" office:value="0.6715" calcext:value-type="float">
            <text:p>0.6715</text:p>
          </table:table-cell>
        </table:table-row>
        <table:table-row table:style-name="ro11">
          <table:table-cell table:style-name="ce1" office:value-type="string" calcext:value-type="string">
            <text:p>COMP_CON</text:p>
          </table:table-cell>
          <table:table-cell table:style-name="ce2" office:value-type="string" calcext:value-type="string">
            <text:p>The <text:s/>Corporate <text:s/>Governance <text:s/>Committee <text:s/>identifies <text:s/>potential <text:s/>nominees <text:s/>by asking <text:s/>current <text:s/>Directors <text:s/>and <text:s/>executive <text:s/>officers <text:s/>to <text:s/>notify <text:s/>the <text:s/>Corporate Governance <text:s/>Committee <text:s/>if <text:s/>they <text:s/>become <text:s/>aware <text:s/>of <text:s/>persons <text:s/>that <text:s/>meet <text:s/>the criteria <text:s/>described <text:s/>above <text:s/>and <text:s/>who <text:s/>have <text:s/>had <text:s/>a <text:s/>change <text:s/>in <text:s/>circumstances that might make them available to serve on the Board (for example, if an individual has retired as chief executive officer or chief financial officer of a <text:s text:c="2"/>public <text:s text:c="2"/>company <text:s text:c="2"/>or <text:s text:c="2"/>exited <text:s text:c="2"/>government <text:s text:c="2"/>or <text:s text:c="2"/>military <text:s text:c="2"/>service)</text:p>
          </table:table-cell>
          <table:table-cell table:style-name="ce1" office:value-type="float" office:value="0.1298" calcext:value-type="float">
            <text:p>0.1298</text:p>
          </table:table-cell>
        </table:table-row>
        <table:table-row table:style-name="ro3">
          <table:table-cell table:style-name="ce1" office:value-type="string" calcext:value-type="string">
            <text:p>COMP_CON</text:p>
          </table:table-cell>
          <table:table-cell table:style-name="ce2" office:value-type="string" calcext:value-type="string">
            <text:p>As <text:s/>described below, <text:s text:c="2"/>the <text:s text:c="2"/>Corporate <text:s text:c="2"/>Governance <text:s text:c="2"/>Committee <text:s text:c="2"/>will <text:s text:c="2"/>also <text:s text:c="2"/>consider candidates recommended by shareholders</text:p>
          </table:table-cell>
          <table:table-cell table:style-name="ce1" office:value-type="float" office:value="0.1139" calcext:value-type="float">
            <text:p>0.1139</text:p>
          </table:table-cell>
        </table:table-row>
        <table:table-row table:style-name="ro1">
          <table:table-cell table:style-name="ce1" office:value-type="string" calcext:value-type="string">
            <text:p>SOCENV_INC</text:p>
          </table:table-cell>
          <table:table-cell table:style-name="ce2" office:value-type="string" calcext:value-type="string">
            <text:p>The <text:s/>diversity <text:s/>of <text:s/>Board <text:s/>and <text:s/>Committee <text:s/>members (which would include gender, ethnicity, race, color, and national origin) is one of the specified criteria considered by the Board as part of its annual self-evaluation</text:p>
          </table:table-cell>
          <table:table-cell table:style-name="ce1" office:value-type="float" office:value="0.9517" calcext:value-type="float">
            <text:p>0.9517</text:p>
          </table:table-cell>
        </table:table-row>
        <table:table-row table:style-name="ro1">
          <table:table-cell table:style-name="ce1" office:value-type="string" calcext:value-type="string">
            <text:p>SOCENV_INC</text:p>
          </table:table-cell>
          <table:table-cell table:style-name="ce2" office:value-type="string" calcext:value-type="string">
            <text:p>In <text:s text:c="2"/>addition, <text:s text:c="2"/>the <text:s text:c="2"/>Corporate Governance <text:s/>Committee <text:s/>examines <text:s/>a <text:s/>candidate’s <text:s/>specific <text:s/>experiences and <text:s/>skills, <text:s/>time <text:s/>availability <text:s/>in <text:s/>light <text:s/>of <text:s/>other <text:s/>commitments, <text:s/>potential conflicts <text:s text:c="2"/>of <text:s text:c="2"/>interest <text:s text:c="2"/>and <text:s text:c="2"/>independence <text:s text:c="2"/>from <text:s text:c="2"/>management <text:s text:c="2"/>and <text:s text:c="2"/>the Company</text:p>
          </table:table-cell>
          <table:table-cell table:style-name="ce1" office:value-type="float" office:value="0.0645" calcext:value-type="float">
            <text:p>0.0645</text:p>
          </table:table-cell>
        </table:table-row>
        <table:table-row table:style-name="ro11">
          <table:table-cell table:style-name="ce1" office:value-type="string" calcext:value-type="string">
            <text:p>SOCENV_INC</text:p>
          </table:table-cell>
          <table:table-cell table:style-name="ce2" office:value-type="string" calcext:value-type="string">
            <text:p>The <text:s text:c="2"/>Corporate <text:s text:c="2"/>Governance <text:s text:c="2"/>Committee <text:s text:c="2"/>believes <text:s text:c="2"/>that <text:s text:c="2"/>the <text:s text:c="2"/>minimum qualifications <text:s/>for <text:s/>serving <text:s/>as <text:s/>a <text:s/>Director <text:s/>of <text:s/>the <text:s/>Company <text:s/>are <text:s/>that <text:s/>a nominee <text:s/>demonstrate, <text:s/>by <text:s/>significant <text:s/>accomplishment <text:s/>in <text:s/>his <text:s/>or <text:s/>her <text:s/>field, an <text:s/>ability <text:s/>to <text:s/>make <text:s/>a <text:s/>meaningful <text:s/>contribution <text:s/>to <text:s/>the <text:s/>Board’s <text:s/>oversight <text:s/>of the business and affairs of the Company and have an impeccable record and <text:s/>reputation <text:s/>for <text:s/>honest <text:s/>and <text:s/>ethical <text:s/>conduct <text:s/>in <text:s/>both <text:s/>his <text:s/>or <text:s/>her professional <text:s text:c="2"/>and <text:s text:c="2"/>personal <text:s text:c="2"/>activities</text:p>
          </table:table-cell>
          <table:table-cell table:style-name="ce1" office:value-type="float" office:value="0.9092" calcext:value-type="float">
            <text:p>0.9092</text:p>
          </table:table-cell>
        </table:table-row>
        <table:table-row table:style-name="ro1">
          <table:table-cell table:style-name="ce1" office:value-type="string" calcext:value-type="string">
            <text:p>COMP_CON</text:p>
          </table:table-cell>
          <table:table-cell table:style-name="ce2" office:value-type="string" calcext:value-type="string">
            <text:p>In <text:s text:c="2"/>addition, <text:s text:c="2"/>the <text:s text:c="2"/>Corporate Governance <text:s/>Committee <text:s/>examines <text:s/>a <text:s/>candidate’s <text:s/>specific <text:s/>experiences and <text:s/>skills, <text:s/>time <text:s/>availability <text:s/>in <text:s/>light <text:s/>of <text:s/>other <text:s/>commitments, <text:s/>potential conflicts <text:s text:c="2"/>of <text:s text:c="2"/>interest <text:s text:c="2"/>and <text:s text:c="2"/>independence <text:s text:c="2"/>from <text:s text:c="2"/>management <text:s text:c="2"/>and <text:s text:c="2"/>the Company</text:p>
          </table:table-cell>
          <table:table-cell table:style-name="ce1" office:value-type="float" office:value="0.6554" calcext:value-type="float">
            <text:p>0.6554</text:p>
          </table:table-cell>
        </table:table-row>
        <table:table-row table:style-name="ro3">
          <table:table-cell table:style-name="ce1" office:value-type="string" calcext:value-type="string">
            <text:p>COMP_CON</text:p>
          </table:table-cell>
          <table:table-cell table:style-name="ce2" office:value-type="string" calcext:value-type="string">
            <text:p>Furthermore, <text:s/>the <text:s/>Lead <text:s/>Non-Management <text:s/>Director <text:s/>has <text:s/>the <text:s/>ability <text:s/>to <text:s/>call meetings of the independent Directors</text:p>
          </table:table-cell>
          <table:table-cell table:style-name="ce1" office:value-type="float" office:value="0.2558" calcext:value-type="float">
            <text:p>0.2558</text:p>
          </table:table-cell>
        </table:table-row>
        <table:table-row table:style-name="ro3">
          <table:table-cell table:style-name="ce1" office:value-type="string" calcext:value-type="string">
            <text:p>SOCENV_INC</text:p>
          </table:table-cell>
          <table:table-cell table:style-name="ce2" office:value-type="string" calcext:value-type="string">
            <text:p>reviewing the general structure, <text:s/>staffing models, and engagement of the Company’s risk governance departments and practices;</text:p>
          </table:table-cell>
          <table:table-cell table:style-name="ce1" office:value-type="float" office:value="0.1102" calcext:value-type="float">
            <text:p>0.1102</text:p>
          </table:table-cell>
        </table:table-row>
        <table:table-row table:style-name="ro1">
          <table:table-cell table:style-name="ce1" office:value-type="string" calcext:value-type="string">
            <text:p>SOCENV_INC</text:p>
          </table:table-cell>
          <table:table-cell table:style-name="ce2" office:value-type="string" calcext:value-type="string">
            <text:p>In November 2015, the Audit Committee was reformed as the Audit and Risk <text:s/>Committee, <text:s/>which <text:s/>in <text:s/>addition <text:s/>provides <text:s/>direct <text:s/>oversight <text:s/>of <text:s/>areas <text:s/>of risk, such as legal, regulatory, compliance, and information security, and formalizes <text:s/>enterprise <text:s/>risk <text:s/>oversight <text:s/>at <text:s/>the <text:s/>Board <text:s/>level</text:p>
          </table:table-cell>
          <table:table-cell table:style-name="ce1" office:value-type="float" office:value="0.7589" calcext:value-type="float">
            <text:p>0.7589</text:p>
          </table:table-cell>
        </table:table-row>
        <table:table-row table:style-name="ro6">
          <table:table-cell table:style-name="ce1" office:value-type="string" calcext:value-type="string">
            <text:p>COMP_CON</text:p>
          </table:table-cell>
          <table:table-cell table:style-name="ce2" office:value-type="string" calcext:value-type="string">
            <text:p>The <text:s/>Audit <text:s/>and <text:s/>Risk <text:s/>Committee <text:s/>reviews <text:s/>periodically <text:s/>with <text:s/>the <text:s/>internal auditors, <text:s/>together <text:s/>with <text:s/>the <text:s/>independent <text:s/>auditor <text:s/>and <text:s/>the <text:s/>Company's financial <text:s/>management, <text:s/>the <text:s/>adequacy <text:s/>and <text:s/>effectiveness <text:s/>of <text:s/>the <text:s/>internal controls <text:s/>of <text:s/>the <text:s/>Company, <text:s/>including <text:s/>information <text:s/>security <text:s/>policies <text:s/>and <text:s/>the internal <text:s/>controls <text:s/>regarding <text:s/>information <text:s/>security, <text:s/>and <text:s/>any <text:s/>special <text:s/>steps adopted in light of material control deficiencies</text:p>
          </table:table-cell>
          <table:table-cell table:style-name="ce1" office:value-type="float" office:value="0.3342" calcext:value-type="float">
            <text:p>0.3342</text:p>
          </table:table-cell>
        </table:table-row>
        <table:table-row table:style-name="ro6">
          <table:table-cell table:style-name="ce1" office:value-type="string" calcext:value-type="string">
            <text:p>SOCENV_INC</text:p>
          </table:table-cell>
          <table:table-cell table:style-name="ce2" office:value-type="string" calcext:value-type="string">
            <text:p>The <text:s/>Audit <text:s/>and <text:s/>Risk <text:s/>Committee <text:s/>reviews <text:s/>periodically <text:s/>with <text:s/>the <text:s/>internal auditors, <text:s/>together <text:s/>with <text:s/>the <text:s/>independent <text:s/>auditor <text:s/>and <text:s/>the <text:s/>Company's financial <text:s/>management, <text:s/>the <text:s/>adequacy <text:s/>and <text:s/>effectiveness <text:s/>of <text:s/>the <text:s/>internal controls <text:s/>of <text:s/>the <text:s/>Company, <text:s/>including <text:s/>information <text:s/>security <text:s/>policies <text:s/>and <text:s/>the internal <text:s/>controls <text:s/>regarding <text:s/>information <text:s/>security, <text:s/>and <text:s/>any <text:s/>special <text:s/>steps adopted in light of material control deficiencies</text:p>
          </table:table-cell>
          <table:table-cell table:style-name="ce1" office:value-type="float" office:value="0.0727" calcext:value-type="float">
            <text:p>0.0727</text:p>
          </table:table-cell>
        </table:table-row>
        <table:table-row table:style-name="ro1">
          <table:table-cell table:style-name="ce1" office:value-type="string" calcext:value-type="string">
            <text:p>SOCENV_INC</text:p>
          </table:table-cell>
          <table:table-cell table:style-name="ce2" office:value-type="string" calcext:value-type="string">
            <text:p>reviewing <text:s/>the <text:s/>Company’s <text:s/>risk <text:s/>assessment <text:s/>and <text:s/>enterprise <text:s/>risk management <text:s text:c="3"/>framework, <text:s text:c="3"/>including <text:s text:c="3"/>its <text:s text:c="3"/>risk <text:s/>management guidelines, <text:s/>risk <text:s/>appetite, <text:s/>risk <text:s/>tolerances, <text:s/>key <text:s/>risk <text:s/>policies <text:s/>and control procedures;</text:p>
          </table:table-cell>
          <table:table-cell table:style-name="ce1" office:value-type="float" office:value="0.061" calcext:value-type="float">
            <text:p>0.061</text:p>
          </table:table-cell>
        </table:table-row>
        <table:table-row table:style-name="ro3">
          <table:table-cell table:style-name="ce1" office:value-type="string" calcext:value-type="string">
            <text:p>COMP_CON</text:p>
          </table:table-cell>
          <table:table-cell table:style-name="ce2" office:value-type="string" calcext:value-type="string">
            <text:p>to <text:s text:c="2"/>provide <text:s text:c="2"/>an <text:s text:c="2"/>open <text:s text:c="2"/>avenue <text:s text:c="2"/>of <text:s/>communication <text:s text:c="2"/>among <text:s text:c="2"/>the independent <text:s/>registered <text:s/>public <text:s/>accounting <text:s/>firm, <text:s/>management, <text:s/>the internal auditing department, and the Board</text:p>
          </table:table-cell>
          <table:table-cell table:style-name="ce1" office:value-type="float" office:value="0.5086" calcext:value-type="float">
            <text:p>0.5086</text:p>
          </table:table-cell>
        </table:table-row>
        <table:table-row table:style-name="ro3">
          <table:table-cell table:style-name="ce1" office:value-type="string" calcext:value-type="string">
            <text:p>SOCENV_INC</text:p>
          </table:table-cell>
          <table:table-cell table:style-name="ce2" office:value-type="string" calcext:value-type="string">
            <text:p>reviewing <text:s/>the <text:s/>Company’s <text:s/>major <text:s/>financial <text:s/>risk <text:s/>exposures <text:s/>and evaluating processes, procedures, and <text:s/>controls that management has adopted to monitor and control those risks;</text:p>
          </table:table-cell>
          <table:table-cell table:style-name="ce1" office:value-type="float" office:value="0.0667" calcext:value-type="float">
            <text:p>0.0667</text:p>
          </table:table-cell>
        </table:table-row>
        <table:table-row table:style-name="ro6">
          <table:table-cell table:style-name="ce1" office:value-type="string" calcext:value-type="string">
            <text:p>SOCENV_INC</text:p>
          </table:table-cell>
          <table:table-cell table:style-name="ce2" office:value-type="string" calcext:value-type="string">
            <text:p>In addition, <text:s/>the Audit and <text:s/>Risk <text:s/>Committee’s <text:s/>charter <text:s/>provides <text:s/>that <text:s/>the <text:s/>Audit <text:s/>and <text:s/>Risk Committee <text:s/>shall <text:s/>discuss <text:s/>guidelines <text:s/>and <text:s/>policies <text:s/>governing <text:s/>the process <text:s/>by <text:s/>which <text:s/>senior <text:s/>management <text:s/>of <text:s/>the <text:s/>Company <text:s/>and <text:s/>the relevant <text:s/>departments <text:s/>of <text:s/>the <text:s/>Company <text:s/>assess <text:s/>and <text:s/>manage <text:s/>the Company’s <text:s text:c="3"/>exposure <text:s/>to <text:s/>risk, <text:s/>as <text:s/>well <text:s/>as <text:s/>the <text:s/>Company’s <text:s/>major <text:s/>financial <text:s/>risk exposures <text:s/>and <text:s/>the <text:s/>steps <text:s/>management <text:s/>has <text:s/>taken <text:s/>to <text:s/>monitor <text:s/>and control such exposures</text:p>
          </table:table-cell>
          <table:table-cell table:style-name="ce1" office:value-type="float" office:value="0.6274" calcext:value-type="float">
            <text:p>0.6274</text:p>
          </table:table-cell>
        </table:table-row>
        <table:table-row table:style-name="ro4">
          <table:table-cell table:style-name="ce1" office:value-type="string" calcext:value-type="string">
            <text:p>SOCENV_INC</text:p>
          </table:table-cell>
          <table:table-cell table:style-name="ce2" office:value-type="string" calcext:value-type="string">
            <text:p>to <text:s/>issue <text:s/>annually <text:s/>the <text:s/>Audit <text:s/>and <text:s/>Risk <text:s/>Committee <text:s/>Report <text:s/>set <text:s/>forth below;</text:p>
          </table:table-cell>
          <table:table-cell table:style-name="ce1" office:value-type="float" office:value="0.1424" calcext:value-type="float">
            <text:p>0.1424</text:p>
          </table:table-cell>
        </table:table-row>
        <table:table-row table:style-name="ro3">
          <table:table-cell table:style-name="ce1" office:value-type="string" calcext:value-type="string">
            <text:p>COMP_CON</text:p>
          </table:table-cell>
          <table:table-cell table:style-name="ce2" office:value-type="string" calcext:value-type="string">
            <text:p>Shareholders <text:s/>may <text:s/>submit <text:s/>their <text:s/>request <text:s/>to Aflac <text:s text:c="3"/>Incorporated, <text:s text:c="3"/>Corporate <text:s text:c="3"/>Secretary, <text:s text:c="3"/>1932 <text:s text:c="3"/>Wynnton <text:s text:c="3"/>Road, Columbus, Georgia 31999</text:p>
          </table:table-cell>
          <table:table-cell table:style-name="ce1" office:value-type="float" office:value="0.0724" calcext:value-type="float">
            <text:p>0.0724</text:p>
          </table:table-cell>
        </table:table-row>
        <table:table-row table:style-name="ro1">
          <table:table-cell table:style-name="ce1" office:value-type="string" calcext:value-type="string">
            <text:p>SOCENV_INC</text:p>
          </table:table-cell>
          <table:table-cell table:style-name="ce2" office:value-type="string" calcext:value-type="string">
            <text:p>The current principal seven Board of Directors committees are Audit and Risk, <text:s/>Compensation, <text:s/>Corporate <text:s/>Development, <text:s/>Corporate <text:s/>Governance, Executive, <text:s/>Finance <text:s/>and <text:s/>Investment, <text:s/>and <text:s/>Sustainability</text:p>
          </table:table-cell>
          <table:table-cell table:style-name="ce1" office:value-type="float" office:value="0.916" calcext:value-type="float">
            <text:p>0.916</text:p>
          </table:table-cell>
        </table:table-row>
        <table:table-row table:style-name="ro1">
          <table:table-cell table:style-name="ce1" office:value-type="string" calcext:value-type="string">
            <text:p>COMP_CON</text:p>
          </table:table-cell>
          <table:table-cell table:style-name="ce2" office:value-type="string" calcext:value-type="string">
            <text:p>to <text:s/>select, <text:s/>oversee, <text:s/>evaluate, <text:s/>determine <text:s/>funding <text:s/>for <text:s/>and, <text:s/>where appropriate, <text:s/>replace <text:s/>or <text:s/>terminate <text:s/>the <text:s/>Company’s <text:s/>independent registered public accounting firm and monitor its independence;</text:p>
          </table:table-cell>
          <table:table-cell table:style-name="ce1" office:value-type="float" office:value="0.8286" calcext:value-type="float">
            <text:p>0.8286</text:p>
          </table:table-cell>
        </table:table-row>
        <table:table-row table:style-name="ro4">
          <table:table-cell table:style-name="ce1" office:value-type="string" calcext:value-type="string">
            <text:p>SOCENV_INC</text:p>
          </table:table-cell>
          <table:table-cell table:style-name="ce2" office:value-type="string" calcext:value-type="string">
            <text:p>The <text:s/>Audit <text:s/>and <text:s/>Risk <text:s/>Committee <text:s/>has <text:s/>the <text:s/>following <text:s/>primary <text:s/>duties <text:s/>and responsibilities:</text:p>
          </table:table-cell>
          <table:table-cell table:style-name="ce1" office:value-type="float" office:value="0.3274" calcext:value-type="float">
            <text:p>0.3274</text:p>
          </table:table-cell>
        </table:table-row>
        <table:table-row table:style-name="ro6">
          <table:table-cell table:style-name="ce1" office:value-type="string" calcext:value-type="string">
            <text:p>SOCENV_INC</text:p>
          </table:table-cell>
          <table:table-cell table:style-name="ce2" office:value-type="string" calcext:value-type="string">
            <text:p>The <text:s/>Audit <text:s/>and Risk <text:s/>Committee <text:s/>charter, <text:s/>the <text:s/>Compensation <text:s/>Committee <text:s/>charter, <text:s/>and <text:s/>the Corporate Governance Committee charter, as well as the Company’s Guidelines on Significant Corporate Governance Issues and the <text:s/>Code <text:s/>of <text:s/>Business <text:s/>Conduct <text:s/>and <text:s/>Ethics, <text:s/>can <text:s/>all <text:s/>be <text:s/>found <text:s/>at <text:s/>the Company’s <text:s text:c="2"/>website, <text:s text:c="2"/>aflac.com, <text:s text:c="2"/>under <text:s text:c="2"/>“Investors” <text:s text:c="2"/>then <text:s text:c="2"/>“Corporate Governance.”</text:p>
          </table:table-cell>
          <table:table-cell table:style-name="ce1" office:value-type="float" office:value="0.759" calcext:value-type="float">
            <text:p>0.759</text:p>
          </table:table-cell>
        </table:table-row>
        <table:table-row table:style-name="ro4">
          <table:table-cell table:style-name="ce1" office:value-type="string" calcext:value-type="string">
            <text:p>COMP_CON</text:p>
          </table:table-cell>
          <table:table-cell table:style-name="ce2" office:value-type="string" calcext:value-type="string">
            <text:p>The Consultant typically assists in the following areas:</text:p>
          </table:table-cell>
          <table:table-cell table:style-name="ce1" office:value-type="float" office:value="0.8101" calcext:value-type="float">
            <text:p>0.8101</text:p>
          </table:table-cell>
        </table:table-row>
        <table:table-row table:style-name="ro4">
          <table:table-cell table:style-name="ce1" office:value-type="string" calcext:value-type="string">
            <text:p>COMP_CON</text:p>
          </table:table-cell>
          <table:table-cell table:style-name="ce2" office:value-type="string" calcext:value-type="string">
            <text:p>reviewing <text:s text:c="3"/>plan <text:s text:c="3"/>design <text:s text:c="3"/>issues <text:s/>along <text:s text:c="3"/>with <text:s text:c="3"/>recommending improvement opportunities;</text:p>
          </table:table-cell>
          <table:table-cell table:style-name="ce1" office:value-type="float" office:value="0.1364" calcext:value-type="float">
            <text:p>0.1364</text:p>
          </table:table-cell>
        </table:table-row>
        <table:table-row table:style-name="ro3">
          <table:table-cell table:style-name="ce1" office:value-type="string" calcext:value-type="string">
            <text:p>COMP_CON</text:p>
          </table:table-cell>
          <table:table-cell table:style-name="ce2" office:value-type="string" calcext:value-type="string">
            <text:p>Paul <text:s/>Bowers <text:s/>(financial <text:s/>expert), Charles B. Knapp, Joseph L. Moskowitz (financial expert), and Melvin T. Stith</text:p>
          </table:table-cell>
          <table:table-cell table:style-name="ce1" office:value-type="float" office:value="0.4496" calcext:value-type="float">
            <text:p>0.4496</text:p>
          </table:table-cell>
        </table:table-row>
        <table:table-row table:style-name="ro3">
          <table:table-cell table:style-name="ce1" office:value-type="string" calcext:value-type="string">
            <text:p>SOCENV_INC</text:p>
          </table:table-cell>
          <table:table-cell table:style-name="ce2" office:value-type="string" calcext:value-type="string">
            <text:p>Paul <text:s/>Bowers <text:s/>(financial <text:s/>expert), Charles B. Knapp, Joseph L. Moskowitz (financial expert), and Melvin T. Stith</text:p>
          </table:table-cell>
          <table:table-cell table:style-name="ce1" office:value-type="float" office:value="0.1633" calcext:value-type="float">
            <text:p>0.1633</text:p>
          </table:table-cell>
        </table:table-row>
        <table:table-row table:style-name="ro4">
          <table:table-cell table:style-name="ce1" office:value-type="string" calcext:value-type="string">
            <text:p>SOCENV_INC</text:p>
          </table:table-cell>
          <table:table-cell table:style-name="ce2" office:value-type="string" calcext:value-type="string">
            <text:p>The <text:s/>Audit <text:s/>and <text:s/>Risk <text:s/>Committee <text:s/>met <text:s/>thirteen <text:s/>times during 2015</text:p>
          </table:table-cell>
          <table:table-cell table:style-name="ce1" office:value-type="float" office:value="0.0661" calcext:value-type="float">
            <text:p>0.0661</text:p>
          </table:table-cell>
        </table:table-row>
        <table:table-row table:style-name="ro4">
          <table:table-cell table:style-name="ce1" office:value-type="string" calcext:value-type="string">
            <text:p>COMP_CON</text:p>
          </table:table-cell>
          <table:table-cell table:style-name="ce2" office:value-type="string" calcext:value-type="string">
            <text:p>The <text:s/>Audit <text:s/>and <text:s/>Risk <text:s/>Committee <text:s/>is <text:s/>composed <text:s/>of <text:s/>Douglas <text:s/>W</text:p>
          </table:table-cell>
          <table:table-cell table:style-name="ce1" office:value-type="float" office:value="0.4364" calcext:value-type="float">
            <text:p>0.4364</text:p>
          </table:table-cell>
        </table:table-row>
        <table:table-row table:style-name="ro2">
          <table:table-cell table:style-name="ce1" office:value-type="string" calcext:value-type="string">
            <text:p>SOCENV_INC</text:p>
          </table:table-cell>
          <table:table-cell table:style-name="ce2" office:value-type="string" calcext:value-type="string">
            <text:p>All <text:s/>Audit <text:s/>and <text:s/>Risk <text:s/>Committee <text:s/>members <text:s/>qualify <text:s/>as <text:s/>“outside” Directors as defined by Section 162(m) (“Section 162(m)”) of the Internal Revenue <text:s text:c="2"/>Code <text:s text:c="2"/>of <text:s text:c="2"/>1986, <text:s text:c="2"/>as <text:s text:c="2"/>amended <text:s text:c="2"/>(the <text:s text:c="2"/>“IRC”), <text:s text:c="2"/>“Non-employee Directors” <text:s/>within <text:s/>the <text:s/>meaning <text:s/>of <text:s/>Rule <text:s/>16b-3 <text:s/>under <text:s/>the <text:s/>Exchange <text:s/>Act, and independent Directors under the NYSE listing standards</text:p>
          </table:table-cell>
          <table:table-cell table:style-name="ce1" office:value-type="float" office:value="0.3219" calcext:value-type="float">
            <text:p>0.3219</text:p>
          </table:table-cell>
        </table:table-row>
        <table:table-row table:style-name="ro1">
          <table:table-cell table:style-name="ce1" office:value-type="string" calcext:value-type="string">
            <text:p>COMP_CON</text:p>
          </table:table-cell>
          <table:table-cell table:style-name="ce2" office:value-type="string" calcext:value-type="string">
            <text:p>The <text:s/>independent <text:s/>registered <text:s/>public <text:s/>accounting <text:s/>firm <text:s/>has <text:s/>direct <text:s/>access <text:s/>to the Audit and Risk Committee and may discuss any matters that arise in connection with its audits, the maintenance of internal controls, and any other <text:s/>matters <text:s/>relating <text:s/>to <text:s/>the <text:s/>Company’s <text:s/>financial <text:s/>affairs</text:p>
          </table:table-cell>
          <table:table-cell table:style-name="ce1" office:value-type="float" office:value="0.859" calcext:value-type="float">
            <text:p>0.859</text:p>
          </table:table-cell>
        </table:table-row>
        <table:table-row table:style-name="ro4">
          <table:table-cell table:style-name="ce1" office:value-type="string" calcext:value-type="string">
            <text:p>SOCENV_INC</text:p>
          </table:table-cell>
          <table:table-cell table:style-name="ce2" office:value-type="string" calcext:value-type="string">
            <text:p>The <text:s/>Audit <text:s/>and <text:s/>Risk <text:s/>Committee <text:s/>is <text:s/>composed <text:s/>of <text:s/>Douglas <text:s/>W</text:p>
          </table:table-cell>
          <table:table-cell table:style-name="ce1" office:value-type="float" office:value="0.1045" calcext:value-type="float">
            <text:p>0.1045</text:p>
          </table:table-cell>
        </table:table-row>
        <table:table-row table:style-name="ro3">
          <table:table-cell table:style-name="ce1" office:value-type="string" calcext:value-type="string">
            <text:p>COMP_CON</text:p>
          </table:table-cell>
          <table:table-cell table:style-name="ce2" office:value-type="string" calcext:value-type="string">
            <text:p>At <text:s/>least <text:s/>annually, <text:s/>the <text:s/>Audit <text:s/>and <text:s/>Risk <text:s/>Committee reviews <text:s text:c="2"/>the <text:s text:c="2"/>services <text:s text:c="2"/>performed <text:s text:c="2"/>and <text:s text:c="2"/>the <text:s text:c="2"/>fees <text:s text:c="2"/>charged <text:s text:c="2"/>by <text:s text:c="2"/>the independent registered public accounting firm</text:p>
          </table:table-cell>
          <table:table-cell table:style-name="ce1" office:value-type="float" office:value="0.7662" calcext:value-type="float">
            <text:p>0.7662</text:p>
          </table:table-cell>
        </table:table-row>
        <table:table-row table:style-name="ro1">
          <table:table-cell table:style-name="ce1" office:value-type="string" calcext:value-type="string">
            <text:p>COMP_CON</text:p>
          </table:table-cell>
          <table:table-cell table:style-name="ce2" office:value-type="string" calcext:value-type="string">
            <text:p>In addition, it is the responsibility of the Audit and Risk Committee <text:s/>to <text:s/>select, <text:s/>oversee, <text:s/>evaluate, <text:s/>determine <text:s/>funding <text:s/>for, <text:s/>and, where <text:s/>appropriate, <text:s/>replace <text:s/>or <text:s/>terminate <text:s/>the <text:s/>independent <text:s/>registered public <text:s/>accounting <text:s/>firm</text:p>
          </table:table-cell>
          <table:table-cell table:style-name="ce1" office:value-type="float" office:value="0.4352" calcext:value-type="float">
            <text:p>0.4352</text:p>
          </table:table-cell>
        </table:table-row>
        <table:table-row table:style-name="ro4">
          <table:table-cell table:style-name="ce1" office:value-type="string" calcext:value-type="string">
            <text:p>COMP_CON</text:p>
          </table:table-cell>
          <table:table-cell table:style-name="ce2" office:value-type="string" calcext:value-type="string">
            <text:p>Johnson (Chairman <text:s/>and <text:s/>financial <text:s/>expert), <text:s/>W</text:p>
          </table:table-cell>
          <table:table-cell table:style-name="ce1" office:value-type="float" office:value="0.7509" calcext:value-type="float">
            <text:p>0.7509</text:p>
          </table:table-cell>
        </table:table-row>
        <table:table-row table:style-name="ro2">
          <table:table-cell table:style-name="ce1" office:value-type="string" calcext:value-type="string">
            <text:p>COMP_CON</text:p>
          </table:table-cell>
          <table:table-cell table:style-name="ce2" office:value-type="string" calcext:value-type="string">
            <text:p>The <text:s/>Audit <text:s/>and <text:s/>Risk <text:s/>Committee <text:s/>also <text:s/>pre-approves <text:s/>audit <text:s/>and <text:s/>non-audit services <text:s/>provided <text:s/>by <text:s/>the <text:s/>Company’s <text:s/>independent <text:s/>registered <text:s/>public accounting <text:s text:c="2"/>firm <text:s text:c="2"/>and <text:s text:c="2"/>pre- <text:s text:c="2"/>approves <text:s text:c="2"/>or <text:s text:c="2"/>ratifies <text:s text:c="2"/>all <text:s text:c="2"/>related <text:s text:c="2"/>person transactions <text:s/>that <text:s/>are <text:s/>required <text:s/>to <text:s/>be <text:s/>disclosed <text:s/>in <text:s/>the <text:s/>Company’s <text:s/>annual proxy statement</text:p>
          </table:table-cell>
          <table:table-cell table:style-name="ce1" office:value-type="float" office:value="0.6597" calcext:value-type="float">
            <text:p>0.6597</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and Risk <text:s text:c="2"/>Committee <text:s text:c="2"/>may <text:s text:c="2"/>authorize <text:s text:c="2"/>the <text:s text:c="2"/>independent <text:s text:c="2"/>registered <text:s text:c="2"/>public accounting <text:s/>firm <text:s/>to <text:s/>investigate <text:s/>any <text:s/>matters <text:s/>that <text:s/>the <text:s/>Audit <text:s/>and <text:s/>Risk Committee <text:s/>deems <text:s/>appropriate <text:s/>and <text:s/>may <text:s/>present <text:s/>its <text:s/>recommendations and conclusions to the Board</text:p>
          </table:table-cell>
          <table:table-cell table:style-name="ce1" office:value-type="float" office:value="0.773" calcext:value-type="float">
            <text:p>0.773</text:p>
          </table:table-cell>
        </table:table-row>
        <table:table-row table:style-name="ro1">
          <table:table-cell table:style-name="ce1" office:value-type="string" calcext:value-type="string">
            <text:p>SOCENV_INC</text:p>
          </table:table-cell>
          <table:table-cell table:style-name="ce2" office:value-type="string" calcext:value-type="string">
            <text:p>In addition, it is the responsibility of the Audit and Risk Committee <text:s/>to <text:s/>select, <text:s/>oversee, <text:s/>evaluate, <text:s/>determine <text:s/>funding <text:s/>for, <text:s/>and, where <text:s/>appropriate, <text:s/>replace <text:s/>or <text:s/>terminate <text:s/>the <text:s/>independent <text:s/>registered public <text:s/>accounting <text:s/>firm</text:p>
          </table:table-cell>
          <table:table-cell table:style-name="ce1" office:value-type="float" office:value="0.1622" calcext:value-type="float">
            <text:p>0.1622</text:p>
          </table:table-cell>
        </table:table-row>
        <table:table-row table:style-name="ro4">
          <table:table-cell table:style-name="ce1" office:value-type="string" calcext:value-type="string">
            <text:p>COMP_CON</text:p>
          </table:table-cell>
          <table:table-cell table:style-name="ce2" office:value-type="string" calcext:value-type="string">
            <text:p>The <text:s text:c="2"/>Corporate <text:s text:c="2"/>Governance Committee met four times during 2015</text:p>
          </table:table-cell>
          <table:table-cell table:style-name="ce1" office:value-type="float" office:value="0.1322" calcext:value-type="float">
            <text:p>0.1322</text:p>
          </table:table-cell>
        </table:table-row>
        <table:table-row table:style-name="ro3">
          <table:table-cell table:style-name="ce1" office:value-type="string" calcext:value-type="string">
            <text:p>COMP_CON</text:p>
          </table:table-cell>
          <table:table-cell table:style-name="ce2" office:value-type="string" calcext:value-type="string">
            <text:p>The Corporate <text:s/>Governance <text:s/>Committee <text:s/>operates <text:s/>under <text:s/>a <text:s/>written <text:s/>charter adopted <text:s text:c="2"/>by <text:s text:c="2"/>the <text:s text:c="2"/>Board <text:s text:c="2"/>of <text:s text:c="2"/>Directors</text:p>
          </table:table-cell>
          <table:table-cell table:style-name="ce1" office:value-type="float" office:value="0.0758" calcext:value-type="float">
            <text:p>0.0758</text:p>
          </table:table-cell>
        </table:table-row>
        <table:table-row table:style-name="ro1">
          <table:table-cell table:style-name="ce1" office:value-type="string" calcext:value-type="string">
            <text:p>SOCENV_INC</text:p>
          </table:table-cell>
          <table:table-cell table:style-name="ce2" office:value-type="string" calcext:value-type="string">
            <text:p>All <text:s/>Corporate <text:s/>Governance <text:s/>Committee <text:s/>members <text:s/>qualify as <text:s/>“outside” <text:s/>Directors <text:s/>as <text:s/>defined <text:s/>by <text:s/>Section <text:s/>162(m), <text:s/>“Non-employee Directors” <text:s/>within <text:s/>the <text:s/>meaning <text:s/>of <text:s/>Rule <text:s/>16b-3 <text:s/>under <text:s/>the <text:s/>Exchange <text:s/>Act, and <text:s/>independent <text:s/>Directors <text:s/>under <text:s/>the <text:s/>NYSE <text:s/>listing <text:s/>standards</text:p>
          </table:table-cell>
          <table:table-cell table:style-name="ce1" office:value-type="float" office:value="0.414" calcext:value-type="float">
            <text:p>0.414</text:p>
          </table:table-cell>
        </table:table-row>
        <table:table-row table:style-name="ro4">
          <table:table-cell table:style-name="ce1" office:value-type="string" calcext:value-type="string">
            <text:p>COMP_CON</text:p>
          </table:table-cell>
          <table:table-cell table:style-name="ce2" office:value-type="string" calcext:value-type="string">
            <text:p>The <text:s/>Corporate <text:s/>Governance <text:s/>Committee <text:s/>has <text:s/>the <text:s/>following <text:s/>primary <text:s/>duties and responsibilities:</text:p>
          </table:table-cell>
          <table:table-cell table:style-name="ce1" office:value-type="float" office:value="0.0979" calcext:value-type="float">
            <text:p>0.0979</text:p>
          </table:table-cell>
        </table:table-row>
        <table:table-row table:style-name="ro4">
          <table:table-cell table:style-name="ce1" office:value-type="string" calcext:value-type="string">
            <text:p>SOCENV_INC</text:p>
          </table:table-cell>
          <table:table-cell table:style-name="ce2" office:value-type="string" calcext:value-type="string">
            <text:p>The <text:s/>Corporate <text:s/>Governance <text:s/>Committee <text:s/>has <text:s/>the <text:s/>following <text:s/>primary <text:s/>duties and responsibilities:</text:p>
          </table:table-cell>
          <table:table-cell table:style-name="ce1" office:value-type="float" office:value="0.1812" calcext:value-type="float">
            <text:p>0.1812</text:p>
          </table:table-cell>
        </table:table-row>
        <table:table-row table:style-name="ro3">
          <table:table-cell table:style-name="ce1" office:value-type="string" calcext:value-type="string">
            <text:p>COMP_CON</text:p>
          </table:table-cell>
          <table:table-cell table:style-name="ce2" office:value-type="string" calcext:value-type="string">
            <text:p>The Committee operates under a written charter adopted by the Board of Directors <text:s/>and <text:s/>is <text:s/>currently <text:s/>composed <text:s/>of <text:s/>W</text:p>
          </table:table-cell>
          <table:table-cell table:style-name="ce1" office:value-type="float" office:value="0.0667" calcext:value-type="float">
            <text:p>0.0667</text:p>
          </table:table-cell>
        </table:table-row>
        <table:table-row table:style-name="ro3">
          <table:table-cell table:style-name="ce1" office:value-type="string" calcext:value-type="string">
            <text:p>COMP_CON</text:p>
          </table:table-cell>
          <table:table-cell table:style-name="ce2" office:value-type="string" calcext:value-type="string">
            <text:p>As reported <text:s/>by <text:s/>the <text:s/>Consultant <text:s/>to <text:s/>the <text:s/>Compensation <text:s/>Committee, <text:s/>these payments <text:s/>represented <text:s/>less <text:s/>than <text:s/>.08% <text:s/>of <text:s/>the <text:s/>Consultant’s <text:s/>employer’s annual <text:s text:c="2"/>revenue</text:p>
          </table:table-cell>
          <table:table-cell table:style-name="ce1" office:value-type="float" office:value="0.893" calcext:value-type="float">
            <text:p>0.893</text:p>
          </table:table-cell>
        </table:table-row>
        <table:table-row table:style-name="ro1">
          <table:table-cell table:style-name="ce1" office:value-type="string" calcext:value-type="string">
            <text:p>COMP_CON</text:p>
          </table:table-cell>
          <table:table-cell table:style-name="ce2" office:value-type="string" calcext:value-type="string">
            <text:p>Management <text:s text:c="2"/>retained <text:s text:c="2"/>affiliated companies of the Consultant to provide additional services not pertaining to executive compensation during 2015, and approved payments totaling $9,566,203 <text:s/>for <text:s/>those <text:s/>services</text:p>
          </table:table-cell>
          <table:table-cell table:style-name="ce1" office:value-type="float" office:value="0.944" calcext:value-type="float">
            <text:p>0.944</text:p>
          </table:table-cell>
        </table:table-row>
        <table:table-row table:style-name="ro6">
          <table:table-cell table:style-name="ce1" office:value-type="string" calcext:value-type="string">
            <text:p>SOCENV_INC</text:p>
          </table:table-cell>
          <table:table-cell table:style-name="ce2" office:value-type="string" calcext:value-type="string">
            <text:p>In February 2016, the Acquisition Committee was reformed as <text:s/>the <text:s/>Corporate <text:s/>Development <text:s/>Committee, <text:s/>which <text:s/>has <text:s/>the <text:s/>responsibility of <text:s text:c="2"/>reviewing <text:s text:c="2"/>the <text:s text:c="2"/>Company’s <text:s text:c="2"/>corporate <text:s text:c="2"/>and <text:s text:c="2"/>strategic <text:s text:c="2"/>organization development to identify, evaluate and execute <text:s/>on <text:s/>appropriate <text:s/>organic <text:s/>and <text:s/>inorganic <text:s/>opportunities <text:s/>that <text:s/>could enhance the Company’s long- term growth and build shareholder value</text:p>
          </table:table-cell>
          <table:table-cell table:style-name="ce1" office:value-type="float" office:value="0.4692" calcext:value-type="float">
            <text:p>0.4692</text:p>
          </table:table-cell>
        </table:table-row>
        <table:table-row table:style-name="ro3">
          <table:table-cell table:style-name="ce1" office:value-type="string" calcext:value-type="string">
            <text:p>COMP_CON</text:p>
          </table:table-cell>
          <table:table-cell table:style-name="ce2" office:value-type="string" calcext:value-type="string">
            <text:p>The <text:s/>current <text:s/>members <text:s/>of <text:s/>the <text:s/>Compensation <text:s/>Committee <text:s/>are <text:s/>Robert <text:s/>B. Johnson (Chairman), Joseph L. Moskowitz, and Douglas W. Johnson</text:p>
          </table:table-cell>
          <table:table-cell table:style-name="ce1" office:value-type="float" office:value="0.1614" calcext:value-type="float">
            <text:p>0.1614</text:p>
          </table:table-cell>
        </table:table-row>
        <table:table-row table:style-name="ro3">
          <table:table-cell table:style-name="ce1" office:value-type="string" calcext:value-type="string">
            <text:p>SOCENV_INC</text:p>
          </table:table-cell>
          <table:table-cell table:style-name="ce2" office:value-type="string" calcext:value-type="string">
            <text:p>in <text:s/>partnership <text:s/>with <text:s/>the <text:s/>Audit <text:s/>and <text:s/>Risk <text:s/>Committee, <text:s/>to <text:s/>review <text:s/>and provide <text:s text:c="3"/>guidance <text:s text:c="3"/>on <text:s text:c="3"/>the <text:s text:c="3"/>Company’s <text:s text:c="3"/>corporate <text:s/>insurance coverages; and <text:s text:c="2"/>(2) investments oversight:</text:p>
          </table:table-cell>
          <table:table-cell table:style-name="ce1" office:value-type="float" office:value="0.165" calcext:value-type="float">
            <text:p>0.165</text:p>
          </table:table-cell>
        </table:table-row>
        <table:table-row table:style-name="ro3">
          <table:table-cell table:style-name="ce1" office:value-type="string" calcext:value-type="string">
            <text:p>COMP_CON</text:p>
          </table:table-cell>
          <table:table-cell table:style-name="ce2" office:value-type="string" calcext:value-type="string">
            <text:p>in <text:s/>partnership <text:s/>with <text:s/>the <text:s/>Audit <text:s/>and <text:s/>Risk <text:s/>Committee, <text:s/>to <text:s/>review <text:s/>and provide <text:s text:c="3"/>guidance <text:s text:c="3"/>on <text:s text:c="3"/>the <text:s text:c="3"/>Company’s <text:s text:c="3"/>corporate <text:s/>insurance coverages; and <text:s text:c="2"/>(2) investments oversight:</text:p>
          </table:table-cell>
          <table:table-cell table:style-name="ce1" office:value-type="float" office:value="0.1627" calcext:value-type="float">
            <text:p>0.1627</text:p>
          </table:table-cell>
        </table:table-row>
        <table:table-row table:style-name="ro2">
          <table:table-cell table:style-name="ce1" office:value-type="string" calcext:value-type="string">
            <text:p>SOCENV_INC</text:p>
          </table:table-cell>
          <table:table-cell table:style-name="ce2" office:value-type="string" calcext:value-type="string">
            <text:p>The “investment process” is the process by <text:s/>which <text:s/>all <text:s/>investable <text:s/>cash <text:s/>flows <text:s/>of <text:s/>the <text:s/>Company <text:s/>and <text:s/>its <text:s/>subsidiaries are <text:s/>invested, <text:s/>and <text:s/>by <text:s/>which <text:s/>investments <text:s/>are <text:s/>managed <text:s/>to <text:s/>emphasize safety, <text:s text:c="2"/>liquidity, <text:s text:c="2"/>returns, <text:s text:c="2"/>tax <text:s text:c="2"/>considerations, <text:s text:c="2"/>applicable <text:s text:c="2"/>laws <text:s text:c="2"/>and regulations, <text:s/>and <text:s/>conformity <text:s/>to <text:s/>the <text:s/>needs <text:s/>of <text:s/>the <text:s/>Company <text:s/>and <text:s/>its subsidiaries</text:p>
          </table:table-cell>
          <table:table-cell table:style-name="ce1" office:value-type="float" office:value="0.9599" calcext:value-type="float">
            <text:p>0.9599</text:p>
          </table:table-cell>
        </table:table-row>
        <table:table-row table:style-name="ro3">
          <table:table-cell table:style-name="ce1" office:value-type="string" calcext:value-type="string">
            <text:p>SOCENV_INC</text:p>
          </table:table-cell>
          <table:table-cell table:style-name="ce2" office:value-type="string" calcext:value-type="string">
            <text:p>to <text:s/>review <text:s/>and <text:s/>provide <text:s/>guidance <text:s/>on <text:s/>the <text:s/>Company’s <text:s/>credit <text:s/>ratings, ratings strategy and overall rating agency dialog;</text:p>
          </table:table-cell>
          <table:table-cell table:style-name="ce1" office:value-type="float" office:value="0.0875" calcext:value-type="float">
            <text:p>0.0875</text:p>
          </table:table-cell>
        </table:table-row>
        <table:table-row table:style-name="ro4">
          <table:table-cell table:style-name="ce1" office:value-type="string" calcext:value-type="string">
            <text:p>COMP_CON</text:p>
          </table:table-cell>
          <table:table-cell table:style-name="ce2" office:value-type="string" calcext:value-type="string">
            <text:p>Amos <text:s/>II, <text:s/>Kriss <text:s/>Cloninger, <text:s/>Douglas <text:s/>W</text:p>
          </table:table-cell>
          <table:table-cell table:style-name="ce1" office:value-type="float" office:value="0.298" calcext:value-type="float">
            <text:p>0.298</text:p>
          </table:table-cell>
        </table:table-row>
        <table:table-row table:style-name="ro4">
          <table:table-cell table:style-name="ce1" office:value-type="string" calcext:value-type="string">
            <text:p>SOCENV_INC</text:p>
          </table:table-cell>
          <table:table-cell table:style-name="ce2" office:value-type="string" calcext:value-type="string">
            <text:p>Amos <text:s/>II, <text:s/>Kriss <text:s/>Cloninger, <text:s/>Douglas <text:s/>W</text:p>
          </table:table-cell>
          <table:table-cell table:style-name="ce1" office:value-type="float" office:value="0.068" calcext:value-type="float">
            <text:p>0.068</text:p>
          </table:table-cell>
        </table:table-row>
        <table:table-row table:style-name="ro1">
          <table:table-cell table:style-name="ce1" office:value-type="string" calcext:value-type="string">
            <text:p>SOCENV_INC</text:p>
          </table:table-cell>
          <table:table-cell table:style-name="ce2" office:value-type="string" calcext:value-type="string">
            <text:p>The <text:s text:c="2"/>membership <text:s text:c="2"/>of <text:s text:c="2"/>the <text:s text:c="2"/>Executive <text:s text:c="2"/>Committee <text:s text:c="2"/>also <text:s text:c="2"/>includes <text:s text:c="2"/>the chairpersons <text:s/>of <text:s/>the <text:s/>Audit <text:s/>and <text:s/>Risk, <text:s/>Compensation, <text:s/>and <text:s/>Corporate Governance <text:s/>Committees, <text:s/>and, <text:s/>therefore, <text:s/>includes <text:s/>the <text:s/>Company's <text:s/>Lead Non-Management Director</text:p>
          </table:table-cell>
          <table:table-cell table:style-name="ce1" office:value-type="float" office:value="0.6167" calcext:value-type="float">
            <text:p>0.6167</text:p>
          </table:table-cell>
        </table:table-row>
        <table:table-row table:style-name="ro1">
          <table:table-cell table:style-name="ce1" office:value-type="string" calcext:value-type="string">
            <text:p>COMP_CON</text:p>
          </table:table-cell>
          <table:table-cell table:style-name="ce2" office:value-type="string" calcext:value-type="string">
            <text:p>The <text:s text:c="2"/>membership <text:s text:c="2"/>of <text:s text:c="2"/>the <text:s text:c="2"/>Executive <text:s text:c="2"/>Committee <text:s text:c="2"/>also <text:s text:c="2"/>includes <text:s text:c="2"/>the chairpersons <text:s/>of <text:s/>the <text:s/>Audit <text:s/>and <text:s/>Risk, <text:s/>Compensation, <text:s/>and <text:s/>Corporate Governance <text:s/>Committees, <text:s/>and, <text:s/>therefore, <text:s/>includes <text:s/>the <text:s/>Company's <text:s/>Lead Non-Management Director</text:p>
          </table:table-cell>
          <table:table-cell table:style-name="ce1" office:value-type="float" office:value="0.0668" calcext:value-type="float">
            <text:p>0.0668</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The Sustainability Committee Compensation Committee Interlocks and Insider Participation 22</text:p>
          </table:table-cell>
          <table:table-cell table:style-name="ce1" office:value-type="float" office:value="0.715" calcext:value-type="float">
            <text:p>0.715</text:p>
          </table:table-cell>
        </table:table-row>
        <table:table-row table:style-name="ro4">
          <table:table-cell table:style-name="ce1" office:value-type="string" calcext:value-type="string">
            <text:p>SOCENV_INC</text:p>
          </table:table-cell>
          <table:table-cell table:style-name="ce2" office:value-type="string" calcext:value-type="string">
            <text:p>The <text:s text:c="2"/>Sustainability <text:s text:c="2"/>Committee operates under a written charter adopted by the Board of Directors</text:p>
          </table:table-cell>
          <table:table-cell table:style-name="ce1" office:value-type="float" office:value="0.7266" calcext:value-type="float">
            <text:p>0.7266</text:p>
          </table:table-cell>
        </table:table-row>
        <table:table-row table:style-name="ro4">
          <table:table-cell table:style-name="ce1" office:value-type="string" calcext:value-type="string">
            <text:p>SOCENV_INC</text:p>
          </table:table-cell>
          <table:table-cell table:style-name="ce2" office:value-type="string" calcext:value-type="string">
            <text:p>The Sustainability Committee met once during 2015</text:p>
          </table:table-cell>
          <table:table-cell table:style-name="ce1" office:value-type="float" office:value="0.6885" calcext:value-type="float">
            <text:p>0.6885</text:p>
          </table:table-cell>
        </table:table-row>
        <table:table-row table:style-name="ro4">
          <table:table-cell table:style-name="ce1" office:value-type="string" calcext:value-type="string">
            <text:p>COMP_CON</text:p>
          </table:table-cell>
          <table:table-cell table:style-name="ce2" office:value-type="string" calcext:value-type="string">
            <text:p>The Sustainability Committee met once during 2015</text:p>
          </table:table-cell>
          <table:table-cell table:style-name="ce1" office:value-type="float" office:value="0.0561" calcext:value-type="float">
            <text:p>0.0561</text:p>
          </table:table-cell>
        </table:table-row>
        <table:table-row table:style-name="ro1">
          <table:table-cell table:style-name="ce1" office:value-type="string" calcext:value-type="string">
            <text:p>SOCENV_INC</text:p>
          </table:table-cell>
          <table:table-cell table:style-name="ce2" office:value-type="string" calcext:value-type="string">
            <text:p>All <text:s/>members <text:s/>of the <text:s/>Sustainability <text:s/>Committee <text:s/>are <text:s/>“outside” <text:s/>Directors <text:s/>as <text:s/>defined <text:s/>by Section <text:s/>162(m), <text:s/>“Non-employee <text:s/>Directors” <text:s/>within <text:s/>the <text:s/>meaning <text:s/>of <text:s/>Rule 16b-3 <text:s/>under <text:s/>the <text:s/>Exchange <text:s/>Act, <text:s/>and <text:s/>independent <text:s/>Directors <text:s/>under <text:s/>the applicable <text:s text:c="2"/>NYSE <text:s text:c="2"/>listing <text:s text:c="2"/>standards</text:p>
          </table:table-cell>
          <table:table-cell table:style-name="ce1" office:value-type="float" office:value="0.873" calcext:value-type="float">
            <text:p>0.873</text:p>
          </table:table-cell>
        </table:table-row>
        <table:table-row table:style-name="ro4">
          <table:table-cell table:style-name="ce1" office:value-type="string" calcext:value-type="string">
            <text:p>SOCENV_INC</text:p>
          </table:table-cell>
          <table:table-cell table:style-name="ce2" office:value-type="string" calcext:value-type="string">
            <text:p>The <text:s/>Sustainability <text:s/>Committee <text:s/>is <text:s/>composed <text:s/>of <text:s/>Elizabeth <text:s/>J</text:p>
          </table:table-cell>
          <table:table-cell table:style-name="ce1" office:value-type="float" office:value="0.7504" calcext:value-type="float">
            <text:p>0.7504</text:p>
          </table:table-cell>
        </table:table-row>
        <table:table-row table:style-name="ro3">
          <table:table-cell table:style-name="ce1" office:value-type="string" calcext:value-type="string">
            <text:p>COMP_CON</text:p>
          </table:table-cell>
          <table:table-cell table:style-name="ce2" office:value-type="string" calcext:value-type="string">
            <text:p>During 2015, the members of the Company’s Compensation Committee were Robert B. Johnson (Chairman), David Gary Thompson, Douglas W. Johnson, and Joseph L. Moskowitz</text:p>
          </table:table-cell>
          <table:table-cell table:style-name="ce1" office:value-type="float" office:value="0.7026" calcext:value-type="float">
            <text:p>0.7026</text:p>
          </table:table-cell>
        </table:table-row>
        <table:table-row table:style-name="ro1">
          <table:table-cell table:style-name="ce1" office:value-type="string" calcext:value-type="string">
            <text:p>COMP_CON</text:p>
          </table:table-cell>
          <table:table-cell table:style-name="ce2" office:value-type="string" calcext:value-type="string">
            <text:p>During 2015, no member <text:s/>of <text:s/>the <text:s/>Compensation <text:s/>Committee <text:s/>was <text:s/>an <text:s/>executive <text:s/>officer <text:s/>of another <text:s/>entity <text:s/>on <text:s/>whose <text:s/>compensation <text:s/>committee <text:s/>or <text:s/>board <text:s/>of <text:s/>directors any <text:s/>executive <text:s/>officer <text:s/>of <text:s/>the <text:s/>Company <text:s/>served</text:p>
          </table:table-cell>
          <table:table-cell table:style-name="ce1" office:value-type="float" office:value="0.06" calcext:value-type="float">
            <text:p>0.06</text:p>
          </table:table-cell>
        </table:table-row>
        <table:table-row table:style-name="ro4">
          <table:table-cell table:style-name="ce1" office:value-type="string" calcext:value-type="string">
            <text:p>COMP_CON</text:p>
          </table:table-cell>
          <table:table-cell table:style-name="ce2" office:value-type="string" calcext:value-type="string">
            <text:p>Hudson (Chair), <text:s/>W</text:p>
          </table:table-cell>
          <table:table-cell table:style-name="ce1" office:value-type="float" office:value="0.2015" calcext:value-type="float">
            <text:p>0.2015</text:p>
          </table:table-cell>
        </table:table-row>
        <table:table-row table:style-name="ro7">
          <table:table-cell table:style-name="ce1" office:value-type="string" calcext:value-type="string">
            <text:p>SOCENV_INC</text:p>
          </table:table-cell>
          <table:table-cell table:style-name="ce2" office:value-type="string" calcext:value-type="string">
            <text:p>The Sustainability Committee of the Board of Directors has the following primary duties and responsibilities: (i) to provide assistance to the Board in fulfilling its responsibility to the shareholders in regards to the policies and practices that relate to the sustainable growth of the U.S. operation of <text:s/>the <text:s/>Company <text:s/>and <text:s/>its <text:s/>subsidiaries; <text:s/>(ii) <text:s/>to <text:s/>oversee <text:s/>the <text:s/>Company's sustainability <text:s/>plans <text:s/>and <text:s/>practices, <text:s/>including <text:s/>its <text:s/>internal <text:s/>policies <text:s/>and procedures <text:s/>as <text:s/>well <text:s/>as <text:s/>its <text:s/>public-facing <text:s/>corporate <text:s/>policy; <text:s/>and <text:s/>(iii) <text:s/>to review <text:s/>and <text:s/>discuss <text:s/>with <text:s/>management <text:s/>the <text:s/>Company's <text:s/>environmental activities <text:s text:c="4"/>and <text:s text:c="4"/>impacts</text:p>
          </table:table-cell>
          <table:table-cell table:style-name="ce1" office:value-type="float" office:value="0.8324" calcext:value-type="float">
            <text:p>0.8324</text:p>
          </table:table-cell>
        </table:table-row>
        <table:table-row table:style-name="ro3">
          <table:table-cell table:style-name="ce1" office:value-type="string" calcext:value-type="string">
            <text:p>SOCENV_INC</text:p>
          </table:table-cell>
          <table:table-cell table:style-name="ce2" office:value-type="string" calcext:value-type="string">
            <text:p>"Sustainable <text:s/>growth" <text:s/>also <text:s/>equates <text:s/>to <text:s/>the <text:s/>long-term <text:s/>preservation <text:s/>and enhancement <text:s/>of <text:s/>the <text:s/>Company’s <text:s/>financial, <text:s/>environmental <text:s/>and <text:s/>social capital</text:p>
          </table:table-cell>
          <table:table-cell table:style-name="ce1" office:value-type="float" office:value="0.987" calcext:value-type="float">
            <text:p>0.987</text:p>
          </table:table-cell>
        </table:table-row>
        <table:table-row table:style-name="ro11">
          <table:table-cell table:style-name="ce1" office:value-type="string" calcext:value-type="string">
            <text:p>SOCENV_INC</text:p>
          </table:table-cell>
          <table:table-cell table:style-name="ce2" office:value-type="string" calcext:value-type="string">
            <text:p>The <text:s text:c="4"/>Sustainability <text:s text:c="4"/>Committee <text:s text:c="4"/>assists management <text:s text:c="2"/>in <text:s text:c="2"/>setting <text:s text:c="2"/>strategy, <text:s text:c="2"/>establishing <text:s text:c="2"/>goals <text:s text:c="2"/>and <text:s text:c="2"/>integrating sustainability <text:s/>into <text:s/>the <text:s/>daily <text:s/>business <text:s/>activities <text:s/>of <text:s/>the <text:s/>Company’s <text:s/>U.S. operation, <text:s/>including <text:s/>the <text:s/>formulation <text:s/>and <text:s/>implementation <text:s/>of <text:s/>policies, procedures <text:s/>and <text:s/>practices <text:s/>that <text:s/>permit <text:s/>the <text:s/>Company <text:s/>to <text:s/>respond <text:s/>to evolving <text:s/>public <text:s/>sentiment <text:s/>and <text:s/>government <text:s/>regulation <text:s/>in <text:s/>the <text:s/>areas <text:s/>of environmental stewardship, energy use, recycling and carbon emissions, that foster the sustainable <text:s text:c="2"/>growth <text:s text:c="2"/>of <text:s text:c="2"/>the <text:s text:c="2"/>Company’s <text:s text:c="2"/>U.S. <text:s text:c="2"/>operation</text:p>
          </table:table-cell>
          <table:table-cell table:style-name="ce1" office:value-type="float" office:value="0.9923" calcext:value-type="float">
            <text:p>0.9923</text:p>
          </table:table-cell>
        </table:table-row>
        <table:table-row table:style-name="ro3">
          <table:table-cell table:style-name="ce1" office:value-type="string" calcext:value-type="string">
            <text:p>SOCENV_INC</text:p>
          </table:table-cell>
          <table:table-cell table:style-name="ce2" office:value-type="string" calcext:value-type="string">
            <text:p>A <text:s/>Non-employee Director serving on the Audit and Risk Committee receives an additional $10,000 <text:s/>annually <text:s/>for <text:s/>that <text:s/>service</text:p>
          </table:table-cell>
          <table:table-cell table:style-name="ce1" office:value-type="float" office:value="0.2467" calcext:value-type="float">
            <text:p>0.2467</text:p>
          </table:table-cell>
        </table:table-row>
        <table:table-row table:style-name="ro6">
          <table:table-cell table:style-name="ce1" office:value-type="string" calcext:value-type="string">
            <text:p>SOCENV_INC</text:p>
          </table:table-cell>
          <table:table-cell table:style-name="ce2" office:value-type="string" calcext:value-type="string">
            <text:p>In <text:s/>addition, <text:s/>the <text:s/>chairs <text:s/>of <text:s/>each <text:s/>of <text:s/>the Compensation <text:s text:c="2"/>Committee, <text:s text:c="2"/>Audit <text:s text:c="2"/>and <text:s text:c="2"/>Risk <text:s text:c="2"/>Committee, <text:s text:c="2"/>Corporate Governance <text:s text:c="4"/>Committee, <text:s text:c="4"/>Finance <text:s text:c="4"/>and <text:s text:c="4"/>Investment <text:s text:c="4"/>Committee, Sustainability Committee, and Acquisition (now Corporate Development) Committee receive additional annual fees of $20,000, $25,000, $15,000, $20,000, <text:s text:c="3"/>$15,000, <text:s text:c="3"/>and <text:s text:c="3"/>$15,000 <text:s text:c="3"/>respectively</text:p>
          </table:table-cell>
          <table:table-cell table:style-name="ce1" office:value-type="float" office:value="0.8486" calcext:value-type="float">
            <text:p>0.8486</text:p>
          </table:table-cell>
        </table:table-row>
        <table:table-row table:style-name="ro1">
          <table:table-cell table:style-name="ce1" office:value-type="string" calcext:value-type="string">
            <text:p>COMP_CON</text:p>
          </table:table-cell>
          <table:table-cell table:style-name="ce2" office:value-type="string" calcext:value-type="string">
            <text:p>For all other <text:s text:c="3"/>directors <text:s text:c="3"/>(“Non-employee <text:s text:c="3"/>Directors”), <text:s text:c="3"/>the <text:s text:c="3"/>Compensation Committee <text:s/>reviews <text:s/>the <text:s/>policy <text:s/>regarding <text:s/>total <text:s/>compensation <text:s/>at <text:s/>least every <text:s/>other <text:s/>year <text:s/>and <text:s/>recommends <text:s/>compensation <text:s/>to <text:s/>the <text:s/>Board <text:s/>for <text:s/>Non- employee <text:s/>Directors <text:s/>consistent <text:s/>with <text:s/>the <text:s/>policy</text:p>
          </table:table-cell>
          <table:table-cell table:style-name="ce1" office:value-type="float" office:value="0.0581" calcext:value-type="float">
            <text:p>0.0581</text:p>
          </table:table-cell>
        </table:table-row>
        <table:table-row table:style-name="ro1">
          <table:table-cell table:style-name="ce1" office:value-type="string" calcext:value-type="string">
            <text:p>COMP_CON</text:p>
          </table:table-cell>
          <table:table-cell table:style-name="ce2" office:value-type="string" calcext:value-type="string">
            <text:p>The <text:s/>Consultant <text:s/>works <text:s/>with <text:s/>the <text:s/>Compensation Committee in the review of executive compensation practices, including the <text:s/>competitiveness <text:s/>of <text:s/>pay <text:s/>levels, <text:s/>design <text:s/>issues, <text:s/>market <text:s/>trends, <text:s/>and other technical considerations</text:p>
          </table:table-cell>
          <table:table-cell table:style-name="ce1" office:value-type="float" office:value="0.986" calcext:value-type="float">
            <text:p>0.986</text:p>
          </table:table-cell>
        </table:table-row>
        <table:table-row table:style-name="ro1">
          <table:table-cell table:style-name="ce1" office:value-type="string" calcext:value-type="string">
            <text:p>COMP_CON</text:p>
          </table:table-cell>
          <table:table-cell table:style-name="ce2" office:value-type="string" calcext:value-type="string">
            <text:p>The <text:s text:c="3"/>Compensation <text:s text:c="3"/>Committee <text:s text:c="3"/>retains <text:s text:c="3"/>a <text:s text:c="3"/>nationally <text:s text:c="3"/>recognized compensation <text:s/>consultant, <text:s/>Mercer <text:s/>LLC <text:s/>(the <text:s/>“Consultant”), <text:s/>to <text:s/>assist <text:s/>and advise <text:s text:c="2"/>the <text:s text:c="2"/>Compensation <text:s text:c="2"/>Committee <text:s text:c="2"/>in <text:s text:c="2"/>its <text:s text:c="2"/>deliberations <text:s text:c="2"/>regarding executive <text:s/>compensation</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The <text:s text:c="2"/>Compensation <text:s text:c="2"/>Committee <text:s text:c="2"/>has <text:s text:c="2"/>assessed <text:s text:c="2"/>the independence <text:s/>of <text:s/>the <text:s/>Consultant <text:s/>pursuant <text:s/>to <text:s/>SEC <text:s/>rules <text:s/>and <text:s/>concluded that no conflict of interest exists that would <text:s text:c="2"/>prevent <text:s text:c="2"/>the <text:s text:c="2"/>Consultant <text:s text:c="2"/>from <text:s text:c="2"/>independently <text:s text:c="2"/>representing <text:s text:c="2"/>the Compensation Committee</text:p>
          </table:table-cell>
          <table:table-cell table:style-name="ce1" office:value-type="float" office:value="0.9986" calcext:value-type="float">
            <text:p>0.9986</text:p>
          </table:table-cell>
        </table:table-row>
        <table:table-row table:style-name="ro3">
          <table:table-cell table:style-name="ce1" office:value-type="string" calcext:value-type="string">
            <text:p>COMP_CON</text:p>
          </table:table-cell>
          <table:table-cell table:style-name="ce2" office:value-type="string" calcext:value-type="string">
            <text:p>Fees <text:s/>paid <text:s/>to <text:s/>the <text:s/>Consultant <text:s/>for <text:s/>executive <text:s/>compensation <text:s/>consulting services <text:s text:c="2"/>totaled <text:s text:c="2"/>$260,436 <text:s text:c="2"/>in <text:s text:c="2"/>2015</text:p>
          </table:table-cell>
          <table:table-cell table:style-name="ce1" office:value-type="float" office:value="0.9714" calcext:value-type="float">
            <text:p>0.9714</text:p>
          </table:table-cell>
        </table:table-row>
        <table:table-row table:style-name="ro7">
          <table:table-cell table:style-name="ce1" office:value-type="string" calcext:value-type="string">
            <text:p>COMP_CON</text:p>
          </table:table-cell>
          <table:table-cell table:style-name="ce2" office:value-type="string" calcext:value-type="string">
            <text:p>In <text:s/>the <text:s/>following <text:s/>calendar <text:s/>year, <text:s/>and <text:s/>for <text:s/>each <text:s/>year thereafter, <text:s/>each <text:s/>Non-employee <text:s/>Director <text:s/>may, <text:s/>at <text:s/>the <text:s/>discretion <text:s/>of <text:s/>the Board, <text:s text:c="2"/>receive <text:s text:c="2"/>restricted <text:s text:c="2"/>stock, <text:s text:c="2"/>nonqualified <text:s text:c="2"/>stock <text:s text:c="2"/>options, <text:s text:c="2"/>stock appreciation <text:s/>rights, <text:s/>or <text:s/>a <text:s/>combination <text:s/>thereof <text:s/>with <text:s/>a <text:s/>dollar <text:s/>value <text:s/>to approximate <text:s/>$135,000 <text:s/>based <text:s/>upon <text:s/>(in <text:s/>the <text:s/>case <text:s/>of <text:s/>stock <text:s/>options <text:s/>and stock <text:s/>appreciation <text:s/>rights) <text:s/>the <text:s/>most <text:s/>current <text:s/>Black-Scholes-Merton <text:s/>three- year <text:s/>period <text:s/>valuation <text:s/>price <text:s/>of <text:s/>option <text:s/>shares <text:s/>as <text:s/>determined <text:s/>by <text:s/>the Compensation Committee’s independent compensation consultant, Mercer <text:s/>LLC <text:s/>(the <text:s/>“Consultant”)</text:p>
          </table:table-cell>
          <table:table-cell table:style-name="ce1" office:value-type="float" office:value="0.999" calcext:value-type="float">
            <text:p>0.999</text:p>
          </table:table-cell>
        </table:table-row>
        <table:table-row table:style-name="ro17">
          <table:table-cell table:style-name="ce1" office:value-type="string" calcext:value-type="string">
            <text:p>COMP_CON</text:p>
          </table:table-cell>
          <table:table-cell table:style-name="ce2" office:value-type="string" calcext:value-type="string">
            <text:p>Table of Contents Strong Corporate Governance Policies and Leader in Best Practices The <text:s/>Company <text:s/>has <text:s/>been <text:s/>a <text:s/>leader <text:s/>in <text:s/>corporate <text:s/>governance <text:s/>best <text:s/>practices <text:s/>and <text:s/>the <text:s/>Company’s <text:s/>executive <text:s/>compensation <text:s/>programs <text:s/>reflect <text:s/>the <text:s/>following strong, longstanding governance principles: What We Do ✓ First public company in the U.S. <text:s/>to provide shareholders with a say-on-pay vote (voluntary action starting <text:s/>in 2008, three years before the vote became required) <text:s text:c="2"/>✓ Prioritize <text:s/>active <text:s/>engagement <text:s/>with <text:s/>our <text:s/>shareholders <text:s/>regarding <text:s/>our <text:s/>compensation <text:s/>program <text:s/>and <text:s/>history <text:s/>of <text:s/>responding <text:s/>to <text:s/>our <text:s/>shareholders’ feedback in a timely manner <text:s text:c="2"/>✓ As <text:s/>a <text:s/>result <text:s/>of <text:s/>our <text:s/>rigorous <text:s/>pay-for-performance <text:s/>formulaic <text:s/>structure <text:s/>for <text:s/>CEO <text:s/>compensation, <text:s/>for <text:s/>the <text:s/>past <text:s/>18 <text:s/>years, <text:s/>the <text:s/>CEO’s <text:s/>total <text:s/>direct compensation <text:s/>has been determined based on the Company’s performance versus peers <text:s/>(relative financial performance (weighted 54%) and relative total shareholder return (“TSR”) performance (weighted 46%)) and is regularly evaluated by the Compensation Committee <text:s text:c="2"/>✓ Independent Compensation Committee oversees the program <text:s text:c="2"/>✓ Independent compensation consultant, Mercer LLC (the “Consultant”), is hired by and reports to the Compensation Committee <text:s text:c="2"/>✓ Annual report by the Consultant to the full Board on CEO pay and performance alignment <text:s text:c="2"/>✓ Stock ownership guidelines for executive officers and Directors in place since 1998 <text:s text:c="2"/>✓ Clawback policy in place since 2007 <text:s text:c="2"/>✓ Supplemental Executive Retirement Plan frozen to new participants effective</text:p>
          </table:table-cell>
          <table:table-cell table:style-name="ce1" office:value-type="float" office:value="0.9682" calcext:value-type="float">
            <text:p>0.9682</text:p>
          </table:table-cell>
        </table:table-row>
        <table:table-row table:style-name="ro7">
          <table:table-cell table:style-name="ce1" office:value-type="string" calcext:value-type="string">
            <text:p>SOCENV_INC</text:p>
          </table:table-cell>
          <table:table-cell table:style-name="ce2" office:value-type="string" calcext:value-type="string">
            <text:p>Table of Contents (in millions) <text:s text:c="3"/>Revenue (1) <text:s text:c="3"/>Total Assets (2) <text:s text:c="3"/>Market Value (3) Aflac Incorporated $23,181(4) $124,381(4) $25,562 Peer Median <text:s text:c="5"/>$20,609 <text:s text:c="11"/>$102,110 <text:s text:c="12"/>$24,048 <text:s text:c="6"/>(1) For the trailing 12 months ending September 30, 2015 (2) As of September 30, 2015 (3) As of December 31, 2015 when data was compiled for the performance review by the Compensation Committee (4) Figures are net of foreign currency effect The assessment of the Company’s 2015 performance relative to the peer group can be found below in the “CEO and President Compensation and Pay- for Performance” section of this CD&amp;A</text:p>
          </table:table-cell>
          <table:table-cell table:style-name="ce1" office:value-type="float" office:value="0.2539" calcext:value-type="float">
            <text:p>0.2539</text:p>
          </table:table-cell>
        </table:table-row>
        <table:table-row table:style-name="ro4">
          <table:table-cell table:style-name="ce1" office:value-type="string" calcext:value-type="string">
            <text:p>SOCENV_INC</text:p>
          </table:table-cell>
          <table:table-cell table:style-name="ce2" office:value-type="string" calcext:value-type="string">
            <text:p>This <text:s/>methodology <text:s/>for <text:s/>setting <text:s/>MIP <text:s/>goals <text:s/>has <text:s/>been consistent for many years:</text:p>
          </table:table-cell>
          <table:table-cell table:style-name="ce1" office:value-type="float" office:value="0.0687" calcext:value-type="float">
            <text:p>0.0687</text:p>
          </table:table-cell>
        </table:table-row>
        <table:table-row table:style-name="ro1">
          <table:table-cell table:style-name="ce1" office:value-type="string" calcext:value-type="string">
            <text:p>COMP_CON</text:p>
          </table:table-cell>
          <table:table-cell table:style-name="ce2" office:value-type="string" calcext:value-type="string">
            <text:p>The <text:s/>Consultant <text:s/>annually <text:s/>gathers <text:s/>comparative market <text:s/>data <text:s/>on <text:s/>salaries <text:s/>for <text:s/>(i) <text:s/>the <text:s/>Compensation <text:s/>Committee <text:s/>to <text:s/>use <text:s/>in reviewing <text:s/>and <text:s/>determining <text:s/>the <text:s/>CEO’s <text:s/>salary <text:s/>and <text:s/>(ii) <text:s/>the <text:s/>CEO <text:s/>to <text:s/>use <text:s/>in making recommendations for the salaries of all other executive officers</text:p>
          </table:table-cell>
          <table:table-cell table:style-name="ce1" office:value-type="float" office:value="0.945" calcext:value-type="float">
            <text:p>0.945</text:p>
          </table:table-cell>
        </table:table-row>
        <table:table-row table:style-name="ro4">
          <table:table-cell table:style-name="ce1" office:value-type="string" calcext:value-type="string">
            <text:p>SOCENV_INC</text:p>
          </table:table-cell>
          <table:table-cell table:style-name="ce2" office:value-type="string" calcext:value-type="string">
            <text:p>Aflac’s <text:s/>SMR <text:s/>also remains high and was 828% at the end of 2015</text:p>
          </table:table-cell>
          <table:table-cell table:style-name="ce1" office:value-type="float" office:value="0.0539" calcext:value-type="float">
            <text:p>0.0539</text:p>
          </table:table-cell>
        </table:table-row>
        <table:table-row table:style-name="ro1">
          <table:table-cell table:style-name="ce1" office:value-type="string" calcext:value-type="string">
            <text:p>COMP_CON</text:p>
          </table:table-cell>
          <table:table-cell table:style-name="ce2" office:value-type="string" calcext:value-type="string">
            <text:p>In <text:s text:c="3"/>conjunction <text:s text:c="3"/>with <text:s text:c="3"/>the <text:s text:c="3"/>relative <text:s text:c="3"/>performance <text:s text:c="3"/>assessment, <text:s text:c="3"/>total compensation <text:s/>levels <text:s/>for <text:s/>the <text:s/>CEO <text:s/>and <text:s/>the <text:s/>President <text:s/>relative <text:s/>to <text:s/>the <text:s/>peer group <text:s/>are <text:s/>evaluated <text:s/>with <text:s/>the <text:s/>help <text:s/>of <text:s/>the <text:s/>Consultant</text:p>
          </table:table-cell>
          <table:table-cell table:style-name="ce1" office:value-type="float" office:value="0.9838" calcext:value-type="float">
            <text:p>0.9838</text:p>
          </table:table-cell>
        </table:table-row>
        <table:table-row table:style-name="ro1">
          <table:table-cell table:style-name="ce1" office:value-type="string" calcext:value-type="string">
            <text:p>COMP_CON</text:p>
          </table:table-cell>
          <table:table-cell table:style-name="ce2" office:value-type="string" calcext:value-type="string">
            <text:p>The Audit and Risk Committee also discussed with KPMG those matters required <text:s/>to <text:s/>be <text:s/>discussed <text:s/>by <text:s/>the <text:s/>auditors <text:s/>with <text:s/>the <text:s/>Audit <text:s/>and <text:s/>Risk Committee <text:s/>under <text:s/>the <text:s/>rules <text:s/>adopted <text:s/>by <text:s/>the <text:s/>Public <text:s/>Company <text:s/>Accounting Oversight Board, (the PCAOB)</text:p>
          </table:table-cell>
          <table:table-cell table:style-name="ce1" office:value-type="float" office:value="0.1768" calcext:value-type="float">
            <text:p>0.1768</text:p>
          </table:table-cell>
        </table:table-row>
        <table:table-row table:style-name="ro2">
          <table:table-cell table:style-name="ce1" office:value-type="string" calcext:value-type="string">
            <text:p>COMP_CON</text:p>
          </table:table-cell>
          <table:table-cell table:style-name="ce2" office:value-type="string" calcext:value-type="string">
            <text:p>The Audit and Risk Committee received the written disclosures and the letter from KPMG required by applicable requirements <text:s text:c="2"/>of <text:s text:c="2"/>the <text:s text:c="2"/>PCAOB <text:s text:c="2"/>regarding <text:s text:c="2"/>the <text:s text:c="2"/>independent <text:s text:c="2"/>auditors’ communications <text:s text:c="2"/>with <text:s text:c="2"/>the <text:s text:c="2"/>Audit <text:s text:c="2"/>and <text:s text:c="2"/>Risk <text:s text:c="2"/>Committee <text:s text:c="2"/>concerning independence <text:s/>and <text:s/>has <text:s/>discussed <text:s/>with <text:s/>KPMG <text:s/>their <text:s/>independence</text:p>
          </table:table-cell>
          <table:table-cell table:style-name="ce1" office:value-type="float" office:value="0.9669" calcext:value-type="float">
            <text:p>0.9669</text:p>
          </table:table-cell>
        </table:table-row>
        <table:table-row table:style-name="ro6">
          <table:table-cell table:style-name="ce1" office:value-type="string" calcext:value-type="string">
            <text:p>COMP_CON</text:p>
          </table:table-cell>
          <table:table-cell table:style-name="ce2" office:value-type="string" calcext:value-type="string">
            <text:p>Although the Audit and Risk Committee has the sole authority to appoint the independent auditors, the Audit and Risk Committee will continue its long-standing <text:s text:c="2"/>practice <text:s text:c="2"/>of <text:s text:c="2"/>recommending <text:s text:c="2"/>that <text:s text:c="2"/>the <text:s text:c="2"/>Board <text:s text:c="2"/>ask <text:s text:c="2"/>the shareholders, <text:s/>at <text:s/>the <text:s/>Annual <text:s/>Meeting, <text:s/>to <text:s/>ratify <text:s/>the <text:s/>appointment <text:s/>of <text:s/>the independent <text:s/>registered <text:s/>public <text:s/>accounting <text:s/>firm <text:s/>(see <text:s/>RATIFICATION <text:s/>OF APPOINTMENT <text:s/>OF <text:s/>INDEPENDENT <text:s/>REGISTERED <text:s/>PUBLIC ACCOUNTING FIRM (Proposal 3) on the following page)</text:p>
          </table:table-cell>
          <table:table-cell table:style-name="ce1" office:value-type="float" office:value="0.9249" calcext:value-type="float">
            <text:p>0.9249</text:p>
          </table:table-cell>
        </table:table-row>
        <table:table-row table:style-name="ro1">
          <table:table-cell table:style-name="ce1" office:value-type="string" calcext:value-type="string">
            <text:p>SOCENV_INC</text:p>
          </table:table-cell>
          <table:table-cell table:style-name="ce2" office:value-type="string" calcext:value-type="string">
            <text:p>The Audit and Risk Committee also discussed with KPMG those matters required <text:s/>to <text:s/>be <text:s/>discussed <text:s/>by <text:s/>the <text:s/>auditors <text:s/>with <text:s/>the <text:s/>Audit <text:s/>and <text:s/>Risk Committee <text:s/>under <text:s/>the <text:s/>rules <text:s/>adopted <text:s/>by <text:s/>the <text:s/>Public <text:s/>Company <text:s/>Accounting Oversight Board, (the PCAOB)</text:p>
          </table:table-cell>
          <table:table-cell table:style-name="ce1" office:value-type="float" office:value="0.0625" calcext:value-type="float">
            <text:p>0.0625</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and <text:s/>Risk Committee <text:s/>evaluates <text:s/>the <text:s/>performance <text:s/>of <text:s/>KPMG, <text:s/>including <text:s/>the <text:s/>senior members <text:s/>of <text:s/>the <text:s/>audit <text:s/>engagement <text:s/>team, <text:s/>each <text:s/>year <text:s/>and <text:s/>determines whether to reengage them or consider other audit firms</text:p>
          </table:table-cell>
          <table:table-cell table:style-name="ce1" office:value-type="float" office:value="0.1087" calcext:value-type="float">
            <text:p>0.1087</text:p>
          </table:table-cell>
        </table:table-row>
        <table:table-row table:style-name="ro6">
          <table:table-cell table:style-name="ce1" office:value-type="string" calcext:value-type="string">
            <text:p>SOCENV_INC</text:p>
          </table:table-cell>
          <table:table-cell table:style-name="ce2" office:value-type="string" calcext:value-type="string">
            <text:p>In doing so, the Audit <text:s/>and <text:s/>Risk <text:s/>Committee <text:s/>considers <text:s/>the <text:s/>quality <text:s/>and <text:s/>efficiency <text:s/>of <text:s/>the services <text:s/>provided, <text:s/>their <text:s/>global <text:s/>capabilities, <text:s/>particularly <text:s/>in <text:s/>the <text:s/>U.S. <text:s/>and Japan, <text:s text:c="2"/>their <text:s text:c="2"/>technical <text:s text:c="2"/>expertise, <text:s text:c="2"/>their <text:s text:c="2"/>tenure <text:s text:c="2"/>as <text:s text:c="2"/>the <text:s text:c="2"/>Company’s independent registered public accounting firm (KPMG has served in this capacity since 1973), and their knowledge of the Company’s operations and <text:s/>industry</text:p>
          </table:table-cell>
          <table:table-cell table:style-name="ce1" office:value-type="float" office:value="0.4351" calcext:value-type="float">
            <text:p>0.4351</text:p>
          </table:table-cell>
        </table:table-row>
        <table:table-row table:style-name="ro6">
          <table:table-cell table:style-name="ce1" office:value-type="string" calcext:value-type="string">
            <text:p>COMP_CON</text:p>
          </table:table-cell>
          <table:table-cell table:style-name="ce2" office:value-type="string" calcext:value-type="string">
            <text:p>In doing so, the Audit <text:s/>and <text:s/>Risk <text:s/>Committee <text:s/>considers <text:s/>the <text:s/>quality <text:s/>and <text:s/>efficiency <text:s/>of <text:s/>the services <text:s/>provided, <text:s/>their <text:s/>global <text:s/>capabilities, <text:s/>particularly <text:s/>in <text:s/>the <text:s/>U.S. <text:s/>and Japan, <text:s text:c="2"/>their <text:s text:c="2"/>technical <text:s text:c="2"/>expertise, <text:s text:c="2"/>their <text:s text:c="2"/>tenure <text:s text:c="2"/>as <text:s text:c="2"/>the <text:s text:c="2"/>Company’s independent registered public accounting firm (KPMG has served in this capacity since 1973), and their knowledge of the Company’s operations and <text:s/>industry</text:p>
          </table:table-cell>
          <table:table-cell table:style-name="ce1" office:value-type="float" office:value="0.1213" calcext:value-type="float">
            <text:p>0.1213</text:p>
          </table:table-cell>
        </table:table-row>
        <table:table-row table:style-name="ro1">
          <table:table-cell table:style-name="ce1" office:value-type="string" calcext:value-type="string">
            <text:p>SOCENV_INC</text:p>
          </table:table-cell>
          <table:table-cell table:style-name="ce2" office:value-type="string" calcext:value-type="string">
            <text:p>The <text:s/>Audit <text:s/>and <text:s/>Risk Committee <text:s/>evaluates <text:s/>the <text:s/>performance <text:s/>of <text:s/>KPMG, <text:s/>including <text:s/>the <text:s/>senior members <text:s/>of <text:s/>the <text:s/>audit <text:s/>engagement <text:s/>team, <text:s/>each <text:s/>year <text:s/>and <text:s/>determines whether to reengage them or consider other audit firms</text:p>
          </table:table-cell>
          <table:table-cell table:style-name="ce1" office:value-type="float" office:value="0.0635" calcext:value-type="float">
            <text:p>0.0635</text:p>
          </table:table-cell>
        </table:table-row>
        <table:table-row table:style-name="ro6">
          <table:table-cell table:style-name="ce1" office:value-type="string" calcext:value-type="string">
            <text:p>COMP_CON</text:p>
          </table:table-cell>
          <table:table-cell table:style-name="ce2" office:value-type="string" calcext:value-type="string">
            <text:p>Based <text:s/>on <text:s/>this <text:s/>review <text:s/>and <text:s/>discussions <text:s/>with <text:s/>members <text:s/>of senior management, the Audit and Risk Committee concluded that it was in the best interest of the Company and the shareholders to recommend KPMG <text:s text:c="2"/>for <text:s text:c="2"/>approval <text:s text:c="2"/>and <text:s text:c="2"/>therefore <text:s text:c="2"/>the <text:s text:c="2"/>Audit <text:s text:c="2"/>and <text:s text:c="2"/>Risk <text:s text:c="2"/>Committee recommended <text:s/>to <text:s/>the <text:s/>Board <text:s/>of <text:s/>Directors <text:s/>that <text:s/>KMPG <text:s/>serve <text:s/>as <text:s/>the Company’s <text:s/>independent <text:s/>registered <text:s/>public <text:s/>accounting <text:s/>firm <text:s/>during <text:s/>2015</text:p>
          </table:table-cell>
          <table:table-cell table:style-name="ce1" office:value-type="float" office:value="0.8549" calcext:value-type="float">
            <text:p>0.8549</text:p>
          </table:table-cell>
        </table:table-row>
        <table:table-row table:style-name="ro3">
          <table:table-cell table:style-name="ce1" office:value-type="string" calcext:value-type="string">
            <text:p>SOCENV_INC</text:p>
          </table:table-cell>
          <table:table-cell table:style-name="ce2" office:value-type="string" calcext:value-type="string">
            <text:p>The <text:s/>Audit <text:s/>and <text:s/>Risk <text:s/>Committee <text:s/>is <text:s/>responsible <text:s/>for <text:s/>the <text:s/>appointment, compensation, <text:s/>retention <text:s/>and <text:s/>oversight <text:s/>of <text:s/>the <text:s/>Company’s <text:s/>independent registered <text:s/>public <text:s/>accounting <text:s/>firm</text:p>
          </table:table-cell>
          <table:table-cell table:style-name="ce1" office:value-type="float" office:value="0.1462" calcext:value-type="float">
            <text:p>0.1462</text:p>
          </table:table-cell>
        </table:table-row>
        <table:table-row table:style-name="ro4">
          <table:table-cell table:style-name="ce1" office:value-type="string" calcext:value-type="string">
            <text:p>COMP_CON</text:p>
          </table:table-cell>
          <table:table-cell table:style-name="ce2" office:value-type="string" calcext:value-type="string">
            <text:p>In <text:s/>2015, <text:s/>the <text:s/>Audit <text:s/>and <text:s/>Risk <text:s/>Committee <text:s/>met <text:s/>13 <text:s/>times</text:p>
          </table:table-cell>
          <table:table-cell table:style-name="ce1" office:value-type="float" office:value="0.1099" calcext:value-type="float">
            <text:p>0.1099</text:p>
          </table:table-cell>
        </table:table-row>
        <table:table-row table:style-name="ro3">
          <table:table-cell table:style-name="ce1" office:value-type="string" calcext:value-type="string">
            <text:p>COMP_CON</text:p>
          </table:table-cell>
          <table:table-cell table:style-name="ce2" office:value-type="string" calcext:value-type="string">
            <text:p>The <text:s/>Audit <text:s/>and <text:s/>Risk <text:s/>Committee <text:s/>is <text:s/>responsible <text:s/>for <text:s/>the <text:s/>appointment, compensation, <text:s/>retention <text:s/>and <text:s/>oversight <text:s/>of <text:s/>the <text:s/>Company’s <text:s/>independent registered <text:s/>public <text:s/>accounting <text:s/>firm</text:p>
          </table:table-cell>
          <table:table-cell table:style-name="ce1" office:value-type="float" office:value="0.2496" calcext:value-type="float">
            <text:p>0.2496</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and <text:s/>Risk <text:s/>Committee <text:s/>has <text:s/>discussed <text:s/>with, <text:s/>and received <text:s/>regular <text:s/>status <text:s/>reports <text:s/>from, <text:s/>the <text:s/>Company's <text:s/>Director <text:s/>of <text:s/>internal audit <text:s/>and <text:s/>KPMG <text:s/>on <text:s/>the <text:s/>overall <text:s/>scope <text:s/>and <text:s/>plans <text:s/>for <text:s/>their <text:s/>audits <text:s/>of <text:s/>the Company</text:p>
          </table:table-cell>
          <table:table-cell table:style-name="ce1" office:value-type="float" office:value="0.3667" calcext:value-type="float">
            <text:p>0.3667</text:p>
          </table:table-cell>
        </table:table-row>
        <table:table-row table:style-name="ro4">
          <table:table-cell table:style-name="ce1" office:value-type="string" calcext:value-type="string">
            <text:p>SOCENV_INC</text:p>
          </table:table-cell>
          <table:table-cell table:style-name="ce2" office:value-type="string" calcext:value-type="string">
            <text:p>In <text:s/>2015, <text:s/>the <text:s/>Audit <text:s/>and <text:s/>Risk <text:s/>Committee <text:s/>met <text:s/>13 <text:s/>times</text:p>
          </table:table-cell>
          <table:table-cell table:style-name="ce1" office:value-type="float" office:value="0.1242" calcext:value-type="float">
            <text:p>0.1242</text:p>
          </table:table-cell>
        </table:table-row>
        <table:table-row table:style-name="ro6">
          <table:table-cell table:style-name="ce1" office:value-type="string" calcext:value-type="string">
            <text:p>SOCENV_INC</text:p>
          </table:table-cell>
          <table:table-cell table:style-name="ce2" office:value-type="string" calcext:value-type="string">
            <text:p>The <text:s text:c="2"/>Audit <text:s text:c="2"/>and <text:s text:c="2"/>Risk <text:s text:c="2"/>Committee <text:s text:c="2"/>has <text:s text:c="2"/>also <text:s text:c="2"/>reviewed <text:s text:c="2"/>the certifications <text:s/>of <text:s/>Company <text:s/>executive <text:s/>officers <text:s/>contained <text:s/>in <text:s/>the <text:s/>Annual report <text:s/>on <text:s/>Form <text:s/>10-K <text:s/>for <text:s/>the <text:s/>year <text:s/>ended <text:s/>December <text:s/>31, <text:s/>2015 <text:s/>filed <text:s/>with the SEC, as well as reports issued by KPMG, included in the Company’s Annual <text:s/>report <text:s/>on <text:s/>Form <text:s/>10-K <text:s/>related <text:s/>to <text:s/>its <text:s/>audit <text:s/>of <text:s/>(i) <text:s/>the <text:s/>consolidated financial <text:s/>statements <text:s/>and <text:s/>(ii) <text:s/>the <text:s/>effectiveness <text:s/>of <text:s/>internal <text:s/>control <text:s/>over financial reporting</text:p>
          </table:table-cell>
          <table:table-cell table:style-name="ce1" office:value-type="float" office:value="0.0755" calcext:value-type="float">
            <text:p>0.0755</text:p>
          </table:table-cell>
        </table:table-row>
        <table:table-row table:style-name="ro2">
          <table:table-cell table:style-name="ce1" office:value-type="string" calcext:value-type="string">
            <text:p>COMP_CON</text:p>
          </table:table-cell>
          <table:table-cell table:style-name="ce2" office:value-type="string" calcext:value-type="string">
            <text:p>The process for <text:s/>selection <text:s/>of <text:s/>the <text:s/>lead <text:s/>audit <text:s/>partner <text:s/>for <text:s/>the <text:s/>Company <text:s/>pursuant <text:s/>to <text:s/>this rotation <text:s/>policy <text:s/>involves <text:s/>a <text:s/>meeting <text:s/>between <text:s/>the <text:s/>Chair <text:s/>of <text:s/>the <text:s/>Audit <text:s/>and Risk <text:s/>Committee <text:s/>and <text:s/>the <text:s/>candidate, <text:s/>as <text:s/>well <text:s/>as <text:s/>discussions <text:s/>with <text:s/>the <text:s/>full Audit <text:s/>and <text:s/>Risk <text:s/>Committee <text:s/>and <text:s/>with <text:s/>management</text:p>
          </table:table-cell>
          <table:table-cell table:style-name="ce1" office:value-type="float" office:value="0.2181" calcext:value-type="float">
            <text:p>0.2181</text:p>
          </table:table-cell>
        </table:table-row>
        <table:table-row table:style-name="ro2">
          <table:table-cell table:style-name="ce1" office:value-type="string" calcext:value-type="string">
            <text:p>SOCENV_INC</text:p>
          </table:table-cell>
          <table:table-cell table:style-name="ce2" office:value-type="string" calcext:value-type="string">
            <text:p>The process for <text:s/>selection <text:s/>of <text:s/>the <text:s/>lead <text:s/>audit <text:s/>partner <text:s/>for <text:s/>the <text:s/>Company <text:s/>pursuant <text:s/>to <text:s/>this rotation <text:s/>policy <text:s/>involves <text:s/>a <text:s/>meeting <text:s/>between <text:s/>the <text:s/>Chair <text:s/>of <text:s/>the <text:s/>Audit <text:s/>and Risk <text:s/>Committee <text:s/>and <text:s/>the <text:s/>candidate, <text:s/>as <text:s/>well <text:s/>as <text:s/>discussions <text:s/>with <text:s/>the <text:s/>full Audit <text:s/>and <text:s/>Risk <text:s/>Committee <text:s/>and <text:s/>with <text:s/>management</text:p>
          </table:table-cell>
          <table:table-cell table:style-name="ce1" office:value-type="float" office:value="0.1092" calcext:value-type="float">
            <text:p>0.1092</text:p>
          </table:table-cell>
        </table:table-row>
        <table:table-row table:style-name="ro11">
          <table:table-cell table:style-name="ce1" office:value-type="string" calcext:value-type="string">
            <text:p>SOCENV_INC</text:p>
          </table:table-cell>
          <table:table-cell table:style-name="ce2" office:value-type="string" calcext:value-type="string">
            <text:p>During <text:s/>these meetings <text:s/>the <text:s/>Audit <text:s/>and <text:s/>Risk <text:s/>Committee <text:s/>reviewed <text:s/>and <text:s/>discussed <text:s/>with management, <text:s/>KPMG <text:s/>(the <text:s/>Company’s <text:s/>independent <text:s/>registered <text:s/>public accounting <text:s/>firm), <text:s/>the <text:s/>internal <text:s/>auditors, <text:s/>the <text:s/>chief <text:s/>risk <text:s/>officer, <text:s/>the <text:s/>general counsel <text:s/>and <text:s/>others <text:s/>a <text:s/>variety <text:s/>of <text:s/>topics, <text:s/>including, <text:s/>but <text:s/>not <text:s/>limited <text:s/>to <text:s/>the Company’s <text:s/>earnings <text:s/>releases <text:s/>and <text:s/>SEC <text:s/>filings <text:s/>related <text:s/>to <text:s/>quarterly <text:s/>and annual <text:s text:c="2"/>financial <text:s text:c="2"/>statements, <text:s text:c="2"/>statutory <text:s text:c="2"/>insurance <text:s text:c="2"/>financial <text:s text:c="2"/>statement filings <text:s/>and <text:s/>the <text:s/>Company’s <text:s/>system <text:s/>of <text:s/>internal <text:s/>control <text:s/>over <text:s/>financial reporting</text:p>
          </table:table-cell>
          <table:table-cell table:style-name="ce1" office:value-type="float" office:value="0.0562" calcext:value-type="float">
            <text:p>0.0562</text:p>
          </table:table-cell>
        </table:table-row>
        <table:table-row table:style-name="ro6">
          <table:table-cell table:style-name="ce1" office:value-type="string" calcext:value-type="string">
            <text:p>COMP_CON</text:p>
          </table:table-cell>
          <table:table-cell table:style-name="ce2" office:value-type="string" calcext:value-type="string">
            <text:p>The <text:s text:c="2"/>Audit <text:s text:c="2"/>and <text:s text:c="2"/>Risk <text:s text:c="2"/>Committee <text:s text:c="2"/>has <text:s text:c="2"/>also <text:s text:c="2"/>reviewed <text:s text:c="2"/>the certifications <text:s/>of <text:s/>Company <text:s/>executive <text:s/>officers <text:s/>contained <text:s/>in <text:s/>the <text:s/>Annual report <text:s/>on <text:s/>Form <text:s/>10-K <text:s/>for <text:s/>the <text:s/>year <text:s/>ended <text:s/>December <text:s/>31, <text:s/>2015 <text:s/>filed <text:s/>with the SEC, as well as reports issued by KPMG, included in the Company’s Annual <text:s/>report <text:s/>on <text:s/>Form <text:s/>10-K <text:s/>related <text:s/>to <text:s/>its <text:s/>audit <text:s/>of <text:s/>(i) <text:s/>the <text:s/>consolidated financial <text:s/>statements <text:s/>and <text:s/>(ii) <text:s/>the <text:s/>effectiveness <text:s/>of <text:s/>internal <text:s/>control <text:s/>over financial reporting</text:p>
          </table:table-cell>
          <table:table-cell table:style-name="ce1" office:value-type="float" office:value="0.1719" calcext:value-type="float">
            <text:p>0.1719</text:p>
          </table:table-cell>
        </table:table-row>
        <table:table-row table:style-name="ro11">
          <table:table-cell table:style-name="ce1" office:value-type="string" calcext:value-type="string">
            <text:p>COMP_CON</text:p>
          </table:table-cell>
          <table:table-cell table:style-name="ce2" office:value-type="string" calcext:value-type="string">
            <text:p>During <text:s/>these meetings <text:s/>the <text:s/>Audit <text:s/>and <text:s/>Risk <text:s/>Committee <text:s/>reviewed <text:s/>and <text:s/>discussed <text:s/>with management, <text:s/>KPMG <text:s/>(the <text:s/>Company’s <text:s/>independent <text:s/>registered <text:s/>public accounting <text:s/>firm), <text:s/>the <text:s/>internal <text:s/>auditors, <text:s/>the <text:s/>chief <text:s/>risk <text:s/>officer, <text:s/>the <text:s/>general counsel <text:s/>and <text:s/>others <text:s/>a <text:s/>variety <text:s/>of <text:s/>topics, <text:s/>including, <text:s/>but <text:s/>not <text:s/>limited <text:s/>to <text:s/>the Company’s <text:s/>earnings <text:s/>releases <text:s/>and <text:s/>SEC <text:s/>filings <text:s/>related <text:s/>to <text:s/>quarterly <text:s/>and annual <text:s text:c="2"/>financial <text:s text:c="2"/>statements, <text:s text:c="2"/>statutory <text:s text:c="2"/>insurance <text:s text:c="2"/>financial <text:s text:c="2"/>statement filings <text:s/>and <text:s/>the <text:s/>Company’s <text:s/>system <text:s/>of <text:s/>internal <text:s/>control <text:s/>over <text:s/>financial reporting</text:p>
          </table:table-cell>
          <table:table-cell table:style-name="ce1" office:value-type="float" office:value="0.204" calcext:value-type="float">
            <text:p>0.204</text:p>
          </table:table-cell>
        </table:table-row>
        <table:table-row table:style-name="ro1">
          <table:table-cell table:style-name="ce1" office:value-type="string" calcext:value-type="string">
            <text:p>SOCENV_INC</text:p>
          </table:table-cell>
          <table:table-cell table:style-name="ce2" office:value-type="string" calcext:value-type="string">
            <text:p>The <text:s/>Audit <text:s/>and <text:s/>Risk <text:s/>Committee <text:s/>of <text:s/>the <text:s/>Company’s <text:s/>Board <text:s/>of <text:s/>Directors <text:s/>is composed of five Directors, each of whom, the Board has determined, is independent <text:s/>as <text:s/>defined <text:s/>by <text:s/>the <text:s/>NYSE <text:s/>listing <text:s/>standards <text:s/>and <text:s/>SEC <text:s/>rules and <text:s/>is <text:s/>financially <text:s/>literate</text:p>
          </table:table-cell>
          <table:table-cell table:style-name="ce1" office:value-type="float" office:value="0.0781" calcext:value-type="float">
            <text:p>0.0781</text:p>
          </table:table-cell>
        </table:table-row>
        <table:table-row table:style-name="ro1">
          <table:table-cell table:style-name="ce1" office:value-type="string" calcext:value-type="string">
            <text:p>COMP_CON</text:p>
          </table:table-cell>
          <table:table-cell table:style-name="ce2" office:value-type="string" calcext:value-type="string">
            <text:p>The <text:s/>Board <text:s/>of <text:s/>Directors <text:s/>has <text:s/>also <text:s/>determined that <text:s/>three <text:s/>members <text:s/>of <text:s/>the <text:s/>Audit <text:s/>and <text:s/>Risk <text:s/>Committee <text:s/>(Douglas <text:s/>W. Johnson, <text:s/>W. <text:s/>Paul <text:s/>Bowers, <text:s/>and <text:s/>Joseph <text:s/>L. <text:s/>Moskowitz) <text:s/>qualify <text:s/>as <text:s/>audit committee financial experts as defined by the SEC rules</text:p>
          </table:table-cell>
          <table:table-cell table:style-name="ce1" office:value-type="float" office:value="0.3478" calcext:value-type="float">
            <text:p>0.3478</text:p>
          </table:table-cell>
        </table:table-row>
        <table:table-row table:style-name="ro1">
          <table:table-cell table:style-name="ce1" office:value-type="string" calcext:value-type="string">
            <text:p>SOCENV_INC</text:p>
          </table:table-cell>
          <table:table-cell table:style-name="ce2" office:value-type="string" calcext:value-type="string">
            <text:p>The <text:s text:c="2"/>Audit <text:s text:c="2"/>and <text:s text:c="2"/>Risk <text:s text:c="2"/>Committee <text:s text:c="2"/>has <text:s text:c="2"/>monitored <text:s text:c="2"/>the <text:s text:c="2"/>Company’s compliance <text:s text:c="2"/>with <text:s text:c="2"/>Section <text:s text:c="2"/>404 <text:s text:c="2"/>of <text:s text:c="2"/>the <text:s text:c="2"/>Sarbanes-Oxley <text:s text:c="2"/>Act <text:s text:c="2"/>of <text:s text:c="2"/>2002 regarding the reporting related to internal control over financial reporting</text:p>
          </table:table-cell>
          <table:table-cell table:style-name="ce1" office:value-type="float" office:value="0.3653" calcext:value-type="float">
            <text:p>0.3653</text:p>
          </table:table-cell>
        </table:table-row>
        <table:table-row table:style-name="ro2">
          <table:table-cell table:style-name="ce1" office:value-type="string" calcext:value-type="string">
            <text:p>COMP_CON</text:p>
          </table:table-cell>
          <table:table-cell table:style-name="ce2" office:value-type="string" calcext:value-type="string">
            <text:p>The <text:s/>charter, <text:s/>which <text:s/>is <text:s/>annually <text:s/>reviewed <text:s/>and <text:s/>complies <text:s/>with all <text:s/>current <text:s/>regulatory <text:s/>requirements, <text:s/>can <text:s/>be <text:s/>viewed <text:s/>on <text:s/>the <text:s/>Company’s website, <text:s/>www.aflac.com, <text:s/>by <text:s/>clicking <text:s/>on <text:s/>“Investors,” <text:s/>then <text:s/>“Corporate Governance,” <text:s/>then <text:s/>“Audit <text:s/>and <text:s/>Risk <text:s/>Committee” <text:s/>(or http://investors.aflac.com/corporate-governance/audit-committee.aspx)</text:p>
          </table:table-cell>
          <table:table-cell table:style-name="ce1" office:value-type="float" office:value="0.3525" calcext:value-type="float">
            <text:p>0.3525</text:p>
          </table:table-cell>
        </table:table-row>
        <table:table-row table:style-name="ro1">
          <table:table-cell table:style-name="ce1" office:value-type="string" calcext:value-type="string">
            <text:p>SOCENV_INC</text:p>
          </table:table-cell>
          <table:table-cell table:style-name="ce2" office:value-type="string" calcext:value-type="string">
            <text:p>The <text:s/>Board <text:s/>of <text:s/>Directors <text:s/>has <text:s/>also <text:s/>determined that <text:s/>three <text:s/>members <text:s/>of <text:s/>the <text:s/>Audit <text:s/>and <text:s/>Risk <text:s/>Committee <text:s/>(Douglas <text:s/>W. Johnson, <text:s/>W. <text:s/>Paul <text:s/>Bowers, <text:s/>and <text:s/>Joseph <text:s/>L. <text:s/>Moskowitz) <text:s/>qualify <text:s/>as <text:s/>audit committee financial experts as defined by the SEC rules</text:p>
          </table:table-cell>
          <table:table-cell table:style-name="ce1" office:value-type="float" office:value="0.1843" calcext:value-type="float">
            <text:p>0.1843</text:p>
          </table:table-cell>
        </table:table-row>
        <table:table-row table:style-name="ro1">
          <table:table-cell table:style-name="ce1" office:value-type="string" calcext:value-type="string">
            <text:p>COMP_CON</text:p>
          </table:table-cell>
          <table:table-cell table:style-name="ce2" office:value-type="string" calcext:value-type="string">
            <text:p>These independent committees of our Board also have the authority under their respective charters to hire independent advisors and consultants, at our expense, to assist them in performing their duties</text:p>
          </table:table-cell>
          <table:table-cell table:style-name="ce1" office:value-type="float" office:value="0.7752" calcext:value-type="float">
            <text:p>0.7752</text:p>
          </table:table-cell>
        </table:table-row>
        <table:table-row table:style-name="ro1">
          <table:table-cell table:style-name="ce1" office:value-type="string" calcext:value-type="string">
            <text:p>COMP_CON</text:p>
          </table:table-cell>
          <table:table-cell table:style-name="ce2" office:value-type="string" calcext:value-type="string">
            <text:p>Corporate Governance Our Board of Directors has developed corporate governance practices to help it fulfill its responsibility to stockholders to oversee the work of management in the conduct of our business</text:p>
          </table:table-cell>
          <table:table-cell table:style-name="ce1" office:value-type="float" office:value="0.6834" calcext:value-type="float">
            <text:p>0.6834</text:p>
          </table:table-cell>
        </table:table-row>
        <table:table-row table:style-name="ro3">
          <table:table-cell table:style-name="ce1" office:value-type="string" calcext:value-type="string">
            <text:p>COMP_CON</text:p>
          </table:table-cell>
          <table:table-cell table:style-name="ce2" office:value-type="string" calcext:value-type="string">
            <text:p>These directors periodically designate an independent director to serve as the “lead independent director” and preside at these meetings</text:p>
          </table:table-cell>
          <table:table-cell table:style-name="ce1" office:value-type="float" office:value="0.5441" calcext:value-type="float">
            <text:p>0.5441</text:p>
          </table:table-cell>
        </table:table-row>
        <table:table-row table:style-name="ro3">
          <table:table-cell table:style-name="ce1" office:value-type="string" calcext:value-type="string">
            <text:p>COMP_CON</text:p>
          </table:table-cell>
          <table:table-cell table:style-name="ce2" office:value-type="string" calcext:value-type="string">
            <text:p>Each of our Board’s Audit Committee and Compensation and Corporate Governance Committee is composed entirely of independent directors</text:p>
          </table:table-cell>
          <table:table-cell table:style-name="ce1" office:value-type="float" office:value="0.2239" calcext:value-type="float">
            <text:p>0.2239</text:p>
          </table:table-cell>
        </table:table-row>
        <table:table-row table:style-name="ro3">
          <table:table-cell table:style-name="ce1" office:value-type="string" calcext:value-type="string">
            <text:p>COMP_CON</text:p>
          </table:table-cell>
          <table:table-cell table:style-name="ce2" office:value-type="string" calcext:value-type="string">
            <text:p>If the lead independent director is unavailable for a meeting, his or her immediate predecessor will serve as lead independent director for such meeting</text:p>
          </table:table-cell>
          <table:table-cell table:style-name="ce1" office:value-type="float" office:value="0.0729" calcext:value-type="float">
            <text:p>0.0729</text:p>
          </table:table-cell>
        </table:table-row>
        <table:table-row table:style-name="ro4">
          <table:table-cell table:style-name="ce1" office:value-type="string" calcext:value-type="string">
            <text:p>COMP_CON</text:p>
          </table:table-cell>
          <table:table-cell table:style-name="ce2" office:value-type="string" calcext:value-type="string">
            <text:p>An independent director also serves on our Board’s Executive Committee</text:p>
          </table:table-cell>
          <table:table-cell table:style-name="ce1" office:value-type="float" office:value="0.5667" calcext:value-type="float">
            <text:p>0.5667</text:p>
          </table:table-cell>
        </table:table-row>
        <table:table-row table:style-name="ro1">
          <table:table-cell table:style-name="ce1" office:value-type="string" calcext:value-type="string">
            <text:p>COMP_CON</text:p>
          </table:table-cell>
          <table:table-cell table:style-name="ce2" office:value-type="string" calcext:value-type="string">
            <text:p>Presently, our independent directors meet during our Board’s quarterly in-person meetings and may hold additional meetings at the request of the lead independent director or another independent director</text:p>
          </table:table-cell>
          <table:table-cell table:style-name="ce1" office:value-type="float" office:value="0.8935" calcext:value-type="float">
            <text:p>0.8935</text:p>
          </table:table-cell>
        </table:table-row>
        <table:table-row table:style-name="ro3">
          <table:table-cell table:style-name="ce1" office:value-type="string" calcext:value-type="string">
            <text:p>SOCENV_INC</text:p>
          </table:table-cell>
          <table:table-cell table:style-name="ce2" office:value-type="string" calcext:value-type="string">
            <text:p>Each of our Board’s Audit Committee and Compensation and Corporate Governance Committee is composed entirely of independent directors</text:p>
          </table:table-cell>
          <table:table-cell table:style-name="ce1" office:value-type="float" office:value="0.0828" calcext:value-type="float">
            <text:p>0.0828</text:p>
          </table:table-cell>
        </table:table-row>
        <table:table-row table:style-name="ro3">
          <table:table-cell table:style-name="ce1" office:value-type="string" calcext:value-type="string">
            <text:p>SOCENV_INC</text:p>
          </table:table-cell>
          <table:table-cell table:style-name="ce2" office:value-type="string" calcext:value-type="string">
            <text:p>(2) Each member of the Compensation and Corporate Governance Committee is “independent,” as defined in Rules 5605(a)(2) and 5605(d)(2) of the NASDAQ rules</text:p>
          </table:table-cell>
          <table:table-cell table:style-name="ce1" office:value-type="float" office:value="0.0969" calcext:value-type="float">
            <text:p>0.0969</text:p>
          </table:table-cell>
        </table:table-row>
        <table:table-row table:style-name="ro9">
          <table:table-cell table:style-name="ce1" office:value-type="string" calcext:value-type="string">
            <text:p>SOCENV_INC</text:p>
          </table:table-cell>
          <table:table-cell table:style-name="ce2" office:value-type="string" calcext:value-type="string">
            <text:p>The following table sets forth the current members of our Board of Directors and their committee membership, if any:   Name    Director Since      Executive    Audit    Compensation and Corporate Governance <text:s text:c="3"/>Malon Wilkus    <text:s text:c="2"/>2008 <text:s text:c="2"/>   Chair       John R. Erickson    <text:s text:c="2"/>2013 <text:s text:c="2"/>         Samuel A. Flax    <text:s text:c="2"/>2011 <text:s text:c="2"/>         Alvin N. Puryear    <text:s text:c="2"/>2008 <text:s text:c="2"/>          Robert M. Couch*    <text:s text:c="2"/>2011 <text:s text:c="2"/>          Morris A. Davis*    <text:s text:c="2"/>2008 <text:s text:c="2"/>          Randy E. Dobbs*    <text:s text:c="2"/>2008 <text:s text:c="2"/>         Chair Larry K. Harvey*    <text:s text:c="2"/>2008 <text:s text:c="2"/>       Chair    Prue B. Larocca*    <text:s text:c="2"/>2013 <text:s text:c="2"/>                 * Director is “independent,” as defined in Rule 5605(a)(2) of The NASDAQ Global Select Market’s marketplace rules (the “NASDAQ rules”)</text:p>
          </table:table-cell>
          <table:table-cell table:style-name="ce1" office:value-type="float" office:value="0.0676" calcext:value-type="float">
            <text:p>0.0676</text:p>
          </table:table-cell>
        </table:table-row>
        <table:table-row table:style-name="ro1">
          <table:table-cell table:style-name="ce1" office:value-type="string" calcext:value-type="string">
            <text:p>COMP_CON</text:p>
          </table:table-cell>
          <table:table-cell table:style-name="ce2" office:value-type="string" calcext:value-type="string">
            <text:p>The committee’s meetings include, whenever appropriate, executive sessions with each of our independent external auditors and our Manager ’s internal auditors, without the presence of management</text:p>
          </table:table-cell>
          <table:table-cell table:style-name="ce1" office:value-type="float" office:value="0.67" calcext:value-type="float">
            <text:p>0.67</text:p>
          </table:table-cell>
        </table:table-row>
        <table:table-row table:style-name="ro4">
          <table:table-cell table:style-name="ce1" office:value-type="string" calcext:value-type="string">
            <text:p>COMP_CON</text:p>
          </table:table-cell>
          <table:table-cell table:style-name="ce2" office:value-type="string" calcext:value-type="string">
            <text:p>the performance of our independent registered public accounting firm and any internal auditors</text:p>
          </table:table-cell>
          <table:table-cell table:style-name="ce1" office:value-type="float" office:value="0.1978" calcext:value-type="float">
            <text:p>0.1978</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is also responsible for engaging an independent registered public accounting firm, reviewing with the independent registered public accounting firm the plans and results of the audit engagement, approving professional services provided by the independent registered public accounting firm and considering the range of audit and non-audit fees</text:p>
          </table:table-cell>
          <table:table-cell table:style-name="ce1" office:value-type="float" office:value="0.9727" calcext:value-type="float">
            <text:p>0.9727</text:p>
          </table:table-cell>
        </table:table-row>
        <table:table-row table:style-name="ro4">
          <table:table-cell table:style-name="ce1" office:value-type="string" calcext:value-type="string">
            <text:p>COMP_CON</text:p>
          </table:table-cell>
          <table:table-cell table:style-name="ce2" office:value-type="string" calcext:value-type="string">
            <text:p>the qualifications and independence of our independent registered public accounting firm; and</text:p>
          </table:table-cell>
          <table:table-cell table:style-name="ce1" office:value-type="float" office:value="0.6338" calcext:value-type="float">
            <text:p>0.6338</text:p>
          </table:table-cell>
        </table:table-row>
        <table:table-row table:style-name="ro1">
          <table:table-cell table:style-name="ce1" office:value-type="string" calcext:value-type="string">
            <text:p>SOCENV_INC</text:p>
          </table:table-cell>
          <table:table-cell table:style-name="ce2" office:value-type="string" calcext:value-type="string">
            <text:p>These guidelines, in conjunction with our Certificate of Incorporation, Second Amended and Restated Bylaws, as amended (our “Bylaws”), and committee charters of the Audit Committee and the Compensation and Corporate Governance Committee, form the framework for our governance</text:p>
          </table:table-cell>
          <table:table-cell table:style-name="ce1" office:value-type="float" office:value="0.5679" calcext:value-type="float">
            <text:p>0.5679</text:p>
          </table:table-cell>
        </table:table-row>
        <table:table-row table:style-name="ro1">
          <table:table-cell table:style-name="ce1" office:value-type="string" calcext:value-type="string">
            <text:p>COMP_CON</text:p>
          </table:table-cell>
          <table:table-cell table:style-name="ce2" office:value-type="string" calcext:value-type="string">
            <text:p>review the compensation and fees payable to our Manager under the management agreement with our Manager (which is described under “Board and Governance Matters—Certain Transactions with Related Persons”);</text:p>
          </table:table-cell>
          <table:table-cell table:style-name="ce1" office:value-type="float" office:value="0.1303" calcext:value-type="float">
            <text:p>0.1303</text:p>
          </table:table-cell>
        </table:table-row>
        <table:table-row table:style-name="ro5">
          <table:table-cell table:style-name="ce1" office:value-type="string" calcext:value-type="string">
            <text:p>COMP_CON</text:p>
          </table:table-cell>
          <table:table-cell table:style-name="ce2" office:value-type="string" calcext:value-type="string">
            <text:p>CORPORATE GOVERNANCE HIGHLIGHTS:    <text:s text:c="5"/>Annual election of directors    <text:s text:c="5"/>Directors elected by majority, not plurality, voting    <text:s text:c="5"/>Resignation policy for directors who do not receive a majority vote    <text:s text:c="5"/>Five of nine directors are independent    <text:s text:c="5"/>Lead director is independent       <text:s text:c="3"/>Regular meetings of independent directors without members of management or affiliated directors    <text:s text:c="2"/>At least 75% attendance for Board meetings and 100% attendance for committee meetings in 2015    <text:s text:c="3"/>Stock ownership guidelines for directors    <text:s text:c="3"/>Comprehensive Code of Ethics and Conduct and Corporate Governance Guidelines Committees of the Board of Directors Our Board of Directors’ principal standing committees and their primary functions are described below</text:p>
          </table:table-cell>
          <table:table-cell table:style-name="ce1" office:value-type="float" office:value="0.2278" calcext:value-type="float">
            <text:p>0.2278</text:p>
          </table:table-cell>
        </table:table-row>
        <table:table-row table:style-name="ro5">
          <table:table-cell table:style-name="ce1" office:value-type="string" calcext:value-type="string">
            <text:p>SOCENV_INC</text:p>
          </table:table-cell>
          <table:table-cell table:style-name="ce2" office:value-type="string" calcext:value-type="string">
            <text:p>CORPORATE GOVERNANCE HIGHLIGHTS:    <text:s text:c="5"/>Annual election of directors    <text:s text:c="5"/>Directors elected by majority, not plurality, voting    <text:s text:c="5"/>Resignation policy for directors who do not receive a majority vote    <text:s text:c="5"/>Five of nine directors are independent    <text:s text:c="5"/>Lead director is independent       <text:s text:c="3"/>Regular meetings of independent directors without members of management or affiliated directors    <text:s text:c="2"/>At least 75% attendance for Board meetings and 100% attendance for committee meetings in 2015    <text:s text:c="3"/>Stock ownership guidelines for directors    <text:s text:c="3"/>Comprehensive Code of Ethics and Conduct and Corporate Governance Guidelines Committees of the Board of Directors Our Board of Directors’ principal standing committees and their primary functions are described below</text:p>
          </table:table-cell>
          <table:table-cell table:style-name="ce1" office:value-type="float" office:value="0.2786" calcext:value-type="float">
            <text:p>0.2786</text:p>
          </table:table-cell>
        </table:table-row>
        <table:table-row table:style-name="ro3">
          <table:table-cell table:style-name="ce1" office:value-type="string" calcext:value-type="string">
            <text:p>COMP_CON</text:p>
          </table:table-cell>
          <table:table-cell table:style-name="ce2" office:value-type="string" calcext:value-type="string">
            <text:p>Each of our directors attended at least 75% of the meetings of the Board of Directors and 100% of the meetings of the committees on which he or she served in 2015</text:p>
          </table:table-cell>
          <table:table-cell table:style-name="ce1" office:value-type="float" office:value="0.3946" calcext:value-type="float">
            <text:p>0.3946</text:p>
          </table:table-cell>
        </table:table-row>
        <table:table-row table:style-name="ro2">
          <table:table-cell table:style-name="ce1" office:value-type="string" calcext:value-type="string">
            <text:p>COMP_CON</text:p>
          </table:table-cell>
          <table:table-cell table:style-name="ce2" office:value-type="string" calcext:value-type="string">
            <text:p>Each of the Audit Committee and the Compensation and Corporate Governance Committee schedules regular meetings to coincide with the quarterly in-person meetings of the Board of Directors and also meets at the request of senior management or at such other times as it determines</text:p>
          </table:table-cell>
          <table:table-cell table:style-name="ce1" office:value-type="float" office:value="0.9154" calcext:value-type="float">
            <text:p>0.9154</text:p>
          </table:table-cell>
        </table:table-row>
        <table:table-row table:style-name="ro4">
          <table:table-cell table:style-name="ce1" office:value-type="string" calcext:value-type="string">
            <text:p>COMP_CON</text:p>
          </table:table-cell>
          <table:table-cell table:style-name="ce2" office:value-type="string" calcext:value-type="string">
            <text:p>Our Secretary, in consultation with the chair of each committee, sets agendas for the meetings</text:p>
          </table:table-cell>
          <table:table-cell table:style-name="ce1" office:value-type="float" office:value="0.9066" calcext:value-type="float">
            <text:p>0.9066</text:p>
          </table:table-cell>
        </table:table-row>
        <table:table-row table:style-name="ro3">
          <table:table-cell table:style-name="ce1" office:value-type="string" calcext:value-type="string">
            <text:p>COMP_CON</text:p>
          </table:table-cell>
          <table:table-cell table:style-name="ce2" office:value-type="string" calcext:value-type="string">
            <text:p>Each committee reports regularly to the Board of Directors on its activities at the next regularly scheduled Board meeting following their committee meetings and when appropriate</text:p>
          </table:table-cell>
          <table:table-cell table:style-name="ce1" office:value-type="float" office:value="0.093" calcext:value-type="float">
            <text:p>0.093</text:p>
          </table:table-cell>
        </table:table-row>
        <table:table-row table:style-name="ro2">
          <table:table-cell table:style-name="ce1" office:value-type="string" calcext:value-type="string">
            <text:p>COMP_CON</text:p>
          </table:table-cell>
          <table:table-cell table:style-name="ce2" office:value-type="string" calcext:value-type="string">
            <text:p>During 2015, the Audit Committee held five meetings and our Compensation and Corporate Governance Committee held six meetings, two of which were held to evaluate and review our Manager ’s performance, compensation and the terms of the management agreement with our Manager</text:p>
          </table:table-cell>
          <table:table-cell table:style-name="ce1" office:value-type="float" office:value="0.3852" calcext:value-type="float">
            <text:p>0.3852</text:p>
          </table:table-cell>
        </table:table-row>
        <table:table-row table:style-name="ro3">
          <table:table-cell table:style-name="ce1" office:value-type="string" calcext:value-type="string">
            <text:p>SOCENV_INC</text:p>
          </table:table-cell>
          <table:table-cell table:style-name="ce2" office:value-type="string" calcext:value-type="string">
            <text:p>The Compensation and Corporate Governance Committee also serves as the Board of Director ’s standing nominating committee and as such performs the following functions:</text:p>
          </table:table-cell>
          <table:table-cell table:style-name="ce1" office:value-type="float" office:value="0.2601" calcext:value-type="float">
            <text:p>0.2601</text:p>
          </table:table-cell>
        </table:table-row>
        <table:table-row table:style-name="ro3">
          <table:table-cell table:style-name="ce1" office:value-type="string" calcext:value-type="string">
            <text:p>COMP_CON</text:p>
          </table:table-cell>
          <table:table-cell table:style-name="ce2" office:value-type="string" calcext:value-type="string">
            <text:p>Litigation Risk: <text:s text:c="2"/>The Compensation and Corporate Governance Committee monitors the Company’s litigation, if any</text:p>
          </table:table-cell>
          <table:table-cell table:style-name="ce1" office:value-type="float" office:value="0.3052" calcext:value-type="float">
            <text:p>0.3052</text:p>
          </table:table-cell>
        </table:table-row>
        <table:table-row table:style-name="ro1">
          <table:table-cell table:style-name="ce1" office:value-type="string" calcext:value-type="string">
            <text:p>SOCENV_INC</text:p>
          </table:table-cell>
          <table:table-cell table:style-name="ce2" office:value-type="string" calcext:value-type="string">
            <text:p>The Board has also adopted, and regularly reviews our compliance with, various policies and procedures addressing other operational risks, such as business continuity, data privacy and cybersecurity</text:p>
          </table:table-cell>
          <table:table-cell table:style-name="ce1" office:value-type="float" office:value="0.0674" calcext:value-type="float">
            <text:p>0.0674</text:p>
          </table:table-cell>
        </table:table-row>
        <table:table-row table:style-name="ro11">
          <table:table-cell table:style-name="ce1" office:value-type="string" calcext:value-type="string">
            <text:p>SOCENV_INC</text:p>
          </table:table-cell>
          <table:table-cell table:style-name="ce2" office:value-type="string" calcext:value-type="string">
            <text:p>Regulatory Compliance Risk: <text:s/>The Board, both directly and through the Audit Committee, receives regular reports from our Manager ’s legal, accounting and internal audit representatives on regulatory matters, including the Company’s compliance with its real estate investment trust (“REIT”) qualification and exemption from the Investment Company Act of 1940, compliance with our Code of Ethics and Conduct (“Code of Ethics”) and our Manager ’s compliance with the Investment Advisers Act of 1940</text:p>
          </table:table-cell>
          <table:table-cell table:style-name="ce1" office:value-type="float" office:value="0.4734" calcext:value-type="float">
            <text:p>0.4734</text:p>
          </table:table-cell>
        </table:table-row>
        <table:table-row table:style-name="ro3">
          <table:table-cell table:style-name="ce1" office:value-type="string" calcext:value-type="string">
            <text:p>SOCENV_INC</text:p>
          </table:table-cell>
          <table:table-cell table:style-name="ce2" office:value-type="string" calcext:value-type="string">
            <text:p>Governance Risk: <text:s/>The Compensation and Corporate Governance Committee also oversees risks related to Board organization, membership and structure and corporate governance</text:p>
          </table:table-cell>
          <table:table-cell table:style-name="ce1" office:value-type="float" office:value="0.3295" calcext:value-type="float">
            <text:p>0.3295</text:p>
          </table:table-cell>
        </table:table-row>
        <table:table-row table:style-name="ro11">
          <table:table-cell table:style-name="ce1" office:value-type="string" calcext:value-type="string">
            <text:p>COMP_CON</text:p>
          </table:table-cell>
          <table:table-cell table:style-name="ce2" office:value-type="string" calcext:value-type="string">
            <text:p>Regulatory Compliance Risk: <text:s/>The Board, both directly and through the Audit Committee, receives regular reports from our Manager ’s legal, accounting and internal audit representatives on regulatory matters, including the Company’s compliance with its real estate investment trust (“REIT”) qualification and exemption from the Investment Company Act of 1940, compliance with our Code of Ethics and Conduct (“Code of Ethics”) and our Manager ’s compliance with the Investment Advisers Act of 1940</text:p>
          </table:table-cell>
          <table:table-cell table:style-name="ce1" office:value-type="float" office:value="0.0799" calcext:value-type="float">
            <text:p>0.0799</text:p>
          </table:table-cell>
        </table:table-row>
        <table:table-row table:style-name="ro3">
          <table:table-cell table:style-name="ce1" office:value-type="string" calcext:value-type="string">
            <text:p>COMP_CON</text:p>
          </table:table-cell>
          <table:table-cell table:style-name="ce2" office:value-type="string" calcext:value-type="string">
            <text:p>Governance Risk: <text:s/>The Compensation and Corporate Governance Committee also oversees risks related to Board organization, membership and structure and corporate governance</text:p>
          </table:table-cell>
          <table:table-cell table:style-name="ce1" office:value-type="float" office:value="0.0844" calcext:value-type="float">
            <text:p>0.0844</text:p>
          </table:table-cell>
        </table:table-row>
        <table:table-row table:style-name="ro1">
          <table:table-cell table:style-name="ce1" office:value-type="string" calcext:value-type="string">
            <text:p>COMP_CON</text:p>
          </table:table-cell>
          <table:table-cell table:style-name="ce2" office:value-type="string" calcext:value-type="string">
            <text:p>In performing its risk oversight function, the Board, directly or through its standing committees, regularly reviews our material strategic, operational, financial, compensation and compliance risks with senior management</text:p>
          </table:table-cell>
          <table:table-cell table:style-name="ce1" office:value-type="float" office:value="0.1593" calcext:value-type="float">
            <text:p>0.1593</text:p>
          </table:table-cell>
        </table:table-row>
        <table:table-row table:style-name="ro2">
          <table:table-cell table:style-name="ce1" office:value-type="string" calcext:value-type="string">
            <text:p>SOCENV_INC</text:p>
          </table:table-cell>
          <table:table-cell table:style-name="ce2" office:value-type="string" calcext:value-type="string">
            <text:p>Financial and Accounting Risk: <text:s/>The Audit Committee oversees the Company’s management of its financial, accounting, internal controls and liquidity risks through regular meetings with our Chief Financial Officer, senior representatives of our Manager ’s accounting, tax, auditing and legal departments and representatives of the Company’s independent public accountant</text:p>
          </table:table-cell>
          <table:table-cell table:style-name="ce1" office:value-type="float" office:value="0.0767" calcext:value-type="float">
            <text:p>0.0767</text:p>
          </table:table-cell>
        </table:table-row>
        <table:table-row table:style-name="ro1">
          <table:table-cell table:style-name="ce1" office:value-type="string" calcext:value-type="string">
            <text:p>COMP_CON</text:p>
          </table:table-cell>
          <table:table-cell table:style-name="ce2" office:value-type="string" calcext:value-type="string">
            <text:p>Compensation and Benefit Plan Risk: <text:s/>The Compensation and Corporate Governance Committee considers the extent to which our director compensation and benefit plan programs may create risk for the Company</text:p>
          </table:table-cell>
          <table:table-cell table:style-name="ce1" office:value-type="float" office:value="0.058" calcext:value-type="float">
            <text:p>0.058</text:p>
          </table:table-cell>
        </table:table-row>
        <table:table-row table:style-name="ro1">
          <table:table-cell table:style-name="ce1" office:value-type="string" calcext:value-type="string">
            <text:p>SOCENV_INC</text:p>
          </table:table-cell>
          <table:table-cell table:style-name="ce2" office:value-type="string" calcext:value-type="string">
            <text:p>In addition, the Board routinely receives information regarding the technology and cyber-risks relevant to the Company’s business to ensure that adequate steps are being taken to prevent, and prepare for, cyber-incidents</text:p>
          </table:table-cell>
          <table:table-cell table:style-name="ce1" office:value-type="float" office:value="0.0829" calcext:value-type="float">
            <text:p>0.0829</text:p>
          </table:table-cell>
        </table:table-row>
        <table:table-row table:style-name="ro1">
          <table:table-cell table:style-name="ce1" office:value-type="string" calcext:value-type="string">
            <text:p>COMP_CON</text:p>
          </table:table-cell>
          <table:table-cell table:style-name="ce2" office:value-type="string" calcext:value-type="string">
            <text:p>a member of the compensation committee (or equivalent) of any other entity, one of whose executive officers served as one of our directors or was an immediate family member of a director, or served on our Compensation and Corporate Governance Committee; or</text:p>
          </table:table-cell>
          <table:table-cell table:style-name="ce1" office:value-type="float" office:value="0.3635" calcext:value-type="float">
            <text:p>0.3635</text:p>
          </table:table-cell>
        </table:table-row>
        <table:table-row table:style-name="ro3">
          <table:table-cell table:style-name="ce1" office:value-type="string" calcext:value-type="string">
            <text:p>COMP_CON</text:p>
          </table:table-cell>
          <table:table-cell table:style-name="ce2" office:value-type="string" calcext:value-type="string">
            <text:p>a director of any other entity, one of whose executive officers or their immediate family member served on our Compensation and Corporate Governance Committee</text:p>
          </table:table-cell>
          <table:table-cell table:style-name="ce1" office:value-type="float" office:value="0.2142" calcext:value-type="float">
            <text:p>0.2142</text:p>
          </table:table-cell>
        </table:table-row>
        <table:table-row table:style-name="ro2">
          <table:table-cell table:style-name="ce1" office:value-type="string" calcext:value-type="string">
            <text:p>SOCENV_INC</text:p>
          </table:table-cell>
          <table:table-cell table:style-name="ce2" office:value-type="string" calcext:value-type="string">
            <text:p>Compensation and Corporate Governance Committee Interlocks and Insider Participation No member of the Compensation and Corporate Governance Committee during fiscal year 2015 served as an officer, former officer or employee of ours or had a relationship disclosable under “Board and Governance Matters—Certain Transactions with Related Persons.”</text:p>
          </table:table-cell>
          <table:table-cell table:style-name="ce1" office:value-type="float" office:value="0.0507" calcext:value-type="float">
            <text:p>0.0507</text:p>
          </table:table-cell>
        </table:table-row>
        <table:table-row table:style-name="ro7">
          <table:table-cell table:style-name="ce1" office:value-type="string" calcext:value-type="string">
            <text:p>COMP_CON</text:p>
          </table:table-cell>
          <table:table-cell table:style-name="ce2" office:value-type="string" calcext:value-type="string">
            <text:p>12/14/2020 DEF 14A https://www.sec.gov/Archives/edgar/data/0001423689/000119312516501538/d140920ddef14a.htm 16/47 BOARD AND GOVERNANCE MATTERS     consent of our Manager, employ any employee of the Manager or any of its affiliates, including American Capital, or any person who has been employed by our Manager or any of its affiliates at any time within the two year period immediately preceding the date on which the person commences employment with us for two years after such termination of the management agreement</text:p>
          </table:table-cell>
          <table:table-cell table:style-name="ce1" office:value-type="float" office:value="0.4841" calcext:value-type="float">
            <text:p>0.4841</text:p>
          </table:table-cell>
        </table:table-row>
        <table:table-row table:style-name="ro2">
          <table:table-cell table:style-name="ce1" office:value-type="string" calcext:value-type="string">
            <text:p>COMP_CON</text:p>
          </table:table-cell>
          <table:table-cell table:style-name="ce2" office:value-type="string" calcext:value-type="string">
            <text:p>Compensation and Corporate Governance Committee Interlocks and Insider Participation No member of the Compensation and Corporate Governance Committee during fiscal year 2015 served as an officer, former officer or employee of ours or had a relationship disclosable under “Board and Governance Matters—Certain Transactions with Related Persons.”</text:p>
          </table:table-cell>
          <table:table-cell table:style-name="ce1" office:value-type="float" office:value="0.2049" calcext:value-type="float">
            <text:p>0.2049</text:p>
          </table:table-cell>
        </table:table-row>
        <table:table-row table:style-name="ro2">
          <table:table-cell table:style-name="ce1" office:value-type="string" calcext:value-type="string">
            <text:p>COMP_CON</text:p>
          </table:table-cell>
          <table:table-cell table:style-name="ce2" office:value-type="string" calcext:value-type="string">
            <text:p>Each director has been nominated by the Compensation and Corporate Governance Committee of the Board of Directors, in accordance with our Bylaws, to stand for re-election at the Annual Meeting and to serve as a director until our annual meeting to be held in 2017 and until his or her successor is elected and qualified</text:p>
          </table:table-cell>
          <table:table-cell table:style-name="ce1" office:value-type="float" office:value="0.0801" calcext:value-type="float">
            <text:p>0.0801</text:p>
          </table:table-cell>
        </table:table-row>
        <table:table-row table:style-name="ro2">
          <table:table-cell table:style-name="ce1" office:value-type="string" calcext:value-type="string">
            <text:p>COMP_CON</text:p>
          </table:table-cell>
          <table:table-cell table:style-name="ce2" office:value-type="string" calcext:value-type="string">
            <text:p>Our directors have been evaluated by the Compensation and Corporate Governance Committee pursuant to the guidelines described above under “Board and Governance Matters—Board Membership Criteria” and the determination was made that each of them fulfills and exceeds the qualities that we look for in members of our Board of Directors</text:p>
          </table:table-cell>
          <table:table-cell table:style-name="ce1" office:value-type="float" office:value="0.0576" calcext:value-type="float">
            <text:p>0.0576</text:p>
          </table:table-cell>
        </table:table-row>
        <table:table-row table:style-name="ro2">
          <table:table-cell table:style-name="ce1" office:value-type="string" calcext:value-type="string">
            <text:p>SOCENV_INC</text:p>
          </table:table-cell>
          <table:table-cell table:style-name="ce2" office:value-type="string" calcext:value-type="string">
            <text:p>Our directors have been evaluated by the Compensation and Corporate Governance Committee pursuant to the guidelines described above under “Board and Governance Matters—Board Membership Criteria” and the determination was made that each of them fulfills and exceeds the qualities that we look for in members of our Board of Directors</text:p>
          </table:table-cell>
          <table:table-cell table:style-name="ce1" office:value-type="float" office:value="0.1521" calcext:value-type="float">
            <text:p>0.1521</text:p>
          </table:table-cell>
        </table:table-row>
        <table:table-row table:style-name="ro4">
          <table:table-cell table:style-name="ce1" office:value-type="string" calcext:value-type="string">
            <text:p>COMP_CON</text:p>
          </table:table-cell>
          <table:table-cell table:style-name="ce2" office:value-type="string" calcext:value-type="string">
            <text:p>law firm of Arnold <text:s/>&amp; Porter LLP from 1990 to January <text:s/>2005</text:p>
          </table:table-cell>
          <table:table-cell table:style-name="ce1" office:value-type="float" office:value="0.1555" calcext:value-type="float">
            <text:p>0.1555</text:p>
          </table:table-cell>
        </table:table-row>
        <table:table-row table:style-name="ro1">
          <table:table-cell table:style-name="ce1" office:value-type="string" calcext:value-type="string">
            <text:p>SOCENV_INC</text:p>
          </table:table-cell>
          <table:table-cell table:style-name="ce2" office:value-type="string" calcext:value-type="string">
            <text:p>(NASDAQ: MTGE) since March 2011 and February 2013, respectively, and Executive <text:s/>Vice President, Chief Compliance <text:s/>Officer and Secretary <text:s/>of its manager, American Capital <text:s/>MTGE Management, LLC since July 2011, February <text:s/>2012 and April 2011, respectively</text:p>
          </table:table-cell>
          <table:table-cell table:style-name="ce1" office:value-type="float" office:value="0.1449" calcext:value-type="float">
            <text:p>0.1449</text:p>
          </table:table-cell>
        </table:table-row>
        <table:table-row table:style-name="ro1">
          <table:table-cell table:style-name="ce1" office:value-type="string" calcext:value-type="string">
            <text:p>COMP_CON</text:p>
          </table:table-cell>
          <table:table-cell table:style-name="ce2" office:value-type="string" calcext:value-type="string">
            <text:p>At Arnold <text:s/>&amp; Porter LLP, he represented American Capital in raising debt and equity capital, advised the company on <text:s/>corporate, <text:s/>securities <text:s/>and <text:s/>other <text:s/>legal <text:s/>matters <text:s/>and <text:s/>represented <text:s/>the <text:s/>company <text:s/>in <text:s/>many <text:s/>of <text:s/>its investment transactions</text:p>
          </table:table-cell>
          <table:table-cell table:style-name="ce1" office:value-type="float" office:value="0.2741" calcext:value-type="float">
            <text:p>0.2741</text:p>
          </table:table-cell>
        </table:table-row>
        <table:table-row table:style-name="ro3">
          <table:table-cell table:style-name="ce1" office:value-type="string" calcext:value-type="string">
            <text:p>COMP_CON</text:p>
          </table:table-cell>
          <table:table-cell table:style-name="ce2" office:value-type="string" calcext:value-type="string">
            <text:p>Audit         Professional Experience: Mr. Couch <text:s/>is Counsel <text:s/>to Bradley <text:s/>Arant Boult Cummings <text:s/>LLP, a law firm based in Birmingham, Alabama</text:p>
          </table:table-cell>
          <table:table-cell table:style-name="ce1" office:value-type="float" office:value="0.4382" calcext:value-type="float">
            <text:p>0.4382</text:p>
          </table:table-cell>
        </table:table-row>
        <table:table-row table:style-name="ro1">
          <table:table-cell table:style-name="ce1" office:value-type="string" calcext:value-type="string">
            <text:p>SOCENV_INC</text:p>
          </table:table-cell>
          <table:table-cell table:style-name="ce2" office:value-type="string" calcext:value-type="string">
            <text:p>Director Qualifications: Dr. <text:s/>Puryear ’s <text:s/>extensive <text:s/>academic <text:s/>and <text:s/>board <text:s/>service <text:s/>and <text:s/>his <text:s/>experiences <text:s/>in <text:s/>finance, <text:s/>corporate governance <text:s/>and executive <text:s/>compensation <text:s/>matters <text:s/>strengthen <text:s/>our Board’s collective <text:s/>qualification s, skills, experience and viewpoints</text:p>
          </table:table-cell>
          <table:table-cell table:style-name="ce1" office:value-type="float" office:value="0.0825" calcext:value-type="float">
            <text:p>0.0825</text:p>
          </table:table-cell>
        </table:table-row>
        <table:table-row table:style-name="ro3">
          <table:table-cell table:style-name="ce1" office:value-type="string" calcext:value-type="string">
            <text:p>COMP_CON</text:p>
          </table:table-cell>
          <table:table-cell table:style-name="ce2" office:value-type="string" calcext:value-type="string">
            <text:p>Prior to his appointment <text:s/>at Baruch College, <text:s/>Dr. Puryear <text:s/>was on the faculty <text:s/>of the graduate <text:s/>school of business <text:s/>administration <text:s/>at Rutgers University</text:p>
          </table:table-cell>
          <table:table-cell table:style-name="ce1" office:value-type="float" office:value="0.8446" calcext:value-type="float">
            <text:p>0.8446</text:p>
          </table:table-cell>
        </table:table-row>
        <table:table-row table:style-name="ro1">
          <table:table-cell table:style-name="ce1" office:value-type="string" calcext:value-type="string">
            <text:p>SOCENV_INC</text:p>
          </table:table-cell>
          <table:table-cell table:style-name="ce2" office:value-type="string" calcext:value-type="string">
            <text:p>Executive         Professional Experience: Dr. Puryear <text:s/>is Professor <text:s/>Emeritus <text:s/>of Management <text:s/>and Entrepreneurship <text:s/>at Baruch <text:s/>College <text:s/>of the City <text:s/>University <text:s/>of <text:s/>New <text:s/>York <text:s/>where <text:s/>he <text:s/>was <text:s/>the <text:s/>initial <text:s/>recipient <text:s/>of <text:s/>the <text:s/>Lawrence <text:s/>N</text:p>
          </table:table-cell>
          <table:table-cell table:style-name="ce1" office:value-type="float" office:value="0.1333" calcext:value-type="float">
            <text:p>0.1333</text:p>
          </table:table-cell>
        </table:table-row>
        <table:table-row table:style-name="ro1">
          <table:table-cell table:style-name="ce1" office:value-type="string" calcext:value-type="string">
            <text:p>COMP_CON</text:p>
          </table:table-cell>
          <table:table-cell table:style-name="ce2" office:value-type="string" calcext:value-type="string">
            <text:p>Executive         Professional Experience: Dr. Puryear <text:s/>is Professor <text:s/>Emeritus <text:s/>of Management <text:s/>and Entrepreneurship <text:s/>at Baruch <text:s/>College <text:s/>of the City <text:s/>University <text:s/>of <text:s/>New <text:s/>York <text:s/>where <text:s/>he <text:s/>was <text:s/>the <text:s/>initial <text:s/>recipient <text:s/>of <text:s/>the <text:s/>Lawrence <text:s/>N</text:p>
          </table:table-cell>
          <table:table-cell table:style-name="ce1" office:value-type="float" office:value="0.0866" calcext:value-type="float">
            <text:p>0.0866</text:p>
          </table:table-cell>
        </table:table-row>
        <table:table-row table:style-name="ro3">
          <table:table-cell table:style-name="ce1" office:value-type="string" calcext:value-type="string">
            <text:p>COMP_CON</text:p>
          </table:table-cell>
          <table:table-cell table:style-name="ce2" office:value-type="string" calcext:value-type="string">
            <text:p>Additionally, <text:s/>Dr. <text:s/>Puryear <text:s/>is <text:s/>a <text:s/>management <text:s/>consultant, <text:s/>who advises <text:s/>existing <text:s/>and new businesses <text:s/>with high-gr owth potential</text:p>
          </table:table-cell>
          <table:table-cell table:style-name="ce1" office:value-type="float" office:value="0.9844" calcext:value-type="float">
            <text:p>0.9844</text:p>
          </table:table-cell>
        </table:table-row>
        <table:table-row table:style-name="ro3">
          <table:table-cell table:style-name="ce1" office:value-type="string" calcext:value-type="string">
            <text:p>SOCENV_INC</text:p>
          </table:table-cell>
          <table:table-cell table:style-name="ce2" office:value-type="string" calcext:value-type="string">
            <text:p>USIS <text:s/>provided <text:s/>business <text:s/>intelligence <text:s/>and <text:s/>risk <text:s/>management solutions, <text:s/>security <text:s/>and <text:s/>related <text:s/>services <text:s/>and <text:s/>expert <text:s/>staffing <text:s/>solutions <text:s/>for <text:s/>businesses <text:s/>and <text:s/>federal agencies</text:p>
          </table:table-cell>
          <table:table-cell table:style-name="ce1" office:value-type="float" office:value="0.5222" calcext:value-type="float">
            <text:p>0.5222</text:p>
          </table:table-cell>
        </table:table-row>
        <table:table-row table:style-name="ro3">
          <table:table-cell table:style-name="ce1" office:value-type="string" calcext:value-type="string">
            <text:p>COMP_CON</text:p>
          </table:table-cell>
          <table:table-cell table:style-name="ce2" office:value-type="string" calcext:value-type="string">
            <text:p>In <text:s/>addition, <text:s/>Mr. <text:s/>Dobbs <text:s/>has <text:s/>been <text:s/>a <text:s/>self-employed <text:s/>business <text:s/>consultant <text:s/>and business <text:s/>speaker <text:s/>since the end of 2010</text:p>
          </table:table-cell>
          <table:table-cell table:style-name="ce1" office:value-type="float" office:value="0.9636" calcext:value-type="float">
            <text:p>0.9636</text:p>
          </table:table-cell>
        </table:table-row>
        <table:table-row table:style-name="ro3">
          <table:table-cell table:style-name="ce1" office:value-type="string" calcext:value-type="string">
            <text:p>COMP_CON</text:p>
          </table:table-cell>
          <table:table-cell table:style-name="ce2" office:value-type="string" calcext:value-type="string">
            <text:p>USIS <text:s/>provided <text:s/>business <text:s/>intelligence <text:s/>and <text:s/>risk <text:s/>management solutions, <text:s/>security <text:s/>and <text:s/>related <text:s/>services <text:s/>and <text:s/>expert <text:s/>staffing <text:s/>solutions <text:s/>for <text:s/>businesses <text:s/>and <text:s/>federal agencies</text:p>
          </table:table-cell>
          <table:table-cell table:style-name="ce1" office:value-type="float" office:value="0.081" calcext:value-type="float">
            <text:p>0.081</text:p>
          </table:table-cell>
        </table:table-row>
        <table:table-row table:style-name="ro1">
          <table:table-cell table:style-name="ce1" office:value-type="string" calcext:value-type="string">
            <text:p>SOCENV_INC</text:p>
          </table:table-cell>
          <table:table-cell table:style-name="ce2" office:value-type="string" calcext:value-type="string">
            <text:p>Compensation and <text:s text:c="2"/>Corporate <text:s text:c="2"/>Governance (Chair)     Director Qualifications: Mr. <text:s/>Dobbs’s <text:s/>extensive <text:s/>senior <text:s/>executive <text:s/>experience <text:s/>managing <text:s/>a <text:s/>wide <text:s/>variety <text:s/>of <text:s/>businesses strengthens our Board’s collective qualifications, skills, experience and viewpoints</text:p>
          </table:table-cell>
          <table:table-cell table:style-name="ce1" office:value-type="float" office:value="0.3692" calcext:value-type="float">
            <text:p>0.3692</text:p>
          </table:table-cell>
        </table:table-row>
        <table:table-row table:style-name="ro1">
          <table:table-cell table:style-name="ce1" office:value-type="string" calcext:value-type="string">
            <text:p>COMP_CON</text:p>
          </table:table-cell>
          <table:table-cell table:style-name="ce2" office:value-type="string" calcext:value-type="string">
            <text:p>Compensation and <text:s text:c="2"/>Corporate <text:s text:c="2"/>Governance     Director Qualifications: Dr. <text:s/>Davis’s <text:s/>expertise <text:s/>in <text:s/>economics <text:s/>and <text:s/>finance <text:s/>matters <text:s/>strengthens <text:s/>our <text:s/>Board’s <text:s/>collective qualifications, skills, experience and viewpoints</text:p>
          </table:table-cell>
          <table:table-cell table:style-name="ce1" office:value-type="float" office:value="0.0951" calcext:value-type="float">
            <text:p>0.0951</text:p>
          </table:table-cell>
        </table:table-row>
        <table:table-row table:style-name="ro1">
          <table:table-cell table:style-name="ce1" office:value-type="string" calcext:value-type="string">
            <text:p>SOCENV_INC</text:p>
          </table:table-cell>
          <table:table-cell table:style-name="ce2" office:value-type="string" calcext:value-type="string">
            <text:p>Compensation and <text:s text:c="2"/>Corporate <text:s text:c="2"/>Governance     Director Qualifications: Dr. <text:s/>Davis’s <text:s/>expertise <text:s/>in <text:s/>economics <text:s/>and <text:s/>finance <text:s/>matters <text:s/>strengthens <text:s/>our <text:s/>Board’s <text:s/>collective qualifications, skills, experience and viewpoints</text:p>
          </table:table-cell>
          <table:table-cell table:style-name="ce1" office:value-type="float" office:value="0.4517" calcext:value-type="float">
            <text:p>0.4517</text:p>
          </table:table-cell>
        </table:table-row>
        <table:table-row table:style-name="ro2">
          <table:table-cell table:style-name="ce1" office:value-type="string" calcext:value-type="string">
            <text:p>SOCENV_INC</text:p>
          </table:table-cell>
          <table:table-cell table:style-name="ce2" office:value-type="string" calcext:value-type="string">
            <text:p>From April 2003 to February <text:s/>2005, Mr. Dobbs was President <text:s/>and Chief Executive <text:s/>Officer of <text:s/>Philips <text:s/>Medical <text:s/>Systems, <text:s/>North <text:s/>America, <text:s/>a <text:s/>manufacturer <text:s/>of <text:s/>systems <text:s/>for <text:s/>imaging, <text:s/>radiation oncology <text:s/>and patient <text:s/>monitoring, <text:s/>as well as information <text:s/>management <text:s/>and resuscitation <text:s/>products</text:p>
          </table:table-cell>
          <table:table-cell table:style-name="ce1" office:value-type="float" office:value="0.3871" calcext:value-type="float">
            <text:p>0.3871</text:p>
          </table:table-cell>
        </table:table-row>
        <table:table-row table:style-name="ro3">
          <table:table-cell table:style-name="ce1" office:value-type="string" calcext:value-type="string">
            <text:p>SOCENV_INC</text:p>
          </table:table-cell>
          <table:table-cell table:style-name="ce2" office:value-type="string" calcext:value-type="string">
            <text:p>Dr. Davis is widely <text:s/>published <text:s/>on issues related <text:s/>to the U.S. housing <text:s/>markets <text:s/>and a frequent <text:s/>lecturer</text:p>
          </table:table-cell>
          <table:table-cell table:style-name="ce1" office:value-type="float" office:value="0.1369" calcext:value-type="float">
            <text:p>0.1369</text:p>
          </table:table-cell>
        </table:table-row>
        <table:table-row table:style-name="ro3">
          <table:table-cell table:style-name="ce1" office:value-type="string" calcext:value-type="string">
            <text:p>COMP_CON</text:p>
          </table:table-cell>
          <table:table-cell table:style-name="ce2" office:value-type="string" calcext:value-type="string">
            <text:p>Dr. Davis is widely <text:s/>published <text:s/>on issues related <text:s/>to the U.S. housing <text:s/>markets <text:s/>and a frequent <text:s/>lecturer</text:p>
          </table:table-cell>
          <table:table-cell table:style-name="ce1" office:value-type="float" office:value="0.1073" calcext:value-type="float">
            <text:p>0.1073</text:p>
          </table:table-cell>
        </table:table-row>
        <table:table-row table:style-name="ro4">
          <table:table-cell table:style-name="ce1" office:value-type="string" calcext:value-type="string">
            <text:p>COMP_CON</text:p>
          </table:table-cell>
          <table:table-cell table:style-name="ce2" office:value-type="string" calcext:value-type="string">
            <text:p>Dr. Davis also serves on the board of directors of American Capital Mortgage Investment Corp.</text:p>
          </table:table-cell>
          <table:table-cell table:style-name="ce1" office:value-type="float" office:value="0.1728" calcext:value-type="float">
            <text:p>0.1728</text:p>
          </table:table-cell>
        </table:table-row>
        <table:table-row table:style-name="ro11">
          <table:table-cell table:style-name="ce1" office:value-type="string" calcext:value-type="string">
            <text:p>SOCENV_INC</text:p>
          </table:table-cell>
          <table:table-cell table:style-name="ce2" office:value-type="string" calcext:value-type="string">
            <text:p>12/14/2020 DEF 14A https://www.sec.gov/Archives/edgar/data/0001423689/000119312516501538/d140920ddef14a.htm 20/47 PROPOSAL 1: ELECTION OF DIRECTORS       MORRIS A. DAVIS, 44       Professional Experience: Dr. Davis is the Paul V. Profeta <text:s/>Chair of Real Estate and the Academic <text:s/>Director <text:s/>of the Center <text:s/>for Real Estate at the Rutgers <text:s/>Business <text:s/>School, <text:s/>where he has worked <text:s/>since September <text:s/>2014</text:p>
          </table:table-cell>
          <table:table-cell table:style-name="ce1" office:value-type="float" office:value="0.2489" calcext:value-type="float">
            <text:p>0.2489</text:p>
          </table:table-cell>
        </table:table-row>
        <table:table-row table:style-name="ro3">
          <table:table-cell table:style-name="ce1" office:value-type="string" calcext:value-type="string">
            <text:p>SOCENV_INC</text:p>
          </table:table-cell>
          <table:table-cell table:style-name="ce2" office:value-type="string" calcext:value-type="string">
            <text:p>Dr. Davis was also the Academic <text:s/>Director <text:s/>of the James A. Graaskamp <text:s/>Center <text:s/>for Real Estate at the University <text:s/>of Wisconsin -Madison</text:p>
          </table:table-cell>
          <table:table-cell table:style-name="ce1" office:value-type="float" office:value="0.0975" calcext:value-type="float">
            <text:p>0.0975</text:p>
          </table:table-cell>
        </table:table-row>
        <table:table-row table:style-name="ro3">
          <table:table-cell table:style-name="ce1" office:value-type="string" calcext:value-type="string">
            <text:p>COMP_CON</text:p>
          </table:table-cell>
          <table:table-cell table:style-name="ce2" office:value-type="string" calcext:value-type="string">
            <text:p>Dr. Davis was also the Academic <text:s/>Director <text:s/>of the James A. Graaskamp <text:s/>Center <text:s/>for Real Estate at the University <text:s/>of Wisconsin -Madison</text:p>
          </table:table-cell>
          <table:table-cell table:style-name="ce1" office:value-type="float" office:value="0.24" calcext:value-type="float">
            <text:p>0.24</text:p>
          </table:table-cell>
        </table:table-row>
        <table:table-row table:style-name="ro3">
          <table:table-cell table:style-name="ce1" office:value-type="string" calcext:value-type="string">
            <text:p>SOCENV_INC</text:p>
          </table:table-cell>
          <table:table-cell table:style-name="ce2" office:value-type="string" calcext:value-type="string">
            <text:p>From July 2002 to August <text:s/>2006, Dr. Davis was an economist <text:s/>at the Federal <text:s/>Reserve Board working in the Flow of Funds Section</text:p>
          </table:table-cell>
          <table:table-cell table:style-name="ce1" office:value-type="float" office:value="0.0612" calcext:value-type="float">
            <text:p>0.0612</text:p>
          </table:table-cell>
        </table:table-row>
        <table:table-row table:style-name="ro3">
          <table:table-cell table:style-name="ce1" office:value-type="string" calcext:value-type="string">
            <text:p>COMP_CON</text:p>
          </table:table-cell>
          <table:table-cell table:style-name="ce2" office:value-type="string" calcext:value-type="string">
            <text:p>From July 2002 to August <text:s/>2006, Dr. Davis was an economist <text:s/>at the Federal <text:s/>Reserve Board working in the Flow of Funds Section</text:p>
          </table:table-cell>
          <table:table-cell table:style-name="ce1" office:value-type="float" office:value="0.0897" calcext:value-type="float">
            <text:p>0.0897</text:p>
          </table:table-cell>
        </table:table-row>
        <table:table-row table:style-name="ro1">
          <table:table-cell table:style-name="ce1" office:value-type="string" calcext:value-type="string">
            <text:p>COMP_CON</text:p>
          </table:table-cell>
          <table:table-cell table:style-name="ce2" office:value-type="string" calcext:value-type="string">
            <text:p>Previousl y, Dr. Davis was the James A. Graaskamp <text:s/>Chair of Real Estate in the Department <text:s/>of Real Estate at the University <text:s/>of Wisconsin-Madison, <text:s/>where he worked from September <text:s/>2006 through <text:s/>August <text:s/>2014</text:p>
          </table:table-cell>
          <table:table-cell table:style-name="ce1" office:value-type="float" office:value="0.5978" calcext:value-type="float">
            <text:p>0.5978</text:p>
          </table:table-cell>
        </table:table-row>
        <table:table-row table:style-name="ro1">
          <table:table-cell table:style-name="ce1" office:value-type="string" calcext:value-type="string">
            <text:p>SOCENV_INC</text:p>
          </table:table-cell>
          <table:table-cell table:style-name="ce2" office:value-type="string" calcext:value-type="string">
            <text:p>Previousl y, Dr. Davis was the James A. Graaskamp <text:s/>Chair of Real Estate in the Department <text:s/>of Real Estate at the University <text:s/>of Wisconsin-Madison, <text:s/>where he worked from September <text:s/>2006 through <text:s/>August <text:s/>2014</text:p>
          </table:table-cell>
          <table:table-cell table:style-name="ce1" office:value-type="float" office:value="0.066" calcext:value-type="float">
            <text:p>0.066</text:p>
          </table:table-cell>
        </table:table-row>
        <table:table-row table:style-name="ro1">
          <table:table-cell table:style-name="ce1" office:value-type="string" calcext:value-type="string">
            <text:p>SOCENV_INC</text:p>
          </table:table-cell>
          <table:table-cell table:style-name="ce2" office:value-type="string" calcext:value-type="string">
            <text:p>From October <text:s/>2001 to July 2002, he was Director <text:s/>of Yield Optimization <text:s/>at Return <text:s/>Buy, Inc. and from August <text:s/>1998 to October <text:s/>2001, Dr. Davis was an economist <text:s/>at the Macroeconomics <text:s/>and Quantitative <text:s/>Studies <text:s/>Section <text:s/>of the Federal <text:s/>Reserve <text:s/>Board</text:p>
          </table:table-cell>
          <table:table-cell table:style-name="ce1" office:value-type="float" office:value="0.1009" calcext:value-type="float">
            <text:p>0.1009</text:p>
          </table:table-cell>
        </table:table-row>
        <table:table-row table:style-name="ro4">
          <table:table-cell table:style-name="ce1" office:value-type="string" calcext:value-type="string">
            <text:p>SOCENV_INC</text:p>
          </table:table-cell>
          <table:table-cell table:style-name="ce2" office:value-type="string" calcext:value-type="string">
            <text:p>She is a graduate <text:s/>of the Georgetown <text:s/>University <text:s/>Law Center <text:s/>and Indiana University</text:p>
          </table:table-cell>
          <table:table-cell table:style-name="ce1" office:value-type="float" office:value="0.1196" calcext:value-type="float">
            <text:p>0.1196</text:p>
          </table:table-cell>
        </table:table-row>
        <table:table-row table:style-name="ro1">
          <table:table-cell table:style-name="ce1" office:value-type="string" calcext:value-type="string">
            <text:p>SOCENV_INC</text:p>
          </table:table-cell>
          <table:table-cell table:style-name="ce2" office:value-type="string" calcext:value-type="string">
            <text:p>Director Qualifications: Ms. Larocca’s extensive and lengthy expertise in mortgage finance and asset securitization strengthens our Board’s collective qualifications, skills, experience and viewpoints</text:p>
          </table:table-cell>
          <table:table-cell table:style-name="ce1" office:value-type="float" office:value="0.0573" calcext:value-type="float">
            <text:p>0.0573</text:p>
          </table:table-cell>
        </table:table-row>
        <table:table-row table:style-name="ro1">
          <table:table-cell table:style-name="ce1" office:value-type="string" calcext:value-type="string">
            <text:p>COMP_CON</text:p>
          </table:table-cell>
          <table:table-cell table:style-name="ce2" office:value-type="string" calcext:value-type="string">
            <text:p>In addition, <text:s/>Ms. Larocca <text:s/>is a member <text:s/>of the board of the Housing <text:s/>Preservation <text:s/>Foundation <text:s/>and the Washington School <text:s/>for Girls and previously <text:s/>served <text:s/>two terms on the board of the American <text:s/>Securitization <text:s/>Trade Association</text:p>
          </table:table-cell>
          <table:table-cell table:style-name="ce1" office:value-type="float" office:value="0.142" calcext:value-type="float">
            <text:p>0.142</text:p>
          </table:table-cell>
        </table:table-row>
        <table:table-row table:style-name="ro2">
          <table:table-cell table:style-name="ce1" office:value-type="string" calcext:value-type="string">
            <text:p>SOCENV_INC</text:p>
          </table:table-cell>
          <table:table-cell table:style-name="ce2" office:value-type="string" calcext:value-type="string">
            <text:p>Director Qualifications: Mr. Harvey’s public <text:s/>company <text:s/>accounting, <text:s/>finance <text:s/>and risk management <text:s/>expertise, <text:s/>including <text:s/>his extensive <text:s/>experience <text:s/>as a senior executive <text:s/>of a REIT responsible <text:s/>for the preparation <text:s/>of financial statements, strengthens our Board’s collective qualifications, skills, experience and viewpoints</text:p>
          </table:table-cell>
          <table:table-cell table:style-name="ce1" office:value-type="float" office:value="0.0607" calcext:value-type="float">
            <text:p>0.0607</text:p>
          </table:table-cell>
        </table:table-row>
        <table:table-row table:style-name="ro1">
          <table:table-cell table:style-name="ce1" office:value-type="string" calcext:value-type="string">
            <text:p>SOCENV_INC</text:p>
          </table:table-cell>
          <table:table-cell table:style-name="ce2" office:value-type="string" calcext:value-type="string">
            <text:p>Compensation <text:s text:c="2"/>and Corporate <text:s text:c="2"/>Governance         Professional Experience: Ms. Larocca <text:s/>is a retired <text:s/>investment <text:s/>banking <text:s/>executive and a widely <text:s/>recognized <text:s/>expert in the areas of housing <text:s/>finance <text:s/>and securitization</text:p>
          </table:table-cell>
          <table:table-cell table:style-name="ce1" office:value-type="float" office:value="0.5" calcext:value-type="float">
            <text:p>0.5</text:p>
          </table:table-cell>
        </table:table-row>
        <table:table-row table:style-name="ro1">
          <table:table-cell table:style-name="ce1" office:value-type="string" calcext:value-type="string">
            <text:p>COMP_CON</text:p>
          </table:table-cell>
          <table:table-cell table:style-name="ce2" office:value-type="string" calcext:value-type="string">
            <text:p>Compensation <text:s text:c="2"/>and Corporate <text:s text:c="2"/>Governance         Professional Experience: Ms. Larocca <text:s/>is a retired <text:s/>investment <text:s/>banking <text:s/>executive and a widely <text:s/>recognized <text:s/>expert in the areas of housing <text:s/>finance <text:s/>and securitization</text:p>
          </table:table-cell>
          <table:table-cell table:style-name="ce1" office:value-type="float" office:value="0.1152" calcext:value-type="float">
            <text:p>0.1152</text:p>
          </table:table-cell>
        </table:table-row>
        <table:table-row table:style-name="ro3">
          <table:table-cell table:style-name="ce1" office:value-type="string" calcext:value-type="string">
            <text:p>SOCENV_INC</text:p>
          </table:table-cell>
          <table:table-cell table:style-name="ce2" office:value-type="string" calcext:value-type="string">
            <text:p>He has also served as Executive Vice President, Chief Compliance Officer and Secretary of our Manager since July 2011, February 2012 and April 2011, respectively</text:p>
          </table:table-cell>
          <table:table-cell table:style-name="ce1" office:value-type="float" office:value="0.0758" calcext:value-type="float">
            <text:p>0.0758</text:p>
          </table:table-cell>
        </table:table-row>
        <table:table-row table:style-name="ro3">
          <table:table-cell table:style-name="ce1" office:value-type="string" calcext:value-type="string">
            <text:p>COMP_CON</text:p>
          </table:table-cell>
          <table:table-cell table:style-name="ce2" office:value-type="string" calcext:value-type="string">
            <text:p>By the Compensation and Corporate Governance Committee: Randy E. Dobbs, Chair Morris A. Davis Prue B. Larocca   26 <text:s text:c="3"/>AMERICAN CAPITAL AGENCY CORP. – Proxy Statement</text:p>
          </table:table-cell>
          <table:table-cell table:style-name="ce1" office:value-type="float" office:value="0.086" calcext:value-type="float">
            <text:p>0.086</text:p>
          </table:table-cell>
        </table:table-row>
        <table:table-row table:style-name="ro3">
          <table:table-cell table:style-name="ce1" office:value-type="string" calcext:value-type="string">
            <text:p>SOCENV_INC</text:p>
          </table:table-cell>
          <table:table-cell table:style-name="ce2" office:value-type="string" calcext:value-type="string">
            <text:p>By the Compensation and Corporate Governance Committee: Randy E. Dobbs, Chair Morris A. Davis Prue B. Larocca   26 <text:s text:c="3"/>AMERICAN CAPITAL AGENCY CORP. – Proxy Statement</text:p>
          </table:table-cell>
          <table:table-cell table:style-name="ce1" office:value-type="float" office:value="0.1657" calcext:value-type="float">
            <text:p>0.1657</text:p>
          </table:table-cell>
        </table:table-row>
        <table:table-row table:style-name="ro1">
          <table:table-cell table:style-name="ce1" office:value-type="string" calcext:value-type="string">
            <text:p>COMP_CON</text:p>
          </table:table-cell>
          <table:table-cell table:style-name="ce2" office:value-type="string" calcext:value-type="string">
            <text:p>Based on that review and discussions, our Compensation and Corporate Governance Committee recommends to the Board of Directors that the “Compensation Discussion and Analysis” be included in this proxy statement</text:p>
          </table:table-cell>
          <table:table-cell table:style-name="ce1" office:value-type="float" office:value="0.0653" calcext:value-type="float">
            <text:p>0.0653</text:p>
          </table:table-cell>
        </table:table-row>
        <table:table-row table:style-name="ro6">
          <table:table-cell table:style-name="ce1" office:value-type="string" calcext:value-type="string">
            <text:p>COMP_CON</text:p>
          </table:table-cell>
          <table:table-cell table:style-name="ce2" office:value-type="string" calcext:value-type="string">
            <text:p>12/14/2020 DEF 14A https://www.sec.gov/Archives/edgar/data/0001423689/000119312516501538/d140920ddef14a.htm 31/47 EXECUTIVE OFFICERS     Report of the Compensation and Corporate Governance Committee Our Compensation and Corporate Governance Committee reviewed and discussed with our management the “Compensation Discussion and Analysis” contained in this proxy statement</text:p>
          </table:table-cell>
          <table:table-cell table:style-name="ce1" office:value-type="float" office:value="0.2325" calcext:value-type="float">
            <text:p>0.2325</text:p>
          </table:table-cell>
        </table:table-row>
        <table:table-row table:style-name="ro6">
          <table:table-cell table:style-name="ce1" office:value-type="string" calcext:value-type="string">
            <text:p>COMP_CON</text:p>
          </table:table-cell>
          <table:table-cell table:style-name="ce2" office:value-type="string" calcext:value-type="string">
            <text:p>Audit (Chair) RCC Christopher S. Lynch <text:s text:c="4"/>58 <text:s text:c="6"/>2009 <text:s text:c="4"/>Independent Consultant and Former National Partner in Charge of Financial Services of KPMG LLP <text:s text:c="2"/>ü <text:s text:c="2"/>Federal Home Loan Mortgage Corporation <text:s text:c="2"/>Audit RCC Samuel J. Merksamer (2) <text:s text:c="4"/>35 <text:s text:c="6"/>N/A <text:s text:c="4"/>Managing Director of Icahn Capital LP <text:s text:c="2"/>ü <text:s text:c="2"/>Cheniere Energy Inc.; Hertz Global Holdings, Inc.; Navistar International Corporation; Transocean Partners LLC (3) ; Transocean Ltd.</text:p>
          </table:table-cell>
          <table:table-cell table:style-name="ce1" office:value-type="float" office:value="0.69" calcext:value-type="float">
            <text:p>0.69</text:p>
          </table:table-cell>
        </table:table-row>
        <table:table-row table:style-name="ro13">
          <table:table-cell table:style-name="ce1" office:value-type="string" calcext:value-type="string">
            <text:p>SOCENV_INC</text:p>
          </table:table-cell>
          <table:table-cell table:style-name="ce2" office:value-type="string" calcext:value-type="string">
            <text:p>Inc. <text:s text:c="2"/>ü <text:s text:c="4"/>N/A Ronald A. Rittenmeyer <text:s text:c="4"/>68 <text:s text:c="6"/>2010 <text:s text:c="4"/>Former Chairman, President and CEO of Expert Global Solutions, Inc.; Former Chairman, CEO and President of Electronic Data Systems Corporation <text:s text:c="2"/>ü <text:s text:c="2"/>IMS Health Holdings, Inc.; Tenet Healthcare Corporation <text:s text:c="2"/>Audit CMRC Tech (Chair) Douglas M. Steenland <text:s text:c="4"/>64 <text:s text:c="6"/>2009 <text:s text:c="4"/>Former President and CEO of Northwest Airlines Corporation <text:s text:c="2"/>ü <text:s text:c="2"/>Hilton Worldwide Holdings Inc.; Performance Food Group Company; Travelport Limited <text:s text:c="2"/>(4) Theresa M. Stone <text:s text:c="4"/>71 <text:s text:c="6"/>2013 <text:s text:c="4"/>Former Executive Vice President and Treasurer of the Massachusetts Institute of Technology; Former Executive Vice President and Chief Financial Officer of Jefferson-Pilot Corporation; Former President of Chubb Life Insurance Company <text:s text:c="2"/>ü <text:s text:c="4"/>Audit Regulatory (Chair) <text:s text:c="2"/>(1) The full Committee names are as follows: Audit—Audit Committee CMRC—Compensation and Management Resources Committee NCGC—Nominating and Corporate Governance Committee Regulatory—Regulatory, Compliance and Public Policy Committee RCC—Risk and Capital Committee Tech—Technology Committee (2) Messrs. Merksamer and Paulson are new director nominees and were recommended for nomination as directors pursuant to certain Nomination Agreements as described further in “Proposal 1—Election of Directors.” (3) Mr. Merksamer will not be re-appointed to the board of directors of Transocean Partners LLC at its annual meeting of shareholders on May 5, 2016</text:p>
          </table:table-cell>
          <table:table-cell table:style-name="ce1" office:value-type="float" office:value="0.137" calcext:value-type="float">
            <text:p>0.137</text:p>
          </table:table-cell>
        </table:table-row>
        <table:table-row table:style-name="ro6">
          <table:table-cell table:style-name="ce1" office:value-type="string" calcext:value-type="string">
            <text:p>SOCENV_INC</text:p>
          </table:table-cell>
          <table:table-cell table:style-name="ce2" office:value-type="string" calcext:value-type="string">
            <text:p>Audit (Chair) RCC Christopher S. Lynch <text:s text:c="4"/>58 <text:s text:c="6"/>2009 <text:s text:c="4"/>Independent Consultant and Former National Partner in Charge of Financial Services of KPMG LLP <text:s text:c="2"/>ü <text:s text:c="2"/>Federal Home Loan Mortgage Corporation <text:s text:c="2"/>Audit RCC Samuel J. Merksamer (2) <text:s text:c="4"/>35 <text:s text:c="6"/>N/A <text:s text:c="4"/>Managing Director of Icahn Capital LP <text:s text:c="2"/>ü <text:s text:c="2"/>Cheniere Energy Inc.; Hertz Global Holdings, Inc.; Navistar International Corporation; Transocean Partners LLC (3) ; Transocean Ltd.</text:p>
          </table:table-cell>
          <table:table-cell table:style-name="ce1" office:value-type="float" office:value="0.0726" calcext:value-type="float">
            <text:p>0.0726</text:p>
          </table:table-cell>
        </table:table-row>
        <table:table-row table:style-name="ro9">
          <table:table-cell table:style-name="ce1" office:value-type="string" calcext:value-type="string">
            <text:p>SOCENV_INC</text:p>
          </table:table-cell>
          <table:table-cell table:style-name="ce2" office:value-type="string" calcext:value-type="string">
            <text:p>CMRC (Chair) NCGC Peter R. Fisher <text:s text:c="4"/>59 <text:s text:c="6"/>2014 <text:s text:c="4"/>Senior Fellow at the Center for Global Business and Government, and Senior Lecturer, at the Tuck School of Business at Dartmouth College; Former Head of Fixed Income Portfolio Management of BlackRock, Inc. <text:s text:c="2"/>ü <text:s text:c="4"/>Regulatory RCC John H. Fitzpatrick <text:s text:c="4"/>59 <text:s text:c="6"/>2011 <text:s text:c="4"/>Chairman of White Oak Global Advisors; Former Secretary General of The Geneva Association; Former Chief Financial Officer, Head of the Life and Health Reinsurance Business Group and Head of Financial Services of Swiss Re <text:s text:c="2"/>ü <text:s text:c="4"/>Audit RCC (Chair) Peter D. Hancock <text:s text:c="4"/>57 <text:s text:c="6"/>2014 <text:s text:c="4"/>President and CEO, AIG <text:s text:c="6"/>William G. Jurgensen <text:s text:c="4"/>64 <text:s text:c="6"/>2013 <text:s text:c="4"/>Former CEO of Nationwide Insurance <text:s text:c="2"/>ü <text:s text:c="2"/>ConAgra Foods, Inc.</text:p>
          </table:table-cell>
          <table:table-cell table:style-name="ce1" office:value-type="float" office:value="0.1584" calcext:value-type="float">
            <text:p>0.1584</text:p>
          </table:table-cell>
        </table:table-row>
        <table:table-row table:style-name="ro2">
          <table:table-cell table:style-name="ce1" office:value-type="string" calcext:value-type="string">
            <text:p>SOCENV_INC</text:p>
          </table:table-cell>
          <table:table-cell table:style-name="ce2" office:value-type="string" calcext:value-type="string">
            <text:p>AIG aims to maintain a balanced and independent board that is committed to representing the long-term interests of AIG’s shareholders, and which has the substantial and diverse expertise necessary to oversee AIG’s strategic and business planning as well as management’s approach to addressing significant risks and challenges facing AIG</text:p>
          </table:table-cell>
          <table:table-cell table:style-name="ce1" office:value-type="float" office:value="0.424" calcext:value-type="float">
            <text:p>0.424</text:p>
          </table:table-cell>
        </table:table-row>
        <table:table-row table:style-name="ro15">
          <table:table-cell table:style-name="ce1" office:value-type="string" calcext:value-type="string">
            <text:p>SOCENV_INC</text:p>
          </table:table-cell>
          <table:table-cell table:style-name="ce2" office:value-type="string" calcext:value-type="string">
            <text:p>ü <text:s text:c="5"/>Highly engaged Board with balanced tenure and substantial and diverse expertise necessary to evaluate and oversee strategy and performance <text:s text:c="5"/>ü <text:s text:c="5"/>Independent Chairman is required in by-laws <text:s text:c="5"/>ü <text:s text:c="5"/>Independent Chairman role is clearly defined and the Chairman generally does not serve longer than a five-year term <text:s text:c="5"/>ü <text:s text:c="5"/>Directors are elected annually by a majority of votes cast (in uncontested elections) <text:s text:c="5"/>ü <text:s text:c="5"/>All directors are independent (except CEO) <text:s text:c="5"/>ü <text:s text:c="5"/>Former AIG CEOs cannot serve on the Board <text:s text:c="5"/>ü <text:s text:c="5"/>Annual evaluations of Board, individual directors and all Board Committees <text:s text:c="5"/>ü <text:s text:c="5"/>No re-nomination for director attending less than 75% of meetings for two consecutive years <text:s text:c="5"/>ü <text:s text:c="5"/>Directors may not stand for election after reaching age 75 <text:s text:c="5"/>ü <text:s text:c="5"/>All directors may contribute to agenda for Board meetings <text:s text:c="5"/>ü <text:s text:c="5"/>Board Committee structure organized around key strategic issues and designed to facilitate dialogue and efficiency <text:s text:c="5"/>ü <text:s text:c="5"/>Board Committee Chairs generally do not serve longer than a five-year term <text:s text:c="5"/>ü <text:s text:c="5"/>Strong risk management oversight including through the Risk and Capital Committee, Audit Committee and other Board Committees <text:s text:c="5"/>ü <text:s text:c="5"/>Extensive shareholder engagement program with director participation <text:s text:c="5"/>ü <text:s text:c="5"/>Proxy access by-law <text:s text:c="4"/>5</text:p>
          </table:table-cell>
          <table:table-cell table:style-name="ce1" office:value-type="float" office:value="0.7055" calcext:value-type="float">
            <text:p>0.7055</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Strong Corporate Governance Practices The AIG Board is committed to good corporate governance and regularly reviews our practices and corporate governance developments to ensure continued effectiveness</text:p>
          </table:table-cell>
          <table:table-cell table:style-name="ce1" office:value-type="float" office:value="0.2601" calcext:value-type="float">
            <text:p>0.2601</text:p>
          </table:table-cell>
        </table:table-row>
        <table:table-row table:style-name="ro1">
          <table:table-cell table:style-name="ce1" office:value-type="string" calcext:value-type="string">
            <text:p>SOCENV_INC</text:p>
          </table:table-cell>
          <table:table-cell table:style-name="ce2" office:value-type="string" calcext:value-type="string">
            <text:p>Department of the Treasury for Domestic Finance from 2001 to 2003, and, in that capacity, served on the board of the Securities Investor Protection Corporation, as a member of the Airline Transportation Stabilization Board and as the U.S</text:p>
          </table:table-cell>
          <table:table-cell table:style-name="ce1" office:value-type="float" office:value="0.4721" calcext:value-type="float">
            <text:p>0.4721</text:p>
          </table:table-cell>
        </table:table-row>
        <table:table-row table:style-name="ro1">
          <table:table-cell table:style-name="ce1" office:value-type="string" calcext:value-type="string">
            <text:p>SOCENV_INC</text:p>
          </table:table-cell>
          <table:table-cell table:style-name="ce2" office:value-type="string" calcext:value-type="string">
            <text:p>Age 59 Mr. Fisher is a Senior Fellow at the Center for Global Business and Government, and also a Senior Lecturer, at the Tuck School of Business at Dartmouth College, positions he has held since July 2013</text:p>
          </table:table-cell>
          <table:table-cell table:style-name="ce1" office:value-type="float" office:value="0.0966" calcext:value-type="float">
            <text:p>0.0966</text:p>
          </table:table-cell>
        </table:table-row>
        <table:table-row table:style-name="ro3">
          <table:table-cell table:style-name="ce1" office:value-type="string" calcext:value-type="string">
            <text:p>SOCENV_INC</text:p>
          </table:table-cell>
          <table:table-cell table:style-name="ce2" office:value-type="string" calcext:value-type="string">
            <text:p>Mr. Fisher has been a Senior Director of the BlackRock Investment Institute since March 2013, and has served in such capacity as an independent consultant since January 2014</text:p>
          </table:table-cell>
          <table:table-cell table:style-name="ce1" office:value-type="float" office:value="0.0664" calcext:value-type="float">
            <text:p>0.0664</text:p>
          </table:table-cell>
        </table:table-row>
        <table:table-row table:style-name="ro3">
          <table:table-cell table:style-name="ce1" office:value-type="string" calcext:value-type="string">
            <text:p>COMP_CON</text:p>
          </table:table-cell>
          <table:table-cell table:style-name="ce2" office:value-type="string" calcext:value-type="string">
            <text:p>Mr. Fisher has been a Senior Director of the BlackRock Investment Institute since March 2013, and has served in such capacity as an independent consultant since January 2014</text:p>
          </table:table-cell>
          <table:table-cell table:style-name="ce1" office:value-type="float" office:value="0.7839" calcext:value-type="float">
            <text:p>0.7839</text:p>
          </table:table-cell>
        </table:table-row>
        <table:table-row table:style-name="ro6">
          <table:table-cell table:style-name="ce1" office:value-type="string" calcext:value-type="string">
            <text:p>SOCENV_INC</text:p>
          </table:table-cell>
          <table:table-cell table:style-name="ce2" office:value-type="string" calcext:value-type="string">
            <text:p>Mr. Cornwell is currently a director of Avon Products, Inc., where he is Lead Director, Chairman of the Finance Committee and a member of the Audit Committee and Nominating and Corporate Governance Committee, and Pfizer Inc., where he is Chairman of the Audit Committee and a member of the Compensation, Regulatory and Compliance, and Science and Technology Committees</text:p>
          </table:table-cell>
          <table:table-cell table:style-name="ce1" office:value-type="float" office:value="0.7325" calcext:value-type="float">
            <text:p>0.7325</text:p>
          </table:table-cell>
        </table:table-row>
        <table:table-row table:style-name="ro7">
          <table:table-cell table:style-name="ce1" office:value-type="string" calcext:value-type="string">
            <text:p>SOCENV_INC</text:p>
          </table:table-cell>
          <table:table-cell table:style-name="ce2" office:value-type="string" calcext:value-type="string">
            <text:p>Table of Contents <text:s text:c="3"/>JOHN H. FITZPATRICK <text:s text:c="2"/>Director since 2011 <text:s text:c="3"/>Chairman of White Oak Global Advisors; Former Secretary General of The Geneva Association; Former Chief Financial Officer, Head of the Life and Health Reinsurance Business Group and Head of Financial Services of Swiss Re <text:s text:c="2"/>Age 59 Mr. Fitzpatrick has been Chairman of White Oak Global Advisors, an asset management firm lending to small and medium sized companies, since September 1, 2015, and Chairman of Oak Street Management Co., LLC, an insurance / management consulting company, and Oak Family Advisors, LLC, a registered investment advisor, since 2010</text:p>
          </table:table-cell>
          <table:table-cell table:style-name="ce1" office:value-type="float" office:value="0.1673" calcext:value-type="float">
            <text:p>0.1673</text:p>
          </table:table-cell>
        </table:table-row>
        <table:table-row table:style-name="ro7">
          <table:table-cell table:style-name="ce1" office:value-type="string" calcext:value-type="string">
            <text:p>COMP_CON</text:p>
          </table:table-cell>
          <table:table-cell table:style-name="ce2" office:value-type="string" calcext:value-type="string">
            <text:p>Table of Contents <text:s text:c="3"/>JOHN H. FITZPATRICK <text:s text:c="2"/>Director since 2011 <text:s text:c="3"/>Chairman of White Oak Global Advisors; Former Secretary General of The Geneva Association; Former Chief Financial Officer, Head of the Life and Health Reinsurance Business Group and Head of Financial Services of Swiss Re <text:s text:c="2"/>Age 59 Mr. Fitzpatrick has been Chairman of White Oak Global Advisors, an asset management firm lending to small and medium sized companies, since September 1, 2015, and Chairman of Oak Street Management Co., LLC, an insurance / management consulting company, and Oak Family Advisors, LLC, a registered investment advisor, since 2010</text:p>
          </table:table-cell>
          <table:table-cell table:style-name="ce1" office:value-type="float" office:value="0.0582" calcext:value-type="float">
            <text:p>0.0582</text:p>
          </table:table-cell>
        </table:table-row>
        <table:table-row table:style-name="ro1">
          <table:table-cell table:style-name="ce1" office:value-type="string" calcext:value-type="string">
            <text:p>SOCENV_INC</text:p>
          </table:table-cell>
          <table:table-cell table:style-name="ce2" office:value-type="string" calcext:value-type="string">
            <text:p>Mr. Lynch is a member of the Advisory Board of the Stanford Institute for Economic Policy Research and a member of the National Audit Committee Chair Advisory Council of the National Association of Corporate Directors</text:p>
          </table:table-cell>
          <table:table-cell table:style-name="ce1" office:value-type="float" office:value="0.3202" calcext:value-type="float">
            <text:p>0.3202</text:p>
          </table:table-cell>
        </table:table-row>
        <table:table-row table:style-name="ro3">
          <table:table-cell table:style-name="ce1" office:value-type="string" calcext:value-type="string">
            <text:p>SOCENV_INC</text:p>
          </table:table-cell>
          <table:table-cell table:style-name="ce2" office:value-type="string" calcext:value-type="string">
            <text:p>He also served as a Partner in KPMG’s National Department of Professional Practice and as a Practice Fellow at the Financial Accounting Standards Board</text:p>
          </table:table-cell>
          <table:table-cell table:style-name="ce1" office:value-type="float" office:value="0.0576" calcext:value-type="float">
            <text:p>0.0576</text:p>
          </table:table-cell>
        </table:table-row>
        <table:table-row table:style-name="ro3">
          <table:table-cell table:style-name="ce1" office:value-type="string" calcext:value-type="string">
            <text:p>COMP_CON</text:p>
          </table:table-cell>
          <table:table-cell table:style-name="ce2" office:value-type="string" calcext:value-type="string">
            <text:p>He was also a director of The Scotts Miracle-Gro Company from 2009 to 2013, where he served on the Audit, Finance, and Governance and Nominating Committees</text:p>
          </table:table-cell>
          <table:table-cell table:style-name="ce1" office:value-type="float" office:value="0.2168" calcext:value-type="float">
            <text:p>0.2168</text:p>
          </table:table-cell>
        </table:table-row>
        <table:table-row table:style-name="ro3">
          <table:table-cell table:style-name="ce1" office:value-type="string" calcext:value-type="string">
            <text:p>SOCENV_INC</text:p>
          </table:table-cell>
          <table:table-cell table:style-name="ce2" office:value-type="string" calcext:value-type="string">
            <text:p>He was also a director of The Scotts Miracle-Gro Company from 2009 to 2013, where he served on the Audit, Finance, and Governance and Nominating Committees</text:p>
          </table:table-cell>
          <table:table-cell table:style-name="ce1" office:value-type="float" office:value="0.2785" calcext:value-type="float">
            <text:p>0.2785</text:p>
          </table:table-cell>
        </table:table-row>
        <table:table-row table:style-name="ro6">
          <table:table-cell table:style-name="ce1" office:value-type="string" calcext:value-type="string">
            <text:p>COMP_CON</text:p>
          </table:table-cell>
          <table:table-cell table:style-name="ce2" office:value-type="string" calcext:value-type="string">
            <text:p>CHRISTOPHER S. LYNCH <text:s text:c="2"/>Director since 2009 <text:s text:c="3"/>Former National Partner in Charge of Financial Services, KPMG LLP <text:s text:c="2"/>Age 58 Mr. Lynch has been an independent consultant since 2007, providing a variety of services to public and privately held financial intermediaries, including corporate restructuring, risk management, strategy, governance, financial accounting and regulatory reporting, and troubled-asset management</text:p>
          </table:table-cell>
          <table:table-cell table:style-name="ce1" office:value-type="float" office:value="0.6403" calcext:value-type="float">
            <text:p>0.6403</text:p>
          </table:table-cell>
        </table:table-row>
        <table:table-row table:style-name="ro1">
          <table:table-cell table:style-name="ce1" office:value-type="string" calcext:value-type="string">
            <text:p>COMP_CON</text:p>
          </table:table-cell>
          <table:table-cell table:style-name="ce2" office:value-type="string" calcext:value-type="string">
            <text:p>Mr. Jurgensen has been a director of ConAgra Foods, Inc. since 2002, where he has served on the Audit Committee and currently serves on the Human Resources and the Nominating, Governance and Public Affairs Committees</text:p>
          </table:table-cell>
          <table:table-cell table:style-name="ce1" office:value-type="float" office:value="0.5125" calcext:value-type="float">
            <text:p>0.5125</text:p>
          </table:table-cell>
        </table:table-row>
        <table:table-row table:style-name="ro6">
          <table:table-cell table:style-name="ce1" office:value-type="string" calcext:value-type="string">
            <text:p>SOCENV_INC</text:p>
          </table:table-cell>
          <table:table-cell table:style-name="ce2" office:value-type="string" calcext:value-type="string">
            <text:p>CHRISTOPHER S. LYNCH <text:s text:c="2"/>Director since 2009 <text:s text:c="3"/>Former National Partner in Charge of Financial Services, KPMG LLP <text:s text:c="2"/>Age 58 Mr. Lynch has been an independent consultant since 2007, providing a variety of services to public and privately held financial intermediaries, including corporate restructuring, risk management, strategy, governance, financial accounting and regulatory reporting, and troubled-asset management</text:p>
          </table:table-cell>
          <table:table-cell table:style-name="ce1" office:value-type="float" office:value="0.11" calcext:value-type="float">
            <text:p>0.11</text:p>
          </table:table-cell>
        </table:table-row>
        <table:table-row table:style-name="ro1">
          <table:table-cell table:style-name="ce1" office:value-type="string" calcext:value-type="string">
            <text:p>SOCENV_INC</text:p>
          </table:table-cell>
          <table:table-cell table:style-name="ce2" office:value-type="string" calcext:value-type="string">
            <text:p>Mr. Jurgensen has been a director of ConAgra Foods, Inc. since 2002, where he has served on the Audit Committee and currently serves on the Human Resources and the Nominating, Governance and Public Affairs Committees</text:p>
          </table:table-cell>
          <table:table-cell table:style-name="ce1" office:value-type="float" office:value="0.1515" calcext:value-type="float">
            <text:p>0.1515</text:p>
          </table:table-cell>
        </table:table-row>
        <table:table-row table:style-name="ro2">
          <table:table-cell table:style-name="ce1" office:value-type="string" calcext:value-type="string">
            <text:p>COMP_CON</text:p>
          </table:table-cell>
          <table:table-cell table:style-name="ce2" office:value-type="string" calcext:value-type="string">
            <text:p>Mr. Miles is currently a director of HFF, Inc., where he is Chairman of the Audit Committee and serves on the Compensation Committee, Harley-Davidson, Inc., where he serves on the Audit and Nominating and Corporate Governance Committees and EQT Corporation, where he serves on the Executive Committee and as Chairman of the Corporate Governance Committee</text:p>
          </table:table-cell>
          <table:table-cell table:style-name="ce1" office:value-type="float" office:value="0.258" calcext:value-type="float">
            <text:p>0.258</text:p>
          </table:table-cell>
        </table:table-row>
        <table:table-row table:style-name="ro2">
          <table:table-cell table:style-name="ce1" office:value-type="string" calcext:value-type="string">
            <text:p>SOCENV_INC</text:p>
          </table:table-cell>
          <table:table-cell table:style-name="ce2" office:value-type="string" calcext:value-type="string">
            <text:p>Mr. Miles is currently a director of HFF, Inc., where he is Chairman of the Audit Committee and serves on the Compensation Committee, Harley-Davidson, Inc., where he serves on the Audit and Nominating and Corporate Governance Committees and EQT Corporation, where he serves on the Executive Committee and as Chairman of the Corporate Governance Committee</text:p>
          </table:table-cell>
          <table:table-cell table:style-name="ce1" office:value-type="float" office:value="0.2406" calcext:value-type="float">
            <text:p>0.2406</text:p>
          </table:table-cell>
        </table:table-row>
        <table:table-row table:style-name="ro11">
          <table:table-cell table:style-name="ce1" office:value-type="string" calcext:value-type="string">
            <text:p>SOCENV_INC</text:p>
          </table:table-cell>
          <table:table-cell table:style-name="ce2" office:value-type="string" calcext:value-type="string">
            <text:p>Mr. Merksamer is a director of Cheniere Energy Inc., where he serves on the Audit and Compensation Committees, Hertz Global Holdings, Inc., where he serves on the Financing and Nominating and Governance Committees, Navistar International Corporation, where he serves on the Audit and Compensation Committees, Transocean Partners LLC, where he serves on the Compensation Committee, and Transocean Ltd., where he serves on the Finance and Health, Safety and Environment Committees</text:p>
          </table:table-cell>
          <table:table-cell table:style-name="ce1" office:value-type="float" office:value="0.6899" calcext:value-type="float">
            <text:p>0.6899</text:p>
          </table:table-cell>
        </table:table-row>
        <table:table-row table:style-name="ro2">
          <table:table-cell table:style-name="ce1" office:value-type="string" calcext:value-type="string">
            <text:p>SOCENV_INC</text:p>
          </table:table-cell>
          <table:table-cell table:style-name="ce2" office:value-type="string" calcext:value-type="string">
            <text:p>Prior to WNET/Thirteen, he was Business Manager and Controller of KDKA-TV and KDKA Radio in Pittsburgh; Controller and Station Manager of WPCQ in Charlotte; Vice President and Controller of Westinghouse Broadcasting Television Group in New York; and Station Manager of WBZ-TV in Boston</text:p>
          </table:table-cell>
          <table:table-cell table:style-name="ce1" office:value-type="float" office:value="0.2266" calcext:value-type="float">
            <text:p>0.2266</text:p>
          </table:table-cell>
        </table:table-row>
        <table:table-row table:style-name="ro11">
          <table:table-cell table:style-name="ce1" office:value-type="string" calcext:value-type="string">
            <text:p>COMP_CON</text:p>
          </table:table-cell>
          <table:table-cell table:style-name="ce2" office:value-type="string" calcext:value-type="string">
            <text:p>Mr. Merksamer is a director of Cheniere Energy Inc., where he serves on the Audit and Compensation Committees, Hertz Global Holdings, Inc., where he serves on the Financing and Nominating and Governance Committees, Navistar International Corporation, where he serves on the Audit and Compensation Committees, Transocean Partners LLC, where he serves on the Compensation Committee, and Transocean Ltd., where he serves on the Finance and Health, Safety and Environment Committees</text:p>
          </table:table-cell>
          <table:table-cell table:style-name="ce1" office:value-type="float" office:value="0.0642" calcext:value-type="float">
            <text:p>0.0642</text:p>
          </table:table-cell>
        </table:table-row>
        <table:table-row table:style-name="ro1">
          <table:table-cell table:style-name="ce1" office:value-type="string" calcext:value-type="string">
            <text:p>COMP_CON</text:p>
          </table:table-cell>
          <table:table-cell table:style-name="ce2" office:value-type="string" calcext:value-type="string">
            <text:p>Mr. Merksamer ’s term as a director will end and he will not be re-appointed to the board of directors of Transocean Partners LLC at its annual meeting of shareholders on May 5, 2016, which is prior to the AIG Annual Meeting of Shareholders</text:p>
          </table:table-cell>
          <table:table-cell table:style-name="ce1" office:value-type="float" office:value="0.2331" calcext:value-type="float">
            <text:p>0.2331</text:p>
          </table:table-cell>
        </table:table-row>
        <table:table-row table:style-name="ro1">
          <table:table-cell table:style-name="ce1" office:value-type="string" calcext:value-type="string">
            <text:p>COMP_CON</text:p>
          </table:table-cell>
          <table:table-cell table:style-name="ce2" office:value-type="string" calcext:value-type="string">
            <text:p>In the past five years, Mr. Miller has also served as a director of Sbarro, Inc. and WL Ross Holding Corp., where he was Chairman of the Compensation Committee and served on the Audit Committee</text:p>
          </table:table-cell>
          <table:table-cell table:style-name="ce1" office:value-type="float" office:value="0.1626" calcext:value-type="float">
            <text:p>0.1626</text:p>
          </table:table-cell>
        </table:table-row>
        <table:table-row table:style-name="ro2">
          <table:table-cell table:style-name="ce1" office:value-type="string" calcext:value-type="string">
            <text:p>SOCENV_INC</text:p>
          </table:table-cell>
          <table:table-cell table:style-name="ce2" office:value-type="string" calcext:value-type="string">
            <text:p>Mr. Miller is a director of The Dow Chemical Company, where he is a member of the Governance and the Environment, Health, Safety and Technology Committees, and Symantec Corporation, where he is a member of the Compensation and Leadership Development Committee and Nominating and Governance Committee</text:p>
          </table:table-cell>
          <table:table-cell table:style-name="ce1" office:value-type="float" office:value="0.9643" calcext:value-type="float">
            <text:p>0.9643</text:p>
          </table:table-cell>
        </table:table-row>
        <table:table-row table:style-name="ro3">
          <table:table-cell table:style-name="ce1" office:value-type="string" calcext:value-type="string">
            <text:p>COMP_CON</text:p>
          </table:table-cell>
          <table:table-cell table:style-name="ce2" office:value-type="string" calcext:value-type="string">
            <text:p>He has also been Chairman of MidOcean Partners, a leading middle market private equity firm, since December 2009</text:p>
          </table:table-cell>
          <table:table-cell table:style-name="ce1" office:value-type="float" office:value="0.4338" calcext:value-type="float">
            <text:p>0.4338</text:p>
          </table:table-cell>
        </table:table-row>
        <table:table-row table:style-name="ro3">
          <table:table-cell table:style-name="ce1" office:value-type="string" calcext:value-type="string">
            <text:p>COMP_CON</text:p>
          </table:table-cell>
          <table:table-cell table:style-name="ce2" office:value-type="string" calcext:value-type="string">
            <text:p>Mr. Miller is currently a director of The Interpublic Group of Companies, Inc., where he serves on the Corporate Governance Committee and the Finance Committee</text:p>
          </table:table-cell>
          <table:table-cell table:style-name="ce1" office:value-type="float" office:value="0.4834" calcext:value-type="float">
            <text:p>0.4834</text:p>
          </table:table-cell>
        </table:table-row>
        <table:table-row table:style-name="ro3">
          <table:table-cell table:style-name="ce1" office:value-type="string" calcext:value-type="string">
            <text:p>SOCENV_INC</text:p>
          </table:table-cell>
          <table:table-cell table:style-name="ce2" office:value-type="string" calcext:value-type="string">
            <text:p>Mr. Miller was also a director of Ally Financial Inc., from 2012 until July 2014, where he served on the Risk and Compliance Committee</text:p>
          </table:table-cell>
          <table:table-cell table:style-name="ce1" office:value-type="float" office:value="0.1049" calcext:value-type="float">
            <text:p>0.1049</text:p>
          </table:table-cell>
        </table:table-row>
        <table:table-row table:style-name="ro1">
          <table:table-cell table:style-name="ce1" office:value-type="string" calcext:value-type="string">
            <text:p>COMP_CON</text:p>
          </table:table-cell>
          <table:table-cell table:style-name="ce2" office:value-type="string" calcext:value-type="string">
            <text:p>Prior to founding Miller Buckfire &amp; Co., LLC, Mr. Miller was Vice Chairman and a Managing Director at Dresdner Kleinwort Wasserstein and its predecessor company Wasserstein Perella &amp; Co., where he served as the global head of the firm’s financial restructuring group</text:p>
          </table:table-cell>
          <table:table-cell table:style-name="ce1" office:value-type="float" office:value="0.1177" calcext:value-type="float">
            <text:p>0.1177</text:p>
          </table:table-cell>
        </table:table-row>
        <table:table-row table:style-name="ro3">
          <table:table-cell table:style-name="ce1" office:value-type="string" calcext:value-type="string">
            <text:p>SOCENV_INC</text:p>
          </table:table-cell>
          <table:table-cell table:style-name="ce2" office:value-type="string" calcext:value-type="string">
            <text:p>Prior to that, Mr. Miller was a Managing Director and Head of both the Restructuring Group and Transportation Industry Group of Salomon Brothers Inc</text:p>
          </table:table-cell>
          <table:table-cell table:style-name="ce1" office:value-type="float" office:value="0.0699" calcext:value-type="float">
            <text:p>0.0699</text:p>
          </table:table-cell>
        </table:table-row>
        <table:table-row table:style-name="ro6">
          <table:table-cell table:style-name="ce1" office:value-type="string" calcext:value-type="string">
            <text:p>COMP_CON</text:p>
          </table:table-cell>
          <table:table-cell table:style-name="ce2" office:value-type="string" calcext:value-type="string">
            <text:p>Ms. Nora Johnson is currently a director of Intuit Inc., where she is Lead Director and Chairman of the Compensation and Organizational Development Committee and serves on the Nominating and Governance Committee, Pfizer Inc., where she serves on the Audit, Compensation and Science and Technology Committees, and Visa Inc., where she is Chairman of the Compensation Committee and serves on the Nominating and Corporate Governance Committee</text:p>
          </table:table-cell>
          <table:table-cell table:style-name="ce1" office:value-type="float" office:value="0.2256" calcext:value-type="float">
            <text:p>0.2256</text:p>
          </table:table-cell>
        </table:table-row>
        <table:table-row table:style-name="ro6">
          <table:table-cell table:style-name="ce1" office:value-type="string" calcext:value-type="string">
            <text:p>SOCENV_INC</text:p>
          </table:table-cell>
          <table:table-cell table:style-name="ce2" office:value-type="string" calcext:value-type="string">
            <text:p>Ms. Nora Johnson is currently a director of Intuit Inc., where she is Lead Director and Chairman of the Compensation and Organizational Development Committee and serves on the Nominating and Governance Committee, Pfizer Inc., where she serves on the Audit, Compensation and Science and Technology Committees, and Visa Inc., where she is Chairman of the Compensation Committee and serves on the Nominating and Corporate Governance Committee</text:p>
          </table:table-cell>
          <table:table-cell table:style-name="ce1" office:value-type="float" office:value="0.2348" calcext:value-type="float">
            <text:p>0.2348</text:p>
          </table:table-cell>
        </table:table-row>
        <table:table-row table:style-name="ro2">
          <table:table-cell table:style-name="ce1" office:value-type="string" calcext:value-type="string">
            <text:p>SOCENV_INC</text:p>
          </table:table-cell>
          <table:table-cell table:style-name="ce2" office:value-type="string" calcext:value-type="string">
            <text:p>During her 12 years with Northrop Grumman, from 2002 to 2014, Ms. Mills held a number of operational positions, including Corporate Vice President and President of Information Systems and Information Technology sectors; President of the Civilian Agencies Group; and Vice President of Operations and Process in the firm’s Information Technology Sector</text:p>
          </table:table-cell>
          <table:table-cell table:style-name="ce1" office:value-type="float" office:value="0.1031" calcext:value-type="float">
            <text:p>0.1031</text:p>
          </table:table-cell>
        </table:table-row>
        <table:table-row table:style-name="ro2">
          <table:table-cell table:style-name="ce1" office:value-type="string" calcext:value-type="string">
            <text:p>SOCENV_INC</text:p>
          </table:table-cell>
          <table:table-cell table:style-name="ce2" office:value-type="string" calcext:value-type="string">
            <text:p>Mr. Rittenmeyer is currently a director of IMS Health Holdings, Inc., where he is Chairman of the Audit Committee and serves on the Leadership Development and Compensation Committee, and Tenet Healthcare Corporation, where he is Chairman of the Human Resources Committee and serves on the Health Information Technology, Audit and Executive Committees</text:p>
          </table:table-cell>
          <table:table-cell table:style-name="ce1" office:value-type="float" office:value="0.3433" calcext:value-type="float">
            <text:p>0.3433</text:p>
          </table:table-cell>
        </table:table-row>
        <table:table-row table:style-name="ro3">
          <table:table-cell table:style-name="ce1" office:value-type="string" calcext:value-type="string">
            <text:p>SOCENV_INC</text:p>
          </table:table-cell>
          <table:table-cell table:style-name="ce2" office:value-type="string" calcext:value-type="string">
            <text:p>Mr. Rittenmeyer also served as Chairman, Chief Executive Officer and President of Safety- Kleen Corp. from 2001 to 2004</text:p>
          </table:table-cell>
          <table:table-cell table:style-name="ce1" office:value-type="float" office:value="0.8944" calcext:value-type="float">
            <text:p>0.8944</text:p>
          </table:table-cell>
        </table:table-row>
        <table:table-row table:style-name="ro1">
          <table:table-cell table:style-name="ce1" office:value-type="string" calcext:value-type="string">
            <text:p>SOCENV_INC</text:p>
          </table:table-cell>
          <table:table-cell table:style-name="ce2" office:value-type="string" calcext:value-type="string">
            <text:p>Ms. Stone served as a director of Progress Energy, Inc. from 2005 to 2012, where she served as Chairman of the Audit and Corporate Performance Committee and a member of the Executive, Finance and Governance Committees</text:p>
          </table:table-cell>
          <table:table-cell table:style-name="ce1" office:value-type="float" office:value="0.6647" calcext:value-type="float">
            <text:p>0.6647</text:p>
          </table:table-cell>
        </table:table-row>
        <table:table-row table:style-name="ro2">
          <table:table-cell table:style-name="ce1" office:value-type="string" calcext:value-type="string">
            <text:p>SOCENV_INC</text:p>
          </table:table-cell>
          <table:table-cell table:style-name="ce2" office:value-type="string" calcext:value-type="string">
            <text:p>In her role as Executive Vice President and Treasurer, Ms. Stone served as MIT’s Chief Financial Officer and was also responsible for MIT’s operations, including capital projects, campus planning, facilities operations, information technology, environmental health and safety, human resources, medical services and police</text:p>
          </table:table-cell>
          <table:table-cell table:style-name="ce1" office:value-type="float" office:value="0.9861" calcext:value-type="float">
            <text:p>0.9861</text:p>
          </table:table-cell>
        </table:table-row>
        <table:table-row table:style-name="ro11">
          <table:table-cell table:style-name="ce1" office:value-type="string" calcext:value-type="string">
            <text:p>SOCENV_INC</text:p>
          </table:table-cell>
          <table:table-cell table:style-name="ce2" office:value-type="string" calcext:value-type="string">
            <text:p>Mr. Steenland is currently a director of Travelport Limited, where he serves as Chairman of the Board and Chairman of the Nominating and Corporate Governance Committee, Performance Food Group Company, where he serves as Chairman of the Board and a member of the Audit Committee and the Compensation Committee, and Hilton Worldwide Holdings Inc., where he serves as Chairman of the Audit Committee and a member of the Nominating and Corporate Governance Committee</text:p>
          </table:table-cell>
          <table:table-cell table:style-name="ce1" office:value-type="float" office:value="0.3908" calcext:value-type="float">
            <text:p>0.3908</text:p>
          </table:table-cell>
        </table:table-row>
        <table:table-row table:style-name="ro3">
          <table:table-cell table:style-name="ce1" office:value-type="string" calcext:value-type="string">
            <text:p>SOCENV_INC</text:p>
          </table:table-cell>
          <table:table-cell table:style-name="ce2" office:value-type="string" calcext:value-type="string">
            <text:p>(AerCap), and Digital River, Inc., where he was Chairman of the Compensation Committee and served on the Finance and Nominating and Corporate Governance Committees</text:p>
          </table:table-cell>
          <table:table-cell table:style-name="ce1" office:value-type="float" office:value="0.2547" calcext:value-type="float">
            <text:p>0.2547</text:p>
          </table:table-cell>
        </table:table-row>
        <table:table-row table:style-name="ro3">
          <table:table-cell table:style-name="ce1" office:value-type="string" calcext:value-type="string">
            <text:p>COMP_CON</text:p>
          </table:table-cell>
          <table:table-cell table:style-name="ce2" office:value-type="string" calcext:value-type="string">
            <text:p>(AerCap), and Digital River, Inc., where he was Chairman of the Compensation Committee and served on the Finance and Nominating and Corporate Governance Committees</text:p>
          </table:table-cell>
          <table:table-cell table:style-name="ce1" office:value-type="float" office:value="0.0914" calcext:value-type="float">
            <text:p>0.0914</text:p>
          </table:table-cell>
        </table:table-row>
        <table:table-row table:style-name="ro1">
          <table:table-cell table:style-name="ce1" office:value-type="string" calcext:value-type="string">
            <text:p>SOCENV_INC</text:p>
          </table:table-cell>
          <table:table-cell table:style-name="ce2" office:value-type="string" calcext:value-type="string">
            <text:p>Strong Corporate Governance Practices The AIG Board is committed to good corporate governance and regularly reviews our practices and corporate governance developments to ensure continued effectiveness</text:p>
          </table:table-cell>
          <table:table-cell table:style-name="ce1" office:value-type="float" office:value="0.3055" calcext:value-type="float">
            <text:p>0.3055</text:p>
          </table:table-cell>
        </table:table-row>
        <table:table-row table:style-name="ro2">
          <table:table-cell table:style-name="ce1" office:value-type="string" calcext:value-type="string">
            <text:p>SOCENV_INC</text:p>
          </table:table-cell>
          <table:table-cell table:style-name="ce2" office:value-type="string" calcext:value-type="string">
            <text:p>Any amendment to AIG’s Director, Executive Officer and Senior Financial Officer Code of Business Conduct and Ethics and any waiver applicable to AIG’s directors, executive officers or senior financial officers will be posted on AIG’s website within the time period required by the SEC and the NYSE</text:p>
          </table:table-cell>
          <table:table-cell table:style-name="ce1" office:value-type="float" office:value="0.2253" calcext:value-type="float">
            <text:p>0.2253</text:p>
          </table:table-cell>
        </table:table-row>
        <table:table-row table:style-name="ro7">
          <table:table-cell table:style-name="ce1" office:value-type="string" calcext:value-type="string">
            <text:p>SOCENV_INC</text:p>
          </table:table-cell>
          <table:table-cell table:style-name="ce2" office:value-type="string" calcext:value-type="string">
            <text:p>AIG’s current Corporate Governance Guidelines are included as Appendix A. AIG’s Corporate Governance Guidelines and the charters of the Audit Committee, the Compensation and Management Resources Committee, the Nominating and Corporate Governance Committee, the Regulatory, Compliance and Public Policy Committee, the Risk and Capital Committee and the Technology Committee are available in the Corporate Governance section of AIG’s corporate website at www.aig.com or in print by writing to American International Group, Inc., 175 Water Street, New York, New York 10038, Attention: Investor Relations</text:p>
          </table:table-cell>
          <table:table-cell table:style-name="ce1" office:value-type="float" office:value="0.5448" calcext:value-type="float">
            <text:p>0.5448</text:p>
          </table:table-cell>
        </table:table-row>
        <table:table-row table:style-name="ro15">
          <table:table-cell table:style-name="ce1" office:value-type="string" calcext:value-type="string">
            <text:p>SOCENV_INC</text:p>
          </table:table-cell>
          <table:table-cell table:style-name="ce2" office:value-type="string" calcext:value-type="string">
            <text:p>ü <text:s text:c="5"/>Highly engaged Board with balanced tenure and substantial and diverse expertise necessary to evaluate and oversee strategy and performance <text:s text:c="5"/>ü <text:s text:c="5"/>Independent Chairman is required in by-laws <text:s text:c="5"/>ü <text:s text:c="5"/>Independent Chairman role is clearly defined and the Chairman generally does not serve longer than a five-year term <text:s text:c="5"/>ü <text:s text:c="5"/>Directors are elected annually by a majority of votes cast (in uncontested elections) <text:s text:c="5"/>ü <text:s text:c="5"/>All directors are independent (except CEO) <text:s text:c="5"/>ü <text:s text:c="5"/>Former AIG CEOs cannot serve on the Board <text:s text:c="5"/>ü <text:s text:c="5"/>Annual evaluations of Board, individual directors and all Board Committees <text:s text:c="5"/>ü <text:s text:c="5"/>No re-nomination for director attending less than 75% of meetings for two consecutive years <text:s text:c="5"/>ü <text:s text:c="5"/>Directors may not stand for election after reaching age 75 <text:s text:c="5"/>ü <text:s text:c="5"/>All directors may contribute to agenda for Board meetings <text:s text:c="5"/>ü <text:s text:c="5"/>Board Committee structure organized around key strategic issues and designed to facilitate dialogue and efficiency <text:s text:c="5"/>ü <text:s text:c="5"/>Board Committee Chairs generally do not serve longer than a five-year term <text:s text:c="5"/>ü <text:s text:c="5"/>Strong risk management oversight including through the Risk and Capital Committee, Audit Committee and other Board Committees <text:s text:c="5"/>ü <text:s text:c="5"/>Extensive shareholder engagement program with director participation <text:s text:c="5"/>ü <text:s text:c="5"/>Proxy access by-law <text:s text:c="4"/>22</text:p>
          </table:table-cell>
          <table:table-cell table:style-name="ce1" office:value-type="float" office:value="0.6563" calcext:value-type="float">
            <text:p>0.6563</text:p>
          </table:table-cell>
        </table:table-row>
        <table:table-row table:style-name="ro6">
          <table:table-cell table:style-name="ce1" office:value-type="string" calcext:value-type="string">
            <text:p>SOCENV_INC</text:p>
          </table:table-cell>
          <table:table-cell table:style-name="ce2" office:value-type="string" calcext:value-type="string">
            <text:p>AIG’s Director, Executive Officer and Senior Financial Officer Code of Business Conduct and Ethics and a Code of Conduct for employees are available, without charge, in the Corporate Governance section of AIG’s corporate website at www.aig.com or in print by writing to American International Group, Inc., 175 Water Street, New York, New York 10038, Attention: Investor Relations</text:p>
          </table:table-cell>
          <table:table-cell table:style-name="ce1" office:value-type="float" office:value="0.7426" calcext:value-type="float">
            <text:p>0.7426</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RPORATE GOVERNANCE GOVERNANCE AIG’s Board regularly reviews corporate governance developments and modifies its Corporate Governance Guidelines, charters and practices from time to time</text:p>
          </table:table-cell>
          <table:table-cell table:style-name="ce1" office:value-type="float" office:value="0.1457" calcext:value-type="float">
            <text:p>0.1457</text:p>
          </table:table-cell>
        </table:table-row>
        <table:table-row table:style-name="ro7">
          <table:table-cell table:style-name="ce1" office:value-type="string" calcext:value-type="string">
            <text:p>COMP_CON</text:p>
          </table:table-cell>
          <table:table-cell table:style-name="ce2" office:value-type="string" calcext:value-type="string">
            <text:p>AIG’s current Corporate Governance Guidelines are included as Appendix A. AIG’s Corporate Governance Guidelines and the charters of the Audit Committee, the Compensation and Management Resources Committee, the Nominating and Corporate Governance Committee, the Regulatory, Compliance and Public Policy Committee, the Risk and Capital Committee and the Technology Committee are available in the Corporate Governance section of AIG’s corporate website at www.aig.com or in print by writing to American International Group, Inc., 175 Water Street, New York, New York 10038, Attention: Investor Relations</text:p>
          </table:table-cell>
          <table:table-cell table:style-name="ce1" office:value-type="float" office:value="0.0909" calcext:value-type="float">
            <text:p>0.0909</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GOVERNANCE AIG’s Board regularly reviews corporate governance developments and modifies its Corporate Governance Guidelines, charters and practices from time to time</text:p>
          </table:table-cell>
          <table:table-cell table:style-name="ce1" office:value-type="float" office:value="0.1602" calcext:value-type="float">
            <text:p>0.1602</text:p>
          </table:table-cell>
        </table:table-row>
        <table:table-row table:style-name="ro4">
          <table:table-cell table:style-name="ce1" office:value-type="string" calcext:value-type="string">
            <text:p>SOCENV_INC</text:p>
          </table:table-cell>
          <table:table-cell table:style-name="ce2" office:value-type="string" calcext:value-type="string">
            <text:p>Overseeing Board meeting agenda preparation in consultation with the Chief Executive Officer;</text:p>
          </table:table-cell>
          <table:table-cell table:style-name="ce1" office:value-type="float" office:value="0.0643" calcext:value-type="float">
            <text:p>0.0643</text:p>
          </table:table-cell>
        </table:table-row>
        <table:table-row table:style-name="ro4">
          <table:table-cell table:style-name="ce1" office:value-type="string" calcext:value-type="string">
            <text:p>COMP_CON</text:p>
          </table:table-cell>
          <table:table-cell table:style-name="ce2" office:value-type="string" calcext:value-type="string">
            <text:p>Overseeing Board meeting agenda preparation in consultation with the Chief Executive Officer;</text:p>
          </table:table-cell>
          <table:table-cell table:style-name="ce1" office:value-type="float" office:value="0.7024" calcext:value-type="float">
            <text:p>0.7024</text:p>
          </table:table-cell>
        </table:table-row>
        <table:table-row table:style-name="ro3">
          <table:table-cell table:style-name="ce1" office:value-type="string" calcext:value-type="string">
            <text:p>SOCENV_INC</text:p>
          </table:table-cell>
          <table:table-cell table:style-name="ce2" office:value-type="string" calcext:value-type="string">
            <text:p>The Nominating and Corporate Governance Committee and the Board of Directors also considered the relationships between AIG and MidOcean, a private equity firm</text:p>
          </table:table-cell>
          <table:table-cell table:style-name="ce1" office:value-type="float" office:value="0.1154" calcext:value-type="float">
            <text:p>0.1154</text:p>
          </table:table-cell>
        </table:table-row>
        <table:table-row table:style-name="ro3">
          <table:table-cell table:style-name="ce1" office:value-type="string" calcext:value-type="string">
            <text:p>COMP_CON</text:p>
          </table:table-cell>
          <table:table-cell table:style-name="ce2" office:value-type="string" calcext:value-type="string">
            <text:p>AIG’s Corporate Governance Guidelines provide for an annual review of the Chairman and that the Chairman generally not serve for longer than a five-year term</text:p>
          </table:table-cell>
          <table:table-cell table:style-name="ce1" office:value-type="float" office:value="0.2474" calcext:value-type="float">
            <text:p>0.2474</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 and the Board of Directors also considered the relationships between AIG and MidOcean, a private equity firm</text:p>
          </table:table-cell>
          <table:table-cell table:style-name="ce1" office:value-type="float" office:value="0.0769" calcext:value-type="float">
            <text:p>0.0769</text:p>
          </table:table-cell>
        </table:table-row>
        <table:table-row table:style-name="ro3">
          <table:table-cell table:style-name="ce1" office:value-type="string" calcext:value-type="string">
            <text:p>SOCENV_INC</text:p>
          </table:table-cell>
          <table:table-cell table:style-name="ce2" office:value-type="string" calcext:value-type="string">
            <text:p>AIG’s Corporate Governance Guidelines provide for an annual review of the Chairman and that the Chairman generally not serve for longer than a five-year term</text:p>
          </table:table-cell>
          <table:table-cell table:style-name="ce1" office:value-type="float" office:value="0.1244" calcext:value-type="float">
            <text:p>0.1244</text:p>
          </table:table-cell>
        </table:table-row>
        <table:table-row table:style-name="ro2">
          <table:table-cell table:style-name="ce1" office:value-type="string" calcext:value-type="string">
            <text:p>SOCENV_INC</text:p>
          </table:table-cell>
          <table:table-cell table:style-name="ce2" office:value-type="string" calcext:value-type="string">
            <text:p>Mr. Robert S. Miller is the Chairman of the investment advisor of MidOcean and several AIG affiliates are committed to invest an aggregate of $110,000,000 in two funds advised by the investment advisor of MidOcean and made capital contributions to these funds of $574,835 and $288,422 in 2015 and 2016, respectively, pursuant to these commitments</text:p>
          </table:table-cell>
          <table:table-cell table:style-name="ce1" office:value-type="float" office:value="0.0609" calcext:value-type="float">
            <text:p>0.0609</text:p>
          </table:table-cell>
        </table:table-row>
        <table:table-row table:style-name="ro1">
          <table:table-cell table:style-name="ce1" office:value-type="string" calcext:value-type="string">
            <text:p>SOCENV_INC</text:p>
          </table:table-cell>
          <table:table-cell table:style-name="ce2" office:value-type="string" calcext:value-type="string">
            <text:p>Nora Johnson, Mills and Stone and Messrs. Cornwell, Fisher, Fitzpatrick, Jurgensen, Lynch, Merksamer, Miles, Henry S. Miller, Robert S. Miller, Paulson, Rittenmeyer and Steenland—are independent under NYSE listing standards and the AIG Director Independence Standards</text:p>
          </table:table-cell>
          <table:table-cell table:style-name="ce1" office:value-type="float" office:value="0.2815" calcext:value-type="float">
            <text:p>0.2815</text:p>
          </table:table-cell>
        </table:table-row>
        <table:table-row table:style-name="ro2">
          <table:table-cell table:style-name="ce1" office:value-type="string" calcext:value-type="string">
            <text:p>COMP_CON</text:p>
          </table:table-cell>
          <table:table-cell table:style-name="ce2" office:value-type="string" calcext:value-type="string">
            <text:p>Mr. Arthur C. Martinez, who retired from the Board at the 2015 Annual Meeting of Shareholders, was also determined by the Board, on the recommendation of the Nominating and Corporate Governance Committee, to be independent under the NYSE listing standards and the AIG Director Independence Standards</text:p>
          </table:table-cell>
          <table:table-cell table:style-name="ce1" office:value-type="float" office:value="0.2549" calcext:value-type="float">
            <text:p>0.2549</text:p>
          </table:table-cell>
        </table:table-row>
        <table:table-row table:style-name="ro2">
          <table:table-cell table:style-name="ce1" office:value-type="string" calcext:value-type="string">
            <text:p>SOCENV_INC</text:p>
          </table:table-cell>
          <table:table-cell table:style-name="ce2" office:value-type="string" calcext:value-type="string">
            <text:p>Mr. Arthur C. Martinez, who retired from the Board at the 2015 Annual Meeting of Shareholders, was also determined by the Board, on the recommendation of the Nominating and Corporate Governance Committee, to be independent under the NYSE listing standards and the AIG Director Independence Standards</text:p>
          </table:table-cell>
          <table:table-cell table:style-name="ce1" office:value-type="float" office:value="0.1167" calcext:value-type="float">
            <text:p>0.1167</text:p>
          </table:table-cell>
        </table:table-row>
        <table:table-row table:style-name="ro1">
          <table:table-cell table:style-name="ce1" office:value-type="string" calcext:value-type="string">
            <text:p>COMP_CON</text:p>
          </table:table-cell>
          <table:table-cell table:style-name="ce2" office:value-type="string" calcext:value-type="string">
            <text:p>Nora Johnson, Mills and Stone and Messrs. Cornwell, Fisher, Fitzpatrick, Jurgensen, Lynch, Merksamer, Miles, Henry S. Miller, Robert S. Miller, Paulson, Rittenmeyer and Steenland—are independent under NYSE listing standards and the AIG Director Independence Standards</text:p>
          </table:table-cell>
          <table:table-cell table:style-name="ce1" office:value-type="float" office:value="0.1527" calcext:value-type="float">
            <text:p>0.1527</text:p>
          </table:table-cell>
        </table:table-row>
        <table:table-row table:style-name="ro1">
          <table:table-cell table:style-name="ce1" office:value-type="string" calcext:value-type="string">
            <text:p>COMP_CON</text:p>
          </table:table-cell>
          <table:table-cell table:style-name="ce2" office:value-type="string" calcext:value-type="string">
            <text:p>Using the AIG Director Independence Standards, the Board, on the recommendation of the Nominating and Corporate Governance Committee, determined that each of AIG’s fifteen non- management director nominees—Mss</text:p>
          </table:table-cell>
          <table:table-cell table:style-name="ce1" office:value-type="float" office:value="0.5519" calcext:value-type="float">
            <text:p>0.5519</text:p>
          </table:table-cell>
        </table:table-row>
        <table:table-row table:style-name="ro1">
          <table:table-cell table:style-name="ce1" office:value-type="string" calcext:value-type="string">
            <text:p>SOCENV_INC</text:p>
          </table:table-cell>
          <table:table-cell table:style-name="ce2" office:value-type="string" calcext:value-type="string">
            <text:p>Using the AIG Director Independence Standards, the Board, on the recommendation of the Nominating and Corporate Governance Committee, determined that each of AIG’s fifteen non- management director nominees—Mss</text:p>
          </table:table-cell>
          <table:table-cell table:style-name="ce1" office:value-type="float" office:value="0.0671" calcext:value-type="float">
            <text:p>0.0671</text:p>
          </table:table-cell>
        </table:table-row>
        <table:table-row table:style-name="ro1">
          <table:table-cell table:style-name="ce1" office:value-type="string" calcext:value-type="string">
            <text:p>COMP_CON</text:p>
          </table:table-cell>
          <table:table-cell table:style-name="ce2" office:value-type="string" calcext:value-type="string">
            <text:p>In making the independence determinations, the Nominating and Corporate Governance Committee and the Board of Directors considered relationships arising from: (1) contributions by AIG to charitable organizations with which Mss</text:p>
          </table:table-cell>
          <table:table-cell table:style-name="ce1" office:value-type="float" office:value="0.6296" calcext:value-type="float">
            <text:p>0.6296</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Director Independence and Effectiveness AIG aims to maintain a balanced and independent board that is committed to representing the long-term interests of AIG’s shareholders, and which has the substantial and diverse expertise necessary to oversee AIG’s strategic and business planning as well as management’s approach to addressing significant risks and challenges facing AIG</text:p>
          </table:table-cell>
          <table:table-cell table:style-name="ce1" office:value-type="float" office:value="0.5658" calcext:value-type="float">
            <text:p>0.5658</text:p>
          </table:table-cell>
        </table:table-row>
        <table:table-row table:style-name="ro3">
          <table:table-cell table:style-name="ce1" office:value-type="string" calcext:value-type="string">
            <text:p>SOCENV_INC</text:p>
          </table:table-cell>
          <table:table-cell table:style-name="ce2" office:value-type="string" calcext:value-type="string">
            <text:p>Engagement with shareholders helps us gain useful feedback on a wide variety of topics, including corporate governance, corporate social responsibility, strategy, performance and related matters</text:p>
          </table:table-cell>
          <table:table-cell table:style-name="ce1" office:value-type="float" office:value="0.6554" calcext:value-type="float">
            <text:p>0.6554</text:p>
          </table:table-cell>
        </table:table-row>
        <table:table-row table:style-name="ro3">
          <table:table-cell table:style-name="ce1" office:value-type="string" calcext:value-type="string">
            <text:p>SOCENV_INC</text:p>
          </table:table-cell>
          <table:table-cell table:style-name="ce2" office:value-type="string" calcext:value-type="string">
            <text:p>For 2014 and 2015, all of the directors attended at least 75 percent of the aggregate of all meetings of the Board and of the Committees of the Board on which they served</text:p>
          </table:table-cell>
          <table:table-cell table:style-name="ce1" office:value-type="float" office:value="0.1015" calcext:value-type="float">
            <text:p>0.1015</text:p>
          </table:table-cell>
        </table:table-row>
        <table:table-row table:style-name="ro4">
          <table:table-cell table:style-name="ce1" office:value-type="string" calcext:value-type="string">
            <text:p>COMP_CON</text:p>
          </table:table-cell>
          <table:table-cell table:style-name="ce2" office:value-type="string" calcext:value-type="string">
            <text:p>AIG engaged on topics of corporate governance and executive compensation with <text:s text:c="4"/>24</text:p>
          </table:table-cell>
          <table:table-cell table:style-name="ce1" office:value-type="float" office:value="0.1287" calcext:value-type="float">
            <text:p>0.1287</text:p>
          </table:table-cell>
        </table:table-row>
        <table:table-row table:style-name="ro3">
          <table:table-cell table:style-name="ce1" office:value-type="string" calcext:value-type="string">
            <text:p>COMP_CON</text:p>
          </table:table-cell>
          <table:table-cell table:style-name="ce2" office:value-type="string" calcext:value-type="string">
            <text:p>For 2014 and 2015, all of the directors attended at least 75 percent of the aggregate of all meetings of the Board and of the Committees of the Board on which they served</text:p>
          </table:table-cell>
          <table:table-cell table:style-name="ce1" office:value-type="float" office:value="0.1884" calcext:value-type="float">
            <text:p>0.1884</text:p>
          </table:table-cell>
        </table:table-row>
        <table:table-row table:style-name="ro1">
          <table:table-cell table:style-name="ce1" office:value-type="string" calcext:value-type="string">
            <text:p>COMP_CON</text:p>
          </table:table-cell>
          <table:table-cell table:style-name="ce2" office:value-type="string" calcext:value-type="string">
            <text:p>The Chairs of the two Committees then coordinate with each other and the Chairs of the other Committees of the Board to help ensure that each Committee has received the information that it needs to carry out its responsibilities with respect to risk management</text:p>
          </table:table-cell>
          <table:table-cell table:style-name="ce1" office:value-type="float" office:value="0.6685" calcext:value-type="float">
            <text:p>0.6685</text:p>
          </table:table-cell>
        </table:table-row>
        <table:table-row table:style-name="ro2">
          <table:table-cell table:style-name="ce1" office:value-type="string" calcext:value-type="string">
            <text:p>SOCENV_INC</text:p>
          </table:table-cell>
          <table:table-cell table:style-name="ce2" office:value-type="string" calcext:value-type="string">
            <text:p>Pursuant to AIG’s Corporate Governance Guidelines, the Board, acting through the Nominating and Corporate Governance Committee and under the general oversight of the Chairman, conducts an annual self-evaluation and evaluation of each member of the Board, and each standing Committee conducts an annual self-evaluation</text:p>
          </table:table-cell>
          <table:table-cell table:style-name="ce1" office:value-type="float" office:value="0.256" calcext:value-type="float">
            <text:p>0.256</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also discusses the guidelines and policies governing the process by which AIG assesses and manages risk and considers AIG’s major risk exposures and how they are monitored and controlled</text:p>
          </table:table-cell>
          <table:table-cell table:style-name="ce1" office:value-type="float" office:value="0.2371" calcext:value-type="float">
            <text:p>0.2371</text:p>
          </table:table-cell>
        </table:table-row>
        <table:table-row table:style-name="ro2">
          <table:table-cell table:style-name="ce1" office:value-type="string" calcext:value-type="string">
            <text:p>COMP_CON</text:p>
          </table:table-cell>
          <table:table-cell table:style-name="ce2" office:value-type="string" calcext:value-type="string">
            <text:p>Pursuant to AIG’s Corporate Governance Guidelines, the Board, acting through the Nominating and Corporate Governance Committee and under the general oversight of the Chairman, conducts an annual self-evaluation and evaluation of each member of the Board, and each standing Committee conducts an annual self-evaluation</text:p>
          </table:table-cell>
          <table:table-cell table:style-name="ce1" office:value-type="float" office:value="0.2493" calcext:value-type="float">
            <text:p>0.2493</text:p>
          </table:table-cell>
        </table:table-row>
        <table:table-row table:style-name="ro3">
          <table:table-cell table:style-name="ce1" office:value-type="string" calcext:value-type="string">
            <text:p>SOCENV_INC</text:p>
          </table:table-cell>
          <table:table-cell table:style-name="ce2" office:value-type="string" calcext:value-type="string">
            <text:p>The Risk and Capital Committee oversees AIG’s Enterprise Risk Management (ERM) as one of its core responsibilities and reviews AIG’s significant risk assessment and risk management policies</text:p>
          </table:table-cell>
          <table:table-cell table:style-name="ce1" office:value-type="float" office:value="0.0911" calcext:value-type="float">
            <text:p>0.0911</text:p>
          </table:table-cell>
        </table:table-row>
        <table:table-row table:style-name="ro11">
          <table:table-cell table:style-name="ce1" office:value-type="string" calcext:value-type="string">
            <text:p>COMP_CON</text:p>
          </table:table-cell>
          <table:table-cell table:style-name="ce2" office:value-type="string" calcext:value-type="string">
            <text:p>As a result, AIG’s Corporate Governance Guidelines also provide that any director who, for two consecutive calendar years, attends fewer than 75 percent of the total regular meetings of the Board and the meetings of all Committees of which such director is a voting member, will not be nominated for re-election at the annual meeting in the next succeeding calendar year, absent special circumstances that may be taken into account by the Board and the Nominating and Corporate Governance Committee in making its recommendations to the Board</text:p>
          </table:table-cell>
          <table:table-cell table:style-name="ce1" office:value-type="float" office:value="0.2571" calcext:value-type="float">
            <text:p>0.2571</text:p>
          </table:table-cell>
        </table:table-row>
        <table:table-row table:style-name="ro1">
          <table:table-cell table:style-name="ce1" office:value-type="string" calcext:value-type="string">
            <text:p>COMP_CON</text:p>
          </table:table-cell>
          <table:table-cell table:style-name="ce2" office:value-type="string" calcext:value-type="string">
            <text:p>Oversight of Risk Management The Board oversees the management of risk through the complementary functioning of the Risk and Capital Committee and the Audit Committee and interaction with other Committees of the Board</text:p>
          </table:table-cell>
          <table:table-cell table:style-name="ce1" office:value-type="float" office:value="0.1592" calcext:value-type="float">
            <text:p>0.1592</text:p>
          </table:table-cell>
        </table:table-row>
        <table:table-row table:style-name="ro1">
          <table:table-cell table:style-name="ce1" office:value-type="string" calcext:value-type="string">
            <text:p>SOCENV_INC</text:p>
          </table:table-cell>
          <table:table-cell table:style-name="ce2" office:value-type="string" calcext:value-type="string">
            <text:p>Oversight of Risk Management The Board oversees the management of risk through the complementary functioning of the Risk and Capital Committee and the Audit Committee and interaction with other Committees of the Board</text:p>
          </table:table-cell>
          <table:table-cell table:style-name="ce1" office:value-type="float" office:value="0.1537" calcext:value-type="float">
            <text:p>0.1537</text:p>
          </table:table-cell>
        </table:table-row>
        <table:table-row table:style-name="ro1">
          <table:table-cell table:style-name="ce1" office:value-type="string" calcext:value-type="string">
            <text:p>SOCENV_INC</text:p>
          </table:table-cell>
          <table:table-cell table:style-name="ce2" office:value-type="string" calcext:value-type="string">
            <text:p>No individual may stand for election as a director after reaching the age of 75, and the Board may only waive this requirement for a one-year period if, on the recommendation of the Nominating and Corporate Governance Committee, it determines such waiver to be in the best interests of AIG</text:p>
          </table:table-cell>
          <table:table-cell table:style-name="ce1" office:value-type="float" office:value="0.1553" calcext:value-type="float">
            <text:p>0.1553</text:p>
          </table:table-cell>
        </table:table-row>
        <table:table-row table:style-name="ro11">
          <table:table-cell table:style-name="ce1" office:value-type="string" calcext:value-type="string">
            <text:p>SOCENV_INC</text:p>
          </table:table-cell>
          <table:table-cell table:style-name="ce2" office:value-type="string" calcext:value-type="string">
            <text:p>As a result, AIG’s Corporate Governance Guidelines also provide that any director who, for two consecutive calendar years, attends fewer than 75 percent of the total regular meetings of the Board and the meetings of all Committees of which such director is a voting member, will not be nominated for re-election at the annual meeting in the next succeeding calendar year, absent special circumstances that may be taken into account by the Board and the Nominating and Corporate Governance Committee in making its recommendations to the Board</text:p>
          </table:table-cell>
          <table:table-cell table:style-name="ce1" office:value-type="float" office:value="0.32" calcext:value-type="float">
            <text:p>0.32</text:p>
          </table:table-cell>
        </table:table-row>
        <table:table-row table:style-name="ro1">
          <table:table-cell table:style-name="ce1" office:value-type="string" calcext:value-type="string">
            <text:p>COMP_CON</text:p>
          </table:table-cell>
          <table:table-cell table:style-name="ce2" office:value-type="string" calcext:value-type="string">
            <text:p>In addition, under AIG’s Corporate Governance Guidelines, the Chairman and Committee Chairs generally do not serve for longer than a five-year term and former Chief Executive Officers of AIG cannot serve as directors</text:p>
          </table:table-cell>
          <table:table-cell table:style-name="ce1" office:value-type="float" office:value="0.1971" calcext:value-type="float">
            <text:p>0.1971</text:p>
          </table:table-cell>
        </table:table-row>
        <table:table-row table:style-name="ro1">
          <table:table-cell table:style-name="ce1" office:value-type="string" calcext:value-type="string">
            <text:p>SOCENV_INC</text:p>
          </table:table-cell>
          <table:table-cell table:style-name="ce2" office:value-type="string" calcext:value-type="string">
            <text:p>In addition, under AIG’s Corporate Governance Guidelines, the Chairman and Committee Chairs generally do not serve for longer than a five-year term and former Chief Executive Officers of AIG cannot serve as directors</text:p>
          </table:table-cell>
          <table:table-cell table:style-name="ce1" office:value-type="float" office:value="0.1402" calcext:value-type="float">
            <text:p>0.1402</text:p>
          </table:table-cell>
        </table:table-row>
        <table:table-row table:style-name="ro3">
          <table:table-cell table:style-name="ce1" office:value-type="string" calcext:value-type="string">
            <text:p>SOCENV_INC</text:p>
          </table:table-cell>
          <table:table-cell table:style-name="ce2" office:value-type="string" calcext:value-type="string">
            <text:p>A description of the nominees recommended by the Nominating and Corporate Governance Committee is set forth under “Proposal 1—Election of Directors.”</text:p>
          </table:table-cell>
          <table:table-cell table:style-name="ce1" office:value-type="float" office:value="0.0502" calcext:value-type="float">
            <text:p>0.0502</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on the recommendation of the Nominating and Corporate Governance Committee, determined that each of AIG’s thirteen current non-management directors and each of Messrs. Merksamer and Paulson is independent within the meaning of the NYSE listing standards</text:p>
          </table:table-cell>
          <table:table-cell table:style-name="ce1" office:value-type="float" office:value="0.4114" calcext:value-type="float">
            <text:p>0.4114</text:p>
          </table:table-cell>
        </table:table-row>
        <table:table-row table:style-name="ro3">
          <table:table-cell table:style-name="ce1" office:value-type="string" calcext:value-type="string">
            <text:p>SOCENV_INC</text:p>
          </table:table-cell>
          <table:table-cell table:style-name="ce2" office:value-type="string" calcext:value-type="string">
            <text:p>The process for identification of director nominees when standing for election for the first time is provided below in “—Committees—Nominating and Corporate Governance Committee.”</text:p>
          </table:table-cell>
          <table:table-cell table:style-name="ce1" office:value-type="float" office:value="0.3363" calcext:value-type="float">
            <text:p>0.3363</text:p>
          </table:table-cell>
        </table:table-row>
        <table:table-row table:style-name="ro1">
          <table:table-cell table:style-name="ce1" office:value-type="string" calcext:value-type="string">
            <text:p>COMP_CON</text:p>
          </table:table-cell>
          <table:table-cell table:style-name="ce2" office:value-type="string" calcext:value-type="string">
            <text:p>In discussing governance initiatives and in preparation for meetings, the Chairman of the Board, the Chair of the Nominating and Corporate Governance Committee and the Vice President—Corporate Governance met and consulted frequently with the other Committee and Board members</text:p>
          </table:table-cell>
          <table:table-cell table:style-name="ce1" office:value-type="float" office:value="0.7972" calcext:value-type="float">
            <text:p>0.7972</text:p>
          </table:table-cell>
        </table:table-row>
        <table:table-row table:style-name="ro1">
          <table:table-cell table:style-name="ce1" office:value-type="string" calcext:value-type="string">
            <text:p>COMP_CON</text:p>
          </table:table-cell>
          <table:table-cell table:style-name="ce2" office:value-type="string" calcext:value-type="string">
            <text:p>Mr. Merksamer presently serves on the boards of five public companies, but his term as a director ends and he will not be re- appointed to the board of directors of Transocean Partners LLC at its annual meeting of shareholders on May 5, 2016</text:p>
          </table:table-cell>
          <table:table-cell table:style-name="ce1" office:value-type="float" office:value="0.8304" calcext:value-type="float">
            <text:p>0.8304</text:p>
          </table:table-cell>
        </table:table-row>
        <table:table-row table:style-name="ro2">
          <table:table-cell table:style-name="ce1" office:value-type="string" calcext:value-type="string">
            <text:p>COMP_CON</text:p>
          </table:table-cell>
          <table:table-cell table:style-name="ce2" office:value-type="string" calcext:value-type="string">
            <text:p>Because Mr. Merksamer will be in compliance with this Corporate Governance Guideline by the time of the 2016 Annual Meeting of Shareholders, the Board, on the recommendation of the Nominating and Corporate Governance Committee, has waived this Guideline to allow for Mr. Merksamer ’s nomination for election to the Board</text:p>
          </table:table-cell>
          <table:table-cell table:style-name="ce1" office:value-type="float" office:value="0.1404" calcext:value-type="float">
            <text:p>0.1404</text:p>
          </table:table-cell>
        </table:table-row>
        <table:table-row table:style-name="ro2">
          <table:table-cell table:style-name="ce1" office:value-type="string" calcext:value-type="string">
            <text:p>SOCENV_INC</text:p>
          </table:table-cell>
          <table:table-cell table:style-name="ce2" office:value-type="string" calcext:value-type="string">
            <text:p>Because Mr. Merksamer will be in compliance with this Corporate Governance Guideline by the time of the 2016 Annual Meeting of Shareholders, the Board, on the recommendation of the Nominating and Corporate Governance Committee, has waived this Guideline to allow for Mr. Merksamer ’s nomination for election to the Board</text:p>
          </table:table-cell>
          <table:table-cell table:style-name="ce1" office:value-type="float" office:value="0.1136" calcext:value-type="float">
            <text:p>0.1136</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REPORT OF THE NOMINATING AND CORPORATE GOVERNANCE COMMITTEE Overview The role of the Nominating and Corporate Governance Committee is to identify individuals qualified to become Board members and recommend these individuals to the Board for nomination, election or appointment as members of the Board and its Committees, to advise the Board on corporate governance matters and to oversee the evaluation of the Board and its Committees</text:p>
          </table:table-cell>
          <table:table-cell table:style-name="ce1" office:value-type="float" office:value="0.273" calcext:value-type="float">
            <text:p>0.273</text:p>
          </table:table-cell>
        </table:table-row>
        <table:table-row table:style-name="ro11">
          <table:table-cell table:style-name="ce1" office:value-type="string" calcext:value-type="string">
            <text:p>COMP_CON</text:p>
          </table:table-cell>
          <table:table-cell table:style-name="ce2" office:value-type="string" calcext:value-type="string">
            <text:p>Table of Contents REPORT OF THE NOMINATING AND CORPORATE GOVERNANCE COMMITTEE Overview The role of the Nominating and Corporate Governance Committee is to identify individuals qualified to become Board members and recommend these individuals to the Board for nomination, election or appointment as members of the Board and its Committees, to advise the Board on corporate governance matters and to oversee the evaluation of the Board and its Committees</text:p>
          </table:table-cell>
          <table:table-cell table:style-name="ce1" office:value-type="float" office:value="0.294" calcext:value-type="float">
            <text:p>0.294</text:p>
          </table:table-cell>
        </table:table-row>
        <table:table-row table:style-name="ro2">
          <table:table-cell table:style-name="ce1" office:value-type="string" calcext:value-type="string">
            <text:p>COMP_CON</text:p>
          </table:table-cell>
          <table:table-cell table:style-name="ce2" office:value-type="string" calcext:value-type="string">
            <text:p>The Nominating and Corporate Governance Committee evaluated and recommended to the Board of Directors the sixteen nominees under “Proposal 1—Election of Directors” that are standing for election at the 2016 Annual Meeting of Shareholders, based on the criteria set forth in AIG’s Corporate Governance Guidelines</text:p>
          </table:table-cell>
          <table:table-cell table:style-name="ce1" office:value-type="float" office:value="0.3745" calcext:value-type="float">
            <text:p>0.3745</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nd Corporate Governance Committee evaluated and recommended to the Board of Directors the sixteen nominees under “Proposal 1—Election of Directors” that are standing for election at the 2016 Annual Meeting of Shareholders, based on the criteria set forth in AIG’s Corporate Governance Guidelines</text:p>
          </table:table-cell>
          <table:table-cell table:style-name="ce1" office:value-type="float" office:value="0.0634" calcext:value-type="float">
            <text:p>0.0634</text:p>
          </table:table-cell>
        </table:table-row>
        <table:table-row table:style-name="ro3">
          <table:table-cell table:style-name="ce1" office:value-type="string" calcext:value-type="string">
            <text:p>COMP_CON</text:p>
          </table:table-cell>
          <table:table-cell table:style-name="ce2" office:value-type="string" calcext:value-type="string">
            <text:p>This will reduce the number of public company boards on which he serves as director (other than AIG) to four, which will be consistent with AIG’s Corporate Governance Guidelines</text:p>
          </table:table-cell>
          <table:table-cell table:style-name="ce1" office:value-type="float" office:value="0.7123" calcext:value-type="float">
            <text:p>0.7123</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determined that each member of the Nominating and Corporate Governance Committee is independent, as required by NYSE listing standards</text:p>
          </table:table-cell>
          <table:table-cell table:style-name="ce1" office:value-type="float" office:value="0.325" calcext:value-type="float">
            <text:p>0.325</text:p>
          </table:table-cell>
        </table:table-row>
        <table:table-row table:style-name="ro2">
          <table:table-cell table:style-name="ce1" office:value-type="string" calcext:value-type="string">
            <text:p>COMP_CON</text:p>
          </table:table-cell>
          <table:table-cell table:style-name="ce2" office:value-type="string" calcext:value-type="string">
            <text:p>As provided in the Corporate Governance Guidelines, the Board generally considers it desirable for non-management directors not to serve on the boards of directors of more than four public companies (other than AIG or a company in which AIG has a significant equity interest) that require substantial time commitments, absent special circumstances</text:p>
          </table:table-cell>
          <table:table-cell table:style-name="ce1" office:value-type="float" office:value="0.6884" calcext:value-type="float">
            <text:p>0.6884</text:p>
          </table:table-cell>
        </table:table-row>
        <table:table-row table:style-name="ro4">
          <table:table-cell table:style-name="ce1" office:value-type="string" calcext:value-type="string">
            <text:p>COMP_CON</text:p>
          </table:table-cell>
          <table:table-cell table:style-name="ce2" office:value-type="string" calcext:value-type="string">
            <text:p>During 2015, the Nominating and Corporate Governance Committee held seven meetings</text:p>
          </table:table-cell>
          <table:table-cell table:style-name="ce1" office:value-type="float" office:value="0.1521" calcext:value-type="float">
            <text:p>0.1521</text:p>
          </table:table-cell>
        </table:table-row>
        <table:table-row table:style-name="ro4">
          <table:table-cell table:style-name="ce1" office:value-type="string" calcext:value-type="string">
            <text:p>SOCENV_INC</text:p>
          </table:table-cell>
          <table:table-cell table:style-name="ce2" office:value-type="string" calcext:value-type="string">
            <text:p>During 2015, the Nominating and Corporate Governance Committee held seven meetings</text:p>
          </table:table-cell>
          <table:table-cell table:style-name="ce1" office:value-type="float" office:value="0.0956" calcext:value-type="float">
            <text:p>0.0956</text:p>
          </table:table-cell>
        </table:table-row>
        <table:table-row table:style-name="ro5">
          <table:table-cell table:style-name="ce1" office:value-type="string" calcext:value-type="string">
            <text:p>SOCENV_INC</text:p>
          </table:table-cell>
          <table:table-cell table:style-name="ce2" office:value-type="string" calcext:value-type="string">
            <text:p>These criteria are: high personal and professional ethics, values and integrity; ability to work together as part of an effective, collegial group; commitment to representing the long-term interests of AIG; skill, expertise, diversity, background, and experience with businesses and other organizations that the Board deems relevant; the interplay of the individual’s experience with the experience of other Board members; the contribution represented by the individual’s skills and experience to ensuring that the Board has the necessary tools to perform its oversight function effectively; ability and willingness to commit adequate time to AIG over an extended period of time; and the extent to which the individual would otherwise be a desirable addition to the Board and any Committees of the Board</text:p>
          </table:table-cell>
          <table:table-cell table:style-name="ce1" office:value-type="float" office:value="0.8835" calcext:value-type="float">
            <text:p>0.8835</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s charter is available in the Corporate Governance section of AIG’s corporate website at www.aig.com</text:p>
          </table:table-cell>
          <table:table-cell table:style-name="ce1" office:value-type="float" office:value="0.69" calcext:value-type="float">
            <text:p>0.69</text:p>
          </table:table-cell>
        </table:table-row>
        <table:table-row table:style-name="ro4">
          <table:table-cell table:style-name="ce1" office:value-type="string" calcext:value-type="string">
            <text:p>COMP_CON</text:p>
          </table:table-cell>
          <table:table-cell table:style-name="ce2" office:value-type="string" calcext:value-type="string">
            <text:p>Suzanne Nora Johnson, Chair W. Don Cornwell George L. Miles, Jr</text:p>
          </table:table-cell>
          <table:table-cell table:style-name="ce1" office:value-type="float" office:value="0.1955" calcext:value-type="float">
            <text:p>0.1955</text:p>
          </table:table-cell>
        </table:table-row>
        <table:table-row table:style-name="ro4">
          <table:table-cell table:style-name="ce1" office:value-type="string" calcext:value-type="string">
            <text:p>SOCENV_INC</text:p>
          </table:table-cell>
          <table:table-cell table:style-name="ce2" office:value-type="string" calcext:value-type="string">
            <text:p>Suzanne Nora Johnson, Chair W. Don Cornwell George L. Miles, Jr</text:p>
          </table:table-cell>
          <table:table-cell table:style-name="ce1" office:value-type="float" office:value="0.0727" calcext:value-type="float">
            <text:p>0.0727</text:p>
          </table:table-cell>
        </table:table-row>
        <table:table-row table:style-name="ro3">
          <table:table-cell table:style-name="ce1" office:value-type="string" calcext:value-type="string">
            <text:p>COMP_CON</text:p>
          </table:table-cell>
          <table:table-cell table:style-name="ce2" office:value-type="string" calcext:value-type="string">
            <text:p>Conclusion During 2015, the Nominating and Corporate Governance Committee performed its duties and responsibilities under the Nominating and Corporate Governance Committee charter</text:p>
          </table:table-cell>
          <table:table-cell table:style-name="ce1" office:value-type="float" office:value="0.0805" calcext:value-type="float">
            <text:p>0.0805</text:p>
          </table:table-cell>
        </table:table-row>
        <table:table-row table:style-name="ro3">
          <table:table-cell table:style-name="ce1" office:value-type="string" calcext:value-type="string">
            <text:p>SOCENV_INC</text:p>
          </table:table-cell>
          <table:table-cell table:style-name="ce2" office:value-type="string" calcext:value-type="string">
            <text:p>Conclusion During 2015, the Nominating and Corporate Governance Committee performed its duties and responsibilities under the Nominating and Corporate Governance Committee charter</text:p>
          </table:table-cell>
          <table:table-cell table:style-name="ce1" office:value-type="float" office:value="0.246" calcext:value-type="float">
            <text:p>0.246</text:p>
          </table:table-cell>
        </table:table-row>
        <table:table-row table:style-name="ro2">
          <table:table-cell table:style-name="ce1" office:value-type="string" calcext:value-type="string">
            <text:p>SOCENV_INC</text:p>
          </table:table-cell>
          <table:table-cell table:style-name="ce2" office:value-type="string" calcext:value-type="string">
            <text:p>Rather, the Nominating and Corporate Governance Committee considers diversity in terms of minority status and gender as factors in evaluating director candidates and also considers diversity in the broader sense of how a candidate’s experience and skills could assist the Board in light of the Board’s then composition</text:p>
          </table:table-cell>
          <table:table-cell table:style-name="ce1" office:value-type="float" office:value="0.9684" calcext:value-type="float">
            <text:p>0.9684</text:p>
          </table:table-cell>
        </table:table-row>
        <table:table-row table:style-name="ro4">
          <table:table-cell table:style-name="ce1" office:value-type="string" calcext:value-type="string">
            <text:p>COMP_CON</text:p>
          </table:table-cell>
          <table:table-cell table:style-name="ce2" office:value-type="string" calcext:value-type="string">
            <text:p>Nominating and Corporate Governance Committee American International Group, Inc</text:p>
          </table:table-cell>
          <table:table-cell table:style-name="ce1" office:value-type="float" office:value="0.2892" calcext:value-type="float">
            <text:p>0.2892</text:p>
          </table:table-cell>
        </table:table-row>
        <table:table-row table:style-name="ro4">
          <table:table-cell table:style-name="ce1" office:value-type="string" calcext:value-type="string">
            <text:p>SOCENV_INC</text:p>
          </table:table-cell>
          <table:table-cell table:style-name="ce2" office:value-type="string" calcext:value-type="string">
            <text:p>The Nominating and Corporate Governance Committee does not have a specific diversity policy</text:p>
          </table:table-cell>
          <table:table-cell table:style-name="ce1" office:value-type="float" office:value="0.8591" calcext:value-type="float">
            <text:p>0.8591</text:p>
          </table:table-cell>
        </table:table-row>
        <table:table-row table:style-name="ro4">
          <table:table-cell table:style-name="ce1" office:value-type="string" calcext:value-type="string">
            <text:p>SOCENV_INC</text:p>
          </table:table-cell>
          <table:table-cell table:style-name="ce2" office:value-type="string" calcext:value-type="string">
            <text:p>Table of Contents Diversity Consideration</text:p>
          </table:table-cell>
          <table:table-cell table:style-name="ce1" office:value-type="float" office:value="0.9275" calcext:value-type="float">
            <text:p>0.9275</text:p>
          </table:table-cell>
        </table:table-row>
        <table:table-row table:style-name="ro1">
          <table:table-cell table:style-name="ce1" office:value-type="string" calcext:value-type="string">
            <text:p>COMP_CON</text:p>
          </table:table-cell>
          <table:table-cell table:style-name="ce2" office:value-type="string" calcext:value-type="string">
            <text:p>In considering AIG’s compliance with legal and regulatory requirements, the Audit Committee also takes into account the oversight of legal and regulatory matters by the Regulatory, Compliance and Public Policy Committee</text:p>
          </table:table-cell>
          <table:table-cell table:style-name="ce1" office:value-type="float" office:value="0.0699" calcext:value-type="float">
            <text:p>0.0699</text:p>
          </table:table-cell>
        </table:table-row>
        <table:table-row table:style-name="ro1">
          <table:table-cell table:style-name="ce1" office:value-type="string" calcext:value-type="string">
            <text:p>SOCENV_INC</text:p>
          </table:table-cell>
          <table:table-cell table:style-name="ce2" office:value-type="string" calcext:value-type="string">
            <text:p>In considering AIG’s compliance with legal and regulatory requirements, the Audit Committee also takes into account the oversight of legal and regulatory matters by the Regulatory, Compliance and Public Policy Committee</text:p>
          </table:table-cell>
          <table:table-cell table:style-name="ce1" office:value-type="float" office:value="0.4184" calcext:value-type="float">
            <text:p>0.4184</text:p>
          </table:table-cell>
        </table:table-row>
        <table:table-row table:style-name="ro1">
          <table:table-cell table:style-name="ce1" office:value-type="string" calcext:value-type="string">
            <text:p>SOCENV_INC</text:p>
          </table:table-cell>
          <table:table-cell table:style-name="ce2" office:value-type="string" calcext:value-type="string">
            <text:p>The Board has also determined, on the recommendation of the Nominating and Corporate Governance Committee, that all members of the Audit Committee are financially literate and have accounting or <text:s text:c="4"/>28</text:p>
          </table:table-cell>
          <table:table-cell table:style-name="ce1" office:value-type="float" office:value="0.0518" calcext:value-type="float">
            <text:p>0.0518</text:p>
          </table:table-cell>
        </table:table-row>
        <table:table-row table:style-name="ro1">
          <table:table-cell table:style-name="ce1" office:value-type="string" calcext:value-type="string">
            <text:p>COMP_CON</text:p>
          </table:table-cell>
          <table:table-cell table:style-name="ce2" office:value-type="string" calcext:value-type="string">
            <text:p>The Board has also determined, on the recommendation of the Nominating and Corporate Governance Committee, that all members of the Audit Committee are financially literate and have accounting or <text:s text:c="4"/>28</text:p>
          </table:table-cell>
          <table:table-cell table:style-name="ce1" office:value-type="float" office:value="0.5032" calcext:value-type="float">
            <text:p>0.5032</text:p>
          </table:table-cell>
        </table:table-row>
        <table:table-row table:style-name="ro6">
          <table:table-cell table:style-name="ce1" office:value-type="string" calcext:value-type="string">
            <text:p>COMP_CON</text:p>
          </table:table-cell>
          <table:table-cell table:style-name="ce2" office:value-type="string" calcext:value-type="string">
            <text:p>Audit Committee The Audit Committee, which held ten meetings during 2015, assists the Board in its oversight of AIG’s financial statements, including internal control over financial reporting, and compliance with legal and regulatory requirements, the qualifications, independence and performance of AIG’s independent registered public accounting firm and the performance of AIG’s internal audit function</text:p>
          </table:table-cell>
          <table:table-cell table:style-name="ce1" office:value-type="float" office:value="0.2665" calcext:value-type="float">
            <text:p>0.2665</text:p>
          </table:table-cell>
        </table:table-row>
        <table:table-row table:style-name="ro6">
          <table:table-cell table:style-name="ce1" office:value-type="string" calcext:value-type="string">
            <text:p>SOCENV_INC</text:p>
          </table:table-cell>
          <table:table-cell table:style-name="ce2" office:value-type="string" calcext:value-type="string">
            <text:p>Audit Committee The Audit Committee, which held ten meetings during 2015, assists the Board in its oversight of AIG’s financial statements, including internal control over financial reporting, and compliance with legal and regulatory requirements, the qualifications, independence and performance of AIG’s independent registered public accounting firm and the performance of AIG’s internal audit function</text:p>
          </table:table-cell>
          <table:table-cell table:style-name="ce1" office:value-type="float" office:value="0.2061" calcext:value-type="float">
            <text:p>0.2061</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s assistance in the Board of Directors’ oversight of AIG’s compliance with legal and regulatory requirements primarily focuses on the effect of such matters on AIG’s financial statements, financial reporting and internal control over financial reporting</text:p>
          </table:table-cell>
          <table:table-cell table:style-name="ce1" office:value-type="float" office:value="0.0882" calcext:value-type="float">
            <text:p>0.0882</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is directly responsible for the appointment, compensation, retention and oversight of the work of AIG’s independent registered public accounting firm</text:p>
          </table:table-cell>
          <table:table-cell table:style-name="ce1" office:value-type="float" office:value="0.8224" calcext:value-type="float">
            <text:p>0.8224</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on the recommendation of the Nominating and Corporate Governance Committee, that all members of the Audit Committee are independent under both NYSE listing standards and SEC rules</text:p>
          </table:table-cell>
          <table:table-cell table:style-name="ce1" office:value-type="float" office:value="0.6908" calcext:value-type="float">
            <text:p>0.6908</text:p>
          </table:table-cell>
        </table:table-row>
        <table:table-row table:style-name="ro6">
          <table:table-cell table:style-name="ce1" office:value-type="string" calcext:value-type="string">
            <text:p>SOCENV_INC</text:p>
          </table:table-cell>
          <table:table-cell table:style-name="ce2" office:value-type="string" calcext:value-type="string">
            <text:p>Director <text:s text:c="2"/>Audit <text:s text:c="2"/>Committee <text:s text:c="2"/>Compensation <text:s text:c="2"/>and <text:s text:c="2"/>Management <text:s text:c="2"/>Resources <text:s text:c="2"/>Committee <text:s text:c="2"/>Nominating <text:s text:c="2"/>and <text:s text:c="2"/>Corporate <text:s text:c="3"/>Governance <text:s text:c="2"/>Committee <text:s text:c="2"/>Regulatory, <text:s text:c="3"/>Compliance <text:s text:c="2"/>and Public Policy <text:s text:c="2"/>Committee <text:s text:c="2"/>Risk and Capital <text:s text:c="2"/>Committee <text:s text:c="2"/>Technology <text:s text:c="2"/>Committee W. Don Cornwell <text:s text:c="6"/>C <text:s text:c="2"/>M <text:s text:c="12"/>Peter R. Fisher <text:s text:c="14"/>M <text:s text:c="2"/>M <text:s text:c="4"/>John H. Fitzpatrick <text:s text:c="2"/>M <text:s text:c="14"/>C <text:s text:c="4"/>William G. Jurgensen <text:s text:c="2"/>C <text:s text:c="14"/>M <text:s text:c="4"/>Christopher S. Lynch <text:s text:c="2"/>M <text:s text:c="14"/>M <text:s text:c="4"/>George L. Miles, Jr.</text:p>
          </table:table-cell>
          <table:table-cell table:style-name="ce1" office:value-type="float" office:value="0.627" calcext:value-type="float">
            <text:p>0.627</text:p>
          </table:table-cell>
        </table:table-row>
        <table:table-row table:style-name="ro1">
          <table:table-cell table:style-name="ce1" office:value-type="string" calcext:value-type="string">
            <text:p>COMP_CON</text:p>
          </table:table-cell>
          <table:table-cell table:style-name="ce2" office:value-type="string" calcext:value-type="string">
            <text:p>In its oversight of AIG’s internal audit function, the Audit Committee also is involved in the appointment or removal, performance reviews and determining the compensation of AIG’s chief internal auditor</text:p>
          </table:table-cell>
          <table:table-cell table:style-name="ce1" office:value-type="float" office:value="0.5553" calcext:value-type="float">
            <text:p>0.5553</text:p>
          </table:table-cell>
        </table:table-row>
        <table:table-row table:style-name="ro6">
          <table:table-cell table:style-name="ce1" office:value-type="string" calcext:value-type="string">
            <text:p>SOCENV_INC</text:p>
          </table:table-cell>
          <table:table-cell table:style-name="ce2" office:value-type="string" calcext:value-type="string">
            <text:p>M <text:s text:c="2"/>M <text:s text:c="10"/>M Henry S. Miller <text:s text:c="14"/>M <text:s text:c="2"/>M <text:s text:c="4"/>Robert S. Miller <text:s text:c="10"/>M <text:s text:c="10"/>M Linda A. Mills <text:s text:c="6"/>M <text:s text:c="14"/>M Suzanne Nora Johnson <text:s text:c="6"/>M <text:s text:c="2"/>C <text:s text:c="12"/>Ronald A. Rittenmeyer <text:s text:c="2"/>M <text:s text:c="2"/>M <text:s text:c="14"/>C Douglas M. Steenland <text:s text:c="2"/>* <text:s text:c="2"/>* <text:s text:c="2"/>* <text:s text:c="2"/>* <text:s text:c="2"/>* <text:s text:c="2"/>* Theresa M. Stone <text:s text:c="2"/>M <text:s text:c="10"/>C <text:s text:c="8"/>Number of meetings in 2015 <text:s text:c="2"/>10 <text:s text:c="2"/>8 <text:s text:c="2"/>7 <text:s text:c="2"/>5 <text:s text:c="2"/>18 <text:s text:c="2"/>5 M = Member C = Chair <text:s text:c="2"/>* Mr. Steenland is an ex-officio, non-voting member</text:p>
          </table:table-cell>
          <table:table-cell table:style-name="ce1" office:value-type="float" office:value="0.2231" calcext:value-type="float">
            <text:p>0.2231</text:p>
          </table:table-cell>
        </table:table-row>
        <table:table-row table:style-name="ro4">
          <table:table-cell table:style-name="ce1" office:value-type="string" calcext:value-type="string">
            <text:p>COMP_CON</text:p>
          </table:table-cell>
          <table:table-cell table:style-name="ce2" office:value-type="string" calcext:value-type="string">
            <text:p>Mr. Hancock does not serve on any Committees of the Board</text:p>
          </table:table-cell>
          <table:table-cell table:style-name="ce1" office:value-type="float" office:value="0.1696" calcext:value-type="float">
            <text:p>0.1696</text:p>
          </table:table-cell>
        </table:table-row>
        <table:table-row table:style-name="ro3">
          <table:table-cell table:style-name="ce1" office:value-type="string" calcext:value-type="string">
            <text:p>COMP_CON</text:p>
          </table:table-cell>
          <table:table-cell table:style-name="ce2" office:value-type="string" calcext:value-type="string">
            <text:p>As required under AIG’s Corporate Governance Guidelines, each standing Committee conducts an annual self-assessment and review of its Charter</text:p>
          </table:table-cell>
          <table:table-cell table:style-name="ce1" office:value-type="float" office:value="0.5531" calcext:value-type="float">
            <text:p>0.5531</text:p>
          </table:table-cell>
        </table:table-row>
        <table:table-row table:style-name="ro3">
          <table:table-cell table:style-name="ce1" office:value-type="string" calcext:value-type="string">
            <text:p>SOCENV_INC</text:p>
          </table:table-cell>
          <table:table-cell table:style-name="ce2" office:value-type="string" calcext:value-type="string">
            <text:p>As required under AIG’s Corporate Governance Guidelines, each standing Committee conducts an annual self-assessment and review of its Charter</text:p>
          </table:table-cell>
          <table:table-cell table:style-name="ce1" office:value-type="float" office:value="0.0869" calcext:value-type="float">
            <text:p>0.0869</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 also periodically reviews and makes recommendations to the Board regarding the form and amount of director compensation</text:p>
          </table:table-cell>
          <table:table-cell table:style-name="ce1" office:value-type="float" office:value="0.7492" calcext:value-type="float">
            <text:p>0.7492</text:p>
          </table:table-cell>
        </table:table-row>
        <table:table-row table:style-name="ro6">
          <table:table-cell table:style-name="ce1" office:value-type="string" calcext:value-type="string">
            <text:p>COMP_CON</text:p>
          </table:table-cell>
          <table:table-cell table:style-name="ce2" office:value-type="string" calcext:value-type="string">
            <text:p>The primary responsibilities of the Nominating and Corporate Governance Committee are to identify individuals qualified to become Board members, consistent with criteria approved by the Board of Directors, and recommend these individuals to the Board of Directors for nomination, election or appointment as members of the Board and its Committees, to advise the Board on corporate governance matters and to oversee the evaluation of the Board and its Committees</text:p>
          </table:table-cell>
          <table:table-cell table:style-name="ce1" office:value-type="float" office:value="0.5076" calcext:value-type="float">
            <text:p>0.5076</text:p>
          </table:table-cell>
        </table:table-row>
        <table:table-row table:style-name="ro6">
          <table:table-cell table:style-name="ce1" office:value-type="string" calcext:value-type="string">
            <text:p>SOCENV_INC</text:p>
          </table:table-cell>
          <table:table-cell table:style-name="ce2" office:value-type="string" calcext:value-type="string">
            <text:p>The primary responsibilities of the Nominating and Corporate Governance Committee are to identify individuals qualified to become Board members, consistent with criteria approved by the Board of Directors, and recommend these individuals to the Board of Directors for nomination, election or appointment as members of the Board and its Committees, to advise the Board on corporate governance matters and to oversee the evaluation of the Board and its Committees</text:p>
          </table:table-cell>
          <table:table-cell table:style-name="ce1" office:value-type="float" office:value="0.1312" calcext:value-type="float">
            <text:p>0.1312</text:p>
          </table:table-cell>
        </table:table-row>
        <table:table-row table:style-name="ro3">
          <table:table-cell table:style-name="ce1" office:value-type="string" calcext:value-type="string">
            <text:p>COMP_CON</text:p>
          </table:table-cell>
          <table:table-cell table:style-name="ce2" office:value-type="string" calcext:value-type="string">
            <text:p>Nominating and Corporate Governance Committee The Nominating and Corporate Governance Committee held seven meetings in 2015</text:p>
          </table:table-cell>
          <table:table-cell table:style-name="ce1" office:value-type="float" office:value="0.1459" calcext:value-type="float">
            <text:p>0.1459</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on the recommendation of the Nominating and Corporate Governance Committee, that all members of the Compensation and Management Resources Committee are independent under NYSE listing standards and SEC rules</text:p>
          </table:table-cell>
          <table:table-cell table:style-name="ce1" office:value-type="float" office:value="0.6356" calcext:value-type="float">
            <text:p>0.6356</text:p>
          </table:table-cell>
        </table:table-row>
        <table:table-row table:style-name="ro3">
          <table:table-cell table:style-name="ce1" office:value-type="string" calcext:value-type="string">
            <text:p>SOCENV_INC</text:p>
          </table:table-cell>
          <table:table-cell table:style-name="ce2" office:value-type="string" calcext:value-type="string">
            <text:p>Nominating and Corporate Governance Committee The Nominating and Corporate Governance Committee held seven meetings in 2015</text:p>
          </table:table-cell>
          <table:table-cell table:style-name="ce1" office:value-type="float" office:value="0.1078" calcext:value-type="float">
            <text:p>0.1078</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determined that all members of the Nominating and Corporate Governance Committee are independent under NYSE listing standards</text:p>
          </table:table-cell>
          <table:table-cell table:style-name="ce1" office:value-type="float" office:value="0.2504" calcext:value-type="float">
            <text:p>0.2504</text:p>
          </table:table-cell>
        </table:table-row>
        <table:table-row table:style-name="ro3">
          <table:table-cell table:style-name="ce1" office:value-type="string" calcext:value-type="string">
            <text:p>COMP_CON</text:p>
          </table:table-cell>
          <table:table-cell table:style-name="ce2" office:value-type="string" calcext:value-type="string">
            <text:p>The compensation of directors is recommended by the Nominating and Corporate Governance Committee and is approved by the Board</text:p>
          </table:table-cell>
          <table:table-cell table:style-name="ce1" office:value-type="float" office:value="0.1021" calcext:value-type="float">
            <text:p>0.1021</text:p>
          </table:table-cell>
        </table:table-row>
        <table:table-row table:style-name="ro1">
          <table:table-cell table:style-name="ce1" office:value-type="string" calcext:value-type="string">
            <text:p>COMP_CON</text:p>
          </table:table-cell>
          <table:table-cell table:style-name="ce2" office:value-type="string" calcext:value-type="string">
            <text:p>These responsibilities, which may not be delegated to persons who are not members of the Compensation and Management Resources Committee, are set forth in the Committee’s charter, which is available in the Corporate Governance section of AIG’s corporate website at www.aig.com</text:p>
          </table:table-cell>
          <table:table-cell table:style-name="ce1" office:value-type="float" office:value="0.5475" calcext:value-type="float">
            <text:p>0.5475</text:p>
          </table:table-cell>
        </table:table-row>
        <table:table-row table:style-name="ro6">
          <table:table-cell table:style-name="ce1" office:value-type="string" calcext:value-type="string">
            <text:p>SOCENV_INC</text:p>
          </table:table-cell>
          <table:table-cell table:style-name="ce2" office:value-type="string" calcext:value-type="string">
            <text:p>The Technology Committee assists the Board in its oversight of AIG’s information technology projects and initiatives by, among other things, reviewing the financial, tactical and strategic benefits of proposed significant information technology-related projects and initiatives, reviewing and making recommendations to the Board regarding significant information technology investments in <text:s text:c="4"/>30</text:p>
          </table:table-cell>
          <table:table-cell table:style-name="ce1" office:value-type="float" office:value="0.289" calcext:value-type="float">
            <text:p>0.289</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on the recommendation of the Nominating and Corporate Governance Committee, that all members of the Risk and Capital Committee are independent under NYSE listing standards and SEC rules</text:p>
          </table:table-cell>
          <table:table-cell table:style-name="ce1" office:value-type="float" office:value="0.5997" calcext:value-type="float">
            <text:p>0.5997</text:p>
          </table:table-cell>
        </table:table-row>
        <table:table-row table:style-name="ro1">
          <table:table-cell table:style-name="ce1" office:value-type="string" calcext:value-type="string">
            <text:p>SOCENV_INC</text:p>
          </table:table-cell>
          <table:table-cell table:style-name="ce2" office:value-type="string" calcext:value-type="string">
            <text:p>The Board has determined, on the recommendation of the Nominating and Corporate Governance Committee, that all members of the Regulatory, Compliance and Public Policy Committee are independent under NYSE listing standards and SEC rules</text:p>
          </table:table-cell>
          <table:table-cell table:style-name="ce1" office:value-type="float" office:value="0.14" calcext:value-type="float">
            <text:p>0.14</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on the recommendation of the Nominating and Corporate Governance Committee, that all members of the Regulatory, Compliance and Public Policy Committee are independent under NYSE listing standards and SEC rules</text:p>
          </table:table-cell>
          <table:table-cell table:style-name="ce1" office:value-type="float" office:value="0.3958" calcext:value-type="float">
            <text:p>0.3958</text:p>
          </table:table-cell>
        </table:table-row>
        <table:table-row table:style-name="ro3">
          <table:table-cell table:style-name="ce1" office:value-type="string" calcext:value-type="string">
            <text:p>SOCENV_INC</text:p>
          </table:table-cell>
          <table:table-cell table:style-name="ce2" office:value-type="string" calcext:value-type="string">
            <text:p>The Risk and Capital Committee also approves issuances, investments, dispositions and other transactions and matters as authorized by the Board</text:p>
          </table:table-cell>
          <table:table-cell table:style-name="ce1" office:value-type="float" office:value="0.0698" calcext:value-type="float">
            <text:p>0.0698</text:p>
          </table:table-cell>
        </table:table-row>
        <table:table-row table:style-name="ro6">
          <table:table-cell table:style-name="ce1" office:value-type="string" calcext:value-type="string">
            <text:p>SOCENV_INC</text:p>
          </table:table-cell>
          <table:table-cell table:style-name="ce2" office:value-type="string" calcext:value-type="string">
            <text:p>The Risk and Capital Committee also assists the Board in its oversight responsibilities by reviewing and making recommendations to the Board with respect to AIG’s financial and investment policies, provides strategic guidance to management as to AIG’s capital structure and financing, the allocation of capital to its businesses, methods of financing its businesses and other related strategic initiatives</text:p>
          </table:table-cell>
          <table:table-cell table:style-name="ce1" office:value-type="float" office:value="0.2145" calcext:value-type="float">
            <text:p>0.2145</text:p>
          </table:table-cell>
        </table:table-row>
        <table:table-row table:style-name="ro2">
          <table:table-cell table:style-name="ce1" office:value-type="string" calcext:value-type="string">
            <text:p>SOCENV_INC</text:p>
          </table:table-cell>
          <table:table-cell table:style-name="ce2" office:value-type="string" calcext:value-type="string">
            <text:p>The Regulatory, Compliance and Public Policy Committee assists the Board in its oversight of AIG’s handling of legal, regulatory and compliance matters and reviews AIG’s position and policies that relate to current and emerging corporate social responsibility and political and public policy issues</text:p>
          </table:table-cell>
          <table:table-cell table:style-name="ce1" office:value-type="float" office:value="0.8765" calcext:value-type="float">
            <text:p>0.8765</text:p>
          </table:table-cell>
        </table:table-row>
        <table:table-row table:style-name="ro3">
          <table:table-cell table:style-name="ce1" office:value-type="string" calcext:value-type="string">
            <text:p>COMP_CON</text:p>
          </table:table-cell>
          <table:table-cell table:style-name="ce2" office:value-type="string" calcext:value-type="string">
            <text:p>The Risk and Capital Committee’s charter is available in the Corporate Governance section of AIG’s corporate website at www.aig.com</text:p>
          </table:table-cell>
          <table:table-cell table:style-name="ce1" office:value-type="float" office:value="0.6096" calcext:value-type="float">
            <text:p>0.6096</text:p>
          </table:table-cell>
        </table:table-row>
        <table:table-row table:style-name="ro3">
          <table:table-cell table:style-name="ce1" office:value-type="string" calcext:value-type="string">
            <text:p>COMP_CON</text:p>
          </table:table-cell>
          <table:table-cell table:style-name="ce2" office:value-type="string" calcext:value-type="string">
            <text:p>The Regulatory, Compliance and Public Policy Committee’s charter is available in the Corporate Governance section of AIG’s corporate website at www.aig.com</text:p>
          </table:table-cell>
          <table:table-cell table:style-name="ce1" office:value-type="float" office:value="0.3696" calcext:value-type="float">
            <text:p>0.3696</text:p>
          </table:table-cell>
        </table:table-row>
        <table:table-row table:style-name="ro1">
          <table:table-cell table:style-name="ce1" office:value-type="string" calcext:value-type="string">
            <text:p>SOCENV_INC</text:p>
          </table:table-cell>
          <table:table-cell table:style-name="ce2" office:value-type="string" calcext:value-type="string">
            <text:p>The Risk and Capital Committee reports to and assists the Board in overseeing and reviewing information regarding AIG’s ERM, including the significant policies, procedures, and practices employed to manage liquidity risk, credit risk, market risk, operational risk and insurance risk</text:p>
          </table:table-cell>
          <table:table-cell table:style-name="ce1" office:value-type="float" office:value="0.1001" calcext:value-type="float">
            <text:p>0.1001</text:p>
          </table:table-cell>
        </table:table-row>
        <table:table-row table:style-name="ro3">
          <table:table-cell table:style-name="ce1" office:value-type="string" calcext:value-type="string">
            <text:p>SOCENV_INC</text:p>
          </table:table-cell>
          <table:table-cell table:style-name="ce2" office:value-type="string" calcext:value-type="string">
            <text:p>Regulatory, Compliance and Public Policy Committee The Regulatory, Compliance and Public Policy Committee held five meetings in 2015</text:p>
          </table:table-cell>
          <table:table-cell table:style-name="ce1" office:value-type="float" office:value="0.7213" calcext:value-type="float">
            <text:p>0.7213</text:p>
          </table:table-cell>
        </table:table-row>
        <table:table-row table:style-name="ro3">
          <table:table-cell table:style-name="ce1" office:value-type="string" calcext:value-type="string">
            <text:p>SOCENV_INC</text:p>
          </table:table-cell>
          <table:table-cell table:style-name="ce2" office:value-type="string" calcext:value-type="string">
            <text:p>The Regulatory, Compliance and Public Policy Committee’s charter is available in the Corporate Governance section of AIG’s corporate website at www.aig.com</text:p>
          </table:table-cell>
          <table:table-cell table:style-name="ce1" office:value-type="float" office:value="0.16" calcext:value-type="float">
            <text:p>0.16</text:p>
          </table:table-cell>
        </table:table-row>
        <table:table-row table:style-name="ro5">
          <table:table-cell table:style-name="ce1" office:value-type="string" calcext:value-type="string">
            <text:p>COMP_CON</text:p>
          </table:table-cell>
          <table:table-cell table:style-name="ce2" office:value-type="string" calcext:value-type="string">
            <text:p>The Regulatory, Compliance and Public Policy Committee’s duties and responsibilities include reviewing periodically with management AIG’s relations with regulators and governmental agencies, and any significant legal, compliance and regulatory matters that have arisen, and coordinating with the Audit Committee and other Committees of the Board on such matters to the extent appropriate; serving as the representative of the Board to AIG’s regulators; reviewing periodically management’s development of compliance policies and procedures and implementation of AIG’s compliance program; and receiving reports from the Chief Internal Auditor regarding internal audit’s reviews of AIG’s legal, regulatory and compliance functions and periodically reviewing such reports with the Chief Internal Auditor</text:p>
          </table:table-cell>
          <table:table-cell table:style-name="ce1" office:value-type="float" office:value="0.3758" calcext:value-type="float">
            <text:p>0.3758</text:p>
          </table:table-cell>
        </table:table-row>
        <table:table-row table:style-name="ro5">
          <table:table-cell table:style-name="ce1" office:value-type="string" calcext:value-type="string">
            <text:p>SOCENV_INC</text:p>
          </table:table-cell>
          <table:table-cell table:style-name="ce2" office:value-type="string" calcext:value-type="string">
            <text:p>The Regulatory, Compliance and Public Policy Committee’s duties and responsibilities include reviewing periodically with management AIG’s relations with regulators and governmental agencies, and any significant legal, compliance and regulatory matters that have arisen, and coordinating with the Audit Committee and other Committees of the Board on such matters to the extent appropriate; serving as the representative of the Board to AIG’s regulators; reviewing periodically management’s development of compliance policies and procedures and implementation of AIG’s compliance program; and receiving reports from the Chief Internal Auditor regarding internal audit’s reviews of AIG’s legal, regulatory and compliance functions and periodically reviewing such reports with the Chief Internal Auditor</text:p>
          </table:table-cell>
          <table:table-cell table:style-name="ce1" office:value-type="float" office:value="0.1232" calcext:value-type="float">
            <text:p>0.1232</text:p>
          </table:table-cell>
        </table:table-row>
        <table:table-row table:style-name="ro6">
          <table:table-cell table:style-name="ce1" office:value-type="string" calcext:value-type="string">
            <text:p>SOCENV_INC</text:p>
          </table:table-cell>
          <table:table-cell table:style-name="ce2" office:value-type="string" calcext:value-type="string">
            <text:p>Shareholders who wish to submit nominees for director for consideration by the Nominating and Corporate Governance Committee for election at the 2017 Annual Meeting of Shareholders may do so by submitting names and supporting information to: Chair, Nominating and Corporate Governance Committee, c/o Vice President—Corporate Governance, American International Group, Inc., 175 Water Street, New York, New York 10038</text:p>
          </table:table-cell>
          <table:table-cell table:style-name="ce1" office:value-type="float" office:value="0.1662" calcext:value-type="float">
            <text:p>0.1662</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The AIG Corporate Governance Guidelines, which are included as Appendix A, include characteristics that the Nominating and Corporate Governance Committee considers important for nominees for director and information for shareholders with respect to director nominations</text:p>
          </table:table-cell>
          <table:table-cell table:style-name="ce1" office:value-type="float" office:value="0.2173" calcext:value-type="float">
            <text:p>0.2173</text:p>
          </table:table-cell>
        </table:table-row>
        <table:table-row table:style-name="ro6">
          <table:table-cell table:style-name="ce1" office:value-type="string" calcext:value-type="string">
            <text:p>COMP_CON</text:p>
          </table:table-cell>
          <table:table-cell table:style-name="ce2" office:value-type="string" calcext:value-type="string">
            <text:p>Shareholders who wish to submit nominees for director for consideration by the Nominating and Corporate Governance Committee for election at the 2017 Annual Meeting of Shareholders may do so by submitting names and supporting information to: Chair, Nominating and Corporate Governance Committee, c/o Vice President—Corporate Governance, American International Group, Inc., 175 Water Street, New York, New York 10038</text:p>
          </table:table-cell>
          <table:table-cell table:style-name="ce1" office:value-type="float" office:value="0.3696" calcext:value-type="float">
            <text:p>0.3696</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The AIG Corporate Governance Guidelines, which are included as Appendix A, include characteristics that the Nominating and Corporate Governance Committee considers important for nominees for director and information for shareholders with respect to director nominations</text:p>
          </table:table-cell>
          <table:table-cell table:style-name="ce1" office:value-type="float" office:value="0.1699" calcext:value-type="float">
            <text:p>0.1699</text:p>
          </table:table-cell>
        </table:table-row>
        <table:table-row table:style-name="ro1">
          <table:table-cell table:style-name="ce1" office:value-type="string" calcext:value-type="string">
            <text:p>COMP_CON</text:p>
          </table:table-cell>
          <table:table-cell table:style-name="ce2" office:value-type="string" calcext:value-type="string">
            <text:p>The Board has determined, on the recommendation of the Nominating and Corporate Governance Committee, that all members of the Technology Committee are independent under NYSE listing standards and SEC rules</text:p>
          </table:table-cell>
          <table:table-cell table:style-name="ce1" office:value-type="float" office:value="0.6882" calcext:value-type="float">
            <text:p>0.6882</text:p>
          </table:table-cell>
        </table:table-row>
        <table:table-row table:style-name="ro2">
          <table:table-cell table:style-name="ce1" office:value-type="string" calcext:value-type="string">
            <text:p>SOCENV_INC</text:p>
          </table:table-cell>
          <table:table-cell table:style-name="ce2" office:value-type="string" calcext:value-type="string">
            <text:p>Table of Contents support of AIG’s information technology strategy, and reviewing AIG’s risk management and risk assessment guidelines and policies regarding information technology security, including the quality and effectiveness of AIG’s information technology security and disaster recovery capabilities</text:p>
          </table:table-cell>
          <table:table-cell table:style-name="ce1" office:value-type="float" office:value="0.1853" calcext:value-type="float">
            <text:p>0.1853</text:p>
          </table:table-cell>
        </table:table-row>
        <table:table-row table:style-name="ro3">
          <table:table-cell table:style-name="ce1" office:value-type="string" calcext:value-type="string">
            <text:p>COMP_CON</text:p>
          </table:table-cell>
          <table:table-cell table:style-name="ce2" office:value-type="string" calcext:value-type="string">
            <text:p>The Technology Committee’s charter is available in the Corporate Governance section of AIG’s corporate website at www.aig.com</text:p>
          </table:table-cell>
          <table:table-cell table:style-name="ce1" office:value-type="float" office:value="0.7024" calcext:value-type="float">
            <text:p>0.7024</text:p>
          </table:table-cell>
        </table:table-row>
        <table:table-row table:style-name="ro3">
          <table:table-cell table:style-name="ce1" office:value-type="string" calcext:value-type="string">
            <text:p>SOCENV_INC</text:p>
          </table:table-cell>
          <table:table-cell table:style-name="ce2" office:value-type="string" calcext:value-type="string">
            <text:p>The Chairman, who is an ex-officio member of all standing Committees of the Board, received an additional annual retainer of $260,000</text:p>
          </table:table-cell>
          <table:table-cell table:style-name="ce1" office:value-type="float" office:value="0.1053" calcext:value-type="float">
            <text:p>0.1053</text:p>
          </table:table-cell>
        </table:table-row>
        <table:table-row table:style-name="ro2">
          <table:table-cell table:style-name="ce1" office:value-type="string" calcext:value-type="string">
            <text:p>SOCENV_INC</text:p>
          </table:table-cell>
          <table:table-cell table:style-name="ce2" office:value-type="string" calcext:value-type="string">
            <text:p>During the same period, the Chair of each Committee received an annual Committee retainer of $20,000, except the Chair of the Compensation and Management Resources Committee, who received $30,000, the Chair of the Audit Committee, who received $40,000, and the Chair of the Risk and Capital Committee, who received $40,000</text:p>
          </table:table-cell>
          <table:table-cell table:style-name="ce1" office:value-type="float" office:value="0.2948" calcext:value-type="float">
            <text:p>0.2948</text:p>
          </table:table-cell>
        </table:table-row>
        <table:table-row table:style-name="ro2">
          <table:table-cell table:style-name="ce1" office:value-type="string" calcext:value-type="string">
            <text:p>COMP_CON</text:p>
          </table:table-cell>
          <table:table-cell table:style-name="ce2" office:value-type="string" calcext:value-type="string">
            <text:p>During the same period, the Chair of each Committee received an annual Committee retainer of $20,000, except the Chair of the Compensation and Management Resources Committee, who received $30,000, the Chair of the Audit Committee, who received $40,000, and the Chair of the Risk and Capital Committee, who received $40,000</text:p>
          </table:table-cell>
          <table:table-cell table:style-name="ce1" office:value-type="float" office:value="0.058" calcext:value-type="float">
            <text:p>0.058</text:p>
          </table:table-cell>
        </table:table-row>
        <table:table-row table:style-name="ro1">
          <table:table-cell table:style-name="ce1" office:value-type="string" calcext:value-type="string">
            <text:p>COMP_CON</text:p>
          </table:table-cell>
          <table:table-cell table:style-name="ce2" office:value-type="string" calcext:value-type="string">
            <text:p>Other than services provided to the Compensation and Management Resources Committee and the Nominating and Corporate Governance Committee, neither the Cook firm nor any of its affiliates provided any other services to AIG</text:p>
          </table:table-cell>
          <table:table-cell table:style-name="ce1" office:value-type="float" office:value="0.9986" calcext:value-type="float">
            <text:p>0.9986</text:p>
          </table:table-cell>
        </table:table-row>
        <table:table-row table:style-name="ro3">
          <table:table-cell table:style-name="ce1" office:value-type="string" calcext:value-type="string">
            <text:p>COMP_CON</text:p>
          </table:table-cell>
          <table:table-cell table:style-name="ce2" office:value-type="string" calcext:value-type="string">
            <text:p>The Cook firm reports directly to the Chair of the Compensation and Management Resources Committee</text:p>
          </table:table-cell>
          <table:table-cell table:style-name="ce1" office:value-type="float" office:value="0.9947" calcext:value-type="float">
            <text:p>0.9947</text:p>
          </table:table-cell>
        </table:table-row>
        <table:table-row table:style-name="ro1">
          <table:table-cell table:style-name="ce1" office:value-type="string" calcext:value-type="string">
            <text:p>COMP_CON</text:p>
          </table:table-cell>
          <table:table-cell table:style-name="ce2" office:value-type="string" calcext:value-type="string">
            <text:p>To provide independent advice, the Compensation and Management Resources Committee engaged Frederic W. Cook &amp; Co. (the Cook firm) as a consultant and has used the services of the Cook firm since 2005</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For services related to board and executive officer compensation, the Cook firm was paid $145,743 in 2015</text:p>
          </table:table-cell>
          <table:table-cell table:style-name="ce1" office:value-type="float" office:value="0.9956" calcext:value-type="float">
            <text:p>0.9956</text:p>
          </table:table-cell>
        </table:table-row>
        <table:table-row table:style-name="ro3">
          <table:table-cell table:style-name="ce1" office:value-type="string" calcext:value-type="string">
            <text:p>COMP_CON</text:p>
          </table:table-cell>
          <table:table-cell table:style-name="ce2" office:value-type="string" calcext:value-type="string">
            <text:p>A senior consultant of the Cook firm regularly attends Committee meetings and provides information on compensation trends along with specific views on AIG’s compensation programs</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The Cook firm has provided advice to the Nominating and Corporate Governance Committee on AIG director compensation and market practices with respect to director compensation</text:p>
          </table:table-cell>
          <table:table-cell table:style-name="ce1" office:value-type="float" office:value="0.9995" calcext:value-type="float">
            <text:p>0.9995</text:p>
          </table:table-cell>
        </table:table-row>
        <table:table-row table:style-name="ro2">
          <table:table-cell table:style-name="ce1" office:value-type="string" calcext:value-type="string">
            <text:p>COMP_CON</text:p>
          </table:table-cell>
          <table:table-cell table:style-name="ce2" office:value-type="string" calcext:value-type="string">
            <text:p>The Compensation and Management Resources Committee directly engaged the Cook firm to provide independent, analytical and evaluative advice about AIG’s compensation programs for senior executives, including comparisons to industry peers and comparisons to “best practices” in general</text:p>
          </table:table-cell>
          <table:table-cell table:style-name="ce1" office:value-type="float" office:value="0.9973" calcext:value-type="float">
            <text:p>0.9973</text:p>
          </table:table-cell>
        </table:table-row>
        <table:table-row table:style-name="ro3">
          <table:table-cell table:style-name="ce1" office:value-type="string" calcext:value-type="string">
            <text:p>COMP_CON</text:p>
          </table:table-cell>
          <table:table-cell table:style-name="ce2" office:value-type="string" calcext:value-type="string">
            <text:p>The Cook firm provided advice to the Nominating and Corporate Governance Committee with respect to AIG director compensation and related market practices</text:p>
          </table:table-cell>
          <table:table-cell table:style-name="ce1" office:value-type="float" office:value="0.9993" calcext:value-type="float">
            <text:p>0.9993</text:p>
          </table:table-cell>
        </table:table-row>
        <table:table-row table:style-name="ro1">
          <table:table-cell table:style-name="ce1" office:value-type="string" calcext:value-type="string">
            <text:p>COMP_CON</text:p>
          </table:table-cell>
          <table:table-cell table:style-name="ce2" office:value-type="string" calcext:value-type="string">
            <text:p>The Committee noted that the Cook firm reviewed the reports prepared by Johnson Associates prior to consideration by the Committee and determined that this appropriately addressed any conflict of interest raised by Johnson Associates’ work or business relationship with AIG</text:p>
          </table:table-cell>
          <table:table-cell table:style-name="ce1" office:value-type="float" office:value="0.9994" calcext:value-type="float">
            <text:p>0.9994</text:p>
          </table:table-cell>
        </table:table-row>
        <table:table-row table:style-name="ro3">
          <table:table-cell table:style-name="ce1" office:value-type="string" calcext:value-type="string">
            <text:p>COMP_CON</text:p>
          </table:table-cell>
          <table:table-cell table:style-name="ce2" office:value-type="string" calcext:value-type="string">
            <text:p>The Committee performed a review of Johnson Associates’ services similar to the review of the Cook firm described above</text:p>
          </table:table-cell>
          <table:table-cell table:style-name="ce1" office:value-type="float" office:value="0.9957" calcext:value-type="float">
            <text:p>0.9957</text:p>
          </table:table-cell>
        </table:table-row>
        <table:table-row table:style-name="ro3">
          <table:table-cell table:style-name="ce1" office:value-type="string" calcext:value-type="string">
            <text:p>COMP_CON</text:p>
          </table:table-cell>
          <table:table-cell table:style-name="ce2" office:value-type="string" calcext:value-type="string">
            <text:p>Considering this information, the Committee determined that the Cook firm is independent and that its work has not raised any conflict of interest</text:p>
          </table:table-cell>
          <table:table-cell table:style-name="ce1" office:value-type="float" office:value="0.9993" calcext:value-type="float">
            <text:p>0.9993</text:p>
          </table:table-cell>
        </table:table-row>
        <table:table-row table:style-name="ro6">
          <table:table-cell table:style-name="ce1" office:value-type="string" calcext:value-type="string">
            <text:p>COMP_CON</text:p>
          </table:table-cell>
          <table:table-cell table:style-name="ce2" office:value-type="string" calcext:value-type="string">
            <text:p>The Committee confirmed that neither the Cook firm nor any of its affiliates provides any other services to AIG or its management except with respect to director compensation, and that the Cook firm had no business or personal relationship with any member of the Committee or executive officer that raised a conflict of interest with respect to the Cook firm’s work for the AIG Board</text:p>
          </table:table-cell>
          <table:table-cell table:style-name="ce1" office:value-type="float" office:value="1" calcext:value-type="float">
            <text:p>1</text:p>
          </table:table-cell>
        </table:table-row>
        <table:table-row table:style-name="ro1">
          <table:table-cell table:style-name="ce1" office:value-type="string" calcext:value-type="string">
            <text:p>COMP_CON</text:p>
          </table:table-cell>
          <table:table-cell table:style-name="ce2" office:value-type="string" calcext:value-type="string">
            <text:p>In compliance with SEC and NYSE rules, in February 2015 and February 2016, the Committee reviewed various items related to the Cook firm’s relationship to AIG, the members of the Committee and AIG’s executive officers</text:p>
          </table:table-cell>
          <table:table-cell table:style-name="ce1" office:value-type="float" office:value="0.9868" calcext:value-type="float">
            <text:p>0.9868</text:p>
          </table:table-cell>
        </table:table-row>
        <table:table-row table:style-name="ro2">
          <table:table-cell table:style-name="ce1" office:value-type="string" calcext:value-type="string">
            <text:p>COMP_CON</text:p>
          </table:table-cell>
          <table:table-cell table:style-name="ce2" office:value-type="string" calcext:value-type="string">
            <text:p>The Cook firm also participated in the Committee meeting in which the compensation risk assessment discussed under “—Report of the Compensation and Management Resources Committee— Risk and Compensation Plans” was conducted and previously advised that the process was thorough and well designed</text:p>
          </table:table-cell>
          <table:table-cell table:style-name="ce1" office:value-type="float" office:value="0.9845" calcext:value-type="float">
            <text:p>0.9845</text:p>
          </table:table-cell>
        </table:table-row>
        <table:table-row table:style-name="ro2">
          <table:table-cell table:style-name="ce1" office:value-type="string" calcext:value-type="string">
            <text:p>COMP_CON</text:p>
          </table:table-cell>
          <table:table-cell table:style-name="ce2" office:value-type="string" calcext:value-type="string">
            <text:p>A senior consultant of the Cook firm regularly attends the Committee’s meetings and is instructed to provide independent, analytical and evaluative advice about AIG’s compensation programs for senior executives, including views of how the program and proposals compare to market practices in financial services and general industry and to “best practices.”</text:p>
          </table:table-cell>
          <table:table-cell table:style-name="ce1" office:value-type="float" office:value="0.9993" calcext:value-type="float">
            <text:p>0.9993</text:p>
          </table:table-cell>
        </table:table-row>
        <table:table-row table:style-name="ro1">
          <table:table-cell table:style-name="ce1" office:value-type="string" calcext:value-type="string">
            <text:p>COMP_CON</text:p>
          </table:table-cell>
          <table:table-cell table:style-name="ce2" office:value-type="string" calcext:value-type="string">
            <text:p>The Cook firm responds on a regular basis to questions from the Committee and the Committee’s other advisors, providing its opinions with respect to the design and implementation of current or proposed compensation programs, including the 2015 executive compensation structure</text:p>
          </table:table-cell>
          <table:table-cell table:style-name="ce1" office:value-type="float" office:value="0.9989" calcext:value-type="float">
            <text:p>0.9989</text:p>
          </table:table-cell>
        </table:table-row>
        <table:table-row table:style-name="ro3">
          <table:table-cell table:style-name="ce1" office:value-type="string" calcext:value-type="string">
            <text:p>COMP_CON</text:p>
          </table:table-cell>
          <table:table-cell table:style-name="ce2" office:value-type="string" calcext:value-type="string">
            <text:p>To provide independent advice, the Committee has used the services of Frederic W. Cook &amp; Co. (the Cook firm) since 2005</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The Committee also received information on the fees paid to the Cook firm by AIG as a percentage of the Cook firm’s total revenue and the Cook firm’s ownership of any AIG Common Stock</text:p>
          </table:table-cell>
          <table:table-cell table:style-name="ce1" office:value-type="float" office:value="0.9951" calcext:value-type="float">
            <text:p>0.9951</text:p>
          </table:table-cell>
        </table:table-row>
        <table:table-row table:style-name="ro1">
          <table:table-cell table:style-name="ce1" office:value-type="string" calcext:value-type="string">
            <text:p>SOCENV_INC</text:p>
          </table:table-cell>
          <table:table-cell table:style-name="ce2" office:value-type="string" calcext:value-type="string">
            <text:p>Prior to joining AIG, Ms. Gallo served in a variety of roles at JPMorgan Chase since 1981, most recently as Head of Compliance and Regulatory Management from October 2011 to January 2013, and, previously, as General Auditor from April 2005</text:p>
          </table:table-cell>
          <table:table-cell table:style-name="ce1" office:value-type="float" office:value="0.3445" calcext:value-type="float">
            <text:p>0.3445</text:p>
          </table:table-cell>
        </table:table-row>
        <table:table-row table:style-name="ro1">
          <table:table-cell table:style-name="ce1" office:value-type="string" calcext:value-type="string">
            <text:p>COMP_CON</text:p>
          </table:table-cell>
          <table:table-cell table:style-name="ce2" office:value-type="string" calcext:value-type="string">
            <text:p>Prior to his role at Kaiser Permanente, Mr. Fasano founded Capital Sourcing Group in 2005, a company focused on providing strategic advice and consulting services to the Fortune 500 and the Department of Homeland Security</text:p>
          </table:table-cell>
          <table:table-cell table:style-name="ce1" office:value-type="float" office:value="0.8099" calcext:value-type="float">
            <text:p>0.8099</text:p>
          </table:table-cell>
        </table:table-row>
        <table:table-row table:style-name="ro12">
          <table:table-cell table:style-name="ce1" office:value-type="string" calcext:value-type="string">
            <text:p>SOCENV_INC</text:p>
          </table:table-cell>
          <table:table-cell table:style-name="ce2" office:value-type="string" calcext:value-type="string">
            <text:p>Named Executive Officer <text:s text:c="3"/>Annual <text:s text:c="2"/>Base Salary <text:s text:c="5"/>Target <text:s text:c="2"/>Short-Term <text:s text:c="2"/>Incentive <text:s text:c="5"/>Target <text:s text:c="2"/>Long-Term <text:s text:c="2"/>Incentive <text:s text:c="5"/>Total <text:s text:c="2"/>Peter D. Hancock, <text:s text:c="4"/>President and Chief Executive Officer <text:s text:c="3"/>$ 1,600,000 <text:s text:c="6"/>$ 3,200,000 <text:s text:c="6"/>$ 8,200,000 <text:s text:c="6"/>$ 13,000,000 <text:s text:c="3"/>David L. Herzog, <text:s text:c="4"/>Chief Financial Officer <text:s text:c="3"/>$ 1,000,000 <text:s text:c="5"/>$ 2,000,000 <text:s text:c="5"/>$ 4,000,000 <text:s text:c="5"/>$ 7,000,000 <text:s text:c="2"/>William N. Dooley, <text:s text:c="4"/>Executive Vice President <text:s text:c="3"/>$ 1,000,000 <text:s text:c="5"/>$ 2,000,000 <text:s text:c="5"/>$ 4,000,000 <text:s text:c="5"/>$ 7,000,000 <text:s text:c="2"/>Philip Fasano, <text:s text:c="4"/>Executive Vice President—Chief Information Officer <text:s text:c="3"/>$ 1,000,000 <text:s text:c="5"/>$ 1,400,000 <text:s text:c="5"/>$ 1,600,000 <text:s text:c="5"/>$ 4,000,000 <text:s text:c="2"/>Kevin T. Hogan, <text:s text:c="4"/>Executive Vice President—Consumer <text:s text:c="3"/>$ 1,000,000 <text:s text:c="5"/>$ 1,900,000 <text:s text:c="5"/>$ 3,600,000 <text:s text:c="5"/>$ 6,500,000 <text:s text:c="2"/>Former Executive Officer <text:s text:c="12"/>John Q. Doyle* <text:s text:c="3"/>$ 1,000,000 <text:s text:c="5"/>$ 2,250,000 <text:s text:c="5"/>$ 4,250,000 <text:s text:c="5"/>$ 7,500,000 <text:s text:c="4"/>* Mr. Doyle ceased to be an executive officer in December 2015</text:p>
          </table:table-cell>
          <table:table-cell table:style-name="ce1" office:value-type="float" office:value="0.5756" calcext:value-type="float">
            <text:p>0.5756</text:p>
          </table:table-cell>
        </table:table-row>
        <table:table-row table:style-name="ro15">
          <table:table-cell table:style-name="ce1" office:value-type="string" calcext:value-type="string">
            <text:p>SOCENV_INC</text:p>
          </table:table-cell>
          <table:table-cell table:style-name="ce2" office:value-type="string" calcext:value-type="string">
            <text:p>The objective Company score was 11 percent below target (or 89 percent), as follows, and applies to all participants in our short-term incentive program: <text:s text:c="2"/>Performance Metric <text:s text:c="2"/>($ in millions) <text:s text:c="3"/>Threshold <text:s text:c="2"/>(50%) <text:s text:c="4"/>Target <text:s text:c="2"/>(100%) <text:s text:c="4"/>Maximum <text:s text:c="2"/>(125%) <text:s text:c="4"/>Actual <text:s text:c="4"/>% <text:s text:c="2"/>Achieved <text:s text:c="4"/>Weighting <text:s text:c="4"/>% <text:s text:c="2"/>Achieved <text:s text:c="2"/>(Weighted) <text:s text:c="2"/>Business Profitability <text:s text:c="17"/>Normalized Insurance Company PTOI <text:s text:c="3"/>$ 6,826 <text:s text:c="4"/>$ 9,101 <text:s text:c="4"/>$ 10,239 <text:s text:c="4"/>$ 8,303 <text:s text:c="6"/>82% <text:s text:c="5"/>30% <text:s text:c="5"/>25% <text:s text:c="2"/>AIG Profitability <text:s text:c="17"/>Normalized AIG ROE <text:s text:c="5"/>5.93% <text:s text:c="5"/>7.90% <text:s text:c="5"/>8.89% <text:s text:c="5"/>6.80% <text:s text:c="5"/>73% <text:s text:c="5"/>30% <text:s text:c="5"/>22% <text:s text:c="2"/>Expense Management <text:s text:c="17"/>Normalized AIG GOE <text:s text:c="3"/>$ 11,838 <text:s text:c="4"/>$ 11,582 <text:s text:c="4"/>$ 11,343 <text:s text:c="4"/>$ 11,627 <text:s text:c="6"/>91% <text:s text:c="5"/>20% <text:s text:c="5"/>18% <text:s text:c="2"/>Risk-Adjusted Growth <text:s text:c="17"/>Normalized <text:s text:c="2"/>Production RAP <text:s text:c="3"/>$ 849 <text:s text:c="4"/>$ 1,132 <text:s text:c="4"/>$ 1,274 <text:s text:c="4"/>$ 1,263 <text:s text:c="6"/>123% <text:s text:c="5"/>10% <text:s text:c="5"/>12% <text:s text:c="4"/>Normalized VoNB* <text:s text:c="3"/>$ 1,061 <text:s text:c="4"/>$ 1,415 <text:s text:c="4"/>$ 1,592 <text:s text:c="4"/>$ 1,519 <text:s text:c="6"/>115% <text:s text:c="5"/>10% <text:s text:c="5"/>12% <text:s text:c="2"/>Company Score: <text:s text:c="6"/>89% <text:s text:c="17"/>(11% below target) <text:s text:c="6"/>* In accordance with the normalization principles approved by the Committee, the threshold, target and maximum for the Normalized VoNB metric was adjusted consistent with the adjustment to index the fixed annuity sales budget for market interest rates</text:p>
          </table:table-cell>
          <table:table-cell table:style-name="ce1" office:value-type="float" office:value="0.3008" calcext:value-type="float">
            <text:p>0.3008</text:p>
          </table:table-cell>
        </table:table-row>
        <table:table-row table:style-name="ro7">
          <table:table-cell table:style-name="ce1" office:value-type="string" calcext:value-type="string">
            <text:p>SOCENV_INC</text:p>
          </table:table-cell>
          <table:table-cell table:style-name="ce2" office:value-type="string" calcext:value-type="string">
            <text:p>Named Executive Officer <text:s text:c="3"/>Individual Target <text:s text:c="2"/>Amount <text:s text:c="3"/>Calculated Performance <text:s text:c="3"/>Earned Award <text:s text:c="2"/>Amount Peter D. Hancock <text:s text:c="3"/>$3,200,000 <text:s text:c="3"/>22% below target (78%) <text:s text:c="3"/>$2,496,000 David L. Herzog <text:s text:c="3"/>$2,000,000 <text:s text:c="3"/>22% below target (78%) <text:s text:c="3"/>$1,560,000 William N. Dooley <text:s text:c="3"/>$2,000,000 <text:s text:c="3"/>22% below target (78%) <text:s text:c="3"/>$1,560,000 Philip Fasano <text:s text:c="3"/>$1,400,000 <text:s text:c="3"/>22% below target (78%) <text:s text:c="3"/>$1,092,000 Kevin T. Hogan <text:s text:c="3"/>$1,900,000 <text:s text:c="3"/>22% below target (78%) <text:s text:c="3"/>$1,482,000 Former Executive Officer <text:s text:c="9"/>John Q. Doyle <text:s text:c="3"/>$2,250,000 <text:s text:c="3"/>22% below target (78%) <text:s text:c="3"/>$1,755,000 Structural Enhancements for 2016</text:p>
          </table:table-cell>
          <table:table-cell table:style-name="ce1" office:value-type="float" office:value="0.1958" calcext:value-type="float">
            <text:p>0.1958</text:p>
          </table:table-cell>
        </table:table-row>
        <table:table-row table:style-name="ro1">
          <table:table-cell table:style-name="ce1" office:value-type="string" calcext:value-type="string">
            <text:p>SOCENV_INC</text:p>
          </table:table-cell>
          <table:table-cell table:style-name="ce2" office:value-type="string" calcext:value-type="string">
            <text:p>For example, if performance is 10 percent above target, awards for these individuals would be 120 percent of target; conversely, if performance is 10 percent below target, awards for these individuals would be 80 percent of target</text:p>
          </table:table-cell>
          <table:table-cell table:style-name="ce1" office:value-type="float" office:value="0.0876" calcext:value-type="float">
            <text:p>0.0876</text:p>
          </table:table-cell>
        </table:table-row>
        <table:table-row table:style-name="ro6">
          <table:table-cell table:style-name="ce1" office:value-type="string" calcext:value-type="string">
            <text:p>COMP_CON</text:p>
          </table:table-cell>
          <table:table-cell table:style-name="ce2" office:value-type="string" calcext:value-type="string">
            <text:p>In the event that the Committee determines that a triggering event under the Clawback Policy has occurred, the Committee may require an executive officer or other covered employee to forfeit and/or repay all or any portion of any unpaid covered compensation or covered compensation paid in the 12 months (or such longer period of time as required by any applicable statute or government regulation) preceding the event</text:p>
          </table:table-cell>
          <table:table-cell table:style-name="ce1" office:value-type="float" office:value="0.2194" calcext:value-type="float">
            <text:p>0.2194</text:p>
          </table:table-cell>
        </table:table-row>
        <table:table-row table:style-name="ro7">
          <table:table-cell table:style-name="ce1" office:value-type="string" calcext:value-type="string">
            <text:p>COMP_CON</text:p>
          </table:table-cell>
          <table:table-cell table:style-name="ce2" office:value-type="string" calcext:value-type="string">
            <text:p>The companies used in the Broad Data set were: Aetna, Inc., AFLAC, The Allstate Corporation, American Express Company, Ameriprise Financial, Inc., Bank of America Corporation, Bank of New York Mellon, BlackRock, Inc., Capital One Financial Corp., CIGNA Corporation, Citigroup Inc., Chubb Group, Hartford Financial Services, Invesco Ltd., JP Morgan Chase &amp; Co., Lincoln National Corporation, Marsh &amp; McLennan Companies, Inc., MetLife Inc., Principal Financial Group, Inc., Prudential Financial Inc., T. Rowe Price Group, Inc., The Travelers Companies Inc., U.S. Bancorp and Wells Fargo &amp; Company</text:p>
          </table:table-cell>
          <table:table-cell table:style-name="ce1" office:value-type="float" office:value="0.0781" calcext:value-type="float">
            <text:p>0.0781</text:p>
          </table:table-cell>
        </table:table-row>
        <table:table-row table:style-name="ro2">
          <table:table-cell table:style-name="ce1" office:value-type="string" calcext:value-type="string">
            <text:p>COMP_CON</text:p>
          </table:table-cell>
          <table:table-cell table:style-name="ce2" office:value-type="string" calcext:value-type="string">
            <text:p>In 2015, the Committee considered information from data disclosed in surveys, market practices and levels disclosed in proxy statements and employment contracts from a number of peer companies (Broad Data), as well as Johnson Associates’ benchmarks, which reflect proprietary data, third-party references and market impressions and judgment</text:p>
          </table:table-cell>
          <table:table-cell table:style-name="ce1" office:value-type="float" office:value="0.1383" calcext:value-type="float">
            <text:p>0.1383</text:p>
          </table:table-cell>
        </table:table-row>
        <table:table-row table:style-name="ro3">
          <table:table-cell table:style-name="ce1" office:value-type="string" calcext:value-type="string">
            <text:p>COMP_CON</text:p>
          </table:table-cell>
          <table:table-cell table:style-name="ce2" office:value-type="string" calcext:value-type="string">
            <text:p>In 2015, the Committee also considered materials prepared by Johnson Associates related to market compensation levels</text:p>
          </table:table-cell>
          <table:table-cell table:style-name="ce1" office:value-type="float" office:value="0.9119" calcext:value-type="float">
            <text:p>0.9119</text:p>
          </table:table-cell>
        </table:table-row>
        <table:table-row table:style-name="ro1">
          <table:table-cell table:style-name="ce1" office:value-type="string" calcext:value-type="string">
            <text:p>COMP_CON</text:p>
          </table:table-cell>
          <table:table-cell table:style-name="ce2" office:value-type="string" calcext:value-type="string">
            <text:p>In particular, Johnson Associates prepared reports presenting market comparisons of total compensation levels for existing employees, new hires and promotions with respect to positions within the Committee’s purview</text:p>
          </table:table-cell>
          <table:table-cell table:style-name="ce1" office:value-type="float" office:value="0.9147" calcext:value-type="float">
            <text:p>0.9147</text:p>
          </table:table-cell>
        </table:table-row>
        <table:table-row table:style-name="ro4">
          <table:table-cell table:style-name="ce1" office:value-type="string" calcext:value-type="string">
            <text:p>COMP_CON</text:p>
          </table:table-cell>
          <table:table-cell table:style-name="ce2" office:value-type="string" calcext:value-type="string">
            <text:p>Table of Contents Consultants</text:p>
          </table:table-cell>
          <table:table-cell table:style-name="ce1" office:value-type="float" office:value="0.6386" calcext:value-type="float">
            <text:p>0.6386</text:p>
          </table:table-cell>
        </table:table-row>
        <table:table-row table:style-name="ro4">
          <table:table-cell table:style-name="ce1" office:value-type="string" calcext:value-type="string">
            <text:p>COMP_CON</text:p>
          </table:table-cell>
          <table:table-cell table:style-name="ce2" office:value-type="string" calcext:value-type="string">
            <text:p>Johnson Associates was engaged by AIG to assist with this work</text:p>
          </table:table-cell>
          <table:table-cell table:style-name="ce1" office:value-type="float" office:value="0.8689" calcext:value-type="float">
            <text:p>0.8689</text:p>
          </table:table-cell>
        </table:table-row>
        <table:table-row table:style-name="ro1">
          <table:table-cell table:style-name="ce1" office:value-type="string" calcext:value-type="string">
            <text:p>SOCENV_INC</text:p>
          </table:table-cell>
          <table:table-cell table:style-name="ce2" office:value-type="string" calcext:value-type="string">
            <text:p>In considering AIG’s compliance with legal and regulatory requirements, the Audit Committee also takes into account the oversight of legal and regulatory matters by the Regulatory, Compliance and Public Policy Committee</text:p>
          </table:table-cell>
          <table:table-cell table:style-name="ce1" office:value-type="float" office:value="0.4184" calcext:value-type="float">
            <text:p>0.4184</text:p>
          </table:table-cell>
        </table:table-row>
        <table:table-row table:style-name="ro6">
          <table:table-cell table:style-name="ce1" office:value-type="string" calcext:value-type="string">
            <text:p>COMP_CON</text:p>
          </table:table-cell>
          <table:table-cell table:style-name="ce2" office:value-type="string" calcext:value-type="string">
            <text:p>The Audit Committee has reviewed with the Chief Auditor (Head of Internal Audit) and the PricewaterhouseCoopers LLP engagement team the scope and plans for their respective audits and has met with each of the Chief Auditor and senior engagement partners of PricewaterhouseCoopers LLP, with and without management present, to discuss audit results, their <text:s text:c="4"/>71</text:p>
          </table:table-cell>
          <table:table-cell table:style-name="ce1" office:value-type="float" office:value="0.8028" calcext:value-type="float">
            <text:p>0.8028</text:p>
          </table:table-cell>
        </table:table-row>
        <table:table-row table:style-name="ro1">
          <table:table-cell table:style-name="ce1" office:value-type="string" calcext:value-type="string">
            <text:p>COMP_CON</text:p>
          </table:table-cell>
          <table:table-cell table:style-name="ce2" office:value-type="string" calcext:value-type="string">
            <text:p>In considering AIG’s compliance with legal and regulatory requirements, the Audit Committee also takes into account the oversight of legal and regulatory matters by the Regulatory, Compliance and Public Policy Committee</text:p>
          </table:table-cell>
          <table:table-cell table:style-name="ce1" office:value-type="float" office:value="0.0699" calcext:value-type="float">
            <text:p>0.0699</text:p>
          </table:table-cell>
        </table:table-row>
        <table:table-row table:style-name="ro6">
          <table:table-cell table:style-name="ce1" office:value-type="string" calcext:value-type="string">
            <text:p>COMP_CON</text:p>
          </table:table-cell>
          <table:table-cell table:style-name="ce2" office:value-type="string" calcext:value-type="string">
            <text:p>Audited Financial Statements In the performance of its oversight function, the Audit Committee has considered and discussed the 2015 audited financial statements with management and PricewaterhouseCoopers LLP, including a discussion of the quality, and not just the acceptability, of the accounting principles, the reasonableness of significant judgments, clarity of the disclosures and the condition of internal control over financial reporting</text:p>
          </table:table-cell>
          <table:table-cell table:style-name="ce1" office:value-type="float" office:value="0.1692" calcext:value-type="float">
            <text:p>0.1692</text:p>
          </table:table-cell>
        </table:table-row>
        <table:table-row table:style-name="ro6">
          <table:table-cell table:style-name="ce1" office:value-type="string" calcext:value-type="string">
            <text:p>SOCENV_INC</text:p>
          </table:table-cell>
          <table:table-cell table:style-name="ce2" office:value-type="string" calcext:value-type="string">
            <text:p>Audited Financial Statements In the performance of its oversight function, the Audit Committee has considered and discussed the 2015 audited financial statements with management and PricewaterhouseCoopers LLP, including a discussion of the quality, and not just the acceptability, of the accounting principles, the reasonableness of significant judgments, clarity of the disclosures and the condition of internal control over financial reporting</text:p>
          </table:table-cell>
          <table:table-cell table:style-name="ce1" office:value-type="float" office:value="0.0899" calcext:value-type="float">
            <text:p>0.0899</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s assistance in the Board of Directors’ oversight of AIG’s compliance with legal and regulatory requirements primarily focuses on the effect of such matters on AIG’s financial statements, financial reporting and internal control over financial reporting</text:p>
          </table:table-cell>
          <table:table-cell table:style-name="ce1" office:value-type="float" office:value="0.0882" calcext:value-type="float">
            <text:p>0.0882</text:p>
          </table:table-cell>
        </table:table-row>
        <table:table-row table:style-name="ro2">
          <table:table-cell table:style-name="ce1" office:value-type="string" calcext:value-type="string">
            <text:p>SOCENV_INC</text:p>
          </table:table-cell>
          <table:table-cell table:style-name="ce2" office:value-type="string" calcext:value-type="string">
            <text:p>The Board of Directors has also determined, on the recommendation of the Nominating and Corporate Governance Committee, that all members of the Audit Committee are financially literate and have accounting or related financial management expertise, each as defined by NYSE listing standards, and are audit committee financial experts, as defined under SEC rules</text:p>
          </table:table-cell>
          <table:table-cell table:style-name="ce1" office:value-type="float" office:value="0.1406" calcext:value-type="float">
            <text:p>0.1406</text:p>
          </table:table-cell>
        </table:table-row>
        <table:table-row table:style-name="ro2">
          <table:table-cell table:style-name="ce1" office:value-type="string" calcext:value-type="string">
            <text:p>COMP_CON</text:p>
          </table:table-cell>
          <table:table-cell table:style-name="ce2" office:value-type="string" calcext:value-type="string">
            <text:p>The Board of Directors has also determined, on the recommendation of the Nominating and Corporate Governance Committee, that all members of the Audit Committee are financially literate and have accounting or related financial management expertise, each as defined by NYSE listing standards, and are audit committee financial experts, as defined under SEC rules</text:p>
          </table:table-cell>
          <table:table-cell table:style-name="ce1" office:value-type="float" office:value="0.0783" calcext:value-type="float">
            <text:p>0.0783</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Chair and members of the Audit Committee also held numerous additional meetings throughout 2015 with domestic and global members of AIG corporate, business segment and internal audit management and with AIG’s independent registered public accounting firm (PricewaterhouseCoopers LLP) and AIG’s U.S. and international regulators</text:p>
          </table:table-cell>
          <table:table-cell table:style-name="ce1" office:value-type="float" office:value="0.6121" calcext:value-type="float">
            <text:p>0.6121</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is also directly responsible for the appointment, compensation, retention and oversight of the work of AIG’s independent registered public accounting firm</text:p>
          </table:table-cell>
          <table:table-cell table:style-name="ce1" office:value-type="float" office:value="0.7955" calcext:value-type="float">
            <text:p>0.7955</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on the recommendation of the Nominating and Corporate Governance Committee, has determined that all members of the Audit Committee are independent, as required by NYSE listing standards and SEC rules</text:p>
          </table:table-cell>
          <table:table-cell table:style-name="ce1" office:value-type="float" office:value="0.681" calcext:value-type="float">
            <text:p>0.681</text:p>
          </table:table-cell>
        </table:table-row>
        <table:table-row table:style-name="ro4">
          <table:table-cell table:style-name="ce1" office:value-type="string" calcext:value-type="string">
            <text:p>COMP_CON</text:p>
          </table:table-cell>
          <table:table-cell table:style-name="ce2" office:value-type="string" calcext:value-type="string">
            <text:p>The independent accountants’ qualifications, independence and performance; and</text:p>
          </table:table-cell>
          <table:table-cell table:style-name="ce1" office:value-type="float" office:value="0.4226" calcext:value-type="float">
            <text:p>0.4226</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s charter is available in the Corporate Governance section of AIG’s corporate website at www.aig.com</text:p>
          </table:table-cell>
          <table:table-cell table:style-name="ce1" office:value-type="float" office:value="0.7844" calcext:value-type="float">
            <text:p>0.7844</text:p>
          </table:table-cell>
        </table:table-row>
        <table:table-row table:style-name="ro4">
          <table:table-cell table:style-name="ce1" office:value-type="string" calcext:value-type="string">
            <text:p>SOCENV_INC</text:p>
          </table:table-cell>
          <table:table-cell table:style-name="ce2" office:value-type="string" calcext:value-type="string">
            <text:p>The independent accountants’ qualifications, independence and performance; and</text:p>
          </table:table-cell>
          <table:table-cell table:style-name="ce1" office:value-type="float" office:value="0.1617" calcext:value-type="float">
            <text:p>0.1617</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REPORT OF AUDIT COMMITTEE AND RATIFICATION OF SELECTION OF ACCOUNTANTS REPORT OF THE AUDIT COMMITTEE Management is responsible for the preparation, presentation and integrity of AIG’s financial statements, for its accounting and financial reporting principles and for the establishment and effectiveness of internal controls and procedures designed to ensure compliance with accounting standards and applicable laws and regulations</text:p>
          </table:table-cell>
          <table:table-cell table:style-name="ce1" office:value-type="float" office:value="0.0617" calcext:value-type="float">
            <text:p>0.0617</text:p>
          </table:table-cell>
        </table:table-row>
        <table:table-row table:style-name="ro3">
          <table:table-cell table:style-name="ce1" office:value-type="string" calcext:value-type="string">
            <text:p>COMP_CON</text:p>
          </table:table-cell>
          <table:table-cell table:style-name="ce2" office:value-type="string" calcext:value-type="string">
            <text:p>The independent auditors have free access to the Audit Committee to discuss any matters they deem appropriate</text:p>
          </table:table-cell>
          <table:table-cell table:style-name="ce1" office:value-type="float" office:value="0.2074" calcext:value-type="float">
            <text:p>0.2074</text:p>
          </table:table-cell>
        </table:table-row>
        <table:table-row table:style-name="ro6">
          <table:table-cell table:style-name="ce1" office:value-type="string" calcext:value-type="string">
            <text:p>COMP_CON</text:p>
          </table:table-cell>
          <table:table-cell table:style-name="ce2" office:value-type="string" calcext:value-type="string">
            <text:p>The independent auditors are responsible for performing an independent audit of the financial statements in accordance with the standards of the Public Company Accounting Oversight Board (United States) (PCAOB), expressing an opinion as to the conformity of such financial statements with generally accepted accounting principles in the United States of America and expressing an opinion on the effectiveness of internal control over financial reporting</text:p>
          </table:table-cell>
          <table:table-cell table:style-name="ce1" office:value-type="float" office:value="0.1127" calcext:value-type="float">
            <text:p>0.1127</text:p>
          </table:table-cell>
        </table:table-row>
        <table:table-row table:style-name="ro4">
          <table:table-cell table:style-name="ce1" office:value-type="string" calcext:value-type="string">
            <text:p>SOCENV_INC</text:p>
          </table:table-cell>
          <table:table-cell table:style-name="ce2" office:value-type="string" calcext:value-type="string">
            <text:p>A copy of those Guidelines is attached as Annex A to these Corporate Governance Guidelines</text:p>
          </table:table-cell>
          <table:table-cell table:style-name="ce1" office:value-type="float" office:value="0.051" calcext:value-type="float">
            <text:p>0.051</text:p>
          </table:table-cell>
        </table:table-row>
        <table:table-row table:style-name="ro3">
          <table:table-cell table:style-name="ce1" office:value-type="string" calcext:value-type="string">
            <text:p>SOCENV_INC</text:p>
          </table:table-cell>
          <table:table-cell table:style-name="ce2" office:value-type="string" calcext:value-type="string">
            <text:p>The Nominating and Corporate Governance Committee will also be responsible for initially assessing whether a candidate would be an Independent Director</text:p>
          </table:table-cell>
          <table:table-cell table:style-name="ce1" office:value-type="float" office:value="0.2199" calcext:value-type="float">
            <text:p>0.2199</text:p>
          </table:table-cell>
        </table:table-row>
        <table:table-row table:style-name="ro3">
          <table:table-cell table:style-name="ce1" office:value-type="string" calcext:value-type="string">
            <text:p>SOCENV_INC</text:p>
          </table:table-cell>
          <table:table-cell table:style-name="ce2" office:value-type="string" calcext:value-type="string">
            <text:p>The Board, taking into consideration the assessment of the Nominating and Corporate Governance Committee, will determine whether a nominee or appointee would be an Independent Director</text:p>
          </table:table-cell>
          <table:table-cell table:style-name="ce1" office:value-type="float" office:value="0.1128" calcext:value-type="float">
            <text:p>0.1128</text:p>
          </table:table-cell>
        </table:table-row>
        <table:table-row table:style-name="ro3">
          <table:table-cell table:style-name="ce1" office:value-type="string" calcext:value-type="string">
            <text:p>COMP_CON</text:p>
          </table:table-cell>
          <table:table-cell table:style-name="ce2" office:value-type="string" calcext:value-type="string">
            <text:p>The Board, taking into consideration the assessment of the Nominating and Corporate Governance Committee, will determine whether a nominee or appointee would be an Independent Director</text:p>
          </table:table-cell>
          <table:table-cell table:style-name="ce1" office:value-type="float" office:value="0.2403" calcext:value-type="float">
            <text:p>0.2403</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nd Corporate Governance Committee will give appropriate consideration to candidates for Board membership proposed by shareholders, including pursuant to AIG’s proxy access by-law, and will evaluate such candidates in the same manner as other candidates identified by or submitted to the Nominating and Corporate Governance Committee</text:p>
          </table:table-cell>
          <table:table-cell table:style-name="ce1" office:value-type="float" office:value="0.0829" calcext:value-type="float">
            <text:p>0.0829</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 will discuss and evaluate possible candidates in detail prior to recommending them to the Board</text:p>
          </table:table-cell>
          <table:table-cell table:style-name="ce1" office:value-type="float" office:value="0.0763" calcext:value-type="float">
            <text:p>0.0763</text:p>
          </table:table-cell>
        </table:table-row>
        <table:table-row table:style-name="ro3">
          <table:table-cell table:style-name="ce1" office:value-type="string" calcext:value-type="string">
            <text:p>COMP_CON</text:p>
          </table:table-cell>
          <table:table-cell table:style-name="ce2" office:value-type="string" calcext:value-type="string">
            <text:p>Skill, expertise, diversity, background, and experience with businesses and other organizations that the Board deems relevant;</text:p>
          </table:table-cell>
          <table:table-cell table:style-name="ce1" office:value-type="float" office:value="0.1177" calcext:value-type="float">
            <text:p>0.1177</text:p>
          </table:table-cell>
        </table:table-row>
        <table:table-row table:style-name="ro3">
          <table:table-cell table:style-name="ce1" office:value-type="string" calcext:value-type="string">
            <text:p>SOCENV_INC</text:p>
          </table:table-cell>
          <table:table-cell table:style-name="ce2" office:value-type="string" calcext:value-type="string">
            <text:p>Skill, expertise, diversity, background, and experience with businesses and other organizations that the Board deems relevant;</text:p>
          </table:table-cell>
          <table:table-cell table:style-name="ce1" office:value-type="float" office:value="0.5966" calcext:value-type="float">
            <text:p>0.5966</text:p>
          </table:table-cell>
        </table:table-row>
        <table:table-row table:style-name="ro4">
          <table:table-cell table:style-name="ce1" office:value-type="string" calcext:value-type="string">
            <text:p>SOCENV_INC</text:p>
          </table:table-cell>
          <table:table-cell table:style-name="ce2" office:value-type="string" calcext:value-type="string">
            <text:p>High personal and professional ethics, values and integrity;</text:p>
          </table:table-cell>
          <table:table-cell table:style-name="ce1" office:value-type="float" office:value="0.1286" calcext:value-type="float">
            <text:p>0.1286</text:p>
          </table:table-cell>
        </table:table-row>
        <table:table-row table:style-name="ro3">
          <table:table-cell table:style-name="ce1" office:value-type="string" calcext:value-type="string">
            <text:p>COMP_CON</text:p>
          </table:table-cell>
          <table:table-cell table:style-name="ce2" office:value-type="string" calcext:value-type="string">
            <text:p>The Board, based on the recommendations of the Nominating and Corporate Governance Committee, will select nominees for the position of director considering the following criteria:</text:p>
          </table:table-cell>
          <table:table-cell table:style-name="ce1" office:value-type="float" office:value="0.7528" calcext:value-type="float">
            <text:p>0.7528</text:p>
          </table:table-cell>
        </table:table-row>
        <table:table-row table:style-name="ro11">
          <table:table-cell table:style-name="ce1" office:value-type="string" calcext:value-type="string">
            <text:p>COMP_CON</text:p>
          </table:table-cell>
          <table:table-cell table:style-name="ce2" office:value-type="string" calcext:value-type="string">
            <text:p>V. SELECTION OF DIRECTORS The Nominating and Corporate Governance Committee is responsible for recommending a slate of directors to the Board for election at the annual meeting of shareholders, for recommending candidates to fill vacancies occurring between annual meetings, for reviewing and making recommendations to the Board on the election of any director nominees nominated pursuant to AIG’s proxy access by-law and for periodically recommending candidates for election to the Board</text:p>
          </table:table-cell>
          <table:table-cell table:style-name="ce1" office:value-type="float" office:value="0.1263" calcext:value-type="float">
            <text:p>0.1263</text:p>
          </table:table-cell>
        </table:table-row>
        <table:table-row table:style-name="ro3">
          <table:table-cell table:style-name="ce1" office:value-type="string" calcext:value-type="string">
            <text:p>COMP_CON</text:p>
          </table:table-cell>
          <table:table-cell table:style-name="ce2" office:value-type="string" calcext:value-type="string">
            <text:p>In acknowledgment of the numerous committee meetings, the Chairman will decide, in his sole discretion, which committee meetings he will attend in an ex-officio capacity</text:p>
          </table:table-cell>
          <table:table-cell table:style-name="ce1" office:value-type="float" office:value="0.0559" calcext:value-type="float">
            <text:p>0.0559</text:p>
          </table:table-cell>
        </table:table-row>
        <table:table-row table:style-name="ro4">
          <table:table-cell table:style-name="ce1" office:value-type="string" calcext:value-type="string">
            <text:p>SOCENV_INC</text:p>
          </table:table-cell>
          <table:table-cell table:style-name="ce2" office:value-type="string" calcext:value-type="string">
            <text:p>Ability to work together as part of an effective, collegial group;</text:p>
          </table:table-cell>
          <table:table-cell table:style-name="ce1" office:value-type="float" office:value="0.095" calcext:value-type="float">
            <text:p>0.095</text:p>
          </table:table-cell>
        </table:table-row>
        <table:table-row table:style-name="ro3">
          <table:table-cell table:style-name="ce1" office:value-type="string" calcext:value-type="string">
            <text:p>COMP_CON</text:p>
          </table:table-cell>
          <table:table-cell table:style-name="ce2" office:value-type="string" calcext:value-type="string">
            <text:p>Overseeing the preparation of agendas for meetings of the Board in consultation with the Chief Executive Officer;</text:p>
          </table:table-cell>
          <table:table-cell table:style-name="ce1" office:value-type="float" office:value="0.6564" calcext:value-type="float">
            <text:p>0.6564</text:p>
          </table:table-cell>
        </table:table-row>
        <table:table-row table:style-name="ro4">
          <table:table-cell table:style-name="ce1" office:value-type="string" calcext:value-type="string">
            <text:p>COMP_CON</text:p>
          </table:table-cell>
          <table:table-cell table:style-name="ce2" office:value-type="string" calcext:value-type="string">
            <text:p>Chairing meetings of the Board as well as executive sessions of the Independent Directors;</text:p>
          </table:table-cell>
          <table:table-cell table:style-name="ce1" office:value-type="float" office:value="0.0526" calcext:value-type="float">
            <text:p>0.0526</text:p>
          </table:table-cell>
        </table:table-row>
        <table:table-row table:style-name="ro3">
          <table:table-cell table:style-name="ce1" office:value-type="string" calcext:value-type="string">
            <text:p>SOCENV_INC</text:p>
          </table:table-cell>
          <table:table-cell table:style-name="ce2" office:value-type="string" calcext:value-type="string">
            <text:p>Overseeing the preparation of agendas for meetings of the Board in consultation with the Chief Executive Officer;</text:p>
          </table:table-cell>
          <table:table-cell table:style-name="ce1" office:value-type="float" office:value="0.0835" calcext:value-type="float">
            <text:p>0.0835</text:p>
          </table:table-cell>
        </table:table-row>
        <table:table-row table:style-name="ro6">
          <table:table-cell table:style-name="ce1" office:value-type="string" calcext:value-type="string">
            <text:p>COMP_CON</text:p>
          </table:table-cell>
          <table:table-cell table:style-name="ce2" office:value-type="string" calcext:value-type="string">
            <text:p>In the case of the Audit Committee, the Committee Chairman and a majority of the members also will be “Audit Committee Financial Experts” as defined in the rules and regulations of the SEC, and all members will be “financially literate” as determined by the Board (based upon a determination and recommendation by the Nominating and Corporate Governance Committee) in accordance with NYSE listing standards</text:p>
          </table:table-cell>
          <table:table-cell table:style-name="ce1" office:value-type="float" office:value="0.3652" calcext:value-type="float">
            <text:p>0.3652</text:p>
          </table:table-cell>
        </table:table-row>
        <table:table-row table:style-name="ro1">
          <table:table-cell table:style-name="ce1" office:value-type="string" calcext:value-type="string">
            <text:p>COMP_CON</text:p>
          </table:table-cell>
          <table:table-cell table:style-name="ce2" office:value-type="string" calcext:value-type="string">
            <text:p>Membership of committees will be reviewed by the Nominating and Corporate Governance Committee, which will make recommendations to the Board regarding composition of each of the committees of the Board at least annually</text:p>
          </table:table-cell>
          <table:table-cell table:style-name="ce1" office:value-type="float" office:value="0.6072" calcext:value-type="float">
            <text:p>0.6072</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the Compensation and Management Resources Committee, and the Nominating and Corporate Governance Committee will each be composed of at least three directors all of whom are Independent Directors</text:p>
          </table:table-cell>
          <table:table-cell table:style-name="ce1" office:value-type="float" office:value="0.0514" calcext:value-type="float">
            <text:p>0.0514</text:p>
          </table:table-cell>
        </table:table-row>
        <table:table-row table:style-name="ro2">
          <table:table-cell table:style-name="ce1" office:value-type="string" calcext:value-type="string">
            <text:p>SOCENV_INC</text:p>
          </table:table-cell>
          <table:table-cell table:style-name="ce2" office:value-type="string" calcext:value-type="string">
            <text:p>The Board will have at least the following standing committees: Audit Committee; Compensation and Management Resources Committee; Regulatory, Compliance and Public Policy Committee; Risk and Capital Committee; Nominating and Corporate Governance Committee; and Technology Committee</text:p>
          </table:table-cell>
          <table:table-cell table:style-name="ce1" office:value-type="float" office:value="0.4782" calcext:value-type="float">
            <text:p>0.4782</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the Compensation and Management Resources Committee, and the Nominating and Corporate Governance Committee must each have a written charter satisfying the rules of the NYSE</text:p>
          </table:table-cell>
          <table:table-cell table:style-name="ce1" office:value-type="float" office:value="0.0916" calcext:value-type="float">
            <text:p>0.0916</text:p>
          </table:table-cell>
        </table:table-row>
        <table:table-row table:style-name="ro2">
          <table:table-cell table:style-name="ce1" office:value-type="string" calcext:value-type="string">
            <text:p>COMP_CON</text:p>
          </table:table-cell>
          <table:table-cell table:style-name="ce2" office:value-type="string" calcext:value-type="string">
            <text:p>The Board will have at least the following standing committees: Audit Committee; Compensation and Management Resources Committee; Regulatory, Compliance and Public Policy Committee; Risk and Capital Committee; Nominating and Corporate Governance Committee; and Technology Committee</text:p>
          </table:table-cell>
          <table:table-cell table:style-name="ce1" office:value-type="float" office:value="0.0658" calcext:value-type="float">
            <text:p>0.0658</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the Compensation and Management Resources Committee, and the Nominating and Corporate Governance Committee must each have a written charter satisfying the rules of the NYSE</text:p>
          </table:table-cell>
          <table:table-cell table:style-name="ce1" office:value-type="float" office:value="0.0806" calcext:value-type="float">
            <text:p>0.0806</text:p>
          </table:table-cell>
        </table:table-row>
        <table:table-row table:style-name="ro2">
          <table:table-cell table:style-name="ce1" office:value-type="string" calcext:value-type="string">
            <text:p>COMP_CON</text:p>
          </table:table-cell>
          <table:table-cell table:style-name="ce2" office:value-type="string" calcext:value-type="string">
            <text:p>EXECUTIVE SESSIONS To ensure free and open discussion and communication among the Independent Directors of the Board, the Independent Directors will meet in executive sessions, with no members of management present, in conjunction with each regular (non-telephonic) meeting of the Board</text:p>
          </table:table-cell>
          <table:table-cell table:style-name="ce1" office:value-type="float" office:value="0.4211" calcext:value-type="float">
            <text:p>0.4211</text:p>
          </table:table-cell>
        </table:table-row>
        <table:table-row table:style-name="ro1">
          <table:table-cell table:style-name="ce1" office:value-type="string" calcext:value-type="string">
            <text:p>COMP_CON</text:p>
          </table:table-cell>
          <table:table-cell table:style-name="ce2" office:value-type="string" calcext:value-type="string">
            <text:p>The Chairman will preside at the executive sessions unless the Chairman is unable to attend, in which case the Independent Directors will designate one of the other Independent Directors to preside</text:p>
          </table:table-cell>
          <table:table-cell table:style-name="ce1" office:value-type="float" office:value="0.3161" calcext:value-type="float">
            <text:p>0.3161</text:p>
          </table:table-cell>
        </table:table-row>
        <table:table-row table:style-name="ro3">
          <table:table-cell table:style-name="ce1" office:value-type="string" calcext:value-type="string">
            <text:p>COMP_CON</text:p>
          </table:table-cell>
          <table:table-cell table:style-name="ce2" office:value-type="string" calcext:value-type="string">
            <text:p>As provided in the by-laws, the Board or any committee thereof may also take action by unanimous written consent</text:p>
          </table:table-cell>
          <table:table-cell table:style-name="ce1" office:value-type="float" office:value="0.0814" calcext:value-type="float">
            <text:p>0.0814</text:p>
          </table:table-cell>
        </table:table-row>
        <table:table-row table:style-name="ro3">
          <table:table-cell table:style-name="ce1" office:value-type="string" calcext:value-type="string">
            <text:p>COMP_CON</text:p>
          </table:table-cell>
          <table:table-cell table:style-name="ce2" office:value-type="string" calcext:value-type="string">
            <text:p>The Chairman will oversee the preparation of the agendas for meetings of the Board in consultation with the Chief Executive Officer</text:p>
          </table:table-cell>
          <table:table-cell table:style-name="ce1" office:value-type="float" office:value="0.7496" calcext:value-type="float">
            <text:p>0.7496</text:p>
          </table:table-cell>
        </table:table-row>
        <table:table-row table:style-name="ro2">
          <table:table-cell table:style-name="ce1" office:value-type="string" calcext:value-type="string">
            <text:p>COMP_CON</text:p>
          </table:table-cell>
          <table:table-cell table:style-name="ce2" office:value-type="string" calcext:value-type="string">
            <text:p>In the event that a vacancy on the Board is created for any reason, and it is determined by the Nominating and Corporate Governance Committee that the vacancy is to be filled, the Nominating and Corporate Governance Committee will consider the views of interested shareholders, as it is deemed appropriate</text:p>
          </table:table-cell>
          <table:table-cell table:style-name="ce1" office:value-type="float" office:value="0.0989" calcext:value-type="float">
            <text:p>0.0989</text:p>
          </table:table-cell>
        </table:table-row>
        <table:table-row table:style-name="ro3">
          <table:table-cell table:style-name="ce1" office:value-type="string" calcext:value-type="string">
            <text:p>COMP_CON</text:p>
          </table:table-cell>
          <table:table-cell table:style-name="ce2" office:value-type="string" calcext:value-type="string">
            <text:p>AIG’s Chief Risk Officer provides reports to the Compensation and Management Resources Committee with respect to the risks posed to AIG by its employee compensation plans</text:p>
          </table:table-cell>
          <table:table-cell table:style-name="ce1" office:value-type="float" office:value="0.3205" calcext:value-type="float">
            <text:p>0.3205</text:p>
          </table:table-cell>
        </table:table-row>
        <table:table-row table:style-name="ro1">
          <table:table-cell table:style-name="ce1" office:value-type="string" calcext:value-type="string">
            <text:p>COMP_CON</text:p>
          </table:table-cell>
          <table:table-cell table:style-name="ce2" office:value-type="string" calcext:value-type="string">
            <text:p>The Nominating and Corporate Governance Committee periodically reviews and makes recommendations to the Board regarding the form and amount of the compensation of members of the Board</text:p>
          </table:table-cell>
          <table:table-cell table:style-name="ce1" office:value-type="float" office:value="0.5646" calcext:value-type="float">
            <text:p>0.5646</text:p>
          </table:table-cell>
        </table:table-row>
        <table:table-row table:style-name="ro3">
          <table:table-cell table:style-name="ce1" office:value-type="string" calcext:value-type="string">
            <text:p>SOCENV_INC</text:p>
          </table:table-cell>
          <table:table-cell table:style-name="ce2" office:value-type="string" calcext:value-type="string">
            <text:p>The Board, the Risk and Capital Committee and the Audit Committee receive reports on AIG’s significant risk exposures and how these exposures are managed</text:p>
          </table:table-cell>
          <table:table-cell table:style-name="ce1" office:value-type="float" office:value="0.1109" calcext:value-type="float">
            <text:p>0.1109</text:p>
          </table:table-cell>
        </table:table-row>
        <table:table-row table:style-name="ro3">
          <table:table-cell table:style-name="ce1" office:value-type="string" calcext:value-type="string">
            <text:p>COMP_CON</text:p>
          </table:table-cell>
          <table:table-cell table:style-name="ce2" office:value-type="string" calcext:value-type="string">
            <text:p>The Board will set the form and amount of director compensation, taking into account the recommendations of the Nominating and Corporate Governance Committee</text:p>
          </table:table-cell>
          <table:table-cell table:style-name="ce1" office:value-type="float" office:value="0.6167" calcext:value-type="float">
            <text:p>0.6167</text:p>
          </table:table-cell>
        </table:table-row>
        <table:table-row table:style-name="ro1">
          <table:table-cell table:style-name="ce1" office:value-type="string" calcext:value-type="string">
            <text:p>SOCENV_INC</text:p>
          </table:table-cell>
          <table:table-cell table:style-name="ce2" office:value-type="string" calcext:value-type="string">
            <text:p>It is the responsibility of the Nominating and Corporate Governance Committee to review each director ’s, and each potential director ’s, overall commitments to help ensure that all directors have sufficient time to fulfill their responsibilities as directors</text:p>
          </table:table-cell>
          <table:table-cell table:style-name="ce1" office:value-type="float" office:value="0.0923" calcext:value-type="float">
            <text:p>0.0923</text:p>
          </table:table-cell>
        </table:table-row>
        <table:table-row table:style-name="ro1">
          <table:table-cell table:style-name="ce1" office:value-type="string" calcext:value-type="string">
            <text:p>COMP_CON</text:p>
          </table:table-cell>
          <table:table-cell table:style-name="ce2" office:value-type="string" calcext:value-type="string">
            <text:p>In considering its nominations of candidates for election to the Board, the Nominating and Corporate Governance Committee may determine that a lesser number of boards of directors than four is appropriate</text:p>
          </table:table-cell>
          <table:table-cell table:style-name="ce1" office:value-type="float" office:value="0.0702" calcext:value-type="float">
            <text:p>0.0702</text:p>
          </table:table-cell>
        </table:table-row>
        <table:table-row table:style-name="ro3">
          <table:table-cell table:style-name="ce1" office:value-type="string" calcext:value-type="string">
            <text:p>SOCENV_INC</text:p>
          </table:table-cell>
          <table:table-cell table:style-name="ce2" office:value-type="string" calcext:value-type="string">
            <text:p>AIG has adopted a Director, Executive Officer and Senior Financial Officer Code of Business Conduct and Ethics</text:p>
          </table:table-cell>
          <table:table-cell table:style-name="ce1" office:value-type="float" office:value="0.2915" calcext:value-type="float">
            <text:p>0.2915</text:p>
          </table:table-cell>
        </table:table-row>
        <table:table-row table:style-name="ro4">
          <table:table-cell table:style-name="ce1" office:value-type="string" calcext:value-type="string">
            <text:p>SOCENV_INC</text:p>
          </table:table-cell>
          <table:table-cell table:style-name="ce2" office:value-type="string" calcext:value-type="string">
            <text:p>Loyalty and Ethics</text:p>
          </table:table-cell>
          <table:table-cell table:style-name="ce1" office:value-type="float" office:value="0.3273" calcext:value-type="float">
            <text:p>0.3273</text:p>
          </table:table-cell>
        </table:table-row>
        <table:table-row table:style-name="ro1">
          <table:table-cell table:style-name="ce1" office:value-type="string" calcext:value-type="string">
            <text:p>SOCENV_INC</text:p>
          </table:table-cell>
          <table:table-cell table:style-name="ce2" office:value-type="string" calcext:value-type="string">
            <text:p>In considering its nominations of candidates for election to the Board, the Nominating and Corporate Governance Committee may determine that a lesser number of boards of directors than four is appropriate</text:p>
          </table:table-cell>
          <table:table-cell table:style-name="ce1" office:value-type="float" office:value="0.0583" calcext:value-type="float">
            <text:p>0.0583</text:p>
          </table:table-cell>
        </table:table-row>
        <table:table-row table:style-name="ro1">
          <table:table-cell table:style-name="ce1" office:value-type="string" calcext:value-type="string">
            <text:p>COMP_CON</text:p>
          </table:table-cell>
          <table:table-cell table:style-name="ce2" office:value-type="string" calcext:value-type="string">
            <text:p>Directors should be familiar with the Code’s provisions and should consult with AIG’s Vice President–Corporate Governance in the event of any issues that arise with respect to the matters set forth in the Code</text:p>
          </table:table-cell>
          <table:table-cell table:style-name="ce1" office:value-type="float" office:value="0.946" calcext:value-type="float">
            <text:p>0.946</text:p>
          </table:table-cell>
        </table:table-row>
        <table:table-row table:style-name="ro1">
          <table:table-cell table:style-name="ce1" office:value-type="string" calcext:value-type="string">
            <text:p>COMP_CON</text:p>
          </table:table-cell>
          <table:table-cell table:style-name="ce2" office:value-type="string" calcext:value-type="string">
            <text:p>Directors will advise the Chairman of the Nominating and Corporate Governance Committee and the Chief Executive Officer before accepting membership on any other board of directors or other significant commitments involving affiliation with other businesses or governmental units</text:p>
          </table:table-cell>
          <table:table-cell table:style-name="ce1" office:value-type="float" office:value="0.2676" calcext:value-type="float">
            <text:p>0.2676</text:p>
          </table:table-cell>
        </table:table-row>
        <table:table-row table:style-name="ro6">
          <table:table-cell table:style-name="ce1" office:value-type="string" calcext:value-type="string">
            <text:p>COMP_CON</text:p>
          </table:table-cell>
          <table:table-cell table:style-name="ce2" office:value-type="string" calcext:value-type="string">
            <text:p>Any director who, for two consecutive calendar years, attended fewer than 75% of the regular meetings of the Board and the meetings of all committees of which such director is a voting member will not be nominated for reelection at the annual meeting in the next succeeding calendar year, absent special circumstances that may be taken into account by the Nominating and Corporate Governance Committee in making its recommendations to the Board</text:p>
          </table:table-cell>
          <table:table-cell table:style-name="ce1" office:value-type="float" office:value="0.3232" calcext:value-type="float">
            <text:p>0.3232</text:p>
          </table:table-cell>
        </table:table-row>
        <table:table-row table:style-name="ro1">
          <table:table-cell table:style-name="ce1" office:value-type="string" calcext:value-type="string">
            <text:p>COMP_CON</text:p>
          </table:table-cell>
          <table:table-cell table:style-name="ce2" office:value-type="string" calcext:value-type="string">
            <text:p>A director may attend meetings (without having a vote or affecting the presence or absence of a quorum) of any committee of which the director is not a member, with the consent of the committee chairman</text:p>
          </table:table-cell>
          <table:table-cell table:style-name="ce1" office:value-type="float" office:value="0.4892" calcext:value-type="float">
            <text:p>0.4892</text:p>
          </table:table-cell>
        </table:table-row>
        <table:table-row table:style-name="ro6">
          <table:table-cell table:style-name="ce1" office:value-type="string" calcext:value-type="string">
            <text:p>SOCENV_INC</text:p>
          </table:table-cell>
          <table:table-cell table:style-name="ce2" office:value-type="string" calcext:value-type="string">
            <text:p>Any director who, for two consecutive calendar years, attended fewer than 75% of the regular meetings of the Board and the meetings of all committees of which such director is a voting member will not be nominated for reelection at the annual meeting in the next succeeding calendar year, absent special circumstances that may be taken into account by the Nominating and Corporate Governance Committee in making its recommendations to the Board</text:p>
          </table:table-cell>
          <table:table-cell table:style-name="ce1" office:value-type="float" office:value="0.077" calcext:value-type="float">
            <text:p>0.077</text:p>
          </table:table-cell>
        </table:table-row>
        <table:table-row table:style-name="ro3">
          <table:table-cell table:style-name="ce1" office:value-type="string" calcext:value-type="string">
            <text:p>COMP_CON</text:p>
          </table:table-cell>
          <table:table-cell table:style-name="ce2" office:value-type="string" calcext:value-type="string">
            <text:p>In all cases, attendance (including telephonic attendance) is limited to the director and others invited by, or attending with the written consent of, the Board or applicable Committee</text:p>
          </table:table-cell>
          <table:table-cell table:style-name="ce1" office:value-type="float" office:value="0.1957" calcext:value-type="float">
            <text:p>0.1957</text:p>
          </table:table-cell>
        </table:table-row>
        <table:table-row table:style-name="ro3">
          <table:table-cell table:style-name="ce1" office:value-type="string" calcext:value-type="string">
            <text:p>COMP_CON</text:p>
          </table:table-cell>
          <table:table-cell table:style-name="ce2" office:value-type="string" calcext:value-type="string">
            <text:p>The Board is required to take action with respect to the Nominating and Corporate Governance Committee’s recommendation</text:p>
          </table:table-cell>
          <table:table-cell table:style-name="ce1" office:value-type="float" office:value="0.6956" calcext:value-type="float">
            <text:p>0.6956</text:p>
          </table:table-cell>
        </table:table-row>
        <table:table-row table:style-name="ro1">
          <table:table-cell table:style-name="ce1" office:value-type="string" calcext:value-type="string">
            <text:p>SOCENV_INC</text:p>
          </table:table-cell>
          <table:table-cell table:style-name="ce2" office:value-type="string" calcext:value-type="string">
            <text:p>However, <text:s/>under <text:s/>Aimco’s <text:s/>Bylaws, <text:s/>any <text:s/>nominee <text:s/>for <text:s/>election <text:s/>as <text:s/>a <text:s/>director in an uncontested election who receives a Majority Against <text:s/>Vote <text:s/>is obligated to tender his or her resignation to the Nominating and Corporate <text:s/>Governance <text:s/>Committee <text:s/>of <text:s/>the <text:s/>Board <text:s/>for consideration</text:p>
          </table:table-cell>
          <table:table-cell table:style-name="ce1" office:value-type="float" office:value="0.245" calcext:value-type="float">
            <text:p>0.245</text:p>
          </table:table-cell>
        </table:table-row>
        <table:table-row table:style-name="ro3">
          <table:table-cell table:style-name="ce1" office:value-type="string" calcext:value-type="string">
            <text:p>COMP_CON</text:p>
          </table:table-cell>
          <table:table-cell table:style-name="ce2" office:value-type="string" calcext:value-type="string">
            <text:p>The <text:s/>Nominating <text:s/>and <text:s/>Corporate <text:s/>Governance <text:s/>Committee <text:s/>will <text:s/>consider any resignation and recommend to the Board whether to accept it</text:p>
          </table:table-cell>
          <table:table-cell table:style-name="ce1" office:value-type="float" office:value="0.2206" calcext:value-type="float">
            <text:p>0.2206</text:p>
          </table:table-cell>
        </table:table-row>
        <table:table-row table:style-name="ro4">
          <table:table-cell table:style-name="ce1" office:value-type="string" calcext:value-type="string">
            <text:p>SOCENV_INC</text:p>
          </table:table-cell>
          <table:table-cell table:style-name="ce2" office:value-type="string" calcext:value-type="string">
            <text:p>Messrs. Bailey, Keltner, Martin, Miller, and Stein and Mses</text:p>
          </table:table-cell>
          <table:table-cell table:style-name="ce1" office:value-type="float" office:value="0.0835" calcext:value-type="float">
            <text:p>0.0835</text:p>
          </table:table-cell>
        </table:table-row>
        <table:table-row table:style-name="ro6">
          <table:table-cell table:style-name="ce1" office:value-type="string" calcext:value-type="string">
            <text:p>SOCENV_INC</text:p>
          </table:table-cell>
          <table:table-cell table:style-name="ce2" office:value-type="string" calcext:value-type="string">
            <text:p>The nominees for election to the Board selected by the Nominating and Corporate Governance Committee of the Board and proposed by the Board to be voted upon at the Meeting are: <text:s text:c="4"/>James N. Bailey Robert A. Miller <text:s text:c="4"/>Terry Considine Kathleen M. Nelson <text:s text:c="4"/>Thomas L. Keltner Michael A. Stein <text:s text:c="4"/>J. Landis Martin Nina A. Tran <text:s text:c="5"/>Messrs. Bailey, Considine, Keltner, Martin, Miller, and Stein and Ms. <text:s/>Nelson <text:s/>were <text:s/>elected <text:s/>to <text:s/>the <text:s/>Board <text:s/>at <text:s/>the <text:s/>last Annual <text:s/>Meeting of Stockholders</text:p>
          </table:table-cell>
          <table:table-cell table:style-name="ce1" office:value-type="float" office:value="0.0929" calcext:value-type="float">
            <text:p>0.0929</text:p>
          </table:table-cell>
        </table:table-row>
        <table:table-row table:style-name="ro1">
          <table:table-cell table:style-name="ce1" office:value-type="string" calcext:value-type="string">
            <text:p>COMP_CON</text:p>
          </table:table-cell>
          <table:table-cell table:style-name="ce2" office:value-type="string" calcext:value-type="string">
            <text:p>Unless authority to vote for the election of directors has been specifically withheld, the persons named in the accompanying proxy intend to vote for the election of Messrs. Bailey, Considine, Keltner, Martin, Miller, and Stein and Mses</text:p>
          </table:table-cell>
          <table:table-cell table:style-name="ce1" office:value-type="float" office:value="0.1984" calcext:value-type="float">
            <text:p>0.1984</text:p>
          </table:table-cell>
        </table:table-row>
        <table:table-row table:style-name="ro3">
          <table:table-cell table:style-name="ce1" office:value-type="string" calcext:value-type="string">
            <text:p>COMP_CON</text:p>
          </table:table-cell>
          <table:table-cell table:style-name="ce2" office:value-type="string" calcext:value-type="string">
            <text:p>Nelson and Tran are not employed <text:s/>by, <text:s/>or affiliated with, Aimco, other than by virtue of serving as directors of Aimco</text:p>
          </table:table-cell>
          <table:table-cell table:style-name="ce1" office:value-type="float" office:value="0.3862" calcext:value-type="float">
            <text:p>0.3862</text:p>
          </table:table-cell>
        </table:table-row>
        <table:table-row table:style-name="ro1">
          <table:table-cell table:style-name="ce1" office:value-type="string" calcext:value-type="string">
            <text:p>SOCENV_INC</text:p>
          </table:table-cell>
          <table:table-cell table:style-name="ce2" office:value-type="string" calcext:value-type="string">
            <text:p>Unless authority to vote for the election of directors has been specifically withheld, the persons named in the accompanying proxy intend to vote for the election of Messrs. Bailey, Considine, Keltner, Martin, Miller, and Stein and Mses</text:p>
          </table:table-cell>
          <table:table-cell table:style-name="ce1" office:value-type="float" office:value="0.1208" calcext:value-type="float">
            <text:p>0.1208</text:p>
          </table:table-cell>
        </table:table-row>
        <table:table-row table:style-name="ro2">
          <table:table-cell table:style-name="ce1" office:value-type="string" calcext:value-type="string">
            <text:p>SOCENV_INC</text:p>
          </table:table-cell>
          <table:table-cell table:style-name="ce2" office:value-type="string" calcext:value-type="string">
            <text:p>Aimco TSR outperformed the REIT Index and the Standard &amp; Poor’s 500 Total Return Index (“S&amp;P 500 Index”) over the one-year period ended December 31, 2015, and Aimco TSR outperformed the REIT Index, the NAREIT Apartment <text:s/>Index, <text:s/>and <text:s/>the <text:s/>S&amp;P <text:s/>Total <text:s/>Return <text:s/>Index <text:s/>over <text:s/>the three-year period ended December 31, 2015</text:p>
          </table:table-cell>
          <table:table-cell table:style-name="ce1" office:value-type="float" office:value="0.5229" calcext:value-type="float">
            <text:p>0.5229</text:p>
          </table:table-cell>
        </table:table-row>
        <table:table-row table:style-name="ro3">
          <table:table-cell table:style-name="ce1" office:value-type="string" calcext:value-type="string">
            <text:p>SOCENV_INC</text:p>
          </table:table-cell>
          <table:table-cell table:style-name="ce2" office:value-type="string" calcext:value-type="string">
            <text:p>In addition to serving as general counsel, Ms. Cohn has responsibility for insurance and risk management, human resources, compliance and asset quality and service</text:p>
          </table:table-cell>
          <table:table-cell table:style-name="ce1" office:value-type="float" office:value="0.429" calcext:value-type="float">
            <text:p>0.429</text:p>
          </table:table-cell>
        </table:table-row>
        <table:table-row table:style-name="ro1">
          <table:table-cell table:style-name="ce1" office:value-type="string" calcext:value-type="string">
            <text:p>COMP_CON</text:p>
          </table:table-cell>
          <table:table-cell table:style-name="ce2" office:value-type="string" calcext:value-type="string">
            <text:p>Prior to joining the Company, Ms. Cohn was in private practice with the law firm of Hogan &amp; Hartson LLP with a focus on public and private mergers and acquisitions, venture capital financing, securities and corporate governance</text:p>
          </table:table-cell>
          <table:table-cell table:style-name="ce1" office:value-type="float" office:value="0.551" calcext:value-type="float">
            <text:p>0.551</text:p>
          </table:table-cell>
        </table:table-row>
        <table:table-row table:style-name="ro1">
          <table:table-cell table:style-name="ce1" office:value-type="string" calcext:value-type="string">
            <text:p>COMP_CON</text:p>
          </table:table-cell>
          <table:table-cell table:style-name="ce2" office:value-type="string" calcext:value-type="string">
            <text:p>From 1996 to 2005, <text:s/>Mr. Beldin was with the firm of Deloitte &amp; Touche, <text:s/>LLP, <text:s/>serving in numerous roles, including Audit Senior Manager and in the firm’s national office as an Audit Manager in SEC Services</text:p>
          </table:table-cell>
          <table:table-cell table:style-name="ce1" office:value-type="float" office:value="0.3865" calcext:value-type="float">
            <text:p>0.3865</text:p>
          </table:table-cell>
        </table:table-row>
        <table:table-row table:style-name="ro1">
          <table:table-cell table:style-name="ce1" office:value-type="string" calcext:value-type="string">
            <text:p>SOCENV_INC</text:p>
          </table:table-cell>
          <table:table-cell table:style-name="ce2" office:value-type="string" calcext:value-type="string">
            <text:p>From 1996 to 2005, <text:s/>Mr. Beldin was with the firm of Deloitte &amp; Touche, <text:s/>LLP, <text:s/>serving in numerous roles, including Audit Senior Manager and in the firm’s national office as an Audit Manager in SEC Services</text:p>
          </table:table-cell>
          <table:table-cell table:style-name="ce1" office:value-type="float" office:value="0.1232" calcext:value-type="float">
            <text:p>0.1232</text:p>
          </table:table-cell>
        </table:table-row>
        <table:table-row table:style-name="ro3">
          <table:table-cell table:style-name="ce1" office:value-type="string" calcext:value-type="string">
            <text:p>SOCENV_INC</text:p>
          </table:table-cell>
          <table:table-cell table:style-name="ce2" office:value-type="string" calcext:value-type="string">
            <text:p>Mr. Miller is also a member of the Audit, Compensation and Human Resources, and Nominating and Corporate Governance Committees</text:p>
          </table:table-cell>
          <table:table-cell table:style-name="ce1" office:value-type="float" office:value="0.7535" calcext:value-type="float">
            <text:p>0.7535</text:p>
          </table:table-cell>
        </table:table-row>
        <table:table-row table:style-name="ro3">
          <table:table-cell table:style-name="ce1" office:value-type="string" calcext:value-type="string">
            <text:p>SOCENV_INC</text:p>
          </table:table-cell>
          <table:table-cell table:style-name="ce2" office:value-type="string" calcext:value-type="string">
            <text:p>He <text:s/>is <text:s/>lead <text:s/>director <text:s/>of Halliburton Company, a publicly held provider of products <text:s/>and services <text:s/>to <text:s/>the <text:s/>energy <text:s/>industry, <text:s/>and <text:s/>Intrepid <text:s/>Potash, <text:s/>Inc., <text:s/>a <text:s/>publicly <text:s/>held <text:s/>producer <text:s/>of <text:s/>potash</text:p>
          </table:table-cell>
          <table:table-cell table:style-name="ce1" office:value-type="float" office:value="0.0566" calcext:value-type="float">
            <text:p>0.0566</text:p>
          </table:table-cell>
        </table:table-row>
        <table:table-row table:style-name="ro3">
          <table:table-cell table:style-name="ce1" office:value-type="string" calcext:value-type="string">
            <text:p>SOCENV_INC</text:p>
          </table:table-cell>
          <table:table-cell table:style-name="ce2" office:value-type="string" calcext:value-type="string">
            <text:p>Mr. Martin is also a member of the Audit, Compensation and Human Resources, Nominating and Corporate Governance, and Redevelopment and Construction Committees</text:p>
          </table:table-cell>
          <table:table-cell table:style-name="ce1" office:value-type="float" office:value="0.7954" calcext:value-type="float">
            <text:p>0.7954</text:p>
          </table:table-cell>
        </table:table-row>
        <table:table-row table:style-name="ro3">
          <table:table-cell table:style-name="ce1" office:value-type="string" calcext:value-type="string">
            <text:p>SOCENV_INC</text:p>
          </table:table-cell>
          <table:table-cell table:style-name="ce2" office:value-type="string" calcext:value-type="string">
            <text:p>Mr. Martin was first elected as a Director of the Company in July 1994 and serves as the Lead Independent Director</text:p>
          </table:table-cell>
          <table:table-cell table:style-name="ce1" office:value-type="float" office:value="0.0747" calcext:value-type="float">
            <text:p>0.0747</text:p>
          </table:table-cell>
        </table:table-row>
        <table:table-row table:style-name="ro3">
          <table:table-cell table:style-name="ce1" office:value-type="string" calcext:value-type="string">
            <text:p>COMP_CON</text:p>
          </table:table-cell>
          <table:table-cell table:style-name="ce2" office:value-type="string" calcext:value-type="string">
            <text:p>In <text:s/>addition, <text:s/>Mr. Keltner was President of <text:s/>Saudi <text:s/>Marriott Company, a division of Marriott Corporation, and was a management consultant with Cresap, McCormick and Paget, Inc.</text:p>
          </table:table-cell>
          <table:table-cell table:style-name="ce1" office:value-type="float" office:value="0.9821" calcext:value-type="float">
            <text:p>0.9821</text:p>
          </table:table-cell>
        </table:table-row>
        <table:table-row table:style-name="ro3">
          <table:table-cell table:style-name="ce1" office:value-type="string" calcext:value-type="string">
            <text:p>SOCENV_INC</text:p>
          </table:table-cell>
          <table:table-cell table:style-name="ce2" office:value-type="string" calcext:value-type="string">
            <text:p>He <text:s/>is <text:s/>also <text:s/>a <text:s/>member <text:s/>of <text:s/>the <text:s/>Audit, <text:s/>Nominating <text:s/>and <text:s/>Corporate <text:s/>Governance, <text:s/>and <text:s/>Redevelopment <text:s/>and <text:s/>Construction <text:s/>Committees</text:p>
          </table:table-cell>
          <table:table-cell table:style-name="ce1" office:value-type="float" office:value="0.7558" calcext:value-type="float">
            <text:p>0.7558</text:p>
          </table:table-cell>
        </table:table-row>
        <table:table-row table:style-name="ro3">
          <table:table-cell table:style-name="ce1" office:value-type="string" calcext:value-type="string">
            <text:p>SOCENV_INC</text:p>
          </table:table-cell>
          <table:table-cell table:style-name="ce2" office:value-type="string" calcext:value-type="string">
            <text:p>He <text:s/>is <text:s/>also <text:s/>a <text:s/>member <text:s/>of <text:s/>the <text:s/>Audit, <text:s/>Compensation <text:s/>and <text:s/>Human <text:s/>Resources, <text:s/>and <text:s/>Redevelopment <text:s/>and <text:s/>Construction <text:s/>Committees</text:p>
          </table:table-cell>
          <table:table-cell table:style-name="ce1" office:value-type="float" office:value="0.5518" calcext:value-type="float">
            <text:p>0.5518</text:p>
          </table:table-cell>
        </table:table-row>
        <table:table-row table:style-name="ro3">
          <table:table-cell table:style-name="ce1" office:value-type="string" calcext:value-type="string">
            <text:p>COMP_CON</text:p>
          </table:table-cell>
          <table:table-cell table:style-name="ce2" office:value-type="string" calcext:value-type="string">
            <text:p>Mr. <text:s/>Bailey <text:s/>co-founded Cambridge Associates, LLC, an investment consulting firm, in 1973 and currently serves as its Senior <text:s/>Managing <text:s/>Director <text:s/>and Treasurer</text:p>
          </table:table-cell>
          <table:table-cell table:style-name="ce1" office:value-type="float" office:value="0.7039" calcext:value-type="float">
            <text:p>0.7039</text:p>
          </table:table-cell>
        </table:table-row>
        <table:table-row table:style-name="ro3">
          <table:table-cell table:style-name="ce1" office:value-type="string" calcext:value-type="string">
            <text:p>SOCENV_INC</text:p>
          </table:table-cell>
          <table:table-cell table:style-name="ce2" office:value-type="string" calcext:value-type="string">
            <text:p>Mr. Bailey was first elected as a Director of the Company in June 2000 and is currently Chairman of the Nominating and Corporate Governance Committee</text:p>
          </table:table-cell>
          <table:table-cell table:style-name="ce1" office:value-type="float" office:value="0.0507" calcext:value-type="float">
            <text:p>0.0507</text:p>
          </table:table-cell>
        </table:table-row>
        <table:table-row table:style-name="ro3">
          <table:table-cell table:style-name="ce1" office:value-type="string" calcext:value-type="string">
            <text:p>COMP_CON</text:p>
          </table:table-cell>
          <table:table-cell table:style-name="ce2" office:value-type="string" calcext:value-type="string">
            <text:p>Mr. <text:s/>Kimmel <text:s/>began <text:s/>his <text:s/>career <text:s/>in <text:s/>the multi- family real estate business in 1992 as a leasing consultant and on-site manager</text:p>
          </table:table-cell>
          <table:table-cell table:style-name="ce1" office:value-type="float" office:value="0.9723" calcext:value-type="float">
            <text:p>0.9723</text:p>
          </table:table-cell>
        </table:table-row>
        <table:table-row table:style-name="ro4">
          <table:table-cell table:style-name="ce1" office:value-type="string" calcext:value-type="string">
            <text:p>SOCENV_INC</text:p>
          </table:table-cell>
          <table:table-cell table:style-name="ce2" office:value-type="string" calcext:value-type="string">
            <text:p>He is responsible for administration, government relations, communications and special projects</text:p>
          </table:table-cell>
          <table:table-cell table:style-name="ce1" office:value-type="float" office:value="0.084" calcext:value-type="float">
            <text:p>0.084</text:p>
          </table:table-cell>
        </table:table-row>
        <table:table-row table:style-name="ro3">
          <table:table-cell table:style-name="ce1" office:value-type="string" calcext:value-type="string">
            <text:p>COMP_CON</text:p>
          </table:table-cell>
          <table:table-cell table:style-name="ce2" office:value-type="string" calcext:value-type="string">
            <text:p>Prior to joining the Company, <text:s/>Mr. Cortez was the senior partner of Cortez Macaulay Bernhardt &amp; Schuetze LLC, a Denver, Colorado law firm, from December 1997 through September 2001</text:p>
          </table:table-cell>
          <table:table-cell table:style-name="ce1" office:value-type="float" office:value="0.1532" calcext:value-type="float">
            <text:p>0.1532</text:p>
          </table:table-cell>
        </table:table-row>
        <table:table-row table:style-name="ro1">
          <table:table-cell table:style-name="ce1" office:value-type="string" calcext:value-type="string">
            <text:p>SOCENV_INC</text:p>
          </table:table-cell>
          <table:table-cell table:style-name="ce2" office:value-type="string" calcext:value-type="string">
            <text:p>Ms. Tran was first elected as a Director of the Company effective in March 2016 <text:s/>and is currently a member of the Audit, Compensation and Human Resources, Nominating and Corporate Governance, and Redevelopment and Construction Committees</text:p>
          </table:table-cell>
          <table:table-cell table:style-name="ce1" office:value-type="float" office:value="0.7463" calcext:value-type="float">
            <text:p>0.7463</text:p>
          </table:table-cell>
        </table:table-row>
        <table:table-row table:style-name="ro6">
          <table:table-cell table:style-name="ce1" office:value-type="string" calcext:value-type="string">
            <text:p>COMP_CON</text:p>
          </table:table-cell>
          <table:table-cell table:style-name="ce2" office:value-type="string" calcext:value-type="string">
            <text:p>As the former audit committee chairman or audit committee member of two NYSE-listed companies, the former chief financial officer of two NYSE- listed companies <text:s/>and <text:s/>a <text:s/>former <text:s/>partner <text:s/>at <text:s/>Arthur <text:s/>Andersen, <text:s/>Mr. <text:s/>Stein <text:s/>brings <text:s/>particular <text:s/>expertise <text:s/>to <text:s/>the <text:s/>Board <text:s/>in <text:s/>the <text:s/>areas <text:s/>of <text:s/>corporate <text:s/>and <text:s/>real <text:s/>estate <text:s/>finance, <text:s/>and accounting and auditing for large and complex business operations</text:p>
          </table:table-cell>
          <table:table-cell table:style-name="ce1" office:value-type="float" office:value="0.0514" calcext:value-type="float">
            <text:p>0.0514</text:p>
          </table:table-cell>
        </table:table-row>
        <table:table-row table:style-name="ro1">
          <table:table-cell table:style-name="ce1" office:value-type="string" calcext:value-type="string">
            <text:p>SOCENV_INC</text:p>
          </table:table-cell>
          <table:table-cell table:style-name="ce2" office:value-type="string" calcext:value-type="string">
            <text:p>He presently serves on the Board of Directors of Providence Health &amp; Services, the fourth largest not-for-profit health system in the U.S., operating hospitals and other health care facilities across Alaska, Washington, Montana, Oregon and California</text:p>
          </table:table-cell>
          <table:table-cell table:style-name="ce1" office:value-type="float" office:value="0.4266" calcext:value-type="float">
            <text:p>0.4266</text:p>
          </table:table-cell>
        </table:table-row>
        <table:table-row table:style-name="ro3">
          <table:table-cell table:style-name="ce1" office:value-type="string" calcext:value-type="string">
            <text:p>SOCENV_INC</text:p>
          </table:table-cell>
          <table:table-cell table:style-name="ce2" office:value-type="string" calcext:value-type="string">
            <text:p>Mr. Stein is <text:s/>also a member <text:s/>of <text:s/>the <text:s/>Compensation <text:s/>and <text:s/>Human <text:s/>Resources, <text:s/>Nominating <text:s/>and <text:s/>Corporate <text:s/>Governance, <text:s/>and Redevelopment <text:s/>and <text:s/>Construction <text:s/>Committees</text:p>
          </table:table-cell>
          <table:table-cell table:style-name="ce1" office:value-type="float" office:value="0.6881" calcext:value-type="float">
            <text:p>0.6881</text:p>
          </table:table-cell>
        </table:table-row>
        <table:table-row table:style-name="ro1">
          <table:table-cell table:style-name="ce1" office:value-type="string" calcext:value-type="string">
            <text:p>COMP_CON</text:p>
          </table:table-cell>
          <table:table-cell table:style-name="ce2" office:value-type="string" calcext:value-type="string">
            <text:p>He presently serves on the Board of Directors of Providence Health &amp; Services, the fourth largest not-for-profit health system in the U.S., operating hospitals and other health care facilities across Alaska, Washington, Montana, Oregon and California</text:p>
          </table:table-cell>
          <table:table-cell table:style-name="ce1" office:value-type="float" office:value="0.0566" calcext:value-type="float">
            <text:p>0.0566</text:p>
          </table:table-cell>
        </table:table-row>
        <table:table-row table:style-name="ro3">
          <table:table-cell table:style-name="ce1" office:value-type="string" calcext:value-type="string">
            <text:p>SOCENV_INC</text:p>
          </table:table-cell>
          <table:table-cell table:style-name="ce2" office:value-type="string" calcext:value-type="string">
            <text:p>Ms. <text:s/>Nelson <text:s/>serves <text:s/>on <text:s/>the <text:s/>Advisory <text:s/>Board of <text:s/>the <text:s/>Beverly <text:s/>Willis Architectural <text:s/>Foundation <text:s/>and is <text:s/>a <text:s/>member <text:s/>of <text:s/>the Anglo <text:s/>American <text:s/>Real Property Institute</text:p>
          </table:table-cell>
          <table:table-cell table:style-name="ce1" office:value-type="float" office:value="0.0601" calcext:value-type="float">
            <text:p>0.0601</text:p>
          </table:table-cell>
        </table:table-row>
        <table:table-row table:style-name="ro1">
          <table:table-cell table:style-name="ce1" office:value-type="string" calcext:value-type="string">
            <text:p>COMP_CON</text:p>
          </table:table-cell>
          <table:table-cell table:style-name="ce2" office:value-type="string" calcext:value-type="string">
            <text:p>In 2009, Ms. <text:s/>Nelson <text:s/>co-founded <text:s/>and <text:s/>serves <text:s/>as <text:s/>Managing <text:s/>Principal <text:s/>of <text:s/>Bay <text:s/>Hollow <text:s/>Associates, <text:s/>LLC, <text:s/>a <text:s/>commercial real <text:s/>estate <text:s/>consulting <text:s/>firm, <text:s/>which <text:s/>provides <text:s/>counsel <text:s/>to institutional investors</text:p>
          </table:table-cell>
          <table:table-cell table:style-name="ce1" office:value-type="float" office:value="0.9234" calcext:value-type="float">
            <text:p>0.9234</text:p>
          </table:table-cell>
        </table:table-row>
        <table:table-row table:style-name="ro1">
          <table:table-cell table:style-name="ce1" office:value-type="string" calcext:value-type="string">
            <text:p>SOCENV_INC</text:p>
          </table:table-cell>
          <table:table-cell table:style-name="ce2" office:value-type="string" calcext:value-type="string">
            <text:p>She <text:s/>is <text:s/>a <text:s/>member <text:s/>of <text:s/>Castagna <text:s/>Realty Company Advisory Board and has served as an advisor to the Rand Institute Center for Terrorism Risk <text:s/>Management <text:s/>Policy <text:s/>and <text:s/>on <text:s/>the <text:s/>board <text:s/>of <text:s/>the <text:s/>Greater <text:s/>Jamaica Development <text:s/>Corporation</text:p>
          </table:table-cell>
          <table:table-cell table:style-name="ce1" office:value-type="float" office:value="0.0539" calcext:value-type="float">
            <text:p>0.0539</text:p>
          </table:table-cell>
        </table:table-row>
        <table:table-row table:style-name="ro3">
          <table:table-cell table:style-name="ce1" office:value-type="string" calcext:value-type="string">
            <text:p>SOCENV_INC</text:p>
          </table:table-cell>
          <table:table-cell table:style-name="ce2" office:value-type="string" calcext:value-type="string">
            <text:p>She also is a member of the ICSC Audit <text:s/>Committee and <text:s/>is <text:s/>a <text:s/>member <text:s/>of <text:s/>various <text:s/>other <text:s/>committees</text:p>
          </table:table-cell>
          <table:table-cell table:style-name="ce1" office:value-type="float" office:value="0.076" calcext:value-type="float">
            <text:p>0.076</text:p>
          </table:table-cell>
        </table:table-row>
        <table:table-row table:style-name="ro3">
          <table:table-cell table:style-name="ce1" office:value-type="string" calcext:value-type="string">
            <text:p>COMP_CON</text:p>
          </table:table-cell>
          <table:table-cell table:style-name="ce2" office:value-type="string" calcext:value-type="string">
            <text:p>Ms. <text:s/>Nelson <text:s/>has <text:s/>an <text:s/>extensive <text:s/>background <text:s/>in <text:s/>commercial <text:s/>real <text:s/>estate and <text:s/>financial <text:s/>services <text:s/>with <text:s/>over <text:s/>40 <text:s/>years <text:s/>of <text:s/>experience, <text:s/>including <text:s/>36 <text:s/>years <text:s/>at <text:s/>TIAA-CREF</text:p>
          </table:table-cell>
          <table:table-cell table:style-name="ce1" office:value-type="float" office:value="0.0877" calcext:value-type="float">
            <text:p>0.0877</text:p>
          </table:table-cell>
        </table:table-row>
        <table:table-row table:style-name="ro4">
          <table:table-cell table:style-name="ce1" office:value-type="string" calcext:value-type="string">
            <text:p>COMP_CON</text:p>
          </table:table-cell>
          <table:table-cell table:style-name="ce2" office:value-type="string" calcext:value-type="string">
            <text:p>Mr. <text:s/>Miller also currently serves as a director on the board of <text:s/>Welk Hospitality Group, Inc</text:p>
          </table:table-cell>
          <table:table-cell table:style-name="ce1" office:value-type="float" office:value="0.1899" calcext:value-type="float">
            <text:p>0.1899</text:p>
          </table:table-cell>
        </table:table-row>
        <table:table-row table:style-name="ro3">
          <table:table-cell table:style-name="ce1" office:value-type="string" calcext:value-type="string">
            <text:p>COMP_CON</text:p>
          </table:table-cell>
          <table:table-cell table:style-name="ce2" office:value-type="string" calcext:value-type="string">
            <text:p>She retired from this position in December 2004 and founded and serves as president of KMN Associates LLC, a commercial real estate <text:s/>investment <text:s/>advisory and consulting firm</text:p>
          </table:table-cell>
          <table:table-cell table:style-name="ce1" office:value-type="float" office:value="0.4201" calcext:value-type="float">
            <text:p>0.4201</text:p>
          </table:table-cell>
        </table:table-row>
        <table:table-row table:style-name="ro1">
          <table:table-cell table:style-name="ce1" office:value-type="string" calcext:value-type="string">
            <text:p>SOCENV_INC</text:p>
          </table:table-cell>
          <table:table-cell table:style-name="ce2" office:value-type="string" calcext:value-type="string">
            <text:p>Ms. Nelson was first elected as a Director of the Company in April 2010 and is currently a member of the Audit, Compensation and Human Resources, Nominating and Corporate Governance, and Redevelopment and Construction Committees</text:p>
          </table:table-cell>
          <table:table-cell table:style-name="ce1" office:value-type="float" office:value="0.7173" calcext:value-type="float">
            <text:p>0.7173</text:p>
          </table:table-cell>
        </table:table-row>
        <table:table-row table:style-name="ro6">
          <table:table-cell table:style-name="ce1" office:value-type="string" calcext:value-type="string">
            <text:p>COMP_CON</text:p>
          </table:table-cell>
          <table:table-cell table:style-name="ce2" office:value-type="string" calcext:value-type="string">
            <text:p>12/14/2020 https://www.sec.gov/Archives/edgar/data/0000922864/000162612916000364/aiv-def14a_042616.htm https://www.sec.gov/Archives/edgar/data/0000922864/000162612916000364/aiv-def14a_042616.htm 13/61 <text:s text:c="4"/>International of Marriott <text:s/>Vacations <text:s/>Worldwide Corporation (“MVWC”) from 2011 to 2012, when he retired from this position, and serves <text:s/>as <text:s/>President <text:s/>of <text:s/>RAMCO Advisors LLC, an investment <text:s/>advisory <text:s/>and <text:s/>business <text:s/>consulting <text:s/>firm</text:p>
          </table:table-cell>
          <table:table-cell table:style-name="ce1" office:value-type="float" office:value="0.1074" calcext:value-type="float">
            <text:p>0.1074</text:p>
          </table:table-cell>
        </table:table-row>
        <table:table-row table:style-name="ro3">
          <table:table-cell table:style-name="ce1" office:value-type="string" calcext:value-type="string">
            <text:p>SOCENV_INC</text:p>
          </table:table-cell>
          <table:table-cell table:style-name="ce2" office:value-type="string" calcext:value-type="string">
            <text:p>Aimco’s corporate governance guidelines and committee charters limit the number of other boards and the number of other audit committees on which an Aimco director may serve</text:p>
          </table:table-cell>
          <table:table-cell table:style-name="ce1" office:value-type="float" office:value="0.0731" calcext:value-type="float">
            <text:p>0.0731</text:p>
          </table:table-cell>
        </table:table-row>
        <table:table-row table:style-name="ro3">
          <table:table-cell table:style-name="ce1" office:value-type="string" calcext:value-type="string">
            <text:p>COMP_CON</text:p>
          </table:table-cell>
          <table:table-cell table:style-name="ce2" office:value-type="string" calcext:value-type="string">
            <text:p>No Aimco director or member of Aimco management serves on a Board or a compensation committee of a company at which an Aimco director is also an employee</text:p>
          </table:table-cell>
          <table:table-cell table:style-name="ce1" office:value-type="float" office:value="0.228" calcext:value-type="float">
            <text:p>0.228</text:p>
          </table:table-cell>
        </table:table-row>
        <table:table-row table:style-name="ro1">
          <table:table-cell table:style-name="ce1" office:value-type="string" calcext:value-type="string">
            <text:p>COMP_CON</text:p>
          </table:table-cell>
          <table:table-cell table:style-name="ce2" office:value-type="string" calcext:value-type="string">
            <text:p>The Nominating and Corporate Governance Committee maintains a related party transaction policy to ensure that Aimco’s decisions are based on considerations only in the best interests of Aimco and its stockholders</text:p>
          </table:table-cell>
          <table:table-cell table:style-name="ce1" office:value-type="float" office:value="0.0572" calcext:value-type="float">
            <text:p>0.0572</text:p>
          </table:table-cell>
        </table:table-row>
        <table:table-row table:style-name="ro1">
          <table:table-cell table:style-name="ce1" office:value-type="string" calcext:value-type="string">
            <text:p>SOCENV_INC</text:p>
          </table:table-cell>
          <table:table-cell table:style-name="ce2" office:value-type="string" calcext:value-type="string">
            <text:p>Areas involving risk that are reported on by management and considered by the Board, include: operations, liquidity, leverage, finance, financial statements, the financial reporting process, accounting, legal matters, regulatory compliance, compensation and human resources</text:p>
          </table:table-cell>
          <table:table-cell table:style-name="ce1" office:value-type="float" office:value="0.1014" calcext:value-type="float">
            <text:p>0.1014</text:p>
          </table:table-cell>
        </table:table-row>
        <table:table-row table:style-name="ro3">
          <table:table-cell table:style-name="ce1" office:value-type="string" calcext:value-type="string">
            <text:p>COMP_CON</text:p>
          </table:table-cell>
          <table:table-cell table:style-name="ce2" office:value-type="string" calcext:value-type="string">
            <text:p>In addition to regular access to management, the independent directors meet at least quarterly and receive written updates from Mr. Considine at least monthly</text:p>
          </table:table-cell>
          <table:table-cell table:style-name="ce1" office:value-type="float" office:value="0.1041" calcext:value-type="float">
            <text:p>0.1041</text:p>
          </table:table-cell>
        </table:table-row>
        <table:table-row table:style-name="ro1">
          <table:table-cell table:style-name="ce1" office:value-type="string" calcext:value-type="string">
            <text:p>COMP_CON</text:p>
          </table:table-cell>
          <table:table-cell table:style-name="ce2" office:value-type="string" calcext:value-type="string">
            <text:p>In addition to regular access to management during Board and committee meetings, the independent directors have regular and direct access to members of management and to the Aimco business</text:p>
          </table:table-cell>
          <table:table-cell table:style-name="ce1" office:value-type="float" office:value="0.1017" calcext:value-type="float">
            <text:p>0.1017</text:p>
          </table:table-cell>
        </table:table-row>
        <table:table-row table:style-name="ro1">
          <table:table-cell table:style-name="ce1" office:value-type="string" calcext:value-type="string">
            <text:p>COMP_CON</text:p>
          </table:table-cell>
          <table:table-cell table:style-name="ce2" office:value-type="string" calcext:value-type="string">
            <text:p>The Nominating and Corporate Governance Committee has structured the Board such that there are directors of varying tenures and perspectives, with new directors joining the Board every few years, including in 2016, while retaining the institutional memory of longer-tenured directors</text:p>
          </table:table-cell>
          <table:table-cell table:style-name="ce1" office:value-type="float" office:value="0.0897" calcext:value-type="float">
            <text:p>0.0897</text:p>
          </table:table-cell>
        </table:table-row>
        <table:table-row table:style-name="ro3">
          <table:table-cell table:style-name="ce1" office:value-type="string" calcext:value-type="string">
            <text:p>SOCENV_INC</text:p>
          </table:table-cell>
          <table:table-cell table:style-name="ce2" office:value-type="string" calcext:value-type="string">
            <text:p>Of the original independent directors on the Aimco Board, one remains, and the Company has added a new director roughly every 2.5 to 6 years</text:p>
          </table:table-cell>
          <table:table-cell table:style-name="ce1" office:value-type="float" office:value="0.0622" calcext:value-type="float">
            <text:p>0.0622</text:p>
          </table:table-cell>
        </table:table-row>
        <table:table-row table:style-name="ro3">
          <table:table-cell table:style-name="ce1" office:value-type="string" calcext:value-type="string">
            <text:p>COMP_CON</text:p>
          </table:table-cell>
          <table:table-cell table:style-name="ce2" office:value-type="string" calcext:value-type="string">
            <text:p>The Company has a lead independent director who presides over regular independent director executive sessions</text:p>
          </table:table-cell>
          <table:table-cell table:style-name="ce1" office:value-type="float" office:value="0.8629" calcext:value-type="float">
            <text:p>0.8629</text:p>
          </table:table-cell>
        </table:table-row>
        <table:table-row table:style-name="ro4">
          <table:table-cell table:style-name="ce1" office:value-type="string" calcext:value-type="string">
            <text:p>COMP_CON</text:p>
          </table:table-cell>
          <table:table-cell table:style-name="ce2" office:value-type="string" calcext:value-type="string">
            <text:p>Each Independent Director Serves on Each Standing Committee</text:p>
          </table:table-cell>
          <table:table-cell table:style-name="ce1" office:value-type="float" office:value="0.4492" calcext:value-type="float">
            <text:p>0.4492</text:p>
          </table:table-cell>
        </table:table-row>
        <table:table-row table:style-name="ro4">
          <table:table-cell table:style-name="ce1" office:value-type="string" calcext:value-type="string">
            <text:p>COMP_CON</text:p>
          </table:table-cell>
          <table:table-cell table:style-name="ce2" office:value-type="string" calcext:value-type="string">
            <text:p>Lead Independent Director</text:p>
          </table:table-cell>
          <table:table-cell table:style-name="ce1" office:value-type="float" office:value="0.1311" calcext:value-type="float">
            <text:p>0.1311</text:p>
          </table:table-cell>
        </table:table-row>
        <table:table-row table:style-name="ro3">
          <table:table-cell table:style-name="ce1" office:value-type="string" calcext:value-type="string">
            <text:p>COMP_CON</text:p>
          </table:table-cell>
          <table:table-cell table:style-name="ce2" office:value-type="string" calcext:value-type="string">
            <text:p>To ensure that each independent director hears all information unfiltered and to ensure the most efficient functioning of the Board, each independent director serves on each standing committee</text:p>
          </table:table-cell>
          <table:table-cell table:style-name="ce1" office:value-type="float" office:value="0.556" calcext:value-type="float">
            <text:p>0.556</text:p>
          </table:table-cell>
        </table:table-row>
        <table:table-row table:style-name="ro1">
          <table:table-cell table:style-name="ce1" office:value-type="string" calcext:value-type="string">
            <text:p>SOCENV_INC</text:p>
          </table:table-cell>
          <table:table-cell table:style-name="ce2" office:value-type="string" calcext:value-type="string">
            <text:p>Only independent directors serve on the standing committees, including Audit, Compensation and Human Resources, Nominating and Corporate Governance, and Redevelopment and Construction Services</text:p>
          </table:table-cell>
          <table:table-cell table:style-name="ce1" office:value-type="float" office:value="0.3676" calcext:value-type="float">
            <text:p>0.3676</text:p>
          </table:table-cell>
        </table:table-row>
        <table:table-row table:style-name="ro1">
          <table:table-cell table:style-name="ce1" office:value-type="string" calcext:value-type="string">
            <text:p>COMP_CON</text:p>
          </table:table-cell>
          <table:table-cell table:style-name="ce2" office:value-type="string" calcext:value-type="string">
            <text:p>Only independent directors serve on the standing committees, including Audit, Compensation and Human Resources, Nominating and Corporate Governance, and Redevelopment and Construction Services</text:p>
          </table:table-cell>
          <table:table-cell table:style-name="ce1" office:value-type="float" office:value="0.1821" calcext:value-type="float">
            <text:p>0.1821</text:p>
          </table:table-cell>
        </table:table-row>
        <table:table-row table:style-name="ro4">
          <table:table-cell table:style-name="ce1" office:value-type="string" calcext:value-type="string">
            <text:p>COMP_CON</text:p>
          </table:table-cell>
          <table:table-cell table:style-name="ce2" office:value-type="string" calcext:value-type="string">
            <text:p>Independent Standing Committees</text:p>
          </table:table-cell>
          <table:table-cell table:style-name="ce1" office:value-type="float" office:value="0.5007" calcext:value-type="float">
            <text:p>0.5007</text:p>
          </table:table-cell>
        </table:table-row>
        <table:table-row table:style-name="ro4">
          <table:table-cell table:style-name="ce1" office:value-type="string" calcext:value-type="string">
            <text:p>SOCENV_INC</text:p>
          </table:table-cell>
          <table:table-cell table:style-name="ce2" office:value-type="string" calcext:value-type="string">
            <text:p>Seven of the eight members of the Board, or 87.5% of the Board members, are independent</text:p>
          </table:table-cell>
          <table:table-cell table:style-name="ce1" office:value-type="float" office:value="0.057" calcext:value-type="float">
            <text:p>0.057</text:p>
          </table:table-cell>
        </table:table-row>
        <table:table-row table:style-name="ro2">
          <table:table-cell table:style-name="ce1" office:value-type="string" calcext:value-type="string">
            <text:p>COMP_CON</text:p>
          </table:table-cell>
          <table:table-cell table:style-name="ce2" office:value-type="string" calcext:value-type="string">
            <text:p>In addition to the work of the Audit Committee, <text:s/>Mr. <text:s/>Stein has regular and recurring conversations with <text:s/>Mr. Beldin, Aimco’s Chief Financial Officer (“CFO”), Ms. Cohn, Aimco’s General Counsel, <text:s/>Andrew <text:s/>Higdon, <text:s/>Aimco’s <text:s/>Chief <text:s/>Accounting <text:s/>Officer, <text:s/>the head of Aimco’s internal audit function, and representatives of Ernst &amp; <text:s/>Young LLP.</text:p>
          </table:table-cell>
          <table:table-cell table:style-name="ce1" office:value-type="float" office:value="0.1324" calcext:value-type="float">
            <text:p>0.1324</text:p>
          </table:table-cell>
        </table:table-row>
        <table:table-row table:style-name="ro9">
          <table:table-cell table:style-name="ce1" office:value-type="string" calcext:value-type="string">
            <text:p>SOCENV_INC</text:p>
          </table:table-cell>
          <table:table-cell table:style-name="ce2" office:value-type="string" calcext:value-type="string">
            <text:p>Director <text:s text:c="4"/>Audit Committee <text:s text:c="6"/>Compensation and Human Resources Committee <text:s text:c="9"/>Nominating and Corporate Governance Committee <text:s text:c="6"/>Redevelopment and Construction Committee <text:s text:c="2"/>James N. Bailey <text:s text:c="4"/>X <text:s text:c="6"/>X <text:s text:c="6"/>† <text:s text:c="6"/>X <text:s text:c="2"/>Terry Considine <text:s text:c="4"/>— <text:s text:c="6"/>— <text:s text:c="6"/>— <text:s text:c="6"/>— <text:s text:c="2"/>Thomas L. Keltner <text:s text:c="4"/>X <text:s text:c="6"/>† <text:s text:c="6"/>X <text:s text:c="6"/>X <text:s text:c="2"/>J. Landis Martin* <text:s text:c="4"/>X <text:s text:c="6"/>X <text:s text:c="6"/>X <text:s text:c="6"/>X <text:s text:c="2"/>Robert A. Miller <text:s text:c="4"/>X <text:s text:c="6"/>X <text:s text:c="6"/>X <text:s text:c="6"/>† <text:s text:c="2"/>Kathleen M. Nelson <text:s text:c="4"/>X <text:s text:c="6"/>X <text:s text:c="6"/>X <text:s text:c="6"/>X <text:s text:c="2"/>Michael A. Stein <text:s text:c="4"/>† <text:s text:c="6"/>X <text:s text:c="6"/>X <text:s text:c="6"/>X <text:s text:c="2"/>Nina A. Tran <text:s text:c="4"/>X <text:s text:c="6"/>X <text:s text:c="6"/>X <text:s text:c="6"/>X <text:s text:c="6"/>X indicates a member of the committee † indicates the committee chairman * indicates lead independent director <text:s text:c="3"/>Audit Committee <text:s text:c="2"/>The Audit Committee currently consists of the seven Independent Directors</text:p>
          </table:table-cell>
          <table:table-cell table:style-name="ce1" office:value-type="float" office:value="0.6009" calcext:value-type="float">
            <text:p>0.6009</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Guidelines, as described <text:s/>below, provide that the Company generally expects that the Chairman of the Board will attend all annual and special meetings of the stockholders</text:p>
          </table:table-cell>
          <table:table-cell table:style-name="ce1" office:value-type="float" office:value="0.0688" calcext:value-type="float">
            <text:p>0.0688</text:p>
          </table:table-cell>
        </table:table-row>
        <table:table-row table:style-name="ro3">
          <table:table-cell table:style-name="ce1" office:value-type="string" calcext:value-type="string">
            <text:p>SOCENV_INC</text:p>
          </table:table-cell>
          <table:table-cell table:style-name="ce2" office:value-type="string" calcext:value-type="string">
            <text:p>During 2015, no director attended fewer than 75% of the total number of meetings of the Board, and, in fact, each director was present at all such meetings</text:p>
          </table:table-cell>
          <table:table-cell table:style-name="ce1" office:value-type="float" office:value="0.1278" calcext:value-type="float">
            <text:p>0.1278</text:p>
          </table:table-cell>
        </table:table-row>
        <table:table-row table:style-name="ro3">
          <table:table-cell table:style-name="ce1" office:value-type="string" calcext:value-type="string">
            <text:p>COMP_CON</text:p>
          </table:table-cell>
          <table:table-cell table:style-name="ce2" office:value-type="string" calcext:value-type="string">
            <text:p>During 2015, no director attended fewer than 75% of the total number of meetings of the Board, and, in fact, each director was present at all such meetings</text:p>
          </table:table-cell>
          <table:table-cell table:style-name="ce1" office:value-type="float" office:value="0.0759" calcext:value-type="float">
            <text:p>0.0759</text:p>
          </table:table-cell>
        </table:table-row>
        <table:table-row table:style-name="ro3">
          <table:table-cell table:style-name="ce1" office:value-type="string" calcext:value-type="string">
            <text:p>SOCENV_INC</text:p>
          </table:table-cell>
          <table:table-cell table:style-name="ce2" office:value-type="string" calcext:value-type="string">
            <text:p>During 2015, there were four committees: Audit; Compensation and Human Resources; Nominating and Corporate Governance; and Redevelopment and Construction</text:p>
          </table:table-cell>
          <table:table-cell table:style-name="ce1" office:value-type="float" office:value="0.6565" calcext:value-type="float">
            <text:p>0.6565</text:p>
          </table:table-cell>
        </table:table-row>
        <table:table-row table:style-name="ro3">
          <table:table-cell table:style-name="ce1" office:value-type="string" calcext:value-type="string">
            <text:p>COMP_CON</text:p>
          </table:table-cell>
          <table:table-cell table:style-name="ce2" office:value-type="string" calcext:value-type="string">
            <text:p>Consistent with these considerations, <text:s/>the <text:s/>Board affirmatively <text:s/>has <text:s/>determined that Messrs. <text:s/>Bailey, <text:s/>Keltner, <text:s/>Martin, <text:s/>Miller, <text:s/>and <text:s/>Stein <text:s/>and <text:s/>Mses</text:p>
          </table:table-cell>
          <table:table-cell table:style-name="ce1" office:value-type="float" office:value="0.3508" calcext:value-type="float">
            <text:p>0.3508</text:p>
          </table:table-cell>
        </table:table-row>
        <table:table-row table:style-name="ro3">
          <table:table-cell table:style-name="ce1" office:value-type="string" calcext:value-type="string">
            <text:p>COMP_CON</text:p>
          </table:table-cell>
          <table:table-cell table:style-name="ce2" office:value-type="string" calcext:value-type="string">
            <text:p>A material relationship is one that impairs or inhibits, or has the potential to impair or inhibit, a director’s exercise of critical and disinterested judgment on behalf of Aimco and its stockholders</text:p>
          </table:table-cell>
          <table:table-cell table:style-name="ce1" office:value-type="float" office:value="0.0969" calcext:value-type="float">
            <text:p>0.0969</text:p>
          </table:table-cell>
        </table:table-row>
        <table:table-row table:style-name="ro11">
          <table:table-cell table:style-name="ce1" office:value-type="string" calcext:value-type="string">
            <text:p>COMP_CON</text:p>
          </table:table-cell>
          <table:table-cell table:style-name="ce2" office:value-type="string" calcext:value-type="string">
            <text:p>12/14/2020 https://www.sec.gov/Archives/edgar/data/0000922864/000162612916000364/aiv-def14a_042616.htm https://www.sec.gov/Archives/edgar/data/0000922864/000162612916000364/aiv-def14a_042616.htm 15/61 <text:s text:c="4"/>Independence of Directors <text:s text:c="2"/>The Board has determined that to be considered independent, an outside director may not have a direct or indirect material relationship <text:s/>with <text:s/>Aimco <text:s/>or <text:s/>its subsidiaries (directly <text:s/>or <text:s/>as <text:s/>a <text:s/>partner, <text:s/>stockholder <text:s/>or <text:s/>officer <text:s/>of <text:s/>an <text:s/>organization <text:s/>that <text:s/>has <text:s/>a <text:s/>relationship <text:s/>with the Company)</text:p>
          </table:table-cell>
          <table:table-cell table:style-name="ce1" office:value-type="float" office:value="0.945" calcext:value-type="float">
            <text:p>0.945</text:p>
          </table:table-cell>
        </table:table-row>
        <table:table-row table:style-name="ro3">
          <table:table-cell table:style-name="ce1" office:value-type="string" calcext:value-type="string">
            <text:p>COMP_CON</text:p>
          </table:table-cell>
          <table:table-cell table:style-name="ce2" office:value-type="string" calcext:value-type="string">
            <text:p>Each member of the Audit Committee is independent, as that term is defined by Section 303A of the <text:s/>listing <text:s/>standards <text:s/>of <text:s/>the <text:s/>New <text:s/>York <text:s/>Stock Exchange relating to audit committees</text:p>
          </table:table-cell>
          <table:table-cell table:style-name="ce1" office:value-type="float" office:value="0.099" calcext:value-type="float">
            <text:p>0.099</text:p>
          </table:table-cell>
        </table:table-row>
        <table:table-row table:style-name="ro3">
          <table:table-cell table:style-name="ce1" office:value-type="string" calcext:value-type="string">
            <text:p>COMP_CON</text:p>
          </table:table-cell>
          <table:table-cell table:style-name="ce2" office:value-type="string" calcext:value-type="string">
            <text:p>Audit Committee Financial Expert <text:s text:c="2"/>Aimco’s Board has designated <text:s/>Mr. <text:s/>Stein <text:s/>as <text:s/>an <text:s/>“audit <text:s/>committee <text:s/>financial <text:s/>expert.”</text:p>
          </table:table-cell>
          <table:table-cell table:style-name="ce1" office:value-type="float" office:value="0.1144" calcext:value-type="float">
            <text:p>0.1144</text:p>
          </table:table-cell>
        </table:table-row>
        <table:table-row table:style-name="ro3">
          <table:table-cell table:style-name="ce1" office:value-type="string" calcext:value-type="string">
            <text:p>COMP_CON</text:p>
          </table:table-cell>
          <table:table-cell table:style-name="ce2" office:value-type="string" calcext:value-type="string">
            <text:p>No <text:s/>member <text:s/>of <text:s/>the <text:s/>Audit <text:s/>Committee <text:s/>serves <text:s/>on <text:s/>the <text:s/>audit committee of more than two other public companies</text:p>
          </table:table-cell>
          <table:table-cell table:style-name="ce1" office:value-type="float" office:value="0.7078" calcext:value-type="float">
            <text:p>0.7078</text:p>
          </table:table-cell>
        </table:table-row>
        <table:table-row table:style-name="ro3">
          <table:table-cell table:style-name="ce1" office:value-type="string" calcext:value-type="string">
            <text:p>SOCENV_INC</text:p>
          </table:table-cell>
          <table:table-cell table:style-name="ce2" office:value-type="string" calcext:value-type="string">
            <text:p>Audit Committee Financial Expert <text:s text:c="2"/>Aimco’s Board has designated <text:s/>Mr. <text:s/>Stein <text:s/>as <text:s/>an <text:s/>“audit <text:s/>committee <text:s/>financial <text:s/>expert.”</text:p>
          </table:table-cell>
          <table:table-cell table:style-name="ce1" office:value-type="float" office:value="0.3759" calcext:value-type="float">
            <text:p>0.3759</text:p>
          </table:table-cell>
        </table:table-row>
        <table:table-row table:style-name="ro1">
          <table:table-cell table:style-name="ce1" office:value-type="string" calcext:value-type="string">
            <text:p>COMP_CON</text:p>
          </table:table-cell>
          <table:table-cell table:style-name="ce2" office:value-type="string" calcext:value-type="string">
            <text:p>Following <text:s/>those <text:s/>meetings <text:s/>and <text:s/>presentations, <text:s/>the <text:s/>Audit Committee <text:s/>selected <text:s/>Ernst <text:s/>&amp; <text:s/>Young <text:s/>LLP <text:s/>to <text:s/>continue <text:s/>as Aimco’s independent registered public accounting firm for the fiscal year ended December 31, 2015</text:p>
          </table:table-cell>
          <table:table-cell table:style-name="ce1" office:value-type="float" office:value="0.3767" calcext:value-type="float">
            <text:p>0.3767</text:p>
          </table:table-cell>
        </table:table-row>
        <table:table-row table:style-name="ro2">
          <table:table-cell table:style-name="ce1" office:value-type="string" calcext:value-type="string">
            <text:p>SOCENV_INC</text:p>
          </table:table-cell>
          <table:table-cell table:style-name="ce2" office:value-type="string" calcext:value-type="string">
            <text:p>Those factors include the length of time Ernst &amp; Young LLP has served as Aimco’s independent auditor, the potential benefits of a new perspective on key risk areas, and the approach to and cost of the audit in light of the reductions in both the complexity and scale of <text:s/>Aimco’s business in recent years</text:p>
          </table:table-cell>
          <table:table-cell table:style-name="ce1" office:value-type="float" office:value="0.4347" calcext:value-type="float">
            <text:p>0.4347</text:p>
          </table:table-cell>
        </table:table-row>
        <table:table-row table:style-name="ro3">
          <table:table-cell table:style-name="ce1" office:value-type="string" calcext:value-type="string">
            <text:p>COMP_CON</text:p>
          </table:table-cell>
          <table:table-cell table:style-name="ce2" office:value-type="string" calcext:value-type="string">
            <text:p>The process included evaluation of written proposals and in- person <text:s/>meetings <text:s/>with <text:s/>and presentations <text:s/>from <text:s/>each <text:s/>of <text:s/>the <text:s/>“Big <text:s/>Four” <text:s/>audit <text:s/>firms</text:p>
          </table:table-cell>
          <table:table-cell table:style-name="ce1" office:value-type="float" office:value="0.1491" calcext:value-type="float">
            <text:p>0.1491</text:p>
          </table:table-cell>
        </table:table-row>
        <table:table-row table:style-name="ro2">
          <table:table-cell table:style-name="ce1" office:value-type="string" calcext:value-type="string">
            <text:p>COMP_CON</text:p>
          </table:table-cell>
          <table:table-cell table:style-name="ce2" office:value-type="string" calcext:value-type="string">
            <text:p>As <text:s/>set <text:s/>forth <text:s/>in <text:s/>the <text:s/>Audit <text:s/>Committee’s <text:s/>charter, no <text:s/>director <text:s/>may <text:s/>serve <text:s/>as <text:s/>a member <text:s/>of <text:s/>the <text:s/>Audit <text:s/>Committee <text:s/>if <text:s/>such <text:s/>director <text:s/>serves <text:s/>on <text:s/>the <text:s/>audit <text:s/>committee <text:s/>of <text:s/>more <text:s/>than <text:s/>two <text:s/>other <text:s/>public <text:s/>companies, <text:s/>unless <text:s/>the <text:s/>Board <text:s/>determines <text:s/>that <text:s/>such simultaneous service would not impair the <text:s/>ability <text:s/>of <text:s/>such <text:s/>director <text:s/>to <text:s/>effectively <text:s/>serve on <text:s/>the <text:s/>Audit <text:s/>Committee</text:p>
          </table:table-cell>
          <table:table-cell table:style-name="ce1" office:value-type="float" office:value="0.4274" calcext:value-type="float">
            <text:p>0.4274</text:p>
          </table:table-cell>
        </table:table-row>
        <table:table-row table:style-name="ro3">
          <table:table-cell table:style-name="ce1" office:value-type="string" calcext:value-type="string">
            <text:p>COMP_CON</text:p>
          </table:table-cell>
          <table:table-cell table:style-name="ce2" office:value-type="string" calcext:value-type="string">
            <text:p>Reviews and approves the Company’s policy with regard to the hiring of former employees of independent auditors providing service to the Company;</text:p>
          </table:table-cell>
          <table:table-cell table:style-name="ce1" office:value-type="float" office:value="0.4644" calcext:value-type="float">
            <text:p>0.4644</text:p>
          </table:table-cell>
        </table:table-row>
        <table:table-row table:style-name="ro3">
          <table:table-cell table:style-name="ce1" office:value-type="string" calcext:value-type="string">
            <text:p>COMP_CON</text:p>
          </table:table-cell>
          <table:table-cell table:style-name="ce2" office:value-type="string" calcext:value-type="string">
            <text:p>In addition to its routine responsibilities, in early 2015, the Audit Committee and management commenced a request for <text:s/>proposal, or <text:s/>RFP, <text:s/>process for <text:s/>Aimco’s <text:s/>audit services</text:p>
          </table:table-cell>
          <table:table-cell table:style-name="ce1" office:value-type="float" office:value="0.3514" calcext:value-type="float">
            <text:p>0.3514</text:p>
          </table:table-cell>
        </table:table-row>
        <table:table-row table:style-name="ro3">
          <table:table-cell table:style-name="ce1" office:value-type="string" calcext:value-type="string">
            <text:p>COMP_CON</text:p>
          </table:table-cell>
          <table:table-cell table:style-name="ce2" office:value-type="string" calcext:value-type="string">
            <text:p>Reviews and approves the Company’s policy for the pre-approval of audit and permitted non-audit services by the independent auditor;</text:p>
          </table:table-cell>
          <table:table-cell table:style-name="ce1" office:value-type="float" office:value="0.2965" calcext:value-type="float">
            <text:p>0.2965</text:p>
          </table:table-cell>
        </table:table-row>
        <table:table-row table:style-name="ro4">
          <table:table-cell table:style-name="ce1" office:value-type="string" calcext:value-type="string">
            <text:p>COMP_CON</text:p>
          </table:table-cell>
          <table:table-cell table:style-name="ce2" office:value-type="string" calcext:value-type="string">
            <text:p>Meets regularly with members of Aimco management and with Ernst &amp; Young LLP</text:p>
          </table:table-cell>
          <table:table-cell table:style-name="ce1" office:value-type="float" office:value="0.334" calcext:value-type="float">
            <text:p>0.334</text:p>
          </table:table-cell>
        </table:table-row>
        <table:table-row table:style-name="ro2">
          <table:table-cell table:style-name="ce1" office:value-type="string" calcext:value-type="string">
            <text:p>COMP_CON</text:p>
          </table:table-cell>
          <table:table-cell table:style-name="ce2" office:value-type="string" calcext:value-type="string">
            <text:p>Reviews with management the scope and effectiveness of the Company’s disclosure controls and procedures, including for purposes of evaluating the accuracy and fair presentation of the Company’s financial statements in connection with the certifications made by the CEO and CFO; and</text:p>
          </table:table-cell>
          <table:table-cell table:style-name="ce1" office:value-type="float" office:value="0.1139" calcext:value-type="float">
            <text:p>0.1139</text:p>
          </table:table-cell>
        </table:table-row>
        <table:table-row table:style-name="ro3">
          <table:table-cell table:style-name="ce1" office:value-type="string" calcext:value-type="string">
            <text:p>COMP_CON</text:p>
          </table:table-cell>
          <table:table-cell table:style-name="ce2" office:value-type="string" calcext:value-type="string">
            <text:p>Consults with management and Ernst &amp; <text:s/>Young LLP with respect to <text:s/>Aimco’s processes for risk assessment and risk management</text:p>
          </table:table-cell>
          <table:table-cell table:style-name="ce1" office:value-type="float" office:value="0.1668" calcext:value-type="float">
            <text:p>0.1668</text:p>
          </table:table-cell>
        </table:table-row>
        <table:table-row table:style-name="ro2">
          <table:table-cell table:style-name="ce1" office:value-type="string" calcext:value-type="string">
            <text:p>SOCENV_INC</text:p>
          </table:table-cell>
          <table:table-cell table:style-name="ce2" office:value-type="string" calcext:value-type="string">
            <text:p>Areas involving risk that are reported on by management and considered by the Audit Committee, the other Board <text:s/>committees, <text:s/>or <text:s/>the <text:s/>Board, <text:s/>include: <text:s/>operations, <text:s/>liquidity, leverage, finance, financial statements, the financial reporting process, accounting, legal matters, regulatory compliance, and human resources;</text:p>
          </table:table-cell>
          <table:table-cell table:style-name="ce1" office:value-type="float" office:value="0.3994" calcext:value-type="float">
            <text:p>0.3994</text:p>
          </table:table-cell>
        </table:table-row>
        <table:table-row table:style-name="ro4">
          <table:table-cell table:style-name="ce1" office:value-type="string" calcext:value-type="string">
            <text:p>COMP_CON</text:p>
          </table:table-cell>
          <table:table-cell table:style-name="ce2" office:value-type="string" calcext:value-type="string">
            <text:p>In addition, the Audit Committee also evaluates the performance of the lead audit partner</text:p>
          </table:table-cell>
          <table:table-cell table:style-name="ce1" office:value-type="float" office:value="0.4922" calcext:value-type="float">
            <text:p>0.4922</text:p>
          </table:table-cell>
        </table:table-row>
        <table:table-row table:style-name="ro4">
          <table:table-cell table:style-name="ce1" office:value-type="string" calcext:value-type="string">
            <text:p>SOCENV_INC</text:p>
          </table:table-cell>
          <table:table-cell table:style-name="ce2" office:value-type="string" calcext:value-type="string">
            <text:p>In addition, the Audit Committee also evaluates the performance of the lead audit partner</text:p>
          </table:table-cell>
          <table:table-cell table:style-name="ce1" office:value-type="float" office:value="0.0697" calcext:value-type="float">
            <text:p>0.0697</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is directly responsible for the appointment and oversight of the independent auditors and makes such a determination on the basis of a variety of factors, including those described in Proposal 2</text:p>
          </table:table-cell>
          <table:table-cell table:style-name="ce1" office:value-type="float" office:value="0.2749" calcext:value-type="float">
            <text:p>0.2749</text:p>
          </table:table-cell>
        </table:table-row>
        <table:table-row table:style-name="ro4">
          <table:table-cell table:style-name="ce1" office:value-type="string" calcext:value-type="string">
            <text:p>SOCENV_INC</text:p>
          </table:table-cell>
          <table:table-cell table:style-name="ce2" office:value-type="string" calcext:value-type="string">
            <text:p>Mr. Bailey serves as the <text:s/>chairman <text:s/>of <text:s/>the <text:s/>Nominating and <text:s/>Corporate <text:s/>Governance <text:s/>Committee</text:p>
          </table:table-cell>
          <table:table-cell table:style-name="ce1" office:value-type="float" office:value="0.0599" calcext:value-type="float">
            <text:p>0.0599</text:p>
          </table:table-cell>
        </table:table-row>
        <table:table-row table:style-name="ro3">
          <table:table-cell table:style-name="ce1" office:value-type="string" calcext:value-type="string">
            <text:p>COMP_CON</text:p>
          </table:table-cell>
          <table:table-cell table:style-name="ce2" office:value-type="string" calcext:value-type="string">
            <text:p>Nominating and Corporate Governance Committee <text:s text:c="2"/>The Nominating and Corporate Governance Committee currently consists of the seven Independent Directors</text:p>
          </table:table-cell>
          <table:table-cell table:style-name="ce1" office:value-type="float" office:value="0.1636" calcext:value-type="float">
            <text:p>0.1636</text:p>
          </table:table-cell>
        </table:table-row>
        <table:table-row table:style-name="ro3">
          <table:table-cell table:style-name="ce1" office:value-type="string" calcext:value-type="string">
            <text:p>COMP_CON</text:p>
          </table:table-cell>
          <table:table-cell table:style-name="ce2" office:value-type="string" calcext:value-type="string">
            <text:p>The <text:s/>Nominating <text:s/>and <text:s/>Corporate <text:s/>Governance <text:s/>Committee <text:s/>has <text:s/>a written <text:s/>charter <text:s/>that <text:s/>is <text:s/>reviewed <text:s/>annually <text:s/>and <text:s/>was <text:s/>last <text:s/>amended <text:s/>in October 2012</text:p>
          </table:table-cell>
          <table:table-cell table:style-name="ce1" office:value-type="float" office:value="0.0978" calcext:value-type="float">
            <text:p>0.0978</text:p>
          </table:table-cell>
        </table:table-row>
        <table:table-row table:style-name="ro3">
          <table:table-cell table:style-name="ce1" office:value-type="string" calcext:value-type="string">
            <text:p>SOCENV_INC</text:p>
          </table:table-cell>
          <table:table-cell table:style-name="ce2" office:value-type="string" calcext:value-type="string">
            <text:p>Nominating and Corporate Governance Committee <text:s text:c="2"/>The Nominating and Corporate Governance Committee currently consists of the seven Independent Directors</text:p>
          </table:table-cell>
          <table:table-cell table:style-name="ce1" office:value-type="float" office:value="0.1089" calcext:value-type="float">
            <text:p>0.1089</text:p>
          </table:table-cell>
        </table:table-row>
        <table:table-row table:style-name="ro1">
          <table:table-cell table:style-name="ce1" office:value-type="string" calcext:value-type="string">
            <text:p>COMP_CON</text:p>
          </table:table-cell>
          <table:table-cell table:style-name="ce2" office:value-type="string" calcext:value-type="string">
            <text:p>In particular in 2015, the Compensation and Human Resources Committee focused on executive compensation and succession planning, <text:s/>including <text:s/>an <text:s/>annual update <text:s/>of <text:s/>the <text:s/>Company’s <text:s/>succession <text:s/>plan</text:p>
          </table:table-cell>
          <table:table-cell table:style-name="ce1" office:value-type="float" office:value="0.0746" calcext:value-type="float">
            <text:p>0.0746</text:p>
          </table:table-cell>
        </table:table-row>
        <table:table-row table:style-name="ro3">
          <table:table-cell table:style-name="ce1" office:value-type="string" calcext:value-type="string">
            <text:p>SOCENV_INC</text:p>
          </table:table-cell>
          <table:table-cell table:style-name="ce2" office:value-type="string" calcext:value-type="string">
            <text:p>Oversee the Company’s culture, with a particular focus on collegiality, collaboration and team-building</text:p>
          </table:table-cell>
          <table:table-cell table:style-name="ce1" office:value-type="float" office:value="0.08" calcext:value-type="float">
            <text:p>0.08</text:p>
          </table:table-cell>
        </table:table-row>
        <table:table-row table:style-name="ro3">
          <table:table-cell table:style-name="ce1" office:value-type="string" calcext:value-type="string">
            <text:p>COMP_CON</text:p>
          </table:table-cell>
          <table:table-cell table:style-name="ce2" office:value-type="string" calcext:value-type="string">
            <text:p>The <text:s/>Nominating <text:s/>and <text:s/>Corporate <text:s/>Governance Committee assesses the appropriate balance of criteria required of directors and makes recommendations to the Board</text:p>
          </table:table-cell>
          <table:table-cell table:style-name="ce1" office:value-type="float" office:value="0.0771" calcext:value-type="float">
            <text:p>0.0771</text:p>
          </table:table-cell>
        </table:table-row>
        <table:table-row table:style-name="ro1">
          <table:table-cell table:style-name="ce1" office:value-type="string" calcext:value-type="string">
            <text:p>COMP_CON</text:p>
          </table:table-cell>
          <table:table-cell table:style-name="ce2" office:value-type="string" calcext:value-type="string">
            <text:p>Specific <text:s/>to <text:s/>Aimco, <text:s/>the <text:s/>Nominating <text:s/>and <text:s/>Corporate <text:s/>Governance Committee has structured the Board such that there are directors of varying tenures, with new directors and perspectives joining the Board every few years while retaining the institutional memory of longer-tenured directors</text:p>
          </table:table-cell>
          <table:table-cell table:style-name="ce1" office:value-type="float" office:value="0.0623" calcext:value-type="float">
            <text:p>0.0623</text:p>
          </table:table-cell>
        </table:table-row>
        <table:table-row table:style-name="ro3">
          <table:table-cell table:style-name="ce1" office:value-type="string" calcext:value-type="string">
            <text:p>COMP_CON</text:p>
          </table:table-cell>
          <table:table-cell table:style-name="ce2" office:value-type="string" calcext:value-type="string">
            <text:p>In <text:s/>considering <text:s/>nominees <text:s/>for director, the Nominating and Corporate Governance Committee seeks to have a diverse range of experience and expertise relevant to <text:s/>Aimco’s business</text:p>
          </table:table-cell>
          <table:table-cell table:style-name="ce1" office:value-type="float" office:value="0.2821" calcext:value-type="float">
            <text:p>0.2821</text:p>
          </table:table-cell>
        </table:table-row>
        <table:table-row table:style-name="ro1">
          <table:table-cell table:style-name="ce1" office:value-type="string" calcext:value-type="string">
            <text:p>COMP_CON</text:p>
          </table:table-cell>
          <table:table-cell table:style-name="ce2" office:value-type="string" calcext:value-type="string">
            <text:p>The <text:s/>Nominating <text:s/>and <text:s/>Corporate <text:s/>Governance <text:s/>Committee <text:s/>has <text:s/>specifically <text:s/>considered <text:s/>the <text:s/>feedback <text:s/>of <text:s/>some <text:s/>stockholders <text:s/>as <text:s/>well <text:s/>as <text:s/>the <text:s/>discussions <text:s/>of <text:s/>some commentators <text:s/>that <text:s/>suggest <text:s/>that <text:s/>lengthy <text:s/>Board <text:s/>tenure <text:s/>should <text:s/>be <text:s/>balanced <text:s/>with <text:s/>new <text:s/>perspectives</text:p>
          </table:table-cell>
          <table:table-cell table:style-name="ce1" office:value-type="float" office:value="0.1229" calcext:value-type="float">
            <text:p>0.1229</text:p>
          </table:table-cell>
        </table:table-row>
        <table:table-row table:style-name="ro3">
          <table:table-cell table:style-name="ce1" office:value-type="string" calcext:value-type="string">
            <text:p>SOCENV_INC</text:p>
          </table:table-cell>
          <table:table-cell table:style-name="ce2" office:value-type="string" calcext:value-type="string">
            <text:p>In <text:s/>considering <text:s/>nominees <text:s/>for director, the Nominating and Corporate Governance Committee seeks to have a diverse range of experience and expertise relevant to <text:s/>Aimco’s business</text:p>
          </table:table-cell>
          <table:table-cell table:style-name="ce1" office:value-type="float" office:value="0.2598" calcext:value-type="float">
            <text:p>0.2598</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nd Corporate Governance <text:s/>Committee <text:s/>places <text:s/>a <text:s/>premium <text:s/>on <text:s/>directors <text:s/>who <text:s/>work <text:s/>well <text:s/>in the collegial and collaborative nature of the Board (which is also <text:s/>consistent <text:s/>with <text:s/>the Aimco <text:s/>culture) <text:s/>and <text:s/>yet <text:s/>also <text:s/>requires <text:s/>directors <text:s/>who <text:s/>think <text:s/>and <text:s/>act independently, <text:s/>and have <text:s/>the <text:s/>ability <text:s/>to <text:s/>clearly <text:s/>and <text:s/>effectively <text:s/>communicate <text:s/>their <text:s/>convictions</text:p>
          </table:table-cell>
          <table:table-cell table:style-name="ce1" office:value-type="float" office:value="0.1985" calcext:value-type="float">
            <text:p>0.1985</text:p>
          </table:table-cell>
        </table:table-row>
        <table:table-row table:style-name="ro6">
          <table:table-cell table:style-name="ce1" office:value-type="string" calcext:value-type="string">
            <text:p>SOCENV_INC</text:p>
          </table:table-cell>
          <table:table-cell table:style-name="ce2" office:value-type="string" calcext:value-type="string">
            <text:p>Board Composition <text:s text:c="2"/>The <text:s/>Nominating <text:s/>and <text:s/>Corporate <text:s/>Governance <text:s/>Committee <text:s/>selects <text:s/>nominees <text:s/>for <text:s/>director <text:s/>on <text:s/>the <text:s/>basis <text:s/>of, <text:s/>among <text:s/>other <text:s/>things, <text:s/>breadth <text:s/>and <text:s/>depth <text:s/>of <text:s/>experience, knowledge, <text:s/>skills, <text:s/>expertise, <text:s/>integrity, <text:s/>ability <text:s/>to <text:s/>make <text:s/>independent <text:s/>analytical <text:s/>inquiries, <text:s/>understanding <text:s/>of <text:s/>Aimco’s <text:s/>business <text:s/>environment <text:s/>and <text:s/>willingness <text:s/>to <text:s/>devote adequate time <text:s/>and <text:s/>effort <text:s/>to <text:s/>Board <text:s/>responsibilities</text:p>
          </table:table-cell>
          <table:table-cell table:style-name="ce1" office:value-type="float" office:value="0.5222" calcext:value-type="float">
            <text:p>0.5222</text:p>
          </table:table-cell>
        </table:table-row>
        <table:table-row table:style-name="ro2">
          <table:table-cell table:style-name="ce1" office:value-type="string" calcext:value-type="string">
            <text:p>COMP_CON</text:p>
          </table:table-cell>
          <table:table-cell table:style-name="ce2" office:value-type="string" calcext:value-type="string">
            <text:p>The Nominating and Corporate Governance <text:s/>Committee <text:s/>places <text:s/>a <text:s/>premium <text:s/>on <text:s/>directors <text:s/>who <text:s/>work <text:s/>well <text:s/>in the collegial and collaborative nature of the Board (which is also <text:s/>consistent <text:s/>with <text:s/>the Aimco <text:s/>culture) <text:s/>and <text:s/>yet <text:s/>also <text:s/>requires <text:s/>directors <text:s/>who <text:s/>think <text:s/>and <text:s/>act independently, <text:s/>and have <text:s/>the <text:s/>ability <text:s/>to <text:s/>clearly <text:s/>and <text:s/>effectively <text:s/>communicate <text:s/>their <text:s/>convictions</text:p>
          </table:table-cell>
          <table:table-cell table:style-name="ce1" office:value-type="float" office:value="0.1281" calcext:value-type="float">
            <text:p>0.1281</text:p>
          </table:table-cell>
        </table:table-row>
        <table:table-row table:style-name="ro6">
          <table:table-cell table:style-name="ce1" office:value-type="string" calcext:value-type="string">
            <text:p>COMP_CON</text:p>
          </table:table-cell>
          <table:table-cell table:style-name="ce2" office:value-type="string" calcext:value-type="string">
            <text:p>Board Composition <text:s text:c="2"/>The <text:s/>Nominating <text:s/>and <text:s/>Corporate <text:s/>Governance <text:s/>Committee <text:s/>selects <text:s/>nominees <text:s/>for <text:s/>director <text:s/>on <text:s/>the <text:s/>basis <text:s/>of, <text:s/>among <text:s/>other <text:s/>things, <text:s/>breadth <text:s/>and <text:s/>depth <text:s/>of <text:s/>experience, knowledge, <text:s/>skills, <text:s/>expertise, <text:s/>integrity, <text:s/>ability <text:s/>to <text:s/>make <text:s/>independent <text:s/>analytical <text:s/>inquiries, <text:s/>understanding <text:s/>of <text:s/>Aimco’s <text:s/>business <text:s/>environment <text:s/>and <text:s/>willingness <text:s/>to <text:s/>devote adequate time <text:s/>and <text:s/>effort <text:s/>to <text:s/>Board <text:s/>responsibilities</text:p>
          </table:table-cell>
          <table:table-cell table:style-name="ce1" office:value-type="float" office:value="0.1092" calcext:value-type="float">
            <text:p>0.1092</text:p>
          </table:table-cell>
        </table:table-row>
        <table:table-row table:style-name="ro3">
          <table:table-cell table:style-name="ce1" office:value-type="string" calcext:value-type="string">
            <text:p>COMP_CON</text:p>
          </table:table-cell>
          <table:table-cell table:style-name="ce2" office:value-type="string" calcext:value-type="string">
            <text:p>The Nominating and Corporate Governance Committee held four meetings during the year ended December 31, 2015</text:p>
          </table:table-cell>
          <table:table-cell table:style-name="ce1" office:value-type="float" office:value="0.1055" calcext:value-type="float">
            <text:p>0.1055</text:p>
          </table:table-cell>
        </table:table-row>
        <table:table-row table:style-name="ro2">
          <table:table-cell table:style-name="ce1" office:value-type="string" calcext:value-type="string">
            <text:p>SOCENV_INC</text:p>
          </table:table-cell>
          <table:table-cell table:style-name="ce2" office:value-type="string" calcext:value-type="string">
            <text:p>The <text:s/>Redevelopment and <text:s/>Construction <text:s/>Committee’s <text:s/>purposes <text:s/>are <text:s/>to <text:s/>provide <text:s/>oversight <text:s/>and <text:s/>guidance <text:s/>to <text:s/>the <text:s/>Company’s management regarding redevelopment and construction projects by reviewing work process, policies and standards, recommending modifications thereto and directing related analytical and progress reporting</text:p>
          </table:table-cell>
          <table:table-cell table:style-name="ce1" office:value-type="float" office:value="0.2842" calcext:value-type="float">
            <text:p>0.2842</text:p>
          </table:table-cell>
        </table:table-row>
        <table:table-row table:style-name="ro1">
          <table:table-cell table:style-name="ce1" office:value-type="string" calcext:value-type="string">
            <text:p>COMP_CON</text:p>
          </table:table-cell>
          <table:table-cell table:style-name="ce2" office:value-type="string" calcext:value-type="string">
            <text:p>Considers corporate governance issues that may arise and develops appropriate recommendations, including providing the forum for the Board to consider important matters of public policy and vet stockholder input on a variety of issues</text:p>
          </table:table-cell>
          <table:table-cell table:style-name="ce1" office:value-type="float" office:value="0.0689" calcext:value-type="float">
            <text:p>0.0689</text:p>
          </table:table-cell>
        </table:table-row>
        <table:table-row table:style-name="ro1">
          <table:table-cell table:style-name="ce1" office:value-type="string" calcext:value-type="string">
            <text:p>SOCENV_INC</text:p>
          </table:table-cell>
          <table:table-cell table:style-name="ce2" office:value-type="string" calcext:value-type="string">
            <text:p>Considers corporate governance issues that may arise and develops appropriate recommendations, including providing the forum for the Board to consider important matters of public policy and vet stockholder input on a variety of issues</text:p>
          </table:table-cell>
          <table:table-cell table:style-name="ce1" office:value-type="float" office:value="0.0714" calcext:value-type="float">
            <text:p>0.0714</text:p>
          </table:table-cell>
        </table:table-row>
        <table:table-row table:style-name="ro6">
          <table:table-cell table:style-name="ce1" office:value-type="string" calcext:value-type="string">
            <text:p>SOCENV_INC</text:p>
          </table:table-cell>
          <table:table-cell table:style-name="ce2" office:value-type="string" calcext:value-type="string">
            <text:p>Nina <text:s/>Tran’s election to the Board effective in March 2016 and her nomination for re-election at the Meeting are <text:s/>the <text:s/>result <text:s/>of <text:s/>the <text:s/>Nominating <text:s/>and <text:s/>Corporate <text:s/>Governance <text:s/>Committee’s <text:s/>efforts <text:s/>during <text:s/>2015 and <text:s/>into <text:s/>2016 <text:s/>to <text:s/>ensure <text:s/>that the <text:s/>Aimco <text:s/>Board <text:s/>has <text:s/>a <text:s/>broad <text:s/>range <text:s/>and <text:s/>balance <text:s/>of <text:s/>skills <text:s/>and <text:s/>abilities <text:s/>and <text:s/>varying <text:s/>tenures, <text:s/>as <text:s/>described <text:s/>in <text:s/>more <text:s/>detail <text:s/>under <text:s/>the <text:s/>“Board Composition” heading <text:s/>below</text:p>
          </table:table-cell>
          <table:table-cell table:style-name="ce1" office:value-type="float" office:value="0.7515" calcext:value-type="float">
            <text:p>0.7515</text:p>
          </table:table-cell>
        </table:table-row>
        <table:table-row table:style-name="ro1">
          <table:table-cell table:style-name="ce1" office:value-type="string" calcext:value-type="string">
            <text:p>SOCENV_INC</text:p>
          </table:table-cell>
          <table:table-cell table:style-name="ce2" office:value-type="string" calcext:value-type="string">
            <text:p>In particular in 2015, the Nominating and Corporate Governance Committee focused on developing an amendment to the Company’s bylaws to provide for “proxy access” (as described in more detail under the “Proxy Access” heading below) and in recruiting a new director to join the Board in 2016</text:p>
          </table:table-cell>
          <table:table-cell table:style-name="ce1" office:value-type="float" office:value="0.1389" calcext:value-type="float">
            <text:p>0.1389</text:p>
          </table:table-cell>
        </table:table-row>
        <table:table-row table:style-name="ro3">
          <table:table-cell table:style-name="ce1" office:value-type="string" calcext:value-type="string">
            <text:p>SOCENV_INC</text:p>
          </table:table-cell>
          <table:table-cell table:style-name="ce2" office:value-type="string" calcext:value-type="string">
            <text:p>Oversees <text:s/>a <text:s/>systematic <text:s/>and <text:s/>detailed <text:s/>annual <text:s/>evaluation <text:s/>of <text:s/>the <text:s/>Board, <text:s/>committees <text:s/>and <text:s/>individual <text:s/>directors <text:s/>in <text:s/>an <text:s/>effort <text:s/>to <text:s/>continuously <text:s/>improve <text:s/>the function of the Board; and</text:p>
          </table:table-cell>
          <table:table-cell table:style-name="ce1" office:value-type="float" office:value="0.0501" calcext:value-type="float">
            <text:p>0.0501</text:p>
          </table:table-cell>
        </table:table-row>
        <table:table-row table:style-name="ro1">
          <table:table-cell table:style-name="ce1" office:value-type="string" calcext:value-type="string">
            <text:p>SOCENV_INC</text:p>
          </table:table-cell>
          <table:table-cell table:style-name="ce2" office:value-type="string" calcext:value-type="string">
            <text:p>Focuses on Board composition and procedures as a whole and recommends, if necessary, measures to be taken so that the Board reflects the appropriate balance of knowledge, experience, skills, and expertise required for the Board as a whole;</text:p>
          </table:table-cell>
          <table:table-cell table:style-name="ce1" office:value-type="float" office:value="0.1521" calcext:value-type="float">
            <text:p>0.1521</text:p>
          </table:table-cell>
        </table:table-row>
        <table:table-row table:style-name="ro1">
          <table:table-cell table:style-name="ce1" office:value-type="string" calcext:value-type="string">
            <text:p>COMP_CON</text:p>
          </table:table-cell>
          <table:table-cell table:style-name="ce2" office:value-type="string" calcext:value-type="string">
            <text:p>In particular in 2015, the Nominating and Corporate Governance Committee focused on developing an amendment to the Company’s bylaws to provide for “proxy access” (as described in more detail under the “Proxy Access” heading below) and in recruiting a new director to join the Board in 2016</text:p>
          </table:table-cell>
          <table:table-cell table:style-name="ce1" office:value-type="float" office:value="0.1107" calcext:value-type="float">
            <text:p>0.1107</text:p>
          </table:table-cell>
        </table:table-row>
        <table:table-row table:style-name="ro1">
          <table:table-cell table:style-name="ce1" office:value-type="string" calcext:value-type="string">
            <text:p>COMP_CON</text:p>
          </table:table-cell>
          <table:table-cell table:style-name="ce2" office:value-type="string" calcext:value-type="string">
            <text:p>The non-management <text:s/>directors, <text:s/>which group <text:s/>currently <text:s/>is <text:s/>made <text:s/>up <text:s/>of <text:s/>the <text:s/>seven <text:s/>Independent <text:s/>Directors, <text:s/>met in <text:s/>executive <text:s/>session <text:s/>without <text:s/>management <text:s/>four <text:s/>times <text:s/>during <text:s/>the <text:s/>year ended December 31, 2015</text:p>
          </table:table-cell>
          <table:table-cell table:style-name="ce1" office:value-type="float" office:value="0.1771" calcext:value-type="float">
            <text:p>0.1771</text:p>
          </table:table-cell>
        </table:table-row>
        <table:table-row table:style-name="ro2">
          <table:table-cell table:style-name="ce1" office:value-type="string" calcext:value-type="string">
            <text:p>COMP_CON</text:p>
          </table:table-cell>
          <table:table-cell table:style-name="ce2" office:value-type="string" calcext:value-type="string">
            <text:p>Separate Sessions of Non-Management Directors and Lead Independent Director <text:s text:c="2"/>Aimco’s Corporate Governance Guidelines (described below) provide that the non-management directors shall meet <text:s/>in <text:s/>executive session <text:s/>without <text:s/>management <text:s/>on <text:s/>a regularly scheduled basis, but no less than four times per year</text:p>
          </table:table-cell>
          <table:table-cell table:style-name="ce1" office:value-type="float" office:value="0.7312" calcext:value-type="float">
            <text:p>0.7312</text:p>
          </table:table-cell>
        </table:table-row>
        <table:table-row table:style-name="ro4">
          <table:table-cell table:style-name="ce1" office:value-type="string" calcext:value-type="string">
            <text:p>COMP_CON</text:p>
          </table:table-cell>
          <table:table-cell table:style-name="ce2" office:value-type="string" calcext:value-type="string">
            <text:p>In addition to the Lead Independent Director, the Board has a majority of independent directors</text:p>
          </table:table-cell>
          <table:table-cell table:style-name="ce1" office:value-type="float" office:value="0.7847" calcext:value-type="float">
            <text:p>0.7847</text:p>
          </table:table-cell>
        </table:table-row>
        <table:table-row table:style-name="ro1">
          <table:table-cell table:style-name="ce1" office:value-type="string" calcext:value-type="string">
            <text:p>SOCENV_INC</text:p>
          </table:table-cell>
          <table:table-cell table:style-name="ce2" office:value-type="string" calcext:value-type="string">
            <text:p>All four standing committees (Audit; Compensation and Human Resources; Nominating and Corporate Governance; and Redevelopment and Construction) are composed solely of independent directors</text:p>
          </table:table-cell>
          <table:table-cell table:style-name="ce1" office:value-type="float" office:value="0.5238" calcext:value-type="float">
            <text:p>0.5238</text:p>
          </table:table-cell>
        </table:table-row>
        <table:table-row table:style-name="ro1">
          <table:table-cell table:style-name="ce1" office:value-type="string" calcext:value-type="string">
            <text:p>COMP_CON</text:p>
          </table:table-cell>
          <table:table-cell table:style-name="ce2" office:value-type="string" calcext:value-type="string">
            <text:p>Mr. <text:s/>Martin was the Lead Independent Director who presided at such executive sessions in 2015, and he has been designated as the Lead Independent Director who will preside at such executive sessions in 2016</text:p>
          </table:table-cell>
          <table:table-cell table:style-name="ce1" office:value-type="float" office:value="0.6531" calcext:value-type="float">
            <text:p>0.6531</text:p>
          </table:table-cell>
        </table:table-row>
        <table:table-row table:style-name="ro4">
          <table:table-cell table:style-name="ce1" office:value-type="string" calcext:value-type="string">
            <text:p>COMP_CON</text:p>
          </table:table-cell>
          <table:table-cell table:style-name="ce2" office:value-type="string" calcext:value-type="string">
            <text:p>Seven out of the eight director nominees are independent</text:p>
          </table:table-cell>
          <table:table-cell table:style-name="ce1" office:value-type="float" office:value="0.124" calcext:value-type="float">
            <text:p>0.124</text:p>
          </table:table-cell>
        </table:table-row>
        <table:table-row table:style-name="ro4">
          <table:table-cell table:style-name="ce1" office:value-type="string" calcext:value-type="string">
            <text:p>COMP_CON</text:p>
          </table:table-cell>
          <table:table-cell table:style-name="ce2" office:value-type="string" calcext:value-type="string">
            <text:p>Regularly calls meetings of independent directors; and</text:p>
          </table:table-cell>
          <table:table-cell table:style-name="ce1" office:value-type="float" office:value="0.2332" calcext:value-type="float">
            <text:p>0.2332</text:p>
          </table:table-cell>
        </table:table-row>
        <table:table-row table:style-name="ro1">
          <table:table-cell table:style-name="ce1" office:value-type="string" calcext:value-type="string">
            <text:p>SOCENV_INC</text:p>
          </table:table-cell>
          <table:table-cell table:style-name="ce2" office:value-type="string" calcext:value-type="string">
            <text:p>Having <text:s/>one person <text:s/>as <text:s/>Chairman <text:s/>and <text:s/>CEO <text:s/>provides <text:s/>unified <text:s/>leadership <text:s/>and <text:s/>direction <text:s/>to <text:s/>the <text:s/>Company <text:s/>and <text:s/>strengthens <text:s/>the ability of the CEO to develop and implement strategic initiatives <text:s/>and <text:s/>respond <text:s/>efficiently <text:s/>in <text:s/>various <text:s/>situations</text:p>
          </table:table-cell>
          <table:table-cell table:style-name="ce1" office:value-type="float" office:value="0.1438" calcext:value-type="float">
            <text:p>0.1438</text:p>
          </table:table-cell>
        </table:table-row>
        <table:table-row table:style-name="ro3">
          <table:table-cell table:style-name="ce1" office:value-type="string" calcext:value-type="string">
            <text:p>COMP_CON</text:p>
          </table:table-cell>
          <table:table-cell table:style-name="ce2" office:value-type="string" calcext:value-type="string">
            <text:p>Presides over executive sessions of independent directors, which are held regularly and not less than four times per year;</text:p>
          </table:table-cell>
          <table:table-cell table:style-name="ce1" office:value-type="float" office:value="0.3853" calcext:value-type="float">
            <text:p>0.3853</text:p>
          </table:table-cell>
        </table:table-row>
        <table:table-row table:style-name="ro4">
          <table:table-cell table:style-name="ce1" office:value-type="string" calcext:value-type="string">
            <text:p>SOCENV_INC</text:p>
          </table:table-cell>
          <table:table-cell table:style-name="ce2" office:value-type="string" calcext:value-type="string">
            <text:p>Aimco has a Lead Independent Director, currently Mr. Martin, who in this capacity:</text:p>
          </table:table-cell>
          <table:table-cell table:style-name="ce1" office:value-type="float" office:value="0.1513" calcext:value-type="float">
            <text:p>0.1513</text:p>
          </table:table-cell>
        </table:table-row>
        <table:table-row table:style-name="ro2">
          <table:table-cell table:style-name="ce1" office:value-type="string" calcext:value-type="string">
            <text:p>COMP_CON</text:p>
          </table:table-cell>
          <table:table-cell table:style-name="ce2" office:value-type="string" calcext:value-type="string">
            <text:p>As the former audit committee chairman or audit committee member of two NYSE-listed companies, the former chief financial officer of two NYSE-listed companies and a former partner at Arthur Andersen, <text:s/>Mr. <text:s/>Stein <text:s/>brings <text:s/>particular <text:s/>expertise <text:s/>to <text:s/>the <text:s/>Board <text:s/>in the <text:s/>areas <text:s/>of corporate and real estate finance, and accounting and auditing for large and complex business operations</text:p>
          </table:table-cell>
          <table:table-cell table:style-name="ce1" office:value-type="float" office:value="0.0516" calcext:value-type="float">
            <text:p>0.0516</text:p>
          </table:table-cell>
        </table:table-row>
        <table:table-row table:style-name="ro3">
          <table:table-cell table:style-name="ce1" office:value-type="string" calcext:value-type="string">
            <text:p>SOCENV_INC</text:p>
          </table:table-cell>
          <table:table-cell table:style-name="ce2" office:value-type="string" calcext:value-type="string">
            <text:p>Based on recommendations from the Nominating and Corporate Governance Committee, the Board determined to nominate Messrs. Bailey, Considine, Keltner, Martin, Miller, and Stein and Mses</text:p>
          </table:table-cell>
          <table:table-cell table:style-name="ce1" office:value-type="float" office:value="0.0983" calcext:value-type="float">
            <text:p>0.0983</text:p>
          </table:table-cell>
        </table:table-row>
        <table:table-row table:style-name="ro3">
          <table:table-cell table:style-name="ce1" office:value-type="string" calcext:value-type="string">
            <text:p>COMP_CON</text:p>
          </table:table-cell>
          <table:table-cell table:style-name="ce2" office:value-type="string" calcext:value-type="string">
            <text:p>Based on recommendations from the Nominating and Corporate Governance Committee, the Board determined to nominate Messrs. Bailey, Considine, Keltner, Martin, Miller, and Stein and Mses</text:p>
          </table:table-cell>
          <table:table-cell table:style-name="ce1" office:value-type="float" office:value="0.6273" calcext:value-type="float">
            <text:p>0.6273</text:p>
          </table:table-cell>
        </table:table-row>
        <table:table-row table:style-name="ro1">
          <table:table-cell table:style-name="ce1" office:value-type="string" calcext:value-type="string">
            <text:p>COMP_CON</text:p>
          </table:table-cell>
          <table:table-cell table:style-name="ce2" office:value-type="string" calcext:value-type="string">
            <text:p>When formulating its Board membership <text:s/>recommendations, <text:s/>the <text:s/>Nominating <text:s/>and <text:s/>Corporate <text:s/>Governance <text:s/>Committee <text:s/>also <text:s/>considers advice and recommendations from others, including stockholders, as it deems appropriate</text:p>
          </table:table-cell>
          <table:table-cell table:style-name="ce1" office:value-type="float" office:value="0.6827" calcext:value-type="float">
            <text:p>0.6827</text:p>
          </table:table-cell>
        </table:table-row>
        <table:table-row table:style-name="ro3">
          <table:table-cell table:style-name="ce1" office:value-type="string" calcext:value-type="string">
            <text:p>SOCENV_INC</text:p>
          </table:table-cell>
          <table:table-cell table:style-name="ce2" office:value-type="string" calcext:value-type="string">
            <text:p>Aimco maintained its record scores for team engagement and was recognized by The Denver Post, for a third consecutive year, as one of the top places to work in Colorado</text:p>
          </table:table-cell>
          <table:table-cell table:style-name="ce1" office:value-type="float" office:value="0.5238" calcext:value-type="float">
            <text:p>0.5238</text:p>
          </table:table-cell>
        </table:table-row>
        <table:table-row table:style-name="ro11">
          <table:table-cell table:style-name="ce1" office:value-type="string" calcext:value-type="string">
            <text:p>SOCENV_INC</text:p>
          </table:table-cell>
          <table:table-cell table:style-name="ce2" office:value-type="string" calcext:value-type="string">
            <text:p>For Mr. Kimmel, whose <text:s/>position as Executive <text:s/>Vice President, Property Operations, <text:s/>has no meaningful equivalent outside of the multi-family <text:s/>industry, <text:s/>Aimco <text:s/>included as “peers” <text:s/>for <text:s/>2015 <text:s/>compensation <text:s/>the <text:s/>following <text:s/>eight <text:s/>multi-family <text:s/>real <text:s/>estate <text:s/>companies: <text:s/>AvalonBay <text:s/>Communities, <text:s/>Inc., Camden Property Trust, Essex Property Trust, Equity Residential, Home Properties, Inc., Mid-America Apartment Communities, Inc., Post Properties, Inc., and UDR, Inc. <text:s text:c="2"/>32</text:p>
          </table:table-cell>
          <table:table-cell table:style-name="ce1" office:value-type="float" office:value="0.1519" calcext:value-type="float">
            <text:p>0.1519</text:p>
          </table:table-cell>
        </table:table-row>
        <table:table-row table:style-name="ro4">
          <table:table-cell table:style-name="ce1" office:value-type="string" calcext:value-type="string">
            <text:p>COMP_CON</text:p>
          </table:table-cell>
          <table:table-cell table:style-name="ce2" office:value-type="string" calcext:value-type="string">
            <text:p>Camden Property Trust Liberty Property Trust <text:s text:c="4"/>CBL &amp; Associates Properties, Inc</text:p>
          </table:table-cell>
          <table:table-cell table:style-name="ce1" office:value-type="float" office:value="0.1494" calcext:value-type="float">
            <text:p>0.1494</text:p>
          </table:table-cell>
        </table:table-row>
        <table:table-row table:style-name="ro11">
          <table:table-cell table:style-name="ce1" office:value-type="string" calcext:value-type="string">
            <text:p>COMP_CON</text:p>
          </table:table-cell>
          <table:table-cell table:style-name="ce2" office:value-type="string" calcext:value-type="string">
            <text:p>12/14/2020 https://www.sec.gov/Archives/edgar/data/0000922864/000162612916000364/aiv-def14a_042616.htm https://www.sec.gov/Archives/edgar/data/0000922864/000162612916000364/aiv-def14a_042616.htm 35/61 <text:s text:c="6"/>How the Committee determines the amount of target total compensation for executive officers <text:s text:c="2"/>In addition to reviewing the performance of, and determining the compensation for, the CEO, the Committee also reviews the decisions made by the CEO as to the compensation of Aimco’s other executive officers</text:p>
          </table:table-cell>
          <table:table-cell table:style-name="ce1" office:value-type="float" office:value="0.299" calcext:value-type="float">
            <text:p>0.299</text:p>
          </table:table-cell>
        </table:table-row>
        <table:table-row table:style-name="ro1">
          <table:table-cell table:style-name="ce1" office:value-type="string" calcext:value-type="string">
            <text:p>COMP_CON</text:p>
          </table:table-cell>
          <table:table-cell table:style-name="ce2" office:value-type="string" calcext:value-type="string">
            <text:p>In addition to GAV, Aimco also reviews other factors, including gross revenues, number <text:s/>of apartment communities, and number of employees, to determine if these factors provide any additional insight into the size and complexity factors of its analysis</text:p>
          </table:table-cell>
          <table:table-cell table:style-name="ce1" office:value-type="float" office:value="0.1256" calcext:value-type="float">
            <text:p>0.1256</text:p>
          </table:table-cell>
        </table:table-row>
        <table:table-row table:style-name="ro1">
          <table:table-cell table:style-name="ce1" office:value-type="string" calcext:value-type="string">
            <text:p>SOCENV_INC</text:p>
          </table:table-cell>
          <table:table-cell table:style-name="ce2" office:value-type="string" calcext:value-type="string">
            <text:p>In addition to GAV, Aimco also reviews other factors, including gross revenues, number <text:s/>of apartment communities, and number of employees, to determine if these factors provide any additional insight into the size and complexity factors of its analysis</text:p>
          </table:table-cell>
          <table:table-cell table:style-name="ce1" office:value-type="float" office:value="0.053" calcext:value-type="float">
            <text:p>0.053</text:p>
          </table:table-cell>
        </table:table-row>
        <table:table-row table:style-name="ro3">
          <table:table-cell table:style-name="ce1" office:value-type="string" calcext:value-type="string">
            <text:p>SOCENV_INC</text:p>
          </table:table-cell>
          <table:table-cell table:style-name="ce2" office:value-type="string" calcext:value-type="string">
            <text:p>One hundred percent of Mr. Considine’s STI, and 50% of the STI for the other NEOs, is based upon Aimco’s performance against its corporate goals</text:p>
          </table:table-cell>
          <table:table-cell table:style-name="ce1" office:value-type="float" office:value="0.1917" calcext:value-type="float">
            <text:p>0.1917</text:p>
          </table:table-cell>
        </table:table-row>
        <table:table-row table:style-name="ro6">
          <table:table-cell table:style-name="ce1" office:value-type="string" calcext:value-type="string">
            <text:p>COMP_CON</text:p>
          </table:table-cell>
          <table:table-cell table:style-name="ce2" office:value-type="string" calcext:value-type="string">
            <text:p>Risk analysis of Aimco’s compensation programs <text:s text:c="2"/>The <text:s/>Committee <text:s/>considers <text:s/>risk-related <text:s/>issues <text:s/>when <text:s/>making <text:s/>decisions <text:s/>with <text:s/>respect <text:s/>to <text:s/>executive <text:s/>compensation <text:s/>and <text:s/>has <text:s/>determined that <text:s/>neither <text:s/>Aimco’s <text:s/>executive compensation program nor any of its non-executive compensation programs create risk-taking incentives that are reasonably likely to <text:s/>have <text:s/>a <text:s/>material <text:s/>adverse <text:s/>effect <text:s/>on <text:s/>the organization</text:p>
          </table:table-cell>
          <table:table-cell table:style-name="ce1" office:value-type="float" office:value="0.727" calcext:value-type="float">
            <text:p>0.727</text:p>
          </table:table-cell>
        </table:table-row>
        <table:table-row table:style-name="ro1">
          <table:table-cell table:style-name="ce1" office:value-type="string" calcext:value-type="string">
            <text:p>SOCENV_INC</text:p>
          </table:table-cell>
          <table:table-cell table:style-name="ce2" office:value-type="string" calcext:value-type="string">
            <text:p>For the other NEOs, calculation of STI is determined by the following two components, each representing <text:s/>50% <text:s/>of <text:s/>the <text:s/>target <text:s/>STI: Aimco’s <text:s/>performance <text:s/>against <text:s/>the KPI; <text:s/>and <text:s/>each <text:s/>individual <text:s/>officer’s <text:s/>achievement <text:s/>of <text:s/>his <text:s/>or <text:s/>her <text:s/>MAP goals</text:p>
          </table:table-cell>
          <table:table-cell table:style-name="ce1" office:value-type="float" office:value="0.123" calcext:value-type="float">
            <text:p>0.123</text:p>
          </table:table-cell>
        </table:table-row>
        <table:table-row table:style-name="ro7">
          <table:table-cell table:style-name="ce1" office:value-type="string" calcext:value-type="string">
            <text:p>SOCENV_INC</text:p>
          </table:table-cell>
          <table:table-cell table:style-name="ce2" office:value-type="string" calcext:value-type="string">
            <text:p>(1) 30% based on 2015 conventional same-store NOI performance; <text:s text:c="8"/>(2) 5% based on resident satisfaction scores; <text:s text:c="2"/>Portfolio Management (12.5% of KPI): <text:s text:c="4"/>(3) 12.5% based on acquisition and sales activity; <text:s text:c="2"/>Redevelopment and Development (12.5% of KPI): <text:s text:c="2"/>(4) 12.5% based on redevelopment and development investment and returns; <text:s text:c="2"/>Balance Sheet (10% of KPI): <text:s text:c="4"/>(5) 5% based on leverage ratios; <text:s text:c="8"/>(6) 5% based on improving credit ratings; <text:s text:c="2"/>Business and Culture (30% of KPI): <text:s text:c="4"/>(7) 25% based on AFFO per share; and <text:s text:c="8"/>(8) 5% based on team member engagement scores</text:p>
          </table:table-cell>
          <table:table-cell table:style-name="ce1" office:value-type="float" office:value="0.5505" calcext:value-type="float">
            <text:p>0.5505</text:p>
          </table:table-cell>
        </table:table-row>
        <table:table-row table:style-name="ro1">
          <table:table-cell table:style-name="ce1" office:value-type="string" calcext:value-type="string">
            <text:p>SOCENV_INC</text:p>
          </table:table-cell>
          <table:table-cell table:style-name="ce2" office:value-type="string" calcext:value-type="string">
            <text:p>If KPI results are 75%, then the executive receives 75% of $200,000 ($150,000) for that portion of his STI, and if MAP results are 100%, then the executive receives 100% of the $200,000, for a total STI payment of <text:s/>$350,000</text:p>
          </table:table-cell>
          <table:table-cell table:style-name="ce1" office:value-type="float" office:value="0.0869" calcext:value-type="float">
            <text:p>0.0869</text:p>
          </table:table-cell>
        </table:table-row>
        <table:table-row table:style-name="ro1">
          <table:table-cell table:style-name="ce1" office:value-type="string" calcext:value-type="string">
            <text:p>SOCENV_INC</text:p>
          </table:table-cell>
          <table:table-cell table:style-name="ce2" office:value-type="string" calcext:value-type="string">
            <text:p>For <text:s/>example, <text:s/>if <text:s/>an <text:s/>executive’s target <text:s/>STI <text:s/>is <text:s/>$400,000, <text:s/>then <text:s/>50% <text:s/>of <text:s/>that <text:s/>amount, <text:s/>or <text:s/>$200,000, varies <text:s/>based <text:s/>on <text:s/>KPI <text:s/>results <text:s/>and <text:s/>50% <text:s/>of <text:s/>that <text:s/>amount, <text:s/>or <text:s/>$200,000, <text:s/>varies based on MAP results</text:p>
          </table:table-cell>
          <table:table-cell table:style-name="ce1" office:value-type="float" office:value="0.2406" calcext:value-type="float">
            <text:p>0.2406</text:p>
          </table:table-cell>
        </table:table-row>
        <table:table-row table:style-name="ro7">
          <table:table-cell table:style-name="ce1" office:value-type="string" calcext:value-type="string">
            <text:p>SOCENV_INC</text:p>
          </table:table-cell>
          <table:table-cell table:style-name="ce2" office:value-type="string" calcext:value-type="string">
            <text:p>16.50% Balance Sheet 10% <text:s text:c="12"/>Ratio of Debt and Preferred Equity to EBITDA 5% <text:s text:c="2"/>— 6.9x 6.6x 6.8x 6.67% Credit Ratings 5% <text:s text:c="2"/>— Investment Grade Rating from One Rating Agency Investment Grade Rating from Two Rating Agencies Investment Grade Rating from Two Rating Agencies 10.00% Business and Culture 30% <text:s text:c="12"/>AFFO Per Share 25% <text:s text:c="2"/>$1.77 $1.87 $1.97 $1.87 1 25.00% Team Member Engagement Scores 5% <text:s text:c="2"/>70% 80% 90% 85.1% 7.55% Total 100% <text:s text:c="10"/>130.55% <text:s text:c="2"/>For all numeric goals, the target performance metrics were <text:s/>Aimco’s <text:s/>2015 budget goals</text:p>
          </table:table-cell>
          <table:table-cell table:style-name="ce1" office:value-type="float" office:value="0.2725" calcext:value-type="float">
            <text:p>0.2725</text:p>
          </table:table-cell>
        </table:table-row>
        <table:table-row table:style-name="ro1">
          <table:table-cell table:style-name="ce1" office:value-type="string" calcext:value-type="string">
            <text:p>SOCENV_INC</text:p>
          </table:table-cell>
          <table:table-cell table:style-name="ce2" office:value-type="string" calcext:value-type="string">
            <text:p>Large and/or complex projects and ongoing projects with known challenges going into 2015 were provided increased weighting toward the total goal weighting of 12.5%, with smaller scale projects and/or projects without known challenges provided lower weighting toward the total goal weighting</text:p>
          </table:table-cell>
          <table:table-cell table:style-name="ce1" office:value-type="float" office:value="0.1334" calcext:value-type="float">
            <text:p>0.1334</text:p>
          </table:table-cell>
        </table:table-row>
        <table:table-row table:style-name="ro1">
          <table:table-cell table:style-name="ce1" office:value-type="string" calcext:value-type="string">
            <text:p>SOCENV_INC</text:p>
          </table:table-cell>
          <table:table-cell table:style-name="ce2" office:value-type="string" calcext:value-type="string">
            <text:p>Achievement for each project was determined with reference to the 2015 budgeted investment and scope for the project, and was based on the extent to which the project work was completed on time and within budget, <text:s/>as <text:s/>well <text:s/>as <text:s/>returns <text:s/>on <text:s/>investment</text:p>
          </table:table-cell>
          <table:table-cell table:style-name="ce1" office:value-type="float" office:value="0.0717" calcext:value-type="float">
            <text:p>0.0717</text:p>
          </table:table-cell>
        </table:table-row>
        <table:table-row table:style-name="ro2">
          <table:table-cell table:style-name="ce1" office:value-type="string" calcext:value-type="string">
            <text:p>SOCENV_INC</text:p>
          </table:table-cell>
          <table:table-cell table:style-name="ce2" office:value-type="string" calcext:value-type="string">
            <text:p>The second sub-goal, representing 6% of the 12.5% goal weighting, consisted of acquisition investment, with “Threshold” equating <text:s/>to <text:s/>$75 million <text:s/>in <text:s/>property <text:s/>acquisitions, <text:s/>“Target” <text:s/>equating <text:s/>to <text:s/>$100 <text:s/>million <text:s/>in <text:s/>property <text:s/>acquisitions, <text:s/>and <text:s/>“Maximum” equating <text:s/>to $250 million in property acquisitions</text:p>
          </table:table-cell>
          <table:table-cell table:style-name="ce1" office:value-type="float" office:value="0.0509" calcext:value-type="float">
            <text:p>0.0509</text:p>
          </table:table-cell>
        </table:table-row>
        <table:table-row table:style-name="ro2">
          <table:table-cell table:style-name="ce1" office:value-type="string" calcext:value-type="string">
            <text:p>SOCENV_INC</text:p>
          </table:table-cell>
          <table:table-cell table:style-name="ce2" office:value-type="string" calcext:value-type="string">
            <text:p>The <text:s/>third <text:s/>sub-goal, <text:s/>representing <text:s/>4% <text:s/>of <text:s/>the <text:s/>12.5% <text:s/>goal <text:s/>weighting, <text:s/>consisted <text:s/>of <text:s/>average <text:s/>revenues <text:s/>per <text:s/>unit <text:s/>as <text:s/>measured <text:s/>for <text:s/>the <text:s/>fourth <text:s/>quarter <text:s/>of <text:s/>2015 <text:s/>for conventional market-rate communities, with “Threshold” equating to $1,782, <text:s/>“Target” equating to $1,815, and “Maximum” equating to $1,906</text:p>
          </table:table-cell>
          <table:table-cell table:style-name="ce1" office:value-type="float" office:value="0.3539" calcext:value-type="float">
            <text:p>0.3539</text:p>
          </table:table-cell>
        </table:table-row>
        <table:table-row table:style-name="ro1">
          <table:table-cell table:style-name="ce1" office:value-type="string" calcext:value-type="string">
            <text:p>SOCENV_INC</text:p>
          </table:table-cell>
          <table:table-cell table:style-name="ce2" office:value-type="string" calcext:value-type="string">
            <text:p>The first sub-goal, representing 2.5% of the 12.5% goal weighting, consisted of the <text:s/>GAV of property sales, with “Threshold” equating to $202 million in property sales, “Target” equating to $269 million in property sales, and “Maximum” equating to $800 million in property sales</text:p>
          </table:table-cell>
          <table:table-cell table:style-name="ce1" office:value-type="float" office:value="0.0503" calcext:value-type="float">
            <text:p>0.0503</text:p>
          </table:table-cell>
        </table:table-row>
        <table:table-row table:style-name="ro3">
          <table:table-cell table:style-name="ce1" office:value-type="string" calcext:value-type="string">
            <text:p>SOCENV_INC</text:p>
          </table:table-cell>
          <table:table-cell table:style-name="ce2" office:value-type="string" calcext:value-type="string">
            <text:p>For 2015, <text:s/>Aimco’s resident satisfaction score, from approximately 77,000 survey responses, was 4.15, resulting in a payout of 10% for each of the NEOs</text:p>
          </table:table-cell>
          <table:table-cell table:style-name="ce1" office:value-type="float" office:value="0.0523" calcext:value-type="float">
            <text:p>0.0523</text:p>
          </table:table-cell>
        </table:table-row>
        <table:table-row table:style-name="ro3">
          <table:table-cell table:style-name="ce1" office:value-type="string" calcext:value-type="string">
            <text:p>SOCENV_INC</text:p>
          </table:table-cell>
          <table:table-cell table:style-name="ce2" office:value-type="string" calcext:value-type="string">
            <text:p>Aimco’s resident satisfaction score for the full year consisted of the average score across all surveys covering six different <text:s/>touch <text:s/>points <text:s/>for <text:s/>“overall <text:s/>satisfaction,” <text:s/>on <text:s/>a <text:s/>scale <text:s/>of <text:s/>1 <text:s/>to <text:s/>5</text:p>
          </table:table-cell>
          <table:table-cell table:style-name="ce1" office:value-type="float" office:value="0.1145" calcext:value-type="float">
            <text:p>0.1145</text:p>
          </table:table-cell>
        </table:table-row>
        <table:table-row table:style-name="ro1">
          <table:table-cell table:style-name="ce1" office:value-type="string" calcext:value-type="string">
            <text:p>COMP_CON</text:p>
          </table:table-cell>
          <table:table-cell table:style-name="ce2" office:value-type="string" calcext:value-type="string">
            <text:p>Every Aimco resident is surveyed at several touch points in the resident lifecycle through Aimco’s partnership with a third-party company that administers resident surveys on behalf of many companies in the real estate industry</text:p>
          </table:table-cell>
          <table:table-cell table:style-name="ce1" office:value-type="float" office:value="0.5682" calcext:value-type="float">
            <text:p>0.5682</text:p>
          </table:table-cell>
        </table:table-row>
        <table:table-row table:style-name="ro3">
          <table:table-cell table:style-name="ce1" office:value-type="string" calcext:value-type="string">
            <text:p>SOCENV_INC</text:p>
          </table:table-cell>
          <table:table-cell table:style-name="ce2" office:value-type="string" calcext:value-type="string">
            <text:p>For 2015, the range for team member engagement scores was as follows: “Threshold” equated to 70%; <text:s/>“Target” <text:s/>equated to 80%; and “Maximum” equated to 90%</text:p>
          </table:table-cell>
          <table:table-cell table:style-name="ce1" office:value-type="float" office:value="0.0582" calcext:value-type="float">
            <text:p>0.0582</text:p>
          </table:table-cell>
        </table:table-row>
        <table:table-row table:style-name="ro3">
          <table:table-cell table:style-name="ce1" office:value-type="string" calcext:value-type="string">
            <text:p>SOCENV_INC</text:p>
          </table:table-cell>
          <table:table-cell table:style-name="ce2" office:value-type="string" calcext:value-type="string">
            <text:p>The primary objective of this goal was to maintain a highly engaged, satisfied workforce, which <text:s/>drives <text:s/>stronger results across all of Aimco’s other goals</text:p>
          </table:table-cell>
          <table:table-cell table:style-name="ce1" office:value-type="float" office:value="0.0919" calcext:value-type="float">
            <text:p>0.0919</text:p>
          </table:table-cell>
        </table:table-row>
        <table:table-row table:style-name="ro1">
          <table:table-cell table:style-name="ce1" office:value-type="string" calcext:value-type="string">
            <text:p>SOCENV_INC</text:p>
          </table:table-cell>
          <table:table-cell table:style-name="ce2" office:value-type="string" calcext:value-type="string">
            <text:p>The primary objective of this goal was to measure management’s ability to continue to strengthen Aimco’s balance sheet, with particular focus on improving Aimco’s credit ratings, which increases financial flexibility</text:p>
          </table:table-cell>
          <table:table-cell table:style-name="ce1" office:value-type="float" office:value="0.1008" calcext:value-type="float">
            <text:p>0.1008</text:p>
          </table:table-cell>
        </table:table-row>
        <table:table-row table:style-name="ro1">
          <table:table-cell table:style-name="ce1" office:value-type="string" calcext:value-type="string">
            <text:p>SOCENV_INC</text:p>
          </table:table-cell>
          <table:table-cell table:style-name="ce2" office:value-type="string" calcext:value-type="string">
            <text:p>For 2015, the range for the credit ratings goal was as follows: “Target” equated to the achievement of an investment grade rating from either Fitch or Standard &amp; Poors (“S&amp;P”); and “Maximum” equated to the achievement of an investment grade rating from both rating agencies</text:p>
          </table:table-cell>
          <table:table-cell table:style-name="ce1" office:value-type="float" office:value="0.2135" calcext:value-type="float">
            <text:p>0.2135</text:p>
          </table:table-cell>
        </table:table-row>
        <table:table-row table:style-name="ro3">
          <table:table-cell table:style-name="ce1" office:value-type="string" calcext:value-type="string">
            <text:p>COMP_CON</text:p>
          </table:table-cell>
          <table:table-cell table:style-name="ce2" office:value-type="string" calcext:value-type="string">
            <text:p>Mr. <text:s/>Keltner also has regular conversations with <text:s/>the <text:s/>Committee’s <text:s/>independent <text:s/>compensation <text:s/>consultant, <text:s/>Board <text:s/>Advisory, <text:s/>LLC <text:s/>(“Board Advisory”)</text:p>
          </table:table-cell>
          <table:table-cell table:style-name="ce1" office:value-type="float" office:value="0.9994" calcext:value-type="float">
            <text:p>0.9994</text:p>
          </table:table-cell>
        </table:table-row>
        <table:table-row table:style-name="ro3">
          <table:table-cell table:style-name="ce1" office:value-type="string" calcext:value-type="string">
            <text:p>COMP_CON</text:p>
          </table:table-cell>
          <table:table-cell table:style-name="ce2" office:value-type="string" calcext:value-type="string">
            <text:p>Role of Outside Consultants <text:s text:c="2"/>The Committee has the authority under its charter to engage the services of outside advisors, experts and others to assist the Committee</text:p>
          </table:table-cell>
          <table:table-cell table:style-name="ce1" office:value-type="float" office:value="0.9874" calcext:value-type="float">
            <text:p>0.9874</text:p>
          </table:table-cell>
        </table:table-row>
        <table:table-row table:style-name="ro2">
          <table:table-cell table:style-name="ce1" office:value-type="string" calcext:value-type="string">
            <text:p>SOCENV_INC</text:p>
          </table:table-cell>
          <table:table-cell table:style-name="ce2" office:value-type="string" calcext:value-type="string">
            <text:p>Reflecting Aimco’s intentional focus on a collaborative and collegial workplace with a specific focus on developing the Aimco <text:s/>culture <text:s/>as <text:s/>a competitive <text:s/>advantage, <text:s/>Aimco <text:s/>maintained <text:s/>its <text:s/>record <text:s/>scores <text:s/>for <text:s/>team <text:s/>engagement <text:s/>and <text:s/>was <text:s/>recognized <text:s/>by <text:s/>The <text:s/>Denver <text:s/>Post, <text:s/>for <text:s/>a <text:s/>third consecutive year, as one of the top places to work in Colorado</text:p>
          </table:table-cell>
          <table:table-cell table:style-name="ce1" office:value-type="float" office:value="0.9621" calcext:value-type="float">
            <text:p>0.9621</text:p>
          </table:table-cell>
        </table:table-row>
        <table:table-row table:style-name="ro4">
          <table:table-cell table:style-name="ce1" office:value-type="string" calcext:value-type="string">
            <text:p>COMP_CON</text:p>
          </table:table-cell>
          <table:table-cell table:style-name="ce2" office:value-type="string" calcext:value-type="string">
            <text:p>In 2015, the Committee engaged Board Advisory as its independent compensation consultant</text:p>
          </table:table-cell>
          <table:table-cell table:style-name="ce1" office:value-type="float" office:value="0.9997" calcext:value-type="float">
            <text:p>0.9997</text:p>
          </table:table-cell>
        </table:table-row>
        <table:table-row table:style-name="ro11">
          <table:table-cell table:style-name="ce1" office:value-type="string" calcext:value-type="string">
            <text:p>SOCENV_INC</text:p>
          </table:table-cell>
          <table:table-cell table:style-name="ce2" office:value-type="string" calcext:value-type="string">
            <text:p>For 2015, <text:s/>Mr. Beldin’s target STI was prorated, and he received two MAP ratings, one for the portion of the year covering his previous role, and in which the STI was calculated 25% based on Aimco’s performance against the KPI <text:s/>and <text:s/>75% <text:s/>based <text:s/>on <text:s/>Mr. <text:s/>Beldin’s achievement of his individual MAP goals, and the other MAP rating for the portion of the year covering his role as CFO, in which the STI was calculated 50% based on <text:s/>Aimco’s performance against the KPI and 50% based on Mr. Beldin’s achievement of his individual MAP goals</text:p>
          </table:table-cell>
          <table:table-cell table:style-name="ce1" office:value-type="float" office:value="0.4218" calcext:value-type="float">
            <text:p>0.4218</text:p>
          </table:table-cell>
        </table:table-row>
        <table:table-row table:style-name="ro5">
          <table:table-cell table:style-name="ce1" office:value-type="string" calcext:value-type="string">
            <text:p>SOCENV_INC</text:p>
          </table:table-cell>
          <table:table-cell table:style-name="ce2" office:value-type="string" calcext:value-type="string">
            <text:p>Target <text:s/>compensation <text:s/>and <text:s/>incentive compensation for 2015 for the other NEOs is summarized as follows: <text:s text:c="12"/>Target Total <text:s text:c="14"/>Incentive <text:s text:c="2"/>2015 Incentive Compensation ($) <text:s text:c="8"/>Compensation <text:s text:c="2"/>STI <text:s text:c="2"/>LTI <text:s text:c="4"/>Target Total Compensation ($) <text:s text:c="2"/>Paid Base ($) <text:s text:c="2"/>STI ($) <text:s text:c="2"/>LTI ($) <text:s text:c="4"/>($) <text:s text:c="2"/>Time-Based Equity ($) <text:s text:c="2"/>Performance- Based Equity ($) (1) Mr. Beldin <text:s text:c="7"/>743,595 <text:s text:c="6"/>273,565 <text:s text:c="6"/>239,519 <text:s text:c="6"/>230,511 <text:s text:c="6"/>292,721 <text:s text:c="6"/>268,937(2) <text:s text:c="4"/>— <text:s text:c="2"/>Ms. Cohn <text:s text:c="4"/>1,500,000 <text:s text:c="6"/>400,000 <text:s text:c="6"/>400,000 <text:s text:c="6"/>700,000 <text:s text:c="6"/>561,100 <text:s text:c="6"/>140,000(3) <text:s text:c="4"/>560,000 <text:s text:c="2"/>Mr. Bezzant <text:s text:c="4"/>1,500,000 <text:s text:c="6"/>400,000 <text:s text:c="6"/>400,000 <text:s text:c="6"/>700,000 <text:s text:c="6"/>561,100 <text:s text:c="6"/>140,000(3) <text:s text:c="4"/>560,000 <text:s text:c="2"/>Mr. Kimmel <text:s text:c="4"/>1,000,000 <text:s text:c="6"/>325,000 <text:s text:c="6"/>250,000 <text:s text:c="6"/>425,000 <text:s text:c="6"/>350,688 <text:s text:c="8"/>85,000(3) <text:s text:c="4"/>340,000 <text:s text:c="6"/>(1) Comprises <text:s/>80% of the <text:s/>LTI target</text:p>
          </table:table-cell>
          <table:table-cell table:style-name="ce1" office:value-type="float" office:value="0.331" calcext:value-type="float">
            <text:p>0.331</text:p>
          </table:table-cell>
        </table:table-row>
        <table:table-row table:style-name="ro1">
          <table:table-cell table:style-name="ce1" office:value-type="string" calcext:value-type="string">
            <text:p>COMP_CON</text:p>
          </table:table-cell>
          <table:table-cell table:style-name="ce2" office:value-type="string" calcext:value-type="string">
            <text:p>2016 Compensation Targets <text:s text:c="2"/>Based on comparison to compensation paid to CEOs at Aimco’s peers, the Committee set Mr. Considine’s target total compensation (base <text:s/>compensation, <text:s/>STI <text:s/>and <text:s/>LTI) for <text:s/>2016 <text:s/>at <text:s/>$5.625 <text:s/>million</text:p>
          </table:table-cell>
          <table:table-cell table:style-name="ce1" office:value-type="float" office:value="0.0875" calcext:value-type="float">
            <text:p>0.0875</text:p>
          </table:table-cell>
        </table:table-row>
        <table:table-row table:style-name="ro4">
          <table:table-cell table:style-name="ce1" office:value-type="string" calcext:value-type="string">
            <text:p>COMP_CON</text:p>
          </table:table-cell>
          <table:table-cell table:style-name="ce2" office:value-type="string" calcext:value-type="string">
            <text:p>Aimco management has engaged FPL Associates, L.P</text:p>
          </table:table-cell>
          <table:table-cell table:style-name="ce1" office:value-type="float" office:value="0.8477" calcext:value-type="float">
            <text:p>0.8477</text:p>
          </table:table-cell>
        </table:table-row>
        <table:table-row table:style-name="ro3">
          <table:table-cell table:style-name="ce1" office:value-type="string" calcext:value-type="string">
            <text:p>COMP_CON</text:p>
          </table:table-cell>
          <table:table-cell table:style-name="ce2" office:value-type="string" calcext:value-type="string">
            <text:p>The Committee has assessed the independence of Board Advisory and FPL pursuant to SEC rules and has concluded that there are no conflicts of interest</text:p>
          </table:table-cell>
          <table:table-cell table:style-name="ce1" office:value-type="float" office:value="0.9287" calcext:value-type="float">
            <text:p>0.9287</text:p>
          </table:table-cell>
        </table:table-row>
        <table:table-row table:style-name="ro3">
          <table:table-cell table:style-name="ce1" office:value-type="string" calcext:value-type="string">
            <text:p>COMP_CON</text:p>
          </table:table-cell>
          <table:table-cell table:style-name="ce2" office:value-type="string" calcext:value-type="string">
            <text:p>The Committee (for Mr. Considine), and Mr. Considine, in consultation with the Committee (for the other executive officers), determine incentive compensation in late January or early February</text:p>
          </table:table-cell>
          <table:table-cell table:style-name="ce1" office:value-type="float" office:value="0.9217" calcext:value-type="float">
            <text:p>0.9217</text:p>
          </table:table-cell>
        </table:table-row>
        <table:table-row table:style-name="ro3">
          <table:table-cell table:style-name="ce1" office:value-type="string" calcext:value-type="string">
            <text:p>COMP_CON</text:p>
          </table:table-cell>
          <table:table-cell table:style-name="ce2" office:value-type="string" calcext:value-type="string">
            <text:p>Board Advisory provided the Committee with an independent view of both market data and plan design</text:p>
          </table:table-cell>
          <table:table-cell table:style-name="ce1" office:value-type="float" office:value="0.9213" calcext:value-type="float">
            <text:p>0.9213</text:p>
          </table:table-cell>
        </table:table-row>
        <table:table-row table:style-name="ro3">
          <table:table-cell table:style-name="ce1" office:value-type="string" calcext:value-type="string">
            <text:p>COMP_CON</text:p>
          </table:table-cell>
          <table:table-cell table:style-name="ce2" office:value-type="string" calcext:value-type="string">
            <text:p>At the direction of the Committee, Board Advisory coordinated and consulted with Ms. Cohn and Ms. Johnson regarding executive compensation matters</text:p>
          </table:table-cell>
          <table:table-cell table:style-name="ce1" office:value-type="float" office:value="0.4404" calcext:value-type="float">
            <text:p>0.4404</text:p>
          </table:table-cell>
        </table:table-row>
        <table:table-row table:style-name="ro4">
          <table:table-cell table:style-name="ce1" office:value-type="string" calcext:value-type="string">
            <text:p>COMP_CON</text:p>
          </table:table-cell>
          <table:table-cell table:style-name="ce2" office:value-type="string" calcext:value-type="string">
            <text:p>Neither <text:s/>Board Advisory <text:s/>nor <text:s/>FPL provided <text:s/>other services to the Company</text:p>
          </table:table-cell>
          <table:table-cell table:style-name="ce1" office:value-type="float" office:value="0.447" calcext:value-type="float">
            <text:p>0.447</text:p>
          </table:table-cell>
        </table:table-row>
        <table:table-row table:style-name="ro3">
          <table:table-cell table:style-name="ce1" office:value-type="string" calcext:value-type="string">
            <text:p>SOCENV_INC</text:p>
          </table:table-cell>
          <table:table-cell table:style-name="ce2" office:value-type="string" calcext:value-type="string">
            <text:p>She <text:s/>also <text:s/>serves <text:s/>as <text:s/>a Trustee and a member of the Executive Committee of the Foundation for Maine’s Community Colleges</text:p>
          </table:table-cell>
          <table:table-cell table:style-name="ce1" office:value-type="float" office:value="0.325" calcext:value-type="float">
            <text:p>0.325</text:p>
          </table:table-cell>
        </table:table-row>
        <table:table-row table:style-name="ro1">
          <table:table-cell table:style-name="ce1" office:value-type="string" calcext:value-type="string">
            <text:p>SOCENV_INC</text:p>
          </table:table-cell>
          <table:table-cell table:style-name="ce2" office:value-type="string" calcext:value-type="string">
            <text:p>Ms. Rosen currently chairs the Board of Trustees of The Kresge Foundation and serves on the Board of Directors of Preble <text:s/>Street, <text:s/>a <text:s/>collaborative <text:s/>for <text:s/>the <text:s/>homeless <text:s/>and <text:s/>low <text:s/>income <text:s/>community <text:s/>in <text:s/>Portland, <text:s/>Maine</text:p>
          </table:table-cell>
          <table:table-cell table:style-name="ce1" office:value-type="float" office:value="0.1183" calcext:value-type="float">
            <text:p>0.1183</text:p>
          </table:table-cell>
        </table:table-row>
        <table:table-row table:style-name="ro3">
          <table:table-cell table:style-name="ce1" office:value-type="string" calcext:value-type="string">
            <text:p>SOCENV_INC</text:p>
          </table:table-cell>
          <table:table-cell table:style-name="ce2" office:value-type="string" calcext:value-type="string">
            <text:p>The skills, experience and qualifications we believe are important for directors to possess and which are highlighted below include: <text:s text:c="5"/>Corporate Governance/Public Company</text:p>
          </table:table-cell>
          <table:table-cell table:style-name="ce1" office:value-type="float" office:value="0.3077" calcext:value-type="float">
            <text:p>0.3077</text:p>
          </table:table-cell>
        </table:table-row>
        <table:table-row table:style-name="ro2">
          <table:table-cell table:style-name="ce1" office:value-type="string" calcext:value-type="string">
            <text:p>SOCENV_INC</text:p>
          </table:table-cell>
          <table:table-cell table:style-name="ce2" office:value-type="string" calcext:value-type="string">
            <text:p>Juan N. Cento <text:s text:c="2"/>Director: <text:s text:c="2"/>Since May 2006 <text:s text:c="3"/>Board Committees: <text:s text:c="2"/>Compensation, Nominating and Corporate Governance Age: <text:s text:c="2"/>64 <text:s text:c="3"/>Other Public Company Boards: <text:s text:c="2"/>None Mr. <text:s/>Cento <text:s/>is <text:s/>the <text:s/>President <text:s/>of <text:s/>the <text:s/>Latin <text:s/>America <text:s/>and <text:s/>Caribbean <text:s/>Division <text:s/>of <text:s/>FedEx <text:s/>Express, <text:s/>headquartered <text:s/>in <text:s/>Miami, Florida</text:p>
          </table:table-cell>
          <table:table-cell table:style-name="ce1" office:value-type="float" office:value="0.2062" calcext:value-type="float">
            <text:p>0.2062</text:p>
          </table:table-cell>
        </table:table-row>
        <table:table-row table:style-name="ro3">
          <table:table-cell table:style-name="ce1" office:value-type="string" calcext:value-type="string">
            <text:p>SOCENV_INC</text:p>
          </table:table-cell>
          <table:table-cell table:style-name="ce2" office:value-type="string" calcext:value-type="string">
            <text:p>He <text:s/>is <text:s/>a <text:s/>member <text:s/>of <text:s/>the <text:s/>International <text:s/>Advisory <text:s/>Board <text:s/>of <text:s/>Baptist Health <text:s/>System <text:s/>and <text:s/>the <text:s/>Council <text:s/>of <text:s/>the <text:s/>Americas</text:p>
          </table:table-cell>
          <table:table-cell table:style-name="ce1" office:value-type="float" office:value="0.1815" calcext:value-type="float">
            <text:p>0.1815</text:p>
          </table:table-cell>
        </table:table-row>
        <table:table-row table:style-name="ro3">
          <table:table-cell table:style-name="ce1" office:value-type="string" calcext:value-type="string">
            <text:p>COMP_CON</text:p>
          </table:table-cell>
          <table:table-cell table:style-name="ce2" office:value-type="string" calcext:value-type="string">
            <text:p>Mr. Carver has extensive accounting and audit expertise with over 35 years at Ernst &amp; Young and as the former chair of our Audit Committee</text:p>
          </table:table-cell>
          <table:table-cell table:style-name="ce1" office:value-type="float" office:value="0.2125" calcext:value-type="float">
            <text:p>0.2125</text:p>
          </table:table-cell>
        </table:table-row>
        <table:table-row table:style-name="ro3">
          <table:table-cell table:style-name="ce1" office:value-type="string" calcext:value-type="string">
            <text:p>SOCENV_INC</text:p>
          </table:table-cell>
          <table:table-cell table:style-name="ce2" office:value-type="string" calcext:value-type="string">
            <text:p>Mr. <text:s/>Cento <text:s/>has <text:s/>more <text:s/>than <text:s/>30 <text:s/>years <text:s/>of <text:s/>experience <text:s/>in <text:s/>the <text:s/>air <text:s/>cargo <text:s/>and <text:s/>express <text:s/>transportation <text:s/>industry</text:p>
          </table:table-cell>
          <table:table-cell table:style-name="ce1" office:value-type="float" office:value="0.0777" calcext:value-type="float">
            <text:p>0.0777</text:p>
          </table:table-cell>
        </table:table-row>
        <table:table-row table:style-name="ro3">
          <table:table-cell table:style-name="ce1" office:value-type="string" calcext:value-type="string">
            <text:p>COMP_CON</text:p>
          </table:table-cell>
          <table:table-cell table:style-name="ce2" office:value-type="string" calcext:value-type="string">
            <text:p>In addition to his committee roles at Assurant, Mr. Carver is a member of StoneMor’s Audit Committee and its Trust and Compliance Committee and chairs its Conflicts Committee</text:p>
          </table:table-cell>
          <table:table-cell table:style-name="ce1" office:value-type="float" office:value="0.4786" calcext:value-type="float">
            <text:p>0.4786</text:p>
          </table:table-cell>
        </table:table-row>
        <table:table-row table:style-name="ro3">
          <table:table-cell table:style-name="ce1" office:value-type="string" calcext:value-type="string">
            <text:p>SOCENV_INC</text:p>
          </table:table-cell>
          <table:table-cell table:style-name="ce2" office:value-type="string" calcext:value-type="string">
            <text:p>Given <text:s/>Mr. <text:s/>Carver’s <text:s/>experience <text:s/>and <text:s/>qualifications, <text:s/>the Company has designated him as an Audit Committee financial expert for purposes of SEC Regulation S-K, Item 407(d)(5)</text:p>
          </table:table-cell>
          <table:table-cell table:style-name="ce1" office:value-type="float" office:value="0.6566" calcext:value-type="float">
            <text:p>0.6566</text:p>
          </table:table-cell>
        </table:table-row>
        <table:table-row table:style-name="ro3">
          <table:table-cell table:style-name="ce1" office:value-type="string" calcext:value-type="string">
            <text:p>COMP_CON</text:p>
          </table:table-cell>
          <table:table-cell table:style-name="ce2" office:value-type="string" calcext:value-type="string">
            <text:p>Mr. <text:s/>Carver <text:s/>also <text:s/>serves <text:s/>or <text:s/>has <text:s/>recently <text:s/>served <text:s/>on <text:s/>the <text:s/>boards <text:s/>and/or audit <text:s/>committees <text:s/>of <text:s/>several <text:s/>civic <text:s/>and <text:s/>charitable <text:s/>organizations</text:p>
          </table:table-cell>
          <table:table-cell table:style-name="ce1" office:value-type="float" office:value="0.1493" calcext:value-type="float">
            <text:p>0.1493</text:p>
          </table:table-cell>
        </table:table-row>
        <table:table-row table:style-name="ro2">
          <table:table-cell table:style-name="ce1" office:value-type="string" calcext:value-type="string">
            <text:p>COMP_CON</text:p>
          </table:table-cell>
          <table:table-cell table:style-name="ce2" office:value-type="string" calcext:value-type="string">
            <text:p>In 2013, Mr. Carver was appointed to the board <text:s/>of <text:s/>directors <text:s/>of <text:s/>Pinnacol <text:s/>Assurance, <text:s/>the <text:s/>workers <text:s/>compensation <text:s/>facility <text:s/>for <text:s/>the <text:s/>State <text:s/>of <text:s/>Colorado, <text:s/>and <text:s/>has <text:s/>been <text:s/>a member of its Audit Committee since 2012 and, since August 2015 chair of its Governance &amp; Ethics Committee and chair of its board</text:p>
          </table:table-cell>
          <table:table-cell table:style-name="ce1" office:value-type="float" office:value="0.806" calcext:value-type="float">
            <text:p>0.806</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Proposal One <text:s text:c="5"/>Ms. Rosen has significant public company and corporate governance experience, including chairing the Compensation Committee at Kforce and serving on its Nomination Committee and its Corporate Governance Committee</text:p>
          </table:table-cell>
          <table:table-cell table:style-name="ce1" office:value-type="float" office:value="0.528" calcext:value-type="float">
            <text:p>0.528</text:p>
          </table:table-cell>
        </table:table-row>
        <table:table-row table:style-name="ro3">
          <table:table-cell table:style-name="ce1" office:value-type="string" calcext:value-type="string">
            <text:p>COMP_CON</text:p>
          </table:table-cell>
          <table:table-cell table:style-name="ce2" office:value-type="string" calcext:value-type="string">
            <text:p>Mr. <text:s/>Carver’s <text:s/>career <text:s/>at <text:s/>Ernst <text:s/>&amp; Young spanned five decades, beginning as an auditor and a financial consultant</text:p>
          </table:table-cell>
          <table:table-cell table:style-name="ce1" office:value-type="float" office:value="0.6507" calcext:value-type="float">
            <text:p>0.6507</text:p>
          </table:table-cell>
        </table:table-row>
        <table:table-row table:style-name="ro3">
          <table:table-cell table:style-name="ce1" office:value-type="string" calcext:value-type="string">
            <text:p>SOCENV_INC</text:p>
          </table:table-cell>
          <table:table-cell table:style-name="ce2" office:value-type="string" calcext:value-type="string">
            <text:p>Mr. <text:s/>Carver’s <text:s/>career <text:s/>at <text:s/>Ernst <text:s/>&amp; Young spanned five decades, beginning as an auditor and a financial consultant</text:p>
          </table:table-cell>
          <table:table-cell table:style-name="ce1" office:value-type="float" office:value="0.0898" calcext:value-type="float">
            <text:p>0.089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Proposal One <text:s text:c="5"/>Ms. Rosen has significant public company and corporate governance experience, including chairing the Compensation Committee at Kforce and serving on its Nomination Committee and its Corporate Governance Committee</text:p>
          </table:table-cell>
          <table:table-cell table:style-name="ce1" office:value-type="float" office:value="0.0676" calcext:value-type="float">
            <text:p>0.0676</text:p>
          </table:table-cell>
        </table:table-row>
        <table:table-row table:style-name="ro3">
          <table:table-cell table:style-name="ce1" office:value-type="string" calcext:value-type="string">
            <text:p>SOCENV_INC</text:p>
          </table:table-cell>
          <table:table-cell table:style-name="ce2" office:value-type="string" calcext:value-type="string">
            <text:p>Howard L. Carver <text:s text:c="2"/>Director: <text:s text:c="2"/>Since March 2002 <text:s text:c="3"/>Board Committees: <text:s text:c="2"/>Audit, Nominating and Corporate Governance (Chair) Age: <text:s text:c="2"/>71 <text:s text:c="3"/>Other Public Company Boards: <text:s text:c="2"/>StoneMor Partners L.P</text:p>
          </table:table-cell>
          <table:table-cell table:style-name="ce1" office:value-type="float" office:value="0.273" calcext:value-type="float">
            <text:p>0.273</text:p>
          </table:table-cell>
        </table:table-row>
        <table:table-row table:style-name="ro3">
          <table:table-cell table:style-name="ce1" office:value-type="string" calcext:value-type="string">
            <text:p>COMP_CON</text:p>
          </table:table-cell>
          <table:table-cell table:style-name="ce2" office:value-type="string" calcext:value-type="string">
            <text:p>Howard L. Carver <text:s text:c="2"/>Director: <text:s text:c="2"/>Since March 2002 <text:s text:c="3"/>Board Committees: <text:s text:c="2"/>Audit, Nominating and Corporate Governance (Chair) Age: <text:s text:c="2"/>71 <text:s text:c="3"/>Other Public Company Boards: <text:s text:c="2"/>StoneMor Partners L.P</text:p>
          </table:table-cell>
          <table:table-cell table:style-name="ce1" office:value-type="float" office:value="0.119" calcext:value-type="float">
            <text:p>0.119</text:p>
          </table:table-cell>
        </table:table-row>
        <table:table-row table:style-name="ro3">
          <table:table-cell table:style-name="ce1" office:value-type="string" calcext:value-type="string">
            <text:p>COMP_CON</text:p>
          </table:table-cell>
          <table:table-cell table:style-name="ce2" office:value-type="string" calcext:value-type="string">
            <text:p>During his tenure at Bain &amp; Company Mr. Colberg advised several leading global companies including Assurant, Inc.</text:p>
          </table:table-cell>
          <table:table-cell table:style-name="ce1" office:value-type="float" office:value="0.0975" calcext:value-type="float">
            <text:p>0.0975</text:p>
          </table:table-cell>
        </table:table-row>
        <table:table-row table:style-name="ro3">
          <table:table-cell table:style-name="ce1" office:value-type="string" calcext:value-type="string">
            <text:p>SOCENV_INC</text:p>
          </table:table-cell>
          <table:table-cell table:style-name="ce2" office:value-type="string" calcext:value-type="string">
            <text:p>He also served as Bain’s global practice leader for financial services, advising leading global companies, including Assurant</text:p>
          </table:table-cell>
          <table:table-cell table:style-name="ce1" office:value-type="float" office:value="0.1313" calcext:value-type="float">
            <text:p>0.1313</text:p>
          </table:table-cell>
        </table:table-row>
        <table:table-row table:style-name="ro3">
          <table:table-cell table:style-name="ce1" office:value-type="string" calcext:value-type="string">
            <text:p>COMP_CON</text:p>
          </table:table-cell>
          <table:table-cell table:style-name="ce2" office:value-type="string" calcext:value-type="string">
            <text:p>He also served as Bain’s global practice leader for financial services, advising leading global companies, including Assurant</text:p>
          </table:table-cell>
          <table:table-cell table:style-name="ce1" office:value-type="float" office:value="0.1713" calcext:value-type="float">
            <text:p>0.1713</text:p>
          </table:table-cell>
        </table:table-row>
        <table:table-row table:style-name="ro1">
          <table:table-cell table:style-name="ce1" office:value-type="string" calcext:value-type="string">
            <text:p>SOCENV_INC</text:p>
          </table:table-cell>
          <table:table-cell table:style-name="ce2" office:value-type="string" calcext:value-type="string">
            <text:p>Mr. Colberg has long been active in civic leadership roles having served as chairman of the board of the Atlanta International School and on the boards of the Woodruff Arts Center and the Metro Atlanta Chamber of Commerce</text:p>
          </table:table-cell>
          <table:table-cell table:style-name="ce1" office:value-type="float" office:value="0.0901" calcext:value-type="float">
            <text:p>0.0901</text:p>
          </table:table-cell>
        </table:table-row>
        <table:table-row table:style-name="ro1">
          <table:table-cell table:style-name="ce1" office:value-type="string" calcext:value-type="string">
            <text:p>COMP_CON</text:p>
          </table:table-cell>
          <table:table-cell table:style-name="ce2" office:value-type="string" calcext:value-type="string">
            <text:p>Mr. Colberg has long been active in civic leadership roles having served as chairman of the board of the Atlanta International School and on the boards of the Woodruff Arts Center and the Metro Atlanta Chamber of Commerce</text:p>
          </table:table-cell>
          <table:table-cell table:style-name="ce1" office:value-type="float" office:value="0.0738" calcext:value-type="float">
            <text:p>0.073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Proposal One <text:s text:c="5"/>Mr. Cento has substantial corporate governance and public company experience as a result of his tenure at FedEx and as a member of our Nominating and Corporate Governance Committee</text:p>
          </table:table-cell>
          <table:table-cell table:style-name="ce1" office:value-type="float" office:value="0.2432" calcext:value-type="float">
            <text:p>0.2432</text:p>
          </table:table-cell>
        </table:table-row>
        <table:table-row table:style-name="ro2">
          <table:table-cell table:style-name="ce1" office:value-type="string" calcext:value-type="string">
            <text:p>SOCENV_INC</text:p>
          </table:table-cell>
          <table:table-cell table:style-name="ce2" office:value-type="string" calcext:value-type="string">
            <text:p>(Since 2014) and Home Properties, Inc. (2010-2013) Mr. Koch is a Public Interest Director on the board of The Federal Home Loan Bank of Cincinnati and serves as a member of <text:s/>its <text:s/>Personnel <text:s/>and <text:s/>Compensation <text:s/>Committee, <text:s/>its <text:s/>Finance <text:s/>and <text:s/>Risk <text:s/>Management <text:s/>Committee <text:s/>and <text:s/>its <text:s/>Nomination <text:s/>&amp; Governance <text:s/>Committee</text:p>
          </table:table-cell>
          <table:table-cell table:style-name="ce1" office:value-type="float" office:value="0.1038" calcext:value-type="float">
            <text:p>0.1038</text:p>
          </table:table-cell>
        </table:table-row>
        <table:table-row table:style-name="ro2">
          <table:table-cell table:style-name="ce1" office:value-type="string" calcext:value-type="string">
            <text:p>COMP_CON</text:p>
          </table:table-cell>
          <table:table-cell table:style-name="ce2" office:value-type="string" calcext:value-type="string">
            <text:p>(Since 2014) and Home Properties, Inc. (2010-2013) Mr. Koch is a Public Interest Director on the board of The Federal Home Loan Bank of Cincinnati and serves as a member of <text:s/>its <text:s/>Personnel <text:s/>and <text:s/>Compensation <text:s/>Committee, <text:s/>its <text:s/>Finance <text:s/>and <text:s/>Risk <text:s/>Management <text:s/>Committee <text:s/>and <text:s/>its <text:s/>Nomination <text:s/>&amp; Governance <text:s/>Committee</text:p>
          </table:table-cell>
          <table:table-cell table:style-name="ce1" office:value-type="float" office:value="0.2469" calcext:value-type="float">
            <text:p>0.2469</text:p>
          </table:table-cell>
        </table:table-row>
        <table:table-row table:style-name="ro1">
          <table:table-cell table:style-name="ce1" office:value-type="string" calcext:value-type="string">
            <text:p>COMP_CON</text:p>
          </table:table-cell>
          <table:table-cell table:style-name="ce2" office:value-type="string" calcext:value-type="string">
            <text:p>(Since 2015) and Constar, Inc. (2009-2011) Mr. <text:s/>Jackson <text:s/>currently <text:s/>serves <text:s/>as <text:s/>a <text:s/>senior <text:s/>advisor <text:s/>with <text:s/>New <text:s/>Mountain <text:s/>Capital, <text:s/>LLC, <text:s/>as <text:s/>a <text:s/>manager <text:s/>of <text:s/>private <text:s/>equity <text:s/>funds based <text:s/>in <text:s/>New <text:s/>York <text:s/>and <text:s/>as <text:s/>Chair <text:s/>of <text:s/>the <text:s/>board <text:s/>of <text:s/>SourceMark <text:s/>LLC</text:p>
          </table:table-cell>
          <table:table-cell table:style-name="ce1" office:value-type="float" office:value="0.0929" calcext:value-type="float">
            <text:p>0.0929</text:p>
          </table:table-cell>
        </table:table-row>
        <table:table-row table:style-name="ro3">
          <table:table-cell table:style-name="ce1" office:value-type="string" calcext:value-type="string">
            <text:p>SOCENV_INC</text:p>
          </table:table-cell>
          <table:table-cell table:style-name="ce2" office:value-type="string" calcext:value-type="string">
            <text:p>Mr. Reilly is a Certified Public Accountant and was employed by KPMG where he provided audit services to a wide range of public and private multinational organizations</text:p>
          </table:table-cell>
          <table:table-cell table:style-name="ce1" office:value-type="float" office:value="0.1541" calcext:value-type="float">
            <text:p>0.1541</text:p>
          </table:table-cell>
        </table:table-row>
        <table:table-row table:style-name="ro2">
          <table:table-cell table:style-name="ce1" office:value-type="string" calcext:value-type="string">
            <text:p>SOCENV_INC</text:p>
          </table:table-cell>
          <table:table-cell table:style-name="ce2" office:value-type="string" calcext:value-type="string">
            <text:p>Paul J. Reilly <text:s text:c="2"/>Director: <text:s text:c="2"/>Since June 2011 <text:s text:c="3"/>Board Committees: <text:s text:c="2"/>Audit, Nominating and Corporate Governance Age: <text:s text:c="2"/>59 <text:s text:c="3"/>Other Public Company Boards: <text:s text:c="3"/>None Mr. Reilly currently serves as Executive Vice President and Chief Financial Officer of Arrow Electronics, Inc., a distributor of <text:s/>electronic <text:s/>components <text:s/>and <text:s/>computer <text:s/>products</text:p>
          </table:table-cell>
          <table:table-cell table:style-name="ce1" office:value-type="float" office:value="0.0891" calcext:value-type="float">
            <text:p>0.0891</text:p>
          </table:table-cell>
        </table:table-row>
        <table:table-row table:style-name="ro2">
          <table:table-cell table:style-name="ce1" office:value-type="string" calcext:value-type="string">
            <text:p>COMP_CON</text:p>
          </table:table-cell>
          <table:table-cell table:style-name="ce2" office:value-type="string" calcext:value-type="string">
            <text:p>Mr. Montupet has substantial corporate governance and public company experience, including chairing the Corporate <text:s/>Governance <text:s/>and <text:s/>Public <text:s/>Policy <text:s/>Committee <text:s/>at <text:s/>Lexmark <text:s/>International, <text:s/>the <text:s/>Compensation, Nominating <text:s/>and <text:s/>Governance <text:s/>Committee <text:s/>at <text:s/>WABCO <text:s/>Holdings <text:s/>and <text:s/>the <text:s/>Compensation <text:s/>&amp; <text:s/>Management Development Committee at PartnerRe</text:p>
          </table:table-cell>
          <table:table-cell table:style-name="ce1" office:value-type="float" office:value="0.4324" calcext:value-type="float">
            <text:p>0.4324</text:p>
          </table:table-cell>
        </table:table-row>
        <table:table-row table:style-name="ro2">
          <table:table-cell table:style-name="ce1" office:value-type="string" calcext:value-type="string">
            <text:p>SOCENV_INC</text:p>
          </table:table-cell>
          <table:table-cell table:style-name="ce2" office:value-type="string" calcext:value-type="string">
            <text:p>Mr. Montupet has substantial corporate governance and public company experience, including chairing the Corporate <text:s/>Governance <text:s/>and <text:s/>Public <text:s/>Policy <text:s/>Committee <text:s/>at <text:s/>Lexmark <text:s/>International, <text:s/>the <text:s/>Compensation, Nominating <text:s/>and <text:s/>Governance <text:s/>Committee <text:s/>at <text:s/>WABCO <text:s/>Holdings <text:s/>and <text:s/>the <text:s/>Compensation <text:s/>&amp; <text:s/>Management Development Committee at PartnerRe</text:p>
          </table:table-cell>
          <table:table-cell table:style-name="ce1" office:value-type="float" office:value="0.1068" calcext:value-type="float">
            <text:p>0.1068</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Proposal One <text:s text:c="2"/>Jean-Paul L. Montupet <text:s text:c="2"/>Director: <text:s text:c="2"/>Since September 2012 <text:s text:c="5"/>Board <text:s text:c="2"/>Committees: <text:s text:c="2"/>Finance <text:s text:c="2"/>and <text:s text:c="2"/>Investment, <text:s text:c="2"/>Nominating <text:s text:c="2"/>and <text:s text:c="2"/>Corporate Governance Age: <text:s text:c="2"/>68 <text:s text:c="5"/>Other <text:s/>Public <text:s/>Company <text:s/>Boards: <text:s/>IHS <text:s/>Inc.</text:p>
          </table:table-cell>
          <table:table-cell table:style-name="ce1" office:value-type="float" office:value="0.1115" calcext:value-type="float">
            <text:p>0.1115</text:p>
          </table:table-cell>
        </table:table-row>
        <table:table-row table:style-name="ro3">
          <table:table-cell table:style-name="ce1" office:value-type="string" calcext:value-type="string">
            <text:p>SOCENV_INC</text:p>
          </table:table-cell>
          <table:table-cell table:style-name="ce2" office:value-type="string" calcext:value-type="string">
            <text:p>He is also a member of the <text:s/>American <text:s/>Academy <text:s/>of <text:s/>Actuaries, <text:s/>a <text:s/>Fellow <text:s/>of <text:s/>the <text:s/>Society <text:s/>of <text:s/>Actuaries <text:s/>and <text:s/>a <text:s/>Trustee <text:s/>Emeritus <text:s/>of <text:s/>the <text:s/>Actuarial Foundation</text:p>
          </table:table-cell>
          <table:table-cell table:style-name="ce1" office:value-type="float" office:value="0.1864" calcext:value-type="float">
            <text:p>0.1864</text:p>
          </table:table-cell>
        </table:table-row>
        <table:table-row table:style-name="ro3">
          <table:table-cell table:style-name="ce1" office:value-type="string" calcext:value-type="string">
            <text:p>COMP_CON</text:p>
          </table:table-cell>
          <table:table-cell table:style-name="ce2" office:value-type="string" calcext:value-type="string">
            <text:p>He also currently serves on the Risk Committee of Aviva plc and chairs the Audit Committee of Resolution Life Holdings</text:p>
          </table:table-cell>
          <table:table-cell table:style-name="ce1" office:value-type="float" office:value="0.0928" calcext:value-type="float">
            <text:p>0.0928</text:p>
          </table:table-cell>
        </table:table-row>
        <table:table-row table:style-name="ro3">
          <table:table-cell table:style-name="ce1" office:value-type="string" calcext:value-type="string">
            <text:p>SOCENV_INC</text:p>
          </table:table-cell>
          <table:table-cell table:style-name="ce2" office:value-type="string" calcext:value-type="string">
            <text:p>Given <text:s/>Mr. <text:s/>Stein’s <text:s/>experience <text:s/>and <text:s/>qualifications, <text:s/>the <text:s/>Company <text:s/>has <text:s/>designated <text:s/>him <text:s/>as <text:s/>an <text:s/>Audit <text:s/>Committee financial expert for purposes of SEC Regulation S-K, Item 407(d)(5)</text:p>
          </table:table-cell>
          <table:table-cell table:style-name="ce1" office:value-type="float" office:value="0.6566" calcext:value-type="float">
            <text:p>0.6566</text:p>
          </table:table-cell>
        </table:table-row>
        <table:table-row table:style-name="ro6">
          <table:table-cell table:style-name="ce1" office:value-type="string" calcext:value-type="string">
            <text:p>COMP_CON</text:p>
          </table:table-cell>
          <table:table-cell table:style-name="ce2" office:value-type="string" calcext:value-type="string">
            <text:p>Changes to Compensation Levels and Pay Mix in 2015 In <text:s/>January <text:s/>2015, <text:s/>Towers <text:s/>Watson <text:s/>presented <text:s/>data <text:s/>to <text:s/>the <text:s/>Compensation <text:s/>Committee <text:s/>demonstrating <text:s/>that <text:s/>target <text:s/>total <text:s/>direct compensation (base salary, target annual incentive compensation and target long-term incentive compensation) of most of our NEOs continued to be generally aligned with or fall below median levels for similarly situated executives at companies in our compensation peer group</text:p>
          </table:table-cell>
          <table:table-cell table:style-name="ce1" office:value-type="float" office:value="0.966" calcext:value-type="float">
            <text:p>0.966</text:p>
          </table:table-cell>
        </table:table-row>
        <table:table-row table:style-name="ro5">
          <table:table-cell table:style-name="ce1" office:value-type="string" calcext:value-type="string">
            <text:p>SOCENV_INC</text:p>
          </table:table-cell>
          <table:table-cell table:style-name="ce2" office:value-type="string" calcext:value-type="string">
            <text:p>To <text:s/>continue <text:s/>to <text:s/>align <text:s/>NEO <text:s/>compensation <text:s/>with <text:s/>median <text:s/>levels, <text:s/>the <text:s/>Compensation <text:s/>Committee <text:s/>made <text:s/>changes <text:s/>to <text:s/>certain elements of NEO compensation as illustrated in the following chart: <text:s text:c="7"/>Base Salary <text:s text:c="4"/>Target Annual Incentive <text:s text:c="4"/>Target Long-term Incentive <text:s text:c="4"/>Target Total Direct Compensation <text:s text:c="2"/>NEO <text:s text:c="2"/>YE 2014 <text:s text:c="4"/>YE 2015 <text:s text:c="4"/>YE 2014 <text:s text:c="4"/>YE 2015 <text:s text:c="4"/>YE 2014 <text:s text:c="4"/>YE 2015 <text:s text:c="4"/>YE 2014 <text:s text:c="4"/>YE 2015 <text:s text:c="2"/>Alan B. Colberg <text:s text:c="2"/>$ 700,000 <text:s text:c="4"/>$ 850,000 <text:s text:c="6"/>100% <text:s text:c="5"/>160% <text:s text:c="5"/>225% <text:s text:c="5"/>450% <text:s text:c="3"/>$ 2,975,000 <text:s text:c="4"/>$ 6,035,000 <text:s text:c="2"/>Christopher J. Pagano <text:s text:c="2"/>$ 615,000 <text:s text:c="4"/>$ 650,000 <text:s text:c="6"/>120% <text:s text:c="5"/>120% <text:s text:c="5"/>225% <text:s text:c="5"/>250% <text:s text:c="3"/>$ 2,736,750 <text:s text:c="4"/>$ 3,055,000 <text:s text:c="2"/>Gene E. Mergelmeyer <text:s text:c="2"/>$ 615,000 <text:s text:c="4"/>$ 630,000 <text:s text:c="6"/>120% <text:s text:c="5"/>120% <text:s text:c="5"/>225% <text:s text:c="5"/>225% <text:s text:c="3"/>$ 2,736,750 <text:s text:c="4"/>$ 2,803,500 <text:s text:c="2"/>Bart R. Schwartz <text:s text:c="2"/>$ 565,000 <text:s text:c="4"/>$ 585,000 <text:s text:c="6"/>100% <text:s text:c="5"/>100% <text:s text:c="5"/>225% <text:s text:c="5"/>225% <text:s text:c="3"/>$ 2,401,250 <text:s text:c="4"/>$ 2,486,250 <text:s text:c="2"/>S</text:p>
          </table:table-cell>
          <table:table-cell table:style-name="ce1" office:value-type="float" office:value="0.5329" calcext:value-type="float">
            <text:p>0.5329</text:p>
          </table:table-cell>
        </table:table-row>
        <table:table-row table:style-name="ro1">
          <table:table-cell table:style-name="ce1" office:value-type="string" calcext:value-type="string">
            <text:p>SOCENV_INC</text:p>
          </table:table-cell>
          <table:table-cell table:style-name="ce2" office:value-type="string" calcext:value-type="string">
            <text:p>However, <text:s/>under <text:s/>Section <text:s/>162(m)(6), <text:s/>which <text:s/>was <text:s/>added <text:s/>as <text:s/>part <text:s/>of <text:s/>the <text:s/>Patient Protection and Affordable Care Act, certain companies with health insurance businesses may not deduct compensation in excess of $500,000</text:p>
          </table:table-cell>
          <table:table-cell table:style-name="ce1" office:value-type="float" office:value="0.3818" calcext:value-type="float">
            <text:p>0.3818</text:p>
          </table:table-cell>
        </table:table-row>
        <table:table-row table:style-name="ro3">
          <table:table-cell table:style-name="ce1" office:value-type="string" calcext:value-type="string">
            <text:p>COMP_CON</text:p>
          </table:table-cell>
          <table:table-cell table:style-name="ce2" office:value-type="string" calcext:value-type="string">
            <text:p>In addition, for a discussion of changes to the Company’s peer group for its 2016 compensation programs, please see the section entitled “Level of Compensation Provided” beginning on page 30</text:p>
          </table:table-cell>
          <table:table-cell table:style-name="ce1" office:value-type="float" office:value="0.2971" calcext:value-type="float">
            <text:p>0.2971</text:p>
          </table:table-cell>
        </table:table-row>
        <table:table-row table:style-name="ro2">
          <table:table-cell table:style-name="ce1" office:value-type="string" calcext:value-type="string">
            <text:p>COMP_CON</text:p>
          </table:table-cell>
          <table:table-cell table:style-name="ce2" office:value-type="string" calcext:value-type="string">
            <text:p>(“Towers <text:s/>Watson”) <text:s/>(the <text:s/>Compensation Committee’s <text:s/>independent <text:s/>compensation <text:s/>consultant), <text:s/>undertook <text:s/>an <text:s/>annual <text:s/>risk <text:s/>review <text:s/>of <text:s/>the <text:s/>Company’s <text:s/>variable <text:s/>pay plans, <text:s/>policies <text:s/>and <text:s/>practices <text:s/>for <text:s/>all <text:s/>employees, <text:s/>and <text:s/>did <text:s/>not <text:s/>identify <text:s/>any <text:s/>risks <text:s/>that <text:s/>are <text:s/>reasonably <text:s/>likely <text:s/>to <text:s/>have <text:s/>a material adverse effect on the Company</text:p>
          </table:table-cell>
          <table:table-cell table:style-name="ce1" office:value-type="float" office:value="0.997" calcext:value-type="float">
            <text:p>0.997</text:p>
          </table:table-cell>
        </table:table-row>
        <table:table-row table:style-name="ro4">
          <table:table-cell table:style-name="ce1" office:value-type="string" calcext:value-type="string">
            <text:p>COMP_CON</text:p>
          </table:table-cell>
          <table:table-cell table:style-name="ce2" office:value-type="string" calcext:value-type="string">
            <text:p>In <text:s/>2015, <text:s/>the <text:s/>Compensation <text:s/>Committee, <text:s/>assisted <text:s/>by <text:s/>Towers <text:s/>Watson <text:s/>&amp; <text:s/>Co.</text:p>
          </table:table-cell>
          <table:table-cell table:style-name="ce1" office:value-type="float" office:value="0.9932" calcext:value-type="float">
            <text:p>0.9932</text:p>
          </table:table-cell>
        </table:table-row>
        <table:table-row table:style-name="ro3">
          <table:table-cell table:style-name="ce1" office:value-type="string" calcext:value-type="string">
            <text:p>COMP_CON</text:p>
          </table:table-cell>
          <table:table-cell table:style-name="ce2" office:value-type="string" calcext:value-type="string">
            <text:p>At <text:s text:c="2"/>the Compensation Committee’s request, the independent compensation consultant provides <text:s text:c="2"/>29</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Input from Independent Compensation Consultant The Compensation Committee engaged Towers Watson as its independent compensation consultant until July 2015</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The Compensation <text:s text:c="2"/>Committee <text:s text:c="2"/>has <text:s text:c="2"/>since <text:s text:c="2"/>engaged <text:s text:c="2"/>Semler <text:s text:c="2"/>Brossy <text:s text:c="2"/>Consulting <text:s text:c="2"/>Group, <text:s text:c="2"/>LLC <text:s text:c="2"/>(“Semler <text:s text:c="2"/>Brossy”)</text:p>
          </table:table-cell>
          <table:table-cell table:style-name="ce1" office:value-type="float" office:value="0.9912" calcext:value-type="float">
            <text:p>0.9912</text:p>
          </table:table-cell>
        </table:table-row>
        <table:table-row table:style-name="ro1">
          <table:table-cell table:style-name="ce1" office:value-type="string" calcext:value-type="string">
            <text:p>COMP_CON</text:p>
          </table:table-cell>
          <table:table-cell table:style-name="ce2" office:value-type="string" calcext:value-type="string">
            <text:p>For <text:s/>2015, <text:s/>the <text:s/>Compensation <text:s/>Committee <text:s/>evaluated <text:s/>the <text:s/>recommendations <text:s/>of <text:s/>the <text:s/>CEO <text:s/>(for <text:s/>the <text:s/>compensation <text:s/>of <text:s/>the <text:s/>other NEOs) <text:s/>along <text:s/>with <text:s/>information <text:s/>and <text:s/>analysis <text:s/>provided <text:s/>by <text:s/>Towers <text:s/>Watson, <text:s/>including <text:s/>publicly <text:s/>available <text:s/>peer <text:s/>group compensation <text:s/>data</text:p>
          </table:table-cell>
          <table:table-cell table:style-name="ce1" office:value-type="float" office:value="0.9987" calcext:value-type="float">
            <text:p>0.9987</text:p>
          </table:table-cell>
        </table:table-row>
        <table:table-row table:style-name="ro3">
          <table:table-cell table:style-name="ce1" office:value-type="string" calcext:value-type="string">
            <text:p>COMP_CON</text:p>
          </table:table-cell>
          <table:table-cell table:style-name="ce2" office:value-type="string" calcext:value-type="string">
            <text:p>Towers <text:s/>Watson <text:s/>also <text:s/>provided <text:s/>survey <text:s/>data <text:s/>based <text:s/>on <text:s/>its <text:s/>Financial <text:s/>Services <text:s/>database <text:s/>for <text:s/>the Committee’s <text:s/>reference</text:p>
          </table:table-cell>
          <table:table-cell table:style-name="ce1" office:value-type="float" office:value="0.9882" calcext:value-type="float">
            <text:p>0.9882</text:p>
          </table:table-cell>
        </table:table-row>
        <table:table-row table:style-name="ro3">
          <table:table-cell table:style-name="ce1" office:value-type="string" calcext:value-type="string">
            <text:p>COMP_CON</text:p>
          </table:table-cell>
          <table:table-cell table:style-name="ce2" office:value-type="string" calcext:value-type="string">
            <text:p>Committee reviews pay for performance analysis prepared by independent compensation consultant</text:p>
          </table:table-cell>
          <table:table-cell table:style-name="ce1" office:value-type="float" office:value="0.9994" calcext:value-type="float">
            <text:p>0.9994</text:p>
          </table:table-cell>
        </table:table-row>
        <table:table-row table:style-name="ro1">
          <table:table-cell table:style-name="ce1" office:value-type="string" calcext:value-type="string">
            <text:p>COMP_CON</text:p>
          </table:table-cell>
          <table:table-cell table:style-name="ce2" office:value-type="string" calcext:value-type="string">
            <text:p>In 2015, we aimed to set target total direct compensation for each NEO at approximately the median level provided to executives with similar responsibilities at companies in our compensation peer group, on the basis of the most recent publicly available data, as analyzed by Towers Watson</text:p>
          </table:table-cell>
          <table:table-cell table:style-name="ce1" office:value-type="float" office:value="0.9795" calcext:value-type="float">
            <text:p>0.9795</text:p>
          </table:table-cell>
        </table:table-row>
        <table:table-row table:style-name="ro12">
          <table:table-cell table:style-name="ce1" office:value-type="string" calcext:value-type="string">
            <text:p>COMP_CON</text:p>
          </table:table-cell>
          <table:table-cell table:style-name="ce2" office:value-type="string" calcext:value-type="string">
            <text:p>In <text:s/>connection <text:s/>with <text:s/>its <text:s/>engagement <text:s/>of <text:s/>Semler <text:s/>Brossy <text:s/>as <text:s/>its <text:s/>independent <text:s/>compensation <text:s/>consultant <text:s/>in <text:s/>2015, <text:s/>the Compensation <text:s/>Committee <text:s/>conducted <text:s/>an <text:s/>independence <text:s/>review <text:s/>of <text:s/>Semler <text:s/>Brossy, <text:s/>considering <text:s/>certain <text:s/>factors, <text:s/>including, among <text:s/>other <text:s/>things: <text:s/>(1) <text:s/>other <text:s/>services <text:s/>provided <text:s/>to <text:s/>us <text:s/>by <text:s/>the <text:s/>consultant; <text:s/>(2) <text:s/>fees <text:s/>paid <text:s/>by <text:s/>us <text:s/>as <text:s/>a <text:s/>percentage <text:s/>of <text:s/>the consulting firm’s total revenue; (3) policies or procedures maintained by the consulting firm that are designed to prevent a conflict <text:s/>of <text:s/>interest; <text:s/>(4) <text:s/>any <text:s/>business <text:s/>or <text:s/>personal <text:s/>relationships <text:s/>between <text:s/>the <text:s/>individual <text:s/>consultants <text:s/>involved <text:s/>in <text:s/>the engagement and a member of the Compensation Committee; (5) any company stock owned by the individual consultants involved <text:s/>in <text:s/>the <text:s/>engagement; <text:s/>and <text:s/>(6) <text:s/>any <text:s/>business <text:s/>or <text:s/>personal <text:s/>relationships <text:s/>between <text:s/>our <text:s/>executive <text:s/>officers <text:s/>and <text:s/>the consulting <text:s/>firm <text:s/>or <text:s/>the <text:s/>individual <text:s/>consultants <text:s/>involved <text:s/>in <text:s/>the <text:s/>engagement</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The <text:s/>independent <text:s/>compensation <text:s/>consultant <text:s/>also <text:s/>reviewed <text:s/>and <text:s/>provided <text:s/>input <text:s/>on <text:s/>the <text:s/>portions <text:s/>of <text:s/>the Company’s annual proxy statement regarding executive and director compensation matters</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The <text:s/>independent <text:s/>compensation <text:s/>consultant <text:s/>participates <text:s/>in most Compensation Committee meetings, in each case at the request of the Chair of the Compensation Committee</text:p>
          </table:table-cell>
          <table:table-cell table:style-name="ce1" office:value-type="float" office:value="0.9997" calcext:value-type="float">
            <text:p>0.9997</text:p>
          </table:table-cell>
        </table:table-row>
        <table:table-row table:style-name="ro2">
          <table:table-cell table:style-name="ce1" office:value-type="string" calcext:value-type="string">
            <text:p>COMP_CON</text:p>
          </table:table-cell>
          <table:table-cell table:style-name="ce2" office:value-type="string" calcext:value-type="string">
            <text:p>At <text:s/>the <text:s/>direction <text:s/>of <text:s/>the <text:s/>Chair <text:s/>of <text:s/>the <text:s/>Compensation <text:s/>Committee, <text:s/>the <text:s/>independent <text:s/>compensation <text:s/>consultant <text:s/>reviews Compensation Committee materials and management’s recommendations in advance of each Compensation Committee meeting <text:s/>or <text:s/>other <text:s/>Compensation <text:s/>Committee <text:s/>communication</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He <text:s/>annually <text:s/>reviews <text:s/>the <text:s/>performance <text:s/>and <text:s/>compensation <text:s/>of <text:s/>each member <text:s text:c="2"/>of <text:s text:c="2"/>our <text:s text:c="2"/>Management <text:s text:c="2"/>Committee <text:s text:c="2"/>in <text:s text:c="2"/>consultation <text:s text:c="2"/>with <text:s text:c="2"/>the <text:s text:c="2"/>Chief <text:s text:c="2"/>Human <text:s text:c="2"/>Resources <text:s text:c="2"/>Officer <text:s text:c="2"/>and <text:s text:c="2"/>makes recommendations <text:s/>regarding <text:s/>their <text:s/>compensation <text:s/>to <text:s/>the <text:s/>Compensation <text:s/>Committee</text:p>
          </table:table-cell>
          <table:table-cell table:style-name="ce1" office:value-type="float" office:value="0.9017" calcext:value-type="float">
            <text:p>0.9017</text:p>
          </table:table-cell>
        </table:table-row>
        <table:table-row table:style-name="ro1">
          <table:table-cell table:style-name="ce1" office:value-type="string" calcext:value-type="string">
            <text:p>COMP_CON</text:p>
          </table:table-cell>
          <table:table-cell table:style-name="ce2" office:value-type="string" calcext:value-type="string">
            <text:p>Generally, <text:s/>the <text:s/>CEO completes a self-assessment of his own performance against prescribed criteria and each independent director separately assesses <text:s/>CEO <text:s/>performance <text:s/>using <text:s/>the <text:s/>same <text:s/>criteria</text:p>
          </table:table-cell>
          <table:table-cell table:style-name="ce1" office:value-type="float" office:value="0.0506" calcext:value-type="float">
            <text:p>0.0506</text:p>
          </table:table-cell>
        </table:table-row>
        <table:table-row table:style-name="ro1">
          <table:table-cell table:style-name="ce1" office:value-type="string" calcext:value-type="string">
            <text:p>COMP_CON</text:p>
          </table:table-cell>
          <table:table-cell table:style-name="ce2" office:value-type="string" calcext:value-type="string">
            <text:p>The decisions <text:s/>made <text:s/>by <text:s/>the <text:s/>Compensation <text:s/>Committee <text:s/>are <text:s/>the <text:s/>responsibility <text:s/>of <text:s/>the <text:s/>Compensation <text:s/>Committee <text:s/>and <text:s/>may <text:s/>reflect factors other than the recommendations and information provided by the independent compensation consultant</text:p>
          </table:table-cell>
          <table:table-cell table:style-name="ce1" office:value-type="float" office:value="0.9996" calcext:value-type="float">
            <text:p>0.9996</text:p>
          </table:table-cell>
        </table:table-row>
        <table:table-row table:style-name="ro1">
          <table:table-cell table:style-name="ce1" office:value-type="string" calcext:value-type="string">
            <text:p>COMP_CON</text:p>
          </table:table-cell>
          <table:table-cell table:style-name="ce2" office:value-type="string" calcext:value-type="string">
            <text:p>The <text:s/>CEO <text:s/>also <text:s/>provides <text:s/>input <text:s/>to <text:s/>the Compensation <text:s/>Committee, <text:s/>in <text:s/>consultation <text:s/>with <text:s/>the <text:s/>Company’s <text:s/>CFO <text:s/>and <text:s/>the <text:s/>Chief <text:s/>Human <text:s/>Resources <text:s/>Officer, <text:s/>on <text:s/>the annual incentive plan performance goals for the Company’s executive officers</text:p>
          </table:table-cell>
          <table:table-cell table:style-name="ce1" office:value-type="float" office:value="0.681" calcext:value-type="float">
            <text:p>0.681</text:p>
          </table:table-cell>
        </table:table-row>
        <table:table-row table:style-name="ro1">
          <table:table-cell table:style-name="ce1" office:value-type="string" calcext:value-type="string">
            <text:p>SOCENV_INC</text:p>
          </table:table-cell>
          <table:table-cell table:style-name="ce2" office:value-type="string" calcext:value-type="string">
            <text:p>The <text:s/>CEO <text:s/>also <text:s/>provides <text:s/>input <text:s/>to <text:s/>the Compensation <text:s/>Committee, <text:s/>in <text:s/>consultation <text:s/>with <text:s/>the <text:s/>Company’s <text:s/>CFO <text:s/>and <text:s/>the <text:s/>Chief <text:s/>Human <text:s/>Resources <text:s/>Officer, <text:s/>on <text:s/>the annual incentive plan performance goals for the Company’s executive officers</text:p>
          </table:table-cell>
          <table:table-cell table:style-name="ce1" office:value-type="float" office:value="0.0582" calcext:value-type="float">
            <text:p>0.0582</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also meets periodically in executive session without any members of management present to discuss recommendations and make decisions with respect to compensation of the Company’s executive officers</text:p>
          </table:table-cell>
          <table:table-cell table:style-name="ce1" office:value-type="float" office:value="0.0651" calcext:value-type="float">
            <text:p>0.0651</text:p>
          </table:table-cell>
        </table:table-row>
        <table:table-row table:style-name="ro4">
          <table:table-cell table:style-name="ce1" office:value-type="string" calcext:value-type="string">
            <text:p>COMP_CON</text:p>
          </table:table-cell>
          <table:table-cell table:style-name="ce2" office:value-type="string" calcext:value-type="string">
            <text:p>Committee also considers input from the CEO on compensation of other NEOs</text:p>
          </table:table-cell>
          <table:table-cell table:style-name="ce1" office:value-type="float" office:value="0.1344" calcext:value-type="float">
            <text:p>0.1344</text:p>
          </table:table-cell>
        </table:table-row>
        <table:table-row table:style-name="ro3">
          <table:table-cell table:style-name="ce1" office:value-type="string" calcext:value-type="string">
            <text:p>COMP_CON</text:p>
          </table:table-cell>
          <table:table-cell table:style-name="ce2" office:value-type="string" calcext:value-type="string">
            <text:p>In fulfilling its responsibilities, the Committee may delegate any or all of its responsibilities to a subcommittee of the Compensation Committee</text:p>
          </table:table-cell>
          <table:table-cell table:style-name="ce1" office:value-type="float" office:value="0.1275" calcext:value-type="float">
            <text:p>0.1275</text:p>
          </table:table-cell>
        </table:table-row>
        <table:table-row table:style-name="ro4">
          <table:table-cell table:style-name="ce1" office:value-type="string" calcext:value-type="string">
            <text:p>COMP_CON</text:p>
          </table:table-cell>
          <table:table-cell table:style-name="ce2" office:value-type="string" calcext:value-type="string">
            <text:p>The <text:s/>Compensation <text:s/>Committee <text:s/>concluded <text:s/>that Semler Brossy has no conflict of interest</text:p>
          </table:table-cell>
          <table:table-cell table:style-name="ce1" office:value-type="float" office:value="0.9948" calcext:value-type="float">
            <text:p>0.9948</text:p>
          </table:table-cell>
        </table:table-row>
        <table:table-row table:style-name="ro1">
          <table:table-cell table:style-name="ce1" office:value-type="string" calcext:value-type="string">
            <text:p>COMP_CON</text:p>
          </table:table-cell>
          <table:table-cell table:style-name="ce2" office:value-type="string" calcext:value-type="string">
            <text:p>The <text:s/>Compensation <text:s/>Committee’s <text:s/>charter <text:s/>and <text:s/>our <text:s/>Corporate <text:s/>Governance <text:s/>Guidelines <text:s/>are <text:s/>available <text:s/>under <text:s/>the “Corporate Governance” tab of the “Investor Relations” section of our website at http://ir.assurant.com</text:p>
          </table:table-cell>
          <table:table-cell table:style-name="ce1" office:value-type="float" office:value="0.1833" calcext:value-type="float">
            <text:p>0.1833</text:p>
          </table:table-cell>
        </table:table-row>
        <table:table-row table:style-name="ro1">
          <table:table-cell table:style-name="ce1" office:value-type="string" calcext:value-type="string">
            <text:p>COMP_CON</text:p>
          </table:table-cell>
          <table:table-cell table:style-name="ce2" office:value-type="string" calcext:value-type="string">
            <text:p>Among <text:s/>other <text:s/>things, <text:s/>the <text:s/>independent <text:s/>compensation <text:s/>consultant prepares <text:s/>reports, <text:s/>delivers <text:s/>presentations <text:s/>and <text:s/>engages <text:s/>in <text:s/>discussions <text:s/>with <text:s/>the <text:s/>Compensation <text:s/>Committee <text:s/>regarding <text:s/>the information <text:s text:c="2"/>collected</text:p>
          </table:table-cell>
          <table:table-cell table:style-name="ce1" office:value-type="float" office:value="0.9997" calcext:value-type="float">
            <text:p>0.9997</text:p>
          </table:table-cell>
        </table:table-row>
        <table:table-row table:style-name="ro1">
          <table:table-cell table:style-name="ce1" office:value-type="string" calcext:value-type="string">
            <text:p>COMP_CON</text:p>
          </table:table-cell>
          <table:table-cell table:style-name="ce2" office:value-type="string" calcext:value-type="string">
            <text:p>Role of Management In <text:s/>addition <text:s/>to <text:s/>receiving <text:s/>input <text:s/>from <text:s/>its <text:s/>independent <text:s/>compensation <text:s/>consultant, <text:s/>the <text:s/>Compensation <text:s/>Committee <text:s/>also <text:s/>receives recommendations from the CEO on the compensation of each member of the Management Committee other than himself</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The <text:s/>Compensation <text:s/>Committee <text:s/>is <text:s/>composed <text:s/>entirely <text:s/>of independent directors, as determined in accordance with its charter, our Corporate Governance Guidelines and applicable NYSE <text:s/>rules</text:p>
          </table:table-cell>
          <table:table-cell table:style-name="ce1" office:value-type="float" office:value="0.745" calcext:value-type="float">
            <text:p>0.745</text:p>
          </table:table-cell>
        </table:table-row>
        <table:table-row table:style-name="ro4">
          <table:table-cell table:style-name="ce1" office:value-type="string" calcext:value-type="string">
            <text:p>COMP_CON</text:p>
          </table:table-cell>
          <table:table-cell table:style-name="ce2" office:value-type="string" calcext:value-type="string">
            <text:p>Committee reviews target direct compensation at peer group companies</text:p>
          </table:table-cell>
          <table:table-cell table:style-name="ce1" office:value-type="float" office:value="0.2271" calcext:value-type="float">
            <text:p>0.2271</text:p>
          </table:table-cell>
        </table:table-row>
        <table:table-row table:style-name="ro1">
          <table:table-cell table:style-name="ce1" office:value-type="string" calcext:value-type="string">
            <text:p>COMP_CON</text:p>
          </table:table-cell>
          <table:table-cell table:style-name="ce2" office:value-type="string" calcext:value-type="string">
            <text:p>For <text:s/>more <text:s/>information <text:s/>on <text:s/>the <text:s/>role <text:s/>of <text:s/>the <text:s/>independent compensation consultant in compensation recommendations and decisions, please see the section entitled “CD&amp;A <text:s/>– Input from Independent Compensation Consultant” on page 29 above</text:p>
          </table:table-cell>
          <table:table-cell table:style-name="ce1" office:value-type="float" office:value="0.9992" calcext:value-type="float">
            <text:p>0.9992</text:p>
          </table:table-cell>
        </table:table-row>
        <table:table-row table:style-name="ro11">
          <table:table-cell table:style-name="ce1" office:value-type="string" calcext:value-type="string">
            <text:p>COMP_CON</text:p>
          </table:table-cell>
          <table:table-cell table:style-name="ce2" office:value-type="string" calcext:value-type="string">
            <text:p>Table of Contents Corporate Governance <text:s text:c="2"/>Role of Independent Compensation Consultant The Compensation Committee engaged Towers Watson from 2007 up until July 2015 and Semler Brossy thereafter as its independent <text:s/>compensation <text:s/>consultant <text:s/>to <text:s/>provide <text:s/>analysis <text:s/>and <text:s/>advice <text:s/>on <text:s/>such <text:s/>items <text:s/>as <text:s/>pay <text:s/>competitiveness, <text:s/>incentive plan design, performance measurement, design and use of equity compensation and other relevant market practices and trends <text:s/>with <text:s/>respect <text:s/>to <text:s/>executive <text:s/>and <text:s/>director <text:s/>compensation</text:p>
          </table:table-cell>
          <table:table-cell table:style-name="ce1" office:value-type="float" office:value="0.9999" calcext:value-type="float">
            <text:p>0.9999</text:p>
          </table:table-cell>
        </table:table-row>
        <table:table-row table:style-name="ro12">
          <table:table-cell table:style-name="ce1" office:value-type="string" calcext:value-type="string">
            <text:p>COMP_CON</text:p>
          </table:table-cell>
          <table:table-cell table:style-name="ce2" office:value-type="string" calcext:value-type="string">
            <text:p>In <text:s/>connection <text:s/>with <text:s/>its <text:s/>engagement <text:s/>in <text:s/>2015 <text:s/>of <text:s/>Semler <text:s/>Brossy <text:s/>as <text:s/>its <text:s/>independent <text:s/>compensation <text:s/>consultant, <text:s/>the Compensation <text:s/>Committee <text:s/>conducted <text:s/>an <text:s/>independence <text:s/>review <text:s/>of <text:s/>Semler <text:s/>Brossy, <text:s/>considering <text:s/>certain <text:s/>factors, <text:s/>including, among <text:s/>other <text:s/>things: <text:s/>(1) <text:s/>other <text:s/>services <text:s/>provided <text:s/>to <text:s/>us <text:s/>by <text:s/>the <text:s/>consultant; <text:s/>(2) <text:s/>fees <text:s/>paid <text:s/>by <text:s/>us <text:s/>as <text:s/>a <text:s/>percentage <text:s/>of <text:s/>the consulting firm’s total revenue; (3) policies or procedures maintained by the consulting firm that are designed to prevent a conflict <text:s/>of <text:s/>interest; <text:s/>(4) <text:s/>any <text:s/>business <text:s/>or <text:s/>personal <text:s/>relationships <text:s/>between <text:s/>the <text:s/>individual <text:s/>consultants <text:s/>involved <text:s/>in <text:s/>the engagement and a member of the Compensation Committee; (5) any company stock owned by the individual consultants involved <text:s/>in <text:s/>the <text:s/>engagement; <text:s/>and <text:s/>(6) <text:s/>any <text:s/>business <text:s/>or <text:s/>personal <text:s/>relationships <text:s/>between <text:s/>our <text:s/>executive <text:s/>officers <text:s/>and <text:s/>the consulting <text:s/>firm <text:s/>or <text:s/>the <text:s/>individual <text:s/>consultants <text:s/>involved <text:s/>in <text:s/>the <text:s/>engagement</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As <text:s/>a <text:s/>result <text:s/>of <text:s/>this <text:s/>review, <text:s/>the <text:s/>Compensation Committee concluded that no conflict of interest exists with respect to the services provided by Semler Brossy</text:p>
          </table:table-cell>
          <table:table-cell table:style-name="ce1" office:value-type="float" office:value="0.996" calcext:value-type="float">
            <text:p>0.996</text:p>
          </table:table-cell>
        </table:table-row>
        <table:table-row table:style-name="ro2">
          <table:table-cell table:style-name="ce1" office:value-type="string" calcext:value-type="string">
            <text:p>COMP_CON</text:p>
          </table:table-cell>
          <table:table-cell table:style-name="ce2" office:value-type="string" calcext:value-type="string">
            <text:p>Additionally, <text:s/>in <text:s/>2015, <text:s/>the <text:s/>Compensation <text:s/>Committee <text:s/>engaged <text:s/>ClearBridge <text:s/>Compensation <text:s/>Group <text:s/>(“ClearBridge”) <text:s/>as <text:s/>a special <text:s/>independent <text:s/>compensation <text:s/>consultant <text:s/>to <text:s/>assist <text:s/>and <text:s/>advise <text:s/>the <text:s/>Compensation <text:s/>Committee <text:s/>on <text:s/>matters <text:s/>relating <text:s/>to compensation terms for certain severance arrangements with certain executives of the Company</text:p>
          </table:table-cell>
          <table:table-cell table:style-name="ce1" office:value-type="float" office:value="0.9992" calcext:value-type="float">
            <text:p>0.9992</text:p>
          </table:table-cell>
        </table:table-row>
        <table:table-row table:style-name="ro3">
          <table:table-cell table:style-name="ce1" office:value-type="string" calcext:value-type="string">
            <text:p>COMP_CON</text:p>
          </table:table-cell>
          <table:table-cell table:style-name="ce2" office:value-type="string" calcext:value-type="string">
            <text:p>In 2013 Coventry Health Care, Inc. was removed from the group due to its acquisition by Aetna Inc. in May 2013</text:p>
          </table:table-cell>
          <table:table-cell table:style-name="ce1" office:value-type="float" office:value="0.3582" calcext:value-type="float">
            <text:p>0.3582</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Compensation Discussion &amp; Analysis Part III - The Compensation Committee’s Decision-Making Process <text:s text:c="2"/>analysis and advice on such items as pay competitiveness, incentive plan design, performance measurement, design and use <text:s/>of <text:s/>equity <text:s/>compensation <text:s/>and <text:s/>relevant <text:s/>market <text:s/>practices <text:s/>and <text:s/>trends <text:s/>with <text:s/>respect <text:s/>to <text:s/>the <text:s/>compensation <text:s/>of <text:s/>our <text:s/>executive officers <text:s/>and <text:s/>non-management <text:s/>directors <text:s/>(as <text:s/>applicable)</text:p>
          </table:table-cell>
          <table:table-cell table:style-name="ce1" office:value-type="float" office:value="0.1245" calcext:value-type="float">
            <text:p>0.1245</text:p>
          </table:table-cell>
        </table:table-row>
        <table:table-row table:style-name="ro4">
          <table:table-cell table:style-name="ce1" office:value-type="string" calcext:value-type="string">
            <text:p>COMP_CON</text:p>
          </table:table-cell>
          <table:table-cell table:style-name="ce2" office:value-type="string" calcext:value-type="string">
            <text:p>Colberg does not serve on any Board committees</text:p>
          </table:table-cell>
          <table:table-cell table:style-name="ce1" office:value-type="float" office:value="0.1381" calcext:value-type="float">
            <text:p>0.1381</text:p>
          </table:table-cell>
        </table:table-row>
        <table:table-row table:style-name="ro6">
          <table:table-cell table:style-name="ce1" office:value-type="string" calcext:value-type="string">
            <text:p>SOCENV_INC</text:p>
          </table:table-cell>
          <table:table-cell table:style-name="ce2" office:value-type="string" calcext:value-type="string">
            <text:p>Board of Directors Committee Composition <text:s text:c="8"/>Audit <text:s text:c="7"/>Compensation <text:s text:c="11"/>Nominating and <text:s text:c="4"/>Corporate Governance <text:s text:c="3"/>Finance and Investment Elaine D. Rosen + <text:s text:c="9"/>x <text:s text:c="12"/>Howard L. Carver <text:s text:c="3"/>x <text:s text:c="6"/>p <text:s text:c="6"/>Juan N. Cento <text:s text:c="9"/>x <text:s text:c="3"/>x <text:s text:c="6"/>Elyse Douglas <text:s text:c="3"/>x <text:s text:c="12"/>p Lawrence V. Jackson <text:s text:c="9"/>p <text:s text:c="9"/>x Charles J. Koch <text:s text:c="9"/>x <text:s text:c="9"/>x Jean-Paul L. Montupet <text:s text:c="13"/>x <text:s text:c="3"/>x Paul J. Reilly <text:s text:c="3"/>x <text:s text:c="7"/>x <text:s text:c="6"/>Robert W. Stein <text:s text:c="3"/>p <text:s text:c="16"/>+ <text:s/>Non-Executive Chair of the Board</text:p>
          </table:table-cell>
          <table:table-cell table:style-name="ce1" office:value-type="float" office:value="0.0718" calcext:value-type="float">
            <text:p>0.0718</text:p>
          </table:table-cell>
        </table:table-row>
        <table:table-row table:style-name="ro1">
          <table:table-cell table:style-name="ce1" office:value-type="string" calcext:value-type="string">
            <text:p>SOCENV_INC</text:p>
          </table:table-cell>
          <table:table-cell table:style-name="ce2" office:value-type="string" calcext:value-type="string">
            <text:p>Policy Against Independent Corporate Political Expenditures* *(The Political Expenditures Policy is located in the “Corporate Governance” subsection of the “Investor Relations” section of our website at http://ir.assurant.com .)</text:p>
          </table:table-cell>
          <table:table-cell table:style-name="ce1" office:value-type="float" office:value="0.1584" calcext:value-type="float">
            <text:p>0.1584</text:p>
          </table:table-cell>
        </table:table-row>
        <table:table-row table:style-name="ro1">
          <table:table-cell table:style-name="ce1" office:value-type="string" calcext:value-type="string">
            <text:p>COMP_CON</text:p>
          </table:table-cell>
          <table:table-cell table:style-name="ce2" office:value-type="string" calcext:value-type="string">
            <text:p>Policy Against Independent Corporate Political Expenditures* *(The Political Expenditures Policy is located in the “Corporate Governance” subsection of the “Investor Relations” section of our website at http://ir.assurant.com .)</text:p>
          </table:table-cell>
          <table:table-cell table:style-name="ce1" office:value-type="float" office:value="0.1109" calcext:value-type="float">
            <text:p>0.1109</text:p>
          </table:table-cell>
        </table:table-row>
        <table:table-row table:style-name="ro4">
          <table:table-cell table:style-name="ce1" office:value-type="string" calcext:value-type="string">
            <text:p>COMP_CON</text:p>
          </table:table-cell>
          <table:table-cell table:style-name="ce2" office:value-type="string" calcext:value-type="string">
            <text:p>All Board Committees Authorized to Retain Independent Advisors</text:p>
          </table:table-cell>
          <table:table-cell table:style-name="ce1" office:value-type="float" office:value="0.073" calcext:value-type="float">
            <text:p>0.073</text:p>
          </table:table-cell>
        </table:table-row>
        <table:table-row table:style-name="ro4">
          <table:table-cell table:style-name="ce1" office:value-type="string" calcext:value-type="string">
            <text:p>SOCENV_INC</text:p>
          </table:table-cell>
          <table:table-cell table:style-name="ce2" office:value-type="string" calcext:value-type="string">
            <text:p>Code of Ethics Applicable to all Employees and Directors</text:p>
          </table:table-cell>
          <table:table-cell table:style-name="ce1" office:value-type="float" office:value="0.6368" calcext:value-type="float">
            <text:p>0.6368</text:p>
          </table:table-cell>
        </table:table-row>
        <table:table-row table:style-name="ro3">
          <table:table-cell table:style-name="ce1" office:value-type="string" calcext:value-type="string">
            <text:p>SOCENV_INC</text:p>
          </table:table-cell>
          <table:table-cell table:style-name="ce2" office:value-type="string" calcext:value-type="string">
            <text:p>Table of Contents Corporate Governance CORPORATE GOVERNANCE The following section provides an overview of Assurant’s corporate governance practices</text:p>
          </table:table-cell>
          <table:table-cell table:style-name="ce1" office:value-type="float" office:value="0.0919" calcext:value-type="float">
            <text:p>0.0919</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Corporate Governance CORPORATE GOVERNANCE The following section provides an overview of Assurant’s corporate governance practices</text:p>
          </table:table-cell>
          <table:table-cell table:style-name="ce1" office:value-type="float" office:value="0.2545" calcext:value-type="float">
            <text:p>0.2545</text:p>
          </table:table-cell>
        </table:table-row>
        <table:table-row table:style-name="ro4">
          <table:table-cell table:style-name="ce1" office:value-type="string" calcext:value-type="string">
            <text:p>SOCENV_INC</text:p>
          </table:table-cell>
          <table:table-cell table:style-name="ce2" office:value-type="string" calcext:value-type="string">
            <text:p>Highlights of Assurant Corporate Governance Framework</text:p>
          </table:table-cell>
          <table:table-cell table:style-name="ce1" office:value-type="float" office:value="0.2897" calcext:value-type="float">
            <text:p>0.2897</text:p>
          </table:table-cell>
        </table:table-row>
        <table:table-row table:style-name="ro3">
          <table:table-cell table:style-name="ce1" office:value-type="string" calcext:value-type="string">
            <text:p>SOCENV_INC</text:p>
          </table:table-cell>
          <table:table-cell table:style-name="ce2" office:value-type="string" calcext:value-type="string">
            <text:p>The <text:s/>Audit <text:s/>Committee <text:s/>focuses <text:s/>on <text:s/>risks <text:s/>relating <text:s/>to <text:s/>the <text:s/>Company’s <text:s/>financial <text:s/>reporting, <text:s/>legal <text:s/>compliance, <text:s/>ethics <text:s/>and <text:s/>fraud deterrence, <text:s/>and <text:s/>internal <text:s/>controls <text:s/>and <text:s/>procedures</text:p>
          </table:table-cell>
          <table:table-cell table:style-name="ce1" office:value-type="float" office:value="0.4621" calcext:value-type="float">
            <text:p>0.4621</text:p>
          </table:table-cell>
        </table:table-row>
        <table:table-row table:style-name="ro1">
          <table:table-cell table:style-name="ce1" office:value-type="string" calcext:value-type="string">
            <text:p>SOCENV_INC</text:p>
          </table:table-cell>
          <table:table-cell table:style-name="ce2" office:value-type="string" calcext:value-type="string">
            <text:p>The <text:s/>Senior <text:s/>Vice <text:s/>President <text:s/>of <text:s/>Risk <text:s/>and <text:s/>Advisory <text:s/>Services, <text:s/>who <text:s/>oversees <text:s/>the <text:s/>Company’s <text:s/>internal <text:s/>audit function, <text:s/>reports <text:s/>directly <text:s/>to <text:s/>the <text:s/>Chair <text:s/>of <text:s/>the <text:s/>Audit <text:s/>Committee, <text:s/>as <text:s/>well <text:s/>as <text:s/>to <text:s/>the <text:s/>Executive <text:s/>Vice <text:s/>President, <text:s/>Chief <text:s/>Legal Officer and Secretary</text:p>
          </table:table-cell>
          <table:table-cell table:style-name="ce1" office:value-type="float" office:value="0.1443" calcext:value-type="float">
            <text:p>0.1443</text:p>
          </table:table-cell>
        </table:table-row>
        <table:table-row table:style-name="ro3">
          <table:table-cell table:style-name="ce1" office:value-type="string" calcext:value-type="string">
            <text:p>COMP_CON</text:p>
          </table:table-cell>
          <table:table-cell table:style-name="ce2" office:value-type="string" calcext:value-type="string">
            <text:p>With the assistance of its independent compensation consultant, the Compensation Committee <text:s text:c="2"/>62</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focuses on risks in areas such as executive retention and compensation plan design</text:p>
          </table:table-cell>
          <table:table-cell table:style-name="ce1" office:value-type="float" office:value="0.0509" calcext:value-type="float">
            <text:p>0.0509</text:p>
          </table:table-cell>
        </table:table-row>
        <table:table-row table:style-name="ro2">
          <table:table-cell table:style-name="ce1" office:value-type="string" calcext:value-type="string">
            <text:p>SOCENV_INC</text:p>
          </table:table-cell>
          <table:table-cell table:style-name="ce2" office:value-type="string" calcext:value-type="string">
            <text:p>The <text:s/>Audit <text:s/>Committee <text:s/>regularly <text:s/>reviews <text:s/>the <text:s/>Company’s <text:s/>financial statements and public disclosures, receives updates from corporate committees focused on the aforementioned risk areas and <text:s/>reviews <text:s/>the <text:s/>effectiveness <text:s/>of <text:s/>the <text:s/>Company’s <text:s/>internal <text:s/>control <text:s/>environment <text:s/>and <text:s/>compliance <text:s/>program</text:p>
          </table:table-cell>
          <table:table-cell table:style-name="ce1" office:value-type="float" office:value="0.2178" calcext:value-type="float">
            <text:p>0.2178</text:p>
          </table:table-cell>
        </table:table-row>
        <table:table-row table:style-name="ro4">
          <table:table-cell table:style-name="ce1" office:value-type="string" calcext:value-type="string">
            <text:p>COMP_CON</text:p>
          </table:table-cell>
          <table:table-cell table:style-name="ce2" office:value-type="string" calcext:value-type="string">
            <text:p>The <text:s/>ERMC <text:s/>also <text:s/>provides <text:s/>its <text:s/>meeting <text:s/>minutes <text:s/>to <text:s/>the <text:s/>full <text:s/>Board <text:s/>regularly <text:s/>for <text:s/>its review</text:p>
          </table:table-cell>
          <table:table-cell table:style-name="ce1" office:value-type="float" office:value="0.1738" calcext:value-type="float">
            <text:p>0.1738</text:p>
          </table:table-cell>
        </table:table-row>
        <table:table-row table:style-name="ro2">
          <table:table-cell table:style-name="ce1" office:value-type="string" calcext:value-type="string">
            <text:p>COMP_CON</text:p>
          </table:table-cell>
          <table:table-cell table:style-name="ce2" office:value-type="string" calcext:value-type="string">
            <text:p>The <text:s/>ERMC develops risk assessment and risk management policies, facilitates reporting and prioritizing in the assessment of risk, and coordinates <text:s/>with <text:s/>the <text:s/>Company’s <text:s/>Business <text:s/>Unit <text:s/>Risk <text:s/>Committees, <text:s/>Risk <text:s/>and <text:s/>Advisory <text:s/>Services <text:s/>department, <text:s/>and <text:s/>other corporate committees and departments charged with functions related to risk management</text:p>
          </table:table-cell>
          <table:table-cell table:style-name="ce1" office:value-type="float" office:value="0.2731" calcext:value-type="float">
            <text:p>0.2731</text:p>
          </table:table-cell>
        </table:table-row>
        <table:table-row table:style-name="ro2">
          <table:table-cell table:style-name="ce1" office:value-type="string" calcext:value-type="string">
            <text:p>SOCENV_INC</text:p>
          </table:table-cell>
          <table:table-cell table:style-name="ce2" office:value-type="string" calcext:value-type="string">
            <text:p>The <text:s/>ERMC develops risk assessment and risk management policies, facilitates reporting and prioritizing in the assessment of risk, and coordinates <text:s/>with <text:s/>the <text:s/>Company’s <text:s/>Business <text:s/>Unit <text:s/>Risk <text:s/>Committees, <text:s/>Risk <text:s/>and <text:s/>Advisory <text:s/>Services <text:s/>department, <text:s/>and <text:s/>other corporate committees and departments charged with functions related to risk management</text:p>
          </table:table-cell>
          <table:table-cell table:style-name="ce1" office:value-type="float" office:value="0.1963" calcext:value-type="float">
            <text:p>0.1963</text:p>
          </table:table-cell>
        </table:table-row>
        <table:table-row table:style-name="ro1">
          <table:table-cell table:style-name="ce1" office:value-type="string" calcext:value-type="string">
            <text:p>SOCENV_INC</text:p>
          </table:table-cell>
          <table:table-cell table:style-name="ce2" office:value-type="string" calcext:value-type="string">
            <text:p>Because <text:s/>the <text:s/>risks <text:s/>faced <text:s/>by <text:s/>the <text:s/>Company <text:s/>span <text:s/>a <text:s/>wide <text:s/>variety <text:s/>of <text:s/>disciplines, <text:s/>both <text:s/>senior management <text:s/>and <text:s/>the <text:s/>Board <text:s/>are <text:s/>involved <text:s/>in <text:s/>oversight <text:s/>of <text:s/>the <text:s/>Company’s <text:s/>risk <text:s/>management <text:s/>policies <text:s/>and <text:s/>practices</text:p>
          </table:table-cell>
          <table:table-cell table:style-name="ce1" office:value-type="float" office:value="0.0642" calcext:value-type="float">
            <text:p>0.0642</text:p>
          </table:table-cell>
        </table:table-row>
        <table:table-row table:style-name="ro3">
          <table:table-cell table:style-name="ce1" office:value-type="string" calcext:value-type="string">
            <text:p>COMP_CON</text:p>
          </table:table-cell>
          <table:table-cell table:style-name="ce2" office:value-type="string" calcext:value-type="string">
            <text:p>As the independent Chair of the Board, Ms. Rosen is the presiding director and chairs the executive sessions of the Board</text:p>
          </table:table-cell>
          <table:table-cell table:style-name="ce1" office:value-type="float" office:value="0.2122" calcext:value-type="float">
            <text:p>0.2122</text:p>
          </table:table-cell>
        </table:table-row>
        <table:table-row table:style-name="ro1">
          <table:table-cell table:style-name="ce1" office:value-type="string" calcext:value-type="string">
            <text:p>COMP_CON</text:p>
          </table:table-cell>
          <table:table-cell table:style-name="ce2" office:value-type="string" calcext:value-type="string">
            <text:p>Board Leadership Structure and Role in Risk Oversight In <text:s/>line <text:s/>with <text:s/>corporate <text:s/>governance <text:s/>best <text:s/>practices <text:s/>and <text:s/>the <text:s/>interests <text:s/>of <text:s/>stockholders, <text:s/>our <text:s/>Board <text:s/>has <text:s/>been <text:s/>chaired <text:s/>by <text:s/>an independent <text:s/>director <text:s/>since <text:s/>Assurant <text:s/>became <text:s/>a <text:s/>publicly <text:s/>traded <text:s/>company <text:s/>in <text:s/>2004</text:p>
          </table:table-cell>
          <table:table-cell table:style-name="ce1" office:value-type="float" office:value="0.0922" calcext:value-type="float">
            <text:p>0.0922</text:p>
          </table:table-cell>
        </table:table-row>
        <table:table-row table:style-name="ro1">
          <table:table-cell table:style-name="ce1" office:value-type="string" calcext:value-type="string">
            <text:p>SOCENV_INC</text:p>
          </table:table-cell>
          <table:table-cell table:style-name="ce2" office:value-type="string" calcext:value-type="string">
            <text:p>Board Leadership Structure and Role in Risk Oversight In <text:s/>line <text:s/>with <text:s/>corporate <text:s/>governance <text:s/>best <text:s/>practices <text:s/>and <text:s/>the <text:s/>interests <text:s/>of <text:s/>stockholders, <text:s/>our <text:s/>Board <text:s/>has <text:s/>been <text:s/>chaired <text:s/>by <text:s/>an independent <text:s/>director <text:s/>since <text:s/>Assurant <text:s/>became <text:s/>a <text:s/>publicly <text:s/>traded <text:s/>company <text:s/>in <text:s/>2004</text:p>
          </table:table-cell>
          <table:table-cell table:style-name="ce1" office:value-type="float" office:value="0.0617" calcext:value-type="float">
            <text:p>0.0617</text:p>
          </table:table-cell>
        </table:table-row>
        <table:table-row table:style-name="ro3">
          <table:table-cell table:style-name="ce1" office:value-type="string" calcext:value-type="string">
            <text:p>COMP_CON</text:p>
          </table:table-cell>
          <table:table-cell table:style-name="ce2" office:value-type="string" calcext:value-type="string">
            <text:p>Our Corporate Governance Guidelines state that if the Chair of the Board is an independent director, then the Chair shall serve as the presiding director</text:p>
          </table:table-cell>
          <table:table-cell table:style-name="ce1" office:value-type="float" office:value="0.3134" calcext:value-type="float">
            <text:p>0.3134</text:p>
          </table:table-cell>
        </table:table-row>
        <table:table-row table:style-name="ro3">
          <table:table-cell table:style-name="ce1" office:value-type="string" calcext:value-type="string">
            <text:p>SOCENV_INC</text:p>
          </table:table-cell>
          <table:table-cell table:style-name="ce2" office:value-type="string" calcext:value-type="string">
            <text:p>Our Corporate Governance Guidelines state that if the Chair of the Board is an independent director, then the Chair shall serve as the presiding director</text:p>
          </table:table-cell>
          <table:table-cell table:style-name="ce1" office:value-type="float" office:value="0.1254" calcext:value-type="float">
            <text:p>0.1254</text:p>
          </table:table-cell>
        </table:table-row>
        <table:table-row table:style-name="ro1">
          <table:table-cell table:style-name="ce1" office:value-type="string" calcext:value-type="string">
            <text:p>COMP_CON</text:p>
          </table:table-cell>
          <table:table-cell table:style-name="ce2" office:value-type="string" calcext:value-type="string">
            <text:p>In 2015, after three <text:s/>consecutive <text:s/>years <text:s/>of <text:s/>utilizing <text:s/>an <text:s/>outside <text:s/>consultant, <text:s/>the <text:s/>Nominating <text:s/>Committee <text:s/>worked <text:s/>with <text:s/>the <text:s/>Corporate Secretary’s Department to conduct the self-assessment process for each committee and the Board</text:p>
          </table:table-cell>
          <table:table-cell table:style-name="ce1" office:value-type="float" office:value="0.9953" calcext:value-type="float">
            <text:p>0.9953</text:p>
          </table:table-cell>
        </table:table-row>
        <table:table-row table:style-name="ro1">
          <table:table-cell table:style-name="ce1" office:value-type="string" calcext:value-type="string">
            <text:p>COMP_CON</text:p>
          </table:table-cell>
          <table:table-cell table:style-name="ce2" office:value-type="string" calcext:value-type="string">
            <text:p>A <text:s/>stockholder <text:s/>who <text:s/>wishes <text:s/>to <text:s/>recommend <text:s/>a <text:s/>candidate <text:s/>for <text:s/>nomination <text:s/>to <text:s/>the <text:s/>Board <text:s/>must submit such recommendation in writing to the Corporate Secretary of Assurant, c/o the Law Department, Assurant, Inc., 28 Liberty Street, 41st floor, New York, New York <text:s text:c="2"/>63</text:p>
          </table:table-cell>
          <table:table-cell table:style-name="ce1" office:value-type="float" office:value="0.0611" calcext:value-type="float">
            <text:p>0.0611</text:p>
          </table:table-cell>
        </table:table-row>
        <table:table-row table:style-name="ro1">
          <table:table-cell table:style-name="ce1" office:value-type="string" calcext:value-type="string">
            <text:p>SOCENV_INC</text:p>
          </table:table-cell>
          <table:table-cell table:style-name="ce2" office:value-type="string" calcext:value-type="string">
            <text:p>A <text:s/>stockholder <text:s/>who <text:s/>wishes <text:s/>to <text:s/>recommend <text:s/>a <text:s/>candidate <text:s/>for <text:s/>nomination <text:s/>to <text:s/>the <text:s/>Board <text:s/>must submit such recommendation in writing to the Corporate Secretary of Assurant, c/o the Law Department, Assurant, Inc., 28 Liberty Street, 41st floor, New York, New York <text:s text:c="2"/>63</text:p>
          </table:table-cell>
          <table:table-cell table:style-name="ce1" office:value-type="float" office:value="0.0793" calcext:value-type="float">
            <text:p>0.0793</text:p>
          </table:table-cell>
        </table:table-row>
        <table:table-row table:style-name="ro1">
          <table:table-cell table:style-name="ce1" office:value-type="string" calcext:value-type="string">
            <text:p>COMP_CON</text:p>
          </table:table-cell>
          <table:table-cell table:style-name="ce2" office:value-type="string" calcext:value-type="string">
            <text:p>The <text:s/>Nominating <text:s/>Committee <text:s/>oversees <text:s/>and <text:s/>approves <text:s/>the <text:s/>management continuity and succession process, questions of director independence and conflicts of interest, and the Board’s corporate governance <text:s/>policies <text:s/>and <text:s/>procedures</text:p>
          </table:table-cell>
          <table:table-cell table:style-name="ce1" office:value-type="float" office:value="0.4158" calcext:value-type="float">
            <text:p>0.4158</text:p>
          </table:table-cell>
        </table:table-row>
        <table:table-row table:style-name="ro1">
          <table:table-cell table:style-name="ce1" office:value-type="string" calcext:value-type="string">
            <text:p>SOCENV_INC</text:p>
          </table:table-cell>
          <table:table-cell table:style-name="ce2" office:value-type="string" calcext:value-type="string">
            <text:p>The <text:s/>Nominating <text:s/>Committee <text:s/>oversees <text:s/>and <text:s/>approves <text:s/>the <text:s/>management continuity and succession process, questions of director independence and conflicts of interest, and the Board’s corporate governance <text:s/>policies <text:s/>and <text:s/>procedures</text:p>
          </table:table-cell>
          <table:table-cell table:style-name="ce1" office:value-type="float" office:value="0.1226" calcext:value-type="float">
            <text:p>0.1226</text:p>
          </table:table-cell>
        </table:table-row>
        <table:table-row table:style-name="ro2">
          <table:table-cell table:style-name="ce1" office:value-type="string" calcext:value-type="string">
            <text:p>COMP_CON</text:p>
          </table:table-cell>
          <table:table-cell table:style-name="ce2" office:value-type="string" calcext:value-type="string">
            <text:p>In 2015 the Board and these committees met as follows: <text:s text:c="8"/>Board* <text:s text:c="3"/>Audit <text:s text:c="3"/>Compensation <text:s text:c="3"/>Nominating and Corporate Governance <text:s text:c="2"/>Number of Meetings in 2015 <text:s text:c="3"/>10 <text:s text:c="3"/>17 <text:s text:c="3"/>9 <text:s text:c="3"/>5 <text:s text:c="2"/>* (Directors <text:s/>met <text:s/>in <text:s/>executive <text:s/>session <text:s/>at <text:s/>seven <text:s/>Board <text:s/>meetings, <text:s/>including <text:s/>separate <text:s/>sessions <text:s/>during <text:s/>each <text:s/>executive session consisting exclusively of independent directors.)</text:p>
          </table:table-cell>
          <table:table-cell table:style-name="ce1" office:value-type="float" office:value="0.7066" calcext:value-type="float">
            <text:p>0.7066</text:p>
          </table:table-cell>
        </table:table-row>
        <table:table-row table:style-name="ro2">
          <table:table-cell table:style-name="ce1" office:value-type="string" calcext:value-type="string">
            <text:p>SOCENV_INC</text:p>
          </table:table-cell>
          <table:table-cell table:style-name="ce2" office:value-type="string" calcext:value-type="string">
            <text:p>Nominating and Corporate Governance Committee The <text:s/>Nominating <text:s/>Committee <text:s/>reviews <text:s/>and <text:s/>recommends <text:s/>to <text:s/>the <text:s/>Board, <text:s/>among <text:s/>other <text:s/>things, <text:s/>Board <text:s/>membership <text:s/>criteria, nominees for election as directors, membership of the committees of the Board and matters relating to the performance, diversity <text:s/>and <text:s/>independence <text:s/>of <text:s/>Board <text:s/>members</text:p>
          </table:table-cell>
          <table:table-cell table:style-name="ce1" office:value-type="float" office:value="0.8797" calcext:value-type="float">
            <text:p>0.8797</text:p>
          </table:table-cell>
        </table:table-row>
        <table:table-row table:style-name="ro3">
          <table:table-cell table:style-name="ce1" office:value-type="string" calcext:value-type="string">
            <text:p>SOCENV_INC</text:p>
          </table:table-cell>
          <table:table-cell table:style-name="ce2" office:value-type="string" calcext:value-type="string">
            <text:p>Our Board has a standing Audit Committee, a standing Compensation Committee, and a standing Nominating Committee</text:p>
          </table:table-cell>
          <table:table-cell table:style-name="ce1" office:value-type="float" office:value="0.3162" calcext:value-type="float">
            <text:p>0.3162</text:p>
          </table:table-cell>
        </table:table-row>
        <table:table-row table:style-name="ro4">
          <table:table-cell table:style-name="ce1" office:value-type="string" calcext:value-type="string">
            <text:p>COMP_CON</text:p>
          </table:table-cell>
          <table:table-cell table:style-name="ce2" office:value-type="string" calcext:value-type="string">
            <text:p>This <text:s/>Policy prohibits direct independent political expenditures by the Company</text:p>
          </table:table-cell>
          <table:table-cell table:style-name="ce1" office:value-type="float" office:value="0.1069" calcext:value-type="float">
            <text:p>0.1069</text:p>
          </table:table-cell>
        </table:table-row>
        <table:table-row table:style-name="ro1">
          <table:table-cell table:style-name="ce1" office:value-type="string" calcext:value-type="string">
            <text:p>SOCENV_INC</text:p>
          </table:table-cell>
          <table:table-cell table:style-name="ce2" office:value-type="string" calcext:value-type="string">
            <text:p>Board and Committee Meetings and Attendance Each <text:s/>Board <text:s/>member <text:s/>is <text:s/>expected <text:s/>to <text:s/>dedicate <text:s/>to <text:s/>the <text:s/>Company <text:s/>sufficient <text:s/>time, <text:s/>energy <text:s/>and <text:s/>attention <text:s/>to <text:s/>ensure <text:s/>the <text:s/>diligent performance of the director’s duties</text:p>
          </table:table-cell>
          <table:table-cell table:style-name="ce1" office:value-type="float" office:value="0.0876" calcext:value-type="float">
            <text:p>0.0876</text:p>
          </table:table-cell>
        </table:table-row>
        <table:table-row table:style-name="ro3">
          <table:table-cell table:style-name="ce1" office:value-type="string" calcext:value-type="string">
            <text:p>COMP_CON</text:p>
          </table:table-cell>
          <table:table-cell table:style-name="ce2" office:value-type="string" calcext:value-type="string">
            <text:p>In the course of its 2015 review, the Compensation Committee did not identify any risks that are reasonably likely to have a material adverse effect on the Company</text:p>
          </table:table-cell>
          <table:table-cell table:style-name="ce1" office:value-type="float" office:value="0.8225" calcext:value-type="float">
            <text:p>0.8225</text:p>
          </table:table-cell>
        </table:table-row>
        <table:table-row table:style-name="ro1">
          <table:table-cell table:style-name="ce1" office:value-type="string" calcext:value-type="string">
            <text:p>COMP_CON</text:p>
          </table:table-cell>
          <table:table-cell table:style-name="ce2" office:value-type="string" calcext:value-type="string">
            <text:p>All directors attended at least 75% of the combined total meetings of the full Board and the committees on which he or she served <text:s/>in <text:s/>2015, <text:s/>and <text:s/>the <text:s/>average <text:s/>attendance <text:s/>of <text:s/>all <text:s/>directors <text:s/>in <text:s/>2015 <text:s/>was <text:s/>over <text:s/>95%</text:p>
          </table:table-cell>
          <table:table-cell table:style-name="ce1" office:value-type="float" office:value="0.1181" calcext:value-type="float">
            <text:p>0.1181</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rporate Governance <text:s text:c="2"/>undertakes an annual risk review of the Company’s variable pay plans, policies and practices for all employees, including the Company’s executive officers</text:p>
          </table:table-cell>
          <table:table-cell table:style-name="ce1" office:value-type="float" office:value="0.107" calcext:value-type="float">
            <text:p>0.107</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Corporate Governance <text:s text:c="2"/>undertakes an annual risk review of the Company’s variable pay plans, policies and practices for all employees, including the Company’s executive officers</text:p>
          </table:table-cell>
          <table:table-cell table:style-name="ce1" office:value-type="float" office:value="0.163" calcext:value-type="float">
            <text:p>0.163</text:p>
          </table:table-cell>
        </table:table-row>
        <table:table-row table:style-name="ro6">
          <table:table-cell table:style-name="ce1" office:value-type="string" calcext:value-type="string">
            <text:p>COMP_CON</text:p>
          </table:table-cell>
          <table:table-cell table:style-name="ce2" office:value-type="string" calcext:value-type="string">
            <text:p>The Compensation Committee establishes, reviews and monitors our compensation philosophy and practices in order to assist <text:s/>the <text:s/>Board <text:s/>in <text:s/>the <text:s/>fulfillment <text:s/>of <text:s/>its <text:s/>responsibilities <text:s/>relating <text:s/>to <text:s/>(1) <text:s/>the <text:s/>Company’s <text:s/>compensation <text:s/>programs <text:s/>and <text:s/>the compensation <text:s/>of <text:s/>the <text:s/>Company’s <text:s/>executives <text:s/>and <text:s/>(2) <text:s/>the <text:s/>production <text:s/>of <text:s/>an <text:s/>annual <text:s/>report <text:s/>on <text:s/>executive <text:s/>compensation <text:s/>for inclusion <text:s/>in <text:s/>our <text:s/>proxy <text:s/>statement</text:p>
          </table:table-cell>
          <table:table-cell table:style-name="ce1" office:value-type="float" office:value="0.2753" calcext:value-type="float">
            <text:p>0.2753</text:p>
          </table:table-cell>
        </table:table-row>
        <table:table-row table:style-name="ro6">
          <table:table-cell table:style-name="ce1" office:value-type="string" calcext:value-type="string">
            <text:p>SOCENV_INC</text:p>
          </table:table-cell>
          <table:table-cell table:style-name="ce2" office:value-type="string" calcext:value-type="string">
            <text:p>Audit Committee Financial Expert The <text:s/>Board <text:s/>has <text:s/>determined <text:s/>that <text:s/>all <text:s/>members <text:s/>of <text:s/>the <text:s/>Audit <text:s/>Committee <text:s/>are <text:s/>independent <text:s/>as <text:s/>independence <text:s/>is <text:s/>defined <text:s/>in <text:s/>the applicable <text:s/>listing <text:s/>standards <text:s/>and <text:s/>financially <text:s/>literate <text:s/>as <text:s/>that <text:s/>qualification <text:s/>has <text:s/>been <text:s/>interpreted <text:s/>by <text:s/>the <text:s/>Board <text:s/>in <text:s/>its <text:s/>business judgment and that Messrs. Carver and Stein are “audit committee financial experts” for purposes of SEC Regulation S-K, Item 407(d)(5)</text:p>
          </table:table-cell>
          <table:table-cell table:style-name="ce1" office:value-type="float" office:value="0.1124" calcext:value-type="float">
            <text:p>0.1124</text:p>
          </table:table-cell>
        </table:table-row>
        <table:table-row table:style-name="ro7">
          <table:table-cell table:style-name="ce1" office:value-type="string" calcext:value-type="string">
            <text:p>SOCENV_INC</text:p>
          </table:table-cell>
          <table:table-cell table:style-name="ce2" office:value-type="string" calcext:value-type="string">
            <text:p>Recommendations <text:s/>by <text:s/>the <text:s/>Nominating <text:s/>Committee <text:s/>of <text:s/>candidates <text:s/>for inclusion <text:s/>in <text:s/>the <text:s/>Board’s <text:s/>slate <text:s/>of <text:s/>director <text:s/>nominees <text:s/>are <text:s/>based <text:s/>upon <text:s/>the <text:s/>criteria <text:s/>set <text:s/>forth <text:s/>in <text:s/>the <text:s/>Company’s <text:s/>Corporate Governance <text:s/>Guidelines, <text:s/>including <text:s/>the <text:s/>candidate’s <text:s/>knowledge, <text:s/>experience <text:s/>and <text:s/>skills <text:s/>with <text:s/>respect <text:s/>to <text:s/>accounting <text:s/>and finance, business judgment, management, industry knowledge, leadership and strategy/vision, and the candidate’s ability to <text:s/>demonstrate <text:s/>certain <text:s/>personal <text:s/>characteristics, <text:s/>including <text:s/>integrity, <text:s/>accountability, <text:s/>informed <text:s/>judgment, <text:s/>financial <text:s/>literacy, mature confidence, interpersonal skills and high performance standards</text:p>
          </table:table-cell>
          <table:table-cell table:style-name="ce1" office:value-type="float" office:value="0.8304" calcext:value-type="float">
            <text:p>0.8304</text:p>
          </table:table-cell>
        </table:table-row>
        <table:table-row table:style-name="ro11">
          <table:table-cell table:style-name="ce1" office:value-type="string" calcext:value-type="string">
            <text:p>COMP_CON</text:p>
          </table:table-cell>
          <table:table-cell table:style-name="ce2" office:value-type="string" calcext:value-type="string">
            <text:p>Audit Committee The Audit Committee’s purpose is (1) to advise and assist the Board in its oversight of our quarterly and annual financial statements, <text:s/>our <text:s/>compliance <text:s/>with <text:s/>legal <text:s/>and <text:s/>regulatory <text:s/>requirements, <text:s/>our <text:s/>independent <text:s/>registered <text:s/>public <text:s/>accounting <text:s/>firm’s qualifications and independence, and the performance and effectiveness of the Company’s internal controls over financial and management information and of the independent registered public accounting firm; and (2) to review and advise the Board <text:s/>on <text:s/>other <text:s/>matters <text:s/>at <text:s/>their <text:s/>request</text:p>
          </table:table-cell>
          <table:table-cell table:style-name="ce1" office:value-type="float" office:value="0.4959" calcext:value-type="float">
            <text:p>0.4959</text:p>
          </table:table-cell>
        </table:table-row>
        <table:table-row table:style-name="ro1">
          <table:table-cell table:style-name="ce1" office:value-type="string" calcext:value-type="string">
            <text:p>SOCENV_INC</text:p>
          </table:table-cell>
          <table:table-cell table:style-name="ce2" office:value-type="string" calcext:value-type="string">
            <text:p>The <text:s/>Nominating <text:s/>Committee <text:s/>actively <text:s/>considers <text:s/>diversity <text:s/>in <text:s/>recruitment <text:s/>and <text:s/>nomination <text:s/>of <text:s/>the <text:s/>Company’s <text:s/>directors <text:s/>and makes recommendations to the Board regarding diversity among director candidates</text:p>
          </table:table-cell>
          <table:table-cell table:style-name="ce1" office:value-type="float" office:value="0.8777" calcext:value-type="float">
            <text:p>0.8777</text:p>
          </table:table-cell>
        </table:table-row>
        <table:table-row table:style-name="ro2">
          <table:table-cell table:style-name="ce1" office:value-type="string" calcext:value-type="string">
            <text:p>SOCENV_INC</text:p>
          </table:table-cell>
          <table:table-cell table:style-name="ce2" office:value-type="string" calcext:value-type="string">
            <text:p>Once the Nominating Committee identifies a need to replace a current member of the Board, to fill vacancies or to expand the size of the Board, it follows a process to <text:s/>identify <text:s/>and <text:s/>evaluate <text:s/>candidates <text:s/>which <text:s/>includes <text:s/>(a) <text:s/>meetings <text:s/>to <text:s/>evaluate <text:s/>biographical <text:s/>information <text:s/>and <text:s/>background material <text:s/>and <text:s/>(b) <text:s/>interviews <text:s/>of <text:s/>selected <text:s/>candidates</text:p>
          </table:table-cell>
          <table:table-cell table:style-name="ce1" office:value-type="float" office:value="0.2862" calcext:value-type="float">
            <text:p>0.2862</text:p>
          </table:table-cell>
        </table:table-row>
        <table:table-row table:style-name="ro11">
          <table:table-cell table:style-name="ce1" office:value-type="string" calcext:value-type="string">
            <text:p>SOCENV_INC</text:p>
          </table:table-cell>
          <table:table-cell table:style-name="ce2" office:value-type="string" calcext:value-type="string">
            <text:p>Audit Committee The Audit Committee’s purpose is (1) to advise and assist the Board in its oversight of our quarterly and annual financial statements, <text:s/>our <text:s/>compliance <text:s/>with <text:s/>legal <text:s/>and <text:s/>regulatory <text:s/>requirements, <text:s/>our <text:s/>independent <text:s/>registered <text:s/>public <text:s/>accounting <text:s/>firm’s qualifications and independence, and the performance and effectiveness of the Company’s internal controls over financial and management information and of the independent registered public accounting firm; and (2) to review and advise the Board <text:s/>on <text:s/>other <text:s/>matters <text:s/>at <text:s/>their <text:s/>request</text:p>
          </table:table-cell>
          <table:table-cell table:style-name="ce1" office:value-type="float" office:value="0.0729" calcext:value-type="float">
            <text:p>0.0729</text:p>
          </table:table-cell>
        </table:table-row>
        <table:table-row table:style-name="ro2">
          <table:table-cell table:style-name="ce1" office:value-type="string" calcext:value-type="string">
            <text:p>COMP_CON</text:p>
          </table:table-cell>
          <table:table-cell table:style-name="ce2" office:value-type="string" calcext:value-type="string">
            <text:p>Once the Nominating Committee identifies a need to replace a current member of the Board, to fill vacancies or to expand the size of the Board, it follows a process to <text:s/>identify <text:s/>and <text:s/>evaluate <text:s/>candidates <text:s/>which <text:s/>includes <text:s/>(a) <text:s/>meetings <text:s/>to <text:s/>evaluate <text:s/>biographical <text:s/>information <text:s/>and <text:s/>background material <text:s/>and <text:s/>(b) <text:s/>interviews <text:s/>of <text:s/>selected <text:s/>candidates</text:p>
          </table:table-cell>
          <table:table-cell table:style-name="ce1" office:value-type="float" office:value="0.1066" calcext:value-type="float">
            <text:p>0.1066</text:p>
          </table:table-cell>
        </table:table-row>
        <table:table-row table:style-name="ro6">
          <table:table-cell table:style-name="ce1" office:value-type="string" calcext:value-type="string">
            <text:p>COMP_CON</text:p>
          </table:table-cell>
          <table:table-cell table:style-name="ce2" office:value-type="string" calcext:value-type="string">
            <text:p>Communicating with the Presiding Director and the Board of Directors To contact the presiding director and the other non-management members of the Board, interested persons may write to: Elaine Rosen, Chair of the Board of Directors, c/o the Law Department, Assurant, Inc., 28 Liberty Street, 41st Floor, New York, New York 10005 or submit questions or concerns by email to boardchair@assurant.com</text:p>
          </table:table-cell>
          <table:table-cell table:style-name="ce1" office:value-type="float" office:value="0.6066" calcext:value-type="float">
            <text:p>0.6066</text:p>
          </table:table-cell>
        </table:table-row>
        <table:table-row table:style-name="ro3">
          <table:table-cell table:style-name="ce1" office:value-type="string" calcext:value-type="string">
            <text:p>COMP_CON</text:p>
          </table:table-cell>
          <table:table-cell table:style-name="ce2" office:value-type="string" calcext:value-type="string">
            <text:p>For more information on the role of management in compensation recommendations and decisions, please see the section entitled “CD&amp;A – Input from Management” on page 29 above</text:p>
          </table:table-cell>
          <table:table-cell table:style-name="ce1" office:value-type="float" office:value="0.1773" calcext:value-type="float">
            <text:p>0.1773</text:p>
          </table:table-cell>
        </table:table-row>
        <table:table-row table:style-name="ro2">
          <table:table-cell table:style-name="ce1" office:value-type="string" calcext:value-type="string">
            <text:p>COMP_CON</text:p>
          </table:table-cell>
          <table:table-cell table:style-name="ce2" office:value-type="string" calcext:value-type="string">
            <text:p>None of the executive officers of the Company currently serves or has served in the past on the board of directors or compensation committee of another company at any time during which an executive officer of such other company served on the Company’s Board or Compensation Committee</text:p>
          </table:table-cell>
          <table:table-cell table:style-name="ce1" office:value-type="float" office:value="0.2564" calcext:value-type="float">
            <text:p>0.2564</text:p>
          </table:table-cell>
        </table:table-row>
        <table:table-row table:style-name="ro1">
          <table:table-cell table:style-name="ce1" office:value-type="string" calcext:value-type="string">
            <text:p>COMP_CON</text:p>
          </table:table-cell>
          <table:table-cell table:style-name="ce2" office:value-type="string" calcext:value-type="string">
            <text:p>No <text:s/>member <text:s/>of <text:s/>the <text:s/>Compensation <text:s/>Committee <text:s/>had <text:s/>any <text:s/>relationship <text:s/>with <text:s/>the <text:s/>Company <text:s/>or <text:s/>any <text:s/>of <text:s/>its subsidiaries during 2015 pursuant to which disclosure would be required under applicable rules of the SEC pertaining to the disclosure of transactions with related persons</text:p>
          </table:table-cell>
          <table:table-cell table:style-name="ce1" office:value-type="float" office:value="0.3728" calcext:value-type="float">
            <text:p>0.3728</text:p>
          </table:table-cell>
        </table:table-row>
        <table:table-row table:style-name="ro3">
          <table:table-cell table:style-name="ce1" office:value-type="string" calcext:value-type="string">
            <text:p>COMP_CON</text:p>
          </table:table-cell>
          <table:table-cell table:style-name="ce2" office:value-type="string" calcext:value-type="string">
            <text:p>Ratification of the appointment of PricewaterhouseCoopers LLP as Independent Registered Public Accounting Firm</text:p>
          </table:table-cell>
          <table:table-cell table:style-name="ce1" office:value-type="float" office:value="0.2647" calcext:value-type="float">
            <text:p>0.2647</text:p>
          </table:table-cell>
        </table:table-row>
        <table:table-row table:style-name="ro1">
          <table:table-cell table:style-name="ce1" office:value-type="string" calcext:value-type="string">
            <text:p>SOCENV_INC</text:p>
          </table:table-cell>
          <table:table-cell table:style-name="ce2" office:value-type="string" calcext:value-type="string">
            <text:p>Doug Howell continued to implement and maintain expense savings initiatives critical to increasing our adjusted EBITDAC margin and successfully managed our tax-advantaged clean energy investments</text:p>
          </table:table-cell>
          <table:table-cell table:style-name="ce1" office:value-type="float" office:value="0.988" calcext:value-type="float">
            <text:p>0.988</text:p>
          </table:table-cell>
        </table:table-row>
        <table:table-row table:style-name="ro3">
          <table:table-cell table:style-name="ce1" office:value-type="string" calcext:value-type="string">
            <text:p>SOCENV_INC</text:p>
          </table:table-cell>
          <table:table-cell table:style-name="ce2" office:value-type="string" calcext:value-type="string">
            <text:p>Mr. English also serves on the board of directors and audit committee of Tower International, Inc., a publicly traded global automotive components manufacturer, of which he has been a <text:s text:c="2"/>4</text:p>
          </table:table-cell>
          <table:table-cell table:style-name="ce1" office:value-type="float" office:value="0.1489" calcext:value-type="float">
            <text:p>0.1489</text:p>
          </table:table-cell>
        </table:table-row>
        <table:table-row table:style-name="ro1">
          <table:table-cell table:style-name="ce1" office:value-type="string" calcext:value-type="string">
            <text:p>COMP_CON</text:p>
          </table:table-cell>
          <table:table-cell table:style-name="ce2" office:value-type="string" calcext:value-type="string">
            <text:p>In 1988 he became Managing Director and in 1996 was appointed Chairman of The Benfield Group, the world’s leading independent reinsurance and risk intermediary at the time, until its acquisition by Aon Corporation in 2008</text:p>
          </table:table-cell>
          <table:table-cell table:style-name="ce1" office:value-type="float" office:value="0.8025" calcext:value-type="float">
            <text:p>0.8025</text:p>
          </table:table-cell>
        </table:table-row>
        <table:table-row table:style-name="ro4">
          <table:table-cell table:style-name="ce1" office:value-type="string" calcext:value-type="string">
            <text:p>COMP_CON</text:p>
          </table:table-cell>
          <table:table-cell table:style-name="ce2" office:value-type="string" calcext:value-type="string">
            <text:p>John Coldman, 68, currently serves on the Audit Committee</text:p>
          </table:table-cell>
          <table:table-cell table:style-name="ce1" office:value-type="float" office:value="0.1748" calcext:value-type="float">
            <text:p>0.1748</text:p>
          </table:table-cell>
        </table:table-row>
        <table:table-row table:style-name="ro1">
          <table:table-cell table:style-name="ce1" office:value-type="string" calcext:value-type="string">
            <text:p>COMP_CON</text:p>
          </table:table-cell>
          <table:table-cell table:style-name="ce2" office:value-type="string" calcext:value-type="string">
            <text:p>Mr. Bax was Managing Partner of the Chicago office of PricewaterhouseCoopers (PwC), an international accounting, auditing and consulting firm, from 1997 until his retirement in 2003, and a partner in the firm for 26 years</text:p>
          </table:table-cell>
          <table:table-cell table:style-name="ce1" office:value-type="float" office:value="0.513" calcext:value-type="float">
            <text:p>0.513</text:p>
          </table:table-cell>
        </table:table-row>
        <table:table-row table:style-name="ro1">
          <table:table-cell table:style-name="ce1" office:value-type="string" calcext:value-type="string">
            <text:p>SOCENV_INC</text:p>
          </table:table-cell>
          <table:table-cell table:style-name="ce2" office:value-type="string" calcext:value-type="string">
            <text:p>Ms. Barrat’s extensive management, operational and financial experience, in particular her deep understanding of the financial services industry and the privacy and cybersecurity issues facing that industry, greatly enhances the Board’s decision making</text:p>
          </table:table-cell>
          <table:table-cell table:style-name="ce1" office:value-type="float" office:value="0.0912" calcext:value-type="float">
            <text:p>0.0912</text:p>
          </table:table-cell>
        </table:table-row>
        <table:table-row table:style-name="ro1">
          <table:table-cell table:style-name="ce1" office:value-type="string" calcext:value-type="string">
            <text:p>SOCENV_INC</text:p>
          </table:table-cell>
          <table:table-cell table:style-name="ce2" office:value-type="string" calcext:value-type="string">
            <text:p>Since 1998, Ms. Barrat has served as a director of NextEra Energy, Inc., one of the largest publicly traded electric power companies in the United States, where she is currently chair of the Governance &amp; Nominating Committee and a member of the Audit Committee</text:p>
          </table:table-cell>
          <table:table-cell table:style-name="ce1" office:value-type="float" office:value="0.1339" calcext:value-type="float">
            <text:p>0.1339</text:p>
          </table:table-cell>
        </table:table-row>
        <table:table-row table:style-name="ro1">
          <table:table-cell table:style-name="ce1" office:value-type="string" calcext:value-type="string">
            <text:p>COMP_CON</text:p>
          </table:table-cell>
          <table:table-cell table:style-name="ce2" office:value-type="string" calcext:value-type="string">
            <text:p>Since 1998, Ms. Barrat has served as a director of NextEra Energy, Inc., one of the largest publicly traded electric power companies in the United States, where she is currently chair of the Governance &amp; Nominating Committee and a member of the Audit Committee</text:p>
          </table:table-cell>
          <table:table-cell table:style-name="ce1" office:value-type="float" office:value="0.2128" calcext:value-type="float">
            <text:p>0.2128</text:p>
          </table:table-cell>
        </table:table-row>
        <table:table-row table:style-name="ro1">
          <table:table-cell table:style-name="ce1" office:value-type="string" calcext:value-type="string">
            <text:p>COMP_CON</text:p>
          </table:table-cell>
          <table:table-cell table:style-name="ce2" office:value-type="string" calcext:value-type="string">
            <text:p>DAVID S. JOHNSON MEMBER OF THE BOARD SINCE 2003 David S. Johnson, 59, currently serves as Chair of the Nominating/Governance Committee and as a member of the Compensation Committee</text:p>
          </table:table-cell>
          <table:table-cell table:style-name="ce1" office:value-type="float" office:value="0.0813" calcext:value-type="float">
            <text:p>0.0813</text:p>
          </table:table-cell>
        </table:table-row>
        <table:table-row table:style-name="ro1">
          <table:table-cell table:style-name="ce1" office:value-type="string" calcext:value-type="string">
            <text:p>SOCENV_INC</text:p>
          </table:table-cell>
          <table:table-cell table:style-name="ce2" office:value-type="string" calcext:value-type="string">
            <text:p>DAVID S. JOHNSON MEMBER OF THE BOARD SINCE 2003 David S. Johnson, 59, currently serves as Chair of the Nominating/Governance Committee and as a member of the Compensation Committee</text:p>
          </table:table-cell>
          <table:table-cell table:style-name="ce1" office:value-type="float" office:value="0.061" calcext:value-type="float">
            <text:p>0.061</text:p>
          </table:table-cell>
        </table:table-row>
        <table:table-row table:style-name="ro1">
          <table:table-cell table:style-name="ce1" office:value-type="string" calcext:value-type="string">
            <text:p>SOCENV_INC</text:p>
          </table:table-cell>
          <table:table-cell table:style-name="ce2" office:value-type="string" calcext:value-type="string">
            <text:p>From January 2010 to February 2011, Mr. Hand served as a member of the board and non-executive Chairman of Environmental Solutions Worldwide, Inc., a publicly traded manufacturer and marketer of environmental control technologies</text:p>
          </table:table-cell>
          <table:table-cell table:style-name="ce1" office:value-type="float" office:value="0.9531" calcext:value-type="float">
            <text:p>0.9531</text:p>
          </table:table-cell>
        </table:table-row>
        <table:table-row table:style-name="ro3">
          <table:table-cell table:style-name="ce1" office:value-type="string" calcext:value-type="string">
            <text:p>SOCENV_INC</text:p>
          </table:table-cell>
          <table:table-cell table:style-name="ce2" office:value-type="string" calcext:value-type="string">
            <text:p>Mr. Hand was a director of Austin Reed Group PLC, a U.K.-based apparel company, from 1995 to 2002, and served as an advisor to the board for a number of years after 2002</text:p>
          </table:table-cell>
          <table:table-cell table:style-name="ce1" office:value-type="float" office:value="0.062" calcext:value-type="float">
            <text:p>0.062</text:p>
          </table:table-cell>
        </table:table-row>
        <table:table-row table:style-name="ro1">
          <table:table-cell table:style-name="ce1" office:value-type="string" calcext:value-type="string">
            <text:p>COMP_CON</text:p>
          </table:table-cell>
          <table:table-cell table:style-name="ce2" office:value-type="string" calcext:value-type="string">
            <text:p>ELBERT O. HAND MEMBER OF THE BOARD SINCE 2002 Elbert O. Hand, 76, currently serves as Chair of the Compensation Committee and as a member of the Nominating/Governance Committee</text:p>
          </table:table-cell>
          <table:table-cell table:style-name="ce1" office:value-type="float" office:value="0.0925" calcext:value-type="float">
            <text:p>0.0925</text:p>
          </table:table-cell>
        </table:table-row>
        <table:table-row table:style-name="ro1">
          <table:table-cell table:style-name="ce1" office:value-type="string" calcext:value-type="string">
            <text:p>SOCENV_INC</text:p>
          </table:table-cell>
          <table:table-cell table:style-name="ce2" office:value-type="string" calcext:value-type="string">
            <text:p>ELBERT O. HAND MEMBER OF THE BOARD SINCE 2002 Elbert O. Hand, 76, currently serves as Chair of the Compensation Committee and as a member of the Nominating/Governance Committee</text:p>
          </table:table-cell>
          <table:table-cell table:style-name="ce1" office:value-type="float" office:value="0.1237" calcext:value-type="float">
            <text:p>0.1237</text:p>
          </table:table-cell>
        </table:table-row>
        <table:table-row table:style-name="ro4">
          <table:table-cell table:style-name="ce1" office:value-type="string" calcext:value-type="string">
            <text:p>SOCENV_INC</text:p>
          </table:table-cell>
          <table:table-cell table:style-name="ce2" office:value-type="string" calcext:value-type="string">
            <text:p>He has also served as a member of Northwestern University’s Kellogg Advisory Board</text:p>
          </table:table-cell>
          <table:table-cell table:style-name="ce1" office:value-type="float" office:value="0.1856" calcext:value-type="float">
            <text:p>0.1856</text:p>
          </table:table-cell>
        </table:table-row>
        <table:table-row table:style-name="ro3">
          <table:table-cell table:style-name="ce1" office:value-type="string" calcext:value-type="string">
            <text:p>COMP_CON</text:p>
          </table:table-cell>
          <table:table-cell table:style-name="ce2" office:value-type="string" calcext:value-type="string">
            <text:p>He also serves on the Board of Trustees of the American Institute for Chartered Property Casualty Underwriters and on the Board of Founding Directors of the International Insurance Foundation</text:p>
          </table:table-cell>
          <table:table-cell table:style-name="ce1" office:value-type="float" office:value="0.0681" calcext:value-type="float">
            <text:p>0.0681</text:p>
          </table:table-cell>
        </table:table-row>
        <table:table-row table:style-name="ro3">
          <table:table-cell table:style-name="ce1" office:value-type="string" calcext:value-type="string">
            <text:p>SOCENV_INC</text:p>
          </table:table-cell>
          <table:table-cell table:style-name="ce2" office:value-type="string" calcext:value-type="string">
            <text:p>He also serves on the Board of Trustees of the American Institute for Chartered Property Casualty Underwriters and on the Board of Founding Directors of the International Insurance Foundation</text:p>
          </table:table-cell>
          <table:table-cell table:style-name="ce1" office:value-type="float" office:value="0.0517" calcext:value-type="float">
            <text:p>0.0517</text:p>
          </table:table-cell>
        </table:table-row>
        <table:table-row table:style-name="ro3">
          <table:table-cell table:style-name="ce1" office:value-type="string" calcext:value-type="string">
            <text:p>SOCENV_INC</text:p>
          </table:table-cell>
          <table:table-cell table:style-name="ce2" office:value-type="string" calcext:value-type="string">
            <text:p>Grainger, a publicly traded broad-based distributor of industrial maintenance, repair and operations supplies</text:p>
          </table:table-cell>
          <table:table-cell table:style-name="ce1" office:value-type="float" office:value="0.052" calcext:value-type="float">
            <text:p>0.052</text:p>
          </table:table-cell>
        </table:table-row>
        <table:table-row table:style-name="ro1">
          <table:table-cell table:style-name="ce1" office:value-type="string" calcext:value-type="string">
            <text:p>COMP_CON</text:p>
          </table:table-cell>
          <table:table-cell table:style-name="ce2" office:value-type="string" calcext:value-type="string">
            <text:p>In addition, Dr. Rosenthal’s academic expertise in applied economics, combined with his decades of experience as a management consultant and director in the insurance sector, greatly enhances the Board’s ability to oversee our assessment and management of material risks</text:p>
          </table:table-cell>
          <table:table-cell table:style-name="ce1" office:value-type="float" office:value="0.9553" calcext:value-type="float">
            <text:p>0.9553</text:p>
          </table:table-cell>
        </table:table-row>
        <table:table-row table:style-name="ro3">
          <table:table-cell table:style-name="ce1" office:value-type="string" calcext:value-type="string">
            <text:p>COMP_CON</text:p>
          </table:table-cell>
          <table:table-cell table:style-name="ce2" office:value-type="string" calcext:value-type="string">
            <text:p>Prior to 1996, Dr. Rosenthal spent 15 years practicing in the property and casualty insurance industry at Morgan Stanley &amp; Co., finishing his tenure there as Managing Director</text:p>
          </table:table-cell>
          <table:table-cell table:style-name="ce1" office:value-type="float" office:value="0.58" calcext:value-type="float">
            <text:p>0.58</text:p>
          </table:table-cell>
        </table:table-row>
        <table:table-row table:style-name="ro11">
          <table:table-cell table:style-name="ce1" office:value-type="string" calcext:value-type="string">
            <text:p>COMP_CON</text:p>
          </table:table-cell>
          <table:table-cell table:style-name="ce2" office:value-type="string" calcext:value-type="string">
            <text:p>Dr. Rosenthal served on the boards of Aspen Insurance Holdings, Ltd., a publicly traded global property and casualty insurance and reinsurance company, from 2002 to 2009, Mutual Risk Management Ltd., a publicly traded off-shore provider of alternative commercial insurance and financial services, from 1997 to 2002, Vesta Insurance Group, Inc., a publicly traded group of insurance companies, from 1996 to 1999, and Alliant Insurance Group Inc., a private insurance brokerage and financial services company, from 2005 to 2007</text:p>
          </table:table-cell>
          <table:table-cell table:style-name="ce1" office:value-type="float" office:value="0.2605" calcext:value-type="float">
            <text:p>0.2605</text:p>
          </table:table-cell>
        </table:table-row>
        <table:table-row table:style-name="ro11">
          <table:table-cell table:style-name="ce1" office:value-type="string" calcext:value-type="string">
            <text:p>SOCENV_INC</text:p>
          </table:table-cell>
          <table:table-cell table:style-name="ce2" office:value-type="string" calcext:value-type="string">
            <text:p>Dr. Rosenthal served on the boards of Aspen Insurance Holdings, Ltd., a publicly traded global property and casualty insurance and reinsurance company, from 2002 to 2009, Mutual Risk Management Ltd., a publicly traded off-shore provider of alternative commercial insurance and financial services, from 1997 to 2002, Vesta Insurance Group, Inc., a publicly traded group of insurance companies, from 1996 to 1999, and Alliant Insurance Group Inc., a private insurance brokerage and financial services company, from 2005 to 2007</text:p>
          </table:table-cell>
          <table:table-cell table:style-name="ce1" office:value-type="float" office:value="0.05" calcext:value-type="float">
            <text:p>0.05</text:p>
          </table:table-cell>
        </table:table-row>
        <table:table-row table:style-name="ro3">
          <table:table-cell table:style-name="ce1" office:value-type="string" calcext:value-type="string">
            <text:p>COMP_CON</text:p>
          </table:table-cell>
          <table:table-cell table:style-name="ce2" office:value-type="string" calcext:value-type="string">
            <text:p>Since 1996, he has been President of Norman L. Rosenthal &amp; Associates, Inc., a management consulting firm that specializes in the property and casualty insurance industry</text:p>
          </table:table-cell>
          <table:table-cell table:style-name="ce1" office:value-type="float" office:value="0.8117" calcext:value-type="float">
            <text:p>0.8117</text:p>
          </table:table-cell>
        </table:table-row>
        <table:table-row table:style-name="ro3">
          <table:table-cell table:style-name="ce1" office:value-type="string" calcext:value-type="string">
            <text:p>COMP_CON</text:p>
          </table:table-cell>
          <table:table-cell table:style-name="ce2" office:value-type="string" calcext:value-type="string">
            <text:p>He also currently serves on the private company board of The Plymouth Rock Company, a group of auto and homeowners’ insurance companies</text:p>
          </table:table-cell>
          <table:table-cell table:style-name="ce1" office:value-type="float" office:value="0.0835" calcext:value-type="float">
            <text:p>0.0835</text:p>
          </table:table-cell>
        </table:table-row>
        <table:table-row table:style-name="ro1">
          <table:table-cell table:style-name="ce1" office:value-type="string" calcext:value-type="string">
            <text:p>COMP_CON</text:p>
          </table:table-cell>
          <table:table-cell table:style-name="ce2" office:value-type="string" calcext:value-type="string">
            <text:p>Since June 2015, Dr. Rosenthal has served on the board and as a member of the compensation committee of National Interstate Corporation, a publicly traded insurance company specializing in commercial transportation exposures</text:p>
          </table:table-cell>
          <table:table-cell table:style-name="ce1" office:value-type="float" office:value="0.6013" calcext:value-type="float">
            <text:p>0.6013</text:p>
          </table:table-cell>
        </table:table-row>
        <table:table-row table:style-name="ro3">
          <table:table-cell table:style-name="ce1" office:value-type="string" calcext:value-type="string">
            <text:p>SOCENV_INC</text:p>
          </table:table-cell>
          <table:table-cell table:style-name="ce2" office:value-type="string" calcext:value-type="string">
            <text:p>NORMAN L. ROSENTHAL, PH.D. MEMBER OF THE BOARD SINCE 2008 Norman L. Rosenthal, Ph.D., 64, currently serves on the Audit Committee</text:p>
          </table:table-cell>
          <table:table-cell table:style-name="ce1" office:value-type="float" office:value="0.1264" calcext:value-type="float">
            <text:p>0.1264</text:p>
          </table:table-cell>
        </table:table-row>
        <table:table-row table:style-name="ro2">
          <table:table-cell table:style-name="ce1" office:value-type="string" calcext:value-type="string">
            <text:p>COMP_CON</text:p>
          </table:table-cell>
          <table:table-cell table:style-name="ce2" office:value-type="string" calcext:value-type="string">
            <text:p>Ms. McCurdy’s experience advising companies regarding legal, public disclosure, corporate governance, mergers and acquisitions and executive compensation issues provide her with a depth and breadth of expertise that enhances our ability to navigate legal and strategic issues and allows her to make valuable contributions to the Board</text:p>
          </table:table-cell>
          <table:table-cell table:style-name="ce1" office:value-type="float" office:value="0.0649" calcext:value-type="float">
            <text:p>0.0649</text:p>
          </table:table-cell>
        </table:table-row>
        <table:table-row table:style-name="ro3">
          <table:table-cell table:style-name="ce1" office:value-type="string" calcext:value-type="string">
            <text:p>COMP_CON</text:p>
          </table:table-cell>
          <table:table-cell table:style-name="ce2" office:value-type="string" calcext:value-type="string">
            <text:p>Since 1975, Ms. McCurdy has practiced corporate and finance law at the law firm of Locke Lord LLP, where she has been Of Counsel since 2012 and was a partner from 1983 to 2012</text:p>
          </table:table-cell>
          <table:table-cell table:style-name="ce1" office:value-type="float" office:value="0.2506" calcext:value-type="float">
            <text:p>0.2506</text:p>
          </table:table-cell>
        </table:table-row>
        <table:table-row table:style-name="ro1">
          <table:table-cell table:style-name="ce1" office:value-type="string" calcext:value-type="string">
            <text:p>SOCENV_INC</text:p>
          </table:table-cell>
          <table:table-cell table:style-name="ce2" office:value-type="string" calcext:value-type="string">
            <text:p>In recognition of her ongoing commitment to director education and boardroom excellence, the National Association of Corporate Directors (NACD) named Ms. McCurdy a 2015 NACD Governance Fellow</text:p>
          </table:table-cell>
          <table:table-cell table:style-name="ce1" office:value-type="float" office:value="0.3281" calcext:value-type="float">
            <text:p>0.3281</text:p>
          </table:table-cell>
        </table:table-row>
        <table:table-row table:style-name="ro3">
          <table:table-cell table:style-name="ce1" office:value-type="string" calcext:value-type="string">
            <text:p>COMP_CON</text:p>
          </table:table-cell>
          <table:table-cell table:style-name="ce2" office:value-type="string" calcext:value-type="string">
            <text:p>KAY W. MCCURDY MEMBER OF THE BOARD SINCE 2005 Kay W. McCurdy, 65, currently serves on the Compensation and Nominating/Governance Committees</text:p>
          </table:table-cell>
          <table:table-cell table:style-name="ce1" office:value-type="float" office:value="0.5743" calcext:value-type="float">
            <text:p>0.5743</text:p>
          </table:table-cell>
        </table:table-row>
        <table:table-row table:style-name="ro1">
          <table:table-cell table:style-name="ce1" office:value-type="string" calcext:value-type="string">
            <text:p>COMP_CON</text:p>
          </table:table-cell>
          <table:table-cell table:style-name="ce2" office:value-type="string" calcext:value-type="string">
            <text:p>In recognition of her ongoing commitment to director education and boardroom excellence, the National Association of Corporate Directors (NACD) named Ms. McCurdy a 2015 NACD Governance Fellow</text:p>
          </table:table-cell>
          <table:table-cell table:style-name="ce1" office:value-type="float" office:value="0.1849" calcext:value-type="float">
            <text:p>0.1849</text:p>
          </table:table-cell>
        </table:table-row>
        <table:table-row table:style-name="ro3">
          <table:table-cell table:style-name="ce1" office:value-type="string" calcext:value-type="string">
            <text:p>SOCENV_INC</text:p>
          </table:table-cell>
          <table:table-cell table:style-name="ce2" office:value-type="string" calcext:value-type="string">
            <text:p>Since 1975, Ms. McCurdy has practiced corporate and finance law at the law firm of Locke Lord LLP, where she has been Of Counsel since 2012 and was a partner from 1983 to 2012</text:p>
          </table:table-cell>
          <table:table-cell table:style-name="ce1" office:value-type="float" office:value="0.0864" calcext:value-type="float">
            <text:p>0.0864</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may, and in 2015 did, engage a compensation consultant to assist it in carrying out its duties and responsibilities, and has the sole authority to retain and terminate any compensation consultant, including sole authority to approve <text:s text:c="2"/>7</text:p>
          </table:table-cell>
          <table:table-cell table:style-name="ce1" office:value-type="float" office:value="0.9987" calcext:value-type="float">
            <text:p>0.9987</text:p>
          </table:table-cell>
        </table:table-row>
        <table:table-row table:style-name="ro6">
          <table:table-cell table:style-name="ce1" office:value-type="string" calcext:value-type="string">
            <text:p>COMP_CON</text:p>
          </table:table-cell>
          <table:table-cell table:style-name="ce2" office:value-type="string" calcext:value-type="string">
            <text:p>The Audit Committee’s responsibilities include general oversight of the integrity of our financial statements, risk assessment and risk management, our compliance with legal and regulatory requirements, our independent registered public accounting firm’s qualifications and independence, and the performance of our internal audit function and independent registered public accounting firm</text:p>
          </table:table-cell>
          <table:table-cell table:style-name="ce1" office:value-type="float" office:value="0.1147" calcext:value-type="float">
            <text:p>0.1147</text:p>
          </table:table-cell>
        </table:table-row>
        <table:table-row table:style-name="ro3">
          <table:table-cell table:style-name="ce1" office:value-type="string" calcext:value-type="string">
            <text:p>COMP_CON</text:p>
          </table:table-cell>
          <table:table-cell table:style-name="ce2" office:value-type="string" calcext:value-type="string">
            <text:p>Each member of the Audit Committee meets the additional heightened independence and other requirements of the NYSE listing standards and SEC rules</text:p>
          </table:table-cell>
          <table:table-cell table:style-name="ce1" office:value-type="float" office:value="0.4066" calcext:value-type="float">
            <text:p>0.4066</text:p>
          </table:table-cell>
        </table:table-row>
        <table:table-row table:style-name="ro1">
          <table:table-cell table:style-name="ce1" office:value-type="string" calcext:value-type="string">
            <text:p>SOCENV_INC</text:p>
          </table:table-cell>
          <table:table-cell table:style-name="ce2" office:value-type="string" calcext:value-type="string">
            <text:p>The following table sets forth the members of, and the number of meetings held by, each committee during 2015: <text:s text:c="2"/>Director (1) <text:s text:c="3"/>Audit <text:s text:c="3"/>Compensation <text:s text:c="3"/>Nominating/Governance Sherry S. Barrat <text:s text:c="8"/>X <text:s text:c="3"/>William L. Bax <text:s text:c="3"/>Chair <text:s text:c="6"/>D. John Coldman <text:s text:c="3"/>X <text:s text:c="6"/>Frank E. English, Jr.</text:p>
          </table:table-cell>
          <table:table-cell table:style-name="ce1" office:value-type="float" office:value="0.2015" calcext:value-type="float">
            <text:p>0.2015</text:p>
          </table:table-cell>
        </table:table-row>
        <table:table-row table:style-name="ro6">
          <table:table-cell table:style-name="ce1" office:value-type="string" calcext:value-type="string">
            <text:p>SOCENV_INC</text:p>
          </table:table-cell>
          <table:table-cell table:style-name="ce2" office:value-type="string" calcext:value-type="string">
            <text:p>The Audit Committee’s responsibilities include general oversight of the integrity of our financial statements, risk assessment and risk management, our compliance with legal and regulatory requirements, our independent registered public accounting firm’s qualifications and independence, and the performance of our internal audit function and independent registered public accounting firm</text:p>
          </table:table-cell>
          <table:table-cell table:style-name="ce1" office:value-type="float" office:value="0.2947" calcext:value-type="float">
            <text:p>0.2947</text:p>
          </table:table-cell>
        </table:table-row>
        <table:table-row table:style-name="ro3">
          <table:table-cell table:style-name="ce1" office:value-type="string" calcext:value-type="string">
            <text:p>SOCENV_INC</text:p>
          </table:table-cell>
          <table:table-cell table:style-name="ce2" office:value-type="string" calcext:value-type="string">
            <text:p>We intend to satisfy the disclosure requirements of Item 5.05 of Form 8-K regarding any amendment to, or waiver from, the Global Standards by posting such information on our website</text:p>
          </table:table-cell>
          <table:table-cell table:style-name="ce1" office:value-type="float" office:value="0.0629" calcext:value-type="float">
            <text:p>0.0629</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manages our relationship with our independent registered public accounting firm and is responsible for the appointment, retention, termination and compensation of the independent auditor</text:p>
          </table:table-cell>
          <table:table-cell table:style-name="ce1" office:value-type="float" office:value="0.8013" calcext:value-type="float">
            <text:p>0.8013</text:p>
          </table:table-cell>
        </table:table-row>
        <table:table-row table:style-name="ro1">
          <table:table-cell table:style-name="ce1" office:value-type="string" calcext:value-type="string">
            <text:p>SOCENV_INC</text:p>
          </table:table-cell>
          <table:table-cell table:style-name="ce2" office:value-type="string" calcext:value-type="string">
            <text:p>Elbert O. Hand <text:s text:c="8"/>Chair <text:s text:c="3"/>X David S. Johnson <text:s text:c="8"/>X <text:s text:c="3"/>Chair Kay W. McCurdy <text:s text:c="8"/>X <text:s text:c="3"/>X Norman L. Rosenthal <text:s text:c="3"/>X <text:s text:c="6"/>Meetings Held in 2015 <text:s text:c="3"/>5 <text:s text:c="3"/>4 <text:s text:c="3"/>3 <text:s text:c="4"/>(1) Ralph J. Nicoletti joined the Board and the Audit Committee on January 28, 2016</text:p>
          </table:table-cell>
          <table:table-cell table:style-name="ce1" office:value-type="float" office:value="0.1134" calcext:value-type="float">
            <text:p>0.1134</text:p>
          </table:table-cell>
        </table:table-row>
        <table:table-row table:style-name="ro3">
          <table:table-cell table:style-name="ce1" office:value-type="string" calcext:value-type="string">
            <text:p>SOCENV_INC</text:p>
          </table:table-cell>
          <table:table-cell table:style-name="ce2" office:value-type="string" calcext:value-type="string">
            <text:p>The Board has also adopted Global Standards of Business Conduct (the Global Standards) that apply to all directors, executive officers and employees</text:p>
          </table:table-cell>
          <table:table-cell table:style-name="ce1" office:value-type="float" office:value="0.0524" calcext:value-type="float">
            <text:p>0.0524</text:p>
          </table:table-cell>
        </table:table-row>
        <table:table-row table:style-name="ro1">
          <table:table-cell table:style-name="ce1" office:value-type="string" calcext:value-type="string">
            <text:p>SOCENV_INC</text:p>
          </table:table-cell>
          <table:table-cell table:style-name="ce2" office:value-type="string" calcext:value-type="string">
            <text:p>The Global Standards, along with our Governance Guidelines and the charters of the Audit, Compensation and Nominating/Governance Committees, are available at www.ajg.com/ir, under the heading “Corporate Governance.”</text:p>
          </table:table-cell>
          <table:table-cell table:style-name="ce1" office:value-type="float" office:value="0.0773" calcext:value-type="float">
            <text:p>0.0773</text:p>
          </table:table-cell>
        </table:table-row>
        <table:table-row table:style-name="ro1">
          <table:table-cell table:style-name="ce1" office:value-type="string" calcext:value-type="string">
            <text:p>SOCENV_INC</text:p>
          </table:table-cell>
          <table:table-cell table:style-name="ce2" office:value-type="string" calcext:value-type="string">
            <text:p>We will provide a copy of the Global Standards or Governance Guidelines without charge to any person who requests a copy by writing to our Secretary at The Gallagher Centre, Two Pierce Place, Itasca, Illinois 60143-3141</text:p>
          </table:table-cell>
          <table:table-cell table:style-name="ce1" office:value-type="float" office:value="0.0901" calcext:value-type="float">
            <text:p>0.0901</text:p>
          </table:table-cell>
        </table:table-row>
        <table:table-row table:style-name="ro1">
          <table:table-cell table:style-name="ce1" office:value-type="string" calcext:value-type="string">
            <text:p>COMP_CON</text:p>
          </table:table-cell>
          <table:table-cell table:style-name="ce2" office:value-type="string" calcext:value-type="string">
            <text:p>We will provide a copy of the Global Standards or Governance Guidelines without charge to any person who requests a copy by writing to our Secretary at The Gallagher Centre, Two Pierce Place, Itasca, Illinois 60143-3141</text:p>
          </table:table-cell>
          <table:table-cell table:style-name="ce1" office:value-type="float" office:value="0.5254" calcext:value-type="float">
            <text:p>0.5254</text:p>
          </table:table-cell>
        </table:table-row>
        <table:table-row table:style-name="ro1">
          <table:table-cell table:style-name="ce1" office:value-type="string" calcext:value-type="string">
            <text:p>COMP_CON</text:p>
          </table:table-cell>
          <table:table-cell table:style-name="ce2" office:value-type="string" calcext:value-type="string">
            <text:p>The Global Standards, along with our Governance Guidelines and the charters of the Audit, Compensation and Nominating/Governance Committees, are available at www.ajg.com/ir, under the heading “Corporate Governance.”</text:p>
          </table:table-cell>
          <table:table-cell table:style-name="ce1" office:value-type="float" office:value="0.5883" calcext:value-type="float">
            <text:p>0.5883</text:p>
          </table:table-cell>
        </table:table-row>
        <table:table-row table:style-name="ro3">
          <table:table-cell table:style-name="ce1" office:value-type="string" calcext:value-type="string">
            <text:p>COMP_CON</text:p>
          </table:table-cell>
          <table:table-cell table:style-name="ce2" office:value-type="string" calcext:value-type="string">
            <text:p>Board Committees The Board currently has Audit, Compensation and Nominating/Governance Committees, all of the members of which are independent</text:p>
          </table:table-cell>
          <table:table-cell table:style-name="ce1" office:value-type="float" office:value="0.4256" calcext:value-type="float">
            <text:p>0.4256</text:p>
          </table:table-cell>
        </table:table-row>
        <table:table-row table:style-name="ro3">
          <table:table-cell table:style-name="ce1" office:value-type="string" calcext:value-type="string">
            <text:p>SOCENV_INC</text:p>
          </table:table-cell>
          <table:table-cell table:style-name="ce2" office:value-type="string" calcext:value-type="string">
            <text:p>Board Committees The Board currently has Audit, Compensation and Nominating/Governance Committees, all of the members of which are independent</text:p>
          </table:table-cell>
          <table:table-cell table:style-name="ce1" office:value-type="float" office:value="0.101" calcext:value-type="float">
            <text:p>0.101</text:p>
          </table:table-cell>
        </table:table-row>
        <table:table-row table:style-name="ro1">
          <table:table-cell table:style-name="ce1" office:value-type="string" calcext:value-type="string">
            <text:p>COMP_CON</text:p>
          </table:table-cell>
          <table:table-cell table:style-name="ce2" office:value-type="string" calcext:value-type="string">
            <text:p>To that end, the Board of Directors has adopted Governance Guidelines that set forth principles to assist the Board in determining director independence and other important corporate governance matters</text:p>
          </table:table-cell>
          <table:table-cell table:style-name="ce1" office:value-type="float" office:value="0.4362" calcext:value-type="float">
            <text:p>0.4362</text:p>
          </table:table-cell>
        </table:table-row>
        <table:table-row table:style-name="ro3">
          <table:table-cell table:style-name="ce1" office:value-type="string" calcext:value-type="string">
            <text:p>SOCENV_INC</text:p>
          </table:table-cell>
          <table:table-cell table:style-name="ce2" office:value-type="string" calcext:value-type="string">
            <text:p>Board’s Role in Risk Oversight The Board is responsible for oversight and monitoring of our enterprise risk management program</text:p>
          </table:table-cell>
          <table:table-cell table:style-name="ce1" office:value-type="float" office:value="0.0748" calcext:value-type="float">
            <text:p>0.0748</text:p>
          </table:table-cell>
        </table:table-row>
        <table:table-row table:style-name="ro3">
          <table:table-cell table:style-name="ce1" office:value-type="string" calcext:value-type="string">
            <text:p>SOCENV_INC</text:p>
          </table:table-cell>
          <table:table-cell table:style-name="ce2" office:value-type="string" calcext:value-type="string">
            <text:p>In carrying out this critical responsibility, the Board has designated the Audit Committee with primary responsibility for overseeing enterprise risk management</text:p>
          </table:table-cell>
          <table:table-cell table:style-name="ce1" office:value-type="float" office:value="0.192" calcext:value-type="float">
            <text:p>0.192</text:p>
          </table:table-cell>
        </table:table-row>
        <table:table-row table:style-name="ro2">
          <table:table-cell table:style-name="ce1" office:value-type="string" calcext:value-type="string">
            <text:p>SOCENV_INC</text:p>
          </table:table-cell>
          <table:table-cell table:style-name="ce2" office:value-type="string" calcext:value-type="string">
            <text:p>The Audit Committee, at each of its regularly scheduled meetings, monitors management’s risk management function by discussing, among other things, guidelines and policies regarding risk assessment and risk management, our major financial risk exposures and steps taken by management to monitor and control such exposures</text:p>
          </table:table-cell>
          <table:table-cell table:style-name="ce1" office:value-type="float" office:value="0.1704" calcext:value-type="float">
            <text:p>0.1704</text:p>
          </table:table-cell>
        </table:table-row>
        <table:table-row table:style-name="ro3">
          <table:table-cell table:style-name="ce1" office:value-type="string" calcext:value-type="string">
            <text:p>COMP_CON</text:p>
          </table:table-cell>
          <table:table-cell table:style-name="ce2" office:value-type="string" calcext:value-type="string">
            <text:p>The internal audit department is independent from management and the Audit Committee defines its responsibilities</text:p>
          </table:table-cell>
          <table:table-cell table:style-name="ce1" office:value-type="float" office:value="0.5737" calcext:value-type="float">
            <text:p>0.5737</text:p>
          </table:table-cell>
        </table:table-row>
        <table:table-row table:style-name="ro1">
          <table:table-cell table:style-name="ce1" office:value-type="string" calcext:value-type="string">
            <text:p>COMP_CON</text:p>
          </table:table-cell>
          <table:table-cell table:style-name="ce2" office:value-type="string" calcext:value-type="string">
            <text:p>An executive session is held in conjunction with each regularly scheduled Board meeting, and other executive sessions may be called by the Lead Director at his or her discretion or at the request of the Board</text:p>
          </table:table-cell>
          <table:table-cell table:style-name="ce1" office:value-type="float" office:value="0.0677" calcext:value-type="float">
            <text:p>0.0677</text:p>
          </table:table-cell>
        </table:table-row>
        <table:table-row table:style-name="ro3">
          <table:table-cell table:style-name="ce1" office:value-type="string" calcext:value-type="string">
            <text:p>COMP_CON</text:p>
          </table:table-cell>
          <table:table-cell table:style-name="ce2" office:value-type="string" calcext:value-type="string">
            <text:p>In addition, the Audit Committee oversees an internal audit department, the head of which reports directly to the Audit Committee (other than with respect to the department’s day-to-day operations)</text:p>
          </table:table-cell>
          <table:table-cell table:style-name="ce1" office:value-type="float" office:value="0.9107" calcext:value-type="float">
            <text:p>0.9107</text:p>
          </table:table-cell>
        </table:table-row>
        <table:table-row table:style-name="ro1">
          <table:table-cell table:style-name="ce1" office:value-type="string" calcext:value-type="string">
            <text:p>SOCENV_INC</text:p>
          </table:table-cell>
          <table:table-cell table:style-name="ce2" office:value-type="string" calcext:value-type="string">
            <text:p>Our Global Chief Compliance Officer, who chairs an enterprise risk management committee including key members of management, attends each Audit Committee meeting and reports on significant risk and compliance issues</text:p>
          </table:table-cell>
          <table:table-cell table:style-name="ce1" office:value-type="float" office:value="0.1228" calcext:value-type="float">
            <text:p>0.1228</text:p>
          </table:table-cell>
        </table:table-row>
        <table:table-row table:style-name="ro3">
          <table:table-cell table:style-name="ce1" office:value-type="string" calcext:value-type="string">
            <text:p>SOCENV_INC</text:p>
          </table:table-cell>
          <table:table-cell table:style-name="ce2" office:value-type="string" calcext:value-type="string">
            <text:p>Pat Gallagher’s role as Chairman and CEO also enhances communication and coordination between management and the Board on critical issues</text:p>
          </table:table-cell>
          <table:table-cell table:style-name="ce1" office:value-type="float" office:value="0.1332" calcext:value-type="float">
            <text:p>0.1332</text:p>
          </table:table-cell>
        </table:table-row>
        <table:table-row table:style-name="ro4">
          <table:table-cell table:style-name="ce1" office:value-type="string" calcext:value-type="string">
            <text:p>COMP_CON</text:p>
          </table:table-cell>
          <table:table-cell table:style-name="ce2" office:value-type="string" calcext:value-type="string">
            <text:p>The committees of the Board also meet regularly in executive sessions without management</text:p>
          </table:table-cell>
          <table:table-cell table:style-name="ce1" office:value-type="float" office:value="0.0747" calcext:value-type="float">
            <text:p>0.0747</text:p>
          </table:table-cell>
        </table:table-row>
        <table:table-row table:style-name="ro1">
          <table:table-cell table:style-name="ce1" office:value-type="string" calcext:value-type="string">
            <text:p>SOCENV_INC</text:p>
          </table:table-cell>
          <table:table-cell table:style-name="ce2" office:value-type="string" calcext:value-type="string">
            <text:p>The Nominating/Governance Committee seeks Board members from diverse professional backgrounds who combine a broad spectrum of experience and expertise with a reputation for integrity</text:p>
          </table:table-cell>
          <table:table-cell table:style-name="ce1" office:value-type="float" office:value="0.294" calcext:value-type="float">
            <text:p>0.294</text:p>
          </table:table-cell>
        </table:table-row>
        <table:table-row table:style-name="ro1">
          <table:table-cell table:style-name="ce1" office:value-type="string" calcext:value-type="string">
            <text:p>COMP_CON</text:p>
          </table:table-cell>
          <table:table-cell table:style-name="ce2" office:value-type="string" calcext:value-type="string">
            <text:p>The Nominating/Governance Committee seeks Board members from diverse professional backgrounds who combine a broad spectrum of experience and expertise with a reputation for integrity</text:p>
          </table:table-cell>
          <table:table-cell table:style-name="ce1" office:value-type="float" office:value="0.2371" calcext:value-type="float">
            <text:p>0.2371</text:p>
          </table:table-cell>
        </table:table-row>
        <table:table-row table:style-name="ro4">
          <table:table-cell table:style-name="ce1" office:value-type="string" calcext:value-type="string">
            <text:p>COMP_CON</text:p>
          </table:table-cell>
          <table:table-cell table:style-name="ce2" office:value-type="string" calcext:value-type="string">
            <text:p>The independent directors also meet regularly in executive sessions</text:p>
          </table:table-cell>
          <table:table-cell table:style-name="ce1" office:value-type="float" office:value="0.3142" calcext:value-type="float">
            <text:p>0.3142</text:p>
          </table:table-cell>
        </table:table-row>
        <table:table-row table:style-name="ro3">
          <table:table-cell table:style-name="ce1" office:value-type="string" calcext:value-type="string">
            <text:p>COMP_CON</text:p>
          </table:table-cell>
          <table:table-cell table:style-name="ce2" office:value-type="string" calcext:value-type="string">
            <text:p>In addition, the Lead Director is authorized to call and preside over executive sessions of the independent directors without the Chairman or other members of management present</text:p>
          </table:table-cell>
          <table:table-cell table:style-name="ce1" office:value-type="float" office:value="0.5109" calcext:value-type="float">
            <text:p>0.5109</text:p>
          </table:table-cell>
        </table:table-row>
        <table:table-row table:style-name="ro1">
          <table:table-cell table:style-name="ce1" office:value-type="string" calcext:value-type="string">
            <text:p>COMP_CON</text:p>
          </table:table-cell>
          <table:table-cell table:style-name="ce2" office:value-type="string" calcext:value-type="string">
            <text:p>The Nominating/Governance Committee implements this policy through discussions among committee members and assesses its effectiveness annually as part of the self-evaluation process of the Nominating/Governance Committee and the Board</text:p>
          </table:table-cell>
          <table:table-cell table:style-name="ce1" office:value-type="float" office:value="0.1909" calcext:value-type="float">
            <text:p>0.1909</text:p>
          </table:table-cell>
        </table:table-row>
        <table:table-row table:style-name="ro1">
          <table:table-cell table:style-name="ce1" office:value-type="string" calcext:value-type="string">
            <text:p>SOCENV_INC</text:p>
          </table:table-cell>
          <table:table-cell table:style-name="ce2" office:value-type="string" calcext:value-type="string">
            <text:p>The Nominating/Governance Committee implements this policy through discussions among committee members and assesses its effectiveness annually as part of the self-evaluation process of the Nominating/Governance Committee and the Board</text:p>
          </table:table-cell>
          <table:table-cell table:style-name="ce1" office:value-type="float" office:value="0.0833" calcext:value-type="float">
            <text:p>0.0833</text:p>
          </table:table-cell>
        </table:table-row>
        <table:table-row table:style-name="ro2">
          <table:table-cell table:style-name="ce1" office:value-type="string" calcext:value-type="string">
            <text:p>COMP_CON</text:p>
          </table:table-cell>
          <table:table-cell table:style-name="ce2" office:value-type="string" calcext:value-type="string">
            <text:p>The responsibilities of the Lead Director include acting as a liaison between the Chairman and the independent directors, coordinating with the Chairman regarding information sent to the Board, coordinating with the Chairman regarding Board meeting agendas and schedules, and being available for consultation and communication with stockholders as appropriate</text:p>
          </table:table-cell>
          <table:table-cell table:style-name="ce1" office:value-type="float" office:value="0.8878" calcext:value-type="float">
            <text:p>0.8878</text:p>
          </table:table-cell>
        </table:table-row>
        <table:table-row table:style-name="ro4">
          <table:table-cell table:style-name="ce1" office:value-type="string" calcext:value-type="string">
            <text:p>SOCENV_INC</text:p>
          </table:table-cell>
          <table:table-cell table:style-name="ce2" office:value-type="string" calcext:value-type="string">
            <text:p>Board Diversity</text:p>
          </table:table-cell>
          <table:table-cell table:style-name="ce1" office:value-type="float" office:value="0.9416" calcext:value-type="float">
            <text:p>0.9416</text:p>
          </table:table-cell>
        </table:table-row>
        <table:table-row table:style-name="ro1">
          <table:table-cell table:style-name="ce1" office:value-type="string" calcext:value-type="string">
            <text:p>COMP_CON</text:p>
          </table:table-cell>
          <table:table-cell table:style-name="ce2" office:value-type="string" calcext:value-type="string">
            <text:p>At the end of each regularly scheduled meeting of the Board, the independent directors select an independent Lead Director who serves until the end of the next regularly scheduled meeting of the Board</text:p>
          </table:table-cell>
          <table:table-cell table:style-name="ce1" office:value-type="float" office:value="0.7395" calcext:value-type="float">
            <text:p>0.7395</text:p>
          </table:table-cell>
        </table:table-row>
        <table:table-row table:style-name="ro2">
          <table:table-cell table:style-name="ce1" office:value-type="string" calcext:value-type="string">
            <text:p>COMP_CON</text:p>
          </table:table-cell>
          <table:table-cell table:style-name="ce2" office:value-type="string" calcext:value-type="string">
            <text:p>Directors should have experience in positions with a high degree of responsibility, be leaders in the organizations with which they are affiliated, be selected based on contributions they can make to the Board and management and be free from relationships or conflicts of interest that could interfere with the director’s duties to us and our stockholders</text:p>
          </table:table-cell>
          <table:table-cell table:style-name="ce1" office:value-type="float" office:value="0.0707" calcext:value-type="float">
            <text:p>0.0707</text:p>
          </table:table-cell>
        </table:table-row>
        <table:table-row table:style-name="ro2">
          <table:table-cell table:style-name="ce1" office:value-type="string" calcext:value-type="string">
            <text:p>COMP_CON</text:p>
          </table:table-cell>
          <table:table-cell table:style-name="ce2" office:value-type="string" calcext:value-type="string">
            <text:p>When identifying director candidates, in addition to evaluating the candidates’ independence under applicable SEC rules and NYSE listing standards, the Nominating/Governance Committee considers other factors as it deems appropriate, including the candidate’s judgment, skill, integrity, diversity, and business or other experience</text:p>
          </table:table-cell>
          <table:table-cell table:style-name="ce1" office:value-type="float" office:value="0.1476" calcext:value-type="float">
            <text:p>0.1476</text:p>
          </table:table-cell>
        </table:table-row>
        <table:table-row table:style-name="ro1">
          <table:table-cell table:style-name="ce1" office:value-type="string" calcext:value-type="string">
            <text:p>COMP_CON</text:p>
          </table:table-cell>
          <table:table-cell table:style-name="ce2" office:value-type="string" calcext:value-type="string">
            <text:p>The Nominating/Governance Committee may consider candidates suggested by stockholders, management or members of the Board and may hire consultants or search firms to help identify and evaluate potential nominees for director</text:p>
          </table:table-cell>
          <table:table-cell table:style-name="ce1" office:value-type="float" office:value="0.7883" calcext:value-type="float">
            <text:p>0.7883</text:p>
          </table:table-cell>
        </table:table-row>
        <table:table-row table:style-name="ro2">
          <table:table-cell table:style-name="ce1" office:value-type="string" calcext:value-type="string">
            <text:p>SOCENV_INC</text:p>
          </table:table-cell>
          <table:table-cell table:style-name="ce2" office:value-type="string" calcext:value-type="string">
            <text:p>The Nominating/Governance Committee’s responsibilities include identifying qualified Board and Board committee candidates, recommending changes to the Board’s size and composition, determining outside director compensation, recommending director independence standards and governance guidelines, and reviewing and approving related party transactions</text:p>
          </table:table-cell>
          <table:table-cell table:style-name="ce1" office:value-type="float" office:value="0.0638" calcext:value-type="float">
            <text:p>0.0638</text:p>
          </table:table-cell>
        </table:table-row>
        <table:table-row table:style-name="ro2">
          <table:table-cell table:style-name="ce1" office:value-type="string" calcext:value-type="string">
            <text:p>COMP_CON</text:p>
          </table:table-cell>
          <table:table-cell table:style-name="ce2" office:value-type="string" calcext:value-type="string">
            <text:p>The Nominating/Governance Committee’s responsibilities include identifying qualified Board and Board committee candidates, recommending changes to the Board’s size and composition, determining outside director compensation, recommending director independence standards and governance guidelines, and reviewing and approving related party transactions</text:p>
          </table:table-cell>
          <table:table-cell table:style-name="ce1" office:value-type="float" office:value="0.7272" calcext:value-type="float">
            <text:p>0.7272</text:p>
          </table:table-cell>
        </table:table-row>
        <table:table-row table:style-name="ro3">
          <table:table-cell table:style-name="ce1" office:value-type="string" calcext:value-type="string">
            <text:p>COMP_CON</text:p>
          </table:table-cell>
          <table:table-cell table:style-name="ce2" office:value-type="string" calcext:value-type="string">
            <text:p>For more information regarding how stockholders can submit a proposed director nominee for consideration by the Nominating/Governance Committee, please see page 3</text:p>
          </table:table-cell>
          <table:table-cell table:style-name="ce1" office:value-type="float" office:value="0.0747" calcext:value-type="float">
            <text:p>0.0747</text:p>
          </table:table-cell>
        </table:table-row>
        <table:table-row table:style-name="ro3">
          <table:table-cell table:style-name="ce1" office:value-type="string" calcext:value-type="string">
            <text:p>COMP_CON</text:p>
          </table:table-cell>
          <table:table-cell table:style-name="ce2" office:value-type="string" calcext:value-type="string">
            <text:p>Each member of the Compensation Committee meets the additional heightened independence and other requirements of the NYSE listing standards</text:p>
          </table:table-cell>
          <table:table-cell table:style-name="ce1" office:value-type="float" office:value="0.471" calcext:value-type="float">
            <text:p>0.471</text:p>
          </table:table-cell>
        </table:table-row>
        <table:table-row table:style-name="ro3">
          <table:table-cell table:style-name="ce1" office:value-type="string" calcext:value-type="string">
            <text:p>COMP_CON</text:p>
          </table:table-cell>
          <table:table-cell table:style-name="ce2" office:value-type="string" calcext:value-type="string">
            <text:p>For more information regarding the role of our compensation consultant in setting compensation, please see page 14</text:p>
          </table:table-cell>
          <table:table-cell table:style-name="ce1" office:value-type="float" office:value="0.9962" calcext:value-type="float">
            <text:p>0.9962</text:p>
          </table:table-cell>
        </table:table-row>
        <table:table-row table:style-name="ro2">
          <table:table-cell table:style-name="ce1" office:value-type="string" calcext:value-type="string">
            <text:p>SOCENV_INC</text:p>
          </table:table-cell>
          <table:table-cell table:style-name="ce2" office:value-type="string" calcext:value-type="string">
            <text:p>When identifying director candidates, in addition to evaluating the candidates’ independence under applicable SEC rules and NYSE listing standards, the Nominating/Governance Committee considers other factors as it deems appropriate, including the candidate’s judgment, skill, integrity, diversity, and business or other experience</text:p>
          </table:table-cell>
          <table:table-cell table:style-name="ce1" office:value-type="float" office:value="0.5112" calcext:value-type="float">
            <text:p>0.5112</text:p>
          </table:table-cell>
        </table:table-row>
        <table:table-row table:style-name="ro4">
          <table:table-cell table:style-name="ce1" office:value-type="string" calcext:value-type="string">
            <text:p>COMP_CON</text:p>
          </table:table-cell>
          <table:table-cell table:style-name="ce2" office:value-type="string" calcext:value-type="string">
            <text:p>any consultant’s fees and other retention terms</text:p>
          </table:table-cell>
          <table:table-cell table:style-name="ce1" office:value-type="float" office:value="0.0637" calcext:value-type="float">
            <text:p>0.0637</text:p>
          </table:table-cell>
        </table:table-row>
        <table:table-row table:style-name="ro6">
          <table:table-cell table:style-name="ce1" office:value-type="string" calcext:value-type="string">
            <text:p>COMP_CON</text:p>
          </table:table-cell>
          <table:table-cell table:style-name="ce2" office:value-type="string" calcext:value-type="string">
            <text:p>A stockholder or other party interested in communicating with the Board, any of its committees, the Chairman, the Lead Director, the non-management directors as a group or any director individually may do so by writing to their attention at our principal executive offices, Arthur J. Gallagher &amp; Co., c/o Secretary, The Gallagher Centre, Two Pierce Place, Itasca, Illinois 60143-3141</text:p>
          </table:table-cell>
          <table:table-cell table:style-name="ce1" office:value-type="float" office:value="0.7112" calcext:value-type="float">
            <text:p>0.7112</text:p>
          </table:table-cell>
        </table:table-row>
        <table:table-row table:style-name="ro3">
          <table:table-cell table:style-name="ce1" office:value-type="string" calcext:value-type="string">
            <text:p>COMP_CON</text:p>
          </table:table-cell>
          <table:table-cell table:style-name="ce2" office:value-type="string" calcext:value-type="string">
            <text:p>Based upon its review, the Board has concluded in its business judgment that, with the exception of J</text:p>
          </table:table-cell>
          <table:table-cell table:style-name="ce1" office:value-type="float" office:value="0.4995" calcext:value-type="float">
            <text:p>0.4995</text:p>
          </table:table-cell>
        </table:table-row>
        <table:table-row table:style-name="ro3">
          <table:table-cell table:style-name="ce1" office:value-type="string" calcext:value-type="string">
            <text:p>COMP_CON</text:p>
          </table:table-cell>
          <table:table-cell table:style-name="ce2" office:value-type="string" calcext:value-type="string">
            <text:p>All of the nominees attended 75% or more of the aggregate meetings of the Board and the committees on which they served during 2015</text:p>
          </table:table-cell>
          <table:table-cell table:style-name="ce1" office:value-type="float" office:value="0.107" calcext:value-type="float">
            <text:p>0.107</text:p>
          </table:table-cell>
        </table:table-row>
        <table:table-row table:style-name="ro2">
          <table:table-cell table:style-name="ce1" office:value-type="string" calcext:value-type="string">
            <text:p>COMP_CON</text:p>
          </table:table-cell>
          <table:table-cell table:style-name="ce2" office:value-type="string" calcext:value-type="string">
            <text:p>The Board has conducted its annual review of the independence of each director nominee under NYSE standards and the independence standards set forth in Appendix A of our Governance Guidelines (available on our website located at www.ajg.com/ir, under the heading “Corporate Governance”)</text:p>
          </table:table-cell>
          <table:table-cell table:style-name="ce1" office:value-type="float" office:value="0.8719" calcext:value-type="float">
            <text:p>0.8719</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periodically reports to the full Board a summary of its activities and any key findings that arise from its risk oversight and monitoring functions</text:p>
          </table:table-cell>
          <table:table-cell table:style-name="ce1" office:value-type="float" office:value="0.0539" calcext:value-type="float">
            <text:p>0.0539</text:p>
          </table:table-cell>
        </table:table-row>
        <table:table-row table:style-name="ro2">
          <table:table-cell table:style-name="ce1" office:value-type="string" calcext:value-type="string">
            <text:p>COMP_CON</text:p>
          </table:table-cell>
          <table:table-cell table:style-name="ce2" office:value-type="string" calcext:value-type="string">
            <text:p>Based upon an analysis conducted by management and discussions between management and the Compensation Committee, the Compensation Committee has determined that our overall compensation policies and practices do not present risks that are likely to have a material adverse effect on us or our business</text:p>
          </table:table-cell>
          <table:table-cell table:style-name="ce1" office:value-type="float" office:value="0.1585" calcext:value-type="float">
            <text:p>0.1585</text:p>
          </table:table-cell>
        </table:table-row>
        <table:table-row table:style-name="ro1">
          <table:table-cell table:style-name="ce1" office:value-type="string" calcext:value-type="string">
            <text:p>COMP_CON</text:p>
          </table:table-cell>
          <table:table-cell table:style-name="ce2" office:value-type="string" calcext:value-type="string">
            <text:p>The internal audit department evaluates the effectiveness of our risk management processes, performs consulting and advisory services for us related to risk management, and reports significant risk exposures, including fraud risks, to the Audit Committee</text:p>
          </table:table-cell>
          <table:table-cell table:style-name="ce1" office:value-type="float" office:value="0.4064" calcext:value-type="float">
            <text:p>0.4064</text:p>
          </table:table-cell>
        </table:table-row>
        <table:table-row table:style-name="ro1">
          <table:table-cell table:style-name="ce1" office:value-type="string" calcext:value-type="string">
            <text:p>SOCENV_INC</text:p>
          </table:table-cell>
          <table:table-cell table:style-name="ce2" office:value-type="string" calcext:value-type="string">
            <text:p>The internal audit department evaluates the effectiveness of our risk management processes, performs consulting and advisory services for us related to risk management, and reports significant risk exposures, including fraud risks, to the Audit Committee</text:p>
          </table:table-cell>
          <table:table-cell table:style-name="ce1" office:value-type="float" office:value="0.1629" calcext:value-type="float">
            <text:p>0.1629</text:p>
          </table:table-cell>
        </table:table-row>
        <table:table-row table:style-name="ro1">
          <table:table-cell table:style-name="ce1" office:value-type="string" calcext:value-type="string">
            <text:p>SOCENV_INC</text:p>
          </table:table-cell>
          <table:table-cell table:style-name="ce2" office:value-type="string" calcext:value-type="string">
            <text:p>things, the purpose of the department is to bring a systematic and disciplined approach to evaluating and improving the effectiveness of our risk management, control and governance processes</text:p>
          </table:table-cell>
          <table:table-cell table:style-name="ce1" office:value-type="float" office:value="0.1691" calcext:value-type="float">
            <text:p>0.1691</text:p>
          </table:table-cell>
        </table:table-row>
        <table:table-row table:style-name="ro3">
          <table:table-cell table:style-name="ce1" office:value-type="string" calcext:value-type="string">
            <text:p>COMP_CON</text:p>
          </table:table-cell>
          <table:table-cell table:style-name="ce2" office:value-type="string" calcext:value-type="string">
            <text:p>Carrier Aon plc <text:s text:c="3"/>Broker Arch Capital Group Ltd <text:s text:c="3"/>Carrier Axis Capital Holdings Ltd <text:s text:c="3"/>Carrier Berkley (W R) Corp <text:s text:c="3"/>Carrier Brown &amp; Brown, Inc.</text:p>
          </table:table-cell>
          <table:table-cell table:style-name="ce1" office:value-type="float" office:value="0.5386" calcext:value-type="float">
            <text:p>0.5386</text:p>
          </table:table-cell>
        </table:table-row>
        <table:table-row table:style-name="ro1">
          <table:table-cell table:style-name="ce1" office:value-type="string" calcext:value-type="string">
            <text:p>COMP_CON</text:p>
          </table:table-cell>
          <table:table-cell table:style-name="ce2" office:value-type="string" calcext:value-type="string">
            <text:p>However, Aon plc and Marsh &amp; McLennan Companies Inc. are significantly larger than we are in revenue, number of employees, insurance premiums written, value of claims paid, assets and market capitalization</text:p>
          </table:table-cell>
          <table:table-cell table:style-name="ce1" office:value-type="float" office:value="0.065" calcext:value-type="float">
            <text:p>0.065</text:p>
          </table:table-cell>
        </table:table-row>
        <table:table-row table:style-name="ro1">
          <table:table-cell table:style-name="ce1" office:value-type="string" calcext:value-type="string">
            <text:p>COMP_CON</text:p>
          </table:table-cell>
          <table:table-cell table:style-name="ce2" office:value-type="string" calcext:value-type="string">
            <text:p>The only other insurance brokers for which compensation data is publicly available, Aon plc, Brown &amp; Brown, Inc., Marsh &amp; McLennan Companies Inc. and Willis Group Holdings Ltd, compete with us the most directly and are the most relevant members of this comparison group</text:p>
          </table:table-cell>
          <table:table-cell table:style-name="ce1" office:value-type="float" office:value="0.9418" calcext:value-type="float">
            <text:p>0.9418</text:p>
          </table:table-cell>
        </table:table-row>
        <table:table-row table:style-name="ro4">
          <table:table-cell table:style-name="ce1" office:value-type="string" calcext:value-type="string">
            <text:p>COMP_CON</text:p>
          </table:table-cell>
          <table:table-cell table:style-name="ce2" office:value-type="string" calcext:value-type="string">
            <text:p>Sibson provides expertise on various matters coming before the Compensation Committee</text:p>
          </table:table-cell>
          <table:table-cell table:style-name="ce1" office:value-type="float" office:value="0.2069" calcext:value-type="float">
            <text:p>0.2069</text:p>
          </table:table-cell>
        </table:table-row>
        <table:table-row table:style-name="ro11">
          <table:table-cell table:style-name="ce1" office:value-type="string" calcext:value-type="string">
            <text:p>COMP_CON</text:p>
          </table:table-cell>
          <table:table-cell table:style-name="ce2" office:value-type="string" calcext:value-type="string">
            <text:p>In connection with its 2015 engagement, Sibson reviewed 2015 proxy season results and implications for our pay practices; assisted in the review and confirmation of our peer group for executive compensation and company performance review purposes; provided updates on emerging executive compensation trends, including proxy advisory firm and regulatory developments; and reviewed and assessed all elements of our pay programs for executive officers, including the competitiveness of pay levels and incentive program design</text:p>
          </table:table-cell>
          <table:table-cell table:style-name="ce1" office:value-type="float" office:value="0.5855" calcext:value-type="float">
            <text:p>0.5855</text:p>
          </table:table-cell>
        </table:table-row>
        <table:table-row table:style-name="ro4">
          <table:table-cell table:style-name="ce1" office:value-type="string" calcext:value-type="string">
            <text:p>COMP_CON</text:p>
          </table:table-cell>
          <table:table-cell table:style-name="ce2" office:value-type="string" calcext:value-type="string">
            <text:p>Sibson updated this data based on findings from its own annual private study</text:p>
          </table:table-cell>
          <table:table-cell table:style-name="ce1" office:value-type="float" office:value="0.293" calcext:value-type="float">
            <text:p>0.293</text:p>
          </table:table-cell>
        </table:table-row>
        <table:table-row table:style-name="ro1">
          <table:table-cell table:style-name="ce1" office:value-type="string" calcext:value-type="string">
            <text:p>COMP_CON</text:p>
          </table:table-cell>
          <table:table-cell table:style-name="ce2" office:value-type="string" calcext:value-type="string">
            <text:p>Sibson works with our management team at the direction of the Compensation Committee and only on matters for which the Compensation Committee is responsible, and does not receive compensation from us for any other matters</text:p>
          </table:table-cell>
          <table:table-cell table:style-name="ce1" office:value-type="float" office:value="0.4487" calcext:value-type="float">
            <text:p>0.448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does not target total compensation to a specific percentile of comparison group compensation</text:p>
          </table:table-cell>
          <table:table-cell table:style-name="ce1" office:value-type="float" office:value="0.056" calcext:value-type="float">
            <text:p>0.056</text:p>
          </table:table-cell>
        </table:table-row>
        <table:table-row table:style-name="ro3">
          <table:table-cell table:style-name="ce1" office:value-type="string" calcext:value-type="string">
            <text:p>SOCENV_INC</text:p>
          </table:table-cell>
          <table:table-cell table:style-name="ce2" office:value-type="string" calcext:value-type="string">
            <text:p>Pat Gallagher and Doug Howell both had the goal of increasing revenue and EBITAC by 10% for the combined brokerage and risk management segments</text:p>
          </table:table-cell>
          <table:table-cell table:style-name="ce1" office:value-type="float" office:value="0.1217" calcext:value-type="float">
            <text:p>0.1217</text:p>
          </table:table-cell>
        </table:table-row>
        <table:table-row table:style-name="ro4">
          <table:table-cell table:style-name="ce1" office:value-type="string" calcext:value-type="string">
            <text:p>SOCENV_INC</text:p>
          </table:table-cell>
          <table:table-cell table:style-name="ce2" office:value-type="string" calcext:value-type="string">
            <text:p>Work on initiatives to strengthen capital management</text:p>
          </table:table-cell>
          <table:table-cell table:style-name="ce1" office:value-type="float" office:value="0.3795" calcext:value-type="float">
            <text:p>0.3795</text:p>
          </table:table-cell>
        </table:table-row>
        <table:table-row table:style-name="ro4">
          <table:table-cell table:style-name="ce1" office:value-type="string" calcext:value-type="string">
            <text:p>SOCENV_INC</text:p>
          </table:table-cell>
          <table:table-cell table:style-name="ce2" office:value-type="string" calcext:value-type="string">
            <text:p>Maintain sales culture, with a focus on driving organic growth</text:p>
          </table:table-cell>
          <table:table-cell table:style-name="ce1" office:value-type="float" office:value="0.1335" calcext:value-type="float">
            <text:p>0.1335</text:p>
          </table:table-cell>
        </table:table-row>
        <table:table-row table:style-name="ro2">
          <table:table-cell table:style-name="ce1" office:value-type="string" calcext:value-type="string">
            <text:p>SOCENV_INC</text:p>
          </table:table-cell>
          <table:table-cell table:style-name="ce2" office:value-type="string" calcext:value-type="string">
            <text:p>Power &amp; Associates for ranking the highest in customer satisfaction among brokers for large commercial insurance; from <text:s/>Strategic Risk <text:s/>magazine for being the best broker for service in the United Kingdom; and from <text:s/>Advisen’s <text:s/>claims satisfaction survey of risk managers and brokers, which ranked Gallagher Bassett the best Third Party Administrator for casualty claims handling</text:p>
          </table:table-cell>
          <table:table-cell table:style-name="ce1" office:value-type="float" office:value="0.17" calcext:value-type="float">
            <text:p>0.17</text:p>
          </table:table-cell>
        </table:table-row>
        <table:table-row table:style-name="ro4">
          <table:table-cell table:style-name="ce1" office:value-type="string" calcext:value-type="string">
            <text:p>SOCENV_INC</text:p>
          </table:table-cell>
          <table:table-cell table:style-name="ce2" office:value-type="string" calcext:value-type="string">
            <text:p>This was demonstrated, in part, by the recognition we received from J.D</text:p>
          </table:table-cell>
          <table:table-cell table:style-name="ce1" office:value-type="float" office:value="0.0508" calcext:value-type="float">
            <text:p>0.0508</text:p>
          </table:table-cell>
        </table:table-row>
        <table:table-row table:style-name="ro3">
          <table:table-cell table:style-name="ce1" office:value-type="string" calcext:value-type="string">
            <text:p>SOCENV_INC</text:p>
          </table:table-cell>
          <table:table-cell table:style-name="ce2" office:value-type="string" calcext:value-type="string">
            <text:p>Better meet the needs of North American-based companies by extending the reach of our services to include international human resources, benefits and retirement consulting services</text:p>
          </table:table-cell>
          <table:table-cell table:style-name="ce1" office:value-type="float" office:value="0.0535" calcext:value-type="float">
            <text:p>0.0535</text:p>
          </table:table-cell>
        </table:table-row>
        <table:table-row table:style-name="ro3">
          <table:table-cell table:style-name="ce1" office:value-type="string" calcext:value-type="string">
            <text:p>SOCENV_INC</text:p>
          </table:table-cell>
          <table:table-cell table:style-name="ce2" office:value-type="string" calcext:value-type="string">
            <text:p>Increase unit’s net number of producers in existing operations by 20 <text:s/>(the unit increased the net number of producers in existing operations by 20)</text:p>
          </table:table-cell>
          <table:table-cell table:style-name="ce1" office:value-type="float" office:value="0.1101" calcext:value-type="float">
            <text:p>0.1101</text:p>
          </table:table-cell>
        </table:table-row>
        <table:table-row table:style-name="ro3">
          <table:table-cell table:style-name="ce1" office:value-type="string" calcext:value-type="string">
            <text:p>COMP_CON</text:p>
          </table:table-cell>
          <table:table-cell table:style-name="ce2" office:value-type="string" calcext:value-type="string">
            <text:p>Better meet the needs of North American-based companies by extending the reach of our services to include international human resources, benefits and retirement consulting services</text:p>
          </table:table-cell>
          <table:table-cell table:style-name="ce1" office:value-type="float" office:value="0.5512" calcext:value-type="float">
            <text:p>0.5512</text:p>
          </table:table-cell>
        </table:table-row>
        <table:table-row table:style-name="ro1">
          <table:table-cell table:style-name="ce1" office:value-type="string" calcext:value-type="string">
            <text:p>SOCENV_INC</text:p>
          </table:table-cell>
          <table:table-cell table:style-name="ce2" office:value-type="string" calcext:value-type="string">
            <text:p>Increase unit’s net number of producers in existing operations by 50, and hire summer interns as part of long-term strategy to strengthen producer hiring ( the unit increased the net number of producers in existing operations by 10 )</text:p>
          </table:table-cell>
          <table:table-cell table:style-name="ce1" office:value-type="float" office:value="0.0972" calcext:value-type="float">
            <text:p>0.0972</text:p>
          </table:table-cell>
        </table:table-row>
        <table:table-row table:style-name="ro3">
          <table:table-cell table:style-name="ce1" office:value-type="string" calcext:value-type="string">
            <text:p>SOCENV_INC</text:p>
          </table:table-cell>
          <table:table-cell table:style-name="ce2" office:value-type="string" calcext:value-type="string">
            <text:p>Reduce payroll by $12 million as a result of moving to “model office” platform, a project to streamline and standardize branch office operations ( reduced payroll by over $12 million )</text:p>
          </table:table-cell>
          <table:table-cell table:style-name="ce1" office:value-type="float" office:value="0.1415" calcext:value-type="float">
            <text:p>0.1415</text:p>
          </table:table-cell>
        </table:table-row>
        <table:table-row table:style-name="ro3">
          <table:table-cell table:style-name="ce1" office:value-type="string" calcext:value-type="string">
            <text:p>SOCENV_INC</text:p>
          </table:table-cell>
          <table:table-cell table:style-name="ce2" office:value-type="string" calcext:value-type="string">
            <text:p>Continue to focus on professional standards in branch offices; achieve professional standards audit grades of 91% ( achieved the objective, in over 60% of 2015 audits )</text:p>
          </table:table-cell>
          <table:table-cell table:style-name="ce1" office:value-type="float" office:value="0.1239" calcext:value-type="float">
            <text:p>0.1239</text:p>
          </table:table-cell>
        </table:table-row>
        <table:table-row table:style-name="ro1">
          <table:table-cell table:style-name="ce1" office:value-type="string" calcext:value-type="string">
            <text:p>COMP_CON</text:p>
          </table:table-cell>
          <table:table-cell table:style-name="ce2" office:value-type="string" calcext:value-type="string">
            <text:p>For Doug Howell, who has a shorter tenure with us and consequently less equity in the company than the other named executive officers, the Compensation Committee determined it was appropriate to grant a portion of his target award in the form of restricted stock units</text:p>
          </table:table-cell>
          <table:table-cell table:style-name="ce1" office:value-type="float" office:value="0.0792" calcext:value-type="float">
            <text:p>0.0792</text:p>
          </table:table-cell>
        </table:table-row>
        <table:table-row table:style-name="ro6">
          <table:table-cell table:style-name="ce1" office:value-type="string" calcext:value-type="string">
            <text:p>COMP_CON</text:p>
          </table:table-cell>
          <table:table-cell table:style-name="ce2" office:value-type="string" calcext:value-type="string">
            <text:p>The Compensation Committee determined this percentage of base salary using its discretion based upon a number of factors, including retention considerations, internal pay equity considerations, external market data (including long-term incentive opportunities provided to similarly situated executives in the survey and proxy comparison groups – see <text:s/>pages 14-15) <text:s/>and our historical practices</text:p>
          </table:table-cell>
          <table:table-cell table:style-name="ce1" office:value-type="float" office:value="0.1825" calcext:value-type="float">
            <text:p>0.1825</text:p>
          </table:table-cell>
        </table:table-row>
        <table:table-row table:style-name="ro3">
          <table:table-cell table:style-name="ce1" office:value-type="string" calcext:value-type="string">
            <text:p>SOCENV_INC</text:p>
          </table:table-cell>
          <table:table-cell table:style-name="ce2" office:value-type="string" calcext:value-type="string">
            <text:p>Continue to focus on integration of recent large international acquisitions (Oamps/Crombie, Noraxis, Oval/Giles and AJG Retail)</text:p>
          </table:table-cell>
          <table:table-cell table:style-name="ce1" office:value-type="float" office:value="0.1021" calcext:value-type="float">
            <text:p>0.1021</text:p>
          </table:table-cell>
        </table:table-row>
        <table:table-row table:style-name="ro6">
          <table:table-cell table:style-name="ce1" office:value-type="string" calcext:value-type="string">
            <text:p>COMP_CON</text:p>
          </table:table-cell>
          <table:table-cell table:style-name="ce2" office:value-type="string" calcext:value-type="string">
            <text:p>The policy provides that management must present to the Nominating/Governance Committee each related party transaction for the Committee’s review and approval (other than related party transactions involving director and executive officer compensation matters, certain ordinary course transactions, transactions involving competitive bids or rates fixed by law, and transactions involving services as a bank depository, transfer agent or similar services)</text:p>
          </table:table-cell>
          <table:table-cell table:style-name="ce1" office:value-type="float" office:value="0.094" calcext:value-type="float">
            <text:p>0.094</text:p>
          </table:table-cell>
        </table:table-row>
        <table:table-row table:style-name="ro6">
          <table:table-cell table:style-name="ce1" office:value-type="string" calcext:value-type="string">
            <text:p>COMP_CON</text:p>
          </table:table-cell>
          <table:table-cell table:style-name="ce2" office:value-type="string" calcext:value-type="string">
            <text:p>The Committee must review the relevant facts and circumstances of the transaction, including if the transaction is on terms comparable to those that could be obtained in arms’- length dealings with an unrelated third party and the extent of the related party’s interest in the transaction, take into account the conflicts of interest and corporate opportunity provisions of our Global Standards of Business Conduct, and either approve or disapprove the related party transaction</text:p>
          </table:table-cell>
          <table:table-cell table:style-name="ce1" office:value-type="float" office:value="0.1147" calcext:value-type="float">
            <text:p>0.1147</text:p>
          </table:table-cell>
        </table:table-row>
        <table:table-row table:style-name="ro1">
          <table:table-cell table:style-name="ce1" office:value-type="string" calcext:value-type="string">
            <text:p>SOCENV_INC</text:p>
          </table:table-cell>
          <table:table-cell table:style-name="ce2" office:value-type="string" calcext:value-type="string">
            <text:p>Maximize earnings contribution from our clean-energy investments <text:s text:c="4"/>4 <text:s/>Reconciliations of non-GAAP measures to the most closely comparable GAAP measures are presented in <text:s/>Exhibit A <text:s/>to this proxy statement</text:p>
          </table:table-cell>
          <table:table-cell table:style-name="ce1" office:value-type="float" office:value="0.9567" calcext:value-type="float">
            <text:p>0.9567</text:p>
          </table:table-cell>
        </table:table-row>
        <table:table-row table:style-name="ro4">
          <table:table-cell table:style-name="ce1" office:value-type="string" calcext:value-type="string">
            <text:p>SOCENV_INC</text:p>
          </table:table-cell>
          <table:table-cell table:style-name="ce2" office:value-type="string" calcext:value-type="string">
            <text:p>Advance the company’s clean-energy strategy</text:p>
          </table:table-cell>
          <table:table-cell table:style-name="ce1" office:value-type="float" office:value="0.9582" calcext:value-type="float">
            <text:p>0.9582</text:p>
          </table:table-cell>
        </table:table-row>
        <table:table-row table:style-name="ro4">
          <table:table-cell table:style-name="ce1" office:value-type="string" calcext:value-type="string">
            <text:p>SOCENV_INC</text:p>
          </table:table-cell>
          <table:table-cell table:style-name="ce2" office:value-type="string" calcext:value-type="string">
            <text:p>Clean energy investments</text:p>
          </table:table-cell>
          <table:table-cell table:style-name="ce1" office:value-type="float" office:value="0.9871" calcext:value-type="float">
            <text:p>0.9871</text:p>
          </table:table-cell>
        </table:table-row>
        <table:table-row table:style-name="ro4">
          <table:table-cell table:style-name="ce1" office:value-type="string" calcext:value-type="string">
            <text:p>COMP_CON</text:p>
          </table:table-cell>
          <table:table-cell table:style-name="ce2" office:value-type="string" calcext:value-type="string">
            <text:p>Professional / Financial Services Towers Watson &amp; Co.</text:p>
          </table:table-cell>
          <table:table-cell table:style-name="ce1" office:value-type="float" office:value="0.9757" calcext:value-type="float">
            <text:p>0.9757</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has assessed Sibson’s independence pursuant to SEC and NYSE rules and concluded that no conflict of interest exists that would prevent Sibson from serving as an independent consultant to the Compensation Committee</text:p>
          </table:table-cell>
          <table:table-cell table:style-name="ce1" office:value-type="float" office:value="0.9991" calcext:value-type="float">
            <text:p>0.9991</text:p>
          </table:table-cell>
        </table:table-row>
        <table:table-row table:style-name="ro1">
          <table:table-cell table:style-name="ce1" office:value-type="string" calcext:value-type="string">
            <text:p>COMP_CON</text:p>
          </table:table-cell>
          <table:table-cell table:style-name="ce2" office:value-type="string" calcext:value-type="string">
            <text:p>In 2015, the Compensation Committee reviewed pay data from two published surveys: (i) the <text:s/>Executive Compensation Survey <text:s/>conducted by Mercer, and (ii) the <text:s/>Top Management Industry Compensation Survey conducted by Towers Watson</text:p>
          </table:table-cell>
          <table:table-cell table:style-name="ce1" office:value-type="float" office:value="0.9791" calcext:value-type="float">
            <text:p>0.9791</text:p>
          </table:table-cell>
        </table:table-row>
        <table:table-row table:style-name="ro3">
          <table:table-cell table:style-name="ce1" office:value-type="string" calcext:value-type="string">
            <text:p>COMP_CON</text:p>
          </table:table-cell>
          <table:table-cell table:style-name="ce2" office:value-type="string" calcext:value-type="string">
            <text:p>Role of the Compensation Consultant The Compensation Committee has retained Sibson Consulting (Sibson) as its independent executive compensation consultant</text:p>
          </table:table-cell>
          <table:table-cell table:style-name="ce1" office:value-type="float" office:value="0.9996" calcext:value-type="float">
            <text:p>0.9996</text:p>
          </table:table-cell>
        </table:table-row>
        <table:table-row table:style-name="ro4">
          <table:table-cell table:style-name="ce1" office:value-type="string" calcext:value-type="string">
            <text:p>SOCENV_INC</text:p>
          </table:table-cell>
          <table:table-cell table:style-name="ce2" office:value-type="string" calcext:value-type="string">
            <text:p>Our clean energy investments contributed $100.9 million to net earnings</text:p>
          </table:table-cell>
          <table:table-cell table:style-name="ce1" office:value-type="float" office:value="0.9803" calcext:value-type="float">
            <text:p>0.9803</text:p>
          </table:table-cell>
        </table:table-row>
        <table:table-row table:style-name="ro9">
          <table:table-cell table:style-name="ce1" office:value-type="string" calcext:value-type="string">
            <text:p>SOCENV_INC</text:p>
          </table:table-cell>
          <table:table-cell table:style-name="ce2" office:value-type="string" calcext:value-type="string">
            <text:p>Name <text:s text:c="2"/>2015 Individual Achievements Related to MBOs <text:s text:c="2"/>Achievement % <text:s/>Against Target <text:s text:c="3"/>Dr. Leighton <text:s text:c="2"/>l <text:s text:c="5"/>Launched strategic plan addressing Akamai’s long-term revenue goals <text:s text:c="2"/>l <text:s text:c="5"/>Oversaw improvements in how easy it is for customers to do business with Akamai <text:s text:c="2"/>l <text:s text:c="5"/>Increased workforce diversity <text:s text:c="2"/>l <text:s text:c="5"/>Successfully integrated Prolexic acquisition <text:s text:c="6"/>85% <text:s text:c="3"/>Mr. Benson <text:s text:c="2"/>l <text:s text:c="5"/>Drove closer coordination between Finance and Information Technology organizations to improve operational effectiveness <text:s text:c="2"/>l <text:s text:c="5"/>Maintained a strong control environment across finance functions <text:s text:c="2"/>l <text:s text:c="5"/>Enhanced forecasting and reporting capabilities <text:s text:c="2"/>l <text:s text:c="5"/>Oversaw completion of key initiatives in tax, investor relations, payroll and procurement <text:s text:c="6"/>100% <text:s text:c="3"/>/42/</text:p>
          </table:table-cell>
          <table:table-cell table:style-name="ce1" office:value-type="float" office:value="0.9744" calcext:value-type="float">
            <text:p>0.9744</text:p>
          </table:table-cell>
        </table:table-row>
        <table:table-row table:style-name="ro2">
          <table:table-cell table:style-name="ce1" office:value-type="string" calcext:value-type="string">
            <text:p>SOCENV_INC</text:p>
          </table:table-cell>
          <table:table-cell table:style-name="ce2" office:value-type="string" calcext:value-type="string">
            <text:p>Mr. Miller also serves on the boards of directors of AMC Networks, an entertainment company; Interpublic Group of Companies, a marketing solutions provider; J2 Global, which provides telecommunications solutions as well as technology, gaming and lifestyle content; and TripAdvisor, an online travel agency</text:p>
          </table:table-cell>
          <table:table-cell table:style-name="ce1" office:value-type="float" office:value="0.1134" calcext:value-type="float">
            <text:p>0.1134</text:p>
          </table:table-cell>
        </table:table-row>
        <table:table-row table:style-name="ro1">
          <table:table-cell table:style-name="ce1" office:value-type="string" calcext:value-type="string">
            <text:p>SOCENV_INC</text:p>
          </table:table-cell>
          <table:table-cell table:style-name="ce2" office:value-type="string" calcext:value-type="string">
            <text:p>Ms. Craig is a member of the Executive Committee and Board Chairman of Comprehensive Development Inc. and serves on the Board of Junior Achievement of New Jersey and The Committee of 200, a membership organization of women entrepreneurs and corporate leaders</text:p>
          </table:table-cell>
          <table:table-cell table:style-name="ce1" office:value-type="float" office:value="0.2342" calcext:value-type="float">
            <text:p>0.2342</text:p>
          </table:table-cell>
        </table:table-row>
        <table:table-row table:style-name="ro3">
          <table:table-cell table:style-name="ce1" office:value-type="string" calcext:value-type="string">
            <text:p>COMP_CON</text:p>
          </table:table-cell>
          <table:table-cell table:style-name="ce2" office:value-type="string" calcext:value-type="string">
            <text:p>Mr. Miller is currently a partner at Advancit Capital, a venture capital firm focusing on early-stage companies</text:p>
          </table:table-cell>
          <table:table-cell table:style-name="ce1" office:value-type="float" office:value="0.0907" calcext:value-type="float">
            <text:p>0.0907</text:p>
          </table:table-cell>
        </table:table-row>
        <table:table-row table:style-name="ro1">
          <table:table-cell table:style-name="ce1" office:value-type="string" calcext:value-type="string">
            <text:p>SOCENV_INC</text:p>
          </table:table-cell>
          <table:table-cell table:style-name="ce2" office:value-type="string" calcext:value-type="string">
            <text:p>We believe that the knowledge, leadership experience and expertise Ms. Craig has developed in her significant leadership role at Accenture provides us with unique insight into how to manage a large, global organization that has grown rapidly</text:p>
          </table:table-cell>
          <table:table-cell table:style-name="ce1" office:value-type="float" office:value="0.0536" calcext:value-type="float">
            <text:p>0.0536</text:p>
          </table:table-cell>
        </table:table-row>
        <table:table-row table:style-name="ro3">
          <table:table-cell table:style-name="ce1" office:value-type="string" calcext:value-type="string">
            <text:p>COMP_CON</text:p>
          </table:table-cell>
          <table:table-cell table:style-name="ce2" office:value-type="string" calcext:value-type="string">
            <text:p>She also serves as an advisory board member of SpencerStuart, a global executive search and recruitment firm</text:p>
          </table:table-cell>
          <table:table-cell table:style-name="ce1" office:value-type="float" office:value="0.0755" calcext:value-type="float">
            <text:p>0.0755</text:p>
          </table:table-cell>
        </table:table-row>
        <table:table-row table:style-name="ro1">
          <table:table-cell table:style-name="ce1" office:value-type="string" calcext:value-type="string">
            <text:p>COMP_CON</text:p>
          </table:table-cell>
          <table:table-cell table:style-name="ce2" office:value-type="string" calcext:value-type="string">
            <text:p>From October 2006 until her retirement in July 2013, she was the Chief Financial Officer of Accenture, a global management consulting, technology services and outsourcing organization, having previously served in numerous positions at the firm</text:p>
          </table:table-cell>
          <table:table-cell table:style-name="ce1" office:value-type="float" office:value="0.4492" calcext:value-type="float">
            <text:p>0.4492</text:p>
          </table:table-cell>
        </table:table-row>
        <table:table-row table:style-name="ro3">
          <table:table-cell table:style-name="ce1" office:value-type="string" calcext:value-type="string">
            <text:p>SOCENV_INC</text:p>
          </table:table-cell>
          <table:table-cell table:style-name="ce2" office:value-type="string" calcext:value-type="string">
            <text:p>She also serves as an advisory board member of SpencerStuart, a global executive search and recruitment firm</text:p>
          </table:table-cell>
          <table:table-cell table:style-name="ce1" office:value-type="float" office:value="0.132" calcext:value-type="float">
            <text:p>0.132</text:p>
          </table:table-cell>
        </table:table-row>
        <table:table-row table:style-name="ro4">
          <table:table-cell table:style-name="ce1" office:value-type="string" calcext:value-type="string">
            <text:p>COMP_CON</text:p>
          </table:table-cell>
          <table:table-cell table:style-name="ce2" office:value-type="string" calcext:value-type="string">
            <text:p>Mr. Ford is currently the principal at Quest Objects Group, a consulting firm</text:p>
          </table:table-cell>
          <table:table-cell table:style-name="ce1" office:value-type="float" office:value="0.8279" calcext:value-type="float">
            <text:p>0.8279</text:p>
          </table:table-cell>
        </table:table-row>
        <table:table-row table:style-name="ro3">
          <table:table-cell table:style-name="ce1" office:value-type="string" calcext:value-type="string">
            <text:p>COMP_CON</text:p>
          </table:table-cell>
          <table:table-cell table:style-name="ce2" office:value-type="string" calcext:value-type="string">
            <text:p>Ms. Seligman has been a senior partner at Ostriker von Simson, a consulting firm focusing on information technology, since June 1999</text:p>
          </table:table-cell>
          <table:table-cell table:style-name="ce1" office:value-type="float" office:value="0.9247" calcext:value-type="float">
            <text:p>0.9247</text:p>
          </table:table-cell>
        </table:table-row>
        <table:table-row table:style-name="ro3">
          <table:table-cell table:style-name="ce1" office:value-type="string" calcext:value-type="string">
            <text:p>SOCENV_INC</text:p>
          </table:table-cell>
          <table:table-cell table:style-name="ce2" office:value-type="string" calcext:value-type="string">
            <text:p>She is also currently Vice Chairman of New Leaders, a national nonprofit for developing school leaders, and chairs the Governance Committee of the School of the American Ballet</text:p>
          </table:table-cell>
          <table:table-cell table:style-name="ce1" office:value-type="float" office:value="0.6525" calcext:value-type="float">
            <text:p>0.6525</text:p>
          </table:table-cell>
        </table:table-row>
        <table:table-row table:style-name="ro6">
          <table:table-cell table:style-name="ce1" office:value-type="string" calcext:value-type="string">
            <text:p>SOCENV_INC</text:p>
          </table:table-cell>
          <table:table-cell table:style-name="ce2" office:value-type="string" calcext:value-type="string">
            <text:p>The partners of Ostriker von Simson chair the CIO Strategy Exchange, which regularly brings together four vital quadrants of the information technology sector: invited Chief Information Officers (CIOs) and other top executives from the largest multinational enterprises, premier venture capitalists, CEOs from prominent computer companies, and entrepreneurs leading innovative emerging technology firms</text:p>
          </table:table-cell>
          <table:table-cell table:style-name="ce1" office:value-type="float" office:value="0.0523" calcext:value-type="float">
            <text:p>0.0523</text:p>
          </table:table-cell>
        </table:table-row>
        <table:table-row table:style-name="ro3">
          <table:table-cell table:style-name="ce1" office:value-type="string" calcext:value-type="string">
            <text:p>SOCENV_INC</text:p>
          </table:table-cell>
          <table:table-cell table:style-name="ce2" office:value-type="string" calcext:value-type="string">
            <text:p>Ms. Seligman’s career has led her to advise chief executives and technology leaders at a wide range of the largest enterprises in the United States and abroad</text:p>
          </table:table-cell>
          <table:table-cell table:style-name="ce1" office:value-type="float" office:value="0.1021" calcext:value-type="float">
            <text:p>0.1021</text:p>
          </table:table-cell>
        </table:table-row>
        <table:table-row table:style-name="ro3">
          <table:table-cell table:style-name="ce1" office:value-type="string" calcext:value-type="string">
            <text:p>SOCENV_INC</text:p>
          </table:table-cell>
          <table:table-cell table:style-name="ce2" office:value-type="string" calcext:value-type="string">
            <text:p>As the former head of a complex, global technology organization, he brings extensive experience in sophisticated technology and operating systems to our Board’s deliberations</text:p>
          </table:table-cell>
          <table:table-cell table:style-name="ce1" office:value-type="float" office:value="0.0511" calcext:value-type="float">
            <text:p>0.0511</text:p>
          </table:table-cell>
        </table:table-row>
        <table:table-row table:style-name="ro4">
          <table:table-cell table:style-name="ce1" office:value-type="string" calcext:value-type="string">
            <text:p>COMP_CON</text:p>
          </table:table-cell>
          <table:table-cell table:style-name="ce2" office:value-type="string" calcext:value-type="string">
            <text:p>He is also on the Executive Review Committee of Soltage, LLC, a private equity firm</text:p>
          </table:table-cell>
          <table:table-cell table:style-name="ce1" office:value-type="float" office:value="0.0668" calcext:value-type="float">
            <text:p>0.0668</text:p>
          </table:table-cell>
        </table:table-row>
        <table:table-row table:style-name="ro4">
          <table:table-cell table:style-name="ce1" office:value-type="string" calcext:value-type="string">
            <text:p>SOCENV_INC</text:p>
          </table:table-cell>
          <table:table-cell table:style-name="ce2" office:value-type="string" calcext:value-type="string">
            <text:p>He was named our Lead Independent Director in May 2013</text:p>
          </table:table-cell>
          <table:table-cell table:style-name="ce1" office:value-type="float" office:value="0.0646" calcext:value-type="float">
            <text:p>0.0646</text:p>
          </table:table-cell>
        </table:table-row>
        <table:table-row table:style-name="ro1">
          <table:table-cell table:style-name="ce1" office:value-type="string" calcext:value-type="string">
            <text:p>SOCENV_INC</text:p>
          </table:table-cell>
          <table:table-cell table:style-name="ce2" office:value-type="string" calcext:value-type="string">
            <text:p>Mr. Salerno also serves on the board of directors of CBS Broadcasting, Inc., a media company, Florida Community Bank, a regional bank, Intercontinental Exchange, an electronic exchange for trading wholesale energy and metals commodities, and Viacom, Inc., a media company</text:p>
          </table:table-cell>
          <table:table-cell table:style-name="ce1" office:value-type="float" office:value="0.3941" calcext:value-type="float">
            <text:p>0.3941</text:p>
          </table:table-cell>
        </table:table-row>
        <table:table-row table:style-name="ro1">
          <table:table-cell table:style-name="ce1" office:value-type="string" calcext:value-type="string">
            <text:p>SOCENV_INC</text:p>
          </table:table-cell>
          <table:table-cell table:style-name="ce2" office:value-type="string" calcext:value-type="string">
            <text:p>Over the past decade, Akamai has changed from being a small technology company to a much larger enterprise with over 5,000 employees many of whom are located outside of the United States</text:p>
          </table:table-cell>
          <table:table-cell table:style-name="ce1" office:value-type="float" office:value="0.1853" calcext:value-type="float">
            <text:p>0.1853</text:p>
          </table:table-cell>
        </table:table-row>
        <table:table-row table:style-name="ro1">
          <table:table-cell table:style-name="ce1" office:value-type="string" calcext:value-type="string">
            <text:p>COMP_CON</text:p>
          </table:table-cell>
          <table:table-cell table:style-name="ce2" office:value-type="string" calcext:value-type="string">
            <text:p>He is currently Managing Partner of Longfellow Venture Partners, an early stage venture capital company and is also a venture partner emeritus of Polaris Venture Partners, Inc., an early stage investment company</text:p>
          </table:table-cell>
          <table:table-cell table:style-name="ce1" office:value-type="float" office:value="0.1258" calcext:value-type="float">
            <text:p>0.1258</text:p>
          </table:table-cell>
        </table:table-row>
        <table:table-row table:style-name="ro3">
          <table:table-cell table:style-name="ce1" office:value-type="string" calcext:value-type="string">
            <text:p>SOCENV_INC</text:p>
          </table:table-cell>
          <table:table-cell table:style-name="ce2" office:value-type="string" calcext:value-type="string">
            <text:p>He was also the Chief Executive Officer of British Telecom, a provider of communications services and solutions, from 2002 to 2008</text:p>
          </table:table-cell>
          <table:table-cell table:style-name="ce1" office:value-type="float" office:value="0.0703" calcext:value-type="float">
            <text:p>0.0703</text:p>
          </table:table-cell>
        </table:table-row>
        <table:table-row table:style-name="ro1">
          <table:table-cell table:style-name="ce1" office:value-type="string" calcext:value-type="string">
            <text:p>COMP_CON</text:p>
          </table:table-cell>
          <table:table-cell table:style-name="ce2" office:value-type="string" calcext:value-type="string">
            <text:p>Ms. Greenthal currently serves on the board of directors of Houghton Mifflin Harcourt, an educational content company, TEGNA Inc., a media company, and The Weather Channel, a privately- held media company</text:p>
          </table:table-cell>
          <table:table-cell table:style-name="ce1" office:value-type="float" office:value="0.0542" calcext:value-type="float">
            <text:p>0.0542</text:p>
          </table:table-cell>
        </table:table-row>
        <table:table-row table:style-name="ro1">
          <table:table-cell table:style-name="ce1" office:value-type="string" calcext:value-type="string">
            <text:p>COMP_CON</text:p>
          </table:table-cell>
          <table:table-cell table:style-name="ce2" office:value-type="string" calcext:value-type="string">
            <text:p>In this role, he presides over meetings of the independent members of our Board of Directors, provides leadership and advice to management on key strategic initiatives and seeks to ensure effective communication among the committees of the Board of Directors</text:p>
          </table:table-cell>
          <table:table-cell table:style-name="ce1" office:value-type="float" office:value="0.0807" calcext:value-type="float">
            <text:p>0.0807</text:p>
          </table:table-cell>
        </table:table-row>
        <table:table-row table:style-name="ro1">
          <table:table-cell table:style-name="ce1" office:value-type="string" calcext:value-type="string">
            <text:p>SOCENV_INC</text:p>
          </table:table-cell>
          <table:table-cell table:style-name="ce2" office:value-type="string" calcext:value-type="string">
            <text:p>In this role, he presides over meetings of the independent members of our Board of Directors, provides leadership and advice to management on key strategic initiatives and seeks to ensure effective communication among the committees of the Board of Directors</text:p>
          </table:table-cell>
          <table:table-cell table:style-name="ce1" office:value-type="float" office:value="0.2435" calcext:value-type="float">
            <text:p>0.2435</text:p>
          </table:table-cell>
        </table:table-row>
        <table:table-row table:style-name="ro4">
          <table:table-cell table:style-name="ce1" office:value-type="string" calcext:value-type="string">
            <text:p>COMP_CON</text:p>
          </table:table-cell>
          <table:table-cell table:style-name="ce2" office:value-type="string" calcext:value-type="string">
            <text:p>Lead Director Frederic Salerno became the independent Lead Director of our Board in May 2013</text:p>
          </table:table-cell>
          <table:table-cell table:style-name="ce1" office:value-type="float" office:value="0.4668" calcext:value-type="float">
            <text:p>0.4668</text:p>
          </table:table-cell>
        </table:table-row>
        <table:table-row table:style-name="ro2">
          <table:table-cell table:style-name="ce1" office:value-type="string" calcext:value-type="string">
            <text:p>SOCENV_INC</text:p>
          </table:table-cell>
          <table:table-cell table:style-name="ce2" office:value-type="string" calcext:value-type="string">
            <text:p>Dr. Leighton is a former two-term chair of the 2,000-member Association of Computing Machinery Special Interest Group on Algorithms and Complexity Theory, and a former two-term Editor- in-Chief of the Journal of the Association for Computing Machinery, a journal for computer science research</text:p>
          </table:table-cell>
          <table:table-cell table:style-name="ce1" office:value-type="float" office:value="0.3717" calcext:value-type="float">
            <text:p>0.3717</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in consultation with our independent executive compensation consultants, reviews Akamai’s management of executive compensation and retention risks as part of its annual executive compensation review and individual compensation discussions</text:p>
          </table:table-cell>
          <table:table-cell table:style-name="ce1" office:value-type="float" office:value="0.9973" calcext:value-type="float">
            <text:p>0.9973</text:p>
          </table:table-cell>
        </table:table-row>
        <table:table-row table:style-name="ro3">
          <table:table-cell table:style-name="ce1" office:value-type="string" calcext:value-type="string">
            <text:p>SOCENV_INC</text:p>
          </table:table-cell>
          <table:table-cell table:style-name="ce2" office:value-type="string" calcext:value-type="string">
            <text:p>Board Committees The standing committees of our Board of Directors consist of an Audit Committee, a Compensation Committee and a Nominating and Corporate Governance Committee</text:p>
          </table:table-cell>
          <table:table-cell table:style-name="ce1" office:value-type="float" office:value="0.4046" calcext:value-type="float">
            <text:p>0.4046</text:p>
          </table:table-cell>
        </table:table-row>
        <table:table-row table:style-name="ro1">
          <table:table-cell table:style-name="ce1" office:value-type="string" calcext:value-type="string">
            <text:p>SOCENV_INC</text:p>
          </table:table-cell>
          <table:table-cell table:style-name="ce2" office:value-type="string" calcext:value-type="string">
            <text:p>As an example, the Audit Committee has overseen and reviewed analyses prepared by our internal audit function designed to assess the likelihood that enumerated risks would occur, the harm such risks would create if they occurred and current sufficiency of controls to address such risks</text:p>
          </table:table-cell>
          <table:table-cell table:style-name="ce1" office:value-type="float" office:value="0.5136" calcext:value-type="float">
            <text:p>0.5136</text:p>
          </table:table-cell>
        </table:table-row>
        <table:table-row table:style-name="ro3">
          <table:table-cell table:style-name="ce1" office:value-type="string" calcext:value-type="string">
            <text:p>SOCENV_INC</text:p>
          </table:table-cell>
          <table:table-cell table:style-name="ce2" office:value-type="string" calcext:value-type="string">
            <text:p>Financial reporting risks are typically addressed by the Audit Committee through internal audits, committee agenda items, ethics and whistleblower updates and other discussions</text:p>
          </table:table-cell>
          <table:table-cell table:style-name="ce1" office:value-type="float" office:value="0.0873" calcext:value-type="float">
            <text:p>0.0873</text:p>
          </table:table-cell>
        </table:table-row>
        <table:table-row table:style-name="ro3">
          <table:table-cell table:style-name="ce1" office:value-type="string" calcext:value-type="string">
            <text:p>SOCENV_INC</text:p>
          </table:table-cell>
          <table:table-cell table:style-name="ce2" office:value-type="string" calcext:value-type="string">
            <text:p>Risk Oversight Our Board of Directors has an active role in supervising management’s oversight of Akamai’s risks</text:p>
          </table:table-cell>
          <table:table-cell table:style-name="ce1" office:value-type="float" office:value="0.1976" calcext:value-type="float">
            <text:p>0.1976</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is directly responsible for the appointment and oversight of our independent compensation consultants and other advisors it retains</text:p>
          </table:table-cell>
          <table:table-cell table:style-name="ce1" office:value-type="float" office:value="0.9305" calcext:value-type="float">
            <text:p>0.9305</text:p>
          </table:table-cell>
        </table:table-row>
        <table:table-row table:style-name="ro2">
          <table:table-cell table:style-name="ce1" office:value-type="string" calcext:value-type="string">
            <text:p>SOCENV_INC</text:p>
          </table:table-cell>
          <table:table-cell table:style-name="ce2" office:value-type="string" calcext:value-type="string">
            <text:p>Marketplace Rules, or the NASDAQ Rules, including, in the case of all members of the Audit Committee, the independence requirements of Rule 10A-3 under the Exchange Act and, in the case of the Compensation Committee, the independence requirements under Rule 10C-1 under the Exchange Act</text:p>
          </table:table-cell>
          <table:table-cell table:style-name="ce1" office:value-type="float" office:value="0.3481" calcext:value-type="float">
            <text:p>0.3481</text:p>
          </table:table-cell>
        </table:table-row>
        <table:table-row table:style-name="ro2">
          <table:table-cell table:style-name="ce1" office:value-type="string" calcext:value-type="string">
            <text:p>COMP_CON</text:p>
          </table:table-cell>
          <table:table-cell table:style-name="ce2" office:value-type="string" calcext:value-type="string">
            <text:p>Marketplace Rules, or the NASDAQ Rules, including, in the case of all members of the Audit Committee, the independence requirements of Rule 10A-3 under the Exchange Act and, in the case of the Compensation Committee, the independence requirements under Rule 10C-1 under the Exchange Act</text:p>
          </table:table-cell>
          <table:table-cell table:style-name="ce1" office:value-type="float" office:value="0.122" calcext:value-type="float">
            <text:p>0.122</text:p>
          </table:table-cell>
        </table:table-row>
        <table:table-row table:style-name="ro3">
          <table:table-cell table:style-name="ce1" office:value-type="string" calcext:value-type="string">
            <text:p>COMP_CON</text:p>
          </table:table-cell>
          <table:table-cell table:style-name="ce2" office:value-type="string" calcext:value-type="string">
            <text:p>In addition, the Compensation Committee consults with our management regarding our benefit plans and compensation policies and practices</text:p>
          </table:table-cell>
          <table:table-cell table:style-name="ce1" office:value-type="float" office:value="0.1446" calcext:value-type="float">
            <text:p>0.1446</text:p>
          </table:table-cell>
        </table:table-row>
        <table:table-row table:style-name="ro9">
          <table:table-cell table:style-name="ce1" office:value-type="string" calcext:value-type="string">
            <text:p>SOCENV_INC</text:p>
          </table:table-cell>
          <table:table-cell table:style-name="ce2" office:value-type="string" calcext:value-type="string">
            <text:p>Committee Membership <text:s text:c="7"/>Audit <text:s text:c="2"/>Compensation <text:s text:c="2"/>N&amp;G <text:s text:c="2"/>Pamela J. Craig <text:s text:c="2"/>X* <text:s text:c="2"/>X <text:s text:c="6"/>Monte Ford <text:s text:c="6"/>X <text:s text:c="2"/>X <text:s text:c="2"/>Jill A. Greenthal <text:s text:c="2"/>X <text:s text:c="6"/>X* <text:s text:c="2"/>Jonathan Miller <text:s text:c="6"/>X <text:s text:c="2"/>X <text:s text:c="2"/>Frederic V. Salerno <text:s text:c="10"/>X <text:s text:c="2"/>Steven Scopellite <text:s text:c="2"/>X <text:s text:c="2"/>X <text:s text:c="6"/>Naomi Seligman <text:s text:c="2"/>X <text:s text:c="6"/>X <text:s text:c="2"/>Bernardus Verwaayen <text:s text:c="6"/>X* <text:s text:c="2"/>X <text:s text:c="4"/>* Committee Chair The Audit Committee <text:s/>assists the Board of Directors in overseeing the financial and accounting reporting processes and audits of our financial statements, which includes reviewing the professional services provided by our independent auditors, the independence of such auditors from our management, our annual financial statements and our system of internal financial and IT controls</text:p>
          </table:table-cell>
          <table:table-cell table:style-name="ce1" office:value-type="float" office:value="0.599" calcext:value-type="float">
            <text:p>0.599</text:p>
          </table:table-cell>
        </table:table-row>
        <table:table-row table:style-name="ro5">
          <table:table-cell table:style-name="ce1" office:value-type="string" calcext:value-type="string">
            <text:p>COMP_CON</text:p>
          </table:table-cell>
          <table:table-cell table:style-name="ce2" office:value-type="string" calcext:value-type="string">
            <text:p>Report of the Audit Committee The Audit Committee of our Board of Directors has furnished the following report on the Audit Committee’s review of our audited financial statements: The Audit Committee of Akamai’s Board of Directors is responsible for, among other things: <text:s text:c="4"/>l <text:s text:c="4"/>Monitoring the integrity of Akamai’s consolidated financial statements <text:s text:c="4"/>l <text:s text:c="4"/>Oversight of Akamai’s compliance with legal and regulatory requirements <text:s text:c="4"/>l <text:s text:c="4"/>Oversight of Akamai’s system of internal controls (including oversight of our internal audit function, which reports directly to the Audit Committee) <text:s text:c="4"/>l <text:s text:c="4"/>Appointment, oversight and evaluation of the qualifications, independence and performance of our internal and independent auditors with the authority to replace Akamai’s independent auditors</text:p>
          </table:table-cell>
          <table:table-cell table:style-name="ce1" office:value-type="float" office:value="0.5588" calcext:value-type="float">
            <text:p>0.5588</text:p>
          </table:table-cell>
        </table:table-row>
        <table:table-row table:style-name="ro5">
          <table:table-cell table:style-name="ce1" office:value-type="string" calcext:value-type="string">
            <text:p>SOCENV_INC</text:p>
          </table:table-cell>
          <table:table-cell table:style-name="ce2" office:value-type="string" calcext:value-type="string">
            <text:p>Report of the Audit Committee The Audit Committee of our Board of Directors has furnished the following report on the Audit Committee’s review of our audited financial statements: The Audit Committee of Akamai’s Board of Directors is responsible for, among other things: <text:s text:c="4"/>l <text:s text:c="4"/>Monitoring the integrity of Akamai’s consolidated financial statements <text:s text:c="4"/>l <text:s text:c="4"/>Oversight of Akamai’s compliance with legal and regulatory requirements <text:s text:c="4"/>l <text:s text:c="4"/>Oversight of Akamai’s system of internal controls (including oversight of our internal audit function, which reports directly to the Audit Committee) <text:s text:c="4"/>l <text:s text:c="4"/>Appointment, oversight and evaluation of the qualifications, independence and performance of our internal and independent auditors with the authority to replace Akamai’s independent auditors</text:p>
          </table:table-cell>
          <table:table-cell table:style-name="ce1" office:value-type="float" office:value="0.0846" calcext:value-type="float">
            <text:p>0.0846</text:p>
          </table:table-cell>
        </table:table-row>
        <table:table-row table:style-name="ro1">
          <table:table-cell table:style-name="ce1" office:value-type="string" calcext:value-type="string">
            <text:p>COMP_CON</text:p>
          </table:table-cell>
          <table:table-cell table:style-name="ce2" office:value-type="string" calcext:value-type="string">
            <text:p>None of our executive officers served as a director or member of the compensation committee (or other committee serving an equivalent function) of any other entity, one of whose executive officers served as a director or member of the Compensation Committee at any time during 2015</text:p>
          </table:table-cell>
          <table:table-cell table:style-name="ce1" office:value-type="float" office:value="0.05" calcext:value-type="float">
            <text:p>0.05</text:p>
          </table:table-cell>
        </table:table-row>
        <table:table-row table:style-name="ro3">
          <table:table-cell table:style-name="ce1" office:value-type="string" calcext:value-type="string">
            <text:p>COMP_CON</text:p>
          </table:table-cell>
          <table:table-cell table:style-name="ce2" office:value-type="string" calcext:value-type="string">
            <text:p>No member of the Compensation Committee receives compensation, directly or indirectly, from Akamai in any capacity other than as a director</text:p>
          </table:table-cell>
          <table:table-cell table:style-name="ce1" office:value-type="float" office:value="0.4593" calcext:value-type="float">
            <text:p>0.4593</text:p>
          </table:table-cell>
        </table:table-row>
        <table:table-row table:style-name="ro2">
          <table:table-cell table:style-name="ce1" office:value-type="string" calcext:value-type="string">
            <text:p>COMP_CON</text:p>
          </table:table-cell>
          <table:table-cell table:style-name="ce2" office:value-type="string" calcext:value-type="string">
            <text:p>No member of the Compensation Committee was at any time during 2015, or formerly, an officer or employee of Akamai or of any of our subsidiaries, and no member of the Compensation Committee had any relationship with us requiring disclosure under Item 404 of Regulation S-K under the Exchange Act</text:p>
          </table:table-cell>
          <table:table-cell table:style-name="ce1" office:value-type="float" office:value="0.156" calcext:value-type="float">
            <text:p>0.156</text:p>
          </table:table-cell>
        </table:table-row>
        <table:table-row table:style-name="ro1">
          <table:table-cell table:style-name="ce1" office:value-type="string" calcext:value-type="string">
            <text:p>COMP_CON</text:p>
          </table:table-cell>
          <table:table-cell table:style-name="ce2" office:value-type="string" calcext:value-type="string">
            <text:p>How We Select and Use Peer Groups The Compensation Committee works closely with Meridian Compensation Partners, or Meridian, our independent compensation consultants, to establish the peer group we use in reviewing and setting executive compensation for the upcoming year</text:p>
          </table:table-cell>
          <table:table-cell table:style-name="ce1" office:value-type="float" office:value="0.999" calcext:value-type="float">
            <text:p>0.999</text:p>
          </table:table-cell>
        </table:table-row>
        <table:table-row table:style-name="ro11">
          <table:table-cell table:style-name="ce1" office:value-type="string" calcext:value-type="string">
            <text:p>COMP_CON</text:p>
          </table:table-cell>
          <table:table-cell table:style-name="ce2" office:value-type="string" calcext:value-type="string">
            <text:p>Meridian was first retained by Akamai in 2011 and, as described above, provided services to the Compensation Committee such as recommending a peer group of companies, assisting Akamai in surveying the practices of peer group companies in the United States, as well as other companies with which we compete to attract and retain executive talent, comparing our compensation programs with such companies, reviewing the value of equity compensation previously granted to executives, developing a long-term executive compensation strategy and related services</text:p>
          </table:table-cell>
          <table:table-cell table:style-name="ce1" office:value-type="float" office:value="0.9855" calcext:value-type="float">
            <text:p>0.9855</text:p>
          </table:table-cell>
        </table:table-row>
        <table:table-row table:style-name="ro4">
          <table:table-cell table:style-name="ce1" office:value-type="string" calcext:value-type="string">
            <text:p>COMP_CON</text:p>
          </table:table-cell>
          <table:table-cell table:style-name="ce2" office:value-type="string" calcext:value-type="string">
            <text:p>Meridian is retained by and reports directly to the Chair of the Compensation Committee</text:p>
          </table:table-cell>
          <table:table-cell table:style-name="ce1" office:value-type="float" office:value="0.9744" calcext:value-type="float">
            <text:p>0.9744</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determined that Meridian was independent of management throughout this time period</text:p>
          </table:table-cell>
          <table:table-cell table:style-name="ce1" office:value-type="float" office:value="0.9535" calcext:value-type="float">
            <text:p>0.9535</text:p>
          </table:table-cell>
        </table:table-row>
        <table:table-row table:style-name="ro3">
          <table:table-cell table:style-name="ce1" office:value-type="string" calcext:value-type="string">
            <text:p>COMP_CON</text:p>
          </table:table-cell>
          <table:table-cell table:style-name="ce2" office:value-type="string" calcext:value-type="string">
            <text:p>Role of Independent Compensation Consultants Our Compensation Committee considered advice provided by Meridian in establishing our 2015 executive compensation program</text:p>
          </table:table-cell>
          <table:table-cell table:style-name="ce1" office:value-type="float" office:value="0.9988" calcext:value-type="float">
            <text:p>0.9988</text:p>
          </table:table-cell>
        </table:table-row>
        <table:table-row table:style-name="ro15">
          <table:table-cell table:style-name="ce1" office:value-type="string" calcext:value-type="string">
            <text:p>SOCENV_INC</text:p>
          </table:table-cell>
          <table:table-cell table:style-name="ce2" office:value-type="string" calcext:value-type="string">
            <text:p>markets <text:s text:c="2"/>l <text:s text:c="4"/>Oversaw improvements in employee engagement and diversity <text:s text:c="2"/>l <text:s text:c="4"/>Enhanced forecasting and training for sales representatives <text:s text:c="7"/>89% <text:s/>Mr. McConnell <text:s text:c="2"/>l <text:s text:c="4"/>Improved reliability of solutions <text:s text:c="2"/>l <text:s text:c="5"/>Oversaw acquisitions and integrations of Bloxx, Xerocole and Octoshape <text:s text:c="2"/>l <text:s text:c="5"/>Executed on key initiatives to make specified Akamai solutions easier for our customers to use <text:s text:c="7"/>92% <text:s/>Determination of 2015 Incentive Compensation Payout The average 2015 cash incentive bonus payout for our NEOs, reflecting the weighting and percentage achievement against target for each component, is calculated as follows: <text:s text:c="2"/>Applying that formula, each Named Executive Officer’s target bonus opportunity and the actual payout against such opportunity were: <text:s text:c="2"/>Name <text:s text:c="2"/>Potential Bonus Payout at Target (100% Achievement) <text:s text:c="2"/>Actual 2015 Bonus Payout as a % Against Target <text:s text:c="2"/>2015 Bonus Payout Amount Dr. Leighton <text:s text:c="2"/>$1 <text:s text:c="2"/>76.0% <text:s text:c="2"/>$1 Mr. Benson <text:s text:c="2"/>$376,615 <text:s text:c="2"/>79.0% <text:s text:c="2"/>$297,528 Mr. Blumofe <text:s text:c="2"/>$316,269 <text:s text:c="2"/>79.0% <text:s text:c="2"/>$249,855 Mr. Hughes <text:s text:c="2"/>$525,846 <text:s text:c="2"/>76.8% <text:s text:c="2"/>$403,853 Mr. McConnell <text:s text:c="2"/>$525,846 <text:s text:c="2"/>77.4% <text:s text:c="2"/>$407,008 See the chart titled “2015 Cash Incentive Bonus Plan Targets and Results” above for information on the weighting of the different components of the bonus plan</text:p>
          </table:table-cell>
          <table:table-cell table:style-name="ce1" office:value-type="float" office:value="0.9728" calcext:value-type="float">
            <text:p>0.9728</text:p>
          </table:table-cell>
        </table:table-row>
        <table:table-row table:style-name="ro3">
          <table:table-cell table:style-name="ce1" office:value-type="string" calcext:value-type="string">
            <text:p>SOCENV_INC</text:p>
          </table:table-cell>
          <table:table-cell table:style-name="ce2" office:value-type="string" calcext:value-type="string">
            <text:p>A quantitative assessment of our strategic achievements in areas of stewardship (safety and environmental responsibility); and</text:p>
          </table:table-cell>
          <table:table-cell table:style-name="ce1" office:value-type="float" office:value="0.9924" calcext:value-type="float">
            <text:p>0.9924</text:p>
          </table:table-cell>
        </table:table-row>
        <table:table-row table:style-name="ro3">
          <table:table-cell table:style-name="ce1" office:value-type="string" calcext:value-type="string">
            <text:p>COMP_CON</text:p>
          </table:table-cell>
          <table:table-cell table:style-name="ce2" office:value-type="string" calcext:value-type="string">
            <text:p>Meridian has not provided us with any services in 2011-2015 beyond providing advice or recommendations on the amount or form of executive and director compensation</text:p>
          </table:table-cell>
          <table:table-cell table:style-name="ce1" office:value-type="float" office:value="0.9988" calcext:value-type="float">
            <text:p>0.9988</text:p>
          </table:table-cell>
        </table:table-row>
        <table:table-row table:style-name="ro4">
          <table:table-cell table:style-name="ce1" office:value-type="string" calcext:value-type="string">
            <text:p>COMP_CON</text:p>
          </table:table-cell>
          <table:table-cell table:style-name="ce2" office:value-type="string" calcext:value-type="string">
            <text:p>In his prior role, from 2001 through 2012, Dr. Leighton received an annual salary of $20,000</text:p>
          </table:table-cell>
          <table:table-cell table:style-name="ce1" office:value-type="float" office:value="0.0716" calcext:value-type="float">
            <text:p>0.0716</text:p>
          </table:table-cell>
        </table:table-row>
        <table:table-row table:style-name="ro2">
          <table:table-cell table:style-name="ce1" office:value-type="string" calcext:value-type="string">
            <text:p>SOCENV_INC</text:p>
          </table:table-cell>
          <table:table-cell table:style-name="ce2" office:value-type="string" calcext:value-type="string">
            <text:p>At the conclusion of the year, our Chairman of the Board and Lead Independent Director review the CEO’s performance against these MBOs and discuss their performance assessment with the Board of Directors, which ultimately determines the CEO’s achievement and payout amount, up to a maximum of 100% of target</text:p>
          </table:table-cell>
          <table:table-cell table:style-name="ce1" office:value-type="float" office:value="0.2185" calcext:value-type="float">
            <text:p>0.2185</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Mr. Blumofe <text:s text:c="2"/>l <text:s text:c="5"/>Executed on key initiatives to make specified Akamai solutions easier for our customers to use <text:s text:c="2"/>l <text:s text:c="4"/>Oversaw significant progress on key Information Technology projects <text:s text:c="2"/>l <text:s text:c="4"/>Implemented improvements to processes for developer on-boarding and training <text:s text:c="2"/>l <text:s text:c="4"/>Reduced network incidents and vulnerabilities <text:s text:c="5"/>100% <text:s/>Mr. Hughes <text:s text:c="2"/>l <text:s text:c="4"/>Increased utilization of analytical approaches to sales strategies <text:s text:c="2"/>l <text:s text:c="4"/>Strengthened sales in non-U.S</text:p>
          </table:table-cell>
          <table:table-cell table:style-name="ce1" office:value-type="float" office:value="0.2103" calcext:value-type="float">
            <text:p>0.2103</text:p>
          </table:table-cell>
        </table:table-row>
        <table:table-row table:style-name="ro1">
          <table:table-cell table:style-name="ce1" office:value-type="string" calcext:value-type="string">
            <text:p>COMP_CON</text:p>
          </table:table-cell>
          <table:table-cell table:style-name="ce2" office:value-type="string" calcext:value-type="string">
            <text:p>Meridian provides research data, and the Compensation Committee also considers input from Akamai executives and members of the Board on the competitive landscape in our industry and adjacent ones</text:p>
          </table:table-cell>
          <table:table-cell table:style-name="ce1" office:value-type="float" office:value="0.8456" calcext:value-type="float">
            <text:p>0.8456</text:p>
          </table:table-cell>
        </table:table-row>
        <table:table-row table:style-name="ro2">
          <table:table-cell table:style-name="ce1" office:value-type="string" calcext:value-type="string">
            <text:p>SOCENV_INC</text:p>
          </table:table-cell>
          <table:table-cell table:style-name="ce2" office:value-type="string" calcext:value-type="string">
            <text:p>For each metric, there is a threshold achievement level, at which 25% of the target number of RSUs would be earned; a target achievement level, at which 100% of the target number of RSUs would be earned; and a maximum achievement level, at which 200% of the target number of RSUs would be earned</text:p>
          </table:table-cell>
          <table:table-cell table:style-name="ce1" office:value-type="float" office:value="0.1061" calcext:value-type="float">
            <text:p>0.1061</text:p>
          </table:table-cell>
        </table:table-row>
        <table:table-row table:style-name="ro1">
          <table:table-cell table:style-name="ce1" office:value-type="string" calcext:value-type="string">
            <text:p>SOCENV_INC</text:p>
          </table:table-cell>
          <table:table-cell table:style-name="ce2" office:value-type="string" calcext:value-type="string">
            <text:p>The total direct compensation for 2015 for Messrs. Benson and Blumofe and Dr. Leighton was at approximately the 50th percentile of the benchmarking peer group and for Messrs. Hughes and McConnell was between the 50 th <text:s/>and 75 th <text:s/>percentiles of such group</text:p>
          </table:table-cell>
          <table:table-cell table:style-name="ce1" office:value-type="float" office:value="0.0559" calcext:value-type="float">
            <text:p>0.0559</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lies on our compensation benchmarking peer group for competitive compensation data</text:p>
          </table:table-cell>
          <table:table-cell table:style-name="ce1" office:value-type="float" office:value="0.1314" calcext:value-type="float">
            <text:p>0.1314</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Our Executive Compensation Process The Compensation Committee constructs our executive compensation program with input from Meridian and our Chief Executive Officer</text:p>
          </table:table-cell>
          <table:table-cell table:style-name="ce1" office:value-type="float" office:value="0.7721" calcext:value-type="float">
            <text:p>0.7721</text:p>
          </table:table-cell>
        </table:table-row>
        <table:table-row table:style-name="ro3">
          <table:table-cell table:style-name="ce1" office:value-type="string" calcext:value-type="string">
            <text:p>COMP_CON</text:p>
          </table:table-cell>
          <table:table-cell table:style-name="ce2" office:value-type="string" calcext:value-type="string">
            <text:p>For NEOs other than our CEO, the Compensation Committee reviews Dr. Leighton’s evaluation of his direct reports’ performance against their MBOs and establishes the payout determination</text:p>
          </table:table-cell>
          <table:table-cell table:style-name="ce1" office:value-type="float" office:value="0.0787" calcext:value-type="float">
            <text:p>0.0787</text:p>
          </table:table-cell>
        </table:table-row>
        <table:table-row table:style-name="ro6">
          <table:table-cell table:style-name="ce1" office:value-type="string" calcext:value-type="string">
            <text:p>COMP_CON</text:p>
          </table:table-cell>
          <table:table-cell table:style-name="ce2" office:value-type="string" calcext:value-type="string">
            <text:p>We establish the annual compensation packages for our executive officers at the beginning of each year after an extensive process of analysis and review of competitive trends, assessment of prior compensation programs to understand their effectiveness and results, consideration of the peer group practices we use, performance evaluations, and investor input that occurs during the third and fourth quarters of the prior year</text:p>
          </table:table-cell>
          <table:table-cell table:style-name="ce1" office:value-type="float" office:value="0.0521" calcext:value-type="float">
            <text:p>0.0521</text:p>
          </table:table-cell>
        </table:table-row>
        <table:table-row table:style-name="ro1">
          <table:table-cell table:style-name="ce1" office:value-type="string" calcext:value-type="string">
            <text:p>SOCENV_INC</text:p>
          </table:table-cell>
          <table:table-cell table:style-name="ce2" office:value-type="string" calcext:value-type="string">
            <text:p>Although we focused on the median within the Dow Jones Chemical Index, which was comparable to our revenue size, our shareholders criticized us for including in our peer group companies much larger in size</text:p>
          </table:table-cell>
          <table:table-cell table:style-name="ce1" office:value-type="float" office:value="0.0728" calcext:value-type="float">
            <text:p>0.0728</text:p>
          </table:table-cell>
        </table:table-row>
        <table:table-row table:style-name="ro1">
          <table:table-cell table:style-name="ce1" office:value-type="string" calcext:value-type="string">
            <text:p>COMP_CON</text:p>
          </table:table-cell>
          <table:table-cell table:style-name="ce2" office:value-type="string" calcext:value-type="string">
            <text:p>We also asked for investor feedback on our current compensation program design and practices, as well as on some of the changes we were considering for 2016 based on the recommendations of PM</text:p>
          </table:table-cell>
          <table:table-cell table:style-name="ce1" office:value-type="float" office:value="0.8762" calcext:value-type="float">
            <text:p>0.8762</text:p>
          </table:table-cell>
        </table:table-row>
        <table:table-row table:style-name="ro3">
          <table:table-cell table:style-name="ce1" office:value-type="string" calcext:value-type="string">
            <text:p>COMP_CON</text:p>
          </table:table-cell>
          <table:table-cell table:style-name="ce2" office:value-type="string" calcext:value-type="string">
            <text:p>This initiative was led by a group of senior officers of the Company, acting on behalf, and at the request, of the Committee</text:p>
          </table:table-cell>
          <table:table-cell table:style-name="ce1" office:value-type="float" office:value="0.419" calcext:value-type="float">
            <text:p>0.419</text:p>
          </table:table-cell>
        </table:table-row>
        <table:table-row table:style-name="ro1">
          <table:table-cell table:style-name="ce1" office:value-type="string" calcext:value-type="string">
            <text:p>COMP_CON</text:p>
          </table:table-cell>
          <table:table-cell table:style-name="ce2" office:value-type="string" calcext:value-type="string">
            <text:p>In the past the Committee chose to use the Dow Jones Chemical Index companies as a consistent and recognizable peer group, in part because the composition of the index is determined by an independent third-party rather than by the Committee or by Company management</text:p>
          </table:table-cell>
          <table:table-cell table:style-name="ce1" office:value-type="float" office:value="0.6739" calcext:value-type="float">
            <text:p>0.6739</text:p>
          </table:table-cell>
        </table:table-row>
        <table:table-row table:style-name="ro3">
          <table:table-cell table:style-name="ce1" office:value-type="string" calcext:value-type="string">
            <text:p>SOCENV_INC</text:p>
          </table:table-cell>
          <table:table-cell table:style-name="ce2" office:value-type="string" calcext:value-type="string">
            <text:p>Our selected Peer Group (the “Peer Group”) consists of 18 chemical companies within the Dow Jones Chemical Index that were similarly sized as Albemarle</text:p>
          </table:table-cell>
          <table:table-cell table:style-name="ce1" office:value-type="float" office:value="0.1034" calcext:value-type="float">
            <text:p>0.1034</text:p>
          </table:table-cell>
        </table:table-row>
        <table:table-row table:style-name="ro3">
          <table:table-cell table:style-name="ce1" office:value-type="string" calcext:value-type="string">
            <text:p>COMP_CON</text:p>
          </table:table-cell>
          <table:table-cell table:style-name="ce2" office:value-type="string" calcext:value-type="string">
            <text:p>Our selected Peer Group (the “Peer Group”) consists of 18 chemical companies within the Dow Jones Chemical Index that were similarly sized as Albemarle</text:p>
          </table:table-cell>
          <table:table-cell table:style-name="ce1" office:value-type="float" office:value="0.0579" calcext:value-type="float">
            <text:p>0.0579</text:p>
          </table:table-cell>
        </table:table-row>
        <table:table-row table:style-name="ro9">
          <table:table-cell table:style-name="ce1" office:value-type="string" calcext:value-type="string">
            <text:p>SOCENV_INC</text:p>
          </table:table-cell>
          <table:table-cell table:style-name="ce2" office:value-type="string" calcext:value-type="string">
            <text:p>Executive Officer <text:s text:c="3"/>2014 Year- End Base Salary <text:s text:c="5"/>2015 Increase in Annual Base Salary <text:s text:c="5"/>2015 Annual Base Salary <text:s text:c="2"/>Luther C. Kissam IV <text:s text:c="3"/>$ 800,000 <text:s text:c="4"/>$ 40,000 <text:s text:c="4"/>$ 840,000 <text:s text:c="3"/>President and CEO <text:s text:c="9"/>Scott A. Tozier <text:s text:c="3"/>$ 485,000 <text:s text:c="4"/>$ 20,000 <text:s text:c="4"/>$ 505,000 <text:s text:c="3"/>Senior Vice President, CFO <text:s text:c="9"/>Karen G. Narwold <text:s text:c="3"/>$ 420,000 <text:s text:c="4"/>$ 20,000 <text:s text:c="4"/>$ 440,000 <text:s text:c="3"/>Senior Vice President, General Counsel, Corporate and Government Affairs, Corporate Secretary <text:s text:c="9"/>Matthew K. Juneau <text:s text:c="3"/>$ 385,000 <text:s text:c="4"/>$ 15,000 <text:s text:c="4"/>$ 400,000 <text:s text:c="3"/>Senior Vice President, Corporate Strategy and Investor Relations <text:s text:c="9"/>Susan M. Kelliher <text:s text:c="3"/>$ 376,000 <text:s text:c="4"/>$ 19,000 <text:s text:c="4"/>$ 395,000 <text:s text:c="3"/>Senior Vice President, Human Resources <text:s text:c="11"/>14</text:p>
          </table:table-cell>
          <table:table-cell table:style-name="ce1" office:value-type="float" office:value="0.0684" calcext:value-type="float">
            <text:p>0.0684</text:p>
          </table:table-cell>
        </table:table-row>
        <table:table-row table:style-name="ro3">
          <table:table-cell table:style-name="ce1" office:value-type="string" calcext:value-type="string">
            <text:p>COMP_CON</text:p>
          </table:table-cell>
          <table:table-cell table:style-name="ce2" office:value-type="string" calcext:value-type="string">
            <text:p>The competitive data (Peer Group and other survey data), focusing on the median data as a starting point;</text:p>
          </table:table-cell>
          <table:table-cell table:style-name="ce1" office:value-type="float" office:value="0.0544" calcext:value-type="float">
            <text:p>0.0544</text:p>
          </table:table-cell>
        </table:table-row>
        <table:table-row table:style-name="ro3">
          <table:table-cell table:style-name="ce1" office:value-type="string" calcext:value-type="string">
            <text:p>COMP_CON</text:p>
          </table:table-cell>
          <table:table-cell table:style-name="ce2" office:value-type="string" calcext:value-type="string">
            <text:p>The Committee also relies on supplementary survey information from nationally recognized compensation surveys</text:p>
          </table:table-cell>
          <table:table-cell table:style-name="ce1" office:value-type="float" office:value="0.6245" calcext:value-type="float">
            <text:p>0.6245</text:p>
          </table:table-cell>
        </table:table-row>
        <table:table-row table:style-name="ro3">
          <table:table-cell table:style-name="ce1" office:value-type="string" calcext:value-type="string">
            <text:p>COMP_CON</text:p>
          </table:table-cell>
          <table:table-cell table:style-name="ce2" office:value-type="string" calcext:value-type="string">
            <text:p>Table of Contents In setting base salaries, target total cash compensation and target total direct compensation, the Committee generally focuses on the median of data from the Peer Group</text:p>
          </table:table-cell>
          <table:table-cell table:style-name="ce1" office:value-type="float" office:value="0.0661" calcext:value-type="float">
            <text:p>0.0661</text:p>
          </table:table-cell>
        </table:table-row>
        <table:table-row table:style-name="ro3">
          <table:table-cell table:style-name="ce1" office:value-type="string" calcext:value-type="string">
            <text:p>COMP_CON</text:p>
          </table:table-cell>
          <table:table-cell table:style-name="ce2" office:value-type="string" calcext:value-type="string">
            <text:p>The Committee also does not employ a rigid or formulaic process to set pay levels, but does utilize the Peer Group data and survey data as one of many tools to assist the Committee</text:p>
          </table:table-cell>
          <table:table-cell table:style-name="ce1" office:value-type="float" office:value="0.503" calcext:value-type="float">
            <text:p>0.503</text:p>
          </table:table-cell>
        </table:table-row>
        <table:table-row table:style-name="ro3">
          <table:table-cell table:style-name="ce1" office:value-type="string" calcext:value-type="string">
            <text:p>COMP_CON</text:p>
          </table:table-cell>
          <table:table-cell table:style-name="ce2" office:value-type="string" calcext:value-type="string">
            <text:p>The Committee does not rely exclusively on the Peer Group data or survey data in establishing target levels of compensation</text:p>
          </table:table-cell>
          <table:table-cell table:style-name="ce1" office:value-type="float" office:value="0.6143" calcext:value-type="float">
            <text:p>0.6143</text:p>
          </table:table-cell>
        </table:table-row>
        <table:table-row table:style-name="ro1">
          <table:table-cell table:style-name="ce1" office:value-type="string" calcext:value-type="string">
            <text:p>SOCENV_INC</text:p>
          </table:table-cell>
          <table:table-cell table:style-name="ce2" office:value-type="string" calcext:value-type="string">
            <text:p>For 2015, the Committee established the following Company performance measures for the AIP: <text:s text:c="2"/>Metrics <text:s text:c="3"/>Weight <text:s text:c="2"/>Adjusted EBITDA <text:s text:c="5"/>60% <text:s/>Adjusted free cash flow <text:s text:c="5"/>30% <text:s/>Stewardship <text:s text:c="5"/>10% <text:s text:c="6"/>Total <text:s text:c="5"/>100% <text:s text:c="6"/>Why did the Committee choose these performance metrics</text:p>
          </table:table-cell>
          <table:table-cell table:style-name="ce1" office:value-type="float" office:value="0.4168" calcext:value-type="float">
            <text:p>0.4168</text:p>
          </table:table-cell>
        </table:table-row>
        <table:table-row table:style-name="ro1">
          <table:table-cell table:style-name="ce1" office:value-type="string" calcext:value-type="string">
            <text:p>COMP_CON</text:p>
          </table:table-cell>
          <table:table-cell table:style-name="ce2" office:value-type="string" calcext:value-type="string">
            <text:p>The Committee assessed the performance of the CEO, and the CEO conducted a similar assessment for the other named executive officers that was presented to and reviewed by the Committee</text:p>
          </table:table-cell>
          <table:table-cell table:style-name="ce1" office:value-type="float" office:value="0.2322" calcext:value-type="float">
            <text:p>0.2322</text:p>
          </table:table-cell>
        </table:table-row>
        <table:table-row table:style-name="ro3">
          <table:table-cell table:style-name="ce1" office:value-type="string" calcext:value-type="string">
            <text:p>SOCENV_INC</text:p>
          </table:table-cell>
          <table:table-cell table:style-name="ce2" office:value-type="string" calcext:value-type="string">
            <text:p>Stewardship metrics were included in the AIP goal set because they are critical to the Company’s license to operate and consistent with our values</text:p>
          </table:table-cell>
          <table:table-cell table:style-name="ce1" office:value-type="float" office:value="0.4826" calcext:value-type="float">
            <text:p>0.4826</text:p>
          </table:table-cell>
        </table:table-row>
        <table:table-row table:style-name="ro2">
          <table:table-cell table:style-name="ce1" office:value-type="string" calcext:value-type="string">
            <text:p>SOCENV_INC</text:p>
          </table:table-cell>
          <table:table-cell table:style-name="ce2" office:value-type="string" calcext:value-type="string">
            <text:p>We believe that these objectives were challenging, as the Committee set quantitative Target and Superior levels of performance for each of these metrics at levels that required year over year quantitative improvement, with no payout earned for any one individual Stewardship metric, if Target performance for that metric was not achieved</text:p>
          </table:table-cell>
          <table:table-cell table:style-name="ce1" office:value-type="float" office:value="0.3639" calcext:value-type="float">
            <text:p>0.3639</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2015 Annual Incentive Plan (AIP) Metrics <text:s text:c="16"/>Weight <text:s text:c="5"/>Achievement Level <text:s text:c="7"/>2015 Results <text:s text:c="5"/>Achievement Against Target <text:s/>AIP Metric <text:s text:c="6"/>Threshold <text:s text:c="7"/>Target <text:s text:c="7"/>Superior <text:s text:c="10"/>Adjusted EBITDA <text:s text:c="5"/>60% <text:s text:c="4"/>$ 870 MM <text:s text:c="8"/>$ 935 MM <text:s text:c="8"/>$ 1,000 MM <text:s text:c="8"/>$ 921 MM <text:s text:c="8"/>47.4% <text:s/>Adjusted Free Cash Flow <text:s text:c="5"/>30% <text:s text:c="4"/>$ 465 MM <text:s text:c="8"/>$ 505 MM <text:s text:c="8"/>$ 545 MM <text:s text:c="8"/>$ 521 MM <text:s text:c="8"/>41.8% <text:s/>Stewardship <text:s text:c="5"/>10% <text:s text:c="6"/>Score based on 3 Quantitative Stewardship Metrics <text:s text:c="8"/>11.1% <text:s text:c="17"/>1</text:p>
          </table:table-cell>
          <table:table-cell table:style-name="ce1" office:value-type="float" office:value="0.0892" calcext:value-type="float">
            <text:p>0.0892</text:p>
          </table:table-cell>
        </table:table-row>
        <table:table-row table:style-name="ro3">
          <table:table-cell table:style-name="ce1" office:value-type="string" calcext:value-type="string">
            <text:p>SOCENV_INC</text:p>
          </table:table-cell>
          <table:table-cell table:style-name="ce2" office:value-type="string" calcext:value-type="string">
            <text:p>In February 2016, the Committee approved 2016 AIP performance metrics that included Adjusted EBITDA, Adjusted Free Cash Flow and Stewardship, weighted at 60%, 30% and 10% respectively</text:p>
          </table:table-cell>
          <table:table-cell table:style-name="ce1" office:value-type="float" office:value="0.1158" calcext:value-type="float">
            <text:p>0.1158</text:p>
          </table:table-cell>
        </table:table-row>
        <table:table-row table:style-name="ro9">
          <table:table-cell table:style-name="ce1" office:value-type="string" calcext:value-type="string">
            <text:p>SOCENV_INC</text:p>
          </table:table-cell>
          <table:table-cell table:style-name="ce2" office:value-type="string" calcext:value-type="string">
            <text:p>2015 AIP Payouts <text:s text:c="2"/>Name <text:s text:c="3"/>Base Salary x Target Bonus % = <text:s text:c="4"/>Target Bonus Amount x <text:s text:c="5"/>Company Performance Score x <text:s text:c="4"/>Individual Performance Modifier (1) <text:s text:c="2"/>(2) = <text:s text:c="4"/>Actual Bonus Amount <text:s text:c="2"/>Luther C. Kissam IV <text:s text:c="3"/>$ 840,000 x 110% <text:s text:c="3"/>$924,000 <text:s text:c="6"/>100.3% <text:s text:c="5"/>91% <text:s text:c="3"/>$850,000 <text:s text:c="3"/>Scott A. Tozier <text:s text:c="3"/>$ 505,000 x 75% <text:s text:c="3"/>$378,750 <text:s text:c="6"/>100.3% <text:s text:c="5"/>88% <text:s text:c="3"/>$330,000 <text:s text:c="3"/>Karen G. Narwold <text:s text:c="3"/>$ 440,000 x 70% <text:s text:c="3"/>$308,000 <text:s text:c="6"/>100.3% <text:s text:c="5"/>105% <text:s text:c="3"/>$320,000 <text:s text:c="3"/>Matthew K. Juneau <text:s text:c="3"/>$ 400,000 x 70% <text:s text:c="3"/>$280,000 <text:s text:c="6"/>100.3% <text:s text:c="5"/>148% <text:s text:c="3"/>$410,000 <text:s text:c="3"/>Susan M. Kelliher <text:s text:c="3"/>$ 395,000 x 70% <text:s text:c="3"/>$276,500 <text:s text:c="6"/>100.3% <text:s text:c="5"/>85% <text:s text:c="3"/>$240,000 <text:s text:c="5"/>(1) <text:s text:c="2"/>Percentages shown rounded to the nearest multiple of 5%</text:p>
          </table:table-cell>
          <table:table-cell table:style-name="ce1" office:value-type="float" office:value="0.0928" calcext:value-type="float">
            <text:p>0.0928</text:p>
          </table:table-cell>
        </table:table-row>
        <table:table-row table:style-name="ro5">
          <table:table-cell table:style-name="ce1" office:value-type="string" calcext:value-type="string">
            <text:p>SOCENV_INC</text:p>
          </table:table-cell>
          <table:table-cell table:style-name="ce2" office:value-type="string" calcext:value-type="string">
            <text:p>The Synergy Bonuses, based on the fiscal year 2016 achieved cost savings and validated recurring cost savings, are set forth in the following table: <text:s text:c="2"/>Synergy Bonus <text:s text:c="3"/>Annual Recurring Cost Reduction as determined at the end of 2016: <text:s text:c="5"/>&lt;$100 million <text:s text:c="4"/>$100-120 million <text:s text:c="4"/>$140 million <text:s text:c="4"/>$160 million <text:s text:c="2"/>Cost Reductions achieved during Fiscal Year 2016 of: <text:s text:c="3"/>$120 million <text:s text:c="5"/>0% <text:s text:c="5"/>75% <text:s text:c="5"/>87.5% <text:s text:c="5"/>100% <text:s text:c="4"/>$110 million <text:s text:c="5"/>0% <text:s text:c="5"/>62.5% <text:s text:c="5"/>75% <text:s text:c="5"/>87.5% <text:s text:c="4"/>$100 million <text:s text:c="5"/>0% <text:s text:c="5"/>50% <text:s text:c="5"/>62.5% <text:s text:c="5"/>75% <text:s text:c="4"/>&lt;$100 million <text:s text:c="5"/>0% <text:s text:c="5"/>0% <text:s text:c="5"/>0% <text:s text:c="5"/>0% <text:s/>In addition, for every $1 million of cost savings achieved in fiscal year 2016 above $120 million, 2 percentage points will be added to the percentage of the Synergy Bonuses earned pursuant to the table above, subject to the $7 million Synergy Bonus cap</text:p>
          </table:table-cell>
          <table:table-cell table:style-name="ce1" office:value-type="float" office:value="0.1976" calcext:value-type="float">
            <text:p>0.1976</text:p>
          </table:table-cell>
        </table:table-row>
        <table:table-row table:style-name="ro3">
          <table:table-cell table:style-name="ce1" office:value-type="string" calcext:value-type="string">
            <text:p>COMP_CON</text:p>
          </table:table-cell>
          <table:table-cell table:style-name="ce2" office:value-type="string" calcext:value-type="string">
            <text:p>PM gathers and analyzes data at the direction of the Committee, advises the Committee on compensation standards and trends, and assists in the development of policies and programs</text:p>
          </table:table-cell>
          <table:table-cell table:style-name="ce1" office:value-type="float" office:value="0.9218" calcext:value-type="float">
            <text:p>0.9218</text:p>
          </table:table-cell>
        </table:table-row>
        <table:table-row table:style-name="ro4">
          <table:table-cell table:style-name="ce1" office:value-type="string" calcext:value-type="string">
            <text:p>COMP_CON</text:p>
          </table:table-cell>
          <table:table-cell table:style-name="ce2" office:value-type="string" calcext:value-type="string">
            <text:p>The Committee considers PM to be independent from our management pursuant to SEC standards</text:p>
          </table:table-cell>
          <table:table-cell table:style-name="ce1" office:value-type="float" office:value="0.8668" calcext:value-type="float">
            <text:p>0.8668</text:p>
          </table:table-cell>
        </table:table-row>
        <table:table-row table:style-name="ro3">
          <table:table-cell table:style-name="ce1" office:value-type="string" calcext:value-type="string">
            <text:p>COMP_CON</text:p>
          </table:table-cell>
          <table:table-cell table:style-name="ce2" office:value-type="string" calcext:value-type="string">
            <text:p>The Committee directs, approves and evaluates PM’s work in relation to all executive compensation matters</text:p>
          </table:table-cell>
          <table:table-cell table:style-name="ce1" office:value-type="float" office:value="0.3703" calcext:value-type="float">
            <text:p>0.3703</text:p>
          </table:table-cell>
        </table:table-row>
        <table:table-row table:style-name="ro3">
          <table:table-cell table:style-name="ce1" office:value-type="string" calcext:value-type="string">
            <text:p>COMP_CON</text:p>
          </table:table-cell>
          <table:table-cell table:style-name="ce2" office:value-type="string" calcext:value-type="string">
            <text:p>While the Committee will ask for advice and recommendations from management and PM, the Committee is responsible for executive compensation and as such:</text:p>
          </table:table-cell>
          <table:table-cell table:style-name="ce1" office:value-type="float" office:value="0.8808" calcext:value-type="float">
            <text:p>0.8808</text:p>
          </table:table-cell>
        </table:table-row>
        <table:table-row table:style-name="ro3">
          <table:table-cell table:style-name="ce1" office:value-type="string" calcext:value-type="string">
            <text:p>COMP_CON</text:p>
          </table:table-cell>
          <table:table-cell table:style-name="ce2" office:value-type="string" calcext:value-type="string">
            <text:p>Role of the Committee and the CEO The Committee, consisting entirely of independent Directors, is responsible for executive compensation</text:p>
          </table:table-cell>
          <table:table-cell table:style-name="ce1" office:value-type="float" office:value="0.4261" calcext:value-type="float">
            <text:p>0.4261</text:p>
          </table:table-cell>
        </table:table-row>
        <table:table-row table:style-name="ro3">
          <table:table-cell table:style-name="ce1" office:value-type="string" calcext:value-type="string">
            <text:p>COMP_CON</text:p>
          </table:table-cell>
          <table:table-cell table:style-name="ce2" office:value-type="string" calcext:value-type="string">
            <text:p>In light of this vote, and in consultation with PM, in the fall of 2015 we engaged with many of our largest institutional shareholders</text:p>
          </table:table-cell>
          <table:table-cell table:style-name="ce1" office:value-type="float" office:value="0.9719" calcext:value-type="float">
            <text:p>0.9719</text:p>
          </table:table-cell>
        </table:table-row>
        <table:table-row table:style-name="ro1">
          <table:table-cell table:style-name="ce1" office:value-type="string" calcext:value-type="string">
            <text:p>COMP_CON</text:p>
          </table:table-cell>
          <table:table-cell table:style-name="ce2" office:value-type="string" calcext:value-type="string">
            <text:p>The Committee considered the results of the advisory vote in reviewing our executive compensation program with Pearl Meyer (“PM”), its outside independent compensation consulting firm</text:p>
          </table:table-cell>
          <table:table-cell table:style-name="ce1" office:value-type="float" office:value="0.9977" calcext:value-type="float">
            <text:p>0.9977</text:p>
          </table:table-cell>
        </table:table-row>
        <table:table-row table:style-name="ro4">
          <table:table-cell table:style-name="ce1" office:value-type="string" calcext:value-type="string">
            <text:p>COMP_CON</text:p>
          </table:table-cell>
          <table:table-cell table:style-name="ce2" office:value-type="string" calcext:value-type="string">
            <text:p>PM may provide consulting advice to management <text:s text:c="2"/>25</text:p>
          </table:table-cell>
          <table:table-cell table:style-name="ce1" office:value-type="float" office:value="0.9891" calcext:value-type="float">
            <text:p>0.9891</text:p>
          </table:table-cell>
        </table:table-row>
        <table:table-row table:style-name="ro2">
          <table:table-cell table:style-name="ce1" office:value-type="string" calcext:value-type="string">
            <text:p>COMP_CON</text:p>
          </table:table-cell>
          <table:table-cell table:style-name="ce2" office:value-type="string" calcext:value-type="string">
            <text:p>PM periodically meets with management, participates in Committee meetings throughout the year, reviews materials in advance, consults with the Chairperson of the Committee, provides to the Committee additional data on market trends and compensation design, and assesses recommendations for base salary and annual incentive awards for our named executive officers</text:p>
          </table:table-cell>
          <table:table-cell table:style-name="ce1" office:value-type="float" office:value="0.9846" calcext:value-type="float">
            <text:p>0.9846</text:p>
          </table:table-cell>
        </table:table-row>
        <table:table-row table:style-name="ro3">
          <table:table-cell table:style-name="ce1" office:value-type="string" calcext:value-type="string">
            <text:p>COMP_CON</text:p>
          </table:table-cell>
          <table:table-cell table:style-name="ce2" office:value-type="string" calcext:value-type="string">
            <text:p>Role of Compensation Consultant The Committee retained PM to provide independent advice to the Committee</text:p>
          </table:table-cell>
          <table:table-cell table:style-name="ce1" office:value-type="float" office:value="0.9994" calcext:value-type="float">
            <text:p>0.9994</text:p>
          </table:table-cell>
        </table:table-row>
        <table:table-row table:style-name="ro4">
          <table:table-cell table:style-name="ce1" office:value-type="string" calcext:value-type="string">
            <text:p>COMP_CON</text:p>
          </table:table-cell>
          <table:table-cell table:style-name="ce2" office:value-type="string" calcext:value-type="string">
            <text:p>The Committee regularly meets with PM without management present</text:p>
          </table:table-cell>
          <table:table-cell table:style-name="ce1" office:value-type="float" office:value="0.9803" calcext:value-type="float">
            <text:p>0.9803</text:p>
          </table:table-cell>
        </table:table-row>
        <table:table-row table:style-name="ro3">
          <table:table-cell table:style-name="ce1" office:value-type="string" calcext:value-type="string">
            <text:p>COMP_CON</text:p>
          </table:table-cell>
          <table:table-cell table:style-name="ce2" office:value-type="string" calcext:value-type="string">
            <text:p>The Committee has retained an independent compensation consultant, PM, to provide advice on best practices and market developments</text:p>
          </table:table-cell>
          <table:table-cell table:style-name="ce1" office:value-type="float" office:value="0.9999" calcext:value-type="float">
            <text:p>0.9999</text:p>
          </table:table-cell>
        </table:table-row>
        <table:table-row table:style-name="ro1">
          <table:table-cell table:style-name="ce1" office:value-type="string" calcext:value-type="string">
            <text:p>COMP_CON</text:p>
          </table:table-cell>
          <table:table-cell table:style-name="ce2" office:value-type="string" calcext:value-type="string">
            <text:p>The CEO, the Senior Vice President, Human Resources, Human Resources staff members and the Committee’s consultant attend Committee meetings and make recommendations regarding plan design and levels of compensation</text:p>
          </table:table-cell>
          <table:table-cell table:style-name="ce1" office:value-type="float" office:value="0.9861" calcext:value-type="float">
            <text:p>0.9861</text:p>
          </table:table-cell>
        </table:table-row>
        <table:table-row table:style-name="ro1">
          <table:table-cell table:style-name="ce1" office:value-type="string" calcext:value-type="string">
            <text:p>COMP_CON</text:p>
          </table:table-cell>
          <table:table-cell table:style-name="ce2" office:value-type="string" calcext:value-type="string">
            <text:p>Independence of the Executive Compensation Consultant The Executive Compensation Committee has concluded that its compensation consultant, PM, is independent and does not have a conflict of interest in its engagement by the Executive Compensation Committee</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No member of the Executive Compensation Committee or the management of the Company is, or has been, affiliated with PM</text:p>
          </table:table-cell>
          <table:table-cell table:style-name="ce1" office:value-type="float" office:value="0.9543" calcext:value-type="float">
            <text:p>0.9543</text:p>
          </table:table-cell>
        </table:table-row>
        <table:table-row table:style-name="ro3">
          <table:table-cell table:style-name="ce1" office:value-type="string" calcext:value-type="string">
            <text:p>COMP_CON</text:p>
          </table:table-cell>
          <table:table-cell table:style-name="ce2" office:value-type="string" calcext:value-type="string">
            <text:p>In making this conclusion, the Executive Compensation Committee considered the following factors confirmed to the committee by the compensation consultant:</text:p>
          </table:table-cell>
          <table:table-cell table:style-name="ce1" office:value-type="float" office:value="0.9963" calcext:value-type="float">
            <text:p>0.9963</text:p>
          </table:table-cell>
        </table:table-row>
        <table:table-row table:style-name="ro2">
          <table:table-cell table:style-name="ce1" office:value-type="string" calcext:value-type="string">
            <text:p>COMP_CON</text:p>
          </table:table-cell>
          <table:table-cell table:style-name="ce2" office:value-type="string" calcext:value-type="string">
            <text:p>PM is a nationally recognized executive compensation consultant and the Executive Compensation Committee has retained it to provide information concerning compensation paid by competitors and members of our Peer Group and to assist in designing executive compensation plans</text:p>
          </table:table-cell>
          <table:table-cell table:style-name="ce1" office:value-type="float" office:value="0.9976" calcext:value-type="float">
            <text:p>0.9976</text:p>
          </table:table-cell>
        </table:table-row>
        <table:table-row table:style-name="ro2">
          <table:table-cell table:style-name="ce1" office:value-type="string" calcext:value-type="string">
            <text:p>COMP_CON</text:p>
          </table:table-cell>
          <table:table-cell table:style-name="ce2" office:value-type="string" calcext:value-type="string">
            <text:p>In performing its responsibilities with respect to executive compensation decisions, the Compensation Committee receives information and support from the Company’s Human Resources Department and has retained PM as the Executive Compensation Committee’s outside independent compensation consulting firm</text:p>
          </table:table-cell>
          <table:table-cell table:style-name="ce1" office:value-type="float" office:value="0.9975" calcext:value-type="float">
            <text:p>0.9975</text:p>
          </table:table-cell>
        </table:table-row>
        <table:table-row table:style-name="ro2">
          <table:table-cell table:style-name="ce1" office:value-type="string" calcext:value-type="string">
            <text:p>COMP_CON</text:p>
          </table:table-cell>
          <table:table-cell table:style-name="ce2" office:value-type="string" calcext:value-type="string">
            <text:p>Other than a modest amount of work in support of the Company’s integration of compensation and pay structures in light of the Rockwood transaction in 2015, PM provides no other services to the Company; it provides only executive and Director compensation advisory services to the Executive Compensation Committee;</text:p>
          </table:table-cell>
          <table:table-cell table:style-name="ce1" office:value-type="float" office:value="0.9805" calcext:value-type="float">
            <text:p>0.9805</text:p>
          </table:table-cell>
        </table:table-row>
        <table:table-row table:style-name="ro4">
          <table:table-cell table:style-name="ce1" office:value-type="string" calcext:value-type="string">
            <text:p>SOCENV_INC</text:p>
          </table:table-cell>
          <table:table-cell table:style-name="ce2" office:value-type="string" calcext:value-type="string">
            <text:p>Process Safety (3% weight) at superior <text:s text:c="24"/>3</text:p>
          </table:table-cell>
          <table:table-cell table:style-name="ce1" office:value-type="float" office:value="0.9581" calcext:value-type="float">
            <text:p>0.9581</text:p>
          </table:table-cell>
        </table:table-row>
        <table:table-row table:style-name="ro2">
          <table:table-cell table:style-name="ce1" office:value-type="string" calcext:value-type="string">
            <text:p>SOCENV_INC</text:p>
          </table:table-cell>
          <table:table-cell table:style-name="ce2" office:value-type="string" calcext:value-type="string">
            <text:p>Safety was measured by comparing employee time lost due to work-related injury or illness to total employee hours worked; Process Safety was measured in terms of the number of our operational incidents over a pre-determined level of severity; and Environment was measured by the number of our environmental incidents over a pre-determined level of severity</text:p>
          </table:table-cell>
          <table:table-cell table:style-name="ce1" office:value-type="float" office:value="0.9955" calcext:value-type="float">
            <text:p>0.9955</text:p>
          </table:table-cell>
        </table:table-row>
        <table:table-row table:style-name="ro4">
          <table:table-cell table:style-name="ce1" office:value-type="string" calcext:value-type="string">
            <text:p>SOCENV_INC</text:p>
          </table:table-cell>
          <table:table-cell table:style-name="ce2" office:value-type="string" calcext:value-type="string">
            <text:p>Safety (4% weight) above target <text:s text:c="24"/>2</text:p>
          </table:table-cell>
          <table:table-cell table:style-name="ce1" office:value-type="float" office:value="0.9557" calcext:value-type="float">
            <text:p>0.9557</text:p>
          </table:table-cell>
        </table:table-row>
        <table:table-row table:style-name="ro2">
          <table:table-cell table:style-name="ce1" office:value-type="string" calcext:value-type="string">
            <text:p>SOCENV_INC</text:p>
          </table:table-cell>
          <table:table-cell table:style-name="ce2" office:value-type="string" calcext:value-type="string">
            <text:p>Environment (3% weight) below target <text:s text:c="44"/>100.3% <text:s/>The performance for the stewardship (safety and environmental responsibility) metric was determined by the Committee’s quantitative assessment of the level of achievement for the three different stewardship objectives</text:p>
          </table:table-cell>
          <table:table-cell table:style-name="ce1" office:value-type="float" office:value="0.9975" calcext:value-type="float">
            <text:p>0.9975</text:p>
          </table:table-cell>
        </table:table-row>
        <table:table-row table:style-name="ro6">
          <table:table-cell table:style-name="ce1" office:value-type="string" calcext:value-type="string">
            <text:p>SOCENV_INC</text:p>
          </table:table-cell>
          <table:table-cell table:style-name="ce2" office:value-type="string" calcext:value-type="string">
            <text:p>to align the interests of executives, employees, and stockholdersto align the interests of executives, employees, and stockholders by tying a large portion of executives’ total direct compensation (defined as base salary, short-term incentive pay and equity awards) to the achievement of objective goals related to the Company’s financial performance, safety record, cost structure, and customer satisfaction; and</text:p>
          </table:table-cell>
          <table:table-cell table:style-name="ce1" office:value-type="float" office:value="0.939" calcext:value-type="float">
            <text:p>0.939</text:p>
          </table:table-cell>
        </table:table-row>
        <table:table-row table:style-name="ro2">
          <table:table-cell table:style-name="ce1" office:value-type="string" calcext:value-type="string">
            <text:p>SOCENV_INC</text:p>
          </table:table-cell>
          <table:table-cell table:style-name="ce2" office:value-type="string" calcext:value-type="string">
            <text:p>Audit &amp; Finance Committee <text:s text:c="3"/>Executive <text:s text:c="8"/>Compensation <text:s text:c="8"/>Committee <text:s text:c="3"/>Nominating &amp; Governance Committee <text:s text:c="3"/>Health, Safety &amp; <text:s text:c="8"/>Environment <text:s text:c="9"/>Committee Management Director <text:s text:c="12"/>Luther C. Kissam IV <text:s text:c="12"/>Independent Directors <text:s text:c="12"/>William H. Hernandez <text:s text:c="3"/>p <text:s text:c="9"/>Douglas L. Maine <text:s text:c="4"/>̈ <text:s text:c="7"/>̈ <text:s text:c="3"/>J</text:p>
          </table:table-cell>
          <table:table-cell table:style-name="ce1" office:value-type="float" office:value="0.7645" calcext:value-type="float">
            <text:p>0.7645</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has also determined that each of Messrs. Hernandez, O’Brien and Maine is an “audit committee financial expert,” as that term is defined in the rules promulgated by the SEC under the Sarbanes-Oxley Act of 2002</text:p>
          </table:table-cell>
          <table:table-cell table:style-name="ce1" office:value-type="float" office:value="0.3466" calcext:value-type="float">
            <text:p>0.3466</text:p>
          </table:table-cell>
        </table:table-row>
        <table:table-row table:style-name="ro1">
          <table:table-cell table:style-name="ce1" office:value-type="string" calcext:value-type="string">
            <text:p>COMP_CON</text:p>
          </table:table-cell>
          <table:table-cell table:style-name="ce2" office:value-type="string" calcext:value-type="string">
            <text:p>The duties of the Audit &amp; Finance Committee are set forth in its charter, which can be found on the Company’s website at <text:s/>www.albemarle.com (See Investors/Corporate Governance/Board of Directors &amp; Committees/Audit and Finance Committee)</text:p>
          </table:table-cell>
          <table:table-cell table:style-name="ce1" office:value-type="float" office:value="0.5072" calcext:value-type="float">
            <text:p>0.5072</text:p>
          </table:table-cell>
        </table:table-row>
        <table:table-row table:style-name="ro2">
          <table:table-cell table:style-name="ce1" office:value-type="string" calcext:value-type="string">
            <text:p>SOCENV_INC</text:p>
          </table:table-cell>
          <table:table-cell table:style-name="ce2" office:value-type="string" calcext:value-type="string">
            <text:p>The Board of Directors has determined that all Audit &amp; Finance Committee members, as required by SEC regulations and NYSE rules, are financially literate, and at least one member of the Audit &amp; Finance Committee has accounting or related financial management expertise, as interpreted by the Board of Directors</text:p>
          </table:table-cell>
          <table:table-cell table:style-name="ce1" office:value-type="float" office:value="0.0876" calcext:value-type="float">
            <text:p>0.0876</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has also determined that each of Messrs. Hernandez, O’Brien and Maine is an “audit committee financial expert,” as that term is defined in the rules promulgated by the SEC under the Sarbanes-Oxley Act of 2002</text:p>
          </table:table-cell>
          <table:table-cell table:style-name="ce1" office:value-type="float" office:value="0.2501" calcext:value-type="float">
            <text:p>0.2501</text:p>
          </table:table-cell>
        </table:table-row>
        <table:table-row table:style-name="ro3">
          <table:table-cell table:style-name="ce1" office:value-type="string" calcext:value-type="string">
            <text:p>COMP_CON</text:p>
          </table:table-cell>
          <table:table-cell table:style-name="ce2" office:value-type="string" calcext:value-type="string">
            <text:p>For additional information with respect to the Executive Compensation Committee and PM, please see “Compensation Discussion and Analysis” beginning on page 4</text:p>
          </table:table-cell>
          <table:table-cell table:style-name="ce1" office:value-type="float" office:value="0.8491" calcext:value-type="float">
            <text:p>0.8491</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Executive Compensation Committee The duties of the Executive Compensation Committee are set forth in its charter, which can be found on the Company’s website at <text:s/>www.albemarle.com (See Investors/Corporate Governance/Board of Directors &amp; Committees/Executive Compensation Committee)</text:p>
          </table:table-cell>
          <table:table-cell table:style-name="ce1" office:value-type="float" office:value="0.3469" calcext:value-type="float">
            <text:p>0.3469</text:p>
          </table:table-cell>
        </table:table-row>
        <table:table-row table:style-name="ro1">
          <table:table-cell table:style-name="ce1" office:value-type="string" calcext:value-type="string">
            <text:p>COMP_CON</text:p>
          </table:table-cell>
          <table:table-cell table:style-name="ce2" office:value-type="string" calcext:value-type="string">
            <text:p>The Executive Compensation Committee reviews and approves the performance, compensation and annual performance goals of the CEO with input from all independent Directors and the CEO’s self-evaluation</text:p>
          </table:table-cell>
          <table:table-cell table:style-name="ce1" office:value-type="float" office:value="0.165" calcext:value-type="float">
            <text:p>0.165</text:p>
          </table:table-cell>
        </table:table-row>
        <table:table-row table:style-name="ro4">
          <table:table-cell table:style-name="ce1" office:value-type="string" calcext:value-type="string">
            <text:p>SOCENV_INC</text:p>
          </table:table-cell>
          <table:table-cell table:style-name="ce2" office:value-type="string" calcext:value-type="string">
            <text:p>Nominating &amp; Governance Committee Process for Identifying and Evaluating Director Candidates</text:p>
          </table:table-cell>
          <table:table-cell table:style-name="ce1" office:value-type="float" office:value="0.0675" calcext:value-type="float">
            <text:p>0.0675</text:p>
          </table:table-cell>
        </table:table-row>
        <table:table-row table:style-name="ro3">
          <table:table-cell table:style-name="ce1" office:value-type="string" calcext:value-type="string">
            <text:p>SOCENV_INC</text:p>
          </table:table-cell>
          <table:table-cell table:style-name="ce2" office:value-type="string" calcext:value-type="string">
            <text:p>The Board of Directors as a whole is constituted to be strong in its diversity and collective knowledge of <text:s text:c="2"/>50</text:p>
          </table:table-cell>
          <table:table-cell table:style-name="ce1" office:value-type="float" office:value="0.9471" calcext:value-type="float">
            <text:p>0.9471</text:p>
          </table:table-cell>
        </table:table-row>
        <table:table-row table:style-name="ro1">
          <table:table-cell table:style-name="ce1" office:value-type="string" calcext:value-type="string">
            <text:p>COMP_CON</text:p>
          </table:table-cell>
          <table:table-cell table:style-name="ce2" office:value-type="string" calcext:value-type="string">
            <text:p>The Nominating &amp; Governance Committee identifies and evaluates all Director candidates in accordance with the Director qualification standards described in the Corporate Governance Guidelines</text:p>
          </table:table-cell>
          <table:table-cell table:style-name="ce1" office:value-type="float" office:value="0.5783" calcext:value-type="float">
            <text:p>0.5783</text:p>
          </table:table-cell>
        </table:table-row>
        <table:table-row table:style-name="ro1">
          <table:table-cell table:style-name="ce1" office:value-type="string" calcext:value-type="string">
            <text:p>COMP_CON</text:p>
          </table:table-cell>
          <table:table-cell table:style-name="ce2" office:value-type="string" calcext:value-type="string">
            <text:p>Shareholders should submit any such recommendations to the Nominating &amp; Governance Committee through the method described in “Questions and Answers About This Proxy Statement and the Meeting,” “Q21 – How do I communicate with the Board of Directors</text:p>
          </table:table-cell>
          <table:table-cell table:style-name="ce1" office:value-type="float" office:value="0.2604" calcext:value-type="float">
            <text:p>0.2604</text:p>
          </table:table-cell>
        </table:table-row>
        <table:table-row table:style-name="ro3">
          <table:table-cell table:style-name="ce1" office:value-type="string" calcext:value-type="string">
            <text:p>COMP_CON</text:p>
          </table:table-cell>
          <table:table-cell table:style-name="ce2" office:value-type="string" calcext:value-type="string">
            <text:p>Copies of the Company’s Bylaws are available at no charge in the Company’s public filings with the SEC or from the Secretary of the Company</text:p>
          </table:table-cell>
          <table:table-cell table:style-name="ce1" office:value-type="float" office:value="0.1166" calcext:value-type="float">
            <text:p>0.1166</text:p>
          </table:table-cell>
        </table:table-row>
        <table:table-row table:style-name="ro2">
          <table:table-cell table:style-name="ce1" office:value-type="string" calcext:value-type="string">
            <text:p>COMP_CON</text:p>
          </table:table-cell>
          <table:table-cell table:style-name="ce2" office:value-type="string" calcext:value-type="string">
            <text:p>The Nominating &amp; Governance Committee assists the Board of Directors on all matters relating to the selection, qualification (including determinations of “independence”) and compensation of members of the Board of Directors, as well as matters relating to the duties of the members of the Board of Directors and the annual evaluation of the Board of Directors’ performance and processes</text:p>
          </table:table-cell>
          <table:table-cell table:style-name="ce1" office:value-type="float" office:value="0.1433" calcext:value-type="float">
            <text:p>0.1433</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mp; Governance Committee assists the Board of Directors on all matters relating to the selection, qualification (including determinations of “independence”) and compensation of members of the Board of Directors, as well as matters relating to the duties of the members of the Board of Directors and the annual evaluation of the Board of Directors’ performance and processes</text:p>
          </table:table-cell>
          <table:table-cell table:style-name="ce1" office:value-type="float" office:value="0.0613" calcext:value-type="float">
            <text:p>0.0613</text:p>
          </table:table-cell>
        </table:table-row>
        <table:table-row table:style-name="ro1">
          <table:table-cell table:style-name="ce1" office:value-type="string" calcext:value-type="string">
            <text:p>COMP_CON</text:p>
          </table:table-cell>
          <table:table-cell table:style-name="ce2" office:value-type="string" calcext:value-type="string">
            <text:p>The Nominating &amp; Governance Committee identifies Director candidates through recommendations made by members of the Board of Directors, management, shareholders and others, including professional search firms</text:p>
          </table:table-cell>
          <table:table-cell table:style-name="ce1" office:value-type="float" office:value="0.5125" calcext:value-type="float">
            <text:p>0.5125</text:p>
          </table:table-cell>
        </table:table-row>
        <table:table-row table:style-name="ro1">
          <table:table-cell table:style-name="ce1" office:value-type="string" calcext:value-type="string">
            <text:p>COMP_CON</text:p>
          </table:table-cell>
          <table:table-cell table:style-name="ce2" office:value-type="string" calcext:value-type="string">
            <text:p>Neither the individuals on the PM team assigned to the Company, nor to our knowledge, PM, has any business or personal relationship with any of our executive officers outside of the engagement; and</text:p>
          </table:table-cell>
          <table:table-cell table:style-name="ce1" office:value-type="float" office:value="0.9861" calcext:value-type="float">
            <text:p>0.9861</text:p>
          </table:table-cell>
        </table:table-row>
        <table:table-row table:style-name="ro2">
          <table:table-cell table:style-name="ce1" office:value-type="string" calcext:value-type="string">
            <text:p>COMP_CON</text:p>
          </table:table-cell>
          <table:table-cell table:style-name="ce2" office:value-type="string" calcext:value-type="string">
            <text:p>Nominating &amp; Governance Committee The duties of the Nominating &amp; Governance Committee are set forth in its charter, which can be found on the Company’s website at <text:s/>www.albemarle.com (See Investors/Corporate Governance/Board of Directors &amp; Committees/Nominating and Governance Committee)</text:p>
          </table:table-cell>
          <table:table-cell table:style-name="ce1" office:value-type="float" office:value="0.7506" calcext:value-type="float">
            <text:p>0.7506</text:p>
          </table:table-cell>
        </table:table-row>
        <table:table-row table:style-name="ro6">
          <table:table-cell table:style-name="ce1" office:value-type="string" calcext:value-type="string">
            <text:p>COMP_CON</text:p>
          </table:table-cell>
          <table:table-cell table:style-name="ce2" office:value-type="string" calcext:value-type="string">
            <text:p>Executive Compensation Committee Interlocks and Insider Participation No member of the Executive Compensation Committee was at any time an officer or employee of the Company, nor is any member of the Executive Compensation Committee related to any other member of the Executive Compensation Committee, any other member of the Board of Directors or any executive officer of the Company</text:p>
          </table:table-cell>
          <table:table-cell table:style-name="ce1" office:value-type="float" office:value="0.09" calcext:value-type="float">
            <text:p>0.09</text:p>
          </table:table-cell>
        </table:table-row>
        <table:table-row table:style-name="ro4">
          <table:table-cell table:style-name="ce1" office:value-type="string" calcext:value-type="string">
            <text:p>COMP_CON</text:p>
          </table:table-cell>
          <table:table-cell table:style-name="ce2" office:value-type="string" calcext:value-type="string">
            <text:p>PM maintains a conflicts policy to prevent a conflict of interest or any other independence issue;</text:p>
          </table:table-cell>
          <table:table-cell table:style-name="ce1" office:value-type="float" office:value="0.9789" calcext:value-type="float">
            <text:p>0.9789</text:p>
          </table:table-cell>
        </table:table-row>
        <table:table-row table:style-name="ro3">
          <table:table-cell table:style-name="ce1" office:value-type="string" calcext:value-type="string">
            <text:p>COMP_CON</text:p>
          </table:table-cell>
          <table:table-cell table:style-name="ce2" office:value-type="string" calcext:value-type="string">
            <text:p>None of the individuals on the PM team assigned to the Company has any business or personal relationship with members of the Executive Compensation Committee outside of the engagement;</text:p>
          </table:table-cell>
          <table:table-cell table:style-name="ce1" office:value-type="float" office:value="0.979" calcext:value-type="float">
            <text:p>0.979</text:p>
          </table:table-cell>
        </table:table-row>
        <table:table-row table:style-name="ro3">
          <table:table-cell table:style-name="ce1" office:value-type="string" calcext:value-type="string">
            <text:p>COMP_CON</text:p>
          </table:table-cell>
          <table:table-cell table:style-name="ce2" office:value-type="string" calcext:value-type="string">
            <text:p>The Nominating &amp; Governance Committee also assists the Board of Directors with oversight of corporate governance</text:p>
          </table:table-cell>
          <table:table-cell table:style-name="ce1" office:value-type="float" office:value="0.0971" calcext:value-type="float">
            <text:p>0.0971</text:p>
          </table:table-cell>
        </table:table-row>
        <table:table-row table:style-name="ro3">
          <table:table-cell table:style-name="ce1" office:value-type="string" calcext:value-type="string">
            <text:p>COMP_CON</text:p>
          </table:table-cell>
          <table:table-cell table:style-name="ce2" office:value-type="string" calcext:value-type="string">
            <text:p>None of the individuals on the PM team assigned to the engagement maintains any direct individual position in our stock</text:p>
          </table:table-cell>
          <table:table-cell table:style-name="ce1" office:value-type="float" office:value="0.8352" calcext:value-type="float">
            <text:p>0.8352</text:p>
          </table:table-cell>
        </table:table-row>
        <table:table-row table:style-name="ro3">
          <table:table-cell table:style-name="ce1" office:value-type="string" calcext:value-type="string">
            <text:p>COMP_CON</text:p>
          </table:table-cell>
          <table:table-cell table:style-name="ce2" office:value-type="string" calcext:value-type="string">
            <text:p>The Nominating &amp; Governance Committee did not receive any Board of Director recommendations from any shareholders in connection with the Meeting</text:p>
          </table:table-cell>
          <table:table-cell table:style-name="ce1" office:value-type="float" office:value="0.7246" calcext:value-type="float">
            <text:p>0.7246</text:p>
          </table:table-cell>
        </table:table-row>
        <table:table-row table:style-name="ro2">
          <table:table-cell table:style-name="ce1" office:value-type="string" calcext:value-type="string">
            <text:p>SOCENV_INC</text:p>
          </table:table-cell>
          <table:table-cell table:style-name="ce2" office:value-type="string" calcext:value-type="string">
            <text:p>The Health, Safety &amp; Environment Committee assists the Board of Directors in fulfilling its oversight responsibilities in assessing the effectiveness of our health, safety and environmental programs and initiatives, including our progress toward the enhancement of our global reputation, our corporate social responsibility and the stewardship and sustainability of our products</text:p>
          </table:table-cell>
          <table:table-cell table:style-name="ce1" office:value-type="float" office:value="0.998" calcext:value-type="float">
            <text:p>0.998</text:p>
          </table:table-cell>
        </table:table-row>
        <table:table-row table:style-name="ro1">
          <table:table-cell table:style-name="ce1" office:value-type="string" calcext:value-type="string">
            <text:p>SOCENV_INC</text:p>
          </table:table-cell>
          <table:table-cell table:style-name="ce2" office:value-type="string" calcext:value-type="string">
            <text:p>There is no difference in the manner by which the Nominating &amp; Governance Committee evaluates prospective nominees for Director based upon the source from which the individual was first identified, including whether a candidate is recommended by a shareholder</text:p>
          </table:table-cell>
          <table:table-cell table:style-name="ce1" office:value-type="float" office:value="0.1256" calcext:value-type="float">
            <text:p>0.1256</text:p>
          </table:table-cell>
        </table:table-row>
        <table:table-row table:style-name="ro1">
          <table:table-cell table:style-name="ce1" office:value-type="string" calcext:value-type="string">
            <text:p>COMP_CON</text:p>
          </table:table-cell>
          <table:table-cell table:style-name="ce2" office:value-type="string" calcext:value-type="string">
            <text:p>There is no difference in the manner by which the Nominating &amp; Governance Committee evaluates prospective nominees for Director based upon the source from which the individual was first identified, including whether a candidate is recommended by a shareholder</text:p>
          </table:table-cell>
          <table:table-cell table:style-name="ce1" office:value-type="float" office:value="0.083" calcext:value-type="float">
            <text:p>0.083</text:p>
          </table:table-cell>
        </table:table-row>
        <table:table-row table:style-name="ro2">
          <table:table-cell table:style-name="ce1" office:value-type="string" calcext:value-type="string">
            <text:p>SOCENV_INC</text:p>
          </table:table-cell>
          <table:table-cell table:style-name="ce2" office:value-type="string" calcext:value-type="string">
            <text:p>Health, Safety &amp; Environment Committee The duties of the Health, Safety &amp; Environment Committee are set forth in its charter, which can be found on the Company’s website at www.albemarle.com (See Investors/Corporate Governance/Board of Directors &amp; Committees/Health, Safety and Environment Committee)</text:p>
          </table:table-cell>
          <table:table-cell table:style-name="ce1" office:value-type="float" office:value="0.9109" calcext:value-type="float">
            <text:p>0.9109</text:p>
          </table:table-cell>
        </table:table-row>
        <table:table-row table:style-name="ro1">
          <table:table-cell table:style-name="ce1" office:value-type="string" calcext:value-type="string">
            <text:p>COMP_CON</text:p>
          </table:table-cell>
          <table:table-cell table:style-name="ce2" office:value-type="string" calcext:value-type="string">
            <text:p>The Nominating &amp; Governance Committee reviews its effectiveness in balancing these considerations through ongoing consideration of Directors and nominees, as well as the Nominating &amp; Governance Committee’s annual self-evaluation process</text:p>
          </table:table-cell>
          <table:table-cell table:style-name="ce1" office:value-type="float" office:value="0.4301" calcext:value-type="float">
            <text:p>0.4301</text:p>
          </table:table-cell>
        </table:table-row>
        <table:table-row table:style-name="ro1">
          <table:table-cell table:style-name="ce1" office:value-type="string" calcext:value-type="string">
            <text:p>COMP_CON</text:p>
          </table:table-cell>
          <table:table-cell table:style-name="ce2" office:value-type="string" calcext:value-type="string">
            <text:p>The Nominating &amp; Governance Committee evaluates the totality of the merits of each prospective nominee that it considers and does not restrict itself by establishing minimum qualifications or attributes</text:p>
          </table:table-cell>
          <table:table-cell table:style-name="ce1" office:value-type="float" office:value="0.6462" calcext:value-type="float">
            <text:p>0.6462</text:p>
          </table:table-cell>
        </table:table-row>
        <table:table-row table:style-name="ro2">
          <table:table-cell table:style-name="ce1" office:value-type="string" calcext:value-type="string">
            <text:p>COMP_CON</text:p>
          </table:table-cell>
          <table:table-cell table:style-name="ce2" office:value-type="string" calcext:value-type="string">
            <text:p>The Nominating &amp; Governance Committee also considers such other relevant factors as it deems appropriate, including the current composition of the Board of Directors, the balance of management and independent Directors, the need for Audit &amp; Finance Committee expertise and the evaluation of other prospective nominees</text:p>
          </table:table-cell>
          <table:table-cell table:style-name="ce1" office:value-type="float" office:value="0.3565" calcext:value-type="float">
            <text:p>0.3565</text:p>
          </table:table-cell>
        </table:table-row>
        <table:table-row table:style-name="ro1">
          <table:table-cell table:style-name="ce1" office:value-type="string" calcext:value-type="string">
            <text:p>SOCENV_INC</text:p>
          </table:table-cell>
          <table:table-cell table:style-name="ce2" office:value-type="string" calcext:value-type="string">
            <text:p>When considering a Director standing for re-election, in addition to the attributes described above, the Nominating &amp; Governance Committee also considers that individual’s past contribution and future commitment to the Company</text:p>
          </table:table-cell>
          <table:table-cell table:style-name="ce1" office:value-type="float" office:value="0.1164" calcext:value-type="float">
            <text:p>0.1164</text:p>
          </table:table-cell>
        </table:table-row>
        <table:table-row table:style-name="ro2">
          <table:table-cell table:style-name="ce1" office:value-type="string" calcext:value-type="string">
            <text:p>COMP_CON</text:p>
          </table:table-cell>
          <table:table-cell table:style-name="ce2" office:value-type="string" calcext:value-type="string">
            <text:p>After completing potential Director nominees’ evaluations, the Nominating &amp; Governance Committee makes a recommendation to the full Board of Directors as to the persons who should be nominated by the Board of Directors, and the Board of Directors determines the nominees after considering the recommendation of the Nominating &amp; Governance Committee</text:p>
          </table:table-cell>
          <table:table-cell table:style-name="ce1" office:value-type="float" office:value="0.2209" calcext:value-type="float">
            <text:p>0.2209</text:p>
          </table:table-cell>
        </table:table-row>
        <table:table-row table:style-name="ro1">
          <table:table-cell table:style-name="ce1" office:value-type="string" calcext:value-type="string">
            <text:p>SOCENV_INC</text:p>
          </table:table-cell>
          <table:table-cell table:style-name="ce2" office:value-type="string" calcext:value-type="string">
            <text:p>The Committee maintains a list of general criteria for the nomination of Director candidates, which incorporates the skills, qualities and experiences deemed most important to the successful governance of the Company</text:p>
          </table:table-cell>
          <table:table-cell table:style-name="ce1" office:value-type="float" office:value="0.0894" calcext:value-type="float">
            <text:p>0.0894</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mp; Governance Committee also considers such other relevant factors as it deems appropriate, including the current composition of the Board of Directors, the balance of management and independent Directors, the need for Audit &amp; Finance Committee expertise and the evaluation of other prospective nominees</text:p>
          </table:table-cell>
          <table:table-cell table:style-name="ce1" office:value-type="float" office:value="0.074" calcext:value-type="float">
            <text:p>0.074</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accounting and finance, management and leadership, vision and strategy, business operations, business judgment, crisis management, risk assessment, industry knowledge, corporate governance, and global markets</text:p>
          </table:table-cell>
          <table:table-cell table:style-name="ce1" office:value-type="float" office:value="0.1991" calcext:value-type="float">
            <text:p>0.1991</text:p>
          </table:table-cell>
        </table:table-row>
        <table:table-row table:style-name="ro2">
          <table:table-cell table:style-name="ce1" office:value-type="string" calcext:value-type="string">
            <text:p>SOCENV_INC</text:p>
          </table:table-cell>
          <table:table-cell table:style-name="ce2" office:value-type="string" calcext:value-type="string">
            <text:p>The Nominating &amp; Governance Committee evaluates a candidate’s qualifications to serve as a member of the Board of Directors based on the background and expertise of individual members of the Board of Directors as well as the background and expertise of the Board of Directors as a whole</text:p>
          </table:table-cell>
          <table:table-cell table:style-name="ce1" office:value-type="float" office:value="0.088" calcext:value-type="float">
            <text:p>0.088</text:p>
          </table:table-cell>
        </table:table-row>
        <table:table-row table:style-name="ro3">
          <table:table-cell table:style-name="ce1" office:value-type="string" calcext:value-type="string">
            <text:p>COMP_CON</text:p>
          </table:table-cell>
          <table:table-cell table:style-name="ce2" office:value-type="string" calcext:value-type="string">
            <text:p>In addition, the Nominating &amp; Governance Committee will evaluate a candidate’s background and expertise in the context of the Board of Directors’ needs</text:p>
          </table:table-cell>
          <table:table-cell table:style-name="ce1" office:value-type="float" office:value="0.5333" calcext:value-type="float">
            <text:p>0.5333</text:p>
          </table:table-cell>
        </table:table-row>
        <table:table-row table:style-name="ro2">
          <table:table-cell table:style-name="ce1" office:value-type="string" calcext:value-type="string">
            <text:p>SOCENV_INC</text:p>
          </table:table-cell>
          <table:table-cell table:style-name="ce2" office:value-type="string" calcext:value-type="string">
            <text:p>Jim W. Nokes ; age 69; Director since 2009; Non-executive Chairman of the Board of Directors since February 2012; retired, having previously served until April 2006 as Executive Vice President of Refining, Marketing, Supply and Transportation of ConocoPhillips, an international, integrated energy company</text:p>
          </table:table-cell>
          <table:table-cell table:style-name="ce1" office:value-type="float" office:value="0.1806" calcext:value-type="float">
            <text:p>0.1806</text:p>
          </table:table-cell>
        </table:table-row>
        <table:table-row table:style-name="ro3">
          <table:table-cell table:style-name="ce1" office:value-type="string" calcext:value-type="string">
            <text:p>SOCENV_INC</text:p>
          </table:table-cell>
          <table:table-cell table:style-name="ce2" office:value-type="string" calcext:value-type="string">
            <text:p>Other directorship: Tesoro Corporation (independent refiner and marketer of petroleum products) since January 2007</text:p>
          </table:table-cell>
          <table:table-cell table:style-name="ce1" office:value-type="float" office:value="0.0587" calcext:value-type="float">
            <text:p>0.0587</text:p>
          </table:table-cell>
        </table:table-row>
        <table:table-row table:style-name="ro3">
          <table:table-cell table:style-name="ce1" office:value-type="string" calcext:value-type="string">
            <text:p>COMP_CON</text:p>
          </table:table-cell>
          <table:table-cell table:style-name="ce2" office:value-type="string" calcext:value-type="string">
            <text:p>Rockwood designated Douglas L. Maine, J. Kent Masters and Alejandro D. Wolff (the “Rockwood Designees”)</text:p>
          </table:table-cell>
          <table:table-cell table:style-name="ce1" office:value-type="float" office:value="0.0577" calcext:value-type="float">
            <text:p>0.0577</text:p>
          </table:table-cell>
        </table:table-row>
        <table:table-row table:style-name="ro3">
          <table:table-cell table:style-name="ce1" office:value-type="string" calcext:value-type="string">
            <text:p>SOCENV_INC</text:p>
          </table:table-cell>
          <table:table-cell table:style-name="ce2" office:value-type="string" calcext:value-type="string">
            <text:p>Rockwood designated Douglas L. Maine, J. Kent Masters and Alejandro D. Wolff (the “Rockwood Designees”)</text:p>
          </table:table-cell>
          <table:table-cell table:style-name="ce1" office:value-type="float" office:value="0.1327" calcext:value-type="float">
            <text:p>0.1327</text:p>
          </table:table-cell>
        </table:table-row>
        <table:table-row table:style-name="ro6">
          <table:table-cell table:style-name="ce1" office:value-type="string" calcext:value-type="string">
            <text:p>SOCENV_INC</text:p>
          </table:table-cell>
          <table:table-cell table:style-name="ce2" office:value-type="string" calcext:value-type="string">
            <text:p>Other directorships: Amec Foster Wheeler plc (multinational consultancy, engineering and project management company) since February 2015; Foster Wheeler AG (global engineering and construction contractor and power equipment supplier) from 2011 to 2014; and African Oxygen Limited (distributor of atmospheric gases, welding and safety products) where Mr. Masters served as the non-executive Chairman from 2005 until 2011</text:p>
          </table:table-cell>
          <table:table-cell table:style-name="ce1" office:value-type="float" office:value="0.9285" calcext:value-type="float">
            <text:p>0.9285</text:p>
          </table:table-cell>
        </table:table-row>
        <table:table-row table:style-name="ro3">
          <table:table-cell table:style-name="ce1" office:value-type="string" calcext:value-type="string">
            <text:p>SOCENV_INC</text:p>
          </table:table-cell>
          <table:table-cell table:style-name="ce2" office:value-type="string" calcext:value-type="string">
            <text:p>At BOC Group, plc, he served as President, Process Gas Solutions-Americas, from 2002 to 2005, and as Chief Executive, Industrial and Special Products, from 2005 until 2006</text:p>
          </table:table-cell>
          <table:table-cell table:style-name="ce1" office:value-type="float" office:value="0.1106" calcext:value-type="float">
            <text:p>0.1106</text:p>
          </table:table-cell>
        </table:table-row>
        <table:table-row table:style-name="ro3">
          <table:table-cell table:style-name="ce1" office:value-type="string" calcext:value-type="string">
            <text:p>COMP_CON</text:p>
          </table:table-cell>
          <table:table-cell table:style-name="ce2" office:value-type="string" calcext:value-type="string">
            <text:p>Prior to joining Linde AG, he was a member of the board of directors of BOC Group, plc, a global industrial gas company, which was acquired by Linde AG in 2006</text:p>
          </table:table-cell>
          <table:table-cell table:style-name="ce1" office:value-type="float" office:value="0.1106" calcext:value-type="float">
            <text:p>0.1106</text:p>
          </table:table-cell>
        </table:table-row>
        <table:table-row table:style-name="ro3">
          <table:table-cell table:style-name="ce1" office:value-type="string" calcext:value-type="string">
            <text:p>SOCENV_INC</text:p>
          </table:table-cell>
          <table:table-cell table:style-name="ce2" office:value-type="string" calcext:value-type="string">
            <text:p>Prior to joining Linde AG, he was a member of the board of directors of BOC Group, plc, a global industrial gas company, which was acquired by Linde AG in 2006</text:p>
          </table:table-cell>
          <table:table-cell table:style-name="ce1" office:value-type="float" office:value="0.1619" calcext:value-type="float">
            <text:p>0.1619</text:p>
          </table:table-cell>
        </table:table-row>
        <table:table-row table:style-name="ro1">
          <table:table-cell table:style-name="ce1" office:value-type="string" calcext:value-type="string">
            <text:p>SOCENV_INC</text:p>
          </table:table-cell>
          <table:table-cell table:style-name="ce2" office:value-type="string" calcext:value-type="string">
            <text:p>Prior to joining Foster Wheeler, Mr. Masters was a member of the executive board of Linde AG, a global leader in manufacturing and sales of industrial gases, with responsibility for the Americas, Africa and the South Pacific since 2006</text:p>
          </table:table-cell>
          <table:table-cell table:style-name="ce1" office:value-type="float" office:value="0.4234" calcext:value-type="float">
            <text:p>0.4234</text:p>
          </table:table-cell>
        </table:table-row>
        <table:table-row table:style-name="ro2">
          <table:table-cell table:style-name="ce1" office:value-type="string" calcext:value-type="string">
            <text:p>SOCENV_INC</text:p>
          </table:table-cell>
          <table:table-cell table:style-name="ce2" office:value-type="string" calcext:value-type="string">
            <text:p>Through his prior experience and service to the Company, he has developed extensive knowledge in the areas of leadership, global business, corporate finance, safety, risk oversight, mergers and acquisitions, management and corporate governance, each of which provides great value to the Board of Directors</text:p>
          </table:table-cell>
          <table:table-cell table:style-name="ce1" office:value-type="float" office:value="0.9615" calcext:value-type="float">
            <text:p>0.9615</text:p>
          </table:table-cell>
        </table:table-row>
        <table:table-row table:style-name="ro3">
          <table:table-cell table:style-name="ce1" office:value-type="string" calcext:value-type="string">
            <text:p>COMP_CON</text:p>
          </table:table-cell>
          <table:table-cell table:style-name="ce2" office:value-type="string" calcext:value-type="string">
            <text:p>Harriett Tee Taggart ; age 67; Director since 2007; consultant, having previously served until December 2006 as a Partner of Wellington Management LLC, an investment management firm</text:p>
          </table:table-cell>
          <table:table-cell table:style-name="ce1" office:value-type="float" office:value="0.9572" calcext:value-type="float">
            <text:p>0.9572</text:p>
          </table:table-cell>
        </table:table-row>
        <table:table-row table:style-name="ro1">
          <table:table-cell table:style-name="ce1" office:value-type="string" calcext:value-type="string">
            <text:p>SOCENV_INC</text:p>
          </table:table-cell>
          <table:table-cell table:style-name="ce2" office:value-type="string" calcext:value-type="string">
            <text:p>He is also a founder and board member of the Global Harvest Initiative, a public- private initiative whose mission is to sustainably double agricultural production by 2050 and co-founder of Field to Market, an agricultural sustainability organization</text:p>
          </table:table-cell>
          <table:table-cell table:style-name="ce1" office:value-type="float" office:value="0.9773" calcext:value-type="float">
            <text:p>0.9773</text:p>
          </table:table-cell>
        </table:table-row>
        <table:table-row table:style-name="ro2">
          <table:table-cell table:style-name="ce1" office:value-type="string" calcext:value-type="string">
            <text:p>SOCENV_INC</text:p>
          </table:table-cell>
          <table:table-cell table:style-name="ce2" office:value-type="string" calcext:value-type="string">
            <text:p>Gerald A. Steiner; age 55; Director since 2013; Chief Executive Officer and member of the board of managers of Arvegenix Inc., a renewable fuel development company, since January 2015, having previously served as Executive Vice President, Sustainability and Corporate Affairs of Monsanto Company prior to his retirement in January 2014</text:p>
          </table:table-cell>
          <table:table-cell table:style-name="ce1" office:value-type="float" office:value="0.8763" calcext:value-type="float">
            <text:p>0.8763</text:p>
          </table:table-cell>
        </table:table-row>
        <table:table-row table:style-name="ro3">
          <table:table-cell table:style-name="ce1" office:value-type="string" calcext:value-type="string">
            <text:p>SOCENV_INC</text:p>
          </table:table-cell>
          <table:table-cell table:style-name="ce2" office:value-type="string" calcext:value-type="string">
            <text:p>Mr. Steiner is a past chair of the CropLife International Plant Biotechnology Strategy Council and an Executive Committee member of the Council for Biotechnology Information</text:p>
          </table:table-cell>
          <table:table-cell table:style-name="ce1" office:value-type="float" office:value="0.0517" calcext:value-type="float">
            <text:p>0.0517</text:p>
          </table:table-cell>
        </table:table-row>
        <table:table-row table:style-name="ro3">
          <table:table-cell table:style-name="ce1" office:value-type="string" calcext:value-type="string">
            <text:p>SOCENV_INC</text:p>
          </table:table-cell>
          <table:table-cell table:style-name="ce2" office:value-type="string" calcext:value-type="string">
            <text:p>Mr. Steiner is a principal of Alta Grow Consulting LLC and the former Chair of the Food and Agriculture Section of the Biotechnology Industry Organization</text:p>
          </table:table-cell>
          <table:table-cell table:style-name="ce1" office:value-type="float" office:value="0.0703" calcext:value-type="float">
            <text:p>0.0703</text:p>
          </table:table-cell>
        </table:table-row>
        <table:table-row table:style-name="ro1">
          <table:table-cell table:style-name="ce1" office:value-type="string" calcext:value-type="string">
            <text:p>COMP_CON</text:p>
          </table:table-cell>
          <table:table-cell table:style-name="ce2" office:value-type="string" calcext:value-type="string">
            <text:p>In addition, through his service on the board of directors of other publicly-traded companies, he has developed extensive knowledge in the areas of management, risk oversight and corporate governance</text:p>
          </table:table-cell>
          <table:table-cell table:style-name="ce1" office:value-type="float" office:value="0.2537" calcext:value-type="float">
            <text:p>0.2537</text:p>
          </table:table-cell>
        </table:table-row>
        <table:table-row table:style-name="ro1">
          <table:table-cell table:style-name="ce1" office:value-type="string" calcext:value-type="string">
            <text:p>SOCENV_INC</text:p>
          </table:table-cell>
          <table:table-cell table:style-name="ce2" office:value-type="string" calcext:value-type="string">
            <text:p>Mr. O’Brien has extensive knowledge of the chemical industry, and he brings significant management experience and knowledge to the Board of Directors in the areas of finance, accounting, international business operations, risk oversight and corporate governance</text:p>
          </table:table-cell>
          <table:table-cell table:style-name="ce1" office:value-type="float" office:value="0.0967" calcext:value-type="float">
            <text:p>0.0967</text:p>
          </table:table-cell>
        </table:table-row>
        <table:table-row table:style-name="ro4">
          <table:table-cell table:style-name="ce1" office:value-type="string" calcext:value-type="string">
            <text:p>SOCENV_INC</text:p>
          </table:table-cell>
          <table:table-cell table:style-name="ce2" office:value-type="string" calcext:value-type="string">
            <text:p>Mr. Perry also has over forty years of experience in the plastics/chemical industry</text:p>
          </table:table-cell>
          <table:table-cell table:style-name="ce1" office:value-type="float" office:value="0.0639" calcext:value-type="float">
            <text:p>0.0639</text:p>
          </table:table-cell>
        </table:table-row>
        <table:table-row table:style-name="ro2">
          <table:table-cell table:style-name="ce1" office:value-type="string" calcext:value-type="string">
            <text:p>SOCENV_INC</text:p>
          </table:table-cell>
          <table:table-cell table:style-name="ce2" office:value-type="string" calcext:value-type="string">
            <text:p>His assignments in Washington included tours on the Policy Planning Staff (1981-1982), in the Office of Soviet Union Affairs (1988-1989), in the Office of the Under Secretary for Political Affairs (1989-1991), as Deputy Executive Secretary of the Department (1996-1998), and as the Executive Assistant to Secretaries of State Madeleine Albright and Colin Powell (1998-2001)</text:p>
          </table:table-cell>
          <table:table-cell table:style-name="ce1" office:value-type="float" office:value="0.2374" calcext:value-type="float">
            <text:p>0.2374</text:p>
          </table:table-cell>
        </table:table-row>
        <table:table-row table:style-name="ro3">
          <table:table-cell table:style-name="ce1" office:value-type="string" calcext:value-type="string">
            <text:p>COMP_CON</text:p>
          </table:table-cell>
          <table:table-cell table:style-name="ce2" office:value-type="string" calcext:value-type="string">
            <text:p>The Nominating &amp; Governance Committee will make a recommendation to the Board of Directors on whether or not to accept the tendered resignation</text:p>
          </table:table-cell>
          <table:table-cell table:style-name="ce1" office:value-type="float" office:value="0.0968" calcext:value-type="float">
            <text:p>0.0968</text:p>
          </table:table-cell>
        </table:table-row>
        <table:table-row table:style-name="ro4">
          <table:table-cell table:style-name="ce1" office:value-type="string" calcext:value-type="string">
            <text:p>SOCENV_INC</text:p>
          </table:table-cell>
          <table:table-cell table:style-name="ce2" office:value-type="string" calcext:value-type="string">
            <text:p>Ambassador Wolff also served in Algeria, Morocco, Chile, Cyprus, the U.S</text:p>
          </table:table-cell>
          <table:table-cell table:style-name="ce1" office:value-type="float" office:value="0.2561" calcext:value-type="float">
            <text:p>0.2561</text:p>
          </table:table-cell>
        </table:table-row>
        <table:table-row table:style-name="ro3">
          <table:table-cell table:style-name="ce1" office:value-type="string" calcext:value-type="string">
            <text:p>SOCENV_INC</text:p>
          </table:table-cell>
          <table:table-cell table:style-name="ce2" office:value-type="string" calcext:value-type="string">
            <text:p>Ambassador Wolff is the recipient of the Department of State’s Distinguished, Superior, and Meritorious Honor Awards</text:p>
          </table:table-cell>
          <table:table-cell table:style-name="ce1" office:value-type="float" office:value="0.0612" calcext:value-type="float">
            <text:p>0.0612</text:p>
          </table:table-cell>
        </table:table-row>
        <table:table-row table:style-name="ro3">
          <table:table-cell table:style-name="ce1" office:value-type="string" calcext:value-type="string">
            <text:p>COMP_CON</text:p>
          </table:table-cell>
          <table:table-cell table:style-name="ce2" office:value-type="string" calcext:value-type="string">
            <text:p>Ambassador Wolff is currently Managing Director of Gryphon Partners LLC (a global advisory firm focused on frontier markets)</text:p>
          </table:table-cell>
          <table:table-cell table:style-name="ce1" office:value-type="float" office:value="0.2789" calcext:value-type="float">
            <text:p>0.2789</text:p>
          </table:table-cell>
        </table:table-row>
        <table:table-row table:style-name="ro3">
          <table:table-cell table:style-name="ce1" office:value-type="string" calcext:value-type="string">
            <text:p>COMP_CON</text:p>
          </table:table-cell>
          <table:table-cell table:style-name="ce2" office:value-type="string" calcext:value-type="string">
            <text:p>Pacific Northwest Region 64 2002 Lead Director Governance and Nominating (Chair) Dhiren R. Fonseca Partner, Certares LP 51 2014 Audit Jessie J. Knight, Jr</text:p>
          </table:table-cell>
          <table:table-cell table:style-name="ce1" office:value-type="float" office:value="0.0966" calcext:value-type="float">
            <text:p>0.0966</text:p>
          </table:table-cell>
        </table:table-row>
        <table:table-row table:style-name="ro2">
          <table:table-cell table:style-name="ce1" office:value-type="string" calcext:value-type="string">
            <text:p>SOCENV_INC</text:p>
          </table:table-cell>
          <table:table-cell table:style-name="ce2" office:value-type="string" calcext:value-type="string">
            <text:p>Nominee and Principle Occupation Age Director Since Committee Membership Patricia M. Bedient Executive Vice President, The Weyerhaeuser Company 62 2004 Audit (Chair) Governance and Nominating Marion C. Blakey President and CEO, Rolls-Royce North America 67 2010 Safety (Chair) Phyllis J. Campbell Chairman, JPMorgan Chase &amp; Co</text:p>
          </table:table-cell>
          <table:table-cell table:style-name="ce1" office:value-type="float" office:value="0.8378" calcext:value-type="float">
            <text:p>0.8378</text:p>
          </table:table-cell>
        </table:table-row>
        <table:table-row table:style-name="ro9">
          <table:table-cell table:style-name="ce1" office:value-type="string" calcext:value-type="string">
            <text:p>SOCENV_INC</text:p>
          </table:table-cell>
          <table:table-cell table:style-name="ce2" office:value-type="string" calcext:value-type="string">
            <text:p>Former Executive Vice President External Affairs, Sempra Energy 65 2002 Governance and Nominating Safety Dennis F. Madsen Consultant and Former President and CEO, Recreational Equipment, Inc. 67 2003 Compensation and Leadership Development Audit Helvi K. Sandvik President, NANA Development Corporation 58 2013 Safety Katherine J. Savitt President Digital, STX Entertainment 52 2014 Compensation and Leadership Development J. Kenneth Thompson President and CEO, Pacific Star Energy LLC 64 1999 Compensation and Leadership Development (Chair) Safety Bradley D. Tilden Chairman, President and CEO, Alaska Air Group, Inc. and Alaska Airlines, Inc. 55 2010 <text:s text:c="2"/>Eric K. Yeaman President and COO, First Hawaiian Bank 48 2012 Audit <text:s text:c="2"/>5</text:p>
          </table:table-cell>
          <table:table-cell table:style-name="ce1" office:value-type="float" office:value="0.9456" calcext:value-type="float">
            <text:p>0.9456</text:p>
          </table:table-cell>
        </table:table-row>
        <table:table-row table:style-name="ro3">
          <table:table-cell table:style-name="ce1" office:value-type="string" calcext:value-type="string">
            <text:p>SOCENV_INC</text:p>
          </table:table-cell>
          <table:table-cell table:style-name="ce2" office:value-type="string" calcext:value-type="string">
            <text:p>Pacific Northwest Region 64 2002 Lead Director Governance and Nominating (Chair) Dhiren R. Fonseca Partner, Certares LP 51 2014 Audit Jessie J. Knight, Jr</text:p>
          </table:table-cell>
          <table:table-cell table:style-name="ce1" office:value-type="float" office:value="0.284" calcext:value-type="float">
            <text:p>0.284</text:p>
          </table:table-cell>
        </table:table-row>
        <table:table-row table:style-name="ro4">
          <table:table-cell table:style-name="ce1" office:value-type="string" calcext:value-type="string">
            <text:p>SOCENV_INC</text:p>
          </table:table-cell>
          <table:table-cell table:style-name="ce2" office:value-type="string" calcext:value-type="string">
            <text:p>Independent Takata Quality Assurance Panel</text:p>
          </table:table-cell>
          <table:table-cell table:style-name="ce1" office:value-type="float" office:value="0.0717" calcext:value-type="float">
            <text:p>0.0717</text:p>
          </table:table-cell>
        </table:table-row>
        <table:table-row table:style-name="ro4">
          <table:table-cell table:style-name="ce1" office:value-type="string" calcext:value-type="string">
            <text:p>COMP_CON</text:p>
          </table:table-cell>
          <table:table-cell table:style-name="ce2" office:value-type="string" calcext:value-type="string">
            <text:p>BA, Mary Washington College of the University of Virginia</text:p>
          </table:table-cell>
          <table:table-cell table:style-name="ce1" office:value-type="float" office:value="0.1503" calcext:value-type="float">
            <text:p>0.1503</text:p>
          </table:table-cell>
        </table:table-row>
        <table:table-row table:style-name="ro3">
          <table:table-cell table:style-name="ce1" office:value-type="string" calcext:value-type="string">
            <text:p>SOCENV_INC</text:p>
          </table:table-cell>
          <table:table-cell table:style-name="ce2" office:value-type="string" calcext:value-type="string">
            <text:p>From 2007 to 2015, she was president and CEO of Aerospace Industries Association, the nation’s largest aerospace and defense trade association</text:p>
          </table:table-cell>
          <table:table-cell table:style-name="ce1" office:value-type="float" office:value="0.0696" calcext:value-type="float">
            <text:p>0.0696</text:p>
          </table:table-cell>
        </table:table-row>
        <table:table-row table:style-name="ro3">
          <table:table-cell table:style-name="ce1" office:value-type="string" calcext:value-type="string">
            <text:p>SOCENV_INC</text:p>
          </table:table-cell>
          <table:table-cell table:style-name="ce2" office:value-type="string" calcext:value-type="string">
            <text:p>National Transportation Safety Board Professional Highlights:Professional Highlights: Ms. Blakey is president and CEO of Rolls-Royce North America</text:p>
          </table:table-cell>
          <table:table-cell table:style-name="ce1" office:value-type="float" office:value="0.8604" calcext:value-type="float">
            <text:p>0.8604</text:p>
          </table:table-cell>
        </table:table-row>
        <table:table-row table:style-name="ro3">
          <table:table-cell table:style-name="ce1" office:value-type="string" calcext:value-type="string">
            <text:p>SOCENV_INC</text:p>
          </table:table-cell>
          <table:table-cell table:style-name="ce2" office:value-type="string" calcext:value-type="string">
            <text:p>Prior to that she served as the Administrator of the Federal Aviation Administration from 2002 to 2007 and chair of the National Transportation Safety Board from 2001 to 2002</text:p>
          </table:table-cell>
          <table:table-cell table:style-name="ce1" office:value-type="float" office:value="0.9085" calcext:value-type="float">
            <text:p>0.9085</text:p>
          </table:table-cell>
        </table:table-row>
        <table:table-row table:style-name="ro1">
          <table:table-cell table:style-name="ce1" office:value-type="string" calcext:value-type="string">
            <text:p>COMP_CON</text:p>
          </table:table-cell>
          <table:table-cell table:style-name="ce2" office:value-type="string" calcext:value-type="string">
            <text:p>She previously served on the President’s Export Council Subcommittee on Export Administration, the Washington Area Airports Task Force Advisor y Board and the International Aviation Women’s Association Advisor y Board</text:p>
          </table:table-cell>
          <table:table-cell table:style-name="ce1" office:value-type="float" office:value="0.0624" calcext:value-type="float">
            <text:p>0.0624</text:p>
          </table:table-cell>
        </table:table-row>
        <table:table-row table:style-name="ro4">
          <table:table-cell table:style-name="ce1" office:value-type="string" calcext:value-type="string">
            <text:p>SOCENV_INC</text:p>
          </table:table-cell>
          <table:table-cell table:style-name="ce2" office:value-type="string" calcext:value-type="string">
            <text:p>BS, Oregon State University <text:s text:c="2"/>Marion C. Blakey, 67Marion C</text:p>
          </table:table-cell>
          <table:table-cell table:style-name="ce1" office:value-type="float" office:value="0.0512" calcext:value-type="float">
            <text:p>0.0512</text:p>
          </table:table-cell>
        </table:table-row>
        <table:table-row table:style-name="ro2">
          <table:table-cell table:style-name="ce1" office:value-type="string" calcext:value-type="string">
            <text:p>SOCENV_INC</text:p>
          </table:table-cell>
          <table:table-cell table:style-name="ce2" office:value-type="string" calcext:value-type="string">
            <text:p>Blakey, 67 President and CEO, Rolls-Royce North AmericaPresident and CEO, Rolls-Royce North America <text:s text:c="6"/>Director of Alaska Air Group since 2010Director of Alaska Air Group since 2010 Safety Committee (Chair)Safety Committee (Chair) Qualifications:Qualifications: Extensive experience with airline industry government and trade organizations including:</text:p>
          </table:table-cell>
          <table:table-cell table:style-name="ce1" office:value-type="float" office:value="0.7955" calcext:value-type="float">
            <text:p>0.7955</text:p>
          </table:table-cell>
        </table:table-row>
        <table:table-row table:style-name="ro3">
          <table:table-cell table:style-name="ce1" office:value-type="string" calcext:value-type="string">
            <text:p>COMP_CON</text:p>
          </table:table-cell>
          <table:table-cell table:style-name="ce2" office:value-type="string" calcext:value-type="string">
            <text:p>A certified public accountant (CPA) since 1978, she served as managing partner of the Seattle office of Arthur Andersen LLP prior to joining Weyerhaeuser</text:p>
          </table:table-cell>
          <table:table-cell table:style-name="ce1" office:value-type="float" office:value="0.1636" calcext:value-type="float">
            <text:p>0.1636</text:p>
          </table:table-cell>
        </table:table-row>
        <table:table-row table:style-name="ro2">
          <table:table-cell table:style-name="ce1" office:value-type="string" calcext:value-type="string">
            <text:p>SOCENV_INC</text:p>
          </table:table-cell>
          <table:table-cell table:style-name="ce2" office:value-type="string" calcext:value-type="string">
            <text:p>Bedient, 62 Executive Vice President, The Weyerhaeuser CompanyExecutive Vice President, The Weyerhaeuser Company <text:s text:c="6"/>Director of Alaska Air Group since 2004Director of Alaska Air Group since 2004 Audit Committee (Chair)Audit Committee (Chair) Governance and Nominating CommitteeGovernance and Nominating Committee Qualifications:Qualifications:</text:p>
          </table:table-cell>
          <table:table-cell table:style-name="ce1" office:value-type="float" office:value="0.1604" calcext:value-type="float">
            <text:p>0.1604</text:p>
          </table:table-cell>
        </table:table-row>
        <table:table-row table:style-name="ro2">
          <table:table-cell table:style-name="ce1" office:value-type="string" calcext:value-type="string">
            <text:p>COMP_CON</text:p>
          </table:table-cell>
          <table:table-cell table:style-name="ce2" office:value-type="string" calcext:value-type="string">
            <text:p>Bedient, 62 Executive Vice President, The Weyerhaeuser CompanyExecutive Vice President, The Weyerhaeuser Company <text:s text:c="6"/>Director of Alaska Air Group since 2004Director of Alaska Air Group since 2004 Audit Committee (Chair)Audit Committee (Chair) Governance and Nominating CommitteeGovernance and Nominating Committee Qualifications:Qualifications:</text:p>
          </table:table-cell>
          <table:table-cell table:style-name="ce1" office:value-type="float" office:value="0.1114" calcext:value-type="float">
            <text:p>0.1114</text:p>
          </table:table-cell>
        </table:table-row>
        <table:table-row table:style-name="ro3">
          <table:table-cell table:style-name="ce1" office:value-type="string" calcext:value-type="string">
            <text:p>COMP_CON</text:p>
          </table:table-cell>
          <table:table-cell table:style-name="ce2" office:value-type="string" calcext:value-type="string">
            <text:p>Ms. Bedient also worked at Andersen’s Portland and Boise offices as a partner and as a CPA during her 27-year career with the firm</text:p>
          </table:table-cell>
          <table:table-cell table:style-name="ce1" office:value-type="float" office:value="0.1681" calcext:value-type="float">
            <text:p>0.1681</text:p>
          </table:table-cell>
        </table:table-row>
        <table:table-row table:style-name="ro1">
          <table:table-cell table:style-name="ce1" office:value-type="string" calcext:value-type="string">
            <text:p>COMP_CON</text:p>
          </table:table-cell>
          <table:table-cell table:style-name="ce2" office:value-type="string" calcext:value-type="string">
            <text:p>Fonseca, 51 Partner, Certares LPPartner, Certares LP <text:s text:c="6"/>Director of Alaska Air Group since 2014Director of Alaska Air Group since 2014 Audit CommitteeAudit Committee Qualifications:Qualifications:</text:p>
          </table:table-cell>
          <table:table-cell table:style-name="ce1" office:value-type="float" office:value="0.2854" calcext:value-type="float">
            <text:p>0.2854</text:p>
          </table:table-cell>
        </table:table-row>
        <table:table-row table:style-name="ro1">
          <table:table-cell table:style-name="ce1" office:value-type="string" calcext:value-type="string">
            <text:p>SOCENV_INC</text:p>
          </table:table-cell>
          <table:table-cell table:style-name="ce2" office:value-type="string" calcext:value-type="string">
            <text:p>Fonseca, 51 Partner, Certares LPPartner, Certares LP <text:s text:c="6"/>Director of Alaska Air Group since 2014Director of Alaska Air Group since 2014 Audit CommitteeAudit Committee Qualifications:Qualifications:</text:p>
          </table:table-cell>
          <table:table-cell table:style-name="ce1" office:value-type="float" office:value="0.2774" calcext:value-type="float">
            <text:p>0.2774</text:p>
          </table:table-cell>
        </table:table-row>
        <table:table-row table:style-name="ro4">
          <table:table-cell table:style-name="ce1" office:value-type="string" calcext:value-type="string">
            <text:p>SOCENV_INC</text:p>
          </table:table-cell>
          <table:table-cell table:style-name="ce2" office:value-type="string" calcext:value-type="string">
            <text:p>Toyota’s Diversity Advisory Board Prior Board Service:Prior Board Service:</text:p>
          </table:table-cell>
          <table:table-cell table:style-name="ce1" office:value-type="float" office:value="0.8903" calcext:value-type="float">
            <text:p>0.8903</text:p>
          </table:table-cell>
        </table:table-row>
        <table:table-row table:style-name="ro1">
          <table:table-cell table:style-name="ce1" office:value-type="string" calcext:value-type="string">
            <text:p>COMP_CON</text:p>
          </table:table-cell>
          <table:table-cell table:style-name="ce2" office:value-type="string" calcext:value-type="string">
            <text:p>Governance Expertise Professional Highlights:Professional Highlights: Since April 2009, Ms. Campbell has been chairman of the Pacific Northwest Region for JPMorgan Chase &amp; Co., a publicly traded company</text:p>
          </table:table-cell>
          <table:table-cell table:style-name="ce1" office:value-type="float" office:value="0.4108" calcext:value-type="float">
            <text:p>0.4108</text:p>
          </table:table-cell>
        </table:table-row>
        <table:table-row table:style-name="ro1">
          <table:table-cell table:style-name="ce1" office:value-type="string" calcext:value-type="string">
            <text:p>SOCENV_INC</text:p>
          </table:table-cell>
          <table:table-cell table:style-name="ce2" office:value-type="string" calcext:value-type="string">
            <text:p>Ms. Campbell has received several awards for her corporate and community involvement, including Women Who Make A Difference and Director of the Year from the Northwest Chapter of the National Association of Corporate Directors</text:p>
          </table:table-cell>
          <table:table-cell table:style-name="ce1" office:value-type="float" office:value="0.282" calcext:value-type="float">
            <text:p>0.282</text:p>
          </table:table-cell>
        </table:table-row>
        <table:table-row table:style-name="ro1">
          <table:table-cell table:style-name="ce1" office:value-type="string" calcext:value-type="string">
            <text:p>SOCENV_INC</text:p>
          </table:table-cell>
          <table:table-cell table:style-name="ce2" office:value-type="string" calcext:value-type="string">
            <text:p>Governance Expertise Professional Highlights:Professional Highlights: Since April 2009, Ms. Campbell has been chairman of the Pacific Northwest Region for JPMorgan Chase &amp; Co., a publicly traded company</text:p>
          </table:table-cell>
          <table:table-cell table:style-name="ce1" office:value-type="float" office:value="0.0635" calcext:value-type="float">
            <text:p>0.0635</text:p>
          </table:table-cell>
        </table:table-row>
        <table:table-row table:style-name="ro1">
          <table:table-cell table:style-name="ce1" office:value-type="string" calcext:value-type="string">
            <text:p>COMP_CON</text:p>
          </table:table-cell>
          <table:table-cell table:style-name="ce2" office:value-type="string" calcext:value-type="string">
            <text:p>Pacific Northwest Region <text:s text:c="6"/>Director of Alaska Air Group since 2002Director of Alaska Air Group since 2002 Lead DirectorLead Director Governance and Nominating Committee (Chair)Governance and Nominating Committee (Chair) Qualifications:Qualifications:</text:p>
          </table:table-cell>
          <table:table-cell table:style-name="ce1" office:value-type="float" office:value="0.3976" calcext:value-type="float">
            <text:p>0.3976</text:p>
          </table:table-cell>
        </table:table-row>
        <table:table-row table:style-name="ro1">
          <table:table-cell table:style-name="ce1" office:value-type="string" calcext:value-type="string">
            <text:p>SOCENV_INC</text:p>
          </table:table-cell>
          <table:table-cell table:style-name="ce2" office:value-type="string" calcext:value-type="string">
            <text:p>Pacific Northwest Region <text:s text:c="6"/>Director of Alaska Air Group since 2002Director of Alaska Air Group since 2002 Lead DirectorLead Director Governance and Nominating Committee (Chair)Governance and Nominating Committee (Chair) Qualifications:Qualifications:</text:p>
          </table:table-cell>
          <table:table-cell table:style-name="ce1" office:value-type="float" office:value="0.1576" calcext:value-type="float">
            <text:p>0.1576</text:p>
          </table:table-cell>
        </table:table-row>
        <table:table-row table:style-name="ro3">
          <table:table-cell table:style-name="ce1" office:value-type="string" calcext:value-type="string">
            <text:p>SOCENV_INC</text:p>
          </table:table-cell>
          <table:table-cell table:style-name="ce2" office:value-type="string" calcext:value-type="string">
            <text:p>Youth Outdoors Legacy Fund Education:Education: BA, Seattle Pacific University MBA, Pacific Lutheran University</text:p>
          </table:table-cell>
          <table:table-cell table:style-name="ce1" office:value-type="float" office:value="0.0746" calcext:value-type="float">
            <text:p>0.0746</text:p>
          </table:table-cell>
        </table:table-row>
        <table:table-row table:style-name="ro3">
          <table:table-cell table:style-name="ce1" office:value-type="string" calcext:value-type="string">
            <text:p>COMP_CON</text:p>
          </table:table-cell>
          <table:table-cell table:style-name="ce2" office:value-type="string" calcext:value-type="string">
            <text:p>Youth Outdoors Legacy Fund Education:Education: BA, Seattle Pacific University MBA, Pacific Lutheran University</text:p>
          </table:table-cell>
          <table:table-cell table:style-name="ce1" office:value-type="float" office:value="0.0527" calcext:value-type="float">
            <text:p>0.0527</text:p>
          </table:table-cell>
        </table:table-row>
        <table:table-row table:style-name="ro3">
          <table:table-cell table:style-name="ce1" office:value-type="string" calcext:value-type="string">
            <text:p>COMP_CON</text:p>
          </table:table-cell>
          <table:table-cell table:style-name="ce2" office:value-type="string" calcext:value-type="string">
            <text:p>Madsen, 67 Consultant and Former President and CEO of Recreational Equipment, Inc.Consultant and Former President and CEO of Recreational Equipment, Inc.</text:p>
          </table:table-cell>
          <table:table-cell table:style-name="ce1" office:value-type="float" office:value="0.6905" calcext:value-type="float">
            <text:p>0.6905</text:p>
          </table:table-cell>
        </table:table-row>
        <table:table-row table:style-name="ro3">
          <table:table-cell table:style-name="ce1" office:value-type="string" calcext:value-type="string">
            <text:p>SOCENV_INC</text:p>
          </table:table-cell>
          <table:table-cell table:style-name="ce2" office:value-type="string" calcext:value-type="string">
            <text:p>Madsen, 67 Consultant and Former President and CEO of Recreational Equipment, Inc.Consultant and Former President and CEO of Recreational Equipment, Inc.</text:p>
          </table:table-cell>
          <table:table-cell table:style-name="ce1" office:value-type="float" office:value="0.0932" calcext:value-type="float">
            <text:p>0.0932</text:p>
          </table:table-cell>
        </table:table-row>
        <table:table-row table:style-name="ro1">
          <table:table-cell table:style-name="ce1" office:value-type="string" calcext:value-type="string">
            <text:p>SOCENV_INC</text:p>
          </table:table-cell>
          <table:table-cell table:style-name="ce2" office:value-type="string" calcext:value-type="string">
            <text:p>Director of Alaska Air Group since 2003Director of Alaska Air Group since 2003 Compensation and Leadership Development CommitteeCompensation and Leadership Development Committee Audit CommitteeAudit Committee Qualifications:Qualifications:</text:p>
          </table:table-cell>
          <table:table-cell table:style-name="ce1" office:value-type="float" office:value="0.329" calcext:value-type="float">
            <text:p>0.329</text:p>
          </table:table-cell>
        </table:table-row>
        <table:table-row table:style-name="ro3">
          <table:table-cell table:style-name="ce1" office:value-type="string" calcext:value-type="string">
            <text:p>COMP_CON</text:p>
          </table:table-cell>
          <table:table-cell table:style-name="ce2" office:value-type="string" calcext:value-type="string">
            <text:p>Craig Venter Institute Board of Trustees Education:Education: BA, St. Louis University MBA, University of Wisconsin <text:s text:c="4"/>Dennis F. Madsen, 67Dennis F</text:p>
          </table:table-cell>
          <table:table-cell table:style-name="ce1" office:value-type="float" office:value="0.1678" calcext:value-type="float">
            <text:p>0.1678</text:p>
          </table:table-cell>
        </table:table-row>
        <table:table-row table:style-name="ro3">
          <table:table-cell table:style-name="ce1" office:value-type="string" calcext:value-type="string">
            <text:p>SOCENV_INC</text:p>
          </table:table-cell>
          <table:table-cell table:style-name="ce2" office:value-type="string" calcext:value-type="string">
            <text:p>Craig Venter Institute Board of Trustees Education:Education: BA, St. Louis University MBA, University of Wisconsin <text:s text:c="4"/>Dennis F. Madsen, 67Dennis F</text:p>
          </table:table-cell>
          <table:table-cell table:style-name="ce1" office:value-type="float" office:value="0.146" calcext:value-type="float">
            <text:p>0.146</text:p>
          </table:table-cell>
        </table:table-row>
        <table:table-row table:style-name="ro2">
          <table:table-cell table:style-name="ce1" office:value-type="string" calcext:value-type="string">
            <text:p>COMP_CON</text:p>
          </table:table-cell>
          <table:table-cell table:style-name="ce2" office:value-type="string" calcext:value-type="string">
            <text:p>Prior to that, he was executive vice president of external affairs at Sempra Energy, president and CEO of the San Diego Regional Chamber of Commerce, was a commissioner of the California Public Utilities Commission, and vice president of marketing and strategic planning for the San Francisco Chronicle and San Francisco Examiner newspapers</text:p>
          </table:table-cell>
          <table:table-cell table:style-name="ce1" office:value-type="float" office:value="0.1497" calcext:value-type="float">
            <text:p>0.1497</text:p>
          </table:table-cell>
        </table:table-row>
        <table:table-row table:style-name="ro2">
          <table:table-cell table:style-name="ce1" office:value-type="string" calcext:value-type="string">
            <text:p>SOCENV_INC</text:p>
          </table:table-cell>
          <table:table-cell table:style-name="ce2" office:value-type="string" calcext:value-type="string">
            <text:p>Prior to that, he was executive vice president of external affairs at Sempra Energy, president and CEO of the San Diego Regional Chamber of Commerce, was a commissioner of the California Public Utilities Commission, and vice president of marketing and strategic planning for the San Francisco Chronicle and San Francisco Examiner newspapers</text:p>
          </table:table-cell>
          <table:table-cell table:style-name="ce1" office:value-type="float" office:value="0.1157" calcext:value-type="float">
            <text:p>0.1157</text:p>
          </table:table-cell>
        </table:table-row>
        <table:table-row table:style-name="ro11">
          <table:table-cell table:style-name="ce1" office:value-type="string" calcext:value-type="string">
            <text:p>SOCENV_INC</text:p>
          </table:table-cell>
          <table:table-cell table:style-name="ce2" office:value-type="string" calcext:value-type="string">
            <text:p>Knight, Jr., 65 Former Executive Vice President External Affairs, Sempra EnergyFormer Executive Vice President External Affairs, Sempra Energy Former Chairman, San Diego Gas and Electric and Southern California Gas CompanyFormer Chairman, San Diego Gas and Electric and Southern California Gas Company <text:s text:c="6"/>Director of Alaska Air Group since 2002Director of Alaska Air Group since 2002 Governance and Nominating CommitteeGovernance and Nominating Committee Safety CommitteeSafety Committee Qualifications:Qualifications:</text:p>
          </table:table-cell>
          <table:table-cell table:style-name="ce1" office:value-type="float" office:value="0.9062" calcext:value-type="float">
            <text:p>0.9062</text:p>
          </table:table-cell>
        </table:table-row>
        <table:table-row table:style-name="ro3">
          <table:table-cell table:style-name="ce1" office:value-type="string" calcext:value-type="string">
            <text:p>SOCENV_INC</text:p>
          </table:table-cell>
          <table:table-cell table:style-name="ce2" office:value-type="string" calcext:value-type="string">
            <text:p>Alaska Airlines and Horizon Air (subsidiaries of Alaska Air Group) Education:Education: BA, Cornell University <text:s text:c="10"/>13</text:p>
          </table:table-cell>
          <table:table-cell table:style-name="ce1" office:value-type="float" office:value="0.0922" calcext:value-type="float">
            <text:p>0.0922</text:p>
          </table:table-cell>
        </table:table-row>
        <table:table-row table:style-name="ro3">
          <table:table-cell table:style-name="ce1" office:value-type="string" calcext:value-type="string">
            <text:p>SOCENV_INC</text:p>
          </table:table-cell>
          <table:table-cell table:style-name="ce2" office:value-type="string" calcext:value-type="string">
            <text:p>She founded MWW/Savitt, an integrated marketing communications firm representing a diverse array of world class brands and consumer technology start-ups</text:p>
          </table:table-cell>
          <table:table-cell table:style-name="ce1" office:value-type="float" office:value="0.5212" calcext:value-type="float">
            <text:p>0.5212</text:p>
          </table:table-cell>
        </table:table-row>
        <table:table-row table:style-name="ro2">
          <table:table-cell table:style-name="ce1" office:value-type="string" calcext:value-type="string">
            <text:p>SOCENV_INC</text:p>
          </table:table-cell>
          <table:table-cell table:style-name="ce2" office:value-type="string" calcext:value-type="string">
            <text:p>Ms. Savitt founded Lockerz, a start-up focused on social commerce for Generation Z, where she was CEO from 2009 to 2012, and from 2006 to 2009 she was executive vice president and chief marketing officer at American Eagle Outfitters, Inc., where she led both the global marketing efforts of the company’s portfolio of brands and the digital and e-commerce channels</text:p>
          </table:table-cell>
          <table:table-cell table:style-name="ce1" office:value-type="float" office:value="0.1823" calcext:value-type="float">
            <text:p>0.1823</text:p>
          </table:table-cell>
        </table:table-row>
        <table:table-row table:style-name="ro2">
          <table:table-cell table:style-name="ce1" office:value-type="string" calcext:value-type="string">
            <text:p>SOCENV_INC</text:p>
          </table:table-cell>
          <table:table-cell table:style-name="ce2" office:value-type="string" calcext:value-type="string">
            <text:p>Savitt, 52 President Digital, STX EntertainmentPresident Digital, STX Entertainment <text:s text:c="6"/>Director of Alaska Air Group since 2014Director of Alaska Air Group since 2014 Compensation and Leadership Development CommitteeCompensation and Leadership Development Committee Qualifications:Qualifications:</text:p>
          </table:table-cell>
          <table:table-cell table:style-name="ce1" office:value-type="float" office:value="0.1561" calcext:value-type="float">
            <text:p>0.1561</text:p>
          </table:table-cell>
        </table:table-row>
        <table:table-row table:style-name="ro3">
          <table:table-cell table:style-name="ce1" office:value-type="string" calcext:value-type="string">
            <text:p>COMP_CON</text:p>
          </table:table-cell>
          <table:table-cell table:style-name="ce2" office:value-type="string" calcext:value-type="string">
            <text:p>Native American Contractors Association Education:Education: MBA, University of Alaska Fairbanks BA, Kalamazoo College <text:s text:c="4"/>Katherine J. Savitt, 52Katherine J</text:p>
          </table:table-cell>
          <table:table-cell table:style-name="ce1" office:value-type="float" office:value="0.2482" calcext:value-type="float">
            <text:p>0.2482</text:p>
          </table:table-cell>
        </table:table-row>
        <table:table-row table:style-name="ro3">
          <table:table-cell table:style-name="ce1" office:value-type="string" calcext:value-type="string">
            <text:p>SOCENV_INC</text:p>
          </table:table-cell>
          <table:table-cell table:style-name="ce2" office:value-type="string" calcext:value-type="string">
            <text:p>Native American Contractors Association Education:Education: MBA, University of Alaska Fairbanks BA, Kalamazoo College <text:s text:c="4"/>Katherine J. Savitt, 52Katherine J</text:p>
          </table:table-cell>
          <table:table-cell table:style-name="ce1" office:value-type="float" office:value="0.0635" calcext:value-type="float">
            <text:p>0.0635</text:p>
          </table:table-cell>
        </table:table-row>
        <table:table-row table:style-name="ro1">
          <table:table-cell table:style-name="ce1" office:value-type="string" calcext:value-type="string">
            <text:p>SOCENV_INC</text:p>
          </table:table-cell>
          <table:table-cell table:style-name="ce2" office:value-type="string" calcext:value-type="string">
            <text:p>She has served in a variety of public and non-profit leadership roles including chair and member of the Alaska State Chamber of Commerce, member of the Alaska Industrial Development and Export Authority, and commissioner of the U.S</text:p>
          </table:table-cell>
          <table:table-cell table:style-name="ce1" office:value-type="float" office:value="0.6909" calcext:value-type="float">
            <text:p>0.6909</text:p>
          </table:table-cell>
        </table:table-row>
        <table:table-row table:style-name="ro3">
          <table:table-cell table:style-name="ce1" office:value-type="string" calcext:value-type="string">
            <text:p>SOCENV_INC</text:p>
          </table:table-cell>
          <table:table-cell table:style-name="ce2" office:value-type="string" calcext:value-type="string">
            <text:p>She also served on board of the Federal Reserve Bank of San Francisco, Seattle Branch, from 2004 to 2009 and served as its chair from 2008 to 2009</text:p>
          </table:table-cell>
          <table:table-cell table:style-name="ce1" office:value-type="float" office:value="0.058" calcext:value-type="float">
            <text:p>0.058</text:p>
          </table:table-cell>
        </table:table-row>
        <table:table-row table:style-name="ro3">
          <table:table-cell table:style-name="ce1" office:value-type="string" calcext:value-type="string">
            <text:p>COMP_CON</text:p>
          </table:table-cell>
          <table:table-cell table:style-name="ce2" office:value-type="string" calcext:value-type="string">
            <text:p>She also served on board of the Federal Reserve Bank of San Francisco, Seattle Branch, from 2004 to 2009 and served as its chair from 2008 to 2009</text:p>
          </table:table-cell>
          <table:table-cell table:style-name="ce1" office:value-type="float" office:value="0.2492" calcext:value-type="float">
            <text:p>0.2492</text:p>
          </table:table-cell>
        </table:table-row>
        <table:table-row table:style-name="ro1">
          <table:table-cell table:style-name="ce1" office:value-type="string" calcext:value-type="string">
            <text:p>SOCENV_INC</text:p>
          </table:table-cell>
          <table:table-cell table:style-name="ce2" office:value-type="string" calcext:value-type="string">
            <text:p>Sandvik, 58 President, NANA Development CorporationPresident, NANA Development Corporation <text:s text:c="6"/>Director of Alaska Air Group since 2013Director of Alaska Air Group since 2013 Safety CommitteeSafety Committee Qualifications:Qualifications:</text:p>
          </table:table-cell>
          <table:table-cell table:style-name="ce1" office:value-type="float" office:value="0.9014" calcext:value-type="float">
            <text:p>0.9014</text:p>
          </table:table-cell>
        </table:table-row>
        <table:table-row table:style-name="ro1">
          <table:table-cell table:style-name="ce1" office:value-type="string" calcext:value-type="string">
            <text:p>SOCENV_INC</text:p>
          </table:table-cell>
          <table:table-cell table:style-name="ce2" office:value-type="string" calcext:value-type="string">
            <text:p>Ms. Sandvik formerly served in a variety of leadership roles within the Alaska Department of Transportation and Public Facilities, including director of statewide aviation and deputy commissioner</text:p>
          </table:table-cell>
          <table:table-cell table:style-name="ce1" office:value-type="float" office:value="0.7583" calcext:value-type="float">
            <text:p>0.7583</text:p>
          </table:table-cell>
        </table:table-row>
        <table:table-row table:style-name="ro2">
          <table:table-cell table:style-name="ce1" office:value-type="string" calcext:value-type="string">
            <text:p>SOCENV_INC</text:p>
          </table:table-cell>
          <table:table-cell table:style-name="ce2" office:value-type="string" calcext:value-type="string">
            <text:p>Intimate Knowledge of the Native Culture and Transportation Requirements in the State of Alaska Professional Highlights:Professional Highlights: Since 1999, Ms. Sandvik has been president of NANA Development Corporation, a diversified business engaged in government contracting, oilfield and mining support, professional management services, and engineering and construction</text:p>
          </table:table-cell>
          <table:table-cell table:style-name="ce1" office:value-type="float" office:value="0.7605" calcext:value-type="float">
            <text:p>0.7605</text:p>
          </table:table-cell>
        </table:table-row>
        <table:table-row table:style-name="ro3">
          <table:table-cell table:style-name="ce1" office:value-type="string" calcext:value-type="string">
            <text:p>COMP_CON</text:p>
          </table:table-cell>
          <table:table-cell table:style-name="ce2" office:value-type="string" calcext:value-type="string">
            <text:p>Washington Roundtable Education:Education: BA, Pacific Lutheran University MBA, University of Washington</text:p>
          </table:table-cell>
          <table:table-cell table:style-name="ce1" office:value-type="float" office:value="0.1657" calcext:value-type="float">
            <text:p>0.1657</text:p>
          </table:table-cell>
        </table:table-row>
        <table:table-row table:style-name="ro3">
          <table:table-cell table:style-name="ce1" office:value-type="string" calcext:value-type="string">
            <text:p>SOCENV_INC</text:p>
          </table:table-cell>
          <table:table-cell table:style-name="ce2" office:value-type="string" calcext:value-type="string">
            <text:p>Leadership Experience Professional Highlights:Professional Highlights: Mr. Tilden has been chairman of Alaska Air Group and of Alaska Airlines and Horizon Air since January 2014</text:p>
          </table:table-cell>
          <table:table-cell table:style-name="ce1" office:value-type="float" office:value="0.1407" calcext:value-type="float">
            <text:p>0.1407</text:p>
          </table:table-cell>
        </table:table-row>
        <table:table-row table:style-name="ro3">
          <table:table-cell table:style-name="ce1" office:value-type="string" calcext:value-type="string">
            <text:p>SOCENV_INC</text:p>
          </table:table-cell>
          <table:table-cell table:style-name="ce2" office:value-type="string" calcext:value-type="string">
            <text:p>Director of Alaska Air Group since 2010Director of Alaska Air Group since 2010 Qualifications:Qualifications:</text:p>
          </table:table-cell>
          <table:table-cell table:style-name="ce1" office:value-type="float" office:value="0.0935" calcext:value-type="float">
            <text:p>0.0935</text:p>
          </table:table-cell>
        </table:table-row>
        <table:table-row table:style-name="ro3">
          <table:table-cell table:style-name="ce1" office:value-type="string" calcext:value-type="string">
            <text:p>SOCENV_INC</text:p>
          </table:table-cell>
          <table:table-cell table:style-name="ce2" office:value-type="string" calcext:value-type="string">
            <text:p>Provision Ministry Group Education:Education: BS, Missouri University of Science and Technology <text:s text:c="8"/>Bradley D. Tilden, 55Bradley D</text:p>
          </table:table-cell>
          <table:table-cell table:style-name="ce1" office:value-type="float" office:value="0.2678" calcext:value-type="float">
            <text:p>0.2678</text:p>
          </table:table-cell>
        </table:table-row>
        <table:table-row table:style-name="ro3">
          <table:table-cell table:style-name="ce1" office:value-type="string" calcext:value-type="string">
            <text:p>COMP_CON</text:p>
          </table:table-cell>
          <table:table-cell table:style-name="ce2" office:value-type="string" calcext:value-type="string">
            <text:p>Director of Alaska Air Group since 2010Director of Alaska Air Group since 2010 Qualifications:Qualifications:</text:p>
          </table:table-cell>
          <table:table-cell table:style-name="ce1" office:value-type="float" office:value="0.074" calcext:value-type="float">
            <text:p>0.074</text:p>
          </table:table-cell>
        </table:table-row>
        <table:table-row table:style-name="ro2">
          <table:table-cell table:style-name="ce1" office:value-type="string" calcext:value-type="string">
            <text:p>SOCENV_INC</text:p>
          </table:table-cell>
          <table:table-cell table:style-name="ce2" office:value-type="string" calcext:value-type="string">
            <text:p>Kenneth Thompson, 64 President and CEO, Pacific Star Energy LLCPresident and CEO, Pacific Star Energy LLC <text:s text:c="6"/>Director since 1999Director since 1999 Compensation and Leadership Development Committee (Chair)Compensation and Leadership Development Committee (Chair) Safety CommitteeSafety Committee Qualifications:Qualifications:</text:p>
          </table:table-cell>
          <table:table-cell table:style-name="ce1" office:value-type="float" office:value="0.8865" calcext:value-type="float">
            <text:p>0.8865</text:p>
          </table:table-cell>
        </table:table-row>
        <table:table-row table:style-name="ro6">
          <table:table-cell table:style-name="ce1" office:value-type="string" calcext:value-type="string">
            <text:p>SOCENV_INC</text:p>
          </table:table-cell>
          <table:table-cell table:style-name="ce2" office:value-type="string" calcext:value-type="string">
            <text:p>He chairs the environmental, health, safety and social responsibility committee and serves on the governance and nominating and the audit committees of Coeur Mining Corporation, serves on the strategy planning committee and chairs the compensation committee at Tetra Tech, Inc., and serves on the governance and nominating, compensation and hydrocarbon reserves committees and chairs the health, safety and environmental committee at Pioneer Natural Resources Company</text:p>
          </table:table-cell>
          <table:table-cell table:style-name="ce1" office:value-type="float" office:value="0.945" calcext:value-type="float">
            <text:p>0.945</text:p>
          </table:table-cell>
        </table:table-row>
        <table:table-row table:style-name="ro2">
          <table:table-cell table:style-name="ce1" office:value-type="string" calcext:value-type="string">
            <text:p>SOCENV_INC</text:p>
          </table:table-cell>
          <table:table-cell table:style-name="ce2" office:value-type="string" calcext:value-type="string">
            <text:p>Experience with Planning, Operations, Engineering, and Safety/Regulatory Issues Professional Highlights:Professional Highlights: Since 2000, Mr. Thompson has been president and CEO of Pacific Star Energy LLC, a private energy investment company in Alaska with partial ownership in the oil exploration firm Alaska Venture Capital Group</text:p>
          </table:table-cell>
          <table:table-cell table:style-name="ce1" office:value-type="float" office:value="0.7783" calcext:value-type="float">
            <text:p>0.7783</text:p>
          </table:table-cell>
        </table:table-row>
        <table:table-row table:style-name="ro2">
          <table:table-cell table:style-name="ce1" office:value-type="string" calcext:value-type="string">
            <text:p>SOCENV_INC</text:p>
          </table:table-cell>
          <table:table-cell table:style-name="ce2" office:value-type="string" calcext:value-type="string">
            <text:p>Hawaii Asia Pacific Association Education:Education: BA, University of Hawaii at Manoa <text:s text:c="4"/>THE BOARD OF DIRECTORS RECOMMENDS THAT YOU VOTE THE BOARD OF DIRECTORS RECOMMENDS THAT YOU VOTE FORFOR THE THE ELECTION OF THE 11 DIRECTOR NOMINEES NAMED ABOVE.ELECTION OF THE 11 DIRECTOR NOMINEES NAMED ABOVE.</text:p>
          </table:table-cell>
          <table:table-cell table:style-name="ce1" office:value-type="float" office:value="0.2089" calcext:value-type="float">
            <text:p>0.2089</text:p>
          </table:table-cell>
        </table:table-row>
        <table:table-row table:style-name="ro4">
          <table:table-cell table:style-name="ce1" office:value-type="string" calcext:value-type="string">
            <text:p>COMP_CON</text:p>
          </table:table-cell>
          <table:table-cell table:style-name="ce2" office:value-type="string" calcext:value-type="string">
            <text:p>He began his career at Arthur Andersen LLP in 1989</text:p>
          </table:table-cell>
          <table:table-cell table:style-name="ce1" office:value-type="float" office:value="0.1041" calcext:value-type="float">
            <text:p>0.1041</text:p>
          </table:table-cell>
        </table:table-row>
        <table:table-row table:style-name="ro1">
          <table:table-cell table:style-name="ce1" office:value-type="string" calcext:value-type="string">
            <text:p>SOCENV_INC</text:p>
          </table:table-cell>
          <table:table-cell table:style-name="ce2" office:value-type="string" calcext:value-type="string">
            <text:p>Eric K. Yeaman, 48 President and COO, First Hawaiian BankPresident and COO, First Hawaiian Bank <text:s text:c="6"/>Director of Alaska Air Group since 2012Director of Alaska Air Group since 2012 Audit CommitteeAudit Committee Qualifications:Qualifications:</text:p>
          </table:table-cell>
          <table:table-cell table:style-name="ce1" office:value-type="float" office:value="0.2377" calcext:value-type="float">
            <text:p>0.2377</text:p>
          </table:table-cell>
        </table:table-row>
        <table:table-row table:style-name="ro1">
          <table:table-cell table:style-name="ce1" office:value-type="string" calcext:value-type="string">
            <text:p>SOCENV_INC</text:p>
          </table:table-cell>
          <table:table-cell table:style-name="ce2" office:value-type="string" calcext:value-type="string">
            <text:p>Intimate Knowledge of the Culture and Transportation Needs of Hawaii Professional Highlights:Professional Highlights: Mr. Yeaman was named president and COO of First Hawaiian Bank in June 2015</text:p>
          </table:table-cell>
          <table:table-cell table:style-name="ce1" office:value-type="float" office:value="0.0752" calcext:value-type="float">
            <text:p>0.0752</text:p>
          </table:table-cell>
        </table:table-row>
        <table:table-row table:style-name="ro2">
          <table:table-cell table:style-name="ce1" office:value-type="string" calcext:value-type="string">
            <text:p>COMP_CON</text:p>
          </table:table-cell>
          <table:table-cell table:style-name="ce2" office:value-type="string" calcext:value-type="string">
            <text:p>Board Committee Memberships <text:s text:c="4"/>NameName <text:s text:c="3"/>AuditAudit<text:tab/> CommitteeCommittee <text:s text:c="3"/>Compensation andCompensation and LeadershipLeadership DevelopmentDevelopment CommitteeCommittee <text:s text:c="3"/>Governance andGovernance and NominatingNominating CommitteeCommittee <text:s text:c="3"/>Safety CommitteeSafety Committee <text:s text:c="4"/>Patricia M. Bedient <text:s text:c="2"/>Chair</text:p>
          </table:table-cell>
          <table:table-cell table:style-name="ce1" office:value-type="float" office:value="0.0698" calcext:value-type="float">
            <text:p>0.0698</text:p>
          </table:table-cell>
        </table:table-row>
        <table:table-row table:style-name="ro2">
          <table:table-cell table:style-name="ce1" office:value-type="string" calcext:value-type="string">
            <text:p>SOCENV_INC</text:p>
          </table:table-cell>
          <table:table-cell table:style-name="ce2" office:value-type="string" calcext:value-type="string">
            <text:p>Board Committee Memberships <text:s text:c="4"/>NameName <text:s text:c="3"/>AuditAudit<text:tab/> CommitteeCommittee <text:s text:c="3"/>Compensation andCompensation and LeadershipLeadership DevelopmentDevelopment CommitteeCommittee <text:s text:c="3"/>Governance andGovernance and NominatingNominating CommitteeCommittee <text:s text:c="3"/>Safety CommitteeSafety Committee <text:s text:c="4"/>Patricia M. Bedient <text:s text:c="2"/>Chair</text:p>
          </table:table-cell>
          <table:table-cell table:style-name="ce1" office:value-type="float" office:value="0.7127" calcext:value-type="float">
            <text:p>0.7127</text:p>
          </table:table-cell>
        </table:table-row>
        <table:table-row table:style-name="ro1">
          <table:table-cell table:style-name="ce1" office:value-type="string" calcext:value-type="string">
            <text:p>SOCENV_INC</text:p>
          </table:table-cell>
          <table:table-cell table:style-name="ce2" office:value-type="string" calcext:value-type="string">
            <text:p>Pursuant to the Bylaws, the Board of Directors has established four standing committees, which are the Audit Committee, the Compensation and Leadership Development Committee, the Governance and Nominating Committee, and the Safety Committee</text:p>
          </table:table-cell>
          <table:table-cell table:style-name="ce1" office:value-type="float" office:value="0.8161" calcext:value-type="float">
            <text:p>0.8161</text:p>
          </table:table-cell>
        </table:table-row>
        <table:table-row table:style-name="ro1">
          <table:table-cell table:style-name="ce1" office:value-type="string" calcext:value-type="string">
            <text:p>COMP_CON</text:p>
          </table:table-cell>
          <table:table-cell table:style-name="ce2" office:value-type="string" calcext:value-type="string">
            <text:p>Directors meet their responsibilities by, among other things, participating in meetings of the Board and board committees on which they serve, discussing matters with the chairman and CEO and other executives, reviewing materials provided to them, and visiting the Company’s facilities</text:p>
          </table:table-cell>
          <table:table-cell table:style-name="ce1" office:value-type="float" office:value="0.2579" calcext:value-type="float">
            <text:p>0.2579</text:p>
          </table:table-cell>
        </table:table-row>
        <table:table-row table:style-name="ro1">
          <table:table-cell table:style-name="ce1" office:value-type="string" calcext:value-type="string">
            <text:p>COMP_CON</text:p>
          </table:table-cell>
          <table:table-cell table:style-name="ce2" office:value-type="string" calcext:value-type="string">
            <text:p>With regard to matters <text:s/>pertaining topertaining to the internal auditorsthe internal auditors: o <text:s text:c="2"/>review planned internal audits and their results with the internal auditors; o <text:s text:c="2"/>review the structure and resources of the internal audit team; and o <text:s text:c="2"/>review any changes to the internal audit charter</text:p>
          </table:table-cell>
          <table:table-cell table:style-name="ce1" office:value-type="float" office:value="0.0796" calcext:value-type="float">
            <text:p>0.0796</text:p>
          </table:table-cell>
        </table:table-row>
        <table:table-row table:style-name="ro18">
          <table:table-cell table:style-name="ce1" office:value-type="string" calcext:value-type="string">
            <text:p>COMP_CON</text:p>
          </table:table-cell>
          <table:table-cell table:style-name="ce2" office:value-type="string" calcext:value-type="string">
            <text:p>With regard to matters <text:s/>pertaining to controlspertaining to controls: o <text:s text:c="2"/>review major financial reporting risk exposure and adequacy and effectiveness of associated internal controls; o <text:s text:c="2"/>review procedures with respect to significant accounting policies and the adequacy of financial controls; o <text:s text:c="2"/>discuss with management policies with respect to risk assessment and risk management, including the process by which the Company undertakes risk assessment and risk management; o <text:s text:c="2"/>discuss with management, as appropriate, earnings releases and any information provided to analysts and ratings agencies; o <text:s text:c="2"/>develop, monitor and reassess from time to time a corporate compliance program, including a code of conduct and ethics policy, decide on requested changes to or waivers of such program and code relating to officers and directors, and establish procedures for confidential treatment of complaints concerning accounting, internal controls or auditing matters; and o <text:s text:c="2"/>obtain and review at least quarterly a statement from the CEO, CFO and disclosure committee members disclosing any significant deficiencies in internal controls and any fraud that involves management or other employees with significant roles in internal controls</text:p>
          </table:table-cell>
          <table:table-cell table:style-name="ce1" office:value-type="float" office:value="0.3239" calcext:value-type="float">
            <text:p>0.3239</text:p>
          </table:table-cell>
        </table:table-row>
        <table:table-row table:style-name="ro10">
          <table:table-cell table:style-name="ce1" office:value-type="string" calcext:value-type="string">
            <text:p>COMP_CON</text:p>
          </table:table-cell>
          <table:table-cell table:style-name="ce2" office:value-type="string" calcext:value-type="string">
            <text:p>With regard to matters <text:s/>pertaining topertaining to the independent registered public accountantsthe independent registered public accountants: o <text:s text:c="2"/>appoint them and oversee their work; o <text:s text:c="2"/>review at least annually a written statement regarding their internal quality-control procedures, any material issues raised by their internal quality-control review, and all relationships between the independent accountants and the Company; o <text:s text:c="2"/>maintain ongoing discussions as to their independence; o <text:s text:c="2"/>pre-approve all auditing and non-auditing services they are to perform; o <text:s text:c="2"/>review annual and quarterly financial statements and filings made with the SEC; o <text:s text:c="2"/>receive and review communications required from the independent registered public accountants under applicable rules and standards; o <text:s text:c="2"/>establish clear hiring policies for employees and former employees of the independent registered public accountants; and o <text:s text:c="2"/>review audited financial statements with management and the independent registered public accountants</text:p>
          </table:table-cell>
          <table:table-cell table:style-name="ce1" office:value-type="float" office:value="0.937" calcext:value-type="float">
            <text:p>0.937</text:p>
          </table:table-cell>
        </table:table-row>
        <table:table-row table:style-name="ro4">
          <table:table-cell table:style-name="ce1" office:value-type="string" calcext:value-type="string">
            <text:p>SOCENV_INC</text:p>
          </table:table-cell>
          <table:table-cell table:style-name="ce2" office:value-type="string" calcext:value-type="string">
            <text:p>Periodically review with management and outside experts all aspects of airline safety</text:p>
          </table:table-cell>
          <table:table-cell table:style-name="ce1" office:value-type="float" office:value="0.5556" calcext:value-type="float">
            <text:p>0.5556</text:p>
          </table:table-cell>
        </table:table-row>
        <table:table-row table:style-name="ro4">
          <table:table-cell table:style-name="ce1" office:value-type="string" calcext:value-type="string">
            <text:p>SOCENV_INC</text:p>
          </table:table-cell>
          <table:table-cell table:style-name="ce2" office:value-type="string" calcext:value-type="string">
            <text:p>Safety CommitteeSafety Committee</text:p>
          </table:table-cell>
          <table:table-cell table:style-name="ce1" office:value-type="float" office:value="0.9075" calcext:value-type="float">
            <text:p>0.9075</text:p>
          </table:table-cell>
        </table:table-row>
        <table:table-row table:style-name="ro4">
          <table:table-cell table:style-name="ce1" office:value-type="string" calcext:value-type="string">
            <text:p>SOCENV_INC</text:p>
          </table:table-cell>
          <table:table-cell table:style-name="ce2" office:value-type="string" calcext:value-type="string">
            <text:p>Evaluate the Company’s health, safety and environmental policies and practices</text:p>
          </table:table-cell>
          <table:table-cell table:style-name="ce1" office:value-type="float" office:value="0.9877" calcext:value-type="float">
            <text:p>0.9877</text:p>
          </table:table-cell>
        </table:table-row>
        <table:table-row table:style-name="ro4">
          <table:table-cell table:style-name="ce1" office:value-type="string" calcext:value-type="string">
            <text:p>COMP_CON</text:p>
          </table:table-cell>
          <table:table-cell table:style-name="ce2" office:value-type="string" calcext:value-type="string">
            <text:p>Periodically review with management and outside experts all aspects of airline safety</text:p>
          </table:table-cell>
          <table:table-cell table:style-name="ce1" office:value-type="float" office:value="0.1141" calcext:value-type="float">
            <text:p>0.1141</text:p>
          </table:table-cell>
        </table:table-row>
        <table:table-row table:style-name="ro3">
          <table:table-cell table:style-name="ce1" office:value-type="string" calcext:value-type="string">
            <text:p>SOCENV_INC</text:p>
          </table:table-cell>
          <table:table-cell table:style-name="ce2" office:value-type="string" calcext:value-type="string">
            <text:p>Monitor and assist management in creating a uniform safety culture that achieves the highest possible industry performance measures</text:p>
          </table:table-cell>
          <table:table-cell table:style-name="ce1" office:value-type="float" office:value="0.9658" calcext:value-type="float">
            <text:p>0.9658</text:p>
          </table:table-cell>
        </table:table-row>
        <table:table-row table:style-name="ro3">
          <table:table-cell table:style-name="ce1" office:value-type="string" calcext:value-type="string">
            <text:p>SOCENV_INC</text:p>
          </table:table-cell>
          <table:table-cell table:style-name="ce2" office:value-type="string" calcext:value-type="string">
            <text:p>Monitor management’s efforts to ensure the safety of passengers and employees of the Air Group companies</text:p>
          </table:table-cell>
          <table:table-cell table:style-name="ce1" office:value-type="float" office:value="0.9175" calcext:value-type="float">
            <text:p>0.9175</text:p>
          </table:table-cell>
        </table:table-row>
        <table:table-row table:style-name="ro4">
          <table:table-cell table:style-name="ce1" office:value-type="string" calcext:value-type="string">
            <text:p>COMP_CON</text:p>
          </table:table-cell>
          <table:table-cell table:style-name="ce2" office:value-type="string" calcext:value-type="string">
            <text:p>Produce the report on executive compensation required for the annual proxy statement</text:p>
          </table:table-cell>
          <table:table-cell table:style-name="ce1" office:value-type="float" office:value="0.3051" calcext:value-type="float">
            <text:p>0.3051</text:p>
          </table:table-cell>
        </table:table-row>
        <table:table-row table:style-name="ro1">
          <table:table-cell table:style-name="ce1" office:value-type="string" calcext:value-type="string">
            <text:p>SOCENV_INC</text:p>
          </table:table-cell>
          <table:table-cell table:style-name="ce2" office:value-type="string" calcext:value-type="string">
            <text:p>Ensure a framework, process and policies are in place for CEO and executive succession, including standards for assessment, and the periodic review of CEO and other executive-level leadership development and succession plans</text:p>
          </table:table-cell>
          <table:table-cell table:style-name="ce1" office:value-type="float" office:value="0.0842" calcext:value-type="float">
            <text:p>0.0842</text:p>
          </table:table-cell>
        </table:table-row>
        <table:table-row table:style-name="ro4">
          <table:table-cell table:style-name="ce1" office:value-type="string" calcext:value-type="string">
            <text:p>COMP_CON</text:p>
          </table:table-cell>
          <table:table-cell table:style-name="ce2" office:value-type="string" calcext:value-type="string">
            <text:p>Evaluate the independence of existing and prospective members of the Board</text:p>
          </table:table-cell>
          <table:table-cell table:style-name="ce1" office:value-type="float" office:value="0.064" calcext:value-type="float">
            <text:p>0.064</text:p>
          </table:table-cell>
        </table:table-row>
        <table:table-row table:style-name="ro11">
          <table:table-cell table:style-name="ce1" office:value-type="string" calcext:value-type="string">
            <text:p>COMP_CON</text:p>
          </table:table-cell>
          <table:table-cell table:style-name="ce2" office:value-type="string" calcext:value-type="string">
            <text:p>With regard to <text:s/>executive and director compensationexecutive and director compensation: o <text:s text:c="2"/>recommend for approval by the Board changes in compensation and insurance for the Company’s and its subsidiaries’ nonemployee directors; o <text:s text:c="2"/>set, review and approve compensation of the CEO and other elected officers of the Company and its subsidiaries; and o <text:s text:c="2"/>establish the process for approving corporate goals relevant to CEO compensation and for evaluating CEO performance in light of those goals</text:p>
          </table:table-cell>
          <table:table-cell table:style-name="ce1" office:value-type="float" office:value="0.124" calcext:value-type="float">
            <text:p>0.124</text:p>
          </table:table-cell>
        </table:table-row>
        <table:table-row table:style-name="ro4">
          <table:table-cell table:style-name="ce1" office:value-type="string" calcext:value-type="string">
            <text:p>SOCENV_INC</text:p>
          </table:table-cell>
          <table:table-cell table:style-name="ce2" office:value-type="string" calcext:value-type="string">
            <text:p>Evaluate the independence of existing and prospective members of the Board</text:p>
          </table:table-cell>
          <table:table-cell table:style-name="ce1" office:value-type="float" office:value="0.062" calcext:value-type="float">
            <text:p>0.062</text:p>
          </table:table-cell>
        </table:table-row>
        <table:table-row table:style-name="ro4">
          <table:table-cell table:style-name="ce1" office:value-type="string" calcext:value-type="string">
            <text:p>COMP_CON</text:p>
          </table:table-cell>
          <table:table-cell table:style-name="ce2" office:value-type="string" calcext:value-type="string">
            <text:p>Develop, monitor and reassess from time to time the Corporate Governance Guidelines</text:p>
          </table:table-cell>
          <table:table-cell table:style-name="ce1" office:value-type="float" office:value="0.0601" calcext:value-type="float">
            <text:p>0.0601</text:p>
          </table:table-cell>
        </table:table-row>
        <table:table-row table:style-name="ro4">
          <table:table-cell table:style-name="ce1" office:value-type="string" calcext:value-type="string">
            <text:p>SOCENV_INC</text:p>
          </table:table-cell>
          <table:table-cell table:style-name="ce2" office:value-type="string" calcext:value-type="string">
            <text:p>Develop, monitor and reassess from time to time the Corporate Governance Guidelines</text:p>
          </table:table-cell>
          <table:table-cell table:style-name="ce1" office:value-type="float" office:value="0.4252" calcext:value-type="float">
            <text:p>0.4252</text:p>
          </table:table-cell>
        </table:table-row>
        <table:table-row table:style-name="ro4">
          <table:table-cell table:style-name="ce1" office:value-type="string" calcext:value-type="string">
            <text:p>SOCENV_INC</text:p>
          </table:table-cell>
          <table:table-cell table:style-name="ce2" office:value-type="string" calcext:value-type="string">
            <text:p>Governance and NominatingGovernance and Nominating CommitteeCommittee</text:p>
          </table:table-cell>
          <table:table-cell table:style-name="ce1" office:value-type="float" office:value="0.0709" calcext:value-type="float">
            <text:p>0.0709</text:p>
          </table:table-cell>
        </table:table-row>
        <table:table-row table:style-name="ro7">
          <table:table-cell table:style-name="ce1" office:value-type="string" calcext:value-type="string">
            <text:p>COMP_CON</text:p>
          </table:table-cell>
          <table:table-cell table:style-name="ce2" office:value-type="string" calcext:value-type="string">
            <text:p>With regard to the Company’s independent accountant’s firm, neither the director nor any immediate family member is a current partner of the Company’s independent accountants firm, the director is not a current employee of the independent accountant’s firm, no immediate family member is a current employee of the independent accountant’s firm working in its audit, assurance or tax compliance practice, and neither the director nor any immediate family member was an employee or partner of the independent accountant’s firm within the last three years and worked on the Company’s audit within that time</text:p>
          </table:table-cell>
          <table:table-cell table:style-name="ce1" office:value-type="float" office:value="0.9918" calcext:value-type="float">
            <text:p>0.9918</text:p>
          </table:table-cell>
        </table:table-row>
        <table:table-row table:style-name="ro2">
          <table:table-cell table:style-name="ce1" office:value-type="string" calcext:value-type="string">
            <text:p>COMP_CON</text:p>
          </table:table-cell>
          <table:table-cell table:style-name="ce2" office:value-type="string" calcext:value-type="string">
            <text:p>Neither the director nor any immediate family member has, in any 12-month period during the last three years, received more than $120,000 in direct compensation from the Company other than compensation for director or committee service and pension or other deferred compensation for prior service</text:p>
          </table:table-cell>
          <table:table-cell table:style-name="ce1" office:value-type="float" office:value="0.4654" calcext:value-type="float">
            <text:p>0.4654</text:p>
          </table:table-cell>
        </table:table-row>
        <table:table-row table:style-name="ro11">
          <table:table-cell table:style-name="ce1" office:value-type="string" calcext:value-type="string">
            <text:p>COMP_CON</text:p>
          </table:table-cell>
          <table:table-cell table:style-name="ce2" office:value-type="string" calcext:value-type="string">
            <text:p>Director IndependenceDirector Independence The Board of Directors of the Company has determined that all of the directors, except Mr. Tilden, and including each member of the Audit Committee, Governance and Nominating Committee, and Compensation and Leadership Development Committee, are independent under the NYSE listing standards and the Company’s independent director standards that are set forth in the Company’s Corporate Governance Guidelines</text:p>
          </table:table-cell>
          <table:table-cell table:style-name="ce1" office:value-type="float" office:value="0.6048" calcext:value-type="float">
            <text:p>0.6048</text:p>
          </table:table-cell>
        </table:table-row>
        <table:table-row table:style-name="ro11">
          <table:table-cell table:style-name="ce1" office:value-type="string" calcext:value-type="string">
            <text:p>SOCENV_INC</text:p>
          </table:table-cell>
          <table:table-cell table:style-name="ce2" office:value-type="string" calcext:value-type="string">
            <text:p>Director IndependenceDirector Independence The Board of Directors of the Company has determined that all of the directors, except Mr. Tilden, and including each member of the Audit Committee, Governance and Nominating Committee, and Compensation and Leadership Development Committee, are independent under the NYSE listing standards and the Company’s independent director standards that are set forth in the Company’s Corporate Governance Guidelines</text:p>
          </table:table-cell>
          <table:table-cell table:style-name="ce1" office:value-type="float" office:value="0.0671" calcext:value-type="float">
            <text:p>0.0671</text:p>
          </table:table-cell>
        </table:table-row>
        <table:table-row table:style-name="ro3">
          <table:table-cell table:style-name="ce1" office:value-type="string" calcext:value-type="string">
            <text:p>COMP_CON</text:p>
          </table:table-cell>
          <table:table-cell table:style-name="ce2" office:value-type="string" calcext:value-type="string">
            <text:p>The director, within the last three years, has not been employed by and has no immediate family member that has been an executive officer of the Company</text:p>
          </table:table-cell>
          <table:table-cell table:style-name="ce1" office:value-type="float" office:value="0.1176" calcext:value-type="float">
            <text:p>0.1176</text:p>
          </table:table-cell>
        </table:table-row>
        <table:table-row table:style-name="ro3">
          <table:table-cell table:style-name="ce1" office:value-type="string" calcext:value-type="string">
            <text:p>COMP_CON</text:p>
          </table:table-cell>
          <table:table-cell table:style-name="ce2" office:value-type="string" calcext:value-type="string">
            <text:p>Specifically, the Board has determined that independent directors must have no material relationship with the Company, based on all material facts and circumstances</text:p>
          </table:table-cell>
          <table:table-cell table:style-name="ce1" office:value-type="float" office:value="0.2231" calcext:value-type="float">
            <text:p>0.2231</text:p>
          </table:table-cell>
        </table:table-row>
        <table:table-row table:style-name="ro2">
          <table:table-cell table:style-name="ce1" office:value-type="string" calcext:value-type="string">
            <text:p>COMP_CON</text:p>
          </table:table-cell>
          <table:table-cell table:style-name="ce2" office:value-type="string" calcext:value-type="string">
            <text:p>After consideration of these matters and in accordance with the Board’s independent director criteria, the Board affirmatively determined that the matters did not represent material relationships with the Company because the amounts of the contributions were immaterial with respect to the Company’s and the outside organization’s annual revenues</text:p>
          </table:table-cell>
          <table:table-cell table:style-name="ce1" office:value-type="float" office:value="0.9372" calcext:value-type="float">
            <text:p>0.9372</text:p>
          </table:table-cell>
        </table:table-row>
        <table:table-row table:style-name="ro1">
          <table:table-cell table:style-name="ce1" office:value-type="string" calcext:value-type="string">
            <text:p>COMP_CON</text:p>
          </table:table-cell>
          <table:table-cell table:style-name="ce2" office:value-type="string" calcext:value-type="string">
            <text:p>Each member of the Company’s Audit Committee meets the additional independence, financial literacy and experience requirements contained in the corporate governance listing standards of the NYSE relating to audit committees or as required by the SEC</text:p>
          </table:table-cell>
          <table:table-cell table:style-name="ce1" office:value-type="float" office:value="0.3756" calcext:value-type="float">
            <text:p>0.3756</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Guidelines are available on the Company’s website at <text:s/>www.alaskaair.com and are available in print to any stockholder who submits a written request to the Company’s Corporate Secretary</text:p>
          </table:table-cell>
          <table:table-cell table:style-name="ce1" office:value-type="float" office:value="0.8038" calcext:value-type="float">
            <text:p>0.8038</text:p>
          </table:table-cell>
        </table:table-row>
        <table:table-row table:style-name="ro1">
          <table:table-cell table:style-name="ce1" office:value-type="string" calcext:value-type="string">
            <text:p>SOCENV_INC</text:p>
          </table:table-cell>
          <table:table-cell table:style-name="ce2" office:value-type="string" calcext:value-type="string">
            <text:p>Each member of the Company’s Audit Committee meets the additional independence, financial literacy and experience requirements contained in the corporate governance listing standards of the NYSE relating to audit committees or as required by the SEC</text:p>
          </table:table-cell>
          <table:table-cell table:style-name="ce1" office:value-type="float" office:value="0.0671" calcext:value-type="float">
            <text:p>0.0671</text:p>
          </table:table-cell>
        </table:table-row>
        <table:table-row table:style-name="ro3">
          <table:table-cell table:style-name="ce1" office:value-type="string" calcext:value-type="string">
            <text:p>COMP_CON</text:p>
          </table:table-cell>
          <table:table-cell table:style-name="ce2" office:value-type="string" calcext:value-type="string">
            <text:p>In making its determination, the Board included consideration of the contributions made by the Company to charitable organizations with which any of its directors are affiliated</text:p>
          </table:table-cell>
          <table:table-cell table:style-name="ce1" office:value-type="float" office:value="0.4396" calcext:value-type="float">
            <text:p>0.4396</text:p>
          </table:table-cell>
        </table:table-row>
        <table:table-row table:style-name="ro2">
          <table:table-cell table:style-name="ce1" office:value-type="string" calcext:value-type="string">
            <text:p>COMP_CON</text:p>
          </table:table-cell>
          <table:table-cell table:style-name="ce2" office:value-type="string" calcext:value-type="string">
            <text:p>The standing board committees held the following number of meetings in 2015: Audit Committee - 4 Compensation and Leadership Development Committee - 5 Governance and Nominating Committee - 5 Safety Committee - 4 Each director attended at least 75% of all board and applicable committee meetings during 2015</text:p>
          </table:table-cell>
          <table:table-cell table:style-name="ce1" office:value-type="float" office:value="0.075" calcext:value-type="float">
            <text:p>0.075</text:p>
          </table:table-cell>
        </table:table-row>
        <table:table-row table:style-name="ro2">
          <table:table-cell table:style-name="ce1" office:value-type="string" calcext:value-type="string">
            <text:p>SOCENV_INC</text:p>
          </table:table-cell>
          <table:table-cell table:style-name="ce2" office:value-type="string" calcext:value-type="string">
            <text:p>The standing board committees held the following number of meetings in 2015: Audit Committee - 4 Compensation and Leadership Development Committee - 5 Governance and Nominating Committee - 5 Safety Committee - 4 Each director attended at least 75% of all board and applicable committee meetings during 2015</text:p>
          </table:table-cell>
          <table:table-cell table:style-name="ce1" office:value-type="float" office:value="0.6831" calcext:value-type="float">
            <text:p>0.6831</text:p>
          </table:table-cell>
        </table:table-row>
        <table:table-row table:style-name="ro2">
          <table:table-cell table:style-name="ce1" office:value-type="string" calcext:value-type="string">
            <text:p>SOCENV_INC</text:p>
          </table:table-cell>
          <table:table-cell table:style-name="ce2" office:value-type="string" calcext:value-type="string">
            <text:p>How Executive Compensation is DeterminedHow Executive Compensation is Determined The Role of the Compensation and Leadership Development Committee and ConsultantsThe Role of the Compensation and Leadership Development Committee and Consultants Executive CompensationExecutive Compensation</text:p>
          </table:table-cell>
          <table:table-cell table:style-name="ce1" office:value-type="float" office:value="0.092" calcext:value-type="float">
            <text:p>0.092</text:p>
          </table:table-cell>
        </table:table-row>
        <table:table-row table:style-name="ro3">
          <table:table-cell table:style-name="ce1" office:value-type="string" calcext:value-type="string">
            <text:p>SOCENV_INC</text:p>
          </table:table-cell>
          <table:table-cell table:style-name="ce2" office:value-type="string" calcext:value-type="string">
            <text:p>The amount of fees paid by the Company during the 12-month period ended December 31, 2015 represents less than one percent of Meridian’s total annual revenues for the 2015 calendar year</text:p>
          </table:table-cell>
          <table:table-cell table:style-name="ce1" office:value-type="float" office:value="0.1114" calcext:value-type="float">
            <text:p>0.1114</text:p>
          </table:table-cell>
        </table:table-row>
        <table:table-row table:style-name="ro3">
          <table:table-cell table:style-name="ce1" office:value-type="string" calcext:value-type="string">
            <text:p>COMP_CON</text:p>
          </table:table-cell>
          <table:table-cell table:style-name="ce2" office:value-type="string" calcext:value-type="string">
            <text:p>The amount of fees paid by the Company during the 12-month period ended December 31, 2015 represents less than one percent of Meridian’s total annual revenues for the 2015 calendar year</text:p>
          </table:table-cell>
          <table:table-cell table:style-name="ce1" office:value-type="float" office:value="0.4986" calcext:value-type="float">
            <text:p>0.4986</text:p>
          </table:table-cell>
        </table:table-row>
        <table:table-row table:style-name="ro3">
          <table:table-cell table:style-name="ce1" office:value-type="string" calcext:value-type="string">
            <text:p>COMP_CON</text:p>
          </table:table-cell>
          <table:table-cell table:style-name="ce2" office:value-type="string" calcext:value-type="string">
            <text:p>The Committee retains a compensation consultant that does not provide any other services to the Company</text:p>
          </table:table-cell>
          <table:table-cell table:style-name="ce1" office:value-type="float" office:value="0.9994" calcext:value-type="float">
            <text:p>0.9994</text:p>
          </table:table-cell>
        </table:table-row>
        <table:table-row table:style-name="ro4">
          <table:table-cell table:style-name="ce1" office:value-type="string" calcext:value-type="string">
            <text:p>COMP_CON</text:p>
          </table:table-cell>
          <table:table-cell table:style-name="ce2" office:value-type="string" calcext:value-type="string">
            <text:p>Independent Compensation Consultant</text:p>
          </table:table-cell>
          <table:table-cell table:style-name="ce1" office:value-type="float" office:value="0.9891" calcext:value-type="float">
            <text:p>0.9891</text:p>
          </table:table-cell>
        </table:table-row>
        <table:table-row table:style-name="ro3">
          <table:table-cell table:style-name="ce1" office:value-type="string" calcext:value-type="string">
            <text:p>COMP_CON</text:p>
          </table:table-cell>
          <table:table-cell table:style-name="ce2" office:value-type="string" calcext:value-type="string">
            <text:p>No Meridian partner, consultant or employee who serves the Committee, or any of their immediate family, owns any shares of stock of the Company</text:p>
          </table:table-cell>
          <table:table-cell table:style-name="ce1" office:value-type="float" office:value="0.9998" calcext:value-type="float">
            <text:p>0.9998</text:p>
          </table:table-cell>
        </table:table-row>
        <table:table-row table:style-name="ro4">
          <table:table-cell table:style-name="ce1" office:value-type="string" calcext:value-type="string">
            <text:p>COMP_CON</text:p>
          </table:table-cell>
          <table:table-cell table:style-name="ce2" office:value-type="string" calcext:value-type="string">
            <text:p>Meridian does not provide other services to Alaska Air Group or its subsidiaries</text:p>
          </table:table-cell>
          <table:table-cell table:style-name="ce1" office:value-type="float" office:value="0.9953" calcext:value-type="float">
            <text:p>0.9953</text:p>
          </table:table-cell>
        </table:table-row>
        <table:table-row table:style-name="ro1">
          <table:table-cell table:style-name="ce1" office:value-type="string" calcext:value-type="string">
            <text:p>COMP_CON</text:p>
          </table:table-cell>
          <table:table-cell table:style-name="ce2" office:value-type="string" calcext:value-type="string">
            <text:p>The Committee retained Meridian Compensation Partners, LLC (Meridian), to assist the Committee with its responsibilities related to the Comp any’s executive and board of directors’ compensation programs</text:p>
          </table:table-cell>
          <table:table-cell table:style-name="ce1" office:value-type="float" office:value="0.9991" calcext:value-type="float">
            <text:p>0.9991</text:p>
          </table:table-cell>
        </table:table-row>
        <table:table-row table:style-name="ro3">
          <table:table-cell table:style-name="ce1" office:value-type="string" calcext:value-type="string">
            <text:p>COMP_CON</text:p>
          </table:table-cell>
          <table:table-cell table:style-name="ce2" office:value-type="string" calcext:value-type="string">
            <text:p>The Committee considered the following facts in concluding that Meridian is an independent advisor</text:p>
          </table:table-cell>
          <table:table-cell table:style-name="ce1" office:value-type="float" office:value="0.9791" calcext:value-type="float">
            <text:p>0.9791</text:p>
          </table:table-cell>
        </table:table-row>
        <table:table-row table:style-name="ro4">
          <table:table-cell table:style-name="ce1" office:value-type="string" calcext:value-type="string">
            <text:p>COMP_CON</text:p>
          </table:table-cell>
          <table:table-cell table:style-name="ce2" office:value-type="string" calcext:value-type="string">
            <text:p>Independent ConsultantsIndependent Consultants</text:p>
          </table:table-cell>
          <table:table-cell table:style-name="ce1" office:value-type="float" office:value="0.9508" calcext:value-type="float">
            <text:p>0.9508</text:p>
          </table:table-cell>
        </table:table-row>
        <table:table-row table:style-name="ro3">
          <table:table-cell table:style-name="ce1" office:value-type="string" calcext:value-type="string">
            <text:p>COMP_CON</text:p>
          </table:table-cell>
          <table:table-cell table:style-name="ce2" office:value-type="string" calcext:value-type="string">
            <text:p>No Meridian partner, consultant or employee who serves the Committee, or any of their immediate family, has any business or personal relationship with any executive officer of the Company</text:p>
          </table:table-cell>
          <table:table-cell table:style-name="ce1" office:value-type="float" office:value="0.9999" calcext:value-type="float">
            <text:p>0.9999</text:p>
          </table:table-cell>
        </table:table-row>
        <table:table-row table:style-name="ro3">
          <table:table-cell table:style-name="ce1" office:value-type="string" calcext:value-type="string">
            <text:p>COMP_CON</text:p>
          </table:table-cell>
          <table:table-cell table:style-name="ce2" office:value-type="string" calcext:value-type="string">
            <text:p>No Meridian partner, consultant or employee who serves the Committee has any business or personal relationship with any member of the Committee</text:p>
          </table:table-cell>
          <table:table-cell table:style-name="ce1" office:value-type="float" office:value="1" calcext:value-type="float">
            <text:p>1</text:p>
          </table:table-cell>
        </table:table-row>
        <table:table-row table:style-name="ro3">
          <table:table-cell table:style-name="ce1" office:value-type="string" calcext:value-type="string">
            <text:p>COMP_CON</text:p>
          </table:table-cell>
          <table:table-cell table:style-name="ce2" office:value-type="string" calcext:value-type="string">
            <text:p>Meridian’s services are limited to providing the Committee with advice and information solely on executive and director compensation and related corporate governance matters</text:p>
          </table:table-cell>
          <table:table-cell table:style-name="ce1" office:value-type="float" office:value="0.9527" calcext:value-type="float">
            <text:p>0.9527</text:p>
          </table:table-cell>
        </table:table-row>
        <table:table-row table:style-name="ro3">
          <table:table-cell table:style-name="ce1" office:value-type="string" calcext:value-type="string">
            <text:p>COMP_CON</text:p>
          </table:table-cell>
          <table:table-cell table:style-name="ce2" office:value-type="string" calcext:value-type="string">
            <text:p>Meridian maintains policies designed to prevent conflicts of interest, which policies were detailed to the Committee</text:p>
          </table:table-cell>
          <table:table-cell table:style-name="ce1" office:value-type="float" office:value="0.9789" calcext:value-type="float">
            <text:p>0.9789</text:p>
          </table:table-cell>
        </table:table-row>
        <table:table-row table:style-name="ro2">
          <table:table-cell table:style-name="ce1" office:value-type="string" calcext:value-type="string">
            <text:p>COMP_CON</text:p>
          </table:table-cell>
          <table:table-cell table:style-name="ce2" office:value-type="string" calcext:value-type="string">
            <text:p>The Application of Internal Equity ConsiderationsThe Application of Internal Equity Considerations In addition to benchmarking against airline and industry peer groups, the Committee and the CEO believe it is appropriate to consider other principles of compensation, and not accept benchmarking data as the sole basis for setting compensation</text:p>
          </table:table-cell>
          <table:table-cell table:style-name="ce1" office:value-type="float" office:value="0.5029" calcext:value-type="float">
            <text:p>0.5029</text:p>
          </table:table-cell>
        </table:table-row>
        <table:table-row table:style-name="ro2">
          <table:table-cell table:style-name="ce1" office:value-type="string" calcext:value-type="string">
            <text:p>SOCENV_INC</text:p>
          </table:table-cell>
          <table:table-cell table:style-name="ce2" office:value-type="string" calcext:value-type="string">
            <text:p>Mr. Muhlenkamp: Built operational capability that enabled Allegion to exceed our growth objectives; implemented distribution strategy that enabled Allegion to grow in different markets; established peer-leading system of safety; exceeded expectations in M&amp;A activity to support our growth strategy; and engaged and grew our people through the focus of Allegion values</text:p>
          </table:table-cell>
          <table:table-cell table:style-name="ce1" office:value-type="float" office:value="0.9455" calcext:value-type="float">
            <text:p>0.9455</text:p>
          </table:table-cell>
        </table:table-row>
        <table:table-row table:style-name="ro2">
          <table:table-cell table:style-name="ce1" office:value-type="string" calcext:value-type="string">
            <text:p>SOCENV_INC</text:p>
          </table:table-cell>
          <table:table-cell table:style-name="ce2" office:value-type="string" calcext:value-type="string">
            <text:p>(1) Compensation and Leadership Development Committee of the Board of DirectorsCompensation and Leadership Development Committee of the Board of Directors J. Kenneth Thompson, Chair Dennis F. Madsen, Member Katherine J. Savitt, Member (1) SEC filings sometimes incorporate information by reference</text:p>
          </table:table-cell>
          <table:table-cell table:style-name="ce1" office:value-type="float" office:value="0.076" calcext:value-type="float">
            <text:p>0.076</text:p>
          </table:table-cell>
        </table:table-row>
        <table:table-row table:style-name="ro1">
          <table:table-cell table:style-name="ce1" office:value-type="string" calcext:value-type="string">
            <text:p>COMP_CON</text:p>
          </table:table-cell>
          <table:table-cell table:style-name="ce2" office:value-type="string" calcext:value-type="string">
            <text:p>No member of the Committee serving all or part of 2015 is or has been an executive officer or employee of the Company or has had any relationships requiring disclosure by the Company under the SEC’s rules requiring disclosure of certain relationships and related-party transactions</text:p>
          </table:table-cell>
          <table:table-cell table:style-name="ce1" office:value-type="float" office:value="0.0521" calcext:value-type="float">
            <text:p>0.0521</text:p>
          </table:table-cell>
        </table:table-row>
        <table:table-row table:style-name="ro1">
          <table:table-cell table:style-name="ce1" office:value-type="string" calcext:value-type="string">
            <text:p>SOCENV_INC</text:p>
          </table:table-cell>
          <table:table-cell table:style-name="ce2" office:value-type="string" calcext:value-type="string">
            <text:p>Audit Committee of the Board of DirectorsAudit Committee of the Board of Directors Patricia M. Bedient, Chair Dhiren R. Fonseca, Member Dennis F. Madsen, Member Eric K. Yeaman, Member <text:s text:c="6"/>65</text:p>
          </table:table-cell>
          <table:table-cell table:style-name="ce1" office:value-type="float" office:value="0.282" calcext:value-type="float">
            <text:p>0.282</text:p>
          </table:table-cell>
        </table:table-row>
        <table:table-row table:style-name="ro1">
          <table:table-cell table:style-name="ce1" office:value-type="string" calcext:value-type="string">
            <text:p>SOCENV_INC</text:p>
          </table:table-cell>
          <table:table-cell table:style-name="ce2" office:value-type="string" calcext:value-type="string">
            <text:p>Audit Committee Independence and Financial ExpertiseAudit Committee Independence and Financial Expertise All members of the Audit Committee meet the independence, financial literacy and experience requirements of the NYSE and of the SEC</text:p>
          </table:table-cell>
          <table:table-cell table:style-name="ce1" office:value-type="float" office:value="0.3063" calcext:value-type="float">
            <text:p>0.3063</text:p>
          </table:table-cell>
        </table:table-row>
        <table:table-row table:style-name="ro1">
          <table:table-cell table:style-name="ce1" office:value-type="string" calcext:value-type="string">
            <text:p>COMP_CON</text:p>
          </table:table-cell>
          <table:table-cell table:style-name="ce2" office:value-type="string" calcext:value-type="string">
            <text:p>Audit Committee Independence and Financial ExpertiseAudit Committee Independence and Financial Expertise All members of the Audit Committee meet the independence, financial literacy and experience requirements of the NYSE and of the SEC</text:p>
          </table:table-cell>
          <table:table-cell table:style-name="ce1" office:value-type="float" office:value="0.1188" calcext:value-type="float">
            <text:p>0.1188</text:p>
          </table:table-cell>
        </table:table-row>
        <table:table-row table:style-name="ro3">
          <table:table-cell table:style-name="ce1" office:value-type="string" calcext:value-type="string">
            <text:p>COMP_CON</text:p>
          </table:table-cell>
          <table:table-cell table:style-name="ce2" office:value-type="string" calcext:value-type="string">
            <text:p>It describes the roles of the Audit Committee and the independent accountants (for which the Audit Committee approves the appointment and compensation and whom the Committee oversees)</text:p>
          </table:table-cell>
          <table:table-cell table:style-name="ce1" office:value-type="float" office:value="0.5846" calcext:value-type="float">
            <text:p>0.5846</text:p>
          </table:table-cell>
        </table:table-row>
        <table:table-row table:style-name="ro1">
          <table:table-cell table:style-name="ce1" office:value-type="string" calcext:value-type="string">
            <text:p>COMP_CON</text:p>
          </table:table-cell>
          <table:table-cell table:style-name="ce2" office:value-type="string" calcext:value-type="string">
            <text:p>The Audit Committee has discussed with KPMG the matters required to be discussed by Public Company Accounting Oversight Board (PCAOB) Auditing Standards No. 16 (Communications with Audit Committees), as amended, as adopted by the PCAOB</text:p>
          </table:table-cell>
          <table:table-cell table:style-name="ce1" office:value-type="float" office:value="0.5797" calcext:value-type="float">
            <text:p>0.5797</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has discussed with KPMG the matters required to be discussed by Public Company Accounting Oversight Board (PCAOB) Auditing Standards No. 16 (Communications with Audit Committees), as amended, as adopted by the PCAOB</text:p>
          </table:table-cell>
          <table:table-cell table:style-name="ce1" office:value-type="float" office:value="0.0815" calcext:value-type="float">
            <text:p>0.0815</text:p>
          </table:table-cell>
        </table:table-row>
        <table:table-row table:style-name="ro3">
          <table:table-cell table:style-name="ce1" office:value-type="string" calcext:value-type="string">
            <text:p>COMP_CON</text:p>
          </table:table-cell>
          <table:table-cell table:style-name="ce2" office:value-type="string" calcext:value-type="string">
            <text:p>In addition, it describes the Audit Committee’s relationship to internal audit and the Committee’s responsibilities with regard to assessing the Company’s internal controls and enterprise risk</text:p>
          </table:table-cell>
          <table:table-cell table:style-name="ce1" office:value-type="float" office:value="0.3231" calcext:value-type="float">
            <text:p>0.3231</text:p>
          </table:table-cell>
        </table:table-row>
        <table:table-row table:style-name="ro1">
          <table:table-cell table:style-name="ce1" office:value-type="string" calcext:value-type="string">
            <text:p>COMP_CON</text:p>
          </table:table-cell>
          <table:table-cell table:style-name="ce2" office:value-type="string" calcext:value-type="string">
            <text:p>The Committee has also received and reviewed the written disclosures and the KPMG letter required by PCAOB Rule 3526, Communicating with Audit Committees Concerning Independence, and has discussed with KPMG their independence</text:p>
          </table:table-cell>
          <table:table-cell table:style-name="ce1" office:value-type="float" office:value="0.9759" calcext:value-type="float">
            <text:p>0.9759</text:p>
          </table:table-cell>
        </table:table-row>
        <table:table-row table:style-name="ro6">
          <table:table-cell table:style-name="ce1" office:value-type="string" calcext:value-type="string">
            <text:p>COMP_CON</text:p>
          </table:table-cell>
          <table:table-cell table:style-name="ce2" office:value-type="string" calcext:value-type="string">
            <text:p>Review of the Company’s Audited Financial StatementsReview of the Company’s Audited Financial Statements The Audit Committee has reviewed and discussed with management and KPMG, the Company’s independent accountants, the Company’s audited financial statements included in the Company’s Annual Report on Form 10-K for the fiscal year ended December 31, 2015</text:p>
          </table:table-cell>
          <table:table-cell table:style-name="ce1" office:value-type="float" office:value="0.0756" calcext:value-type="float">
            <text:p>0.0756</text:p>
          </table:table-cell>
        </table:table-row>
        <table:table-row table:style-name="ro3">
          <table:table-cell table:style-name="ce1" office:value-type="string" calcext:value-type="string">
            <text:p>COMP_CON</text:p>
          </table:table-cell>
          <table:table-cell table:style-name="ce2" office:value-type="string" calcext:value-type="string">
            <text:p>Audit Committee CharterAudit Committee Charter The Audit Committee has adopted a written charter, which is posted on the Company’s website at <text:s/>www.alaskaair.com</text:p>
          </table:table-cell>
          <table:table-cell table:style-name="ce1" office:value-type="float" office:value="0.1731" calcext:value-type="float">
            <text:p>0.1731</text:p>
          </table:table-cell>
        </table:table-row>
        <table:table-row table:style-name="ro1">
          <table:table-cell table:style-name="ce1" office:value-type="string" calcext:value-type="string">
            <text:p>COMP_CON</text:p>
          </table:table-cell>
          <table:table-cell table:style-name="ce2" office:value-type="string" calcext:value-type="string">
            <text:p>Audit CommiAudit Committee Reportttee Report <text:s text:c="2"/>The following report of the Audit Committee shall not be deemed to be soliciting material or to be filed with the SEC under the Exchange Act, as amended, or incorporated by reference in any document so filed</text:p>
          </table:table-cell>
          <table:table-cell table:style-name="ce1" office:value-type="float" office:value="0.1717" calcext:value-type="float">
            <text:p>0.1717</text:p>
          </table:table-cell>
        </table:table-row>
        <table:table-row table:style-name="ro8">
          <table:table-cell table:style-name="ce1" office:value-type="string" calcext:value-type="string">
            <text:p>COMP_CON</text:p>
          </table:table-cell>
          <table:table-cell table:style-name="ce2" office:value-type="string" calcext:value-type="string">
            <text:p>An “Eligible PersonEligible Person” is any person who is either: (a) an officer (whether or not a director) or employee of the Corporation or one of its Subsidiaries; (b) a director of the Corporation or one of its Subsidiaries; or (c) an individual consultant or advisor who renders or has rendered bona fide services (other than services in connection with the offering or sale of securities of the Corporation or one of its Subsidiaries in a capital-raising transaction or as a market maker or promoter of securities of the Corporation or one of its Subsidiaries) to the Corporation or one of its Subsidiaries and who is selected to participate in this Plan by the Administrator; provided, however, that a person who is otherwise an Eligible Person under clause (c) above may participate in this Plan only if such participation would not adversely affect either the Corporation’s eligibility to use Form S-8 to register under the Securities Act of 1933, as amended (the “ Securities ActSecurities Act”), the offering and sale of shares issuable under this Plan by the Corporation or the Corporation’s compliance with any other applicable laws</text:p>
          </table:table-cell>
          <table:table-cell table:style-name="ce1" office:value-type="float" office:value="0.9872" calcext:value-type="float">
            <text:p>0.9872</text:p>
          </table:table-cell>
        </table:table-row>
        <table:table-row table:style-name="ro6">
          <table:table-cell table:style-name="ce1" office:value-type="string" calcext:value-type="string">
            <text:p>SOCENV_INC</text:p>
          </table:table-cell>
          <table:table-cell table:style-name="ce2" office:value-type="string" calcext:value-type="string">
            <text:p>Thomas J. Wilson Chairman &amp; CEO of The Allstate Corporation 10 1 C AC <text:s/>= Audit Committee <text:s text:c="12"/>RRC <text:s/>= Risk and Return Committee <text:s/>CSC = Compensation and Succession Committee <text:s text:c="3"/>EC <text:s/>= Executive Committee <text:s/>NGC = Nominating and Governance Committee <text:s text:c="6"/>C <text:s/>= Chair of Committee PROPOSAL <text:s text:c="2"/>1 NEW (1) <text:s text:c="3"/>Committee assignments for 2016 will be made after the annual election of directors</text:p>
          </table:table-cell>
          <table:table-cell table:style-name="ce1" office:value-type="float" office:value="0.0519" calcext:value-type="float">
            <text:p>0.0519</text:p>
          </table:table-cell>
        </table:table-row>
        <table:table-row table:style-name="ro6">
          <table:table-cell table:style-name="ce1" office:value-type="string" calcext:value-type="string">
            <text:p>COMP_CON</text:p>
          </table:table-cell>
          <table:table-cell table:style-name="ce2" office:value-type="string" calcext:value-type="string">
            <text:p>Thomas J. Wilson Chairman &amp; CEO of The Allstate Corporation 10 1 C AC <text:s/>= Audit Committee <text:s text:c="12"/>RRC <text:s/>= Risk and Return Committee <text:s/>CSC = Compensation and Succession Committee <text:s text:c="3"/>EC <text:s/>= Executive Committee <text:s/>NGC = Nominating and Governance Committee <text:s text:c="6"/>C <text:s/>= Chair of Committee PROPOSAL <text:s text:c="2"/>1 NEW (1) <text:s text:c="3"/>Committee assignments for 2016 will be made after the annual election of directors</text:p>
          </table:table-cell>
          <table:table-cell table:style-name="ce1" office:value-type="float" office:value="0.06" calcext:value-type="float">
            <text:p>0.06</text:p>
          </table:table-cell>
        </table:table-row>
        <table:table-row table:style-name="ro4">
          <table:table-cell table:style-name="ce1" office:value-type="string" calcext:value-type="string">
            <text:p>SOCENV_INC</text:p>
          </table:table-cell>
          <table:table-cell table:style-name="ce2" office:value-type="string" calcext:value-type="string">
            <text:p>Judith A. Sprieser <text:s/>Lead Independent <text:s/>Director Former CEO of Transora, Inc. 17 1</text:p>
          </table:table-cell>
          <table:table-cell table:style-name="ce1" office:value-type="float" office:value="0.0608" calcext:value-type="float">
            <text:p>0.0608</text:p>
          </table:table-cell>
        </table:table-row>
        <table:table-row table:style-name="ro4">
          <table:table-cell table:style-name="ce1" office:value-type="string" calcext:value-type="string">
            <text:p>COMP_CON</text:p>
          </table:table-cell>
          <table:table-cell table:style-name="ce2" office:value-type="string" calcext:value-type="string">
            <text:p>Balanced tenure with 9 of 10 independent of management</text:p>
          </table:table-cell>
          <table:table-cell table:style-name="ce1" office:value-type="float" office:value="0.5019" calcext:value-type="float">
            <text:p>0.5019</text:p>
          </table:table-cell>
        </table:table-row>
        <table:table-row table:style-name="ro2">
          <table:table-cell table:style-name="ce1" office:value-type="string" calcext:value-type="string">
            <text:p>SOCENV_INC</text:p>
          </table:table-cell>
          <table:table-cell table:style-name="ce2" office:value-type="string" calcext:value-type="string">
            <text:p>See pages 11-16 for further information about our director nominees Name Principal Occupation Years of <text:s/>Tenure # of <text:s/>Other <text:s/>Public <text:s/>Company <text:s text:c="2"/>Boards <text:s text:c="6"/>Committee Memberships (1) AC CSC NGC RRC (2) EC Kermit R. Crawford Former President of Pharmacy, Health and <text:s/>Wellness for Walgreen Company 3 1</text:p>
          </table:table-cell>
          <table:table-cell table:style-name="ce1" office:value-type="float" office:value="0.1177" calcext:value-type="float">
            <text:p>0.1177</text:p>
          </table:table-cell>
        </table:table-row>
        <table:table-row table:style-name="ro10">
          <table:table-cell table:style-name="ce1" office:value-type="string" calcext:value-type="string">
            <text:p>SOCENV_INC</text:p>
          </table:table-cell>
          <table:table-cell table:style-name="ce2" office:value-type="string" calcext:value-type="string">
            <text:p>A majority of Allstate’s directors <text:s/>bring broad corporate governance <text:s/>experience by serving on other <text:s/>public company boards Allstate’s directors have significant <text:s/>corporate leadership experience in <text:s/>a broad range of industries <text:s/>8 8 5 5 6 4 2 2 8 8 5 5 6 4 2 2 Eight of our directors have other <text:s/>public board experience Eight of our directors have served <text:s/>as CEO or President Tenure Diversity Our boardroom contains a mix <text:s/>of seasoned directors and fresh <text:s/>perspectives Allstate’s directors bring diversity <text:s/>of thought, outlook, gender and <text:s/>background 8 8 5 5 6 4 2 2 8 8 5 5 6 4 2 2 Six <text:s/>highly qualified directors <text:s/>have joined the Board in the last <text:s/>four years Three women serve on our <text:s/>Board, and two of our directors <text:s/>bring ethnic diversity to the <text:s/>Allstate boardroom See “Letter to Stockholders from Your Board of Directors” for a description of the actions Allstate took <text:s/>during the past year related to strategy, corporate governance, executive compensation, and <text:s text:c="2"/>returns to stockholders</text:p>
          </table:table-cell>
          <table:table-cell table:style-name="ce1" office:value-type="float" office:value="0.9925" calcext:value-type="float">
            <text:p>0.9925</text:p>
          </table:table-cell>
        </table:table-row>
        <table:table-row table:style-name="ro3">
          <table:table-cell table:style-name="ce1" office:value-type="string" calcext:value-type="string">
            <text:p>SOCENV_INC</text:p>
          </table:table-cell>
          <table:table-cell table:style-name="ce2" office:value-type="string" calcext:value-type="string">
            <text:p>We <text:s/>seek to achieve an effective <text:s/>balance of relevant skills, <text:s/>experience, diversity and <text:s/>perspectives</text:p>
          </table:table-cell>
          <table:table-cell table:style-name="ce1" office:value-type="float" office:value="0.9731" calcext:value-type="float">
            <text:p>0.9731</text:p>
          </table:table-cell>
        </table:table-row>
        <table:table-row table:style-name="ro1">
          <table:table-cell table:style-name="ce1" office:value-type="string" calcext:value-type="string">
            <text:p>SOCENV_INC</text:p>
          </table:table-cell>
          <table:table-cell table:style-name="ce2" office:value-type="string" calcext:value-type="string">
            <text:p>For the last two years, Allstate has been recognized by the Ethisphere Institute, the <text:s/>global leader in defining and advancing the standards of ethical business practices, as one of the World’s <text:s/>Most Ethical Companies®</text:p>
          </table:table-cell>
          <table:table-cell table:style-name="ce1" office:value-type="float" office:value="0.9463" calcext:value-type="float">
            <text:p>0.9463</text:p>
          </table:table-cell>
        </table:table-row>
        <table:table-row table:style-name="ro3">
          <table:table-cell table:style-name="ce1" office:value-type="string" calcext:value-type="string">
            <text:p>COMP_CON</text:p>
          </table:table-cell>
          <table:table-cell table:style-name="ce2" office:value-type="string" calcext:value-type="string">
            <text:p>Allstate’s <text:s/>initiatives to promote sound public <text:s/>policy, including its political contributions, can be found at www.allstate.com/publicpolicyreport</text:p>
          </table:table-cell>
          <table:table-cell table:style-name="ce1" office:value-type="float" office:value="0.0715" calcext:value-type="float">
            <text:p>0.0715</text:p>
          </table:table-cell>
        </table:table-row>
        <table:table-row table:style-name="ro3">
          <table:table-cell table:style-name="ce1" office:value-type="string" calcext:value-type="string">
            <text:p>SOCENV_INC</text:p>
          </table:table-cell>
          <table:table-cell table:style-name="ce2" office:value-type="string" calcext:value-type="string">
            <text:p>Allstate’s <text:s/>initiatives to promote sound public <text:s/>policy, including its political contributions, can be found at www.allstate.com/publicpolicyreport</text:p>
          </table:table-cell>
          <table:table-cell table:style-name="ce1" office:value-type="float" office:value="0.1311" calcext:value-type="float">
            <text:p>0.1311</text:p>
          </table:table-cell>
        </table:table-row>
        <table:table-row table:style-name="ro4">
          <table:table-cell table:style-name="ce1" office:value-type="string" calcext:value-type="string">
            <text:p>COMP_CON</text:p>
          </table:table-cell>
          <table:table-cell table:style-name="ce2" office:value-type="string" calcext:value-type="string">
            <text:p>Annual report on corporate involvement with public policy</text:p>
          </table:table-cell>
          <table:table-cell table:style-name="ce1" office:value-type="float" office:value="0.1261" calcext:value-type="float">
            <text:p>0.1261</text:p>
          </table:table-cell>
        </table:table-row>
        <table:table-row table:style-name="ro4">
          <table:table-cell table:style-name="ce1" office:value-type="string" calcext:value-type="string">
            <text:p>COMP_CON</text:p>
          </table:table-cell>
          <table:table-cell table:style-name="ce2" office:value-type="string" calcext:value-type="string">
            <text:p>Good <text:s/>Governance Proactive approach to governance</text:p>
          </table:table-cell>
          <table:table-cell table:style-name="ce1" office:value-type="float" office:value="0.4766" calcext:value-type="float">
            <text:p>0.4766</text:p>
          </table:table-cell>
        </table:table-row>
        <table:table-row table:style-name="ro4">
          <table:table-cell table:style-name="ce1" office:value-type="string" calcext:value-type="string">
            <text:p>SOCENV_INC</text:p>
          </table:table-cell>
          <table:table-cell table:style-name="ce2" office:value-type="string" calcext:value-type="string">
            <text:p>Good <text:s/>Governance Proactive approach to governance</text:p>
          </table:table-cell>
          <table:table-cell table:style-name="ce1" office:value-type="float" office:value="0.1239" calcext:value-type="float">
            <text:p>0.1239</text:p>
          </table:table-cell>
        </table:table-row>
        <table:table-row table:style-name="ro4">
          <table:table-cell table:style-name="ce1" office:value-type="string" calcext:value-type="string">
            <text:p>COMP_CON</text:p>
          </table:table-cell>
          <table:table-cell table:style-name="ce2" office:value-type="string" calcext:value-type="string">
            <text:p>All four independent committees have used third-party advisors in the last two years</text:p>
          </table:table-cell>
          <table:table-cell table:style-name="ce1" office:value-type="float" office:value="0.1606" calcext:value-type="float">
            <text:p>0.1606</text:p>
          </table:table-cell>
        </table:table-row>
        <table:table-row table:style-name="ro4">
          <table:table-cell table:style-name="ce1" office:value-type="string" calcext:value-type="string">
            <text:p>COMP_CON</text:p>
          </table:table-cell>
          <table:table-cell table:style-name="ce2" office:value-type="string" calcext:value-type="string">
            <text:p>Each committee other than the executive committee is made up of <text:s/>independent directors</text:p>
          </table:table-cell>
          <table:table-cell table:style-name="ce1" office:value-type="float" office:value="0.398" calcext:value-type="float">
            <text:p>0.398</text:p>
          </table:table-cell>
        </table:table-row>
        <table:table-row table:style-name="ro4">
          <table:table-cell table:style-name="ce1" office:value-type="string" calcext:value-type="string">
            <text:p>COMP_CON</text:p>
          </table:table-cell>
          <table:table-cell table:style-name="ce2" office:value-type="string" calcext:value-type="string">
            <text:p>Independent <text:s/>Oversight 10 out of 11 Board members are independent</text:p>
          </table:table-cell>
          <table:table-cell table:style-name="ce1" office:value-type="float" office:value="0.2031" calcext:value-type="float">
            <text:p>0.2031</text:p>
          </table:table-cell>
        </table:table-row>
        <table:table-row table:style-name="ro4">
          <table:table-cell table:style-name="ce1" office:value-type="string" calcext:value-type="string">
            <text:p>COMP_CON</text:p>
          </table:table-cell>
          <table:table-cell table:style-name="ce2" office:value-type="string" calcext:value-type="string">
            <text:p>Independent lead director</text:p>
          </table:table-cell>
          <table:table-cell table:style-name="ce1" office:value-type="float" office:value="0.3135" calcext:value-type="float">
            <text:p>0.3135</text:p>
          </table:table-cell>
        </table:table-row>
        <table:table-row table:style-name="ro3">
          <table:table-cell table:style-name="ce1" office:value-type="string" calcext:value-type="string">
            <text:p>SOCENV_INC</text:p>
          </table:table-cell>
          <table:table-cell table:style-name="ce2" office:value-type="string" calcext:value-type="string">
            <text:p>6 <text:s text:c="3"/>www.allstate.com PROXY SUMMARY Governance Highlights Allstate has a history of strong corporate governance with three principles - dialogue, transparency and <text:s/>responsiveness</text:p>
          </table:table-cell>
          <table:table-cell table:style-name="ce1" office:value-type="float" office:value="0.2381" calcext:value-type="float">
            <text:p>0.2381</text:p>
          </table:table-cell>
        </table:table-row>
        <table:table-row table:style-name="ro3">
          <table:table-cell table:style-name="ce1" office:value-type="string" calcext:value-type="string">
            <text:p>COMP_CON</text:p>
          </table:table-cell>
          <table:table-cell table:style-name="ce2" office:value-type="string" calcext:value-type="string">
            <text:p>6 <text:s text:c="3"/>www.allstate.com PROXY SUMMARY Governance Highlights Allstate has a history of strong corporate governance with three principles - dialogue, transparency and <text:s/>responsiveness</text:p>
          </table:table-cell>
          <table:table-cell table:style-name="ce1" office:value-type="float" office:value="0.0787" calcext:value-type="float">
            <text:p>0.0787</text:p>
          </table:table-cell>
        </table:table-row>
        <table:table-row table:style-name="ro3">
          <table:table-cell table:style-name="ce1" office:value-type="string" calcext:value-type="string">
            <text:p>SOCENV_INC</text:p>
          </table:table-cell>
          <table:table-cell table:style-name="ce2" office:value-type="string" calcext:value-type="string">
            <text:p>Total return on the <text:s/>portfolio in 2015 was 1% reflecting low interest rates, higher <text:s/>credit spreads and a decline in equity markets</text:p>
          </table:table-cell>
          <table:table-cell table:style-name="ce1" office:value-type="float" office:value="0.064" calcext:value-type="float">
            <text:p>0.064</text:p>
          </table:table-cell>
        </table:table-row>
        <table:table-row table:style-name="ro2">
          <table:table-cell table:style-name="ce1" office:value-type="string" calcext:value-type="string">
            <text:p>SOCENV_INC</text:p>
          </table:table-cell>
          <table:table-cell table:style-name="ce2" office:value-type="string" calcext:value-type="string">
            <text:p>Even with a challenging external <text:s/>environment, our management team continued to advance all five operating priorities: Operating Priorities* Results* Grow insurance policies in force Increased total policies in force by 449,000 which helped <text:s/>increase property-liability net written premium by $1.3 billion</text:p>
          </table:table-cell>
          <table:table-cell table:style-name="ce1" office:value-type="float" office:value="0.0987" calcext:value-type="float">
            <text:p>0.0987</text:p>
          </table:table-cell>
        </table:table-row>
        <table:table-row table:style-name="ro3">
          <table:table-cell table:style-name="ce1" office:value-type="string" calcext:value-type="string">
            <text:p>SOCENV_INC</text:p>
          </table:table-cell>
          <table:table-cell table:style-name="ce2" office:value-type="string" calcext:value-type="string">
            <text:p>Maintain the underlying combined ratio** Overall profitability was lower in 2015 due to a rapid increase in <text:s/>the number of auto accidents</text:p>
          </table:table-cell>
          <table:table-cell table:style-name="ce1" office:value-type="float" office:value="0.3439" calcext:value-type="float">
            <text:p>0.3439</text:p>
          </table:table-cell>
        </table:table-row>
        <table:table-row table:style-name="ro1">
          <table:table-cell table:style-name="ce1" office:value-type="string" calcext:value-type="string">
            <text:p>SOCENV_INC</text:p>
          </table:table-cell>
          <table:table-cell table:style-name="ce2" office:value-type="string" calcext:value-type="string">
            <text:p>Annual incentive compensation <text:s/>funding for 2015 declined to 80.8% of target, from 118.9% of target in the prior year, <text:s/>reflecting lower auto insurance profitability given an industry-wide increase in the <text:s/>frequency of auto accidents</text:p>
          </table:table-cell>
          <table:table-cell table:style-name="ce1" office:value-type="float" office:value="0.2263" calcext:value-type="float">
            <text:p>0.2263</text:p>
          </table:table-cell>
        </table:table-row>
        <table:table-row table:style-name="ro12">
          <table:table-cell table:style-name="ce1" office:value-type="string" calcext:value-type="string">
            <text:p>SOCENV_INC</text:p>
          </table:table-cell>
          <table:table-cell table:style-name="ce2" office:value-type="string" calcext:value-type="string">
            <text:p>Board Nominee Composition Independent directors: 9 of 10 CEO or President experience: 8 of 10 Allstate Board Tenure: Public company board experience: 8 of 10 Diversity: 5 of 10 <text:s text:c="4"/>— Under five years: 6 of 10 <text:s text:c="4"/>— Over five years: 4 of 10 Core Competencies Exhibited by All Director Nominees ALL DIRECTORS Corporate Governance <text:s/>Extensive service on other public company boards or other significant leadership experience <text:s/>overseeing the corporate governance practices at companies <text:s/>ALL DIRECTORS Stockholder Advocacy <text:s/>Experience creating long-term stockholder value and balancing the interests of the many <text:s/>stakeholders in a company ALL DIRECTORS Leadership <text:s/>Significant senior leadership experience, especially in highly competitive or regulated industries ALL DIRECTORS Strategic Oversight <text:s text:c="2"/>Substantial experience in evaluating or implementing business strategies and leading businesses <text:s/>to sustainable growth</text:p>
          </table:table-cell>
          <table:table-cell table:style-name="ce1" office:value-type="float" office:value="0.8923" calcext:value-type="float">
            <text:p>0.8923</text:p>
          </table:table-cell>
        </table:table-row>
        <table:table-row table:style-name="ro3">
          <table:table-cell table:style-name="ce1" office:value-type="string" calcext:value-type="string">
            <text:p>SOCENV_INC</text:p>
          </table:table-cell>
          <table:table-cell table:style-name="ce2" office:value-type="string" calcext:value-type="string">
            <text:p>Their diversity of experience and expertise <text:s/>facilitates robust and thoughtful decision-making on <text:s/>Allstate’s Board</text:p>
          </table:table-cell>
          <table:table-cell table:style-name="ce1" office:value-type="float" office:value="0.9063" calcext:value-type="float">
            <text:p>0.9063</text:p>
          </table:table-cell>
        </table:table-row>
        <table:table-row table:style-name="ro4">
          <table:table-cell table:style-name="ce1" office:value-type="string" calcext:value-type="string">
            <text:p>COMP_CON</text:p>
          </table:table-cell>
          <table:table-cell table:style-name="ce2" office:value-type="string" calcext:value-type="string">
            <text:p> <text:s text:c="2"/>Balanced tenure with 9 of 10 independent of management</text:p>
          </table:table-cell>
          <table:table-cell table:style-name="ce1" office:value-type="float" office:value="0.5923" calcext:value-type="float">
            <text:p>0.5923</text:p>
          </table:table-cell>
        </table:table-row>
        <table:table-row table:style-name="ro3">
          <table:table-cell table:style-name="ce1" office:value-type="string" calcext:value-type="string">
            <text:p>SOCENV_INC</text:p>
          </table:table-cell>
          <table:table-cell table:style-name="ce2" office:value-type="string" calcext:value-type="string">
            <text:p>Experience as chair of the IBM and Eli Lilly audit <text:s/>committees and as a past member of the 3M <text:s/>audit committee</text:p>
          </table:table-cell>
          <table:table-cell table:style-name="ce1" office:value-type="float" office:value="0.1219" calcext:value-type="float">
            <text:p>0.1219</text:p>
          </table:table-cell>
        </table:table-row>
        <table:table-row table:style-name="ro3">
          <table:table-cell table:style-name="ce1" office:value-type="string" calcext:value-type="string">
            <text:p>SOCENV_INC</text:p>
          </table:table-cell>
          <table:table-cell table:style-name="ce2" office:value-type="string" calcext:value-type="string">
            <text:p>Member of governing bodies of several nonprofit <text:s/>organizations, including Northwestern Lake Forest <text:s/>Hospital and the University of Southern California <text:s/>School of Pharmacy</text:p>
          </table:table-cell>
          <table:table-cell table:style-name="ce1" office:value-type="float" office:value="0.3323" calcext:value-type="float">
            <text:p>0.3323</text:p>
          </table:table-cell>
        </table:table-row>
        <table:table-row table:style-name="ro3">
          <table:table-cell table:style-name="ce1" office:value-type="string" calcext:value-type="string">
            <text:p>COMP_CON</text:p>
          </table:table-cell>
          <table:table-cell table:style-name="ce2" office:value-type="string" calcext:value-type="string">
            <text:p>Member of governing bodies of several nonprofit <text:s/>organizations, including Northwestern Lake Forest <text:s/>Hospital and the University of Southern California <text:s/>School of Pharmacy</text:p>
          </table:table-cell>
          <table:table-cell table:style-name="ce1" office:value-type="float" office:value="0.1457" calcext:value-type="float">
            <text:p>0.1457</text:p>
          </table:table-cell>
        </table:table-row>
        <table:table-row table:style-name="ro1">
          <table:table-cell table:style-name="ce1" office:value-type="string" calcext:value-type="string">
            <text:p>SOCENV_INC</text:p>
          </table:table-cell>
          <table:table-cell table:style-name="ce2" office:value-type="string" calcext:value-type="string">
            <text:p>As a senior leader at Walgreen Company, he was <text:s/>responsible for all aspects of strategic, operational, <text:s/>and profit and loss management of the largest <text:s/>division of the number one drugstore chain in the <text:s/>United States</text:p>
          </table:table-cell>
          <table:table-cell table:style-name="ce1" office:value-type="float" office:value="0.1054" calcext:value-type="float">
            <text:p>0.1054</text:p>
          </table:table-cell>
        </table:table-row>
        <table:table-row table:style-name="ro3">
          <table:table-cell table:style-name="ce1" office:value-type="string" calcext:value-type="string">
            <text:p>SOCENV_INC</text:p>
          </table:table-cell>
          <table:table-cell table:style-name="ce2" office:value-type="string" calcext:value-type="string">
            <text:p>Former President of Pharmacy, Health and Wellness <text:s/>for Walgreen Company, which operates the largest <text:s/>drugstore chain in the United States</text:p>
          </table:table-cell>
          <table:table-cell table:style-name="ce1" office:value-type="float" office:value="0.178" calcext:value-type="float">
            <text:p>0.178</text:p>
          </table:table-cell>
        </table:table-row>
        <table:table-row table:style-name="ro4">
          <table:table-cell table:style-name="ce1" office:value-type="string" calcext:value-type="string">
            <text:p>COMP_CON</text:p>
          </table:table-cell>
          <table:table-cell table:style-name="ce2" office:value-type="string" calcext:value-type="string">
            <text:p>Currently serves as member of audit committee <text:s/>at TransUnion</text:p>
          </table:table-cell>
          <table:table-cell table:style-name="ce1" office:value-type="float" office:value="0.085" calcext:value-type="float">
            <text:p>0.085</text:p>
          </table:table-cell>
        </table:table-row>
        <table:table-row table:style-name="ro4">
          <table:table-cell table:style-name="ce1" office:value-type="string" calcext:value-type="string">
            <text:p>SOCENV_INC</text:p>
          </table:table-cell>
          <table:table-cell table:style-name="ce2" office:value-type="string" calcext:value-type="string">
            <text:p>Significant expertise recruiting and evaluating <text:s/>directors for a variety of public companies</text:p>
          </table:table-cell>
          <table:table-cell table:style-name="ce1" office:value-type="float" office:value="0.0545" calcext:value-type="float">
            <text:p>0.0545</text:p>
          </table:table-cell>
        </table:table-row>
        <table:table-row table:style-name="ro3">
          <table:table-cell table:style-name="ce1" office:value-type="string" calcext:value-type="string">
            <text:p>SOCENV_INC</text:p>
          </table:table-cell>
          <table:table-cell table:style-name="ce2" office:value-type="string" calcext:value-type="string">
            <text:p>Effectively helped companies identify and recruit <text:s/>leaders capable of building high-performance <text:s/>organizations</text:p>
          </table:table-cell>
          <table:table-cell table:style-name="ce1" office:value-type="float" office:value="0.6666" calcext:value-type="float">
            <text:p>0.6666</text:p>
          </table:table-cell>
        </table:table-row>
        <table:table-row table:style-name="ro3">
          <table:table-cell table:style-name="ce1" office:value-type="string" calcext:value-type="string">
            <text:p>COMP_CON</text:p>
          </table:table-cell>
          <table:table-cell table:style-name="ce2" office:value-type="string" calcext:value-type="string">
            <text:p>A senior partner at a highly regarded global <text:s/>executive search firm, Russell Reynolds Associates, <text:s/>from 1986 to 2007, including significant tenure as <text:s/>co -head of the CEO/board services practice</text:p>
          </table:table-cell>
          <table:table-cell table:style-name="ce1" office:value-type="float" office:value="0.8252" calcext:value-type="float">
            <text:p>0.8252</text:p>
          </table:table-cell>
        </table:table-row>
        <table:table-row table:style-name="ro1">
          <table:table-cell table:style-name="ce1" office:value-type="string" calcext:value-type="string">
            <text:p>SOCENV_INC</text:p>
          </table:table-cell>
          <table:table-cell table:style-name="ce2" office:value-type="string" calcext:value-type="string">
            <text:p>Expert in public company succession planning, talent <text:s/>management, and compensation across a wide range <text:s/>of industries, including financial services, technology, <text:s/>transportation, consumer products, and healthcare</text:p>
          </table:table-cell>
          <table:table-cell table:style-name="ce1" office:value-type="float" office:value="0.4757" calcext:value-type="float">
            <text:p>0.4757</text:p>
          </table:table-cell>
        </table:table-row>
        <table:table-row table:style-name="ro3">
          <table:table-cell table:style-name="ce1" office:value-type="string" calcext:value-type="string">
            <text:p>COMP_CON</text:p>
          </table:table-cell>
          <table:table-cell table:style-name="ce2" office:value-type="string" calcext:value-type="string">
            <text:p>Independent consultant providing executive recruiting, <text:s/>succession planning, and talent management services</text:p>
          </table:table-cell>
          <table:table-cell table:style-name="ce1" office:value-type="float" office:value="0.9897" calcext:value-type="float">
            <text:p>0.9897</text:p>
          </table:table-cell>
        </table:table-row>
        <table:table-row table:style-name="ro1">
          <table:table-cell table:style-name="ce1" office:value-type="string" calcext:value-type="string">
            <text:p>COMP_CON</text:p>
          </table:table-cell>
          <table:table-cell table:style-name="ce2" office:value-type="string" calcext:value-type="string">
            <text:p>Former Managing Director, co-head of the CEO/board <text:s/>services practice, founder and leader of global insurance <text:s/>practice, and member of financial services practice at <text:s/>Russell Reynolds Associates Inc., a global executive <text:s/>search firm, with 20 years of experience at the firm</text:p>
          </table:table-cell>
          <table:table-cell table:style-name="ce1" office:value-type="float" office:value="0.9265" calcext:value-type="float">
            <text:p>0.9265</text:p>
          </table:table-cell>
        </table:table-row>
        <table:table-row table:style-name="ro4">
          <table:table-cell table:style-name="ce1" office:value-type="string" calcext:value-type="string">
            <text:p>COMP_CON</text:p>
          </table:table-cell>
          <table:table-cell table:style-name="ce2" office:value-type="string" calcext:value-type="string">
            <text:p>Former director of Sunoco and member of its <text:s/>executive committee</text:p>
          </table:table-cell>
          <table:table-cell table:style-name="ce1" office:value-type="float" office:value="0.1056" calcext:value-type="float">
            <text:p>0.1056</text:p>
          </table:table-cell>
        </table:table-row>
        <table:table-row table:style-name="ro4">
          <table:table-cell table:style-name="ce1" office:value-type="string" calcext:value-type="string">
            <text:p>COMP_CON</text:p>
          </table:table-cell>
          <table:table-cell table:style-name="ce2" office:value-type="string" calcext:value-type="string">
            <text:p>Former director of Sunoco and member of its <text:s/>compensation committee</text:p>
          </table:table-cell>
          <table:table-cell table:style-name="ce1" office:value-type="float" office:value="0.1463" calcext:value-type="float">
            <text:p>0.1463</text:p>
          </table:table-cell>
        </table:table-row>
        <table:table-row table:style-name="ro1">
          <table:table-cell table:style-name="ce1" office:value-type="string" calcext:value-type="string">
            <text:p>SOCENV_INC</text:p>
          </table:table-cell>
          <table:table-cell table:style-name="ce2" office:value-type="string" calcext:value-type="string">
            <text:p>Industry and community leadership, including former <text:s/>chair of the Property and Casualty CEO Roundtable <text:s/>and the Financial Services Roundtable, co-chair of <text:s/>a public-private partnership to reduce violence in <text:s/>Chicago, and the North American Campaign for Free <text:s/>the Children</text:p>
          </table:table-cell>
          <table:table-cell table:style-name="ce1" office:value-type="float" office:value="0.5762" calcext:value-type="float">
            <text:p>0.5762</text:p>
          </table:table-cell>
        </table:table-row>
        <table:table-row table:style-name="ro3">
          <table:table-cell table:style-name="ce1" office:value-type="string" calcext:value-type="string">
            <text:p>SOCENV_INC</text:p>
          </table:table-cell>
          <table:table-cell table:style-name="ce2" office:value-type="string" calcext:value-type="string">
            <text:p>Thorough and in-depth understanding of Allstate’s <text:s/>business, including its employees, agencies, products, <text:s/>investments, customers, and investors</text:p>
          </table:table-cell>
          <table:table-cell table:style-name="ce1" office:value-type="float" office:value="0.1376" calcext:value-type="float">
            <text:p>0.1376</text:p>
          </table:table-cell>
        </table:table-row>
        <table:table-row table:style-name="ro3">
          <table:table-cell table:style-name="ce1" office:value-type="string" calcext:value-type="string">
            <text:p>COMP_CON</text:p>
          </table:table-cell>
          <table:table-cell table:style-name="ce2" office:value-type="string" calcext:value-type="string">
            <text:p>Thorough and in-depth understanding of Allstate’s <text:s/>business, including its employees, agencies, products, <text:s/>investments, customers, and investors</text:p>
          </table:table-cell>
          <table:table-cell table:style-name="ce1" office:value-type="float" office:value="0.0515" calcext:value-type="float">
            <text:p>0.0515</text:p>
          </table:table-cell>
        </table:table-row>
        <table:table-row table:style-name="ro1">
          <table:table-cell table:style-name="ce1" office:value-type="string" calcext:value-type="string">
            <text:p>SOCENV_INC</text:p>
          </table:table-cell>
          <table:table-cell table:style-name="ce2" office:value-type="string" calcext:value-type="string">
            <text:p>Created and implemented Allstate’s risk and return <text:s/>optimization program, allowing Allstate to withstand <text:s/>the 2008 financial market crisis and adapt to increases <text:s/>in severe weather and hurricanes</text:p>
          </table:table-cell>
          <table:table-cell table:style-name="ce1" office:value-type="float" office:value="0.2699" calcext:value-type="float">
            <text:p>0.2699</text:p>
          </table:table-cell>
        </table:table-row>
        <table:table-row table:style-name="ro3">
          <table:table-cell table:style-name="ce1" office:value-type="string" calcext:value-type="string">
            <text:p>COMP_CON</text:p>
          </table:table-cell>
          <table:table-cell table:style-name="ce2" office:value-type="string" calcext:value-type="string">
            <text:p>Developed significant financial experience by serving <text:s/>in financial oversight roles at Cook Industries, Northern <text:s/>Telecom, Homegrocer.com, Citicorp, and FedEx <text:s/>Corporation</text:p>
          </table:table-cell>
          <table:table-cell table:style-name="ce1" office:value-type="float" office:value="0.8371" calcext:value-type="float">
            <text:p>0.8371</text:p>
          </table:table-cell>
        </table:table-row>
        <table:table-row table:style-name="ro4">
          <table:table-cell table:style-name="ce1" office:value-type="string" calcext:value-type="string">
            <text:p>COMP_CON</text:p>
          </table:table-cell>
          <table:table-cell table:style-name="ce2" office:value-type="string" calcext:value-type="string">
            <text:p>Former member of the audit committee of Blue <text:s/>Nile, Inc</text:p>
          </table:table-cell>
          <table:table-cell table:style-name="ce1" office:value-type="float" office:value="0.1212" calcext:value-type="float">
            <text:p>0.1212</text:p>
          </table:table-cell>
        </table:table-row>
        <table:table-row table:style-name="ro4">
          <table:table-cell table:style-name="ce1" office:value-type="string" calcext:value-type="string">
            <text:p>SOCENV_INC</text:p>
          </table:table-cell>
          <table:table-cell table:style-name="ce2" office:value-type="string" calcext:value-type="string">
            <text:p>Our newest director, <text:s/>Mr. Perold, was identified by our director <text:s/>search firm</text:p>
          </table:table-cell>
          <table:table-cell table:style-name="ce1" office:value-type="float" office:value="0.0899" calcext:value-type="float">
            <text:p>0.0899</text:p>
          </table:table-cell>
        </table:table-row>
        <table:table-row table:style-name="ro4">
          <table:table-cell table:style-name="ce1" office:value-type="string" calcext:value-type="string">
            <text:p>SOCENV_INC</text:p>
          </table:table-cell>
          <table:table-cell table:style-name="ce2" office:value-type="string" calcext:value-type="string">
            <text:p>Inclusive diversity</text:p>
          </table:table-cell>
          <table:table-cell table:style-name="ce1" office:value-type="float" office:value="0.9605" calcext:value-type="float">
            <text:p>0.9605</text:p>
          </table:table-cell>
        </table:table-row>
        <table:table-row table:style-name="ro12">
          <table:table-cell table:style-name="ce1" office:value-type="string" calcext:value-type="string">
            <text:p>SOCENV_INC</text:p>
          </table:table-cell>
          <table:table-cell table:style-name="ce2" office:value-type="string" calcext:value-type="string">
            <text:p>Skills serving existing or future business needs Additional criteria may be found in Allstate’s governing documents available at www.allstateinvestors.com Board dialogue and <text:s/>decision Meet with qualified candidates Nominating and governance <text:s/>committee dialogue Nominating and governance <text:s/>committee dialogue Check conflicts of interest and <text:s/>references Consider current Board skill <text:s/>sets and needs Added six highly qualified directors in the past <text:s/>four years To consider shortlisted candidate(s) To ensure appropriate personal qualities such as <text:s/>independence of mind, being a team player and tenacity Considered 100 candidates since 2011 All candidates are screened for conflicts of interests, and all <text:s/>directors are independent, except the CEO Ensure Board is strong in core competencies of strategic oversight, <text:s/>corporate governance, stockholder advocacy and leadership</text:p>
          </table:table-cell>
          <table:table-cell table:style-name="ce1" office:value-type="float" office:value="0.1181" calcext:value-type="float">
            <text:p>0.1181</text:p>
          </table:table-cell>
        </table:table-row>
        <table:table-row table:style-name="ro4">
          <table:table-cell table:style-name="ce1" office:value-type="string" calcext:value-type="string">
            <text:p>COMP_CON</text:p>
          </table:table-cell>
          <table:table-cell table:style-name="ce2" office:value-type="string" calcext:value-type="string">
            <text:p>Allstate identifies candidates with search firm and Board input</text:p>
          </table:table-cell>
          <table:table-cell table:style-name="ce1" office:value-type="float" office:value="0.1759" calcext:value-type="float">
            <text:p>0.1759</text:p>
          </table:table-cell>
        </table:table-row>
        <table:table-row table:style-name="ro4">
          <table:table-cell table:style-name="ce1" office:value-type="string" calcext:value-type="string">
            <text:p>COMP_CON</text:p>
          </table:table-cell>
          <table:table-cell table:style-name="ce2" office:value-type="string" calcext:value-type="string">
            <text:p>Non-biased independent judgment</text:p>
          </table:table-cell>
          <table:table-cell table:style-name="ce1" office:value-type="float" office:value="0.0574" calcext:value-type="float">
            <text:p>0.0574</text:p>
          </table:table-cell>
        </table:table-row>
        <table:table-row table:style-name="ro2">
          <table:table-cell table:style-name="ce1" office:value-type="string" calcext:value-type="string">
            <text:p>COMP_CON</text:p>
          </table:table-cell>
          <table:table-cell table:style-name="ce2" office:value-type="string" calcext:value-type="string">
            <text:p>The Board and committee expect each non- employee director to be free of interests or <text:s/>affiliations that could give rise to a biased approach <text:s/>to directorship responsibilities or a conflict of <text:s/>interest and be free of any significant relationship <text:s/>with Allstate that would interfere with the director’s <text:s/>exercise of independent judgment</text:p>
          </table:table-cell>
          <table:table-cell table:style-name="ce1" office:value-type="float" office:value="0.7189" calcext:value-type="float">
            <text:p>0.7189</text:p>
          </table:table-cell>
        </table:table-row>
        <table:table-row table:style-name="ro3">
          <table:table-cell table:style-name="ce1" office:value-type="string" calcext:value-type="string">
            <text:p>SOCENV_INC</text:p>
          </table:table-cell>
          <table:table-cell table:style-name="ce2" office:value-type="string" calcext:value-type="string">
            <text:p>The Board and <text:s/>committee also consider experience in the following <text:s/>areas: investment management, technology, risk <text:s/>management, innovation, customer focus, and <text:s/>global operations</text:p>
          </table:table-cell>
          <table:table-cell table:style-name="ce1" office:value-type="float" office:value="0.1018" calcext:value-type="float">
            <text:p>0.1018</text:p>
          </table:table-cell>
        </table:table-row>
        <table:table-row table:style-name="ro3">
          <table:table-cell table:style-name="ce1" office:value-type="string" calcext:value-type="string">
            <text:p>SOCENV_INC</text:p>
          </table:table-cell>
          <table:table-cell table:style-name="ce2" office:value-type="string" calcext:value-type="string">
            <text:p>The graphic below describes the ongoing nominating and governance <text:s/>committee process to identify highly qualified candidates for Board service</text:p>
          </table:table-cell>
          <table:table-cell table:style-name="ce1" office:value-type="float" office:value="0.2156" calcext:value-type="float">
            <text:p>0.2156</text:p>
          </table:table-cell>
        </table:table-row>
        <table:table-row table:style-name="ro3">
          <table:table-cell table:style-name="ce1" office:value-type="string" calcext:value-type="string">
            <text:p>SOCENV_INC</text:p>
          </table:table-cell>
          <table:table-cell table:style-name="ce2" office:value-type="string" calcext:value-type="string">
            <text:p>The audit committee provides oversight and <text:s/>guidance on Allstate’s controls related to key risks <text:s/>and reviews the major financial risk exposures and <text:s/>the steps to monitor and control those risks</text:p>
          </table:table-cell>
          <table:table-cell table:style-name="ce1" office:value-type="float" office:value="0.1212" calcext:value-type="float">
            <text:p>0.1212</text:p>
          </table:table-cell>
        </table:table-row>
        <table:table-row table:style-name="ro4">
          <table:table-cell table:style-name="ce1" office:value-type="string" calcext:value-type="string">
            <text:p>SOCENV_INC</text:p>
          </table:table-cell>
          <table:table-cell table:style-name="ce2" office:value-type="string" calcext:value-type="string">
            <text:p>Oversee the efficacy of cybersecurity risk <text:s/>initiatives and related policies and procedures</text:p>
          </table:table-cell>
          <table:table-cell table:style-name="ce1" office:value-type="float" office:value="0.2649" calcext:value-type="float">
            <text:p>0.2649</text:p>
          </table:table-cell>
        </table:table-row>
        <table:table-row table:style-name="ro3">
          <table:table-cell table:style-name="ce1" office:value-type="string" calcext:value-type="string">
            <text:p>SOCENV_INC</text:p>
          </table:table-cell>
          <table:table-cell table:style-name="ce2" office:value-type="string" calcext:value-type="string">
            <text:p>As <text:s/>such, cybersecurity risk oversight was expanded <text:s/>in 2014 to supplement the oversight provided by <text:s/>the Board and risk and return committee</text:p>
          </table:table-cell>
          <table:table-cell table:style-name="ce1" office:value-type="float" office:value="0.2238" calcext:value-type="float">
            <text:p>0.2238</text:p>
          </table:table-cell>
        </table:table-row>
        <table:table-row table:style-name="ro4">
          <table:table-cell table:style-name="ce1" office:value-type="string" calcext:value-type="string">
            <text:p>COMP_CON</text:p>
          </table:table-cell>
          <table:table-cell table:style-name="ce2" office:value-type="string" calcext:value-type="string">
            <text:p>Chairs executive sessions of independent directors <text:s/>at every in person Board meeting</text:p>
          </table:table-cell>
          <table:table-cell table:style-name="ce1" office:value-type="float" office:value="0.1174" calcext:value-type="float">
            <text:p>0.1174</text:p>
          </table:table-cell>
        </table:table-row>
        <table:table-row table:style-name="ro4">
          <table:table-cell table:style-name="ce1" office:value-type="string" calcext:value-type="string">
            <text:p>SOCENV_INC</text:p>
          </table:table-cell>
          <table:table-cell table:style-name="ce2" office:value-type="string" calcext:value-type="string">
            <text:p>Lead Director Allstate has had a strong lead director role in <text:s/>place for over five years</text:p>
          </table:table-cell>
          <table:table-cell table:style-name="ce1" office:value-type="float" office:value="0.1025" calcext:value-type="float">
            <text:p>0.1025</text:p>
          </table:table-cell>
        </table:table-row>
        <table:table-row table:style-name="ro3">
          <table:table-cell table:style-name="ce1" office:value-type="string" calcext:value-type="string">
            <text:p>COMP_CON</text:p>
          </table:table-cell>
          <table:table-cell table:style-name="ce2" office:value-type="string" calcext:value-type="string">
            <text:p>Facilitates the evaluation of individual director <text:s/>performance in conjunction with the chair of <text:s/>the nominating and governance committee and <text:s/>the Chairman</text:p>
          </table:table-cell>
          <table:table-cell table:style-name="ce1" office:value-type="float" office:value="0.0823" calcext:value-type="float">
            <text:p>0.0823</text:p>
          </table:table-cell>
        </table:table-row>
        <table:table-row table:style-name="ro3">
          <table:table-cell table:style-name="ce1" office:value-type="string" calcext:value-type="string">
            <text:p>COMP_CON</text:p>
          </table:table-cell>
          <table:table-cell table:style-name="ce2" office:value-type="string" calcext:value-type="string">
            <text:p>Facilitates the Board’s performance evaluation <text:s/>of the CEO in conjunction with the chair of the <text:s/>compensation and succession committee</text:p>
          </table:table-cell>
          <table:table-cell table:style-name="ce1" office:value-type="float" office:value="0.18" calcext:value-type="float">
            <text:p>0.18</text:p>
          </table:table-cell>
        </table:table-row>
        <table:table-row table:style-name="ro3">
          <table:table-cell table:style-name="ce1" office:value-type="string" calcext:value-type="string">
            <text:p>COMP_CON</text:p>
          </table:table-cell>
          <table:table-cell table:style-name="ce2" office:value-type="string" calcext:value-type="string">
            <text:p>Ms. Sprieser is Allstate’s <text:s/>independent lead director and has served in <text:s/>that role since the 2015 annual meeting</text:p>
          </table:table-cell>
          <table:table-cell table:style-name="ce1" office:value-type="float" office:value="0.5522" calcext:value-type="float">
            <text:p>0.5522</text:p>
          </table:table-cell>
        </table:table-row>
        <table:table-row table:style-name="ro4">
          <table:table-cell table:style-name="ce1" office:value-type="string" calcext:value-type="string">
            <text:p>COMP_CON</text:p>
          </table:table-cell>
          <table:table-cell table:style-name="ce2" office:value-type="string" calcext:value-type="string">
            <text:p>The <text:s/>independent lead director responsibilities that <text:s/>have been in place since 2011 include:</text:p>
          </table:table-cell>
          <table:table-cell table:style-name="ce1" office:value-type="float" office:value="0.1036" calcext:value-type="float">
            <text:p>0.1036</text:p>
          </table:table-cell>
        </table:table-row>
        <table:table-row table:style-name="ro1">
          <table:table-cell table:style-name="ce1" office:value-type="string" calcext:value-type="string">
            <text:p>COMP_CON</text:p>
          </table:table-cell>
          <table:table-cell table:style-name="ce2" office:value-type="string" calcext:value-type="string">
            <text:p>This promotes a strong <text:s/>connection between the Board and management <text:s/>that is still subject to strong independent oversight <text:s/>by Allstate’s independent lead director and the <text:s/>other independent directors</text:p>
          </table:table-cell>
          <table:table-cell table:style-name="ce1" office:value-type="float" office:value="0.4019" calcext:value-type="float">
            <text:p>0.4019</text:p>
          </table:table-cell>
        </table:table-row>
        <table:table-row table:style-name="ro3">
          <table:table-cell table:style-name="ce1" office:value-type="string" calcext:value-type="string">
            <text:p>COMP_CON</text:p>
          </table:table-cell>
          <table:table-cell table:style-name="ce2" office:value-type="string" calcext:value-type="string">
            <text:p>Allstate’s Corporate Governance Guidelines do allow <text:s/>the Board the flexibility to assign the Chairman <text:s/>and CEO responsibilities to best meet Allstate’s <text:s/>interests</text:p>
          </table:table-cell>
          <table:table-cell table:style-name="ce1" office:value-type="float" office:value="0.3303" calcext:value-type="float">
            <text:p>0.3303</text:p>
          </table:table-cell>
        </table:table-row>
        <table:table-row table:style-name="ro3">
          <table:table-cell table:style-name="ce1" office:value-type="string" calcext:value-type="string">
            <text:p>COMP_CON</text:p>
          </table:table-cell>
          <table:table-cell table:style-name="ce2" office:value-type="string" calcext:value-type="string">
            <text:p>CAP benchmarks Allstate’s plans <text:s/>and compensation payments to the market and <text:s/>evaluates changes to our executive compensation <text:s/>program</text:p>
          </table:table-cell>
          <table:table-cell table:style-name="ce1" office:value-type="float" office:value="0.8469" calcext:value-type="float">
            <text:p>0.8469</text:p>
          </table:table-cell>
        </table:table-row>
        <table:table-row table:style-name="ro3">
          <table:table-cell table:style-name="ce1" office:value-type="string" calcext:value-type="string">
            <text:p>SOCENV_INC</text:p>
          </table:table-cell>
          <table:table-cell table:style-name="ce2" office:value-type="string" calcext:value-type="string">
            <text:p>The Board also has regular and direct exposure to <text:s/>senior leadership and high-potential officers through <text:s/>working and informal meetings held throughout <text:s/>the year</text:p>
          </table:table-cell>
          <table:table-cell table:style-name="ce1" office:value-type="float" office:value="0.148" calcext:value-type="float">
            <text:p>0.148</text:p>
          </table:table-cell>
        </table:table-row>
        <table:table-row table:style-name="ro1">
          <table:table-cell table:style-name="ce1" office:value-type="string" calcext:value-type="string">
            <text:p>SOCENV_INC</text:p>
          </table:table-cell>
          <table:table-cell table:style-name="ce2" office:value-type="string" calcext:value-type="string">
            <text:p>Our compensation and succession committee <text:s/>and nominating and governance committee each <text:s/>regularly meet and review the major risks and <text:s/>mitigation activities related to their respective areas <text:s/>of responsibility and oversight</text:p>
          </table:table-cell>
          <table:table-cell table:style-name="ce1" office:value-type="float" office:value="0.26" calcext:value-type="float">
            <text:p>0.26</text:p>
          </table:table-cell>
        </table:table-row>
        <table:table-row table:style-name="ro3">
          <table:table-cell table:style-name="ce1" office:value-type="string" calcext:value-type="string">
            <text:p>COMP_CON</text:p>
          </table:table-cell>
          <table:table-cell table:style-name="ce2" office:value-type="string" calcext:value-type="string">
            <text:p>Receive regular reports from the chief risk officer <text:s/>and chief cybersecurity officer, who are tasked with <text:s/>monitoring cybersecurity risk, and from outside <text:s/>experts to supplement management reports</text:p>
          </table:table-cell>
          <table:table-cell table:style-name="ce1" office:value-type="float" office:value="0.2241" calcext:value-type="float">
            <text:p>0.2241</text:p>
          </table:table-cell>
        </table:table-row>
        <table:table-row table:style-name="ro3">
          <table:table-cell table:style-name="ce1" office:value-type="string" calcext:value-type="string">
            <text:p>SOCENV_INC</text:p>
          </table:table-cell>
          <table:table-cell table:style-name="ce2" office:value-type="string" calcext:value-type="string">
            <text:p>Receive regular reports from the chief risk officer <text:s/>and chief cybersecurity officer, who are tasked with <text:s/>monitoring cybersecurity risk, and from outside <text:s/>experts to supplement management reports</text:p>
          </table:table-cell>
          <table:table-cell table:style-name="ce1" office:value-type="float" office:value="0.0982" calcext:value-type="float">
            <text:p>0.0982</text:p>
          </table:table-cell>
        </table:table-row>
        <table:table-row table:style-name="ro1">
          <table:table-cell table:style-name="ce1" office:value-type="string" calcext:value-type="string">
            <text:p>COMP_CON</text:p>
          </table:table-cell>
          <table:table-cell table:style-name="ce2" office:value-type="string" calcext:value-type="string">
            <text:p>Outside experts such as <text:s/>independent auditors, governance specialists, <text:s/>cybersecurity experts, board search firm <text:s/>representatives, and financial advisors attend <text:s/>meetings to provide directors with additional <text:s/>information on issues</text:p>
          </table:table-cell>
          <table:table-cell table:style-name="ce1" office:value-type="float" office:value="0.9117" calcext:value-type="float">
            <text:p>0.9117</text:p>
          </table:table-cell>
        </table:table-row>
        <table:table-row table:style-name="ro3">
          <table:table-cell table:style-name="ce1" office:value-type="string" calcext:value-type="string">
            <text:p>COMP_CON</text:p>
          </table:table-cell>
          <table:table-cell table:style-name="ce2" office:value-type="string" calcext:value-type="string">
            <text:p>Outside Advisor Participation in Meetings All independent Board committees use independent <text:s/>external consultants</text:p>
          </table:table-cell>
          <table:table-cell table:style-name="ce1" office:value-type="float" office:value="0.9742" calcext:value-type="float">
            <text:p>0.9742</text:p>
          </table:table-cell>
        </table:table-row>
        <table:table-row table:style-name="ro3">
          <table:table-cell table:style-name="ce1" office:value-type="string" calcext:value-type="string">
            <text:p>COMP_CON</text:p>
          </table:table-cell>
          <table:table-cell table:style-name="ce2" office:value-type="string" calcext:value-type="string">
            <text:p>Board Attendance Policy Each incumbent director attended at least 75% of <text:s/>the combined Board meetings and meetings of <text:s/>committees of which he or she was a member</text:p>
          </table:table-cell>
          <table:table-cell table:style-name="ce1" office:value-type="float" office:value="0.0788" calcext:value-type="float">
            <text:p>0.0788</text:p>
          </table:table-cell>
        </table:table-row>
        <table:table-row table:style-name="ro4">
          <table:table-cell table:style-name="ce1" office:value-type="string" calcext:value-type="string">
            <text:p>COMP_CON</text:p>
          </table:table-cell>
          <table:table-cell table:style-name="ce2" office:value-type="string" calcext:value-type="string">
            <text:p>The committee regularly meets in executive session, <text:s/>including sessions with the chief risk officer</text:p>
          </table:table-cell>
          <table:table-cell table:style-name="ce1" office:value-type="float" office:value="0.1147" calcext:value-type="float">
            <text:p>0.1147</text:p>
          </table:table-cell>
        </table:table-row>
        <table:table-row table:style-name="ro1">
          <table:table-cell table:style-name="ce1" office:value-type="string" calcext:value-type="string">
            <text:p>COMP_CON</text:p>
          </table:table-cell>
          <table:table-cell table:style-name="ce2" office:value-type="string" calcext:value-type="string">
            <text:p>The general counsel is available at meetings <text:s/>to provide input on the legal and regulatory <text:s/>environment and corporate governance, and to <text:s/>ensure the proxy materials accurately reflect the <text:s/>committee’s actions</text:p>
          </table:table-cell>
          <table:table-cell table:style-name="ce1" office:value-type="float" office:value="0.0869" calcext:value-type="float">
            <text:p>0.0869</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nsultant also provides to the <text:s/>nominating and governance committee competitive <text:s/>information on director compensation, including <text:s/>updates on practices and emerging trends</text:p>
          </table:table-cell>
          <table:table-cell table:style-name="ce1" office:value-type="float" office:value="0.9971" calcext:value-type="float">
            <text:p>0.9971</text:p>
          </table:table-cell>
        </table:table-row>
        <table:table-row table:style-name="ro3">
          <table:table-cell table:style-name="ce1" office:value-type="string" calcext:value-type="string">
            <text:p>COMP_CON</text:p>
          </table:table-cell>
          <table:table-cell table:style-name="ce2" office:value-type="string" calcext:value-type="string">
            <text:p>Our senior human resources executive provides <text:s/>the committee with internal and external analyses <text:s/>of the structure of compensation programs</text:p>
          </table:table-cell>
          <table:table-cell table:style-name="ce1" office:value-type="float" office:value="0.3799" calcext:value-type="float">
            <text:p>0.3799</text:p>
          </table:table-cell>
        </table:table-row>
        <table:table-row table:style-name="ro1">
          <table:table-cell table:style-name="ce1" office:value-type="string" calcext:value-type="string">
            <text:p>COMP_CON</text:p>
          </table:table-cell>
          <table:table-cell table:style-name="ce2" office:value-type="string" calcext:value-type="string">
            <text:p>Executive <text:s/>sessions of the committee are scheduled and held <text:s/>throughout the year, including sessions in which the <text:s/>committee meets exclusively with the independent <text:s/>registered public accountant and the chief audit <text:s/>executive</text:p>
          </table:table-cell>
          <table:table-cell table:style-name="ce1" office:value-type="float" office:value="0.7494" calcext:value-type="float">
            <text:p>0.7494</text:p>
          </table:table-cell>
        </table:table-row>
        <table:table-row table:style-name="ro3">
          <table:table-cell table:style-name="ce1" office:value-type="string" calcext:value-type="string">
            <text:p>COMP_CON</text:p>
          </table:table-cell>
          <table:table-cell table:style-name="ce2" office:value-type="string" calcext:value-type="string">
            <text:p>The compensation and succession committee <text:s/>annually evaluates the compensation consultant’s <text:s/>performance and independence</text:p>
          </table:table-cell>
          <table:table-cell table:style-name="ce1" office:value-type="float" office:value="0.6257" calcext:value-type="float">
            <text:p>0.6257</text:p>
          </table:table-cell>
        </table:table-row>
        <table:table-row table:style-name="ro3">
          <table:table-cell table:style-name="ce1" office:value-type="string" calcext:value-type="string">
            <text:p>COMP_CON</text:p>
          </table:table-cell>
          <table:table-cell table:style-name="ce2" office:value-type="string" calcext:value-type="string">
            <text:p>Representatives of the compensation consultant <text:s/>participated in all eight compensation and <text:s/>succession committee meetings in 2015</text:p>
          </table:table-cell>
          <table:table-cell table:style-name="ce1" office:value-type="float" office:value="0.9962" calcext:value-type="float">
            <text:p>0.9962</text:p>
          </table:table-cell>
        </table:table-row>
        <table:table-row table:style-name="ro2">
          <table:table-cell table:style-name="ce1" office:value-type="string" calcext:value-type="string">
            <text:p>SOCENV_INC</text:p>
          </table:table-cell>
          <table:table-cell table:style-name="ce2" office:value-type="string" calcext:value-type="string">
            <text:p>Report page 66 <text:s text:c="2"/>Report page 45 * <text:s text:c="2"/>The Board determined that all members of the audit committee are independent under the New York Stock Exchange <text:s/>and SEC requirements, and that Mrs. Taylor and Messrs. Beyer, Eskew, and Mehta are each an audit committee <text:s/>financial expert as defined under those rules</text:p>
          </table:table-cell>
          <table:table-cell table:style-name="ce1" office:value-type="float" office:value="0.156" calcext:value-type="float">
            <text:p>0.156</text:p>
          </table:table-cell>
        </table:table-row>
        <table:table-row table:style-name="ro2">
          <table:table-cell table:style-name="ce1" office:value-type="string" calcext:value-type="string">
            <text:p>COMP_CON</text:p>
          </table:table-cell>
          <table:table-cell table:style-name="ce2" office:value-type="string" calcext:value-type="string">
            <text:p>Report page 66 <text:s text:c="2"/>Report page 45 * <text:s text:c="2"/>The Board determined that all members of the audit committee are independent under the New York Stock Exchange <text:s/>and SEC requirements, and that Mrs. Taylor and Messrs. Beyer, Eskew, and Mehta are each an audit committee <text:s/>financial expert as defined under those rules</text:p>
          </table:table-cell>
          <table:table-cell table:style-name="ce1" office:value-type="float" office:value="0.2775" calcext:value-type="float">
            <text:p>0.2775</text:p>
          </table:table-cell>
        </table:table-row>
        <table:table-row table:style-name="ro3">
          <table:table-cell table:style-name="ce1" office:value-type="string" calcext:value-type="string">
            <text:p>COMP_CON</text:p>
          </table:table-cell>
          <table:table-cell table:style-name="ce2" office:value-type="string" calcext:value-type="string">
            <text:p>Determines <text:s/>performance criteria <text:s/>and oversees <text:s/>assessment of the <text:s/>Board’s performance <text:s/>and director <text:s/>independence</text:p>
          </table:table-cell>
          <table:table-cell table:style-name="ce1" office:value-type="float" office:value="0.0557" calcext:value-type="float">
            <text:p>0.0557</text:p>
          </table:table-cell>
        </table:table-row>
        <table:table-row table:style-name="ro3">
          <table:table-cell table:style-name="ce1" office:value-type="string" calcext:value-type="string">
            <text:p>SOCENV_INC</text:p>
          </table:table-cell>
          <table:table-cell table:style-name="ce2" office:value-type="string" calcext:value-type="string">
            <text:p>Determines <text:s/>performance criteria <text:s/>and oversees <text:s/>assessment of the <text:s/>Board’s performance <text:s/>and director <text:s/>independence</text:p>
          </table:table-cell>
          <table:table-cell table:style-name="ce1" office:value-type="float" office:value="0.0941" calcext:value-type="float">
            <text:p>0.0941</text:p>
          </table:table-cell>
        </table:table-row>
        <table:table-row table:style-name="ro3">
          <table:table-cell table:style-name="ce1" office:value-type="string" calcext:value-type="string">
            <text:p>COMP_CON</text:p>
          </table:table-cell>
          <table:table-cell table:style-name="ce2" office:value-type="string" calcext:value-type="string">
            <text:p>Administers <text:s/>Allstate’s executive <text:s/>compensation <text:s/>plans and has sole <text:s/>authority to retain <text:s/>the committee’s <text:s/>independent <text:s/>compensation <text:s/>consultant</text:p>
          </table:table-cell>
          <table:table-cell table:style-name="ce1" office:value-type="float" office:value="0.9996" calcext:value-type="float">
            <text:p>0.9996</text:p>
          </table:table-cell>
        </table:table-row>
        <table:table-row table:style-name="ro3">
          <table:table-cell table:style-name="ce1" office:value-type="string" calcext:value-type="string">
            <text:p>COMP_CON</text:p>
          </table:table-cell>
          <table:table-cell table:style-name="ce2" office:value-type="string" calcext:value-type="string">
            <text:p>Reviews the <text:s/>Corporate <text:s/>Governance <text:s/>Guidelines <text:s/>and <text:s/>advises the Board <text:s/>on corporate <text:s/>governance issues</text:p>
          </table:table-cell>
          <table:table-cell table:style-name="ce1" office:value-type="float" office:value="0.466" calcext:value-type="float">
            <text:p>0.466</text:p>
          </table:table-cell>
        </table:table-row>
        <table:table-row table:style-name="ro3">
          <table:table-cell table:style-name="ce1" office:value-type="string" calcext:value-type="string">
            <text:p>SOCENV_INC</text:p>
          </table:table-cell>
          <table:table-cell table:style-name="ce2" office:value-type="string" calcext:value-type="string">
            <text:p>Reviews the <text:s/>Corporate <text:s/>Governance <text:s/>Guidelines <text:s/>and <text:s/>advises the Board <text:s/>on corporate <text:s/>governance issues</text:p>
          </table:table-cell>
          <table:table-cell table:style-name="ce1" office:value-type="float" office:value="0.101" calcext:value-type="float">
            <text:p>0.101</text:p>
          </table:table-cell>
        </table:table-row>
        <table:table-row table:style-name="ro3">
          <table:table-cell table:style-name="ce1" office:value-type="string" calcext:value-type="string">
            <text:p>COMP_CON</text:p>
          </table:table-cell>
          <table:table-cell table:style-name="ce2" office:value-type="string" calcext:value-type="string">
            <text:p>Appoints, retains, and <text:s/>oversees the independent <text:s/>registered public <text:s/>accountant, and evaluates <text:s/>its qualifications, <text:s/>performance and <text:s/>independence</text:p>
          </table:table-cell>
          <table:table-cell table:style-name="ce1" office:value-type="float" office:value="0.4212" calcext:value-type="float">
            <text:p>0.4212</text:p>
          </table:table-cell>
        </table:table-row>
        <table:table-row table:style-name="ro3">
          <table:table-cell table:style-name="ce1" office:value-type="string" calcext:value-type="string">
            <text:p>SOCENV_INC</text:p>
          </table:table-cell>
          <table:table-cell table:style-name="ce2" office:value-type="string" calcext:value-type="string">
            <text:p>Appoints, retains, and <text:s/>oversees the independent <text:s/>registered public <text:s/>accountant, and evaluates <text:s/>its qualifications, <text:s/>performance and <text:s/>independence</text:p>
          </table:table-cell>
          <table:table-cell table:style-name="ce1" office:value-type="float" office:value="0.1125" calcext:value-type="float">
            <text:p>0.1125</text:p>
          </table:table-cell>
        </table:table-row>
        <table:table-row table:style-name="ro1">
          <table:table-cell table:style-name="ce1" office:value-type="string" calcext:value-type="string">
            <text:p>SOCENV_INC</text:p>
          </table:table-cell>
          <table:table-cell table:style-name="ce2" office:value-type="string" calcext:value-type="string">
            <text:p>Assists the Board in its <text:s/>oversight of the integrity <text:s/>of financial statements and <text:s/>other financial information <text:s/>and disclosures and the <text:s/>system of internal control <text:s/>over accounting and <text:s/>financial reporting</text:p>
          </table:table-cell>
          <table:table-cell table:style-name="ce1" office:value-type="float" office:value="0.0547" calcext:value-type="float">
            <text:p>0.0547</text:p>
          </table:table-cell>
        </table:table-row>
        <table:table-row table:style-name="ro4">
          <table:table-cell table:style-name="ce1" office:value-type="string" calcext:value-type="string">
            <text:p>SOCENV_INC</text:p>
          </table:table-cell>
          <table:table-cell table:style-name="ce2" office:value-type="string" calcext:value-type="string">
            <text:p>Reviews the enterprise <text:s/>risk control assessment <text:s/>and guidelines (including <text:s/>cybersecurity risk)</text:p>
          </table:table-cell>
          <table:table-cell table:style-name="ce1" office:value-type="float" office:value="0.0674" calcext:value-type="float">
            <text:p>0.0674</text:p>
          </table:table-cell>
        </table:table-row>
        <table:table-row table:style-name="ro1">
          <table:table-cell table:style-name="ce1" office:value-type="string" calcext:value-type="string">
            <text:p>SOCENV_INC</text:p>
          </table:table-cell>
          <table:table-cell table:style-name="ce2" office:value-type="string" calcext:value-type="string">
            <text:p>Leadership Audit Committee Compensation <text:s/>and Succession <text:s/>Committee Nominating and <text:s/>Governance <text:s/>Committee Risk and Return <text:s/>Committee Executive Committee Chair: <text:s/>Mary Alice Taylor Other Members:*</text:p>
          </table:table-cell>
          <table:table-cell table:style-name="ce1" office:value-type="float" office:value="0.2513" calcext:value-type="float">
            <text:p>0.2513</text:p>
          </table:table-cell>
        </table:table-row>
        <table:table-row table:style-name="ro1">
          <table:table-cell table:style-name="ce1" office:value-type="string" calcext:value-type="string">
            <text:p>COMP_CON</text:p>
          </table:table-cell>
          <table:table-cell table:style-name="ce2" office:value-type="string" calcext:value-type="string">
            <text:p>The Allstate Corporation Board of Directors Chair: Thomas J. Wilson Independent Lead Director: <text:s/>Judith A. Sprieser 10 of 11 Allstate directors are independent Meetings in 2015: 9 Key Responsibilities:</text:p>
          </table:table-cell>
          <table:table-cell table:style-name="ce1" office:value-type="float" office:value="0.0883" calcext:value-type="float">
            <text:p>0.0883</text:p>
          </table:table-cell>
        </table:table-row>
        <table:table-row table:style-name="ro1">
          <table:table-cell table:style-name="ce1" office:value-type="string" calcext:value-type="string">
            <text:p>SOCENV_INC</text:p>
          </table:table-cell>
          <table:table-cell table:style-name="ce2" office:value-type="string" calcext:value-type="string">
            <text:p>The Board has determined the members of the audit, compensation <text:s/>and succession, nominating and governance, and risk and return committees are independent within the <text:s/>meaning of applicable laws, NYSE listing standards, and the Director Independence Standards</text:p>
          </table:table-cell>
          <table:table-cell table:style-name="ce1" office:value-type="float" office:value="0.1652" calcext:value-type="float">
            <text:p>0.1652</text:p>
          </table:table-cell>
        </table:table-row>
        <table:table-row table:style-name="ro3">
          <table:table-cell table:style-name="ce1" office:value-type="string" calcext:value-type="string">
            <text:p>SOCENV_INC</text:p>
          </table:table-cell>
          <table:table-cell table:style-name="ce2" office:value-type="string" calcext:value-type="string">
            <text:p>This primarily reflects the decline in auto <text:s/>insurance profitability caused by an industry-wide <text:s/>increase in the frequency of auto accidents</text:p>
          </table:table-cell>
          <table:table-cell table:style-name="ce1" office:value-type="float" office:value="0.6285" calcext:value-type="float">
            <text:p>0.6285</text:p>
          </table:table-cell>
        </table:table-row>
        <table:table-row table:style-name="ro1">
          <table:table-cell table:style-name="ce1" office:value-type="string" calcext:value-type="string">
            <text:p>COMP_CON</text:p>
          </table:table-cell>
          <table:table-cell table:style-name="ce2" office:value-type="string" calcext:value-type="string">
            <text:p>The committee, with input from the independent <text:s/>compensation consultant, considered the vote <text:s/>results, investor input, and current market <text:s/>practices as it evaluated whether changes to the <text:s/>compensation program were warranted</text:p>
          </table:table-cell>
          <table:table-cell table:style-name="ce1" office:value-type="float" office:value="0.9993" calcext:value-type="float">
            <text:p>0.9993</text:p>
          </table:table-cell>
        </table:table-row>
        <table:table-row table:style-name="ro4">
          <table:table-cell table:style-name="ce1" office:value-type="string" calcext:value-type="string">
            <text:p>COMP_CON</text:p>
          </table:table-cell>
          <table:table-cell table:style-name="ce2" office:value-type="string" calcext:value-type="string">
            <text:p>Targeted Pay at 50th Percentile of Peers</text:p>
          </table:table-cell>
          <table:table-cell table:style-name="ce1" office:value-type="float" office:value="0.363" calcext:value-type="float">
            <text:p>0.363</text:p>
          </table:table-cell>
        </table:table-row>
        <table:table-row table:style-name="ro3">
          <table:table-cell table:style-name="ce1" office:value-type="string" calcext:value-type="string">
            <text:p>SOCENV_INC</text:p>
          </table:table-cell>
          <table:table-cell table:style-name="ce2" office:value-type="string" calcext:value-type="string">
            <text:p>For the 2013-2015 <text:s/>performance cycle, 84.3% <text:s/>of the target number of <text:s/>PSAs were earned for <text:s/>the 2015 measurement <text:s/>period</text:p>
          </table:table-cell>
          <table:table-cell table:style-name="ce1" office:value-type="float" office:value="0.0633" calcext:value-type="float">
            <text:p>0.0633</text:p>
          </table:table-cell>
        </table:table-row>
        <table:table-row table:style-name="ro2">
          <table:table-cell table:style-name="ce1" office:value-type="string" calcext:value-type="string">
            <text:p>SOCENV_INC</text:p>
          </table:table-cell>
          <table:table-cell table:style-name="ce2" office:value-type="string" calcext:value-type="string">
            <text:p>The committee <text:s/>works to identify performance measures and <text:s/>ranges of performance in the annual and long-term <text:s/>programs that (1) align with the company’s long-term <text:s/>strategy, operating principles and priorities, and <text:s/>stockholder interests, (2) support the achievement <text:s/>of corporate goals, and (3) reflect the company’s <text:s/>overall performance</text:p>
          </table:table-cell>
          <table:table-cell table:style-name="ce1" office:value-type="float" office:value="0.4301" calcext:value-type="float">
            <text:p>0.4301</text:p>
          </table:table-cell>
        </table:table-row>
        <table:table-row table:style-name="ro1">
          <table:table-cell table:style-name="ce1" office:value-type="string" calcext:value-type="string">
            <text:p>SOCENV_INC</text:p>
          </table:table-cell>
          <table:table-cell table:style-name="ce2" office:value-type="string" calcext:value-type="string">
            <text:p>34 <text:s text:c="3"/>www.allstate.com EXECUTIVE COMPENSATION Incentive Design and Goal Setting For the annual and long-term incentive programs, <text:s/>the committee oversees a rigorous and <text:s/>comprehensive goal setting process</text:p>
          </table:table-cell>
          <table:table-cell table:style-name="ce1" office:value-type="float" office:value="0.1728" calcext:value-type="float">
            <text:p>0.1728</text:p>
          </table:table-cell>
        </table:table-row>
        <table:table-row table:style-name="ro3">
          <table:table-cell table:style-name="ce1" office:value-type="string" calcext:value-type="string">
            <text:p>COMP_CON</text:p>
          </table:table-cell>
          <table:table-cell table:style-name="ce2" office:value-type="string" calcext:value-type="string">
            <text:p>Committee’s compensation recommendations for the CEO are <text:s/>reviewed and approved by the independent directors of our Board <text:s/>in executive session 4</text:p>
          </table:table-cell>
          <table:table-cell table:style-name="ce1" office:value-type="float" office:value="0.1308" calcext:value-type="float">
            <text:p>0.1308</text:p>
          </table:table-cell>
        </table:table-row>
        <table:table-row table:style-name="ro4">
          <table:table-cell table:style-name="ce1" office:value-type="string" calcext:value-type="string">
            <text:p>COMP_CON</text:p>
          </table:table-cell>
          <table:table-cell table:style-name="ce2" office:value-type="string" calcext:value-type="string">
            <text:p>In 2015, the committee <text:s/>made no changes to the peer group</text:p>
          </table:table-cell>
          <table:table-cell table:style-name="ce1" office:value-type="float" office:value="0.3069" calcext:value-type="float">
            <text:p>0.3069</text:p>
          </table:table-cell>
        </table:table-row>
        <table:table-row table:style-name="ro1">
          <table:table-cell table:style-name="ce1" office:value-type="string" calcext:value-type="string">
            <text:p>SOCENV_INC</text:p>
          </table:table-cell>
          <table:table-cell table:style-name="ce2" office:value-type="string" calcext:value-type="string">
            <text:p>The 2015 Total Premiums measure was adjusted by <text:s/>the committee to reflect the same Canadian foreign <text:s/>currency exchange rate that was presented to the <text:s/>committee when establishing the target at the <text:s/>beginning of the performance period</text:p>
          </table:table-cell>
          <table:table-cell table:style-name="ce1" office:value-type="float" office:value="0.1086" calcext:value-type="float">
            <text:p>0.1086</text:p>
          </table:table-cell>
        </table:table-row>
        <table:table-row table:style-name="ro1">
          <table:table-cell table:style-name="ce1" office:value-type="string" calcext:value-type="string">
            <text:p>SOCENV_INC</text:p>
          </table:table-cell>
          <table:table-cell table:style-name="ce2" office:value-type="string" calcext:value-type="string">
            <text:p>This was accomplished by implementing <text:s/>a multifaceted auto profit improvement plan by increasing auto insurance prices, tightening <text:s/>underwriting standards, maintaining good returns in homeowners insurance and reducing expenses</text:p>
          </table:table-cell>
          <table:table-cell table:style-name="ce1" office:value-type="float" office:value="0.1207" calcext:value-type="float">
            <text:p>0.1207</text:p>
          </table:table-cell>
        </table:table-row>
        <table:table-row table:style-name="ro1">
          <table:table-cell table:style-name="ce1" office:value-type="string" calcext:value-type="string">
            <text:p>COMP_CON</text:p>
          </table:table-cell>
          <table:table-cell table:style-name="ce2" office:value-type="string" calcext:value-type="string">
            <text:p>In <text:s/>conjunction with the committee’s independent compensation consultant, the committee conducts <text:s/>an annual review of Mr. Wilson’s total target direct compensation and determines if any changes are <text:s/>warranted</text:p>
          </table:table-cell>
          <table:table-cell table:style-name="ce1" office:value-type="float" office:value="0.9993" calcext:value-type="float">
            <text:p>0.9993</text:p>
          </table:table-cell>
        </table:table-row>
        <table:table-row table:style-name="ro1">
          <table:table-cell table:style-name="ce1" office:value-type="string" calcext:value-type="string">
            <text:p>COMP_CON</text:p>
          </table:table-cell>
          <table:table-cell table:style-name="ce2" office:value-type="string" calcext:value-type="string">
            <text:p>During the 2015 annual review, the committee determined that Mr. Wilson’s base salary should be <text:s/>increased to align with Allstate’s practice of targeting compensation at the median of its compensation <text:s/>peer group</text:p>
          </table:table-cell>
          <table:table-cell table:style-name="ce1" office:value-type="float" office:value="0.2353" calcext:value-type="float">
            <text:p>0.2353</text:p>
          </table:table-cell>
        </table:table-row>
        <table:table-row table:style-name="ro1">
          <table:table-cell table:style-name="ce1" office:value-type="string" calcext:value-type="string">
            <text:p>COMP_CON</text:p>
          </table:table-cell>
          <table:table-cell table:style-name="ce2" office:value-type="string" calcext:value-type="string">
            <text:p>Board Role in Setting Compensation The compensation and succession committee reviews <text:s/>the executive compensation program throughout <text:s/>the year with the assistance of an independent <text:s/>compensation consultant, Compensation Advisory <text:s/>Partners (“CAP”)</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nsultant also assesses <text:s/>Allstate’s executive compensation design, peer group <text:s/>selection, relative pay for performance, and total direct <text:s/>compensation for individual senior executive positions</text:p>
          </table:table-cell>
          <table:table-cell table:style-name="ce1" office:value-type="float" office:value="0.9937" calcext:value-type="float">
            <text:p>0.9937</text:p>
          </table:table-cell>
        </table:table-row>
        <table:table-row table:style-name="ro3">
          <table:table-cell table:style-name="ce1" office:value-type="string" calcext:value-type="string">
            <text:p>COMP_CON</text:p>
          </table:table-cell>
          <table:table-cell table:style-name="ce2" office:value-type="string" calcext:value-type="string">
            <text:p>In addition, the <text:s/>committee employs an independent compensation <text:s/>consultant each year to review and assess Allstate’s <text:s/>executive pay levels, practices, and overall <text:s/>program design</text:p>
          </table:table-cell>
          <table:table-cell table:style-name="ce1" office:value-type="float" office:value="0.9978" calcext:value-type="float">
            <text:p>0.9978</text:p>
          </table:table-cell>
        </table:table-row>
        <table:table-row table:style-name="ro3">
          <table:table-cell table:style-name="ce1" office:value-type="string" calcext:value-type="string">
            <text:p>COMP_CON</text:p>
          </table:table-cell>
          <table:table-cell table:style-name="ce2" office:value-type="string" calcext:value-type="string">
            <text:p>The committee benchmarks our executive <text:s/>compensation program and reviews the composition of the peer group annually with the assistance of the <text:s/>independent compensation consultant</text:p>
          </table:table-cell>
          <table:table-cell table:style-name="ce1" office:value-type="float" office:value="0.9995" calcext:value-type="float">
            <text:p>0.9995</text:p>
          </table:table-cell>
        </table:table-row>
        <table:table-row table:style-name="ro4">
          <table:table-cell table:style-name="ce1" office:value-type="string" calcext:value-type="string">
            <text:p>COMP_CON</text:p>
          </table:table-cell>
          <table:table-cell table:style-name="ce2" office:value-type="string" calcext:value-type="string">
            <text:p>Independent Compensation Consultant</text:p>
          </table:table-cell>
          <table:table-cell table:style-name="ce1" office:value-type="float" office:value="0.9891" calcext:value-type="float">
            <text:p>0.9891</text:p>
          </table:table-cell>
        </table:table-row>
        <table:table-row table:style-name="ro3">
          <table:table-cell table:style-name="ce1" office:value-type="string" calcext:value-type="string">
            <text:p>COMP_CON</text:p>
          </table:table-cell>
          <table:table-cell table:style-name="ce2" office:value-type="string" calcext:value-type="string">
            <text:p>The committee retains an independent compensation consultant <text:s/>to review the executive compensation programs and practices</text:p>
          </table:table-cell>
          <table:table-cell table:style-name="ce1" office:value-type="float" office:value="0.9995" calcext:value-type="float">
            <text:p>0.9995</text:p>
          </table:table-cell>
        </table:table-row>
        <table:table-row table:style-name="ro3">
          <table:table-cell table:style-name="ce1" office:value-type="string" calcext:value-type="string">
            <text:p>COMP_CON</text:p>
          </table:table-cell>
          <table:table-cell table:style-name="ce2" office:value-type="string" calcext:value-type="string">
            <text:p>To further <text:s/>test the appropriateness of the ranges, the <text:s/>committee’s independent consultant provides <text:s/>advice based on peer performance, market <text:s/>expectations and industry trends</text:p>
          </table:table-cell>
          <table:table-cell table:style-name="ce1" office:value-type="float" office:value="0.9966" calcext:value-type="float">
            <text:p>0.9966</text:p>
          </table:table-cell>
        </table:table-row>
        <table:table-row table:style-name="ro3">
          <table:table-cell table:style-name="ce1" office:value-type="string" calcext:value-type="string">
            <text:p>COMP_CON</text:p>
          </table:table-cell>
          <table:table-cell table:style-name="ce2" office:value-type="string" calcext:value-type="string">
            <text:p>The consultant <text:s/>provides <text:s/>compensation <text:s/>data from the <text:s/>peer group and <text:s/>information on <text:s/>current market <text:s/>practices and <text:s/>industry trends</text:p>
          </table:table-cell>
          <table:table-cell table:style-name="ce1" office:value-type="float" office:value="0.9967" calcext:value-type="float">
            <text:p>0.9967</text:p>
          </table:table-cell>
        </table:table-row>
        <table:table-row table:style-name="ro4">
          <table:table-cell table:style-name="ce1" office:value-type="string" calcext:value-type="string">
            <text:p>COMP_CON</text:p>
          </table:table-cell>
          <table:table-cell table:style-name="ce2" office:value-type="string" calcext:value-type="string">
            <text:p>Independent <text:s/>compensation <text:s/>consultant <text:s/>provides advice <text:s/>on incentive <text:s/>design</text:p>
          </table:table-cell>
          <table:table-cell table:style-name="ce1" office:value-type="float" office:value="0.9997" calcext:value-type="float">
            <text:p>0.9997</text:p>
          </table:table-cell>
        </table:table-row>
        <table:table-row table:style-name="ro3">
          <table:table-cell table:style-name="ce1" office:value-type="string" calcext:value-type="string">
            <text:p>COMP_CON</text:p>
          </table:table-cell>
          <table:table-cell table:style-name="ce2" office:value-type="string" calcext:value-type="string">
            <text:p>Compare actual <text:s/>compensation <text:s/>paid, operating <text:s/>results and <text:s/>stockholder returns <text:s/>from previous <text:s/>year to peer group <text:s text:c="2"/>as provided by <text:s/>the independent <text:s/>compensation <text:s/>consultant</text:p>
          </table:table-cell>
          <table:table-cell table:style-name="ce1" office:value-type="float" office:value="0.9982" calcext:value-type="float">
            <text:p>0.9982</text:p>
          </table:table-cell>
        </table:table-row>
        <table:table-row table:style-name="ro3">
          <table:table-cell table:style-name="ce1" office:value-type="string" calcext:value-type="string">
            <text:p>COMP_CON</text:p>
          </table:table-cell>
          <table:table-cell table:style-name="ce2" office:value-type="string" calcext:value-type="string">
            <text:p>The committee reviews the composition of the <text:s/>peer group annually with the assistance of its <text:s/>compensation consultant</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As part of that evaluation, <text:s/>Compensation Advisory Partners, the committee’s <text:s/>independent compensation consultant, provided <text:s/>executive compensation data, information on <text:s/>current market practices, and alternatives to <text:s/>consider when determining compensation for our <text:s/>named executives</text:p>
          </table:table-cell>
          <table:table-cell table:style-name="ce1" office:value-type="float" office:value="0.9994" calcext:value-type="float">
            <text:p>0.9994</text:p>
          </table:table-cell>
        </table:table-row>
        <table:table-row table:style-name="ro1">
          <table:table-cell table:style-name="ce1" office:value-type="string" calcext:value-type="string">
            <text:p>SOCENV_INC</text:p>
          </table:table-cell>
          <table:table-cell table:style-name="ce2" office:value-type="string" calcext:value-type="string">
            <text:p>Total Premiums was $33,176 million compared <text:s/>to the total reported amounts of $33,029 million <text:s/>as it was adjusted by the committee to reflect <text:s/>the Canadian foreign exchange rate used in <text:s/>establishing the measure</text:p>
          </table:table-cell>
          <table:table-cell table:style-name="ce1" office:value-type="float" office:value="0.4115" calcext:value-type="float">
            <text:p>0.4115</text:p>
          </table:table-cell>
        </table:table-row>
        <table:table-row table:style-name="ro1">
          <table:table-cell table:style-name="ce1" office:value-type="string" calcext:value-type="string">
            <text:p>SOCENV_INC</text:p>
          </table:table-cell>
          <table:table-cell table:style-name="ce2" office:value-type="string" calcext:value-type="string">
            <text:p>Allstate Protection premiums written is equal to <text:s/>the Allstate Protection net premiums written as <text:s/>reported in management’s discussion and analysis <text:s/>in The Allstate Corporation annual report on <text:s/>For m 10-K</text:p>
          </table:table-cell>
          <table:table-cell table:style-name="ce1" office:value-type="float" office:value="0.3238" calcext:value-type="float">
            <text:p>0.3238</text:p>
          </table:table-cell>
        </table:table-row>
        <table:table-row table:style-name="ro1">
          <table:table-cell table:style-name="ce1" office:value-type="string" calcext:value-type="string">
            <text:p>COMP_CON</text:p>
          </table:table-cell>
          <table:table-cell table:style-name="ce2" office:value-type="string" calcext:value-type="string">
            <text:p>Allstate Protection premiums written is equal to <text:s/>the Allstate Protection net premiums written as <text:s/>reported in management’s discussion and analysis <text:s/>in The Allstate Corporation annual report on <text:s/>For m 10-K</text:p>
          </table:table-cell>
          <table:table-cell table:style-name="ce1" office:value-type="float" office:value="0.0931" calcext:value-type="float">
            <text:p>0.0931</text:p>
          </table:table-cell>
        </table:table-row>
        <table:table-row table:style-name="ro3">
          <table:table-cell table:style-name="ce1" office:value-type="string" calcext:value-type="string">
            <text:p>SOCENV_INC</text:p>
          </table:table-cell>
          <table:table-cell table:style-name="ce2" office:value-type="string" calcext:value-type="string">
            <text:p>Total Premiums: This measure is used to assess <text:s/>growth within the Allstate Protection and Allstate <text:s/>Financial businesses</text:p>
          </table:table-cell>
          <table:table-cell table:style-name="ce1" office:value-type="float" office:value="0.1927" calcext:value-type="float">
            <text:p>0.1927</text:p>
          </table:table-cell>
        </table:table-row>
        <table:table-row table:style-name="ro3">
          <table:table-cell table:style-name="ce1" office:value-type="string" calcext:value-type="string">
            <text:p>SOCENV_INC</text:p>
          </table:table-cell>
          <table:table-cell table:style-name="ce2" office:value-type="string" calcext:value-type="string">
            <text:p>Total shareholder return (“TSR”) of 54.4% for the 2014 - 2015 performance period, which falls into the 94 th <text:s/>percentile of the S&amp;P Capital Goods Index; and</text:p>
          </table:table-cell>
          <table:table-cell table:style-name="ce1" office:value-type="float" office:value="0.0732" calcext:value-type="float">
            <text:p>0.0732</text:p>
          </table:table-cell>
        </table:table-row>
        <table:table-row table:style-name="ro15">
          <table:table-cell table:style-name="ce1" office:value-type="string" calcext:value-type="string">
            <text:p>SOCENV_INC</text:p>
          </table:table-cell>
          <table:table-cell table:style-name="ce2" office:value-type="string" calcext:value-type="string">
            <text:p>ELECTION OF DIRECTORS Set forth below is summary information about each director nominee the Board is recommending for election: <text:s text:c="2"/>Nominee <text:s text:c="2"/>Age <text:s text:c="2"/>Director Since <text:s text:c="2"/>Principal Occupation <text:s text:c="2"/>Independent <text:s text:c="2"/>Committee Memberships <text:s text:c="4"/>Michael J. Chesser <text:s text:c="2"/>67 <text:s text:c="2"/>2013 <text:s text:c="2"/>Former Chairman and Chief Executive Officer of Great Plains Energy Incorporated <text:s text:c="2"/>ü <text:s text:c="2"/>Ÿ Audit and Finance Ÿ Compensation (Chair) Ÿ Corporate Governance and Nominating <text:s text:c="4"/>Carla Cico <text:s text:c="2"/>55 <text:s text:c="2"/>2013 <text:s text:c="2"/>Former Chief Executive Officer of Rivoli S.p.A. <text:s text:c="2"/>ü <text:s text:c="2"/>Ÿ Audit and Finance Ÿ Compensation Ÿ Corporate Governance and Nominating <text:s text:c="4"/>Kirk S. Hachigian (Lead Director) <text:s text:c="2"/>56 <text:s text:c="2"/>2013 <text:s text:c="2"/>Executive Chairman of JELD-WEN, Inc. <text:s text:c="2"/>ü <text:s text:c="2"/>Ÿ Audit and Finance Ÿ Compensation Ÿ Corporate Governance and Nominating (Chair) <text:s text:c="4"/>David D. Petratis <text:s text:c="2"/>58 <text:s text:c="2"/>2013 <text:s text:c="2"/>Chairman, President and Chief Executive Officer of Allegion plc <text:s text:c="12"/>Dean I. Schaffer <text:s text:c="2"/>64 <text:s text:c="2"/>2014 <text:s text:c="2"/>Former Partner of Ernst &amp; Young LLP <text:s text:c="2"/>ü <text:s text:c="2"/>Ÿ Audit and Finance Ÿ Compensation Ÿ Corporate Governance and Nominating <text:s text:c="4"/>Martin E. Welch III <text:s text:c="2"/>67 <text:s text:c="2"/>2013 <text:s text:c="2"/>Former Executive Vice President and Chief Financial Officer of Visteon Corporation <text:s text:c="2"/>ü <text:s text:c="2"/>Ÿ Audit and Finance (Chair) Ÿ Compensation Ÿ Corporate Governance and Nominating</text:p>
          </table:table-cell>
          <table:table-cell table:style-name="ce1" office:value-type="float" office:value="0.1677" calcext:value-type="float">
            <text:p>0.1677</text:p>
          </table:table-cell>
        </table:table-row>
        <table:table-row table:style-name="ro3">
          <table:table-cell table:style-name="ce1" office:value-type="string" calcext:value-type="string">
            <text:p>SOCENV_INC</text:p>
          </table:table-cell>
          <table:table-cell table:style-name="ce2" office:value-type="string" calcext:value-type="string">
            <text:p>Director Qualifications Mr. Chesser’s successful career in the energy sector offers us insight into the latest developments in industrial processes, innovation and process improvement</text:p>
          </table:table-cell>
          <table:table-cell table:style-name="ce1" office:value-type="float" office:value="0.6153" calcext:value-type="float">
            <text:p>0.6153</text:p>
          </table:table-cell>
        </table:table-row>
        <table:table-row table:style-name="ro3">
          <table:table-cell table:style-name="ce1" office:value-type="string" calcext:value-type="string">
            <text:p>SOCENV_INC</text:p>
          </table:table-cell>
          <table:table-cell table:style-name="ce2" office:value-type="string" calcext:value-type="string">
            <text:p>Mr. Chesser is a recognized authority on energy technologies which brings unique perspectives both within our own operations and on behalf of our customers and communities</text:p>
          </table:table-cell>
          <table:table-cell table:style-name="ce1" office:value-type="float" office:value="0.1024" calcext:value-type="float">
            <text:p>0.1024</text:p>
          </table:table-cell>
        </table:table-row>
        <table:table-row table:style-name="ro2">
          <table:table-cell table:style-name="ce1" office:value-type="string" calcext:value-type="string">
            <text:p>SOCENV_INC</text:p>
          </table:table-cell>
          <table:table-cell table:style-name="ce2" office:value-type="string" calcext:value-type="string">
            <text:p>She brings a unique perspective to the Board with her direct knowledge of application expertise, regulatory requirements, complex configurations and working with architects, contractors and engineers to adhere to specific safety requirements, all of which influence the successful execution of our strategic plan</text:p>
          </table:table-cell>
          <table:table-cell table:style-name="ce1" office:value-type="float" office:value="0.8957" calcext:value-type="float">
            <text:p>0.8957</text:p>
          </table:table-cell>
        </table:table-row>
        <table:table-row table:style-name="ro6">
          <table:table-cell table:style-name="ce1" office:value-type="string" calcext:value-type="string">
            <text:p>SOCENV_INC</text:p>
          </table:table-cell>
          <table:table-cell table:style-name="ce2" office:value-type="string" calcext:value-type="string">
            <text:p>Former Directorships Cooper Industries plc Director Qualifications Mr. Hachigian’s experiences as chairman and chief executive officer of JELD-WEN, Inc., a $3.5 billion global manufacturer, and Cooper Industries plc, a $6 billion global manufacturer, bring substantial expertise to all of our operational and financial matters, including global manufacturing, engineering, marketing, labor relations, channel management and investor relations</text:p>
          </table:table-cell>
          <table:table-cell table:style-name="ce1" office:value-type="float" office:value="0.2585" calcext:value-type="float">
            <text:p>0.2585</text:p>
          </table:table-cell>
        </table:table-row>
        <table:table-row table:style-name="ro3">
          <table:table-cell table:style-name="ce1" office:value-type="string" calcext:value-type="string">
            <text:p>SOCENV_INC</text:p>
          </table:table-cell>
          <table:table-cell table:style-name="ce2" office:value-type="string" calcext:value-type="string">
            <text:p>Ms. Cico was cited as one of the most powerful women in international business in Forbes (1994) and Fortune (1995)</text:p>
          </table:table-cell>
          <table:table-cell table:style-name="ce1" office:value-type="float" office:value="0.0754" calcext:value-type="float">
            <text:p>0.0754</text:p>
          </table:table-cell>
        </table:table-row>
        <table:table-row table:style-name="ro4">
          <table:table-cell table:style-name="ce1" office:value-type="string" calcext:value-type="string">
            <text:p>SOCENV_INC</text:p>
          </table:table-cell>
          <table:table-cell table:style-name="ce2" office:value-type="string" calcext:value-type="string">
            <text:p>She offers extraordinary insight into regional and global economic, social and political issues</text:p>
          </table:table-cell>
          <table:table-cell table:style-name="ce1" office:value-type="float" office:value="0.3862" calcext:value-type="float">
            <text:p>0.3862</text:p>
          </table:table-cell>
        </table:table-row>
        <table:table-row table:style-name="ro1">
          <table:table-cell table:style-name="ce1" office:value-type="string" calcext:value-type="string">
            <text:p>COMP_CON</text:p>
          </table:table-cell>
          <table:table-cell table:style-name="ce2" office:value-type="string" calcext:value-type="string">
            <text:p>During his career, Mr. Schaffer served on Ernst &amp; Young’s Americas Executive Board, as the co-lead of the Americas Office of the Chairman Global Accounts Network and senior partner in the New York office and worked with many of the firm’s largest clients</text:p>
          </table:table-cell>
          <table:table-cell table:style-name="ce1" office:value-type="float" office:value="0.0844" calcext:value-type="float">
            <text:p>0.0844</text:p>
          </table:table-cell>
        </table:table-row>
        <table:table-row table:style-name="ro6">
          <table:table-cell table:style-name="ce1" office:value-type="string" calcext:value-type="string">
            <text:p>SOCENV_INC</text:p>
          </table:table-cell>
          <table:table-cell table:style-name="ce2" office:value-type="string" calcext:value-type="string">
            <text:p>Dean I. Schaffer Age 64 Director Since 2014 Experience Former Partner of Ernst &amp; Young LLP (an international public accounting firm) from 1975 to 2014 Current Directorships None Former Directorships None Director Qualifications Mr. Schaffer’s experience as a partner of an international accounting firm brings significant expertise to the Board of Directors in the areas of taxation, governance, strategy and acquisitions</text:p>
          </table:table-cell>
          <table:table-cell table:style-name="ce1" office:value-type="float" office:value="0.0961" calcext:value-type="float">
            <text:p>0.0961</text:p>
          </table:table-cell>
        </table:table-row>
        <table:table-row table:style-name="ro3">
          <table:table-cell table:style-name="ce1" office:value-type="string" calcext:value-type="string">
            <text:p>SOCENV_INC</text:p>
          </table:table-cell>
          <table:table-cell table:style-name="ce2" office:value-type="string" calcext:value-type="string">
            <text:p>Obtain and review periodic reports, at least annually, from management assessing the effectiveness of our internal controls and procedures for financial reporting</text:p>
          </table:table-cell>
          <table:table-cell table:style-name="ce1" office:value-type="float" office:value="0.0639" calcext:value-type="float">
            <text:p>0.0639</text:p>
          </table:table-cell>
        </table:table-row>
        <table:table-row table:style-name="ro1">
          <table:table-cell table:style-name="ce1" office:value-type="string" calcext:value-type="string">
            <text:p>COMP_CON</text:p>
          </table:table-cell>
          <table:table-cell table:style-name="ce2" office:value-type="string" calcext:value-type="string">
            <text:p>Recommend the accounting firm to be proposed for appointment by the shareholders as our independent auditors and review the performance of the independent auditors, including receipt of their annual independence statement</text:p>
          </table:table-cell>
          <table:table-cell table:style-name="ce1" office:value-type="float" office:value="0.8811" calcext:value-type="float">
            <text:p>0.8811</text:p>
          </table:table-cell>
        </table:table-row>
        <table:table-row table:style-name="ro3">
          <table:table-cell table:style-name="ce1" office:value-type="string" calcext:value-type="string">
            <text:p>COMP_CON</text:p>
          </table:table-cell>
          <table:table-cell table:style-name="ce2" office:value-type="string" calcext:value-type="string">
            <text:p>Approve in advance permitted audit and non-audit services to be performed by the independent auditors</text:p>
          </table:table-cell>
          <table:table-cell table:style-name="ce1" office:value-type="float" office:value="0.5021" calcext:value-type="float">
            <text:p>0.5021</text:p>
          </table:table-cell>
        </table:table-row>
        <table:table-row table:style-name="ro4">
          <table:table-cell table:style-name="ce1" office:value-type="string" calcext:value-type="string">
            <text:p>COMP_CON</text:p>
          </table:table-cell>
          <table:table-cell table:style-name="ce2" office:value-type="string" calcext:value-type="string">
            <text:p>Review the scope of the audit and the findings and approve the fees of the independent auditors</text:p>
          </table:table-cell>
          <table:table-cell table:style-name="ce1" office:value-type="float" office:value="0.5599" calcext:value-type="float">
            <text:p>0.5599</text:p>
          </table:table-cell>
        </table:table-row>
        <table:table-row table:style-name="ro3">
          <table:table-cell table:style-name="ce1" office:value-type="string" calcext:value-type="string">
            <text:p>COMP_CON</text:p>
          </table:table-cell>
          <table:table-cell table:style-name="ce2" office:value-type="string" calcext:value-type="string">
            <text:p>A copy of the Code of Conduct is available on our website located at www.allegion.com under the heading “About Allegion—Corporate Governance.”</text:p>
          </table:table-cell>
          <table:table-cell table:style-name="ce1" office:value-type="float" office:value="0.6986" calcext:value-type="float">
            <text:p>0.6986</text:p>
          </table:table-cell>
        </table:table-row>
        <table:table-row table:style-name="ro3">
          <table:table-cell table:style-name="ce1" office:value-type="string" calcext:value-type="string">
            <text:p>COMP_CON</text:p>
          </table:table-cell>
          <table:table-cell table:style-name="ce2" office:value-type="string" calcext:value-type="string">
            <text:p>The Code of Conduct covers topics including, but not limited to, conflicts of interest, confidentiality of information, and compliance with laws and regulations</text:p>
          </table:table-cell>
          <table:table-cell table:style-name="ce1" office:value-type="float" office:value="0.3474" calcext:value-type="float">
            <text:p>0.3474</text:p>
          </table:table-cell>
        </table:table-row>
        <table:table-row table:style-name="ro3">
          <table:table-cell table:style-name="ce1" office:value-type="string" calcext:value-type="string">
            <text:p>SOCENV_INC</text:p>
          </table:table-cell>
          <table:table-cell table:style-name="ce2" office:value-type="string" calcext:value-type="string">
            <text:p>COMMITTEES OF THE BOARD Audit and Finance Committee Members: Martin E. Welch, III (Chair) <text:s text:c="2"/>Michael J. Chesser <text:s text:c="2"/>Carla Cico <text:s text:c="2"/>Kirk S. Hachigian <text:s text:c="2"/>Dean I. Schaffer Key Functions:</text:p>
          </table:table-cell>
          <table:table-cell table:style-name="ce1" office:value-type="float" office:value="0.0626" calcext:value-type="float">
            <text:p>0.0626</text:p>
          </table:table-cell>
        </table:table-row>
        <table:table-row table:style-name="ro3">
          <table:table-cell table:style-name="ce1" office:value-type="string" calcext:value-type="string">
            <text:p>SOCENV_INC</text:p>
          </table:table-cell>
          <table:table-cell table:style-name="ce2" office:value-type="string" calcext:value-type="string">
            <text:p>The Code of Conduct covers topics including, but not limited to, conflicts of interest, confidentiality of information, and compliance with laws and regulations</text:p>
          </table:table-cell>
          <table:table-cell table:style-name="ce1" office:value-type="float" office:value="0.0615" calcext:value-type="float">
            <text:p>0.0615</text:p>
          </table:table-cell>
        </table:table-row>
        <table:table-row table:style-name="ro2">
          <table:table-cell table:style-name="ce1" office:value-type="string" calcext:value-type="string">
            <text:p>COMP_CON</text:p>
          </table:table-cell>
          <table:table-cell table:style-name="ce2" office:value-type="string" calcext:value-type="string">
            <text:p>Depending upon the nature of the communication and to whom it is directed, the Secretary will: (a) forward the communication to the appropriate director or directors; (b) forward the communication to the relevant department within the Company; or (c) attempt to handle the matter directly (for example, a communication dealing with a share ownership matter)</text:p>
          </table:table-cell>
          <table:table-cell table:style-name="ce1" office:value-type="float" office:value="0.0778" calcext:value-type="float">
            <text:p>0.0778</text:p>
          </table:table-cell>
        </table:table-row>
        <table:table-row table:style-name="ro6">
          <table:table-cell table:style-name="ce1" office:value-type="string" calcext:value-type="string">
            <text:p>COMP_CON</text:p>
          </table:table-cell>
          <table:table-cell table:style-name="ce2" office:value-type="string" calcext:value-type="string">
            <text:p>COMMUNICATION WITH DIRECTORS Shareholders and other interested parties wishing to communicate with the Board of Directors, the non-employee directors or any individual director (including our Lead Director and Compensation Committee Chair) may do so either by sending a communication to the Board and/or a particular Board member, in care of the Secretary of the Company, or by e-mail at allegionboard@allegion.com</text:p>
          </table:table-cell>
          <table:table-cell table:style-name="ce1" office:value-type="float" office:value="0.1871" calcext:value-type="float">
            <text:p>0.1871</text:p>
          </table:table-cell>
        </table:table-row>
        <table:table-row table:style-name="ro3">
          <table:table-cell table:style-name="ce1" office:value-type="string" calcext:value-type="string">
            <text:p>SOCENV_INC</text:p>
          </table:table-cell>
          <table:table-cell table:style-name="ce2" office:value-type="string" calcext:value-type="string">
            <text:p>A copy of Exhibit I to our Corporate Governance Guidelines is available on our website, www.allegion.com, under the heading “About Allegion—Corporate Governance.”</text:p>
          </table:table-cell>
          <table:table-cell table:style-name="ce1" office:value-type="float" office:value="0.0795" calcext:value-type="float">
            <text:p>0.0795</text:p>
          </table:table-cell>
        </table:table-row>
        <table:table-row table:style-name="ro3">
          <table:table-cell table:style-name="ce1" office:value-type="string" calcext:value-type="string">
            <text:p>COMP_CON</text:p>
          </table:table-cell>
          <table:table-cell table:style-name="ce2" office:value-type="string" calcext:value-type="string">
            <text:p>A copy of Exhibit I to our Corporate Governance Guidelines is available on our website, www.allegion.com, under the heading “About Allegion—Corporate Governance.”</text:p>
          </table:table-cell>
          <table:table-cell table:style-name="ce1" office:value-type="float" office:value="0.3964" calcext:value-type="float">
            <text:p>0.3964</text:p>
          </table:table-cell>
        </table:table-row>
        <table:table-row table:style-name="ro1">
          <table:table-cell table:style-name="ce1" office:value-type="string" calcext:value-type="string">
            <text:p>COMP_CON</text:p>
          </table:table-cell>
          <table:table-cell table:style-name="ce2" office:value-type="string" calcext:value-type="string">
            <text:p>In determining the independence of directors, the Board evaluated transactions between us and entities with which directors were affiliated that occurred in the ordinary course of business and that were provided on the same terms and conditions available to other customers</text:p>
          </table:table-cell>
          <table:table-cell table:style-name="ce1" office:value-type="float" office:value="0.2759" calcext:value-type="float">
            <text:p>0.2759</text:p>
          </table:table-cell>
        </table:table-row>
        <table:table-row table:style-name="ro2">
          <table:table-cell table:style-name="ce1" office:value-type="string" calcext:value-type="string">
            <text:p>COMP_CON</text:p>
          </table:table-cell>
          <table:table-cell table:style-name="ce2" office:value-type="string" calcext:value-type="string">
            <text:p>Table of Contents DIRECTOR INDEPENDENCE The Board of Directors has determined that all of our current directors, except Mr. Petratis, who is our CEO, are independent under the standards set forth in Exhibit I to our Corporate Governance Guidelines, which are consistent with the NYSE listing standards</text:p>
          </table:table-cell>
          <table:table-cell table:style-name="ce1" office:value-type="float" office:value="0.1312" calcext:value-type="float">
            <text:p>0.1312</text:p>
          </table:table-cell>
        </table:table-row>
        <table:table-row table:style-name="ro3">
          <table:table-cell table:style-name="ce1" office:value-type="string" calcext:value-type="string">
            <text:p>COMP_CON</text:p>
          </table:table-cell>
          <table:table-cell table:style-name="ce2" office:value-type="string" calcext:value-type="string">
            <text:p>A copy of the charter of the Corporate Governance and Nominating Committee is available on our website, www.allegion.com, under the heading “About Allegion—Corporate Governance.” 15</text:p>
          </table:table-cell>
          <table:table-cell table:style-name="ce1" office:value-type="float" office:value="0.6361" calcext:value-type="float">
            <text:p>0.6361</text:p>
          </table:table-cell>
        </table:table-row>
        <table:table-row table:style-name="ro3">
          <table:table-cell table:style-name="ce1" office:value-type="string" calcext:value-type="string">
            <text:p>SOCENV_INC</text:p>
          </table:table-cell>
          <table:table-cell table:style-name="ce2" office:value-type="string" calcext:value-type="string">
            <text:p>A copy of the charter of the Corporate Governance and Nominating Committee is available on our website, www.allegion.com, under the heading “About Allegion—Corporate Governance.” 15</text:p>
          </table:table-cell>
          <table:table-cell table:style-name="ce1" office:value-type="float" office:value="0.0657" calcext:value-type="float">
            <text:p>0.0657</text:p>
          </table:table-cell>
        </table:table-row>
        <table:table-row table:style-name="ro1">
          <table:table-cell table:style-name="ce1" office:value-type="string" calcext:value-type="string">
            <text:p>SOCENV_INC</text:p>
          </table:table-cell>
          <table:table-cell table:style-name="ce2" office:value-type="string" calcext:value-type="string">
            <text:p>The Board of Directors has determined that each member of the Corporate Governance and Nominating Committee is “independent” as defined in the NYSE listing standards and our Corporate Governance Guidelines</text:p>
          </table:table-cell>
          <table:table-cell table:style-name="ce1" office:value-type="float" office:value="0.1042" calcext:value-type="float">
            <text:p>0.1042</text:p>
          </table:table-cell>
        </table:table-row>
        <table:table-row table:style-name="ro3">
          <table:table-cell table:style-name="ce1" office:value-type="string" calcext:value-type="string">
            <text:p>COMP_CON</text:p>
          </table:table-cell>
          <table:table-cell table:style-name="ce2" office:value-type="string" calcext:value-type="string">
            <text:p>Consider questions of independence and possible conflicts of interest of directors and executive officers</text:p>
          </table:table-cell>
          <table:table-cell table:style-name="ce1" office:value-type="float" office:value="0.7103" calcext:value-type="float">
            <text:p>0.7103</text:p>
          </table:table-cell>
        </table:table-row>
        <table:table-row table:style-name="ro4">
          <table:table-cell table:style-name="ce1" office:value-type="string" calcext:value-type="string">
            <text:p>SOCENV_INC</text:p>
          </table:table-cell>
          <table:table-cell table:style-name="ce2" office:value-type="string" calcext:value-type="string">
            <text:p>Oversee our sustainability efforts</text:p>
          </table:table-cell>
          <table:table-cell table:style-name="ce1" office:value-type="float" office:value="0.9721" calcext:value-type="float">
            <text:p>0.9721</text:p>
          </table:table-cell>
        </table:table-row>
        <table:table-row table:style-name="ro3">
          <table:table-cell table:style-name="ce1" office:value-type="string" calcext:value-type="string">
            <text:p>COMP_CON</text:p>
          </table:table-cell>
          <table:table-cell table:style-name="ce2" office:value-type="string" calcext:value-type="string">
            <text:p>A copy of the charter of the Compensation Committee is available on our website, www.allegion.com, under the heading “About Allegion—Corporate Governance.”</text:p>
          </table:table-cell>
          <table:table-cell table:style-name="ce1" office:value-type="float" office:value="0.8025" calcext:value-type="float">
            <text:p>0.8025</text:p>
          </table:table-cell>
        </table:table-row>
        <table:table-row table:style-name="ro1">
          <table:table-cell table:style-name="ce1" office:value-type="string" calcext:value-type="string">
            <text:p>COMP_CON</text:p>
          </table:table-cell>
          <table:table-cell table:style-name="ce2" office:value-type="string" calcext:value-type="string">
            <text:p>The Board of Directors has determined that each member of the Corporate Governance and Nominating Committee is “independent” as defined in the NYSE listing standards and our Corporate Governance Guidelines</text:p>
          </table:table-cell>
          <table:table-cell table:style-name="ce1" office:value-type="float" office:value="0.1067" calcext:value-type="float">
            <text:p>0.1067</text:p>
          </table:table-cell>
        </table:table-row>
        <table:table-row table:style-name="ro4">
          <table:table-cell table:style-name="ce1" office:value-type="string" calcext:value-type="string">
            <text:p>SOCENV_INC</text:p>
          </table:table-cell>
          <table:table-cell table:style-name="ce2" office:value-type="string" calcext:value-type="string">
            <text:p>Review our Corporate Governance Guidelines and make recommendations for changes</text:p>
          </table:table-cell>
          <table:table-cell table:style-name="ce1" office:value-type="float" office:value="0.245" calcext:value-type="float">
            <text:p>0.245</text:p>
          </table:table-cell>
        </table:table-row>
        <table:table-row table:style-name="ro1">
          <table:table-cell table:style-name="ce1" office:value-type="string" calcext:value-type="string">
            <text:p>COMP_CON</text:p>
          </table:table-cell>
          <table:table-cell table:style-name="ce2" office:value-type="string" calcext:value-type="string">
            <text:p>For a discussion concerning the processes and procedures for determining executive compensation and the role of executive officers and compensation consultants in determining or recommending the amount or form of compensation, see “Compensation Discussion and Analysis.”</text:p>
          </table:table-cell>
          <table:table-cell table:style-name="ce1" office:value-type="float" office:value="0.6837" calcext:value-type="float">
            <text:p>0.6837</text:p>
          </table:table-cell>
        </table:table-row>
        <table:table-row table:style-name="ro4">
          <table:table-cell table:style-name="ce1" office:value-type="string" calcext:value-type="string">
            <text:p>COMP_CON</text:p>
          </table:table-cell>
          <table:table-cell table:style-name="ce2" office:value-type="string" calcext:value-type="string">
            <text:p>Review our Corporate Governance Guidelines and make recommendations for changes</text:p>
          </table:table-cell>
          <table:table-cell table:style-name="ce1" office:value-type="float" office:value="0.0734" calcext:value-type="float">
            <text:p>0.0734</text:p>
          </table:table-cell>
        </table:table-row>
        <table:table-row table:style-name="ro3">
          <table:table-cell table:style-name="ce1" office:value-type="string" calcext:value-type="string">
            <text:p>COMP_CON</text:p>
          </table:table-cell>
          <table:table-cell table:style-name="ce2" office:value-type="string" calcext:value-type="string">
            <text:p>The Board of Directors has determined that each member of the Compensation Committee is “independent” as defined in the NYSE listing standards and our Corporate Governance Guidelines</text:p>
          </table:table-cell>
          <table:table-cell table:style-name="ce1" office:value-type="float" office:value="0.0589" calcext:value-type="float">
            <text:p>0.0589</text:p>
          </table:table-cell>
        </table:table-row>
        <table:table-row table:style-name="ro3">
          <table:table-cell table:style-name="ce1" office:value-type="string" calcext:value-type="string">
            <text:p>SOCENV_INC</text:p>
          </table:table-cell>
          <table:table-cell table:style-name="ce2" office:value-type="string" calcext:value-type="string">
            <text:p>Corporate Governance and Nominating Committee Members: Kirk S. Hachigian (Chair) <text:s text:c="2"/>Michael J. Chesser <text:s text:c="2"/>Carla Cico <text:s text:c="2"/>Dean I. Schaffer <text:s text:c="2"/>Martin E. Welch, III Key Functions:</text:p>
          </table:table-cell>
          <table:table-cell table:style-name="ce1" office:value-type="float" office:value="0.1284" calcext:value-type="float">
            <text:p>0.1284</text:p>
          </table:table-cell>
        </table:table-row>
        <table:table-row table:style-name="ro4">
          <table:table-cell table:style-name="ce1" office:value-type="string" calcext:value-type="string">
            <text:p>COMP_CON</text:p>
          </table:table-cell>
          <table:table-cell table:style-name="ce2" office:value-type="string" calcext:value-type="string">
            <text:p>Approve and oversee Compensation Committee consultants</text:p>
          </table:table-cell>
          <table:table-cell table:style-name="ce1" office:value-type="float" office:value="0.2512" calcext:value-type="float">
            <text:p>0.2512</text:p>
          </table:table-cell>
        </table:table-row>
        <table:table-row table:style-name="ro3">
          <table:table-cell table:style-name="ce1" office:value-type="string" calcext:value-type="string">
            <text:p>COMP_CON</text:p>
          </table:table-cell>
          <table:table-cell table:style-name="ce2" office:value-type="string" calcext:value-type="string">
            <text:p>A copy of the charter of the Audit and Finance Committee is available on our website, www.allegion.com, under the heading “About Allegion—Corporate Governance.”</text:p>
          </table:table-cell>
          <table:table-cell table:style-name="ce1" office:value-type="float" office:value="0.6086" calcext:value-type="float">
            <text:p>0.6086</text:p>
          </table:table-cell>
        </table:table-row>
        <table:table-row table:style-name="ro3">
          <table:table-cell table:style-name="ce1" office:value-type="string" calcext:value-type="string">
            <text:p>SOCENV_INC</text:p>
          </table:table-cell>
          <table:table-cell table:style-name="ce2" office:value-type="string" calcext:value-type="string">
            <text:p>A copy of the charter of the Audit and Finance Committee is available on our website, www.allegion.com, under the heading “About Allegion—Corporate Governance.”</text:p>
          </table:table-cell>
          <table:table-cell table:style-name="ce1" office:value-type="float" office:value="0.0711" calcext:value-type="float">
            <text:p>0.0711</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The Board of Directors has determined that each member of the Audit and Finance Committee is “independent” for purposes of the applicable rules and regulations of the SEC, as defined in the NYSE listing standards and our Corporate Governance Guidelines and has determined that each member of the Audit and Finance Committee meets the qualifications of a financial expert</text:p>
          </table:table-cell>
          <table:table-cell table:style-name="ce1" office:value-type="float" office:value="0.3041" calcext:value-type="float">
            <text:p>0.3041</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The Board of Directors has determined that each member of the Audit and Finance Committee is “independent” for purposes of the applicable rules and regulations of the SEC, as defined in the NYSE listing standards and our Corporate Governance Guidelines and has determined that each member of the Audit and Finance Committee meets the qualifications of a financial expert</text:p>
          </table:table-cell>
          <table:table-cell table:style-name="ce1" office:value-type="float" office:value="0.2206" calcext:value-type="float">
            <text:p>0.2206</text:p>
          </table:table-cell>
        </table:table-row>
        <table:table-row table:style-name="ro6">
          <table:table-cell table:style-name="ce1" office:value-type="string" calcext:value-type="string">
            <text:p>SOCENV_INC</text:p>
          </table:table-cell>
          <table:table-cell table:style-name="ce2" office:value-type="string" calcext:value-type="string">
            <text:p>Table of Contents Board, Committee and Annual Meeting Attendance The Board of Directors and its committees held the following number of meetings during the fiscal year ended December 31, 2015: Board 5 Audit and Finance Committee 9 Compensation Committee 6 Corporate Governance and Nominating Committee 3 Each incumbent director attended at least 75% of the total number of meetings of the Board of Directors and the committees on which he or she served during the year</text:p>
          </table:table-cell>
          <table:table-cell table:style-name="ce1" office:value-type="float" office:value="0.2473" calcext:value-type="float">
            <text:p>0.2473</text:p>
          </table:table-cell>
        </table:table-row>
        <table:table-row table:style-name="ro6">
          <table:table-cell table:style-name="ce1" office:value-type="string" calcext:value-type="string">
            <text:p>COMP_CON</text:p>
          </table:table-cell>
          <table:table-cell table:style-name="ce2" office:value-type="string" calcext:value-type="string">
            <text:p>Table of Contents Board, Committee and Annual Meeting Attendance The Board of Directors and its committees held the following number of meetings during the fiscal year ended December 31, 2015: Board 5 Audit and Finance Committee 9 Compensation Committee 6 Corporate Governance and Nominating Committee 3 Each incumbent director attended at least 75% of the total number of meetings of the Board of Directors and the committees on which he or she served during the year</text:p>
          </table:table-cell>
          <table:table-cell table:style-name="ce1" office:value-type="float" office:value="0.223" calcext:value-type="float">
            <text:p>0.223</text:p>
          </table:table-cell>
        </table:table-row>
        <table:table-row table:style-name="ro1">
          <table:table-cell table:style-name="ce1" office:value-type="string" calcext:value-type="string">
            <text:p>COMP_CON</text:p>
          </table:table-cell>
          <table:table-cell table:style-name="ce2" office:value-type="string" calcext:value-type="string">
            <text:p>Under Irish law, the payment or reimbursement of travel and related expenses in connection with attending Board meetings is deemed compensation to the non-employee director on which the non-employee director must pay taxes</text:p>
          </table:table-cell>
          <table:table-cell table:style-name="ce1" office:value-type="float" office:value="0.1927" calcext:value-type="float">
            <text:p>0.1927</text:p>
          </table:table-cell>
        </table:table-row>
        <table:table-row table:style-name="ro2">
          <table:table-cell table:style-name="ce1" office:value-type="string" calcext:value-type="string">
            <text:p>COMP_CON</text:p>
          </table:table-cell>
          <table:table-cell table:style-name="ce2" office:value-type="string" calcext:value-type="string">
            <text:p>The Audit and Finance Committee has 9 regularly scheduled meetings each year; the Compensation Committee has at least 4 regularly scheduled meetings each year; and the Corporate Governance and Nominating Committee has at least 3 regularly scheduled meetings each year</text:p>
          </table:table-cell>
          <table:table-cell table:style-name="ce1" office:value-type="float" office:value="0.885" calcext:value-type="float">
            <text:p>0.885</text:p>
          </table:table-cell>
        </table:table-row>
        <table:table-row table:style-name="ro13">
          <table:table-cell table:style-name="ce1" office:value-type="string" calcext:value-type="string">
            <text:p>SOCENV_INC</text:p>
          </table:table-cell>
          <table:table-cell table:style-name="ce2" office:value-type="string" calcext:value-type="string">
            <text:p>Our director compensation program for non-employee directors from January 1 to June 30, 2015 consisted of the following elements: Compensation Element <text:s text:c="2"/>Compensation Value Annual Cash Retainer <text:s text:c="2"/>$ 210,000 Audit and Finance Committee Chair Cash Retainer <text:s text:c="2"/>$ 15,000 Compensation Committee Chair Cash Retainer <text:s text:c="2"/>$ 10,000 Corporate Governance and Nominating Committee Chair Cash Retainer <text:s/>(unless also the Lead Director) <text:s text:c="2"/>$ 8,000 Lead Director Cash Retainer <text:s/>(plus $5,000 if also the Corporate Governance and Nominating Committee Chair) <text:s text:c="2"/>$ 20,000 Additional Meetings or Unscheduled Planning Session Fees * <text:s text:c="2"/>$ 1,500 (per meeting or session) Initial Grant of RSUs <text:s text:c="2"/>$ 50,000 Our director compensation program for non-employee directors from July 1 to December 31, 2015 consisted of the following elements: Compensation Element <text:s text:c="2"/>Compensation Value Annual Cash Retainer <text:s text:c="2"/>$ 140,000 Audit and Finance Committee Chair Cash Retainer <text:s text:c="2"/>$ 15,000 Compensation Committee Chair Cash Retainer <text:s text:c="2"/>$ 10,000 Corporate Governance and Nominating Committee Chair Cash Retainer <text:s/>(unless also the Lead Director) <text:s text:c="2"/>$ 8,000 Lead Director Cash Retainer <text:s/>(plus $5,000 if also the Corporate Governance and Nominating Committee Chair) <text:s text:c="2"/>$ 20,000 Additional Meetings or Unscheduled Planning Session Fees * <text:s text:c="2"/>$ 1,500 (per meeting or session) Annual Grant of RSUs <text:s text:c="2"/>$ 70,000 Initial Grant of RSUs <text:s text:c="2"/>$ 50,000 * The Board has 5 regularly scheduled meetings each year</text:p>
          </table:table-cell>
          <table:table-cell table:style-name="ce1" office:value-type="float" office:value="0.7631" calcext:value-type="float">
            <text:p>0.7631</text:p>
          </table:table-cell>
        </table:table-row>
        <table:table-row table:style-name="ro3">
          <table:table-cell table:style-name="ce1" office:value-type="string" calcext:value-type="string">
            <text:p>COMP_CON</text:p>
          </table:table-cell>
          <table:table-cell table:style-name="ce2" office:value-type="string" calcext:value-type="string">
            <text:p>Use of Comparator Groups for Pay and Performance The Committee uses two comparator groups when evaluating and making executive compensation decisions</text:p>
          </table:table-cell>
          <table:table-cell table:style-name="ce1" office:value-type="float" office:value="0.1237" calcext:value-type="float">
            <text:p>0.123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reviews, discusses, modifies and approves, as appropriate, these compensation recommendations</text:p>
          </table:table-cell>
          <table:table-cell table:style-name="ce1" office:value-type="float" office:value="0.0573" calcext:value-type="float">
            <text:p>0.0573</text:p>
          </table:table-cell>
        </table:table-row>
        <table:table-row table:style-name="ro3">
          <table:table-cell table:style-name="ce1" office:value-type="string" calcext:value-type="string">
            <text:p>SOCENV_INC</text:p>
          </table:table-cell>
          <table:table-cell table:style-name="ce2" office:value-type="string" calcext:value-type="string">
            <text:p>Pledging is also prohibited unless approved by the Nominating and Corporate Governance Committee</text:p>
          </table:table-cell>
          <table:table-cell table:style-name="ce1" office:value-type="float" office:value="0.2164" calcext:value-type="float">
            <text:p>0.2164</text:p>
          </table:table-cell>
        </table:table-row>
        <table:table-row table:style-name="ro3">
          <table:table-cell table:style-name="ce1" office:value-type="string" calcext:value-type="string">
            <text:p>COMP_CON</text:p>
          </table:table-cell>
          <table:table-cell table:style-name="ce2" office:value-type="string" calcext:value-type="string">
            <text:p>Lennox International Roper Industries Armstrong World Industries EnerSys Masco Corp ScanSource Brady Enpro Industries NCI Building Systems A.O. Smith Corp Brink’s Co</text:p>
          </table:table-cell>
          <table:table-cell table:style-name="ce1" office:value-type="float" office:value="0.0606" calcext:value-type="float">
            <text:p>0.0606</text:p>
          </table:table-cell>
        </table:table-row>
        <table:table-row table:style-name="ro3">
          <table:table-cell table:style-name="ce1" office:value-type="string" calcext:value-type="string">
            <text:p>COMP_CON</text:p>
          </table:table-cell>
          <table:table-cell table:style-name="ce2" office:value-type="string" calcext:value-type="string">
            <text:p>The following companies comprised our Compensation Benchmarking Peer Group for 2015: ADT Corp Diebold ITT Corp Regal Beloit Corp Apogee Enterprises Donaldson Co</text:p>
          </table:table-cell>
          <table:table-cell table:style-name="ce1" office:value-type="float" office:value="0.1443" calcext:value-type="float">
            <text:p>0.1443</text:p>
          </table:table-cell>
        </table:table-row>
        <table:table-row table:style-name="ro4">
          <table:table-cell table:style-name="ce1" office:value-type="string" calcext:value-type="string">
            <text:p>COMP_CON</text:p>
          </table:table-cell>
          <table:table-cell table:style-name="ce2" office:value-type="string" calcext:value-type="string">
            <text:p>In 2015, the Committee revised the Compensation Benchmarking Peer Group to be used for 2016</text:p>
          </table:table-cell>
          <table:table-cell table:style-name="ce1" office:value-type="float" office:value="0.1315" calcext:value-type="float">
            <text:p>0.1315</text:p>
          </table:table-cell>
        </table:table-row>
        <table:table-row table:style-name="ro11">
          <table:table-cell table:style-name="ce1" office:value-type="string" calcext:value-type="string">
            <text:p>COMP_CON</text:p>
          </table:table-cell>
          <table:table-cell table:style-name="ce2" office:value-type="string" calcext:value-type="string">
            <text:p>Owens Corning EnerSys <text:s text:c="4"/>Enpro Industries <text:s text:c="4"/>Esterline Technologies Corp <text:s text:c="4"/>ITT Corp <text:s text:c="4"/>Regal Beloit Corp <text:s text:c="4"/>Valmont Industries <text:s text:c="4"/>Beginning in 2016, the Compensation Benchmarking Peer Group will be comprised of the following companies: ADT Corp* Diebold Masco Corp Quanex Building Products Apogee Enterprises Flir Systems NCI Building Systems Roper Industries Armstrong World Industries* Checkpoint Systems* Nortek ScanSource Brady Griffon Corp OSI Systems A.O. Smith Corp Builders FirstSource Lennox International Inc</text:p>
          </table:table-cell>
          <table:table-cell table:style-name="ce1" office:value-type="float" office:value="0.1676" calcext:value-type="float">
            <text:p>0.1676</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Compensation Benchmarking Peer Group The Committee considers relevant market pay practices, among other factors, when setting executive compensation to increase our ability to recruit and retain high performing talent</text:p>
          </table:table-cell>
          <table:table-cell table:style-name="ce1" office:value-type="float" office:value="0.0572" calcext:value-type="float">
            <text:p>0.0572</text:p>
          </table:table-cell>
        </table:table-row>
        <table:table-row table:style-name="ro4">
          <table:table-cell table:style-name="ce1" office:value-type="string" calcext:value-type="string">
            <text:p>COMP_CON</text:p>
          </table:table-cell>
          <table:table-cell table:style-name="ce2" office:value-type="string" calcext:value-type="string">
            <text:p>The Compensation Benchmarking Peer Group consists of companies that generally:</text:p>
          </table:table-cell>
          <table:table-cell table:style-name="ce1" office:value-type="float" office:value="0.0632" calcext:value-type="float">
            <text:p>0.0632</text:p>
          </table:table-cell>
        </table:table-row>
        <table:table-row table:style-name="ro4">
          <table:table-cell table:style-name="ce1" office:value-type="string" calcext:value-type="string">
            <text:p>COMP_CON</text:p>
          </table:table-cell>
          <table:table-cell table:style-name="ce2" office:value-type="string" calcext:value-type="string">
            <text:p>The Compensation Committee did not engage any other advisor in 2015</text:p>
          </table:table-cell>
          <table:table-cell table:style-name="ce1" office:value-type="float" office:value="0.5824" calcext:value-type="float">
            <text:p>0.5824</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Role of the Compensation Committee and Independent Adviser Our Compensation Committee has the authority to obtain advice and assistance from advisors and to determine their fees and terms of engagement</text:p>
          </table:table-cell>
          <table:table-cell table:style-name="ce1" office:value-type="float" office:value="0.8326" calcext:value-type="float">
            <text:p>0.8326</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 and Nominating Committee periodically reviews the compensation level of our non-employee directors in consultation with the Committee’s independent compensation consultant and makes recommendations to the Board of Directors</text:p>
          </table:table-cell>
          <table:table-cell table:style-name="ce1" office:value-type="float" office:value="0.9995" calcext:value-type="float">
            <text:p>0.9995</text:p>
          </table:table-cell>
        </table:table-row>
        <table:table-row table:style-name="ro3">
          <table:table-cell table:style-name="ce1" office:value-type="string" calcext:value-type="string">
            <text:p>COMP_CON</text:p>
          </table:table-cell>
          <table:table-cell table:style-name="ce2" office:value-type="string" calcext:value-type="string">
            <text:p>Independent Compensation Consultant <text:s text:c="2"/>The Compensation Committee retains and annually reviews the independence of its compensation consultant</text:p>
          </table:table-cell>
          <table:table-cell table:style-name="ce1" office:value-type="float" office:value="0.9996" calcext:value-type="float">
            <text:p>0.9996</text:p>
          </table:table-cell>
        </table:table-row>
        <table:table-row table:style-name="ro1">
          <table:table-cell table:style-name="ce1" office:value-type="string" calcext:value-type="string">
            <text:p>COMP_CON</text:p>
          </table:table-cell>
          <table:table-cell table:style-name="ce2" office:value-type="string" calcext:value-type="string">
            <text:p>Upon advice from its consultant, the following nine peer companies were removed due to lack of industry similarity and the following three size-appropriate companies with more similar industry fits were added: Companies Removed <text:s text:c="2"/>Companies Added Brink’s Co.</text:p>
          </table:table-cell>
          <table:table-cell table:style-name="ce1" office:value-type="float" office:value="0.9959" calcext:value-type="float">
            <text:p>0.9959</text:p>
          </table:table-cell>
        </table:table-row>
        <table:table-row table:style-name="ro6">
          <table:table-cell table:style-name="ce1" office:value-type="string" calcext:value-type="string">
            <text:p>COMP_CON</text:p>
          </table:table-cell>
          <table:table-cell table:style-name="ce2" office:value-type="string" calcext:value-type="string">
            <text:p>Esterline Technologies Corp Nortek Steelcase Builders FirstSource Flir Systems Ply Gem Holdings USG Corp CACI International Checkpoint Systems Quanex Building Products Valmont Industries Fortune Brands Home &amp; Security Griffon Corp <text:s text:c="4"/>Our Compensation Committee reviews the Compensation Benchmarking Peer Group on an annual basis and determines, with input from its independent consultant, whether any changes are appropriate</text:p>
          </table:table-cell>
          <table:table-cell table:style-name="ce1" office:value-type="float" office:value="0.995" calcext:value-type="float">
            <text:p>0.995</text:p>
          </table:table-cell>
        </table:table-row>
        <table:table-row table:style-name="ro3">
          <table:table-cell table:style-name="ce1" office:value-type="string" calcext:value-type="string">
            <text:p>COMP_CON</text:p>
          </table:table-cell>
          <table:table-cell table:style-name="ce2" office:value-type="string" calcext:value-type="string">
            <text:p>The Consultant provides advice to the Compensation Committee on our compensation program for executive officers and incentive programs for eligible employees</text:p>
          </table:table-cell>
          <table:table-cell table:style-name="ce1" office:value-type="float" office:value="0.9509" calcext:value-type="float">
            <text:p>0.9509</text:p>
          </table:table-cell>
        </table:table-row>
        <table:table-row table:style-name="ro3">
          <table:table-cell table:style-name="ce1" office:value-type="string" calcext:value-type="string">
            <text:p>COMP_CON</text:p>
          </table:table-cell>
          <table:table-cell table:style-name="ce2" office:value-type="string" calcext:value-type="string">
            <text:p>The Consultant may also provide our Corporate Governance and Nominating Committee advice on director compensation matters</text:p>
          </table:table-cell>
          <table:table-cell table:style-name="ce1" office:value-type="float" office:value="0.9693" calcext:value-type="float">
            <text:p>0.9693</text:p>
          </table:table-cell>
        </table:table-row>
        <table:table-row table:style-name="ro3">
          <table:table-cell table:style-name="ce1" office:value-type="string" calcext:value-type="string">
            <text:p>COMP_CON</text:p>
          </table:table-cell>
          <table:table-cell table:style-name="ce2" office:value-type="string" calcext:value-type="string">
            <text:p>In connection with this engagement, the Compensation Committee evaluated the Consultant’s independence and determined the Consultant was independent from management</text:p>
          </table:table-cell>
          <table:table-cell table:style-name="ce1" office:value-type="float" office:value="0.9941" calcext:value-type="float">
            <text:p>0.9941</text:p>
          </table:table-cell>
        </table:table-row>
        <table:table-row table:style-name="ro4">
          <table:table-cell table:style-name="ce1" office:value-type="string" calcext:value-type="string">
            <text:p>COMP_CON</text:p>
          </table:table-cell>
          <table:table-cell table:style-name="ce2" office:value-type="string" calcext:value-type="string">
            <text:p>The Consultant does not provide any services to the Company</text:p>
          </table:table-cell>
          <table:table-cell table:style-name="ce1" office:value-type="float" office:value="0.9907" calcext:value-type="float">
            <text:p>0.990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evaluated whether any work provided by the Consultant raised any conflict of interest and determined that it did not</text:p>
          </table:table-cell>
          <table:table-cell table:style-name="ce1" office:value-type="float" office:value="0.9975" calcext:value-type="float">
            <text:p>0.9975</text:p>
          </table:table-cell>
        </table:table-row>
        <table:table-row table:style-name="ro3">
          <table:table-cell table:style-name="ce1" office:value-type="string" calcext:value-type="string">
            <text:p>COMP_CON</text:p>
          </table:table-cell>
          <table:table-cell table:style-name="ce2" office:value-type="string" calcext:value-type="string">
            <text:p>In 2015, the Compensation Committee engaged Meridian Compensation Partners, LLC (the “Consultant”) as its compensation consultant</text:p>
          </table:table-cell>
          <table:table-cell table:style-name="ce1" office:value-type="float" office:value="0.9997" calcext:value-type="float">
            <text:p>0.9997</text:p>
          </table:table-cell>
        </table:table-row>
        <table:table-row table:style-name="ro2">
          <table:table-cell table:style-name="ce1" office:value-type="string" calcext:value-type="string">
            <text:p>SOCENV_INC</text:p>
          </table:table-cell>
          <table:table-cell table:style-name="ce2" office:value-type="string" calcext:value-type="string">
            <text:p>Ms. Moretti: Led business transformation efforts to restore profitability to the EMEIA region; successful execution of our M&amp;A strategy to support our growth for the company; and successful deployment of Enterprise Excellence initiatives that improved customer service, world class safety, and productivity</text:p>
          </table:table-cell>
          <table:table-cell table:style-name="ce1" office:value-type="float" office:value="0.9748" calcext:value-type="float">
            <text:p>0.9748</text:p>
          </table:table-cell>
        </table:table-row>
        <table:table-row table:style-name="ro2">
          <table:table-cell table:style-name="ce1" office:value-type="string" calcext:value-type="string">
            <text:p>SOCENV_INC</text:p>
          </table:table-cell>
          <table:table-cell table:style-name="ce2" office:value-type="string" calcext:value-type="string">
            <text:p>Mr. Petratis: Set the company’s global strategic direction; exceeded organic growth objectives for the company; established peer-leading system of safety; and successfully managed Allegion’s resources that allowed the company to maximize capital allocation, profitably grow the business, and exceed ROIC goals</text:p>
          </table:table-cell>
          <table:table-cell table:style-name="ce1" office:value-type="float" office:value="0.9545" calcext:value-type="float">
            <text:p>0.9545</text:p>
          </table:table-cell>
        </table:table-row>
        <table:table-row table:style-name="ro1">
          <table:table-cell table:style-name="ce1" office:value-type="string" calcext:value-type="string">
            <text:p>SOCENV_INC</text:p>
          </table:table-cell>
          <table:table-cell table:style-name="ce2" office:value-type="string" calcext:value-type="string">
            <text:p>Completed six new investments in 2015 and 2016 year-to-date, enhancing AMG's geographic diversity and position in global and alternative strategies Strong execution of capital management strategy</text:p>
          </table:table-cell>
          <table:table-cell table:style-name="ce1" office:value-type="float" office:value="0.9576" calcext:value-type="float">
            <text:p>0.9576</text:p>
          </table:table-cell>
        </table:table-row>
        <table:table-row table:style-name="ro4">
          <table:table-cell table:style-name="ce1" office:value-type="string" calcext:value-type="string">
            <text:p>SOCENV_INC</text:p>
          </table:table-cell>
          <table:table-cell table:style-name="ce2" office:value-type="string" calcext:value-type="string">
            <text:p>His<text:tab/>work<text:tab/>has resulted<text:tab/>in<text:tab/>more<text:tab/>than<text:tab/>20<text:tab/>scienti]ic<text:tab/>publications<text:tab/>and<text:tab/>9 patent<text:tab/>applications</text:p>
          </table:table-cell>
          <table:table-cell table:style-name="ce1" office:value-type="float" office:value="0.1479" calcext:value-type="float">
            <text:p>0.1479</text:p>
          </table:table-cell>
        </table:table-row>
        <table:table-row table:style-name="ro1">
          <table:table-cell table:style-name="ce1" office:value-type="string" calcext:value-type="string">
            <text:p>SOCENV_INC</text:p>
          </table:table-cell>
          <table:table-cell table:style-name="ce2" office:value-type="string" calcext:value-type="string">
            <text:p>From 1990<text:tab/>to<text:tab/>1992,<text:tab/>Dr.<text:tab/>Bell<text:tab/>was<text:tab/>an<text:tab/>attending<text:tab/>physician<text:tab/>at<text:tab/>the Yale-New<text:tab/>Haven<text:tab/>Hospital<text:tab/>and<text:tab/>an<text:tab/>Assistant<text:tab/>Professor<text:tab/>in the<text:tab/>Department<text:tab/>of<text:tab/>Internal<text:tab/>Medicine<text:tab/>at<text:tab/>the<text:tab/>Yale<text:tab/>University School<text:tab/>of<text:tab/>Medicine</text:p>
          </table:table-cell>
          <table:table-cell table:style-name="ce1" office:value-type="float" office:value="0.1932" calcext:value-type="float">
            <text:p>0.1932</text:p>
          </table:table-cell>
        </table:table-row>
        <table:table-row table:style-name="ro11">
          <table:table-cell table:style-name="ce1" office:value-type="string" calcext:value-type="string">
            <text:p>SOCENV_INC</text:p>
          </table:table-cell>
          <table:table-cell table:style-name="ce2" office:value-type="string" calcext:value-type="string">
            <text:p>Alexion<text:tab/>Director<text:tab/>Since:<text:tab/>1992;<text:tab/>Chairman<text:tab/>since<text:tab/>2014 <text:s text:c="2"/>Committee<text:tab/>Memberships:<text:tab/>None <text:s text:c="2"/>Other<text:tab/>Public<text:tab/>Company<text:tab/>Directorships <text:s text:c="2"/>Current:<text:tab/> None <text:s text:c="2"/>Past<text:tab/>5<text:tab/>Years:<text:tab/> None <text:s text:c="6"/>QualiZications <text:s text:c="2"/>n <text:s text:c="3"/>Principal<text:tab/>founder<text:tab/>of<text:tab/>Alexion <text:s text:c="2"/>n <text:s text:c="3"/>Unique<text:tab/>combination<text:tab/>of<text:tab/>scienti]ic,<text:tab/>clinical<text:tab/>and<text:tab/>business<text:tab/>skills<text:tab/>employed throughout<text:tab/>career <text:s text:c="2"/>n <text:s text:c="3"/>Depth<text:tab/>of<text:tab/>operating,<text:tab/>research<text:tab/>and<text:tab/>development<text:tab/>and<text:tab/>commercial experience<text:tab/>in<text:tab/>the<text:tab/>biotechnology<text:tab/>industry <text:s text:c="2"/>2016<text:tab/>Proxy<text:tab/>Statement<text:tab/> Alexion<text:tab/>Pharmaceuticals,<text:tab/>Inc. 7</text:p>
          </table:table-cell>
          <table:table-cell table:style-name="ce1" office:value-type="float" office:value="0.1358" calcext:value-type="float">
            <text:p>0.1358</text:p>
          </table:table-cell>
        </table:table-row>
        <table:table-row table:style-name="ro1">
          <table:table-cell table:style-name="ce1" office:value-type="string" calcext:value-type="string">
            <text:p>COMP_CON</text:p>
          </table:table-cell>
          <table:table-cell table:style-name="ce2" office:value-type="string" calcext:value-type="string">
            <text:p>From 1990<text:tab/>to<text:tab/>1992,<text:tab/>Dr.<text:tab/>Bell<text:tab/>was<text:tab/>an<text:tab/>attending<text:tab/>physician<text:tab/>at<text:tab/>the Yale-New<text:tab/>Haven<text:tab/>Hospital<text:tab/>and<text:tab/>an<text:tab/>Assistant<text:tab/>Professor<text:tab/>in the<text:tab/>Department<text:tab/>of<text:tab/>Internal<text:tab/>Medicine<text:tab/>at<text:tab/>the<text:tab/>Yale<text:tab/>University School<text:tab/>of<text:tab/>Medicine</text:p>
          </table:table-cell>
          <table:table-cell table:style-name="ce1" office:value-type="float" office:value="0.3988" calcext:value-type="float">
            <text:p>0.3988</text:p>
          </table:table-cell>
        </table:table-row>
        <table:table-row table:style-name="ro3">
          <table:table-cell table:style-name="ce1" office:value-type="string" calcext:value-type="string">
            <text:p>SOCENV_INC</text:p>
          </table:table-cell>
          <table:table-cell table:style-name="ce2" office:value-type="string" calcext:value-type="string">
            <text:p>Dr.<text:tab/>Bell<text:tab/>is<text:tab/>currently<text:tab/>an<text:tab/>Adjunct<text:tab/>Assistant Professor<text:tab/>of<text:tab/>Medicine<text:tab/>and<text:tab/>Pathology<text:tab/>at<text:tab/>the<text:tab/>Yale<text:tab/>University School<text:tab/>of<text:tab/>Medicine</text:p>
          </table:table-cell>
          <table:table-cell table:style-name="ce1" office:value-type="float" office:value="0.0796" calcext:value-type="float">
            <text:p>0.0796</text:p>
          </table:table-cell>
        </table:table-row>
        <table:table-row table:style-name="ro1">
          <table:table-cell table:style-name="ce1" office:value-type="string" calcext:value-type="string">
            <text:p>SOCENV_INC</text:p>
          </table:table-cell>
          <table:table-cell table:style-name="ce2" office:value-type="string" calcext:value-type="string">
            <text:p>Dr.<text:tab/>Bell<text:tab/>was<text:tab/>a<text:tab/>recipient<text:tab/>of<text:tab/>the Physician<text:tab/>Scientist<text:tab/>Award<text:tab/>from<text:tab/>the<text:tab/>National<text:tab/>Institutes<text:tab/>of Health<text:tab/>and<text:tab/>Grant-in-Aid<text:tab/>from<text:tab/>the<text:tab/>American<text:tab/>Heart Association<text:tab/>as<text:tab/>well<text:tab/>as<text:tab/>various<text:tab/>honors<text:tab/>and<text:tab/>awards<text:tab/>from academic<text:tab/>and<text:tab/>professional<text:tab/>organizations</text:p>
          </table:table-cell>
          <table:table-cell table:style-name="ce1" office:value-type="float" office:value="0.7177" calcext:value-type="float">
            <text:p>0.7177</text:p>
          </table:table-cell>
        </table:table-row>
        <table:table-row table:style-name="ro3">
          <table:table-cell table:style-name="ce1" office:value-type="string" calcext:value-type="string">
            <text:p>COMP_CON</text:p>
          </table:table-cell>
          <table:table-cell table:style-name="ce2" office:value-type="string" calcext:value-type="string">
            <text:p>Dr.<text:tab/>Bell<text:tab/>is<text:tab/>currently<text:tab/>an<text:tab/>Adjunct<text:tab/>Assistant Professor<text:tab/>of<text:tab/>Medicine<text:tab/>and<text:tab/>Pathology<text:tab/>at<text:tab/>the<text:tab/>Yale<text:tab/>University School<text:tab/>of<text:tab/>Medicine</text:p>
          </table:table-cell>
          <table:table-cell table:style-name="ce1" office:value-type="float" office:value="0.0861" calcext:value-type="float">
            <text:p>0.0861</text:p>
          </table:table-cell>
        </table:table-row>
        <table:table-row table:style-name="ro1">
          <table:table-cell table:style-name="ce1" office:value-type="string" calcext:value-type="string">
            <text:p>SOCENV_INC</text:p>
          </table:table-cell>
          <table:table-cell table:style-name="ce2" office:value-type="string" calcext:value-type="string">
            <text:p>From<text:tab/>1991<text:tab/>to 1992,<text:tab/>Dr.<text:tab/>Bell<text:tab/>was<text:tab/>an<text:tab/>Assistant<text:tab/>Professor<text:tab/>of<text:tab/>Medicine<text:tab/>and Pathology<text:tab/>and<text:tab/>co-Director<text:tab/>of<text:tab/>the<text:tab/>program<text:tab/>in<text:tab/>Vascular Biology<text:tab/>at<text:tab/>the<text:tab/>Yale<text:tab/>University<text:tab/>School<text:tab/>of<text:tab/>Medicine</text:p>
          </table:table-cell>
          <table:table-cell table:style-name="ce1" office:value-type="float" office:value="0.2793" calcext:value-type="float">
            <text:p>0.2793</text:p>
          </table:table-cell>
        </table:table-row>
        <table:table-row table:style-name="ro1">
          <table:table-cell table:style-name="ce1" office:value-type="string" calcext:value-type="string">
            <text:p>COMP_CON</text:p>
          </table:table-cell>
          <table:table-cell table:style-name="ce2" office:value-type="string" calcext:value-type="string">
            <text:p>From<text:tab/>1991<text:tab/>to 1992,<text:tab/>Dr.<text:tab/>Bell<text:tab/>was<text:tab/>an<text:tab/>Assistant<text:tab/>Professor<text:tab/>of<text:tab/>Medicine<text:tab/>and Pathology<text:tab/>and<text:tab/>co-Director<text:tab/>of<text:tab/>the<text:tab/>program<text:tab/>in<text:tab/>Vascular Biology<text:tab/>at<text:tab/>the<text:tab/>Yale<text:tab/>University<text:tab/>School<text:tab/>of<text:tab/>Medicine</text:p>
          </table:table-cell>
          <table:table-cell table:style-name="ce1" office:value-type="float" office:value="0.2838" calcext:value-type="float">
            <text:p>0.2838</text:p>
          </table:table-cell>
        </table:table-row>
        <table:table-row table:style-name="ro1">
          <table:table-cell table:style-name="ce1" office:value-type="string" calcext:value-type="string">
            <text:p>COMP_CON</text:p>
          </table:table-cell>
          <table:table-cell table:style-name="ce2" office:value-type="string" calcext:value-type="string">
            <text:p>Age:<text:tab/>57 <text:s text:c="2"/>The<text:tab/>principal<text:tab/>founder<text:tab/>of<text:tab/>Alexion,<text:tab/>Dr.<text:tab/>Bell<text:tab/>was<text:tab/>Alexion's Chief<text:tab/>Executive<text:tab/>Of]icer<text:tab/>since<text:tab/>its<text:tab/>founding<text:tab/>in<text:tab/>January<text:tab/>1992 until<text:tab/>he<text:tab/>retired<text:tab/>as<text:tab/>CEO<text:tab/>on<text:tab/>March<text:tab/>31,<text:tab/>2015</text:p>
          </table:table-cell>
          <table:table-cell table:style-name="ce1" office:value-type="float" office:value="0.1716" calcext:value-type="float">
            <text:p>0.1716</text:p>
          </table:table-cell>
        </table:table-row>
        <table:table-row table:style-name="ro2">
          <table:table-cell table:style-name="ce1" office:value-type="string" calcext:value-type="string">
            <text:p>COMP_CON</text:p>
          </table:table-cell>
          <table:table-cell table:style-name="ce2" office:value-type="string" calcext:value-type="string">
            <text:p>In<text:tab/> any<text:tab/> particular situation,<text:tab/> the<text:tab/> Nominating<text:tab/> and<text:tab/> Corporate<text:tab/> Governance Committee<text:tab/>may<text:tab/>focus<text:tab/>on<text:tab/>individuals<text:tab/>possessing<text:tab/>a<text:tab/>particular background,<text:tab/>experience<text:tab/>or<text:tab/>quali]ications<text:tab/>which<text:tab/>the<text:tab/>committee believes<text:tab/>would<text:tab/>be<text:tab/>important<text:tab/>to<text:tab/>enhance<text:tab/>the<text:tab/>effectiveness<text:tab/>of the<text:tab/>Board</text:p>
          </table:table-cell>
          <table:table-cell table:style-name="ce1" office:value-type="float" office:value="0.2898" calcext:value-type="float">
            <text:p>0.2898</text:p>
          </table:table-cell>
        </table:table-row>
        <table:table-row table:style-name="ro3">
          <table:table-cell table:style-name="ce1" office:value-type="string" calcext:value-type="string">
            <text:p>COMP_CON</text:p>
          </table:table-cell>
          <table:table-cell table:style-name="ce2" office:value-type="string" calcext:value-type="string">
            <text:p>Dr.<text:tab/>Bell<text:tab/>is<text:tab/>party<text:tab/>to<text:tab/>a consulting<text:tab/>agreement<text:tab/>with<text:tab/>Alexion<text:tab/>and<text:tab/>Mr.<text:tab/>Hallal<text:tab/>is<text:tab/>party<text:tab/>to an<text:tab/>employment<text:tab/>agreement<text:tab/>with<text:tab/>Alexion</text:p>
          </table:table-cell>
          <table:table-cell table:style-name="ce1" office:value-type="float" office:value="0.1074" calcext:value-type="float">
            <text:p>0.1074</text:p>
          </table:table-cell>
        </table:table-row>
        <table:table-row table:style-name="ro2">
          <table:table-cell table:style-name="ce1" office:value-type="string" calcext:value-type="string">
            <text:p>SOCENV_INC</text:p>
          </table:table-cell>
          <table:table-cell table:style-name="ce2" office:value-type="string" calcext:value-type="string">
            <text:p>In<text:tab/> any<text:tab/> particular situation,<text:tab/> the<text:tab/> Nominating<text:tab/> and<text:tab/> Corporate<text:tab/> Governance Committee<text:tab/>may<text:tab/>focus<text:tab/>on<text:tab/>individuals<text:tab/>possessing<text:tab/>a<text:tab/>particular background,<text:tab/>experience<text:tab/>or<text:tab/>quali]ications<text:tab/>which<text:tab/>the<text:tab/>committee believes<text:tab/>would<text:tab/>be<text:tab/>important<text:tab/>to<text:tab/>enhance<text:tab/>the<text:tab/>effectiveness<text:tab/>of the<text:tab/>Board</text:p>
          </table:table-cell>
          <table:table-cell table:style-name="ce1" office:value-type="float" office:value="0.1635" calcext:value-type="float">
            <text:p>0.1635</text:p>
          </table:table-cell>
        </table:table-row>
        <table:table-row table:style-name="ro6">
          <table:table-cell table:style-name="ce1" office:value-type="string" calcext:value-type="string">
            <text:p>SOCENV_INC</text:p>
          </table:table-cell>
          <table:table-cell table:style-name="ce2" office:value-type="string" calcext:value-type="string">
            <text:p>Directors<text:tab/> should<text:tab/> possess<text:tab/> the<text:tab/> attributes<text:tab/> necessary<text:tab/> to<text:tab/> be<text:tab/> an effective<text:tab/> member<text:tab/> of<text:tab/> the<text:tab/> Board,<text:tab/> including<text:tab/> the<text:tab/> following: personal<text:tab/>and<text:tab/>professional<text:tab/>integrity,<text:tab/>high<text:tab/>ethical<text:tab/>values,<text:tab/>sound business<text:tab/> judgment,<text:tab/> demonstrated<text:tab/> exceptional<text:tab/> business<text:tab/> and professional<text:tab/> skills<text:tab/> and<text:tab/> experience,<text:tab/> teamwork<text:tab/> and<text:tab/> a commitment<text:tab/> to<text:tab/> the<text:tab/> long-term<text:tab/> interests<text:tab/> of<text:tab/> Alexion<text:tab/> and<text:tab/> its shareholders</text:p>
          </table:table-cell>
          <table:table-cell table:style-name="ce1" office:value-type="float" office:value="0.9183" calcext:value-type="float">
            <text:p>0.9183</text:p>
          </table:table-cell>
        </table:table-row>
        <table:table-row table:style-name="ro2">
          <table:table-cell table:style-name="ce1" office:value-type="string" calcext:value-type="string">
            <text:p>SOCENV_INC</text:p>
          </table:table-cell>
          <table:table-cell table:style-name="ce2" office:value-type="string" calcext:value-type="string">
            <text:p>In<text:tab/> evaluating<text:tab/> candidates,<text:tab/> the<text:tab/> Nominating<text:tab/> and Corporate<text:tab/>Governance<text:tab/>Committee<text:tab/>also<text:tab/>considers <text:s text:c="2"/>potential<text:tab/> con]licts<text:tab/> of<text:tab/> interest,<text:tab/> diversity,<text:tab/> the<text:tab/> requirement<text:tab/> to maintain<text:tab/> a<text:tab/> Board<text:tab/> that<text:tab/> is<text:tab/> composed<text:tab/> of<text:tab/> a<text:tab/> majority<text:tab/> of independent<text:tab/> directors,<text:tab/> and<text:tab/> the<text:tab/> extent<text:tab/> to<text:tab/> which<text:tab/> a<text:tab/> candidate would<text:tab/> ]ill<text:tab/> a<text:tab/> present<text:tab/> or<text:tab/> anticipated<text:tab/> need</text:p>
          </table:table-cell>
          <table:table-cell table:style-name="ce1" office:value-type="float" office:value="0.8066" calcext:value-type="float">
            <text:p>0.8066</text:p>
          </table:table-cell>
        </table:table-row>
        <table:table-row table:style-name="ro1">
          <table:table-cell table:style-name="ce1" office:value-type="string" calcext:value-type="string">
            <text:p>SOCENV_INC</text:p>
          </table:table-cell>
          <table:table-cell table:style-name="ce2" office:value-type="string" calcext:value-type="string">
            <text:p>Alexion<text:tab/>Director<text:tab/>Since:<text:tab/>2015 <text:s text:c="2"/>Committee<text:tab/>Memberships:<text:tab/> Quality<text:tab/>Compliance,<text:tab/>Strategy<text:tab/>and<text:tab/>Risk <text:s text:c="2"/>Other<text:tab/>Public<text:tab/>Company<text:tab/>Directorships <text:s text:c="2"/>Current:<text:tab/> Genomic<text:tab/>Health,<text:tab/>Inc.,<text:tab/>Seattle<text:tab/>Genetics,<text:tab/>Inc.</text:p>
          </table:table-cell>
          <table:table-cell table:style-name="ce1" office:value-type="float" office:value="0.2808" calcext:value-type="float">
            <text:p>0.2808</text:p>
          </table:table-cell>
        </table:table-row>
        <table:table-row table:style-name="ro1">
          <table:table-cell table:style-name="ce1" office:value-type="string" calcext:value-type="string">
            <text:p>COMP_CON</text:p>
          </table:table-cell>
          <table:table-cell table:style-name="ce2" office:value-type="string" calcext:value-type="string">
            <text:p>Dr.<text:tab/>Baker<text:tab/>and<text:tab/>his brother,<text:tab/>Julian<text:tab/>Baker,<text:tab/>started<text:tab/>their<text:tab/>fund<text:tab/>management careers<text:tab/>in<text:tab/>1994<text:tab/>when<text:tab/>they<text:tab/>co-founded<text:tab/>a<text:tab/>biotechnology investing<text:tab/>partnership<text:tab/>with<text:tab/>the<text:tab/>Tisch<text:tab/>Family</text:p>
          </table:table-cell>
          <table:table-cell table:style-name="ce1" office:value-type="float" office:value="0.1056" calcext:value-type="float">
            <text:p>0.1056</text:p>
          </table:table-cell>
        </table:table-row>
        <table:table-row table:style-name="ro3">
          <table:table-cell table:style-name="ce1" office:value-type="string" calcext:value-type="string">
            <text:p>SOCENV_INC</text:p>
          </table:table-cell>
          <table:table-cell table:style-name="ce2" office:value-type="string" calcext:value-type="string">
            <text:p>and<text:tab/>a<text:tab/>Ph.D.<text:tab/>in<text:tab/>Immunology<text:tab/>from<text:tab/>Stanford University,<text:tab/>where<text:tab/>he<text:tab/>also<text:tab/>completed<text:tab/>two<text:tab/>years<text:tab/>of<text:tab/>medical school</text:p>
          </table:table-cell>
          <table:table-cell table:style-name="ce1" office:value-type="float" office:value="0.0769" calcext:value-type="float">
            <text:p>0.0769</text:p>
          </table:table-cell>
        </table:table-row>
        <table:table-row table:style-name="ro3">
          <table:table-cell table:style-name="ce1" office:value-type="string" calcext:value-type="string">
            <text:p>COMP_CON</text:p>
          </table:table-cell>
          <table:table-cell table:style-name="ce2" office:value-type="string" calcext:value-type="string">
            <text:p>Advisors LP,<text:tab/>an<text:tab/>investment<text:tab/>advisor<text:tab/>focused<text:tab/>on<text:tab/>investments<text:tab/>in<text:tab/>life science<text:tab/>and<text:tab/>biotechnology<text:tab/>companies</text:p>
          </table:table-cell>
          <table:table-cell table:style-name="ce1" office:value-type="float" office:value="0.075" calcext:value-type="float">
            <text:p>0.075</text:p>
          </table:table-cell>
        </table:table-row>
        <table:table-row table:style-name="ro8">
          <table:table-cell table:style-name="ce1" office:value-type="string" calcext:value-type="string">
            <text:p>SOCENV_INC</text:p>
          </table:table-cell>
          <table:table-cell table:style-name="ce2" office:value-type="string" calcext:value-type="string">
            <text:p>Alexion<text:tab/>Director<text:tab/>Since:<text:tab/>1999,<text:tab/>Lead<text:tab/>Independent<text:tab/>Director<text:tab/>since<text:tab/>2014 <text:s text:c="2"/>Committee<text:tab/>Memberships:<text:tab/> Audit<text:tab/>and<text:tab/>Finance,<text:tab/>Leadership<text:tab/>and Compensation,<text:tab/>Nominating<text:tab/>and<text:tab/>Corporate<text:tab/>Governance <text:s text:c="2"/>Other<text:tab/>Public<text:tab/>Company<text:tab/>Directorships <text:s text:c="2"/>Current:<text:tab/> MagnaChip<text:tab/>Semiconductor<text:tab/>Corporation <text:s text:c="2"/>Past<text:tab/>5<text:tab/>Years:<text:tab/>Ikanos<text:tab/>Communications,<text:tab/>Inc.,<text:tab/>InveSense<text:tab/>Inc.,<text:tab/>Stats<text:tab/>ChipPAC, Ltd, <text:s text:c="6"/>QualiZications <text:s text:c="2"/>n <text:s text:c="3"/>Extensive<text:tab/>experience<text:tab/>in<text:tab/>]inancial<text:tab/>and<text:tab/>accounting<text:tab/>matters,<text:tab/>including public<text:tab/>accounting<text:tab/>and<text:tab/>reporting <text:s text:c="2"/>n <text:s text:c="3"/>40<text:tab/>year<text:tab/>career,<text:tab/>served<text:tab/>in<text:tab/>executive<text:tab/>management<text:tab/>positions<text:tab/>at<text:tab/>several multinational<text:tab/>organizations,<text:tab/>including<text:tab/>as<text:tab/>president,<text:tab/>chief<text:tab/>operating<text:tab/>of]icer and<text:tab/>chief<text:tab/>]inancial<text:tab/>of]icer <text:s text:c="2"/>n <text:s text:c="3"/>Extensive<text:tab/>experience<text:tab/>in<text:tab/>]inancial<text:tab/>and<text:tab/>accounting<text:tab/>reporting<text:tab/>processes and<text:tab/>internal<text:tab/>control<text:tab/>systems <text:s text:c="2"/>n <text:s text:c="3"/>Experience<text:tab/>serving<text:tab/>on<text:tab/>public<text:tab/>company<text:tab/>boards<text:tab/>provides<text:tab/>valued perspective<text:tab/>on<text:tab/>corporate<text:tab/>governance<text:tab/>and<text:tab/>]inancial<text:tab/>matters <text:s text:c="2"/>Felix<text:tab/>J.<text:tab/>Baker,<text:tab/>Ph.D. <text:s text:c="4"/>Age:<text:tab/>47 <text:s text:c="2"/>Dr.<text:tab/>Baker<text:tab/>is<text:tab/>Co-Managing<text:tab/>Member<text:tab/>of<text:tab/>Baker<text:tab/>Bros</text:p>
          </table:table-cell>
          <table:table-cell table:style-name="ce1" office:value-type="float" office:value="0.3984" calcext:value-type="float">
            <text:p>0.3984</text:p>
          </table:table-cell>
        </table:table-row>
        <table:table-row table:style-name="ro8">
          <table:table-cell table:style-name="ce1" office:value-type="string" calcext:value-type="string">
            <text:p>COMP_CON</text:p>
          </table:table-cell>
          <table:table-cell table:style-name="ce2" office:value-type="string" calcext:value-type="string">
            <text:p>Alexion<text:tab/>Director<text:tab/>Since:<text:tab/>1999,<text:tab/>Lead<text:tab/>Independent<text:tab/>Director<text:tab/>since<text:tab/>2014 <text:s text:c="2"/>Committee<text:tab/>Memberships:<text:tab/> Audit<text:tab/>and<text:tab/>Finance,<text:tab/>Leadership<text:tab/>and Compensation,<text:tab/>Nominating<text:tab/>and<text:tab/>Corporate<text:tab/>Governance <text:s text:c="2"/>Other<text:tab/>Public<text:tab/>Company<text:tab/>Directorships <text:s text:c="2"/>Current:<text:tab/> MagnaChip<text:tab/>Semiconductor<text:tab/>Corporation <text:s text:c="2"/>Past<text:tab/>5<text:tab/>Years:<text:tab/>Ikanos<text:tab/>Communications,<text:tab/>Inc.,<text:tab/>InveSense<text:tab/>Inc.,<text:tab/>Stats<text:tab/>ChipPAC, Ltd, <text:s text:c="6"/>QualiZications <text:s text:c="2"/>n <text:s text:c="3"/>Extensive<text:tab/>experience<text:tab/>in<text:tab/>]inancial<text:tab/>and<text:tab/>accounting<text:tab/>matters,<text:tab/>including public<text:tab/>accounting<text:tab/>and<text:tab/>reporting <text:s text:c="2"/>n <text:s text:c="3"/>40<text:tab/>year<text:tab/>career,<text:tab/>served<text:tab/>in<text:tab/>executive<text:tab/>management<text:tab/>positions<text:tab/>at<text:tab/>several multinational<text:tab/>organizations,<text:tab/>including<text:tab/>as<text:tab/>president,<text:tab/>chief<text:tab/>operating<text:tab/>of]icer and<text:tab/>chief<text:tab/>]inancial<text:tab/>of]icer <text:s text:c="2"/>n <text:s text:c="3"/>Extensive<text:tab/>experience<text:tab/>in<text:tab/>]inancial<text:tab/>and<text:tab/>accounting<text:tab/>reporting<text:tab/>processes and<text:tab/>internal<text:tab/>control<text:tab/>systems <text:s text:c="2"/>n <text:s text:c="3"/>Experience<text:tab/>serving<text:tab/>on<text:tab/>public<text:tab/>company<text:tab/>boards<text:tab/>provides<text:tab/>valued perspective<text:tab/>on<text:tab/>corporate<text:tab/>governance<text:tab/>and<text:tab/>]inancial<text:tab/>matters <text:s text:c="2"/>Felix<text:tab/>J.<text:tab/>Baker,<text:tab/>Ph.D. <text:s text:c="4"/>Age:<text:tab/>47 <text:s text:c="2"/>Dr.<text:tab/>Baker<text:tab/>is<text:tab/>Co-Managing<text:tab/>Member<text:tab/>of<text:tab/>Baker<text:tab/>Bros</text:p>
          </table:table-cell>
          <table:table-cell table:style-name="ce1" office:value-type="float" office:value="0.1233" calcext:value-type="float">
            <text:p>0.1233</text:p>
          </table:table-cell>
        </table:table-row>
        <table:table-row table:style-name="ro2">
          <table:table-cell table:style-name="ce1" office:value-type="string" calcext:value-type="string">
            <text:p>SOCENV_INC</text:p>
          </table:table-cell>
          <table:table-cell table:style-name="ce2" office:value-type="string" calcext:value-type="string">
            <text:p>Alexion<text:tab/>Director<text:tab/>Since:<text:tab/>2014 <text:s text:c="2"/>Committee<text:tab/>Memberships:<text:tab/>Leadership<text:tab/>and<text:tab/>Compensation,<text:tab/>Nominating<text:tab/>and Corporate<text:tab/>Governance,<text:tab/>Strategy<text:tab/>and<text:tab/>Risk<text:tab/>(Chair) <text:s text:c="2"/>Other<text:tab/>Public<text:tab/>Company<text:tab/>Directorships <text:s text:c="2"/>Current: <text:tab/>The<text:tab/>Goldman<text:tab/>Sachs<text:tab/>Group,<text:tab/>Cisco<text:tab/>Systems,<text:tab/>Inc.,<text:tab/>Etsy,<text:tab/>Inc.,<text:tab/>AB InBev <text:s text:c="2"/>Past<text:tab/>5<text:tab/>Years:<text:tab/>Wal-Mart<text:tab/>Stores,<text:tab/>Inc.</text:p>
          </table:table-cell>
          <table:table-cell table:style-name="ce1" office:value-type="float" office:value="0.4396" calcext:value-type="float">
            <text:p>0.4396</text:p>
          </table:table-cell>
        </table:table-row>
        <table:table-row table:style-name="ro11">
          <table:table-cell table:style-name="ce1" office:value-type="string" calcext:value-type="string">
            <text:p>SOCENV_INC</text:p>
          </table:table-cell>
          <table:table-cell table:style-name="ce2" office:value-type="string" calcext:value-type="string">
            <text:p>QualiZications <text:s text:c="2"/>n <text:s text:c="3"/>Extensive<text:tab/>experience<text:tab/>and<text:tab/>expertise<text:tab/>in<text:tab/>executive<text:tab/>management,<text:tab/>human resources,<text:tab/>]inance,<text:tab/>strategy<text:tab/>and<text:tab/>operations<text:tab/>of<text:tab/>global<text:tab/>organizations <text:s text:c="2"/>n <text:s text:c="3"/>Broad<text:tab/>experience<text:tab/>serving<text:tab/>on<text:tab/>public<text:tab/>company<text:tab/>and<text:tab/>non-pro]it<text:tab/>boards provides<text:tab/>valued<text:tab/>perspective<text:tab/>on<text:tab/>corporate<text:tab/>governance,<text:tab/>executive compensation<text:tab/>and<text:tab/>strategic<text:tab/>matters <text:s text:c="2"/>n <text:s text:c="3"/>Extensive<text:tab/>experience<text:tab/>in<text:tab/>]inancial<text:tab/>accounting<text:tab/>and<text:tab/>reporting <text:s text:c="10"/>2016<text:tab/>Proxy<text:tab/>Statement<text:tab/> Alexion<text:tab/>Pharmaceuticals,<text:tab/>Inc. 9</text:p>
          </table:table-cell>
          <table:table-cell table:style-name="ce1" office:value-type="float" office:value="0.078" calcext:value-type="float">
            <text:p>0.078</text:p>
          </table:table-cell>
        </table:table-row>
        <table:table-row table:style-name="ro2">
          <table:table-cell table:style-name="ce1" office:value-type="string" calcext:value-type="string">
            <text:p>COMP_CON</text:p>
          </table:table-cell>
          <table:table-cell table:style-name="ce2" office:value-type="string" calcext:value-type="string">
            <text:p>Alexion<text:tab/>Director<text:tab/>Since:<text:tab/>2014 <text:s text:c="2"/>Committee<text:tab/>Memberships:<text:tab/>Leadership<text:tab/>and<text:tab/>Compensation,<text:tab/>Nominating<text:tab/>and Corporate<text:tab/>Governance,<text:tab/>Strategy<text:tab/>and<text:tab/>Risk<text:tab/>(Chair) <text:s text:c="2"/>Other<text:tab/>Public<text:tab/>Company<text:tab/>Directorships <text:s text:c="2"/>Current: <text:tab/>The<text:tab/>Goldman<text:tab/>Sachs<text:tab/>Group,<text:tab/>Cisco<text:tab/>Systems,<text:tab/>Inc.,<text:tab/>Etsy,<text:tab/>Inc.,<text:tab/>AB InBev <text:s text:c="2"/>Past<text:tab/>5<text:tab/>Years:<text:tab/>Wal-Mart<text:tab/>Stores,<text:tab/>Inc.</text:p>
          </table:table-cell>
          <table:table-cell table:style-name="ce1" office:value-type="float" office:value="0.0763" calcext:value-type="float">
            <text:p>0.0763</text:p>
          </table:table-cell>
        </table:table-row>
        <table:table-row table:style-name="ro1">
          <table:table-cell table:style-name="ce1" office:value-type="string" calcext:value-type="string">
            <text:p>SOCENV_INC</text:p>
          </table:table-cell>
          <table:table-cell table:style-name="ce2" office:value-type="string" calcext:value-type="string">
            <text:p>Michele<text:tab/>began<text:tab/>her<text:tab/>career<text:tab/>with<text:tab/>Arthur<text:tab/>Andersen, and<text:tab/>over<text:tab/>an<text:tab/>18-year<text:tab/>tenure<text:tab/>rose<text:tab/>to<text:tab/>Senior<text:tab/>Partner,<text:tab/>leading Andersen's<text:tab/>Southern<text:tab/>Region<text:tab/>Federal<text:tab/>Tax<text:tab/>Practice,<text:tab/>heading its<text:tab/>U.S</text:p>
          </table:table-cell>
          <table:table-cell table:style-name="ce1" office:value-type="float" office:value="0.199" calcext:value-type="float">
            <text:p>0.199</text:p>
          </table:table-cell>
        </table:table-row>
        <table:table-row table:style-name="ro11">
          <table:table-cell table:style-name="ce1" office:value-type="string" calcext:value-type="string">
            <text:p>COMP_CON</text:p>
          </table:table-cell>
          <table:table-cell table:style-name="ce2" office:value-type="string" calcext:value-type="string">
            <text:p>QualiZications <text:s text:c="2"/>n <text:s text:c="3"/>Extensive<text:tab/>experience<text:tab/>and<text:tab/>expertise<text:tab/>in<text:tab/>executive<text:tab/>management,<text:tab/>human resources,<text:tab/>]inance,<text:tab/>strategy<text:tab/>and<text:tab/>operations<text:tab/>of<text:tab/>global<text:tab/>organizations <text:s text:c="2"/>n <text:s text:c="3"/>Broad<text:tab/>experience<text:tab/>serving<text:tab/>on<text:tab/>public<text:tab/>company<text:tab/>and<text:tab/>non-pro]it<text:tab/>boards provides<text:tab/>valued<text:tab/>perspective<text:tab/>on<text:tab/>corporate<text:tab/>governance,<text:tab/>executive compensation<text:tab/>and<text:tab/>strategic<text:tab/>matters <text:s text:c="2"/>n <text:s text:c="3"/>Extensive<text:tab/>experience<text:tab/>in<text:tab/>]inancial<text:tab/>accounting<text:tab/>and<text:tab/>reporting <text:s text:c="10"/>2016<text:tab/>Proxy<text:tab/>Statement<text:tab/> Alexion<text:tab/>Pharmaceuticals,<text:tab/>Inc. 9</text:p>
          </table:table-cell>
          <table:table-cell table:style-name="ce1" office:value-type="float" office:value="0.0528" calcext:value-type="float">
            <text:p>0.0528</text:p>
          </table:table-cell>
        </table:table-row>
        <table:table-row table:style-name="ro1">
          <table:table-cell table:style-name="ce1" office:value-type="string" calcext:value-type="string">
            <text:p>COMP_CON</text:p>
          </table:table-cell>
          <table:table-cell table:style-name="ce2" office:value-type="string" calcext:value-type="string">
            <text:p>Michele<text:tab/>began<text:tab/>her<text:tab/>career<text:tab/>with<text:tab/>Arthur<text:tab/>Andersen, and<text:tab/>over<text:tab/>an<text:tab/>18-year<text:tab/>tenure<text:tab/>rose<text:tab/>to<text:tab/>Senior<text:tab/>Partner,<text:tab/>leading Andersen's<text:tab/>Southern<text:tab/>Region<text:tab/>Federal<text:tab/>Tax<text:tab/>Practice,<text:tab/>heading its<text:tab/>U.S</text:p>
          </table:table-cell>
          <table:table-cell table:style-name="ce1" office:value-type="float" office:value="0.1652" calcext:value-type="float">
            <text:p>0.1652</text:p>
          </table:table-cell>
        </table:table-row>
        <table:table-row table:style-name="ro2">
          <table:table-cell table:style-name="ce1" office:value-type="string" calcext:value-type="string">
            <text:p>SOCENV_INC</text:p>
          </table:table-cell>
          <table:table-cell table:style-name="ce2" office:value-type="string" calcext:value-type="string">
            <text:p>She<text:tab/>served<text:tab/>in<text:tab/>senior executive<text:tab/>roles<text:tab/>with<text:tab/>MMC,<text:tab/>including<text:tab/>as<text:tab/>Chief<text:tab/>Executive Of]icer,<text:tab/>Retirement<text:tab/>Policy<text:tab/>Center<text:tab/>sponsored<text:tab/>by<text:tab/>MMC<text:tab/>from 2012<text:tab/>to<text:tab/>2014,<text:tab/>Chief<text:tab/>Executive<text:tab/>Of]icer<text:tab/>of<text:tab/>Mercer<text:tab/>from<text:tab/>2006 to<text:tab/>2012,<text:tab/>and<text:tab/>Executive<text:tab/>Vice<text:tab/>President<text:tab/>and<text:tab/>Chief<text:tab/>Financial Of]icer<text:tab/>of<text:tab/>MMC<text:tab/>in<text:tab/>2006</text:p>
          </table:table-cell>
          <table:table-cell table:style-name="ce1" office:value-type="float" office:value="0.4907" calcext:value-type="float">
            <text:p>0.4907</text:p>
          </table:table-cell>
        </table:table-row>
        <table:table-row table:style-name="ro2">
          <table:table-cell table:style-name="ce1" office:value-type="string" calcext:value-type="string">
            <text:p>COMP_CON</text:p>
          </table:table-cell>
          <table:table-cell table:style-name="ce2" office:value-type="string" calcext:value-type="string">
            <text:p>She<text:tab/>served<text:tab/>in<text:tab/>senior executive<text:tab/>roles<text:tab/>with<text:tab/>MMC,<text:tab/>including<text:tab/>as<text:tab/>Chief<text:tab/>Executive Of]icer,<text:tab/>Retirement<text:tab/>Policy<text:tab/>Center<text:tab/>sponsored<text:tab/>by<text:tab/>MMC<text:tab/>from 2012<text:tab/>to<text:tab/>2014,<text:tab/>Chief<text:tab/>Executive<text:tab/>Of]icer<text:tab/>of<text:tab/>Mercer<text:tab/>from<text:tab/>2006 to<text:tab/>2012,<text:tab/>and<text:tab/>Executive<text:tab/>Vice<text:tab/>President<text:tab/>and<text:tab/>Chief<text:tab/>Financial Of]icer<text:tab/>of<text:tab/>MMC<text:tab/>in<text:tab/>2006</text:p>
          </table:table-cell>
          <table:table-cell table:style-name="ce1" office:value-type="float" office:value="0.0927" calcext:value-type="float">
            <text:p>0.0927</text:p>
          </table:table-cell>
        </table:table-row>
        <table:table-row table:style-name="ro1">
          <table:table-cell table:style-name="ce1" office:value-type="string" calcext:value-type="string">
            <text:p>SOCENV_INC</text:p>
          </table:table-cell>
          <table:table-cell table:style-name="ce2" office:value-type="string" calcext:value-type="string">
            <text:p>From 1999<text:tab/>to<text:tab/>2004<text:tab/>she<text:tab/>worked<text:tab/>in<text:tab/>increasing<text:tab/>roles<text:tab/>of responsibility<text:tab/>at<text:tab/>Delta<text:tab/>Air<text:tab/>Lines,<text:tab/>serving<text:tab/>as<text:tab/>Executive<text:tab/>Vice President<text:tab/>and<text:tab/>Chief<text:tab/>Financial<text:tab/>Of]icer<text:tab/>of<text:tab/>Delta<text:tab/>from<text:tab/>2000<text:tab/>to 2004</text:p>
          </table:table-cell>
          <table:table-cell table:style-name="ce1" office:value-type="float" office:value="0.1231" calcext:value-type="float">
            <text:p>0.1231</text:p>
          </table:table-cell>
        </table:table-row>
        <table:table-row table:style-name="ro1">
          <table:table-cell table:style-name="ce1" office:value-type="string" calcext:value-type="string">
            <text:p>COMP_CON</text:p>
          </table:table-cell>
          <table:table-cell table:style-name="ce2" office:value-type="string" calcext:value-type="string">
            <text:p>Michele<text:tab/>Burns <text:s text:c="4"/>Age:<text:tab/>58 <text:s text:c="2"/>From<text:tab/>2006<text:tab/>to<text:tab/>2012,<text:tab/>Ms.<text:tab/>Burns<text:tab/>served<text:tab/>as<text:tab/>the<text:tab/>Chairwoman and<text:tab/>Chief<text:tab/>Executive<text:tab/>Of]icer<text:tab/>of<text:tab/>Mercer<text:tab/>LLC,<text:tab/>a<text:tab/>subsidiary<text:tab/>of Marsh<text:tab/>&amp;<text:tab/>McLennan<text:tab/>Companies,<text:tab/>Inc.</text:p>
          </table:table-cell>
          <table:table-cell table:style-name="ce1" office:value-type="float" office:value="0.7016" calcext:value-type="float">
            <text:p>0.7016</text:p>
          </table:table-cell>
        </table:table-row>
        <table:table-row table:style-name="ro1">
          <table:table-cell table:style-name="ce1" office:value-type="string" calcext:value-type="string">
            <text:p>SOCENV_INC</text:p>
          </table:table-cell>
          <table:table-cell table:style-name="ce2" office:value-type="string" calcext:value-type="string">
            <text:p>Michele<text:tab/>Burns <text:s text:c="4"/>Age:<text:tab/>58 <text:s text:c="2"/>From<text:tab/>2006<text:tab/>to<text:tab/>2012,<text:tab/>Ms.<text:tab/>Burns<text:tab/>served<text:tab/>as<text:tab/>the<text:tab/>Chairwoman and<text:tab/>Chief<text:tab/>Executive<text:tab/>Of]icer<text:tab/>of<text:tab/>Mercer<text:tab/>LLC,<text:tab/>a<text:tab/>subsidiary<text:tab/>of Marsh<text:tab/>&amp;<text:tab/>McLennan<text:tab/>Companies,<text:tab/>Inc.</text:p>
          </table:table-cell>
          <table:table-cell table:style-name="ce1" office:value-type="float" office:value="0.0783" calcext:value-type="float">
            <text:p>0.0783</text:p>
          </table:table-cell>
        </table:table-row>
        <table:table-row table:style-name="ro4">
          <table:table-cell table:style-name="ce1" office:value-type="string" calcext:value-type="string">
            <text:p>COMP_CON</text:p>
          </table:table-cell>
          <table:table-cell table:style-name="ce2" office:value-type="string" calcext:value-type="string">
            <text:p>(MMC),<text:tab/>a<text:tab/>global professional<text:tab/>services<text:tab/>and<text:tab/>consulting<text:tab/>]irm</text:p>
          </table:table-cell>
          <table:table-cell table:style-name="ce1" office:value-type="float" office:value="0.5248" calcext:value-type="float">
            <text:p>0.5248</text:p>
          </table:table-cell>
        </table:table-row>
        <table:table-row table:style-name="ro8">
          <table:table-cell table:style-name="ce1" office:value-type="string" calcext:value-type="string">
            <text:p>SOCENV_INC</text:p>
          </table:table-cell>
          <table:table-cell table:style-name="ce2" office:value-type="string" calcext:value-type="string">
            <text:p>Alexion<text:tab/>Director<text:tab/>Since:<text:tab/>2014 <text:s text:c="2"/>Committee<text:tab/>Memberships:<text:tab/>Quality<text:tab/>Compliance,<text:tab/>Strategy<text:tab/>and<text:tab/>Risk <text:s text:c="2"/>Other<text:tab/>Public<text:tab/>Company<text:tab/>Directorships <text:s text:c="2"/>Current:<text:tab/> Innocoll<text:tab/>AG,<text:tab/>Insmed<text:tab/>Incorporated <text:s text:c="2"/>Past<text:tab/>5<text:tab/>Years:<text:tab/> AstraZeneca<text:tab/>PLC,<text:tab/>Reed<text:tab/>Elsevier<text:tab/>PLC <text:s text:c="6"/>QualiZications <text:s text:c="2"/>n <text:s text:c="3"/>Extensive<text:tab/>experience<text:tab/>as<text:tab/>an<text:tab/>executive<text:tab/>leader<text:tab/>in<text:tab/>the<text:tab/>pharmaceutical industry,<text:tab/>serving<text:tab/>as<text:tab/>chief<text:tab/>executive<text:tab/>of]icer<text:tab/>of<text:tab/>one<text:tab/>of<text:tab/>the<text:tab/>largest<text:tab/>multinational pharmaceutical<text:tab/>companies<text:tab/>in<text:tab/>the<text:tab/>world <text:s text:c="2"/>n <text:s text:c="3"/>Signi]icant<text:tab/>industry<text:tab/>and<text:tab/>regulatory<text:tab/>knowledge<text:tab/>from<text:tab/>a<text:tab/>more<text:tab/>than<text:tab/>39 year<text:tab/>career<text:tab/>in<text:tab/>the<text:tab/>pharmaceutical<text:tab/>industry<text:tab/>and<text:tab/>serving<text:tab/>as<text:tab/>a<text:tab/>director<text:tab/>on multiple<text:tab/>public<text:tab/>company<text:tab/>and<text:tab/>industry<text:tab/>trade<text:tab/>group<text:tab/>boards <text:s text:c="2"/>n <text:s text:c="3"/>Extensive<text:tab/>experience<text:tab/>evaluating<text:tab/>and<text:tab/>developing<text:tab/>complex<text:tab/>strategic business<text:tab/>plans <text:s text:c="2"/>n <text:s text:c="3"/>Brings<text:tab/>valued<text:tab/>operational<text:tab/>perspectives<text:tab/>to<text:tab/>the<text:tab/>Board<text:tab/>on<text:tab/>matters<text:tab/>of<text:tab/>talent recruiting<text:tab/>and<text:tab/>development,<text:tab/>executive<text:tab/>compensation,<text:tab/>bene]its<text:tab/>and leadership <text:s text:c="2"/>n <text:s text:c="3"/>Extensive<text:tab/>global<text:tab/>and<text:tab/>deep<text:tab/>M&amp;A<text:tab/>experience <text:s text:c="2"/>M</text:p>
          </table:table-cell>
          <table:table-cell table:style-name="ce1" office:value-type="float" office:value="0.6023" calcext:value-type="float">
            <text:p>0.6023</text:p>
          </table:table-cell>
        </table:table-row>
        <table:table-row table:style-name="ro3">
          <table:table-cell table:style-name="ce1" office:value-type="string" calcext:value-type="string">
            <text:p>COMP_CON</text:p>
          </table:table-cell>
          <table:table-cell table:style-name="ce2" office:value-type="string" calcext:value-type="string">
            <text:p>She<text:tab/>currently serves<text:tab/>as<text:tab/>Center<text:tab/>Fellow<text:tab/>and<text:tab/>Strategic<text:tab/>Advisor,<text:tab/>Stanford University<text:tab/>Center<text:tab/>on<text:tab/>Longevity</text:p>
          </table:table-cell>
          <table:table-cell table:style-name="ce1" office:value-type="float" office:value="0.1181" calcext:value-type="float">
            <text:p>0.1181</text:p>
          </table:table-cell>
        </table:table-row>
        <table:table-row table:style-name="ro2">
          <table:table-cell table:style-name="ce1" office:value-type="string" calcext:value-type="string">
            <text:p>SOCENV_INC</text:p>
          </table:table-cell>
          <table:table-cell table:style-name="ce2" office:value-type="string" calcext:value-type="string">
            <text:p>Prior<text:tab/>to joining<text:tab/>Alexon<text:tab/>in<text:tab/>2006,<text:tab/>he<text:tab/>had<text:tab/>18<text:tab/>years<text:tab/>of<text:tab/>commercial operations<text:tab/>and<text:tab/>leadership<text:tab/>experience<text:tab/>at<text:tab/>a<text:tab/>number<text:tab/>of companies,<text:tab/>including<text:tab/>OSI<text:tab/>Eyetech,<text:tab/>Biogen,<text:tab/>Amgen,<text:tab/>and Upjohn<text:tab/>and<text:tab/>he<text:tab/>was<text:tab/>involved<text:tab/>in<text:tab/>multiple<text:tab/>blockbuster product<text:tab/>launches<text:tab/>in<text:tab/>the<text:tab/>areas<text:tab/>of<text:tab/>hematology,<text:tab/>oncology, nephrology<text:tab/>and<text:tab/>immunology</text:p>
          </table:table-cell>
          <table:table-cell table:style-name="ce1" office:value-type="float" office:value="0.4938" calcext:value-type="float">
            <text:p>0.4938</text:p>
          </table:table-cell>
        </table:table-row>
        <table:table-row table:style-name="ro7">
          <table:table-cell table:style-name="ce1" office:value-type="string" calcext:value-type="string">
            <text:p>SOCENV_INC</text:p>
          </table:table-cell>
          <table:table-cell table:style-name="ce2" office:value-type="string" calcext:value-type="string">
            <text:p>Past<text:tab/>5<text:tab/>Years:<text:tab/>Covidien<text:tab/>Ltd.,<text:tab/>Forest<text:tab/>Laboratories,<text:tab/>Dipexium Pharmaceuticals <text:s text:c="6"/>QualiZications <text:s text:c="2"/>n <text:s text:c="3"/>Extensive<text:tab/>experience<text:tab/>in<text:tab/>complex<text:tab/>]inancial<text:tab/>and<text:tab/>accounting<text:tab/>matters, including<text:tab/>public<text:tab/>accounting<text:tab/>and<text:tab/>reporting <text:s text:c="2"/>n <text:s text:c="3"/>Extensive<text:tab/>experience<text:tab/>evaluating<text:tab/>and<text:tab/>developing<text:tab/>strategic<text:tab/>goals<text:tab/>for global<text:tab/>organizations <text:s text:c="2"/>n <text:s text:c="3"/>Broad<text:tab/>experience<text:tab/>serving<text:tab/>on<text:tab/>public<text:tab/>international<text:tab/>and<text:tab/>domestic company<text:tab/>boards<text:tab/>provides<text:tab/>valued<text:tab/>perspective<text:tab/>on<text:tab/>corporate<text:tab/>governance<text:tab/>and ]inancial<text:tab/>matters <text:s text:c="2"/>David<text:tab/>Hallal <text:s text:c="4"/>Age:<text:tab/>49 <text:s text:c="2"/>Mr.<text:tab/>Hallal<text:tab/>became<text:tab/>Chief<text:tab/>Executive<text:tab/>Of]icer<text:tab/>on<text:tab/>April<text:tab/>1,<text:tab/>2015</text:p>
          </table:table-cell>
          <table:table-cell table:style-name="ce1" office:value-type="float" office:value="0.205" calcext:value-type="float">
            <text:p>0.205</text:p>
          </table:table-cell>
        </table:table-row>
        <table:table-row table:style-name="ro1">
          <table:table-cell table:style-name="ce1" office:value-type="string" calcext:value-type="string">
            <text:p>SOCENV_INC</text:p>
          </table:table-cell>
          <table:table-cell table:style-name="ce2" office:value-type="string" calcext:value-type="string">
            <text:p>Alexion<text:tab/>Director<text:tab/>Since:<text:tab/>2014 <text:s text:c="2"/>Committee<text:tab/>Memberships:<text:tab/>Audit<text:tab/>and<text:tab/>Finance<text:tab/>(Chair),<text:tab/>Quality<text:tab/>Compliance <text:s text:c="2"/>Other<text:tab/>Public<text:tab/>Company<text:tab/>Directorships <text:s text:c="2"/>Current: <text:tab/>Allergan<text:tab/>plc,<text:tab/>Dun<text:tab/>&amp;<text:tab/>Bradstreet<text:tab/>Corp,<text:tab/>Hologic,<text:tab/>Inc.</text:p>
          </table:table-cell>
          <table:table-cell table:style-name="ce1" office:value-type="float" office:value="0.1971" calcext:value-type="float">
            <text:p>0.1971</text:p>
          </table:table-cell>
        </table:table-row>
        <table:table-row table:style-name="ro8">
          <table:table-cell table:style-name="ce1" office:value-type="string" calcext:value-type="string">
            <text:p>SOCENV_INC</text:p>
          </table:table-cell>
          <table:table-cell table:style-name="ce2" office:value-type="string" calcext:value-type="string">
            <text:p>Alexion<text:tab/>Director<text:tab/>Since:<text:tab/>1999 <text:s text:c="2"/>Committee<text:tab/>Memberships:<text:tab/>Audit<text:tab/>and<text:tab/>Finance,<text:tab/>Leadership<text:tab/>and Compensation,<text:tab/>Nominating<text:tab/>and<text:tab/>Corporate<text:tab/>Governance <text:s text:c="2"/>Other<text:tab/>Public<text:tab/>Company<text:tab/>Directorships <text:s text:c="2"/>Current:<text:tab/> None <text:s text:c="2"/>Past<text:tab/>5<text:tab/>Years:<text:tab/> None <text:s text:c="6"/>QualiZications <text:s text:c="2"/>n <text:s text:c="3"/>More<text:tab/>than<text:tab/>30<text:tab/>years<text:tab/>in<text:tab/>executive<text:tab/>management<text:tab/>positions<text:tab/>at<text:tab/>a multinational<text:tab/>insurance<text:tab/>company <text:s text:c="2"/>n <text:s text:c="3"/>Extensive<text:tab/>experience<text:tab/>in<text:tab/>managing<text:tab/>developed<text:tab/>organizations<text:tab/>that<text:tab/>provide specialized<text:tab/>and<text:tab/>technical<text:tab/>services,<text:tab/>particularly<text:tab/>in<text:tab/>the<text:tab/>areas<text:tab/>of<text:tab/>health insurance<text:tab/>and<text:tab/>bene]its <text:s text:c="2"/>n <text:s text:c="3"/>Possesses<text:tab/>extensive<text:tab/>experience<text:tab/>in<text:tab/>provider<text:tab/>operations,<text:tab/>which<text:tab/>brings<text:tab/>an important<text:tab/>perspective<text:tab/>to<text:tab/>the<text:tab/>Board<text:tab/>and<text:tab/>to<text:tab/>management<text:tab/>on<text:tab/>matters<text:tab/>of reimbursement <text:s text:c="2"/>n <text:s text:c="3"/>Brings<text:tab/>valued<text:tab/>operational<text:tab/>perspectives<text:tab/>to<text:tab/>the<text:tab/>Board<text:tab/>on<text:tab/>matters<text:tab/>of<text:tab/>talent recruiting<text:tab/>and<text:tab/>development,<text:tab/>executive<text:tab/>compensation,<text:tab/>bene]its<text:tab/>and leadership <text:s text:c="2"/>n <text:s text:c="3"/>Extensive<text:tab/>global<text:tab/>and<text:tab/>deep<text:tab/>M&amp;A<text:tab/>experience <text:s text:c="2"/>2016<text:tab/>Proxy<text:tab/>Statement<text:tab/> Alexion<text:tab/>Pharmaceuticals,<text:tab/>Inc. 11</text:p>
          </table:table-cell>
          <table:table-cell table:style-name="ce1" office:value-type="float" office:value="0.4412" calcext:value-type="float">
            <text:p>0.4412</text:p>
          </table:table-cell>
        </table:table-row>
        <table:table-row table:style-name="ro8">
          <table:table-cell table:style-name="ce1" office:value-type="string" calcext:value-type="string">
            <text:p>COMP_CON</text:p>
          </table:table-cell>
          <table:table-cell table:style-name="ce2" office:value-type="string" calcext:value-type="string">
            <text:p>Alexion<text:tab/>Director<text:tab/>Since:<text:tab/>1999 <text:s text:c="2"/>Committee<text:tab/>Memberships:<text:tab/>Audit<text:tab/>and<text:tab/>Finance,<text:tab/>Leadership<text:tab/>and Compensation,<text:tab/>Nominating<text:tab/>and<text:tab/>Corporate<text:tab/>Governance <text:s text:c="2"/>Other<text:tab/>Public<text:tab/>Company<text:tab/>Directorships <text:s text:c="2"/>Current:<text:tab/> None <text:s text:c="2"/>Past<text:tab/>5<text:tab/>Years:<text:tab/> None <text:s text:c="6"/>QualiZications <text:s text:c="2"/>n <text:s text:c="3"/>More<text:tab/>than<text:tab/>30<text:tab/>years<text:tab/>in<text:tab/>executive<text:tab/>management<text:tab/>positions<text:tab/>at<text:tab/>a multinational<text:tab/>insurance<text:tab/>company <text:s text:c="2"/>n <text:s text:c="3"/>Extensive<text:tab/>experience<text:tab/>in<text:tab/>managing<text:tab/>developed<text:tab/>organizations<text:tab/>that<text:tab/>provide specialized<text:tab/>and<text:tab/>technical<text:tab/>services,<text:tab/>particularly<text:tab/>in<text:tab/>the<text:tab/>areas<text:tab/>of<text:tab/>health insurance<text:tab/>and<text:tab/>bene]its <text:s text:c="2"/>n <text:s text:c="3"/>Possesses<text:tab/>extensive<text:tab/>experience<text:tab/>in<text:tab/>provider<text:tab/>operations,<text:tab/>which<text:tab/>brings<text:tab/>an important<text:tab/>perspective<text:tab/>to<text:tab/>the<text:tab/>Board<text:tab/>and<text:tab/>to<text:tab/>management<text:tab/>on<text:tab/>matters<text:tab/>of reimbursement <text:s text:c="2"/>n <text:s text:c="3"/>Brings<text:tab/>valued<text:tab/>operational<text:tab/>perspectives<text:tab/>to<text:tab/>the<text:tab/>Board<text:tab/>on<text:tab/>matters<text:tab/>of<text:tab/>talent recruiting<text:tab/>and<text:tab/>development,<text:tab/>executive<text:tab/>compensation,<text:tab/>bene]its<text:tab/>and leadership <text:s text:c="2"/>n <text:s text:c="3"/>Extensive<text:tab/>global<text:tab/>and<text:tab/>deep<text:tab/>M&amp;A<text:tab/>experience <text:s text:c="2"/>2016<text:tab/>Proxy<text:tab/>Statement<text:tab/> Alexion<text:tab/>Pharmaceuticals,<text:tab/>Inc. 11</text:p>
          </table:table-cell>
          <table:table-cell table:style-name="ce1" office:value-type="float" office:value="0.0802" calcext:value-type="float">
            <text:p>0.0802</text:p>
          </table:table-cell>
        </table:table-row>
        <table:table-row table:style-name="ro1">
          <table:table-cell table:style-name="ce1" office:value-type="string" calcext:value-type="string">
            <text:p>SOCENV_INC</text:p>
          </table:table-cell>
          <table:table-cell table:style-name="ce2" office:value-type="string" calcext:value-type="string">
            <text:p>Prior to<text:tab/>Citigroup,<text:tab/>he<text:tab/>held<text:tab/>a<text:tab/>number<text:tab/>of<text:tab/>positions<text:tab/>of<text:tab/>increasing responsibility<text:tab/>with<text:tab/>Harris<text:tab/>Corp.,<text:tab/>an<text:tab/>international communications<text:tab/>and<text:tab/>technology<text:tab/>company,<text:tab/>including<text:tab/>Vice President<text:tab/>of<text:tab/>Administration</text:p>
          </table:table-cell>
          <table:table-cell table:style-name="ce1" office:value-type="float" office:value="0.1293" calcext:value-type="float">
            <text:p>0.1293</text:p>
          </table:table-cell>
        </table:table-row>
        <table:table-row table:style-name="ro6">
          <table:table-cell table:style-name="ce1" office:value-type="string" calcext:value-type="string">
            <text:p>SOCENV_INC</text:p>
          </table:table-cell>
          <table:table-cell table:style-name="ce2" office:value-type="string" calcext:value-type="string">
            <text:p>Mr.<text:tab/>Mollen<text:tab/>serves<text:tab/>as<text:tab/>a director<text:tab/>for<text:tab/>a<text:tab/>number<text:tab/>of<text:tab/>not-for-pro]it<text:tab/>and<text:tab/>professional boards,<text:tab/>including<text:tab/>the<text:tab/>New<text:tab/>England<text:tab/>Healthcare<text:tab/>Institute, the<text:tab/>HR<text:tab/>Policy<text:tab/>Association,<text:tab/>and<text:tab/>the<text:tab/>Center<text:tab/>on<text:tab/>Executive Compensation,<text:tab/>and<text:tab/>is<text:tab/>an<text:tab/>advisory<text:tab/>board<text:tab/>member<text:tab/>for Working<text:tab/>Mother<text:tab/>magazine,<text:tab/>and<text:tab/>he<text:tab/>is<text:tab/>a<text:tab/>member<text:tab/>of<text:tab/>the Board<text:tab/>of<text:tab/>Trustees<text:tab/>of<text:tab/>Worcester<text:tab/>Polytechnic<text:tab/>Institute<text:tab/>and Chairman<text:tab/>of<text:tab/>the<text:tab/>Compensation<text:tab/>Committee</text:p>
          </table:table-cell>
          <table:table-cell table:style-name="ce1" office:value-type="float" office:value="0.4767" calcext:value-type="float">
            <text:p>0.4767</text:p>
          </table:table-cell>
        </table:table-row>
        <table:table-row table:style-name="ro3">
          <table:table-cell table:style-name="ce1" office:value-type="string" calcext:value-type="string">
            <text:p>SOCENV_INC</text:p>
          </table:table-cell>
          <table:table-cell table:style-name="ce2" office:value-type="string" calcext:value-type="string">
            <text:p>in<text:tab/>Economics<text:tab/>from<text:tab/>St.<text:tab/>John<text:tab/>Fisher<text:tab/>College, and<text:tab/>a<text:tab/>Master's<text:tab/>degree<text:tab/>in<text:tab/>Labor<text:tab/>Relations<text:tab/>from<text:tab/>St.<text:tab/>Francis College<text:tab/>in<text:tab/>Pennsylvania</text:p>
          </table:table-cell>
          <table:table-cell table:style-name="ce1" office:value-type="float" office:value="0.3401" calcext:value-type="float">
            <text:p>0.3401</text:p>
          </table:table-cell>
        </table:table-row>
        <table:table-row table:style-name="ro8">
          <table:table-cell table:style-name="ce1" office:value-type="string" calcext:value-type="string">
            <text:p>SOCENV_INC</text:p>
          </table:table-cell>
          <table:table-cell table:style-name="ce2" office:value-type="string" calcext:value-type="string">
            <text:p>Alexion<text:tab/>Director<text:tab/>Since:<text:tab/>2014 <text:s text:c="2"/>Committee<text:tab/>Memberships:<text:tab/>Audit<text:tab/>and<text:tab/>Finance,<text:tab/>Leadership<text:tab/>and Compensation<text:tab/>(Chair),<text:tab/>Nominating<text:tab/>and<text:tab/>Corporate<text:tab/>Governance <text:s text:c="2"/>Other<text:tab/>Public<text:tab/>Company<text:tab/>Directorships <text:s text:c="2"/>Current:<text:tab/> None <text:s text:c="2"/>Past<text:tab/>5<text:tab/>Years:<text:tab/> None <text:s text:c="6"/>QualiZications <text:s text:c="2"/>n <text:s text:c="3"/>Signi]icant<text:tab/>experience<text:tab/>in<text:tab/>executive<text:tab/>compensation<text:tab/>policy<text:tab/>and administration <text:s text:c="2"/>n <text:s text:c="3"/>More<text:tab/>than<text:tab/>30<text:tab/>years<text:tab/>as<text:tab/>chief<text:tab/>human<text:tab/>resources<text:tab/>senior<text:tab/>executive <text:s text:c="2"/>n <text:s text:c="3"/>Extensive<text:tab/>operational<text:tab/>experience<text:tab/>leading<text:tab/>human<text:tab/>resource<text:tab/>function<text:tab/>for large,<text:tab/>public,<text:tab/>complex,<text:tab/>global<text:tab/>organizations,<text:tab/>including<text:tab/>a<text:tab/>Fortune<text:tab/>200 company <text:s text:c="2"/>n <text:s text:c="3"/>Brings<text:tab/>valued<text:tab/>operational<text:tab/>perspectives<text:tab/>to<text:tab/>the<text:tab/>Board<text:tab/>on<text:tab/>matters<text:tab/>of<text:tab/>talent recruiting<text:tab/>and<text:tab/>development,<text:tab/>executive<text:tab/>compensation,<text:tab/>bene]its<text:tab/>and leadership <text:s text:c="2"/>n <text:s text:c="3"/>Extensive<text:tab/>global<text:tab/>and<text:tab/>deep<text:tab/>M&amp;A<text:tab/>experience <text:s text:c="2"/>Alvin<text:tab/>S.<text:tab/>Parven <text:s text:c="4"/>Age:<text:tab/> 75 <text:s text:c="2"/><text:tab/>Mr.<text:tab/>Parven<text:tab/>has<text:tab/>been<text:tab/>President<text:tab/>of<text:tab/>ASP<text:tab/>Associates,<text:tab/>a management<text:tab/>and<text:tab/>strategic<text:tab/>consulting<text:tab/>]irm,<text:tab/>since<text:tab/>1997</text:p>
          </table:table-cell>
          <table:table-cell table:style-name="ce1" office:value-type="float" office:value="0.8154" calcext:value-type="float">
            <text:p>0.8154</text:p>
          </table:table-cell>
        </table:table-row>
        <table:table-row table:style-name="ro1">
          <table:table-cell table:style-name="ce1" office:value-type="string" calcext:value-type="string">
            <text:p>SOCENV_INC</text:p>
          </table:table-cell>
          <table:table-cell table:style-name="ce2" office:value-type="string" calcext:value-type="string">
            <text:p>No<text:tab/>incumbent<text:tab/>director<text:tab/>attended fewer<text:tab/>than<text:tab/>75%<text:tab/>of<text:tab/>the<text:tab/>total<text:tab/>number<text:tab/>of<text:tab/>meetings<text:tab/>of<text:tab/>the<text:tab/>Board of<text:tab/>Directors<text:tab/>and <text:s text:c="2"/>the<text:tab/>committees<text:tab/>of<text:tab/>the<text:tab/>Board<text:tab/>of<text:tab/>Directors<text:tab/>on<text:tab/>which<text:tab/>he<text:tab/>or<text:tab/>she served</text:p>
          </table:table-cell>
          <table:table-cell table:style-name="ce1" office:value-type="float" office:value="0.0571" calcext:value-type="float">
            <text:p>0.0571</text:p>
          </table:table-cell>
        </table:table-row>
        <table:table-row table:style-name="ro18">
          <table:table-cell table:style-name="ce1" office:value-type="string" calcext:value-type="string">
            <text:p>SOCENV_INC</text:p>
          </table:table-cell>
          <table:table-cell table:style-name="ce2" office:value-type="string" calcext:value-type="string">
            <text:p>Alexion<text:tab/>Director<text:tab/>Since:<text:tab/>2010 <text:s text:c="2"/>Committee<text:tab/>Memberships:<text:tab/>Nominating<text:tab/>and<text:tab/>Corporate<text:tab/>Governance<text:tab/>(Chair), Quality<text:tab/>Compliance,<text:tab/>Strategy<text:tab/>and<text:tab/>Risk <text:s text:c="2"/>Other<text:tab/>Public<text:tab/>Company<text:tab/>Directorships: <text:s text:c="2"/>Current:<text:tab/> Nestle<text:tab/>SA <text:s text:c="2"/>Past<text:tab/>5<text:tab/>Years:<text:tab/> S&amp;W<text:tab/>Seed<text:tab/>Company <text:s text:c="6"/>QualiZications <text:s text:c="2"/>n <text:s text:c="3"/>An<text:tab/>attorney<text:tab/>who<text:tab/>has<text:tab/>dedicated<text:tab/>more<text:tab/>than<text:tab/>25<text:tab/>years<text:tab/>to<text:tab/>government service,<text:tab/>including<text:tab/>senior<text:tab/>national<text:tab/>and<text:tab/>international<text:tab/>positions <text:s text:c="2"/>n <text:s text:c="3"/>Led<text:tab/>state<text:tab/>and<text:tab/>federal<text:tab/>government<text:tab/>agencies<text:tab/>and<text:tab/>an<text:tab/>international organization <text:s text:c="2"/>n <text:s text:c="3"/>Possesses<text:tab/>extensive<text:tab/>experience<text:tab/>working<text:tab/>with<text:tab/>government<text:tab/>leaders<text:tab/>and organizations <text:s text:c="2"/>n <text:s text:c="3"/>Worked<text:tab/>closely<text:tab/>with<text:tab/>national<text:tab/>governments<text:tab/>throughout<text:tab/>the<text:tab/>world<text:tab/>and possesses<text:tab/>a<text:tab/>deep<text:tab/>understanding<text:tab/>of<text:tab/>international<text:tab/>political<text:tab/>organizations <text:s text:c="2"/>n <text:s text:c="3"/>Public<text:tab/>service<text:tab/>experience<text:tab/>brings<text:tab/>an<text:tab/>important<text:tab/>perspective<text:tab/>to<text:tab/>the<text:tab/>Board and<text:tab/>an<text:tab/>important<text:tab/>understanding<text:tab/>of<text:tab/>state<text:tab/>and<text:tab/>federal<text:tab/>government<text:tab/>and international<text:tab/>organizations <text:s text:c="2"/>Meetings<text:tab/>and<text:tab/>Committees During<text:tab/> the<text:tab/> year<text:tab/> ended<text:tab/> December<text:tab/> 31,<text:tab/> 2015,<text:tab/> the<text:tab/> Board<text:tab/> of Directors<text:tab/>held<text:tab/>18<text:tab/>meetings</text:p>
          </table:table-cell>
          <table:table-cell table:style-name="ce1" office:value-type="float" office:value="0.8695" calcext:value-type="float">
            <text:p>0.8695</text:p>
          </table:table-cell>
        </table:table-row>
        <table:table-row table:style-name="ro4">
          <table:table-cell table:style-name="ce1" office:value-type="string" calcext:value-type="string">
            <text:p>SOCENV_INC</text:p>
          </table:table-cell>
          <table:table-cell table:style-name="ce2" office:value-type="string" calcext:value-type="string">
            <text:p>from<text:tab/>the<text:tab/>University<text:tab/>of<text:tab/>California,<text:tab/>Hastings<text:tab/>College<text:tab/>of Law</text:p>
          </table:table-cell>
          <table:table-cell table:style-name="ce1" office:value-type="float" office:value="0.1166" calcext:value-type="float">
            <text:p>0.1166</text:p>
          </table:table-cell>
        </table:table-row>
        <table:table-row table:style-name="ro1">
          <table:table-cell table:style-name="ce1" office:value-type="string" calcext:value-type="string">
            <text:p>COMP_CON</text:p>
          </table:table-cell>
          <table:table-cell table:style-name="ce2" office:value-type="string" calcext:value-type="string">
            <text:p>No<text:tab/>incumbent<text:tab/>director<text:tab/>attended fewer<text:tab/>than<text:tab/>75%<text:tab/>of<text:tab/>the<text:tab/>total<text:tab/>number<text:tab/>of<text:tab/>meetings<text:tab/>of<text:tab/>the<text:tab/>Board of<text:tab/>Directors<text:tab/>and <text:s text:c="2"/>the<text:tab/>committees<text:tab/>of<text:tab/>the<text:tab/>Board<text:tab/>of<text:tab/>Directors<text:tab/>on<text:tab/>which<text:tab/>he<text:tab/>or<text:tab/>she served</text:p>
          </table:table-cell>
          <table:table-cell table:style-name="ce1" office:value-type="float" office:value="0.2298" calcext:value-type="float">
            <text:p>0.2298</text:p>
          </table:table-cell>
        </table:table-row>
        <table:table-row table:style-name="ro1">
          <table:table-cell table:style-name="ce1" office:value-type="string" calcext:value-type="string">
            <text:p>SOCENV_INC</text:p>
          </table:table-cell>
          <table:table-cell table:style-name="ce2" office:value-type="string" calcext:value-type="string">
            <text:p>Ms.<text:tab/>Veneman<text:tab/>serves<text:tab/>on<text:tab/>the<text:tab/>not-for- pro]it<text:tab/>boards<text:tab/>of<text:tab/>the<text:tab/>Global<text:tab/>Health<text:tab/>Innovative<text:tab/>Technology Fund,<text:tab/>the<text:tab/>Close<text:tab/>Up<text:tab/>Foundation,<text:tab/>the<text:tab/>National<text:tab/>4-H<text:tab/>Council, and<text:tab/>Landesa</text:p>
          </table:table-cell>
          <table:table-cell table:style-name="ce1" office:value-type="float" office:value="0.3279" calcext:value-type="float">
            <text:p>0.3279</text:p>
          </table:table-cell>
        </table:table-row>
        <table:table-row table:style-name="ro3">
          <table:table-cell table:style-name="ce1" office:value-type="string" calcext:value-type="string">
            <text:p>SOCENV_INC</text:p>
          </table:table-cell>
          <table:table-cell table:style-name="ce2" office:value-type="string" calcext:value-type="string">
            <text:p>from<text:tab/>the University<text:tab/>of<text:tab/>California,<text:tab/>Davis,<text:tab/>a<text:tab/>Master's<text:tab/>degree<text:tab/>in<text:tab/>Public Policy<text:tab/>from<text:tab/>the<text:tab/>University<text:tab/>of<text:tab/>California,<text:tab/>Berkeley,<text:tab/>and<text:tab/>a J.D</text:p>
          </table:table-cell>
          <table:table-cell table:style-name="ce1" office:value-type="float" office:value="0.7419" calcext:value-type="float">
            <text:p>0.7419</text:p>
          </table:table-cell>
        </table:table-row>
        <table:table-row table:style-name="ro3">
          <table:table-cell table:style-name="ce1" office:value-type="string" calcext:value-type="string">
            <text:p>SOCENV_INC</text:p>
          </table:table-cell>
          <table:table-cell table:style-name="ce2" office:value-type="string" calcext:value-type="string">
            <text:p>Ms.<text:tab/>Veneman<text:tab/>has<text:tab/>also<text:tab/>practiced law<text:tab/>in<text:tab/>Washington,<text:tab/>DC<text:tab/>and<text:tab/>California<text:tab/>in<text:tab/>both<text:tab/>the<text:tab/>private and<text:tab/>public<text:tab/>sectors</text:p>
          </table:table-cell>
          <table:table-cell table:style-name="ce1" office:value-type="float" office:value="0.4277" calcext:value-type="float">
            <text:p>0.4277</text:p>
          </table:table-cell>
        </table:table-row>
        <table:table-row table:style-name="ro3">
          <table:table-cell table:style-name="ce1" office:value-type="string" calcext:value-type="string">
            <text:p>COMP_CON</text:p>
          </table:table-cell>
          <table:table-cell table:style-name="ce2" office:value-type="string" calcext:value-type="string">
            <text:p>Ms.<text:tab/>Veneman<text:tab/>has<text:tab/>also<text:tab/>practiced law<text:tab/>in<text:tab/>Washington,<text:tab/>DC<text:tab/>and<text:tab/>California<text:tab/>in<text:tab/>both<text:tab/>the<text:tab/>private and<text:tab/>public<text:tab/>sectors</text:p>
          </table:table-cell>
          <table:table-cell table:style-name="ce1" office:value-type="float" office:value="0.0675" calcext:value-type="float">
            <text:p>0.0675</text:p>
          </table:table-cell>
        </table:table-row>
        <table:table-row table:style-name="ro1">
          <table:table-cell table:style-name="ce1" office:value-type="string" calcext:value-type="string">
            <text:p>SOCENV_INC</text:p>
          </table:table-cell>
          <table:table-cell table:style-name="ce2" office:value-type="string" calcext:value-type="string">
            <text:p>From<text:tab/>1986<text:tab/>until<text:tab/>1993,<text:tab/>she<text:tab/>served<text:tab/>in various<text:tab/>positions<text:tab/>at<text:tab/>the<text:tab/>USDA,<text:tab/>including<text:tab/>Deputy<text:tab/>Secretary, Deputy<text:tab/>Undersecretary<text:tab/>for<text:tab/>International<text:tab/>Affairs<text:tab/>and Commodity<text:tab/>Programs,<text:tab/>and<text:tab/>Associate<text:tab/>Administer<text:tab/>of<text:tab/>the Foreign<text:tab/>Agricultural<text:tab/>Service</text:p>
          </table:table-cell>
          <table:table-cell table:style-name="ce1" office:value-type="float" office:value="0.1878" calcext:value-type="float">
            <text:p>0.1878</text:p>
          </table:table-cell>
        </table:table-row>
        <table:table-row table:style-name="ro3">
          <table:table-cell table:style-name="ce1" office:value-type="string" calcext:value-type="string">
            <text:p>SOCENV_INC</text:p>
          </table:table-cell>
          <table:table-cell table:style-name="ce2" office:value-type="string" calcext:value-type="string">
            <text:p>He<text:tab/>joined<text:tab/>Sandoz Pharma<text:tab/>Ltd.<text:tab/>in<text:tab/>1985<text:tab/>and<text:tab/>held<text:tab/>various<text:tab/>positions<text:tab/>of increasing<text:tab/>responsibility<text:tab/>in<text:tab/>development</text:p>
          </table:table-cell>
          <table:table-cell table:style-name="ce1" office:value-type="float" office:value="0.0801" calcext:value-type="float">
            <text:p>0.0801</text:p>
          </table:table-cell>
        </table:table-row>
        <table:table-row table:style-name="ro12">
          <table:table-cell table:style-name="ce1" office:value-type="string" calcext:value-type="string">
            <text:p>SOCENV_INC</text:p>
          </table:table-cell>
          <table:table-cell table:style-name="ce2" office:value-type="string" calcext:value-type="string">
            <text:p>Alexion<text:tab/>Director<text:tab/>Since:<text:tab/>2010 <text:s text:c="2"/>Committee<text:tab/>Memberships:<text:tab/>Quality<text:tab/>Compliance<text:tab/>(Chair),<text:tab/>Strategy<text:tab/>and<text:tab/>Risk <text:s text:c="2"/>Other<text:tab/>Public<text:tab/>Company<text:tab/>Directorships <text:s text:c="2"/>Current:<text:tab/> None <text:s text:c="2"/>Past<text:tab/>5<text:tab/>Years:<text:tab/> None <text:s text:c="6"/>QualiZications <text:s text:c="2"/>n <text:s text:c="3"/>More<text:tab/>than<text:tab/>25<text:tab/>years<text:tab/>in<text:tab/>the<text:tab/>areas<text:tab/>of<text:tab/>pharmaceutical<text:tab/>manufacturing, quality<text:tab/>and<text:tab/>technical<text:tab/>development,<text:tab/>providing<text:tab/>an<text:tab/>important<text:tab/>perspective<text:tab/>to the<text:tab/>Board<text:tab/>and<text:tab/>to<text:tab/>management <text:s text:c="2"/>n <text:s text:c="3"/>More<text:tab/>than<text:tab/>20<text:tab/>years<text:tab/>in<text:tab/>executive<text:tab/>management<text:tab/>positions<text:tab/>in<text:tab/>the pharmaceutical<text:tab/>industry,<text:tab/>including<text:tab/>as<text:tab/>a<text:tab/>chief<text:tab/>executive<text:tab/>of]icer<text:tab/>and<text:tab/>as<text:tab/>a senior<text:tab/>executive<text:tab/>of<text:tab/>a<text:tab/>large,<text:tab/>multinational<text:tab/>pharmaceutical<text:tab/>company <text:s text:c="2"/>n <text:s text:c="3"/>Possesses<text:tab/>a<text:tab/>broad<text:tab/>understanding<text:tab/>of<text:tab/>international<text:tab/>business<text:tab/>operations, particularly<text:tab/>with<text:tab/>respect<text:tab/>to<text:tab/>manufacturing,<text:tab/>quality<text:tab/>and<text:tab/>technical<text:tab/>matters <text:s text:c="2"/>Ann<text:tab/>M.<text:tab/>Veneman,<text:tab/>J.D</text:p>
          </table:table-cell>
          <table:table-cell table:style-name="ce1" office:value-type="float" office:value="0.7893" calcext:value-type="float">
            <text:p>0.7893</text:p>
          </table:table-cell>
        </table:table-row>
        <table:table-row table:style-name="ro1">
          <table:table-cell table:style-name="ce1" office:value-type="string" calcext:value-type="string">
            <text:p>SOCENV_INC</text:p>
          </table:table-cell>
          <table:table-cell table:style-name="ce2" office:value-type="string" calcext:value-type="string">
            <text:p>As<text:tab/>Executive<text:tab/>Director,<text:tab/>Ms. Veneman<text:tab/>worked<text:tab/>on<text:tab/>behalf<text:tab/>of<text:tab/>the<text:tab/>United<text:tab/>Nations children's<text:tab/>agency<text:tab/>to<text:tab/>help<text:tab/>children<text:tab/>around<text:tab/>the<text:tab/>world<text:tab/>by advocating<text:tab/>for<text:tab/>and<text:tab/>protecting<text:tab/>their<text:tab/>rights</text:p>
          </table:table-cell>
          <table:table-cell table:style-name="ce1" office:value-type="float" office:value="0.1364" calcext:value-type="float">
            <text:p>0.1364</text:p>
          </table:table-cell>
        </table:table-row>
        <table:table-row table:style-name="ro1">
          <table:table-cell table:style-name="ce1" office:value-type="string" calcext:value-type="string">
            <text:p>SOCENV_INC</text:p>
          </table:table-cell>
          <table:table-cell table:style-name="ce2" office:value-type="string" calcext:value-type="string">
            <text:p>From<text:tab/>1999<text:tab/>to<text:tab/>2004, Dr.<text:tab/>Rummelt<text:tab/>served<text:tab/>as<text:tab/>Head<text:tab/>of<text:tab/>Technical<text:tab/>Operations<text:tab/>of<text:tab/>the Novartis<text:tab/>Pharmaceuticals<text:tab/>Division<text:tab/>and<text:tab/>from<text:tab/>2004<text:tab/>to<text:tab/>2008 as<text:tab/>Head<text:tab/>of<text:tab/>Sandoz</text:p>
          </table:table-cell>
          <table:table-cell table:style-name="ce1" office:value-type="float" office:value="0.1328" calcext:value-type="float">
            <text:p>0.1328</text:p>
          </table:table-cell>
        </table:table-row>
        <table:table-row table:style-name="ro1">
          <table:table-cell table:style-name="ce1" office:value-type="string" calcext:value-type="string">
            <text:p>COMP_CON</text:p>
          </table:table-cell>
          <table:table-cell table:style-name="ce2" office:value-type="string" calcext:value-type="string">
            <text:p>Andreas<text:tab/>Rummelt <text:s text:c="4"/>Age:<text:tab/>59 <text:s text:c="2"/>Dr.<text:tab/>Rummelt<text:tab/>has<text:tab/>served<text:tab/>as<text:tab/>the<text:tab/>Chief<text:tab/>Executive<text:tab/>Of]icer<text:tab/>of InterPharmaLink<text:tab/>AG,<text:tab/>a<text:tab/>management<text:tab/>consulting<text:tab/>]irm focused<text:tab/>on<text:tab/>advising<text:tab/>companies<text:tab/>in<text:tab/>the<text:tab/>healthcare<text:tab/>industry, since<text:tab/>July<text:tab/>2011</text:p>
          </table:table-cell>
          <table:table-cell table:style-name="ce1" office:value-type="float" office:value="0.7189" calcext:value-type="float">
            <text:p>0.7189</text:p>
          </table:table-cell>
        </table:table-row>
        <table:table-row table:style-name="ro1">
          <table:table-cell table:style-name="ce1" office:value-type="string" calcext:value-type="string">
            <text:p>COMP_CON</text:p>
          </table:table-cell>
          <table:table-cell table:style-name="ce2" office:value-type="string" calcext:value-type="string">
            <text:p>During<text:tab/> a<text:tab/> majority<text:tab/> of<text:tab/> the<text:tab/> ]ive<text:tab/> regularly scheduled<text:tab/>meetings<text:tab/>in<text:tab/>]iscal<text:tab/>year<text:tab/>2015<text:tab/>the<text:tab/>Board<text:tab/>of<text:tab/>Directors met<text:tab/> in<text:tab/> executive<text:tab/> session<text:tab/> where<text:tab/> only<text:tab/> the<text:tab/> independent directors<text:tab/> were<text:tab/> present<text:tab/> without<text:tab/> any<text:tab/> members<text:tab/> of<text:tab/> Alexion's management</text:p>
          </table:table-cell>
          <table:table-cell table:style-name="ce1" office:value-type="float" office:value="0.1135" calcext:value-type="float">
            <text:p>0.1135</text:p>
          </table:table-cell>
        </table:table-row>
        <table:table-row table:style-name="ro1">
          <table:table-cell table:style-name="ce1" office:value-type="string" calcext:value-type="string">
            <text:p>SOCENV_INC</text:p>
          </table:table-cell>
          <table:table-cell table:style-name="ce2" office:value-type="string" calcext:value-type="string">
            <text:p>Our<text:tab/> Board<text:tab/> of Directors<text:tab/>has<text:tab/>also<text:tab/>determined<text:tab/>that<text:tab/>Mr.<text:tab/>Coughlin<text:tab/>and<text:tab/>Mr.<text:tab/>Norby<text:tab/>are each<text:tab/> an<text:tab/> "audit<text:tab/> committee<text:tab/> ]inancial<text:tab/> expert"<text:tab/> as<text:tab/> that<text:tab/> term<text:tab/> is<text:tab/> de]ined under<text:tab/>the<text:tab/>NASDAQ<text:tab/>Stock<text:tab/>Market<text:tab/>Listing<text:tab/>Standards<text:tab/>and<text:tab/>the<text:tab/>SEC<text:tab/>rules and<text:tab/>regulations</text:p>
          </table:table-cell>
          <table:table-cell table:style-name="ce1" office:value-type="float" office:value="0.3386" calcext:value-type="float">
            <text:p>0.3386</text:p>
          </table:table-cell>
        </table:table-row>
        <table:table-row table:style-name="ro1">
          <table:table-cell table:style-name="ce1" office:value-type="string" calcext:value-type="string">
            <text:p>SOCENV_INC</text:p>
          </table:table-cell>
          <table:table-cell table:style-name="ce2" office:value-type="string" calcext:value-type="string">
            <text:p>The<text:tab/>Audit<text:tab/>and<text:tab/>Finance<text:tab/>Committee<text:tab/>operates<text:tab/>pursuant to<text:tab/>a<text:tab/>charter<text:tab/>which<text:tab/>has<text:tab/>been<text:tab/>approved<text:tab/>and<text:tab/>adopted<text:tab/>by<text:tab/>the<text:tab/>Board<text:tab/>of Directors<text:tab/>and<text:tab/>is<text:tab/>reviewed<text:tab/>and<text:tab/>reassessed<text:tab/>annually<text:tab/>by<text:tab/>the<text:tab/>Audit<text:tab/>and Finance<text:tab/>Committee</text:p>
          </table:table-cell>
          <table:table-cell table:style-name="ce1" office:value-type="float" office:value="0.2426" calcext:value-type="float">
            <text:p>0.2426</text:p>
          </table:table-cell>
        </table:table-row>
        <table:table-row table:style-name="ro1">
          <table:table-cell table:style-name="ce1" office:value-type="string" calcext:value-type="string">
            <text:p>COMP_CON</text:p>
          </table:table-cell>
          <table:table-cell table:style-name="ce2" office:value-type="string" calcext:value-type="string">
            <text:p>Our<text:tab/> Board<text:tab/> of Directors<text:tab/>has<text:tab/>also<text:tab/>determined<text:tab/>that<text:tab/>Mr.<text:tab/>Coughlin<text:tab/>and<text:tab/>Mr.<text:tab/>Norby<text:tab/>are each<text:tab/> an<text:tab/> "audit<text:tab/> committee<text:tab/> ]inancial<text:tab/> expert"<text:tab/> as<text:tab/> that<text:tab/> term<text:tab/> is<text:tab/> de]ined under<text:tab/>the<text:tab/>NASDAQ<text:tab/>Stock<text:tab/>Market<text:tab/>Listing<text:tab/>Standards<text:tab/>and<text:tab/>the<text:tab/>SEC<text:tab/>rules and<text:tab/>regulations</text:p>
          </table:table-cell>
          <table:table-cell table:style-name="ce1" office:value-type="float" office:value="0.1135" calcext:value-type="float">
            <text:p>0.1135</text:p>
          </table:table-cell>
        </table:table-row>
        <table:table-row table:style-name="ro11">
          <table:table-cell table:style-name="ce1" office:value-type="string" calcext:value-type="string">
            <text:p>COMP_CON</text:p>
          </table:table-cell>
          <table:table-cell table:style-name="ce2" office:value-type="string" calcext:value-type="string">
            <text:p>A<text:tab/>description<text:tab/>of<text:tab/>each<text:tab/>standing<text:tab/>committee<text:tab/>of<text:tab/>the<text:tab/>Board<text:tab/>is<text:tab/>provided<text:tab/>below: Audit<text:tab/>and<text:tab/>Finance In<text:tab/> February<text:tab/> 1993,<text:tab/> the<text:tab/> Board<text:tab/> established<text:tab/> a<text:tab/> separately<text:tab/> designated standing<text:tab/> Audit<text:tab/> Committee,<text:tab/> now<text:tab/> called<text:tab/> the<text:tab/> Audit<text:tab/> and<text:tab/> Finance Committee,<text:tab/>to<text:tab/>review<text:tab/>the<text:tab/>internal<text:tab/>accounting<text:tab/>procedures<text:tab/>of<text:tab/>Alexion, consult<text:tab/>with<text:tab/>our<text:tab/>independent<text:tab/>registered<text:tab/>public<text:tab/>accounting<text:tab/>]irm<text:tab/>and review<text:tab/> the<text:tab/> services<text:tab/> provided<text:tab/> by<text:tab/> the<text:tab/> independent<text:tab/> registered<text:tab/> public accounting<text:tab/>]irm</text:p>
          </table:table-cell>
          <table:table-cell table:style-name="ce1" office:value-type="float" office:value="0.8929" calcext:value-type="float">
            <text:p>0.8929</text:p>
          </table:table-cell>
        </table:table-row>
        <table:table-row table:style-name="ro1">
          <table:table-cell table:style-name="ce1" office:value-type="string" calcext:value-type="string">
            <text:p>SOCENV_INC</text:p>
          </table:table-cell>
          <table:table-cell table:style-name="ce2" office:value-type="string" calcext:value-type="string">
            <text:p>Brennan,<text:tab/> Coughlin, Mollen,<text:tab/> Norby,<text:tab/> and<text:tab/> Parven,<text:tab/> Dr.<text:tab/> Rummelt<text:tab/> and<text:tab/> Ms.<text:tab/> Veneman) are<text:tab/>"independent<text:tab/>directors"<text:tab/>as<text:tab/>that<text:tab/>term<text:tab/>is<text:tab/>de]ined<text:tab/>under<text:tab/>the NASDAQ<text:tab/> Stock<text:tab/> Market<text:tab/> Listing<text:tab/> Standards<text:tab/> and<text:tab/> the<text:tab/> SEC<text:tab/> rules and<text:tab/> regulations</text:p>
          </table:table-cell>
          <table:table-cell table:style-name="ce1" office:value-type="float" office:value="0.1346" calcext:value-type="float">
            <text:p>0.1346</text:p>
          </table:table-cell>
        </table:table-row>
        <table:table-row table:style-name="ro1">
          <table:table-cell table:style-name="ce1" office:value-type="string" calcext:value-type="string">
            <text:p>COMP_CON</text:p>
          </table:table-cell>
          <table:table-cell table:style-name="ce2" office:value-type="string" calcext:value-type="string">
            <text:p>Brennan,<text:tab/> Coughlin, Mollen,<text:tab/> Norby,<text:tab/> and<text:tab/> Parven,<text:tab/> Dr.<text:tab/> Rummelt<text:tab/> and<text:tab/> Ms.<text:tab/> Veneman) are<text:tab/>"independent<text:tab/>directors"<text:tab/>as<text:tab/>that<text:tab/>term<text:tab/>is<text:tab/>de]ined<text:tab/>under<text:tab/>the NASDAQ<text:tab/> Stock<text:tab/> Market<text:tab/> Listing<text:tab/> Standards<text:tab/> and<text:tab/> the<text:tab/> SEC<text:tab/> rules and<text:tab/> regulations</text:p>
          </table:table-cell>
          <table:table-cell table:style-name="ce1" office:value-type="float" office:value="0.0547" calcext:value-type="float">
            <text:p>0.0547</text:p>
          </table:table-cell>
        </table:table-row>
        <table:table-row table:style-name="ro3">
          <table:table-cell table:style-name="ce1" office:value-type="string" calcext:value-type="string">
            <text:p>COMP_CON</text:p>
          </table:table-cell>
          <table:table-cell table:style-name="ce2" office:value-type="string" calcext:value-type="string">
            <text:p>The<text:tab/>Board<text:tab/>of<text:tab/>Directors<text:tab/>has<text:tab/>determined<text:tab/>that<text:tab/>nine<text:tab/>of<text:tab/>the<text:tab/>eleven nominees<text:tab/> (Ms.<text:tab/> Burns,<text:tab/> Dr.<text:tab/> Baker,<text:tab/> Mssrs.</text:p>
          </table:table-cell>
          <table:table-cell table:style-name="ce1" office:value-type="float" office:value="0.4221" calcext:value-type="float">
            <text:p>0.4221</text:p>
          </table:table-cell>
        </table:table-row>
        <table:table-row table:style-name="ro9">
          <table:table-cell table:style-name="ce1" office:value-type="string" calcext:value-type="string">
            <text:p>COMP_CON</text:p>
          </table:table-cell>
          <table:table-cell table:style-name="ce2" office:value-type="string" calcext:value-type="string">
            <text:p>Current<text:tab/>Members: Dr.<text:tab/>Rummelt<text:tab/>(Chair) Dr.<text:tab/>Baker Mr.<text:tab/>Brennan Mr.<text:tab/>Coughlin Ms.<text:tab/>Veneman <text:s text:c="2"/>No.<text:tab/>of<text:tab/>Meetings<text:tab/>during<text:tab/>2015: 4 <text:s text:c="2"/>Charter: http://alxn.com/pdfs/Quality_Compliance<text:tab/>_Comm<text:tab/>Charter.pdf <text:s text:c="4"/>Nominating<text:tab/>and<text:tab/>Corporate<text:tab/>Governance In<text:tab/>June<text:tab/>2003,<text:tab/>the<text:tab/>Board<text:tab/>of<text:tab/>Directors<text:tab/>established<text:tab/>the<text:tab/>Nominating<text:tab/>and Corporate<text:tab/>Governance<text:tab/>Committee<text:tab/>to<text:tab/>provide<text:tab/>leadership<text:tab/>and<text:tab/>guidance to<text:tab/> Alexion,<text:tab/> review<text:tab/> and<text:tab/> recommend<text:tab/> new<text:tab/> directors<text:tab/> to<text:tab/> the<text:tab/> Board<text:tab/> of Directors,<text:tab/> establish<text:tab/> the<text:tab/> necessary<text:tab/> Board<text:tab/> committees<text:tab/> to<text:tab/> provide oversight<text:tab/> to<text:tab/> Alexion,<text:tab/> and<text:tab/> make<text:tab/> recommendations<text:tab/> regarding committee<text:tab/>membership</text:p>
          </table:table-cell>
          <table:table-cell table:style-name="ce1" office:value-type="float" office:value="0.2629" calcext:value-type="float">
            <text:p>0.2629</text:p>
          </table:table-cell>
        </table:table-row>
        <table:table-row table:style-name="ro9">
          <table:table-cell table:style-name="ce1" office:value-type="string" calcext:value-type="string">
            <text:p>SOCENV_INC</text:p>
          </table:table-cell>
          <table:table-cell table:style-name="ce2" office:value-type="string" calcext:value-type="string">
            <text:p>Current<text:tab/>Members: Dr.<text:tab/>Rummelt<text:tab/>(Chair) Dr.<text:tab/>Baker Mr.<text:tab/>Brennan Mr.<text:tab/>Coughlin Ms.<text:tab/>Veneman <text:s text:c="2"/>No.<text:tab/>of<text:tab/>Meetings<text:tab/>during<text:tab/>2015: 4 <text:s text:c="2"/>Charter: http://alxn.com/pdfs/Quality_Compliance<text:tab/>_Comm<text:tab/>Charter.pdf <text:s text:c="4"/>Nominating<text:tab/>and<text:tab/>Corporate<text:tab/>Governance In<text:tab/>June<text:tab/>2003,<text:tab/>the<text:tab/>Board<text:tab/>of<text:tab/>Directors<text:tab/>established<text:tab/>the<text:tab/>Nominating<text:tab/>and Corporate<text:tab/>Governance<text:tab/>Committee<text:tab/>to<text:tab/>provide<text:tab/>leadership<text:tab/>and<text:tab/>guidance to<text:tab/> Alexion,<text:tab/> review<text:tab/> and<text:tab/> recommend<text:tab/> new<text:tab/> directors<text:tab/> to<text:tab/> the<text:tab/> Board<text:tab/> of Directors,<text:tab/> establish<text:tab/> the<text:tab/> necessary<text:tab/> Board<text:tab/> committees<text:tab/> to<text:tab/> provide oversight<text:tab/> to<text:tab/> Alexion,<text:tab/> and<text:tab/> make<text:tab/> recommendations<text:tab/> regarding committee<text:tab/>membership</text:p>
          </table:table-cell>
          <table:table-cell table:style-name="ce1" office:value-type="float" office:value="0.2529" calcext:value-type="float">
            <text:p>0.2529</text:p>
          </table:table-cell>
        </table:table-row>
        <table:table-row table:style-name="ro1">
          <table:table-cell table:style-name="ce1" office:value-type="string" calcext:value-type="string">
            <text:p>COMP_CON</text:p>
          </table:table-cell>
          <table:table-cell table:style-name="ce2" office:value-type="string" calcext:value-type="string">
            <text:p>The<text:tab/>Nominating<text:tab/>and<text:tab/>Corporate<text:tab/>Governance Committee<text:tab/>operates<text:tab/>pursuant<text:tab/>to<text:tab/>a<text:tab/>charter<text:tab/>which<text:tab/>has<text:tab/>been<text:tab/>approved and<text:tab/> adopted<text:tab/> by<text:tab/> the<text:tab/> Board<text:tab/> of<text:tab/> Directors<text:tab/> and<text:tab/> is<text:tab/> reviewed<text:tab/> and reassessed<text:tab/> annually<text:tab/> by<text:tab/> the<text:tab/> committee</text:p>
          </table:table-cell>
          <table:table-cell table:style-name="ce1" office:value-type="float" office:value="0.1594" calcext:value-type="float">
            <text:p>0.1594</text:p>
          </table:table-cell>
        </table:table-row>
        <table:table-row table:style-name="ro1">
          <table:table-cell table:style-name="ce1" office:value-type="string" calcext:value-type="string">
            <text:p>SOCENV_INC</text:p>
          </table:table-cell>
          <table:table-cell table:style-name="ce2" office:value-type="string" calcext:value-type="string">
            <text:p>The<text:tab/>Nominating<text:tab/>and<text:tab/>Corporate<text:tab/>Governance Committee<text:tab/>operates<text:tab/>pursuant<text:tab/>to<text:tab/>a<text:tab/>charter<text:tab/>which<text:tab/>has<text:tab/>been<text:tab/>approved and<text:tab/> adopted<text:tab/> by<text:tab/> the<text:tab/> Board<text:tab/> of<text:tab/> Directors<text:tab/> and<text:tab/> is<text:tab/> reviewed<text:tab/> and reassessed<text:tab/> annually<text:tab/> by<text:tab/> the<text:tab/> committee</text:p>
          </table:table-cell>
          <table:table-cell table:style-name="ce1" office:value-type="float" office:value="0.2152" calcext:value-type="float">
            <text:p>0.2152</text:p>
          </table:table-cell>
        </table:table-row>
        <table:table-row table:style-name="ro1">
          <table:table-cell table:style-name="ce1" office:value-type="string" calcext:value-type="string">
            <text:p>SOCENV_INC</text:p>
          </table:table-cell>
          <table:table-cell table:style-name="ce2" office:value-type="string" calcext:value-type="string">
            <text:p>The Quality<text:tab/>Compliance<text:tab/>Committee<text:tab/>operates<text:tab/>pursuant<text:tab/>to<text:tab/>a<text:tab/>charter<text:tab/>which has<text:tab/> been<text:tab/> approved<text:tab/> and<text:tab/> adopted<text:tab/> by<text:tab/> the<text:tab/> Board<text:tab/> of<text:tab/> Directors<text:tab/> and<text:tab/> is reviewed<text:tab/> and<text:tab/> reassessed<text:tab/> annually<text:tab/> by<text:tab/> the<text:tab/> committee</text:p>
          </table:table-cell>
          <table:table-cell table:style-name="ce1" office:value-type="float" office:value="0.1962" calcext:value-type="float">
            <text:p>0.1962</text:p>
          </table:table-cell>
        </table:table-row>
        <table:table-row table:style-name="ro3">
          <table:table-cell table:style-name="ce1" office:value-type="string" calcext:value-type="string">
            <text:p>SOCENV_INC</text:p>
          </table:table-cell>
          <table:table-cell table:style-name="ce2" office:value-type="string" calcext:value-type="string">
            <text:p>The<text:tab/> Quality Compliance<text:tab/>Committee<text:tab/>provides<text:tab/>leadership<text:tab/>and<text:tab/>guidance<text:tab/>to<text:tab/>Alexion on<text:tab/>aspects<text:tab/>of<text:tab/>quality<text:tab/>compliance<text:tab/>and<text:tab/>related<text:tab/>regulatory<text:tab/>matters</text:p>
          </table:table-cell>
          <table:table-cell table:style-name="ce1" office:value-type="float" office:value="0.1823" calcext:value-type="float">
            <text:p>0.1823</text:p>
          </table:table-cell>
        </table:table-row>
        <table:table-row table:style-name="ro2">
          <table:table-cell table:style-name="ce1" office:value-type="string" calcext:value-type="string">
            <text:p>SOCENV_INC</text:p>
          </table:table-cell>
          <table:table-cell table:style-name="ce2" office:value-type="string" calcext:value-type="string">
            <text:p>Current<text:tab/>Members: Mr.<text:tab/>Mollen<text:tab/>(Chair) Ms.<text:tab/>Burns Mr.<text:tab/>Norby Mr.<text:tab/>Parven <text:s text:c="2"/>No.<text:tab/>of<text:tab/>Meetings<text:tab/>during<text:tab/>2015: 6 <text:s text:c="4"/>Charter: http://alxn.com/pdfs/Leadership_Comp_Comm_Charter.pdf <text:s text:c="4"/>Quality<text:tab/>Compliance<text:tab/>Committee In<text:tab/>December<text:tab/>2004,<text:tab/>the<text:tab/>Board<text:tab/>established<text:tab/>a<text:tab/>Compliance<text:tab/>and<text:tab/>Quality Committee</text:p>
          </table:table-cell>
          <table:table-cell table:style-name="ce1" office:value-type="float" office:value="0.077" calcext:value-type="float">
            <text:p>0.077</text:p>
          </table:table-cell>
        </table:table-row>
        <table:table-row table:style-name="ro3">
          <table:table-cell table:style-name="ce1" office:value-type="string" calcext:value-type="string">
            <text:p>SOCENV_INC</text:p>
          </table:table-cell>
          <table:table-cell table:style-name="ce2" office:value-type="string" calcext:value-type="string">
            <text:p>Strategy<text:tab/>and<text:tab/>Risk In<text:tab/>May<text:tab/>2013,<text:tab/>the<text:tab/>Board<text:tab/>of<text:tab/>Directors<text:tab/>established<text:tab/>the<text:tab/>Risk<text:tab/>Committee, now<text:tab/>called<text:tab/>the<text:tab/>Strategy<text:tab/>and<text:tab/>Risk<text:tab/>Committee</text:p>
          </table:table-cell>
          <table:table-cell table:style-name="ce1" office:value-type="float" office:value="0.0977" calcext:value-type="float">
            <text:p>0.0977</text:p>
          </table:table-cell>
        </table:table-row>
        <table:table-row table:style-name="ro1">
          <table:table-cell table:style-name="ce1" office:value-type="string" calcext:value-type="string">
            <text:p>SOCENV_INC</text:p>
          </table:table-cell>
          <table:table-cell table:style-name="ce2" office:value-type="string" calcext:value-type="string">
            <text:p>The<text:tab/> Strategy<text:tab/> and<text:tab/> Risk<text:tab/> Committee<text:tab/> operates<text:tab/> pursuant<text:tab/> to<text:tab/> a<text:tab/> charter which<text:tab/>has<text:tab/>been<text:tab/>approved<text:tab/>and<text:tab/>adopted<text:tab/>by<text:tab/>the<text:tab/>Board<text:tab/>of<text:tab/>Directors<text:tab/>and will<text:tab/> be<text:tab/> reviewed<text:tab/> and<text:tab/> reassessed<text:tab/> annually<text:tab/> by<text:tab/> the<text:tab/> committee</text:p>
          </table:table-cell>
          <table:table-cell table:style-name="ce1" office:value-type="float" office:value="0.0714" calcext:value-type="float">
            <text:p>0.0714</text:p>
          </table:table-cell>
        </table:table-row>
        <table:table-row table:style-name="ro9">
          <table:table-cell table:style-name="ce1" office:value-type="string" calcext:value-type="string">
            <text:p>COMP_CON</text:p>
          </table:table-cell>
          <table:table-cell table:style-name="ce2" office:value-type="string" calcext:value-type="string">
            <text:p>As<text:tab/> set<text:tab/> forth<text:tab/> in<text:tab/> the<text:tab/> Lead Independent<text:tab/>Director<text:tab/>Charter<text:tab/>adopted<text:tab/>by<text:tab/>our<text:tab/>Board,<text:tab/>the<text:tab/>Lead Independent<text:tab/>Director<text:tab/>is<text:tab/>selected<text:tab/>annually<text:tab/>by<text:tab/>the<text:tab/>independent directors,<text:tab/> presides<text:tab/> at<text:tab/> meetings<text:tab/> of<text:tab/> the<text:tab/> Board<text:tab/> at<text:tab/> which<text:tab/> the Chairman<text:tab/>is<text:tab/>not<text:tab/>present,<text:tab/>including<text:tab/>executive<text:tab/>sessions<text:tab/>of<text:tab/>our independent<text:tab/>directors,<text:tab/>serves<text:tab/>as<text:tab/>a<text:tab/>liaison<text:tab/>and<text:tab/>supplemental channel<text:tab/> of<text:tab/> communication<text:tab/> between<text:tab/> directors<text:tab/> and<text:tab/> the Chairman,<text:tab/> serves<text:tab/> as<text:tab/> an<text:tab/> independent<text:tab/> point<text:tab/> of<text:tab/> contact<text:tab/> for shareholders<text:tab/> wishing<text:tab/> to<text:tab/> communicate<text:tab/> with<text:tab/> the<text:tab/> Board<text:tab/> other than<text:tab/>through<text:tab/>the<text:tab/>Chairman,<text:tab/>and<text:tab/>has<text:tab/>other<text:tab/>duties<text:tab/>described<text:tab/>in the<text:tab/>charter</text:p>
          </table:table-cell>
          <table:table-cell table:style-name="ce1" office:value-type="float" office:value="0.7321" calcext:value-type="float">
            <text:p>0.7321</text:p>
          </table:table-cell>
        </table:table-row>
        <table:table-row table:style-name="ro3">
          <table:table-cell table:style-name="ce1" office:value-type="string" calcext:value-type="string">
            <text:p>SOCENV_INC</text:p>
          </table:table-cell>
          <table:table-cell table:style-name="ce2" office:value-type="string" calcext:value-type="string">
            <text:p>The<text:tab/> <text:s/>Committee<text:tab/> <text:s/>also<text:tab/> <text:s/>has responsibility<text:tab/> for<text:tab/> overseeing<text:tab/> Alexion's<text:tab/> strategic<text:tab/> planning process<text:tab/>on<text:tab/>behalf<text:tab/>of<text:tab/>the<text:tab/>Board<text:tab/>-<text:tab/>see<text:tab/>"Board's<text:tab/>Role<text:tab/>in<text:tab/>Strategy" below</text:p>
          </table:table-cell>
          <table:table-cell table:style-name="ce1" office:value-type="float" office:value="0.1632" calcext:value-type="float">
            <text:p>0.1632</text:p>
          </table:table-cell>
        </table:table-row>
        <table:table-row table:style-name="ro1">
          <table:table-cell table:style-name="ce1" office:value-type="string" calcext:value-type="string">
            <text:p>SOCENV_INC</text:p>
          </table:table-cell>
          <table:table-cell table:style-name="ce2" office:value-type="string" calcext:value-type="string">
            <text:p>In<text:tab/>May<text:tab/>2013,<text:tab/>the<text:tab/>Board<text:tab/>formed<text:tab/>a Risk<text:tab/>Committee,<text:tab/>now<text:tab/>called<text:tab/>the<text:tab/>Strategy<text:tab/>and<text:tab/>Risk<text:tab/>Committee, to<text:tab/> assist<text:tab/> the<text:tab/> Board<text:tab/> in<text:tab/> its<text:tab/> oversight<text:tab/> of<text:tab/> enterprise<text:tab/> risk management<text:tab/> <text:s/>processes</text:p>
          </table:table-cell>
          <table:table-cell table:style-name="ce1" office:value-type="float" office:value="0.0933" calcext:value-type="float">
            <text:p>0.0933</text:p>
          </table:table-cell>
        </table:table-row>
        <table:table-row table:style-name="ro3">
          <table:table-cell table:style-name="ce1" office:value-type="string" calcext:value-type="string">
            <text:p>COMP_CON</text:p>
          </table:table-cell>
          <table:table-cell table:style-name="ce2" office:value-type="string" calcext:value-type="string">
            <text:p>The<text:tab/> <text:s/>Committee<text:tab/> <text:s/>also<text:tab/> <text:s/>has responsibility<text:tab/> for<text:tab/> overseeing<text:tab/> Alexion's<text:tab/> strategic<text:tab/> planning process<text:tab/>on<text:tab/>behalf<text:tab/>of<text:tab/>the<text:tab/>Board<text:tab/>-<text:tab/>see<text:tab/>"Board's<text:tab/>Role<text:tab/>in<text:tab/>Strategy" below</text:p>
          </table:table-cell>
          <table:table-cell table:style-name="ce1" office:value-type="float" office:value="0.1143" calcext:value-type="float">
            <text:p>0.1143</text:p>
          </table:table-cell>
        </table:table-row>
        <table:table-row table:style-name="ro2">
          <table:table-cell table:style-name="ce1" office:value-type="string" calcext:value-type="string">
            <text:p>SOCENV_INC</text:p>
          </table:table-cell>
          <table:table-cell table:style-name="ce2" office:value-type="string" calcext:value-type="string">
            <text:p>The<text:tab/> Board<text:tab/> believes<text:tab/> that<text:tab/> its<text:tab/> governance<text:tab/> practices<text:tab/> and leadership<text:tab/> structure<text:tab/> achieve<text:tab/> independent<text:tab/> oversight<text:tab/> and management<text:tab/>accountability,<text:tab/>and<text:tab/>enhance<text:tab/>the<text:tab/>Board's<text:tab/>ability to<text:tab/>objectively<text:tab/>monitor<text:tab/>the<text:tab/>performance<text:tab/>of<text:tab/>the<text:tab/>Company,<text:tab/>the CEO,<text:tab/>and<text:tab/>management</text:p>
          </table:table-cell>
          <table:table-cell table:style-name="ce1" office:value-type="float" office:value="0.0773" calcext:value-type="float">
            <text:p>0.0773</text:p>
          </table:table-cell>
        </table:table-row>
        <table:table-row table:style-name="ro1">
          <table:table-cell table:style-name="ce1" office:value-type="string" calcext:value-type="string">
            <text:p>COMP_CON</text:p>
          </table:table-cell>
          <table:table-cell table:style-name="ce2" office:value-type="string" calcext:value-type="string">
            <text:p>In<text:tab/>May<text:tab/>2013,<text:tab/>the<text:tab/>Board<text:tab/>formed<text:tab/>a Risk<text:tab/>Committee,<text:tab/>now<text:tab/>called<text:tab/>the<text:tab/>Strategy<text:tab/>and<text:tab/>Risk<text:tab/>Committee, to<text:tab/> assist<text:tab/> the<text:tab/> Board<text:tab/> in<text:tab/> its<text:tab/> oversight<text:tab/> of<text:tab/> enterprise<text:tab/> risk management<text:tab/> <text:s/>processes</text:p>
          </table:table-cell>
          <table:table-cell table:style-name="ce1" office:value-type="float" office:value="0.0711" calcext:value-type="float">
            <text:p>0.0711</text:p>
          </table:table-cell>
        </table:table-row>
        <table:table-row table:style-name="ro3">
          <table:table-cell table:style-name="ce1" office:value-type="string" calcext:value-type="string">
            <text:p>SOCENV_INC</text:p>
          </table:table-cell>
          <table:table-cell table:style-name="ce2" office:value-type="string" calcext:value-type="string">
            <text:p>Board's<text:tab/>Role<text:tab/>in<text:tab/>Risk<text:tab/>Oversight The<text:tab/>Board<text:tab/>has<text:tab/>ultimate<text:tab/>responsibility<text:tab/>for<text:tab/>overseeing<text:tab/>Alexion's risk<text:tab/>management<text:tab/>processes</text:p>
          </table:table-cell>
          <table:table-cell table:style-name="ce1" office:value-type="float" office:value="0.3857" calcext:value-type="float">
            <text:p>0.3857</text:p>
          </table:table-cell>
        </table:table-row>
        <table:table-row table:style-name="ro1">
          <table:table-cell table:style-name="ce1" office:value-type="string" calcext:value-type="string">
            <text:p>COMP_CON</text:p>
          </table:table-cell>
          <table:table-cell table:style-name="ce2" office:value-type="string" calcext:value-type="string">
            <text:p>A<text:tab/>more<text:tab/>detailed<text:tab/>description<text:tab/>of<text:tab/>the<text:tab/>responsibilities of<text:tab/> the<text:tab/> Lead<text:tab/> Independent<text:tab/> Director<text:tab/> is<text:tab/> included<text:tab/> in<text:tab/> our<text:tab/> Lead Independent<text:tab/> Director<text:tab/> Charter,<text:tab/> which<text:tab/> is<text:tab/> available<text:tab/> on<text:tab/> our website<text:tab/> at http://alxn.com/pdfs/Lead_Independent_Director_Charter.pdf</text:p>
          </table:table-cell>
          <table:table-cell table:style-name="ce1" office:value-type="float" office:value="0.2127" calcext:value-type="float">
            <text:p>0.2127</text:p>
          </table:table-cell>
        </table:table-row>
        <table:table-row table:style-name="ro3">
          <table:table-cell table:style-name="ce1" office:value-type="string" calcext:value-type="string">
            <text:p>COMP_CON</text:p>
          </table:table-cell>
          <table:table-cell table:style-name="ce2" office:value-type="string" calcext:value-type="string">
            <text:p>Mr.<text:tab/> Norby<text:tab/> has<text:tab/> served<text:tab/> as<text:tab/> Lead Independent<text:tab/>Director<text:tab/>since<text:tab/>the<text:tab/>date<text:tab/>of<text:tab/>Dr.<text:tab/>Bell's<text:tab/>appointment as<text:tab/> Chairman<text:tab/> of<text:tab/> the<text:tab/> Board</text:p>
          </table:table-cell>
          <table:table-cell table:style-name="ce1" office:value-type="float" office:value="0.0631" calcext:value-type="float">
            <text:p>0.0631</text:p>
          </table:table-cell>
        </table:table-row>
        <table:table-row table:style-name="ro1">
          <table:table-cell table:style-name="ce1" office:value-type="string" calcext:value-type="string">
            <text:p>SOCENV_INC</text:p>
          </table:table-cell>
          <table:table-cell table:style-name="ce2" office:value-type="string" calcext:value-type="string">
            <text:p>As<text:tab/>founder<text:tab/>of<text:tab/>Alexion<text:tab/>and<text:tab/>the only<text:tab/> Chief<text:tab/> Executive<text:tab/> Of]icer<text:tab/> in<text:tab/> the<text:tab/> Company's<text:tab/> history,<text:tab/> until April<text:tab/> 1,<text:tab/> 2015,<text:tab/> Dr.<text:tab/> Bell<text:tab/> brings<text:tab/> a<text:tab/> unique<text:tab/> perspective<text:tab/> to<text:tab/> our boardroom</text:p>
          </table:table-cell>
          <table:table-cell table:style-name="ce1" office:value-type="float" office:value="0.0834" calcext:value-type="float">
            <text:p>0.0834</text:p>
          </table:table-cell>
        </table:table-row>
        <table:table-row table:style-name="ro4">
          <table:table-cell table:style-name="ce1" office:value-type="string" calcext:value-type="string">
            <text:p>COMP_CON</text:p>
          </table:table-cell>
          <table:table-cell table:style-name="ce2" office:value-type="string" calcext:value-type="string">
            <text:p>The<text:tab/>independent<text:tab/>directors<text:tab/>designated a<text:tab/> Lead<text:tab/> Independent<text:tab/> Director</text:p>
          </table:table-cell>
          <table:table-cell table:style-name="ce1" office:value-type="float" office:value="0.5962" calcext:value-type="float">
            <text:p>0.5962</text:p>
          </table:table-cell>
        </table:table-row>
        <table:table-row table:style-name="ro1">
          <table:table-cell table:style-name="ce1" office:value-type="string" calcext:value-type="string">
            <text:p>COMP_CON</text:p>
          </table:table-cell>
          <table:table-cell table:style-name="ce2" office:value-type="string" calcext:value-type="string">
            <text:p>The<text:tab/> Board<text:tab/> believes<text:tab/> that<text:tab/> having<text:tab/> Dr.<text:tab/> Bell<text:tab/> serve<text:tab/> as<text:tab/> non- independent<text:tab/> <text:s/>Chairman,<text:tab/> <text:s/>in<text:tab/> <text:s/>conjunction<text:tab/> <text:s/>with<text:tab/> <text:s/>a<text:tab/> <text:s/>lead independent<text:tab/> director,<text:tab/> is<text:tab/> the<text:tab/> most<text:tab/> effective<text:tab/> leadership structure<text:tab/>for<text:tab/>Alexion's<text:tab/>Board</text:p>
          </table:table-cell>
          <table:table-cell table:style-name="ce1" office:value-type="float" office:value="0.3424" calcext:value-type="float">
            <text:p>0.3424</text:p>
          </table:table-cell>
        </table:table-row>
        <table:table-row table:style-name="ro3">
          <table:table-cell table:style-name="ce1" office:value-type="string" calcext:value-type="string">
            <text:p>COMP_CON</text:p>
          </table:table-cell>
          <table:table-cell table:style-name="ce2" office:value-type="string" calcext:value-type="string">
            <text:p>At<text:tab/>the<text:tab/>same<text:tab/>time<text:tab/>of Dr.<text:tab/>Bell's<text:tab/>appointment<text:tab/>to<text:tab/>Chairman,<text:tab/>the<text:tab/>Board<text:tab/>appointed<text:tab/>Mr. Norby<text:tab/>as<text:tab/>lead<text:tab/>independent<text:tab/>director</text:p>
          </table:table-cell>
          <table:table-cell table:style-name="ce1" office:value-type="float" office:value="0.087" calcext:value-type="float">
            <text:p>0.087</text:p>
          </table:table-cell>
        </table:table-row>
        <table:table-row table:style-name="ro2">
          <table:table-cell table:style-name="ce1" office:value-type="string" calcext:value-type="string">
            <text:p>SOCENV_INC</text:p>
          </table:table-cell>
          <table:table-cell table:style-name="ce2" office:value-type="string" calcext:value-type="string">
            <text:p>He<text:tab/> possesses<text:tab/> a<text:tab/> comprehensive<text:tab/> knowledge<text:tab/> of Alexion's<text:tab/>business;<text:tab/>he<text:tab/>was<text:tab/>a<text:tab/>key<text:tab/>contributor<text:tab/>to<text:tab/>its<text:tab/>signi]icant growth<text:tab/> and<text:tab/> maturation;<text:tab/> and<text:tab/> he<text:tab/> possesses<text:tab/> an<text:tab/> in-depth understanding<text:tab/> of<text:tab/> the<text:tab/> biotechnology<text:tab/> industry<text:tab/> and<text:tab/> the challenges<text:tab/> of<text:tab/> operating<text:tab/> a<text:tab/> global<text:tab/> organization<text:tab/> that<text:tab/> serves patients<text:tab/> suffering<text:tab/> from<text:tab/> rare<text:tab/> diseases</text:p>
          </table:table-cell>
          <table:table-cell table:style-name="ce1" office:value-type="float" office:value="0.2859" calcext:value-type="float">
            <text:p>0.2859</text:p>
          </table:table-cell>
        </table:table-row>
        <table:table-row table:style-name="ro3">
          <table:table-cell table:style-name="ce1" office:value-type="string" calcext:value-type="string">
            <text:p>SOCENV_INC</text:p>
          </table:table-cell>
          <table:table-cell table:style-name="ce2" office:value-type="string" calcext:value-type="string">
            <text:p>effectiveness<text:tab/> of<text:tab/> its<text:tab/> responsibilities<text:tab/> concerning<text:tab/> diversity<text:tab/> at least<text:tab/> once<text:tab/> each<text:tab/> year,<text:tab/> and<text:tab/> takes<text:tab/> action<text:tab/> as<text:tab/> warranted</text:p>
          </table:table-cell>
          <table:table-cell table:style-name="ce1" office:value-type="float" office:value="0.9384" calcext:value-type="float">
            <text:p>0.9384</text:p>
          </table:table-cell>
        </table:table-row>
        <table:table-row table:style-name="ro1">
          <table:table-cell table:style-name="ce1" office:value-type="string" calcext:value-type="string">
            <text:p>SOCENV_INC</text:p>
          </table:table-cell>
          <table:table-cell table:style-name="ce2" office:value-type="string" calcext:value-type="string">
            <text:p>For<text:tab/> the<text:tab/> 2016<text:tab/> Annual<text:tab/> Meeting,<text:tab/> two<text:tab/> nominees<text:tab/> for<text:tab/> election<text:tab/> at the<text:tab/> annual<text:tab/> meeting<text:tab/> are<text:tab/> female:<text:tab/> Ms.<text:tab/> Burns,<text:tab/> Chair<text:tab/> of<text:tab/> the Strategy<text:tab/>and<text:tab/>Risk<text:tab/>Committee,<text:tab/>and<text:tab/>Ms.<text:tab/>Veneman,<text:tab/>Chair<text:tab/>of<text:tab/>the Nominating<text:tab/>and<text:tab/>Corporate<text:tab/>Governance<text:tab/>Committee</text:p>
          </table:table-cell>
          <table:table-cell table:style-name="ce1" office:value-type="float" office:value="0.4012" calcext:value-type="float">
            <text:p>0.4012</text:p>
          </table:table-cell>
        </table:table-row>
        <table:table-row table:style-name="ro1">
          <table:table-cell table:style-name="ce1" office:value-type="string" calcext:value-type="string">
            <text:p>COMP_CON</text:p>
          </table:table-cell>
          <table:table-cell table:style-name="ce2" office:value-type="string" calcext:value-type="string">
            <text:p>For<text:tab/> the<text:tab/> 2016<text:tab/> Annual<text:tab/> Meeting,<text:tab/> two<text:tab/> nominees<text:tab/> for<text:tab/> election<text:tab/> at the<text:tab/> annual<text:tab/> meeting<text:tab/> are<text:tab/> female:<text:tab/> Ms.<text:tab/> Burns,<text:tab/> Chair<text:tab/> of<text:tab/> the Strategy<text:tab/>and<text:tab/>Risk<text:tab/>Committee,<text:tab/>and<text:tab/>Ms.<text:tab/>Veneman,<text:tab/>Chair<text:tab/>of<text:tab/>the Nominating<text:tab/>and<text:tab/>Corporate<text:tab/>Governance<text:tab/>Committee</text:p>
          </table:table-cell>
          <table:table-cell table:style-name="ce1" office:value-type="float" office:value="0.0533" calcext:value-type="float">
            <text:p>0.0533</text:p>
          </table:table-cell>
        </table:table-row>
        <table:table-row table:style-name="ro1">
          <table:table-cell table:style-name="ce1" office:value-type="string" calcext:value-type="string">
            <text:p>COMP_CON</text:p>
          </table:table-cell>
          <table:table-cell table:style-name="ce2" office:value-type="string" calcext:value-type="string">
            <text:p>For example,<text:tab/> in<text:tab/> conducting<text:tab/> director<text:tab/> searches<text:tab/> in<text:tab/> early<text:tab/> 2014,<text:tab/> we instructed<text:tab/> our<text:tab/> search<text:tab/> agency<text:tab/> to<text:tab/> identify<text:tab/> female<text:tab/> candidates and<text:tab/>candidates<text:tab/>of<text:tab/>diverse<text:tab/>race<text:tab/>and<text:tab/>ethnicity<text:tab/>for<text:tab/>consideration by<text:tab/>the<text:tab/>committee</text:p>
          </table:table-cell>
          <table:table-cell table:style-name="ce1" office:value-type="float" office:value="0.0561" calcext:value-type="float">
            <text:p>0.0561</text:p>
          </table:table-cell>
        </table:table-row>
        <table:table-row table:style-name="ro1">
          <table:table-cell table:style-name="ce1" office:value-type="string" calcext:value-type="string">
            <text:p>SOCENV_INC</text:p>
          </table:table-cell>
          <table:table-cell table:style-name="ce2" office:value-type="string" calcext:value-type="string">
            <text:p>For example,<text:tab/> in<text:tab/> conducting<text:tab/> director<text:tab/> searches<text:tab/> in<text:tab/> early<text:tab/> 2014,<text:tab/> we instructed<text:tab/> our<text:tab/> search<text:tab/> agency<text:tab/> to<text:tab/> identify<text:tab/> female<text:tab/> candidates and<text:tab/>candidates<text:tab/>of<text:tab/>diverse<text:tab/>race<text:tab/>and<text:tab/>ethnicity<text:tab/>for<text:tab/>consideration by<text:tab/>the<text:tab/>committee</text:p>
          </table:table-cell>
          <table:table-cell table:style-name="ce1" office:value-type="float" office:value="0.7162" calcext:value-type="float">
            <text:p>0.7162</text:p>
          </table:table-cell>
        </table:table-row>
        <table:table-row table:style-name="ro1">
          <table:table-cell table:style-name="ce1" office:value-type="string" calcext:value-type="string">
            <text:p>COMP_CON</text:p>
          </table:table-cell>
          <table:table-cell table:style-name="ce2" office:value-type="string" calcext:value-type="string">
            <text:p>The<text:tab/>Committee<text:tab/>is<text:tab/>responsible<text:tab/>for<text:tab/>evaluating<text:tab/>and<text:tab/>determining the<text:tab/> CEO's<text:tab/> compensation<text:tab/> and<text:tab/> works<text:tab/> directly<text:tab/> with<text:tab/> the compensation<text:tab/>adviser,<text:tab/>as 2016<text:tab/>Proxy<text:tab/>Statement<text:tab/> Alexion<text:tab/>Pharmaceuticals,<text:tab/>Inc. 33</text:p>
          </table:table-cell>
          <table:table-cell table:style-name="ce1" office:value-type="float" office:value="0.2672" calcext:value-type="float">
            <text:p>0.2672</text:p>
          </table:table-cell>
        </table:table-row>
        <table:table-row table:style-name="ro1">
          <table:table-cell table:style-name="ce1" office:value-type="string" calcext:value-type="string">
            <text:p>COMP_CON</text:p>
          </table:table-cell>
          <table:table-cell table:style-name="ce2" office:value-type="string" calcext:value-type="string">
            <text:p>Role<text:tab/>of<text:tab/>the<text:tab/>Leadership<text:tab/>and<text:tab/>Compensation<text:tab/>Committee The<text:tab/> Committee<text:tab/> determines<text:tab/> the<text:tab/> compensation<text:tab/> of<text:tab/> Alexion's executive<text:tab/> of]icers<text:tab/> and<text:tab/> approves<text:tab/> and<text:tab/> evaluates<text:tab/> Alexion's compensation<text:tab/>programs</text:p>
          </table:table-cell>
          <table:table-cell table:style-name="ce1" office:value-type="float" office:value="0.2815" calcext:value-type="float">
            <text:p>0.2815</text:p>
          </table:table-cell>
        </table:table-row>
        <table:table-row table:style-name="ro12">
          <table:table-cell table:style-name="ce1" office:value-type="string" calcext:value-type="string">
            <text:p>COMP_CON</text:p>
          </table:table-cell>
          <table:table-cell table:style-name="ce2" office:value-type="string" calcext:value-type="string">
            <text:p>The<text:tab/> CEO's<text:tab/> objectives<text:tab/> are<text:tab/> substantially<text:tab/> based on<text:tab/> the<text:tab/> corporate<text:tab/> objectives<text:tab/> and<text:tab/> take<text:tab/> into<text:tab/> consideration TSR<text:tab/> performance<text:tab/> as<text:tab/> well<text:tab/> as<text:tab/> the<text:tab/> CEO's<text:tab/> accomplishments addressing<text:tab/> unforeseen<text:tab/> events<text:tab/> which<text:tab/> contribute<text:tab/> to<text:tab/> our overall<text:tab/>performance n An<text:tab/> annual<text:tab/> benchmarking<text:tab/> exercise<text:tab/> to<text:tab/> obtain<text:tab/> competitive market<text:tab/> information<text:tab/> and<text:tab/> compare<text:tab/> each<text:tab/> executive's compensation<text:tab/>to<text:tab/>that<text:tab/>of<text:tab/>individuals<text:tab/>in<text:tab/>similar<text:tab/>positions<text:tab/>at Alexion's<text:tab/>self-selected<text:tab/>peer<text:tab/>group<text:tab/>of<text:tab/>companies n The<text:tab/> CEO's<text:tab/> assessment<text:tab/> of<text:tab/> the<text:tab/> performance<text:tab/> of<text:tab/> his<text:tab/> direct reports<text:tab/>measured<text:tab/>against<text:tab/>their<text:tab/>objectives n The<text:tab/> CEO's<text:tab/> compensation<text:tab/> recommendations<text:tab/> for<text:tab/> his<text:tab/> direct reports Role<text:tab/>of<text:tab/>Executives<text:tab/>in<text:tab/> 2015<text:tab/>Compensation<text:tab/>Decisions No<text:tab/> NEO<text:tab/> participates<text:tab/> in<text:tab/> discussions<text:tab/> about<text:tab/> or<text:tab/> makes recommendations<text:tab/> with<text:tab/> respect<text:tab/> to<text:tab/> his<text:tab/> or<text:tab/> her<text:tab/> own compensation</text:p>
          </table:table-cell>
          <table:table-cell table:style-name="ce1" office:value-type="float" office:value="0.4706" calcext:value-type="float">
            <text:p>0.4706</text:p>
          </table:table-cell>
        </table:table-row>
        <table:table-row table:style-name="ro1">
          <table:table-cell table:style-name="ce1" office:value-type="string" calcext:value-type="string">
            <text:p>COMP_CON</text:p>
          </table:table-cell>
          <table:table-cell table:style-name="ce2" office:value-type="string" calcext:value-type="string">
            <text:p>The<text:tab/>CEO,<text:tab/>with<text:tab/>limited<text:tab/>staff<text:tab/>and<text:tab/>management<text:tab/>support,<text:tab/>works with<text:tab/>the<text:tab/>Committee<text:tab/>and<text:tab/>our<text:tab/>compensation<text:tab/>adviser<text:tab/>to<text:tab/>develop compensation<text:tab/> recommendations<text:tab/> for<text:tab/> the<text:tab/> NEOs<text:tab/> other<text:tab/> than himself</text:p>
          </table:table-cell>
          <table:table-cell table:style-name="ce1" office:value-type="float" office:value="0.7519" calcext:value-type="float">
            <text:p>0.7519</text:p>
          </table:table-cell>
        </table:table-row>
        <table:table-row table:style-name="ro2">
          <table:table-cell table:style-name="ce1" office:value-type="string" calcext:value-type="string">
            <text:p>COMP_CON</text:p>
          </table:table-cell>
          <table:table-cell table:style-name="ce2" office:value-type="string" calcext:value-type="string">
            <text:p>The<text:tab/>Committee<text:tab/>believes<text:tab/>that<text:tab/>Radford<text:tab/>is<text:tab/>independent<text:tab/>and<text:tab/>that there<text:tab/>are<text:tab/>no<text:tab/>con]licts<text:tab/>of<text:tab/>interest<text:tab/>that<text:tab/>would<text:tab/>impact<text:tab/>the<text:tab/>advice to<text:tab/> the<text:tab/> Committee<text:tab/> from<text:tab/> Radford<text:tab/> and<text:tab/> the<text:tab/> representatives<text:tab/> of Radford<text:tab/> <text:s/>who<text:tab/> <text:s/>advise<text:tab/> <text:s/>the<text:tab/> <text:s/>Committee<text:tab/> <text:s/>on<text:tab/> <text:s/>executive compensation<text:tab/>matters</text:p>
          </table:table-cell>
          <table:table-cell table:style-name="ce1" office:value-type="float" office:value="0.9835" calcext:value-type="float">
            <text:p>0.9835</text:p>
          </table:table-cell>
        </table:table-row>
        <table:table-row table:style-name="ro9">
          <table:table-cell table:style-name="ce1" office:value-type="string" calcext:value-type="string">
            <text:p>COMP_CON</text:p>
          </table:table-cell>
          <table:table-cell table:style-name="ce2" office:value-type="string" calcext:value-type="string">
            <text:p>The<text:tab/>Committee<text:tab/>retained<text:tab/>Radford<text:tab/>in<text:tab/> 2015 <text:tab/>after<text:tab/>assessing<text:tab/>its independence,<text:tab/>taking<text:tab/>into<text:tab/>account<text:tab/>many<text:tab/>factors,<text:tab/>including: n any<text:tab/>other<text:tab/>services<text:tab/>Radford<text:tab/>provides<text:tab/>to<text:tab/>Alexion; n the<text:tab/>amount<text:tab/>of<text:tab/>fees<text:tab/>received<text:tab/>from<text:tab/>Alexion<text:tab/>by<text:tab/>Radford<text:tab/>as<text:tab/>a percentage<text:tab/>of<text:tab/>Radford's<text:tab/>total<text:tab/>revenue; n Radford's<text:tab/>con]licts<text:tab/>of<text:tab/>interest<text:tab/>policies<text:tab/>and<text:tab/>procedures; <text:s text:c="2"/>n any<text:tab/> business<text:tab/> or<text:tab/> personal<text:tab/> relationship<text:tab/> of<text:tab/> a<text:tab/> Radford consultant<text:tab/>with<text:tab/>a<text:tab/>member<text:tab/>of<text:tab/>the<text:tab/>Committee; n any<text:tab/>Alexion<text:tab/>stock<text:tab/>owned<text:tab/>by<text:tab/>a<text:tab/>Radford<text:tab/>consultant;<text:tab/>and n any<text:tab/>business<text:tab/>or<text:tab/>personal<text:tab/>relationship<text:tab/>of<text:tab/>a<text:tab/>consultant<text:tab/>and Radford<text:tab/>with<text:tab/>our<text:tab/>executive<text:tab/>of]icers</text:p>
          </table:table-cell>
          <table:table-cell table:style-name="ce1" office:value-type="float" office:value="0.9994" calcext:value-type="float">
            <text:p>0.9994</text:p>
          </table:table-cell>
        </table:table-row>
        <table:table-row table:style-name="ro1">
          <table:table-cell table:style-name="ce1" office:value-type="string" calcext:value-type="string">
            <text:p>COMP_CON</text:p>
          </table:table-cell>
          <table:table-cell table:style-name="ce2" office:value-type="string" calcext:value-type="string">
            <text:p>The<text:tab/>Committee<text:tab/>retained Radford,<text:tab/>the<text:tab/>Life<text:tab/>Sciences<text:tab/>Compensation<text:tab/>Consulting<text:tab/>practice of<text:tab/>Aon<text:tab/>Hewitt,<text:tab/>a<text:tab/>business<text:tab/>unit<text:tab/>of<text:tab/>Aon<text:tab/>plc,<text:tab/>as<text:tab/>its<text:tab/>compensation consultant<text:tab/>to<text:tab/>advise<text:tab/>on<text:tab/>2015 <text:tab/>executive<text:tab/>compensation<text:tab/>matters</text:p>
          </table:table-cell>
          <table:table-cell table:style-name="ce1" office:value-type="float" office:value="0.9993" calcext:value-type="float">
            <text:p>0.9993</text:p>
          </table:table-cell>
        </table:table-row>
        <table:table-row table:style-name="ro4">
          <table:table-cell table:style-name="ce1" office:value-type="string" calcext:value-type="string">
            <text:p>COMP_CON</text:p>
          </table:table-cell>
          <table:table-cell table:style-name="ce2" office:value-type="string" calcext:value-type="string">
            <text:p>Radford<text:tab/> also<text:tab/> keeps<text:tab/> the<text:tab/> Committee<text:tab/> informed<text:tab/> of market<text:tab/>trends<text:tab/>and<text:tab/>developments</text:p>
          </table:table-cell>
          <table:table-cell table:style-name="ce1" office:value-type="float" office:value="0.2826" calcext:value-type="float">
            <text:p>0.2826</text:p>
          </table:table-cell>
        </table:table-row>
        <table:table-row table:style-name="ro1">
          <table:table-cell table:style-name="ce1" office:value-type="string" calcext:value-type="string">
            <text:p>COMP_CON</text:p>
          </table:table-cell>
          <table:table-cell table:style-name="ce2" office:value-type="string" calcext:value-type="string">
            <text:p>Radford<text:tab/> provides<text:tab/> analysis,<text:tab/> research,<text:tab/> data,<text:tab/> peer<text:tab/> and competitive<text:tab/> information,<text:tab/> survey<text:tab/> information<text:tab/> and<text:tab/> program- design<text:tab/> experience<text:tab/> in<text:tab/> evaluating<text:tab/> and<text:tab/> developing<text:tab/> Alexion's compensation<text:tab/> programs<text:tab/> for<text:tab/> executives<text:tab/> as<text:tab/> well<text:tab/> as<text:tab/> incentive programs</text:p>
          </table:table-cell>
          <table:table-cell table:style-name="ce1" office:value-type="float" office:value="0.702" calcext:value-type="float">
            <text:p>0.702</text:p>
          </table:table-cell>
        </table:table-row>
        <table:table-row table:style-name="ro3">
          <table:table-cell table:style-name="ce1" office:value-type="string" calcext:value-type="string">
            <text:p>COMP_CON</text:p>
          </table:table-cell>
          <table:table-cell table:style-name="ce2" office:value-type="string" calcext:value-type="string">
            <text:p>Representatives<text:tab/>of<text:tab/>Radford generally<text:tab/>attend<text:tab/>meetings<text:tab/>of<text:tab/>the<text:tab/>Committee<text:tab/>and<text:tab/>communicate with<text:tab/> the<text:tab/> Committee<text:tab/> chairman<text:tab/> between<text:tab/> meetings</text:p>
          </table:table-cell>
          <table:table-cell table:style-name="ce1" office:value-type="float" office:value="0.7855" calcext:value-type="float">
            <text:p>0.7855</text:p>
          </table:table-cell>
        </table:table-row>
        <table:table-row table:style-name="ro3">
          <table:table-cell table:style-name="ce1" office:value-type="string" calcext:value-type="string">
            <text:p>COMP_CON</text:p>
          </table:table-cell>
          <table:table-cell table:style-name="ce2" office:value-type="string" calcext:value-type="string">
            <text:p>The Committee<text:tab/>also<text:tab/>has<text:tab/>authority<text:tab/>to<text:tab/>obtain<text:tab/>advice<text:tab/>from<text:tab/>internal or<text:tab/>external<text:tab/>legal<text:tab/>and<text:tab/>other<text:tab/>advisors</text:p>
          </table:table-cell>
          <table:table-cell table:style-name="ce1" office:value-type="float" office:value="0.9467" calcext:value-type="float">
            <text:p>0.9467</text:p>
          </table:table-cell>
        </table:table-row>
        <table:table-row table:style-name="ro2">
          <table:table-cell table:style-name="ce1" office:value-type="string" calcext:value-type="string">
            <text:p>COMP_CON</text:p>
          </table:table-cell>
          <table:table-cell table:style-name="ce2" office:value-type="string" calcext:value-type="string">
            <text:p>Role<text:tab/>of<text:tab/>the<text:tab/>Compensation<text:tab/>Adviser According<text:tab/>to<text:tab/>its<text:tab/>charter,<text:tab/>the<text:tab/>Committee<text:tab/>is<text:tab/>authorized<text:tab/>to<text:tab/>retain and<text:tab/> terminate<text:tab/> consultants<text:tab/> to<text:tab/> assist<text:tab/> it<text:tab/> in<text:tab/> any<text:tab/> aspect<text:tab/> of<text:tab/> the evaluation<text:tab/> of<text:tab/> CEO<text:tab/> or<text:tab/> executive<text:tab/> of]icer<text:tab/> compensation,<text:tab/> and approve<text:tab/> such<text:tab/> consultant's<text:tab/> fees<text:tab/> and<text:tab/> retention<text:tab/> terms</text:p>
          </table:table-cell>
          <table:table-cell table:style-name="ce1" office:value-type="float" office:value="0.9084" calcext:value-type="float">
            <text:p>0.9084</text:p>
          </table:table-cell>
        </table:table-row>
        <table:table-row table:style-name="ro3">
          <table:table-cell table:style-name="ce1" office:value-type="string" calcext:value-type="string">
            <text:p>COMP_CON</text:p>
          </table:table-cell>
          <table:table-cell table:style-name="ce2" office:value-type="string" calcext:value-type="string">
            <text:p>Peer<text:tab/>Group<text:tab/>Selection<text:tab/>Criteria The<text:tab/>Committee<text:tab/>develops<text:tab/>the<text:tab/>peer<text:tab/>group<text:tab/>based<text:tab/>on<text:tab/>the<text:tab/>criteria listed<text:tab/> below,<text:tab/> together<text:tab/> with<text:tab/> input<text:tab/> from<text:tab/> Radford</text:p>
          </table:table-cell>
          <table:table-cell table:style-name="ce1" office:value-type="float" office:value="0.953" calcext:value-type="float">
            <text:p>0.953</text:p>
          </table:table-cell>
        </table:table-row>
        <table:table-row table:style-name="ro1">
          <table:table-cell table:style-name="ce1" office:value-type="string" calcext:value-type="string">
            <text:p>SOCENV_INC</text:p>
          </table:table-cell>
          <table:table-cell table:style-name="ce2" office:value-type="string" calcext:value-type="string">
            <text:p>n Signi]icant<text:tab/> development<text:tab/> and<text:tab/> regulatory<text:tab/> achievements, including<text:tab/>an<text:tab/>expanded<text:tab/>label<text:tab/>for<text:tab/>aHUS,<text:tab/>the<text:tab/>]iling<text:tab/>of<text:tab/>a<text:tab/>rolling BLA<text:tab/> for<text:tab/> Strensiq,<text:tab/> and<text:tab/> enrollment<text:tab/> in<text:tab/> a<text:tab/> number<text:tab/> of<text:tab/> Soliris clinical<text:tab/>trials</text:p>
          </table:table-cell>
          <table:table-cell table:style-name="ce1" office:value-type="float" office:value="0.2272" calcext:value-type="float">
            <text:p>0.2272</text:p>
          </table:table-cell>
        </table:table-row>
        <table:table-row table:style-name="ro2">
          <table:table-cell table:style-name="ce1" office:value-type="string" calcext:value-type="string">
            <text:p>SOCENV_INC</text:p>
          </table:table-cell>
          <table:table-cell table:style-name="ce2" office:value-type="string" calcext:value-type="string">
            <text:p>To<text:tab/>assist in<text:tab/> the<text:tab/> determination<text:tab/> of<text:tab/> (a)<text:tab/> 2015<text:tab/> base<text:tab/> salaries,<text:tab/> (b)<text:tab/> 2015 targets<text:tab/>for<text:tab/>annual<text:tab/>cash<text:tab/>incentives,<text:tab/>and<text:tab/>(c)<text:tab/>the<text:tab/>target<text:tab/>value<text:tab/>of 2015<text:tab/>LTIs,<text:tab/>including<text:tab/>PSUs,<text:tab/>the<text:tab/>Committee<text:tab/>evaluated<text:tab/>Alexion's 2014<text:tab/> performance<text:tab/> in<text:tab/> February<text:tab/> of<text:tab/> 2015</text:p>
          </table:table-cell>
          <table:table-cell table:style-name="ce1" office:value-type="float" office:value="0.0677" calcext:value-type="float">
            <text:p>0.0677</text:p>
          </table:table-cell>
        </table:table-row>
        <table:table-row table:style-name="ro2">
          <table:table-cell table:style-name="ce1" office:value-type="string" calcext:value-type="string">
            <text:p>COMP_CON</text:p>
          </table:table-cell>
          <table:table-cell table:style-name="ce2" office:value-type="string" calcext:value-type="string">
            <text:p>The Committee<text:tab/> determined<text:tab/> that<text:tab/> the<text:tab/> increase<text:tab/> was<text:tab/> appropriate because<text:tab/>the<text:tab/>adjustment<text:tab/>was<text:tab/>consistent<text:tab/>with<text:tab/>prior<text:tab/>practices<text:tab/>of targeting<text:tab/> the<text:tab/> median<text:tab/> for<text:tab/> Dr.<text:tab/> Bell's<text:tab/> salary,<text:tab/> and<text:tab/> taking<text:tab/> into account<text:tab/>Dr.<text:tab/>Bell's<text:tab/>experience<text:tab/>as<text:tab/>a<text:tab/>long-tenured<text:tab/>CEO<text:tab/>and<text:tab/>his expected<text:tab/>service<text:tab/>as<text:tab/>CEO<text:tab/>for<text:tab/>a<text:tab/>portion<text:tab/>of<text:tab/>the<text:tab/>year</text:p>
          </table:table-cell>
          <table:table-cell table:style-name="ce1" office:value-type="float" office:value="0.0943" calcext:value-type="float">
            <text:p>0.0943</text:p>
          </table:table-cell>
        </table:table-row>
        <table:table-row table:style-name="ro3">
          <table:table-cell table:style-name="ce1" office:value-type="string" calcext:value-type="string">
            <text:p>SOCENV_INC</text:p>
          </table:table-cell>
          <table:table-cell table:style-name="ce2" office:value-type="string" calcext:value-type="string">
            <text:p>$ 640,000 <text:s text:c="2"/>$ 670,000 <text:s text:c="2"/>4.7% Clare<text:tab/>Carmichael <text:s text:c="2"/>$ 550,000 <text:s text:c="2"/>$ 570,000 <text:s text:c="2"/>3.6% Martin<text:tab/>Mackay,<text:tab/>Ph.D. <text:s text:c="2"/>$ 650,000 <text:s text:c="2"/>$ 670,000 <text:s text:c="2"/>3.1% John<text:tab/>Moriarty,<text:tab/>J.D</text:p>
          </table:table-cell>
          <table:table-cell table:style-name="ce1" office:value-type="float" office:value="0.0907" calcext:value-type="float">
            <text:p>0.0907</text:p>
          </table:table-cell>
        </table:table-row>
        <table:table-row table:style-name="ro1">
          <table:table-cell table:style-name="ce1" office:value-type="string" calcext:value-type="string">
            <text:p>SOCENV_INC</text:p>
          </table:table-cell>
          <table:table-cell table:style-name="ce2" office:value-type="string" calcext:value-type="string">
            <text:p>$ 550,000 <text:s text:c="2"/>$ 570,000 <text:s text:c="2"/>3.6% Carsten<text:tab/>Thiel,<text:tab/>Ph.D. <text:s text:c="2"/>CHF<text:tab/> 650,000 <text:s text:c="2"/>CHF<text:tab/> 675,000 <text:s text:c="2"/>3.8% (1) Amounts<text:tab/>represent<text:tab/>the<text:tab/>executive's<text:tab/>annual<text:tab/>base<text:tab/>salary<text:tab/>as<text:tab/>of<text:tab/>the<text:tab/>end<text:tab/>of<text:tab/>the<text:tab/>year,<text:tab/>as<text:tab/>approved<text:tab/>by<text:tab/>the<text:tab/>Committee</text:p>
          </table:table-cell>
          <table:table-cell table:style-name="ce1" office:value-type="float" office:value="0.0649" calcext:value-type="float">
            <text:p>0.0649</text:p>
          </table:table-cell>
        </table:table-row>
        <table:table-row table:style-name="ro1">
          <table:table-cell table:style-name="ce1" office:value-type="string" calcext:value-type="string">
            <text:p>COMP_CON</text:p>
          </table:table-cell>
          <table:table-cell table:style-name="ce2" office:value-type="string" calcext:value-type="string">
            <text:p>The<text:tab/>Committee<text:tab/>did<text:tab/>not adopt<text:tab/> a<text:tab/> formulaic<text:tab/> methodology<text:tab/> because<text:tab/> it<text:tab/> believes<text:tab/> that<text:tab/> its approach<text:tab/>to<text:tab/>goal-setting<text:tab/>has<text:tab/>resulted<text:tab/>in<text:tab/>high<text:tab/>individual<text:tab/>and Company<text:tab/>performance<text:tab/>and<text:tab/>has<text:tab/>aligned<text:tab/>well<text:tab/>with<text:tab/>the<text:tab/>way<text:tab/>in which<text:tab/>the<text:tab/>Company's<text:tab/>business<text:tab/>is<text:tab/>managed</text:p>
          </table:table-cell>
          <table:table-cell table:style-name="ce1" office:value-type="float" office:value="0.1198" calcext:value-type="float">
            <text:p>0.1198</text:p>
          </table:table-cell>
        </table:table-row>
        <table:table-row table:style-name="ro2">
          <table:table-cell table:style-name="ce1" office:value-type="string" calcext:value-type="string">
            <text:p>SOCENV_INC</text:p>
          </table:table-cell>
          <table:table-cell table:style-name="ce2" office:value-type="string" calcext:value-type="string">
            <text:p>The<text:tab/> level<text:tab/> of<text:tab/> achievement<text:tab/> of<text:tab/> the<text:tab/> corporate objectives,<text:tab/> 136.5%<text:tab/> for<text:tab/> 2015,<text:tab/> as<text:tab/> described<text:tab/> in<text:tab/> more<text:tab/> detail below<text:tab/> on<text:tab/> page<text:tab/> 43,<text:tab/> does<text:tab/> not<text:tab/> necessarily<text:tab/> mathematically<text:tab/> and formulaically<text:tab/> result<text:tab/> in<text:tab/> the<text:tab/> annual<text:tab/> cash<text:tab/> incentive<text:tab/> amount awarded<text:tab/>by<text:tab/>the<text:tab/>Committee<text:tab/>to<text:tab/>an<text:tab/>NEO</text:p>
          </table:table-cell>
          <table:table-cell table:style-name="ce1" office:value-type="float" office:value="0.1226" calcext:value-type="float">
            <text:p>0.1226</text:p>
          </table:table-cell>
        </table:table-row>
        <table:table-row table:style-name="ro6">
          <table:table-cell table:style-name="ce1" office:value-type="string" calcext:value-type="string">
            <text:p>SOCENV_INC</text:p>
          </table:table-cell>
          <table:table-cell table:style-name="ce2" office:value-type="string" calcext:value-type="string">
            <text:p>An<text:tab/>NEO<text:tab/>may<text:tab/>receive more<text:tab/>or<text:tab/>less<text:tab/>than<text:tab/>the<text:tab/> amount<text:tab/>that<text:tab/>results<text:tab/>from<text:tab/>achievement of<text:tab/> the<text:tab/> corporate<text:tab/> objectives<text:tab/> multiplied<text:tab/> by<text:tab/> his<text:tab/> or<text:tab/> her<text:tab/> target based<text:tab/>on<text:tab/>a<text:tab/>number<text:tab/>of<text:tab/>considerations,<text:tab/>including<text:tab/>for<text:tab/>example, company<text:tab/> performance,<text:tab/> speci]ied<text:tab/> individual<text:tab/> achievements, market<text:tab/> data,<text:tab/> or<text:tab/> the<text:tab/> individual's<text:tab/> contributions<text:tab/> addressing unforeseen<text:tab/> events</text:p>
          </table:table-cell>
          <table:table-cell table:style-name="ce1" office:value-type="float" office:value="0.0601" calcext:value-type="float">
            <text:p>0.0601</text:p>
          </table:table-cell>
        </table:table-row>
        <table:table-row table:style-name="ro2">
          <table:table-cell table:style-name="ce1" office:value-type="string" calcext:value-type="string">
            <text:p>SOCENV_INC</text:p>
          </table:table-cell>
          <table:table-cell table:style-name="ce2" office:value-type="string" calcext:value-type="string">
            <text:p>How<text:tab/>the<text:tab/>Committee<text:tab/>Uses<text:tab/>Discretion The<text:tab/> Committee<text:tab/> adheres<text:tab/> to<text:tab/> a<text:tab/> philosophy<text:tab/> of<text:tab/> using<text:tab/> aggressive goal-setting<text:tab/>to<text:tab/>drive<text:tab/>performance<text:tab/>and<text:tab/>incentivize<text:tab/>employees, including<text:tab/>our<text:tab/>executives,<text:tab/>which<text:tab/>the<text:tab/>Committee<text:tab/>believes<text:tab/>best positions<text:tab/> Alexion<text:tab/> to<text:tab/> achieve<text:tab/> critical<text:tab/> accomplishments</text:p>
          </table:table-cell>
          <table:table-cell table:style-name="ce1" office:value-type="float" office:value="0.0768" calcext:value-type="float">
            <text:p>0.0768</text:p>
          </table:table-cell>
        </table:table-row>
        <table:table-row table:style-name="ro2">
          <table:table-cell table:style-name="ce1" office:value-type="string" calcext:value-type="string">
            <text:p>SOCENV_INC</text:p>
          </table:table-cell>
          <table:table-cell table:style-name="ce2" office:value-type="string" calcext:value-type="string">
            <text:p>The<text:tab/>2015<text:tab/>corporate<text:tab/>objectives<text:tab/>covered<text:tab/>all<text:tab/>aspects<text:tab/>of <text:s text:c="2"/>Alexion's<text:tab/> business,<text:tab/> and<text:tab/> focused<text:tab/> on<text:tab/> four<text:tab/> key<text:tab/> areas:<text:tab/> (1) commercial<text:tab/> operations,<text:tab/> (2)<text:tab/> research<text:tab/> and<text:tab/> development,<text:tab/> (3) quality,<text:tab/>manufacturing,<text:tab/>supply<text:tab/>and<text:tab/>distribution,<text:tab/>and<text:tab/>(4)<text:tab/>global execution,<text:tab/>including<text:tab/> ]inancial<text:tab/>objectives</text:p>
          </table:table-cell>
          <table:table-cell table:style-name="ce1" office:value-type="float" office:value="0.3622" calcext:value-type="float">
            <text:p>0.3622</text:p>
          </table:table-cell>
        </table:table-row>
        <table:table-row table:style-name="ro2">
          <table:table-cell table:style-name="ce1" office:value-type="string" calcext:value-type="string">
            <text:p>SOCENV_INC</text:p>
          </table:table-cell>
          <table:table-cell table:style-name="ce2" office:value-type="string" calcext:value-type="string">
            <text:p>The<text:tab/> Committee<text:tab/> established<text:tab/> the<text:tab/> following<text:tab/> annual<text:tab/> cash incentive<text:tab/> targets<text:tab/> as<text:tab/> a<text:tab/> percentage<text:tab/> of<text:tab/> base<text:tab/> salary<text:tab/> for<text:tab/> 2015: 125%<text:tab/> for<text:tab/> Dr.<text:tab/> Bell,<text:tab/> 80%<text:tab/> for<text:tab/> Mr.<text:tab/> Hallal,<text:tab/> and<text:tab/> 70%<text:tab/> for<text:tab/> Ms. Carmichael,<text:tab/>Dr.<text:tab/>Mackay,<text:tab/>Mr.<text:tab/>Moriarty,<text:tab/>Mr.<text:tab/>Sinha,<text:tab/>and<text:tab/>Dr.<text:tab/>Thiel</text:p>
          </table:table-cell>
          <table:table-cell table:style-name="ce1" office:value-type="float" office:value="0.0898" calcext:value-type="float">
            <text:p>0.0898</text:p>
          </table:table-cell>
        </table:table-row>
        <table:table-row table:style-name="ro19">
          <table:table-cell table:style-name="ce1" office:value-type="string" calcext:value-type="string">
            <text:p>SOCENV_INC</text:p>
          </table:table-cell>
          <table:table-cell table:style-name="ce2" office:value-type="string" calcext:value-type="string">
            <text:p>Corporate<text:tab/>ObjecNve (1) <text:s text:c="2"/>Weight <text:s text:c="2"/>Achievement Commercial<text:tab/>Operations <text:s text:c="2"/>50% <text:s text:c="2"/>140%<text:tab/> Overachieved Speci]ic<text:tab/>global<text:tab/>revenue<text:tab/>target;<text:tab/>speci]ic<text:tab/>regional<text:tab/>revenue<text:tab/>targets<text:tab/>for<text:tab/>PNH,<text:tab/>aHUS,<text:tab/>and<text:tab/>HPP; speci]ic<text:tab/>global<text:tab/>and<text:tab/>regional<text:tab/>targets<text:tab/>for<text:tab/>the<text:tab/>number<text:tab/>of<text:tab/>patients<text:tab/>treated<text:tab/>with<text:tab/>Soliris<text:tab/>and Strensiq <text:s text:c="8"/>Research<text:tab/>and<text:tab/>Development <text:s text:c="2"/>20% <text:s text:c="2"/>135%<text:tab/> Overachieved Obtain<text:tab/> asfotase<text:tab/> alfa<text:tab/> approvals<text:tab/> in<text:tab/> U.S.,<text:tab/> Europe<text:tab/> and<text:tab/> Japan;<text:tab/> complete<text:tab/> and<text:tab/> advance enrollment<text:tab/>in<text:tab/>eculizumab<text:tab/>registration<text:tab/>studies<text:tab/>for<text:tab/>3<text:tab/>conditions;<text:tab/>complete<text:tab/>site<text:tab/>initiation and<text:tab/>dosing<text:tab/>of<text:tab/>certain<text:tab/>number<text:tab/>of<text:tab/>patients<text:tab/>for<text:tab/>ALXN1210;<text:tab/>obtain<text:tab/>sebelipase<text:tab/>approvals<text:tab/>in U.S.<text:tab/>and<text:tab/>Europe;<text:tab/>report<text:tab/>SBC-103<text:tab/>and<text:tab/>ALXN<text:tab/>1007<text:tab/>data;<text:tab/>achieve<text:tab/>initiation<text:tab/>or<text:tab/>enrollment for<text:tab/>a<text:tab/>number<text:tab/>of<text:tab/>product<text:tab/>candidates;<text:tab/>advance<text:tab/>collaboration<text:tab/>product<text:tab/>candidates <text:s text:c="8"/>Quality,<text:tab/>Manufacturing,<text:tab/>Supply,<text:tab/>and<text:tab/>Distribution <text:s text:c="2"/>10% <text:s text:c="2"/>125%<text:tab/> Overachieved Ensure<text:tab/>ongoing<text:tab/>supply<text:tab/>for<text:tab/>clinical<text:tab/>and<text:tab/>commercial<text:tab/>products;<text:tab/>achieve<text:tab/>milestones<text:tab/>for<text:tab/>new Alexion<text:tab/>facilities<text:tab/>in<text:tab/>Ireland;<text:tab/>achieve<text:tab/>regulatory<text:tab/>inspection<text:tab/>compliance<text:tab/>and<text:tab/>ensure<text:tab/>global compliance<text:tab/> for<text:tab/> all<text:tab/> GLP,<text:tab/> GCP<text:tab/> and<text:tab/> GMP<text:tab/> requirements;<text:tab/> implement<text:tab/> manufacturing<text:tab/> and quality<text:tab/>integration<text:tab/>plan<text:tab/>for<text:tab/>Kanuma;<text:tab/>support<text:tab/>regulatory<text:tab/>approval<text:tab/>processes<text:tab/>for<text:tab/>Strensiq and<text:tab/>Kanuma <text:s text:c="8"/>Global<text:tab/>Execution <text:s text:c="2"/>20% <text:s text:c="2"/>135%<text:tab/> Overachieved Maintain<text:tab/>and<text:tab/>hire<text:tab/>global<text:tab/>talented<text:tab/>workforce<text:tab/>and<text:tab/>leadership;<text:tab/>implement<text:tab/>global<text:tab/>human resources<text:tab/> training<text:tab/> initiatives;<text:tab/> successfully<text:tab/> integrate<text:tab/> Synageva<text:tab/> business;<text:tab/> develop<text:tab/> or update<text:tab/>global<text:tab/>compliance<text:tab/>policies,<text:tab/>code<text:tab/>of<text:tab/>conduct<text:tab/>and<text:tab/>related<text:tab/>programs;<text:tab/>prepare<text:tab/>and ]ile<text:tab/> new<text:tab/> patent<text:tab/> applications;<text:tab/> ensure<text:tab/> full<text:tab/> cooperation<text:tab/> with<text:tab/> SEC/DOJ</text:p>
          </table:table-cell>
          <table:table-cell table:style-name="ce1" office:value-type="float" office:value="0.8003" calcext:value-type="float">
            <text:p>0.8003</text:p>
          </table:table-cell>
        </table:table-row>
        <table:table-row table:style-name="ro3">
          <table:table-cell table:style-name="ce1" office:value-type="string" calcext:value-type="string">
            <text:p>SOCENV_INC</text:p>
          </table:table-cell>
          <table:table-cell table:style-name="ce2" office:value-type="string" calcext:value-type="string">
            <text:p>Mr.<text:tab/> Hallal<text:tab/> has<text:tab/> demonstrated<text:tab/> strong leadership,<text:tab/> which<text:tab/> was<text:tab/> particularly<text:tab/> important<text:tab/> with<text:tab/> the retirement<text:tab/> of<text:tab/> Dr.<text:tab/> Bell<text:tab/> and<text:tab/> the<text:tab/> Company's<text:tab/> leadership transition</text:p>
          </table:table-cell>
          <table:table-cell table:style-name="ce1" office:value-type="float" office:value="0.1931" calcext:value-type="float">
            <text:p>0.1931</text:p>
          </table:table-cell>
        </table:table-row>
        <table:table-row table:style-name="ro1">
          <table:table-cell table:style-name="ce1" office:value-type="string" calcext:value-type="string">
            <text:p>COMP_CON</text:p>
          </table:table-cell>
          <table:table-cell table:style-name="ce2" office:value-type="string" calcext:value-type="string">
            <text:p>70% <text:s text:c="2"/>$560,000 <text:s text:c="2"/>140% Carsten<text:tab/>Thiel,<text:tab/>Ph.D. <text:s text:c="2"/>70% <text:s text:c="2"/>CHF<text:tab/>623,000 <text:s text:c="2"/>132% (1) In<text:tab/>connection<text:tab/>with<text:tab/>his<text:tab/>retirement,<text:tab/>Dr.<text:tab/>Bell<text:tab/>received<text:tab/>a<text:tab/>pro<text:tab/>rata<text:tab/>bonus<text:tab/>at<text:tab/>target<text:tab/>based<text:tab/>on<text:tab/>the<text:tab/>number<text:tab/>of<text:tab/>days<text:tab/>he<text:tab/>was<text:tab/>employed</text:p>
          </table:table-cell>
          <table:table-cell table:style-name="ce1" office:value-type="float" office:value="0.1717" calcext:value-type="float">
            <text:p>0.1717</text:p>
          </table:table-cell>
        </table:table-row>
        <table:table-row table:style-name="ro3">
          <table:table-cell table:style-name="ce1" office:value-type="string" calcext:value-type="string">
            <text:p>SOCENV_INC</text:p>
          </table:table-cell>
          <table:table-cell table:style-name="ce2" office:value-type="string" calcext:value-type="string">
            <text:p>70% <text:s text:c="2"/>$700,000 <text:s text:c="2"/>149% Clare<text:tab/>Carmichael <text:s text:c="2"/>70% <text:s text:c="2"/>$560,000 <text:s text:c="2"/>140% Martin<text:tab/>Mackay,<text:tab/>Ph.D <text:s text:c="2"/>70% <text:s text:c="2"/>$700,000 <text:s text:c="2"/>149% John<text:tab/>Moriarty,<text:tab/>J.D</text:p>
          </table:table-cell>
          <table:table-cell table:style-name="ce1" office:value-type="float" office:value="0.0701" calcext:value-type="float">
            <text:p>0.0701</text:p>
          </table:table-cell>
        </table:table-row>
        <table:table-row table:style-name="ro3">
          <table:table-cell table:style-name="ce1" office:value-type="string" calcext:value-type="string">
            <text:p>COMP_CON</text:p>
          </table:table-cell>
          <table:table-cell table:style-name="ce2" office:value-type="string" calcext:value-type="string">
            <text:p>In<text:tab/> <text:s/>making<text:tab/> <text:s/>his recommendations,<text:tab/> Mr.<text:tab/> Hallal<text:tab/> worked<text:tab/> closely<text:tab/> with<text:tab/> the Committee<text:tab/>and<text:tab/>received<text:tab/>limited<text:tab/>support<text:tab/>from<text:tab/>staff<text:tab/>and<text:tab/>other members<text:tab/>of<text:tab/>management</text:p>
          </table:table-cell>
          <table:table-cell table:style-name="ce1" office:value-type="float" office:value="0.3001" calcext:value-type="float">
            <text:p>0.3001</text:p>
          </table:table-cell>
        </table:table-row>
        <table:table-row table:style-name="ro6">
          <table:table-cell table:style-name="ce1" office:value-type="string" calcext:value-type="string">
            <text:p>SOCENV_INC</text:p>
          </table:table-cell>
          <table:table-cell table:style-name="ce2" office:value-type="string" calcext:value-type="string">
            <text:p>In<text:tab/>August 2015,<text:tab/> following<text:tab/> the<text:tab/> Synageva<text:tab/> acquisition,<text:tab/> the<text:tab/> Committee ]inalized<text:tab/>the<text:tab/>EPS<text:tab/>metric<text:tab/>to<text:tab/>more<text:tab/>closely<text:tab/>resemble<text:tab/>the<text:tab/>design of<text:tab/>the<text:tab/>revenue<text:tab/>metric<text:tab/>to<text:tab/>exclude<text:tab/>the<text:tab/>effects<text:tab/>of<text:tab/>the<text:tab/>acquisition, an<text:tab/> out<text:tab/> of<text:tab/> the<text:tab/> ordinary<text:tab/> event,<text:tab/> which<text:tab/> ensured<text:tab/> that<text:tab/> the<text:tab/> plan design<text:tab/> was<text:tab/> maintained<text:tab/> so<text:tab/> as<text:tab/> to<text:tab/> incentivize<text:tab/> participants, including<text:tab/>the<text:tab/>executives,<text:tab/>to<text:tab/>achieve<text:tab/>the<text:tab/>operational<text:tab/>and<text:tab/>R&amp;D targets</text:p>
          </table:table-cell>
          <table:table-cell table:style-name="ce1" office:value-type="float" office:value="0.2623" calcext:value-type="float">
            <text:p>0.2623</text:p>
          </table:table-cell>
        </table:table-row>
        <table:table-row table:style-name="ro3">
          <table:table-cell table:style-name="ce1" office:value-type="string" calcext:value-type="string">
            <text:p>COMP_CON</text:p>
          </table:table-cell>
          <table:table-cell table:style-name="ce2" office:value-type="string" calcext:value-type="string">
            <text:p>Together<text:tab/> with<text:tab/> the compensation<text:tab/> adviser,<text:tab/> the<text:tab/> Committee<text:tab/> evaluates<text:tab/> each executive's<text:tab/> award<text:tab/> levels<text:tab/> compared<text:tab/> to<text:tab/> market<text:tab/> peers</text:p>
          </table:table-cell>
          <table:table-cell table:style-name="ce1" office:value-type="float" office:value="0.3706" calcext:value-type="float">
            <text:p>0.3706</text:p>
          </table:table-cell>
        </table:table-row>
        <table:table-row table:style-name="ro3">
          <table:table-cell table:style-name="ce1" office:value-type="string" calcext:value-type="string">
            <text:p>SOCENV_INC</text:p>
          </table:table-cell>
          <table:table-cell table:style-name="ce2" office:value-type="string" calcext:value-type="string">
            <text:p>Dr.<text:tab/> Thiel<text:tab/> led global<text:tab/> commercial<text:tab/> initiatives<text:tab/> to<text:tab/> harmonize<text:tab/> marketing strategies<text:tab/> and<text:tab/> ]ield<text:tab/> team<text:tab/> deployment<text:tab/> and<text:tab/> execution<text:tab/> for<text:tab/> the Kanuma<text:tab/> and<text:tab/> Strensiq<text:tab/> launches</text:p>
          </table:table-cell>
          <table:table-cell table:style-name="ce1" office:value-type="float" office:value="0.0526" calcext:value-type="float">
            <text:p>0.0526</text:p>
          </table:table-cell>
        </table:table-row>
        <table:table-row table:style-name="ro11">
          <table:table-cell table:style-name="ce1" office:value-type="string" calcext:value-type="string">
            <text:p>SOCENV_INC</text:p>
          </table:table-cell>
          <table:table-cell table:style-name="ce2" office:value-type="string" calcext:value-type="string">
            <text:p>Proposals and Board Recommendations Board Recommendation Proposal 1 Election of eleven directors ✓ FOR each Nominee Proposal 2 Approval, on an advisory basis, of the compensation of our named executive officers ✓ FOR Proposal 3 Ratification of the appointment of KPMG LLP for fiscal 2016 ✓ FOR Proposal 4 Stockholder proposal ✘ AGAINST Director Nominees Name Age <text:s text:c="2"/>Director Since <text:s text:c="2"/>Independent Committees Willem P. Roelandts, Chair 71 2004 X Compensation Xun (Eric) Chen 46 2015 X Strategy Aart J</text:p>
          </table:table-cell>
          <table:table-cell table:style-name="ce1" office:value-type="float" office:value="0.4474" calcext:value-type="float">
            <text:p>0.4474</text:p>
          </table:table-cell>
        </table:table-row>
        <table:table-row table:style-name="ro8">
          <table:table-cell table:style-name="ce1" office:value-type="string" calcext:value-type="string">
            <text:p>SOCENV_INC</text:p>
          </table:table-cell>
          <table:table-cell table:style-name="ce2" office:value-type="string" calcext:value-type="string">
            <text:p>de Geus 61 2007 X Strategy (Chair), Investment Gary E. Dickerson 58 2013 Stephen R. Forrest 65 2008 X Strategy, Investment Thomas J. Iannotti 59 2005 X Compensation (Chair), Governance Susan M. James 69 2009 X Audit, Governance (Chair) Alexander A. Karsner 48 2008 X Compensation, Governance, Strategy Adrianna C. Ma 42 2015 X Audit Dennis D. Powell 68 2007 X Audit (Chair), Governance, Investment Robert H. Swan 55 2009 X Audit, Investment (Chair) Audit Audit Committee Strategy Strategy Committee Governance Corporate Governance and Nominating Committee Investment Investment Committee Compensation Human Resources and Compensation Committee Key Qualifications and Expertise: Industry, Technology and Global Leadership Experience, Financial and Accounting Expertise, Global Business Experience, Research and Development Expertise, Operational and Strategic Experience, Government Policy, Mergers and Acquisitions and Capital Markets Experience, Risk Management, and Public Company Board Experience</text:p>
          </table:table-cell>
          <table:table-cell table:style-name="ce1" office:value-type="float" office:value="0.9214" calcext:value-type="float">
            <text:p>0.9214</text:p>
          </table:table-cell>
        </table:table-row>
        <table:table-row table:style-name="ro9">
          <table:table-cell table:style-name="ce1" office:value-type="string" calcext:value-type="string">
            <text:p>SOCENV_INC</text:p>
          </table:table-cell>
          <table:table-cell table:style-name="ce2" office:value-type="string" calcext:value-type="string">
            <text:p>Director since 2004 Chairman of the Board Independent Committees: Human Resources and Compensation Committee Key Qualifications and Expertise: Š Executive leadership and management experience Š Global business, industry and operational experience Š Management development and understanding of global challenges and opportunities Š Deep understanding of factors that drive success at companies driven by innovation, research and development Š Public company board leadership Willem P. Roelandts, 71, served as Chairman of the Board <text:s/>of <text:s/>Directors <text:s/>of <text:s/>Xilinx, <text:s/>Inc., <text:s/>a <text:s/>supplier <text:s/>of programmable logic solutions, from July 2003 to February 2009, and as a director from January 1996 to August 2009</text:p>
          </table:table-cell>
          <table:table-cell table:style-name="ce1" office:value-type="float" office:value="0.7439" calcext:value-type="float">
            <text:p>0.7439</text:p>
          </table:table-cell>
        </table:table-row>
        <table:table-row table:style-name="ro1">
          <table:table-cell table:style-name="ce1" office:value-type="string" calcext:value-type="string">
            <text:p>COMP_CON</text:p>
          </table:table-cell>
          <table:table-cell table:style-name="ce2" office:value-type="string" calcext:value-type="string">
            <text:p>From 1982 to 1986, Dr. de Geus was employed by the General Elec- tric Company, a global infrastructure, finance and media company, where he was the Manager of the Advanced Computer-Aided Engineering Group</text:p>
          </table:table-cell>
          <table:table-cell table:style-name="ce1" office:value-type="float" office:value="0.1661" calcext:value-type="float">
            <text:p>0.1661</text:p>
          </table:table-cell>
        </table:table-row>
        <table:table-row table:style-name="ro1">
          <table:table-cell table:style-name="ce1" office:value-type="string" calcext:value-type="string">
            <text:p>SOCENV_INC</text:p>
          </table:table-cell>
          <table:table-cell table:style-name="ce2" office:value-type="string" calcext:value-type="string">
            <text:p>From 1982 to 1986, Dr. de Geus was employed by the General Elec- tric Company, a global infrastructure, finance and media company, where he was the Manager of the Advanced Computer-Aided Engineering Group</text:p>
          </table:table-cell>
          <table:table-cell table:style-name="ce1" office:value-type="float" office:value="0.1617" calcext:value-type="float">
            <text:p>0.1617</text:p>
          </table:table-cell>
        </table:table-row>
        <table:table-row table:style-name="ro11">
          <table:table-cell table:style-name="ce1" office:value-type="string" calcext:value-type="string">
            <text:p>SOCENV_INC</text:p>
          </table:table-cell>
          <table:table-cell table:style-name="ce2" office:value-type="string" calcext:value-type="string">
            <text:p>Director since 2013 Key Qualifications and Expertise: Š Executive leadership and management experience Š Semiconductor industry leadership Š Global business, industry and operational experience Š Extensive engineering and technological leadership Š Understanding of complex industry and global challenges Š Expertise in driving innovation and product development Gary E. Dickerson, 58, was named President of Applied in June 2012 and was appointed Chief Executive Offi- cer and a member of the Board of Directors in September 2013</text:p>
          </table:table-cell>
          <table:table-cell table:style-name="ce1" office:value-type="float" office:value="0.2517" calcext:value-type="float">
            <text:p>0.2517</text:p>
          </table:table-cell>
        </table:table-row>
        <table:table-row table:style-name="ro4">
          <table:table-cell table:style-name="ce1" office:value-type="string" calcext:value-type="string">
            <text:p>COMP_CON</text:p>
          </table:table-cell>
          <table:table-cell table:style-name="ce2" office:value-type="string" calcext:value-type="string">
            <text:p>Prior to Brion Technologies, Dr. Chen was a senior vice president at J.P</text:p>
          </table:table-cell>
          <table:table-cell table:style-name="ce1" office:value-type="float" office:value="0.0623" calcext:value-type="float">
            <text:p>0.0623</text:p>
          </table:table-cell>
        </table:table-row>
        <table:table-row table:style-name="ro1">
          <table:table-cell table:style-name="ce1" office:value-type="string" calcext:value-type="string">
            <text:p>SOCENV_INC</text:p>
          </table:table-cell>
          <table:table-cell table:style-name="ce2" office:value-type="string" calcext:value-type="string">
            <text:p>Since 1986, Dr. de Geus has held various positions at Synopsys, including President, Senior Vice President of Engineering and Senior Vice President of Marketing, and has served as a member of its board of direc- tors</text:p>
          </table:table-cell>
          <table:table-cell table:style-name="ce1" office:value-type="float" office:value="0.1707" calcext:value-type="float">
            <text:p>0.1707</text:p>
          </table:table-cell>
        </table:table-row>
        <table:table-row table:style-name="ro6">
          <table:table-cell table:style-name="ce1" office:value-type="string" calcext:value-type="string">
            <text:p>SOCENV_INC</text:p>
          </table:table-cell>
          <table:table-cell table:style-name="ce2" office:value-type="string" calcext:value-type="string">
            <text:p>Director since 2007 Independent Committees: Strategy Committee (Chair), Investment Committee Key Qualifications and Expertise: Š Executive leadership and management experience Š Semiconductor industry leadership Š Innovation, management development and understanding of global challenges and opportunities Š Navigating a company from start-up through various stages of growth Š Mergers and acquisitions Š Public company board leadership Aart J</text:p>
          </table:table-cell>
          <table:table-cell table:style-name="ce1" office:value-type="float" office:value="0.6912" calcext:value-type="float">
            <text:p>0.6912</text:p>
          </table:table-cell>
        </table:table-row>
        <table:table-row table:style-name="ro3">
          <table:table-cell table:style-name="ce1" office:value-type="string" calcext:value-type="string">
            <text:p>SOCENV_INC</text:p>
          </table:table-cell>
          <table:table-cell table:style-name="ce2" office:value-type="string" calcext:value-type="string">
            <text:p>From 2008 to 2015, Dr. Chen served as a managing director of Silver Lake, a leading private investment firm focused on technology-enabled and related growth industries</text:p>
          </table:table-cell>
          <table:table-cell table:style-name="ce1" office:value-type="float" office:value="0.0545" calcext:value-type="float">
            <text:p>0.0545</text:p>
          </table:table-cell>
        </table:table-row>
        <table:table-row table:style-name="ro3">
          <table:table-cell table:style-name="ce1" office:value-type="string" calcext:value-type="string">
            <text:p>COMP_CON</text:p>
          </table:table-cell>
          <table:table-cell table:style-name="ce2" office:value-type="string" calcext:value-type="string">
            <text:p>From 2008 to 2015, Dr. Chen served as a managing director of Silver Lake, a leading private investment firm focused on technology-enabled and related growth industries</text:p>
          </table:table-cell>
          <table:table-cell table:style-name="ce1" office:value-type="float" office:value="0.096" calcext:value-type="float">
            <text:p>0.096</text:p>
          </table:table-cell>
        </table:table-row>
        <table:table-row table:style-name="ro12">
          <table:table-cell table:style-name="ce1" office:value-type="string" calcext:value-type="string">
            <text:p>SOCENV_INC</text:p>
          </table:table-cell>
          <table:table-cell table:style-name="ce2" office:value-type="string" calcext:value-type="string">
            <text:p>Thomas J. Iannotti Retired Senior Vice President and General Manager, Enterprise Services for Hewlett-Packard Company Director since 2005 Independent Committees: Human Resources and Compensation Committee (Chair), Corporate Governance and Nominating Committee Key Qualifications and Expertise: Š Service management for technology companies on a global, regional and country level Š Senior leadership and management experience Š Global business, industry and operational experience Š International strategic and business development Š Public company board experience Thomas J. Iannotti, 59, served as Senior Vice President and General Manager, Enterprise Services, for Hewlett- Packard Company, a technology solutions provider to consumers, busi- nesses and institutions globally, from February 2009 until his retirement in October 2011</text:p>
          </table:table-cell>
          <table:table-cell table:style-name="ce1" office:value-type="float" office:value="0.5945" calcext:value-type="float">
            <text:p>0.5945</text:p>
          </table:table-cell>
        </table:table-row>
        <table:table-row table:style-name="ro3">
          <table:table-cell table:style-name="ce1" office:value-type="string" calcext:value-type="string">
            <text:p>SOCENV_INC</text:p>
          </table:table-cell>
          <table:table-cell table:style-name="ce2" office:value-type="string" calcext:value-type="string">
            <text:p>Prior to Princeton, Dr. Forrest was a faculty member of the Electrical Engineering and Materials Science Departments at the University of Southern California</text:p>
          </table:table-cell>
          <table:table-cell table:style-name="ce1" office:value-type="float" office:value="0.1617" calcext:value-type="float">
            <text:p>0.1617</text:p>
          </table:table-cell>
        </table:table-row>
        <table:table-row table:style-name="ro3">
          <table:table-cell table:style-name="ce1" office:value-type="string" calcext:value-type="string">
            <text:p>COMP_CON</text:p>
          </table:table-cell>
          <table:table-cell table:style-name="ce2" office:value-type="string" calcext:value-type="string">
            <text:p>Prior to Princeton, Dr. Forrest was a faculty member of the Electrical Engineering and Materials Science Departments at the University of Southern California</text:p>
          </table:table-cell>
          <table:table-cell table:style-name="ce1" office:value-type="float" office:value="0.4409" calcext:value-type="float">
            <text:p>0.4409</text:p>
          </table:table-cell>
        </table:table-row>
        <table:table-row table:style-name="ro1">
          <table:table-cell table:style-name="ce1" office:value-type="string" calcext:value-type="string">
            <text:p>SOCENV_INC</text:p>
          </table:table-cell>
          <table:table-cell table:style-name="ce2" office:value-type="string" calcext:value-type="string">
            <text:p>From 1992 to 2005, Dr. Forrest served in a number of positions at Princeton University, including Chair of the Electrical Engineering Department, Director of the Center for Photonics and Optoelectronic Materials, and director of the National Center for Integrated Photonic Technology</text:p>
          </table:table-cell>
          <table:table-cell table:style-name="ce1" office:value-type="float" office:value="0.4732" calcext:value-type="float">
            <text:p>0.4732</text:p>
          </table:table-cell>
        </table:table-row>
        <table:table-row table:style-name="ro1">
          <table:table-cell table:style-name="ce1" office:value-type="string" calcext:value-type="string">
            <text:p>COMP_CON</text:p>
          </table:table-cell>
          <table:table-cell table:style-name="ce2" office:value-type="string" calcext:value-type="string">
            <text:p>From 1992 to 2005, Dr. Forrest served in a number of positions at Princeton University, including Chair of the Electrical Engineering Department, Director of the Center for Photonics and Optoelectronic Materials, and director of the National Center for Integrated Photonic Technology</text:p>
          </table:table-cell>
          <table:table-cell table:style-name="ce1" office:value-type="float" office:value="0.1143" calcext:value-type="float">
            <text:p>0.1143</text:p>
          </table:table-cell>
        </table:table-row>
        <table:table-row table:style-name="ro12">
          <table:table-cell table:style-name="ce1" office:value-type="string" calcext:value-type="string">
            <text:p>SOCENV_INC</text:p>
          </table:table-cell>
          <table:table-cell table:style-name="ce2" office:value-type="string" calcext:value-type="string">
            <text:p>PROPOSAL 1—ELECTION OF DIRECTORS Stephen R. Forrest Professor in Electrical Engineering and Computer Science, Physics, Materials Science &amp; Engineering Director since 2008 Independent Committees: Strategy Committee, Investment Committee Key Qualifications and Expertise: Š Semiconductor, display and alternative energy technologies Š Research and development portfolio management Š Government policy Š Technology licensing and product commercialization Š Establishing partnerships to develop businesses in new markets focused on alternative energy and other technologies Stephen R. Forrest, 65, holds faculty appointments as Professor of Electrical Engineering and Computer Science, as Professor of Physics, and as Professor of Materials Science and Engineering at the University of Michigan, and leads the University’s Optoelectronics Components and Materials Group</text:p>
          </table:table-cell>
          <table:table-cell table:style-name="ce1" office:value-type="float" office:value="0.8809" calcext:value-type="float">
            <text:p>0.8809</text:p>
          </table:table-cell>
        </table:table-row>
        <table:table-row table:style-name="ro4">
          <table:table-cell table:style-name="ce1" office:value-type="string" calcext:value-type="string">
            <text:p>COMP_CON</text:p>
          </table:table-cell>
          <table:table-cell table:style-name="ce2" office:value-type="string" calcext:value-type="string">
            <text:p>Prior to joining General Atlantic, Ms. Ma worked at Morgan Stanley &amp; Co</text:p>
          </table:table-cell>
          <table:table-cell table:style-name="ce1" office:value-type="float" office:value="0.562" calcext:value-type="float">
            <text:p>0.562</text:p>
          </table:table-cell>
        </table:table-row>
        <table:table-row table:style-name="ro3">
          <table:table-cell table:style-name="ce1" office:value-type="string" calcext:value-type="string">
            <text:p>COMP_CON</text:p>
          </table:table-cell>
          <table:table-cell table:style-name="ce2" office:value-type="string" calcext:value-type="string">
            <text:p>At the Fremont Group, she oversees BF Global, the flagship portfolio of funds, including its investment strategy, asset allocation, manager selection and risk management</text:p>
          </table:table-cell>
          <table:table-cell table:style-name="ce1" office:value-type="float" office:value="0.0609" calcext:value-type="float">
            <text:p>0.0609</text:p>
          </table:table-cell>
        </table:table-row>
        <table:table-row table:style-name="ro3">
          <table:table-cell table:style-name="ce1" office:value-type="string" calcext:value-type="string">
            <text:p>SOCENV_INC</text:p>
          </table:table-cell>
          <table:table-cell table:style-name="ce2" office:value-type="string" calcext:value-type="string">
            <text:p>At the Fremont Group, she oversees BF Global, the flagship portfolio of funds, including its investment strategy, asset allocation, manager selection and risk management</text:p>
          </table:table-cell>
          <table:table-cell table:style-name="ce1" office:value-type="float" office:value="0.0744" calcext:value-type="float">
            <text:p>0.0744</text:p>
          </table:table-cell>
        </table:table-row>
        <table:table-row table:style-name="ro1">
          <table:table-cell table:style-name="ce1" office:value-type="string" calcext:value-type="string">
            <text:p>SOCENV_INC</text:p>
          </table:table-cell>
          <table:table-cell table:style-name="ce2" office:value-type="string" calcext:value-type="string">
            <text:p>From April 2002 to March 2006, Mr. Karsner was Managing Director of Enercorp LLC, a private company involved in international proj- ect development, management and financing of energy infrastructure</text:p>
          </table:table-cell>
          <table:table-cell table:style-name="ce1" office:value-type="float" office:value="0.2753" calcext:value-type="float">
            <text:p>0.2753</text:p>
          </table:table-cell>
        </table:table-row>
        <table:table-row table:style-name="ro3">
          <table:table-cell table:style-name="ce1" office:value-type="string" calcext:value-type="string">
            <text:p>SOCENV_INC</text:p>
          </table:table-cell>
          <table:table-cell table:style-name="ce2" office:value-type="string" calcext:value-type="string">
            <text:p>Mr. Karsner has also worked with Tondu Energy Systems of Texas, Wartsila Power Development of Finland and other multi-national energy firms and developers</text:p>
          </table:table-cell>
          <table:table-cell table:style-name="ce1" office:value-type="float" office:value="0.7598" calcext:value-type="float">
            <text:p>0.7598</text:p>
          </table:table-cell>
        </table:table-row>
        <table:table-row table:style-name="ro11">
          <table:table-cell table:style-name="ce1" office:value-type="string" calcext:value-type="string">
            <text:p>COMP_CON</text:p>
          </table:table-cell>
          <table:table-cell table:style-name="ce2" office:value-type="string" calcext:value-type="string">
            <text:p>Adrianna C. Ma Managing Partner, Fremont Group Director since 2015 Independent Committees: Audit Committee Key Qualifications and Expertise: Š Broad experience with technology companies Š Expertise in global growth investment Š Financial and accounting expertise Š Mergers and acquisitions, capital markets Š Board experience with technology-enabled growth companies Adrianna C. Ma, 42, has been a Managing Partner at the Fremont Group, a private investment company, since May 2015</text:p>
          </table:table-cell>
          <table:table-cell table:style-name="ce1" office:value-type="float" office:value="0.187" calcext:value-type="float">
            <text:p>0.187</text:p>
          </table:table-cell>
        </table:table-row>
        <table:table-row table:style-name="ro11">
          <table:table-cell table:style-name="ce1" office:value-type="string" calcext:value-type="string">
            <text:p>SOCENV_INC</text:p>
          </table:table-cell>
          <table:table-cell table:style-name="ce2" office:value-type="string" calcext:value-type="string">
            <text:p>Adrianna C. Ma Managing Partner, Fremont Group Director since 2015 Independent Committees: Audit Committee Key Qualifications and Expertise: Š Broad experience with technology companies Š Expertise in global growth investment Š Financial and accounting expertise Š Mergers and acquisitions, capital markets Š Board experience with technology-enabled growth companies Adrianna C. Ma, 42, has been a Managing Partner at the Fremont Group, a private investment company, since May 2015</text:p>
          </table:table-cell>
          <table:table-cell table:style-name="ce1" office:value-type="float" office:value="0.1244" calcext:value-type="float">
            <text:p>0.1244</text:p>
          </table:table-cell>
        </table:table-row>
        <table:table-row table:style-name="ro7">
          <table:table-cell table:style-name="ce1" office:value-type="string" calcext:value-type="string">
            <text:p>SOCENV_INC</text:p>
          </table:table-cell>
          <table:table-cell table:style-name="ce2" office:value-type="string" calcext:value-type="string">
            <text:p>Director since 2008 Independent Committees: Human Resources and Compensation Committee, Corporate Governance and Nominating Committee, Strategy Committee Key Qualifications and Expertise: Š Expertise in public policy and government relations Š Domestic and international trade, development and investment markets Š Entrepreneurial leadership Š Renewable energy policy, technologies and commercialization Š Public company board experience Alexander A. Karsner, 48, has served as Chief Execu- tive Officer of Manifest Energy Inc., a clean energy infrastructure development and finance company, since July 2009</text:p>
          </table:table-cell>
          <table:table-cell table:style-name="ce1" office:value-type="float" office:value="0.9831" calcext:value-type="float">
            <text:p>0.9831</text:p>
          </table:table-cell>
        </table:table-row>
        <table:table-row table:style-name="ro3">
          <table:table-cell table:style-name="ce1" office:value-type="string" calcext:value-type="string">
            <text:p>COMP_CON</text:p>
          </table:table-cell>
          <table:table-cell table:style-name="ce2" office:value-type="string" calcext:value-type="string">
            <text:p>Ms. James joined Ernst &amp; Young in 1975 and, following her retirement in 2006, served as a consultant to the firm until December 2009</text:p>
          </table:table-cell>
          <table:table-cell table:style-name="ce1" office:value-type="float" office:value="0.9749" calcext:value-type="float">
            <text:p>0.9749</text:p>
          </table:table-cell>
        </table:table-row>
        <table:table-row table:style-name="ro3">
          <table:table-cell table:style-name="ce1" office:value-type="string" calcext:value-type="string">
            <text:p>SOCENV_INC</text:p>
          </table:table-cell>
          <table:table-cell table:style-name="ce2" office:value-type="string" calcext:value-type="string">
            <text:p>From March 2006 to August 2008, he served as Assistant Secre- tary for Energy Efficiency and Renewable Energy at the U.S</text:p>
          </table:table-cell>
          <table:table-cell table:style-name="ce1" office:value-type="float" office:value="0.0867" calcext:value-type="float">
            <text:p>0.0867</text:p>
          </table:table-cell>
        </table:table-row>
        <table:table-row table:style-name="ro7">
          <table:table-cell table:style-name="ce1" office:value-type="string" calcext:value-type="string">
            <text:p>SOCENV_INC</text:p>
          </table:table-cell>
          <table:table-cell table:style-name="ce2" office:value-type="string" calcext:value-type="string">
            <text:p>Susan M. James Retired Partner, Ernst &amp; Young Director since 2009 Independent Committees: Audit Committee, Corporate Governance and Nominating Committee (Chair) Key Qualifications and Expertise: Š Extensive financial and accounting expertise Š Accounting principles, financial controls, financial reporting rules and regulations, and audit procedures Š Broad experience with global technology companies Š Senior leadership experience Š Public company board experience Susan M. James, 69, served as a partner at Ernst &amp; Young <text:s/>LLP, <text:s/>a <text:s/>global <text:s/>leader <text:s/>in <text:s/>assurance, <text:s/>tax, transaction and advisory services, from 1987 to 2006</text:p>
          </table:table-cell>
          <table:table-cell table:style-name="ce1" office:value-type="float" office:value="0.439" calcext:value-type="float">
            <text:p>0.439</text:p>
          </table:table-cell>
        </table:table-row>
        <table:table-row table:style-name="ro7">
          <table:table-cell table:style-name="ce1" office:value-type="string" calcext:value-type="string">
            <text:p>COMP_CON</text:p>
          </table:table-cell>
          <table:table-cell table:style-name="ce2" office:value-type="string" calcext:value-type="string">
            <text:p>Susan M. James Retired Partner, Ernst &amp; Young Director since 2009 Independent Committees: Audit Committee, Corporate Governance and Nominating Committee (Chair) Key Qualifications and Expertise: Š Extensive financial and accounting expertise Š Accounting principles, financial controls, financial reporting rules and regulations, and audit procedures Š Broad experience with global technology companies Š Senior leadership experience Š Public company board experience Susan M. James, 69, served as a partner at Ernst &amp; Young <text:s/>LLP, <text:s/>a <text:s/>global <text:s/>leader <text:s/>in <text:s/>assurance, <text:s/>tax, transaction and advisory services, from 1987 to 2006</text:p>
          </table:table-cell>
          <table:table-cell table:style-name="ce1" office:value-type="float" office:value="0.1179" calcext:value-type="float">
            <text:p>0.1179</text:p>
          </table:table-cell>
        </table:table-row>
        <table:table-row table:style-name="ro3">
          <table:table-cell table:style-name="ce1" office:value-type="string" calcext:value-type="string">
            <text:p>SOCENV_INC</text:p>
          </table:table-cell>
          <table:table-cell table:style-name="ce2" office:value-type="string" calcext:value-type="string">
            <text:p>Mr. Morgan spent more than 31 years as a director and employee of Applied, including over 20 years as Chairman of the Board</text:p>
          </table:table-cell>
          <table:table-cell table:style-name="ce1" office:value-type="float" office:value="0.0673" calcext:value-type="float">
            <text:p>0.0673</text:p>
          </table:table-cell>
        </table:table-row>
        <table:table-row table:style-name="ro3">
          <table:table-cell table:style-name="ce1" office:value-type="string" calcext:value-type="string">
            <text:p>COMP_CON</text:p>
          </table:table-cell>
          <table:table-cell table:style-name="ce2" office:value-type="string" calcext:value-type="string">
            <text:p>As Chairman Emeritus, Mr. Morgan does not have voting rights and does not receive any retainer or meeting fees</text:p>
          </table:table-cell>
          <table:table-cell table:style-name="ce1" office:value-type="float" office:value="0.2115" calcext:value-type="float">
            <text:p>0.2115</text:p>
          </table:table-cell>
        </table:table-row>
        <table:table-row table:style-name="ro11">
          <table:table-cell table:style-name="ce1" office:value-type="string" calcext:value-type="string">
            <text:p>SOCENV_INC</text:p>
          </table:table-cell>
          <table:table-cell table:style-name="ce2" office:value-type="string" calcext:value-type="string">
            <text:p>Robert H. Swan Operating Partner, General Atlantic LLC Director since 2009 Independent Committees: Audit Committee, Investment Committee (Chair) Key Qualifications and Expertise: Š Global financial and executive leadership Š Accounting principles, financial controls, financial reporting rules and regulations, and audit procedures Š Mergers and acquisitions Š Risk management and controls Š Public company board experience Robert H. Swan, 55, has been an Operating Partner at General Atlantic, a global growth equity firm, since September 2015</text:p>
          </table:table-cell>
          <table:table-cell table:style-name="ce1" office:value-type="float" office:value="0.6268" calcext:value-type="float">
            <text:p>0.6268</text:p>
          </table:table-cell>
        </table:table-row>
        <table:table-row table:style-name="ro7">
          <table:table-cell table:style-name="ce1" office:value-type="string" calcext:value-type="string">
            <text:p>SOCENV_INC</text:p>
          </table:table-cell>
          <table:table-cell table:style-name="ce2" office:value-type="string" calcext:value-type="string">
            <text:p>Director since 2007 Independent Committees: Audit Committee (Chair), Corporate Governance and Nominating Committee, Investment Committee Key Qualifications and Expertise: Š Global financial and executive leadership Š Accounting principles, financial controls, financial reporting rules and regulations, and audit procedures Š Mergers and acquisitions Š Risk management and controls Š Public company board experience Dennis D. Powell, 68, served as an Executive Advisor at Cisco Systems, Inc., a provider of networking products and services, from February 2008 to September 2010</text:p>
          </table:table-cell>
          <table:table-cell table:style-name="ce1" office:value-type="float" office:value="0.7587" calcext:value-type="float">
            <text:p>0.7587</text:p>
          </table:table-cell>
        </table:table-row>
        <table:table-row table:style-name="ro3">
          <table:table-cell table:style-name="ce1" office:value-type="string" calcext:value-type="string">
            <text:p>COMP_CON</text:p>
          </table:table-cell>
          <table:table-cell table:style-name="ce2" office:value-type="string" calcext:value-type="string">
            <text:p>Before joining Cisco, Mr. Powell worked for 26 years at Coopers &amp; Lybrand LLP, an accounting firm, where he was last a senior partner</text:p>
          </table:table-cell>
          <table:table-cell table:style-name="ce1" office:value-type="float" office:value="0.0694" calcext:value-type="float">
            <text:p>0.0694</text:p>
          </table:table-cell>
        </table:table-row>
        <table:table-row table:style-name="ro1">
          <table:table-cell table:style-name="ce1" office:value-type="string" calcext:value-type="string">
            <text:p>SOCENV_INC</text:p>
          </table:table-cell>
          <table:table-cell table:style-name="ce2" office:value-type="string" calcext:value-type="string">
            <text:p>Copies <text:s/>of <text:s/>the <text:s/>current <text:s/>charters <text:s/>for <text:s/>the <text:s/>Audit, <text:s/>Human Resources and Compensation, and Corporate Governance and Nominating Committees can be found on our website at: http://www.appliedmaterials.com/investor-relations/corporate- governance</text:p>
          </table:table-cell>
          <table:table-cell table:style-name="ce1" office:value-type="float" office:value="0.1757" calcext:value-type="float">
            <text:p>0.1757</text:p>
          </table:table-cell>
        </table:table-row>
        <table:table-row table:style-name="ro3">
          <table:table-cell table:style-name="ce1" office:value-type="string" calcext:value-type="string">
            <text:p>SOCENV_INC</text:p>
          </table:table-cell>
          <table:table-cell table:style-name="ce2" office:value-type="string" calcext:value-type="string">
            <text:p>The Board also has a Strategy Committee and an Investment Committee, whose role and responsibilities are described in Applied’s Corporate Governance Guidelines</text:p>
          </table:table-cell>
          <table:table-cell table:style-name="ce1" office:value-type="float" office:value="0.5436" calcext:value-type="float">
            <text:p>0.5436</text:p>
          </table:table-cell>
        </table:table-row>
        <table:table-row table:style-name="ro1">
          <table:table-cell table:style-name="ce1" office:value-type="string" calcext:value-type="string">
            <text:p>COMP_CON</text:p>
          </table:table-cell>
          <table:table-cell table:style-name="ce2" office:value-type="string" calcext:value-type="string">
            <text:p>Each director who serves on the Audit Committee, Human Resources and Compensation Committee, or Corporate Governance and Nominating Committee is an independent director under appli- cable Nasdaq listing standards and SEC rules</text:p>
          </table:table-cell>
          <table:table-cell table:style-name="ce1" office:value-type="float" office:value="0.6007" calcext:value-type="float">
            <text:p>0.6007</text:p>
          </table:table-cell>
        </table:table-row>
        <table:table-row table:style-name="ro1">
          <table:table-cell table:style-name="ce1" office:value-type="string" calcext:value-type="string">
            <text:p>COMP_CON</text:p>
          </table:table-cell>
          <table:table-cell table:style-name="ce2" office:value-type="string" calcext:value-type="string">
            <text:p>Copies <text:s/>of <text:s/>the <text:s/>current <text:s/>charters <text:s/>for <text:s/>the <text:s/>Audit, <text:s/>Human Resources and Compensation, and Corporate Governance and Nominating Committees can be found on our website at: http://www.appliedmaterials.com/investor-relations/corporate- governance</text:p>
          </table:table-cell>
          <table:table-cell table:style-name="ce1" office:value-type="float" office:value="0.136" calcext:value-type="float">
            <text:p>0.136</text:p>
          </table:table-cell>
        </table:table-row>
        <table:table-row table:style-name="ro1">
          <table:table-cell table:style-name="ce1" office:value-type="string" calcext:value-type="string">
            <text:p>SOCENV_INC</text:p>
          </table:table-cell>
          <table:table-cell table:style-name="ce2" office:value-type="string" calcext:value-type="string">
            <text:p>Each director who serves on the Audit Committee, Human Resources and Compensation Committee, or Corporate Governance and Nominating Committee is an independent director under appli- cable Nasdaq listing standards and SEC rules</text:p>
          </table:table-cell>
          <table:table-cell table:style-name="ce1" office:value-type="float" office:value="0.0509" calcext:value-type="float">
            <text:p>0.0509</text:p>
          </table:table-cell>
        </table:table-row>
        <table:table-row table:style-name="ro2">
          <table:table-cell table:style-name="ce1" office:value-type="string" calcext:value-type="string">
            <text:p>SOCENV_INC</text:p>
          </table:table-cell>
          <table:table-cell table:style-name="ce2" office:value-type="string" calcext:value-type="string">
            <text:p>The Board has three principal committees performing the functions required by applicable SEC rules and Nasdaq listing standards to be performed by independent directors: the Audit Committee, the Human Resources and Compensation Committee, and the Corporate Governance and Nominating Committee</text:p>
          </table:table-cell>
          <table:table-cell table:style-name="ce1" office:value-type="float" office:value="0.1787" calcext:value-type="float">
            <text:p>0.1787</text:p>
          </table:table-cell>
        </table:table-row>
        <table:table-row table:style-name="ro2">
          <table:table-cell table:style-name="ce1" office:value-type="string" calcext:value-type="string">
            <text:p>COMP_CON</text:p>
          </table:table-cell>
          <table:table-cell table:style-name="ce2" office:value-type="string" calcext:value-type="string">
            <text:p>The Board has three principal committees performing the functions required by applicable SEC rules and Nasdaq listing standards to be performed by independent directors: the Audit Committee, the Human Resources and Compensation Committee, and the Corporate Governance and Nominating Committee</text:p>
          </table:table-cell>
          <table:table-cell table:style-name="ce1" office:value-type="float" office:value="0.3261" calcext:value-type="float">
            <text:p>0.3261</text:p>
          </table:table-cell>
        </table:table-row>
        <table:table-row table:style-name="ro3">
          <table:table-cell table:style-name="ce1" office:value-type="string" calcext:value-type="string">
            <text:p>COMP_CON</text:p>
          </table:table-cell>
          <table:table-cell table:style-name="ce2" office:value-type="string" calcext:value-type="string">
            <text:p>In addition, at each regularly scheduled Board meeting, the Chair of each committee reports on any significant matters addressed by the committee since the last Board meeting</text:p>
          </table:table-cell>
          <table:table-cell table:style-name="ce1" office:value-type="float" office:value="0.1135" calcext:value-type="float">
            <text:p>0.1135</text:p>
          </table:table-cell>
        </table:table-row>
        <table:table-row table:style-name="ro3">
          <table:table-cell table:style-name="ce1" office:value-type="string" calcext:value-type="string">
            <text:p>SOCENV_INC</text:p>
          </table:table-cell>
          <table:table-cell table:style-name="ce2" office:value-type="string" calcext:value-type="string">
            <text:p>CORPORATEGOVERNANCE Standards of Business Conduct Applied’s <text:s/>Standards <text:s/>of <text:s/>Business <text:s/>Conduct <text:s/>embody our commitment to ethical and legal business practices</text:p>
          </table:table-cell>
          <table:table-cell table:style-name="ce1" office:value-type="float" office:value="0.8864" calcext:value-type="float">
            <text:p>0.8864</text:p>
          </table:table-cell>
        </table:table-row>
        <table:table-row table:style-name="ro20">
          <table:table-cell table:style-name="ce1" office:value-type="string" calcext:value-type="string">
            <text:p>SOCENV_INC</text:p>
          </table:table-cell>
          <table:table-cell table:style-name="ce2" office:value-type="string" calcext:value-type="string">
            <text:p>Audit Committee Members*: Dennis D. Powell, Chair Susan M. James Adrianna C. Ma + Robert H. Swan Primary responsibilities: Š oversee financial statements, internal control over financial reporting and auditing, accounting and financial reporting processes Š oversee the qualifications, independence, performance and engagement of our independent registered public accounting firm Š oversee disclosure controls and procedures, and internal audit function Š review and pre-approve audit and permissible non-audit services and fees Š oversee tax, legal, regulatory and ethical compliance Š review and approve related-person transactions Š oversee financial-related risks and enterprise risk management program Meetings in Fiscal 2015: 13 * Each member qualifies as an Audit Committee Financial Expert + Appointed to Committee in December 2015 Human Resources and Compensation Committee Members: Thomas J. Iannotti, Chair Alexander A. Karsner Willem P. Roelandts Primary responsibilities: Š oversee human resources programs, compensation and employee benefits programs, policies and plans Š review management succession and executive organization development Š determine compensation policies for executive officers and employees Š review the performance and determine the compensation of executive officers Š approve and oversee equity-related incentive plans and executive bonus plans Š review compensation policies and practices as they relate to risk management practices Š approve the compensation of Board members Meetings in Fiscal 2015: 5 Corporate Governance and Nominating Committee Members: Susan M. James, Chair Thomas J. Iannotti</text:p>
          </table:table-cell>
          <table:table-cell table:style-name="ce1" office:value-type="float" office:value="0.7061" calcext:value-type="float">
            <text:p>0.7061</text:p>
          </table:table-cell>
        </table:table-row>
        <table:table-row table:style-name="ro9">
          <table:table-cell table:style-name="ce1" office:value-type="string" calcext:value-type="string">
            <text:p>SOCENV_INC</text:p>
          </table:table-cell>
          <table:table-cell table:style-name="ce2" office:value-type="string" calcext:value-type="string">
            <text:p>Alexander A. Karsner Dennis D. Powell Primary responsibilities: Š oversee the composition, structure and evaluation of the Board and its committees Š identify and recommend qualified candidates for election to the Board Š establish procedures for director candidate nomination and evaluation Š oversee corporate governance policies and practices, including Corporate Governance Guidelines Š review stockholder proposals and recommend to the Board actions to be taken in response to each proposal Š review and monitor takeover defenses and takeover defense preparedness to maximize long-term stockholder value Meetings in Fiscal 2015: 9 10 2016 Proxy Statement</text:p>
          </table:table-cell>
          <table:table-cell table:style-name="ce1" office:value-type="float" office:value="0.3437" calcext:value-type="float">
            <text:p>0.3437</text:p>
          </table:table-cell>
        </table:table-row>
        <table:table-row table:style-name="ro9">
          <table:table-cell table:style-name="ce1" office:value-type="string" calcext:value-type="string">
            <text:p>COMP_CON</text:p>
          </table:table-cell>
          <table:table-cell table:style-name="ce2" office:value-type="string" calcext:value-type="string">
            <text:p>Alexander A. Karsner Dennis D. Powell Primary responsibilities: Š oversee the composition, structure and evaluation of the Board and its committees Š identify and recommend qualified candidates for election to the Board Š establish procedures for director candidate nomination and evaluation Š oversee corporate governance policies and practices, including Corporate Governance Guidelines Š review stockholder proposals and recommend to the Board actions to be taken in response to each proposal Š review and monitor takeover defenses and takeover defense preparedness to maximize long-term stockholder value Meetings in Fiscal 2015: 9 10 2016 Proxy Statement</text:p>
          </table:table-cell>
          <table:table-cell table:style-name="ce1" office:value-type="float" office:value="0.1977" calcext:value-type="float">
            <text:p>0.1977</text:p>
          </table:table-cell>
        </table:table-row>
        <table:table-row table:style-name="ro2">
          <table:table-cell table:style-name="ce1" office:value-type="string" calcext:value-type="string">
            <text:p>SOCENV_INC</text:p>
          </table:table-cell>
          <table:table-cell table:style-name="ce2" office:value-type="string" calcext:value-type="string">
            <text:p>Charitable Matching Contributions Non-employee directors are eligible to participate in The Applied Materials Foundation Matching Gift Program, under which the Foundation annually will match up to $2,000 of a non-employee director’s donations to eligible non-profit civic, arts, environmental and educational organizations</text:p>
          </table:table-cell>
          <table:table-cell table:style-name="ce1" office:value-type="float" office:value="0.9732" calcext:value-type="float">
            <text:p>0.9732</text:p>
          </table:table-cell>
        </table:table-row>
        <table:table-row table:style-name="ro7">
          <table:table-cell table:style-name="ce1" office:value-type="string" calcext:value-type="string">
            <text:p>SOCENV_INC</text:p>
          </table:table-cell>
          <table:table-cell table:style-name="ce2" office:value-type="string" calcext:value-type="string">
            <text:p>Fiscal 2015 Annual Retainer $ 65,000 Additional Retainers for Chairman, Committee Chairs and Lead Independent Director: Chairman of the Board $150,000 Audit Committee Chair $ 20,000 Human Resources and Compensation Committee Chair $ 15,000 Corporate Governance and Nominating Committee Chair $ 10,000 Strategy Committee Chair $ 10,000 Lead Independent Director $ 15,000 Fee per Board Meeting Attended $ 0 Fee per Committee Meeting Attended $ <text:s/>2,000 Retainers for service on the Board or as a Chair or Lead Independent Director are prorated where service is for less than a full year</text:p>
          </table:table-cell>
          <table:table-cell table:style-name="ce1" office:value-type="float" office:value="0.5835" calcext:value-type="float">
            <text:p>0.5835</text:p>
          </table:table-cell>
        </table:table-row>
        <table:table-row table:style-name="ro11">
          <table:table-cell table:style-name="ce1" office:value-type="string" calcext:value-type="string">
            <text:p>COMP_CON</text:p>
          </table:table-cell>
          <table:table-cell table:style-name="ce2" office:value-type="string" calcext:value-type="string">
            <text:p>Its main responsibilities are as follows: Š advise on alignment of pay and performance; Š review and advise on executive total compensation, including base salaries, short- and long-term incentives, associated <text:s/>performance <text:s/>goals, <text:s/>and <text:s/>retention <text:s/>and severance arrangements; Š advise on trends in executive compensation; Š provide recommendations regarding the composition of our peer group; Š analyze peer group proxy statements, compensation survey data and other publicly available data; and Š perform any special projects requested by the Committee</text:p>
          </table:table-cell>
          <table:table-cell table:style-name="ce1" office:value-type="float" office:value="0.8726" calcext:value-type="float">
            <text:p>0.8726</text:p>
          </table:table-cell>
        </table:table-row>
        <table:table-row table:style-name="ro2">
          <table:table-cell table:style-name="ce1" office:value-type="string" calcext:value-type="string">
            <text:p>COMP_CON</text:p>
          </table:table-cell>
          <table:table-cell table:style-name="ce2" office:value-type="string" calcext:value-type="string">
            <text:p>The Committee, in consultation with management, decided that continuing base salary amounts from fiscal 2014 met the goal of sufficiently recognizing executives for their time and serv- ice, was sufficiently competitive to provide adequate retention value and allowed Applied to continue its focus on weighting cash compensation toward performance-based incentives</text:p>
          </table:table-cell>
          <table:table-cell table:style-name="ce1" office:value-type="float" office:value="0.3984" calcext:value-type="float">
            <text:p>0.3984</text:p>
          </table:table-cell>
        </table:table-row>
        <table:table-row table:style-name="ro2">
          <table:table-cell table:style-name="ce1" office:value-type="string" calcext:value-type="string">
            <text:p>SOCENV_INC</text:p>
          </table:table-cell>
          <table:table-cell table:style-name="ce2" office:value-type="string" calcext:value-type="string">
            <text:p>The Committee, in consultation with management, decided that continuing base salary amounts from fiscal 2014 met the goal of sufficiently recognizing executives for their time and serv- ice, was sufficiently competitive to provide adequate retention value and allowed Applied to continue its focus on weighting cash compensation toward performance-based incentives</text:p>
          </table:table-cell>
          <table:table-cell table:style-name="ce1" office:value-type="float" office:value="0.098" calcext:value-type="float">
            <text:p>0.098</text:p>
          </table:table-cell>
        </table:table-row>
        <table:table-row table:style-name="ro2">
          <table:table-cell table:style-name="ce1" office:value-type="string" calcext:value-type="string">
            <text:p>COMP_CON</text:p>
          </table:table-cell>
          <table:table-cell table:style-name="ce2" office:value-type="string" calcext:value-type="string">
            <text:p>At the beginning of fiscal 2015, the Committee increased Mr. Dickerson’s salary from $980,000 to $1,000,000 and Mr. Halliday’s from $575,000 to $625,000 in recognition of their strong performance and based on the data provided by Semler Brossy regarding market positioning of the execu- tives’ overall targeted total direct compensation</text:p>
          </table:table-cell>
          <table:table-cell table:style-name="ce1" office:value-type="float" office:value="0.3566" calcext:value-type="float">
            <text:p>0.3566</text:p>
          </table:table-cell>
        </table:table-row>
        <table:table-row table:style-name="ro2">
          <table:table-cell table:style-name="ce1" office:value-type="string" calcext:value-type="string">
            <text:p>SOCENV_INC</text:p>
          </table:table-cell>
          <table:table-cell table:style-name="ce2" office:value-type="string" calcext:value-type="string">
            <text:p>At the beginning of fiscal 2015, the Committee increased Mr. Dickerson’s salary from $980,000 to $1,000,000 and Mr. Halliday’s from $575,000 to $625,000 in recognition of their strong performance and based on the data provided by Semler Brossy regarding market positioning of the execu- tives’ overall targeted total direct compensation</text:p>
          </table:table-cell>
          <table:table-cell table:style-name="ce1" office:value-type="float" office:value="0.1901" calcext:value-type="float">
            <text:p>0.1901</text:p>
          </table:table-cell>
        </table:table-row>
        <table:table-row table:style-name="ro3">
          <table:table-cell table:style-name="ce1" office:value-type="string" calcext:value-type="string">
            <text:p>SOCENV_INC</text:p>
          </table:table-cell>
          <table:table-cell table:style-name="ce2" office:value-type="string" calcext:value-type="string">
            <text:p>The Commit- tee also increased Dr. Addiego’s salary from $450,000 to $460,000 to reflect his additional responsibilities for Applied’s operations and engineering functions</text:p>
          </table:table-cell>
          <table:table-cell table:style-name="ce1" office:value-type="float" office:value="0.0768" calcext:value-type="float">
            <text:p>0.0768</text:p>
          </table:table-cell>
        </table:table-row>
        <table:table-row table:style-name="ro1">
          <table:table-cell table:style-name="ce1" office:value-type="string" calcext:value-type="string">
            <text:p>SOCENV_INC</text:p>
          </table:table-cell>
          <table:table-cell table:style-name="ce2" office:value-type="string" calcext:value-type="string">
            <text:p>The Committee considered and provided input on goals and weightings initially proposed by management, which was incorporated into the final goals and weightings that subsequently were approved by the Committee</text:p>
          </table:table-cell>
          <table:table-cell table:style-name="ce1" office:value-type="float" office:value="0.0677" calcext:value-type="float">
            <text:p>0.0677</text:p>
          </table:table-cell>
        </table:table-row>
        <table:table-row table:style-name="ro1">
          <table:table-cell table:style-name="ce1" office:value-type="string" calcext:value-type="string">
            <text:p>SOCENV_INC</text:p>
          </table:table-cell>
          <table:table-cell table:style-name="ce2" office:value-type="string" calcext:value-type="string">
            <text:p>Dr. Addiego’s weightings differed slightly from those of the other NEOs’ to focus him on achieving objectives in critical areas for his func- tion and Applied’s business overall – enhancing product development <text:s/>and <text:s/>quality, <text:s/>and <text:s/>improving <text:s/>operational execution, while reducing costs</text:p>
          </table:table-cell>
          <table:table-cell table:style-name="ce1" office:value-type="float" office:value="0.0956" calcext:value-type="float">
            <text:p>0.0956</text:p>
          </table:table-cell>
        </table:table-row>
        <table:table-row table:style-name="ro1">
          <table:table-cell table:style-name="ce1" office:value-type="string" calcext:value-type="string">
            <text:p>COMP_CON</text:p>
          </table:table-cell>
          <table:table-cell table:style-name="ce2" office:value-type="string" calcext:value-type="string">
            <text:p>The Committee considered and provided input on goals and weightings initially proposed by management, which was incorporated into the final goals and weightings that subsequently were approved by the Committee</text:p>
          </table:table-cell>
          <table:table-cell table:style-name="ce1" office:value-type="float" office:value="0.0547" calcext:value-type="float">
            <text:p>0.0547</text:p>
          </table:table-cell>
        </table:table-row>
        <table:table-row table:style-name="ro2">
          <table:table-cell table:style-name="ce1" office:value-type="string" calcext:value-type="string">
            <text:p>SOCENV_INC</text:p>
          </table:table-cell>
          <table:table-cell table:style-name="ce2" office:value-type="string" calcext:value-type="string">
            <text:p>For fiscal 2015, in developing the corporate scorecard goals and their weightings that were recommended to the Commit- tee, management considered the importance of shared goals for all the NEOs, and analyzed the relative importance of each goal to Applied’s business strategy and the anticipated difficulty of achieving the goals in the aggregate</text:p>
          </table:table-cell>
          <table:table-cell table:style-name="ce1" office:value-type="float" office:value="0.057" calcext:value-type="float">
            <text:p>0.057</text:p>
          </table:table-cell>
        </table:table-row>
        <table:table-row table:style-name="ro3">
          <table:table-cell table:style-name="ce1" office:value-type="string" calcext:value-type="string">
            <text:p>SOCENV_INC</text:p>
          </table:table-cell>
          <table:table-cell table:style-name="ce2" office:value-type="string" calcext:value-type="string">
            <text:p>At the end of fiscal 2015, Mr. Dickerson recommended, and the Committee approved, the IPF ratings for the other NEOs, which <text:s/>ranged <text:s/>from <text:s/>95% <text:s/>to <text:s/>120%</text:p>
          </table:table-cell>
          <table:table-cell table:style-name="ce1" office:value-type="float" office:value="0.0785" calcext:value-type="float">
            <text:p>0.0785</text:p>
          </table:table-cell>
        </table:table-row>
        <table:table-row table:style-name="ro6">
          <table:table-cell table:style-name="ce1" office:value-type="string" calcext:value-type="string">
            <text:p>COMP_CON</text:p>
          </table:table-cell>
          <table:table-cell table:style-name="ce2" office:value-type="string" calcext:value-type="string">
            <text:p>While it was of paramount importance to retain the NEOs at that time, the Committee, in consultation with management, determined that the fiscal 2015 target grant sizes provided sufficient performance- based equity incentives to align compensation with the long- term interests of our stockholders, were in line with market norms for the NEOs’ respective roles and were sufficient to provide retention incentive for them</text:p>
          </table:table-cell>
          <table:table-cell table:style-name="ce1" office:value-type="float" office:value="0.9511" calcext:value-type="float">
            <text:p>0.9511</text:p>
          </table:table-cell>
        </table:table-row>
        <table:table-row table:style-name="ro3">
          <table:table-cell table:style-name="ce1" office:value-type="string" calcext:value-type="string">
            <text:p>COMP_CON</text:p>
          </table:table-cell>
          <table:table-cell table:style-name="ce2" office:value-type="string" calcext:value-type="string">
            <text:p>Similarly, Applied has not timed, nor does it intend to time, the release of material, nonpublic information based on equity award grant dates</text:p>
          </table:table-cell>
          <table:table-cell table:style-name="ce1" office:value-type="float" office:value="0.132" calcext:value-type="float">
            <text:p>0.132</text:p>
          </table:table-cell>
        </table:table-row>
        <table:table-row table:style-name="ro1">
          <table:table-cell table:style-name="ce1" office:value-type="string" calcext:value-type="string">
            <text:p>COMP_CON</text:p>
          </table:table-cell>
          <table:table-cell table:style-name="ce2" office:value-type="string" calcext:value-type="string">
            <text:p>In formulating its compensation recommendations for fiscal 2015, management considered data primarily from a survey conducted by Radford Survey + Consulting, as well as publicly-available information about the peer group provided by Semler Brossy</text:p>
          </table:table-cell>
          <table:table-cell table:style-name="ce1" office:value-type="float" office:value="0.9955" calcext:value-type="float">
            <text:p>0.9955</text:p>
          </table:table-cell>
        </table:table-row>
        <table:table-row table:style-name="ro3">
          <table:table-cell table:style-name="ce1" office:value-type="string" calcext:value-type="string">
            <text:p>COMP_CON</text:p>
          </table:table-cell>
          <table:table-cell table:style-name="ce2" office:value-type="string" calcext:value-type="string">
            <text:p>The Committee considers these recommendations in making its final determinations, in addi- tion to considering input from Semler Brossy</text:p>
          </table:table-cell>
          <table:table-cell table:style-name="ce1" office:value-type="float" office:value="0.9948" calcext:value-type="float">
            <text:p>0.9948</text:p>
          </table:table-cell>
        </table:table-row>
        <table:table-row table:style-name="ro3">
          <table:table-cell table:style-name="ce1" office:value-type="string" calcext:value-type="string">
            <text:p>COMP_CON</text:p>
          </table:table-cell>
          <table:table-cell table:style-name="ce2" office:value-type="string" calcext:value-type="string">
            <text:p>Semler Brossy communicates regularly with the Committee’s Chair outside of Committee meetings and also meets with management to gather information and review proposals</text:p>
          </table:table-cell>
          <table:table-cell table:style-name="ce1" office:value-type="float" office:value="0.9971" calcext:value-type="float">
            <text:p>0.9971</text:p>
          </table:table-cell>
        </table:table-row>
        <table:table-row table:style-name="ro3">
          <table:table-cell table:style-name="ce1" office:value-type="string" calcext:value-type="string">
            <text:p>COMP_CON</text:p>
          </table:table-cell>
          <table:table-cell table:style-name="ce2" office:value-type="string" calcext:value-type="string">
            <text:p>For fiscal 2015, the Committee engaged Semler Brossy Consulting Group (“Semler Brossy”) as its independent executive compensation consultant</text:p>
          </table:table-cell>
          <table:table-cell table:style-name="ce1" office:value-type="float" office:value="0.9998" calcext:value-type="float">
            <text:p>0.9998</text:p>
          </table:table-cell>
        </table:table-row>
        <table:table-row table:style-name="ro3">
          <table:table-cell table:style-name="ce1" office:value-type="string" calcext:value-type="string">
            <text:p>COMP_CON</text:p>
          </table:table-cell>
          <table:table-cell table:style-name="ce2" office:value-type="string" calcext:value-type="string">
            <text:p>The Committee typically asks Semler Brossy to attend the Committee’s meetings, including executive sessions at which management is not present</text:p>
          </table:table-cell>
          <table:table-cell table:style-name="ce1" office:value-type="float" office:value="0.9948" calcext:value-type="float">
            <text:p>0.9948</text:p>
          </table:table-cell>
        </table:table-row>
        <table:table-row table:style-name="ro3">
          <table:table-cell table:style-name="ce1" office:value-type="string" calcext:value-type="string">
            <text:p>COMP_CON</text:p>
          </table:table-cell>
          <table:table-cell table:style-name="ce2" office:value-type="string" calcext:value-type="string">
            <text:p>Semler Brossy reviews and advises on all principal aspects of the executive compensation program</text:p>
          </table:table-cell>
          <table:table-cell table:style-name="ce1" office:value-type="float" office:value="0.9841" calcext:value-type="float">
            <text:p>0.9841</text:p>
          </table:table-cell>
        </table:table-row>
        <table:table-row table:style-name="ro1">
          <table:table-cell table:style-name="ce1" office:value-type="string" calcext:value-type="string">
            <text:p>COMP_CON</text:p>
          </table:table-cell>
          <table:table-cell table:style-name="ce2" office:value-type="string" calcext:value-type="string">
            <text:p>Semler Brossy, who reports directly to the Commit- tee and not to management, is independent from Applied, has not provided any services to Applied other than to the Commit- tee and receives compensation from Applied only for services provided to the Committee</text:p>
          </table:table-cell>
          <table:table-cell table:style-name="ce1" office:value-type="float" office:value="0.9954" calcext:value-type="float">
            <text:p>0.9954</text:p>
          </table:table-cell>
        </table:table-row>
        <table:table-row table:style-name="ro3">
          <table:table-cell table:style-name="ce1" office:value-type="string" calcext:value-type="string">
            <text:p>COMP_CON</text:p>
          </table:table-cell>
          <table:table-cell table:style-name="ce2" office:value-type="string" calcext:value-type="string">
            <text:p>The Committee assessed the independence of Semler Brossy pursuant to SEC rules and concluded that the work of Semler Brossy for the Committee has not raised any conflict of interest</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COMPENSATION DISCUSSION AND ANALYSIS Role of Compensation Consultant The Committee has the authority to engage independent advi- sors to assist it in carrying out its responsibilities</text:p>
          </table:table-cell>
          <table:table-cell table:style-name="ce1" office:value-type="float" office:value="0.9876" calcext:value-type="float">
            <text:p>0.9876</text:p>
          </table:table-cell>
        </table:table-row>
        <table:table-row table:style-name="ro1">
          <table:table-cell table:style-name="ce1" office:value-type="string" calcext:value-type="string">
            <text:p>COMP_CON</text:p>
          </table:table-cell>
          <table:table-cell table:style-name="ce2" office:value-type="string" calcext:value-type="string">
            <text:p>The <text:s/>Audit <text:s/>Committee <text:s/>appointed <text:s/>KPMG <text:s/>as <text:s/>Applied’s independent registered public accounting firm for fiscal year 2016 and recommends to stockholders that they ratify the appointment of KPMG as Applied’s independent registered public accounting firm for fiscal year 2016</text:p>
          </table:table-cell>
          <table:table-cell table:style-name="ce1" office:value-type="float" office:value="0.5026" calcext:value-type="float">
            <text:p>0.5026</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has received from KPMG the written disclosures <text:s/>and <text:s/>the <text:s/>letter <text:s/>required <text:s/>by <text:s/>applicable requirements of the Public Company Accounting Oversight Board regarding KPMG’s communications with the Audit Committee concerning independence, and has discussed with KPMG its independence</text:p>
          </table:table-cell>
          <table:table-cell table:style-name="ce1" office:value-type="float" office:value="0.9575" calcext:value-type="float">
            <text:p>0.9575</text:p>
          </table:table-cell>
        </table:table-row>
        <table:table-row table:style-name="ro2">
          <table:table-cell table:style-name="ce1" office:value-type="string" calcext:value-type="string">
            <text:p>COMP_CON</text:p>
          </table:table-cell>
          <table:table-cell table:style-name="ce2" office:value-type="string" calcext:value-type="string">
            <text:p>The Audit Committee has reviewed and discussed with management <text:s/>and <text:s/>the <text:s/>independent <text:s/>registered <text:s/>public accounting firm, KPMG LLP, together and separately, Applied’s <text:s/>audited <text:s/>consolidated <text:s/>financial <text:s/>statements contained in Applied’s Annual Report on Form 10-K for fiscal year 2015</text:p>
          </table:table-cell>
          <table:table-cell table:style-name="ce1" office:value-type="float" office:value="0.7" calcext:value-type="float">
            <text:p>0.7</text:p>
          </table:table-cell>
        </table:table-row>
        <table:table-row table:style-name="ro4">
          <table:table-cell table:style-name="ce1" office:value-type="string" calcext:value-type="string">
            <text:p>COMP_CON</text:p>
          </table:table-cell>
          <table:table-cell table:style-name="ce2" office:value-type="string" calcext:value-type="string">
            <text:p>Review with Management and Independent Registered Public Accounting Firm</text:p>
          </table:table-cell>
          <table:table-cell table:style-name="ce1" office:value-type="float" office:value="0.0615" calcext:value-type="float">
            <text:p>0.0615</text:p>
          </table:table-cell>
        </table:table-row>
        <table:table-row table:style-name="ro1">
          <table:table-cell table:style-name="ce1" office:value-type="string" calcext:value-type="string">
            <text:p>SOCENV_INC</text:p>
          </table:table-cell>
          <table:table-cell table:style-name="ce2" office:value-type="string" calcext:value-type="string">
            <text:p>The Audit Committee is responsible for general oversight of Applied’s auditing, accounting and financial reporting processes, sys- tem of internal control over financial reporting and tax, legal, regulatory and ethical compliance</text:p>
          </table:table-cell>
          <table:table-cell table:style-name="ce1" office:value-type="float" office:value="0.9282" calcext:value-type="float">
            <text:p>0.9282</text:p>
          </table:table-cell>
        </table:table-row>
        <table:table-row table:style-name="ro4">
          <table:table-cell table:style-name="ce1" office:value-type="string" calcext:value-type="string">
            <text:p>COMP_CON</text:p>
          </table:table-cell>
          <table:table-cell table:style-name="ce2" office:value-type="string" calcext:value-type="string">
            <text:p>Adrianna Ma was appointed to the Audit Committee in December 2015</text:p>
          </table:table-cell>
          <table:table-cell table:style-name="ce1" office:value-type="float" office:value="0.0531" calcext:value-type="float">
            <text:p>0.0531</text:p>
          </table:table-cell>
        </table:table-row>
        <table:table-row table:style-name="ro2">
          <table:table-cell table:style-name="ce1" office:value-type="string" calcext:value-type="string">
            <text:p>COMP_CON</text:p>
          </table:table-cell>
          <table:table-cell table:style-name="ce2" office:value-type="string" calcext:value-type="string">
            <text:p>Policy on Audit Committee’s Pre-Approval of Audit and Permissible Non-Audit Services of Independent Registered Public Accounting Firm The Audit Committee reviews and, as appropriate, pre- approves all audit and permissible non-audit services pro- vided by the independent registered public accounting firm</text:p>
          </table:table-cell>
          <table:table-cell table:style-name="ce1" office:value-type="float" office:value="0.541" calcext:value-type="float">
            <text:p>0.541</text:p>
          </table:table-cell>
        </table:table-row>
        <table:table-row table:style-name="ro2">
          <table:table-cell table:style-name="ce1" office:value-type="string" calcext:value-type="string">
            <text:p>SOCENV_INC</text:p>
          </table:table-cell>
          <table:table-cell table:style-name="ce2" office:value-type="string" calcext:value-type="string">
            <text:p>Policy on Audit Committee’s Pre-Approval of Audit and Permissible Non-Audit Services of Independent Registered Public Accounting Firm The Audit Committee reviews and, as appropriate, pre- approves all audit and permissible non-audit services pro- vided by the independent registered public accounting firm</text:p>
          </table:table-cell>
          <table:table-cell table:style-name="ce1" office:value-type="float" office:value="0.1085" calcext:value-type="float">
            <text:p>0.1085</text:p>
          </table:table-cell>
        </table:table-row>
        <table:table-row table:style-name="ro3">
          <table:table-cell table:style-name="ce1" office:value-type="string" calcext:value-type="string">
            <text:p>COMP_CON</text:p>
          </table:table-cell>
          <table:table-cell table:style-name="ce2" office:value-type="string" calcext:value-type="string">
            <text:p>In addition, the Audit Committee also may pre-approve particular services on a case-by-case basis, as necessary or appropriate</text:p>
          </table:table-cell>
          <table:table-cell table:style-name="ce1" office:value-type="float" office:value="0.2564" calcext:value-type="float">
            <text:p>0.2564</text:p>
          </table:table-cell>
        </table:table-row>
        <table:table-row table:style-name="ro2">
          <table:table-cell table:style-name="ce1" office:value-type="string" calcext:value-type="string">
            <text:p>COMP_CON</text:p>
          </table:table-cell>
          <table:table-cell table:style-name="ce2" office:value-type="string" calcext:value-type="string">
            <text:p>The independent registered public <text:s/>accounting <text:s/>firm <text:s/>and <text:s/>Applied’s <text:s/>management <text:s/>are required to periodically report to the Audit Committee regard- ing the extent of services provided by the independent regis- tered public accounting firm in accordance with this pre- approval, including the fees for the services performed to date</text:p>
          </table:table-cell>
          <table:table-cell table:style-name="ce1" office:value-type="float" office:value="0.9639" calcext:value-type="float">
            <text:p>0.9639</text:p>
          </table:table-cell>
        </table:table-row>
        <table:table-row table:style-name="ro1">
          <table:table-cell table:style-name="ce1" office:value-type="string" calcext:value-type="string">
            <text:p>COMP_CON</text:p>
          </table:table-cell>
          <table:table-cell table:style-name="ce2" office:value-type="string" calcext:value-type="string">
            <text:p>These services may include audit services, audit-related serv- ices and tax services, as well as specifically designated non- audit services which, in the opinion of the Audit Committee, will not impair the independence of the independent regis- tered public accounting firm</text:p>
          </table:table-cell>
          <table:table-cell table:style-name="ce1" office:value-type="float" office:value="0.92" calcext:value-type="float">
            <text:p>0.92</text:p>
          </table:table-cell>
        </table:table-row>
        <table:table-row table:style-name="ro18">
          <table:table-cell table:style-name="ce1" office:value-type="string" calcext:value-type="string">
            <text:p>COMP_CON</text:p>
          </table:table-cell>
          <table:table-cell table:style-name="ce2" office:value-type="string" calcext:value-type="string">
            <text:p>The Board has established the following standards to assist it in determining Director independence: A Director will not be deemed independent if: (i) within the previous three years or currently, (a) the Director has been employed by us; (b) someone in the Director’s immediate family has been employed by us as an executive officer; or (c) the Director or someone in her/his immediate family has been employed as an executive officer of another entity that concurrently has or had as a member of its compensation committee of the board of directors any of our present executive officers; (ii) (a) the Director is a current partner or employee of a firm that is the Company’s internal or external auditor; (b) someone in the Director’s immediate family is a current partner of such a firm; (c) someone in the Director’s immediate family is a current employee of such a firm and personally works on the Company’s audit; or (d) the Director or someone in the Director’s immediate family is a former partner or employee of such a firm and personally worked on the Company’s audit within the last three years; (iii) the Director received, or someone in the Director’s immediate family received, during any twelve-month period within the</text:p>
          </table:table-cell>
          <table:table-cell table:style-name="ce1" office:value-type="float" office:value="0.819" calcext:value-type="float">
            <text:p>0.819</text:p>
          </table:table-cell>
        </table:table-row>
        <table:table-row table:style-name="ro1">
          <table:table-cell table:style-name="ce1" office:value-type="string" calcext:value-type="string">
            <text:p>SOCENV_INC</text:p>
          </table:table-cell>
          <table:table-cell table:style-name="ce2" office:value-type="string" calcext:value-type="string">
            <text:p>The Board has further determined that each member of the Audit, Compensation and Corporate Governance/Nominating Committees is independent within the meaning of the New York Stock Exchange rules</text:p>
          </table:table-cell>
          <table:table-cell table:style-name="ce1" office:value-type="float" office:value="0.0559" calcext:value-type="float">
            <text:p>0.0559</text:p>
          </table:table-cell>
        </table:table-row>
        <table:table-row table:style-name="ro11">
          <table:table-cell table:style-name="ce1" office:value-type="string" calcext:value-type="string">
            <text:p>COMP_CON</text:p>
          </table:table-cell>
          <table:table-cell table:style-name="ce2" office:value-type="string" calcext:value-type="string">
            <text:p>The Board of Directors has affirmatively determined that each of the current non-management Directors, Ruby R. Chandy, Anthony J. Conti, Charles D. Klein, Steven W. Kohlhagen, James R. Malone, Gretchen W. McClain, Elizabeth R. Varet and Dennis K. Williams, has no material relationship with us (either directly or as a partner, stockholder or officer of an organization that has a relationship with us) and, therefore, is an independent Director within the meaning of the New York Stock Exchange rules</text:p>
          </table:table-cell>
          <table:table-cell table:style-name="ce1" office:value-type="float" office:value="0.5069" calcext:value-type="float">
            <text:p>0.5069</text:p>
          </table:table-cell>
        </table:table-row>
        <table:table-row table:style-name="ro1">
          <table:table-cell table:style-name="ce1" office:value-type="string" calcext:value-type="string">
            <text:p>COMP_CON</text:p>
          </table:table-cell>
          <table:table-cell table:style-name="ce2" office:value-type="string" calcext:value-type="string">
            <text:p>The Board has further determined that each member of the Audit, Compensation and Corporate Governance/Nominating Committees is independent within the meaning of the New York Stock Exchange rules</text:p>
          </table:table-cell>
          <table:table-cell table:style-name="ce1" office:value-type="float" office:value="0.4851" calcext:value-type="float">
            <text:p>0.4851</text:p>
          </table:table-cell>
        </table:table-row>
        <table:table-row table:style-name="ro3">
          <table:table-cell table:style-name="ce1" office:value-type="string" calcext:value-type="string">
            <text:p>COMP_CON</text:p>
          </table:table-cell>
          <table:table-cell table:style-name="ce2" office:value-type="string" calcext:value-type="string">
            <text:p>Each of the Directors attended at least 75% of the meetings of the Board and the Committees to which the Director was assigned</text:p>
          </table:table-cell>
          <table:table-cell table:style-name="ce1" office:value-type="float" office:value="0.181" calcext:value-type="float">
            <text:p>0.181</text:p>
          </table:table-cell>
        </table:table-row>
        <table:table-row table:style-name="ro1">
          <table:table-cell table:style-name="ce1" office:value-type="string" calcext:value-type="string">
            <text:p>COMP_CON</text:p>
          </table:table-cell>
          <table:table-cell table:style-name="ce2" office:value-type="string" calcext:value-type="string">
            <text:p>The presiding Director at the executive sessions rotates annually among the chairpersons of the Corporate Governance/Nominating Committee, the Compensation Committee and the Audit Committee</text:p>
          </table:table-cell>
          <table:table-cell table:style-name="ce1" office:value-type="float" office:value="0.8569" calcext:value-type="float">
            <text:p>0.8569</text:p>
          </table:table-cell>
        </table:table-row>
        <table:table-row table:style-name="ro1">
          <table:table-cell table:style-name="ce1" office:value-type="string" calcext:value-type="string">
            <text:p>COMP_CON</text:p>
          </table:table-cell>
          <table:table-cell table:style-name="ce2" office:value-type="string" calcext:value-type="string">
            <text:p>In addition, management and the Directors frequently communicate informally on a variety of topics, including suggestions for Board or Committee agenda items, recent developments and other matters of interest to the Directors</text:p>
          </table:table-cell>
          <table:table-cell table:style-name="ce1" office:value-type="float" office:value="0.4376" calcext:value-type="float">
            <text:p>0.4376</text:p>
          </table:table-cell>
        </table:table-row>
        <table:table-row table:style-name="ro3">
          <table:table-cell table:style-name="ce1" office:value-type="string" calcext:value-type="string">
            <text:p>COMP_CON</text:p>
          </table:table-cell>
          <table:table-cell table:style-name="ce2" office:value-type="string" calcext:value-type="string">
            <text:p>The independent Directors meet in executive session at least once a year outside of the presence of any management Directors and other members of our management</text:p>
          </table:table-cell>
          <table:table-cell table:style-name="ce1" office:value-type="float" office:value="0.4189" calcext:value-type="float">
            <text:p>0.4189</text:p>
          </table:table-cell>
        </table:table-row>
        <table:table-row table:style-name="ro4">
          <table:table-cell table:style-name="ce1" office:value-type="string" calcext:value-type="string">
            <text:p>COMP_CON</text:p>
          </table:table-cell>
          <table:table-cell table:style-name="ce2" office:value-type="string" calcext:value-type="string">
            <text:p>In carrying out its duties, the Compensation Committee made</text:p>
          </table:table-cell>
          <table:table-cell table:style-name="ce1" office:value-type="float" office:value="0.1177" calcext:value-type="float">
            <text:p>0.1177</text:p>
          </table:table-cell>
        </table:table-row>
        <table:table-row table:style-name="ro3">
          <table:table-cell table:style-name="ce1" office:value-type="string" calcext:value-type="string">
            <text:p>COMP_CON</text:p>
          </table:table-cell>
          <table:table-cell table:style-name="ce2" office:value-type="string" calcext:value-type="string">
            <text:p>The members of the Committee are Anthony J. Conti – Chairperson, Steven W. Kohlhagen, James R. Malone and Gretchen W. McClain</text:p>
          </table:table-cell>
          <table:table-cell table:style-name="ce1" office:value-type="float" office:value="0.1751" calcext:value-type="float">
            <text:p>0.1751</text:p>
          </table:table-cell>
        </table:table-row>
        <table:table-row table:style-name="ro3">
          <table:table-cell table:style-name="ce1" office:value-type="string" calcext:value-type="string">
            <text:p>COMP_CON</text:p>
          </table:table-cell>
          <table:table-cell table:style-name="ce2" office:value-type="string" calcext:value-type="string">
            <text:p>meeting separately with the independent auditors and our internal auditors as often as deemed necessary or appropriate by the Committee; and</text:p>
          </table:table-cell>
          <table:table-cell table:style-name="ce1" office:value-type="float" office:value="0.1145" calcext:value-type="float">
            <text:p>0.1145</text:p>
          </table:table-cell>
        </table:table-row>
        <table:table-row table:style-name="ro3">
          <table:table-cell table:style-name="ce1" office:value-type="string" calcext:value-type="string">
            <text:p>COMP_CON</text:p>
          </table:table-cell>
          <table:table-cell table:style-name="ce2" office:value-type="string" calcext:value-type="string">
            <text:p>review and approval in advance of all audit and lawfully permitted non-audit services performed by the independent auditors;</text:p>
          </table:table-cell>
          <table:table-cell table:style-name="ce1" office:value-type="float" office:value="0.4864" calcext:value-type="float">
            <text:p>0.4864</text:p>
          </table:table-cell>
        </table:table-row>
        <table:table-row table:style-name="ro2">
          <table:table-cell table:style-name="ce1" office:value-type="string" calcext:value-type="string">
            <text:p>COMP_CON</text:p>
          </table:table-cell>
          <table:table-cell table:style-name="ce2" office:value-type="string" calcext:value-type="string">
            <text:p>The charters of the Audit, Compensation and Corporate Governance/Nominating Committees are available at the Investors section of www.ametek.com as well as in printed form, free of charge to any stockholder who requests them, by writing or telephoning the Investor Relations Department, AMETEK, Inc., 1100 Cassatt Road, Berwyn, PA 19312-1177 (Telephone Number: 1-800-473-1286)</text:p>
          </table:table-cell>
          <table:table-cell table:style-name="ce1" office:value-type="float" office:value="0.5159" calcext:value-type="float">
            <text:p>0.5159</text:p>
          </table:table-cell>
        </table:table-row>
        <table:table-row table:style-name="ro3">
          <table:table-cell table:style-name="ce1" office:value-type="string" calcext:value-type="string">
            <text:p>COMP_CON</text:p>
          </table:table-cell>
          <table:table-cell table:style-name="ce2" office:value-type="string" calcext:value-type="string">
            <text:p>The Audit Committee <text:s/>has the sole authority to retain, compensate, terminate, oversee and evaluate our independent auditors</text:p>
          </table:table-cell>
          <table:table-cell table:style-name="ce1" office:value-type="float" office:value="0.6913" calcext:value-type="float">
            <text:p>0.6913</text:p>
          </table:table-cell>
        </table:table-row>
        <table:table-row table:style-name="ro2">
          <table:table-cell table:style-name="ce1" office:value-type="string" calcext:value-type="string">
            <text:p>SOCENV_INC</text:p>
          </table:table-cell>
          <table:table-cell table:style-name="ce2" office:value-type="string" calcext:value-type="string">
            <text:p>The charters of the Audit, Compensation and Corporate Governance/Nominating Committees are available at the Investors section of www.ametek.com as well as in printed form, free of charge to any stockholder who requests them, by writing or telephoning the Investor Relations Department, AMETEK, Inc., 1100 Cassatt Road, Berwyn, PA 19312-1177 (Telephone Number: 1-800-473-1286)</text:p>
          </table:table-cell>
          <table:table-cell table:style-name="ce1" office:value-type="float" office:value="0.0551" calcext:value-type="float">
            <text:p>0.0551</text:p>
          </table:table-cell>
        </table:table-row>
        <table:table-row table:style-name="ro2">
          <table:table-cell table:style-name="ce1" office:value-type="string" calcext:value-type="string">
            <text:p>COMP_CON</text:p>
          </table:table-cell>
          <table:table-cell table:style-name="ce2" office:value-type="string" calcext:value-type="string">
            <text:p>Each <text:s/>of the Audit, Compensation and Corporate Governance/Nominating Committees conducts an annual assessment to assist it in evaluating whether, among other things, it has sufficient information, resources and time to fulfill its obligations and whether it is performing its obligations effectively</text:p>
          </table:table-cell>
          <table:table-cell table:style-name="ce1" office:value-type="float" office:value="0.544" calcext:value-type="float">
            <text:p>0.544</text:p>
          </table:table-cell>
        </table:table-row>
        <table:table-row table:style-name="ro2">
          <table:table-cell table:style-name="ce1" office:value-type="string" calcext:value-type="string">
            <text:p>SOCENV_INC</text:p>
          </table:table-cell>
          <table:table-cell table:style-name="ce2" office:value-type="string" calcext:value-type="string">
            <text:p>Each <text:s/>of the Audit, Compensation and Corporate Governance/Nominating Committees conducts an annual assessment to assist it in evaluating whether, among other things, it has sufficient information, resources and time to fulfill its obligations and whether it is performing its obligations effectively</text:p>
          </table:table-cell>
          <table:table-cell table:style-name="ce1" office:value-type="float" office:value="0.0689" calcext:value-type="float">
            <text:p>0.0689</text:p>
          </table:table-cell>
        </table:table-row>
        <table:table-row table:style-name="ro3">
          <table:table-cell table:style-name="ce1" office:value-type="string" calcext:value-type="string">
            <text:p>COMP_CON</text:p>
          </table:table-cell>
          <table:table-cell table:style-name="ce2" office:value-type="string" calcext:value-type="string">
            <text:p>Our Board Committees include Audit, Compensation, Corporate Governance/ Nominating, and Executive</text:p>
          </table:table-cell>
          <table:table-cell table:style-name="ce1" office:value-type="float" office:value="0.0517" calcext:value-type="float">
            <text:p>0.0517</text:p>
          </table:table-cell>
        </table:table-row>
        <table:table-row table:style-name="ro3">
          <table:table-cell table:style-name="ce1" office:value-type="string" calcext:value-type="string">
            <text:p>SOCENV_INC</text:p>
          </table:table-cell>
          <table:table-cell table:style-name="ce2" office:value-type="string" calcext:value-type="string">
            <text:p>Our Board Committees include Audit, Compensation, Corporate Governance/ Nominating, and Executive</text:p>
          </table:table-cell>
          <table:table-cell table:style-name="ce1" office:value-type="float" office:value="0.5725" calcext:value-type="float">
            <text:p>0.5725</text:p>
          </table:table-cell>
        </table:table-row>
        <table:table-row table:style-name="ro3">
          <table:table-cell table:style-name="ce1" office:value-type="string" calcext:value-type="string">
            <text:p>COMP_CON</text:p>
          </table:table-cell>
          <table:table-cell table:style-name="ce2" office:value-type="string" calcext:value-type="string">
            <text:p>In addition, our Board and Committee composition ensures independence and protects against too much power being placed with the Chairman and CEO</text:p>
          </table:table-cell>
          <table:table-cell table:style-name="ce1" office:value-type="float" office:value="0.3414" calcext:value-type="float">
            <text:p>0.3414</text:p>
          </table:table-cell>
        </table:table-row>
        <table:table-row table:style-name="ro3">
          <table:table-cell table:style-name="ce1" office:value-type="string" calcext:value-type="string">
            <text:p>SOCENV_INC</text:p>
          </table:table-cell>
          <table:table-cell table:style-name="ce2" office:value-type="string" calcext:value-type="string">
            <text:p>In addition, our Board and Committee composition ensures independence and protects against too much power being placed with the Chairman and CEO</text:p>
          </table:table-cell>
          <table:table-cell table:style-name="ce1" office:value-type="float" office:value="0.0561" calcext:value-type="float">
            <text:p>0.0561</text:p>
          </table:table-cell>
        </table:table-row>
        <table:table-row table:style-name="ro2">
          <table:table-cell table:style-name="ce1" office:value-type="string" calcext:value-type="string">
            <text:p>SOCENV_INC</text:p>
          </table:table-cell>
          <table:table-cell table:style-name="ce2" office:value-type="string" calcext:value-type="string">
            <text:p>Currently, all of our Directors (other than Mr. Hermance) and each member of the Audit, Corporate Governance/Nominating and Compensation Committees meet the independence requirements of the New York Stock Exchange and our Corporate Governance Guidelines’ categorical standards for determining Director independence</text:p>
          </table:table-cell>
          <table:table-cell table:style-name="ce1" office:value-type="float" office:value="0.4892" calcext:value-type="float">
            <text:p>0.4892</text:p>
          </table:table-cell>
        </table:table-row>
        <table:table-row table:style-name="ro2">
          <table:table-cell table:style-name="ce1" office:value-type="string" calcext:value-type="string">
            <text:p>COMP_CON</text:p>
          </table:table-cell>
          <table:table-cell table:style-name="ce2" office:value-type="string" calcext:value-type="string">
            <text:p>Currently, all of our Directors (other than Mr. Hermance) and each member of the Audit, Corporate Governance/Nominating and Compensation Committees meet the independence requirements of the New York Stock Exchange and our Corporate Governance Guidelines’ categorical standards for determining Director independence</text:p>
          </table:table-cell>
          <table:table-cell table:style-name="ce1" office:value-type="float" office:value="0.0998" calcext:value-type="float">
            <text:p>0.0998</text:p>
          </table:table-cell>
        </table:table-row>
        <table:table-row table:style-name="ro1">
          <table:table-cell table:style-name="ce1" office:value-type="string" calcext:value-type="string">
            <text:p>COMP_CON</text:p>
          </table:table-cell>
          <table:table-cell table:style-name="ce2" office:value-type="string" calcext:value-type="string">
            <text:p>Pursuant to our Corporate Governance Guidelines, each independent Director has the ability to raise questions directly with management and request that topics be placed on the Board agenda for discussion</text:p>
          </table:table-cell>
          <table:table-cell table:style-name="ce1" office:value-type="float" office:value="0.8529" calcext:value-type="float">
            <text:p>0.8529</text:p>
          </table:table-cell>
        </table:table-row>
        <table:table-row table:style-name="ro1">
          <table:table-cell table:style-name="ce1" office:value-type="string" calcext:value-type="string">
            <text:p>COMP_CON</text:p>
          </table:table-cell>
          <table:table-cell table:style-name="ce2" office:value-type="string" calcext:value-type="string">
            <text:p>Currently, independent Directors directly oversee such critical matters as the integrity of the Company’s financial statements, the compensation of executive management, the selection and evaluation of Directors and the th th</text:p>
          </table:table-cell>
          <table:table-cell table:style-name="ce1" office:value-type="float" office:value="0.1956" calcext:value-type="float">
            <text:p>0.1956</text:p>
          </table:table-cell>
        </table:table-row>
        <table:table-row table:style-name="ro4">
          <table:table-cell table:style-name="ce1" office:value-type="string" calcext:value-type="string">
            <text:p>COMP_CON</text:p>
          </table:table-cell>
          <table:table-cell table:style-name="ce2" office:value-type="string" calcext:value-type="string">
            <text:p>oversight of the annual evaluation of the Board and the Audit and Compensation Committees; and</text:p>
          </table:table-cell>
          <table:table-cell table:style-name="ce1" office:value-type="float" office:value="0.0789" calcext:value-type="float">
            <text:p>0.0789</text:p>
          </table:table-cell>
        </table:table-row>
        <table:table-row table:style-name="ro4">
          <table:table-cell table:style-name="ce1" office:value-type="string" calcext:value-type="string">
            <text:p>SOCENV_INC</text:p>
          </table:table-cell>
          <table:table-cell table:style-name="ce2" office:value-type="string" calcext:value-type="string">
            <text:p>oversight of the annual evaluation of the Board and the Audit and Compensation Committees; and</text:p>
          </table:table-cell>
          <table:table-cell table:style-name="ce1" office:value-type="float" office:value="0.3089" calcext:value-type="float">
            <text:p>0.3089</text:p>
          </table:table-cell>
        </table:table-row>
        <table:table-row table:style-name="ro4">
          <table:table-cell table:style-name="ce1" office:value-type="string" calcext:value-type="string">
            <text:p>COMP_CON</text:p>
          </table:table-cell>
          <table:table-cell table:style-name="ce2" office:value-type="string" calcext:value-type="string">
            <text:p>review and assessment of the adequacy of our Corporate Governance Guidelines</text:p>
          </table:table-cell>
          <table:table-cell table:style-name="ce1" office:value-type="float" office:value="0.1814" calcext:value-type="float">
            <text:p>0.1814</text:p>
          </table:table-cell>
        </table:table-row>
        <table:table-row table:style-name="ro4">
          <table:table-cell table:style-name="ce1" office:value-type="string" calcext:value-type="string">
            <text:p>SOCENV_INC</text:p>
          </table:table-cell>
          <table:table-cell table:style-name="ce2" office:value-type="string" calcext:value-type="string">
            <text:p>review and assessment of the adequacy of our Corporate Governance Guidelines</text:p>
          </table:table-cell>
          <table:table-cell table:style-name="ce1" office:value-type="float" office:value="0.242" calcext:value-type="float">
            <text:p>0.242</text:p>
          </table:table-cell>
        </table:table-row>
        <table:table-row table:style-name="ro1">
          <table:table-cell table:style-name="ce1" office:value-type="string" calcext:value-type="string">
            <text:p>COMP_CON</text:p>
          </table:table-cell>
          <table:table-cell table:style-name="ce2" office:value-type="string" calcext:value-type="string">
            <text:p>The Compensation Committee has assessed the independence of Pay Governance pursuant to Securities and Exchange Commission rules and concluded that Pay Governance’s work for the Committee does not raise any conflict of interest issues</text:p>
          </table:table-cell>
          <table:table-cell table:style-name="ce1" office:value-type="float" office:value="0.9992" calcext:value-type="float">
            <text:p>0.9992</text:p>
          </table:table-cell>
        </table:table-row>
        <table:table-row table:style-name="ro4">
          <table:table-cell table:style-name="ce1" office:value-type="string" calcext:value-type="string">
            <text:p>SOCENV_INC</text:p>
          </table:table-cell>
          <table:table-cell table:style-name="ce2" office:value-type="string" calcext:value-type="string">
            <text:p>The Corporate Governance/Nominating Committee <text:s/>is responsible for, among other things:</text:p>
          </table:table-cell>
          <table:table-cell table:style-name="ce1" office:value-type="float" office:value="0.1147" calcext:value-type="float">
            <text:p>0.1147</text:p>
          </table:table-cell>
        </table:table-row>
        <table:table-row table:style-name="ro3">
          <table:table-cell table:style-name="ce1" office:value-type="string" calcext:value-type="string">
            <text:p>COMP_CON</text:p>
          </table:table-cell>
          <table:table-cell table:style-name="ce2" office:value-type="string" calcext:value-type="string">
            <text:p>We ask Pay Governance to provide comparative data regarding compensation levels for seasoned managers who have job functions and responsibilities that are similar to those of our executives</text:p>
          </table:table-cell>
          <table:table-cell table:style-name="ce1" office:value-type="float" office:value="0.9087" calcext:value-type="float">
            <text:p>0.9087</text:p>
          </table:table-cell>
        </table:table-row>
        <table:table-row table:style-name="ro1">
          <table:table-cell table:style-name="ce1" office:value-type="string" calcext:value-type="string">
            <text:p>COMP_CON</text:p>
          </table:table-cell>
          <table:table-cell table:style-name="ce2" office:value-type="string" calcext:value-type="string">
            <text:p>Specifically, we ask Pay Governance to compare our executives’ compensation to the 50 <text:s/>percentile of compensation for similarly positioned executives in a general industry group consisting of approximately 500 companies</text:p>
          </table:table-cell>
          <table:table-cell table:style-name="ce1" office:value-type="float" office:value="0.9687" calcext:value-type="float">
            <text:p>0.9687</text:p>
          </table:table-cell>
        </table:table-row>
        <table:table-row table:style-name="ro4">
          <table:table-cell table:style-name="ce1" office:value-type="string" calcext:value-type="string">
            <text:p>COMP_CON</text:p>
          </table:table-cell>
          <table:table-cell table:style-name="ce2" office:value-type="string" calcext:value-type="string">
            <text:p>Pay Governance provided no other services for the Company</text:p>
          </table:table-cell>
          <table:table-cell table:style-name="ce1" office:value-type="float" office:value="0.9978" calcext:value-type="float">
            <text:p>0.9978</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has authority under the charter to retain and set compensation for compensation consultants and other advisors that the Committee may engage</text:p>
          </table:table-cell>
          <table:table-cell table:style-name="ce1" office:value-type="float" office:value="0.8217" calcext:value-type="float">
            <text:p>0.8217</text:p>
          </table:table-cell>
        </table:table-row>
        <table:table-row table:style-name="ro3">
          <table:table-cell table:style-name="ce1" office:value-type="string" calcext:value-type="string">
            <text:p>COMP_CON</text:p>
          </table:table-cell>
          <table:table-cell table:style-name="ce2" office:value-type="string" calcext:value-type="string">
            <text:p>Management engaged Pay Governance LLC to provide executive and Director compensation consulting services</text:p>
          </table:table-cell>
          <table:table-cell table:style-name="ce1" office:value-type="float" office:value="0.9977" calcext:value-type="float">
            <text:p>0.9977</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mmittee charter does not provide for delegation of the Committee’s duties and responsibilities other than to one or more members of the Committee when appropriate</text:p>
          </table:table-cell>
          <table:table-cell table:style-name="ce1" office:value-type="float" office:value="0.0896" calcext:value-type="float">
            <text:p>0.0896</text:p>
          </table:table-cell>
        </table:table-row>
        <table:table-row table:style-name="ro3">
          <table:table-cell table:style-name="ce1" office:value-type="string" calcext:value-type="string">
            <text:p>COMP_CON</text:p>
          </table:table-cell>
          <table:table-cell table:style-name="ce2" office:value-type="string" calcext:value-type="string">
            <text:p>The Corporate Governance/Nominating Committee also may seek additional information regarding the candidate</text:p>
          </table:table-cell>
          <table:table-cell table:style-name="ce1" office:value-type="float" office:value="0.4752" calcext:value-type="float">
            <text:p>0.4752</text:p>
          </table:table-cell>
        </table:table-row>
        <table:table-row table:style-name="ro3">
          <table:table-cell table:style-name="ce1" office:value-type="string" calcext:value-type="string">
            <text:p>COMP_CON</text:p>
          </table:table-cell>
          <table:table-cell table:style-name="ce2" office:value-type="string" calcext:value-type="string">
            <text:p>After full consideration by the Corporate Governance/Nominating Committee, the stockholder proponent will be notified of the decision of the Committee</text:p>
          </table:table-cell>
          <table:table-cell table:style-name="ce1" office:value-type="float" office:value="0.4889" calcext:value-type="float">
            <text:p>0.4889</text:p>
          </table:table-cell>
        </table:table-row>
        <table:table-row table:style-name="ro3">
          <table:table-cell table:style-name="ce1" office:value-type="string" calcext:value-type="string">
            <text:p>SOCENV_INC</text:p>
          </table:table-cell>
          <table:table-cell table:style-name="ce2" office:value-type="string" calcext:value-type="string">
            <text:p>After full consideration by the Corporate Governance/Nominating Committee, the stockholder proponent will be notified of the decision of the Committee</text:p>
          </table:table-cell>
          <table:table-cell table:style-name="ce1" office:value-type="float" office:value="0.0627" calcext:value-type="float">
            <text:p>0.0627</text:p>
          </table:table-cell>
        </table:table-row>
        <table:table-row table:style-name="ro1">
          <table:table-cell table:style-name="ce1" office:value-type="string" calcext:value-type="string">
            <text:p>COMP_CON</text:p>
          </table:table-cell>
          <table:table-cell table:style-name="ce2" office:value-type="string" calcext:value-type="string">
            <text:p>In considering any candidate proposed by a stockholder, the Corporate Governance/Nominating Committee will reach a conclusion based on the criteria described above in the same manner as for other candidates</text:p>
          </table:table-cell>
          <table:table-cell table:style-name="ce1" office:value-type="float" office:value="0.2861" calcext:value-type="float">
            <text:p>0.2861</text:p>
          </table:table-cell>
        </table:table-row>
        <table:table-row table:style-name="ro3">
          <table:table-cell table:style-name="ce1" office:value-type="string" calcext:value-type="string">
            <text:p>SOCENV_INC</text:p>
          </table:table-cell>
          <table:table-cell table:style-name="ce2" office:value-type="string" calcext:value-type="string">
            <text:p>The Committee then considers whether the Board possesses, in its judgment, a sufficient diversity of those attributes</text:p>
          </table:table-cell>
          <table:table-cell table:style-name="ce1" office:value-type="float" office:value="0.8614" calcext:value-type="float">
            <text:p>0.8614</text:p>
          </table:table-cell>
        </table:table-row>
        <table:table-row table:style-name="ro3">
          <table:table-cell table:style-name="ce1" office:value-type="string" calcext:value-type="string">
            <text:p>SOCENV_INC</text:p>
          </table:table-cell>
          <table:table-cell table:style-name="ce2" office:value-type="string" calcext:value-type="string">
            <text:p>The Committee assesses the effectiveness of Board diversity by considering the various skills, experiences, knowledge, backgrounds and perspectives of the members of the Board of Directors</text:p>
          </table:table-cell>
          <table:table-cell table:style-name="ce1" office:value-type="float" office:value="0.9248" calcext:value-type="float">
            <text:p>0.9248</text:p>
          </table:table-cell>
        </table:table-row>
        <table:table-row table:style-name="ro3">
          <table:table-cell table:style-name="ce1" office:value-type="string" calcext:value-type="string">
            <text:p>COMP_CON</text:p>
          </table:table-cell>
          <table:table-cell table:style-name="ce2" office:value-type="string" calcext:value-type="string">
            <text:p>The Committee solicits input from Directors regarding their views on the sufficiency of Board diversity</text:p>
          </table:table-cell>
          <table:table-cell table:style-name="ce1" office:value-type="float" office:value="0.1729" calcext:value-type="float">
            <text:p>0.1729</text:p>
          </table:table-cell>
        </table:table-row>
        <table:table-row table:style-name="ro1">
          <table:table-cell table:style-name="ce1" office:value-type="string" calcext:value-type="string">
            <text:p>COMP_CON</text:p>
          </table:table-cell>
          <table:table-cell table:style-name="ce2" office:value-type="string" calcext:value-type="string">
            <text:p>In addition, Directors should have experience in positions with a high degree of responsibility, be leaders in the companies or institutions with which they are affiliated, and be selected based upon contributions that they can make to the Company</text:p>
          </table:table-cell>
          <table:table-cell table:style-name="ce1" office:value-type="float" office:value="0.1003" calcext:value-type="float">
            <text:p>0.1003</text:p>
          </table:table-cell>
        </table:table-row>
        <table:table-row table:style-name="ro3">
          <table:table-cell table:style-name="ce1" office:value-type="string" calcext:value-type="string">
            <text:p>SOCENV_INC</text:p>
          </table:table-cell>
          <table:table-cell table:style-name="ce2" office:value-type="string" calcext:value-type="string">
            <text:p>The Committee solicits input from Directors regarding their views on the sufficiency of Board diversity</text:p>
          </table:table-cell>
          <table:table-cell table:style-name="ce1" office:value-type="float" office:value="0.4634" calcext:value-type="float">
            <text:p>0.4634</text:p>
          </table:table-cell>
        </table:table-row>
        <table:table-row table:style-name="ro3">
          <table:table-cell table:style-name="ce1" office:value-type="string" calcext:value-type="string">
            <text:p>SOCENV_INC</text:p>
          </table:table-cell>
          <table:table-cell table:style-name="ce2" office:value-type="string" calcext:value-type="string">
            <text:p>The committee analyzes various potential risks for severity, likelihood and manageability, and develops action plans to address those risks</text:p>
          </table:table-cell>
          <table:table-cell table:style-name="ce1" office:value-type="float" office:value="0.7844" calcext:value-type="float">
            <text:p>0.7844</text:p>
          </table:table-cell>
        </table:table-row>
        <table:table-row table:style-name="ro3">
          <table:table-cell table:style-name="ce1" office:value-type="string" calcext:value-type="string">
            <text:p>SOCENV_INC</text:p>
          </table:table-cell>
          <table:table-cell table:style-name="ce2" office:value-type="string" calcext:value-type="string">
            <text:p>The Committee also seeks a Board that reflects diversity, including but not limited to race, gender, ethnicity, age and experience</text:p>
          </table:table-cell>
          <table:table-cell table:style-name="ce1" office:value-type="float" office:value="0.9521" calcext:value-type="float">
            <text:p>0.9521</text:p>
          </table:table-cell>
        </table:table-row>
        <table:table-row table:style-name="ro1">
          <table:table-cell table:style-name="ce1" office:value-type="string" calcext:value-type="string">
            <text:p>SOCENV_INC</text:p>
          </table:table-cell>
          <table:table-cell table:style-name="ce2" office:value-type="string" calcext:value-type="string">
            <text:p>The Corporate Governance/Nominating Committee seeks candidates for Director positions who help create a collective membership on the Board with varied backgrounds, experience, skills, knowledge and perspective</text:p>
          </table:table-cell>
          <table:table-cell table:style-name="ce1" office:value-type="float" office:value="0.1598" calcext:value-type="float">
            <text:p>0.1598</text:p>
          </table:table-cell>
        </table:table-row>
        <table:table-row table:style-name="ro3">
          <table:table-cell table:style-name="ce1" office:value-type="string" calcext:value-type="string">
            <text:p>SOCENV_INC</text:p>
          </table:table-cell>
          <table:table-cell table:style-name="ce2" office:value-type="string" calcext:value-type="string">
            <text:p>This is implemented by the Committee when it annually considers diversity in the composition of the Board prior to recommending candidates for nomination as Directors</text:p>
          </table:table-cell>
          <table:table-cell table:style-name="ce1" office:value-type="float" office:value="0.9171" calcext:value-type="float">
            <text:p>0.9171</text:p>
          </table:table-cell>
        </table:table-row>
        <table:table-row table:style-name="ro1">
          <table:table-cell table:style-name="ce1" office:value-type="string" calcext:value-type="string">
            <text:p>COMP_CON</text:p>
          </table:table-cell>
          <table:table-cell table:style-name="ce2" office:value-type="string" calcext:value-type="string">
            <text:p>The Corporate Governance/Nominating Committee seeks candidates for Director positions who help create a collective membership on the Board with varied backgrounds, experience, skills, knowledge and perspective</text:p>
          </table:table-cell>
          <table:table-cell table:style-name="ce1" office:value-type="float" office:value="0.1793" calcext:value-type="float">
            <text:p>0.1793</text:p>
          </table:table-cell>
        </table:table-row>
        <table:table-row table:style-name="ro6">
          <table:table-cell table:style-name="ce1" office:value-type="string" calcext:value-type="string">
            <text:p>SOCENV_INC</text:p>
          </table:table-cell>
          <table:table-cell table:style-name="ce2" office:value-type="string" calcext:value-type="string">
            <text:p>A committee composed of senior executives, including the Chief Executive Officer, the Chief Operating Officer, the Chief Financial Officer, the Comptroller and the Group Presidents, reviews our internal risks, including those relating to our operations, strategy, financial condition, compliance and employees, and our external risks, including those relating to our markets, geographic locations, cyber security, regulatory environment and economic outlook</text:p>
          </table:table-cell>
          <table:table-cell table:style-name="ce1" office:value-type="float" office:value="0.0969" calcext:value-type="float">
            <text:p>0.0969</text:p>
          </table:table-cell>
        </table:table-row>
        <table:table-row table:style-name="ro3">
          <table:table-cell table:style-name="ce1" office:value-type="string" calcext:value-type="string">
            <text:p>SOCENV_INC</text:p>
          </table:table-cell>
          <table:table-cell table:style-name="ce2" office:value-type="string" calcext:value-type="string">
            <text:p>In accordance with New York Stock Exchange rules and our Audit Committee’s charter, our Audit Committee has primary responsibility for overseeing risk management for the Company</text:p>
          </table:table-cell>
          <table:table-cell table:style-name="ce1" office:value-type="float" office:value="0.1152" calcext:value-type="float">
            <text:p>0.1152</text:p>
          </table:table-cell>
        </table:table-row>
        <table:table-row table:style-name="ro3">
          <table:table-cell table:style-name="ce1" office:value-type="string" calcext:value-type="string">
            <text:p>COMP_CON</text:p>
          </table:table-cell>
          <table:table-cell table:style-name="ce2" office:value-type="string" calcext:value-type="string">
            <text:p>The presiding Director at the executive sessions rotates among the chairpersons of the Corporate Governance/Nominating Committee, the Compensation Committee and the Audit Committee</text:p>
          </table:table-cell>
          <table:table-cell table:style-name="ce1" office:value-type="float" office:value="0.8709" calcext:value-type="float">
            <text:p>0.8709</text:p>
          </table:table-cell>
        </table:table-row>
        <table:table-row table:style-name="ro3">
          <table:table-cell table:style-name="ce1" office:value-type="string" calcext:value-type="string">
            <text:p>COMP_CON</text:p>
          </table:table-cell>
          <table:table-cell table:style-name="ce2" office:value-type="string" calcext:value-type="string">
            <text:p>It is our policy that independent Directors meet in executive session at least once a year outside of the presence of any management Directors or any other members of our management</text:p>
          </table:table-cell>
          <table:table-cell table:style-name="ce1" office:value-type="float" office:value="0.1457" calcext:value-type="float">
            <text:p>0.1457</text:p>
          </table:table-cell>
        </table:table-row>
        <table:table-row table:style-name="ro1">
          <table:table-cell table:style-name="ce1" office:value-type="string" calcext:value-type="string">
            <text:p>SOCENV_INC</text:p>
          </table:table-cell>
          <table:table-cell table:style-name="ce2" office:value-type="string" calcext:value-type="string">
            <text:p>Ms. McClain brings to the Board her extensive business, developmental, strategic and technical background from more than 25 years of global experience across multiple industries, including as CEO of a publicly traded industrial company and government agency leadership</text:p>
          </table:table-cell>
          <table:table-cell table:style-name="ce1" office:value-type="float" office:value="0.2262" calcext:value-type="float">
            <text:p>0.2262</text:p>
          </table:table-cell>
        </table:table-row>
        <table:table-row table:style-name="ro1">
          <table:table-cell table:style-name="ce1" office:value-type="string" calcext:value-type="string">
            <text:p>SOCENV_INC</text:p>
          </table:table-cell>
          <table:table-cell table:style-name="ce2" office:value-type="string" calcext:value-type="string">
            <text:p>Ms. Chandy brings to the Board her executive management experience, marketing and strategy skills, relevant experience in life science and industrial companies, and extensive engineering and management education</text:p>
          </table:table-cell>
          <table:table-cell table:style-name="ce1" office:value-type="float" office:value="0.0772" calcext:value-type="float">
            <text:p>0.0772</text:p>
          </table:table-cell>
        </table:table-row>
        <table:table-row table:style-name="ro1">
          <table:table-cell table:style-name="ce1" office:value-type="string" calcext:value-type="string">
            <text:p>SOCENV_INC</text:p>
          </table:table-cell>
          <table:table-cell table:style-name="ce2" office:value-type="string" calcext:value-type="string">
            <text:p>Table of Contents THE BOARD OF DIRECTORS As discussed under “Consideration of Director Candidates”, the Corporate Governance/Nominating Committee analyzes a number of factors when considering Directors for selection to the Board</text:p>
          </table:table-cell>
          <table:table-cell table:style-name="ce1" office:value-type="float" office:value="0.1476" calcext:value-type="float">
            <text:p>0.1476</text:p>
          </table:table-cell>
        </table:table-row>
        <table:table-row table:style-name="ro1">
          <table:table-cell table:style-name="ce1" office:value-type="string" calcext:value-type="string">
            <text:p>COMP_CON</text:p>
          </table:table-cell>
          <table:table-cell table:style-name="ce2" office:value-type="string" calcext:value-type="string">
            <text:p>Table of Contents THE BOARD OF DIRECTORS As discussed under “Consideration of Director Candidates”, the Corporate Governance/Nominating Committee analyzes a number of factors when considering Directors for selection to the Board</text:p>
          </table:table-cell>
          <table:table-cell table:style-name="ce1" office:value-type="float" office:value="0.0515" calcext:value-type="float">
            <text:p>0.0515</text:p>
          </table:table-cell>
        </table:table-row>
        <table:table-row table:style-name="ro7">
          <table:table-cell table:style-name="ce1" office:value-type="string" calcext:value-type="string">
            <text:p>COMP_CON</text:p>
          </table:table-cell>
          <table:table-cell table:style-name="ce2" office:value-type="string" calcext:value-type="string">
            <text:p>We fashioned various components of our 2015 compensation payments and awards to meet these objectives as follows: <text:s text:c="2"/>Type of Compensation <text:s text:c="8"/>Objectives Addressed Salary <text:s text:c="5"/>Competitive Compensation Short-Term Incentive Awards, Restricted Stock Awards and Stock Option Grants <text:s text:c="5"/>Competitive Compensation, Performance Incentives, Stakeholder Incentives and Retention Incentives Determination of Competitive Compensation In assessing the competitiveness of our compensation levels, we review current-year compensation data provided to us by an independent compensation consultant, Pay Governance LLC.</text:p>
          </table:table-cell>
          <table:table-cell table:style-name="ce1" office:value-type="float" office:value="0.766" calcext:value-type="float">
            <text:p>0.766</text:p>
          </table:table-cell>
        </table:table-row>
        <table:table-row table:style-name="ro7">
          <table:table-cell table:style-name="ce1" office:value-type="string" calcext:value-type="string">
            <text:p>SOCENV_INC</text:p>
          </table:table-cell>
          <table:table-cell table:style-name="ce2" office:value-type="string" calcext:value-type="string">
            <text:p>We fashioned various components of our 2015 compensation payments and awards to meet these objectives as follows: <text:s text:c="2"/>Type of Compensation <text:s text:c="8"/>Objectives Addressed Salary <text:s text:c="5"/>Competitive Compensation Short-Term Incentive Awards, Restricted Stock Awards and Stock Option Grants <text:s text:c="5"/>Competitive Compensation, Performance Incentives, Stakeholder Incentives and Retention Incentives Determination of Competitive Compensation In assessing the competitiveness of our compensation levels, we review current-year compensation data provided to us by an independent compensation consultant, Pay Governance LLC.</text:p>
          </table:table-cell>
          <table:table-cell table:style-name="ce1" office:value-type="float" office:value="0.0644" calcext:value-type="float">
            <text:p>0.0644</text:p>
          </table:table-cell>
        </table:table-row>
        <table:table-row table:style-name="ro2">
          <table:table-cell table:style-name="ce1" office:value-type="string" calcext:value-type="string">
            <text:p>COMP_CON</text:p>
          </table:table-cell>
          <table:table-cell table:style-name="ce2" office:value-type="string" calcext:value-type="string">
            <text:p>The compensation consultant advised us that it used general industry data rather than data relating only to electronics and electronic component companies because general industry data provides a much larger sampling of companies, and does not differ meaningfully from the data produced by an electronics and electronic component subset</text:p>
          </table:table-cell>
          <table:table-cell table:style-name="ce1" office:value-type="float" office:value="0.9964" calcext:value-type="float">
            <text:p>0.9964</text:p>
          </table:table-cell>
        </table:table-row>
        <table:table-row table:style-name="ro1">
          <table:table-cell table:style-name="ce1" office:value-type="string" calcext:value-type="string">
            <text:p>COMP_CON</text:p>
          </table:table-cell>
          <table:table-cell table:style-name="ce2" office:value-type="string" calcext:value-type="string">
            <text:p>In considering the data provided by the compensation consultant, we believe that compensation is competitive if it is within a range of 20 percent above or 20 percent below the compensation reference points at the 50 <text:s/>percentile for comparable executives</text:p>
          </table:table-cell>
          <table:table-cell table:style-name="ce1" office:value-type="float" office:value="0.9919" calcext:value-type="float">
            <text:p>0.9919</text:p>
          </table:table-cell>
        </table:table-row>
        <table:table-row table:style-name="ro2">
          <table:table-cell table:style-name="ce1" office:value-type="string" calcext:value-type="string">
            <text:p>SOCENV_INC</text:p>
          </table:table-cell>
          <table:table-cell table:style-name="ce2" office:value-type="string" calcext:value-type="string">
            <text:p>Payment amounts increase from 0 percent to 200 percent of the target award in proportion to the increase from 3 percentage points below target (threshold) to 3 percentage points above target (maximum) of the organic revenue growth goal and in proportion to the decrease from 110 percent (threshold) to 90 percent (maximum) of the working capital goal</text:p>
          </table:table-cell>
          <table:table-cell table:style-name="ce1" office:value-type="float" office:value="0.843" calcext:value-type="float">
            <text:p>0.843</text:p>
          </table:table-cell>
        </table:table-row>
        <table:table-row table:style-name="ro1">
          <table:table-cell table:style-name="ce1" office:value-type="string" calcext:value-type="string">
            <text:p>SOCENV_INC</text:p>
          </table:table-cell>
          <table:table-cell table:style-name="ce2" office:value-type="string" calcext:value-type="string">
            <text:p>Payment amounts increase from 0 percent to 200 percent of the target award in proportion to the increase from 80 percent (threshold) to 110 percent (maximum) of the goal attainment with regard to each measure except for organic revenue growth and working capital</text:p>
          </table:table-cell>
          <table:table-cell table:style-name="ce1" office:value-type="float" office:value="0.6365" calcext:value-type="float">
            <text:p>0.6365</text:p>
          </table:table-cell>
        </table:table-row>
        <table:table-row table:style-name="ro3">
          <table:table-cell table:style-name="ce1" office:value-type="string" calcext:value-type="string">
            <text:p>COMP_CON</text:p>
          </table:table-cell>
          <table:table-cell table:style-name="ce2" office:value-type="string" calcext:value-type="string">
            <text:p>The compensation consultant employed its standard methodology to provide market compensation levels for comparable th th th</text:p>
          </table:table-cell>
          <table:table-cell table:style-name="ce1" office:value-type="float" office:value="0.997" calcext:value-type="float">
            <text:p>0.997</text:p>
          </table:table-cell>
        </table:table-row>
        <table:table-row table:style-name="ro3">
          <table:table-cell table:style-name="ce1" office:value-type="string" calcext:value-type="string">
            <text:p>COMP_CON</text:p>
          </table:table-cell>
          <table:table-cell table:style-name="ce2" office:value-type="string" calcext:value-type="string">
            <text:p>We provided to the compensation consultant a description of the responsibilities for each named executive officer</text:p>
          </table:table-cell>
          <table:table-cell table:style-name="ce1" office:value-type="float" office:value="0.987" calcext:value-type="float">
            <text:p>0.987</text:p>
          </table:table-cell>
        </table:table-row>
        <table:table-row table:style-name="ro1">
          <table:table-cell table:style-name="ce1" office:value-type="string" calcext:value-type="string">
            <text:p>COMP_CON</text:p>
          </table:table-cell>
          <table:table-cell table:style-name="ce2" office:value-type="string" calcext:value-type="string">
            <text:p>Each year, the Compensation Committee, in consultation with an independent compensation consultant as needed, carefully reviews our compensation policies and procedures to determine if they are in the best interests of our stockholders and employees</text:p>
          </table:table-cell>
          <table:table-cell table:style-name="ce1" office:value-type="float" office:value="0.9989" calcext:value-type="float">
            <text:p>0.9989</text:p>
          </table:table-cell>
        </table:table-row>
        <table:table-row table:style-name="ro1">
          <table:table-cell table:style-name="ce1" office:value-type="string" calcext:value-type="string">
            <text:p>SOCENV_INC</text:p>
          </table:table-cell>
          <table:table-cell table:style-name="ce2" office:value-type="string" calcext:value-type="string">
            <text:p>The <text:s/>increase <text:s/>in <text:s/>segment <text:s/>operating <text:s/>margins <text:s/>resulted <text:s/>primarily <text:s/>from <text:s/>the <text:s/>benefits <text:s/>of <text:s/>the <text:s/>Company’s Operational <text:s/>Excellence <text:s/>initiatives, <text:s/>partially <text:s/>offset <text:s/>by <text:s/>the <text:s/>impact <text:s/>of <text:s/>the <text:s/>2015 <text:s/>realignment <text:s/>costs <text:s/>noted <text:s/>above</text:p>
          </table:table-cell>
          <table:table-cell table:style-name="ce1" office:value-type="float" office:value="0.1581" calcext:value-type="float">
            <text:p>0.1581</text:p>
          </table:table-cell>
        </table:table-row>
        <table:table-row table:style-name="ro2">
          <table:table-cell table:style-name="ce1" office:value-type="string" calcext:value-type="string">
            <text:p>SOCENV_INC</text:p>
          </table:table-cell>
          <table:table-cell table:style-name="ce2" office:value-type="string" calcext:value-type="string">
            <text:p>Total <text:s/>segment <text:s/>operating <text:s/>margins <text:s/>for <text:s/>2015 <text:s/>were <text:s/>negatively <text:s/>impacted <text:s/>by <text:s/>approximately <text:s/>90 <text:s/>basis <text:s/>points <text:s/>due <text:s/>to <text:s/>the <text:s/>2015 realignment <text:s/>costs, <text:s/>with <text:s/>approximately <text:s/>40 <text:s/>basis <text:s/>points <text:s/>due <text:s/>to <text:s/>the <text:s/>first <text:s/>quarter <text:s/>of <text:s/>2015 <text:s/>realignment <text:s/>costs <text:s/>and <text:s/>approximately <text:s/>50 <text:s/>basis points <text:s/>due <text:s/>to <text:s/>the <text:s/>fourth <text:s/>quarter <text:s/>of <text:s/>2015 <text:s/>realignment <text:s/>costs</text:p>
          </table:table-cell>
          <table:table-cell table:style-name="ce1" office:value-type="float" office:value="0.1497" calcext:value-type="float">
            <text:p>0.1497</text:p>
          </table:table-cell>
        </table:table-row>
        <table:table-row table:style-name="ro3">
          <table:table-cell table:style-name="ce1" office:value-type="string" calcext:value-type="string">
            <text:p>SOCENV_INC</text:p>
          </table:table-cell>
          <table:table-cell table:style-name="ce2" office:value-type="string" calcext:value-type="string">
            <text:p>EIG’s increase in operating income was primarily due to the Group’s Operational Excellence initiatives, partially offset by the 2015 realignment costs</text:p>
          </table:table-cell>
          <table:table-cell table:style-name="ce1" office:value-type="float" office:value="0.1694" calcext:value-type="float">
            <text:p>0.1694</text:p>
          </table:table-cell>
        </table:table-row>
        <table:table-row table:style-name="ro3">
          <table:table-cell table:style-name="ce1" office:value-type="string" calcext:value-type="string">
            <text:p>SOCENV_INC</text:p>
          </table:table-cell>
          <table:table-cell table:style-name="ce2" office:value-type="string" calcext:value-type="string">
            <text:p>EIG’s increase in operating margins resulted primarily from the benefits of the Group’s Operational Excellence initiatives, partially offset by the impact of the 2015 realignment costs noted above</text:p>
          </table:table-cell>
          <table:table-cell table:style-name="ce1" office:value-type="float" office:value="0.33" calcext:value-type="float">
            <text:p>0.33</text:p>
          </table:table-cell>
        </table:table-row>
        <table:table-row table:style-name="ro11">
          <table:table-cell table:style-name="ce1" office:value-type="string" calcext:value-type="string">
            <text:p>SOCENV_INC</text:p>
          </table:table-cell>
          <table:table-cell table:style-name="ce2" office:value-type="string" calcext:value-type="string">
            <text:p>The <text:s/>2015 <text:s/>effective <text:s/>tax <text:s/>rate <text:s/>reflects <text:s/>the <text:s/>first <text:s/>quarter <text:s/>of <text:s/>2015 <text:s/>release <text:s/>of uncertain <text:s/>tax <text:s/>position <text:s/>liabilities <text:s/>related <text:s/>to <text:s/>the <text:s/>conclusion <text:s/>of <text:s/>an <text:s/>advance <text:s/>thin <text:s/>capitalization <text:s/>agreement <text:s/>in <text:s/>the <text:s/>European <text:s/>Union, <text:s/>the second <text:s/>quarter <text:s/>of <text:s/>2015 <text:s/>effective <text:s/>settlement <text:s/>of <text:s/>the <text:s/>U.S. <text:s/>research <text:s/>and <text:s/>development <text:s/>tax <text:s/>credit <text:s/>from <text:s/>the <text:s/>completion <text:s/>of <text:s/>an <text:s/>Internal Revenue Service examination for 2010 and 2011, and the third quarter of 2015 $7.5 million of tax benefits related to the closure of an international subsidiary</text:p>
          </table:table-cell>
          <table:table-cell table:style-name="ce1" office:value-type="float" office:value="0.0668" calcext:value-type="float">
            <text:p>0.0668</text:p>
          </table:table-cell>
        </table:table-row>
        <table:table-row table:style-name="ro3">
          <table:table-cell table:style-name="ce1" office:value-type="string" calcext:value-type="string">
            <text:p>SOCENV_INC</text:p>
          </table:table-cell>
          <table:table-cell table:style-name="ce2" office:value-type="string" calcext:value-type="string">
            <text:p>The increase was due to the impact of private placement senior notes funded in the second and third quarters of 2015 and the third quarter of 2014</text:p>
          </table:table-cell>
          <table:table-cell table:style-name="ce1" office:value-type="float" office:value="0.0762" calcext:value-type="float">
            <text:p>0.0762</text:p>
          </table:table-cell>
        </table:table-row>
        <table:table-row table:style-name="ro1">
          <table:table-cell table:style-name="ce1" office:value-type="string" calcext:value-type="string">
            <text:p>SOCENV_INC</text:p>
          </table:table-cell>
          <table:table-cell table:style-name="ce2" office:value-type="string" calcext:value-type="string">
            <text:p>EMG’s <text:s/>decrease <text:s/>in <text:s/>operating <text:s/>margins <text:s/>resulted <text:s/>primarily <text:s/>from <text:s/>the <text:s/>impact <text:s/>of <text:s/>the <text:s/>2015 realignment costs noted above, partially offset by the benefits of the Group’s Operational Excellence initiatives</text:p>
          </table:table-cell>
          <table:table-cell table:style-name="ce1" office:value-type="float" office:value="0.3082" calcext:value-type="float">
            <text:p>0.3082</text:p>
          </table:table-cell>
        </table:table-row>
        <table:table-row table:style-name="ro1">
          <table:table-cell table:style-name="ce1" office:value-type="string" calcext:value-type="string">
            <text:p>SOCENV_INC</text:p>
          </table:table-cell>
          <table:table-cell table:style-name="ce2" office:value-type="string" calcext:value-type="string">
            <text:p>In the fourth quarter of 2015, the benefits of the Group’s Operational Excellence initiatives, partially offset the approximate 200 basis point negative impact from the fourth quarter of 2015 <text:s/>realignment <text:s/>costs <text:s/>noted <text:s/>above</text:p>
          </table:table-cell>
          <table:table-cell table:style-name="ce1" office:value-type="float" office:value="0.3003" calcext:value-type="float">
            <text:p>0.3003</text:p>
          </table:table-cell>
        </table:table-row>
        <table:table-row table:style-name="ro1">
          <table:table-cell table:style-name="ce1" office:value-type="string" calcext:value-type="string">
            <text:p>SOCENV_INC</text:p>
          </table:table-cell>
          <table:table-cell table:style-name="ce2" office:value-type="string" calcext:value-type="string">
            <text:p>EMG’s decrease in operating income was primarily due to the lower sales noted above and the 2015 realignment costs, partially offset by the benefits of the Group’s Operational Excellence initiatives</text:p>
          </table:table-cell>
          <table:table-cell table:style-name="ce1" office:value-type="float" office:value="0.0558" calcext:value-type="float">
            <text:p>0.0558</text:p>
          </table:table-cell>
        </table:table-row>
        <table:table-row table:style-name="ro1">
          <table:table-cell table:style-name="ce1" office:value-type="string" calcext:value-type="string">
            <text:p>SOCENV_INC</text:p>
          </table:table-cell>
          <table:table-cell table:style-name="ce2" office:value-type="string" calcext:value-type="string">
            <text:p>EMG’s <text:s/>decrease <text:s/>in <text:s/>operating <text:s/>income <text:s/>was <text:s/>primarily <text:s/>due <text:s/>to <text:s/>the <text:s/>lower <text:s/>sales <text:s/>noted <text:s/>above and <text:s/>included <text:s/>$10.8 <text:s/>million <text:s/>of <text:s/>fourth <text:s/>quarter <text:s/>of <text:s/>2015 <text:s/>realignment <text:s/>costs, <text:s/>partially <text:s/>offset <text:s/>by <text:s/>the <text:s/>benefits <text:s/>of <text:s/>the <text:s/>Group’s <text:s/>Operational Excellence initiatives</text:p>
          </table:table-cell>
          <table:table-cell table:style-name="ce1" office:value-type="float" office:value="0.052" calcext:value-type="float">
            <text:p>0.052</text:p>
          </table:table-cell>
        </table:table-row>
        <table:table-row table:style-name="ro1">
          <table:table-cell table:style-name="ce1" office:value-type="string" calcext:value-type="string">
            <text:p>SOCENV_INC</text:p>
          </table:table-cell>
          <table:table-cell table:style-name="ce2" office:value-type="string" calcext:value-type="string">
            <text:p>EIG’s <text:s/>increase <text:s/>in <text:s/>operating <text:s/>margins <text:s/>resulted <text:s/>primarily <text:s/>from <text:s/>the <text:s/>benefits <text:s/>of <text:s/>the <text:s/>Group’s Operational Excellence initiatives, partially offset by the approximate 150 basis point negative impact from the fourth quarter of 2015 realignment <text:s/>costs <text:s/>noted <text:s/>above</text:p>
          </table:table-cell>
          <table:table-cell table:style-name="ce1" office:value-type="float" office:value="0.2281" calcext:value-type="float">
            <text:p>0.2281</text:p>
          </table:table-cell>
        </table:table-row>
        <table:table-row table:style-name="ro1">
          <table:table-cell table:style-name="ce1" office:value-type="string" calcext:value-type="string">
            <text:p>SOCENV_INC</text:p>
          </table:table-cell>
          <table:table-cell table:style-name="ce2" office:value-type="string" calcext:value-type="string">
            <text:p>The decrease in segment operating margins resulted <text:s/>primarily <text:s/>from <text:s/>the <text:s/>Zygo <text:s/>integration <text:s/>costs <text:s/>described <text:s/>above, <text:s/>partially <text:s/>offset <text:s/>by <text:s/>the <text:s/>benefits <text:s/>of <text:s/>the <text:s/>Company’s <text:s/>Operational Excellence initiatives</text:p>
          </table:table-cell>
          <table:table-cell table:style-name="ce1" office:value-type="float" office:value="0.0501" calcext:value-type="float">
            <text:p>0.0501</text:p>
          </table:table-cell>
        </table:table-row>
        <table:table-row table:style-name="ro3">
          <table:table-cell table:style-name="ce1" office:value-type="string" calcext:value-type="string">
            <text:p>SOCENV_INC</text:p>
          </table:table-cell>
          <table:table-cell table:style-name="ce2" office:value-type="string" calcext:value-type="string">
            <text:p>EIG’s decrease in operating margins resulted primarily from the Zygo integration costs described above, partially offset by the benefits of the Group’s <text:s/>Operational <text:s/>Excellence <text:s/>initiatives</text:p>
          </table:table-cell>
          <table:table-cell table:style-name="ce1" office:value-type="float" office:value="0.1407" calcext:value-type="float">
            <text:p>0.1407</text:p>
          </table:table-cell>
        </table:table-row>
        <table:table-row table:style-name="ro3">
          <table:table-cell table:style-name="ce1" office:value-type="string" calcext:value-type="string">
            <text:p>COMP_CON</text:p>
          </table:table-cell>
          <table:table-cell table:style-name="ce2" office:value-type="string" calcext:value-type="string">
            <text:p>Third party appraisal <text:s/>firms <text:s/>and <text:s/>other <text:s/>consultants <text:s/>are <text:s/>engaged <text:s/>to <text:s/>assist <text:s/>management <text:s/>in <text:s/>determining <text:s/>the <text:s/>fair <text:s/>values <text:s/>of <text:s/>certain <text:s/>assets acquired <text:s/>and <text:s/>liabilities <text:s/>assumed</text:p>
          </table:table-cell>
          <table:table-cell table:style-name="ce1" office:value-type="float" office:value="0.0517" calcext:value-type="float">
            <text:p>0.0517</text:p>
          </table:table-cell>
        </table:table-row>
        <table:table-row table:style-name="ro3">
          <table:table-cell table:style-name="ce1" office:value-type="string" calcext:value-type="string">
            <text:p>SOCENV_INC</text:p>
          </table:table-cell>
          <table:table-cell table:style-name="ce2" office:value-type="string" calcext:value-type="string">
            <text:p>It <text:s/>manufactures <text:s/>motors <text:s/>used <text:s/>in <text:s/>commercial <text:s/>appliances, <text:s/>fitness <text:s/>equipment, <text:s/>food <text:s/>and <text:s/>beverage <text:s/>machines, <text:s/>hydraulic <text:s/>pumps, industrial blowers and vacuum cleaners</text:p>
          </table:table-cell>
          <table:table-cell table:style-name="ce1" office:value-type="float" office:value="0.1364" calcext:value-type="float">
            <text:p>0.1364</text:p>
          </table:table-cell>
        </table:table-row>
        <table:table-row table:style-name="ro3">
          <table:table-cell table:style-name="ce1" office:value-type="string" calcext:value-type="string">
            <text:p>SOCENV_INC</text:p>
          </table:table-cell>
          <table:table-cell table:style-name="ce2" office:value-type="string" calcext:value-type="string">
            <text:p>It <text:s/>provides <text:s/>high-purity <text:s/>metals, <text:s/>metal <text:s/>strip, <text:s/>shaped <text:s/>wire <text:s/>and <text:s/>advanced composites <text:s/>for <text:s/>a <text:s/>wide <text:s/>range <text:s/>of <text:s/>industrial <text:s/>applications</text:p>
          </table:table-cell>
          <table:table-cell table:style-name="ce1" office:value-type="float" office:value="0.1894" calcext:value-type="float">
            <text:p>0.1894</text:p>
          </table:table-cell>
        </table:table-row>
        <table:table-row table:style-name="ro4">
          <table:table-cell table:style-name="ce1" office:value-type="string" calcext:value-type="string">
            <text:p>SOCENV_INC</text:p>
          </table:table-cell>
          <table:table-cell table:style-name="ce2" office:value-type="string" calcext:value-type="string">
            <text:p>It <text:s/>operates <text:s/>a <text:s/>global <text:s/>network <text:s/>of <text:s/>aviation <text:s/>maintenance, <text:s/>repair <text:s/>and <text:s/>overhaul facilities</text:p>
          </table:table-cell>
          <table:table-cell table:style-name="ce1" office:value-type="float" office:value="0.0599" calcext:value-type="float">
            <text:p>0.0599</text:p>
          </table:table-cell>
        </table:table-row>
        <table:table-row table:style-name="ro1">
          <table:table-cell table:style-name="ce1" office:value-type="string" calcext:value-type="string">
            <text:p>SOCENV_INC</text:p>
          </table:table-cell>
          <table:table-cell table:style-name="ce2" office:value-type="string" calcext:value-type="string">
            <text:p>NOTES TO CONSOLIDATED FINANCIAL STATEMENTS — (Continued) <text:s text:c="2"/>EMG <text:s/>is <text:s/>a <text:s/>differentiated <text:s/>supplier <text:s/>of <text:s/>electrical <text:s/>interconnects, <text:s/>precision <text:s/>motion <text:s/>control <text:s/>solutions, <text:s/>specialty <text:s/>metals, <text:s/>thermal management <text:s/>systems, <text:s/>and <text:s/>floor <text:s/>care <text:s/>and <text:s/>specialty <text:s/>motors</text:p>
          </table:table-cell>
          <table:table-cell table:style-name="ce1" office:value-type="float" office:value="0.093" calcext:value-type="float">
            <text:p>0.093</text:p>
          </table:table-cell>
        </table:table-row>
        <table:table-row table:style-name="ro3">
          <table:table-cell table:style-name="ce1" office:value-type="string" calcext:value-type="string">
            <text:p>SOCENV_INC</text:p>
          </table:table-cell>
          <table:table-cell table:style-name="ce2" office:value-type="string" calcext:value-type="string">
            <text:p>EBITDA of $942.2 million— <text:s/>an increase of 5% over the prior year, and compound annual growth rates of 20% and 18% over the 3- and 5-year periods</text:p>
          </table:table-cell>
          <table:table-cell table:style-name="ce1" office:value-type="float" office:value="0.1136" calcext:value-type="float">
            <text:p>0.1136</text:p>
          </table:table-cell>
        </table:table-row>
        <table:table-row table:style-name="ro5">
          <table:table-cell table:style-name="ce1" office:value-type="string" calcext:value-type="string">
            <text:p>SOCENV_INC</text:p>
          </table:table-cell>
          <table:table-cell table:style-name="ce2" office:value-type="string" calcext:value-type="string">
            <text:p>The <text:s/>Compensation <text:s/>Committee <text:s/>also <text:s/>considered <text:s/>the decline <text:s/>in <text:s/>the <text:s/>Company's <text:s/>stock <text:s/>price <text:s/>during <text:s/>2015, which reflected a challenging market environment for the <text:s/>asset <text:s/>management <text:s/>industry, <text:s/>which <text:s/>contributed <text:s/>to weak stockholder returns across the sector <text:s text:c="2"/>Name and Principal Position <text:s text:c="2"/>Salary <text:s text:c="2"/>Cash Bonus <text:s text:c="2"/>Long-Term Deferred Equity Awards <text:s text:c="2"/>2015 Long-Term Growth Achievement Awards <text:s text:c="2"/>All Other Compensation <text:s text:c="2"/>Total 2015 Compensation Earned <text:s text:c="2"/>Sean M. Healey <text:s/>Chairman and Chief Executive Officer <text:s text:c="2"/>$ 750,000 <text:s/>$ 3,850,000 <text:s/>$ 6,575,000 <text:s/>$ 3,575,000 <text:s/>$ 156,689 <text:s/>$ 14,906,689 <text:s/>Nathaniel Dalton <text:s/>President and Chief Operating Officer <text:s text:c="2"/>$ 500,000 <text:s/>$ 2,300,000 <text:s/>$ 3,950,000 <text:s/>$ 2,100,000 <text:s/>$ 49,631 <text:s/>$ 8,899,631 <text:s/>Jay C. Horgen <text:s text:c="3"/>$ 500,000 <text:s/>$ 1,950,000 <text:s/>$ 2,940,000 <text:s/>$ 1,600,000 <text:s/>$ 62,356 <text:s/>$ 7,052,356</text:p>
          </table:table-cell>
          <table:table-cell table:style-name="ce1" office:value-type="float" office:value="0.4891" calcext:value-type="float">
            <text:p>0.4891</text:p>
          </table:table-cell>
        </table:table-row>
        <table:table-row table:style-name="ro2">
          <table:table-cell table:style-name="ce1" office:value-type="string" calcext:value-type="string">
            <text:p>SOCENV_INC</text:p>
          </table:table-cell>
          <table:table-cell table:style-name="ce2" office:value-type="string" calcext:value-type="string">
            <text:p>3 of 8 Directors Public policy and government affairs <text:s text:c="2"/>We <text:s text:c="2"/>and <text:s text:c="2"/>our <text:s text:c="2"/>Affiliates <text:s text:c="2"/>operate <text:s text:c="2"/>in <text:s text:c="2"/>a <text:s text:c="2"/>highly <text:s text:c="2"/>regulated <text:s text:c="2"/>industry <text:s text:c="2"/>and <text:s text:c="2"/>are <text:s text:c="2"/>directly <text:s text:c="2"/>affected <text:s text:c="2"/>by governmental actions and socioeconomic trends, and, therefore, we seek directors with experience with governmental, regulatory and related organizations</text:p>
          </table:table-cell>
          <table:table-cell table:style-name="ce1" office:value-type="float" office:value="0.1082" calcext:value-type="float">
            <text:p>0.1082</text:p>
          </table:table-cell>
        </table:table-row>
        <table:table-row table:style-name="ro6">
          <table:table-cell table:style-name="ce1" office:value-type="string" calcext:value-type="string">
            <text:p>SOCENV_INC</text:p>
          </table:table-cell>
          <table:table-cell table:style-name="ce2" office:value-type="string" calcext:value-type="string">
            <text:p>6 of 8 Directors Environmental, social and governance <text:s text:c="2"/>Directors <text:s/>who <text:s/>have <text:s/>experience <text:s/>in <text:s/>managing <text:s/>environmental, <text:s/>sustainability <text:s/>and <text:s/>social <text:s/>issues <text:s/>are able to assist the Board in overseeing and advising management to ensure that strategic business imperatives <text:s/>and <text:s/>long-term <text:s/>value <text:s/>creation <text:s/>for <text:s/>stockholders <text:s/>are <text:s/>achieved <text:s/>within <text:s/>a <text:s/>responsible, sustainable business plan</text:p>
          </table:table-cell>
          <table:table-cell table:style-name="ce1" office:value-type="float" office:value="0.9866" calcext:value-type="float">
            <text:p>0.9866</text:p>
          </table:table-cell>
        </table:table-row>
        <table:table-row table:style-name="ro2">
          <table:table-cell table:style-name="ce1" office:value-type="string" calcext:value-type="string">
            <text:p>SOCENV_INC</text:p>
          </table:table-cell>
          <table:table-cell table:style-name="ce2" office:value-type="string" calcext:value-type="string">
            <text:p>4 of 8 Directors Risk management and compliance <text:s text:c="2"/>Risk management is critical to the success of our business, and we seek directors with regulatory and <text:s/>compliance <text:s/>expertise, <text:s/>as <text:s/>well <text:s/>as <text:s/>experience <text:s/>managing <text:s/>and <text:s/>overseeing <text:s/>risk <text:s/>in <text:s/>public <text:s/>and private companies and in other contexts</text:p>
          </table:table-cell>
          <table:table-cell table:style-name="ce1" office:value-type="float" office:value="0.0878" calcext:value-type="float">
            <text:p>0.0878</text:p>
          </table:table-cell>
        </table:table-row>
        <table:table-row table:style-name="ro18">
          <table:table-cell table:style-name="ce1" office:value-type="string" calcext:value-type="string">
            <text:p>SOCENV_INC</text:p>
          </table:table-cell>
          <table:table-cell table:style-name="ce2" office:value-type="string" calcext:value-type="string">
            <text:p>The most relevant of these qualifications and skills are summarized in the table below: Director Experience and Skills Overview 8 Director Nominee Information: Committee Memberships <text:s text:c="2"/>Name ​ <text:s/>Age Compensation Committee Nominating and Governance Committee ​ <text:s/>Audit Committee Independence ​ <text:s/>Tenure (Years) ​ <text:s/>Other Public Boards <text:s text:c="2"/>Samuel T. Byrne <text:s text:c="4"/>51 <text:s text:c="2"/>ü <text:s text:c="2"/>ü <text:s text:c="4"/>ü <text:s text:c="2"/>ü <text:s text:c="4"/>7 <text:s text:c="4"/>— <text:s/>Dwight D. Churchill <text:s text:c="4"/>62 <text:s text:c="25"/>ü (Chair) <text:s text:c="2"/>ü <text:s text:c="4"/>6 <text:s text:c="4"/>— <text:s/>Glenn Earle <text:s text:c="4"/>58 <text:s text:c="12"/>ü <text:s text:c="2"/>ü <text:s text:c="4"/>1 <text:s text:c="4"/>1 <text:s text:c="2"/>Niall Ferguson <text:s text:c="4"/>51 <text:s text:c="6"/>ü <text:s text:c="8"/>ü <text:s text:c="4"/>2 <text:s text:c="4"/>— <text:s/>Sean M. Healey <text:s/>Chairman and CEO <text:s text:c="4"/>54 <text:s text:c="22"/>15 <text:s text:c="4"/>— <text:s/>Tracy P. Palandjian <text:s text:c="4"/>45 <text:s text:c="6"/>ü <text:s text:c="4"/>ü <text:s text:c="2"/>ü <text:s text:c="4"/>4 <text:s text:c="4"/>— <text:s/>Patrick T. Ryan <text:s/>Lead Independent Director <text:s text:c="4"/>57 <text:s text:c="2"/>ü <text:s text:c="15"/>ü (Chair) <text:s text:c="4"/>ü <text:s text:c="2"/>ü <text:s text:c="4"/>11 <text:s text:c="4"/>1 <text:s text:c="2"/>Jide J. Zeitlin <text:s text:c="4"/>52 <text:s text:c="15"/>ü (Chair) <text:s text:c="11"/>ü <text:s text:c="4"/>10 <text:s text:c="4"/>2 <text:s text:c="6"/>Average Age = 54 <text:s text:c="2"/>100% Independent; New Chair in 2015 <text:s text:c="2"/>100% Independent; New Chair in 2015 <text:s text:c="4"/>100% Independent; 100% Financial Experts; New Chair in 2015 <text:s text:c="2"/>7 of 8 Directors are Independent <text:s text:c="4"/>Average Tenure = ~7 years <text:s text:c="4"/>No Overboarding <text:s text:c="2"/>Financial, accounting, or financial reporting <text:s text:c="2"/>We <text:s/>use <text:s/>a <text:s/>broad <text:s/>set <text:s/>of <text:s/>financial <text:s/>metrics <text:s/>to <text:s/>measure <text:s/>our <text:s/>operating <text:s/>and <text:s/>strategic <text:s/>performance</text:p>
          </table:table-cell>
          <table:table-cell table:style-name="ce1" office:value-type="float" office:value="0.8411" calcext:value-type="float">
            <text:p>0.8411</text:p>
          </table:table-cell>
        </table:table-row>
        <table:table-row table:style-name="ro3">
          <table:table-cell table:style-name="ce1" office:value-type="string" calcext:value-type="string">
            <text:p>SOCENV_INC</text:p>
          </table:table-cell>
          <table:table-cell table:style-name="ce2" office:value-type="string" calcext:value-type="string">
            <text:p>The firm manages <text:s text:c="2"/>institutional <text:s text:c="2"/>capital <text:s text:c="2"/>on <text:s text:c="2"/>behalf <text:s text:c="2"/>of <text:s text:c="2"/>investors <text:s text:c="2"/>globally, <text:s text:c="2"/>including <text:s text:c="2"/>public <text:s text:c="2"/>pension <text:s text:c="2"/>systems, endowments, <text:s/>and <text:s/>foreign <text:s/>institutions <text:s/>such <text:s/>as <text:s/>sovereign <text:s/>wealth <text:s/>funds</text:p>
          </table:table-cell>
          <table:table-cell table:style-name="ce1" office:value-type="float" office:value="0.057" calcext:value-type="float">
            <text:p>0.057</text:p>
          </table:table-cell>
        </table:table-row>
        <table:table-row table:style-name="ro1">
          <table:table-cell table:style-name="ce1" office:value-type="string" calcext:value-type="string">
            <text:p>COMP_CON</text:p>
          </table:table-cell>
          <table:table-cell table:style-name="ce2" office:value-type="string" calcext:value-type="string">
            <text:p>Mr. Churchill currently serves on the Board of Trustees and the Audit Committee of State Street Global Advisors SPDR ETF Mutual Funds, the Board of Trustees of the Currier Museum of Art, and as a staff consultant <text:s/>at <text:s/>The <text:s/>Public <text:s/>Employees <text:s/>Retirement <text:s/>System <text:s/>of <text:s/>Idaho</text:p>
          </table:table-cell>
          <table:table-cell table:style-name="ce1" office:value-type="float" office:value="0.94" calcext:value-type="float">
            <text:p>0.94</text:p>
          </table:table-cell>
        </table:table-row>
        <table:table-row table:style-name="ro3">
          <table:table-cell table:style-name="ce1" office:value-type="string" calcext:value-type="string">
            <text:p>COMP_CON</text:p>
          </table:table-cell>
          <table:table-cell table:style-name="ce2" office:value-type="string" calcext:value-type="string">
            <text:p>Before <text:s/>founding <text:s/>CrossHarbor Capital <text:s/>Partners, <text:s/>Mr. <text:s/>Byrne <text:s/>served <text:s/>as <text:s/>a <text:s/>management <text:s/>consultant <text:s/>advising <text:s/>on <text:s/>corporate <text:s/>restructurings and bankruptcy matters</text:p>
          </table:table-cell>
          <table:table-cell table:style-name="ce1" office:value-type="float" office:value="0.9838" calcext:value-type="float">
            <text:p>0.9838</text:p>
          </table:table-cell>
        </table:table-row>
        <table:table-row table:style-name="ro2">
          <table:table-cell table:style-name="ce1" office:value-type="string" calcext:value-type="string">
            <text:p>SOCENV_INC</text:p>
          </table:table-cell>
          <table:table-cell table:style-name="ce2" office:value-type="string" calcext:value-type="string">
            <text:p>Mr. Ferguson is a member of <text:s/>the <text:s/>Board <text:s/>of <text:s/>Trustees <text:s/>of <text:s/>the <text:s/>New <text:s/>York <text:s/>Historical <text:s/>Society, <text:s/>a <text:s/>Managing <text:s/>Director <text:s/>at <text:s/>Greenmantle, <text:s/>a macroeconomic and geopolitical advisory firm that he founded, and a member of the Board of Directors of Chimerica Media, a film company that he also founded</text:p>
          </table:table-cell>
          <table:table-cell table:style-name="ce1" office:value-type="float" office:value="0.0966" calcext:value-type="float">
            <text:p>0.0966</text:p>
          </table:table-cell>
        </table:table-row>
        <table:table-row table:style-name="ro3">
          <table:table-cell table:style-name="ce1" office:value-type="string" calcext:value-type="string">
            <text:p>SOCENV_INC</text:p>
          </table:table-cell>
          <table:table-cell table:style-name="ce2" office:value-type="string" calcext:value-type="string">
            <text:p>In <text:s/>2010, <text:s/>he <text:s/>won <text:s/>the <text:s/>Benjamin <text:s/>Franklin <text:s/>Award <text:s/>for <text:s/>Public <text:s/>Service, <text:s/>in <text:s/>2012 <text:s/>the <text:s/>Hayek <text:s/>Prize <text:s/>for <text:s/>Lifetime Achievement and in 2013 the Ludwig Erhard Prize for Economic Journalism</text:p>
          </table:table-cell>
          <table:table-cell table:style-name="ce1" office:value-type="float" office:value="0.2111" calcext:value-type="float">
            <text:p>0.2111</text:p>
          </table:table-cell>
        </table:table-row>
        <table:table-row table:style-name="ro2">
          <table:table-cell table:style-name="ce1" office:value-type="string" calcext:value-type="string">
            <text:p>SOCENV_INC</text:p>
          </table:table-cell>
          <table:table-cell table:style-name="ce2" office:value-type="string" calcext:value-type="string">
            <text:p>Mr. Ferguson is a frequent commentator on contemporary and historical politics and economics and has published <text:s/>fourteen <text:s/>award-winning <text:s/>books, <text:s/>including <text:s/>most <text:s/>recently <text:s/>"Kissinger: <text:s/>1923-1968: <text:s/>The <text:s/>Idealist," "The <text:s/>Ascent <text:s/>of <text:s/>Money," <text:s/>"Civilization: <text:s/>The <text:s/>West <text:s/>and <text:s/>the <text:s/>Rest" <text:s/>and <text:s/>"The <text:s/>Great <text:s/>Degeneration: <text:s/>How Institutions <text:s/>Decay <text:s/>and <text:s/>Economies <text:s/>Die."</text:p>
          </table:table-cell>
          <table:table-cell table:style-name="ce1" office:value-type="float" office:value="0.0865" calcext:value-type="float">
            <text:p>0.0865</text:p>
          </table:table-cell>
        </table:table-row>
        <table:table-row table:style-name="ro1">
          <table:table-cell table:style-name="ce1" office:value-type="string" calcext:value-type="string">
            <text:p>SOCENV_INC</text:p>
          </table:table-cell>
          <table:table-cell table:style-name="ce2" office:value-type="string" calcext:value-type="string">
            <text:p>His <text:s text:c="2"/>previous responsibilities include membership of the Board of Trustees of the Goldman Sachs Foundation and of the <text:s/>Ministerial <text:s/>Task <text:s/>Force <text:s/>for <text:s/>Gifted <text:s/>and <text:s/>Talented <text:s/>Youth, <text:s/>and <text:s/>Chairmanship <text:s/>of <text:s/>the <text:s/>Advisory <text:s/>Board <text:s/>of Cambridge University Judge Business School</text:p>
          </table:table-cell>
          <table:table-cell table:style-name="ce1" office:value-type="float" office:value="0.0968" calcext:value-type="float">
            <text:p>0.0968</text:p>
          </table:table-cell>
        </table:table-row>
        <table:table-row table:style-name="ro3">
          <table:table-cell table:style-name="ce1" office:value-type="string" calcext:value-type="string">
            <text:p>COMP_CON</text:p>
          </table:table-cell>
          <table:table-cell table:style-name="ce2" office:value-type="string" calcext:value-type="string">
            <text:p>and <text:s/>of <text:s/>the <text:s/>privately-owned <text:s/>Rothesay <text:s/>Life <text:s/>Group, <text:s/>and <text:s/>is <text:s/>a non-executive member of the Advisory Committee of Hayfin Capital Management LLP.</text:p>
          </table:table-cell>
          <table:table-cell table:style-name="ce1" office:value-type="float" office:value="0.0567" calcext:value-type="float">
            <text:p>0.0567</text:p>
          </table:table-cell>
        </table:table-row>
        <table:table-row table:style-name="ro4">
          <table:table-cell table:style-name="ce1" office:value-type="string" calcext:value-type="string">
            <text:p>COMP_CON</text:p>
          </table:table-cell>
          <table:table-cell table:style-name="ce2" office:value-type="string" calcext:value-type="string">
            <text:p>10 Glenn Earle <text:s text:c="2"/>Glenn Earle has been a director of the Company since April 2015</text:p>
          </table:table-cell>
          <table:table-cell table:style-name="ce1" office:value-type="float" office:value="0.0569" calcext:value-type="float">
            <text:p>0.0569</text:p>
          </table:table-cell>
        </table:table-row>
        <table:table-row table:style-name="ro3">
          <table:table-cell table:style-name="ce1" office:value-type="string" calcext:value-type="string">
            <text:p>COMP_CON</text:p>
          </table:table-cell>
          <table:table-cell table:style-name="ce2" office:value-type="string" calcext:value-type="string">
            <text:p>We believe that Ms. Palandjian's qualifications to serve on our Board of Directors include her extensive global financial management, consulting and advisory experience</text:p>
          </table:table-cell>
          <table:table-cell table:style-name="ce1" office:value-type="float" office:value="0.1264" calcext:value-type="float">
            <text:p>0.1264</text:p>
          </table:table-cell>
        </table:table-row>
        <table:table-row table:style-name="ro3">
          <table:table-cell table:style-name="ce1" office:value-type="string" calcext:value-type="string">
            <text:p>SOCENV_INC</text:p>
          </table:table-cell>
          <table:table-cell table:style-name="ce2" office:value-type="string" calcext:value-type="string">
            <text:p>She also serves on the Boards of the <text:s/>Surdna <text:s/>Foundation <text:s/>and <text:s/>Facing <text:s/>History <text:s/>and <text:s/>Ourselves, <text:s/>and <text:s/>on <text:s/>the <text:s/>Investment <text:s/>Committee <text:s/>of <text:s/>Milton Academy</text:p>
          </table:table-cell>
          <table:table-cell table:style-name="ce1" office:value-type="float" office:value="0.1833" calcext:value-type="float">
            <text:p>0.1833</text:p>
          </table:table-cell>
        </table:table-row>
        <table:table-row table:style-name="ro3">
          <table:table-cell table:style-name="ce1" office:value-type="string" calcext:value-type="string">
            <text:p>COMP_CON</text:p>
          </table:table-cell>
          <table:table-cell table:style-name="ce2" office:value-type="string" calcext:value-type="string">
            <text:p>She also serves on the Boards of the <text:s/>Surdna <text:s/>Foundation <text:s/>and <text:s/>Facing <text:s/>History <text:s/>and <text:s/>Ourselves, <text:s/>and <text:s/>on <text:s/>the <text:s/>Investment <text:s/>Committee <text:s/>of <text:s/>Milton Academy</text:p>
          </table:table-cell>
          <table:table-cell table:style-name="ce1" office:value-type="float" office:value="0.0706" calcext:value-type="float">
            <text:p>0.0706</text:p>
          </table:table-cell>
        </table:table-row>
        <table:table-row table:style-name="ro1">
          <table:table-cell table:style-name="ce1" office:value-type="string" calcext:value-type="string">
            <text:p>SOCENV_INC</text:p>
          </table:table-cell>
          <table:table-cell table:style-name="ce2" office:value-type="string" calcext:value-type="string">
            <text:p>Ms. <text:s/>Palandjian <text:s/>is currently Co-Chair of the United States National Advisory Board to the G8 Social Impact Investment Task Force and a member of the Board of Overseers at Harvard University</text:p>
          </table:table-cell>
          <table:table-cell table:style-name="ce1" office:value-type="float" office:value="0.1848" calcext:value-type="float">
            <text:p>0.1848</text:p>
          </table:table-cell>
        </table:table-row>
        <table:table-row table:style-name="ro1">
          <table:table-cell table:style-name="ce1" office:value-type="string" calcext:value-type="string">
            <text:p>SOCENV_INC</text:p>
          </table:table-cell>
          <table:table-cell table:style-name="ce2" office:value-type="string" calcext:value-type="string">
            <text:p>Ms. Palandjian is the Chief Executive Officer and co-founder of Social Finance, Inc., a nonprofit organization focused on developing and <text:s/>managing <text:s/>investments <text:s/>that <text:s/>generate <text:s/>social <text:s/>impact <text:s/>and <text:s/>financial <text:s/>return</text:p>
          </table:table-cell>
          <table:table-cell table:style-name="ce1" office:value-type="float" office:value="0.1222" calcext:value-type="float">
            <text:p>0.1222</text:p>
          </table:table-cell>
        </table:table-row>
        <table:table-row table:style-name="ro4">
          <table:table-cell table:style-name="ce1" office:value-type="string" calcext:value-type="string">
            <text:p>SOCENV_INC</text:p>
          </table:table-cell>
          <table:table-cell table:style-name="ce2" office:value-type="string" calcext:value-type="string">
            <text:p>from <text:s/>Harvard <text:s/>Law <text:s/>School, <text:s/>an <text:s/>M.A</text:p>
          </table:table-cell>
          <table:table-cell table:style-name="ce1" office:value-type="float" office:value="0.057" calcext:value-type="float">
            <text:p>0.057</text:p>
          </table:table-cell>
        </table:table-row>
        <table:table-row table:style-name="ro1">
          <table:table-cell table:style-name="ce1" office:value-type="string" calcext:value-type="string">
            <text:p>SOCENV_INC</text:p>
          </table:table-cell>
          <table:table-cell table:style-name="ce2" office:value-type="string" calcext:value-type="string">
            <text:p>He <text:s/>serves <text:s/>as <text:s/>Co-Chairman <text:s/>of the <text:s/>Board <text:s/>of <text:s/>Trustees <text:s/>of <text:s/>the <text:s/>Peabody <text:s/>Essex <text:s/>Museum, <text:s/>and <text:s/>as <text:s/>a <text:s/>member <text:s/>of <text:s/>the <text:s/>Council <text:s/>on <text:s/>Foreign Relations, <text:s/>the <text:s/>Visiting <text:s/>Committee <text:s/>of <text:s/>the <text:s/>Harvard <text:s/>Law <text:s/>School, <text:s/>and <text:s/>the <text:s/>Board <text:s/>of <text:s/>Trustees <text:s/>of <text:s/>the International <text:s/>Game <text:s/>Fish <text:s/>Association</text:p>
          </table:table-cell>
          <table:table-cell table:style-name="ce1" office:value-type="float" office:value="0.2284" calcext:value-type="float">
            <text:p>0.2284</text:p>
          </table:table-cell>
        </table:table-row>
        <table:table-row table:style-name="ro1">
          <table:table-cell table:style-name="ce1" office:value-type="string" calcext:value-type="string">
            <text:p>COMP_CON</text:p>
          </table:table-cell>
          <table:table-cell table:style-name="ce2" office:value-type="string" calcext:value-type="string">
            <text:p>He <text:s/>serves <text:s/>as <text:s/>Co-Chairman <text:s/>of the <text:s/>Board <text:s/>of <text:s/>Trustees <text:s/>of <text:s/>the <text:s/>Peabody <text:s/>Essex <text:s/>Museum, <text:s/>and <text:s/>as <text:s/>a <text:s/>member <text:s/>of <text:s/>the <text:s/>Council <text:s/>on <text:s/>Foreign Relations, <text:s/>the <text:s/>Visiting <text:s/>Committee <text:s/>of <text:s/>the <text:s/>Harvard <text:s/>Law <text:s/>School, <text:s/>and <text:s/>the <text:s/>Board <text:s/>of <text:s/>Trustees <text:s/>of <text:s/>the International <text:s/>Game <text:s/>Fish <text:s/>Association</text:p>
          </table:table-cell>
          <table:table-cell table:style-name="ce1" office:value-type="float" office:value="0.2764" calcext:value-type="float">
            <text:p>0.2764</text:p>
          </table:table-cell>
        </table:table-row>
        <table:table-row table:style-name="ro4">
          <table:table-cell table:style-name="ce1" office:value-type="string" calcext:value-type="string">
            <text:p>SOCENV_INC</text:p>
          </table:table-cell>
          <table:table-cell table:style-name="ce2" office:value-type="string" calcext:value-type="string">
            <text:p>from <text:s/>University <text:s/>College, <text:s/>Dublin, <text:s/>and <text:s/>an A.B</text:p>
          </table:table-cell>
          <table:table-cell table:style-name="ce1" office:value-type="float" office:value="0.0777" calcext:value-type="float">
            <text:p>0.0777</text:p>
          </table:table-cell>
        </table:table-row>
        <table:table-row table:style-name="ro1">
          <table:table-cell table:style-name="ce1" office:value-type="string" calcext:value-type="string">
            <text:p>SOCENV_INC</text:p>
          </table:table-cell>
          <table:table-cell table:style-name="ce2" office:value-type="string" calcext:value-type="string">
            <text:p>At <text:s/>Parthenon, <text:s/>she <text:s/>established <text:s/>and <text:s/>led <text:s/>the <text:s/>Nonprofit <text:s/>Practice <text:s/>and <text:s/>consulted <text:s/>to foundations <text:s/>and <text:s/>nonprofit <text:s/>organizations <text:s/>on <text:s/>strategy <text:s/>development, <text:s/>mission <text:s/>definition, <text:s/>corporate <text:s/>social responsibility and knowledge and innovation in the U.S. and globally</text:p>
          </table:table-cell>
          <table:table-cell table:style-name="ce1" office:value-type="float" office:value="0.8842" calcext:value-type="float">
            <text:p>0.8842</text:p>
          </table:table-cell>
        </table:table-row>
        <table:table-row table:style-name="ro3">
          <table:table-cell table:style-name="ce1" office:value-type="string" calcext:value-type="string">
            <text:p>COMP_CON</text:p>
          </table:table-cell>
          <table:table-cell table:style-name="ce2" office:value-type="string" calcext:value-type="string">
            <text:p>Prior <text:s/>to <text:s/>establishing <text:s/>Social Finance, <text:s/>Ms. <text:s/>Palandjian <text:s/>served <text:s/>as <text:s/>a <text:s/>Managing <text:s/>Director <text:s/>at <text:s/>The <text:s/>Parthenon <text:s/>Group, <text:s/>a <text:s/>global <text:s/>strategy consulting <text:s/>firm</text:p>
          </table:table-cell>
          <table:table-cell table:style-name="ce1" office:value-type="float" office:value="0.5443" calcext:value-type="float">
            <text:p>0.5443</text:p>
          </table:table-cell>
        </table:table-row>
        <table:table-row table:style-name="ro3">
          <table:table-cell table:style-name="ce1" office:value-type="string" calcext:value-type="string">
            <text:p>COMP_CON</text:p>
          </table:table-cell>
          <table:table-cell table:style-name="ce2" office:value-type="string" calcext:value-type="string">
            <text:p>In <text:s/>2006, <text:s/>Mr. <text:s/>Healey <text:s/>received <text:s/>a <text:s/>presidential <text:s/>appointment <text:s/>to <text:s/>serve on <text:s/>the <text:s/>President's <text:s/>Export <text:s/>Council, <text:s/>the <text:s/>nation's <text:s/>principal <text:s/>advisory <text:s/>committee <text:s/>on <text:s/>international <text:s/>trade</text:p>
          </table:table-cell>
          <table:table-cell table:style-name="ce1" office:value-type="float" office:value="0.064" calcext:value-type="float">
            <text:p>0.064</text:p>
          </table:table-cell>
        </table:table-row>
        <table:table-row table:style-name="ro1">
          <table:table-cell table:style-name="ce1" office:value-type="string" calcext:value-type="string">
            <text:p>SOCENV_INC</text:p>
          </table:table-cell>
          <table:table-cell table:style-name="ce2" office:value-type="string" calcext:value-type="string">
            <text:p>Mr. <text:s/>Zeitlin also serves as the Chairman of the Board of Directors and as Chair of the Governance and Nominations Committee of Coach, Inc., a designer and marketer of premium handbags and accessories, and serves on <text:s/>the <text:s/>Board <text:s/>of <text:s/>Directors <text:s/>of <text:s/>Vascular <text:s/>Biogenics, <text:s/>Ltd.</text:p>
          </table:table-cell>
          <table:table-cell table:style-name="ce1" office:value-type="float" office:value="0.2437" calcext:value-type="float">
            <text:p>0.2437</text:p>
          </table:table-cell>
        </table:table-row>
        <table:table-row table:style-name="ro1">
          <table:table-cell table:style-name="ce1" office:value-type="string" calcext:value-type="string">
            <text:p>SOCENV_INC</text:p>
          </table:table-cell>
          <table:table-cell table:style-name="ce2" office:value-type="string" calcext:value-type="string">
            <text:p>Mr. Ryan is also a former member of the <text:s/>Massachusetts <text:s/>Hospital <text:s/>Association's <text:s/>Committee <text:s/>on <text:s/>Governance <text:s/>and <text:s/>previously <text:s/>served <text:s/>on <text:s/>the Boards <text:s/>of <text:s/>Trustees <text:s/>of <text:s/>the <text:s/>Beth <text:s/>Israel <text:s/>Deaconess <text:s/>Medical <text:s/>Center, <text:s/>Lahey <text:s/>Clinic <text:s/>and <text:s/>Atrius <text:s/>Health</text:p>
          </table:table-cell>
          <table:table-cell table:style-name="ce1" office:value-type="float" office:value="0.0649" calcext:value-type="float">
            <text:p>0.0649</text:p>
          </table:table-cell>
        </table:table-row>
        <table:table-row table:style-name="ro1">
          <table:table-cell table:style-name="ce1" office:value-type="string" calcext:value-type="string">
            <text:p>SOCENV_INC</text:p>
          </table:table-cell>
          <table:table-cell table:style-name="ce2" office:value-type="string" calcext:value-type="string">
            <text:p>He is Chairman Emeritus of Amherst College and a Fellow at the Aspen Global Leadership Network, and formerly served on the boards of Milton Academy, Teach for <text:s/>America, <text:s/>the <text:s/>Nigeria <text:s/>Sovereign <text:s/>Investment <text:s/>Authority <text:s/>and <text:s/>Common <text:s/>Ground <text:s/>Community</text:p>
          </table:table-cell>
          <table:table-cell table:style-name="ce1" office:value-type="float" office:value="0.1004" calcext:value-type="float">
            <text:p>0.1004</text:p>
          </table:table-cell>
        </table:table-row>
        <table:table-row table:style-name="ro1">
          <table:table-cell table:style-name="ce1" office:value-type="string" calcext:value-type="string">
            <text:p>COMP_CON</text:p>
          </table:table-cell>
          <table:table-cell table:style-name="ce2" office:value-type="string" calcext:value-type="string">
            <text:p>Mr. Ryan is also a former member of the <text:s/>Massachusetts <text:s/>Hospital <text:s/>Association's <text:s/>Committee <text:s/>on <text:s/>Governance <text:s/>and <text:s/>previously <text:s/>served <text:s/>on <text:s/>the Boards <text:s/>of <text:s/>Trustees <text:s/>of <text:s/>the <text:s/>Beth <text:s/>Israel <text:s/>Deaconess <text:s/>Medical <text:s/>Center, <text:s/>Lahey <text:s/>Clinic <text:s/>and <text:s/>Atrius <text:s/>Health</text:p>
          </table:table-cell>
          <table:table-cell table:style-name="ce1" office:value-type="float" office:value="0.7343" calcext:value-type="float">
            <text:p>0.7343</text:p>
          </table:table-cell>
        </table:table-row>
        <table:table-row table:style-name="ro1">
          <table:table-cell table:style-name="ce1" office:value-type="string" calcext:value-type="string">
            <text:p>SOCENV_INC</text:p>
          </table:table-cell>
          <table:table-cell table:style-name="ce2" office:value-type="string" calcext:value-type="string">
            <text:p>Mr. <text:s/>Zeitlin <text:s/>serves <text:s/>as <text:s/>a <text:s/>member <text:s/>of <text:s/>the <text:s/>Harvard <text:s/>Business <text:s/>School <text:s/>Board <text:s/>of <text:s/>Dean's Advisors, <text:s/>and <text:s/>of <text:s/>the <text:s/>boards <text:s/>of <text:s/>the <text:s/>Doris <text:s/>Duke <text:s/>Charitable <text:s/>Foundation, <text:s/>the <text:s/>Montefiore <text:s/>Medical <text:s/>Center, Playwrights Horizons and Saint Ann's School</text:p>
          </table:table-cell>
          <table:table-cell table:style-name="ce1" office:value-type="float" office:value="0.1693" calcext:value-type="float">
            <text:p>0.1693</text:p>
          </table:table-cell>
        </table:table-row>
        <table:table-row table:style-name="ro6">
          <table:table-cell table:style-name="ce1" office:value-type="string" calcext:value-type="string">
            <text:p>SOCENV_INC</text:p>
          </table:table-cell>
          <table:table-cell table:style-name="ce2" office:value-type="string" calcext:value-type="string">
            <text:p>Previously, <text:s/>Mr. <text:s/>Ryan <text:s/>has <text:s/>served <text:s/>as <text:s/>a <text:s/>partner <text:s/>at <text:s/>Westways <text:s/>Ventures, <text:s/>a <text:s/>firm specializing <text:s/>in <text:s/>the <text:s/>strategic <text:s/>development <text:s/>of <text:s/>companies <text:s/>in <text:s/>the <text:s/>healthcare <text:s/>and <text:s/>consumer <text:s/>sectors, <text:s/>as President <text:s/>and <text:s/>Chief <text:s/>Executive <text:s/>Officer <text:s/>of <text:s/>PrincipalCare <text:s/>Inc., <text:s/>a <text:s/>company <text:s/>specializing <text:s/>in <text:s/>women's healthcare, <text:s/>as <text:s/>President <text:s/>and <text:s/>Chief <text:s/>Executive <text:s/>Officer <text:s/>of <text:s/>ImageAmerica, <text:s/>Inc., <text:s/>a <text:s/>diagnostic <text:s/>imaging services <text:s/>company, <text:s/>as <text:s/>Co-Founder <text:s/>and <text:s/>President <text:s/>of <text:s/>R.B</text:p>
          </table:table-cell>
          <table:table-cell table:style-name="ce1" office:value-type="float" office:value="0.1051" calcext:value-type="float">
            <text:p>0.1051</text:p>
          </table:table-cell>
        </table:table-row>
        <table:table-row table:style-name="ro3">
          <table:table-cell table:style-name="ce1" office:value-type="string" calcext:value-type="string">
            <text:p>COMP_CON</text:p>
          </table:table-cell>
          <table:table-cell table:style-name="ce2" office:value-type="string" calcext:value-type="string">
            <text:p>Ryan <text:s/>has <text:s/>been <text:s/>a <text:s/>director <text:s/>of <text:s/>the <text:s/>Company <text:s/>since <text:s/>July <text:s/>2005, <text:s/>and <text:s/>has <text:s/>served <text:s/>as <text:s/>Lead Independent <text:s/>Director <text:s/>since <text:s/>February <text:s/>2015</text:p>
          </table:table-cell>
          <table:table-cell table:style-name="ce1" office:value-type="float" office:value="0.2365" calcext:value-type="float">
            <text:p>0.2365</text:p>
          </table:table-cell>
        </table:table-row>
        <table:table-row table:style-name="ro4">
          <table:table-cell table:style-name="ce1" office:value-type="string" calcext:value-type="string">
            <text:p>SOCENV_INC</text:p>
          </table:table-cell>
          <table:table-cell table:style-name="ce2" office:value-type="string" calcext:value-type="string">
            <text:p>12 Patrick T. Ryan Lead Independent Director <text:s text:c="2"/>Patrick <text:s/>T</text:p>
          </table:table-cell>
          <table:table-cell table:style-name="ce1" office:value-type="float" office:value="0.208" calcext:value-type="float">
            <text:p>0.208</text:p>
          </table:table-cell>
        </table:table-row>
        <table:table-row table:style-name="ro3">
          <table:table-cell table:style-name="ce1" office:value-type="string" calcext:value-type="string">
            <text:p>SOCENV_INC</text:p>
          </table:table-cell>
          <table:table-cell table:style-name="ce2" office:value-type="string" calcext:value-type="string">
            <text:p>Ryan <text:s/>has <text:s/>been <text:s/>a <text:s/>director <text:s/>of <text:s/>the <text:s/>Company <text:s/>since <text:s/>July <text:s/>2005, <text:s/>and <text:s/>has <text:s/>served <text:s/>as <text:s/>Lead Independent <text:s/>Director <text:s/>since <text:s/>February <text:s/>2015</text:p>
          </table:table-cell>
          <table:table-cell table:style-name="ce1" office:value-type="float" office:value="0.165" calcext:value-type="float">
            <text:p>0.165</text:p>
          </table:table-cell>
        </table:table-row>
        <table:table-row table:style-name="ro4">
          <table:table-cell table:style-name="ce1" office:value-type="string" calcext:value-type="string">
            <text:p>COMP_CON</text:p>
          </table:table-cell>
          <table:table-cell table:style-name="ce2" office:value-type="string" calcext:value-type="string">
            <text:p>12 Patrick T. Ryan Lead Independent Director <text:s text:c="2"/>Patrick <text:s/>T</text:p>
          </table:table-cell>
          <table:table-cell table:style-name="ce1" office:value-type="float" office:value="0.0539" calcext:value-type="float">
            <text:p>0.0539</text:p>
          </table:table-cell>
        </table:table-row>
        <table:table-row table:style-name="ro4">
          <table:table-cell table:style-name="ce1" office:value-type="string" calcext:value-type="string">
            <text:p>SOCENV_INC</text:p>
          </table:table-cell>
          <table:table-cell table:style-name="ce2" office:value-type="string" calcext:value-type="string">
            <text:p>Board conducts an annual self-assessment process coordinated by our Lead Independent Director</text:p>
          </table:table-cell>
          <table:table-cell table:style-name="ce1" office:value-type="float" office:value="0.1539" calcext:value-type="float">
            <text:p>0.1539</text:p>
          </table:table-cell>
        </table:table-row>
        <table:table-row table:style-name="ro4">
          <table:table-cell table:style-name="ce1" office:value-type="string" calcext:value-type="string">
            <text:p>COMP_CON</text:p>
          </table:table-cell>
          <table:table-cell table:style-name="ce2" office:value-type="string" calcext:value-type="string">
            <text:p>Board conducts an annual self-assessment process coordinated by our Lead Independent Director</text:p>
          </table:table-cell>
          <table:table-cell table:style-name="ce1" office:value-type="float" office:value="0.1078" calcext:value-type="float">
            <text:p>0.1078</text:p>
          </table:table-cell>
        </table:table-row>
        <table:table-row table:style-name="ro1">
          <table:table-cell table:style-name="ce1" office:value-type="string" calcext:value-type="string">
            <text:p>COMP_CON</text:p>
          </table:table-cell>
          <table:table-cell table:style-name="ce2" office:value-type="string" calcext:value-type="string">
            <text:p>Nominating <text:s/>and <text:s/>Governance <text:s/>Committee <text:s/>assesses <text:s/>director <text:s/>time <text:s/>commitments <text:s/>in <text:s/>reviewing <text:s/>nominee candidates; directors must notify the committee before accepting board or committee seats at other for- profit companies</text:p>
          </table:table-cell>
          <table:table-cell table:style-name="ce1" office:value-type="float" office:value="0.2801" calcext:value-type="float">
            <text:p>0.2801</text:p>
          </table:table-cell>
        </table:table-row>
        <table:table-row table:style-name="ro4">
          <table:table-cell table:style-name="ce1" office:value-type="string" calcext:value-type="string">
            <text:p>COMP_CON</text:p>
          </table:table-cell>
          <table:table-cell table:style-name="ce2" office:value-type="string" calcext:value-type="string">
            <text:p>Active Lead Independent Director with expansive duties</text:p>
          </table:table-cell>
          <table:table-cell table:style-name="ce1" office:value-type="float" office:value="0.7348" calcext:value-type="float">
            <text:p>0.7348</text:p>
          </table:table-cell>
        </table:table-row>
        <table:table-row table:style-name="ro2">
          <table:table-cell table:style-name="ce1" office:value-type="string" calcext:value-type="string">
            <text:p>COMP_CON</text:p>
          </table:table-cell>
          <table:table-cell table:style-name="ce2" office:value-type="string" calcext:value-type="string">
            <text:p>After <text:s/>its <text:s/>most <text:s/>recent <text:s/>evaluation <text:s/>of director <text:s/>independence, <text:s/>the <text:s/>Board <text:s/>of <text:s/>Directors <text:s/>affirmatively <text:s/>determined <text:s/>that <text:s/>seven <text:s/>of <text:s/>our <text:s/>eight <text:s/>current <text:s/>directors, <text:s/>Messrs. <text:s/>Byrne, <text:s/>Churchill, Earle, <text:s/>Ferguson, <text:s/>Ryan <text:s/>and <text:s/>Zeitlin, <text:s/>and <text:s/>Ms. <text:s/>Palandjian, <text:s/>are <text:s/>"independent" <text:s/>for <text:s/>purposes <text:s/>of <text:s/>NYSE <text:s/>listing <text:s/>standards</text:p>
          </table:table-cell>
          <table:table-cell table:style-name="ce1" office:value-type="float" office:value="0.5218" calcext:value-type="float">
            <text:p>0.5218</text:p>
          </table:table-cell>
        </table:table-row>
        <table:table-row table:style-name="ro3">
          <table:table-cell table:style-name="ce1" office:value-type="string" calcext:value-type="string">
            <text:p>COMP_CON</text:p>
          </table:table-cell>
          <table:table-cell table:style-name="ce2" office:value-type="string" calcext:value-type="string">
            <text:p>The <text:s/>independent <text:s/>directors <text:s/>regularly <text:s/>meet <text:s/>without <text:s/>management <text:s/>present, <text:s/>led <text:s/>by <text:s/>our <text:s/>Lead <text:s/>Independent Director</text:p>
          </table:table-cell>
          <table:table-cell table:style-name="ce1" office:value-type="float" office:value="0.5134" calcext:value-type="float">
            <text:p>0.5134</text:p>
          </table:table-cell>
        </table:table-row>
        <table:table-row table:style-name="ro2">
          <table:table-cell table:style-name="ce1" office:value-type="string" calcext:value-type="string">
            <text:p>SOCENV_INC</text:p>
          </table:table-cell>
          <table:table-cell table:style-name="ce2" office:value-type="string" calcext:value-type="string">
            <text:p>After <text:s/>its <text:s/>most <text:s/>recent <text:s/>evaluation <text:s/>of director <text:s/>independence, <text:s/>the <text:s/>Board <text:s/>of <text:s/>Directors <text:s/>affirmatively <text:s/>determined <text:s/>that <text:s/>seven <text:s/>of <text:s/>our <text:s/>eight <text:s/>current <text:s/>directors, <text:s/>Messrs. <text:s/>Byrne, <text:s/>Churchill, Earle, <text:s/>Ferguson, <text:s/>Ryan <text:s/>and <text:s/>Zeitlin, <text:s/>and <text:s/>Ms. <text:s/>Palandjian, <text:s/>are <text:s/>"independent" <text:s/>for <text:s/>purposes <text:s/>of <text:s/>NYSE <text:s/>listing <text:s/>standards</text:p>
          </table:table-cell>
          <table:table-cell table:style-name="ce1" office:value-type="float" office:value="0.0801" calcext:value-type="float">
            <text:p>0.0801</text:p>
          </table:table-cell>
        </table:table-row>
        <table:table-row table:style-name="ro3">
          <table:table-cell table:style-name="ce1" office:value-type="string" calcext:value-type="string">
            <text:p>COMP_CON</text:p>
          </table:table-cell>
          <table:table-cell table:style-name="ce2" office:value-type="string" calcext:value-type="string">
            <text:p>At least annually, the Board of Directors evaluates the independence of our directors in light of the standards established by NYSE</text:p>
          </table:table-cell>
          <table:table-cell table:style-name="ce1" office:value-type="float" office:value="0.1313" calcext:value-type="float">
            <text:p>0.1313</text:p>
          </table:table-cell>
        </table:table-row>
        <table:table-row table:style-name="ro3">
          <table:table-cell table:style-name="ce1" office:value-type="string" calcext:value-type="string">
            <text:p>COMP_CON</text:p>
          </table:table-cell>
          <table:table-cell table:style-name="ce2" office:value-type="string" calcext:value-type="string">
            <text:p>All Board committees are composed exclusively of independent directors Lead Independent Director</text:p>
          </table:table-cell>
          <table:table-cell table:style-name="ce1" office:value-type="float" office:value="0.3746" calcext:value-type="float">
            <text:p>0.3746</text:p>
          </table:table-cell>
        </table:table-row>
        <table:table-row table:style-name="ro1">
          <table:table-cell table:style-name="ce1" office:value-type="string" calcext:value-type="string">
            <text:p>SOCENV_INC</text:p>
          </table:table-cell>
          <table:table-cell table:style-name="ce2" office:value-type="string" calcext:value-type="string">
            <text:p>Corporate Governance Matters and Meetings of the Board of Directors and Committees <text:s text:c="8"/>The Board of Directors and management regularly review best practices in corporate governance and modify our corporate governance policies and practices as warranted</text:p>
          </table:table-cell>
          <table:table-cell table:style-name="ce1" office:value-type="float" office:value="0.1411" calcext:value-type="float">
            <text:p>0.1411</text:p>
          </table:table-cell>
        </table:table-row>
        <table:table-row table:style-name="ro3">
          <table:table-cell table:style-name="ce1" office:value-type="string" calcext:value-type="string">
            <text:p>SOCENV_INC</text:p>
          </table:table-cell>
          <table:table-cell table:style-name="ce2" office:value-type="string" calcext:value-type="string">
            <text:p>At least annually, the Board of Directors evaluates the independence of our directors in light of the standards established by NYSE</text:p>
          </table:table-cell>
          <table:table-cell table:style-name="ce1" office:value-type="float" office:value="0.0939" calcext:value-type="float">
            <text:p>0.0939</text:p>
          </table:table-cell>
        </table:table-row>
        <table:table-row table:style-name="ro1">
          <table:table-cell table:style-name="ce1" office:value-type="string" calcext:value-type="string">
            <text:p>COMP_CON</text:p>
          </table:table-cell>
          <table:table-cell table:style-name="ce2" office:value-type="string" calcext:value-type="string">
            <text:p>Corporate Governance Matters and Meetings of the Board of Directors and Committees <text:s text:c="8"/>The Board of Directors and management regularly review best practices in corporate governance and modify our corporate governance policies and practices as warranted</text:p>
          </table:table-cell>
          <table:table-cell table:style-name="ce1" office:value-type="float" office:value="0.0772" calcext:value-type="float">
            <text:p>0.0772</text:p>
          </table:table-cell>
        </table:table-row>
        <table:table-row table:style-name="ro3">
          <table:table-cell table:style-name="ce1" office:value-type="string" calcext:value-type="string">
            <text:p>COMP_CON</text:p>
          </table:table-cell>
          <table:table-cell table:style-name="ce2" office:value-type="string" calcext:value-type="string">
            <text:p>Other members of the Board of Directors attend Nominating and Governance Committee meetings from time to time at the invitation of the Nominating and Governance Committee</text:p>
          </table:table-cell>
          <table:table-cell table:style-name="ce1" office:value-type="float" office:value="0.1348" calcext:value-type="float">
            <text:p>0.1348</text:p>
          </table:table-cell>
        </table:table-row>
        <table:table-row table:style-name="ro1">
          <table:table-cell table:style-name="ce1" office:value-type="string" calcext:value-type="string">
            <text:p>COMP_CON</text:p>
          </table:table-cell>
          <table:table-cell table:style-name="ce2" office:value-type="string" calcext:value-type="string">
            <text:p>The <text:s/>Nominating <text:s/>and <text:s/>Governance <text:s/>Committee <text:s/>does <text:s/>not <text:s/>have <text:s/>a <text:s/>specific <text:s/>policy <text:s/>regarding <text:s/>the <text:s/>consideration <text:s/>of stockholder recommendations for director candidates and considers this appropriate because it evaluates recommendations without 14</text:p>
          </table:table-cell>
          <table:table-cell table:style-name="ce1" office:value-type="float" office:value="0.2064" calcext:value-type="float">
            <text:p>0.2064</text:p>
          </table:table-cell>
        </table:table-row>
        <table:table-row table:style-name="ro2">
          <table:table-cell table:style-name="ce1" office:value-type="string" calcext:value-type="string">
            <text:p>COMP_CON</text:p>
          </table:table-cell>
          <table:table-cell table:style-name="ce2" office:value-type="string" calcext:value-type="string">
            <text:p>Stockholder <text:s/>recommendations <text:s/>must <text:s/>be <text:s/>submitted <text:s/>to <text:s/>the Nominating and Governance Committee in accordance with the requirements set forth in the By-laws, including those discussed in the "Other Matters—Stockholder <text:s/>Proposals" <text:s/>section <text:s/>of <text:s/>this <text:s/>Proxy <text:s/>Statement, <text:s/>and <text:s/>any <text:s/>procedures <text:s/>established <text:s/>from <text:s/>time <text:s/>to <text:s/>time <text:s/>by <text:s/>the <text:s/>Nominating <text:s/>and Governance <text:s/>Committee</text:p>
          </table:table-cell>
          <table:table-cell table:style-name="ce1" office:value-type="float" office:value="0.0625" calcext:value-type="float">
            <text:p>0.0625</text:p>
          </table:table-cell>
        </table:table-row>
        <table:table-row table:style-name="ro6">
          <table:table-cell table:style-name="ce1" office:value-type="string" calcext:value-type="string">
            <text:p>SOCENV_INC</text:p>
          </table:table-cell>
          <table:table-cell table:style-name="ce2" office:value-type="string" calcext:value-type="string">
            <text:p>The Nominating and Governance Committee is primarily responsible <text:s/>for <text:s/>recommending <text:s/>criteria <text:s/>to <text:s/>the <text:s/>Board <text:s/>of <text:s/>Directors <text:s/>for <text:s/>Board <text:s/>and <text:s/>committee <text:s/>membership, <text:s/>identifying <text:s/>and <text:s/>evaluating <text:s/>director candidates, <text:s/>overseeing <text:s/>the <text:s/>annual <text:s/>self-assessment <text:s/>of <text:s/>the <text:s/>Board <text:s/>of <text:s/>Directors <text:s/>and <text:s/>its <text:s/>committees <text:s/>and <text:s/>of <text:s/>the <text:s/>Chairman <text:s/>and <text:s/>Chief <text:s/>Executive Officer, <text:s/>and <text:s/>maintaining <text:s/>our <text:s/>Corporate <text:s/>Governance <text:s/>Guidelines</text:p>
          </table:table-cell>
          <table:table-cell table:style-name="ce1" office:value-type="float" office:value="0.5363" calcext:value-type="float">
            <text:p>0.5363</text:p>
          </table:table-cell>
        </table:table-row>
        <table:table-row table:style-name="ro1">
          <table:table-cell table:style-name="ce1" office:value-type="string" calcext:value-type="string">
            <text:p>COMP_CON</text:p>
          </table:table-cell>
          <table:table-cell table:style-name="ce2" office:value-type="string" calcext:value-type="string">
            <text:p>The <text:s/>Nominating <text:s/>and <text:s/>Governance <text:s/>Committee <text:s/>may <text:s/>solicit <text:s/>director <text:s/>candidate <text:s/>recommendations <text:s/>from <text:s/>a <text:s/>number <text:s/>of <text:s/>sources, <text:s/>including directors, <text:s/>executive <text:s/>officers <text:s/>and <text:s/>third-party <text:s/>search <text:s/>firms</text:p>
          </table:table-cell>
          <table:table-cell table:style-name="ce1" office:value-type="float" office:value="0.3284" calcext:value-type="float">
            <text:p>0.3284</text:p>
          </table:table-cell>
        </table:table-row>
        <table:table-row table:style-name="ro3">
          <table:table-cell table:style-name="ce1" office:value-type="string" calcext:value-type="string">
            <text:p>COMP_CON</text:p>
          </table:table-cell>
          <table:table-cell table:style-name="ce2" office:value-type="string" calcext:value-type="string">
            <text:p>Each member meets the independence requirements applicable to the Compensation Committee under NYSE listing standards</text:p>
          </table:table-cell>
          <table:table-cell table:style-name="ce1" office:value-type="float" office:value="0.0932" calcext:value-type="float">
            <text:p>0.0932</text:p>
          </table:table-cell>
        </table:table-row>
        <table:table-row table:style-name="ro1">
          <table:table-cell table:style-name="ce1" office:value-type="string" calcext:value-type="string">
            <text:p>SOCENV_INC</text:p>
          </table:table-cell>
          <table:table-cell table:style-name="ce2" office:value-type="string" calcext:value-type="string">
            <text:p>Each <text:s/>of <text:s/>the <text:s/>members <text:s/>meets <text:s/>the <text:s/>independence <text:s/>standards <text:s/>applicable <text:s/>to <text:s/>audit <text:s/>committees under <text:s/>the <text:s/>Sarbanes-Oxley <text:s/>Act <text:s/>of <text:s/>2002 <text:s/>and <text:s/>NYSE <text:s/>listing <text:s/>standards <text:s/>and <text:s/>is <text:s/>an <text:s/>audit <text:s/>committee <text:s/>financial <text:s/>expert, <text:s/>as <text:s/>defined <text:s/>by <text:s/>the <text:s/>SEC.</text:p>
          </table:table-cell>
          <table:table-cell table:style-name="ce1" office:value-type="float" office:value="0.216" calcext:value-type="float">
            <text:p>0.216</text:p>
          </table:table-cell>
        </table:table-row>
        <table:table-row table:style-name="ro1">
          <table:table-cell table:style-name="ce1" office:value-type="string" calcext:value-type="string">
            <text:p>COMP_CON</text:p>
          </table:table-cell>
          <table:table-cell table:style-name="ce2" office:value-type="string" calcext:value-type="string">
            <text:p>Each <text:s/>of <text:s/>the <text:s/>members <text:s/>meets <text:s/>the <text:s/>independence <text:s/>standards <text:s/>applicable <text:s/>to <text:s/>audit <text:s/>committees under <text:s/>the <text:s/>Sarbanes-Oxley <text:s/>Act <text:s/>of <text:s/>2002 <text:s/>and <text:s/>NYSE <text:s/>listing <text:s/>standards <text:s/>and <text:s/>is <text:s/>an <text:s/>audit <text:s/>committee <text:s/>financial <text:s/>expert, <text:s/>as <text:s/>defined <text:s/>by <text:s/>the <text:s/>SEC.</text:p>
          </table:table-cell>
          <table:table-cell table:style-name="ce1" office:value-type="float" office:value="0.3855" calcext:value-type="float">
            <text:p>0.3855</text:p>
          </table:table-cell>
        </table:table-row>
        <table:table-row table:style-name="ro3">
          <table:table-cell table:style-name="ce1" office:value-type="string" calcext:value-type="string">
            <text:p>COMP_CON</text:p>
          </table:table-cell>
          <table:table-cell table:style-name="ce2" office:value-type="string" calcext:value-type="string">
            <text:p>Other members of the Board of Directors attend Audit Committee meetings from time to time at the invitation of the Audit Committee</text:p>
          </table:table-cell>
          <table:table-cell table:style-name="ce1" office:value-type="float" office:value="0.0637" calcext:value-type="float">
            <text:p>0.0637</text:p>
          </table:table-cell>
        </table:table-row>
        <table:table-row table:style-name="ro3">
          <table:table-cell table:style-name="ce1" office:value-type="string" calcext:value-type="string">
            <text:p>SOCENV_INC</text:p>
          </table:table-cell>
          <table:table-cell table:style-name="ce2" office:value-type="string" calcext:value-type="string">
            <text:p>The <text:s/>standing <text:s/>committees <text:s/>of <text:s/>the <text:s/>Board <text:s/>of <text:s/>Directors <text:s/>are <text:s/>the <text:s/>Audit <text:s/>Committee, <text:s/>the <text:s/>Compensation <text:s/>Committee <text:s/>and <text:s/>the <text:s/>Nominating <text:s/>and Governance <text:s/>Committee</text:p>
          </table:table-cell>
          <table:table-cell table:style-name="ce1" office:value-type="float" office:value="0.0693" calcext:value-type="float">
            <text:p>0.0693</text:p>
          </table:table-cell>
        </table:table-row>
        <table:table-row table:style-name="ro3">
          <table:table-cell table:style-name="ce1" office:value-type="string" calcext:value-type="string">
            <text:p>COMP_CON</text:p>
          </table:table-cell>
          <table:table-cell table:style-name="ce2" office:value-type="string" calcext:value-type="string">
            <text:p>The <text:s/>standing <text:s/>committees <text:s/>of <text:s/>the <text:s/>Board <text:s/>of <text:s/>Directors <text:s/>are <text:s/>the <text:s/>Audit <text:s/>Committee, <text:s/>the <text:s/>Compensation <text:s/>Committee <text:s/>and <text:s/>the <text:s/>Nominating <text:s/>and Governance <text:s/>Committee</text:p>
          </table:table-cell>
          <table:table-cell table:style-name="ce1" office:value-type="float" office:value="0.1754" calcext:value-type="float">
            <text:p>0.1754</text:p>
          </table:table-cell>
        </table:table-row>
        <table:table-row table:style-name="ro1">
          <table:table-cell table:style-name="ce1" office:value-type="string" calcext:value-type="string">
            <text:p>COMP_CON</text:p>
          </table:table-cell>
          <table:table-cell table:style-name="ce2" office:value-type="string" calcext:value-type="string">
            <text:p>There <text:s/>were <text:s/>no <text:s/>transactions <text:s/>between <text:s/>any <text:s/>non-executive <text:s/>director <text:s/>and <text:s/>the <text:s/>Company <text:s/>for <text:s/>the <text:s/>Board <text:s/>of <text:s/>Director's consideration <text:s/>in <text:s/>determining <text:s/>the <text:s/>independence <text:s/>of <text:s/>any <text:s/>non-executive <text:s/>director</text:p>
          </table:table-cell>
          <table:table-cell table:style-name="ce1" office:value-type="float" office:value="0.3308" calcext:value-type="float">
            <text:p>0.3308</text:p>
          </table:table-cell>
        </table:table-row>
        <table:table-row table:style-name="ro4">
          <table:table-cell table:style-name="ce1" office:value-type="string" calcext:value-type="string">
            <text:p>COMP_CON</text:p>
          </table:table-cell>
          <table:table-cell table:style-name="ce2" office:value-type="string" calcext:value-type="string">
            <text:p>with high honors from the University of Virginia</text:p>
          </table:table-cell>
          <table:table-cell table:style-name="ce1" office:value-type="float" office:value="0.0789" calcext:value-type="float">
            <text:p>0.0789</text:p>
          </table:table-cell>
        </table:table-row>
        <table:table-row table:style-name="ro3">
          <table:table-cell table:style-name="ce1" office:value-type="string" calcext:value-type="string">
            <text:p>SOCENV_INC</text:p>
          </table:table-cell>
          <table:table-cell table:style-name="ce2" office:value-type="string" calcext:value-type="string">
            <text:p>Prior to joining Merrill Lynch in 2001, Mr. Dyson was a worldwide Partner at William M. Mercer, where his roles included Head <text:s/>of <text:s/>U.S. <text:s/>Multinational <text:s/>Investment <text:s/>Consulting <text:s/>and <text:s/>Head <text:s/>of <text:s/>U.K</text:p>
          </table:table-cell>
          <table:table-cell table:style-name="ce1" office:value-type="float" office:value="0.3021" calcext:value-type="float">
            <text:p>0.3021</text:p>
          </table:table-cell>
        </table:table-row>
        <table:table-row table:style-name="ro3">
          <table:table-cell table:style-name="ce1" office:value-type="string" calcext:value-type="string">
            <text:p>COMP_CON</text:p>
          </table:table-cell>
          <table:table-cell table:style-name="ce2" office:value-type="string" calcext:value-type="string">
            <text:p>Prior to joining AMG, Mr. Billings was a partner at Akin <text:s/>Gump <text:s/>Strauss <text:s/>Hauer <text:s/>&amp; <text:s/>Feld <text:s/>LLP, <text:s/>where <text:s/>he <text:s/>led <text:s/>the <text:s/>firm's <text:s/>investment <text:s/>funds practice <text:s/>in <text:s/>London</text:p>
          </table:table-cell>
          <table:table-cell table:style-name="ce1" office:value-type="float" office:value="0.2147" calcext:value-type="float">
            <text:p>0.2147</text:p>
          </table:table-cell>
        </table:table-row>
        <table:table-row table:style-name="ro3">
          <table:table-cell table:style-name="ce1" office:value-type="string" calcext:value-type="string">
            <text:p>COMP_CON</text:p>
          </table:table-cell>
          <table:table-cell table:style-name="ce2" office:value-type="string" calcext:value-type="string">
            <text:p>Prior to joining Merrill Lynch in 2001, Mr. Dyson was a worldwide Partner at William M. Mercer, where his roles included Head <text:s/>of <text:s/>U.S. <text:s/>Multinational <text:s/>Investment <text:s/>Consulting <text:s/>and <text:s/>Head <text:s/>of <text:s/>U.K</text:p>
          </table:table-cell>
          <table:table-cell table:style-name="ce1" office:value-type="float" office:value="0.2525" calcext:value-type="float">
            <text:p>0.2525</text:p>
          </table:table-cell>
        </table:table-row>
        <table:table-row table:style-name="ro3">
          <table:table-cell table:style-name="ce1" office:value-type="string" calcext:value-type="string">
            <text:p>COMP_CON</text:p>
          </table:table-cell>
          <table:table-cell table:style-name="ce2" office:value-type="string" calcext:value-type="string">
            <text:p>Prior <text:s/>to <text:s/>that, Mr. <text:s/>Horgen <text:s/>served <text:s/>as <text:s/>a <text:s/>Managing <text:s/>Director <text:s/>in <text:s/>the <text:s/>Financial <text:s/>Institutions <text:s/>Group <text:s/>at Merrill Lynch, Pierce, Fenner &amp; Smith Incorporated</text:p>
          </table:table-cell>
          <table:table-cell table:style-name="ce1" office:value-type="float" office:value="0.1057" calcext:value-type="float">
            <text:p>0.1057</text:p>
          </table:table-cell>
        </table:table-row>
        <table:table-row table:style-name="ro3">
          <table:table-cell table:style-name="ce1" office:value-type="string" calcext:value-type="string">
            <text:p>COMP_CON</text:p>
          </table:table-cell>
          <table:table-cell table:style-name="ce2" office:value-type="string" calcext:value-type="string">
            <text:p>From 1993 to 2000, he worked as <text:s text:c="2"/>an <text:s text:c="2"/>investment <text:s text:c="2"/>banker <text:s text:c="2"/>in <text:s text:c="2"/>the <text:s text:c="2"/>Financial <text:s text:c="2"/>Institutions <text:s text:c="2"/>Group <text:s text:c="2"/>at <text:s text:c="2"/>Goldman, Sachs &amp; Co</text:p>
          </table:table-cell>
          <table:table-cell table:style-name="ce1" office:value-type="float" office:value="0.1263" calcext:value-type="float">
            <text:p>0.1263</text:p>
          </table:table-cell>
        </table:table-row>
        <table:table-row table:style-name="ro3">
          <table:table-cell table:style-name="ce1" office:value-type="string" calcext:value-type="string">
            <text:p>COMP_CON</text:p>
          </table:table-cell>
          <table:table-cell table:style-name="ce2" office:value-type="string" calcext:value-type="string">
            <text:p>Prior to joining AMG, Mr. Horgen was a founder and Managing <text:s/>Director <text:s/>of <text:s/>Eastside <text:s/>Partners, <text:s/>a <text:s/>private <text:s/>equity <text:s/>firm</text:p>
          </table:table-cell>
          <table:table-cell table:style-name="ce1" office:value-type="float" office:value="0.068" calcext:value-type="float">
            <text:p>0.068</text:p>
          </table:table-cell>
        </table:table-row>
        <table:table-row table:style-name="ro3">
          <table:table-cell table:style-name="ce1" office:value-type="string" calcext:value-type="string">
            <text:p>COMP_CON</text:p>
          </table:table-cell>
          <table:table-cell table:style-name="ce2" office:value-type="string" calcext:value-type="string">
            <text:p>Prior to joining AMG, Mr. Dalton was an attorney at Goodwin Procter LLP, focusing on <text:s/>mergers <text:s/>and <text:s/>acquisitions, <text:s/>including <text:s/>those <text:s/>in <text:s/>the <text:s/>asset <text:s/>management <text:s/>industry</text:p>
          </table:table-cell>
          <table:table-cell table:style-name="ce1" office:value-type="float" office:value="0.265" calcext:value-type="float">
            <text:p>0.265</text:p>
          </table:table-cell>
        </table:table-row>
        <table:table-row table:style-name="ro3">
          <table:table-cell table:style-name="ce1" office:value-type="string" calcext:value-type="string">
            <text:p>SOCENV_INC</text:p>
          </table:table-cell>
          <table:table-cell table:style-name="ce2" office:value-type="string" calcext:value-type="string">
            <text:p>Prior to joining AMG, Mr. Dalton was an attorney at Goodwin Procter LLP, focusing on <text:s/>mergers <text:s/>and <text:s/>acquisitions, <text:s/>including <text:s/>those <text:s/>in <text:s/>the <text:s/>asset <text:s/>management <text:s/>industry</text:p>
          </table:table-cell>
          <table:table-cell table:style-name="ce1" office:value-type="float" office:value="0.0601" calcext:value-type="float">
            <text:p>0.0601</text:p>
          </table:table-cell>
        </table:table-row>
        <table:table-row table:style-name="ro4">
          <table:table-cell table:style-name="ce1" office:value-type="string" calcext:value-type="string">
            <text:p>SOCENV_INC</text:p>
          </table:table-cell>
          <table:table-cell table:style-name="ce2" office:value-type="string" calcext:value-type="string">
            <text:p>from <text:s/>Boston <text:s/>University <text:s/>School <text:s/>of <text:s/>Law <text:s/>and <text:s/>a <text:s/>B.A</text:p>
          </table:table-cell>
          <table:table-cell table:style-name="ce1" office:value-type="float" office:value="0.1256" calcext:value-type="float">
            <text:p>0.1256</text:p>
          </table:table-cell>
        </table:table-row>
        <table:table-row table:style-name="ro4">
          <table:table-cell table:style-name="ce1" office:value-type="string" calcext:value-type="string">
            <text:p>COMP_CON</text:p>
          </table:table-cell>
          <table:table-cell table:style-name="ce2" office:value-type="string" calcext:value-type="string">
            <text:p>Shea &amp; Associates also provides 22</text:p>
          </table:table-cell>
          <table:table-cell table:style-name="ce1" office:value-type="float" office:value="0.2039" calcext:value-type="float">
            <text:p>0.2039</text:p>
          </table:table-cell>
        </table:table-row>
        <table:table-row table:style-name="ro2">
          <table:table-cell table:style-name="ce1" office:value-type="string" calcext:value-type="string">
            <text:p>COMP_CON</text:p>
          </table:table-cell>
          <table:table-cell table:style-name="ce2" office:value-type="string" calcext:value-type="string">
            <text:p>As <text:s/>part <text:s/>of <text:s/>this <text:s/>process, <text:s/>Shea <text:s/>&amp; <text:s/>Associates <text:s/>regularly <text:s/>provides <text:s/>our <text:s/>Compensation <text:s/>Committee <text:s/>with <text:s/>comprehensive <text:s/>data, <text:s/>including <text:s/>Peer Group long-term equity and total direct compensation, along with analyses of the Company's historical pay levels relative to our Peer Group</text:p>
          </table:table-cell>
          <table:table-cell table:style-name="ce1" office:value-type="float" office:value="0.888" calcext:value-type="float">
            <text:p>0.888</text:p>
          </table:table-cell>
        </table:table-row>
        <table:table-row table:style-name="ro1">
          <table:table-cell table:style-name="ce1" office:value-type="string" calcext:value-type="string">
            <text:p>SOCENV_INC</text:p>
          </table:table-cell>
          <table:table-cell table:style-name="ce2" office:value-type="string" calcext:value-type="string">
            <text:p>Continued strong investment performance by our Affiliates; strategic focus on active return-oriented products, especially in the areas of global equities and alternatives, positioning us for future success Generation of Organic Growth</text:p>
          </table:table-cell>
          <table:table-cell table:style-name="ce1" office:value-type="float" office:value="0.2244" calcext:value-type="float">
            <text:p>0.2244</text:p>
          </table:table-cell>
        </table:table-row>
        <table:table-row table:style-name="ro4">
          <table:table-cell table:style-name="ce1" office:value-type="string" calcext:value-type="string">
            <text:p>SOCENV_INC</text:p>
          </table:table-cell>
          <table:table-cell table:style-name="ce2" office:value-type="string" calcext:value-type="string">
            <text:p>Received initial "A3" rating from Moody's and an affirmed "BBB+" rating from Standard &amp; Poor's</text:p>
          </table:table-cell>
          <table:table-cell table:style-name="ce1" office:value-type="float" office:value="0.267" calcext:value-type="float">
            <text:p>0.267</text:p>
          </table:table-cell>
        </table:table-row>
        <table:table-row table:style-name="ro2">
          <table:table-cell table:style-name="ce1" office:value-type="string" calcext:value-type="string">
            <text:p>SOCENV_INC</text:p>
          </table:table-cell>
          <table:table-cell table:style-name="ce2" office:value-type="string" calcext:value-type="string">
            <text:p>Exhibit 6 Performance Category: Strategic Performance Criteria <text:s text:c="8"/>The Performance Assessment included a review of the Company's execution on certain strategic performance criteria, including product strategy, <text:s/>organic <text:s/>growth, <text:s/>global <text:s/>distribution, <text:s/>new <text:s/>Affiliate <text:s/>investments <text:s/>and <text:s/>capital <text:s/>management</text:p>
          </table:table-cell>
          <table:table-cell table:style-name="ce1" office:value-type="float" office:value="0.0645" calcext:value-type="float">
            <text:p>0.0645</text:p>
          </table:table-cell>
        </table:table-row>
        <table:table-row table:style-name="ro2">
          <table:table-cell table:style-name="ce1" office:value-type="string" calcext:value-type="string">
            <text:p>SOCENV_INC</text:p>
          </table:table-cell>
          <table:table-cell table:style-name="ce2" office:value-type="string" calcext:value-type="string">
            <text:p>The <text:s/>success <text:s/>of <text:s/>our <text:s/>strategic <text:s/>focus <text:s/>on <text:s/>attractive <text:s/>active <text:s/>return-oriented <text:s/>product <text:s/>areas <text:s/>is <text:s/>further <text:s/>evidenced <text:s/>by <text:s/>the exceptional organic growth we have generated over the trailing 3- and 5-year periods, notwithstanding modestly negative net client cash flows during 2015, reflecting a challenging market environment and muted investor risk appetite</text:p>
          </table:table-cell>
          <table:table-cell table:style-name="ce1" office:value-type="float" office:value="0.0957" calcext:value-type="float">
            <text:p>0.0957</text:p>
          </table:table-cell>
        </table:table-row>
        <table:table-row table:style-name="ro2">
          <table:table-cell table:style-name="ce1" office:value-type="string" calcext:value-type="string">
            <text:p>SOCENV_INC</text:p>
          </table:table-cell>
          <table:table-cell table:style-name="ce2" office:value-type="string" calcext:value-type="string">
            <text:p>Product <text:s/>Strategy: <text:s text:c="8"/>The <text:s/>Committee <text:s/>reviewed <text:s/>our <text:s/>execution <text:s/>and <text:s/>ongoing <text:s/>development <text:s/>of <text:s/>our <text:s/>active <text:s/>return-oriented <text:s/>product <text:s/>strategy, especially in the areas of global equities and alternatives, and recognized exceptional achievements in this performance category, including the following:</text:p>
          </table:table-cell>
          <table:table-cell table:style-name="ce1" office:value-type="float" office:value="0.0636" calcext:value-type="float">
            <text:p>0.0636</text:p>
          </table:table-cell>
        </table:table-row>
        <table:table-row table:style-name="ro3">
          <table:table-cell table:style-name="ce1" office:value-type="string" calcext:value-type="string">
            <text:p>SOCENV_INC</text:p>
          </table:table-cell>
          <table:table-cell table:style-name="ce2" office:value-type="string" calcext:value-type="string">
            <text:p>Abax Investments (Pty) Ltd An exceptional South African and global equities manager which enhances the geographic diversity of AMG's product set</text:p>
          </table:table-cell>
          <table:table-cell table:style-name="ce1" office:value-type="float" office:value="0.8979" calcext:value-type="float">
            <text:p>0.8979</text:p>
          </table:table-cell>
        </table:table-row>
        <table:table-row table:style-name="ro1">
          <table:table-cell table:style-name="ce1" office:value-type="string" calcext:value-type="string">
            <text:p>COMP_CON</text:p>
          </table:table-cell>
          <table:table-cell table:style-name="ce2" office:value-type="string" calcext:value-type="string">
            <text:p>myCIO Wealth Partners, <text:s/>LLC An addition to our AMG Wealth Partners platform, providing comprehensive and integrated advice regarding financial, tax and estate planning, asset allocation and investment management services</text:p>
          </table:table-cell>
          <table:table-cell table:style-name="ce1" office:value-type="float" office:value="0.2206" calcext:value-type="float">
            <text:p>0.2206</text:p>
          </table:table-cell>
        </table:table-row>
        <table:table-row table:style-name="ro1">
          <table:table-cell table:style-name="ce1" office:value-type="string" calcext:value-type="string">
            <text:p>SOCENV_INC</text:p>
          </table:table-cell>
          <table:table-cell table:style-name="ce2" office:value-type="string" calcext:value-type="string">
            <text:p>myCIO Wealth Partners, <text:s/>LLC An addition to our AMG Wealth Partners platform, providing comprehensive and integrated advice regarding financial, tax and estate planning, asset allocation and investment management services</text:p>
          </table:table-cell>
          <table:table-cell table:style-name="ce1" office:value-type="float" office:value="0.0735" calcext:value-type="float">
            <text:p>0.0735</text:p>
          </table:table-cell>
        </table:table-row>
        <table:table-row table:style-name="ro1">
          <table:table-cell table:style-name="ce1" office:value-type="string" calcext:value-type="string">
            <text:p>SOCENV_INC</text:p>
          </table:table-cell>
          <table:table-cell table:style-name="ce2" office:value-type="string" calcext:value-type="string">
            <text:p>Baker Street Advisors, <text:s/>LLC An addition to our AMG Wealth Partners platform, providing customized wealth management and comprehensive investment advisory solutions to high net worth individuals, families and foundations</text:p>
          </table:table-cell>
          <table:table-cell table:style-name="ce1" office:value-type="float" office:value="0.0583" calcext:value-type="float">
            <text:p>0.0583</text:p>
          </table:table-cell>
        </table:table-row>
        <table:table-row table:style-name="ro1">
          <table:table-cell table:style-name="ce1" office:value-type="string" calcext:value-type="string">
            <text:p>SOCENV_INC</text:p>
          </table:table-cell>
          <table:table-cell table:style-name="ce2" office:value-type="string" calcext:value-type="string">
            <text:p>Systematica Investments LP An innovative technology-driven firm applying a quantitative and systematic approach to trading, recognized as one of the leading managed futures and systematic trading managers in the world</text:p>
          </table:table-cell>
          <table:table-cell table:style-name="ce1" office:value-type="float" office:value="0.073" calcext:value-type="float">
            <text:p>0.073</text:p>
          </table:table-cell>
        </table:table-row>
        <table:table-row table:style-name="ro1">
          <table:table-cell table:style-name="ce1" office:value-type="string" calcext:value-type="string">
            <text:p>SOCENV_INC</text:p>
          </table:table-cell>
          <table:table-cell table:style-name="ce2" office:value-type="string" calcext:value-type="string">
            <text:p>Received <text:s/>an <text:s/>initial <text:s/>rating <text:s/>by <text:s/>Moody's <text:s/>Investors <text:s/>Service <text:s/>of <text:s/>"A3" <text:s/>and <text:s/>an <text:s/>affirmed <text:s/>rating <text:s/>by <text:s/>Standard <text:s/>&amp; <text:s/>Poor's <text:s/>of <text:s/>"BBB+", reflecting our balance sheet strength and the increasing global scale of our business</text:p>
          </table:table-cell>
          <table:table-cell table:style-name="ce1" office:value-type="float" office:value="0.3769" calcext:value-type="float">
            <text:p>0.3769</text:p>
          </table:table-cell>
        </table:table-row>
        <table:table-row table:style-name="ro2">
          <table:table-cell table:style-name="ce1" office:value-type="string" calcext:value-type="string">
            <text:p>SOCENV_INC</text:p>
          </table:table-cell>
          <table:table-cell table:style-name="ce2" office:value-type="string" calcext:value-type="string">
            <text:p>Consistent <text:s/>with <text:s/>the <text:s/>targets <text:s/>established <text:s/>by <text:s/>the <text:s/>Compensation <text:s/>Committee, <text:s/>of <text:s/>Mr. <text:s/>Dalton's <text:s/>2015 <text:s/>Total <text:s/>Direct <text:s/>Compensation, <text:s/>94% <text:s/>was Performance-Based Incentive Compensation, comprising a cash bonus representing 28% of Performance-Based Incentive Compensation, and the remainder awarded in the form of long-term equity grants</text:p>
          </table:table-cell>
          <table:table-cell table:style-name="ce1" office:value-type="float" office:value="0.051" calcext:value-type="float">
            <text:p>0.051</text:p>
          </table:table-cell>
        </table:table-row>
        <table:table-row table:style-name="ro2">
          <table:table-cell table:style-name="ce1" office:value-type="string" calcext:value-type="string">
            <text:p>COMP_CON</text:p>
          </table:table-cell>
          <table:table-cell table:style-name="ce2" office:value-type="string" calcext:value-type="string">
            <text:p>Consistent <text:s/>with <text:s/>the <text:s/>targets <text:s/>established <text:s/>by <text:s/>the <text:s/>Compensation <text:s/>Committee, <text:s/>of <text:s/>Mr. <text:s/>Horgen's <text:s/>2015 <text:s/>Total <text:s/>Direct <text:s/>Compensation, <text:s/>93% <text:s/>was Performance-Based Incentive Compensation, comprising a cash bonus representing 30% of Performance-Based Incentive Compensation, with the remainder awarded in the form of long-term equity grants</text:p>
          </table:table-cell>
          <table:table-cell table:style-name="ce1" office:value-type="float" office:value="0.051" calcext:value-type="float">
            <text:p>0.051</text:p>
          </table:table-cell>
        </table:table-row>
        <table:table-row table:style-name="ro6">
          <table:table-cell table:style-name="ce1" office:value-type="string" calcext:value-type="string">
            <text:p>COMP_CON</text:p>
          </table:table-cell>
          <table:table-cell table:style-name="ce2" office:value-type="string" calcext:value-type="string">
            <text:p>The Committee, <text:s/>including, <text:s/>in <text:s/>particular, <text:s/>the <text:s/>Committee <text:s/>Chair, <text:s/>attends <text:s/>numerous <text:s/>meetings <text:s/>with <text:s/>its <text:s/>independent <text:s/>outside <text:s/>executive <text:s/>compensation consulting firm, Thomas E. Shea &amp; Associates, LLC ("Shea &amp; Associates"), to consider the compensation of the peer companies set forth in the "Market and Industry Comparison" section of this Proxy Statement (our "Peer Group"), and potential structures for incentive awards</text:p>
          </table:table-cell>
          <table:table-cell table:style-name="ce1" office:value-type="float" office:value="0.9922" calcext:value-type="float">
            <text:p>0.9922</text:p>
          </table:table-cell>
        </table:table-row>
        <table:table-row table:style-name="ro11">
          <table:table-cell table:style-name="ce1" office:value-type="string" calcext:value-type="string">
            <text:p>COMP_CON</text:p>
          </table:table-cell>
          <table:table-cell table:style-name="ce2" office:value-type="string" calcext:value-type="string">
            <text:p>In his capacity as Chairman and Chief Executive Officer, Mr. Healey participates in discussions with the <text:s/>Committee <text:s/>concerning <text:s/>the <text:s/>compensation <text:s/>of <text:s/>other <text:s/>members <text:s/>of <text:s/>executive <text:s/>management <text:s/>and <text:s/>the <text:s/>design <text:s/>of <text:s/>long-term <text:s/>and <text:s/>equity <text:s/>incentive plans, but does not participate in discussions regarding his own performance goals, contributions or compensation, which occur in executive sessions <text:s/>of <text:s/>the <text:s/>Committee <text:s/>and <text:s/>in <text:s/>meetings <text:s/>of <text:s/>the <text:s/>Committee <text:s/>with <text:s/>our <text:s/>independent <text:s/>compensation <text:s/>consultant</text:p>
          </table:table-cell>
          <table:table-cell table:style-name="ce1" office:value-type="float" office:value="0.9989" calcext:value-type="float">
            <text:p>0.9989</text:p>
          </table:table-cell>
        </table:table-row>
        <table:table-row table:style-name="ro3">
          <table:table-cell table:style-name="ce1" office:value-type="string" calcext:value-type="string">
            <text:p>COMP_CON</text:p>
          </table:table-cell>
          <table:table-cell table:style-name="ce2" office:value-type="string" calcext:value-type="string">
            <text:p>The independence of Shea &amp; Associates has been evaluated in accordance with SEC rules, and it has been determined that its work does not raise any conflict of interest</text:p>
          </table:table-cell>
          <table:table-cell table:style-name="ce1" office:value-type="float" office:value="0.9929" calcext:value-type="float">
            <text:p>0.9929</text:p>
          </table:table-cell>
        </table:table-row>
        <table:table-row table:style-name="ro6">
          <table:table-cell table:style-name="ce1" office:value-type="string" calcext:value-type="string">
            <text:p>COMP_CON</text:p>
          </table:table-cell>
          <table:table-cell table:style-name="ce2" office:value-type="string" calcext:value-type="string">
            <text:p>A representative <text:s/>of <text:s/>Shea <text:s/>&amp; <text:s/>Associates <text:s/>met <text:s/>with <text:s/>the <text:s/>Committee <text:s/>in <text:s/>formal <text:s/>Committee <text:s/>meetings, <text:s/>as <text:s/>well <text:s/>as <text:s/>outside <text:s/>Committee <text:s/>meetings <text:s/>in sessions with Committee members, particularly with the Committee Chair, at key points throughout the year to update the Committee on the status of compensation surveys and make recommendations regarding executive officer and director compensation program and levels</text:p>
          </table:table-cell>
          <table:table-cell table:style-name="ce1" office:value-type="float" office:value="0.9822" calcext:value-type="float">
            <text:p>0.9822</text:p>
          </table:table-cell>
        </table:table-row>
        <table:table-row table:style-name="ro6">
          <table:table-cell table:style-name="ce1" office:value-type="string" calcext:value-type="string">
            <text:p>COMP_CON</text:p>
          </table:table-cell>
          <table:table-cell table:style-name="ce2" office:value-type="string" calcext:value-type="string">
            <text:p>Compensation Consultant <text:s text:c="8"/>In 2015, the Compensation Committee again engaged an independent outside executive compensation consulting firm, Thomas E. Shea &amp; Associates, <text:s/>LLC, <text:s/>to <text:s/>assist <text:s/>the <text:s/>Committee <text:s/>with <text:s/>compensation <text:s/>matters, <text:s/>including <text:s/>providing <text:s/>Peer <text:s/>Group <text:s/>benchmarking <text:s/>information <text:s/>and <text:s/>an independent analysis of how our executive and director compensation policies and practices compared to the companies in our Peer Group</text:p>
          </table:table-cell>
          <table:table-cell table:style-name="ce1" office:value-type="float" office:value="0.9995" calcext:value-type="float">
            <text:p>0.9995</text:p>
          </table:table-cell>
        </table:table-row>
        <table:table-row table:style-name="ro1">
          <table:table-cell table:style-name="ce1" office:value-type="string" calcext:value-type="string">
            <text:p>COMP_CON</text:p>
          </table:table-cell>
          <table:table-cell table:style-name="ce2" office:value-type="string" calcext:value-type="string">
            <text:p>The Committee's independent compensation consultant participates in conference calls and meetings without management present at key points throughout the year, including meetings with the Chair of the Committee</text:p>
          </table:table-cell>
          <table:table-cell table:style-name="ce1" office:value-type="float" office:value="0.9995" calcext:value-type="float">
            <text:p>0.9995</text:p>
          </table:table-cell>
        </table:table-row>
        <table:table-row table:style-name="ro3">
          <table:table-cell table:style-name="ce1" office:value-type="string" calcext:value-type="string">
            <text:p>COMP_CON</text:p>
          </table:table-cell>
          <table:table-cell table:style-name="ce2" office:value-type="string" calcext:value-type="string">
            <text:p>In <text:s/>addition, <text:s/>the Committee annually reviews the base salaries paid to executive officers of other public companies in our Peer Group</text:p>
          </table:table-cell>
          <table:table-cell table:style-name="ce1" office:value-type="float" office:value="0.1449" calcext:value-type="float">
            <text:p>0.1449</text:p>
          </table:table-cell>
        </table:table-row>
        <table:table-row table:style-name="ro3">
          <table:table-cell table:style-name="ce1" office:value-type="string" calcext:value-type="string">
            <text:p>SOCENV_INC</text:p>
          </table:table-cell>
          <table:table-cell table:style-name="ce2" office:value-type="string" calcext:value-type="string">
            <text:p>Completed six new investments in 2015 and 2016 year-to-date, enhancing AMG's geographic diversity and position in global and alternative strategies</text:p>
          </table:table-cell>
          <table:table-cell table:style-name="ce1" office:value-type="float" office:value="0.9555" calcext:value-type="float">
            <text:p>0.9555</text:p>
          </table:table-cell>
        </table:table-row>
        <table:table-row table:style-name="ro6">
          <table:table-cell table:style-name="ce1" office:value-type="string" calcext:value-type="string">
            <text:p>SOCENV_INC</text:p>
          </table:table-cell>
          <table:table-cell table:style-name="ce2" office:value-type="string" calcext:value-type="string">
            <text:p>The <text:s text:c="2"/>Compensation <text:s text:c="2"/>Committee <text:s text:c="2"/>believes, <text:s text:c="2"/>however, <text:s text:c="2"/>that certain <text:s/>perquisites <text:s/>facilitate <text:s/>the <text:s/>efficient <text:s/>operation <text:s/>of <text:s/>our business, <text:s/>allowing <text:s/>our <text:s/>NEOs <text:s/>to <text:s/>better <text:s/>focus <text:s/>their <text:s/>time, attention and capabilities on our Company, permit them to be accessible to the business as required, alleviate safety and <text:s/>security <text:s/>concerns <text:s/>and <text:s/>assist <text:s/>us <text:s/>in <text:s/>recruiting <text:s/>and retaining <text:s/>key <text:s/>executives</text:p>
          </table:table-cell>
          <table:table-cell table:style-name="ce1" office:value-type="float" office:value="0.9423" calcext:value-type="float">
            <text:p>0.9423</text:p>
          </table:table-cell>
        </table:table-row>
        <table:table-row table:style-name="ro3">
          <table:table-cell table:style-name="ce1" office:value-type="string" calcext:value-type="string">
            <text:p>COMP_CON</text:p>
          </table:table-cell>
          <table:table-cell table:style-name="ce2" office:value-type="string" calcext:value-type="string">
            <text:p>Similar <text:s/>to <text:s/>prior <text:s/>years, <text:s/>the <text:s/>Compensation <text:s/>Committee <text:s/>reviewed <text:s/>our <text:s/>Peer <text:s/>Group <text:s/>for <text:s/>2015 <text:s/>compensation <text:s/>comparisons, <text:s/>applying <text:s/>the following principles as a guide</text:p>
          </table:table-cell>
          <table:table-cell table:style-name="ce1" office:value-type="float" office:value="0.0634" calcext:value-type="float">
            <text:p>0.0634</text:p>
          </table:table-cell>
        </table:table-row>
        <table:table-row table:style-name="ro3">
          <table:table-cell table:style-name="ce1" office:value-type="string" calcext:value-type="string">
            <text:p>COMP_CON</text:p>
          </table:table-cell>
          <table:table-cell table:style-name="ce2" office:value-type="string" calcext:value-type="string">
            <text:p>As a result, in reviewing the peer universe, the Compensation Committee does not specifically exclude direct competitors based on size alone</text:p>
          </table:table-cell>
          <table:table-cell table:style-name="ce1" office:value-type="float" office:value="0.088" calcext:value-type="float">
            <text:p>0.088</text:p>
          </table:table-cell>
        </table:table-row>
        <table:table-row table:style-name="ro2">
          <table:table-cell table:style-name="ce1" office:value-type="string" calcext:value-type="string">
            <text:p>SOCENV_INC</text:p>
          </table:table-cell>
          <table:table-cell table:style-name="ce2" office:value-type="string" calcext:value-type="string">
            <text:p>This is in contrast to other financial services companies, such as banks, insurance, specialty finance, brokerage and custodian firms, and financial information technology companies, which also rely on balance <text:s/>sheet <text:s/>capital, <text:s/>scale <text:s/>of <text:s/>operations <text:s/>and <text:s/>physical <text:s/>infrastructure <text:s/>to <text:s/>drive <text:s/>revenue <text:s/>and <text:s/>profitability</text:p>
          </table:table-cell>
          <table:table-cell table:style-name="ce1" office:value-type="float" office:value="0.0846" calcext:value-type="float">
            <text:p>0.0846</text:p>
          </table:table-cell>
        </table:table-row>
        <table:table-row table:style-name="ro3">
          <table:table-cell table:style-name="ce1" office:value-type="string" calcext:value-type="string">
            <text:p>COMP_CON</text:p>
          </table:table-cell>
          <table:table-cell table:style-name="ce2" office:value-type="string" calcext:value-type="string">
            <text:p>The <text:s/>Committee's <text:s/>agenda <text:s/>and <text:s/>meeting <text:s/>calendar <text:s/>are <text:s/>determined <text:s/>by <text:s/>the <text:s/>Committee, <text:s/>with <text:s/>input <text:s/>as <text:s/>appropriate <text:s/>from <text:s/>Mr. <text:s/>Healey, <text:s/>who <text:s/>attends meetings at the request of the Committee</text:p>
          </table:table-cell>
          <table:table-cell table:style-name="ce1" office:value-type="float" office:value="0.6778" calcext:value-type="float">
            <text:p>0.6778</text:p>
          </table:table-cell>
        </table:table-row>
        <table:table-row table:style-name="ro2">
          <table:table-cell table:style-name="ce1" office:value-type="string" calcext:value-type="string">
            <text:p>COMP_CON</text:p>
          </table:table-cell>
          <table:table-cell table:style-name="ce2" office:value-type="string" calcext:value-type="string">
            <text:p>The members of the Committee have significant experience in compensation matters from their service as executive officers and/or advisors to various public and private companies, and the Committee members collectively have extensive experience with the Company and its compensation matters</text:p>
          </table:table-cell>
          <table:table-cell table:style-name="ce1" office:value-type="float" office:value="0.4653" calcext:value-type="float">
            <text:p>0.4653</text:p>
          </table:table-cell>
        </table:table-row>
        <table:table-row table:style-name="ro3">
          <table:table-cell table:style-name="ce1" office:value-type="string" calcext:value-type="string">
            <text:p>COMP_CON</text:p>
          </table:table-cell>
          <table:table-cell table:style-name="ce2" office:value-type="string" calcext:value-type="string">
            <text:p>Shea <text:s/>&amp; <text:s/>Associates, <text:s/>which <text:s/>provides <text:s/>no <text:s/>other <text:s/>services <text:s/>to <text:s/>us, <text:s/>reported <text:s/>its <text:s/>findings <text:s/>directly <text:s/>to <text:s/>the <text:s/>Compensation <text:s/>Committee</text:p>
          </table:table-cell>
          <table:table-cell table:style-name="ce1" office:value-type="float" office:value="0.9491" calcext:value-type="float">
            <text:p>0.9491</text:p>
          </table:table-cell>
        </table:table-row>
        <table:table-row table:style-name="ro1">
          <table:table-cell table:style-name="ce1" office:value-type="string" calcext:value-type="string">
            <text:p>COMP_CON</text:p>
          </table:table-cell>
          <table:table-cell table:style-name="ce2" office:value-type="string" calcext:value-type="string">
            <text:p>The Chair from time to time requests that all other independent directors meet with the Committee in executive sessions and otherwise regularly provides reports to the Board of Directors on compensation considerations</text:p>
          </table:table-cell>
          <table:table-cell table:style-name="ce1" office:value-type="float" office:value="0.1918" calcext:value-type="float">
            <text:p>0.1918</text:p>
          </table:table-cell>
        </table:table-row>
        <table:table-row table:style-name="ro3">
          <table:table-cell table:style-name="ce1" office:value-type="string" calcext:value-type="string">
            <text:p>COMP_CON</text:p>
          </table:table-cell>
          <table:table-cell table:style-name="ce2" office:value-type="string" calcext:value-type="string">
            <text:p>In <text:s/>order <text:s/>to <text:s/>prepare <text:s/>its <text:s/>analysis <text:s/>for <text:s/>the <text:s/>Committee, <text:s/>Shea <text:s/>&amp; <text:s/>Associates <text:s/>met <text:s/>from <text:s/>time <text:s/>to <text:s/>time throughout the year with our management team</text:p>
          </table:table-cell>
          <table:table-cell table:style-name="ce1" office:value-type="float" office:value="0.8523" calcext:value-type="float">
            <text:p>0.8523</text:p>
          </table:table-cell>
        </table:table-row>
        <table:table-row table:style-name="ro1">
          <table:table-cell table:style-name="ce1" office:value-type="string" calcext:value-type="string">
            <text:p>SOCENV_INC</text:p>
          </table:table-cell>
          <table:table-cell table:style-name="ce2" office:value-type="string" calcext:value-type="string">
            <text:p>Our <text:s/>Board <text:s/>maintains <text:s/>a <text:s/>Corporate <text:s/>Responsibility <text:s/>and Compliance <text:s text:c="3"/>Committee <text:s text:c="3"/>that <text:s text:c="3"/>is <text:s text:c="3"/>responsible <text:s text:c="3"/>for overseeing <text:s/>our <text:s/>compliance <text:s/>program <text:s/>and <text:s/>reviewing <text:s/>our programs <text:s text:c="2"/>in <text:s text:c="2"/>a <text:s text:c="2"/>number <text:s text:c="2"/>of <text:s text:c="2"/>areas <text:s text:c="2"/>governing <text:s text:c="2"/>ethical conduct</text:p>
          </table:table-cell>
          <table:table-cell table:style-name="ce1" office:value-type="float" office:value="0.9622" calcext:value-type="float">
            <text:p>0.9622</text:p>
          </table:table-cell>
        </table:table-row>
        <table:table-row table:style-name="ro3">
          <table:table-cell table:style-name="ce1" office:value-type="string" calcext:value-type="string">
            <text:p>SOCENV_INC</text:p>
          </table:table-cell>
          <table:table-cell table:style-name="ce2" office:value-type="string" calcext:value-type="string">
            <text:p>We <text:s/>have <text:s/>an <text:s/>Enterprise <text:s/>Risk <text:s/>Management <text:s/>Program <text:s/>to identify, assess, manage, report and monitor enterprise risk and areas that may affect our ability to achieve our objectives</text:p>
          </table:table-cell>
          <table:table-cell table:style-name="ce1" office:value-type="float" office:value="0.2645" calcext:value-type="float">
            <text:p>0.2645</text:p>
          </table:table-cell>
        </table:table-row>
        <table:table-row table:style-name="ro3">
          <table:table-cell table:style-name="ce1" office:value-type="string" calcext:value-type="string">
            <text:p>COMP_CON</text:p>
          </table:table-cell>
          <table:table-cell table:style-name="ce2" office:value-type="string" calcext:value-type="string">
            <text:p>As <text:s/>lead <text:s/>independent director, <text:s/>Mr. <text:s/>Eckert <text:s/>will <text:s/>continue <text:s/>to <text:s/>have <text:s/>the <text:s/>specific <text:s/>and significant <text:s text:c="3"/>duties <text:s text:c="3"/>as <text:s text:c="3"/>discussed <text:s text:c="3"/>under <text:s text:c="3"/>“Corporate Governance.”</text:p>
          </table:table-cell>
          <table:table-cell table:style-name="ce1" office:value-type="float" office:value="0.057" calcext:value-type="float">
            <text:p>0.057</text:p>
          </table:table-cell>
        </table:table-row>
        <table:table-row table:style-name="ro3">
          <table:table-cell table:style-name="ce1" office:value-type="string" calcext:value-type="string">
            <text:p>COMP_CON</text:p>
          </table:table-cell>
          <table:table-cell table:style-name="ce2" office:value-type="string" calcext:value-type="string">
            <text:p>(1) <text:s text:c="2"/>Dr. <text:s/>Coffman <text:s/>is <text:s/>currently <text:s/>Chair <text:s/>of <text:s/>the <text:s/>Governance <text:s/>and <text:s/>Nominating <text:s/>Committee, <text:s/>but <text:s/>is <text:s/>not <text:s/>standing <text:s/>for <text:s/>re-election <text:s/>at <text:s/>the <text:s/>Annual <text:s/>Meeting</text:p>
          </table:table-cell>
          <table:table-cell table:style-name="ce1" office:value-type="float" office:value="0.0843" calcext:value-type="float">
            <text:p>0.0843</text:p>
          </table:table-cell>
        </table:table-row>
        <table:table-row table:style-name="ro3">
          <table:table-cell table:style-name="ce1" office:value-type="string" calcext:value-type="string">
            <text:p>SOCENV_INC</text:p>
          </table:table-cell>
          <table:table-cell table:style-name="ce2" office:value-type="string" calcext:value-type="string">
            <text:p>(1) <text:s text:c="2"/>Dr. <text:s/>Coffman <text:s/>is <text:s/>currently <text:s/>Chair <text:s/>of <text:s/>the <text:s/>Governance <text:s/>and <text:s/>Nominating <text:s/>Committee, <text:s/>but <text:s/>is <text:s/>not <text:s/>standing <text:s/>for <text:s/>re-election <text:s/>at <text:s/>the <text:s/>Annual <text:s/>Meeting</text:p>
          </table:table-cell>
          <table:table-cell table:style-name="ce1" office:value-type="float" office:value="0.0761" calcext:value-type="float">
            <text:p>0.0761</text:p>
          </table:table-cell>
        </table:table-row>
        <table:table-row table:style-name="ro13">
          <table:table-cell table:style-name="ce1" office:value-type="string" calcext:value-type="string">
            <text:p>SOCENV_INC</text:p>
          </table:table-cell>
          <table:table-cell table:style-name="ce2" office:value-type="string" calcext:value-type="string">
            <text:p>Table of Contents <text:s text:c="10"/>ITEM 1 — ELECTION OF DIRECTORS <text:s text:c="4"/>Item 1 Election of Directors <text:s text:c="6"/>Current Committee Composition <text:s text:c="2"/>Nominee <text:s text:c="3"/>Age <text:s text:c="4"/>Director Since <text:s text:c="5"/>Audit <text:s text:c="2"/>Governance <text:s text:c="3"/>and <text:s text:c="3"/>Nominating (1) <text:s text:c="3"/>Executive <text:s text:c="3"/>Compensation and Management Development <text:s text:c="2"/>Equity Award <text:s text:c="3"/>Corporate Responsibility and Compliance <text:s text:c="2"/>David Baltimore <text:s text:c="13"/>78 <text:s text:c="20"/>1999 <text:s text:c="14"/>X <text:s text:c="7"/>X <text:s text:c="16"/>Frank J. Biondi, Jr. <text:s text:c="13"/>71 <text:s text:c="20"/>2002 <text:s text:c="14"/>C <text:s text:c="10"/>X <text:s text:c="7"/>X <text:s text:c="10"/>Robert A. Bradway <text:s text:c="13"/>53 <text:s text:c="20"/>2011 <text:s text:c="20"/>C <text:s text:c="10"/>X <text:s text:c="7"/>François de Carbonnel <text:s text:c="13"/>69 <text:s text:c="20"/>2008 <text:s text:c="14"/>X <text:s text:c="7"/>X <text:s text:c="16"/>Vance D. Coffman <text:s text:c="13"/>72 <text:s text:c="20"/>2007 <text:s text:c="17"/>C <text:s text:c="7"/>X <text:s text:c="7"/>X <text:s text:c="7"/>X <text:s text:c="7"/>Robert A. Eckert <text:s text:c="13"/>61 <text:s text:c="20"/>2012 <text:s text:c="14"/>X <text:s text:c="19"/>X <text:s text:c="4"/>Greg C. Garland <text:s text:c="13"/>58 <text:s text:c="20"/>2013 <text:s text:c="14"/>X <text:s text:c="7"/>X <text:s text:c="16"/>Fred Hassan <text:s text:c="13"/>70 <text:s text:c="20"/>2015 <text:s text:c="14"/>X <text:s text:c="13"/>X <text:s text:c="10"/>Rebecca M. Henderson <text:s text:c="13"/>55 <text:s text:c="20"/>2009 <text:s text:c="17"/>X <text:s text:c="16"/>X <text:s text:c="4"/>Frank C. Herringer <text:s text:c="13"/>73 <text:s text:c="20"/>2004 <text:s text:c="17"/>X <text:s text:c="7"/>X <text:s text:c="7"/>C <text:s text:c="7"/>C <text:s text:c="7"/>Tyler Jacks <text:s text:c="13"/>55 <text:s text:c="20"/>2012 <text:s text:c="17"/>X <text:s text:c="16"/>X <text:s text:c="4"/>Judith C. Pelham <text:s text:c="13"/>70 <text:s text:c="20"/>1995 <text:s text:c="14"/>X <text:s text:c="13"/>X <text:s text:c="10"/>Ronald D. Sugar <text:s text:c="13"/>67 <text:s text:c="20"/>2010 <text:s text:c="17"/>X <text:s text:c="7"/>X <text:s text:c="13"/>C <text:s text:c="4"/>R. Sanders Williams <text:s text:c="13"/>67 <text:s text:c="20"/>2014 <text:s text:c="17"/>X <text:s text:c="16"/>X <text:s text:c="4"/>“C” indicates Chair of the committee</text:p>
          </table:table-cell>
          <table:table-cell table:style-name="ce1" office:value-type="float" office:value="0.751" calcext:value-type="float">
            <text:p>0.751</text:p>
          </table:table-cell>
        </table:table-row>
        <table:table-row table:style-name="ro1">
          <table:table-cell table:style-name="ce1" office:value-type="string" calcext:value-type="string">
            <text:p>COMP_CON</text:p>
          </table:table-cell>
          <table:table-cell table:style-name="ce2" office:value-type="string" calcext:value-type="string">
            <text:p>The <text:s/>Board <text:s/>concluded <text:s/>that <text:s/>Dr. <text:s/>Baltimore <text:s/>should <text:s/>serve <text:s/>on the <text:s/>Board <text:s/>because <text:s/>Dr. <text:s/>Baltimore <text:s/>has <text:s/>spent <text:s/>his <text:s/>career <text:s/>in scientific <text:s/>academia <text:s/>at <text:s/>a <text:s/>number <text:s/>of <text:s/>well-known <text:s/>and <text:s/>highly regarded <text:s/>institutions <text:s/>and <text:s/>has <text:s/>played <text:s/>an <text:s/>important <text:s/>role <text:s/>in the <text:s text:c="2"/>field <text:s text:c="2"/>of <text:s text:c="2"/>biotechnology</text:p>
          </table:table-cell>
          <table:table-cell table:style-name="ce1" office:value-type="float" office:value="0.0805" calcext:value-type="float">
            <text:p>0.0805</text:p>
          </table:table-cell>
        </table:table-row>
        <table:table-row table:style-name="ro1">
          <table:table-cell table:style-name="ce1" office:value-type="string" calcext:value-type="string">
            <text:p>SOCENV_INC</text:p>
          </table:table-cell>
          <table:table-cell table:style-name="ce2" office:value-type="string" calcext:value-type="string">
            <text:p>The <text:s/>Board <text:s/>concluded <text:s/>that <text:s/>Dr. <text:s/>Baltimore <text:s/>should <text:s/>serve <text:s/>on the <text:s/>Board <text:s/>because <text:s/>Dr. <text:s/>Baltimore <text:s/>has <text:s/>spent <text:s/>his <text:s/>career <text:s/>in scientific <text:s/>academia <text:s/>at <text:s/>a <text:s/>number <text:s/>of <text:s/>well-known <text:s/>and <text:s/>highly regarded <text:s/>institutions <text:s/>and <text:s/>has <text:s/>played <text:s/>an <text:s/>important <text:s/>role <text:s/>in the <text:s text:c="2"/>field <text:s text:c="2"/>of <text:s text:c="2"/>biotechnology</text:p>
          </table:table-cell>
          <table:table-cell table:style-name="ce1" office:value-type="float" office:value="0.1346" calcext:value-type="float">
            <text:p>0.1346</text:p>
          </table:table-cell>
        </table:table-row>
        <table:table-row table:style-name="ro3">
          <table:table-cell table:style-name="ce1" office:value-type="string" calcext:value-type="string">
            <text:p>SOCENV_INC</text:p>
          </table:table-cell>
          <table:table-cell table:style-name="ce2" office:value-type="string" calcext:value-type="string">
            <text:p>Dr. <text:s/>Baltimore <text:s/>received <text:s/>an <text:s/>undergraduate degree <text:s/>from <text:s/>Swarthmore <text:s/>College <text:s/>and <text:s/>a <text:s/>doctorate <text:s/>from The Rockefeller University</text:p>
          </table:table-cell>
          <table:table-cell table:style-name="ce1" office:value-type="float" office:value="0.0552" calcext:value-type="float">
            <text:p>0.0552</text:p>
          </table:table-cell>
        </table:table-row>
        <table:table-row table:style-name="ro3">
          <table:table-cell table:style-name="ce1" office:value-type="string" calcext:value-type="string">
            <text:p>COMP_CON</text:p>
          </table:table-cell>
          <table:table-cell table:style-name="ce2" office:value-type="string" calcext:value-type="string">
            <text:p>Dr. <text:s text:c="2"/>Baltimore <text:s text:c="2"/>has <text:s text:c="2"/>been <text:s text:c="2"/>awarded honorary <text:s/>degrees <text:s/>from <text:s/>numerous <text:s/>institutions, <text:s/>including Harvard, Yale and Columbia</text:p>
          </table:table-cell>
          <table:table-cell table:style-name="ce1" office:value-type="float" office:value="0.0888" calcext:value-type="float">
            <text:p>0.0888</text:p>
          </table:table-cell>
        </table:table-row>
        <table:table-row table:style-name="ro1">
          <table:table-cell table:style-name="ce1" office:value-type="string" calcext:value-type="string">
            <text:p>SOCENV_INC</text:p>
          </table:table-cell>
          <table:table-cell table:style-name="ce2" office:value-type="string" calcext:value-type="string">
            <text:p>This <text:s text:c="2"/>experience <text:s text:c="2"/>provides Dr. <text:s/>Baltimore <text:s/>with <text:s/>extensive <text:s/>scientific <text:s/>knowledge <text:s/>and <text:s/>a deep <text:s/>understanding <text:s/>of <text:s/>our <text:s/>industry <text:s/>and <text:s/>of <text:s/>the <text:s/>research and <text:s text:c="3"/>development <text:s text:c="3"/>activities <text:s text:c="3"/>and <text:s text:c="3"/>operations <text:s text:c="3"/>of <text:s text:c="3"/>our Company</text:p>
          </table:table-cell>
          <table:table-cell table:style-name="ce1" office:value-type="float" office:value="0.1086" calcext:value-type="float">
            <text:p>0.1086</text:p>
          </table:table-cell>
        </table:table-row>
        <table:table-row table:style-name="ro3">
          <table:table-cell table:style-name="ce1" office:value-type="string" calcext:value-type="string">
            <text:p>SOCENV_INC</text:p>
          </table:table-cell>
          <table:table-cell table:style-name="ce2" office:value-type="string" calcext:value-type="string">
            <text:p>Dr. <text:s text:c="2"/>Baltimore <text:s text:c="2"/>has <text:s text:c="2"/>been <text:s text:c="2"/>awarded honorary <text:s/>degrees <text:s/>from <text:s/>numerous <text:s/>institutions, <text:s/>including Harvard, Yale and Columbia</text:p>
          </table:table-cell>
          <table:table-cell table:style-name="ce1" office:value-type="float" office:value="0.3498" calcext:value-type="float">
            <text:p>0.3498</text:p>
          </table:table-cell>
        </table:table-row>
        <table:table-row table:style-name="ro3">
          <table:table-cell table:style-name="ce1" office:value-type="string" calcext:value-type="string">
            <text:p>SOCENV_INC</text:p>
          </table:table-cell>
          <table:table-cell table:style-name="ce2" office:value-type="string" calcext:value-type="string">
            <text:p>He <text:s/>was <text:s/>a postdoctoral <text:s/>fellow <text:s/>at <text:s/>MIT <text:s/>and <text:s/>Albert <text:s/>Einstein <text:s/>College <text:s/>of Medicine <text:s text:c="2"/>and <text:s text:c="2"/>on <text:s text:c="2"/>the <text:s text:c="2"/>staff <text:s text:c="2"/>of <text:s text:c="2"/>The <text:s text:c="2"/>Salk <text:s text:c="2"/>Institute <text:s text:c="2"/>for Biological <text:s text:c="2"/>Studies</text:p>
          </table:table-cell>
          <table:table-cell table:style-name="ce1" office:value-type="float" office:value="0.0783" calcext:value-type="float">
            <text:p>0.0783</text:p>
          </table:table-cell>
        </table:table-row>
        <table:table-row table:style-name="ro2">
          <table:table-cell table:style-name="ce1" office:value-type="string" calcext:value-type="string">
            <text:p>SOCENV_INC</text:p>
          </table:table-cell>
          <table:table-cell table:style-name="ce2" office:value-type="string" calcext:value-type="string">
            <text:p>Dr. <text:s text:c="2"/>Baltimore <text:s text:c="2"/>holds <text:s text:c="2"/>leadership <text:s text:c="2"/>roles <text:s text:c="2"/>in <text:s text:c="2"/>a <text:s text:c="2"/>number <text:s text:c="2"/>of scientific <text:s text:c="3"/>and <text:s text:c="3"/>philanthropic <text:s text:c="3"/>non-profit <text:s text:c="3"/>organizations, currently serving as a director and member of the Board of Scientific <text:s/>Counselors <text:s/>of <text:s/>the <text:s/>Broad <text:s/>Institute <text:s/>of <text:s/>MIT <text:s/>and Harvard, <text:s text:c="2"/>a <text:s text:c="2"/>director <text:s text:c="2"/>of <text:s text:c="2"/>the <text:s text:c="2"/>Foundation <text:s text:c="2"/>for <text:s text:c="2"/>Biomedical Research, <text:s text:c="2"/>and <text:s text:c="2"/>a <text:s text:c="2"/>member <text:s text:c="2"/>of <text:s text:c="2"/>the <text:s text:c="2"/>Human <text:s text:c="2"/>Genome Organisation</text:p>
          </table:table-cell>
          <table:table-cell table:style-name="ce1" office:value-type="float" office:value="0.8251" calcext:value-type="float">
            <text:p>0.8251</text:p>
          </table:table-cell>
        </table:table-row>
        <table:table-row table:style-name="ro2">
          <table:table-cell table:style-name="ce1" office:value-type="string" calcext:value-type="string">
            <text:p>SOCENV_INC</text:p>
          </table:table-cell>
          <table:table-cell table:style-name="ce2" office:value-type="string" calcext:value-type="string">
            <text:p>During this <text:s text:c="2"/>time <text:s text:c="2"/>he <text:s text:c="2"/>was <text:s text:c="2"/>also <text:s text:c="2"/>the <text:s text:c="2"/>Chairman <text:s text:c="2"/>of <text:s text:c="2"/>the <text:s text:c="2"/>National Institutes of Health AIDS Vaccine Research Committee, a director and member <text:s text:c="3"/>of <text:s text:c="3"/>the <text:s text:c="3"/>Whitehead <text:s text:c="3"/>Institute <text:s text:c="3"/>for <text:s text:c="3"/>Biomedical Research, <text:s/>and <text:s/>a <text:s/>professor <text:s/>of <text:s/>microbiology <text:s/>and <text:s/>research professor <text:s/>of <text:s/>the <text:s/>American <text:s/>Cancer <text:s/>Society</text:p>
          </table:table-cell>
          <table:table-cell table:style-name="ce1" office:value-type="float" office:value="0.652" calcext:value-type="float">
            <text:p>0.652</text:p>
          </table:table-cell>
        </table:table-row>
        <table:table-row table:style-name="ro1">
          <table:table-cell table:style-name="ce1" office:value-type="string" calcext:value-type="string">
            <text:p>COMP_CON</text:p>
          </table:table-cell>
          <table:table-cell table:style-name="ce2" office:value-type="string" calcext:value-type="string">
            <text:p>Dr. <text:s/>Baltimore has <text:s text:c="2"/>been <text:s text:c="2"/>a <text:s text:c="2"/>director <text:s text:c="2"/>of <text:s text:c="2"/>Regulus <text:s text:c="2"/>Therapeutics <text:s text:c="2"/>Inc., <text:s text:c="2"/>a biopharmaceutical <text:s/>company, <text:s/>since <text:s/>2007, <text:s/>serving <text:s/>on <text:s/>its Compensation Committee and chairing its Nominating and Governance <text:s/>Committee, <text:s/>and <text:s/>is <text:s/>a <text:s/>member <text:s/>of <text:s/>its <text:s/>scientific advisory <text:s/>board</text:p>
          </table:table-cell>
          <table:table-cell table:style-name="ce1" office:value-type="float" office:value="0.7222" calcext:value-type="float">
            <text:p>0.7222</text:p>
          </table:table-cell>
        </table:table-row>
        <table:table-row table:style-name="ro1">
          <table:table-cell table:style-name="ce1" office:value-type="string" calcext:value-type="string">
            <text:p>COMP_CON</text:p>
          </table:table-cell>
          <table:table-cell table:style-name="ce2" office:value-type="string" calcext:value-type="string">
            <text:p>In <text:s/>2008, <text:s/>Dr. <text:s/>Baltimore became <text:s/>a <text:s/>founder <text:s/>of <text:s/>Calimmune, <text:s/>Inc., <text:s/>a <text:s/>privately-held clinical-stage <text:s text:c="2"/>gene <text:s text:c="2"/>therapy <text:s text:c="2"/>company, <text:s text:c="2"/>and <text:s text:c="2"/>served <text:s text:c="2"/>as Chairman of the board of directors until November 2015</text:p>
          </table:table-cell>
          <table:table-cell table:style-name="ce1" office:value-type="float" office:value="0.2019" calcext:value-type="float">
            <text:p>0.2019</text:p>
          </table:table-cell>
        </table:table-row>
        <table:table-row table:style-name="ro2">
          <table:table-cell table:style-name="ce1" office:value-type="string" calcext:value-type="string">
            <text:p>COMP_CON</text:p>
          </table:table-cell>
          <table:table-cell table:style-name="ce2" office:value-type="string" calcext:value-type="string">
            <text:p>During this <text:s text:c="2"/>time <text:s text:c="2"/>he <text:s text:c="2"/>was <text:s text:c="2"/>also <text:s text:c="2"/>the <text:s text:c="2"/>Chairman <text:s text:c="2"/>of <text:s text:c="2"/>the <text:s text:c="2"/>National Institutes of Health AIDS Vaccine Research Committee, a director and member <text:s text:c="3"/>of <text:s text:c="3"/>the <text:s text:c="3"/>Whitehead <text:s text:c="3"/>Institute <text:s text:c="3"/>for <text:s text:c="3"/>Biomedical Research, <text:s/>and <text:s/>a <text:s/>professor <text:s/>of <text:s/>microbiology <text:s/>and <text:s/>research professor <text:s/>of <text:s/>the <text:s/>American <text:s/>Cancer <text:s/>Society</text:p>
          </table:table-cell>
          <table:table-cell table:style-name="ce1" office:value-type="float" office:value="0.0744" calcext:value-type="float">
            <text:p>0.0744</text:p>
          </table:table-cell>
        </table:table-row>
        <table:table-row table:style-name="ro1">
          <table:table-cell table:style-name="ce1" office:value-type="string" calcext:value-type="string">
            <text:p>COMP_CON</text:p>
          </table:table-cell>
          <table:table-cell table:style-name="ce2" office:value-type="string" calcext:value-type="string">
            <text:p>Dr. <text:s/>Baltimore <text:s/>has <text:s/>also <text:s/>been <text:s/>a <text:s/>member <text:s/>of the <text:s/>board <text:s/>of <text:s/>directors <text:s/>of <text:s/>Immune <text:s/>Design <text:s/>Corp. <text:s/>(formerly Vaccsys), <text:s/>a <text:s/>clinical-stage <text:s/>immunotherapy <text:s/>company, <text:s/>since 2008, chairing its Nominating and Governance Committee, and is a member of its scientific advisory board</text:p>
          </table:table-cell>
          <table:table-cell table:style-name="ce1" office:value-type="float" office:value="0.4787" calcext:value-type="float">
            <text:p>0.4787</text:p>
          </table:table-cell>
        </table:table-row>
        <table:table-row table:style-name="ro1">
          <table:table-cell table:style-name="ce1" office:value-type="string" calcext:value-type="string">
            <text:p>SOCENV_INC</text:p>
          </table:table-cell>
          <table:table-cell table:style-name="ce2" office:value-type="string" calcext:value-type="string">
            <text:p>Dr. <text:s/>Baltimore <text:s/>has <text:s/>also <text:s/>been <text:s/>a <text:s/>member <text:s/>of the <text:s/>board <text:s/>of <text:s/>directors <text:s/>of <text:s/>Immune <text:s/>Design <text:s/>Corp. <text:s/>(formerly Vaccsys), <text:s/>a <text:s/>clinical-stage <text:s/>immunotherapy <text:s/>company, <text:s/>since 2008, chairing its Nominating and Governance Committee, and is a member of its scientific advisory board</text:p>
          </table:table-cell>
          <table:table-cell table:style-name="ce1" office:value-type="float" office:value="0.0959" calcext:value-type="float">
            <text:p>0.0959</text:p>
          </table:table-cell>
        </table:table-row>
        <table:table-row table:style-name="ro3">
          <table:table-cell table:style-name="ce1" office:value-type="string" calcext:value-type="string">
            <text:p>SOCENV_INC</text:p>
          </table:table-cell>
          <table:table-cell table:style-name="ce2" office:value-type="string" calcext:value-type="string">
            <text:p>Given <text:s text:c="2"/>his <text:s text:c="2"/>financial <text:s text:c="2"/>and leadership experience, Mr. Biondi has been determined to be an Audit Committee financial expert by our Board</text:p>
          </table:table-cell>
          <table:table-cell table:style-name="ce1" office:value-type="float" office:value="0.6885" calcext:value-type="float">
            <text:p>0.6885</text:p>
          </table:table-cell>
        </table:table-row>
        <table:table-row table:style-name="ro2">
          <table:table-cell table:style-name="ce1" office:value-type="string" calcext:value-type="string">
            <text:p>COMP_CON</text:p>
          </table:table-cell>
          <table:table-cell table:style-name="ce2" office:value-type="string" calcext:value-type="string">
            <text:p>From <text:s/>2002 <text:s/>to <text:s/>2008, <text:s/>he <text:s/>was <text:s/>a <text:s/>director <text:s/>of Harrahs Entertainment, Inc., a gaming corporation, serving on <text:s/>its <text:s/>Compensation <text:s/>and <text:s/>Governance <text:s/>Committees, <text:s/>and from <text:s/>1995 <text:s/>to <text:s/>2008 <text:s/>he <text:s/>was <text:s/>a <text:s/>director <text:s/>of <text:s/>The <text:s/>Bank <text:s/>of <text:s/>New York <text:s text:c="2"/>Mellon <text:s text:c="2"/>Corporation, <text:s text:c="2"/>an <text:s text:c="2"/>asset <text:s text:c="2"/>management <text:s text:c="2"/>and securities services company, serving on its Compensation and Risk Committees</text:p>
          </table:table-cell>
          <table:table-cell table:style-name="ce1" office:value-type="float" office:value="0.4046" calcext:value-type="float">
            <text:p>0.4046</text:p>
          </table:table-cell>
        </table:table-row>
        <table:table-row table:style-name="ro2">
          <table:table-cell table:style-name="ce1" office:value-type="string" calcext:value-type="string">
            <text:p>SOCENV_INC</text:p>
          </table:table-cell>
          <table:table-cell table:style-name="ce2" office:value-type="string" calcext:value-type="string">
            <text:p>From <text:s/>2002 <text:s/>to <text:s/>2008, <text:s/>he <text:s/>was <text:s/>a <text:s/>director <text:s/>of Harrahs Entertainment, Inc., a gaming corporation, serving on <text:s/>its <text:s/>Compensation <text:s/>and <text:s/>Governance <text:s/>Committees, <text:s/>and from <text:s/>1995 <text:s/>to <text:s/>2008 <text:s/>he <text:s/>was <text:s/>a <text:s/>director <text:s/>of <text:s/>The <text:s/>Bank <text:s/>of <text:s/>New York <text:s text:c="2"/>Mellon <text:s text:c="2"/>Corporation, <text:s text:c="2"/>an <text:s text:c="2"/>asset <text:s text:c="2"/>management <text:s text:c="2"/>and securities services company, serving on its Compensation and Risk Committees</text:p>
          </table:table-cell>
          <table:table-cell table:style-name="ce1" office:value-type="float" office:value="0.088" calcext:value-type="float">
            <text:p>0.088</text:p>
          </table:table-cell>
        </table:table-row>
        <table:table-row table:style-name="ro1">
          <table:table-cell table:style-name="ce1" office:value-type="string" calcext:value-type="string">
            <text:p>COMP_CON</text:p>
          </table:table-cell>
          <table:table-cell table:style-name="ce2" office:value-type="string" calcext:value-type="string">
            <text:p>Mr. Biondi was a director of RealD Inc., a global licensor of three-dimensional technologies, serving as its lead director and on its Audit Committee and chairing its Compensation Committee <text:s text:c="2"/>from <text:s text:c="2"/>2010 <text:s text:c="2"/>until <text:s text:c="2"/>it <text:s text:c="2"/>ceased <text:s text:c="2"/>being <text:s text:c="2"/>a <text:s text:c="2"/>public company in March 2016</text:p>
          </table:table-cell>
          <table:table-cell table:style-name="ce1" office:value-type="float" office:value="0.0783" calcext:value-type="float">
            <text:p>0.0783</text:p>
          </table:table-cell>
        </table:table-row>
        <table:table-row table:style-name="ro11">
          <table:table-cell table:style-name="ce1" office:value-type="string" calcext:value-type="string">
            <text:p>COMP_CON</text:p>
          </table:table-cell>
          <table:table-cell table:style-name="ce2" office:value-type="string" calcext:value-type="string">
            <text:p>Mr. <text:s/>Biondi <text:s/>has <text:s/>been <text:s/>a <text:s/>director <text:s/>of <text:s/>Cablevision <text:s/>Systems Corp., <text:s/>a <text:s/>telecommunications, <text:s/>media <text:s/>and <text:s/>entertainment company, <text:s text:c="3"/>since <text:s text:c="3"/>2005; <text:s text:c="3"/>Seagate <text:s text:c="3"/>Technology <text:s text:c="3"/>plc, <text:s text:c="3"/>a manufacturer <text:s text:c="2"/>of <text:s text:c="2"/>data <text:s text:c="2"/>storage <text:s text:c="2"/>products, <text:s text:c="2"/>since <text:s text:c="2"/>2005, serving <text:s/>on <text:s/>its <text:s/>Compensation <text:s/>Committee <text:s/>and <text:s/>chairing <text:s/>its Finance Committee; and ViaSat, Inc., a provider of satellite and <text:s/>other <text:s/>wireless <text:s/>networking <text:s/>systems, <text:s/>since <text:s/>April <text:s/>2015, serving <text:s text:c="2"/>on <text:s text:c="2"/>its <text:s text:c="2"/>Audit <text:s text:c="2"/>and <text:s text:c="2"/>Compensation <text:s text:c="2"/>and <text:s text:c="2"/>Human Resources Committees</text:p>
          </table:table-cell>
          <table:table-cell table:style-name="ce1" office:value-type="float" office:value="0.1318" calcext:value-type="float">
            <text:p>0.1318</text:p>
          </table:table-cell>
        </table:table-row>
        <table:table-row table:style-name="ro11">
          <table:table-cell table:style-name="ce1" office:value-type="string" calcext:value-type="string">
            <text:p>SOCENV_INC</text:p>
          </table:table-cell>
          <table:table-cell table:style-name="ce2" office:value-type="string" calcext:value-type="string">
            <text:p>Mr. <text:s/>Biondi <text:s/>has <text:s/>been <text:s/>a <text:s/>director <text:s/>of <text:s/>Cablevision <text:s/>Systems Corp., <text:s/>a <text:s/>telecommunications, <text:s/>media <text:s/>and <text:s/>entertainment company, <text:s text:c="3"/>since <text:s text:c="3"/>2005; <text:s text:c="3"/>Seagate <text:s text:c="3"/>Technology <text:s text:c="3"/>plc, <text:s text:c="3"/>a manufacturer <text:s text:c="2"/>of <text:s text:c="2"/>data <text:s text:c="2"/>storage <text:s text:c="2"/>products, <text:s text:c="2"/>since <text:s text:c="2"/>2005, serving <text:s/>on <text:s/>its <text:s/>Compensation <text:s/>Committee <text:s/>and <text:s/>chairing <text:s/>its Finance Committee; and ViaSat, Inc., a provider of satellite and <text:s/>other <text:s/>wireless <text:s/>networking <text:s/>systems, <text:s/>since <text:s/>April <text:s/>2015, serving <text:s text:c="2"/>on <text:s text:c="2"/>its <text:s text:c="2"/>Audit <text:s text:c="2"/>and <text:s text:c="2"/>Compensation <text:s text:c="2"/>and <text:s text:c="2"/>Human Resources Committees</text:p>
          </table:table-cell>
          <table:table-cell table:style-name="ce1" office:value-type="float" office:value="0.2277" calcext:value-type="float">
            <text:p>0.2277</text:p>
          </table:table-cell>
        </table:table-row>
        <table:table-row table:style-name="ro1">
          <table:table-cell table:style-name="ce1" office:value-type="string" calcext:value-type="string">
            <text:p>SOCENV_INC</text:p>
          </table:table-cell>
          <table:table-cell table:style-name="ce2" office:value-type="string" calcext:value-type="string">
            <text:p>From 2002 to May 2015, Mr. Biondi was a director of Hasbro, Inc., a toy and games company serving on <text:s/>its <text:s/>Compensation <text:s/>and <text:s/>Nominating, <text:s/>Governance <text:s/>and Social <text:s/>Responsibility <text:s/>Committees</text:p>
          </table:table-cell>
          <table:table-cell table:style-name="ce1" office:value-type="float" office:value="0.48" calcext:value-type="float">
            <text:p>0.48</text:p>
          </table:table-cell>
        </table:table-row>
        <table:table-row table:style-name="ro1">
          <table:table-cell table:style-name="ce1" office:value-type="string" calcext:value-type="string">
            <text:p>COMP_CON</text:p>
          </table:table-cell>
          <table:table-cell table:style-name="ce2" office:value-type="string" calcext:value-type="string">
            <text:p>From 2002 to May 2015, Mr. Biondi was a director of Hasbro, Inc., a toy and games company serving on <text:s/>its <text:s/>Compensation <text:s/>and <text:s/>Nominating, <text:s/>Governance <text:s/>and Social <text:s/>Responsibility <text:s/>Committees</text:p>
          </table:table-cell>
          <table:table-cell table:style-name="ce1" office:value-type="float" office:value="0.1462" calcext:value-type="float">
            <text:p>0.1462</text:p>
          </table:table-cell>
        </table:table-row>
        <table:table-row table:style-name="ro3">
          <table:table-cell table:style-name="ce1" office:value-type="string" calcext:value-type="string">
            <text:p>SOCENV_INC</text:p>
          </table:table-cell>
          <table:table-cell table:style-name="ce2" office:value-type="string" calcext:value-type="string">
            <text:p>Given <text:s text:c="2"/>his experience <text:s/>in <text:s/>the <text:s/>financial <text:s/>industry, <text:s/>Mr. <text:s/>de <text:s/>Carbonnel <text:s/>has been determined to be an Audit Committee financial expert by our Board</text:p>
          </table:table-cell>
          <table:table-cell table:style-name="ce1" office:value-type="float" office:value="0.5056" calcext:value-type="float">
            <text:p>0.5056</text:p>
          </table:table-cell>
        </table:table-row>
        <table:table-row table:style-name="ro3">
          <table:table-cell table:style-name="ce1" office:value-type="string" calcext:value-type="string">
            <text:p>COMP_CON</text:p>
          </table:table-cell>
          <table:table-cell table:style-name="ce2" office:value-type="string" calcext:value-type="string">
            <text:p>Given <text:s text:c="2"/>his experience <text:s/>in <text:s/>the <text:s/>financial <text:s/>industry, <text:s/>Mr. <text:s/>de <text:s/>Carbonnel <text:s/>has been determined to be an Audit Committee financial expert by our Board</text:p>
          </table:table-cell>
          <table:table-cell table:style-name="ce1" office:value-type="float" office:value="0.0577" calcext:value-type="float">
            <text:p>0.0577</text:p>
          </table:table-cell>
        </table:table-row>
        <table:table-row table:style-name="ro2">
          <table:table-cell table:style-name="ce1" office:value-type="string" calcext:value-type="string">
            <text:p>SOCENV_INC</text:p>
          </table:table-cell>
          <table:table-cell table:style-name="ce2" office:value-type="string" calcext:value-type="string">
            <text:p>From 2004 to May 2015, Mr. <text:s text:c="2"/>de <text:s text:c="2"/>Carbonnel <text:s text:c="2"/>was <text:s text:c="2"/>a <text:s text:c="2"/>director <text:s text:c="2"/>of <text:s text:c="2"/>Solocal <text:s text:c="2"/>Group (formerly <text:s text:c="2"/>known <text:s text:c="2"/>as <text:s text:c="2"/>Pages <text:s text:c="2"/>Jaunes <text:s text:c="2"/>S.A.), <text:s text:c="2"/>a <text:s text:c="2"/>French company which offers online content, advertising solutions and transactional services, and served as Chairman of the Remuneration and Appointments Committee</text:p>
          </table:table-cell>
          <table:table-cell table:style-name="ce1" office:value-type="float" office:value="0.0776" calcext:value-type="float">
            <text:p>0.0776</text:p>
          </table:table-cell>
        </table:table-row>
        <table:table-row table:style-name="ro1">
          <table:table-cell table:style-name="ce1" office:value-type="string" calcext:value-type="string">
            <text:p>SOCENV_INC</text:p>
          </table:table-cell>
          <table:table-cell table:style-name="ce2" office:value-type="string" calcext:value-type="string">
            <text:p>Mr. <text:s/>de <text:s/>Carbonnel <text:s/>received <text:s/>an <text:s/>engineering diploma <text:s/>from <text:s/>the <text:s/>Ecole <text:s/>Centrale <text:s/>de <text:s/>Lyon, <text:s/>a <text:s/>master <text:s/>in economics from Lyon Université and a master of sciences degree <text:s/>from <text:s/>the <text:s/>Tepper <text:s/>School <text:s/>of <text:s/>Business <text:s/>at <text:s/>Carnegie Mellon University</text:p>
          </table:table-cell>
          <table:table-cell table:style-name="ce1" office:value-type="float" office:value="0.0908" calcext:value-type="float">
            <text:p>0.0908</text:p>
          </table:table-cell>
        </table:table-row>
        <table:table-row table:style-name="ro2">
          <table:table-cell table:style-name="ce1" office:value-type="string" calcext:value-type="string">
            <text:p>COMP_CON</text:p>
          </table:table-cell>
          <table:table-cell table:style-name="ce2" office:value-type="string" calcext:value-type="string">
            <text:p>He was a corporate Vice President of General Electric Company and President of General Electric Capital-Europe from 1990 to 1992, <text:s text:c="2"/>President <text:s text:c="2"/>of <text:s text:c="2"/>Strategic <text:s text:c="2"/>Planning <text:s text:c="2"/>Associates, <text:s text:c="2"/>an international <text:s/>consulting <text:s/>company, <text:s/>from <text:s/>1981 <text:s/>to <text:s/>1990 <text:s/>and Vice <text:s/>President <text:s/>of <text:s/>Boston <text:s/>Consulting <text:s/>Group <text:s/>from <text:s/>1971 <text:s/>to 1981</text:p>
          </table:table-cell>
          <table:table-cell table:style-name="ce1" office:value-type="float" office:value="0.069" calcext:value-type="float">
            <text:p>0.069</text:p>
          </table:table-cell>
        </table:table-row>
        <table:table-row table:style-name="ro1">
          <table:table-cell table:style-name="ce1" office:value-type="string" calcext:value-type="string">
            <text:p>COMP_CON</text:p>
          </table:table-cell>
          <table:table-cell table:style-name="ce2" office:value-type="string" calcext:value-type="string">
            <text:p>He has served on the board of trustees of the University <text:s/>of <text:s/>Southern <text:s/>California <text:s/>since <text:s/>April <text:s/>2014 <text:s/>and <text:s/>on the advisory board of the Leonard D. Schaeffer Center for Health <text:s text:c="2"/>Policy <text:s text:c="2"/>and <text:s text:c="2"/>Economics <text:s text:c="2"/>at <text:s text:c="2"/>that <text:s text:c="2"/>university <text:s text:c="2"/>since 2012</text:p>
          </table:table-cell>
          <table:table-cell table:style-name="ce1" office:value-type="float" office:value="0.3757" calcext:value-type="float">
            <text:p>0.3757</text:p>
          </table:table-cell>
        </table:table-row>
        <table:table-row table:style-name="ro1">
          <table:table-cell table:style-name="ce1" office:value-type="string" calcext:value-type="string">
            <text:p>SOCENV_INC</text:p>
          </table:table-cell>
          <table:table-cell table:style-name="ce2" office:value-type="string" calcext:value-type="string">
            <text:p>He has served on the board of trustees of the University <text:s/>of <text:s/>Southern <text:s/>California <text:s/>since <text:s/>April <text:s/>2014 <text:s/>and <text:s/>on the advisory board of the Leonard D. Schaeffer Center for Health <text:s text:c="2"/>Policy <text:s text:c="2"/>and <text:s text:c="2"/>Economics <text:s text:c="2"/>at <text:s text:c="2"/>that <text:s text:c="2"/>university <text:s text:c="2"/>since 2012</text:p>
          </table:table-cell>
          <table:table-cell table:style-name="ce1" office:value-type="float" office:value="0.1017" calcext:value-type="float">
            <text:p>0.1017</text:p>
          </table:table-cell>
        </table:table-row>
        <table:table-row table:style-name="ro1">
          <table:table-cell table:style-name="ce1" office:value-type="string" calcext:value-type="string">
            <text:p>SOCENV_INC</text:p>
          </table:table-cell>
          <table:table-cell table:style-name="ce2" office:value-type="string" calcext:value-type="string">
            <text:p>Mr. de Carbonnel was a member of the group <text:s/>governance <text:s/>council <text:s/>of <text:s/>Mazars <text:s/>Group, <text:s/>a <text:s/>privately- held <text:s text:c="3"/>international <text:s text:c="3"/>organization <text:s text:c="3"/>specializing <text:s text:c="3"/>in <text:s text:c="3"/>audit, accountancy, <text:s text:c="2"/>tax, <text:s text:c="2"/>legal <text:s text:c="2"/>and <text:s text:c="2"/>advisory <text:s text:c="2"/>services, <text:s text:c="2"/>from December 2011 to January 2016</text:p>
          </table:table-cell>
          <table:table-cell table:style-name="ce1" office:value-type="float" office:value="0.0683" calcext:value-type="float">
            <text:p>0.0683</text:p>
          </table:table-cell>
        </table:table-row>
        <table:table-row table:style-name="ro1">
          <table:table-cell table:style-name="ce1" office:value-type="string" calcext:value-type="string">
            <text:p>SOCENV_INC</text:p>
          </table:table-cell>
          <table:table-cell table:style-name="ce2" office:value-type="string" calcext:value-type="string">
            <text:p>Mr. <text:s/>Bradway <text:s/>has <text:s/>been <text:s/>a <text:s/>director <text:s/>of <text:s/>Norfolk <text:s/>Southern Corporation, <text:s/>a <text:s/>transportation <text:s/>company, <text:s/>since <text:s/>July <text:s/>2011, serving <text:s/>on <text:s/>its <text:s/>Audit <text:s/>and <text:s/>Governance <text:s/>and <text:s/>Nominating Committees</text:p>
          </table:table-cell>
          <table:table-cell table:style-name="ce1" office:value-type="float" office:value="0.2889" calcext:value-type="float">
            <text:p>0.2889</text:p>
          </table:table-cell>
        </table:table-row>
        <table:table-row table:style-name="ro1">
          <table:table-cell table:style-name="ce1" office:value-type="string" calcext:value-type="string">
            <text:p>COMP_CON</text:p>
          </table:table-cell>
          <table:table-cell table:style-name="ce2" office:value-type="string" calcext:value-type="string">
            <text:p>Mr. de Carbonnel was a member of the group <text:s/>governance <text:s/>council <text:s/>of <text:s/>Mazars <text:s/>Group, <text:s/>a <text:s/>privately- held <text:s text:c="3"/>international <text:s text:c="3"/>organization <text:s text:c="3"/>specializing <text:s text:c="3"/>in <text:s text:c="3"/>audit, accountancy, <text:s text:c="2"/>tax, <text:s text:c="2"/>legal <text:s text:c="2"/>and <text:s text:c="2"/>advisory <text:s text:c="2"/>services, <text:s text:c="2"/>from December 2011 to January 2016</text:p>
          </table:table-cell>
          <table:table-cell table:style-name="ce1" office:value-type="float" office:value="0.0837" calcext:value-type="float">
            <text:p>0.0837</text:p>
          </table:table-cell>
        </table:table-row>
        <table:table-row table:style-name="ro1">
          <table:table-cell table:style-name="ce1" office:value-type="string" calcext:value-type="string">
            <text:p>COMP_CON</text:p>
          </table:table-cell>
          <table:table-cell table:style-name="ce2" office:value-type="string" calcext:value-type="string">
            <text:p>Mr. <text:s/>Bradway <text:s/>has <text:s/>been <text:s/>a <text:s/>director <text:s/>of <text:s/>Norfolk <text:s/>Southern Corporation, <text:s/>a <text:s/>transportation <text:s/>company, <text:s/>since <text:s/>July <text:s/>2011, serving <text:s/>on <text:s/>its <text:s/>Audit <text:s/>and <text:s/>Governance <text:s/>and <text:s/>Nominating Committees</text:p>
          </table:table-cell>
          <table:table-cell table:style-name="ce1" office:value-type="float" office:value="0.2204" calcext:value-type="float">
            <text:p>0.2204</text:p>
          </table:table-cell>
        </table:table-row>
        <table:table-row table:style-name="ro1">
          <table:table-cell table:style-name="ce1" office:value-type="string" calcext:value-type="string">
            <text:p>SOCENV_INC</text:p>
          </table:table-cell>
          <table:table-cell table:style-name="ce2" office:value-type="string" calcext:value-type="string">
            <text:p>Prior to joining Amgen, he was a Managing <text:s/>Director <text:s/>at <text:s/>Morgan <text:s/>Stanley <text:s/>in <text:s/>London <text:s/>where, beginning <text:s/>in <text:s/>2001, <text:s/>he <text:s/>had <text:s/>responsibility <text:s/>for <text:s/>the <text:s/>firm’s banking <text:s/>department <text:s/>and <text:s/>corporate <text:s/>finance <text:s/>activities <text:s/>in Europe</text:p>
          </table:table-cell>
          <table:table-cell table:style-name="ce1" office:value-type="float" office:value="0.0861" calcext:value-type="float">
            <text:p>0.0861</text:p>
          </table:table-cell>
        </table:table-row>
        <table:table-row table:style-name="ro1">
          <table:table-cell table:style-name="ce1" office:value-type="string" calcext:value-type="string">
            <text:p>COMP_CON</text:p>
          </table:table-cell>
          <table:table-cell table:style-name="ce2" office:value-type="string" calcext:value-type="string">
            <text:p>Prior to joining Amgen, he was a Managing <text:s/>Director <text:s/>at <text:s/>Morgan <text:s/>Stanley <text:s/>in <text:s/>London <text:s/>where, beginning <text:s/>in <text:s/>2001, <text:s/>he <text:s/>had <text:s/>responsibility <text:s/>for <text:s/>the <text:s/>firm’s banking <text:s/>department <text:s/>and <text:s/>corporate <text:s/>finance <text:s/>activities <text:s/>in Europe</text:p>
          </table:table-cell>
          <table:table-cell table:style-name="ce1" office:value-type="float" office:value="0.0543" calcext:value-type="float">
            <text:p>0.0543</text:p>
          </table:table-cell>
        </table:table-row>
        <table:table-row table:style-name="ro3">
          <table:table-cell table:style-name="ce1" office:value-type="string" calcext:value-type="string">
            <text:p>SOCENV_INC</text:p>
          </table:table-cell>
          <table:table-cell table:style-name="ce2" office:value-type="string" calcext:value-type="string">
            <text:p>Given <text:s text:c="2"/>his financial and leadership experience, Mr. Garland has been determined <text:s/>to <text:s/>be <text:s/>an <text:s/>Audit <text:s/>Committee <text:s/>financial <text:s/>expert <text:s/>by our Board</text:p>
          </table:table-cell>
          <table:table-cell table:style-name="ce1" office:value-type="float" office:value="0.7032" calcext:value-type="float">
            <text:p>0.7032</text:p>
          </table:table-cell>
        </table:table-row>
        <table:table-row table:style-name="ro3">
          <table:table-cell table:style-name="ce1" office:value-type="string" calcext:value-type="string">
            <text:p>SOCENV_INC</text:p>
          </table:table-cell>
          <table:table-cell table:style-name="ce2" office:value-type="string" calcext:value-type="string">
            <text:p>Mr. Eckert also has served as a director of Levi Strauss &amp; Co., a privately-held jeans <text:s/>and <text:s/>casual <text:s/>wear <text:s/>manufacturer, <text:s/>since <text:s/>2010</text:p>
          </table:table-cell>
          <table:table-cell table:style-name="ce1" office:value-type="float" office:value="0.0943" calcext:value-type="float">
            <text:p>0.0943</text:p>
          </table:table-cell>
        </table:table-row>
        <table:table-row table:style-name="ro3">
          <table:table-cell table:style-name="ce1" office:value-type="string" calcext:value-type="string">
            <text:p>SOCENV_INC</text:p>
          </table:table-cell>
          <table:table-cell table:style-name="ce2" office:value-type="string" calcext:value-type="string">
            <text:p>Given <text:s/>his <text:s/>financial <text:s/>and <text:s/>leadership experience, Mr. Eckert has been determined to be an Audit Committee financial expert by our Board</text:p>
          </table:table-cell>
          <table:table-cell table:style-name="ce1" office:value-type="float" office:value="0.6874" calcext:value-type="float">
            <text:p>0.6874</text:p>
          </table:table-cell>
        </table:table-row>
        <table:table-row table:style-name="ro2">
          <table:table-cell table:style-name="ce1" office:value-type="string" calcext:value-type="string">
            <text:p>SOCENV_INC</text:p>
          </table:table-cell>
          <table:table-cell table:style-name="ce2" office:value-type="string" calcext:value-type="string">
            <text:p>Garland <text:s/>is <text:s/>the <text:s/>Chairman <text:s/>and <text:s/>Chief <text:s/>Executive Officer <text:s text:c="2"/>of <text:s text:c="2"/>Phillips <text:s text:c="2"/>66, <text:s text:c="2"/>an <text:s text:c="2"/>energy <text:s text:c="2"/>manufacturing <text:s text:c="2"/>and logistics <text:s/>company <text:s/>with <text:s/>midstream, <text:s/>chemical, <text:s/>refining <text:s/>and marketing <text:s/>and <text:s/>specialties <text:s/>businesses <text:s/>created <text:s/>through <text:s/>the repositioning <text:s/>of <text:s/>ConocoPhillips, <text:s/>having <text:s/>held <text:s/>this <text:s/>position since <text:s text:c="2"/>April <text:s text:c="2"/>2012</text:p>
          </table:table-cell>
          <table:table-cell table:style-name="ce1" office:value-type="float" office:value="0.0728" calcext:value-type="float">
            <text:p>0.0728</text:p>
          </table:table-cell>
        </table:table-row>
        <table:table-row table:style-name="ro1">
          <table:table-cell table:style-name="ce1" office:value-type="string" calcext:value-type="string">
            <text:p>SOCENV_INC</text:p>
          </table:table-cell>
          <table:table-cell table:style-name="ce2" office:value-type="string" calcext:value-type="string">
            <text:p>Mr. <text:s/>Eckert <text:s/>received <text:s/>an <text:s/>undergraduate <text:s/>degree from <text:s/>the <text:s/>University <text:s/>of <text:s/>Arizona <text:s/>and <text:s/>a <text:s/>master’s <text:s/>degree <text:s/>in business <text:s text:c="2"/>administration <text:s text:c="2"/>from <text:s text:c="2"/>the <text:s text:c="2"/>Kellogg <text:s text:c="2"/>School <text:s text:c="2"/>of Management at Northwestern University</text:p>
          </table:table-cell>
          <table:table-cell table:style-name="ce1" office:value-type="float" office:value="0.0707" calcext:value-type="float">
            <text:p>0.0707</text:p>
          </table:table-cell>
        </table:table-row>
        <table:table-row table:style-name="ro1">
          <table:table-cell table:style-name="ce1" office:value-type="string" calcext:value-type="string">
            <text:p>COMP_CON</text:p>
          </table:table-cell>
          <table:table-cell table:style-name="ce2" office:value-type="string" calcext:value-type="string">
            <text:p>Mr. <text:s/>Eckert <text:s/>is <text:s/>on <text:s/>the Global <text:s text:c="3"/>Advisory <text:s text:c="3"/>Board <text:s text:c="3"/>of <text:s text:c="3"/>the <text:s text:c="3"/>Kellogg <text:s text:c="3"/>School <text:s text:c="3"/>of Management at Northwestern University and serves on the Eller <text:s/>College <text:s/>National <text:s/>Board <text:s/>of <text:s/>Advisors <text:s/>at <text:s/>the <text:s/>University of <text:s/>Arizona</text:p>
          </table:table-cell>
          <table:table-cell table:style-name="ce1" office:value-type="float" office:value="0.0694" calcext:value-type="float">
            <text:p>0.0694</text:p>
          </table:table-cell>
        </table:table-row>
        <table:table-row table:style-name="ro2">
          <table:table-cell table:style-name="ce1" office:value-type="string" calcext:value-type="string">
            <text:p>SOCENV_INC</text:p>
          </table:table-cell>
          <table:table-cell table:style-name="ce2" office:value-type="string" calcext:value-type="string">
            <text:p>Mr. Eckert has been a director of McDonald’s Corporation, a <text:s/>company <text:s/>which <text:s/>franchises <text:s/>and <text:s/>operates <text:s/>McDonald’s restaurants <text:s/>in <text:s/>the <text:s/>global <text:s/>restaurant <text:s/>industry, <text:s/>since <text:s/>2003, serving as the Chair of the Compensation Committee and a <text:s/>member <text:s/>of <text:s/>the <text:s/>Executive <text:s/>and <text:s/>Governance <text:s/>Committees</text:p>
          </table:table-cell>
          <table:table-cell table:style-name="ce1" office:value-type="float" office:value="0.2953" calcext:value-type="float">
            <text:p>0.2953</text:p>
          </table:table-cell>
        </table:table-row>
        <table:table-row table:style-name="ro6">
          <table:table-cell table:style-name="ce1" office:value-type="string" calcext:value-type="string">
            <text:p>SOCENV_INC</text:p>
          </table:table-cell>
          <table:table-cell table:style-name="ce2" office:value-type="string" calcext:value-type="string">
            <text:p>Mr. <text:s/>Hassan <text:s/>was <text:s/>a <text:s/>director <text:s/>of <text:s/>Avon <text:s/>Products, <text:s/>Inc., <text:s/>a manufacturer <text:s text:c="3"/>and <text:s text:c="3"/>marketer <text:s text:c="3"/>of <text:s text:c="3"/>beauty <text:s text:c="3"/>and <text:s text:c="3"/>related products, <text:s text:c="2"/>from <text:s text:c="2"/>1999 <text:s text:c="2"/>until <text:s text:c="2"/>2013 <text:s text:c="2"/>and <text:s text:c="2"/>served <text:s text:c="2"/>on <text:s text:c="2"/>its Compensation <text:s/>and <text:s/>Management <text:s/>Development, Nominating <text:s text:c="3"/>and <text:s text:c="3"/>Corporate <text:s text:c="3"/>Governance <text:s text:c="3"/>and <text:s text:c="3"/>Audit Committees, <text:s/>as <text:s/>lead <text:s/>independent <text:s/>director <text:s/>from <text:s/>2009 <text:s/>to 2012, <text:s/>and <text:s/>Chairman <text:s/>of <text:s/>the <text:s/>Board <text:s/>between <text:s/>January <text:s/>and April <text:s/>2013</text:p>
          </table:table-cell>
          <table:table-cell table:style-name="ce1" office:value-type="float" office:value="0.611" calcext:value-type="float">
            <text:p>0.611</text:p>
          </table:table-cell>
        </table:table-row>
        <table:table-row table:style-name="ro6">
          <table:table-cell table:style-name="ce1" office:value-type="string" calcext:value-type="string">
            <text:p>COMP_CON</text:p>
          </table:table-cell>
          <table:table-cell table:style-name="ce2" office:value-type="string" calcext:value-type="string">
            <text:p>Mr. <text:s/>Hassan <text:s/>was <text:s/>a <text:s/>director <text:s/>of <text:s/>Avon <text:s/>Products, <text:s/>Inc., <text:s/>a manufacturer <text:s text:c="3"/>and <text:s text:c="3"/>marketer <text:s text:c="3"/>of <text:s text:c="3"/>beauty <text:s text:c="3"/>and <text:s text:c="3"/>related products, <text:s text:c="2"/>from <text:s text:c="2"/>1999 <text:s text:c="2"/>until <text:s text:c="2"/>2013 <text:s text:c="2"/>and <text:s text:c="2"/>served <text:s text:c="2"/>on <text:s text:c="2"/>its Compensation <text:s/>and <text:s/>Management <text:s/>Development, Nominating <text:s text:c="3"/>and <text:s text:c="3"/>Corporate <text:s text:c="3"/>Governance <text:s text:c="3"/>and <text:s text:c="3"/>Audit Committees, <text:s/>as <text:s/>lead <text:s/>independent <text:s/>director <text:s/>from <text:s/>2009 <text:s/>to 2012, <text:s/>and <text:s/>Chairman <text:s/>of <text:s/>the <text:s/>Board <text:s/>between <text:s/>January <text:s/>and April <text:s/>2013</text:p>
          </table:table-cell>
          <table:table-cell table:style-name="ce1" office:value-type="float" office:value="0.0514" calcext:value-type="float">
            <text:p>0.0514</text:p>
          </table:table-cell>
        </table:table-row>
        <table:table-row table:style-name="ro3">
          <table:table-cell table:style-name="ce1" office:value-type="string" calcext:value-type="string">
            <text:p>COMP_CON</text:p>
          </table:table-cell>
          <table:table-cell table:style-name="ce2" office:value-type="string" calcext:value-type="string">
            <text:p>Mr. <text:s/>Hassan <text:s/>served <text:s/>on <text:s/>the <text:s/>board <text:s/>of directors <text:s/>and <text:s/>Compensation <text:s/>and <text:s/>Audit <text:s/>Committees <text:s/>of Valeant <text:s text:c="3"/>Pharmaceuticals <text:s text:c="3"/>International, <text:s text:c="3"/>Inc. <text:s text:c="3"/>between August <text:s/>2013 <text:s/>and <text:s/>May <text:s/>2014</text:p>
          </table:table-cell>
          <table:table-cell table:style-name="ce1" office:value-type="float" office:value="0.0793" calcext:value-type="float">
            <text:p>0.0793</text:p>
          </table:table-cell>
        </table:table-row>
        <table:table-row table:style-name="ro3">
          <table:table-cell table:style-name="ce1" office:value-type="string" calcext:value-type="string">
            <text:p>SOCENV_INC</text:p>
          </table:table-cell>
          <table:table-cell table:style-name="ce2" office:value-type="string" calcext:value-type="string">
            <text:p>Given <text:s text:c="2"/>his <text:s text:c="2"/>financial <text:s text:c="2"/>and leadership <text:s/>experience, <text:s/>Mr. <text:s/>Hassan <text:s/>has <text:s/>been <text:s/>determined to be an Audit Committee financial expert by our Board</text:p>
          </table:table-cell>
          <table:table-cell table:style-name="ce1" office:value-type="float" office:value="0.7059" calcext:value-type="float">
            <text:p>0.7059</text:p>
          </table:table-cell>
        </table:table-row>
        <table:table-row table:style-name="ro1">
          <table:table-cell table:style-name="ce1" office:value-type="string" calcext:value-type="string">
            <text:p>SOCENV_INC</text:p>
          </table:table-cell>
          <table:table-cell table:style-name="ce2" office:value-type="string" calcext:value-type="string">
            <text:p>Mr. <text:s/>Hassan <text:s/>received <text:s/>an undergraduate <text:s/>degree <text:s/>from <text:s/>Imperial <text:s/>College <text:s/>of <text:s/>Science and <text:s/>Technology, <text:s/>University <text:s/>of <text:s/>London <text:s/>and <text:s/>a <text:s/>master’s degree <text:s/>in <text:s/>business <text:s/>administration <text:s/>from <text:s/>Harvard <text:s/>Business School</text:p>
          </table:table-cell>
          <table:table-cell table:style-name="ce1" office:value-type="float" office:value="0.0596" calcext:value-type="float">
            <text:p>0.0596</text:p>
          </table:table-cell>
        </table:table-row>
        <table:table-row table:style-name="ro3">
          <table:table-cell table:style-name="ce1" office:value-type="string" calcext:value-type="string">
            <text:p>COMP_CON</text:p>
          </table:table-cell>
          <table:table-cell table:style-name="ce2" office:value-type="string" calcext:value-type="string">
            <text:p>Mr. <text:s/>Hassan <text:s/>was <text:s/>first <text:s/>identified <text:s/>to <text:s/>the Governance <text:s/>and <text:s/>Nominating <text:s/>Committee <text:s/>as <text:s/>a <text:s/>potential director <text:s/>candidate <text:s/>by <text:s/>the <text:s/>Company’s <text:s/>outside <text:s/>search <text:s/>firm</text:p>
          </table:table-cell>
          <table:table-cell table:style-name="ce1" office:value-type="float" office:value="0.2246" calcext:value-type="float">
            <text:p>0.2246</text:p>
          </table:table-cell>
        </table:table-row>
        <table:table-row table:style-name="ro3">
          <table:table-cell table:style-name="ce1" office:value-type="string" calcext:value-type="string">
            <text:p>SOCENV_INC</text:p>
          </table:table-cell>
          <table:table-cell table:style-name="ce2" office:value-type="string" calcext:value-type="string">
            <text:p>Mr. <text:s/>Hassan <text:s/>was <text:s/>first <text:s/>identified <text:s/>to <text:s/>the Governance <text:s/>and <text:s/>Nominating <text:s/>Committee <text:s/>as <text:s/>a <text:s/>potential director <text:s/>candidate <text:s/>by <text:s/>the <text:s/>Company’s <text:s/>outside <text:s/>search <text:s/>firm</text:p>
          </table:table-cell>
          <table:table-cell table:style-name="ce1" office:value-type="float" office:value="0.2065" calcext:value-type="float">
            <text:p>0.2065</text:p>
          </table:table-cell>
        </table:table-row>
        <table:table-row table:style-name="ro3">
          <table:table-cell table:style-name="ce1" office:value-type="string" calcext:value-type="string">
            <text:p>SOCENV_INC</text:p>
          </table:table-cell>
          <table:table-cell table:style-name="ce2" office:value-type="string" calcext:value-type="string">
            <text:p>Mr. <text:s/>Hassan <text:s/>has <text:s/>been <text:s/>a <text:s/>director <text:s/>of <text:s/>Time <text:s/>Warner <text:s/>Inc., <text:s/>a media <text:s/>company, <text:s/>since <text:s/>2009, <text:s/>serving <text:s/>on <text:s/>its <text:s/>Audit <text:s/>and Finance and Compensation <text:s text:c="2"/>and <text:s text:c="2"/>Human <text:s text:c="2"/>Development <text:s text:c="2"/>Committees</text:p>
          </table:table-cell>
          <table:table-cell table:style-name="ce1" office:value-type="float" office:value="0.2016" calcext:value-type="float">
            <text:p>0.2016</text:p>
          </table:table-cell>
        </table:table-row>
        <table:table-row table:style-name="ro1">
          <table:table-cell table:style-name="ce1" office:value-type="string" calcext:value-type="string">
            <text:p>COMP_CON</text:p>
          </table:table-cell>
          <table:table-cell table:style-name="ce2" office:value-type="string" calcext:value-type="string">
            <text:p>Mr. <text:s/>Herringer <text:s/>has <text:s/>been <text:s/>a <text:s/>director <text:s/>of <text:s/>The <text:s/>Charles Schwab <text:s/>Corporation, <text:s/>a <text:s/>brokerage <text:s/>and <text:s/>banking <text:s/>company, since <text:s/>1996, <text:s/>serving <text:s/>on <text:s/>its <text:s/>Compensation <text:s/>and <text:s/>Nominating and Corporate Governance Committees</text:p>
          </table:table-cell>
          <table:table-cell table:style-name="ce1" office:value-type="float" office:value="0.2438" calcext:value-type="float">
            <text:p>0.2438</text:p>
          </table:table-cell>
        </table:table-row>
        <table:table-row table:style-name="ro1">
          <table:table-cell table:style-name="ce1" office:value-type="string" calcext:value-type="string">
            <text:p>SOCENV_INC</text:p>
          </table:table-cell>
          <table:table-cell table:style-name="ce2" office:value-type="string" calcext:value-type="string">
            <text:p>Mr. <text:s/>Herringer <text:s/>has <text:s/>been <text:s/>a <text:s/>director <text:s/>of <text:s/>The <text:s/>Charles Schwab <text:s/>Corporation, <text:s/>a <text:s/>brokerage <text:s/>and <text:s/>banking <text:s/>company, since <text:s/>1996, <text:s/>serving <text:s/>on <text:s/>its <text:s/>Compensation <text:s/>and <text:s/>Nominating and Corporate Governance Committees</text:p>
          </table:table-cell>
          <table:table-cell table:style-name="ce1" office:value-type="float" office:value="0.0758" calcext:value-type="float">
            <text:p>0.0758</text:p>
          </table:table-cell>
        </table:table-row>
        <table:table-row table:style-name="ro3">
          <table:table-cell table:style-name="ce1" office:value-type="string" calcext:value-type="string">
            <text:p>SOCENV_INC</text:p>
          </table:table-cell>
          <table:table-cell table:style-name="ce2" office:value-type="string" calcext:value-type="string">
            <text:p>From 2002 <text:s/>to <text:s/>2005, <text:s/>Mr. <text:s/>Herringer <text:s/>was <text:s/>a <text:s/>director <text:s/>of <text:s/>AT&amp;T Corporation, and a member of its Audit and Compensation Committees</text:p>
          </table:table-cell>
          <table:table-cell table:style-name="ce1" office:value-type="float" office:value="0.2301" calcext:value-type="float">
            <text:p>0.2301</text:p>
          </table:table-cell>
        </table:table-row>
        <table:table-row table:style-name="ro2">
          <table:table-cell table:style-name="ce1" office:value-type="string" calcext:value-type="string">
            <text:p>COMP_CON</text:p>
          </table:table-cell>
          <table:table-cell table:style-name="ce2" office:value-type="string" calcext:value-type="string">
            <text:p>Mr. <text:s/>Herringer <text:s/>was <text:s/>a <text:s/>director <text:s/>of Cardax, Inc., a biotechnology company, from 2014 to April 2015, <text:s text:c="2"/>serving <text:s text:c="2"/>on <text:s text:c="2"/>its <text:s text:c="2"/>Compensation <text:s text:c="2"/>Committee <text:s text:c="2"/>and chairing <text:s/>its <text:s/>Governance <text:s/>and <text:s/>Nominating <text:s/>Committee, <text:s/>and was <text:s text:c="3"/>a <text:s text:c="3"/>director <text:s text:c="3"/>of <text:s text:c="3"/>its <text:s text:c="3"/>parent <text:s text:c="3"/>company, <text:s text:c="3"/>Cardax Pharmaceuticals, <text:s/>Inc., <text:s/>from <text:s/>2006 <text:s/>until <text:s/>April <text:s/>2015</text:p>
          </table:table-cell>
          <table:table-cell table:style-name="ce1" office:value-type="float" office:value="0.628" calcext:value-type="float">
            <text:p>0.628</text:p>
          </table:table-cell>
        </table:table-row>
        <table:table-row table:style-name="ro3">
          <table:table-cell table:style-name="ce1" office:value-type="string" calcext:value-type="string">
            <text:p>COMP_CON</text:p>
          </table:table-cell>
          <table:table-cell table:style-name="ce2" office:value-type="string" calcext:value-type="string">
            <text:p>From 2002 <text:s/>to <text:s/>2005, <text:s/>Mr. <text:s/>Herringer <text:s/>was <text:s/>a <text:s/>director <text:s/>of <text:s/>AT&amp;T Corporation, and a member of its Audit and Compensation Committees</text:p>
          </table:table-cell>
          <table:table-cell table:style-name="ce1" office:value-type="float" office:value="0.0691" calcext:value-type="float">
            <text:p>0.0691</text:p>
          </table:table-cell>
        </table:table-row>
        <table:table-row table:style-name="ro2">
          <table:table-cell table:style-name="ce1" office:value-type="string" calcext:value-type="string">
            <text:p>SOCENV_INC</text:p>
          </table:table-cell>
          <table:table-cell table:style-name="ce2" office:value-type="string" calcext:value-type="string">
            <text:p>Mr. Herringer is a member <text:s/>of <text:s/>the <text:s/>Board <text:s/>of <text:s/>Trustees <text:s/>of <text:s/>the <text:s/>California <text:s/>Pacific Medical <text:s/>Center <text:s/>Foundation, <text:s/>a <text:s/>not-for-profit <text:s/>organization which <text:s/>develops <text:s/>philanthropic <text:s/>resources <text:s/>for <text:s/>the <text:s/>California Pacific <text:s text:c="2"/>Medical <text:s text:c="2"/>Center, <text:s text:c="2"/>a <text:s text:c="2"/>privately-held, <text:s text:c="2"/>not-for-profit academic medical center, since 2013</text:p>
          </table:table-cell>
          <table:table-cell table:style-name="ce1" office:value-type="float" office:value="0.2387" calcext:value-type="float">
            <text:p>0.2387</text:p>
          </table:table-cell>
        </table:table-row>
        <table:table-row table:style-name="ro1">
          <table:table-cell table:style-name="ce1" office:value-type="string" calcext:value-type="string">
            <text:p>SOCENV_INC</text:p>
          </table:table-cell>
          <table:table-cell table:style-name="ce2" office:value-type="string" calcext:value-type="string">
            <text:p>Mr. Herringer was a director <text:s/>of <text:s/>Safeway <text:s/>Inc., <text:s/>a <text:s/>food <text:s/>and <text:s/>drug <text:s/>retailer, <text:s/>from 2008 until January 2015, serving <text:s/>on <text:s/>its <text:s/>Executive <text:s/>Compensation <text:s/>and <text:s/>Executive Committees <text:s/>and <text:s/>chairing <text:s/>its <text:s/>Nominating <text:s/>and <text:s/>Corporate Governance <text:s/>Committee</text:p>
          </table:table-cell>
          <table:table-cell table:style-name="ce1" office:value-type="float" office:value="0.2044" calcext:value-type="float">
            <text:p>0.2044</text:p>
          </table:table-cell>
        </table:table-row>
        <table:table-row table:style-name="ro1">
          <table:table-cell table:style-name="ce1" office:value-type="string" calcext:value-type="string">
            <text:p>COMP_CON</text:p>
          </table:table-cell>
          <table:table-cell table:style-name="ce2" office:value-type="string" calcext:value-type="string">
            <text:p>The Board concluded that Dr. Henderson should serve on the <text:s/>Board <text:s/>because <text:s/>Dr. <text:s/>Henderson’s <text:s/>study <text:s/>of <text:s/>the <text:s/>complex strategy <text:s text:c="2"/>issues <text:s text:c="2"/>faced <text:s text:c="2"/>by <text:s text:c="2"/>high <text:s text:c="2"/>technology <text:s text:c="2"/>companies provides <text:s/>unique <text:s/>insight <text:s/>into <text:s/>the <text:s/>Company’s <text:s/>strategic <text:s/>and technology issues</text:p>
          </table:table-cell>
          <table:table-cell table:style-name="ce1" office:value-type="float" office:value="0.0842" calcext:value-type="float">
            <text:p>0.0842</text:p>
          </table:table-cell>
        </table:table-row>
        <table:table-row table:style-name="ro4">
          <table:table-cell table:style-name="ce1" office:value-type="string" calcext:value-type="string">
            <text:p>SOCENV_INC</text:p>
          </table:table-cell>
          <table:table-cell table:style-name="ce2" office:value-type="string" calcext:value-type="string">
            <text:p>Dr. <text:s/>Henderson has <text:s/>published <text:s/>articles, <text:s/>papers <text:s/>and <text:s/>reviews <text:s/>in <text:s/>a <text:s/>range <text:s/>of scholarly <text:s/>journals</text:p>
          </table:table-cell>
          <table:table-cell table:style-name="ce1" office:value-type="float" office:value="0.0836" calcext:value-type="float">
            <text:p>0.0836</text:p>
          </table:table-cell>
        </table:table-row>
        <table:table-row table:style-name="ro1">
          <table:table-cell table:style-name="ce1" office:value-type="string" calcext:value-type="string">
            <text:p>COMP_CON</text:p>
          </table:table-cell>
          <table:table-cell table:style-name="ce2" office:value-type="string" calcext:value-type="string">
            <text:p>Mr. Herringer was a director <text:s/>of <text:s/>Safeway <text:s/>Inc., <text:s/>a <text:s/>food <text:s/>and <text:s/>drug <text:s/>retailer, <text:s/>from 2008 until January 2015, serving <text:s/>on <text:s/>its <text:s/>Executive <text:s/>Compensation <text:s/>and <text:s/>Executive Committees <text:s/>and <text:s/>chairing <text:s/>its <text:s/>Nominating <text:s/>and <text:s/>Corporate Governance <text:s/>Committee</text:p>
          </table:table-cell>
          <table:table-cell table:style-name="ce1" office:value-type="float" office:value="0.0554" calcext:value-type="float">
            <text:p>0.0554</text:p>
          </table:table-cell>
        </table:table-row>
        <table:table-row table:style-name="ro4">
          <table:table-cell table:style-name="ce1" office:value-type="string" calcext:value-type="string">
            <text:p>COMP_CON</text:p>
          </table:table-cell>
          <table:table-cell table:style-name="ce2" office:value-type="string" calcext:value-type="string">
            <text:p>Dr. <text:s/>Henderson has <text:s/>published <text:s/>articles, <text:s/>papers <text:s/>and <text:s/>reviews <text:s/>in <text:s/>a <text:s/>range <text:s/>of scholarly <text:s/>journals</text:p>
          </table:table-cell>
          <table:table-cell table:style-name="ce1" office:value-type="float" office:value="0.2558" calcext:value-type="float">
            <text:p>0.2558</text:p>
          </table:table-cell>
        </table:table-row>
        <table:table-row table:style-name="ro3">
          <table:table-cell table:style-name="ce1" office:value-type="string" calcext:value-type="string">
            <text:p>SOCENV_INC</text:p>
          </table:table-cell>
          <table:table-cell table:style-name="ce2" office:value-type="string" calcext:value-type="string">
            <text:p>Dr. <text:s/>Henderson <text:s/>received <text:s/>an undergraduate <text:s/>degree <text:s/>from <text:s/>MIT <text:s/>and <text:s/>a <text:s/>doctorate <text:s/>from Harvard University</text:p>
          </table:table-cell>
          <table:table-cell table:style-name="ce1" office:value-type="float" office:value="0.0816" calcext:value-type="float">
            <text:p>0.0816</text:p>
          </table:table-cell>
        </table:table-row>
        <table:table-row table:style-name="ro2">
          <table:table-cell table:style-name="ce1" office:value-type="string" calcext:value-type="string">
            <text:p>COMP_CON</text:p>
          </table:table-cell>
          <table:table-cell table:style-name="ce2" office:value-type="string" calcext:value-type="string">
            <text:p>Dr. Henderson has been a director of IDEXX Laboratories, Inc., a company which provides diagnostic and information technology-based <text:s/>products <text:s/>and <text:s/>services <text:s/>for <text:s/>veterinary, food and water applications, since 2003, <text:s/>serving <text:s/>on <text:s/>its <text:s/>Finance <text:s/>Committee <text:s/>and <text:s/>chairing <text:s/>its Nominating and Governance Committee</text:p>
          </table:table-cell>
          <table:table-cell table:style-name="ce1" office:value-type="float" office:value="0.4118" calcext:value-type="float">
            <text:p>0.4118</text:p>
          </table:table-cell>
        </table:table-row>
        <table:table-row table:style-name="ro3">
          <table:table-cell table:style-name="ce1" office:value-type="string" calcext:value-type="string">
            <text:p>SOCENV_INC</text:p>
          </table:table-cell>
          <table:table-cell table:style-name="ce2" office:value-type="string" calcext:value-type="string">
            <text:p>From 2009 <text:s/>to <text:s/>2011, <text:s/>Dr. <text:s/>Henderson <text:s/>served <text:s/>as <text:s/>the <text:s/>Senator <text:s/>John Heinz Professor of Environmental Management at Harvard Business <text:s/>School</text:p>
          </table:table-cell>
          <table:table-cell table:style-name="ce1" office:value-type="float" office:value="0.6433" calcext:value-type="float">
            <text:p>0.6433</text:p>
          </table:table-cell>
        </table:table-row>
        <table:table-row table:style-name="ro1">
          <table:table-cell table:style-name="ce1" office:value-type="string" calcext:value-type="string">
            <text:p>COMP_CON</text:p>
          </table:table-cell>
          <table:table-cell table:style-name="ce2" office:value-type="string" calcext:value-type="string">
            <text:p>Dr. Henderson has also served as a director of the Ember Corporation, <text:s/>a <text:s/>privately-held <text:s/>semiconductor <text:s/>chip manufacturer, <text:s/>and <text:s/>on <text:s/>its <text:s/>Compensation <text:s/>Committee, <text:s/>from 2001 <text:s/>to <text:s/>July <text:s/>2009</text:p>
          </table:table-cell>
          <table:table-cell table:style-name="ce1" office:value-type="float" office:value="0.2744" calcext:value-type="float">
            <text:p>0.2744</text:p>
          </table:table-cell>
        </table:table-row>
        <table:table-row table:style-name="ro2">
          <table:table-cell table:style-name="ce1" office:value-type="string" calcext:value-type="string">
            <text:p>SOCENV_INC</text:p>
          </table:table-cell>
          <table:table-cell table:style-name="ce2" office:value-type="string" calcext:value-type="string">
            <text:p>Dr. Henderson has been a director of IDEXX Laboratories, Inc., a company which provides diagnostic and information technology-based <text:s/>products <text:s/>and <text:s/>services <text:s/>for <text:s/>veterinary, food and water applications, since 2003, <text:s/>serving <text:s/>on <text:s/>its <text:s/>Finance <text:s/>Committee <text:s/>and <text:s/>chairing <text:s/>its Nominating and Governance Committee</text:p>
          </table:table-cell>
          <table:table-cell table:style-name="ce1" office:value-type="float" office:value="0.1397" calcext:value-type="float">
            <text:p>0.1397</text:p>
          </table:table-cell>
        </table:table-row>
        <table:table-row table:style-name="ro3">
          <table:table-cell table:style-name="ce1" office:value-type="string" calcext:value-type="string">
            <text:p>COMP_CON</text:p>
          </table:table-cell>
          <table:table-cell table:style-name="ce2" office:value-type="string" calcext:value-type="string">
            <text:p>From 2009 <text:s/>to <text:s/>2011, <text:s/>Dr. <text:s/>Henderson <text:s/>served <text:s/>as <text:s/>the <text:s/>Senator <text:s/>John Heinz Professor of Environmental Management at Harvard Business <text:s/>School</text:p>
          </table:table-cell>
          <table:table-cell table:style-name="ce1" office:value-type="float" office:value="0.0976" calcext:value-type="float">
            <text:p>0.0976</text:p>
          </table:table-cell>
        </table:table-row>
        <table:table-row table:style-name="ro3">
          <table:table-cell table:style-name="ce1" office:value-type="string" calcext:value-type="string">
            <text:p>SOCENV_INC</text:p>
          </table:table-cell>
          <table:table-cell table:style-name="ce2" office:value-type="string" calcext:value-type="string">
            <text:p>Since <text:s/>1995, <text:s/>she has <text:s/>also <text:s/>been <text:s/>a <text:s/>Research <text:s/>Associate <text:s/>at <text:s/>the <text:s/>National Bureau <text:s text:c="2"/>of <text:s text:c="2"/>Economic <text:s text:c="2"/>Research</text:p>
          </table:table-cell>
          <table:table-cell table:style-name="ce1" office:value-type="float" office:value="0.1856" calcext:value-type="float">
            <text:p>0.1856</text:p>
          </table:table-cell>
        </table:table-row>
        <table:table-row table:style-name="ro1">
          <table:table-cell table:style-name="ce1" office:value-type="string" calcext:value-type="string">
            <text:p>SOCENV_INC</text:p>
          </table:table-cell>
          <table:table-cell table:style-name="ce2" office:value-type="string" calcext:value-type="string">
            <text:p>Prior <text:s/>to <text:s/>this, <text:s/>she <text:s/>was <text:s/>a <text:s/>professor <text:s/>of management at the Massachusetts Institute of Technology, or MIT, for 21 years, having been the Eastman Kodak LFM Professor <text:s/>of <text:s/>Management <text:s/>since <text:s/>1999</text:p>
          </table:table-cell>
          <table:table-cell table:style-name="ce1" office:value-type="float" office:value="0.1629" calcext:value-type="float">
            <text:p>0.1629</text:p>
          </table:table-cell>
        </table:table-row>
        <table:table-row table:style-name="ro1">
          <table:table-cell table:style-name="ce1" office:value-type="string" calcext:value-type="string">
            <text:p>COMP_CON</text:p>
          </table:table-cell>
          <table:table-cell table:style-name="ce2" office:value-type="string" calcext:value-type="string">
            <text:p>Henderson <text:s/>has <text:s/>been <text:s/>the <text:s/>John <text:s/>and <text:s/>Natty McArthur <text:s/>University <text:s/>Professor <text:s/>at <text:s/>Harvard <text:s/>University <text:s/>since 2011 <text:s text:c="2"/>and <text:s text:c="2"/>is <text:s text:c="2"/>the <text:s text:c="2"/>Co-Director <text:s text:c="2"/>of <text:s text:c="2"/>the <text:s text:c="2"/>Business <text:s text:c="2"/>and Environment <text:s/>Initiative <text:s/>at <text:s/>Harvard <text:s/>Business <text:s/>School</text:p>
          </table:table-cell>
          <table:table-cell table:style-name="ce1" office:value-type="float" office:value="0.0922" calcext:value-type="float">
            <text:p>0.0922</text:p>
          </table:table-cell>
        </table:table-row>
        <table:table-row table:style-name="ro3">
          <table:table-cell table:style-name="ce1" office:value-type="string" calcext:value-type="string">
            <text:p>COMP_CON</text:p>
          </table:table-cell>
          <table:table-cell table:style-name="ce2" office:value-type="string" calcext:value-type="string">
            <text:p>Since <text:s/>1995, <text:s/>she has <text:s/>also <text:s/>been <text:s/>a <text:s/>Research <text:s/>Associate <text:s/>at <text:s/>the <text:s/>National Bureau <text:s text:c="2"/>of <text:s text:c="2"/>Economic <text:s text:c="2"/>Research</text:p>
          </table:table-cell>
          <table:table-cell table:style-name="ce1" office:value-type="float" office:value="0.0797" calcext:value-type="float">
            <text:p>0.0797</text:p>
          </table:table-cell>
        </table:table-row>
        <table:table-row table:style-name="ro1">
          <table:table-cell table:style-name="ce1" office:value-type="string" calcext:value-type="string">
            <text:p>SOCENV_INC</text:p>
          </table:table-cell>
          <table:table-cell table:style-name="ce2" office:value-type="string" calcext:value-type="string">
            <text:p>Henderson <text:s/>has <text:s/>been <text:s/>the <text:s/>John <text:s/>and <text:s/>Natty McArthur <text:s/>University <text:s/>Professor <text:s/>at <text:s/>Harvard <text:s/>University <text:s/>since 2011 <text:s text:c="2"/>and <text:s text:c="2"/>is <text:s text:c="2"/>the <text:s text:c="2"/>Co-Director <text:s text:c="2"/>of <text:s text:c="2"/>the <text:s text:c="2"/>Business <text:s text:c="2"/>and Environment <text:s/>Initiative <text:s/>at <text:s/>Harvard <text:s/>Business <text:s/>School</text:p>
          </table:table-cell>
          <table:table-cell table:style-name="ce1" office:value-type="float" office:value="0.5438" calcext:value-type="float">
            <text:p>0.5438</text:p>
          </table:table-cell>
        </table:table-row>
        <table:table-row table:style-name="ro3">
          <table:table-cell table:style-name="ce1" office:value-type="string" calcext:value-type="string">
            <text:p>SOCENV_INC</text:p>
          </table:table-cell>
          <table:table-cell table:style-name="ce2" office:value-type="string" calcext:value-type="string">
            <text:p>Dr. Jacks received an undergraduate <text:s/>degree <text:s/>from <text:s/>Harvard <text:s/>University <text:s/>and <text:s/>his doctorate from the University of California, San Francisco</text:p>
          </table:table-cell>
          <table:table-cell table:style-name="ce1" office:value-type="float" office:value="0.1358" calcext:value-type="float">
            <text:p>0.1358</text:p>
          </table:table-cell>
        </table:table-row>
        <table:table-row table:style-name="ro3">
          <table:table-cell table:style-name="ce1" office:value-type="string" calcext:value-type="string">
            <text:p>COMP_CON</text:p>
          </table:table-cell>
          <table:table-cell table:style-name="ce2" office:value-type="string" calcext:value-type="string">
            <text:p>Dr. Jacks received an undergraduate <text:s/>degree <text:s/>from <text:s/>Harvard <text:s/>University <text:s/>and <text:s/>his doctorate from the University of California, San Francisco</text:p>
          </table:table-cell>
          <table:table-cell table:style-name="ce1" office:value-type="float" office:value="0.0813" calcext:value-type="float">
            <text:p>0.0813</text:p>
          </table:table-cell>
        </table:table-row>
        <table:table-row table:style-name="ro1">
          <table:table-cell table:style-name="ce1" office:value-type="string" calcext:value-type="string">
            <text:p>COMP_CON</text:p>
          </table:table-cell>
          <table:table-cell table:style-name="ce2" office:value-type="string" calcext:value-type="string">
            <text:p>The <text:s/>Board <text:s/>concluded <text:s/>that <text:s/>Dr. <text:s/>Jacks <text:s/>should <text:s/>serve <text:s/>on <text:s/>the Board <text:s/>due <text:s/>to <text:s/>Dr. <text:s/>Jacks’ <text:s/>extensive <text:s/>scientific <text:s/>expertise relevant to our industry, including his broad experience as a <text:s/>cancer <text:s/>researcher <text:s/>and <text:s/>service <text:s/>on <text:s/>several <text:s/>scientific advisory <text:s/>boards</text:p>
          </table:table-cell>
          <table:table-cell table:style-name="ce1" office:value-type="float" office:value="0.236" calcext:value-type="float">
            <text:p>0.236</text:p>
          </table:table-cell>
        </table:table-row>
        <table:table-row table:style-name="ro2">
          <table:table-cell table:style-name="ce1" office:value-type="string" calcext:value-type="string">
            <text:p>SOCENV_INC</text:p>
          </table:table-cell>
          <table:table-cell table:style-name="ce2" office:value-type="string" calcext:value-type="string">
            <text:p>His <text:s/>expertise <text:s/>in <text:s/>the <text:s/>field <text:s/>of <text:s/>oncology, which <text:s/>includes <text:s/>pioneering <text:s/>the <text:s/>use <text:s/>of <text:s/>technology <text:s/>to <text:s/>study cancer-associated <text:s/>genes <text:s/>and <text:s/>to <text:s/>construct <text:s/>animal <text:s/>models of <text:s text:c="2"/>many <text:s text:c="2"/>human <text:s text:c="2"/>cancer <text:s text:c="2"/>types, <text:s text:c="2"/>is <text:s text:c="2"/>evidenced <text:s text:c="2"/>by <text:s text:c="2"/>his appointment to the National Cancer Advisory Board and by his <text:s/>numerous <text:s/>awards <text:s/>for <text:s/>cancer <text:s/>research</text:p>
          </table:table-cell>
          <table:table-cell table:style-name="ce1" office:value-type="float" office:value="0.7985" calcext:value-type="float">
            <text:p>0.7985</text:p>
          </table:table-cell>
        </table:table-row>
        <table:table-row table:style-name="ro1">
          <table:table-cell table:style-name="ce1" office:value-type="string" calcext:value-type="string">
            <text:p>SOCENV_INC</text:p>
          </table:table-cell>
          <table:table-cell table:style-name="ce2" office:value-type="string" calcext:value-type="string">
            <text:p>He <text:s text:c="2"/>was appointed <text:s/>to <text:s/>the <text:s/>National <text:s/>Cancer <text:s/>Advisory <text:s/>Board, <text:s/>which advises and assists the Director of the National Cancer Institute <text:s/>with <text:s/>respect <text:s/>to <text:s/>the <text:s/>National <text:s/>Cancer <text:s/>Program, <text:s/>in October 2011</text:p>
          </table:table-cell>
          <table:table-cell table:style-name="ce1" office:value-type="float" office:value="0.1204" calcext:value-type="float">
            <text:p>0.1204</text:p>
          </table:table-cell>
        </table:table-row>
        <table:table-row table:style-name="ro1">
          <table:table-cell table:style-name="ce1" office:value-type="string" calcext:value-type="string">
            <text:p>COMP_CON</text:p>
          </table:table-cell>
          <table:table-cell table:style-name="ce2" office:value-type="string" calcext:value-type="string">
            <text:p>Dr. Jacks has been a consultant scientific <text:s/>advisor <text:s/>to <text:s/>Epizyme, <text:s/>Inc., <text:s/>a <text:s/>biopharmaceutical company, <text:s/>since <text:s/>2007, <text:s/>and <text:s/>has <text:s/>served <text:s/>on <text:s/>the <text:s/>scientific advisory <text:s text:c="3"/>board <text:s text:c="3"/>of <text:s text:c="3"/>SQZ <text:s text:c="3"/>Biotech, <text:s text:c="3"/>a <text:s text:c="3"/>privately-held biotechnology <text:s/>company, <text:s/>since <text:s/>2015</text:p>
          </table:table-cell>
          <table:table-cell table:style-name="ce1" office:value-type="float" office:value="0.982" calcext:value-type="float">
            <text:p>0.982</text:p>
          </table:table-cell>
        </table:table-row>
        <table:table-row table:style-name="ro1">
          <table:table-cell table:style-name="ce1" office:value-type="string" calcext:value-type="string">
            <text:p>SOCENV_INC</text:p>
          </table:table-cell>
          <table:table-cell table:style-name="ce2" office:value-type="string" calcext:value-type="string">
            <text:p>Dr. <text:s/>Jacks <text:s/>has been <text:s/>a <text:s/>director <text:s/>of <text:s/>Thermo <text:s/>Fisher <text:s/>Scientific, <text:s/>Inc., <text:s/>a <text:s/>life sciences supply company, since May 2009, and serves on its Strategy and Finance Committee and scientific advisory board</text:p>
          </table:table-cell>
          <table:table-cell table:style-name="ce1" office:value-type="float" office:value="0.1108" calcext:value-type="float">
            <text:p>0.1108</text:p>
          </table:table-cell>
        </table:table-row>
        <table:table-row table:style-name="ro1">
          <table:table-cell table:style-name="ce1" office:value-type="string" calcext:value-type="string">
            <text:p>COMP_CON</text:p>
          </table:table-cell>
          <table:table-cell table:style-name="ce2" office:value-type="string" calcext:value-type="string">
            <text:p>He <text:s text:c="2"/>was appointed <text:s/>to <text:s/>the <text:s/>National <text:s/>Cancer <text:s/>Advisory <text:s/>Board, <text:s/>which advises and assists the Director of the National Cancer Institute <text:s/>with <text:s/>respect <text:s/>to <text:s/>the <text:s/>National <text:s/>Cancer <text:s/>Program, <text:s/>in October 2011</text:p>
          </table:table-cell>
          <table:table-cell table:style-name="ce1" office:value-type="float" office:value="0.4411" calcext:value-type="float">
            <text:p>0.4411</text:p>
          </table:table-cell>
        </table:table-row>
        <table:table-row table:style-name="ro1">
          <table:table-cell table:style-name="ce1" office:value-type="string" calcext:value-type="string">
            <text:p>COMP_CON</text:p>
          </table:table-cell>
          <table:table-cell table:style-name="ce2" office:value-type="string" calcext:value-type="string">
            <text:p>Dr. <text:s/>Jacks <text:s/>has been <text:s/>a <text:s/>director <text:s/>of <text:s/>Thermo <text:s/>Fisher <text:s/>Scientific, <text:s/>Inc., <text:s/>a <text:s/>life sciences supply company, since May 2009, and serves on its Strategy and Finance Committee and scientific advisory board</text:p>
          </table:table-cell>
          <table:table-cell table:style-name="ce1" office:value-type="float" office:value="0.1642" calcext:value-type="float">
            <text:p>0.1642</text:p>
          </table:table-cell>
        </table:table-row>
        <table:table-row table:style-name="ro3">
          <table:table-cell table:style-name="ce1" office:value-type="string" calcext:value-type="string">
            <text:p>COMP_CON</text:p>
          </table:table-cell>
          <table:table-cell table:style-name="ce2" office:value-type="string" calcext:value-type="string">
            <text:p>In 2015, <text:s text:c="2"/>Dr. <text:s text:c="2"/>Jacks <text:s text:c="2"/>founded <text:s text:c="2"/>Equipoise <text:s text:c="2"/>Therapeutics, <text:s text:c="2"/>a privately-held <text:s text:c="2"/>cancer <text:s text:c="2"/>therapeutics <text:s text:c="2"/>company</text:p>
          </table:table-cell>
          <table:table-cell table:style-name="ce1" office:value-type="float" office:value="0.555" calcext:value-type="float">
            <text:p>0.555</text:p>
          </table:table-cell>
        </table:table-row>
        <table:table-row table:style-name="ro1">
          <table:table-cell table:style-name="ce1" office:value-type="string" calcext:value-type="string">
            <text:p>SOCENV_INC</text:p>
          </table:table-cell>
          <table:table-cell table:style-name="ce2" office:value-type="string" calcext:value-type="string">
            <text:p>Dr. Jacks was a director of MIT’s Center for Cancer <text:s text:c="2"/>Research <text:s text:c="2"/>from <text:s text:c="2"/>2001 <text:s text:c="2"/>to <text:s text:c="2"/>2007 <text:s text:c="2"/>and <text:s text:c="2"/>received numerous <text:s text:c="2"/>awards <text:s text:c="2"/>including <text:s text:c="2"/>the <text:s text:c="2"/>Paul <text:s text:c="2"/>Marks <text:s text:c="2"/>Prize <text:s text:c="2"/>for Cancer <text:s text:c="2"/>Research <text:s text:c="2"/>and <text:s text:c="2"/>the <text:s text:c="2"/>American <text:s text:c="2"/>Association <text:s text:c="2"/>for Cancer Research Award for Outstanding Achievement</text:p>
          </table:table-cell>
          <table:table-cell table:style-name="ce1" office:value-type="float" office:value="0.7661" calcext:value-type="float">
            <text:p>0.7661</text:p>
          </table:table-cell>
        </table:table-row>
        <table:table-row table:style-name="ro1">
          <table:table-cell table:style-name="ce1" office:value-type="string" calcext:value-type="string">
            <text:p>SOCENV_INC</text:p>
          </table:table-cell>
          <table:table-cell table:style-name="ce2" office:value-type="string" calcext:value-type="string">
            <text:p>The <text:s/>Board <text:s/>concluded <text:s/>that <text:s/>Dr. <text:s/>Jacks <text:s/>should <text:s/>serve <text:s/>on <text:s/>the Board <text:s/>due <text:s/>to <text:s/>Dr. <text:s/>Jacks’ <text:s/>extensive <text:s/>scientific <text:s/>expertise relevant to our industry, including his broad experience as a <text:s/>cancer <text:s/>researcher <text:s/>and <text:s/>service <text:s/>on <text:s/>several <text:s/>scientific advisory <text:s/>boards</text:p>
          </table:table-cell>
          <table:table-cell table:style-name="ce1" office:value-type="float" office:value="0.0556" calcext:value-type="float">
            <text:p>0.0556</text:p>
          </table:table-cell>
        </table:table-row>
        <table:table-row table:style-name="ro3">
          <table:table-cell table:style-name="ce1" office:value-type="string" calcext:value-type="string">
            <text:p>COMP_CON</text:p>
          </table:table-cell>
          <table:table-cell table:style-name="ce2" office:value-type="string" calcext:value-type="string">
            <text:p>Dr. <text:s/>Jacks <text:s/>has <text:s/>been <text:s/>an <text:s/>investigator with <text:s/>the <text:s/>Howard <text:s/>Hughes <text:s/>Medical <text:s/>Institute, <text:s/>a <text:s/>nonprofit medical <text:s/>research <text:s/>organization, <text:s/>since <text:s/>1994</text:p>
          </table:table-cell>
          <table:table-cell table:style-name="ce1" office:value-type="float" office:value="0.5938" calcext:value-type="float">
            <text:p>0.5938</text:p>
          </table:table-cell>
        </table:table-row>
        <table:table-row table:style-name="ro11">
          <table:table-cell table:style-name="ce1" office:value-type="string" calcext:value-type="string">
            <text:p>SOCENV_INC</text:p>
          </table:table-cell>
          <table:table-cell table:style-name="ce2" office:value-type="string" calcext:value-type="string">
            <text:p>Table of Contents <text:s text:c="10"/>ITEM 1 — ELECTION OF DIRECTORS <text:s text:c="4"/>Tyler Jacks <text:s text:c="6"/>16 <text:s text:c="9"/>ï <text:s/>2016 Proxy Statement Tyler Jacks joined the faculty of Massachusetts Institute of Technology, <text:s/>or <text:s/>MIT, <text:s/>in <text:s/>1992 <text:s/>and <text:s/>is <text:s/>currently <text:s/>the <text:s/>David <text:s/>H. Koch <text:s/>Professor <text:s/>of <text:s/>Biology <text:s/>and <text:s/>director <text:s/>of <text:s/>the <text:s/>David <text:s/>H. Koch <text:s/>Institute <text:s/>for <text:s/>Integrative <text:s/>Cancer <text:s/>Research, <text:s/>which brings <text:s text:c="2"/>together <text:s text:c="2"/>biologists <text:s text:c="2"/>and <text:s text:c="2"/>engineers <text:s text:c="2"/>to <text:s text:c="2"/>improve detection, diagnosis and treatment of cancer, a position he has <text:s/>held <text:s/>since <text:s/>2007</text:p>
          </table:table-cell>
          <table:table-cell table:style-name="ce1" office:value-type="float" office:value="0.5636" calcext:value-type="float">
            <text:p>0.5636</text:p>
          </table:table-cell>
        </table:table-row>
        <table:table-row table:style-name="ro3">
          <table:table-cell table:style-name="ce1" office:value-type="string" calcext:value-type="string">
            <text:p>COMP_CON</text:p>
          </table:table-cell>
          <table:table-cell table:style-name="ce2" office:value-type="string" calcext:value-type="string">
            <text:p>In <text:s/>2006, <text:s/>he <text:s/>co-founded <text:s/>T2 <text:s/>Biosystems, <text:s/>Inc., <text:s/>a biotechnology <text:s text:c="2"/>company, <text:s text:c="2"/>and <text:s text:c="2"/>served <text:s text:c="2"/>on <text:s text:c="2"/>its <text:s text:c="2"/>scientific advisory board until 2013</text:p>
          </table:table-cell>
          <table:table-cell table:style-name="ce1" office:value-type="float" office:value="0.1266" calcext:value-type="float">
            <text:p>0.1266</text:p>
          </table:table-cell>
        </table:table-row>
        <table:table-row table:style-name="ro3">
          <table:table-cell table:style-name="ce1" office:value-type="string" calcext:value-type="string">
            <text:p>SOCENV_INC</text:p>
          </table:table-cell>
          <table:table-cell table:style-name="ce2" office:value-type="string" calcext:value-type="string">
            <text:p>Dr. <text:s/>Jacks <text:s/>has <text:s/>been <text:s/>an <text:s/>investigator with <text:s/>the <text:s/>Howard <text:s/>Hughes <text:s/>Medical <text:s/>Institute, <text:s/>a <text:s/>nonprofit medical <text:s/>research <text:s/>organization, <text:s/>since <text:s/>1994</text:p>
          </table:table-cell>
          <table:table-cell table:style-name="ce1" office:value-type="float" office:value="0.0602" calcext:value-type="float">
            <text:p>0.0602</text:p>
          </table:table-cell>
        </table:table-row>
        <table:table-row table:style-name="ro1">
          <table:table-cell table:style-name="ce1" office:value-type="string" calcext:value-type="string">
            <text:p>COMP_CON</text:p>
          </table:table-cell>
          <table:table-cell table:style-name="ce2" office:value-type="string" calcext:value-type="string">
            <text:p>She <text:s/>also sits <text:s/>on <text:s/>the <text:s/>board <text:s/>of <text:s/>trustees <text:s/>of <text:s/>Smith <text:s/>College <text:s/>and <text:s/>is <text:s/>a member <text:s/>of <text:s/>its <text:s/>Audit, <text:s/>Finance, <text:s/>Buildings <text:s/>and <text:s/>Grounds, Executive <text:s text:c="2"/>and <text:s text:c="2"/>Libraries <text:s text:c="2"/>Committees <text:s text:c="2"/>and <text:s text:c="2"/>chairs <text:s text:c="2"/>the Buildings and Grounds Committees</text:p>
          </table:table-cell>
          <table:table-cell table:style-name="ce1" office:value-type="float" office:value="0.159" calcext:value-type="float">
            <text:p>0.159</text:p>
          </table:table-cell>
        </table:table-row>
        <table:table-row table:style-name="ro1">
          <table:table-cell table:style-name="ce1" office:value-type="string" calcext:value-type="string">
            <text:p>SOCENV_INC</text:p>
          </table:table-cell>
          <table:table-cell table:style-name="ce2" office:value-type="string" calcext:value-type="string">
            <text:p>She <text:s/>also sits <text:s/>on <text:s/>the <text:s/>board <text:s/>of <text:s/>trustees <text:s/>of <text:s/>Smith <text:s/>College <text:s/>and <text:s/>is <text:s/>a member <text:s/>of <text:s/>its <text:s/>Audit, <text:s/>Finance, <text:s/>Buildings <text:s/>and <text:s/>Grounds, Executive <text:s text:c="2"/>and <text:s text:c="2"/>Libraries <text:s text:c="2"/>Committees <text:s text:c="2"/>and <text:s text:c="2"/>chairs <text:s text:c="2"/>the Buildings and Grounds Committees</text:p>
          </table:table-cell>
          <table:table-cell table:style-name="ce1" office:value-type="float" office:value="0.4838" calcext:value-type="float">
            <text:p>0.4838</text:p>
          </table:table-cell>
        </table:table-row>
        <table:table-row table:style-name="ro3">
          <table:table-cell table:style-name="ce1" office:value-type="string" calcext:value-type="string">
            <text:p>SOCENV_INC</text:p>
          </table:table-cell>
          <table:table-cell table:style-name="ce2" office:value-type="string" calcext:value-type="string">
            <text:p>Ms. Pelham received an undergraduate degree from Smith College <text:s/>and <text:s/>a <text:s/>master’s <text:s/>degree <text:s/>in <text:s/>public <text:s/>administration from Harvard University</text:p>
          </table:table-cell>
          <table:table-cell table:style-name="ce1" office:value-type="float" office:value="0.1908" calcext:value-type="float">
            <text:p>0.1908</text:p>
          </table:table-cell>
        </table:table-row>
        <table:table-row table:style-name="ro11">
          <table:table-cell table:style-name="ce1" office:value-type="string" calcext:value-type="string">
            <text:p>SOCENV_INC</text:p>
          </table:table-cell>
          <table:table-cell table:style-name="ce2" office:value-type="string" calcext:value-type="string">
            <text:p>The Board concluded that Ms. Pelham should serve on the Board due to Ms. Pelham’s career as an executive leader at <text:s/>a <text:s/>number <text:s/>of <text:s/>large <text:s/>healthcare <text:s/>systems, <text:s/>as <text:s/>well <text:s/>her extensive experience developing programs to improve the health <text:s/>status <text:s/>of <text:s/>communities <text:s/>and <text:s/>championing <text:s/>innovation and advances in the delivery of, access to and financing of healthcare, <text:s/>her <text:s/>understanding <text:s/>of <text:s/>the <text:s/>nation’s <text:s/>healthcare system, <text:s/>the <text:s/>patient <text:s/>populations <text:s/>served <text:s/>by <text:s/>our <text:s/>products and the operations of our Company</text:p>
          </table:table-cell>
          <table:table-cell table:style-name="ce1" office:value-type="float" office:value="0.5655" calcext:value-type="float">
            <text:p>0.5655</text:p>
          </table:table-cell>
        </table:table-row>
        <table:table-row table:style-name="ro1">
          <table:table-cell table:style-name="ce1" office:value-type="string" calcext:value-type="string">
            <text:p>SOCENV_INC</text:p>
          </table:table-cell>
          <table:table-cell table:style-name="ce2" office:value-type="string" calcext:value-type="string">
            <text:p>In <text:s/>addition, <text:s/>from <text:s/>2005 <text:s/>to 2006 <text:s/>she <text:s/>was <text:s/>a <text:s/>director <text:s/>of <text:s/>Hospira, <text:s/>Inc., <text:s/>a <text:s/>specialty pharmaceutical <text:s/>delivery <text:s/>company, <text:s/>and <text:s/>a <text:s/>member <text:s/>of <text:s/>its Audit and <text:s/>Public <text:s/>Policy <text:s/>and <text:s/>Compliance <text:s/>Committees</text:p>
          </table:table-cell>
          <table:table-cell table:style-name="ce1" office:value-type="float" office:value="0.5779" calcext:value-type="float">
            <text:p>0.5779</text:p>
          </table:table-cell>
        </table:table-row>
        <table:table-row table:style-name="ro1">
          <table:table-cell table:style-name="ce1" office:value-type="string" calcext:value-type="string">
            <text:p>COMP_CON</text:p>
          </table:table-cell>
          <table:table-cell table:style-name="ce2" office:value-type="string" calcext:value-type="string">
            <text:p>In <text:s/>addition, <text:s/>from <text:s/>2005 <text:s/>to 2006 <text:s/>she <text:s/>was <text:s/>a <text:s/>director <text:s/>of <text:s/>Hospira, <text:s/>Inc., <text:s/>a <text:s/>specialty pharmaceutical <text:s/>delivery <text:s/>company, <text:s/>and <text:s/>a <text:s/>member <text:s/>of <text:s/>its Audit and <text:s/>Public <text:s/>Policy <text:s/>and <text:s/>Compliance <text:s/>Committees</text:p>
          </table:table-cell>
          <table:table-cell table:style-name="ce1" office:value-type="float" office:value="0.0692" calcext:value-type="float">
            <text:p>0.0692</text:p>
          </table:table-cell>
        </table:table-row>
        <table:table-row table:style-name="ro3">
          <table:table-cell table:style-name="ce1" office:value-type="string" calcext:value-type="string">
            <text:p>COMP_CON</text:p>
          </table:table-cell>
          <table:table-cell table:style-name="ce2" office:value-type="string" calcext:value-type="string">
            <text:p>She <text:s/>received <text:s/>the <text:s/>American <text:s/>Hospital <text:s/>Association Partnership for Action Grassroots Advocacy Award in 1992 in <text:s text:c="3"/>recognition <text:s text:c="3"/>of <text:s text:c="3"/>her <text:s text:c="3"/>work <text:s text:c="3"/>in <text:s text:c="3"/>healthcare <text:s text:c="3"/>reform</text:p>
          </table:table-cell>
          <table:table-cell table:style-name="ce1" office:value-type="float" office:value="0.1639" calcext:value-type="float">
            <text:p>0.1639</text:p>
          </table:table-cell>
        </table:table-row>
        <table:table-row table:style-name="ro1">
          <table:table-cell table:style-name="ce1" office:value-type="string" calcext:value-type="string">
            <text:p>SOCENV_INC</text:p>
          </table:table-cell>
          <table:table-cell table:style-name="ce2" office:value-type="string" calcext:value-type="string">
            <text:p>Pelham <text:s/>is <text:s/>the <text:s/>President <text:s/>Emeritus <text:s/>of <text:s/>Trinity Health, a national system of healthcare facilities, including hospitals, <text:s/>long-term <text:s/>care, <text:s/>home <text:s/>care, <text:s/>psychiatric <text:s/>care, residences for the elderly and ambulatory care, and one of the largest Catholic healthcare systems in the U.S</text:p>
          </table:table-cell>
          <table:table-cell table:style-name="ce1" office:value-type="float" office:value="0.739" calcext:value-type="float">
            <text:p>0.739</text:p>
          </table:table-cell>
        </table:table-row>
        <table:table-row table:style-name="ro3">
          <table:table-cell table:style-name="ce1" office:value-type="string" calcext:value-type="string">
            <text:p>SOCENV_INC</text:p>
          </table:table-cell>
          <table:table-cell table:style-name="ce2" office:value-type="string" calcext:value-type="string">
            <text:p>She <text:s/>received <text:s/>the <text:s/>American <text:s/>Hospital <text:s/>Association Partnership for Action Grassroots Advocacy Award in 1992 in <text:s text:c="3"/>recognition <text:s text:c="3"/>of <text:s text:c="3"/>her <text:s text:c="3"/>work <text:s text:c="3"/>in <text:s text:c="3"/>healthcare <text:s text:c="3"/>reform</text:p>
          </table:table-cell>
          <table:table-cell table:style-name="ce1" office:value-type="float" office:value="0.3045" calcext:value-type="float">
            <text:p>0.3045</text:p>
          </table:table-cell>
        </table:table-row>
        <table:table-row table:style-name="ro7">
          <table:table-cell table:style-name="ce1" office:value-type="string" calcext:value-type="string">
            <text:p>SOCENV_INC</text:p>
          </table:table-cell>
          <table:table-cell table:style-name="ce2" office:value-type="string" calcext:value-type="string">
            <text:p>Prior to her <text:s text:c="2"/>current <text:s text:c="2"/>position <text:s text:c="2"/>at <text:s text:c="2"/>Trinity <text:s text:c="2"/>Health, <text:s text:c="2"/>she <text:s text:c="2"/>was <text:s text:c="2"/>the President <text:s/>and <text:s/>Chief <text:s/>Executive <text:s/>Officer <text:s/>of <text:s/>Trinity <text:s/>Health from <text:s/>2000 <text:s/>to <text:s/>2004, <text:s/>the <text:s/>President <text:s/>and <text:s/>Chief <text:s/>Executive Officer <text:s/>of <text:s/>Mercy <text:s/>Health <text:s/>Services, <text:s/>a <text:s/>system <text:s/>of <text:s/>hospitals, home <text:s text:c="2"/>care, <text:s text:c="2"/>long-term <text:s text:c="2"/>care, <text:s text:c="2"/>ambulatory <text:s text:c="2"/>services <text:s text:c="2"/>and managed care, from 1993 to 2000, the President and Chief Executive <text:s text:c="2"/>Officer <text:s text:c="2"/>of <text:s text:c="2"/>the <text:s text:c="2"/>Daughters <text:s text:c="2"/>of <text:s text:c="2"/>Charity <text:s text:c="2"/>Health Services of Austin, a network of hospitals, home care and ambulatory services, from 1982 to 1992, and the Assistant Vice <text:s/>President <text:s/>of <text:s/>Brigham <text:s/>and <text:s/>Women’s <text:s/>Hospital <text:s/>from 1976 to 1980</text:p>
          </table:table-cell>
          <table:table-cell table:style-name="ce1" office:value-type="float" office:value="0.5279" calcext:value-type="float">
            <text:p>0.5279</text:p>
          </table:table-cell>
        </table:table-row>
        <table:table-row table:style-name="ro11">
          <table:table-cell table:style-name="ce1" office:value-type="string" calcext:value-type="string">
            <text:p>SOCENV_INC</text:p>
          </table:table-cell>
          <table:table-cell table:style-name="ce2" office:value-type="string" calcext:value-type="string">
            <text:p>Ms. <text:s/>Pelham <text:s/>has <text:s/>received <text:s/>numerous <text:s/>honors <text:s/>for <text:s/>her <text:s/>civic and <text:s/>healthcare <text:s/>systems <text:s/>leadership, <text:s/>including <text:s/>the <text:s/>CEO <text:s/>IT Achievement <text:s/>Award <text:s/>in <text:s/>2004 <text:s/>from <text:s/>Modern <text:s/>Healthcare <text:s/>and the <text:s/>Healthcare <text:s/>Information <text:s/>Management <text:s/>Systems <text:s/>Society for <text:s/>her <text:s/>leadership <text:s/>in <text:s/>implementing <text:s/>information <text:s/>technology in <text:s text:c="2"/>healthcare <text:s text:c="2"/>provider <text:s text:c="2"/>organizations <text:s text:c="2"/>and <text:s text:c="2"/>the <text:s text:c="2"/>National Quality <text:s text:c="2"/>Healthcare <text:s text:c="2"/>Award <text:s text:c="2"/>in <text:s text:c="2"/>2004 <text:s text:c="2"/>from <text:s text:c="2"/>the <text:s text:c="2"/>National Committee <text:s text:c="2"/>for <text:s text:c="2"/>Quality <text:s text:c="2"/>Healthcare, <text:s text:c="2"/>for <text:s text:c="2"/>innovation <text:s text:c="2"/>and implementation <text:s text:c="2"/>of <text:s text:c="2"/>clinical <text:s text:c="2"/>quality <text:s text:c="2"/>and <text:s text:c="2"/>patient <text:s text:c="2"/>safety systems</text:p>
          </table:table-cell>
          <table:table-cell table:style-name="ce1" office:value-type="float" office:value="0.988" calcext:value-type="float">
            <text:p>0.988</text:p>
          </table:table-cell>
        </table:table-row>
        <table:table-row table:style-name="ro2">
          <table:table-cell table:style-name="ce1" office:value-type="string" calcext:value-type="string">
            <text:p>SOCENV_INC</text:p>
          </table:table-cell>
          <table:table-cell table:style-name="ce2" office:value-type="string" calcext:value-type="string">
            <text:p>Ms. Pelham has been a director of Welltower Inc. (formerly known <text:s/>as <text:s/>Health <text:s/>Care <text:s/>REIT, <text:s/>Inc.), <text:s/>a <text:s/>public <text:s/>real <text:s/>estate investment <text:s/>trust <text:s/>for <text:s/>senior <text:s/>living <text:s/>and <text:s/>health <text:s/>care <text:s/>real estate, <text:s/>since <text:s/>May <text:s/>2012 <text:s/>and <text:s/>serves <text:s/>on <text:s/>its <text:s/>Compensation, Planning, <text:s/>Nominating/Corporate <text:s/>Governance <text:s/>and Investment Committees</text:p>
          </table:table-cell>
          <table:table-cell table:style-name="ce1" office:value-type="float" office:value="0.3567" calcext:value-type="float">
            <text:p>0.3567</text:p>
          </table:table-cell>
        </table:table-row>
        <table:table-row table:style-name="ro1">
          <table:table-cell table:style-name="ce1" office:value-type="string" calcext:value-type="string">
            <text:p>COMP_CON</text:p>
          </table:table-cell>
          <table:table-cell table:style-name="ce2" office:value-type="string" calcext:value-type="string">
            <text:p>Ms. Pelham was a director of Eclipsys Corporation, a <text:s/>healthcare <text:s/>IT <text:s/>solutions <text:s/>company, <text:s/>from <text:s/>2009 <text:s/>to <text:s/>August 2010 when it merged with AllScripts, and was a member of its <text:s/>Compensation <text:s/>Committee</text:p>
          </table:table-cell>
          <table:table-cell table:style-name="ce1" office:value-type="float" office:value="0.0572" calcext:value-type="float">
            <text:p>0.0572</text:p>
          </table:table-cell>
        </table:table-row>
        <table:table-row table:style-name="ro2">
          <table:table-cell table:style-name="ce1" office:value-type="string" calcext:value-type="string">
            <text:p>COMP_CON</text:p>
          </table:table-cell>
          <table:table-cell table:style-name="ce2" office:value-type="string" calcext:value-type="string">
            <text:p>Ms. Pelham has been a director of Welltower Inc. (formerly known <text:s/>as <text:s/>Health <text:s/>Care <text:s/>REIT, <text:s/>Inc.), <text:s/>a <text:s/>public <text:s/>real <text:s/>estate investment <text:s/>trust <text:s/>for <text:s/>senior <text:s/>living <text:s/>and <text:s/>health <text:s/>care <text:s/>real estate, <text:s/>since <text:s/>May <text:s/>2012 <text:s/>and <text:s/>serves <text:s/>on <text:s/>its <text:s/>Compensation, Planning, <text:s/>Nominating/Corporate <text:s/>Governance <text:s/>and Investment Committees</text:p>
          </table:table-cell>
          <table:table-cell table:style-name="ce1" office:value-type="float" office:value="0.129" calcext:value-type="float">
            <text:p>0.129</text:p>
          </table:table-cell>
        </table:table-row>
        <table:table-row table:style-name="ro3">
          <table:table-cell table:style-name="ce1" office:value-type="string" calcext:value-type="string">
            <text:p>SOCENV_INC</text:p>
          </table:table-cell>
          <table:table-cell table:style-name="ce2" office:value-type="string" calcext:value-type="string">
            <text:p>He <text:s/>was <text:s/>the founding <text:s text:c="2"/>Dean <text:s text:c="2"/>of <text:s text:c="2"/>the <text:s text:c="2"/>Duke-NUS <text:s text:c="2"/>Graduate <text:s text:c="2"/>Medical School, <text:s/>Singapore, <text:s/>from <text:s/>2003 <text:s/>to <text:s/>2008 <text:s/>and <text:s/>served <text:s/>on <text:s/>its Governing <text:s/>Board <text:s/>from <text:s/>2003 <text:s/>to <text:s/>2010</text:p>
          </table:table-cell>
          <table:table-cell table:style-name="ce1" office:value-type="float" office:value="0.0953" calcext:value-type="float">
            <text:p>0.0953</text:p>
          </table:table-cell>
        </table:table-row>
        <table:table-row table:style-name="ro11">
          <table:table-cell table:style-name="ce1" office:value-type="string" calcext:value-type="string">
            <text:p>COMP_CON</text:p>
          </table:table-cell>
          <table:table-cell table:style-name="ce2" office:value-type="string" calcext:value-type="string">
            <text:p>The Board concluded that Dr. Williams should serve on the Board due to his broad medical and scientific background, including <text:s/>his <text:s/>leadership <text:s/>roles <text:s/>at <text:s/>Gladstone <text:s/>Institutes <text:s/>and Duke <text:s/>University, <text:s/>deep <text:s/>experience <text:s/>in <text:s/>cardiology, <text:s/>oversight of <text:s text:c="3"/>governance <text:s text:c="3"/>of <text:s text:c="3"/>multi-hospital <text:s text:c="3"/>healthcare <text:s text:c="3"/>provider systems, <text:s/>leadership <text:s/>and/or <text:s/>development <text:s/>of <text:s/>international medical <text:s text:c="2"/>programs <text:s text:c="2"/>in <text:s text:c="2"/>Singapore <text:s text:c="2"/>and <text:s text:c="2"/>China, <text:s text:c="2"/>and <text:s text:c="2"/>prior industry <text:s/>board <text:s/>experience, <text:s/>all <text:s/>of <text:s/>which <text:s/>provide <text:s/>valuable perspectives <text:s text:c="2"/>and <text:s text:c="2"/>insight <text:s text:c="2"/>into <text:s text:c="2"/>the <text:s text:c="2"/>operations <text:s text:c="2"/>of <text:s text:c="2"/>our Company</text:p>
          </table:table-cell>
          <table:table-cell table:style-name="ce1" office:value-type="float" office:value="0.07" calcext:value-type="float">
            <text:p>0.07</text:p>
          </table:table-cell>
        </table:table-row>
        <table:table-row table:style-name="ro11">
          <table:table-cell table:style-name="ce1" office:value-type="string" calcext:value-type="string">
            <text:p>SOCENV_INC</text:p>
          </table:table-cell>
          <table:table-cell table:style-name="ce2" office:value-type="string" calcext:value-type="string">
            <text:p>The Board concluded that Dr. Williams should serve on the Board due to his broad medical and scientific background, including <text:s/>his <text:s/>leadership <text:s/>roles <text:s/>at <text:s/>Gladstone <text:s/>Institutes <text:s/>and Duke <text:s/>University, <text:s/>deep <text:s/>experience <text:s/>in <text:s/>cardiology, <text:s/>oversight of <text:s text:c="3"/>governance <text:s text:c="3"/>of <text:s text:c="3"/>multi-hospital <text:s text:c="3"/>healthcare <text:s text:c="3"/>provider systems, <text:s/>leadership <text:s/>and/or <text:s/>development <text:s/>of <text:s/>international medical <text:s text:c="2"/>programs <text:s text:c="2"/>in <text:s text:c="2"/>Singapore <text:s text:c="2"/>and <text:s text:c="2"/>China, <text:s text:c="2"/>and <text:s text:c="2"/>prior industry <text:s/>board <text:s/>experience, <text:s/>all <text:s/>of <text:s/>which <text:s/>provide <text:s/>valuable perspectives <text:s text:c="2"/>and <text:s text:c="2"/>insight <text:s text:c="2"/>into <text:s text:c="2"/>the <text:s text:c="2"/>operations <text:s text:c="2"/>of <text:s text:c="2"/>our Company</text:p>
          </table:table-cell>
          <table:table-cell table:style-name="ce1" office:value-type="float" office:value="0.2774" calcext:value-type="float">
            <text:p>0.2774</text:p>
          </table:table-cell>
        </table:table-row>
        <table:table-row table:style-name="ro1">
          <table:table-cell table:style-name="ce1" office:value-type="string" calcext:value-type="string">
            <text:p>SOCENV_INC</text:p>
          </table:table-cell>
          <table:table-cell table:style-name="ce2" office:value-type="string" calcext:value-type="string">
            <text:p>Dr. <text:s/>Williams <text:s/>has been <text:s/>a <text:s/>director <text:s/>of <text:s/>the <text:s/>Laboratory <text:s/>Corporation <text:s/>of <text:s/>America Holdings, a diagnostic technologies company, since 2007, serving <text:s/>on <text:s/>the <text:s/>Audit <text:s/>Committee <text:s/>and <text:s/>chairing <text:s/>the <text:s/>Quality and Compliance Committee</text:p>
          </table:table-cell>
          <table:table-cell table:style-name="ce1" office:value-type="float" office:value="0.3763" calcext:value-type="float">
            <text:p>0.3763</text:p>
          </table:table-cell>
        </table:table-row>
        <table:table-row table:style-name="ro3">
          <table:table-cell table:style-name="ce1" office:value-type="string" calcext:value-type="string">
            <text:p>COMP_CON</text:p>
          </table:table-cell>
          <table:table-cell table:style-name="ce2" office:value-type="string" calcext:value-type="string">
            <text:p>He <text:s/>was <text:s/>the founding <text:s text:c="2"/>Dean <text:s text:c="2"/>of <text:s text:c="2"/>the <text:s text:c="2"/>Duke-NUS <text:s text:c="2"/>Graduate <text:s text:c="2"/>Medical School, <text:s/>Singapore, <text:s/>from <text:s/>2003 <text:s/>to <text:s/>2008 <text:s/>and <text:s/>served <text:s/>on <text:s/>its Governing <text:s/>Board <text:s/>from <text:s/>2003 <text:s/>to <text:s/>2010</text:p>
          </table:table-cell>
          <table:table-cell table:style-name="ce1" office:value-type="float" office:value="0.3674" calcext:value-type="float">
            <text:p>0.3674</text:p>
          </table:table-cell>
        </table:table-row>
        <table:table-row table:style-name="ro1">
          <table:table-cell table:style-name="ce1" office:value-type="string" calcext:value-type="string">
            <text:p>COMP_CON</text:p>
          </table:table-cell>
          <table:table-cell table:style-name="ce2" office:value-type="string" calcext:value-type="string">
            <text:p>Dr. <text:s/>Williams <text:s/>has been <text:s/>a <text:s/>director <text:s/>of <text:s/>the <text:s/>Laboratory <text:s/>Corporation <text:s/>of <text:s/>America Holdings, a diagnostic technologies company, since 2007, serving <text:s/>on <text:s/>the <text:s/>Audit <text:s/>Committee <text:s/>and <text:s/>chairing <text:s/>the <text:s/>Quality and Compliance Committee</text:p>
          </table:table-cell>
          <table:table-cell table:style-name="ce1" office:value-type="float" office:value="0.0825" calcext:value-type="float">
            <text:p>0.0825</text:p>
          </table:table-cell>
        </table:table-row>
        <table:table-row table:style-name="ro3">
          <table:table-cell table:style-name="ce1" office:value-type="string" calcext:value-type="string">
            <text:p>COMP_CON</text:p>
          </table:table-cell>
          <table:table-cell table:style-name="ce2" office:value-type="string" calcext:value-type="string">
            <text:p>Dr. <text:s text:c="2"/>Williams <text:s text:c="2"/>received <text:s text:c="2"/>his undergraduate <text:s/>degree <text:s/>from <text:s/>Princeton <text:s/>University <text:s/>and <text:s/>his doctorate from Duke University</text:p>
          </table:table-cell>
          <table:table-cell table:style-name="ce1" office:value-type="float" office:value="0.1181" calcext:value-type="float">
            <text:p>0.1181</text:p>
          </table:table-cell>
        </table:table-row>
        <table:table-row table:style-name="ro3">
          <table:table-cell table:style-name="ce1" office:value-type="string" calcext:value-type="string">
            <text:p>COMP_CON</text:p>
          </table:table-cell>
          <table:table-cell table:style-name="ce2" office:value-type="string" calcext:value-type="string">
            <text:p>From <text:s/>1990 <text:s/>to <text:s/>2001, Dr. <text:s/>Williams <text:s/>was <text:s/>Chief <text:s/>of <text:s/>Cardiology <text:s/>and <text:s/>Director <text:s/>of <text:s/>the Ryburn <text:s/>Center <text:s/>for <text:s/>Molecular <text:s/>Cardiology <text:s/>at <text:s/>the <text:s/>University of <text:s/>Texas, <text:s/>Southwestern <text:s/>Medical <text:s/>Center</text:p>
          </table:table-cell>
          <table:table-cell table:style-name="ce1" office:value-type="float" office:value="0.4469" calcext:value-type="float">
            <text:p>0.4469</text:p>
          </table:table-cell>
        </table:table-row>
        <table:table-row table:style-name="ro3">
          <table:table-cell table:style-name="ce1" office:value-type="string" calcext:value-type="string">
            <text:p>SOCENV_INC</text:p>
          </table:table-cell>
          <table:table-cell table:style-name="ce2" office:value-type="string" calcext:value-type="string">
            <text:p>He <text:s/>is <text:s/>also <text:s/>a <text:s/>Professor <text:s/>of Medicine <text:s/>at <text:s/>the <text:s/>University <text:s/>of <text:s/>California, <text:s/>San <text:s/>Francisco since <text:s/>2010</text:p>
          </table:table-cell>
          <table:table-cell table:style-name="ce1" office:value-type="float" office:value="0.1609" calcext:value-type="float">
            <text:p>0.1609</text:p>
          </table:table-cell>
        </table:table-row>
        <table:table-row table:style-name="ro3">
          <table:table-cell table:style-name="ce1" office:value-type="string" calcext:value-type="string">
            <text:p>SOCENV_INC</text:p>
          </table:table-cell>
          <table:table-cell table:style-name="ce2" office:value-type="string" calcext:value-type="string">
            <text:p>From <text:s/>1990 <text:s/>to <text:s/>2001, Dr. <text:s/>Williams <text:s/>was <text:s/>Chief <text:s/>of <text:s/>Cardiology <text:s/>and <text:s/>Director <text:s/>of <text:s/>the Ryburn <text:s/>Center <text:s/>for <text:s/>Molecular <text:s/>Cardiology <text:s/>at <text:s/>the <text:s/>University of <text:s/>Texas, <text:s/>Southwestern <text:s/>Medical <text:s/>Center</text:p>
          </table:table-cell>
          <table:table-cell table:style-name="ce1" office:value-type="float" office:value="0.1317" calcext:value-type="float">
            <text:p>0.1317</text:p>
          </table:table-cell>
        </table:table-row>
        <table:table-row table:style-name="ro7">
          <table:table-cell table:style-name="ce1" office:value-type="string" calcext:value-type="string">
            <text:p>SOCENV_INC</text:p>
          </table:table-cell>
          <table:table-cell table:style-name="ce2" office:value-type="string" calcext:value-type="string">
            <text:p>Dr. <text:s/>Sugar <text:s/>has <text:s/>been <text:s/>a <text:s/>director <text:s/>of <text:s/>Chevron <text:s/>Corporation, <text:s/>a petroleum, <text:s/>exploration, <text:s/>production <text:s/>and <text:s/>refining <text:s/>company, since <text:s/>2005, <text:s/>serving <text:s/>as <text:s/>the <text:s/>lead <text:s/>director <text:s/>and <text:s/>on <text:s/>the Management <text:s/>Compensation <text:s/>Committee <text:s/>and <text:s/>chairing <text:s/>the Board Nominating and Governance Committee; Apple Inc., a manufacturer and seller of, among other things, personal computers, <text:s/>mobile <text:s/>communication <text:s/>and <text:s/>media <text:s/>devices, since <text:s/>2010, <text:s/>chairing <text:s/>the <text:s/>Audit <text:s/>and <text:s/>Finance <text:s/>Committee; and of Air Lease Corporation, an aircraft leasing company, since <text:s/>2010, <text:s/>chairing <text:s/>the <text:s/>Compensation <text:s/>Committee <text:s/>and serving on the Governance Committee</text:p>
          </table:table-cell>
          <table:table-cell table:style-name="ce1" office:value-type="float" office:value="0.6222" calcext:value-type="float">
            <text:p>0.6222</text:p>
          </table:table-cell>
        </table:table-row>
        <table:table-row table:style-name="ro2">
          <table:table-cell table:style-name="ce1" office:value-type="string" calcext:value-type="string">
            <text:p>COMP_CON</text:p>
          </table:table-cell>
          <table:table-cell table:style-name="ce2" office:value-type="string" calcext:value-type="string">
            <text:p>Dr. <text:s text:c="2"/>Williams <text:s text:c="2"/>has <text:s text:c="2"/>served <text:s text:c="2"/>on <text:s text:c="2"/>the <text:s text:c="2"/>board <text:s text:c="2"/>of directors <text:s text:c="2"/>of <text:s text:c="2"/>the <text:s text:c="2"/>Gladstone <text:s text:c="2"/>Foundation, <text:s text:c="2"/>a <text:s text:c="2"/>non-profit institution <text:s/>that <text:s/>is <text:s/>distinct <text:s/>from <text:s/>Gladstone <text:s/>Institutes, <text:s/>since 2012 <text:s/>and <text:s/>on <text:s/>the <text:s/>board <text:s/>of <text:s/>directors <text:s/>of <text:s/>Exploratorium, <text:s/>a non-profit <text:s/>science <text:s/>museum <text:s/>and <text:s/>learning <text:s/>center <text:s/>located <text:s/>in San <text:s text:c="2"/>Francisco, <text:s text:c="2"/>since <text:s text:c="2"/>2011</text:p>
          </table:table-cell>
          <table:table-cell table:style-name="ce1" office:value-type="float" office:value="0.1306" calcext:value-type="float">
            <text:p>0.1306</text:p>
          </table:table-cell>
        </table:table-row>
        <table:table-row table:style-name="ro1">
          <table:table-cell table:style-name="ce1" office:value-type="string" calcext:value-type="string">
            <text:p>SOCENV_INC</text:p>
          </table:table-cell>
          <table:table-cell table:style-name="ce2" office:value-type="string" calcext:value-type="string">
            <text:p>Prior <text:s/>to <text:s/>this, <text:s/>Dr. <text:s/>Williams <text:s/>served <text:s/>as <text:s/>Senior Vice Chancellor of the Duke University School of Medicine from <text:s/>2008 <text:s/>to <text:s/>2010 <text:s/>and <text:s/>Dean <text:s/>of <text:s/>the <text:s/>Duke <text:s/>University School <text:s/>of <text:s/>Medicine <text:s/>from <text:s/>2001 <text:s/>to <text:s/>2008</text:p>
          </table:table-cell>
          <table:table-cell table:style-name="ce1" office:value-type="float" office:value="0.1586" calcext:value-type="float">
            <text:p>0.1586</text:p>
          </table:table-cell>
        </table:table-row>
        <table:table-row table:style-name="ro2">
          <table:table-cell table:style-name="ce1" office:value-type="string" calcext:value-type="string">
            <text:p>SOCENV_INC</text:p>
          </table:table-cell>
          <table:table-cell table:style-name="ce2" office:value-type="string" calcext:value-type="string">
            <text:p>Dr. <text:s text:c="2"/>Williams <text:s text:c="2"/>has <text:s text:c="2"/>served <text:s text:c="2"/>on <text:s text:c="2"/>the <text:s text:c="2"/>board <text:s text:c="2"/>of directors <text:s text:c="2"/>of <text:s text:c="2"/>the <text:s text:c="2"/>Gladstone <text:s text:c="2"/>Foundation, <text:s text:c="2"/>a <text:s text:c="2"/>non-profit institution <text:s/>that <text:s/>is <text:s/>distinct <text:s/>from <text:s/>Gladstone <text:s/>Institutes, <text:s/>since 2012 <text:s/>and <text:s/>on <text:s/>the <text:s/>board <text:s/>of <text:s/>directors <text:s/>of <text:s/>Exploratorium, <text:s/>a non-profit <text:s/>science <text:s/>museum <text:s/>and <text:s/>learning <text:s/>center <text:s/>located <text:s/>in San <text:s text:c="2"/>Francisco, <text:s text:c="2"/>since <text:s text:c="2"/>2011</text:p>
          </table:table-cell>
          <table:table-cell table:style-name="ce1" office:value-type="float" office:value="0.0854" calcext:value-type="float">
            <text:p>0.0854</text:p>
          </table:table-cell>
        </table:table-row>
        <table:table-row table:style-name="ro1">
          <table:table-cell table:style-name="ce1" office:value-type="string" calcext:value-type="string">
            <text:p>COMP_CON</text:p>
          </table:table-cell>
          <table:table-cell table:style-name="ce2" office:value-type="string" calcext:value-type="string">
            <text:p>Prior <text:s/>to <text:s/>this, <text:s/>Dr. <text:s/>Williams <text:s/>served <text:s/>as <text:s/>Senior Vice Chancellor of the Duke University School of Medicine from <text:s/>2008 <text:s/>to <text:s/>2010 <text:s/>and <text:s/>Dean <text:s/>of <text:s/>the <text:s/>Duke <text:s/>University School <text:s/>of <text:s/>Medicine <text:s/>from <text:s/>2001 <text:s/>to <text:s/>2008</text:p>
          </table:table-cell>
          <table:table-cell table:style-name="ce1" office:value-type="float" office:value="0.1618" calcext:value-type="float">
            <text:p>0.1618</text:p>
          </table:table-cell>
        </table:table-row>
        <table:table-row table:style-name="ro4" table:number-rows-repeated="1044576">
          <table:table-cell table:number-columns-repeated="3"/>
        </table:table-row>
        <table:table-row table:style-name="ro4">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09">
      <number:day number:style="long"/>
      <number:text>-</number:text>
      <number:month number:style="long"/>
      <number:text>-</number:text>
      <number:year number:style="long"/>
    </number:date-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6:53:09.523392018</meta:creation-date>
    <dc:date>2024-02-24T16:55:10.112832041</dc:date>
    <meta:editing-duration>PT2M2S</meta:editing-duration>
    <meta:editing-cycles>1</meta:editing-cycles>
    <meta:document-statistic meta:table-count="1" meta:cell-count="11997" meta:object-count="0"/>
    <meta:generator>LibreOffice/7.3.7.2$Linux_X86_64 LibreOffice_project/30$Build-2</meta:generator>
  </office:meta>
</office:document-meta>
</file>